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89cm"/>
    </style:style>
    <style:style style:name="co3" style:family="table-column">
      <style:table-column-properties fo:break-before="auto" style:column-width="2.004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1.981cm"/>
    </style:style>
    <style:style style:name="co6" style:family="table-column">
      <style:table-column-properties fo:break-before="auto" style:column-width="3.101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5.087cm"/>
    </style:style>
    <style:style style:name="co9" style:family="table-column">
      <style:table-column-properties fo:break-before="auto" style:column-width="4.867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1.804cm"/>
    </style:style>
    <style:style style:name="co12" style:family="table-column">
      <style:table-column-properties fo:break-before="auto" style:column-width="2.205cm"/>
    </style:style>
    <style:style style:name="co13" style:family="table-column">
      <style:table-column-properties fo:break-before="auto" style:column-width="2.263cm"/>
    </style:style>
    <style:style style:name="co14" style:family="table-column">
      <style:table-column-properties fo:break-before="auto" style:column-width="7.348cm"/>
    </style:style>
    <style:style style:name="co15" style:family="table-column">
      <style:table-column-properties fo:break-before="auto" style:column-width="6.218cm"/>
    </style:style>
    <style:style style:name="co16" style:family="table-column">
      <style:table-column-properties fo:break-before="auto" style:column-width="7.167cm"/>
    </style:style>
    <style:style style:name="co17" style:family="table-column">
      <style:table-column-properties fo:break-before="auto" style:column-width="29.501cm"/>
    </style:style>
    <style:style style:name="co18" style:family="table-column">
      <style:table-column-properties fo:break-before="auto" style:column-width="2.311cm"/>
    </style:style>
    <style:style style:name="co19" style:family="table-column">
      <style:table-column-properties fo:break-before="auto" style:column-width="3.611cm"/>
    </style:style>
    <style:style style:name="co20" style:family="table-column">
      <style:table-column-properties fo:break-before="auto" style:column-width="3.817cm"/>
    </style:style>
    <style:style style:name="co21" style:family="table-column">
      <style:table-column-properties fo:break-before="auto" style:column-width="6.389cm"/>
    </style:style>
    <style:style style:name="co22" style:family="table-column">
      <style:table-column-properties fo:break-before="auto" style:column-width="23.273cm"/>
    </style:style>
    <style:style style:name="co23" style:family="table-column">
      <style:table-column-properties fo:break-before="auto" style:column-width="28.781cm"/>
    </style:style>
    <style:style style:name="co24" style:family="table-column">
      <style:table-column-properties fo:break-before="auto" style:column-width="5.244cm"/>
    </style:style>
    <style:style style:name="co25" style:family="table-column">
      <style:table-column-properties fo:break-before="auto" style:column-width="5.429cm"/>
    </style:style>
    <style:style style:name="co26" style:family="table-column">
      <style:table-column-properties fo:break-before="auto" style:column-width="2.568cm"/>
    </style:style>
    <style:style style:name="co27" style:family="table-column">
      <style:table-column-properties fo:break-before="auto" style:column-width="33.491cm"/>
    </style:style>
    <style:style style:name="co28" style:family="table-column">
      <style:table-column-properties fo:break-before="auto" style:column-width="7.19cm"/>
    </style:style>
    <style:style style:name="co29" style:family="table-column">
      <style:table-column-properties fo:break-before="auto" style:column-width="7.34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Query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 style:data-style-name="N84"/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"/>
    <style:style style:name="ce19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6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10" office:value-type="date" office:date-value="2002-01-01" calcext:value-type="date">
            <text:p>2002-01-01</text:p>
          </table:table-cell>
          <table:table-cell table:style-name="ce10" office:value-type="date" office:date-value="1996-09-01" calcext:value-type="date">
            <text:p>1996-09-01</text:p>
          </table:table-cell>
          <table:table-cell/>
          <table:table-cell table:formula="of:=RANDBETWEEN([.D$4];[.C$4])" office:value-type="date" office:date-value="2001-02-10" calcext:value-type="date">
            <text:p>2001-02-10</text:p>
          </table:table-cell>
          <table:table-cell/>
          <table:table-cell table:style-name="ce14"/>
        </table:table-row>
        <table:table-row table:style-name="ro1">
          <table:table-cell table:number-columns-repeated="5"/>
          <table:table-cell table:formula="of:=RANDBETWEEN([.D$4];[.C$4])" office:value-type="date" office:date-value="2000-06-17" calcext:value-type="date">
            <text:p>2000-06-1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1-29" calcext:value-type="date">
            <text:p>2000-01-2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4-18" calcext:value-type="date">
            <text:p>1998-04-1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0-06" calcext:value-type="date">
            <text:p>1998-10-0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1-28" calcext:value-type="date">
            <text:p>1999-01-2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6-17" calcext:value-type="date">
            <text:p>1997-06-1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9-03" calcext:value-type="date">
            <text:p>1998-09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0-28" calcext:value-type="date">
            <text:p>2000-10-2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11-13" calcext:value-type="date">
            <text:p>1999-11-1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3-15" calcext:value-type="date">
            <text:p>1999-03-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1-09" calcext:value-type="date">
            <text:p>1997-11-0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1-03" calcext:value-type="date">
            <text:p>1997-11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2-22" calcext:value-type="date">
            <text:p>1997-12-2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09-05" calcext:value-type="date">
            <text:p>1996-09-0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4-06" calcext:value-type="date">
            <text:p>1999-04-0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1-20" calcext:value-type="date">
            <text:p>1999-01-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0-04" calcext:value-type="date">
            <text:p>1997-10-0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3-05" calcext:value-type="date">
            <text:p>1999-03-0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1-04" calcext:value-type="date">
            <text:p>1997-11-0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2-04" calcext:value-type="date">
            <text:p>1999-02-0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1-12" calcext:value-type="date">
            <text:p>1999-01-1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0-03" calcext:value-type="date">
            <text:p>2000-10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5-01" calcext:value-type="date">
            <text:p>2000-05-0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2-06" calcext:value-type="date">
            <text:p>2000-12-0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7-31" calcext:value-type="date">
            <text:p>1999-07-3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2-14" calcext:value-type="date">
            <text:p>1998-12-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1-01" calcext:value-type="date">
            <text:p>2000-01-0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6-20" calcext:value-type="date">
            <text:p>1997-06-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9-18" calcext:value-type="date">
            <text:p>2000-09-1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5-09" calcext:value-type="date">
            <text:p>1998-05-0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1-20" calcext:value-type="date">
            <text:p>1997-01-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12-11" calcext:value-type="date">
            <text:p>1999-12-1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3-01" calcext:value-type="date">
            <text:p>2001-03-0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1-14" calcext:value-type="date">
            <text:p>2000-11-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2-18" calcext:value-type="date">
            <text:p>2000-12-1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8-18" calcext:value-type="date">
            <text:p>2001-08-1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11-29" calcext:value-type="date">
            <text:p>2001-11-2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1-05" calcext:value-type="date">
            <text:p>1997-11-0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7-13" calcext:value-type="date">
            <text:p>2000-07-1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4-29" calcext:value-type="date">
            <text:p>1998-04-2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9-06" calcext:value-type="date">
            <text:p>1997-09-0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2-28" calcext:value-type="date">
            <text:p>1999-02-2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5-28" calcext:value-type="date">
            <text:p>1999-05-2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7-02" calcext:value-type="date">
            <text:p>2000-07-0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7-24" calcext:value-type="date">
            <text:p>2000-07-2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3-06" calcext:value-type="date">
            <text:p>2000-03-0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1-26" calcext:value-type="date">
            <text:p>2000-01-2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1-18" calcext:value-type="date">
            <text:p>2000-01-1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0-15" calcext:value-type="date">
            <text:p>1997-10-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2-17" calcext:value-type="date">
            <text:p>1998-02-1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1-01" calcext:value-type="date">
            <text:p>1996-11-0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4-03" calcext:value-type="date">
            <text:p>1999-04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2-13" calcext:value-type="date">
            <text:p>1998-12-1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3-29" calcext:value-type="date">
            <text:p>2001-03-2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12-18" calcext:value-type="date">
            <text:p>2001-12-1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9-01" calcext:value-type="date">
            <text:p>1997-09-0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8-05" calcext:value-type="date">
            <text:p>1997-08-0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9-12" calcext:value-type="date">
            <text:p>1999-09-1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7-16" calcext:value-type="date">
            <text:p>1997-07-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5-01" calcext:value-type="date">
            <text:p>2001-05-0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8-14" calcext:value-type="date">
            <text:p>2001-08-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9-10" calcext:value-type="date">
            <text:p>2000-09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8-01" calcext:value-type="date">
            <text:p>2000-08-0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2-25" calcext:value-type="date">
            <text:p>2000-02-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1-14" calcext:value-type="date">
            <text:p>1996-11-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1-18" calcext:value-type="date">
            <text:p>2001-01-1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5-11" calcext:value-type="date">
            <text:p>1998-05-1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9-22" calcext:value-type="date">
            <text:p>2001-09-2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1-10" calcext:value-type="date">
            <text:p>2001-01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5-29" calcext:value-type="date">
            <text:p>1999-05-2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9-19" calcext:value-type="date">
            <text:p>1997-09-1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8-12" calcext:value-type="date">
            <text:p>1998-08-1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6-25" calcext:value-type="date">
            <text:p>2001-06-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8-20" calcext:value-type="date">
            <text:p>1997-08-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3-27" calcext:value-type="date">
            <text:p>1998-03-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5-23" calcext:value-type="date">
            <text:p>2001-05-2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4-10" calcext:value-type="date">
            <text:p>2001-04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9-11" calcext:value-type="date">
            <text:p>2001-09-1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8-11" calcext:value-type="date">
            <text:p>2000-08-1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7-10" calcext:value-type="date">
            <text:p>1997-07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2-17" calcext:value-type="date">
            <text:p>1997-02-1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9-11" calcext:value-type="date">
            <text:p>1998-09-1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7-05" calcext:value-type="date">
            <text:p>2001-07-0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2-08" calcext:value-type="date">
            <text:p>1997-02-0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4-22" calcext:value-type="date">
            <text:p>1999-04-2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5-26" calcext:value-type="date">
            <text:p>2000-05-2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2-02" calcext:value-type="date">
            <text:p>1997-12-0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6-03" calcext:value-type="date">
            <text:p>2001-06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7-16" calcext:value-type="date">
            <text:p>1998-07-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8-27" calcext:value-type="date">
            <text:p>1999-08-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09-13" calcext:value-type="date">
            <text:p>1996-09-1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1-03" calcext:value-type="date">
            <text:p>1998-01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8-08" calcext:value-type="date">
            <text:p>1997-08-0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2-24" calcext:value-type="date">
            <text:p>1997-02-2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0-15" calcext:value-type="date">
            <text:p>1996-10-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09-16" calcext:value-type="date">
            <text:p>1996-09-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1-07" calcext:value-type="date">
            <text:p>2001-01-0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4-16" calcext:value-type="date">
            <text:p>2000-04-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8-02" calcext:value-type="date">
            <text:p>1997-08-0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2-15" calcext:value-type="date">
            <text:p>2000-12-15</text:p>
          </table:table-cell>
          <table:table-cell table:number-columns-repeated="2"/>
        </table:table-row>
        <table:table-row table:style-name="ro1" table:number-rows-repeated="10484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ersons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3" table:default-cell-style-name="Default"/>
        <table:table-column table:style-name="co17" table:default-cell-style-name="Default"/>
        <table:table-column table:style-name="co10" table:number-columns-repeated="41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BirthDate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SecondNational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ddress</text:p>
          </table:table-cell>
          <table:table-cell table:style-name="ce1" office:value-type="string" calcext:value-type="string">
            <text:p>Ékezet nélküli FirstName</text:p>
          </table:table-cell>
          <table:table-cell table:style-name="ce1" office:value-type="string" calcext:value-type="string">
            <text:p>Ékezet nélküli LastName</text:p>
          </table:table-cell>
          <table:table-cell table:style-name="ce1" office:value-type="string" calcext:value-type="string">
            <text:p>Ékezet nélküli City</text:p>
          </table:table-cell>
          <table:table-cell table:number-columns-repeated="6"/>
          <table:table-cell office:value-type="string" calcext:value-type="string">
            <text:p>EmailAddress</text:p>
          </table:table-cell>
          <table:table-cell table:style-name="ce7" office:value-type="string" calcext:value-type="string" table:number-columns-spanned="4" table:number-rows-spanned="1">
            <text:p>UserInsert</text:p>
          </table:table-cell>
          <table:covered-table-cell office:value-type="string" calcext:value-type="string">
            <text:p>Password</text:p>
          </table:covered-table-cell>
          <table:covered-table-cell office:value-type="string" calcext:value-type="string">
            <text:p>IsActive</text:p>
          </table:covered-table-cell>
          <table:covered-table-cell office:value-type="string" calcext:value-type="string">
            <text:p>LastLogin</text:p>
          </table:covered-table-cell>
          <table:table-cell/>
          <table:table-cell table:style-name="ce8" office:value-type="string" calcext:value-type="string">
            <text:p>PersonInsert</text:p>
          </table:table-cell>
          <table:table-cell table:number-columns-repeated="41"/>
        </table:table-row>
        <table:table-row table:style-name="ro1">
          <table:table-cell table:style-name="ce9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0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Erzsébet utca 44.</text:p>
          </table:table-cell>
          <table:table-cell table:style-name="ce1" office:value-type="string" calcext:value-type="string">
            <text:p>Mihaly</text:p>
          </table:table-cell>
          <table:table-cell table:style-name="ce1" office:value-type="string" calcext:value-type="string">
            <text:p>Csombor</text:p>
          </table:table-cell>
          <table:table-cell table:style-name="ce1" office:value-type="string" calcext:value-type="string">
            <text:p>Hajdunanas</text:p>
          </table:table-cell>
          <table:table-cell table:formula="of:=LOWER([.H2])" office:value-type="string" office:string-value="mihaly" calcext:value-type="string">
            <text:p>mihaly</text:p>
          </table:table-cell>
          <table:table-cell table:formula="of:=LOWER([.I2])" office:value-type="string" office:string-value="csombor" calcext:value-type="string">
            <text:p>csombor</text:p>
          </table:table-cell>
          <table:table-cell table:formula="of:=LOWER([.J2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j9vwtejy" calcext:value-type="string">
            <text:p>kj9vwtej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];&quot;.&quot;;[.L2];&quot;@&quot;;[.M2];&quot;.com&quot;)" office:value-type="string" office:string-value="mihaly.csombor@hajdunanas.com" calcext:value-type="string">
            <text:p>mihaly.csombor@hajdunanas.com</text:p>
          </table:table-cell>
          <table:table-cell table:formula="of:=&quot;('&quot;&amp;COM.MICROSOFT.CONCAT([.K2];&quot;.&quot;;[.L2];&quot;@&quot;;[.M2];&quot;.com&quot;)&amp;&quot;',&quot;" office:value-type="string" office:string-value="('mihaly.csombor@hajdunanas.com'," calcext:value-type="string">
            <text:p>('mihaly.csombor@hajdunanas.com',</text:p>
          </table:table-cell>
          <table:table-cell table:formula="of:=&quot;HASHBYTES('SHA2_512', '&quot;&amp;[.N2]&amp;&quot;'),&quot;" office:value-type="string" office:string-value="HASHBYTES('SHA2_512', 'kj9vwtejy')," calcext:value-type="string">
            <text:p>HASHBYTES('SHA2_512', 'kj9vwtejy'),</text:p>
          </table:table-cell>
          <table:table-cell table:formula="of:=[.O2]&amp;&quot;,&quot;" office:value-type="string" office:string-value="1," calcext:value-type="string">
            <text:p>1,</text:p>
          </table:table-cell>
          <table:table-cell table:formula="of:=[.P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]&amp;&quot;', '&quot;&amp;[.B2]&amp;&quot;', '&quot;&amp;TEXT([.C2]; &quot;yyyy-mm-dd&quot;)&amp;&quot;', '&quot;&amp;[.D2]&amp;&quot;', &quot;&amp;IF([.E2]=&quot;Null&quot;; &quot;Null&quot;; &quot;'&quot;&amp;[.E2]&amp;&quot;'&quot;)&amp;&quot;, '&quot;&amp;[.F2]&amp;&quot;', '&quot;&amp;[.G2]&amp;&quot;', u.Id FROM Users u WHERE EmailAddress = '&quot;&amp;[.Q2]&amp;&quot;' UNION&quot;" office:value-type="string" office:string-value="SELECT 'Mihály', 'Csombor', '1974-12-17', 'Hungary', Null, 'Hajdúnánás', 'Erzsébet utca 44.', u.Id FROM Users u WHERE EmailAddress = 'mihaly.csombor@hajdunanas.com' UNION" calcext:value-type="string">
            <text:p>SELECT 'Mihály', 'Csombor', '1974-12-17', 'Hungary', Null, 'Hajdúnánás', 'Erzsébet utca 44.', u.Id FROM Users u WHERE EmailAddress = 'mihaly.csombo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0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Petőfi utca 11.</text:p>
          </table:table-cell>
          <table:table-cell table:style-name="ce1" office:value-type="string" calcext:value-type="string">
            <text:p>Katalin</text:p>
          </table:table-cell>
          <table:table-cell table:style-name="ce1" office:value-type="string" calcext:value-type="string">
            <text:p>Hajdu</text:p>
          </table:table-cell>
          <table:table-cell table:style-name="ce1" office:value-type="string" calcext:value-type="string">
            <text:p>Hajdunanas</text:p>
          </table:table-cell>
          <table:table-cell table:formula="of:=LOWER([.H3])" office:value-type="string" office:string-value="katalin" calcext:value-type="string">
            <text:p>katalin</text:p>
          </table:table-cell>
          <table:table-cell table:formula="of:=LOWER([.I3])" office:value-type="string" office:string-value="hajdu" calcext:value-type="string">
            <text:p>hajdu</text:p>
          </table:table-cell>
          <table:table-cell table:formula="of:=LOWER([.J3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e82jppsrt" calcext:value-type="string">
            <text:p>ke82jpps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];&quot;.&quot;;[.L3];&quot;@&quot;;[.M3];&quot;.com&quot;)" office:value-type="string" office:string-value="katalin.hajdu@hajdunanas.com" calcext:value-type="string">
            <text:p>katalin.hajdu@hajdunanas.com</text:p>
          </table:table-cell>
          <table:table-cell table:formula="of:=&quot;('&quot;&amp;COM.MICROSOFT.CONCAT([.K3];&quot;.&quot;;[.L3];&quot;@&quot;;[.M3];&quot;.com&quot;)&amp;&quot;',&quot;" office:value-type="string" office:string-value="('katalin.hajdu@hajdunanas.com'," calcext:value-type="string">
            <text:p>('katalin.hajdu@hajdunanas.com',</text:p>
          </table:table-cell>
          <table:table-cell table:formula="of:=&quot;HASHBYTES('SHA2_512', '&quot;&amp;[.N3]&amp;&quot;'),&quot;" office:value-type="string" office:string-value="HASHBYTES('SHA2_512', 'ke82jppsrt')," calcext:value-type="string">
            <text:p>HASHBYTES('SHA2_512', 'ke82jppsrt'),</text:p>
          </table:table-cell>
          <table:table-cell table:formula="of:=[.O3]&amp;&quot;,&quot;" office:value-type="string" office:string-value="1," calcext:value-type="string">
            <text:p>1,</text:p>
          </table:table-cell>
          <table:table-cell table:formula="of:=[.P3]&amp;&quot;),&quot;" office:value-type="string" office:string-value="NULL)," calcext:value-type="string">
            <text:p>NULL),</text:p>
          </table:table-cell>
          <table:table-cell/>
          <table:table-cell table:formula="of:=&quot;SELECT '&quot;&amp;[.A3]&amp;&quot;', '&quot;&amp;[.B3]&amp;&quot;', '&quot;&amp;TEXT([.C3]; &quot;yyyy-mm-dd&quot;)&amp;&quot;', '&quot;&amp;[.D3]&amp;&quot;', &quot;&amp;IF([.E3]=&quot;Null&quot;; &quot;Null&quot;; &quot;'&quot;&amp;[.E3]&amp;&quot;'&quot;)&amp;&quot;, '&quot;&amp;[.F3]&amp;&quot;', '&quot;&amp;[.G3]&amp;&quot;', u.Id FROM Users u WHERE EmailAddress = '&quot;&amp;[.Q3]&amp;&quot;' UNION&quot;" office:value-type="string" office:string-value="SELECT 'Katalin', 'Hajdú', '1984-06-03', 'Hungary', Null, 'Hajdúnánás', 'Petőfi utca 11.', u.Id FROM Users u WHERE EmailAddress = 'katalin.hajdu@hajdunanas.com' UNION" calcext:value-type="string">
            <text:p>SELECT 'Katalin', 'Hajdú', '1984-06-03', 'Hungary', Null, 'Hajdúnánás', 'Petőfi utca 11.', u.Id FROM Users u WHERE EmailAddress = 'katalin.hajdu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2008-10-16" calcext:value-type="date">
            <text:p>2008-10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2.</text:p>
          </table:table-cell>
          <table:table-cell table:style-name="ce1" office:value-type="string" calcext:value-type="string">
            <text:p>Aniko</text:p>
          </table:table-cell>
          <table:table-cell table:style-name="ce1" office:value-type="string" calcext:value-type="string">
            <text:p>Kelemen</text:p>
          </table:table-cell>
          <table:table-cell table:style-name="ce1" office:value-type="string" calcext:value-type="string">
            <text:p>Hajunanas</text:p>
          </table:table-cell>
          <table:table-cell table:formula="of:=LOWER([.H4])" office:value-type="string" office:string-value="aniko" calcext:value-type="string">
            <text:p>aniko</text:p>
          </table:table-cell>
          <table:table-cell table:formula="of:=LOWER([.I4])" office:value-type="string" office:string-value="kelemen" calcext:value-type="string">
            <text:p>kelemen</text:p>
          </table:table-cell>
          <table:table-cell table:formula="of:=LOWER([.J4])" office:value-type="string" office:string-value="hajunanas" calcext:value-type="string">
            <text:p>haj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v43sqkbho" calcext:value-type="string">
            <text:p>sv43sqkb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];&quot;.&quot;;[.L4];&quot;@&quot;;[.M4];&quot;.com&quot;)" office:value-type="string" office:string-value="aniko.kelemen@hajunanas.com" calcext:value-type="string">
            <text:p>aniko.kelemen@hajunanas.com</text:p>
          </table:table-cell>
          <table:table-cell table:formula="of:=&quot;('&quot;&amp;COM.MICROSOFT.CONCAT([.K4];&quot;.&quot;;[.L4];&quot;@&quot;;[.M4];&quot;.com&quot;)&amp;&quot;',&quot;" office:value-type="string" office:string-value="('aniko.kelemen@hajunanas.com'," calcext:value-type="string">
            <text:p>('aniko.kelemen@hajunanas.com',</text:p>
          </table:table-cell>
          <table:table-cell table:formula="of:=&quot;HASHBYTES('SHA2_512', '&quot;&amp;[.N4]&amp;&quot;'),&quot;" office:value-type="string" office:string-value="HASHBYTES('SHA2_512', 'sv43sqkbho')," calcext:value-type="string">
            <text:p>HASHBYTES('SHA2_512', 'sv43sqkbho'),</text:p>
          </table:table-cell>
          <table:table-cell table:formula="of:=[.O4]&amp;&quot;,&quot;" office:value-type="string" office:string-value="1," calcext:value-type="string">
            <text:p>1,</text:p>
          </table:table-cell>
          <table:table-cell table:formula="of:=[.P4]&amp;&quot;),&quot;" office:value-type="string" office:string-value="NULL)," calcext:value-type="string">
            <text:p>NULL),</text:p>
          </table:table-cell>
          <table:table-cell/>
          <table:table-cell table:formula="of:=&quot;SELECT '&quot;&amp;[.A4]&amp;&quot;', '&quot;&amp;[.B4]&amp;&quot;', '&quot;&amp;TEXT([.C4]; &quot;yyyy-mm-dd&quot;)&amp;&quot;', '&quot;&amp;[.D4]&amp;&quot;', &quot;&amp;IF([.E4]=&quot;Null&quot;; &quot;Null&quot;; &quot;'&quot;&amp;[.E4]&amp;&quot;'&quot;)&amp;&quot;, '&quot;&amp;[.F4]&amp;&quot;', '&quot;&amp;[.G4]&amp;&quot;', u.Id FROM Users u WHERE EmailAddress = '&quot;&amp;[.Q4]&amp;&quot;' UNION&quot;" office:value-type="string" office:string-value="SELECT 'Anikó', 'Kelemen', '2008-10-16', 'Hungary', Null, 'Hajdúnánás', 'Dorogi út 12.', u.Id FROM Users u WHERE EmailAddress = 'aniko.kelemen@hajunanas.com' UNION" calcext:value-type="string">
            <text:p>SELECT 'Anikó', 'Kelemen', '2008-10-16', 'Hungary', Null, 'Hajdúnánás', 'Dorogi út 12.', u.Id FROM Users u WHERE EmailAddress = 'aniko.kelemen@haj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0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osztmodern út 1.</text:p>
          </table:table-cell>
          <table:table-cell table:style-name="ce1" office:value-type="string" calcext:value-type="string">
            <text:p>Robert</text:p>
          </table:table-cell>
          <table:table-cell table:style-name="ce1" office:value-type="string" calcext:value-type="string">
            <text:p>Puzser</text:p>
          </table:table-cell>
          <table:table-cell table:style-name="ce1" office:value-type="string" calcext:value-type="string">
            <text:p>Budapest</text:p>
          </table:table-cell>
          <table:table-cell table:formula="of:=LOWER([.H5])" office:value-type="string" office:string-value="robert" calcext:value-type="string">
            <text:p>robert</text:p>
          </table:table-cell>
          <table:table-cell table:formula="of:=LOWER([.I5])" office:value-type="string" office:string-value="puzser" calcext:value-type="string">
            <text:p>puzser</text:p>
          </table:table-cell>
          <table:table-cell table:formula="of:=LOWER([.J5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m77otzmuh" calcext:value-type="string">
            <text:p>um77otzm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];&quot;.&quot;;[.L5];&quot;@&quot;;[.M5];&quot;.com&quot;)" office:value-type="string" office:string-value="robert.puzser@budapest.com" calcext:value-type="string">
            <text:p>robert.puzser@budapest.com</text:p>
          </table:table-cell>
          <table:table-cell table:formula="of:=&quot;('&quot;&amp;COM.MICROSOFT.CONCAT([.K5];&quot;.&quot;;[.L5];&quot;@&quot;;[.M5];&quot;.com&quot;)&amp;&quot;',&quot;" office:value-type="string" office:string-value="('robert.puzser@budapest.com'," calcext:value-type="string">
            <text:p>('robert.puzser@budapest.com',</text:p>
          </table:table-cell>
          <table:table-cell table:formula="of:=&quot;HASHBYTES('SHA2_512', '&quot;&amp;[.N5]&amp;&quot;'),&quot;" office:value-type="string" office:string-value="HASHBYTES('SHA2_512', 'um77otzmuh')," calcext:value-type="string">
            <text:p>HASHBYTES('SHA2_512', 'um77otzmuh'),</text:p>
          </table:table-cell>
          <table:table-cell table:formula="of:=[.O5]&amp;&quot;,&quot;" office:value-type="string" office:string-value="1," calcext:value-type="string">
            <text:p>1,</text:p>
          </table:table-cell>
          <table:table-cell table:formula="of:=[.P5]&amp;&quot;),&quot;" office:value-type="string" office:string-value="NULL)," calcext:value-type="string">
            <text:p>NULL),</text:p>
          </table:table-cell>
          <table:table-cell/>
          <table:table-cell table:formula="of:=&quot;SELECT '&quot;&amp;[.A5]&amp;&quot;', '&quot;&amp;[.B5]&amp;&quot;', '&quot;&amp;TEXT([.C5]; &quot;yyyy-mm-dd&quot;)&amp;&quot;', '&quot;&amp;[.D5]&amp;&quot;', &quot;&amp;IF([.E5]=&quot;Null&quot;; &quot;Null&quot;; &quot;'&quot;&amp;[.E5]&amp;&quot;'&quot;)&amp;&quot;, '&quot;&amp;[.F5]&amp;&quot;', '&quot;&amp;[.G5]&amp;&quot;', u.Id FROM Users u WHERE EmailAddress = '&quot;&amp;[.Q5]&amp;&quot;' UNION&quot;" office:value-type="string" office:string-value="SELECT 'Róbert', 'Puzsér', '1974-10-24', 'Hungary', Null, 'Budapest', 'Posztmodern út 1.', u.Id FROM Users u WHERE EmailAddress = 'robert.puzser@budapest.com' UNION" calcext:value-type="string">
            <text:p>SELECT 'Róbert', 'Puzsér', '1974-10-24', 'Hungary', Null, 'Budapest', 'Posztmodern út 1.', u.Id FROM Users u WHERE EmailAddress = 'robert.puzse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0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laha Lujza tér 12 2em/1.</text:p>
          </table:table-cell>
          <table:table-cell table:style-name="ce1" office:value-type="string" calcext:value-type="string">
            <text:p>Janos</text:p>
          </table:table-cell>
          <table:table-cell table:style-name="ce1" office:value-type="string" calcext:value-type="string">
            <text:p>Kovacs</text:p>
          </table:table-cell>
          <table:table-cell table:style-name="ce1" office:value-type="string" calcext:value-type="string">
            <text:p>Budapest</text:p>
          </table:table-cell>
          <table:table-cell table:formula="of:=LOWER([.H6])" office:value-type="string" office:string-value="janos" calcext:value-type="string">
            <text:p>janos</text:p>
          </table:table-cell>
          <table:table-cell table:formula="of:=LOWER([.I6])" office:value-type="string" office:string-value="kovacs" calcext:value-type="string">
            <text:p>kovacs</text:p>
          </table:table-cell>
          <table:table-cell table:formula="of:=LOWER([.J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x10aowpzb" calcext:value-type="string">
            <text:p>bx10aowpz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];&quot;.&quot;;[.L6];&quot;@&quot;;[.M6];&quot;.com&quot;)" office:value-type="string" office:string-value="janos.kovacs@budapest.com" calcext:value-type="string">
            <text:p>janos.kovacs@budapest.com</text:p>
          </table:table-cell>
          <table:table-cell table:formula="of:=&quot;('&quot;&amp;COM.MICROSOFT.CONCAT([.K6];&quot;.&quot;;[.L6];&quot;@&quot;;[.M6];&quot;.com&quot;)&amp;&quot;',&quot;" office:value-type="string" office:string-value="('janos.kovacs@budapest.com'," calcext:value-type="string">
            <text:p>('janos.kovacs@budapest.com',</text:p>
          </table:table-cell>
          <table:table-cell table:formula="of:=&quot;HASHBYTES('SHA2_512', '&quot;&amp;[.N6]&amp;&quot;'),&quot;" office:value-type="string" office:string-value="HASHBYTES('SHA2_512', 'bx10aowpzb')," calcext:value-type="string">
            <text:p>HASHBYTES('SHA2_512', 'bx10aowpzb'),</text:p>
          </table:table-cell>
          <table:table-cell table:formula="of:=[.O6]&amp;&quot;,&quot;" office:value-type="string" office:string-value="1," calcext:value-type="string">
            <text:p>1,</text:p>
          </table:table-cell>
          <table:table-cell table:formula="of:=[.P6]&amp;&quot;),&quot;" office:value-type="string" office:string-value="NULL)," calcext:value-type="string">
            <text:p>NULL),</text:p>
          </table:table-cell>
          <table:table-cell/>
          <table:table-cell table:formula="of:=&quot;SELECT '&quot;&amp;[.A6]&amp;&quot;', '&quot;&amp;[.B6]&amp;&quot;', '&quot;&amp;TEXT([.C6]; &quot;yyyy-mm-dd&quot;)&amp;&quot;', '&quot;&amp;[.D6]&amp;&quot;', &quot;&amp;IF([.E6]=&quot;Null&quot;; &quot;Null&quot;; &quot;'&quot;&amp;[.E6]&amp;&quot;'&quot;)&amp;&quot;, '&quot;&amp;[.F6]&amp;&quot;', '&quot;&amp;[.G6]&amp;&quot;', u.Id FROM Users u WHERE EmailAddress = '&quot;&amp;[.Q6]&amp;&quot;' UNION&quot;" office:value-type="string" office:string-value="SELECT 'János', 'Kovács', '1965-06-12', 'Hungary', Null, 'Budapest', 'Blaha Lujza tér 12 2em/1.', u.Id FROM Users u WHERE EmailAddress = 'janos.kovacs@budapest.com' UNION" calcext:value-type="string">
            <text:p>SELECT 'János', 'Kovács', '1965-06-12', 'Hungary', Null, 'Budapest', 'Blaha Lujza tér 12 2em/1.', u.Id FROM Users u WHERE EmailAddress = 'janos.kovac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0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ősök tere</text:p>
          </table:table-cell>
          <table:table-cell table:style-name="ce1" office:value-type="string" calcext:value-type="string">
            <text:p>Janos</text:p>
          </table:table-cell>
          <table:table-cell table:style-name="ce1" office:value-type="string" calcext:value-type="string">
            <text:p>Kadar</text:p>
          </table:table-cell>
          <table:table-cell table:style-name="ce1" office:value-type="string" calcext:value-type="string">
            <text:p>Budapest</text:p>
          </table:table-cell>
          <table:table-cell table:formula="of:=LOWER([.H7])" office:value-type="string" office:string-value="janos" calcext:value-type="string">
            <text:p>janos</text:p>
          </table:table-cell>
          <table:table-cell table:formula="of:=LOWER([.I7])" office:value-type="string" office:string-value="kadar" calcext:value-type="string">
            <text:p>kadar</text:p>
          </table:table-cell>
          <table:table-cell table:formula="of:=LOWER([.J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e14watgvd" calcext:value-type="string">
            <text:p>ze14watgv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];&quot;.&quot;;[.L7];&quot;@&quot;;[.M7];&quot;.com&quot;)" office:value-type="string" office:string-value="janos.kadar@budapest.com" calcext:value-type="string">
            <text:p>janos.kadar@budapest.com</text:p>
          </table:table-cell>
          <table:table-cell table:formula="of:=&quot;('&quot;&amp;COM.MICROSOFT.CONCAT([.K7];&quot;.&quot;;[.L7];&quot;@&quot;;[.M7];&quot;.com&quot;)&amp;&quot;',&quot;" office:value-type="string" office:string-value="('janos.kadar@budapest.com'," calcext:value-type="string">
            <text:p>('janos.kadar@budapest.com',</text:p>
          </table:table-cell>
          <table:table-cell table:formula="of:=&quot;HASHBYTES('SHA2_512', '&quot;&amp;[.N7]&amp;&quot;'),&quot;" office:value-type="string" office:string-value="HASHBYTES('SHA2_512', 'ze14watgvd')," calcext:value-type="string">
            <text:p>HASHBYTES('SHA2_512', 'ze14watgvd'),</text:p>
          </table:table-cell>
          <table:table-cell table:formula="of:=[.O7]&amp;&quot;,&quot;" office:value-type="string" office:string-value="1," calcext:value-type="string">
            <text:p>1,</text:p>
          </table:table-cell>
          <table:table-cell table:formula="of:=[.P7]&amp;&quot;),&quot;" office:value-type="string" office:string-value="NULL)," calcext:value-type="string">
            <text:p>NULL),</text:p>
          </table:table-cell>
          <table:table-cell/>
          <table:table-cell table:formula="of:=&quot;SELECT '&quot;&amp;[.A7]&amp;&quot;', '&quot;&amp;[.B7]&amp;&quot;', '&quot;&amp;TEXT([.C7]; &quot;yyyy-mm-dd&quot;)&amp;&quot;', '&quot;&amp;[.D7]&amp;&quot;', &quot;&amp;IF([.E7]=&quot;Null&quot;; &quot;Null&quot;; &quot;'&quot;&amp;[.E7]&amp;&quot;'&quot;)&amp;&quot;, '&quot;&amp;[.F7]&amp;&quot;', '&quot;&amp;[.G7]&amp;&quot;', u.Id FROM Users u WHERE EmailAddress = '&quot;&amp;[.Q7]&amp;&quot;' UNION&quot;" office:value-type="string" office:string-value="SELECT 'János', 'Kádár', '1959-03-20', 'Hungary', Null, 'Budapest', 'Hősök tere', u.Id FROM Users u WHERE EmailAddress = 'janos.kadar@budapest.com' UNION" calcext:value-type="string">
            <text:p>SELECT 'János', 'Kádár', '1959-03-20', 'Hungary', Null, 'Budapest', 'Hősök tere', u.Id FROM Users u WHERE EmailAddress = 'janos.kada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0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örös Tér 1.</text:p>
          </table:table-cell>
          <table:table-cell table:style-name="ce1" office:value-type="string" calcext:value-type="string">
            <text:p>Barbara</text:p>
          </table:table-cell>
          <table:table-cell table:style-name="ce1" office:value-type="string" calcext:value-type="string">
            <text:p>Barna</text:p>
          </table:table-cell>
          <table:table-cell table:style-name="ce1" office:value-type="string" calcext:value-type="string">
            <text:p>Budapest</text:p>
          </table:table-cell>
          <table:table-cell table:formula="of:=LOWER([.H8])" office:value-type="string" office:string-value="barbara" calcext:value-type="string">
            <text:p>barbara</text:p>
          </table:table-cell>
          <table:table-cell table:formula="of:=LOWER([.I8])" office:value-type="string" office:string-value="barna" calcext:value-type="string">
            <text:p>barna</text:p>
          </table:table-cell>
          <table:table-cell table:formula="of:=LOWER([.J8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w43tcpjlw" calcext:value-type="string">
            <text:p>sw43tcpjl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];&quot;.&quot;;[.L8];&quot;@&quot;;[.M8];&quot;.com&quot;)" office:value-type="string" office:string-value="barbara.barna@budapest.com" calcext:value-type="string">
            <text:p>barbara.barna@budapest.com</text:p>
          </table:table-cell>
          <table:table-cell table:formula="of:=&quot;('&quot;&amp;COM.MICROSOFT.CONCAT([.K8];&quot;.&quot;;[.L8];&quot;@&quot;;[.M8];&quot;.com&quot;)&amp;&quot;',&quot;" office:value-type="string" office:string-value="('barbara.barna@budapest.com'," calcext:value-type="string">
            <text:p>('barbara.barna@budapest.com',</text:p>
          </table:table-cell>
          <table:table-cell table:formula="of:=&quot;HASHBYTES('SHA2_512', '&quot;&amp;[.N8]&amp;&quot;'),&quot;" office:value-type="string" office:string-value="HASHBYTES('SHA2_512', 'sw43tcpjlw')," calcext:value-type="string">
            <text:p>HASHBYTES('SHA2_512', 'sw43tcpjlw'),</text:p>
          </table:table-cell>
          <table:table-cell table:formula="of:=[.O8]&amp;&quot;,&quot;" office:value-type="string" office:string-value="1," calcext:value-type="string">
            <text:p>1,</text:p>
          </table:table-cell>
          <table:table-cell table:formula="of:=[.P8]&amp;&quot;),&quot;" office:value-type="string" office:string-value="NULL)," calcext:value-type="string">
            <text:p>NULL),</text:p>
          </table:table-cell>
          <table:table-cell/>
          <table:table-cell table:formula="of:=&quot;SELECT '&quot;&amp;[.A8]&amp;&quot;', '&quot;&amp;[.B8]&amp;&quot;', '&quot;&amp;TEXT([.C8]; &quot;yyyy-mm-dd&quot;)&amp;&quot;', '&quot;&amp;[.D8]&amp;&quot;', &quot;&amp;IF([.E8]=&quot;Null&quot;; &quot;Null&quot;; &quot;'&quot;&amp;[.E8]&amp;&quot;'&quot;)&amp;&quot;, '&quot;&amp;[.F8]&amp;&quot;', '&quot;&amp;[.G8]&amp;&quot;', u.Id FROM Users u WHERE EmailAddress = '&quot;&amp;[.Q8]&amp;&quot;' UNION&quot;" office:value-type="string" office:string-value="SELECT 'Barbara', 'Barna', '1990-04-11', 'Hungary', Null, 'Budapest', 'Vörös Tér 1.', u.Id FROM Users u WHERE EmailAddress = 'barbara.barna@budapest.com' UNION" calcext:value-type="string">
            <text:p>SELECT 'Barbara', 'Barna', '1990-04-11', 'Hungary', Null, 'Budapest', 'Vörös Tér 1.', u.Id FROM Users u WHERE EmailAddress = 'barbara.barna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0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Petőfi Sándor utca 5.</text:p>
          </table:table-cell>
          <table:table-cell table:style-name="ce1" office:value-type="string" calcext:value-type="string">
            <text:p>Ervin</text:p>
          </table:table-cell>
          <table:table-cell table:style-name="ce1" office:value-type="string" calcext:value-type="string">
            <text:p>Nagy</text:p>
          </table:table-cell>
          <table:table-cell table:style-name="ce1" office:value-type="string" calcext:value-type="string">
            <text:p>Budaors</text:p>
          </table:table-cell>
          <table:table-cell table:formula="of:=LOWER([.H9])" office:value-type="string" office:string-value="ervin" calcext:value-type="string">
            <text:p>ervin</text:p>
          </table:table-cell>
          <table:table-cell table:formula="of:=LOWER([.I9])" office:value-type="string" office:string-value="nagy" calcext:value-type="string">
            <text:p>nagy</text:p>
          </table:table-cell>
          <table:table-cell table:formula="of:=LOWER([.J9])" office:value-type="string" office:string-value="budaors" calcext:value-type="string">
            <text:p>budaor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j71pbzujf" calcext:value-type="string">
            <text:p>dj71pbzuj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];&quot;.&quot;;[.L9];&quot;@&quot;;[.M9];&quot;.com&quot;)" office:value-type="string" office:string-value="ervin.nagy@budaors.com" calcext:value-type="string">
            <text:p>ervin.nagy@budaors.com</text:p>
          </table:table-cell>
          <table:table-cell table:formula="of:=&quot;('&quot;&amp;COM.MICROSOFT.CONCAT([.K9];&quot;.&quot;;[.L9];&quot;@&quot;;[.M9];&quot;.com&quot;)&amp;&quot;',&quot;" office:value-type="string" office:string-value="('ervin.nagy@budaors.com'," calcext:value-type="string">
            <text:p>('ervin.nagy@budaors.com',</text:p>
          </table:table-cell>
          <table:table-cell table:formula="of:=&quot;HASHBYTES('SHA2_512', '&quot;&amp;[.N9]&amp;&quot;'),&quot;" office:value-type="string" office:string-value="HASHBYTES('SHA2_512', 'dj71pbzujf')," calcext:value-type="string">
            <text:p>HASHBYTES('SHA2_512', 'dj71pbzujf'),</text:p>
          </table:table-cell>
          <table:table-cell table:formula="of:=[.O9]&amp;&quot;,&quot;" office:value-type="string" office:string-value="1," calcext:value-type="string">
            <text:p>1,</text:p>
          </table:table-cell>
          <table:table-cell table:formula="of:=[.P9]&amp;&quot;),&quot;" office:value-type="string" office:string-value="NULL)," calcext:value-type="string">
            <text:p>NULL),</text:p>
          </table:table-cell>
          <table:table-cell/>
          <table:table-cell table:formula="of:=&quot;SELECT '&quot;&amp;[.A9]&amp;&quot;', '&quot;&amp;[.B9]&amp;&quot;', '&quot;&amp;TEXT([.C9]; &quot;yyyy-mm-dd&quot;)&amp;&quot;', '&quot;&amp;[.D9]&amp;&quot;', &quot;&amp;IF([.E9]=&quot;Null&quot;; &quot;Null&quot;; &quot;'&quot;&amp;[.E9]&amp;&quot;'&quot;)&amp;&quot;, '&quot;&amp;[.F9]&amp;&quot;', '&quot;&amp;[.G9]&amp;&quot;', u.Id FROM Users u WHERE EmailAddress = '&quot;&amp;[.Q9]&amp;&quot;' UNION&quot;" office:value-type="string" office:string-value="SELECT 'Ervin', 'Nagy', '1983-02-15', 'Hungary', Null, 'Budaörs', 'Petőfi Sándor utca 5.', u.Id FROM Users u WHERE EmailAddress = 'ervin.nagy@budaors.com' UNION" calcext:value-type="string">
            <text:p>SELECT 'Ervin', 'Nagy', '1983-02-15', 'Hungary', Null, 'Budaörs', 'Petőfi Sándor utca 5.', u.Id FROM Users u WHERE EmailAddress = 'ervin.nagy@budaor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0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gry József u. 51. fsz/3.</text:p>
          </table:table-cell>
          <table:table-cell table:style-name="ce1" office:value-type="string" calcext:value-type="string">
            <text:p>Tunde</text:p>
          </table:table-cell>
          <table:table-cell table:style-name="ce1" office:value-type="string" calcext:value-type="string">
            <text:p>Kobzos</text:p>
          </table:table-cell>
          <table:table-cell table:style-name="ce1" office:value-type="string" calcext:value-type="string">
            <text:p>Budapest</text:p>
          </table:table-cell>
          <table:table-cell table:formula="of:=LOWER([.H10])" office:value-type="string" office:string-value="tunde" calcext:value-type="string">
            <text:p>tunde</text:p>
          </table:table-cell>
          <table:table-cell table:formula="of:=LOWER([.I10])" office:value-type="string" office:string-value="kobzos" calcext:value-type="string">
            <text:p>kobzos</text:p>
          </table:table-cell>
          <table:table-cell table:formula="of:=LOWER([.J1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w69krqytc" calcext:value-type="string">
            <text:p>hw69krqy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];&quot;.&quot;;[.L10];&quot;@&quot;;[.M10];&quot;.com&quot;)" office:value-type="string" office:string-value="tunde.kobzos@budapest.com" calcext:value-type="string">
            <text:p>tunde.kobzos@budapest.com</text:p>
          </table:table-cell>
          <table:table-cell table:formula="of:=&quot;('&quot;&amp;COM.MICROSOFT.CONCAT([.K10];&quot;.&quot;;[.L10];&quot;@&quot;;[.M10];&quot;.com&quot;)&amp;&quot;',&quot;" office:value-type="string" office:string-value="('tunde.kobzos@budapest.com'," calcext:value-type="string">
            <text:p>('tunde.kobzos@budapest.com',</text:p>
          </table:table-cell>
          <table:table-cell table:formula="of:=&quot;HASHBYTES('SHA2_512', '&quot;&amp;[.N10]&amp;&quot;'),&quot;" office:value-type="string" office:string-value="HASHBYTES('SHA2_512', 'hw69krqytc')," calcext:value-type="string">
            <text:p>HASHBYTES('SHA2_512', 'hw69krqytc'),</text:p>
          </table:table-cell>
          <table:table-cell table:formula="of:=[.O10]&amp;&quot;,&quot;" office:value-type="string" office:string-value="1," calcext:value-type="string">
            <text:p>1,</text:p>
          </table:table-cell>
          <table:table-cell table:formula="of:=[.P1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]&amp;&quot;', '&quot;&amp;[.B10]&amp;&quot;', '&quot;&amp;TEXT([.C10]; &quot;yyyy-mm-dd&quot;)&amp;&quot;', '&quot;&amp;[.D10]&amp;&quot;', &quot;&amp;IF([.E10]=&quot;Null&quot;; &quot;Null&quot;; &quot;'&quot;&amp;[.E10]&amp;&quot;'&quot;)&amp;&quot;, '&quot;&amp;[.F10]&amp;&quot;', '&quot;&amp;[.G10]&amp;&quot;', u.Id FROM Users u WHERE EmailAddress = '&quot;&amp;[.Q10]&amp;&quot;' UNION&quot;" office:value-type="string" office:string-value="SELECT 'Tünde', 'Kobzos', '1987-01-30', 'Hungary', Null, 'Budapest', 'Egry József u. 51. fsz/3.', u.Id FROM Users u WHERE EmailAddress = 'tunde.kobzos@budapest.com' UNION" calcext:value-type="string">
            <text:p>SELECT 'Tünde', 'Kobzos', '1987-01-30', 'Hungary', Null, 'Budapest', 'Egry József u. 51. fsz/3.', u.Id FROM Users u WHERE EmailAddress = 'tunde.kobzo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0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él utca 3 2em/4.</text:p>
          </table:table-cell>
          <table:table-cell table:style-name="ce1" office:value-type="string" calcext:value-type="string">
            <text:p>Ivan</text:p>
          </table:table-cell>
          <table:table-cell table:style-name="ce1" office:value-type="string" calcext:value-type="string">
            <text:p>Szakaly</text:p>
          </table:table-cell>
          <table:table-cell table:style-name="ce1" office:value-type="string" calcext:value-type="string">
            <text:p>Szeged</text:p>
          </table:table-cell>
          <table:table-cell table:formula="of:=LOWER([.H11])" office:value-type="string" office:string-value="ivan" calcext:value-type="string">
            <text:p>ivan</text:p>
          </table:table-cell>
          <table:table-cell table:formula="of:=LOWER([.I11])" office:value-type="string" office:string-value="szakaly" calcext:value-type="string">
            <text:p>szakaly</text:p>
          </table:table-cell>
          <table:table-cell table:formula="of:=LOWER([.J11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k27cykqdm" calcext:value-type="string">
            <text:p>vk27cykqd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];&quot;.&quot;;[.L11];&quot;@&quot;;[.M11];&quot;.com&quot;)" office:value-type="string" office:string-value="ivan.szakaly@szeged.com" calcext:value-type="string">
            <text:p>ivan.szakaly@szeged.com</text:p>
          </table:table-cell>
          <table:table-cell table:formula="of:=&quot;('&quot;&amp;COM.MICROSOFT.CONCAT([.K11];&quot;.&quot;;[.L11];&quot;@&quot;;[.M11];&quot;.com&quot;)&amp;&quot;',&quot;" office:value-type="string" office:string-value="('ivan.szakaly@szeged.com'," calcext:value-type="string">
            <text:p>('ivan.szakaly@szeged.com',</text:p>
          </table:table-cell>
          <table:table-cell table:formula="of:=&quot;HASHBYTES('SHA2_512', '&quot;&amp;[.N11]&amp;&quot;'),&quot;" office:value-type="string" office:string-value="HASHBYTES('SHA2_512', 'vk27cykqdm')," calcext:value-type="string">
            <text:p>HASHBYTES('SHA2_512', 'vk27cykqdm'),</text:p>
          </table:table-cell>
          <table:table-cell table:formula="of:=[.O11]&amp;&quot;,&quot;" office:value-type="string" office:string-value="1," calcext:value-type="string">
            <text:p>1,</text:p>
          </table:table-cell>
          <table:table-cell table:formula="of:=[.P1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]&amp;&quot;', '&quot;&amp;[.B11]&amp;&quot;', '&quot;&amp;TEXT([.C11]; &quot;yyyy-mm-dd&quot;)&amp;&quot;', '&quot;&amp;[.D11]&amp;&quot;', &quot;&amp;IF([.E11]=&quot;Null&quot;; &quot;Null&quot;; &quot;'&quot;&amp;[.E11]&amp;&quot;'&quot;)&amp;&quot;, '&quot;&amp;[.F11]&amp;&quot;', '&quot;&amp;[.G11]&amp;&quot;', u.Id FROM Users u WHERE EmailAddress = '&quot;&amp;[.Q11]&amp;&quot;' UNION&quot;" office:value-type="string" office:string-value="SELECT 'Iván', 'Szakály', '1979-11-08', 'Hungary', Null, 'Szeged', 'Szél utca 3 2em/4.', u.Id FROM Users u WHERE EmailAddress = 'ivan.szakaly@szeged.com' UNION" calcext:value-type="string">
            <text:p>SELECT 'Iván', 'Szakály', '1979-11-08', 'Hungary', Null, 'Szeged', 'Szél utca 3 2em/4.', u.Id FROM Users u WHERE EmailAddress = 'ivan.szakaly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0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arkas utca 3em/1.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Szel</text:p>
          </table:table-cell>
          <table:table-cell table:style-name="ce1" office:value-type="string" calcext:value-type="string">
            <text:p>Szeged</text:p>
          </table:table-cell>
          <table:table-cell table:formula="of:=LOWER([.H12])" office:value-type="string" office:string-value="andrea" calcext:value-type="string">
            <text:p>andrea</text:p>
          </table:table-cell>
          <table:table-cell table:formula="of:=LOWER([.I12])" office:value-type="string" office:string-value="szel" calcext:value-type="string">
            <text:p>szel</text:p>
          </table:table-cell>
          <table:table-cell table:formula="of:=LOWER([.J12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z56cariux" calcext:value-type="string">
            <text:p>rz56cari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];&quot;.&quot;;[.L12];&quot;@&quot;;[.M12];&quot;.com&quot;)" office:value-type="string" office:string-value="andrea.szel@szeged.com" calcext:value-type="string">
            <text:p>andrea.szel@szeged.com</text:p>
          </table:table-cell>
          <table:table-cell table:formula="of:=&quot;('&quot;&amp;COM.MICROSOFT.CONCAT([.K12];&quot;.&quot;;[.L12];&quot;@&quot;;[.M12];&quot;.com&quot;)&amp;&quot;',&quot;" office:value-type="string" office:string-value="('andrea.szel@szeged.com'," calcext:value-type="string">
            <text:p>('andrea.szel@szeged.com',</text:p>
          </table:table-cell>
          <table:table-cell table:formula="of:=&quot;HASHBYTES('SHA2_512', '&quot;&amp;[.N12]&amp;&quot;'),&quot;" office:value-type="string" office:string-value="HASHBYTES('SHA2_512', 'rz56cariux')," calcext:value-type="string">
            <text:p>HASHBYTES('SHA2_512', 'rz56cariux'),</text:p>
          </table:table-cell>
          <table:table-cell table:formula="of:=[.O12]&amp;&quot;,&quot;" office:value-type="string" office:string-value="1," calcext:value-type="string">
            <text:p>1,</text:p>
          </table:table-cell>
          <table:table-cell table:formula="of:=[.P1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]&amp;&quot;', '&quot;&amp;[.B12]&amp;&quot;', '&quot;&amp;TEXT([.C12]; &quot;yyyy-mm-dd&quot;)&amp;&quot;', '&quot;&amp;[.D12]&amp;&quot;', &quot;&amp;IF([.E12]=&quot;Null&quot;; &quot;Null&quot;; &quot;'&quot;&amp;[.E12]&amp;&quot;'&quot;)&amp;&quot;, '&quot;&amp;[.F12]&amp;&quot;', '&quot;&amp;[.G12]&amp;&quot;', u.Id FROM Users u WHERE EmailAddress = '&quot;&amp;[.Q12]&amp;&quot;' UNION&quot;" office:value-type="string" office:string-value="SELECT 'Andrea', 'Szél', '1990-03-15', 'Hungary', Null, 'Szeged', 'Farkas utca 3em/1.', u.Id FROM Users u WHERE EmailAddress = 'andrea.szel@szeged.com' UNION" calcext:value-type="string">
            <text:p>SELECT 'Andrea', 'Szél', '1990-03-15', 'Hungary', Null, 'Szeged', 'Farkas utca 3em/1.', u.Id FROM Users u WHERE EmailAddress = 'andrea.szel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0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olyai János utca 34.</text:p>
          </table:table-cell>
          <table:table-cell table:style-name="ce1" office:value-type="string" calcext:value-type="string">
            <text:p>Laszlo</text:p>
          </table:table-cell>
          <table:table-cell table:style-name="ce1" office:value-type="string" calcext:value-type="string">
            <text:p>Favago</text:p>
          </table:table-cell>
          <table:table-cell table:style-name="ce1" office:value-type="string" calcext:value-type="string">
            <text:p>Szeged</text:p>
          </table:table-cell>
          <table:table-cell table:formula="of:=LOWER([.H13])" office:value-type="string" office:string-value="laszlo" calcext:value-type="string">
            <text:p>laszlo</text:p>
          </table:table-cell>
          <table:table-cell table:formula="of:=LOWER([.I13])" office:value-type="string" office:string-value="favago" calcext:value-type="string">
            <text:p>favago</text:p>
          </table:table-cell>
          <table:table-cell table:formula="of:=LOWER([.J13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r78znaarn" calcext:value-type="string">
            <text:p>yr78znaa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];&quot;.&quot;;[.L13];&quot;@&quot;;[.M13];&quot;.com&quot;)" office:value-type="string" office:string-value="laszlo.favago@szeged.com" calcext:value-type="string">
            <text:p>laszlo.favago@szeged.com</text:p>
          </table:table-cell>
          <table:table-cell table:formula="of:=&quot;('&quot;&amp;COM.MICROSOFT.CONCAT([.K13];&quot;.&quot;;[.L13];&quot;@&quot;;[.M13];&quot;.com&quot;)&amp;&quot;',&quot;" office:value-type="string" office:string-value="('laszlo.favago@szeged.com'," calcext:value-type="string">
            <text:p>('laszlo.favago@szeged.com',</text:p>
          </table:table-cell>
          <table:table-cell table:formula="of:=&quot;HASHBYTES('SHA2_512', '&quot;&amp;[.N13]&amp;&quot;'),&quot;" office:value-type="string" office:string-value="HASHBYTES('SHA2_512', 'yr78znaarn')," calcext:value-type="string">
            <text:p>HASHBYTES('SHA2_512', 'yr78znaarn'),</text:p>
          </table:table-cell>
          <table:table-cell table:formula="of:=[.O13]&amp;&quot;,&quot;" office:value-type="string" office:string-value="1," calcext:value-type="string">
            <text:p>1,</text:p>
          </table:table-cell>
          <table:table-cell table:formula="of:=[.P1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]&amp;&quot;', '&quot;&amp;[.B13]&amp;&quot;', '&quot;&amp;TEXT([.C13]; &quot;yyyy-mm-dd&quot;)&amp;&quot;', '&quot;&amp;[.D13]&amp;&quot;', &quot;&amp;IF([.E13]=&quot;Null&quot;; &quot;Null&quot;; &quot;'&quot;&amp;[.E13]&amp;&quot;'&quot;)&amp;&quot;, '&quot;&amp;[.F13]&amp;&quot;', '&quot;&amp;[.G13]&amp;&quot;', u.Id FROM Users u WHERE EmailAddress = '&quot;&amp;[.Q13]&amp;&quot;' UNION&quot;" office:value-type="string" office:string-value="SELECT 'László', 'Favágó', '1980-02-20', 'Hungary', Null, 'Szeged', 'Bolyai János utca 34.', u.Id FROM Users u WHERE EmailAddress = 'laszlo.favago@szeged.com' UNION" calcext:value-type="string">
            <text:p>SELECT 'László', 'Favágó', '1980-02-20', 'Hungary', Null, 'Szeged', 'Bolyai János utca 34.', u.Id FROM Users u WHERE EmailAddress = 'laszlo.favago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0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átyás Király út 11 4em/2.</text:p>
          </table:table-cell>
          <table:table-cell table:style-name="ce1" office:value-type="string" calcext:value-type="string">
            <text:p>Farkas</text:p>
          </table:table-cell>
          <table:table-cell table:style-name="ce1" office:value-type="string" calcext:value-type="string">
            <text:p>Beke</text:p>
          </table:table-cell>
          <table:table-cell table:style-name="ce1" office:value-type="string" calcext:value-type="string">
            <text:p>Eger</text:p>
          </table:table-cell>
          <table:table-cell table:formula="of:=LOWER([.H14])" office:value-type="string" office:string-value="farkas" calcext:value-type="string">
            <text:p>farkas</text:p>
          </table:table-cell>
          <table:table-cell table:formula="of:=LOWER([.I14])" office:value-type="string" office:string-value="beke" calcext:value-type="string">
            <text:p>beke</text:p>
          </table:table-cell>
          <table:table-cell table:formula="of:=LOWER([.J14])" office:value-type="string" office:string-value="eger" calcext:value-type="string">
            <text:p>eg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b85kpkezi" calcext:value-type="string">
            <text:p>yb85kpkez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];&quot;.&quot;;[.L14];&quot;@&quot;;[.M14];&quot;.com&quot;)" office:value-type="string" office:string-value="farkas.beke@eger.com" calcext:value-type="string">
            <text:p>farkas.beke@eger.com</text:p>
          </table:table-cell>
          <table:table-cell table:formula="of:=&quot;('&quot;&amp;COM.MICROSOFT.CONCAT([.K14];&quot;.&quot;;[.L14];&quot;@&quot;;[.M14];&quot;.com&quot;)&amp;&quot;',&quot;" office:value-type="string" office:string-value="('farkas.beke@eger.com'," calcext:value-type="string">
            <text:p>('farkas.beke@eger.com',</text:p>
          </table:table-cell>
          <table:table-cell table:formula="of:=&quot;HASHBYTES('SHA2_512', '&quot;&amp;[.N14]&amp;&quot;'),&quot;" office:value-type="string" office:string-value="HASHBYTES('SHA2_512', 'yb85kpkezi')," calcext:value-type="string">
            <text:p>HASHBYTES('SHA2_512', 'yb85kpkezi'),</text:p>
          </table:table-cell>
          <table:table-cell table:formula="of:=[.O14]&amp;&quot;,&quot;" office:value-type="string" office:string-value="1," calcext:value-type="string">
            <text:p>1,</text:p>
          </table:table-cell>
          <table:table-cell table:formula="of:=[.P1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]&amp;&quot;', '&quot;&amp;[.B14]&amp;&quot;', '&quot;&amp;TEXT([.C14]; &quot;yyyy-mm-dd&quot;)&amp;&quot;', '&quot;&amp;[.D14]&amp;&quot;', &quot;&amp;IF([.E14]=&quot;Null&quot;; &quot;Null&quot;; &quot;'&quot;&amp;[.E14]&amp;&quot;'&quot;)&amp;&quot;, '&quot;&amp;[.F14]&amp;&quot;', '&quot;&amp;[.G14]&amp;&quot;', u.Id FROM Users u WHERE EmailAddress = '&quot;&amp;[.Q14]&amp;&quot;' UNION&quot;" office:value-type="string" office:string-value="SELECT 'Farkas', 'Beke', '1992-07-21', 'Hungary', Null, 'Eger', 'Mátyás Király út 11 4em/2.', u.Id FROM Users u WHERE EmailAddress = 'farkas.beke@eger.com' UNION" calcext:value-type="string">
            <text:p>SELECT 'Farkas', 'Beke', '1992-07-21', 'Hungary', Null, 'Eger', 'Mátyás Király út 11 4em/2.', u.Id FROM Users u WHERE EmailAddress = 'farkas.beke@eg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0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I. Rákóczi Ferenc u. 19 3em/11.</text:p>
          </table:table-cell>
          <table:table-cell table:style-name="ce1" office:value-type="string" calcext:value-type="string">
            <text:p>Elemer</text:p>
          </table:table-cell>
          <table:table-cell table:style-name="ce1" office:value-type="string" calcext:value-type="string">
            <text:p>Soos</text:p>
          </table:table-cell>
          <table:table-cell table:style-name="ce1" office:value-type="string" calcext:value-type="string">
            <text:p>Eger</text:p>
          </table:table-cell>
          <table:table-cell table:formula="of:=LOWER([.H15])" office:value-type="string" office:string-value="elemer" calcext:value-type="string">
            <text:p>elemer</text:p>
          </table:table-cell>
          <table:table-cell table:formula="of:=LOWER([.I15])" office:value-type="string" office:string-value="soos" calcext:value-type="string">
            <text:p>soos</text:p>
          </table:table-cell>
          <table:table-cell table:formula="of:=LOWER([.J15])" office:value-type="string" office:string-value="eger" calcext:value-type="string">
            <text:p>eg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y90peblgh" calcext:value-type="string">
            <text:p>uy90pebl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];&quot;.&quot;;[.L15];&quot;@&quot;;[.M15];&quot;.com&quot;)" office:value-type="string" office:string-value="elemer.soos@eger.com" calcext:value-type="string">
            <text:p>elemer.soos@eger.com</text:p>
          </table:table-cell>
          <table:table-cell table:formula="of:=&quot;('&quot;&amp;COM.MICROSOFT.CONCAT([.K15];&quot;.&quot;;[.L15];&quot;@&quot;;[.M15];&quot;.com&quot;)&amp;&quot;',&quot;" office:value-type="string" office:string-value="('elemer.soos@eger.com'," calcext:value-type="string">
            <text:p>('elemer.soos@eger.com',</text:p>
          </table:table-cell>
          <table:table-cell table:formula="of:=&quot;HASHBYTES('SHA2_512', '&quot;&amp;[.N15]&amp;&quot;'),&quot;" office:value-type="string" office:string-value="HASHBYTES('SHA2_512', 'uy90peblgh')," calcext:value-type="string">
            <text:p>HASHBYTES('SHA2_512', 'uy90peblgh'),</text:p>
          </table:table-cell>
          <table:table-cell table:formula="of:=[.O15]&amp;&quot;,&quot;" office:value-type="string" office:string-value="1," calcext:value-type="string">
            <text:p>1,</text:p>
          </table:table-cell>
          <table:table-cell table:formula="of:=[.P1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]&amp;&quot;', '&quot;&amp;[.B15]&amp;&quot;', '&quot;&amp;TEXT([.C15]; &quot;yyyy-mm-dd&quot;)&amp;&quot;', '&quot;&amp;[.D15]&amp;&quot;', &quot;&amp;IF([.E15]=&quot;Null&quot;; &quot;Null&quot;; &quot;'&quot;&amp;[.E15]&amp;&quot;'&quot;)&amp;&quot;, '&quot;&amp;[.F15]&amp;&quot;', '&quot;&amp;[.G15]&amp;&quot;', u.Id FROM Users u WHERE EmailAddress = '&quot;&amp;[.Q15]&amp;&quot;' UNION&quot;" office:value-type="string" office:string-value="SELECT 'Elemér', 'Soós', '1988-11-03', 'Hungary', Null, 'Eger', 'II. Rákóczi Ferenc u. 19 3em/11.', u.Id FROM Users u WHERE EmailAddress = 'elemer.soos@eger.com' UNION" calcext:value-type="string">
            <text:p>SELECT 'Elemér', 'Soós', '1988-11-03', 'Hungary', Null, 'Eger', 'II. Rákóczi Ferenc u. 19 3em/11.', u.Id FROM Users u WHERE EmailAddress = 'elemer.soos@eg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omallom út 12 fsz/2.</text:p>
          </table:table-cell>
          <table:table-cell table:style-name="ce1" office:value-type="string" calcext:value-type="string">
            <text:p>Marianna</text:p>
          </table:table-cell>
          <table:table-cell table:style-name="ce1" office:value-type="string" calcext:value-type="string">
            <text:p>Szakacs</text:p>
          </table:table-cell>
          <table:table-cell table:style-name="ce1" office:value-type="string" calcext:value-type="string">
            <text:p>Eger</text:p>
          </table:table-cell>
          <table:table-cell table:formula="of:=LOWER([.H16])" office:value-type="string" office:string-value="marianna" calcext:value-type="string">
            <text:p>marianna</text:p>
          </table:table-cell>
          <table:table-cell table:formula="of:=LOWER([.I16])" office:value-type="string" office:string-value="szakacs" calcext:value-type="string">
            <text:p>szakacs</text:p>
          </table:table-cell>
          <table:table-cell table:formula="of:=LOWER([.J16])" office:value-type="string" office:string-value="eger" calcext:value-type="string">
            <text:p>eg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o59bmztqr" calcext:value-type="string">
            <text:p>lo59bmzt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];&quot;.&quot;;[.L16];&quot;@&quot;;[.M16];&quot;.com&quot;)" office:value-type="string" office:string-value="marianna.szakacs@eger.com" calcext:value-type="string">
            <text:p>marianna.szakacs@eger.com</text:p>
          </table:table-cell>
          <table:table-cell table:formula="of:=&quot;('&quot;&amp;COM.MICROSOFT.CONCAT([.K16];&quot;.&quot;;[.L16];&quot;@&quot;;[.M16];&quot;.com&quot;)&amp;&quot;',&quot;" office:value-type="string" office:string-value="('marianna.szakacs@eger.com'," calcext:value-type="string">
            <text:p>('marianna.szakacs@eger.com',</text:p>
          </table:table-cell>
          <table:table-cell table:formula="of:=&quot;HASHBYTES('SHA2_512', '&quot;&amp;[.N16]&amp;&quot;'),&quot;" office:value-type="string" office:string-value="HASHBYTES('SHA2_512', 'lo59bmztqr')," calcext:value-type="string">
            <text:p>HASHBYTES('SHA2_512', 'lo59bmztqr'),</text:p>
          </table:table-cell>
          <table:table-cell table:formula="of:=[.O16]&amp;&quot;,&quot;" office:value-type="string" office:string-value="1," calcext:value-type="string">
            <text:p>1,</text:p>
          </table:table-cell>
          <table:table-cell table:formula="of:=[.P1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]&amp;&quot;', '&quot;&amp;[.B16]&amp;&quot;', '&quot;&amp;TEXT([.C16]; &quot;yyyy-mm-dd&quot;)&amp;&quot;', '&quot;&amp;[.D16]&amp;&quot;', &quot;&amp;IF([.E16]=&quot;Null&quot;; &quot;Null&quot;; &quot;'&quot;&amp;[.E16]&amp;&quot;'&quot;)&amp;&quot;, '&quot;&amp;[.F16]&amp;&quot;', '&quot;&amp;[.G16]&amp;&quot;', u.Id FROM Users u WHERE EmailAddress = '&quot;&amp;[.Q16]&amp;&quot;' UNION&quot;" office:value-type="string" office:string-value="SELECT 'Marianna', 'Szakács', '1986-02-24', 'Hungary', Null, 'Eger', 'Kallomallom út 12 fsz/2.', u.Id FROM Users u WHERE EmailAddress = 'marianna.szakacs@eger.com' UNION" calcext:value-type="string">
            <text:p>SELECT 'Marianna', 'Szakács', '1986-02-24', 'Hungary', Null, 'Eger', 'Kallomallom út 12 fsz/2.', u.Id FROM Users u WHERE EmailAddress = 'marianna.szakacs@eg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4 Podedvorská.</text:p>
          </table:table-cell>
          <table:table-cell table:style-name="ce1" office:value-type="string" calcext:value-type="string">
            <text:p>Lubomir</text:p>
          </table:table-cell>
          <table:table-cell table:style-name="ce1" office:value-type="string" calcext:value-type="string">
            <text:p>Cermak</text:p>
          </table:table-cell>
          <table:table-cell table:style-name="ce1" office:value-type="string" calcext:value-type="string">
            <text:p>Praha</text:p>
          </table:table-cell>
          <table:table-cell table:formula="of:=LOWER([.H17])" office:value-type="string" office:string-value="lubomir" calcext:value-type="string">
            <text:p>lubomir</text:p>
          </table:table-cell>
          <table:table-cell table:formula="of:=LOWER([.I17])" office:value-type="string" office:string-value="cermak" calcext:value-type="string">
            <text:p>cermak</text:p>
          </table:table-cell>
          <table:table-cell table:formula="of:=LOWER([.J17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l83zgxedh" calcext:value-type="string">
            <text:p>zl83zgxed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];&quot;.&quot;;[.L17];&quot;@&quot;;[.M17];&quot;.com&quot;)" office:value-type="string" office:string-value="lubomir.cermak@praha.com" calcext:value-type="string">
            <text:p>lubomir.cermak@praha.com</text:p>
          </table:table-cell>
          <table:table-cell table:formula="of:=&quot;('&quot;&amp;COM.MICROSOFT.CONCAT([.K17];&quot;.&quot;;[.L17];&quot;@&quot;;[.M17];&quot;.com&quot;)&amp;&quot;',&quot;" office:value-type="string" office:string-value="('lubomir.cermak@praha.com'," calcext:value-type="string">
            <text:p>('lubomir.cermak@praha.com',</text:p>
          </table:table-cell>
          <table:table-cell table:formula="of:=&quot;HASHBYTES('SHA2_512', '&quot;&amp;[.N17]&amp;&quot;'),&quot;" office:value-type="string" office:string-value="HASHBYTES('SHA2_512', 'zl83zgxedh')," calcext:value-type="string">
            <text:p>HASHBYTES('SHA2_512', 'zl83zgxedh'),</text:p>
          </table:table-cell>
          <table:table-cell table:formula="of:=[.O17]&amp;&quot;,&quot;" office:value-type="string" office:string-value="1," calcext:value-type="string">
            <text:p>1,</text:p>
          </table:table-cell>
          <table:table-cell table:formula="of:=[.P1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]&amp;&quot;', '&quot;&amp;[.B17]&amp;&quot;', '&quot;&amp;TEXT([.C17]; &quot;yyyy-mm-dd&quot;)&amp;&quot;', '&quot;&amp;[.D17]&amp;&quot;', &quot;&amp;IF([.E17]=&quot;Null&quot;; &quot;Null&quot;; &quot;'&quot;&amp;[.E17]&amp;&quot;'&quot;)&amp;&quot;, '&quot;&amp;[.F17]&amp;&quot;', '&quot;&amp;[.G17]&amp;&quot;', u.Id FROM Users u WHERE EmailAddress = '&quot;&amp;[.Q17]&amp;&quot;' UNION&quot;" office:value-type="string" office:string-value="SELECT 'Lubomír', 'Cermak', '1986-02-24', 'Czech', Null, 'Praha', '24 Podedvorská.', u.Id FROM Users u WHERE EmailAddress = 'lubomir.cermak@praha.com' UNION" calcext:value-type="string">
            <text:p>SELECT 'Lubomír', 'Cermak', '1986-02-24', 'Czech', Null, 'Praha', '24 Podedvorská.', u.Id FROM Users u WHERE EmailAddress = 'lubomir.cermak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0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94 Podedvorská.</text:p>
          </table:table-cell>
          <table:table-cell table:style-name="ce1" office:value-type="string" calcext:value-type="string">
            <text:p>Kvetoslav</text:p>
          </table:table-cell>
          <table:table-cell table:style-name="ce1" office:value-type="string" calcext:value-type="string">
            <text:p>Kovac</text:p>
          </table:table-cell>
          <table:table-cell table:style-name="ce1" office:value-type="string" calcext:value-type="string">
            <text:p>Praha</text:p>
          </table:table-cell>
          <table:table-cell table:formula="of:=LOWER([.H18])" office:value-type="string" office:string-value="kvetoslav" calcext:value-type="string">
            <text:p>kvetoslav</text:p>
          </table:table-cell>
          <table:table-cell table:formula="of:=LOWER([.I18])" office:value-type="string" office:string-value="kovac" calcext:value-type="string">
            <text:p>kovac</text:p>
          </table:table-cell>
          <table:table-cell table:formula="of:=LOWER([.J18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r59hnzlnh" calcext:value-type="string">
            <text:p>er59hnzl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];&quot;.&quot;;[.L18];&quot;@&quot;;[.M18];&quot;.com&quot;)" office:value-type="string" office:string-value="kvetoslav.kovac@praha.com" calcext:value-type="string">
            <text:p>kvetoslav.kovac@praha.com</text:p>
          </table:table-cell>
          <table:table-cell table:formula="of:=&quot;('&quot;&amp;COM.MICROSOFT.CONCAT([.K18];&quot;.&quot;;[.L18];&quot;@&quot;;[.M18];&quot;.com&quot;)&amp;&quot;',&quot;" office:value-type="string" office:string-value="('kvetoslav.kovac@praha.com'," calcext:value-type="string">
            <text:p>('kvetoslav.kovac@praha.com',</text:p>
          </table:table-cell>
          <table:table-cell table:formula="of:=&quot;HASHBYTES('SHA2_512', '&quot;&amp;[.N18]&amp;&quot;'),&quot;" office:value-type="string" office:string-value="HASHBYTES('SHA2_512', 'er59hnzlnh')," calcext:value-type="string">
            <text:p>HASHBYTES('SHA2_512', 'er59hnzlnh'),</text:p>
          </table:table-cell>
          <table:table-cell table:formula="of:=[.O18]&amp;&quot;,&quot;" office:value-type="string" office:string-value="1," calcext:value-type="string">
            <text:p>1,</text:p>
          </table:table-cell>
          <table:table-cell table:formula="of:=[.P1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]&amp;&quot;', '&quot;&amp;[.B18]&amp;&quot;', '&quot;&amp;TEXT([.C18]; &quot;yyyy-mm-dd&quot;)&amp;&quot;', '&quot;&amp;[.D18]&amp;&quot;', &quot;&amp;IF([.E18]=&quot;Null&quot;; &quot;Null&quot;; &quot;'&quot;&amp;[.E18]&amp;&quot;'&quot;)&amp;&quot;, '&quot;&amp;[.F18]&amp;&quot;', '&quot;&amp;[.G18]&amp;&quot;', u.Id FROM Users u WHERE EmailAddress = '&quot;&amp;[.Q18]&amp;&quot;' UNION&quot;" office:value-type="string" office:string-value="SELECT 'Květoslav', 'Kovac', '1984-03-16', 'Czech', Null, 'Praha', '294 Podedvorská.', u.Id FROM Users u WHERE EmailAddress = 'kvetoslav.kovac@praha.com' UNION" calcext:value-type="string">
            <text:p>SELECT 'Květoslav', 'Kovac', '1984-03-16', 'Czech', Null, 'Praha', '294 Podedvorská.', u.Id FROM Users u WHERE EmailAddress = 'kvetoslav.kovac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16 Šrobárova.</text:p>
          </table:table-cell>
          <table:table-cell table:style-name="ce1" office:value-type="string" calcext:value-type="string">
            <text:p>Nina</text:p>
          </table:table-cell>
          <table:table-cell table:style-name="ce1" office:value-type="string" calcext:value-type="string">
            <text:p>Novak</text:p>
          </table:table-cell>
          <table:table-cell table:style-name="ce1" office:value-type="string" calcext:value-type="string">
            <text:p>Praha</text:p>
          </table:table-cell>
          <table:table-cell table:formula="of:=LOWER([.H19])" office:value-type="string" office:string-value="nina" calcext:value-type="string">
            <text:p>nina</text:p>
          </table:table-cell>
          <table:table-cell table:formula="of:=LOWER([.I19])" office:value-type="string" office:string-value="novak" calcext:value-type="string">
            <text:p>novak</text:p>
          </table:table-cell>
          <table:table-cell table:formula="of:=LOWER([.J19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x35llmhmn" calcext:value-type="string">
            <text:p>fx35llmh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];&quot;.&quot;;[.L19];&quot;@&quot;;[.M19];&quot;.com&quot;)" office:value-type="string" office:string-value="nina.novak@praha.com" calcext:value-type="string">
            <text:p>nina.novak@praha.com</text:p>
          </table:table-cell>
          <table:table-cell table:formula="of:=&quot;('&quot;&amp;COM.MICROSOFT.CONCAT([.K19];&quot;.&quot;;[.L19];&quot;@&quot;;[.M19];&quot;.com&quot;)&amp;&quot;',&quot;" office:value-type="string" office:string-value="('nina.novak@praha.com'," calcext:value-type="string">
            <text:p>('nina.novak@praha.com',</text:p>
          </table:table-cell>
          <table:table-cell table:formula="of:=&quot;HASHBYTES('SHA2_512', '&quot;&amp;[.N19]&amp;&quot;'),&quot;" office:value-type="string" office:string-value="HASHBYTES('SHA2_512', 'fx35llmhmn')," calcext:value-type="string">
            <text:p>HASHBYTES('SHA2_512', 'fx35llmhmn'),</text:p>
          </table:table-cell>
          <table:table-cell table:formula="of:=[.O19]&amp;&quot;,&quot;" office:value-type="string" office:string-value="1," calcext:value-type="string">
            <text:p>1,</text:p>
          </table:table-cell>
          <table:table-cell table:formula="of:=[.P1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]&amp;&quot;', '&quot;&amp;[.B19]&amp;&quot;', '&quot;&amp;TEXT([.C19]; &quot;yyyy-mm-dd&quot;)&amp;&quot;', '&quot;&amp;[.D19]&amp;&quot;', &quot;&amp;IF([.E19]=&quot;Null&quot;; &quot;Null&quot;; &quot;'&quot;&amp;[.E19]&amp;&quot;'&quot;)&amp;&quot;, '&quot;&amp;[.F19]&amp;&quot;', '&quot;&amp;[.G19]&amp;&quot;', u.Id FROM Users u WHERE EmailAddress = '&quot;&amp;[.Q19]&amp;&quot;' UNION&quot;" office:value-type="string" office:string-value="SELECT 'Nina', 'Novák', '1990-07-20', 'Czech', 'Hungary', 'Praha', '16 Šrobárova.', u.Id FROM Users u WHERE EmailAddress = 'nina.novak@praha.com' UNION" calcext:value-type="string">
            <text:p>SELECT 'Nina', 'Novák', '1990-07-20', 'Czech', 'Hungary', 'Praha', '16 Šrobárova.', u.Id FROM Users u WHERE EmailAddress = 'nina.novak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54 Žerotínova 4p/23.</text:p>
          </table:table-cell>
          <table:table-cell table:style-name="ce1" office:value-type="string" calcext:value-type="string">
            <text:p>Alfred</text:p>
          </table:table-cell>
          <table:table-cell table:style-name="ce1" office:value-type="string" calcext:value-type="string">
            <text:p>Hlavacek</text:p>
          </table:table-cell>
          <table:table-cell table:style-name="ce1" office:value-type="string" calcext:value-type="string">
            <text:p>Praha</text:p>
          </table:table-cell>
          <table:table-cell table:formula="of:=LOWER([.H20])" office:value-type="string" office:string-value="alfred" calcext:value-type="string">
            <text:p>alfred</text:p>
          </table:table-cell>
          <table:table-cell table:formula="of:=LOWER([.I20])" office:value-type="string" office:string-value="hlavacek" calcext:value-type="string">
            <text:p>hlavacek</text:p>
          </table:table-cell>
          <table:table-cell table:formula="of:=LOWER([.J20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x92epcwjv" calcext:value-type="string">
            <text:p>zx92epcwj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];&quot;.&quot;;[.L20];&quot;@&quot;;[.M20];&quot;.com&quot;)" office:value-type="string" office:string-value="alfred.hlavacek@praha.com" calcext:value-type="string">
            <text:p>alfred.hlavacek@praha.com</text:p>
          </table:table-cell>
          <table:table-cell table:formula="of:=&quot;('&quot;&amp;COM.MICROSOFT.CONCAT([.K20];&quot;.&quot;;[.L20];&quot;@&quot;;[.M20];&quot;.com&quot;)&amp;&quot;',&quot;" office:value-type="string" office:string-value="('alfred.hlavacek@praha.com'," calcext:value-type="string">
            <text:p>('alfred.hlavacek@praha.com',</text:p>
          </table:table-cell>
          <table:table-cell table:formula="of:=&quot;HASHBYTES('SHA2_512', '&quot;&amp;[.N20]&amp;&quot;'),&quot;" office:value-type="string" office:string-value="HASHBYTES('SHA2_512', 'zx92epcwjv')," calcext:value-type="string">
            <text:p>HASHBYTES('SHA2_512', 'zx92epcwjv'),</text:p>
          </table:table-cell>
          <table:table-cell table:formula="of:=[.O20]&amp;&quot;,&quot;" office:value-type="string" office:string-value="1," calcext:value-type="string">
            <text:p>1,</text:p>
          </table:table-cell>
          <table:table-cell table:formula="of:=[.P2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]&amp;&quot;', '&quot;&amp;[.B20]&amp;&quot;', '&quot;&amp;TEXT([.C20]; &quot;yyyy-mm-dd&quot;)&amp;&quot;', '&quot;&amp;[.D20]&amp;&quot;', &quot;&amp;IF([.E20]=&quot;Null&quot;; &quot;Null&quot;; &quot;'&quot;&amp;[.E20]&amp;&quot;'&quot;)&amp;&quot;, '&quot;&amp;[.F20]&amp;&quot;', '&quot;&amp;[.G20]&amp;&quot;', u.Id FROM Users u WHERE EmailAddress = '&quot;&amp;[.Q20]&amp;&quot;' UNION&quot;" office:value-type="string" office:string-value="SELECT 'Alfréd', 'Hlaváček', '1986-02-24', 'Czech', Null, 'Praha', '54 Žerotínova 4p/23.', u.Id FROM Users u WHERE EmailAddress = 'alfred.hlavacek@praha.com' UNION" calcext:value-type="string">
            <text:p>SELECT 'Alfréd', 'Hlaváček', '1986-02-24', 'Czech', Null, 'Praha', '54 Žerotínova 4p/23.', u.Id FROM Users u WHERE EmailAddress = 'alfred.hlavacek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0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42 Alte Poststraße 2FB/2.</text:p>
          </table:table-cell>
          <table:table-cell table:style-name="ce1" office:value-type="string" calcext:value-type="string">
            <text:p>Thomas</text:p>
          </table:table-cell>
          <table:table-cell table:style-name="ce1" office:value-type="string" calcext:value-type="string">
            <text:p>Wolf</text:p>
          </table:table-cell>
          <table:table-cell table:style-name="ce1" office:value-type="string" calcext:value-type="string">
            <text:p>Graz</text:p>
          </table:table-cell>
          <table:table-cell table:formula="of:=LOWER([.H21])" office:value-type="string" office:string-value="thomas" calcext:value-type="string">
            <text:p>thomas</text:p>
          </table:table-cell>
          <table:table-cell table:formula="of:=LOWER([.I21])" office:value-type="string" office:string-value="wolf" calcext:value-type="string">
            <text:p>wolf</text:p>
          </table:table-cell>
          <table:table-cell table:formula="of:=LOWER([.J21])" office:value-type="string" office:string-value="graz" calcext:value-type="string">
            <text:p>gra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c14lycpsl" calcext:value-type="string">
            <text:p>tc14lycp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];&quot;.&quot;;[.L21];&quot;@&quot;;[.M21];&quot;.com&quot;)" office:value-type="string" office:string-value="thomas.wolf@graz.com" calcext:value-type="string">
            <text:p>thomas.wolf@graz.com</text:p>
          </table:table-cell>
          <table:table-cell table:formula="of:=&quot;('&quot;&amp;COM.MICROSOFT.CONCAT([.K21];&quot;.&quot;;[.L21];&quot;@&quot;;[.M21];&quot;.com&quot;)&amp;&quot;',&quot;" office:value-type="string" office:string-value="('thomas.wolf@graz.com'," calcext:value-type="string">
            <text:p>('thomas.wolf@graz.com',</text:p>
          </table:table-cell>
          <table:table-cell table:formula="of:=&quot;HASHBYTES('SHA2_512', '&quot;&amp;[.N21]&amp;&quot;'),&quot;" office:value-type="string" office:string-value="HASHBYTES('SHA2_512', 'tc14lycpsl')," calcext:value-type="string">
            <text:p>HASHBYTES('SHA2_512', 'tc14lycpsl'),</text:p>
          </table:table-cell>
          <table:table-cell table:formula="of:=[.O21]&amp;&quot;,&quot;" office:value-type="string" office:string-value="1," calcext:value-type="string">
            <text:p>1,</text:p>
          </table:table-cell>
          <table:table-cell table:formula="of:=[.P2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]&amp;&quot;', '&quot;&amp;[.B21]&amp;&quot;', '&quot;&amp;TEXT([.C21]; &quot;yyyy-mm-dd&quot;)&amp;&quot;', '&quot;&amp;[.D21]&amp;&quot;', &quot;&amp;IF([.E21]=&quot;Null&quot;; &quot;Null&quot;; &quot;'&quot;&amp;[.E21]&amp;&quot;'&quot;)&amp;&quot;, '&quot;&amp;[.F21]&amp;&quot;', '&quot;&amp;[.G21]&amp;&quot;', u.Id FROM Users u WHERE EmailAddress = '&quot;&amp;[.Q21]&amp;&quot;' UNION&quot;" office:value-type="string" office:string-value="SELECT 'Thomas', 'Wolf', '1986-11-10', 'Austria', Null, 'Graz', '142 Alte Poststraße 2FB/2.', u.Id FROM Users u WHERE EmailAddress = 'thomas.wolf@graz.com' UNION" calcext:value-type="string">
            <text:p>SELECT 'Thomas', 'Wolf', '1986-11-10', 'Austria', Null, 'Graz', '142 Alte Poststraße 2FB/2.', u.Id FROM Users u WHERE EmailAddress = 'thomas.wolf@gr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0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7 Eduard-Keil-Gasse.</text:p>
          </table:table-cell>
          <table:table-cell table:style-name="ce1" office:value-type="string" calcext:value-type="string">
            <text:p>Zuzanna</text:p>
          </table:table-cell>
          <table:table-cell table:style-name="ce1" office:value-type="string" calcext:value-type="string">
            <text:p>Ostrowski</text:p>
          </table:table-cell>
          <table:table-cell table:style-name="ce1" office:value-type="string" calcext:value-type="string">
            <text:p>Graz</text:p>
          </table:table-cell>
          <table:table-cell table:formula="of:=LOWER([.H22])" office:value-type="string" office:string-value="zuzanna" calcext:value-type="string">
            <text:p>zuzanna</text:p>
          </table:table-cell>
          <table:table-cell table:formula="of:=LOWER([.I22])" office:value-type="string" office:string-value="ostrowski" calcext:value-type="string">
            <text:p>ostrowski</text:p>
          </table:table-cell>
          <table:table-cell table:formula="of:=LOWER([.J22])" office:value-type="string" office:string-value="graz" calcext:value-type="string">
            <text:p>gra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z11aypbji" calcext:value-type="string">
            <text:p>tz11aypb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];&quot;.&quot;;[.L22];&quot;@&quot;;[.M22];&quot;.com&quot;)" office:value-type="string" office:string-value="zuzanna.ostrowski@graz.com" calcext:value-type="string">
            <text:p>zuzanna.ostrowski@graz.com</text:p>
          </table:table-cell>
          <table:table-cell table:formula="of:=&quot;('&quot;&amp;COM.MICROSOFT.CONCAT([.K22];&quot;.&quot;;[.L22];&quot;@&quot;;[.M22];&quot;.com&quot;)&amp;&quot;',&quot;" office:value-type="string" office:string-value="('zuzanna.ostrowski@graz.com'," calcext:value-type="string">
            <text:p>('zuzanna.ostrowski@graz.com',</text:p>
          </table:table-cell>
          <table:table-cell table:formula="of:=&quot;HASHBYTES('SHA2_512', '&quot;&amp;[.N22]&amp;&quot;'),&quot;" office:value-type="string" office:string-value="HASHBYTES('SHA2_512', 'tz11aypbji')," calcext:value-type="string">
            <text:p>HASHBYTES('SHA2_512', 'tz11aypbji'),</text:p>
          </table:table-cell>
          <table:table-cell table:formula="of:=[.O22]&amp;&quot;,&quot;" office:value-type="string" office:string-value="1," calcext:value-type="string">
            <text:p>1,</text:p>
          </table:table-cell>
          <table:table-cell table:formula="of:=[.P2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]&amp;&quot;', '&quot;&amp;[.B22]&amp;&quot;', '&quot;&amp;TEXT([.C22]; &quot;yyyy-mm-dd&quot;)&amp;&quot;', '&quot;&amp;[.D22]&amp;&quot;', &quot;&amp;IF([.E22]=&quot;Null&quot;; &quot;Null&quot;; &quot;'&quot;&amp;[.E22]&amp;&quot;'&quot;)&amp;&quot;, '&quot;&amp;[.F22]&amp;&quot;', '&quot;&amp;[.G22]&amp;&quot;', u.Id FROM Users u WHERE EmailAddress = '&quot;&amp;[.Q22]&amp;&quot;' UNION&quot;" office:value-type="string" office:string-value="SELECT 'Zuzanna', 'Ostrowski', '1986-08-21', 'Austria', 'Poland', 'Graz', '17 Eduard-Keil-Gasse.', u.Id FROM Users u WHERE EmailAddress = 'zuzanna.ostrowski@graz.com' UNION" calcext:value-type="string">
            <text:p>SELECT 'Zuzanna', 'Ostrowski', '1986-08-21', 'Austria', 'Poland', 'Graz', '17 Eduard-Keil-Gasse.', u.Id FROM Users u WHERE EmailAddress = 'zuzanna.ostrowski@gr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0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44 Brucknerstraße.</text:p>
          </table:table-cell>
          <table:table-cell table:style-name="ce1" office:value-type="string" calcext:value-type="string">
            <text:p>Gunther</text:p>
          </table:table-cell>
          <table:table-cell table:style-name="ce1" office:value-type="string" calcext:value-type="string">
            <text:p>Bieber</text:p>
          </table:table-cell>
          <table:table-cell table:style-name="ce1" office:value-type="string" calcext:value-type="string">
            <text:p>Graz</text:p>
          </table:table-cell>
          <table:table-cell table:formula="of:=LOWER([.H23])" office:value-type="string" office:string-value="gunther" calcext:value-type="string">
            <text:p>gunther</text:p>
          </table:table-cell>
          <table:table-cell table:formula="of:=LOWER([.I23])" office:value-type="string" office:string-value="bieber" calcext:value-type="string">
            <text:p>bieber</text:p>
          </table:table-cell>
          <table:table-cell table:formula="of:=LOWER([.J23])" office:value-type="string" office:string-value="graz" calcext:value-type="string">
            <text:p>gra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i85pzscgp" calcext:value-type="string">
            <text:p>zi85pzscg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3];&quot;.&quot;;[.L23];&quot;@&quot;;[.M23];&quot;.com&quot;)" office:value-type="string" office:string-value="gunther.bieber@graz.com" calcext:value-type="string">
            <text:p>gunther.bieber@graz.com</text:p>
          </table:table-cell>
          <table:table-cell table:formula="of:=&quot;('&quot;&amp;COM.MICROSOFT.CONCAT([.K23];&quot;.&quot;;[.L23];&quot;@&quot;;[.M23];&quot;.com&quot;)&amp;&quot;',&quot;" office:value-type="string" office:string-value="('gunther.bieber@graz.com'," calcext:value-type="string">
            <text:p>('gunther.bieber@graz.com',</text:p>
          </table:table-cell>
          <table:table-cell table:formula="of:=&quot;HASHBYTES('SHA2_512', '&quot;&amp;[.N23]&amp;&quot;'),&quot;" office:value-type="string" office:string-value="HASHBYTES('SHA2_512', 'zi85pzscgp')," calcext:value-type="string">
            <text:p>HASHBYTES('SHA2_512', 'zi85pzscgp'),</text:p>
          </table:table-cell>
          <table:table-cell table:formula="of:=[.O23]&amp;&quot;,&quot;" office:value-type="string" office:string-value="1," calcext:value-type="string">
            <text:p>1,</text:p>
          </table:table-cell>
          <table:table-cell table:formula="of:=[.P2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3]&amp;&quot;', '&quot;&amp;[.B23]&amp;&quot;', '&quot;&amp;TEXT([.C23]; &quot;yyyy-mm-dd&quot;)&amp;&quot;', '&quot;&amp;[.D23]&amp;&quot;', &quot;&amp;IF([.E23]=&quot;Null&quot;; &quot;Null&quot;; &quot;'&quot;&amp;[.E23]&amp;&quot;'&quot;)&amp;&quot;, '&quot;&amp;[.F23]&amp;&quot;', '&quot;&amp;[.G23]&amp;&quot;', u.Id FROM Users u WHERE EmailAddress = '&quot;&amp;[.Q23]&amp;&quot;' UNION&quot;" office:value-type="string" office:string-value="SELECT 'Günther', 'Bieber', '1973-11-01', 'Austria', 'Germany', 'Graz', '44 Brucknerstraße.', u.Id FROM Users u WHERE EmailAddress = 'gunther.bieber@graz.com' UNION" calcext:value-type="string">
            <text:p>SELECT 'Günther', 'Bieber', '1973-11-01', 'Austria', 'Germany', 'Graz', '44 Brucknerstraße.', u.Id FROM Users u WHERE EmailAddress = 'gunther.bieber@gr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0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smaringasse 10.</text:p>
          </table:table-cell>
          <table:table-cell table:style-name="ce1" office:value-type="string" calcext:value-type="string">
            <text:p>Ruedi</text:p>
          </table:table-cell>
          <table:table-cell table:style-name="ce1" office:value-type="string" calcext:value-type="string">
            <text:p>Kaufmann</text:p>
          </table:table-cell>
          <table:table-cell table:style-name="ce1" office:value-type="string" calcext:value-type="string">
            <text:p>Dresden</text:p>
          </table:table-cell>
          <table:table-cell table:formula="of:=LOWER([.H24])" office:value-type="string" office:string-value="ruedi" calcext:value-type="string">
            <text:p>ruedi</text:p>
          </table:table-cell>
          <table:table-cell table:formula="of:=LOWER([.I24])" office:value-type="string" office:string-value="kaufmann" calcext:value-type="string">
            <text:p>kaufmann</text:p>
          </table:table-cell>
          <table:table-cell table:formula="of:=LOWER([.J24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u13olrllr" calcext:value-type="string">
            <text:p>eu13olrll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4];&quot;.&quot;;[.L24];&quot;@&quot;;[.M24];&quot;.com&quot;)" office:value-type="string" office:string-value="ruedi.kaufmann@dresden.com" calcext:value-type="string">
            <text:p>ruedi.kaufmann@dresden.com</text:p>
          </table:table-cell>
          <table:table-cell table:formula="of:=&quot;('&quot;&amp;COM.MICROSOFT.CONCAT([.K24];&quot;.&quot;;[.L24];&quot;@&quot;;[.M24];&quot;.com&quot;)&amp;&quot;',&quot;" office:value-type="string" office:string-value="('ruedi.kaufmann@dresden.com'," calcext:value-type="string">
            <text:p>('ruedi.kaufmann@dresden.com',</text:p>
          </table:table-cell>
          <table:table-cell table:formula="of:=&quot;HASHBYTES('SHA2_512', '&quot;&amp;[.N24]&amp;&quot;'),&quot;" office:value-type="string" office:string-value="HASHBYTES('SHA2_512', 'eu13olrllr')," calcext:value-type="string">
            <text:p>HASHBYTES('SHA2_512', 'eu13olrllr'),</text:p>
          </table:table-cell>
          <table:table-cell table:formula="of:=[.O24]&amp;&quot;,&quot;" office:value-type="string" office:string-value="1," calcext:value-type="string">
            <text:p>1,</text:p>
          </table:table-cell>
          <table:table-cell table:formula="of:=[.P2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4]&amp;&quot;', '&quot;&amp;[.B24]&amp;&quot;', '&quot;&amp;TEXT([.C24]; &quot;yyyy-mm-dd&quot;)&amp;&quot;', '&quot;&amp;[.D24]&amp;&quot;', &quot;&amp;IF([.E24]=&quot;Null&quot;; &quot;Null&quot;; &quot;'&quot;&amp;[.E24]&amp;&quot;'&quot;)&amp;&quot;, '&quot;&amp;[.F24]&amp;&quot;', '&quot;&amp;[.G24]&amp;&quot;', u.Id FROM Users u WHERE EmailAddress = '&quot;&amp;[.Q24]&amp;&quot;' UNION&quot;" office:value-type="string" office:string-value="SELECT 'Ruedi', 'Kaufmann', '1983-12-01', 'Germany', 'Austria', 'Dresden', 'Rosmaringasse 10.', u.Id FROM Users u WHERE EmailAddress = 'ruedi.kaufmann@dresden.com' UNION" calcext:value-type="string">
            <text:p>SELECT 'Ruedi', 'Kaufmann', '1983-12-01', 'Germany', 'Austria', 'Dresden', 'Rosmaringasse 10.', u.Id FROM Users u WHERE EmailAddress = 'ruedi.kaufman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0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eidnitzer Str. 13.</text:p>
          </table:table-cell>
          <table:table-cell table:style-name="ce1" office:value-type="string" calcext:value-type="string">
            <text:p>Kristin</text:p>
          </table:table-cell>
          <table:table-cell table:style-name="ce1" office:value-type="string" calcext:value-type="string">
            <text:p>Muller</text:p>
          </table:table-cell>
          <table:table-cell table:style-name="ce1" office:value-type="string" calcext:value-type="string">
            <text:p>Dresden</text:p>
          </table:table-cell>
          <table:table-cell table:formula="of:=LOWER([.H25])" office:value-type="string" office:string-value="kristin" calcext:value-type="string">
            <text:p>kristin</text:p>
          </table:table-cell>
          <table:table-cell table:formula="of:=LOWER([.I25])" office:value-type="string" office:string-value="muller" calcext:value-type="string">
            <text:p>muller</text:p>
          </table:table-cell>
          <table:table-cell table:formula="of:=LOWER([.J25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r21xrubaw" calcext:value-type="string">
            <text:p>mr21xrub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5];&quot;.&quot;;[.L25];&quot;@&quot;;[.M25];&quot;.com&quot;)" office:value-type="string" office:string-value="kristin.muller@dresden.com" calcext:value-type="string">
            <text:p>kristin.muller@dresden.com</text:p>
          </table:table-cell>
          <table:table-cell table:formula="of:=&quot;('&quot;&amp;COM.MICROSOFT.CONCAT([.K25];&quot;.&quot;;[.L25];&quot;@&quot;;[.M25];&quot;.com&quot;)&amp;&quot;',&quot;" office:value-type="string" office:string-value="('kristin.muller@dresden.com'," calcext:value-type="string">
            <text:p>('kristin.muller@dresden.com',</text:p>
          </table:table-cell>
          <table:table-cell table:formula="of:=&quot;HASHBYTES('SHA2_512', '&quot;&amp;[.N25]&amp;&quot;'),&quot;" office:value-type="string" office:string-value="HASHBYTES('SHA2_512', 'mr21xrubaw')," calcext:value-type="string">
            <text:p>HASHBYTES('SHA2_512', 'mr21xrubaw'),</text:p>
          </table:table-cell>
          <table:table-cell table:formula="of:=[.O25]&amp;&quot;,&quot;" office:value-type="string" office:string-value="1," calcext:value-type="string">
            <text:p>1,</text:p>
          </table:table-cell>
          <table:table-cell table:formula="of:=[.P2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5]&amp;&quot;', '&quot;&amp;[.B25]&amp;&quot;', '&quot;&amp;TEXT([.C25]; &quot;yyyy-mm-dd&quot;)&amp;&quot;', '&quot;&amp;[.D25]&amp;&quot;', &quot;&amp;IF([.E25]=&quot;Null&quot;; &quot;Null&quot;; &quot;'&quot;&amp;[.E25]&amp;&quot;'&quot;)&amp;&quot;, '&quot;&amp;[.F25]&amp;&quot;', '&quot;&amp;[.G25]&amp;&quot;', u.Id FROM Users u WHERE EmailAddress = '&quot;&amp;[.Q25]&amp;&quot;' UNION&quot;" office:value-type="string" office:string-value="SELECT 'Kristin', 'Muller', '1991-10-06', 'Germany', 'France', 'Dresden', 'Seidnitzer Str. 13.', u.Id FROM Users u WHERE EmailAddress = 'kristin.muller@dresden.com' UNION" calcext:value-type="string">
            <text:p>SELECT 'Kristin', 'Muller', '1991-10-06', 'Germany', 'France', 'Dresden', 'Seidnitzer Str. 13.', u.Id FROM Users u WHERE EmailAddress = 'kristin.mull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0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Mierendorffstraße 11 3FB/2.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Hofmann</text:p>
          </table:table-cell>
          <table:table-cell table:style-name="ce1" office:value-type="string" calcext:value-type="string">
            <text:p>Leipzig</text:p>
          </table:table-cell>
          <table:table-cell table:formula="of:=LOWER([.H26])" office:value-type="string" office:string-value="simon" calcext:value-type="string">
            <text:p>simon</text:p>
          </table:table-cell>
          <table:table-cell table:formula="of:=LOWER([.I26])" office:value-type="string" office:string-value="hofmann" calcext:value-type="string">
            <text:p>hofmann</text:p>
          </table:table-cell>
          <table:table-cell table:formula="of:=LOWER([.J26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x86iksyeo" calcext:value-type="string">
            <text:p>nx86iksy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6];&quot;.&quot;;[.L26];&quot;@&quot;;[.M26];&quot;.com&quot;)" office:value-type="string" office:string-value="simon.hofmann@leipzig.com" calcext:value-type="string">
            <text:p>simon.hofmann@leipzig.com</text:p>
          </table:table-cell>
          <table:table-cell table:formula="of:=&quot;('&quot;&amp;COM.MICROSOFT.CONCAT([.K26];&quot;.&quot;;[.L26];&quot;@&quot;;[.M26];&quot;.com&quot;)&amp;&quot;',&quot;" office:value-type="string" office:string-value="('simon.hofmann@leipzig.com'," calcext:value-type="string">
            <text:p>('simon.hofmann@leipzig.com',</text:p>
          </table:table-cell>
          <table:table-cell table:formula="of:=&quot;HASHBYTES('SHA2_512', '&quot;&amp;[.N26]&amp;&quot;'),&quot;" office:value-type="string" office:string-value="HASHBYTES('SHA2_512', 'nx86iksyeo')," calcext:value-type="string">
            <text:p>HASHBYTES('SHA2_512', 'nx86iksyeo'),</text:p>
          </table:table-cell>
          <table:table-cell table:formula="of:=[.O26]&amp;&quot;,&quot;" office:value-type="string" office:string-value="1," calcext:value-type="string">
            <text:p>1,</text:p>
          </table:table-cell>
          <table:table-cell table:formula="of:=[.P2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6]&amp;&quot;', '&quot;&amp;[.B26]&amp;&quot;', '&quot;&amp;TEXT([.C26]; &quot;yyyy-mm-dd&quot;)&amp;&quot;', '&quot;&amp;[.D26]&amp;&quot;', &quot;&amp;IF([.E26]=&quot;Null&quot;; &quot;Null&quot;; &quot;'&quot;&amp;[.E26]&amp;&quot;'&quot;)&amp;&quot;, '&quot;&amp;[.F26]&amp;&quot;', '&quot;&amp;[.G26]&amp;&quot;', u.Id FROM Users u WHERE EmailAddress = '&quot;&amp;[.Q26]&amp;&quot;' UNION&quot;" office:value-type="string" office:string-value="SELECT 'Simon', 'Hofmann', '1978-09-30', 'Germany', Null, 'Leipzig', 'Mierendorffstraße 11 3FB/2.', u.Id FROM Users u WHERE EmailAddress = 'simon.hofmann@leipzig.com' UNION" calcext:value-type="string">
            <text:p>SELECT 'Simon', 'Hofmann', '1978-09-30', 'Germany', Null, 'Leipzig', 'Mierendorffstraße 11 3FB/2.', u.Id FROM Users u WHERE EmailAddress = 'simon.hofman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0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Paul-Gruner-Straße 50 1FB/1.</text:p>
          </table:table-cell>
          <table:table-cell table:style-name="ce1" office:value-type="string" calcext:value-type="string">
            <text:p>Roger</text:p>
          </table:table-cell>
          <table:table-cell table:style-name="ce1" office:value-type="string" calcext:value-type="string">
            <text:p>Burgstaller</text:p>
          </table:table-cell>
          <table:table-cell table:style-name="ce1" office:value-type="string" calcext:value-type="string">
            <text:p>Leipzig</text:p>
          </table:table-cell>
          <table:table-cell table:formula="of:=LOWER([.H27])" office:value-type="string" office:string-value="roger" calcext:value-type="string">
            <text:p>roger</text:p>
          </table:table-cell>
          <table:table-cell table:formula="of:=LOWER([.I27])" office:value-type="string" office:string-value="burgstaller" calcext:value-type="string">
            <text:p>burgstaller</text:p>
          </table:table-cell>
          <table:table-cell table:formula="of:=LOWER([.J27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q17tnipii" calcext:value-type="string">
            <text:p>rq17tnip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7];&quot;.&quot;;[.L27];&quot;@&quot;;[.M27];&quot;.com&quot;)" office:value-type="string" office:string-value="roger.burgstaller@leipzig.com" calcext:value-type="string">
            <text:p>roger.burgstaller@leipzig.com</text:p>
          </table:table-cell>
          <table:table-cell table:formula="of:=&quot;('&quot;&amp;COM.MICROSOFT.CONCAT([.K27];&quot;.&quot;;[.L27];&quot;@&quot;;[.M27];&quot;.com&quot;)&amp;&quot;',&quot;" office:value-type="string" office:string-value="('roger.burgstaller@leipzig.com'," calcext:value-type="string">
            <text:p>('roger.burgstaller@leipzig.com',</text:p>
          </table:table-cell>
          <table:table-cell table:formula="of:=&quot;HASHBYTES('SHA2_512', '&quot;&amp;[.N27]&amp;&quot;'),&quot;" office:value-type="string" office:string-value="HASHBYTES('SHA2_512', 'rq17tnipii')," calcext:value-type="string">
            <text:p>HASHBYTES('SHA2_512', 'rq17tnipii'),</text:p>
          </table:table-cell>
          <table:table-cell table:formula="of:=[.O27]&amp;&quot;,&quot;" office:value-type="string" office:string-value="1," calcext:value-type="string">
            <text:p>1,</text:p>
          </table:table-cell>
          <table:table-cell table:formula="of:=[.P2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7]&amp;&quot;', '&quot;&amp;[.B27]&amp;&quot;', '&quot;&amp;TEXT([.C27]; &quot;yyyy-mm-dd&quot;)&amp;&quot;', '&quot;&amp;[.D27]&amp;&quot;', &quot;&amp;IF([.E27]=&quot;Null&quot;; &quot;Null&quot;; &quot;'&quot;&amp;[.E27]&amp;&quot;'&quot;)&amp;&quot;, '&quot;&amp;[.F27]&amp;&quot;', '&quot;&amp;[.G27]&amp;&quot;', u.Id FROM Users u WHERE EmailAddress = '&quot;&amp;[.Q27]&amp;&quot;' UNION&quot;" office:value-type="string" office:string-value="SELECT 'Roger', 'Burgstaller', '1971-03-31', 'Germany', Null, 'Leipzig', 'Paul-Gruner-Straße 50 1FB/1.', u.Id FROM Users u WHERE EmailAddress = 'roger.burgstaller@leipzig.com' UNION" calcext:value-type="string">
            <text:p>SELECT 'Roger', 'Burgstaller', '1971-03-31', 'Germany', Null, 'Leipzig', 'Paul-Gruner-Straße 50 1FB/1.', u.Id FROM Users u WHERE EmailAddress = 'roger.burgstall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0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Goppelner Straße 15.</text:p>
          </table:table-cell>
          <table:table-cell table:style-name="ce1" office:value-type="string" calcext:value-type="string">
            <text:p>Rudinger</text:p>
          </table:table-cell>
          <table:table-cell table:style-name="ce1" office:value-type="string" calcext:value-type="string">
            <text:p>Hahn</text:p>
          </table:table-cell>
          <table:table-cell table:style-name="ce1" office:value-type="string" calcext:value-type="string">
            <text:p>Bannerwitz</text:p>
          </table:table-cell>
          <table:table-cell table:formula="of:=LOWER([.H28])" office:value-type="string" office:string-value="rudinger" calcext:value-type="string">
            <text:p>rudinger</text:p>
          </table:table-cell>
          <table:table-cell table:formula="of:=LOWER([.I28])" office:value-type="string" office:string-value="hahn" calcext:value-type="string">
            <text:p>hahn</text:p>
          </table:table-cell>
          <table:table-cell table:formula="of:=LOWER([.J28])" office:value-type="string" office:string-value="bannerwitz" calcext:value-type="string">
            <text:p>bannerwit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f83owhnfw" calcext:value-type="string">
            <text:p>yf83owhnf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8];&quot;.&quot;;[.L28];&quot;@&quot;;[.M28];&quot;.com&quot;)" office:value-type="string" office:string-value="rudinger.hahn@bannerwitz.com" calcext:value-type="string">
            <text:p>rudinger.hahn@bannerwitz.com</text:p>
          </table:table-cell>
          <table:table-cell table:formula="of:=&quot;('&quot;&amp;COM.MICROSOFT.CONCAT([.K28];&quot;.&quot;;[.L28];&quot;@&quot;;[.M28];&quot;.com&quot;)&amp;&quot;',&quot;" office:value-type="string" office:string-value="('rudinger.hahn@bannerwitz.com'," calcext:value-type="string">
            <text:p>('rudinger.hahn@bannerwitz.com',</text:p>
          </table:table-cell>
          <table:table-cell table:formula="of:=&quot;HASHBYTES('SHA2_512', '&quot;&amp;[.N28]&amp;&quot;'),&quot;" office:value-type="string" office:string-value="HASHBYTES('SHA2_512', 'yf83owhnfw')," calcext:value-type="string">
            <text:p>HASHBYTES('SHA2_512', 'yf83owhnfw'),</text:p>
          </table:table-cell>
          <table:table-cell table:formula="of:=[.O28]&amp;&quot;,&quot;" office:value-type="string" office:string-value="1," calcext:value-type="string">
            <text:p>1,</text:p>
          </table:table-cell>
          <table:table-cell table:formula="of:=[.P2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8]&amp;&quot;', '&quot;&amp;[.B28]&amp;&quot;', '&quot;&amp;TEXT([.C28]; &quot;yyyy-mm-dd&quot;)&amp;&quot;', '&quot;&amp;[.D28]&amp;&quot;', &quot;&amp;IF([.E28]=&quot;Null&quot;; &quot;Null&quot;; &quot;'&quot;&amp;[.E28]&amp;&quot;'&quot;)&amp;&quot;, '&quot;&amp;[.F28]&amp;&quot;', '&quot;&amp;[.G28]&amp;&quot;', u.Id FROM Users u WHERE EmailAddress = '&quot;&amp;[.Q28]&amp;&quot;' UNION&quot;" office:value-type="string" office:string-value="SELECT 'Rüdinger', 'Hahn', '1968-01-24', 'Germany', Null, 'Bannerwitz', 'Goppelner Straße 15.', u.Id FROM Users u WHERE EmailAddress = 'rudinger.hahn@bannerwitz.com' UNION" calcext:value-type="string">
            <text:p>SELECT 'Rüdinger', 'Hahn', '1968-01-24', 'Germany', Null, 'Bannerwitz', 'Goppelner Straße 15.', u.Id FROM Users u WHERE EmailAddress = 'rudinger.hahn@bannerwit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Tóth</text:p>
          </table:table-cell>
          <table:table-cell table:style-name="ce10" office:value-type="date" office:date-value="2010-06-14" calcext:value-type="date">
            <text:p>2010-06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88.</text:p>
          </table:table-cell>
          <table:table-cell table:style-name="ce1" office:value-type="string" calcext:value-type="string">
            <text:p>Aniko</text:p>
          </table:table-cell>
          <table:table-cell table:style-name="ce1" office:value-type="string" calcext:value-type="string">
            <text:p>Toth</text:p>
          </table:table-cell>
          <table:table-cell table:style-name="ce1" office:value-type="string" calcext:value-type="string">
            <text:p>Hajdunanas</text:p>
          </table:table-cell>
          <table:table-cell table:formula="of:=LOWER([.H29])" office:value-type="string" office:string-value="aniko" calcext:value-type="string">
            <text:p>aniko</text:p>
          </table:table-cell>
          <table:table-cell table:formula="of:=LOWER([.I29])" office:value-type="string" office:string-value="toth" calcext:value-type="string">
            <text:p>toth</text:p>
          </table:table-cell>
          <table:table-cell table:formula="of:=LOWER([.J2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r26wsdxtt" calcext:value-type="string">
            <text:p>er26wsdx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9];&quot;.&quot;;[.L29];&quot;@&quot;;[.M29];&quot;.com&quot;)" office:value-type="string" office:string-value="aniko.toth@hajdunanas.com" calcext:value-type="string">
            <text:p>aniko.toth@hajdunanas.com</text:p>
          </table:table-cell>
          <table:table-cell table:formula="of:=&quot;('&quot;&amp;COM.MICROSOFT.CONCAT([.K29];&quot;.&quot;;[.L29];&quot;@&quot;;[.M29];&quot;.com&quot;)&amp;&quot;',&quot;" office:value-type="string" office:string-value="('aniko.toth@hajdunanas.com'," calcext:value-type="string">
            <text:p>('aniko.toth@hajdunanas.com',</text:p>
          </table:table-cell>
          <table:table-cell table:formula="of:=&quot;HASHBYTES('SHA2_512', '&quot;&amp;[.N29]&amp;&quot;'),&quot;" office:value-type="string" office:string-value="HASHBYTES('SHA2_512', 'er26wsdxtt')," calcext:value-type="string">
            <text:p>HASHBYTES('SHA2_512', 'er26wsdxtt'),</text:p>
          </table:table-cell>
          <table:table-cell table:formula="of:=[.O29]&amp;&quot;,&quot;" office:value-type="string" office:string-value="1," calcext:value-type="string">
            <text:p>1,</text:p>
          </table:table-cell>
          <table:table-cell table:formula="of:=[.P2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9]&amp;&quot;', '&quot;&amp;[.B29]&amp;&quot;', '&quot;&amp;TEXT([.C29]; &quot;yyyy-mm-dd&quot;)&amp;&quot;', '&quot;&amp;[.D29]&amp;&quot;', &quot;&amp;IF([.E29]=&quot;Null&quot;; &quot;Null&quot;; &quot;'&quot;&amp;[.E29]&amp;&quot;'&quot;)&amp;&quot;, '&quot;&amp;[.F29]&amp;&quot;', '&quot;&amp;[.G29]&amp;&quot;', u.Id FROM Users u WHERE EmailAddress = '&quot;&amp;[.Q29]&amp;&quot;' UNION&quot;" office:value-type="string" office:string-value="SELECT 'Anikó', 'Tóth', '2010-06-14', 'Hungary', Null, 'Hajdúnánás', 'Hegyalja út 88.', u.Id FROM Users u WHERE EmailAddress = 'aniko.toth@hajdunanas.com' UNION" calcext:value-type="string">
            <text:p>SELECT 'Anikó', 'Tóth', '2010-06-14', 'Hungary', Null, 'Hajdúnánás', 'Hegyalja út 88.', u.Id FROM Users u WHERE EmailAddress = 'aniko.toth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10" office:value-type="date" office:date-value="2004-01-09" calcext:value-type="date">
            <text:p>2004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Rákóczi út 15.</text:p>
          </table:table-cell>
          <table:table-cell table:style-name="ce1" office:value-type="string" calcext:value-type="string">
            <text:p>Veronika</text:p>
          </table:table-cell>
          <table:table-cell table:style-name="ce1" office:value-type="string" calcext:value-type="string">
            <text:p>Szoke</text:p>
          </table:table-cell>
          <table:table-cell table:style-name="ce1" office:value-type="string" calcext:value-type="string">
            <text:p>Hajdunanas</text:p>
          </table:table-cell>
          <table:table-cell table:formula="of:=LOWER([.H30])" office:value-type="string" office:string-value="veronika" calcext:value-type="string">
            <text:p>veronika</text:p>
          </table:table-cell>
          <table:table-cell table:formula="of:=LOWER([.I30])" office:value-type="string" office:string-value="szoke" calcext:value-type="string">
            <text:p>szoke</text:p>
          </table:table-cell>
          <table:table-cell table:formula="of:=LOWER([.J30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m12carkbr" calcext:value-type="string">
            <text:p>fm12cark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0];&quot;.&quot;;[.L30];&quot;@&quot;;[.M30];&quot;.com&quot;)" office:value-type="string" office:string-value="veronika.szoke@hajdunanas.com" calcext:value-type="string">
            <text:p>veronika.szoke@hajdunanas.com</text:p>
          </table:table-cell>
          <table:table-cell table:formula="of:=&quot;('&quot;&amp;COM.MICROSOFT.CONCAT([.K30];&quot;.&quot;;[.L30];&quot;@&quot;;[.M30];&quot;.com&quot;)&amp;&quot;',&quot;" office:value-type="string" office:string-value="('veronika.szoke@hajdunanas.com'," calcext:value-type="string">
            <text:p>('veronika.szoke@hajdunanas.com',</text:p>
          </table:table-cell>
          <table:table-cell table:formula="of:=&quot;HASHBYTES('SHA2_512', '&quot;&amp;[.N30]&amp;&quot;'),&quot;" office:value-type="string" office:string-value="HASHBYTES('SHA2_512', 'fm12carkbr')," calcext:value-type="string">
            <text:p>HASHBYTES('SHA2_512', 'fm12carkbr'),</text:p>
          </table:table-cell>
          <table:table-cell table:formula="of:=[.O30]&amp;&quot;,&quot;" office:value-type="string" office:string-value="1," calcext:value-type="string">
            <text:p>1,</text:p>
          </table:table-cell>
          <table:table-cell table:formula="of:=[.P30]&amp;&quot;),&quot;" office:value-type="string" office:string-value="NULL)," calcext:value-type="string">
            <text:p>NULL),</text:p>
          </table:table-cell>
          <table:table-cell/>
          <table:table-cell table:formula="of:=&quot;SELECT '&quot;&amp;[.A30]&amp;&quot;', '&quot;&amp;[.B30]&amp;&quot;', '&quot;&amp;TEXT([.C30]; &quot;yyyy-mm-dd&quot;)&amp;&quot;', '&quot;&amp;[.D30]&amp;&quot;', &quot;&amp;IF([.E30]=&quot;Null&quot;; &quot;Null&quot;; &quot;'&quot;&amp;[.E30]&amp;&quot;'&quot;)&amp;&quot;, '&quot;&amp;[.F30]&amp;&quot;', '&quot;&amp;[.G30]&amp;&quot;', u.Id FROM Users u WHERE EmailAddress = '&quot;&amp;[.Q30]&amp;&quot;' UNION&quot;" office:value-type="string" office:string-value="SELECT 'Veronika', 'Szőke', '2004-01-09', 'Hungary', Null, 'Hajdúnánás', 'Rákóczi út 15.', u.Id FROM Users u WHERE EmailAddress = 'veronika.szoke@hajdunanas.com' UNION" calcext:value-type="string">
            <text:p>SELECT 'Veronika', 'Szőke', '2004-01-09', 'Hungary', Null, 'Hajdúnánás', 'Rákóczi út 15.', u.Id FROM Users u WHERE EmailAddress = 'veronika.szoke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10" office:value-type="date" office:date-value="2009-05-02" calcext:value-type="date">
            <text:p>2009-05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36.</text:p>
          </table:table-cell>
          <table:table-cell table:style-name="ce1" office:value-type="string" calcext:value-type="string">
            <text:p>Szabina</text:p>
          </table:table-cell>
          <table:table-cell table:style-name="ce1" office:value-type="string" calcext:value-type="string">
            <text:p>Illes</text:p>
          </table:table-cell>
          <table:table-cell table:style-name="ce1" office:value-type="string" calcext:value-type="string">
            <text:p>Hajdunanas</text:p>
          </table:table-cell>
          <table:table-cell table:formula="of:=LOWER([.H31])" office:value-type="string" office:string-value="szabina" calcext:value-type="string">
            <text:p>szabina</text:p>
          </table:table-cell>
          <table:table-cell table:formula="of:=LOWER([.I31])" office:value-type="string" office:string-value="illes" calcext:value-type="string">
            <text:p>illes</text:p>
          </table:table-cell>
          <table:table-cell table:formula="of:=LOWER([.J31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c9estjkw" calcext:value-type="string">
            <text:p>vc9estj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1];&quot;.&quot;;[.L31];&quot;@&quot;;[.M31];&quot;.com&quot;)" office:value-type="string" office:string-value="szabina.illes@hajdunanas.com" calcext:value-type="string">
            <text:p>szabina.illes@hajdunanas.com</text:p>
          </table:table-cell>
          <table:table-cell table:formula="of:=&quot;('&quot;&amp;COM.MICROSOFT.CONCAT([.K31];&quot;.&quot;;[.L31];&quot;@&quot;;[.M31];&quot;.com&quot;)&amp;&quot;',&quot;" office:value-type="string" office:string-value="('szabina.illes@hajdunanas.com'," calcext:value-type="string">
            <text:p>('szabina.illes@hajdunanas.com',</text:p>
          </table:table-cell>
          <table:table-cell table:formula="of:=&quot;HASHBYTES('SHA2_512', '&quot;&amp;[.N31]&amp;&quot;'),&quot;" office:value-type="string" office:string-value="HASHBYTES('SHA2_512', 'vc9estjkw')," calcext:value-type="string">
            <text:p>HASHBYTES('SHA2_512', 'vc9estjkw'),</text:p>
          </table:table-cell>
          <table:table-cell table:formula="of:=[.O31]&amp;&quot;,&quot;" office:value-type="string" office:string-value="1," calcext:value-type="string">
            <text:p>1,</text:p>
          </table:table-cell>
          <table:table-cell table:formula="of:=[.P31]&amp;&quot;),&quot;" office:value-type="string" office:string-value="NULL)," calcext:value-type="string">
            <text:p>NULL),</text:p>
          </table:table-cell>
          <table:table-cell/>
          <table:table-cell table:formula="of:=&quot;SELECT '&quot;&amp;[.A31]&amp;&quot;', '&quot;&amp;[.B31]&amp;&quot;', '&quot;&amp;TEXT([.C31]; &quot;yyyy-mm-dd&quot;)&amp;&quot;', '&quot;&amp;[.D31]&amp;&quot;', &quot;&amp;IF([.E31]=&quot;Null&quot;; &quot;Null&quot;; &quot;'&quot;&amp;[.E31]&amp;&quot;'&quot;)&amp;&quot;, '&quot;&amp;[.F31]&amp;&quot;', '&quot;&amp;[.G31]&amp;&quot;', u.Id FROM Users u WHERE EmailAddress = '&quot;&amp;[.Q31]&amp;&quot;' UNION&quot;" office:value-type="string" office:string-value="SELECT 'Szabina', 'Illés', '2009-05-02', 'Hungary', Null, 'Hajdúnánás', 'Hegyalja út 36.', u.Id FROM Users u WHERE EmailAddress = 'szabina.illes@hajdunanas.com' UNION" calcext:value-type="string">
            <text:p>SELECT 'Szabina', 'Illés', '2009-05-02', 'Hungary', Null, 'Hajdúnánás', 'Hegyalja út 36.', u.Id FROM Users u WHERE EmailAddress = 'szabina.ille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10" office:value-type="date" office:date-value="2004-04-03" calcext:value-type="date">
            <text:p>2004-04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ompa u. 56.</text:p>
          </table:table-cell>
          <table:table-cell table:style-name="ce1" office:value-type="string" calcext:value-type="string">
            <text:p>Viktoria</text:p>
          </table:table-cell>
          <table:table-cell table:style-name="ce1" office:value-type="string" calcext:value-type="string">
            <text:p>Dobos</text:p>
          </table:table-cell>
          <table:table-cell table:style-name="ce1" office:value-type="string" calcext:value-type="string">
            <text:p>Hajdunanas</text:p>
          </table:table-cell>
          <table:table-cell table:formula="of:=LOWER([.H32])" office:value-type="string" office:string-value="viktoria" calcext:value-type="string">
            <text:p>viktoria</text:p>
          </table:table-cell>
          <table:table-cell table:formula="of:=LOWER([.I32])" office:value-type="string" office:string-value="dobos" calcext:value-type="string">
            <text:p>dobos</text:p>
          </table:table-cell>
          <table:table-cell table:formula="of:=LOWER([.J32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g71izfnsi" calcext:value-type="string">
            <text:p>kg71izfn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2];&quot;.&quot;;[.L32];&quot;@&quot;;[.M32];&quot;.com&quot;)" office:value-type="string" office:string-value="viktoria.dobos@hajdunanas.com" calcext:value-type="string">
            <text:p>viktoria.dobos@hajdunanas.com</text:p>
          </table:table-cell>
          <table:table-cell table:formula="of:=&quot;('&quot;&amp;COM.MICROSOFT.CONCAT([.K32];&quot;.&quot;;[.L32];&quot;@&quot;;[.M32];&quot;.com&quot;)&amp;&quot;',&quot;" office:value-type="string" office:string-value="('viktoria.dobos@hajdunanas.com'," calcext:value-type="string">
            <text:p>('viktoria.dobos@hajdunanas.com',</text:p>
          </table:table-cell>
          <table:table-cell table:formula="of:=&quot;HASHBYTES('SHA2_512', '&quot;&amp;[.N32]&amp;&quot;'),&quot;" office:value-type="string" office:string-value="HASHBYTES('SHA2_512', 'kg71izfnsi')," calcext:value-type="string">
            <text:p>HASHBYTES('SHA2_512', 'kg71izfnsi'),</text:p>
          </table:table-cell>
          <table:table-cell table:formula="of:=[.O32]&amp;&quot;,&quot;" office:value-type="string" office:string-value="1," calcext:value-type="string">
            <text:p>1,</text:p>
          </table:table-cell>
          <table:table-cell table:formula="of:=[.P32]&amp;&quot;),&quot;" office:value-type="string" office:string-value="NULL)," calcext:value-type="string">
            <text:p>NULL),</text:p>
          </table:table-cell>
          <table:table-cell/>
          <table:table-cell table:formula="of:=&quot;SELECT '&quot;&amp;[.A32]&amp;&quot;', '&quot;&amp;[.B32]&amp;&quot;', '&quot;&amp;TEXT([.C32]; &quot;yyyy-mm-dd&quot;)&amp;&quot;', '&quot;&amp;[.D32]&amp;&quot;', &quot;&amp;IF([.E32]=&quot;Null&quot;; &quot;Null&quot;; &quot;'&quot;&amp;[.E32]&amp;&quot;'&quot;)&amp;&quot;, '&quot;&amp;[.F32]&amp;&quot;', '&quot;&amp;[.G32]&amp;&quot;', u.Id FROM Users u WHERE EmailAddress = '&quot;&amp;[.Q32]&amp;&quot;' UNION&quot;" office:value-type="string" office:string-value="SELECT 'Viktória', 'Dobos', '2004-04-03', 'Hungary', Null, 'Hajdúnánás', 'Tompa u. 56.', u.Id FROM Users u WHERE EmailAddress = 'viktoria.dobos@hajdunanas.com' UNION" calcext:value-type="string">
            <text:p>SELECT 'Viktória', 'Dobos', '2004-04-03', 'Hungary', Null, 'Hajdúnánás', 'Tompa u. 56.', u.Id FROM Users u WHERE EmailAddress = 'viktoria.dobo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10" office:value-type="date" office:date-value="2010-12-24" calcext:value-type="date">
            <text:p>2010-1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mán Imre u. 44.</text:p>
          </table:table-cell>
          <table:table-cell table:style-name="ce1" office:value-type="string" calcext:value-type="string">
            <text:p>Ivett</text:p>
          </table:table-cell>
          <table:table-cell table:style-name="ce1" office:value-type="string" calcext:value-type="string">
            <text:p>Kozma</text:p>
          </table:table-cell>
          <table:table-cell table:style-name="ce1" office:value-type="string" calcext:value-type="string">
            <text:p>Hajdunanas</text:p>
          </table:table-cell>
          <table:table-cell table:formula="of:=LOWER([.H33])" office:value-type="string" office:string-value="ivett" calcext:value-type="string">
            <text:p>ivett</text:p>
          </table:table-cell>
          <table:table-cell table:formula="of:=LOWER([.I33])" office:value-type="string" office:string-value="kozma" calcext:value-type="string">
            <text:p>kozma</text:p>
          </table:table-cell>
          <table:table-cell table:formula="of:=LOWER([.J33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w30qpugar" calcext:value-type="string">
            <text:p>rw30qp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3];&quot;.&quot;;[.L33];&quot;@&quot;;[.M33];&quot;.com&quot;)" office:value-type="string" office:string-value="ivett.kozma@hajdunanas.com" calcext:value-type="string">
            <text:p>ivett.kozma@hajdunanas.com</text:p>
          </table:table-cell>
          <table:table-cell table:formula="of:=&quot;('&quot;&amp;COM.MICROSOFT.CONCAT([.K33];&quot;.&quot;;[.L33];&quot;@&quot;;[.M33];&quot;.com&quot;)&amp;&quot;',&quot;" office:value-type="string" office:string-value="('ivett.kozma@hajdunanas.com'," calcext:value-type="string">
            <text:p>('ivett.kozma@hajdunanas.com',</text:p>
          </table:table-cell>
          <table:table-cell table:formula="of:=&quot;HASHBYTES('SHA2_512', '&quot;&amp;[.N33]&amp;&quot;'),&quot;" office:value-type="string" office:string-value="HASHBYTES('SHA2_512', 'rw30qpugar')," calcext:value-type="string">
            <text:p>HASHBYTES('SHA2_512', 'rw30qpugar'),</text:p>
          </table:table-cell>
          <table:table-cell table:formula="of:=[.O33]&amp;&quot;,&quot;" office:value-type="string" office:string-value="1," calcext:value-type="string">
            <text:p>1,</text:p>
          </table:table-cell>
          <table:table-cell table:formula="of:=[.P33]&amp;&quot;),&quot;" office:value-type="string" office:string-value="NULL)," calcext:value-type="string">
            <text:p>NULL),</text:p>
          </table:table-cell>
          <table:table-cell/>
          <table:table-cell table:formula="of:=&quot;SELECT '&quot;&amp;[.A33]&amp;&quot;', '&quot;&amp;[.B33]&amp;&quot;', '&quot;&amp;TEXT([.C33]; &quot;yyyy-mm-dd&quot;)&amp;&quot;', '&quot;&amp;[.D33]&amp;&quot;', &quot;&amp;IF([.E33]=&quot;Null&quot;; &quot;Null&quot;; &quot;'&quot;&amp;[.E33]&amp;&quot;'&quot;)&amp;&quot;, '&quot;&amp;[.F33]&amp;&quot;', '&quot;&amp;[.G33]&amp;&quot;', u.Id FROM Users u WHERE EmailAddress = '&quot;&amp;[.Q33]&amp;&quot;' UNION&quot;" office:value-type="string" office:string-value="SELECT 'Ivett', 'Kozma', '2010-12-24', 'Hungary', Null, 'Hajdúnánás', 'Kálmán Imre u. 44.', u.Id FROM Users u WHERE EmailAddress = 'ivett.kozma@hajdunanas.com' UNION" calcext:value-type="string">
            <text:p>SELECT 'Ivett', 'Kozma', '2010-12-24', 'Hungary', Null, 'Hajdúnánás', 'Kálmán Imre u. 44.', u.Id FROM Users u WHERE EmailAddress = 'ivett.kozma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10" office:value-type="date" office:date-value="2004-10-14" calcext:value-type="date">
            <text:p>2004-10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Veres Pálné u. 61.</text:p>
          </table:table-cell>
          <table:table-cell table:style-name="ce1" office:value-type="string" calcext:value-type="string">
            <text:p>Orsolya</text:p>
          </table:table-cell>
          <table:table-cell table:style-name="ce1" office:value-type="string" calcext:value-type="string">
            <text:p>Pataki</text:p>
          </table:table-cell>
          <table:table-cell table:style-name="ce1" office:value-type="string" calcext:value-type="string">
            <text:p>Hajdunanas</text:p>
          </table:table-cell>
          <table:table-cell table:formula="of:=LOWER([.H34])" office:value-type="string" office:string-value="orsolya" calcext:value-type="string">
            <text:p>orsolya</text:p>
          </table:table-cell>
          <table:table-cell table:formula="of:=LOWER([.I34])" office:value-type="string" office:string-value="pataki" calcext:value-type="string">
            <text:p>pataki</text:p>
          </table:table-cell>
          <table:table-cell table:formula="of:=LOWER([.J34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r98mibdce" calcext:value-type="string">
            <text:p>hr98mibd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4];&quot;.&quot;;[.L34];&quot;@&quot;;[.M34];&quot;.com&quot;)" office:value-type="string" office:string-value="orsolya.pataki@hajdunanas.com" calcext:value-type="string">
            <text:p>orsolya.pataki@hajdunanas.com</text:p>
          </table:table-cell>
          <table:table-cell table:formula="of:=&quot;('&quot;&amp;COM.MICROSOFT.CONCAT([.K34];&quot;.&quot;;[.L34];&quot;@&quot;;[.M34];&quot;.com&quot;)&amp;&quot;',&quot;" office:value-type="string" office:string-value="('orsolya.pataki@hajdunanas.com'," calcext:value-type="string">
            <text:p>('orsolya.pataki@hajdunanas.com',</text:p>
          </table:table-cell>
          <table:table-cell table:formula="of:=&quot;HASHBYTES('SHA2_512', '&quot;&amp;[.N34]&amp;&quot;'),&quot;" office:value-type="string" office:string-value="HASHBYTES('SHA2_512', 'hr98mibdce')," calcext:value-type="string">
            <text:p>HASHBYTES('SHA2_512', 'hr98mibdce'),</text:p>
          </table:table-cell>
          <table:table-cell table:formula="of:=[.O34]&amp;&quot;,&quot;" office:value-type="string" office:string-value="1," calcext:value-type="string">
            <text:p>1,</text:p>
          </table:table-cell>
          <table:table-cell table:formula="of:=[.P34]&amp;&quot;),&quot;" office:value-type="string" office:string-value="NULL)," calcext:value-type="string">
            <text:p>NULL),</text:p>
          </table:table-cell>
          <table:table-cell/>
          <table:table-cell table:formula="of:=&quot;SELECT '&quot;&amp;[.A34]&amp;&quot;', '&quot;&amp;[.B34]&amp;&quot;', '&quot;&amp;TEXT([.C34]; &quot;yyyy-mm-dd&quot;)&amp;&quot;', '&quot;&amp;[.D34]&amp;&quot;', &quot;&amp;IF([.E34]=&quot;Null&quot;; &quot;Null&quot;; &quot;'&quot;&amp;[.E34]&amp;&quot;'&quot;)&amp;&quot;, '&quot;&amp;[.F34]&amp;&quot;', '&quot;&amp;[.G34]&amp;&quot;', u.Id FROM Users u WHERE EmailAddress = '&quot;&amp;[.Q34]&amp;&quot;' UNION&quot;" office:value-type="string" office:string-value="SELECT 'Orsolya', 'Pataki', '2004-10-14', 'Hungary', Null, 'Hajdúnánás', 'Veres Pálné u. 61.', u.Id FROM Users u WHERE EmailAddress = 'orsolya.pataki@hajdunanas.com' UNION" calcext:value-type="string">
            <text:p>SELECT 'Orsolya', 'Pataki', '2004-10-14', 'Hungary', Null, 'Hajdúnánás', 'Veres Pálné u. 61.', u.Id FROM Users u WHERE EmailAddress = 'orsolya.pataki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2013-12-27" calcext:value-type="date">
            <text:p>2013-12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yka Gábor u. 69.</text:p>
          </table:table-cell>
          <table:table-cell table:style-name="ce1" office:value-type="string" calcext:value-type="string">
            <text:p>Dorina</text:p>
          </table:table-cell>
          <table:table-cell table:style-name="ce1" office:value-type="string" calcext:value-type="string">
            <text:p>Gaspar</text:p>
          </table:table-cell>
          <table:table-cell table:style-name="ce1" office:value-type="string" calcext:value-type="string">
            <text:p>Hajdunanas</text:p>
          </table:table-cell>
          <table:table-cell table:formula="of:=LOWER([.H35])" office:value-type="string" office:string-value="dorina" calcext:value-type="string">
            <text:p>dorina</text:p>
          </table:table-cell>
          <table:table-cell table:formula="of:=LOWER([.I35])" office:value-type="string" office:string-value="gaspar" calcext:value-type="string">
            <text:p>gaspar</text:p>
          </table:table-cell>
          <table:table-cell table:formula="of:=LOWER([.J35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p99dkzjta" calcext:value-type="string">
            <text:p>bp99dkzj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5];&quot;.&quot;;[.L35];&quot;@&quot;;[.M35];&quot;.com&quot;)" office:value-type="string" office:string-value="dorina.gaspar@hajdunanas.com" calcext:value-type="string">
            <text:p>dorina.gaspar@hajdunanas.com</text:p>
          </table:table-cell>
          <table:table-cell table:formula="of:=&quot;('&quot;&amp;COM.MICROSOFT.CONCAT([.K35];&quot;.&quot;;[.L35];&quot;@&quot;;[.M35];&quot;.com&quot;)&amp;&quot;',&quot;" office:value-type="string" office:string-value="('dorina.gaspar@hajdunanas.com'," calcext:value-type="string">
            <text:p>('dorina.gaspar@hajdunanas.com',</text:p>
          </table:table-cell>
          <table:table-cell table:formula="of:=&quot;HASHBYTES('SHA2_512', '&quot;&amp;[.N35]&amp;&quot;'),&quot;" office:value-type="string" office:string-value="HASHBYTES('SHA2_512', 'bp99dkzjta')," calcext:value-type="string">
            <text:p>HASHBYTES('SHA2_512', 'bp99dkzjta'),</text:p>
          </table:table-cell>
          <table:table-cell table:formula="of:=[.O35]&amp;&quot;,&quot;" office:value-type="string" office:string-value="1," calcext:value-type="string">
            <text:p>1,</text:p>
          </table:table-cell>
          <table:table-cell table:formula="of:=[.P35]&amp;&quot;),&quot;" office:value-type="string" office:string-value="NULL)," calcext:value-type="string">
            <text:p>NULL),</text:p>
          </table:table-cell>
          <table:table-cell/>
          <table:table-cell table:formula="of:=&quot;SELECT '&quot;&amp;[.A35]&amp;&quot;', '&quot;&amp;[.B35]&amp;&quot;', '&quot;&amp;TEXT([.C35]; &quot;yyyy-mm-dd&quot;)&amp;&quot;', '&quot;&amp;[.D35]&amp;&quot;', &quot;&amp;IF([.E35]=&quot;Null&quot;; &quot;Null&quot;; &quot;'&quot;&amp;[.E35]&amp;&quot;'&quot;)&amp;&quot;, '&quot;&amp;[.F35]&amp;&quot;', '&quot;&amp;[.G35]&amp;&quot;', u.Id FROM Users u WHERE EmailAddress = '&quot;&amp;[.Q35]&amp;&quot;' UNION&quot;" office:value-type="string" office:string-value="SELECT 'Dorina', 'Gáspár', '2013-12-27', 'Hungary', Null, 'Hajdúnánás', 'Dayka Gábor u. 69.', u.Id FROM Users u WHERE EmailAddress = 'dorina.gaspar@hajdunanas.com' UNION" calcext:value-type="string">
            <text:p>SELECT 'Dorina', 'Gáspár', '2013-12-27', 'Hungary', Null, 'Hajdúnánás', 'Dayka Gábor u. 69.', u.Id FROM Users u WHERE EmailAddress = 'dorina.gaspa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10" office:value-type="date" office:date-value="2007-08-17" calcext:value-type="date">
            <text:p>2007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1.</text:p>
          </table:table-cell>
          <table:table-cell table:style-name="ce1" office:value-type="string" calcext:value-type="string">
            <text:p>Eva</text:p>
          </table:table-cell>
          <table:table-cell table:style-name="ce1" office:value-type="string" calcext:value-type="string">
            <text:p>Halasz</text:p>
          </table:table-cell>
          <table:table-cell table:style-name="ce1" office:value-type="string" calcext:value-type="string">
            <text:p>Hajdunanas</text:p>
          </table:table-cell>
          <table:table-cell table:formula="of:=LOWER([.H36])" office:value-type="string" office:string-value="eva" calcext:value-type="string">
            <text:p>eva</text:p>
          </table:table-cell>
          <table:table-cell table:formula="of:=LOWER([.I36])" office:value-type="string" office:string-value="halasz" calcext:value-type="string">
            <text:p>halasz</text:p>
          </table:table-cell>
          <table:table-cell table:formula="of:=LOWER([.J36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c83pxmduc" calcext:value-type="string">
            <text:p>pc83pxmdu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6];&quot;.&quot;;[.L36];&quot;@&quot;;[.M36];&quot;.com&quot;)" office:value-type="string" office:string-value="eva.halasz@hajdunanas.com" calcext:value-type="string">
            <text:p>eva.halasz@hajdunanas.com</text:p>
          </table:table-cell>
          <table:table-cell table:formula="of:=&quot;('&quot;&amp;COM.MICROSOFT.CONCAT([.K36];&quot;.&quot;;[.L36];&quot;@&quot;;[.M36];&quot;.com&quot;)&amp;&quot;',&quot;" office:value-type="string" office:string-value="('eva.halasz@hajdunanas.com'," calcext:value-type="string">
            <text:p>('eva.halasz@hajdunanas.com',</text:p>
          </table:table-cell>
          <table:table-cell table:formula="of:=&quot;HASHBYTES('SHA2_512', '&quot;&amp;[.N36]&amp;&quot;'),&quot;" office:value-type="string" office:string-value="HASHBYTES('SHA2_512', 'pc83pxmduc')," calcext:value-type="string">
            <text:p>HASHBYTES('SHA2_512', 'pc83pxmduc'),</text:p>
          </table:table-cell>
          <table:table-cell table:formula="of:=[.O36]&amp;&quot;,&quot;" office:value-type="string" office:string-value="1," calcext:value-type="string">
            <text:p>1,</text:p>
          </table:table-cell>
          <table:table-cell table:formula="of:=[.P36]&amp;&quot;),&quot;" office:value-type="string" office:string-value="NULL)," calcext:value-type="string">
            <text:p>NULL),</text:p>
          </table:table-cell>
          <table:table-cell/>
          <table:table-cell table:formula="of:=&quot;SELECT '&quot;&amp;[.A36]&amp;&quot;', '&quot;&amp;[.B36]&amp;&quot;', '&quot;&amp;TEXT([.C36]; &quot;yyyy-mm-dd&quot;)&amp;&quot;', '&quot;&amp;[.D36]&amp;&quot;', &quot;&amp;IF([.E36]=&quot;Null&quot;; &quot;Null&quot;; &quot;'&quot;&amp;[.E36]&amp;&quot;'&quot;)&amp;&quot;, '&quot;&amp;[.F36]&amp;&quot;', '&quot;&amp;[.G36]&amp;&quot;', u.Id FROM Users u WHERE EmailAddress = '&quot;&amp;[.Q36]&amp;&quot;' UNION&quot;" office:value-type="string" office:string-value="SELECT 'Éva', 'Halász', '2007-08-17', 'Hungary', Null, 'Hajdúnánás', 'Dorogi út 11.', u.Id FROM Users u WHERE EmailAddress = 'eva.halasz@hajdunanas.com' UNION" calcext:value-type="string">
            <text:p>SELECT 'Éva', 'Halász', '2007-08-17', 'Hungary', Null, 'Hajdúnánás', 'Dorogi út 11.', u.Id FROM Users u WHERE EmailAddress = 'eva.halasz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10" office:value-type="date" office:date-value="2012-04-30" calcext:value-type="date">
            <text:p>2012-04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Bocskai utca 13.</text:p>
          </table:table-cell>
          <table:table-cell table:style-name="ce1" office:value-type="string" calcext:value-type="string">
            <text:p>Evelin</text:p>
          </table:table-cell>
          <table:table-cell table:style-name="ce1" office:value-type="string" calcext:value-type="string">
            <text:p>Orosz</text:p>
          </table:table-cell>
          <table:table-cell table:style-name="ce1" office:value-type="string" calcext:value-type="string">
            <text:p>Hajdunanas</text:p>
          </table:table-cell>
          <table:table-cell table:formula="of:=LOWER([.H37])" office:value-type="string" office:string-value="evelin" calcext:value-type="string">
            <text:p>evelin</text:p>
          </table:table-cell>
          <table:table-cell table:formula="of:=LOWER([.I37])" office:value-type="string" office:string-value="orosz" calcext:value-type="string">
            <text:p>orosz</text:p>
          </table:table-cell>
          <table:table-cell table:formula="of:=LOWER([.J37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x85nzuaej" calcext:value-type="string">
            <text:p>dx85nzuae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7];&quot;.&quot;;[.L37];&quot;@&quot;;[.M37];&quot;.com&quot;)" office:value-type="string" office:string-value="evelin.orosz@hajdunanas.com" calcext:value-type="string">
            <text:p>evelin.orosz@hajdunanas.com</text:p>
          </table:table-cell>
          <table:table-cell table:formula="of:=&quot;('&quot;&amp;COM.MICROSOFT.CONCAT([.K37];&quot;.&quot;;[.L37];&quot;@&quot;;[.M37];&quot;.com&quot;)&amp;&quot;',&quot;" office:value-type="string" office:string-value="('evelin.orosz@hajdunanas.com'," calcext:value-type="string">
            <text:p>('evelin.orosz@hajdunanas.com',</text:p>
          </table:table-cell>
          <table:table-cell table:formula="of:=&quot;HASHBYTES('SHA2_512', '&quot;&amp;[.N37]&amp;&quot;'),&quot;" office:value-type="string" office:string-value="HASHBYTES('SHA2_512', 'dx85nzuaej')," calcext:value-type="string">
            <text:p>HASHBYTES('SHA2_512', 'dx85nzuaej'),</text:p>
          </table:table-cell>
          <table:table-cell table:formula="of:=[.O37]&amp;&quot;,&quot;" office:value-type="string" office:string-value="1," calcext:value-type="string">
            <text:p>1,</text:p>
          </table:table-cell>
          <table:table-cell table:formula="of:=[.P37]&amp;&quot;),&quot;" office:value-type="string" office:string-value="NULL)," calcext:value-type="string">
            <text:p>NULL),</text:p>
          </table:table-cell>
          <table:table-cell/>
          <table:table-cell table:formula="of:=&quot;SELECT '&quot;&amp;[.A37]&amp;&quot;', '&quot;&amp;[.B37]&amp;&quot;', '&quot;&amp;TEXT([.C37]; &quot;yyyy-mm-dd&quot;)&amp;&quot;', '&quot;&amp;[.D37]&amp;&quot;', &quot;&amp;IF([.E37]=&quot;Null&quot;; &quot;Null&quot;; &quot;'&quot;&amp;[.E37]&amp;&quot;'&quot;)&amp;&quot;, '&quot;&amp;[.F37]&amp;&quot;', '&quot;&amp;[.G37]&amp;&quot;', u.Id FROM Users u WHERE EmailAddress = '&quot;&amp;[.Q37]&amp;&quot;' UNION&quot;" office:value-type="string" office:string-value="SELECT 'Evelin', 'Orosz', '2012-04-30', 'Hungary', Null, 'Hajdúnánás', 'Bocskai utca 13.', u.Id FROM Users u WHERE EmailAddress = 'evelin.orosz@hajdunanas.com' UNION" calcext:value-type="string">
            <text:p>SELECT 'Evelin', 'Orosz', '2012-04-30', 'Hungary', Null, 'Hajdúnánás', 'Bocskai utca 13.', u.Id FROM Users u WHERE EmailAddress = 'evelin.orosz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10" office:value-type="date" office:date-value="2008-03-12" calcext:value-type="date">
            <text:p>2008-03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unyadi utca 1.</text:p>
          </table:table-cell>
          <table:table-cell table:style-name="ce1" office:value-type="string" calcext:value-type="string">
            <text:p>Adel</text:p>
          </table:table-cell>
          <table:table-cell table:style-name="ce1" office:value-type="string" calcext:value-type="string">
            <text:p>Biro</text:p>
          </table:table-cell>
          <table:table-cell table:style-name="ce1" office:value-type="string" calcext:value-type="string">
            <text:p>Hajdunanas</text:p>
          </table:table-cell>
          <table:table-cell table:formula="of:=LOWER([.H38])" office:value-type="string" office:string-value="adel" calcext:value-type="string">
            <text:p>adel</text:p>
          </table:table-cell>
          <table:table-cell table:formula="of:=LOWER([.I38])" office:value-type="string" office:string-value="biro" calcext:value-type="string">
            <text:p>biro</text:p>
          </table:table-cell>
          <table:table-cell table:formula="of:=LOWER([.J38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p63egetxh" calcext:value-type="string">
            <text:p>jp63egetx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8];&quot;.&quot;;[.L38];&quot;@&quot;;[.M38];&quot;.com&quot;)" office:value-type="string" office:string-value="adel.biro@hajdunanas.com" calcext:value-type="string">
            <text:p>adel.biro@hajdunanas.com</text:p>
          </table:table-cell>
          <table:table-cell table:formula="of:=&quot;('&quot;&amp;COM.MICROSOFT.CONCAT([.K38];&quot;.&quot;;[.L38];&quot;@&quot;;[.M38];&quot;.com&quot;)&amp;&quot;',&quot;" office:value-type="string" office:string-value="('adel.biro@hajdunanas.com'," calcext:value-type="string">
            <text:p>('adel.biro@hajdunanas.com',</text:p>
          </table:table-cell>
          <table:table-cell table:formula="of:=&quot;HASHBYTES('SHA2_512', '&quot;&amp;[.N38]&amp;&quot;'),&quot;" office:value-type="string" office:string-value="HASHBYTES('SHA2_512', 'jp63egetxh')," calcext:value-type="string">
            <text:p>HASHBYTES('SHA2_512', 'jp63egetxh'),</text:p>
          </table:table-cell>
          <table:table-cell table:formula="of:=[.O38]&amp;&quot;,&quot;" office:value-type="string" office:string-value="1," calcext:value-type="string">
            <text:p>1,</text:p>
          </table:table-cell>
          <table:table-cell table:formula="of:=[.P38]&amp;&quot;),&quot;" office:value-type="string" office:string-value="NULL)," calcext:value-type="string">
            <text:p>NULL),</text:p>
          </table:table-cell>
          <table:table-cell/>
          <table:table-cell table:formula="of:=&quot;SELECT '&quot;&amp;[.A38]&amp;&quot;', '&quot;&amp;[.B38]&amp;&quot;', '&quot;&amp;TEXT([.C38]; &quot;yyyy-mm-dd&quot;)&amp;&quot;', '&quot;&amp;[.D38]&amp;&quot;', &quot;&amp;IF([.E38]=&quot;Null&quot;; &quot;Null&quot;; &quot;'&quot;&amp;[.E38]&amp;&quot;'&quot;)&amp;&quot;, '&quot;&amp;[.F38]&amp;&quot;', '&quot;&amp;[.G38]&amp;&quot;', u.Id FROM Users u WHERE EmailAddress = '&quot;&amp;[.Q38]&amp;&quot;' UNION&quot;" office:value-type="string" office:string-value="SELECT 'Adél', 'Biró', '2008-03-12', 'Hungary', Null, 'Hajdúnánás', 'Hunyadi utca 1.', u.Id FROM Users u WHERE EmailAddress = 'adel.biro@hajdunanas.com' UNION" calcext:value-type="string">
            <text:p>SELECT 'Adél', 'Biró', '2008-03-12', 'Hungary', Null, 'Hajdúnánás', 'Hunyadi utca 1.', u.Id FROM Users u WHERE EmailAddress = 'adel.biro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10" office:value-type="date" office:date-value="2013-01-15" calcext:value-type="date">
            <text:p>2013-01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vin út 10.</text:p>
          </table:table-cell>
          <table:table-cell table:style-name="ce1" office:value-type="string" calcext:value-type="string">
            <text:p>Oliver</text:p>
          </table:table-cell>
          <table:table-cell table:style-name="ce1" office:value-type="string" calcext:value-type="string">
            <text:p>Orban</text:p>
          </table:table-cell>
          <table:table-cell table:style-name="ce1" office:value-type="string" calcext:value-type="string">
            <text:p>Hajdunanas</text:p>
          </table:table-cell>
          <table:table-cell table:formula="of:=LOWER([.H39])" office:value-type="string" office:string-value="oliver" calcext:value-type="string">
            <text:p>oliver</text:p>
          </table:table-cell>
          <table:table-cell table:formula="of:=LOWER([.I39])" office:value-type="string" office:string-value="orban" calcext:value-type="string">
            <text:p>orban</text:p>
          </table:table-cell>
          <table:table-cell table:formula="of:=LOWER([.J3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v2uiuybc" calcext:value-type="string">
            <text:p>hv2uiuy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9];&quot;.&quot;;[.L39];&quot;@&quot;;[.M39];&quot;.com&quot;)" office:value-type="string" office:string-value="oliver.orban@hajdunanas.com" calcext:value-type="string">
            <text:p>oliver.orban@hajdunanas.com</text:p>
          </table:table-cell>
          <table:table-cell table:formula="of:=&quot;('&quot;&amp;COM.MICROSOFT.CONCAT([.K39];&quot;.&quot;;[.L39];&quot;@&quot;;[.M39];&quot;.com&quot;)&amp;&quot;',&quot;" office:value-type="string" office:string-value="('oliver.orban@hajdunanas.com'," calcext:value-type="string">
            <text:p>('oliver.orban@hajdunanas.com',</text:p>
          </table:table-cell>
          <table:table-cell table:formula="of:=&quot;HASHBYTES('SHA2_512', '&quot;&amp;[.N39]&amp;&quot;'),&quot;" office:value-type="string" office:string-value="HASHBYTES('SHA2_512', 'hv2uiuybc')," calcext:value-type="string">
            <text:p>HASHBYTES('SHA2_512', 'hv2uiuybc'),</text:p>
          </table:table-cell>
          <table:table-cell table:formula="of:=[.O39]&amp;&quot;,&quot;" office:value-type="string" office:string-value="1," calcext:value-type="string">
            <text:p>1,</text:p>
          </table:table-cell>
          <table:table-cell table:formula="of:=[.P39]&amp;&quot;),&quot;" office:value-type="string" office:string-value="NULL)," calcext:value-type="string">
            <text:p>NULL),</text:p>
          </table:table-cell>
          <table:table-cell/>
          <table:table-cell table:formula="of:=&quot;SELECT '&quot;&amp;[.A39]&amp;&quot;', '&quot;&amp;[.B39]&amp;&quot;', '&quot;&amp;TEXT([.C39]; &quot;yyyy-mm-dd&quot;)&amp;&quot;', '&quot;&amp;[.D39]&amp;&quot;', &quot;&amp;IF([.E39]=&quot;Null&quot;; &quot;Null&quot;; &quot;'&quot;&amp;[.E39]&amp;&quot;'&quot;)&amp;&quot;, '&quot;&amp;[.F39]&amp;&quot;', '&quot;&amp;[.G39]&amp;&quot;', u.Id FROM Users u WHERE EmailAddress = '&quot;&amp;[.Q39]&amp;&quot;' UNION&quot;" office:value-type="string" office:string-value="SELECT 'Olivér', 'Orbán', '2013-01-15', 'Hungary', Null, 'Hajdúnánás', 'Kálvin út 10.', u.Id FROM Users u WHERE EmailAddress = 'oliver.orban@hajdunanas.com' UNION" calcext:value-type="string">
            <text:p>SELECT 'Olivér', 'Orbán', '2013-01-15', 'Hungary', Null, 'Hajdúnánás', 'Kálvin út 10.', u.Id FROM Users u WHERE EmailAddress = 'oliver.orban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10" office:value-type="date" office:date-value="2011-12-20" calcext:value-type="date">
            <text:p>2011-1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uther utca 8.</text:p>
          </table:table-cell>
          <table:table-cell table:style-name="ce1" office:value-type="string" calcext:value-type="string">
            <text:p>Geza</text:p>
          </table:table-cell>
          <table:table-cell table:style-name="ce1" office:value-type="string" calcext:value-type="string">
            <text:p>Bogdan</text:p>
          </table:table-cell>
          <table:table-cell table:style-name="ce1" office:value-type="string" calcext:value-type="string">
            <text:p>Hajdunanas</text:p>
          </table:table-cell>
          <table:table-cell table:formula="of:=LOWER([.H40])" office:value-type="string" office:string-value="geza" calcext:value-type="string">
            <text:p>geza</text:p>
          </table:table-cell>
          <table:table-cell table:formula="of:=LOWER([.I40])" office:value-type="string" office:string-value="bogdan" calcext:value-type="string">
            <text:p>bogdan</text:p>
          </table:table-cell>
          <table:table-cell table:formula="of:=LOWER([.J40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d36ajqfrr" calcext:value-type="string">
            <text:p>cd36ajqfr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0];&quot;.&quot;;[.L40];&quot;@&quot;;[.M40];&quot;.com&quot;)" office:value-type="string" office:string-value="geza.bogdan@hajdunanas.com" calcext:value-type="string">
            <text:p>geza.bogdan@hajdunanas.com</text:p>
          </table:table-cell>
          <table:table-cell table:formula="of:=&quot;('&quot;&amp;COM.MICROSOFT.CONCAT([.K40];&quot;.&quot;;[.L40];&quot;@&quot;;[.M40];&quot;.com&quot;)&amp;&quot;',&quot;" office:value-type="string" office:string-value="('geza.bogdan@hajdunanas.com'," calcext:value-type="string">
            <text:p>('geza.bogdan@hajdunanas.com',</text:p>
          </table:table-cell>
          <table:table-cell table:formula="of:=&quot;HASHBYTES('SHA2_512', '&quot;&amp;[.N40]&amp;&quot;'),&quot;" office:value-type="string" office:string-value="HASHBYTES('SHA2_512', 'cd36ajqfrr')," calcext:value-type="string">
            <text:p>HASHBYTES('SHA2_512', 'cd36ajqfrr'),</text:p>
          </table:table-cell>
          <table:table-cell table:formula="of:=[.O40]&amp;&quot;,&quot;" office:value-type="string" office:string-value="1," calcext:value-type="string">
            <text:p>1,</text:p>
          </table:table-cell>
          <table:table-cell table:formula="of:=[.P40]&amp;&quot;),&quot;" office:value-type="string" office:string-value="NULL)," calcext:value-type="string">
            <text:p>NULL),</text:p>
          </table:table-cell>
          <table:table-cell/>
          <table:table-cell table:formula="of:=&quot;SELECT '&quot;&amp;[.A40]&amp;&quot;', '&quot;&amp;[.B40]&amp;&quot;', '&quot;&amp;TEXT([.C40]; &quot;yyyy-mm-dd&quot;)&amp;&quot;', '&quot;&amp;[.D40]&amp;&quot;', &quot;&amp;IF([.E40]=&quot;Null&quot;; &quot;Null&quot;; &quot;'&quot;&amp;[.E40]&amp;&quot;'&quot;)&amp;&quot;, '&quot;&amp;[.F40]&amp;&quot;', '&quot;&amp;[.G40]&amp;&quot;', u.Id FROM Users u WHERE EmailAddress = '&quot;&amp;[.Q40]&amp;&quot;' UNION&quot;" office:value-type="string" office:string-value="SELECT 'Géza', 'Bogdán', '2011-12-20', 'Hungary', Null, 'Hajdúnánás', 'Luther utca 8.', u.Id FROM Users u WHERE EmailAddress = 'geza.bogdan@hajdunanas.com' UNION" calcext:value-type="string">
            <text:p>SELECT 'Géza', 'Bogdán', '2011-12-20', 'Hungary', Null, 'Hajdúnánás', 'Luther utca 8.', u.Id FROM Users u WHERE EmailAddress = 'geza.bogdan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10" office:value-type="date" office:date-value="2006-11-16" calcext:value-type="date">
            <text:p>2006-1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2em/3.</text:p>
          </table:table-cell>
          <table:table-cell table:style-name="ce1" office:value-type="string" calcext:value-type="string">
            <text:p>Kevin</text:p>
          </table:table-cell>
          <table:table-cell table:style-name="ce1" office:value-type="string" calcext:value-type="string">
            <text:p>Kiraly</text:p>
          </table:table-cell>
          <table:table-cell table:style-name="ce1" office:value-type="string" calcext:value-type="string">
            <text:p>Hajdunanas</text:p>
          </table:table-cell>
          <table:table-cell table:formula="of:=LOWER([.H41])" office:value-type="string" office:string-value="kevin" calcext:value-type="string">
            <text:p>kevin</text:p>
          </table:table-cell>
          <table:table-cell table:formula="of:=LOWER([.I41])" office:value-type="string" office:string-value="kiraly" calcext:value-type="string">
            <text:p>kiraly</text:p>
          </table:table-cell>
          <table:table-cell table:formula="of:=LOWER([.J41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b23dmbpeb" calcext:value-type="string">
            <text:p>mb23dmbp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1];&quot;.&quot;;[.L41];&quot;@&quot;;[.M41];&quot;.com&quot;)" office:value-type="string" office:string-value="kevin.kiraly@hajdunanas.com" calcext:value-type="string">
            <text:p>kevin.kiraly@hajdunanas.com</text:p>
          </table:table-cell>
          <table:table-cell table:formula="of:=&quot;('&quot;&amp;COM.MICROSOFT.CONCAT([.K41];&quot;.&quot;;[.L41];&quot;@&quot;;[.M41];&quot;.com&quot;)&amp;&quot;',&quot;" office:value-type="string" office:string-value="('kevin.kiraly@hajdunanas.com'," calcext:value-type="string">
            <text:p>('kevin.kiraly@hajdunanas.com',</text:p>
          </table:table-cell>
          <table:table-cell table:formula="of:=&quot;HASHBYTES('SHA2_512', '&quot;&amp;[.N41]&amp;&quot;'),&quot;" office:value-type="string" office:string-value="HASHBYTES('SHA2_512', 'mb23dmbpeb')," calcext:value-type="string">
            <text:p>HASHBYTES('SHA2_512', 'mb23dmbpeb'),</text:p>
          </table:table-cell>
          <table:table-cell table:formula="of:=[.O41]&amp;&quot;,&quot;" office:value-type="string" office:string-value="1," calcext:value-type="string">
            <text:p>1,</text:p>
          </table:table-cell>
          <table:table-cell table:formula="of:=[.P41]&amp;&quot;),&quot;" office:value-type="string" office:string-value="NULL)," calcext:value-type="string">
            <text:p>NULL),</text:p>
          </table:table-cell>
          <table:table-cell/>
          <table:table-cell table:formula="of:=&quot;SELECT '&quot;&amp;[.A41]&amp;&quot;', '&quot;&amp;[.B41]&amp;&quot;', '&quot;&amp;TEXT([.C41]; &quot;yyyy-mm-dd&quot;)&amp;&quot;', '&quot;&amp;[.D41]&amp;&quot;', &quot;&amp;IF([.E41]=&quot;Null&quot;; &quot;Null&quot;; &quot;'&quot;&amp;[.E41]&amp;&quot;'&quot;)&amp;&quot;, '&quot;&amp;[.F41]&amp;&quot;', '&quot;&amp;[.G41]&amp;&quot;', u.Id FROM Users u WHERE EmailAddress = '&quot;&amp;[.Q41]&amp;&quot;' UNION&quot;" office:value-type="string" office:string-value="SELECT 'Kevin', 'Király', '2006-11-16', 'Hungary', Null, 'Hajdúnánás', 'Mártírok útja 13 2em/3.', u.Id FROM Users u WHERE EmailAddress = 'kevin.kiraly@hajdunanas.com' UNION" calcext:value-type="string">
            <text:p>SELECT 'Kevin', 'Király', '2006-11-16', 'Hungary', Null, 'Hajdúnánás', 'Mártírok útja 13 2em/3.', u.Id FROM Users u WHERE EmailAddress = 'kevin.kiraly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10" office:value-type="date" office:date-value="2012-12-21" calcext:value-type="date">
            <text:p>2012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3em/12.</text:p>
          </table:table-cell>
          <table:table-cell table:style-name="ce1" office:value-type="string" calcext:value-type="string">
            <text:p>Tamas</text:p>
          </table:table-cell>
          <table:table-cell table:style-name="ce1" office:value-type="string" calcext:value-type="string">
            <text:p>Aprod</text:p>
          </table:table-cell>
          <table:table-cell table:style-name="ce1" office:value-type="string" calcext:value-type="string">
            <text:p>Hajdunanas</text:p>
          </table:table-cell>
          <table:table-cell table:formula="of:=LOWER([.H42])" office:value-type="string" office:string-value="tamas" calcext:value-type="string">
            <text:p>tamas</text:p>
          </table:table-cell>
          <table:table-cell table:formula="of:=LOWER([.I42])" office:value-type="string" office:string-value="aprod" calcext:value-type="string">
            <text:p>aprod</text:p>
          </table:table-cell>
          <table:table-cell table:formula="of:=LOWER([.J42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v78zysynx" calcext:value-type="string">
            <text:p>bv78zysy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2];&quot;.&quot;;[.L42];&quot;@&quot;;[.M42];&quot;.com&quot;)" office:value-type="string" office:string-value="tamas.aprod@hajdunanas.com" calcext:value-type="string">
            <text:p>tamas.aprod@hajdunanas.com</text:p>
          </table:table-cell>
          <table:table-cell table:formula="of:=&quot;('&quot;&amp;COM.MICROSOFT.CONCAT([.K42];&quot;.&quot;;[.L42];&quot;@&quot;;[.M42];&quot;.com&quot;)&amp;&quot;',&quot;" office:value-type="string" office:string-value="('tamas.aprod@hajdunanas.com'," calcext:value-type="string">
            <text:p>('tamas.aprod@hajdunanas.com',</text:p>
          </table:table-cell>
          <table:table-cell table:formula="of:=&quot;HASHBYTES('SHA2_512', '&quot;&amp;[.N42]&amp;&quot;'),&quot;" office:value-type="string" office:string-value="HASHBYTES('SHA2_512', 'bv78zysynx')," calcext:value-type="string">
            <text:p>HASHBYTES('SHA2_512', 'bv78zysynx'),</text:p>
          </table:table-cell>
          <table:table-cell table:formula="of:=[.O42]&amp;&quot;,&quot;" office:value-type="string" office:string-value="1," calcext:value-type="string">
            <text:p>1,</text:p>
          </table:table-cell>
          <table:table-cell table:formula="of:=[.P42]&amp;&quot;),&quot;" office:value-type="string" office:string-value="NULL)," calcext:value-type="string">
            <text:p>NULL),</text:p>
          </table:table-cell>
          <table:table-cell/>
          <table:table-cell table:formula="of:=&quot;SELECT '&quot;&amp;[.A42]&amp;&quot;', '&quot;&amp;[.B42]&amp;&quot;', '&quot;&amp;TEXT([.C42]; &quot;yyyy-mm-dd&quot;)&amp;&quot;', '&quot;&amp;[.D42]&amp;&quot;', &quot;&amp;IF([.E42]=&quot;Null&quot;; &quot;Null&quot;; &quot;'&quot;&amp;[.E42]&amp;&quot;'&quot;)&amp;&quot;, '&quot;&amp;[.F42]&amp;&quot;', '&quot;&amp;[.G42]&amp;&quot;', u.Id FROM Users u WHERE EmailAddress = '&quot;&amp;[.Q42]&amp;&quot;' UNION&quot;" office:value-type="string" office:string-value="SELECT 'Tamás', 'Apród', '2012-12-21', 'Hungary', Null, 'Hajdúnánás', 'Mártírok útja 15 3em/12.', u.Id FROM Users u WHERE EmailAddress = 'tamas.aprod@hajdunanas.com' UNION" calcext:value-type="string">
            <text:p>SELECT 'Tamás', 'Apród', '2012-12-21', 'Hungary', Null, 'Hajdúnánás', 'Mártírok útja 15 3em/12.', u.Id FROM Users u WHERE EmailAddress = 'tamas.aprod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11-04-15" calcext:value-type="date">
            <text:p>2011-04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4em/14.</text:p>
          </table:table-cell>
          <table:table-cell table:style-name="ce1" office:value-type="string" calcext:value-type="string">
            <text:p>Dezso</text:p>
          </table:table-cell>
          <table:table-cell table:style-name="ce1" office:value-type="string" calcext:value-type="string">
            <text:p>Bakos</text:p>
          </table:table-cell>
          <table:table-cell table:style-name="ce1" office:value-type="string" calcext:value-type="string">
            <text:p>Hajdunanas</text:p>
          </table:table-cell>
          <table:table-cell table:formula="of:=LOWER([.H43])" office:value-type="string" office:string-value="dezso" calcext:value-type="string">
            <text:p>dezso</text:p>
          </table:table-cell>
          <table:table-cell table:formula="of:=LOWER([.I43])" office:value-type="string" office:string-value="bakos" calcext:value-type="string">
            <text:p>bakos</text:p>
          </table:table-cell>
          <table:table-cell table:formula="of:=LOWER([.J43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d47ggcqip" calcext:value-type="string">
            <text:p>fd47ggcq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3];&quot;.&quot;;[.L43];&quot;@&quot;;[.M43];&quot;.com&quot;)" office:value-type="string" office:string-value="dezso.bakos@hajdunanas.com" calcext:value-type="string">
            <text:p>dezso.bakos@hajdunanas.com</text:p>
          </table:table-cell>
          <table:table-cell table:formula="of:=&quot;('&quot;&amp;COM.MICROSOFT.CONCAT([.K43];&quot;.&quot;;[.L43];&quot;@&quot;;[.M43];&quot;.com&quot;)&amp;&quot;',&quot;" office:value-type="string" office:string-value="('dezso.bakos@hajdunanas.com'," calcext:value-type="string">
            <text:p>('dezso.bakos@hajdunanas.com',</text:p>
          </table:table-cell>
          <table:table-cell table:formula="of:=&quot;HASHBYTES('SHA2_512', '&quot;&amp;[.N43]&amp;&quot;'),&quot;" office:value-type="string" office:string-value="HASHBYTES('SHA2_512', 'fd47ggcqip')," calcext:value-type="string">
            <text:p>HASHBYTES('SHA2_512', 'fd47ggcqip'),</text:p>
          </table:table-cell>
          <table:table-cell table:formula="of:=[.O43]&amp;&quot;,&quot;" office:value-type="string" office:string-value="1," calcext:value-type="string">
            <text:p>1,</text:p>
          </table:table-cell>
          <table:table-cell table:formula="of:=[.P43]&amp;&quot;),&quot;" office:value-type="string" office:string-value="NULL)," calcext:value-type="string">
            <text:p>NULL),</text:p>
          </table:table-cell>
          <table:table-cell/>
          <table:table-cell table:formula="of:=&quot;SELECT '&quot;&amp;[.A43]&amp;&quot;', '&quot;&amp;[.B43]&amp;&quot;', '&quot;&amp;TEXT([.C43]; &quot;yyyy-mm-dd&quot;)&amp;&quot;', '&quot;&amp;[.D43]&amp;&quot;', &quot;&amp;IF([.E43]=&quot;Null&quot;; &quot;Null&quot;; &quot;'&quot;&amp;[.E43]&amp;&quot;'&quot;)&amp;&quot;, '&quot;&amp;[.F43]&amp;&quot;', '&quot;&amp;[.G43]&amp;&quot;', u.Id FROM Users u WHERE EmailAddress = '&quot;&amp;[.Q43]&amp;&quot;' UNION&quot;" office:value-type="string" office:string-value="SELECT 'Dezső', 'Bakos', '2011-04-15', 'Hungary', Null, 'Hajdúnánás', 'Mártírok útja 13 4em/14.', u.Id FROM Users u WHERE EmailAddress = 'dezso.bakos@hajdunanas.com' UNION" calcext:value-type="string">
            <text:p>SELECT 'Dezső', 'Bakos', '2011-04-15', 'Hungary', Null, 'Hajdúnánás', 'Mártírok útja 13 4em/14.', u.Id FROM Users u WHERE EmailAddress = 'dezso.bako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10" office:value-type="date" office:date-value="2009-10-20" calcext:value-type="date">
            <text:p>2009-10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1em/5.</text:p>
          </table:table-cell>
          <table:table-cell table:style-name="ce1" office:value-type="string" calcext:value-type="string">
            <text:p>Jozsef</text:p>
          </table:table-cell>
          <table:table-cell table:style-name="ce1" office:value-type="string" calcext:value-type="string">
            <text:p>Sandor</text:p>
          </table:table-cell>
          <table:table-cell table:style-name="ce1" office:value-type="string" calcext:value-type="string">
            <text:p>Hajdunanas</text:p>
          </table:table-cell>
          <table:table-cell table:formula="of:=LOWER([.H44])" office:value-type="string" office:string-value="jozsef" calcext:value-type="string">
            <text:p>jozsef</text:p>
          </table:table-cell>
          <table:table-cell table:formula="of:=LOWER([.I44])" office:value-type="string" office:string-value="sandor" calcext:value-type="string">
            <text:p>sandor</text:p>
          </table:table-cell>
          <table:table-cell table:formula="of:=LOWER([.J44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h44njyuyl" calcext:value-type="string">
            <text:p>lh44njyuy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4];&quot;.&quot;;[.L44];&quot;@&quot;;[.M44];&quot;.com&quot;)" office:value-type="string" office:string-value="jozsef.sandor@hajdunanas.com" calcext:value-type="string">
            <text:p>jozsef.sandor@hajdunanas.com</text:p>
          </table:table-cell>
          <table:table-cell table:formula="of:=&quot;('&quot;&amp;COM.MICROSOFT.CONCAT([.K44];&quot;.&quot;;[.L44];&quot;@&quot;;[.M44];&quot;.com&quot;)&amp;&quot;',&quot;" office:value-type="string" office:string-value="('jozsef.sandor@hajdunanas.com'," calcext:value-type="string">
            <text:p>('jozsef.sandor@hajdunanas.com',</text:p>
          </table:table-cell>
          <table:table-cell table:formula="of:=&quot;HASHBYTES('SHA2_512', '&quot;&amp;[.N44]&amp;&quot;'),&quot;" office:value-type="string" office:string-value="HASHBYTES('SHA2_512', 'lh44njyuyl')," calcext:value-type="string">
            <text:p>HASHBYTES('SHA2_512', 'lh44njyuyl'),</text:p>
          </table:table-cell>
          <table:table-cell table:formula="of:=[.O44]&amp;&quot;,&quot;" office:value-type="string" office:string-value="1," calcext:value-type="string">
            <text:p>1,</text:p>
          </table:table-cell>
          <table:table-cell table:formula="of:=[.P44]&amp;&quot;),&quot;" office:value-type="string" office:string-value="NULL)," calcext:value-type="string">
            <text:p>NULL),</text:p>
          </table:table-cell>
          <table:table-cell/>
          <table:table-cell table:formula="of:=&quot;SELECT '&quot;&amp;[.A44]&amp;&quot;', '&quot;&amp;[.B44]&amp;&quot;', '&quot;&amp;TEXT([.C44]; &quot;yyyy-mm-dd&quot;)&amp;&quot;', '&quot;&amp;[.D44]&amp;&quot;', &quot;&amp;IF([.E44]=&quot;Null&quot;; &quot;Null&quot;; &quot;'&quot;&amp;[.E44]&amp;&quot;'&quot;)&amp;&quot;, '&quot;&amp;[.F44]&amp;&quot;', '&quot;&amp;[.G44]&amp;&quot;', u.Id FROM Users u WHERE EmailAddress = '&quot;&amp;[.Q44]&amp;&quot;' UNION&quot;" office:value-type="string" office:string-value="SELECT 'József', 'Sándor', '2009-10-20', 'Hungary', Null, 'Hajdúnánás', 'Mártírok útja 15 1em/5.', u.Id FROM Users u WHERE EmailAddress = 'jozsef.sandor@hajdunanas.com' UNION" calcext:value-type="string">
            <text:p>SELECT 'József', 'Sándor', '2009-10-20', 'Hungary', Null, 'Hajdúnánás', 'Mártírok útja 15 1em/5.', u.Id FROM Users u WHERE EmailAddress = 'jozsef.sando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10" office:value-type="date" office:date-value="2012-12-28" calcext:value-type="date">
            <text:p>2012-12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mjanich utca 12.</text:p>
          </table:table-cell>
          <table:table-cell table:style-name="ce1" office:value-type="string" calcext:value-type="string">
            <text:p>Gergo</text:p>
          </table:table-cell>
          <table:table-cell table:style-name="ce1" office:value-type="string" calcext:value-type="string">
            <text:p>Toth</text:p>
          </table:table-cell>
          <table:table-cell table:style-name="ce1" office:value-type="string" calcext:value-type="string">
            <text:p>Hajdunanas</text:p>
          </table:table-cell>
          <table:table-cell table:formula="of:=LOWER([.H45])" office:value-type="string" office:string-value="gergo" calcext:value-type="string">
            <text:p>gergo</text:p>
          </table:table-cell>
          <table:table-cell table:formula="of:=LOWER([.I45])" office:value-type="string" office:string-value="toth" calcext:value-type="string">
            <text:p>toth</text:p>
          </table:table-cell>
          <table:table-cell table:formula="of:=LOWER([.J45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i38htqdmg" calcext:value-type="string">
            <text:p>ti38htqd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5];&quot;.&quot;;[.L45];&quot;@&quot;;[.M45];&quot;.com&quot;)" office:value-type="string" office:string-value="gergo.toth@hajdunanas.com" calcext:value-type="string">
            <text:p>gergo.toth@hajdunanas.com</text:p>
          </table:table-cell>
          <table:table-cell table:formula="of:=&quot;('&quot;&amp;COM.MICROSOFT.CONCAT([.K45];&quot;.&quot;;[.L45];&quot;@&quot;;[.M45];&quot;.com&quot;)&amp;&quot;',&quot;" office:value-type="string" office:string-value="('gergo.toth@hajdunanas.com'," calcext:value-type="string">
            <text:p>('gergo.toth@hajdunanas.com',</text:p>
          </table:table-cell>
          <table:table-cell table:formula="of:=&quot;HASHBYTES('SHA2_512', '&quot;&amp;[.N45]&amp;&quot;'),&quot;" office:value-type="string" office:string-value="HASHBYTES('SHA2_512', 'ti38htqdmg')," calcext:value-type="string">
            <text:p>HASHBYTES('SHA2_512', 'ti38htqdmg'),</text:p>
          </table:table-cell>
          <table:table-cell table:formula="of:=[.O45]&amp;&quot;,&quot;" office:value-type="string" office:string-value="1," calcext:value-type="string">
            <text:p>1,</text:p>
          </table:table-cell>
          <table:table-cell table:formula="of:=[.P45]&amp;&quot;),&quot;" office:value-type="string" office:string-value="NULL)," calcext:value-type="string">
            <text:p>NULL),</text:p>
          </table:table-cell>
          <table:table-cell/>
          <table:table-cell table:formula="of:=&quot;SELECT '&quot;&amp;[.A45]&amp;&quot;', '&quot;&amp;[.B45]&amp;&quot;', '&quot;&amp;TEXT([.C45]; &quot;yyyy-mm-dd&quot;)&amp;&quot;', '&quot;&amp;[.D45]&amp;&quot;', &quot;&amp;IF([.E45]=&quot;Null&quot;; &quot;Null&quot;; &quot;'&quot;&amp;[.E45]&amp;&quot;'&quot;)&amp;&quot;, '&quot;&amp;[.F45]&amp;&quot;', '&quot;&amp;[.G45]&amp;&quot;', u.Id FROM Users u WHERE EmailAddress = '&quot;&amp;[.Q45]&amp;&quot;' UNION&quot;" office:value-type="string" office:string-value="SELECT 'Gergő', 'Tóth', '2012-12-28', 'Hungary', Null, 'Hajdúnánás', 'Damjanich utca 12.', u.Id FROM Users u WHERE EmailAddress = 'gergo.toth@hajdunanas.com' UNION" calcext:value-type="string">
            <text:p>SELECT 'Gergő', 'Tóth', '2012-12-28', 'Hungary', Null, 'Hajdúnánás', 'Damjanich utca 12.', u.Id FROM Users u WHERE EmailAddress = 'gergo.toth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10" office:value-type="date" office:date-value="2010-05-27" calcext:value-type="date">
            <text:p>2010-05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József Attila utca 8.</text:p>
          </table:table-cell>
          <table:table-cell table:style-name="ce1" office:value-type="string" calcext:value-type="string">
            <text:p>Gergely</text:p>
          </table:table-cell>
          <table:table-cell table:style-name="ce1" office:value-type="string" calcext:value-type="string">
            <text:p>Kerekes</text:p>
          </table:table-cell>
          <table:table-cell table:style-name="ce1" office:value-type="string" calcext:value-type="string">
            <text:p>Hajdunanas</text:p>
          </table:table-cell>
          <table:table-cell table:formula="of:=LOWER([.H46])" office:value-type="string" office:string-value="gergely" calcext:value-type="string">
            <text:p>gergely</text:p>
          </table:table-cell>
          <table:table-cell table:formula="of:=LOWER([.I46])" office:value-type="string" office:string-value="kerekes" calcext:value-type="string">
            <text:p>kerekes</text:p>
          </table:table-cell>
          <table:table-cell table:formula="of:=LOWER([.J46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o81nwezsg" calcext:value-type="string">
            <text:p>zo81nwez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6];&quot;.&quot;;[.L46];&quot;@&quot;;[.M46];&quot;.com&quot;)" office:value-type="string" office:string-value="gergely.kerekes@hajdunanas.com" calcext:value-type="string">
            <text:p>gergely.kerekes@hajdunanas.com</text:p>
          </table:table-cell>
          <table:table-cell table:formula="of:=&quot;('&quot;&amp;COM.MICROSOFT.CONCAT([.K46];&quot;.&quot;;[.L46];&quot;@&quot;;[.M46];&quot;.com&quot;)&amp;&quot;',&quot;" office:value-type="string" office:string-value="('gergely.kerekes@hajdunanas.com'," calcext:value-type="string">
            <text:p>('gergely.kerekes@hajdunanas.com',</text:p>
          </table:table-cell>
          <table:table-cell table:formula="of:=&quot;HASHBYTES('SHA2_512', '&quot;&amp;[.N46]&amp;&quot;'),&quot;" office:value-type="string" office:string-value="HASHBYTES('SHA2_512', 'zo81nwezsg')," calcext:value-type="string">
            <text:p>HASHBYTES('SHA2_512', 'zo81nwezsg'),</text:p>
          </table:table-cell>
          <table:table-cell table:formula="of:=[.O46]&amp;&quot;,&quot;" office:value-type="string" office:string-value="1," calcext:value-type="string">
            <text:p>1,</text:p>
          </table:table-cell>
          <table:table-cell table:formula="of:=[.P46]&amp;&quot;),&quot;" office:value-type="string" office:string-value="NULL)," calcext:value-type="string">
            <text:p>NULL),</text:p>
          </table:table-cell>
          <table:table-cell/>
          <table:table-cell table:formula="of:=&quot;SELECT '&quot;&amp;[.A46]&amp;&quot;', '&quot;&amp;[.B46]&amp;&quot;', '&quot;&amp;TEXT([.C46]; &quot;yyyy-mm-dd&quot;)&amp;&quot;', '&quot;&amp;[.D46]&amp;&quot;', &quot;&amp;IF([.E46]=&quot;Null&quot;; &quot;Null&quot;; &quot;'&quot;&amp;[.E46]&amp;&quot;'&quot;)&amp;&quot;, '&quot;&amp;[.F46]&amp;&quot;', '&quot;&amp;[.G46]&amp;&quot;', u.Id FROM Users u WHERE EmailAddress = '&quot;&amp;[.Q46]&amp;&quot;' UNION&quot;" office:value-type="string" office:string-value="SELECT 'Gergely', 'Kerekes', '2010-05-27', 'Hungary', Null, 'Hajdúnánás', 'József Attila utca 8.', u.Id FROM Users u WHERE EmailAddress = 'gergely.kerekes@hajdunanas.com' UNION" calcext:value-type="string">
            <text:p>SELECT 'Gergely', 'Kerekes', '2010-05-27', 'Hungary', Null, 'Hajdúnánás', 'József Attila utca 8.', u.Id FROM Users u WHERE EmailAddress = 'gergely.kereke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10" office:value-type="date" office:date-value="2007-11-18" calcext:value-type="date">
            <text:p>2007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Nagy Sándor utca 17.</text:p>
          </table:table-cell>
          <table:table-cell table:style-name="ce1" office:value-type="string" calcext:value-type="string">
            <text:p>Marcell</text:p>
          </table:table-cell>
          <table:table-cell table:style-name="ce1" office:value-type="string" calcext:value-type="string">
            <text:p>Hajdu</text:p>
          </table:table-cell>
          <table:table-cell table:style-name="ce1" office:value-type="string" calcext:value-type="string">
            <text:p>Hajdunanas</text:p>
          </table:table-cell>
          <table:table-cell table:formula="of:=LOWER([.H47])" office:value-type="string" office:string-value="marcell" calcext:value-type="string">
            <text:p>marcell</text:p>
          </table:table-cell>
          <table:table-cell table:formula="of:=LOWER([.I47])" office:value-type="string" office:string-value="hajdu" calcext:value-type="string">
            <text:p>hajdu</text:p>
          </table:table-cell>
          <table:table-cell table:formula="of:=LOWER([.J47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j15osqiaa" calcext:value-type="string">
            <text:p>fj15osqi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7];&quot;.&quot;;[.L47];&quot;@&quot;;[.M47];&quot;.com&quot;)" office:value-type="string" office:string-value="marcell.hajdu@hajdunanas.com" calcext:value-type="string">
            <text:p>marcell.hajdu@hajdunanas.com</text:p>
          </table:table-cell>
          <table:table-cell table:formula="of:=&quot;('&quot;&amp;COM.MICROSOFT.CONCAT([.K47];&quot;.&quot;;[.L47];&quot;@&quot;;[.M47];&quot;.com&quot;)&amp;&quot;',&quot;" office:value-type="string" office:string-value="('marcell.hajdu@hajdunanas.com'," calcext:value-type="string">
            <text:p>('marcell.hajdu@hajdunanas.com',</text:p>
          </table:table-cell>
          <table:table-cell table:formula="of:=&quot;HASHBYTES('SHA2_512', '&quot;&amp;[.N47]&amp;&quot;'),&quot;" office:value-type="string" office:string-value="HASHBYTES('SHA2_512', 'fj15osqiaa')," calcext:value-type="string">
            <text:p>HASHBYTES('SHA2_512', 'fj15osqiaa'),</text:p>
          </table:table-cell>
          <table:table-cell table:formula="of:=[.O47]&amp;&quot;,&quot;" office:value-type="string" office:string-value="1," calcext:value-type="string">
            <text:p>1,</text:p>
          </table:table-cell>
          <table:table-cell table:formula="of:=[.P47]&amp;&quot;),&quot;" office:value-type="string" office:string-value="NULL)," calcext:value-type="string">
            <text:p>NULL),</text:p>
          </table:table-cell>
          <table:table-cell/>
          <table:table-cell table:formula="of:=&quot;SELECT '&quot;&amp;[.A47]&amp;&quot;', '&quot;&amp;[.B47]&amp;&quot;', '&quot;&amp;TEXT([.C47]; &quot;yyyy-mm-dd&quot;)&amp;&quot;', '&quot;&amp;[.D47]&amp;&quot;', &quot;&amp;IF([.E47]=&quot;Null&quot;; &quot;Null&quot;; &quot;'&quot;&amp;[.E47]&amp;&quot;'&quot;)&amp;&quot;, '&quot;&amp;[.F47]&amp;&quot;', '&quot;&amp;[.G47]&amp;&quot;', u.Id FROM Users u WHERE EmailAddress = '&quot;&amp;[.Q47]&amp;&quot;' UNION&quot;" office:value-type="string" office:string-value="SELECT 'Marcell', 'Hajdú', '2007-11-18', 'Hungary', Null, 'Hajdúnánás', 'Nagy Sándor utca 17.', u.Id FROM Users u WHERE EmailAddress = 'marcell.hajdu@hajdunanas.com' UNION" calcext:value-type="string">
            <text:p>SELECT 'Marcell', 'Hajdú', '2007-11-18', 'Hungary', Null, 'Hajdúnánás', 'Nagy Sándor utca 17.', u.Id FROM Users u WHERE EmailAddress = 'marcell.hajdu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2009-08-08" calcext:value-type="date">
            <text:p>2009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23.</text:p>
          </table:table-cell>
          <table:table-cell table:style-name="ce1" office:value-type="string" calcext:value-type="string">
            <text:p>Lajos</text:p>
          </table:table-cell>
          <table:table-cell table:style-name="ce1" office:value-type="string" calcext:value-type="string">
            <text:p>Gaspar</text:p>
          </table:table-cell>
          <table:table-cell table:style-name="ce1" office:value-type="string" calcext:value-type="string">
            <text:p>Hajdunanas</text:p>
          </table:table-cell>
          <table:table-cell table:formula="of:=LOWER([.H48])" office:value-type="string" office:string-value="lajos" calcext:value-type="string">
            <text:p>lajos</text:p>
          </table:table-cell>
          <table:table-cell table:formula="of:=LOWER([.I48])" office:value-type="string" office:string-value="gaspar" calcext:value-type="string">
            <text:p>gaspar</text:p>
          </table:table-cell>
          <table:table-cell table:formula="of:=LOWER([.J48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d37ziyutd" calcext:value-type="string">
            <text:p>md37ziyu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8];&quot;.&quot;;[.L48];&quot;@&quot;;[.M48];&quot;.com&quot;)" office:value-type="string" office:string-value="lajos.gaspar@hajdunanas.com" calcext:value-type="string">
            <text:p>lajos.gaspar@hajdunanas.com</text:p>
          </table:table-cell>
          <table:table-cell table:formula="of:=&quot;('&quot;&amp;COM.MICROSOFT.CONCAT([.K48];&quot;.&quot;;[.L48];&quot;@&quot;;[.M48];&quot;.com&quot;)&amp;&quot;',&quot;" office:value-type="string" office:string-value="('lajos.gaspar@hajdunanas.com'," calcext:value-type="string">
            <text:p>('lajos.gaspar@hajdunanas.com',</text:p>
          </table:table-cell>
          <table:table-cell table:formula="of:=&quot;HASHBYTES('SHA2_512', '&quot;&amp;[.N48]&amp;&quot;'),&quot;" office:value-type="string" office:string-value="HASHBYTES('SHA2_512', 'md37ziyutd')," calcext:value-type="string">
            <text:p>HASHBYTES('SHA2_512', 'md37ziyutd'),</text:p>
          </table:table-cell>
          <table:table-cell table:formula="of:=[.O48]&amp;&quot;,&quot;" office:value-type="string" office:string-value="1," calcext:value-type="string">
            <text:p>1,</text:p>
          </table:table-cell>
          <table:table-cell table:formula="of:=[.P48]&amp;&quot;),&quot;" office:value-type="string" office:string-value="NULL)," calcext:value-type="string">
            <text:p>NULL),</text:p>
          </table:table-cell>
          <table:table-cell/>
          <table:table-cell table:formula="of:=&quot;SELECT '&quot;&amp;[.A48]&amp;&quot;', '&quot;&amp;[.B48]&amp;&quot;', '&quot;&amp;TEXT([.C48]; &quot;yyyy-mm-dd&quot;)&amp;&quot;', '&quot;&amp;[.D48]&amp;&quot;', &quot;&amp;IF([.E48]=&quot;Null&quot;; &quot;Null&quot;; &quot;'&quot;&amp;[.E48]&amp;&quot;'&quot;)&amp;&quot;, '&quot;&amp;[.F48]&amp;&quot;', '&quot;&amp;[.G48]&amp;&quot;', u.Id FROM Users u WHERE EmailAddress = '&quot;&amp;[.Q48]&amp;&quot;' UNION&quot;" office:value-type="string" office:string-value="SELECT 'Lajos', 'Gáspár', '2009-08-08', 'Hungary', Null, 'Hajdúnánás', 'Liget utca 23.', u.Id FROM Users u WHERE EmailAddress = 'lajos.gaspar@hajdunanas.com' UNION" calcext:value-type="string">
            <text:p>SELECT 'Lajos', 'Gáspár', '2009-08-08', 'Hungary', Null, 'Hajdúnánás', 'Liget utca 23.', u.Id FROM Users u WHERE EmailAddress = 'lajos.gaspa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10" office:value-type="date" office:date-value="2006-07-11" calcext:value-type="date">
            <text:p>2006-07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11.</text:p>
          </table:table-cell>
          <table:table-cell table:style-name="ce1" office:value-type="string" calcext:value-type="string">
            <text:p>Donat</text:p>
          </table:table-cell>
          <table:table-cell table:style-name="ce1" office:value-type="string" calcext:value-type="string">
            <text:p>Kiraly</text:p>
          </table:table-cell>
          <table:table-cell table:style-name="ce1" office:value-type="string" calcext:value-type="string">
            <text:p>Hajdunanas</text:p>
          </table:table-cell>
          <table:table-cell table:formula="of:=LOWER([.H49])" office:value-type="string" office:string-value="donat" calcext:value-type="string">
            <text:p>donat</text:p>
          </table:table-cell>
          <table:table-cell table:formula="of:=LOWER([.I49])" office:value-type="string" office:string-value="kiraly" calcext:value-type="string">
            <text:p>kiraly</text:p>
          </table:table-cell>
          <table:table-cell table:formula="of:=LOWER([.J4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o22vtcwyy" calcext:value-type="string">
            <text:p>ho22vtcwy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9];&quot;.&quot;;[.L49];&quot;@&quot;;[.M49];&quot;.com&quot;)" office:value-type="string" office:string-value="donat.kiraly@hajdunanas.com" calcext:value-type="string">
            <text:p>donat.kiraly@hajdunanas.com</text:p>
          </table:table-cell>
          <table:table-cell table:formula="of:=&quot;('&quot;&amp;COM.MICROSOFT.CONCAT([.K49];&quot;.&quot;;[.L49];&quot;@&quot;;[.M49];&quot;.com&quot;)&amp;&quot;',&quot;" office:value-type="string" office:string-value="('donat.kiraly@hajdunanas.com'," calcext:value-type="string">
            <text:p>('donat.kiraly@hajdunanas.com',</text:p>
          </table:table-cell>
          <table:table-cell table:formula="of:=&quot;HASHBYTES('SHA2_512', '&quot;&amp;[.N49]&amp;&quot;'),&quot;" office:value-type="string" office:string-value="HASHBYTES('SHA2_512', 'ho22vtcwyy')," calcext:value-type="string">
            <text:p>HASHBYTES('SHA2_512', 'ho22vtcwyy'),</text:p>
          </table:table-cell>
          <table:table-cell table:formula="of:=[.O49]&amp;&quot;,&quot;" office:value-type="string" office:string-value="1," calcext:value-type="string">
            <text:p>1,</text:p>
          </table:table-cell>
          <table:table-cell table:formula="of:=[.P49]&amp;&quot;),&quot;" office:value-type="string" office:string-value="NULL)," calcext:value-type="string">
            <text:p>NULL),</text:p>
          </table:table-cell>
          <table:table-cell/>
          <table:table-cell table:formula="of:=&quot;SELECT '&quot;&amp;[.A49]&amp;&quot;', '&quot;&amp;[.B49]&amp;&quot;', '&quot;&amp;TEXT([.C49]; &quot;yyyy-mm-dd&quot;)&amp;&quot;', '&quot;&amp;[.D49]&amp;&quot;', &quot;&amp;IF([.E49]=&quot;Null&quot;; &quot;Null&quot;; &quot;'&quot;&amp;[.E49]&amp;&quot;'&quot;)&amp;&quot;, '&quot;&amp;[.F49]&amp;&quot;', '&quot;&amp;[.G49]&amp;&quot;', u.Id FROM Users u WHERE EmailAddress = '&quot;&amp;[.Q49]&amp;&quot;' UNION&quot;" office:value-type="string" office:string-value="SELECT 'Donát', 'Király', '2006-07-11', 'Hungary', Null, 'Hajdúnánás', 'Liget utca 11.', u.Id FROM Users u WHERE EmailAddress = 'donat.kiraly@hajdunanas.com' UNION" calcext:value-type="string">
            <text:p>SELECT 'Donát', 'Király', '2006-07-11', 'Hungary', Null, 'Hajdúnánás', 'Liget utca 11.', u.Id FROM Users u WHERE EmailAddress = 'donat.kiraly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10" office:value-type="date" office:date-value="2008-08-08" calcext:value-type="date">
            <text:p>2008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óricz Pál utca 12.</text:p>
          </table:table-cell>
          <table:table-cell table:style-name="ce1" office:value-type="string" calcext:value-type="string">
            <text:p>Gyorgy</text:p>
          </table:table-cell>
          <table:table-cell table:style-name="ce1" office:value-type="string" calcext:value-type="string">
            <text:p>Voros</text:p>
          </table:table-cell>
          <table:table-cell table:style-name="ce1" office:value-type="string" calcext:value-type="string">
            <text:p>Hajdunanas</text:p>
          </table:table-cell>
          <table:table-cell table:formula="of:=LOWER([.H50])" office:value-type="string" office:string-value="gyorgy" calcext:value-type="string">
            <text:p>gyorgy</text:p>
          </table:table-cell>
          <table:table-cell table:formula="of:=LOWER([.I50])" office:value-type="string" office:string-value="voros" calcext:value-type="string">
            <text:p>voros</text:p>
          </table:table-cell>
          <table:table-cell table:formula="of:=LOWER([.J50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i36ujrbsc" calcext:value-type="string">
            <text:p>ri36ujrb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0];&quot;.&quot;;[.L50];&quot;@&quot;;[.M50];&quot;.com&quot;)" office:value-type="string" office:string-value="gyorgy.voros@hajdunanas.com" calcext:value-type="string">
            <text:p>gyorgy.voros@hajdunanas.com</text:p>
          </table:table-cell>
          <table:table-cell table:formula="of:=&quot;('&quot;&amp;COM.MICROSOFT.CONCAT([.K50];&quot;.&quot;;[.L50];&quot;@&quot;;[.M50];&quot;.com&quot;)&amp;&quot;',&quot;" office:value-type="string" office:string-value="('gyorgy.voros@hajdunanas.com'," calcext:value-type="string">
            <text:p>('gyorgy.voros@hajdunanas.com',</text:p>
          </table:table-cell>
          <table:table-cell table:formula="of:=&quot;HASHBYTES('SHA2_512', '&quot;&amp;[.N50]&amp;&quot;'),&quot;" office:value-type="string" office:string-value="HASHBYTES('SHA2_512', 'ri36ujrbsc')," calcext:value-type="string">
            <text:p>HASHBYTES('SHA2_512', 'ri36ujrbsc'),</text:p>
          </table:table-cell>
          <table:table-cell table:formula="of:=[.O50]&amp;&quot;,&quot;" office:value-type="string" office:string-value="1," calcext:value-type="string">
            <text:p>1,</text:p>
          </table:table-cell>
          <table:table-cell table:formula="of:=[.P50]&amp;&quot;),&quot;" office:value-type="string" office:string-value="NULL)," calcext:value-type="string">
            <text:p>NULL),</text:p>
          </table:table-cell>
          <table:table-cell/>
          <table:table-cell table:formula="of:=&quot;SELECT '&quot;&amp;[.A50]&amp;&quot;', '&quot;&amp;[.B50]&amp;&quot;', '&quot;&amp;TEXT([.C50]; &quot;yyyy-mm-dd&quot;)&amp;&quot;', '&quot;&amp;[.D50]&amp;&quot;', &quot;&amp;IF([.E50]=&quot;Null&quot;; &quot;Null&quot;; &quot;'&quot;&amp;[.E50]&amp;&quot;'&quot;)&amp;&quot;, '&quot;&amp;[.F50]&amp;&quot;', '&quot;&amp;[.G50]&amp;&quot;', u.Id FROM Users u WHERE EmailAddress = '&quot;&amp;[.Q50]&amp;&quot;' UNION&quot;" office:value-type="string" office:string-value="SELECT 'György', 'Vörös', '2008-08-08', 'Hungary', Null, 'Hajdúnánás', 'Móricz Pál utca 12.', u.Id FROM Users u WHERE EmailAddress = 'gyorgy.voros@hajdunanas.com' UNION" calcext:value-type="string">
            <text:p>SELECT 'György', 'Vörös', '2008-08-08', 'Hungary', Null, 'Hajdúnánás', 'Móricz Pál utca 12.', u.Id FROM Users u WHERE EmailAddress = 'gyorgy.voro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10" office:value-type="date" office:date-value="2013-02-21" calcext:value-type="date">
            <text:p>2013-0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  <table:table-cell table:style-name="ce1" office:value-type="string" calcext:value-type="string">
            <text:p>armin</text:p>
          </table:table-cell>
          <table:table-cell table:style-name="ce1" office:value-type="string" calcext:value-type="string">
            <text:p>Juhasz</text:p>
          </table:table-cell>
          <table:table-cell table:style-name="ce1" office:value-type="string" calcext:value-type="string">
            <text:p>HajuDorog</text:p>
          </table:table-cell>
          <table:table-cell table:formula="of:=LOWER([.H51])" office:value-type="string" office:string-value="armin" calcext:value-type="string">
            <text:p>armin</text:p>
          </table:table-cell>
          <table:table-cell table:formula="of:=LOWER([.I51])" office:value-type="string" office:string-value="juhasz" calcext:value-type="string">
            <text:p>juhasz</text:p>
          </table:table-cell>
          <table:table-cell table:formula="of:=LOWER([.J51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r51cpnosc" calcext:value-type="string">
            <text:p>cr51cpno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1];&quot;.&quot;;[.L51];&quot;@&quot;;[.M51];&quot;.com&quot;)" office:value-type="string" office:string-value="armin.juhasz@hajudorog.com" calcext:value-type="string">
            <text:p>armin.juhasz@hajudorog.com</text:p>
          </table:table-cell>
          <table:table-cell table:formula="of:=&quot;('&quot;&amp;COM.MICROSOFT.CONCAT([.K51];&quot;.&quot;;[.L51];&quot;@&quot;;[.M51];&quot;.com&quot;)&amp;&quot;',&quot;" office:value-type="string" office:string-value="('armin.juhasz@hajudorog.com'," calcext:value-type="string">
            <text:p>('armin.juhasz@hajudorog.com',</text:p>
          </table:table-cell>
          <table:table-cell table:formula="of:=&quot;HASHBYTES('SHA2_512', '&quot;&amp;[.N51]&amp;&quot;'),&quot;" office:value-type="string" office:string-value="HASHBYTES('SHA2_512', 'cr51cpnosc')," calcext:value-type="string">
            <text:p>HASHBYTES('SHA2_512', 'cr51cpnosc'),</text:p>
          </table:table-cell>
          <table:table-cell table:formula="of:=[.O51]&amp;&quot;,&quot;" office:value-type="string" office:string-value="1," calcext:value-type="string">
            <text:p>1,</text:p>
          </table:table-cell>
          <table:table-cell table:formula="of:=[.P51]&amp;&quot;),&quot;" office:value-type="string" office:string-value="NULL)," calcext:value-type="string">
            <text:p>NULL),</text:p>
          </table:table-cell>
          <table:table-cell/>
          <table:table-cell table:formula="of:=&quot;SELECT '&quot;&amp;[.A51]&amp;&quot;', '&quot;&amp;[.B51]&amp;&quot;', '&quot;&amp;TEXT([.C51]; &quot;yyyy-mm-dd&quot;)&amp;&quot;', '&quot;&amp;[.D51]&amp;&quot;', &quot;&amp;IF([.E51]=&quot;Null&quot;; &quot;Null&quot;; &quot;'&quot;&amp;[.E51]&amp;&quot;'&quot;)&amp;&quot;, '&quot;&amp;[.F51]&amp;&quot;', '&quot;&amp;[.G51]&amp;&quot;', u.Id FROM Users u WHERE EmailAddress = '&quot;&amp;[.Q51]&amp;&quot;' UNION&quot;" office:value-type="string" office:string-value="SELECT 'Ármin', 'Juhász', '2013-02-21', 'Hungary', Null, 'HajúDorog', 'Nánási út 10. ', u.Id FROM Users u WHERE EmailAddress = 'armin.juhasz@hajudorog.com' UNION" calcext:value-type="string">
            <text:p>SELECT 'Ármin', 'Juhász', '2013-02-21', 'Hungary', Null, 'HajúDorog', 'Nánási út 10. ', u.Id FROM Users u WHERE EmailAddress = 'armin.juhasz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10" office:value-type="date" office:date-value="2011-12-10" calcext:value-type="date">
            <text:p>2011-12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  <table:table-cell table:style-name="ce1" office:value-type="string" calcext:value-type="string">
            <text:p>Viktor</text:p>
          </table:table-cell>
          <table:table-cell table:style-name="ce1" office:value-type="string" calcext:value-type="string">
            <text:p>Juhasz</text:p>
          </table:table-cell>
          <table:table-cell table:style-name="ce1" office:value-type="string" calcext:value-type="string">
            <text:p>HajuDorog</text:p>
          </table:table-cell>
          <table:table-cell table:formula="of:=LOWER([.H52])" office:value-type="string" office:string-value="viktor" calcext:value-type="string">
            <text:p>viktor</text:p>
          </table:table-cell>
          <table:table-cell table:formula="of:=LOWER([.I52])" office:value-type="string" office:string-value="juhasz" calcext:value-type="string">
            <text:p>juhasz</text:p>
          </table:table-cell>
          <table:table-cell table:formula="of:=LOWER([.J52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u74gqesab" calcext:value-type="string">
            <text:p>ju74gqes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2];&quot;.&quot;;[.L52];&quot;@&quot;;[.M52];&quot;.com&quot;)" office:value-type="string" office:string-value="viktor.juhasz@hajudorog.com" calcext:value-type="string">
            <text:p>viktor.juhasz@hajudorog.com</text:p>
          </table:table-cell>
          <table:table-cell table:formula="of:=&quot;('&quot;&amp;COM.MICROSOFT.CONCAT([.K52];&quot;.&quot;;[.L52];&quot;@&quot;;[.M52];&quot;.com&quot;)&amp;&quot;',&quot;" office:value-type="string" office:string-value="('viktor.juhasz@hajudorog.com'," calcext:value-type="string">
            <text:p>('viktor.juhasz@hajudorog.com',</text:p>
          </table:table-cell>
          <table:table-cell table:formula="of:=&quot;HASHBYTES('SHA2_512', '&quot;&amp;[.N52]&amp;&quot;'),&quot;" office:value-type="string" office:string-value="HASHBYTES('SHA2_512', 'ju74gqesab')," calcext:value-type="string">
            <text:p>HASHBYTES('SHA2_512', 'ju74gqesab'),</text:p>
          </table:table-cell>
          <table:table-cell table:formula="of:=[.O52]&amp;&quot;,&quot;" office:value-type="string" office:string-value="1," calcext:value-type="string">
            <text:p>1,</text:p>
          </table:table-cell>
          <table:table-cell table:formula="of:=[.P52]&amp;&quot;),&quot;" office:value-type="string" office:string-value="NULL)," calcext:value-type="string">
            <text:p>NULL),</text:p>
          </table:table-cell>
          <table:table-cell/>
          <table:table-cell table:formula="of:=&quot;SELECT '&quot;&amp;[.A52]&amp;&quot;', '&quot;&amp;[.B52]&amp;&quot;', '&quot;&amp;TEXT([.C52]; &quot;yyyy-mm-dd&quot;)&amp;&quot;', '&quot;&amp;[.D52]&amp;&quot;', &quot;&amp;IF([.E52]=&quot;Null&quot;; &quot;Null&quot;; &quot;'&quot;&amp;[.E52]&amp;&quot;'&quot;)&amp;&quot;, '&quot;&amp;[.F52]&amp;&quot;', '&quot;&amp;[.G52]&amp;&quot;', u.Id FROM Users u WHERE EmailAddress = '&quot;&amp;[.Q52]&amp;&quot;' UNION&quot;" office:value-type="string" office:string-value="SELECT 'Viktor', 'Juhász', '2011-12-10', 'Hungary', Null, 'HajúDorog', 'Nánási út 10. ', u.Id FROM Users u WHERE EmailAddress = 'viktor.juhasz@hajudorog.com' UNION" calcext:value-type="string">
            <text:p>SELECT 'Viktor', 'Juhász', '2011-12-10', 'Hungary', Null, 'HajúDorog', 'Nánási út 10. ', u.Id FROM Users u WHERE EmailAddress = 'viktor.juhasz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10" office:value-type="date" office:date-value="2010-10-13" calcext:value-type="date">
            <text:p>2010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20. </text:p>
          </table:table-cell>
          <table:table-cell table:style-name="ce1" office:value-type="string" calcext:value-type="string">
            <text:p>Balazs</text:p>
          </table:table-cell>
          <table:table-cell table:style-name="ce1" office:value-type="string" calcext:value-type="string">
            <text:p>Borbely</text:p>
          </table:table-cell>
          <table:table-cell table:style-name="ce1" office:value-type="string" calcext:value-type="string">
            <text:p>HajuDorog</text:p>
          </table:table-cell>
          <table:table-cell table:formula="of:=LOWER([.H53])" office:value-type="string" office:string-value="balazs" calcext:value-type="string">
            <text:p>balazs</text:p>
          </table:table-cell>
          <table:table-cell table:formula="of:=LOWER([.I53])" office:value-type="string" office:string-value="borbely" calcext:value-type="string">
            <text:p>borbely</text:p>
          </table:table-cell>
          <table:table-cell table:formula="of:=LOWER([.J53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i63lhxqbc" calcext:value-type="string">
            <text:p>li63lhxq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3];&quot;.&quot;;[.L53];&quot;@&quot;;[.M53];&quot;.com&quot;)" office:value-type="string" office:string-value="balazs.borbely@hajudorog.com" calcext:value-type="string">
            <text:p>balazs.borbely@hajudorog.com</text:p>
          </table:table-cell>
          <table:table-cell table:formula="of:=&quot;('&quot;&amp;COM.MICROSOFT.CONCAT([.K53];&quot;.&quot;;[.L53];&quot;@&quot;;[.M53];&quot;.com&quot;)&amp;&quot;',&quot;" office:value-type="string" office:string-value="('balazs.borbely@hajudorog.com'," calcext:value-type="string">
            <text:p>('balazs.borbely@hajudorog.com',</text:p>
          </table:table-cell>
          <table:table-cell table:formula="of:=&quot;HASHBYTES('SHA2_512', '&quot;&amp;[.N53]&amp;&quot;'),&quot;" office:value-type="string" office:string-value="HASHBYTES('SHA2_512', 'li63lhxqbc')," calcext:value-type="string">
            <text:p>HASHBYTES('SHA2_512', 'li63lhxqbc'),</text:p>
          </table:table-cell>
          <table:table-cell table:formula="of:=[.O53]&amp;&quot;,&quot;" office:value-type="string" office:string-value="1," calcext:value-type="string">
            <text:p>1,</text:p>
          </table:table-cell>
          <table:table-cell table:formula="of:=[.P53]&amp;&quot;),&quot;" office:value-type="string" office:string-value="NULL)," calcext:value-type="string">
            <text:p>NULL),</text:p>
          </table:table-cell>
          <table:table-cell/>
          <table:table-cell table:formula="of:=&quot;SELECT '&quot;&amp;[.A53]&amp;&quot;', '&quot;&amp;[.B53]&amp;&quot;', '&quot;&amp;TEXT([.C53]; &quot;yyyy-mm-dd&quot;)&amp;&quot;', '&quot;&amp;[.D53]&amp;&quot;', &quot;&amp;IF([.E53]=&quot;Null&quot;; &quot;Null&quot;; &quot;'&quot;&amp;[.E53]&amp;&quot;'&quot;)&amp;&quot;, '&quot;&amp;[.F53]&amp;&quot;', '&quot;&amp;[.G53]&amp;&quot;', u.Id FROM Users u WHERE EmailAddress = '&quot;&amp;[.Q53]&amp;&quot;' UNION&quot;" office:value-type="string" office:string-value="SELECT 'Balázs', 'Borbély', '2010-10-13', 'Hungary', Null, 'HajúDorog', 'Nánási út 20. ', u.Id FROM Users u WHERE EmailAddress = 'balazs.borbely@hajudorog.com' UNION" calcext:value-type="string">
            <text:p>SELECT 'Balázs', 'Borbély', '2010-10-13', 'Hungary', Null, 'HajúDorog', 'Nánási út 20. ', u.Id FROM Users u WHERE EmailAddress = 'balazs.borbely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10" office:value-type="date" office:date-value="2011-08-20" calcext:value-type="date">
            <text:p>2011-08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31. </text:p>
          </table:table-cell>
          <table:table-cell table:style-name="ce1" office:value-type="string" calcext:value-type="string">
            <text:p>Oliver</text:p>
          </table:table-cell>
          <table:table-cell table:style-name="ce1" office:value-type="string" calcext:value-type="string">
            <text:p>Laszlo</text:p>
          </table:table-cell>
          <table:table-cell table:style-name="ce1" office:value-type="string" calcext:value-type="string">
            <text:p>HajuDorog</text:p>
          </table:table-cell>
          <table:table-cell table:formula="of:=LOWER([.H54])" office:value-type="string" office:string-value="oliver" calcext:value-type="string">
            <text:p>oliver</text:p>
          </table:table-cell>
          <table:table-cell table:formula="of:=LOWER([.I54])" office:value-type="string" office:string-value="laszlo" calcext:value-type="string">
            <text:p>laszlo</text:p>
          </table:table-cell>
          <table:table-cell table:formula="of:=LOWER([.J54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u28crcmkq" calcext:value-type="string">
            <text:p>xu28crcmk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4];&quot;.&quot;;[.L54];&quot;@&quot;;[.M54];&quot;.com&quot;)" office:value-type="string" office:string-value="oliver.laszlo@hajudorog.com" calcext:value-type="string">
            <text:p>oliver.laszlo@hajudorog.com</text:p>
          </table:table-cell>
          <table:table-cell table:formula="of:=&quot;('&quot;&amp;COM.MICROSOFT.CONCAT([.K54];&quot;.&quot;;[.L54];&quot;@&quot;;[.M54];&quot;.com&quot;)&amp;&quot;',&quot;" office:value-type="string" office:string-value="('oliver.laszlo@hajudorog.com'," calcext:value-type="string">
            <text:p>('oliver.laszlo@hajudorog.com',</text:p>
          </table:table-cell>
          <table:table-cell table:formula="of:=&quot;HASHBYTES('SHA2_512', '&quot;&amp;[.N54]&amp;&quot;'),&quot;" office:value-type="string" office:string-value="HASHBYTES('SHA2_512', 'xu28crcmkq')," calcext:value-type="string">
            <text:p>HASHBYTES('SHA2_512', 'xu28crcmkq'),</text:p>
          </table:table-cell>
          <table:table-cell table:formula="of:=[.O54]&amp;&quot;,&quot;" office:value-type="string" office:string-value="1," calcext:value-type="string">
            <text:p>1,</text:p>
          </table:table-cell>
          <table:table-cell table:formula="of:=[.P54]&amp;&quot;),&quot;" office:value-type="string" office:string-value="NULL)," calcext:value-type="string">
            <text:p>NULL),</text:p>
          </table:table-cell>
          <table:table-cell/>
          <table:table-cell table:formula="of:=&quot;SELECT '&quot;&amp;[.A54]&amp;&quot;', '&quot;&amp;[.B54]&amp;&quot;', '&quot;&amp;TEXT([.C54]; &quot;yyyy-mm-dd&quot;)&amp;&quot;', '&quot;&amp;[.D54]&amp;&quot;', &quot;&amp;IF([.E54]=&quot;Null&quot;; &quot;Null&quot;; &quot;'&quot;&amp;[.E54]&amp;&quot;'&quot;)&amp;&quot;, '&quot;&amp;[.F54]&amp;&quot;', '&quot;&amp;[.G54]&amp;&quot;', u.Id FROM Users u WHERE EmailAddress = '&quot;&amp;[.Q54]&amp;&quot;' UNION&quot;" office:value-type="string" office:string-value="SELECT 'Olivér', 'László', '2011-08-20', 'Hungary', Null, 'HajúDorog', 'Nánási út 31. ', u.Id FROM Users u WHERE EmailAddress = 'oliver.laszlo@hajudorog.com' UNION" calcext:value-type="string">
            <text:p>SELECT 'Olivér', 'László', '2011-08-20', 'Hungary', Null, 'HajúDorog', 'Nánási út 31. ', u.Id FROM Users u WHERE EmailAddress = 'oliver.laszlo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04-09-13" calcext:value-type="date">
            <text:p>2004-09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5. </text:p>
          </table:table-cell>
          <table:table-cell table:style-name="ce1" office:value-type="string" calcext:value-type="string">
            <text:p>Bendeguz</text:p>
          </table:table-cell>
          <table:table-cell table:style-name="ce1" office:value-type="string" calcext:value-type="string">
            <text:p>Bakos</text:p>
          </table:table-cell>
          <table:table-cell table:style-name="ce1" office:value-type="string" calcext:value-type="string">
            <text:p>HajuDorog</text:p>
          </table:table-cell>
          <table:table-cell table:formula="of:=LOWER([.H55])" office:value-type="string" office:string-value="bendeguz" calcext:value-type="string">
            <text:p>bendeguz</text:p>
          </table:table-cell>
          <table:table-cell table:formula="of:=LOWER([.I55])" office:value-type="string" office:string-value="bakos" calcext:value-type="string">
            <text:p>bakos</text:p>
          </table:table-cell>
          <table:table-cell table:formula="of:=LOWER([.J55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l28cnbius" calcext:value-type="string">
            <text:p>al28cnbi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5];&quot;.&quot;;[.L55];&quot;@&quot;;[.M55];&quot;.com&quot;)" office:value-type="string" office:string-value="bendeguz.bakos@hajudorog.com" calcext:value-type="string">
            <text:p>bendeguz.bakos@hajudorog.com</text:p>
          </table:table-cell>
          <table:table-cell table:formula="of:=&quot;('&quot;&amp;COM.MICROSOFT.CONCAT([.K55];&quot;.&quot;;[.L55];&quot;@&quot;;[.M55];&quot;.com&quot;)&amp;&quot;',&quot;" office:value-type="string" office:string-value="('bendeguz.bakos@hajudorog.com'," calcext:value-type="string">
            <text:p>('bendeguz.bakos@hajudorog.com',</text:p>
          </table:table-cell>
          <table:table-cell table:formula="of:=&quot;HASHBYTES('SHA2_512', '&quot;&amp;[.N55]&amp;&quot;'),&quot;" office:value-type="string" office:string-value="HASHBYTES('SHA2_512', 'al28cnbius')," calcext:value-type="string">
            <text:p>HASHBYTES('SHA2_512', 'al28cnbius'),</text:p>
          </table:table-cell>
          <table:table-cell table:formula="of:=[.O55]&amp;&quot;,&quot;" office:value-type="string" office:string-value="1," calcext:value-type="string">
            <text:p>1,</text:p>
          </table:table-cell>
          <table:table-cell table:formula="of:=[.P55]&amp;&quot;),&quot;" office:value-type="string" office:string-value="NULL)," calcext:value-type="string">
            <text:p>NULL),</text:p>
          </table:table-cell>
          <table:table-cell/>
          <table:table-cell table:formula="of:=&quot;SELECT '&quot;&amp;[.A55]&amp;&quot;', '&quot;&amp;[.B55]&amp;&quot;', '&quot;&amp;TEXT([.C55]; &quot;yyyy-mm-dd&quot;)&amp;&quot;', '&quot;&amp;[.D55]&amp;&quot;', &quot;&amp;IF([.E55]=&quot;Null&quot;; &quot;Null&quot;; &quot;'&quot;&amp;[.E55]&amp;&quot;'&quot;)&amp;&quot;, '&quot;&amp;[.F55]&amp;&quot;', '&quot;&amp;[.G55]&amp;&quot;', u.Id FROM Users u WHERE EmailAddress = '&quot;&amp;[.Q55]&amp;&quot;' UNION&quot;" office:value-type="string" office:string-value="SELECT 'Bendegúz', 'Bakos', '2004-09-13', 'Hungary', Null, 'HajúDorog', 'Nánási út 5. ', u.Id FROM Users u WHERE EmailAddress = 'bendeguz.bakos@hajudorog.com' UNION" calcext:value-type="string">
            <text:p>SELECT 'Bendegúz', 'Bakos', '2004-09-13', 'Hungary', Null, 'HajúDorog', 'Nánási út 5. ', u.Id FROM Users u WHERE EmailAddress = 'bendeguz.bakos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5-11-09" calcext:value-type="date">
            <text:p>2005-1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inódi utca 32.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orok</text:p>
          </table:table-cell>
          <table:table-cell table:style-name="ce1" office:value-type="string" calcext:value-type="string">
            <text:p>Hajdunanas</text:p>
          </table:table-cell>
          <table:table-cell table:formula="of:=LOWER([.H56])" office:value-type="string" office:string-value="renato" calcext:value-type="string">
            <text:p>renato</text:p>
          </table:table-cell>
          <table:table-cell table:formula="of:=LOWER([.I56])" office:value-type="string" office:string-value="torok" calcext:value-type="string">
            <text:p>torok</text:p>
          </table:table-cell>
          <table:table-cell table:formula="of:=LOWER([.J56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e52jfejfb" calcext:value-type="string">
            <text:p>be52jfejf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6];&quot;.&quot;;[.L56];&quot;@&quot;;[.M56];&quot;.com&quot;)" office:value-type="string" office:string-value="renato.torok@hajdunanas.com" calcext:value-type="string">
            <text:p>renato.torok@hajdunanas.com</text:p>
          </table:table-cell>
          <table:table-cell table:formula="of:=&quot;('&quot;&amp;COM.MICROSOFT.CONCAT([.K56];&quot;.&quot;;[.L56];&quot;@&quot;;[.M56];&quot;.com&quot;)&amp;&quot;',&quot;" office:value-type="string" office:string-value="('renato.torok@hajdunanas.com'," calcext:value-type="string">
            <text:p>('renato.torok@hajdunanas.com',</text:p>
          </table:table-cell>
          <table:table-cell table:formula="of:=&quot;HASHBYTES('SHA2_512', '&quot;&amp;[.N56]&amp;&quot;'),&quot;" office:value-type="string" office:string-value="HASHBYTES('SHA2_512', 'be52jfejfb')," calcext:value-type="string">
            <text:p>HASHBYTES('SHA2_512', 'be52jfejfb'),</text:p>
          </table:table-cell>
          <table:table-cell table:formula="of:=[.O56]&amp;&quot;,&quot;" office:value-type="string" office:string-value="1," calcext:value-type="string">
            <text:p>1,</text:p>
          </table:table-cell>
          <table:table-cell table:formula="of:=[.P56]&amp;&quot;),&quot;" office:value-type="string" office:string-value="NULL)," calcext:value-type="string">
            <text:p>NULL),</text:p>
          </table:table-cell>
          <table:table-cell/>
          <table:table-cell table:formula="of:=&quot;SELECT '&quot;&amp;[.A56]&amp;&quot;', '&quot;&amp;[.B56]&amp;&quot;', '&quot;&amp;TEXT([.C56]; &quot;yyyy-mm-dd&quot;)&amp;&quot;', '&quot;&amp;[.D56]&amp;&quot;', &quot;&amp;IF([.E56]=&quot;Null&quot;; &quot;Null&quot;; &quot;'&quot;&amp;[.E56]&amp;&quot;'&quot;)&amp;&quot;, '&quot;&amp;[.F56]&amp;&quot;', '&quot;&amp;[.G56]&amp;&quot;', u.Id FROM Users u WHERE EmailAddress = '&quot;&amp;[.Q56]&amp;&quot;' UNION&quot;" office:value-type="string" office:string-value="SELECT 'Renátó', 'Török', '2005-11-09', 'Hungary', Null, 'Hajdúnánás', 'Tinódi utca 32.', u.Id FROM Users u WHERE EmailAddress = 'renato.torok@hajdunanas.com' UNION" calcext:value-type="string">
            <text:p>SELECT 'Renátó', 'Török', '2005-11-09', 'Hungary', Null, 'Hajdúnánás', 'Tinódi utca 32.', u.Id FROM Users u WHERE EmailAddress = 'renato.torok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2010-07-09" calcext:value-type="date">
            <text:p>2010-07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Irányi utca 31.</text:p>
          </table:table-cell>
          <table:table-cell table:style-name="ce1" office:value-type="string" calcext:value-type="string">
            <text:p>Barnabas</text:p>
          </table:table-cell>
          <table:table-cell table:style-name="ce1" office:value-type="string" calcext:value-type="string">
            <text:p>Novak</text:p>
          </table:table-cell>
          <table:table-cell table:style-name="ce1" office:value-type="string" calcext:value-type="string">
            <text:p>Hajdunanas</text:p>
          </table:table-cell>
          <table:table-cell table:formula="of:=LOWER([.H57])" office:value-type="string" office:string-value="barnabas" calcext:value-type="string">
            <text:p>barnabas</text:p>
          </table:table-cell>
          <table:table-cell table:formula="of:=LOWER([.I57])" office:value-type="string" office:string-value="novak" calcext:value-type="string">
            <text:p>novak</text:p>
          </table:table-cell>
          <table:table-cell table:formula="of:=LOWER([.J57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k38lnqrhc" calcext:value-type="string">
            <text:p>wk38lnqrh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7];&quot;.&quot;;[.L57];&quot;@&quot;;[.M57];&quot;.com&quot;)" office:value-type="string" office:string-value="barnabas.novak@hajdunanas.com" calcext:value-type="string">
            <text:p>barnabas.novak@hajdunanas.com</text:p>
          </table:table-cell>
          <table:table-cell table:formula="of:=&quot;('&quot;&amp;COM.MICROSOFT.CONCAT([.K57];&quot;.&quot;;[.L57];&quot;@&quot;;[.M57];&quot;.com&quot;)&amp;&quot;',&quot;" office:value-type="string" office:string-value="('barnabas.novak@hajdunanas.com'," calcext:value-type="string">
            <text:p>('barnabas.novak@hajdunanas.com',</text:p>
          </table:table-cell>
          <table:table-cell table:formula="of:=&quot;HASHBYTES('SHA2_512', '&quot;&amp;[.N57]&amp;&quot;'),&quot;" office:value-type="string" office:string-value="HASHBYTES('SHA2_512', 'wk38lnqrhc')," calcext:value-type="string">
            <text:p>HASHBYTES('SHA2_512', 'wk38lnqrhc'),</text:p>
          </table:table-cell>
          <table:table-cell table:formula="of:=[.O57]&amp;&quot;,&quot;" office:value-type="string" office:string-value="1," calcext:value-type="string">
            <text:p>1,</text:p>
          </table:table-cell>
          <table:table-cell table:formula="of:=[.P57]&amp;&quot;),&quot;" office:value-type="string" office:string-value="NULL)," calcext:value-type="string">
            <text:p>NULL),</text:p>
          </table:table-cell>
          <table:table-cell/>
          <table:table-cell table:formula="of:=&quot;SELECT '&quot;&amp;[.A57]&amp;&quot;', '&quot;&amp;[.B57]&amp;&quot;', '&quot;&amp;TEXT([.C57]; &quot;yyyy-mm-dd&quot;)&amp;&quot;', '&quot;&amp;[.D57]&amp;&quot;', &quot;&amp;IF([.E57]=&quot;Null&quot;; &quot;Null&quot;; &quot;'&quot;&amp;[.E57]&amp;&quot;'&quot;)&amp;&quot;, '&quot;&amp;[.F57]&amp;&quot;', '&quot;&amp;[.G57]&amp;&quot;', u.Id FROM Users u WHERE EmailAddress = '&quot;&amp;[.Q57]&amp;&quot;' UNION&quot;" office:value-type="string" office:string-value="SELECT 'Barnabás', 'Novák', '2010-07-09', 'Hungary', Null, 'Hajdúnánás', 'Irányi utca 31.', u.Id FROM Users u WHERE EmailAddress = 'barnabas.novak@hajdunanas.com' UNION" calcext:value-type="string">
            <text:p>SELECT 'Barnabás', 'Novák', '2010-07-09', 'Hungary', Null, 'Hajdúnánás', 'Irányi utca 31.', u.Id FROM Users u WHERE EmailAddress = 'barnabas.novak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10" office:value-type="date" office:date-value="2011-03-06" calcext:value-type="date">
            <text:p>2011-03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ttila utca 51.</text:p>
          </table:table-cell>
          <table:table-cell table:style-name="ce1" office:value-type="string" calcext:value-type="string">
            <text:p>Milan</text:p>
          </table:table-cell>
          <table:table-cell table:style-name="ce1" office:value-type="string" calcext:value-type="string">
            <text:p>Kiss</text:p>
          </table:table-cell>
          <table:table-cell table:style-name="ce1" office:value-type="string" calcext:value-type="string">
            <text:p>Hajdunanas</text:p>
          </table:table-cell>
          <table:table-cell table:formula="of:=LOWER([.H58])" office:value-type="string" office:string-value="milan" calcext:value-type="string">
            <text:p>milan</text:p>
          </table:table-cell>
          <table:table-cell table:formula="of:=LOWER([.I58])" office:value-type="string" office:string-value="kiss" calcext:value-type="string">
            <text:p>kiss</text:p>
          </table:table-cell>
          <table:table-cell table:formula="of:=LOWER([.J58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e67wbmewx" calcext:value-type="string">
            <text:p>ce67wbmew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8];&quot;.&quot;;[.L58];&quot;@&quot;;[.M58];&quot;.com&quot;)" office:value-type="string" office:string-value="milan.kiss@hajdunanas.com" calcext:value-type="string">
            <text:p>milan.kiss@hajdunanas.com</text:p>
          </table:table-cell>
          <table:table-cell table:formula="of:=&quot;('&quot;&amp;COM.MICROSOFT.CONCAT([.K58];&quot;.&quot;;[.L58];&quot;@&quot;;[.M58];&quot;.com&quot;)&amp;&quot;',&quot;" office:value-type="string" office:string-value="('milan.kiss@hajdunanas.com'," calcext:value-type="string">
            <text:p>('milan.kiss@hajdunanas.com',</text:p>
          </table:table-cell>
          <table:table-cell table:formula="of:=&quot;HASHBYTES('SHA2_512', '&quot;&amp;[.N58]&amp;&quot;'),&quot;" office:value-type="string" office:string-value="HASHBYTES('SHA2_512', 'ce67wbmewx')," calcext:value-type="string">
            <text:p>HASHBYTES('SHA2_512', 'ce67wbmewx'),</text:p>
          </table:table-cell>
          <table:table-cell table:formula="of:=[.O58]&amp;&quot;,&quot;" office:value-type="string" office:string-value="1," calcext:value-type="string">
            <text:p>1,</text:p>
          </table:table-cell>
          <table:table-cell table:formula="of:=[.P58]&amp;&quot;),&quot;" office:value-type="string" office:string-value="NULL)," calcext:value-type="string">
            <text:p>NULL),</text:p>
          </table:table-cell>
          <table:table-cell/>
          <table:table-cell table:formula="of:=&quot;SELECT '&quot;&amp;[.A58]&amp;&quot;', '&quot;&amp;[.B58]&amp;&quot;', '&quot;&amp;TEXT([.C58]; &quot;yyyy-mm-dd&quot;)&amp;&quot;', '&quot;&amp;[.D58]&amp;&quot;', &quot;&amp;IF([.E58]=&quot;Null&quot;; &quot;Null&quot;; &quot;'&quot;&amp;[.E58]&amp;&quot;'&quot;)&amp;&quot;, '&quot;&amp;[.F58]&amp;&quot;', '&quot;&amp;[.G58]&amp;&quot;', u.Id FROM Users u WHERE EmailAddress = '&quot;&amp;[.Q58]&amp;&quot;' UNION&quot;" office:value-type="string" office:string-value="SELECT 'Milán', 'Kiss', '2011-03-06', 'Hungary', Null, 'Hajdúnánás', 'Attila utca 51.', u.Id FROM Users u WHERE EmailAddress = 'milan.kiss@hajdunanas.com' UNION" calcext:value-type="string">
            <text:p>SELECT 'Milán', 'Kiss', '2011-03-06', 'Hungary', Null, 'Hajdúnánás', 'Attila utca 51.', u.Id FROM Users u WHERE EmailAddress = 'milan.kis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10" office:value-type="date" office:date-value="2013-12-21" calcext:value-type="date">
            <text:p>2013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lma utca 2.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Borbely</text:p>
          </table:table-cell>
          <table:table-cell table:style-name="ce1" office:value-type="string" calcext:value-type="string">
            <text:p>Hajdunanas</text:p>
          </table:table-cell>
          <table:table-cell table:formula="of:=LOWER([.H59])" office:value-type="string" office:string-value="laura" calcext:value-type="string">
            <text:p>laura</text:p>
          </table:table-cell>
          <table:table-cell table:formula="of:=LOWER([.I59])" office:value-type="string" office:string-value="borbely" calcext:value-type="string">
            <text:p>borbely</text:p>
          </table:table-cell>
          <table:table-cell table:formula="of:=LOWER([.J5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x82zkaxmq" calcext:value-type="string">
            <text:p>ux82zkaxm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9];&quot;.&quot;;[.L59];&quot;@&quot;;[.M59];&quot;.com&quot;)" office:value-type="string" office:string-value="laura.borbely@hajdunanas.com" calcext:value-type="string">
            <text:p>laura.borbely@hajdunanas.com</text:p>
          </table:table-cell>
          <table:table-cell table:formula="of:=&quot;('&quot;&amp;COM.MICROSOFT.CONCAT([.K59];&quot;.&quot;;[.L59];&quot;@&quot;;[.M59];&quot;.com&quot;)&amp;&quot;',&quot;" office:value-type="string" office:string-value="('laura.borbely@hajdunanas.com'," calcext:value-type="string">
            <text:p>('laura.borbely@hajdunanas.com',</text:p>
          </table:table-cell>
          <table:table-cell table:formula="of:=&quot;HASHBYTES('SHA2_512', '&quot;&amp;[.N59]&amp;&quot;'),&quot;" office:value-type="string" office:string-value="HASHBYTES('SHA2_512', 'ux82zkaxmq')," calcext:value-type="string">
            <text:p>HASHBYTES('SHA2_512', 'ux82zkaxmq'),</text:p>
          </table:table-cell>
          <table:table-cell table:formula="of:=[.O59]&amp;&quot;,&quot;" office:value-type="string" office:string-value="1," calcext:value-type="string">
            <text:p>1,</text:p>
          </table:table-cell>
          <table:table-cell table:formula="of:=[.P59]&amp;&quot;),&quot;" office:value-type="string" office:string-value="NULL)," calcext:value-type="string">
            <text:p>NULL),</text:p>
          </table:table-cell>
          <table:table-cell/>
          <table:table-cell table:formula="of:=&quot;SELECT '&quot;&amp;[.A59]&amp;&quot;', '&quot;&amp;[.B59]&amp;&quot;', '&quot;&amp;TEXT([.C59]; &quot;yyyy-mm-dd&quot;)&amp;&quot;', '&quot;&amp;[.D59]&amp;&quot;', &quot;&amp;IF([.E59]=&quot;Null&quot;; &quot;Null&quot;; &quot;'&quot;&amp;[.E59]&amp;&quot;'&quot;)&amp;&quot;, '&quot;&amp;[.F59]&amp;&quot;', '&quot;&amp;[.G59]&amp;&quot;', u.Id FROM Users u WHERE EmailAddress = '&quot;&amp;[.Q59]&amp;&quot;' UNION&quot;" office:value-type="string" office:string-value="SELECT 'Laura', 'Borbély', '2013-12-21', 'Hungary', Null, 'Hajdúnánás', 'Alma utca 2.', u.Id FROM Users u WHERE EmailAddress = 'laura.borbely@hajdunanas.com' UNION" calcext:value-type="string">
            <text:p>SELECT 'Laura', 'Borbély', '2013-12-21', 'Hungary', Null, 'Hajdúnánás', 'Alma utca 2.', u.Id FROM Users u WHERE EmailAddress = 'laura.borbely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10" office:value-type="date" office:date-value="1997-02-17" calcext:value-type="date">
            <text:p>1997-0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iroska u. 29.</text:p>
          </table:table-cell>
          <table:table-cell table:style-name="ce1" office:value-type="string" calcext:value-type="string">
            <text:p>Hajnalka</text:p>
          </table:table-cell>
          <table:table-cell table:style-name="ce1" office:value-type="string" calcext:value-type="string">
            <text:p>Nemeth</text:p>
          </table:table-cell>
          <table:table-cell table:style-name="ce1" office:value-type="string" calcext:value-type="string">
            <text:p>Budapest</text:p>
          </table:table-cell>
          <table:table-cell table:formula="of:=LOWER([.H60])" office:value-type="string" office:string-value="hajnalka" calcext:value-type="string">
            <text:p>hajnalka</text:p>
          </table:table-cell>
          <table:table-cell table:formula="of:=LOWER([.I60])" office:value-type="string" office:string-value="nemeth" calcext:value-type="string">
            <text:p>nemeth</text:p>
          </table:table-cell>
          <table:table-cell table:formula="of:=LOWER([.J6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p77ohzahw" calcext:value-type="string">
            <text:p>ip77ohzah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0];&quot;.&quot;;[.L60];&quot;@&quot;;[.M60];&quot;.com&quot;)" office:value-type="string" office:string-value="hajnalka.nemeth@budapest.com" calcext:value-type="string">
            <text:p>hajnalka.nemeth@budapest.com</text:p>
          </table:table-cell>
          <table:table-cell table:formula="of:=&quot;('&quot;&amp;COM.MICROSOFT.CONCAT([.K60];&quot;.&quot;;[.L60];&quot;@&quot;;[.M60];&quot;.com&quot;)&amp;&quot;',&quot;" office:value-type="string" office:string-value="('hajnalka.nemeth@budapest.com'," calcext:value-type="string">
            <text:p>('hajnalka.nemeth@budapest.com',</text:p>
          </table:table-cell>
          <table:table-cell table:formula="of:=&quot;HASHBYTES('SHA2_512', '&quot;&amp;[.N60]&amp;&quot;'),&quot;" office:value-type="string" office:string-value="HASHBYTES('SHA2_512', 'ip77ohzahw')," calcext:value-type="string">
            <text:p>HASHBYTES('SHA2_512', 'ip77ohzahw'),</text:p>
          </table:table-cell>
          <table:table-cell table:formula="of:=[.O60]&amp;&quot;,&quot;" office:value-type="string" office:string-value="1," calcext:value-type="string">
            <text:p>1,</text:p>
          </table:table-cell>
          <table:table-cell table:formula="of:=[.P60]&amp;&quot;),&quot;" office:value-type="string" office:string-value="NULL)," calcext:value-type="string">
            <text:p>NULL),</text:p>
          </table:table-cell>
          <table:table-cell/>
          <table:table-cell table:formula="of:=&quot;SELECT '&quot;&amp;[.A60]&amp;&quot;', '&quot;&amp;[.B60]&amp;&quot;', '&quot;&amp;TEXT([.C60]; &quot;yyyy-mm-dd&quot;)&amp;&quot;', '&quot;&amp;[.D60]&amp;&quot;', &quot;&amp;IF([.E60]=&quot;Null&quot;; &quot;Null&quot;; &quot;'&quot;&amp;[.E60]&amp;&quot;'&quot;)&amp;&quot;, '&quot;&amp;[.F60]&amp;&quot;', '&quot;&amp;[.G60]&amp;&quot;', u.Id FROM Users u WHERE EmailAddress = '&quot;&amp;[.Q60]&amp;&quot;' UNION&quot;" office:value-type="string" office:string-value="SELECT 'Hajnalka', 'Németh', '1997-02-17', 'Hungary', Null, 'Budapest', 'Piroska u. 29.', u.Id FROM Users u WHERE EmailAddress = 'hajnalka.nemeth@budapest.com' UNION" calcext:value-type="string">
            <text:p>SELECT 'Hajnalka', 'Németh', '1997-02-17', 'Hungary', Null, 'Budapest', 'Piroska u. 29.', u.Id FROM Users u WHERE EmailAddress = 'hajnalka.nemeth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10" office:value-type="date" office:date-value="1999-02-18" calcext:value-type="date">
            <text:p>1999-02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Árpád fejedelem útja 83.</text:p>
          </table:table-cell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Szekely</text:p>
          </table:table-cell>
          <table:table-cell table:style-name="ce1" office:value-type="string" calcext:value-type="string">
            <text:p>Budapest</text:p>
          </table:table-cell>
          <table:table-cell table:formula="of:=LOWER([.H61])" office:value-type="string" office:string-value="maria" calcext:value-type="string">
            <text:p>maria</text:p>
          </table:table-cell>
          <table:table-cell table:formula="of:=LOWER([.I61])" office:value-type="string" office:string-value="szekely" calcext:value-type="string">
            <text:p>szekely</text:p>
          </table:table-cell>
          <table:table-cell table:formula="of:=LOWER([.J61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q18ogzmec" calcext:value-type="string">
            <text:p>yq18ogzm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1];&quot;.&quot;;[.L61];&quot;@&quot;;[.M61];&quot;.com&quot;)" office:value-type="string" office:string-value="maria.szekely@budapest.com" calcext:value-type="string">
            <text:p>maria.szekely@budapest.com</text:p>
          </table:table-cell>
          <table:table-cell table:formula="of:=&quot;('&quot;&amp;COM.MICROSOFT.CONCAT([.K61];&quot;.&quot;;[.L61];&quot;@&quot;;[.M61];&quot;.com&quot;)&amp;&quot;',&quot;" office:value-type="string" office:string-value="('maria.szekely@budapest.com'," calcext:value-type="string">
            <text:p>('maria.szekely@budapest.com',</text:p>
          </table:table-cell>
          <table:table-cell table:formula="of:=&quot;HASHBYTES('SHA2_512', '&quot;&amp;[.N61]&amp;&quot;'),&quot;" office:value-type="string" office:string-value="HASHBYTES('SHA2_512', 'yq18ogzmec')," calcext:value-type="string">
            <text:p>HASHBYTES('SHA2_512', 'yq18ogzmec'),</text:p>
          </table:table-cell>
          <table:table-cell table:formula="of:=[.O61]&amp;&quot;,&quot;" office:value-type="string" office:string-value="1," calcext:value-type="string">
            <text:p>1,</text:p>
          </table:table-cell>
          <table:table-cell table:formula="of:=[.P61]&amp;&quot;),&quot;" office:value-type="string" office:string-value="NULL)," calcext:value-type="string">
            <text:p>NULL),</text:p>
          </table:table-cell>
          <table:table-cell/>
          <table:table-cell table:formula="of:=&quot;SELECT '&quot;&amp;[.A61]&amp;&quot;', '&quot;&amp;[.B61]&amp;&quot;', '&quot;&amp;TEXT([.C61]; &quot;yyyy-mm-dd&quot;)&amp;&quot;', '&quot;&amp;[.D61]&amp;&quot;', &quot;&amp;IF([.E61]=&quot;Null&quot;; &quot;Null&quot;; &quot;'&quot;&amp;[.E61]&amp;&quot;'&quot;)&amp;&quot;, '&quot;&amp;[.F61]&amp;&quot;', '&quot;&amp;[.G61]&amp;&quot;', u.Id FROM Users u WHERE EmailAddress = '&quot;&amp;[.Q61]&amp;&quot;' UNION&quot;" office:value-type="string" office:string-value="SELECT 'Mária', 'Székely', '1999-02-18', 'Hungary', 'Slovakia', 'Budapest', 'Árpád fejedelem útja 83.', u.Id FROM Users u WHERE EmailAddress = 'maria.szekely@budapest.com' UNION" calcext:value-type="string">
            <text:p>SELECT 'Mária', 'Székely', '1999-02-18', 'Hungary', 'Slovakia', 'Budapest', 'Árpád fejedelem útja 83.', u.Id FROM Users u WHERE EmailAddress = 'maria.szekely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10" office:value-type="date" office:date-value="1997-10-17" calcext:value-type="date">
            <text:p>1997-10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abai kapu 63.</text:p>
          </table:table-cell>
          <table:table-cell table:style-name="ce1" office:value-type="string" calcext:value-type="string">
            <text:p>Szabina</text:p>
          </table:table-cell>
          <table:table-cell table:style-name="ce1" office:value-type="string" calcext:value-type="string">
            <text:p>Vincze</text:p>
          </table:table-cell>
          <table:table-cell table:style-name="ce1" office:value-type="string" calcext:value-type="string">
            <text:p>Budapest</text:p>
          </table:table-cell>
          <table:table-cell table:formula="of:=LOWER([.H62])" office:value-type="string" office:string-value="szabina" calcext:value-type="string">
            <text:p>szabina</text:p>
          </table:table-cell>
          <table:table-cell table:formula="of:=LOWER([.I62])" office:value-type="string" office:string-value="vincze" calcext:value-type="string">
            <text:p>vincze</text:p>
          </table:table-cell>
          <table:table-cell table:formula="of:=LOWER([.J62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d7qowvcc" calcext:value-type="string">
            <text:p>kd7qowv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2];&quot;.&quot;;[.L62];&quot;@&quot;;[.M62];&quot;.com&quot;)" office:value-type="string" office:string-value="szabina.vincze@budapest.com" calcext:value-type="string">
            <text:p>szabina.vincze@budapest.com</text:p>
          </table:table-cell>
          <table:table-cell table:formula="of:=&quot;('&quot;&amp;COM.MICROSOFT.CONCAT([.K62];&quot;.&quot;;[.L62];&quot;@&quot;;[.M62];&quot;.com&quot;)&amp;&quot;',&quot;" office:value-type="string" office:string-value="('szabina.vincze@budapest.com'," calcext:value-type="string">
            <text:p>('szabina.vincze@budapest.com',</text:p>
          </table:table-cell>
          <table:table-cell table:formula="of:=&quot;HASHBYTES('SHA2_512', '&quot;&amp;[.N62]&amp;&quot;'),&quot;" office:value-type="string" office:string-value="HASHBYTES('SHA2_512', 'kd7qowvcc')," calcext:value-type="string">
            <text:p>HASHBYTES('SHA2_512', 'kd7qowvcc'),</text:p>
          </table:table-cell>
          <table:table-cell table:formula="of:=[.O62]&amp;&quot;,&quot;" office:value-type="string" office:string-value="1," calcext:value-type="string">
            <text:p>1,</text:p>
          </table:table-cell>
          <table:table-cell table:formula="of:=[.P62]&amp;&quot;),&quot;" office:value-type="string" office:string-value="NULL)," calcext:value-type="string">
            <text:p>NULL),</text:p>
          </table:table-cell>
          <table:table-cell/>
          <table:table-cell table:formula="of:=&quot;SELECT '&quot;&amp;[.A62]&amp;&quot;', '&quot;&amp;[.B62]&amp;&quot;', '&quot;&amp;TEXT([.C62]; &quot;yyyy-mm-dd&quot;)&amp;&quot;', '&quot;&amp;[.D62]&amp;&quot;', &quot;&amp;IF([.E62]=&quot;Null&quot;; &quot;Null&quot;; &quot;'&quot;&amp;[.E62]&amp;&quot;'&quot;)&amp;&quot;, '&quot;&amp;[.F62]&amp;&quot;', '&quot;&amp;[.G62]&amp;&quot;', u.Id FROM Users u WHERE EmailAddress = '&quot;&amp;[.Q62]&amp;&quot;' UNION&quot;" office:value-type="string" office:string-value="SELECT 'Szabina', 'Vincze', '1997-10-17', 'Hungary', Null, 'Budapest', 'Csabai kapu 63.', u.Id FROM Users u WHERE EmailAddress = 'szabina.vincze@budapest.com' UNION" calcext:value-type="string">
            <text:p>SELECT 'Szabina', 'Vincze', '1997-10-17', 'Hungary', Null, 'Budapest', 'Csabai kapu 63.', u.Id FROM Users u WHERE EmailAddress = 'szabina.vincze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10" office:value-type="date" office:date-value="1998-09-02" calcext:value-type="date">
            <text:p>1998-09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őfi utca 52. 3em/12.</text:p>
          </table:table-cell>
          <table:table-cell table:style-name="ce1" office:value-type="string" calcext:value-type="string">
            <text:p>Lilla</text:p>
          </table:table-cell>
          <table:table-cell table:style-name="ce1" office:value-type="string" calcext:value-type="string">
            <text:p>Olah</text:p>
          </table:table-cell>
          <table:table-cell table:style-name="ce1" office:value-type="string" calcext:value-type="string">
            <text:p>Budapest</text:p>
          </table:table-cell>
          <table:table-cell table:formula="of:=LOWER([.H63])" office:value-type="string" office:string-value="lilla" calcext:value-type="string">
            <text:p>lilla</text:p>
          </table:table-cell>
          <table:table-cell table:formula="of:=LOWER([.I63])" office:value-type="string" office:string-value="olah" calcext:value-type="string">
            <text:p>olah</text:p>
          </table:table-cell>
          <table:table-cell table:formula="of:=LOWER([.J63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n87dcdekb" calcext:value-type="string">
            <text:p>ln87dcdek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3];&quot;.&quot;;[.L63];&quot;@&quot;;[.M63];&quot;.com&quot;)" office:value-type="string" office:string-value="lilla.olah@budapest.com" calcext:value-type="string">
            <text:p>lilla.olah@budapest.com</text:p>
          </table:table-cell>
          <table:table-cell table:formula="of:=&quot;('&quot;&amp;COM.MICROSOFT.CONCAT([.K63];&quot;.&quot;;[.L63];&quot;@&quot;;[.M63];&quot;.com&quot;)&amp;&quot;',&quot;" office:value-type="string" office:string-value="('lilla.olah@budapest.com'," calcext:value-type="string">
            <text:p>('lilla.olah@budapest.com',</text:p>
          </table:table-cell>
          <table:table-cell table:formula="of:=&quot;HASHBYTES('SHA2_512', '&quot;&amp;[.N63]&amp;&quot;'),&quot;" office:value-type="string" office:string-value="HASHBYTES('SHA2_512', 'ln87dcdekb')," calcext:value-type="string">
            <text:p>HASHBYTES('SHA2_512', 'ln87dcdekb'),</text:p>
          </table:table-cell>
          <table:table-cell table:formula="of:=[.O63]&amp;&quot;,&quot;" office:value-type="string" office:string-value="1," calcext:value-type="string">
            <text:p>1,</text:p>
          </table:table-cell>
          <table:table-cell table:formula="of:=[.P63]&amp;&quot;),&quot;" office:value-type="string" office:string-value="NULL)," calcext:value-type="string">
            <text:p>NULL),</text:p>
          </table:table-cell>
          <table:table-cell/>
          <table:table-cell table:formula="of:=&quot;SELECT '&quot;&amp;[.A63]&amp;&quot;', '&quot;&amp;[.B63]&amp;&quot;', '&quot;&amp;TEXT([.C63]; &quot;yyyy-mm-dd&quot;)&amp;&quot;', '&quot;&amp;[.D63]&amp;&quot;', &quot;&amp;IF([.E63]=&quot;Null&quot;; &quot;Null&quot;; &quot;'&quot;&amp;[.E63]&amp;&quot;'&quot;)&amp;&quot;, '&quot;&amp;[.F63]&amp;&quot;', '&quot;&amp;[.G63]&amp;&quot;', u.Id FROM Users u WHERE EmailAddress = '&quot;&amp;[.Q63]&amp;&quot;' UNION&quot;" office:value-type="string" office:string-value="SELECT 'Lilla', 'Oláh', '1998-09-02', 'Hungary', Null, 'Budapest', 'Petőfi utca 52. 3em/12.', u.Id FROM Users u WHERE EmailAddress = 'lilla.olah@budapest.com' UNION" calcext:value-type="string">
            <text:p>SELECT 'Lilla', 'Oláh', '1998-09-02', 'Hungary', Null, 'Budapest', 'Petőfi utca 52. 3em/12.', u.Id FROM Users u WHERE EmailAddress = 'lilla.olah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10" office:value-type="date" office:date-value="1998-06-11" calcext:value-type="date">
            <text:p>1998-06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tétényi út 35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Peter</text:p>
          </table:table-cell>
          <table:table-cell table:style-name="ce1" office:value-type="string" calcext:value-type="string">
            <text:p>Budapest</text:p>
          </table:table-cell>
          <table:table-cell table:formula="of:=LOWER([.H64])" office:value-type="string" office:string-value="sara" calcext:value-type="string">
            <text:p>sara</text:p>
          </table:table-cell>
          <table:table-cell table:formula="of:=LOWER([.I64])" office:value-type="string" office:string-value="peter" calcext:value-type="string">
            <text:p>peter</text:p>
          </table:table-cell>
          <table:table-cell table:formula="of:=LOWER([.J64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n33nypykq" calcext:value-type="string">
            <text:p>bn33nypyk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4];&quot;.&quot;;[.L64];&quot;@&quot;;[.M64];&quot;.com&quot;)" office:value-type="string" office:string-value="sara.peter@budapest.com" calcext:value-type="string">
            <text:p>sara.peter@budapest.com</text:p>
          </table:table-cell>
          <table:table-cell table:formula="of:=&quot;('&quot;&amp;COM.MICROSOFT.CONCAT([.K64];&quot;.&quot;;[.L64];&quot;@&quot;;[.M64];&quot;.com&quot;)&amp;&quot;',&quot;" office:value-type="string" office:string-value="('sara.peter@budapest.com'," calcext:value-type="string">
            <text:p>('sara.peter@budapest.com',</text:p>
          </table:table-cell>
          <table:table-cell table:formula="of:=&quot;HASHBYTES('SHA2_512', '&quot;&amp;[.N64]&amp;&quot;'),&quot;" office:value-type="string" office:string-value="HASHBYTES('SHA2_512', 'bn33nypykq')," calcext:value-type="string">
            <text:p>HASHBYTES('SHA2_512', 'bn33nypykq'),</text:p>
          </table:table-cell>
          <table:table-cell table:formula="of:=[.O64]&amp;&quot;,&quot;" office:value-type="string" office:string-value="1," calcext:value-type="string">
            <text:p>1,</text:p>
          </table:table-cell>
          <table:table-cell table:formula="of:=[.P64]&amp;&quot;),&quot;" office:value-type="string" office:string-value="NULL)," calcext:value-type="string">
            <text:p>NULL),</text:p>
          </table:table-cell>
          <table:table-cell/>
          <table:table-cell table:formula="of:=&quot;SELECT '&quot;&amp;[.A64]&amp;&quot;', '&quot;&amp;[.B64]&amp;&quot;', '&quot;&amp;TEXT([.C64]; &quot;yyyy-mm-dd&quot;)&amp;&quot;', '&quot;&amp;[.D64]&amp;&quot;', &quot;&amp;IF([.E64]=&quot;Null&quot;; &quot;Null&quot;; &quot;'&quot;&amp;[.E64]&amp;&quot;'&quot;)&amp;&quot;, '&quot;&amp;[.F64]&amp;&quot;', '&quot;&amp;[.G64]&amp;&quot;', u.Id FROM Users u WHERE EmailAddress = '&quot;&amp;[.Q64]&amp;&quot;' UNION&quot;" office:value-type="string" office:string-value="SELECT 'Sára', 'Péter', '1998-06-11', 'Hungary', Null, 'Budapest', 'Nagytétényi út 35', u.Id FROM Users u WHERE EmailAddress = 'sara.peter@budapest.com' UNION" calcext:value-type="string">
            <text:p>SELECT 'Sára', 'Péter', '1998-06-11', 'Hungary', Null, 'Budapest', 'Nagytétényi út 35', u.Id FROM Users u WHERE EmailAddress = 'sara.pete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10" office:value-type="date" office:date-value="1995-09-11" calcext:value-type="date">
            <text:p>1995-09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ômegyer </text:p>
          </table:table-cell>
          <table:table-cell office:value-type="string" calcext:value-type="string">
            <text:p>Veres Pálné u. 96. </text:p>
          </table:table-cell>
          <table:table-cell table:style-name="ce1" office:value-type="string" calcext:value-type="string">
            <text:p>Anita</text:p>
          </table:table-cell>
          <table:table-cell table:style-name="ce1" office:value-type="string" calcext:value-type="string">
            <text:p>Fodor</text:p>
          </table:table-cell>
          <table:table-cell table:style-name="ce1" office:value-type="string" calcext:value-type="string">
            <text:p>Mezômegyer</text:p>
          </table:table-cell>
          <table:table-cell table:formula="of:=LOWER([.H65])" office:value-type="string" office:string-value="anita" calcext:value-type="string">
            <text:p>anita</text:p>
          </table:table-cell>
          <table:table-cell table:formula="of:=LOWER([.I65])" office:value-type="string" office:string-value="fodor" calcext:value-type="string">
            <text:p>fodor</text:p>
          </table:table-cell>
          <table:table-cell table:formula="of:=LOWER([.J65])" office:value-type="string" office:string-value="mezômegyer" calcext:value-type="string">
            <text:p>mezômegy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k72qylsor" calcext:value-type="string">
            <text:p>uk72qyl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5];&quot;.&quot;;[.L65];&quot;@&quot;;[.M65];&quot;.com&quot;)" office:value-type="string" office:string-value="anita.fodor@mezômegyer.com" calcext:value-type="string">
            <text:p>anita.fodor@mezômegyer.com</text:p>
          </table:table-cell>
          <table:table-cell table:formula="of:=&quot;('&quot;&amp;COM.MICROSOFT.CONCAT([.K65];&quot;.&quot;;[.L65];&quot;@&quot;;[.M65];&quot;.com&quot;)&amp;&quot;',&quot;" office:value-type="string" office:string-value="('anita.fodor@mezômegyer.com'," calcext:value-type="string">
            <text:p>('anita.fodor@mezômegyer.com',</text:p>
          </table:table-cell>
          <table:table-cell table:formula="of:=&quot;HASHBYTES('SHA2_512', '&quot;&amp;[.N65]&amp;&quot;'),&quot;" office:value-type="string" office:string-value="HASHBYTES('SHA2_512', 'uk72qylsor')," calcext:value-type="string">
            <text:p>HASHBYTES('SHA2_512', 'uk72qylsor'),</text:p>
          </table:table-cell>
          <table:table-cell table:formula="of:=[.O65]&amp;&quot;,&quot;" office:value-type="string" office:string-value="1," calcext:value-type="string">
            <text:p>1,</text:p>
          </table:table-cell>
          <table:table-cell table:formula="of:=[.P65]&amp;&quot;),&quot;" office:value-type="string" office:string-value="NULL)," calcext:value-type="string">
            <text:p>NULL),</text:p>
          </table:table-cell>
          <table:table-cell/>
          <table:table-cell table:formula="of:=&quot;SELECT '&quot;&amp;[.A65]&amp;&quot;', '&quot;&amp;[.B65]&amp;&quot;', '&quot;&amp;TEXT([.C65]; &quot;yyyy-mm-dd&quot;)&amp;&quot;', '&quot;&amp;[.D65]&amp;&quot;', &quot;&amp;IF([.E65]=&quot;Null&quot;; &quot;Null&quot;; &quot;'&quot;&amp;[.E65]&amp;&quot;'&quot;)&amp;&quot;, '&quot;&amp;[.F65]&amp;&quot;', '&quot;&amp;[.G65]&amp;&quot;', u.Id FROM Users u WHERE EmailAddress = '&quot;&amp;[.Q65]&amp;&quot;' UNION&quot;" office:value-type="string" office:string-value="SELECT 'Anita', 'Fodor', '1995-09-11', 'Hungary', Null, 'Mezômegyer ', 'Veres Pálné u. 96. ', u.Id FROM Users u WHERE EmailAddress = 'anita.fodor@mezômegyer.com' UNION" calcext:value-type="string">
            <text:p>SELECT 'Anita', 'Fodor', '1995-09-11', 'Hungary', Null, 'Mezômegyer ', 'Veres Pálné u. 96. ', u.Id FROM Users u WHERE EmailAddress = 'anita.fodor@mezômegy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10" office:value-type="date" office:date-value="1996-11-18" calcext:value-type="date">
            <text:p>1996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aross tér 31. </text:p>
          </table:table-cell>
          <table:table-cell table:style-name="ce1" office:value-type="string" calcext:value-type="string">
            <text:p>Benedek</text:p>
          </table:table-cell>
          <table:table-cell table:style-name="ce1" office:value-type="string" calcext:value-type="string">
            <text:p>Szalai</text:p>
          </table:table-cell>
          <table:table-cell table:style-name="ce1" office:value-type="string" calcext:value-type="string">
            <text:p>Budapest</text:p>
          </table:table-cell>
          <table:table-cell table:formula="of:=LOWER([.H66])" office:value-type="string" office:string-value="benedek" calcext:value-type="string">
            <text:p>benedek</text:p>
          </table:table-cell>
          <table:table-cell table:formula="of:=LOWER([.I66])" office:value-type="string" office:string-value="szalai" calcext:value-type="string">
            <text:p>szalai</text:p>
          </table:table-cell>
          <table:table-cell table:formula="of:=LOWER([.J6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m18grqzmm" calcext:value-type="string">
            <text:p>gm18grqz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6];&quot;.&quot;;[.L66];&quot;@&quot;;[.M66];&quot;.com&quot;)" office:value-type="string" office:string-value="benedek.szalai@budapest.com" calcext:value-type="string">
            <text:p>benedek.szalai@budapest.com</text:p>
          </table:table-cell>
          <table:table-cell table:formula="of:=&quot;('&quot;&amp;COM.MICROSOFT.CONCAT([.K66];&quot;.&quot;;[.L66];&quot;@&quot;;[.M66];&quot;.com&quot;)&amp;&quot;',&quot;" office:value-type="string" office:string-value="('benedek.szalai@budapest.com'," calcext:value-type="string">
            <text:p>('benedek.szalai@budapest.com',</text:p>
          </table:table-cell>
          <table:table-cell table:formula="of:=&quot;HASHBYTES('SHA2_512', '&quot;&amp;[.N66]&amp;&quot;'),&quot;" office:value-type="string" office:string-value="HASHBYTES('SHA2_512', 'gm18grqzmm')," calcext:value-type="string">
            <text:p>HASHBYTES('SHA2_512', 'gm18grqzmm'),</text:p>
          </table:table-cell>
          <table:table-cell table:formula="of:=[.O66]&amp;&quot;,&quot;" office:value-type="string" office:string-value="1," calcext:value-type="string">
            <text:p>1,</text:p>
          </table:table-cell>
          <table:table-cell table:formula="of:=[.P66]&amp;&quot;),&quot;" office:value-type="string" office:string-value="NULL)," calcext:value-type="string">
            <text:p>NULL),</text:p>
          </table:table-cell>
          <table:table-cell/>
          <table:table-cell table:formula="of:=&quot;SELECT '&quot;&amp;[.A66]&amp;&quot;', '&quot;&amp;[.B66]&amp;&quot;', '&quot;&amp;TEXT([.C66]; &quot;yyyy-mm-dd&quot;)&amp;&quot;', '&quot;&amp;[.D66]&amp;&quot;', &quot;&amp;IF([.E66]=&quot;Null&quot;; &quot;Null&quot;; &quot;'&quot;&amp;[.E66]&amp;&quot;'&quot;)&amp;&quot;, '&quot;&amp;[.F66]&amp;&quot;', '&quot;&amp;[.G66]&amp;&quot;', u.Id FROM Users u WHERE EmailAddress = '&quot;&amp;[.Q66]&amp;&quot;' UNION&quot;" office:value-type="string" office:string-value="SELECT 'Benedek', 'Szalai', '1996-11-18', 'Hungary', Null, 'Budapest', 'Baross tér 31. ', u.Id FROM Users u WHERE EmailAddress = 'benedek.szalai@budapest.com' UNION" calcext:value-type="string">
            <text:p>SELECT 'Benedek', 'Szalai', '1996-11-18', 'Hungary', Null, 'Budapest', 'Baross tér 31. ', u.Id FROM Users u WHERE EmailAddress = 'benedek.szalai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10" office:value-type="date" office:date-value="2001-06-02" calcext:value-type="date">
            <text:p>2001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m rkp. 38. </text:p>
          </table:table-cell>
          <table:table-cell table:style-name="ce1" office:value-type="string" calcext:value-type="string">
            <text:p>Laszlo</text:p>
          </table:table-cell>
          <table:table-cell table:style-name="ce1" office:value-type="string" calcext:value-type="string">
            <text:p>Horvath</text:p>
          </table:table-cell>
          <table:table-cell table:style-name="ce1" office:value-type="string" calcext:value-type="string">
            <text:p>Budapest</text:p>
          </table:table-cell>
          <table:table-cell table:formula="of:=LOWER([.H67])" office:value-type="string" office:string-value="laszlo" calcext:value-type="string">
            <text:p>laszlo</text:p>
          </table:table-cell>
          <table:table-cell table:formula="of:=LOWER([.I67])" office:value-type="string" office:string-value="horvath" calcext:value-type="string">
            <text:p>horvath</text:p>
          </table:table-cell>
          <table:table-cell table:formula="of:=LOWER([.J6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k34afqnfn" calcext:value-type="string">
            <text:p>pk34afqn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7];&quot;.&quot;;[.L67];&quot;@&quot;;[.M67];&quot;.com&quot;)" office:value-type="string" office:string-value="laszlo.horvath@budapest.com" calcext:value-type="string">
            <text:p>laszlo.horvath@budapest.com</text:p>
          </table:table-cell>
          <table:table-cell table:formula="of:=&quot;('&quot;&amp;COM.MICROSOFT.CONCAT([.K67];&quot;.&quot;;[.L67];&quot;@&quot;;[.M67];&quot;.com&quot;)&amp;&quot;',&quot;" office:value-type="string" office:string-value="('laszlo.horvath@budapest.com'," calcext:value-type="string">
            <text:p>('laszlo.horvath@budapest.com',</text:p>
          </table:table-cell>
          <table:table-cell table:formula="of:=&quot;HASHBYTES('SHA2_512', '&quot;&amp;[.N67]&amp;&quot;'),&quot;" office:value-type="string" office:string-value="HASHBYTES('SHA2_512', 'pk34afqnfn')," calcext:value-type="string">
            <text:p>HASHBYTES('SHA2_512', 'pk34afqnfn'),</text:p>
          </table:table-cell>
          <table:table-cell table:formula="of:=[.O67]&amp;&quot;,&quot;" office:value-type="string" office:string-value="1," calcext:value-type="string">
            <text:p>1,</text:p>
          </table:table-cell>
          <table:table-cell table:formula="of:=[.P67]&amp;&quot;),&quot;" office:value-type="string" office:string-value="NULL)," calcext:value-type="string">
            <text:p>NULL),</text:p>
          </table:table-cell>
          <table:table-cell/>
          <table:table-cell table:formula="of:=&quot;SELECT '&quot;&amp;[.A67]&amp;&quot;', '&quot;&amp;[.B67]&amp;&quot;', '&quot;&amp;TEXT([.C67]; &quot;yyyy-mm-dd&quot;)&amp;&quot;', '&quot;&amp;[.D67]&amp;&quot;', &quot;&amp;IF([.E67]=&quot;Null&quot;; &quot;Null&quot;; &quot;'&quot;&amp;[.E67]&amp;&quot;'&quot;)&amp;&quot;, '&quot;&amp;[.F67]&amp;&quot;', '&quot;&amp;[.G67]&amp;&quot;', u.Id FROM Users u WHERE EmailAddress = '&quot;&amp;[.Q67]&amp;&quot;' UNION&quot;" office:value-type="string" office:string-value="SELECT 'László', 'Horváth', '2001-06-02', 'Hungary', Null, 'Budapest', 'Bem rkp. 38. ', u.Id FROM Users u WHERE EmailAddress = 'laszlo.horvath@budapest.com' UNION" calcext:value-type="string">
            <text:p>SELECT 'László', 'Horváth', '2001-06-02', 'Hungary', Null, 'Budapest', 'Bem rkp. 38. ', u.Id FROM Users u WHERE EmailAddress = 'laszlo.horvath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10" office:value-type="date" office:date-value="1996-06-22" calcext:value-type="date">
            <text:p>1996-06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aszeg</text:p>
          </table:table-cell>
          <table:table-cell office:value-type="string" calcext:value-type="string">
            <text:p>Bécsi utca 79. </text:p>
          </table:table-cell>
          <table:table-cell table:style-name="ce1" office:value-type="string" calcext:value-type="string">
            <text:p>Bertalan</text:p>
          </table:table-cell>
          <table:table-cell table:style-name="ce1" office:value-type="string" calcext:value-type="string">
            <text:p>Feher</text:p>
          </table:table-cell>
          <table:table-cell table:style-name="ce1" office:value-type="string" calcext:value-type="string">
            <text:p>Dunaszeg</text:p>
          </table:table-cell>
          <table:table-cell table:formula="of:=LOWER([.H68])" office:value-type="string" office:string-value="bertalan" calcext:value-type="string">
            <text:p>bertalan</text:p>
          </table:table-cell>
          <table:table-cell table:formula="of:=LOWER([.I68])" office:value-type="string" office:string-value="feher" calcext:value-type="string">
            <text:p>feher</text:p>
          </table:table-cell>
          <table:table-cell table:formula="of:=LOWER([.J68])" office:value-type="string" office:string-value="dunaszeg" calcext:value-type="string">
            <text:p>dunasze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q39ahzrse" calcext:value-type="string">
            <text:p>mq39ahz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8];&quot;.&quot;;[.L68];&quot;@&quot;;[.M68];&quot;.com&quot;)" office:value-type="string" office:string-value="bertalan.feher@dunaszeg.com" calcext:value-type="string">
            <text:p>bertalan.feher@dunaszeg.com</text:p>
          </table:table-cell>
          <table:table-cell table:formula="of:=&quot;('&quot;&amp;COM.MICROSOFT.CONCAT([.K68];&quot;.&quot;;[.L68];&quot;@&quot;;[.M68];&quot;.com&quot;)&amp;&quot;',&quot;" office:value-type="string" office:string-value="('bertalan.feher@dunaszeg.com'," calcext:value-type="string">
            <text:p>('bertalan.feher@dunaszeg.com',</text:p>
          </table:table-cell>
          <table:table-cell table:formula="of:=&quot;HASHBYTES('SHA2_512', '&quot;&amp;[.N68]&amp;&quot;'),&quot;" office:value-type="string" office:string-value="HASHBYTES('SHA2_512', 'mq39ahzrse')," calcext:value-type="string">
            <text:p>HASHBYTES('SHA2_512', 'mq39ahzrse'),</text:p>
          </table:table-cell>
          <table:table-cell table:formula="of:=[.O68]&amp;&quot;,&quot;" office:value-type="string" office:string-value="1," calcext:value-type="string">
            <text:p>1,</text:p>
          </table:table-cell>
          <table:table-cell table:formula="of:=[.P68]&amp;&quot;),&quot;" office:value-type="string" office:string-value="NULL)," calcext:value-type="string">
            <text:p>NULL),</text:p>
          </table:table-cell>
          <table:table-cell/>
          <table:table-cell table:formula="of:=&quot;SELECT '&quot;&amp;[.A68]&amp;&quot;', '&quot;&amp;[.B68]&amp;&quot;', '&quot;&amp;TEXT([.C68]; &quot;yyyy-mm-dd&quot;)&amp;&quot;', '&quot;&amp;[.D68]&amp;&quot;', &quot;&amp;IF([.E68]=&quot;Null&quot;; &quot;Null&quot;; &quot;'&quot;&amp;[.E68]&amp;&quot;'&quot;)&amp;&quot;, '&quot;&amp;[.F68]&amp;&quot;', '&quot;&amp;[.G68]&amp;&quot;', u.Id FROM Users u WHERE EmailAddress = '&quot;&amp;[.Q68]&amp;&quot;' UNION&quot;" office:value-type="string" office:string-value="SELECT 'Bertalan', 'Fehér', '1996-06-22', 'Hungary', Null, 'Dunaszeg', 'Bécsi utca 79. ', u.Id FROM Users u WHERE EmailAddress = 'bertalan.feher@dunaszeg.com' UNION" calcext:value-type="string">
            <text:p>SELECT 'Bertalan', 'Fehér', '1996-06-22', 'Hungary', Null, 'Dunaszeg', 'Bécsi utca 79. ', u.Id FROM Users u WHERE EmailAddress = 'bertalan.feher@dunasze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10" office:value-type="date" office:date-value="1999-11-22" calcext:value-type="date">
            <text:p>1999-11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élapátfalva </text:p>
          </table:table-cell>
          <table:table-cell office:value-type="string" calcext:value-type="string">
            <text:p>Erzsébet tér 15. </text:p>
          </table:table-cell>
          <table:table-cell table:style-name="ce1" office:value-type="string" calcext:value-type="string">
            <text:p>Botond</text:p>
          </table:table-cell>
          <table:table-cell table:style-name="ce1" office:value-type="string" calcext:value-type="string">
            <text:p>Lukacs</text:p>
          </table:table-cell>
          <table:table-cell table:style-name="ce1" office:value-type="string" calcext:value-type="string">
            <text:p>Belapatfalva</text:p>
          </table:table-cell>
          <table:table-cell table:formula="of:=LOWER([.H69])" office:value-type="string" office:string-value="botond" calcext:value-type="string">
            <text:p>botond</text:p>
          </table:table-cell>
          <table:table-cell table:formula="of:=LOWER([.I69])" office:value-type="string" office:string-value="lukacs" calcext:value-type="string">
            <text:p>lukacs</text:p>
          </table:table-cell>
          <table:table-cell table:formula="of:=LOWER([.J69])" office:value-type="string" office:string-value="belapatfalva" calcext:value-type="string">
            <text:p>belapatfalv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r45cbmyqz" calcext:value-type="string">
            <text:p>rr45cbmyq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9];&quot;.&quot;;[.L69];&quot;@&quot;;[.M69];&quot;.com&quot;)" office:value-type="string" office:string-value="botond.lukacs@belapatfalva.com" calcext:value-type="string">
            <text:p>botond.lukacs@belapatfalva.com</text:p>
          </table:table-cell>
          <table:table-cell table:formula="of:=&quot;('&quot;&amp;COM.MICROSOFT.CONCAT([.K69];&quot;.&quot;;[.L69];&quot;@&quot;;[.M69];&quot;.com&quot;)&amp;&quot;',&quot;" office:value-type="string" office:string-value="('botond.lukacs@belapatfalva.com'," calcext:value-type="string">
            <text:p>('botond.lukacs@belapatfalva.com',</text:p>
          </table:table-cell>
          <table:table-cell table:formula="of:=&quot;HASHBYTES('SHA2_512', '&quot;&amp;[.N69]&amp;&quot;'),&quot;" office:value-type="string" office:string-value="HASHBYTES('SHA2_512', 'rr45cbmyqz')," calcext:value-type="string">
            <text:p>HASHBYTES('SHA2_512', 'rr45cbmyqz'),</text:p>
          </table:table-cell>
          <table:table-cell table:formula="of:=[.O69]&amp;&quot;,&quot;" office:value-type="string" office:string-value="1," calcext:value-type="string">
            <text:p>1,</text:p>
          </table:table-cell>
          <table:table-cell table:formula="of:=[.P69]&amp;&quot;),&quot;" office:value-type="string" office:string-value="NULL)," calcext:value-type="string">
            <text:p>NULL),</text:p>
          </table:table-cell>
          <table:table-cell/>
          <table:table-cell table:formula="of:=&quot;SELECT '&quot;&amp;[.A69]&amp;&quot;', '&quot;&amp;[.B69]&amp;&quot;', '&quot;&amp;TEXT([.C69]; &quot;yyyy-mm-dd&quot;)&amp;&quot;', '&quot;&amp;[.D69]&amp;&quot;', &quot;&amp;IF([.E69]=&quot;Null&quot;; &quot;Null&quot;; &quot;'&quot;&amp;[.E69]&amp;&quot;'&quot;)&amp;&quot;, '&quot;&amp;[.F69]&amp;&quot;', '&quot;&amp;[.G69]&amp;&quot;', u.Id FROM Users u WHERE EmailAddress = '&quot;&amp;[.Q69]&amp;&quot;' UNION&quot;" office:value-type="string" office:string-value="SELECT 'Botond', 'Lukács', '1999-11-22', 'Hungary', Null, 'Bélapátfalva ', 'Erzsébet tér 15. ', u.Id FROM Users u WHERE EmailAddress = 'botond.lukacs@belapatfalva.com' UNION" calcext:value-type="string">
            <text:p>SELECT 'Botond', 'Lukács', '1999-11-22', 'Hungary', Null, 'Bélapátfalva ', 'Erzsébet tér 15. ', u.Id FROM Users u WHERE EmailAddress = 'botond.lukacs@belapatfalv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10" office:value-type="date" office:date-value="1997-06-12" calcext:value-type="date">
            <text:p>1997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ompa u. 64.</text:p>
          </table:table-cell>
          <table:table-cell table:style-name="ce1" office:value-type="string" calcext:value-type="string">
            <text:p>Ferenc</text:p>
          </table:table-cell>
          <table:table-cell table:style-name="ce1" office:value-type="string" calcext:value-type="string">
            <text:p>Bogdan</text:p>
          </table:table-cell>
          <table:table-cell table:style-name="ce1" office:value-type="string" calcext:value-type="string">
            <text:p>Budapest</text:p>
          </table:table-cell>
          <table:table-cell table:formula="of:=LOWER([.H70])" office:value-type="string" office:string-value="ferenc" calcext:value-type="string">
            <text:p>ferenc</text:p>
          </table:table-cell>
          <table:table-cell table:formula="of:=LOWER([.I70])" office:value-type="string" office:string-value="bogdan" calcext:value-type="string">
            <text:p>bogdan</text:p>
          </table:table-cell>
          <table:table-cell table:formula="of:=LOWER([.J7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p76bopxpq" calcext:value-type="string">
            <text:p>mp76bopxp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0];&quot;.&quot;;[.L70];&quot;@&quot;;[.M70];&quot;.com&quot;)" office:value-type="string" office:string-value="ferenc.bogdan@budapest.com" calcext:value-type="string">
            <text:p>ferenc.bogdan@budapest.com</text:p>
          </table:table-cell>
          <table:table-cell table:formula="of:=&quot;('&quot;&amp;COM.MICROSOFT.CONCAT([.K70];&quot;.&quot;;[.L70];&quot;@&quot;;[.M70];&quot;.com&quot;)&amp;&quot;',&quot;" office:value-type="string" office:string-value="('ferenc.bogdan@budapest.com'," calcext:value-type="string">
            <text:p>('ferenc.bogdan@budapest.com',</text:p>
          </table:table-cell>
          <table:table-cell table:formula="of:=&quot;HASHBYTES('SHA2_512', '&quot;&amp;[.N70]&amp;&quot;'),&quot;" office:value-type="string" office:string-value="HASHBYTES('SHA2_512', 'mp76bopxpq')," calcext:value-type="string">
            <text:p>HASHBYTES('SHA2_512', 'mp76bopxpq'),</text:p>
          </table:table-cell>
          <table:table-cell table:formula="of:=[.O70]&amp;&quot;,&quot;" office:value-type="string" office:string-value="1," calcext:value-type="string">
            <text:p>1,</text:p>
          </table:table-cell>
          <table:table-cell table:formula="of:=[.P70]&amp;&quot;),&quot;" office:value-type="string" office:string-value="NULL)," calcext:value-type="string">
            <text:p>NULL),</text:p>
          </table:table-cell>
          <table:table-cell/>
          <table:table-cell table:formula="of:=&quot;SELECT '&quot;&amp;[.A70]&amp;&quot;', '&quot;&amp;[.B70]&amp;&quot;', '&quot;&amp;TEXT([.C70]; &quot;yyyy-mm-dd&quot;)&amp;&quot;', '&quot;&amp;[.D70]&amp;&quot;', &quot;&amp;IF([.E70]=&quot;Null&quot;; &quot;Null&quot;; &quot;'&quot;&amp;[.E70]&amp;&quot;'&quot;)&amp;&quot;, '&quot;&amp;[.F70]&amp;&quot;', '&quot;&amp;[.G70]&amp;&quot;', u.Id FROM Users u WHERE EmailAddress = '&quot;&amp;[.Q70]&amp;&quot;' UNION&quot;" office:value-type="string" office:string-value="SELECT 'Ferenc', 'Bogdán', '1997-06-12', 'Hungary', 'Romania', 'Budapest', 'Tompa u. 64.', u.Id FROM Users u WHERE EmailAddress = 'ferenc.bogdan@budapest.com' UNION" calcext:value-type="string">
            <text:p>SELECT 'Ferenc', 'Bogdán', '1997-06-12', 'Hungary', 'Romania', 'Budapest', 'Tompa u. 64.', u.Id FROM Users u WHERE EmailAddress = 'ferenc.bogdan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1998-04-29" calcext:value-type="date">
            <text:p>1998-04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13. </text:p>
          </table:table-cell>
          <table:table-cell table:style-name="ce1" office:value-type="string" calcext:value-type="string">
            <text:p>Csaba</text:p>
          </table:table-cell>
          <table:table-cell table:style-name="ce1" office:value-type="string" calcext:value-type="string">
            <text:p>Gaspar</text:p>
          </table:table-cell>
          <table:table-cell table:style-name="ce1" office:value-type="string" calcext:value-type="string">
            <text:p>Budapest</text:p>
          </table:table-cell>
          <table:table-cell table:formula="of:=LOWER([.H71])" office:value-type="string" office:string-value="csaba" calcext:value-type="string">
            <text:p>csaba</text:p>
          </table:table-cell>
          <table:table-cell table:formula="of:=LOWER([.I71])" office:value-type="string" office:string-value="gaspar" calcext:value-type="string">
            <text:p>gaspar</text:p>
          </table:table-cell>
          <table:table-cell table:formula="of:=LOWER([.J71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b53kqzsks" calcext:value-type="string">
            <text:p>ob53kqzs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1];&quot;.&quot;;[.L71];&quot;@&quot;;[.M71];&quot;.com&quot;)" office:value-type="string" office:string-value="csaba.gaspar@budapest.com" calcext:value-type="string">
            <text:p>csaba.gaspar@budapest.com</text:p>
          </table:table-cell>
          <table:table-cell table:formula="of:=&quot;('&quot;&amp;COM.MICROSOFT.CONCAT([.K71];&quot;.&quot;;[.L71];&quot;@&quot;;[.M71];&quot;.com&quot;)&amp;&quot;',&quot;" office:value-type="string" office:string-value="('csaba.gaspar@budapest.com'," calcext:value-type="string">
            <text:p>('csaba.gaspar@budapest.com',</text:p>
          </table:table-cell>
          <table:table-cell table:formula="of:=&quot;HASHBYTES('SHA2_512', '&quot;&amp;[.N71]&amp;&quot;'),&quot;" office:value-type="string" office:string-value="HASHBYTES('SHA2_512', 'ob53kqzsks')," calcext:value-type="string">
            <text:p>HASHBYTES('SHA2_512', 'ob53kqzsks'),</text:p>
          </table:table-cell>
          <table:table-cell table:formula="of:=[.O71]&amp;&quot;,&quot;" office:value-type="string" office:string-value="1," calcext:value-type="string">
            <text:p>1,</text:p>
          </table:table-cell>
          <table:table-cell table:formula="of:=[.P71]&amp;&quot;),&quot;" office:value-type="string" office:string-value="NULL)," calcext:value-type="string">
            <text:p>NULL),</text:p>
          </table:table-cell>
          <table:table-cell/>
          <table:table-cell table:formula="of:=&quot;SELECT '&quot;&amp;[.A71]&amp;&quot;', '&quot;&amp;[.B71]&amp;&quot;', '&quot;&amp;TEXT([.C71]; &quot;yyyy-mm-dd&quot;)&amp;&quot;', '&quot;&amp;[.D71]&amp;&quot;', &quot;&amp;IF([.E71]=&quot;Null&quot;; &quot;Null&quot;; &quot;'&quot;&amp;[.E71]&amp;&quot;'&quot;)&amp;&quot;, '&quot;&amp;[.F71]&amp;&quot;', '&quot;&amp;[.G71]&amp;&quot;', u.Id FROM Users u WHERE EmailAddress = '&quot;&amp;[.Q71]&amp;&quot;' UNION&quot;" office:value-type="string" office:string-value="SELECT 'Csaba', 'Gáspár', '1998-04-29', 'Hungary', Null, 'Budapest', 'Szent Gellért tér 13. ', u.Id FROM Users u WHERE EmailAddress = 'csaba.gaspar@budapest.com' UNION" calcext:value-type="string">
            <text:p>SELECT 'Csaba', 'Gáspár', '1998-04-29', 'Hungary', Null, 'Budapest', 'Szent Gellért tér 13. ', u.Id FROM Users u WHERE EmailAddress = 'csaba.gaspa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1998-06-02" calcext:value-type="date">
            <text:p>1998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gybátony </text:p>
          </table:table-cell>
          <table:table-cell office:value-type="string" calcext:value-type="string">
            <text:p>Apáczai Csere János u. 58. </text:p>
          </table:table-cell>
          <table:table-cell table:style-name="ce1" office:value-type="string" calcext:value-type="string">
            <text:p>Csongor</text:p>
          </table:table-cell>
          <table:table-cell table:style-name="ce1" office:value-type="string" calcext:value-type="string">
            <text:p>Kelemen</text:p>
          </table:table-cell>
          <table:table-cell table:style-name="ce1" office:value-type="string" calcext:value-type="string">
            <text:p>Nagybatony</text:p>
          </table:table-cell>
          <table:table-cell table:formula="of:=LOWER([.H72])" office:value-type="string" office:string-value="csongor" calcext:value-type="string">
            <text:p>csongor</text:p>
          </table:table-cell>
          <table:table-cell table:formula="of:=LOWER([.I72])" office:value-type="string" office:string-value="kelemen" calcext:value-type="string">
            <text:p>kelemen</text:p>
          </table:table-cell>
          <table:table-cell table:formula="of:=LOWER([.J72])" office:value-type="string" office:string-value="nagybatony" calcext:value-type="string">
            <text:p>nagybatony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y43dbujra" calcext:value-type="string">
            <text:p>vy43dbuj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2];&quot;.&quot;;[.L72];&quot;@&quot;;[.M72];&quot;.com&quot;)" office:value-type="string" office:string-value="csongor.kelemen@nagybatony.com" calcext:value-type="string">
            <text:p>csongor.kelemen@nagybatony.com</text:p>
          </table:table-cell>
          <table:table-cell table:formula="of:=&quot;('&quot;&amp;COM.MICROSOFT.CONCAT([.K72];&quot;.&quot;;[.L72];&quot;@&quot;;[.M72];&quot;.com&quot;)&amp;&quot;',&quot;" office:value-type="string" office:string-value="('csongor.kelemen@nagybatony.com'," calcext:value-type="string">
            <text:p>('csongor.kelemen@nagybatony.com',</text:p>
          </table:table-cell>
          <table:table-cell table:formula="of:=&quot;HASHBYTES('SHA2_512', '&quot;&amp;[.N72]&amp;&quot;'),&quot;" office:value-type="string" office:string-value="HASHBYTES('SHA2_512', 'vy43dbujra')," calcext:value-type="string">
            <text:p>HASHBYTES('SHA2_512', 'vy43dbujra'),</text:p>
          </table:table-cell>
          <table:table-cell table:formula="of:=[.O72]&amp;&quot;,&quot;" office:value-type="string" office:string-value="1," calcext:value-type="string">
            <text:p>1,</text:p>
          </table:table-cell>
          <table:table-cell table:formula="of:=[.P72]&amp;&quot;),&quot;" office:value-type="string" office:string-value="NULL)," calcext:value-type="string">
            <text:p>NULL),</text:p>
          </table:table-cell>
          <table:table-cell/>
          <table:table-cell table:formula="of:=&quot;SELECT '&quot;&amp;[.A72]&amp;&quot;', '&quot;&amp;[.B72]&amp;&quot;', '&quot;&amp;TEXT([.C72]; &quot;yyyy-mm-dd&quot;)&amp;&quot;', '&quot;&amp;[.D72]&amp;&quot;', &quot;&amp;IF([.E72]=&quot;Null&quot;; &quot;Null&quot;; &quot;'&quot;&amp;[.E72]&amp;&quot;'&quot;)&amp;&quot;, '&quot;&amp;[.F72]&amp;&quot;', '&quot;&amp;[.G72]&amp;&quot;', u.Id FROM Users u WHERE EmailAddress = '&quot;&amp;[.Q72]&amp;&quot;' UNION&quot;" office:value-type="string" office:string-value="SELECT 'Csongor', 'Kelemen', '1998-06-02', 'Hungary', Null, 'Nagybátony ', 'Apáczai Csere János u. 58. ', u.Id FROM Users u WHERE EmailAddress = 'csongor.kelemen@nagybatony.com' UNION" calcext:value-type="string">
            <text:p>SELECT 'Csongor', 'Kelemen', '1998-06-02', 'Hungary', Null, 'Nagybátony ', 'Apáczai Csere János u. 58. ', u.Id FROM Users u WHERE EmailAddress = 'csongor.kelemen@nagybatony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10" office:value-type="date" office:date-value="1996-08-13" calcext:value-type="date">
            <text:p>1996-08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íp utca 53.</text:p>
          </table:table-cell>
          <table:table-cell table:style-name="ce1" office:value-type="string" calcext:value-type="string">
            <text:p>Patrik</text:p>
          </table:table-cell>
          <table:table-cell table:style-name="ce1" office:value-type="string" calcext:value-type="string">
            <text:p>Balla</text:p>
          </table:table-cell>
          <table:table-cell table:style-name="ce1" office:value-type="string" calcext:value-type="string">
            <text:p>Budapest</text:p>
          </table:table-cell>
          <table:table-cell table:formula="of:=LOWER([.H73])" office:value-type="string" office:string-value="patrik" calcext:value-type="string">
            <text:p>patrik</text:p>
          </table:table-cell>
          <table:table-cell table:formula="of:=LOWER([.I73])" office:value-type="string" office:string-value="balla" calcext:value-type="string">
            <text:p>balla</text:p>
          </table:table-cell>
          <table:table-cell table:formula="of:=LOWER([.J73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h26wxrfcf" calcext:value-type="string">
            <text:p>lh26wxrfc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3];&quot;.&quot;;[.L73];&quot;@&quot;;[.M73];&quot;.com&quot;)" office:value-type="string" office:string-value="patrik.balla@budapest.com" calcext:value-type="string">
            <text:p>patrik.balla@budapest.com</text:p>
          </table:table-cell>
          <table:table-cell table:formula="of:=&quot;('&quot;&amp;COM.MICROSOFT.CONCAT([.K73];&quot;.&quot;;[.L73];&quot;@&quot;;[.M73];&quot;.com&quot;)&amp;&quot;',&quot;" office:value-type="string" office:string-value="('patrik.balla@budapest.com'," calcext:value-type="string">
            <text:p>('patrik.balla@budapest.com',</text:p>
          </table:table-cell>
          <table:table-cell table:formula="of:=&quot;HASHBYTES('SHA2_512', '&quot;&amp;[.N73]&amp;&quot;'),&quot;" office:value-type="string" office:string-value="HASHBYTES('SHA2_512', 'lh26wxrfcf')," calcext:value-type="string">
            <text:p>HASHBYTES('SHA2_512', 'lh26wxrfcf'),</text:p>
          </table:table-cell>
          <table:table-cell table:formula="of:=[.O73]&amp;&quot;,&quot;" office:value-type="string" office:string-value="1," calcext:value-type="string">
            <text:p>1,</text:p>
          </table:table-cell>
          <table:table-cell table:formula="of:=[.P73]&amp;&quot;),&quot;" office:value-type="string" office:string-value="NULL)," calcext:value-type="string">
            <text:p>NULL),</text:p>
          </table:table-cell>
          <table:table-cell/>
          <table:table-cell table:formula="of:=&quot;SELECT '&quot;&amp;[.A73]&amp;&quot;', '&quot;&amp;[.B73]&amp;&quot;', '&quot;&amp;TEXT([.C73]; &quot;yyyy-mm-dd&quot;)&amp;&quot;', '&quot;&amp;[.D73]&amp;&quot;', &quot;&amp;IF([.E73]=&quot;Null&quot;; &quot;Null&quot;; &quot;'&quot;&amp;[.E73]&amp;&quot;'&quot;)&amp;&quot;, '&quot;&amp;[.F73]&amp;&quot;', '&quot;&amp;[.G73]&amp;&quot;', u.Id FROM Users u WHERE EmailAddress = '&quot;&amp;[.Q73]&amp;&quot;' UNION&quot;" office:value-type="string" office:string-value="SELECT 'Patrik', 'Balla', '1996-08-13', 'Hungary', Null, 'Budapest', 'Síp utca 53.', u.Id FROM Users u WHERE EmailAddress = 'patrik.balla@budapest.com' UNION" calcext:value-type="string">
            <text:p>SELECT 'Patrik', 'Balla', '1996-08-13', 'Hungary', Null, 'Budapest', 'Síp utca 53.', u.Id FROM Users u WHERE EmailAddress = 'patrik.balla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10" office:value-type="date" office:date-value="2002-09-10" calcext:value-type="date">
            <text:p>2002-09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23. </text:p>
          </table:table-cell>
          <table:table-cell table:style-name="ce1" office:value-type="string" calcext:value-type="string">
            <text:p>Dominik</text:p>
          </table:table-cell>
          <table:table-cell table:style-name="ce1" office:value-type="string" calcext:value-type="string">
            <text:p>Magyar</text:p>
          </table:table-cell>
          <table:table-cell table:style-name="ce1" office:value-type="string" calcext:value-type="string">
            <text:p>Budapest</text:p>
          </table:table-cell>
          <table:table-cell table:formula="of:=LOWER([.H74])" office:value-type="string" office:string-value="dominik" calcext:value-type="string">
            <text:p>dominik</text:p>
          </table:table-cell>
          <table:table-cell table:formula="of:=LOWER([.I74])" office:value-type="string" office:string-value="magyar" calcext:value-type="string">
            <text:p>magyar</text:p>
          </table:table-cell>
          <table:table-cell table:formula="of:=LOWER([.J74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t1zqehnz" calcext:value-type="string">
            <text:p>at1zqeh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4];&quot;.&quot;;[.L74];&quot;@&quot;;[.M74];&quot;.com&quot;)" office:value-type="string" office:string-value="dominik.magyar@budapest.com" calcext:value-type="string">
            <text:p>dominik.magyar@budapest.com</text:p>
          </table:table-cell>
          <table:table-cell table:formula="of:=&quot;('&quot;&amp;COM.MICROSOFT.CONCAT([.K74];&quot;.&quot;;[.L74];&quot;@&quot;;[.M74];&quot;.com&quot;)&amp;&quot;',&quot;" office:value-type="string" office:string-value="('dominik.magyar@budapest.com'," calcext:value-type="string">
            <text:p>('dominik.magyar@budapest.com',</text:p>
          </table:table-cell>
          <table:table-cell table:formula="of:=&quot;HASHBYTES('SHA2_512', '&quot;&amp;[.N74]&amp;&quot;'),&quot;" office:value-type="string" office:string-value="HASHBYTES('SHA2_512', 'at1zqehnz')," calcext:value-type="string">
            <text:p>HASHBYTES('SHA2_512', 'at1zqehnz'),</text:p>
          </table:table-cell>
          <table:table-cell table:formula="of:=[.O74]&amp;&quot;,&quot;" office:value-type="string" office:string-value="1," calcext:value-type="string">
            <text:p>1,</text:p>
          </table:table-cell>
          <table:table-cell table:formula="of:=[.P74]&amp;&quot;),&quot;" office:value-type="string" office:string-value="NULL)," calcext:value-type="string">
            <text:p>NULL),</text:p>
          </table:table-cell>
          <table:table-cell/>
          <table:table-cell table:formula="of:=&quot;SELECT '&quot;&amp;[.A74]&amp;&quot;', '&quot;&amp;[.B74]&amp;&quot;', '&quot;&amp;TEXT([.C74]; &quot;yyyy-mm-dd&quot;)&amp;&quot;', '&quot;&amp;[.D74]&amp;&quot;', &quot;&amp;IF([.E74]=&quot;Null&quot;; &quot;Null&quot;; &quot;'&quot;&amp;[.E74]&amp;&quot;'&quot;)&amp;&quot;, '&quot;&amp;[.F74]&amp;&quot;', '&quot;&amp;[.G74]&amp;&quot;', u.Id FROM Users u WHERE EmailAddress = '&quot;&amp;[.Q74]&amp;&quot;' UNION&quot;" office:value-type="string" office:string-value="SELECT 'Dominik', 'Magyar', '2002-09-10', 'Hungary', Null, 'Budapest', 'Szent Gellért tér 23. ', u.Id FROM Users u WHERE EmailAddress = 'dominik.magyar@budapest.com' UNION" calcext:value-type="string">
            <text:p>SELECT 'Dominik', 'Magyar', '2002-09-10', 'Hungary', Null, 'Budapest', 'Szent Gellért tér 23. ', u.Id FROM Users u WHERE EmailAddress = 'dominik.magya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10" office:value-type="date" office:date-value="1997-03-01" calcext:value-type="date">
            <text:p>1997-03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Leonardo da Vinci utca 41.</text:p>
          </table:table-cell>
          <table:table-cell table:style-name="ce1" office:value-type="string" calcext:value-type="string">
            <text:p>Levente</text:p>
          </table:table-cell>
          <table:table-cell table:style-name="ce1" office:value-type="string" calcext:value-type="string">
            <text:p>Sipos</text:p>
          </table:table-cell>
          <table:table-cell table:style-name="ce1" office:value-type="string" calcext:value-type="string">
            <text:p>Budapest</text:p>
          </table:table-cell>
          <table:table-cell table:formula="of:=LOWER([.H75])" office:value-type="string" office:string-value="levente" calcext:value-type="string">
            <text:p>levente</text:p>
          </table:table-cell>
          <table:table-cell table:formula="of:=LOWER([.I75])" office:value-type="string" office:string-value="sipos" calcext:value-type="string">
            <text:p>sipos</text:p>
          </table:table-cell>
          <table:table-cell table:formula="of:=LOWER([.J75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r92dzurix" calcext:value-type="string">
            <text:p>mr92dzur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5];&quot;.&quot;;[.L75];&quot;@&quot;;[.M75];&quot;.com&quot;)" office:value-type="string" office:string-value="levente.sipos@budapest.com" calcext:value-type="string">
            <text:p>levente.sipos@budapest.com</text:p>
          </table:table-cell>
          <table:table-cell table:formula="of:=&quot;('&quot;&amp;COM.MICROSOFT.CONCAT([.K75];&quot;.&quot;;[.L75];&quot;@&quot;;[.M75];&quot;.com&quot;)&amp;&quot;',&quot;" office:value-type="string" office:string-value="('levente.sipos@budapest.com'," calcext:value-type="string">
            <text:p>('levente.sipos@budapest.com',</text:p>
          </table:table-cell>
          <table:table-cell table:formula="of:=&quot;HASHBYTES('SHA2_512', '&quot;&amp;[.N75]&amp;&quot;'),&quot;" office:value-type="string" office:string-value="HASHBYTES('SHA2_512', 'mr92dzurix')," calcext:value-type="string">
            <text:p>HASHBYTES('SHA2_512', 'mr92dzurix'),</text:p>
          </table:table-cell>
          <table:table-cell table:formula="of:=[.O75]&amp;&quot;,&quot;" office:value-type="string" office:string-value="1," calcext:value-type="string">
            <text:p>1,</text:p>
          </table:table-cell>
          <table:table-cell table:formula="of:=[.P75]&amp;&quot;),&quot;" office:value-type="string" office:string-value="NULL)," calcext:value-type="string">
            <text:p>NULL),</text:p>
          </table:table-cell>
          <table:table-cell/>
          <table:table-cell table:formula="of:=&quot;SELECT '&quot;&amp;[.A75]&amp;&quot;', '&quot;&amp;[.B75]&amp;&quot;', '&quot;&amp;TEXT([.C75]; &quot;yyyy-mm-dd&quot;)&amp;&quot;', '&quot;&amp;[.D75]&amp;&quot;', &quot;&amp;IF([.E75]=&quot;Null&quot;; &quot;Null&quot;; &quot;'&quot;&amp;[.E75]&amp;&quot;'&quot;)&amp;&quot;, '&quot;&amp;[.F75]&amp;&quot;', '&quot;&amp;[.G75]&amp;&quot;', u.Id FROM Users u WHERE EmailAddress = '&quot;&amp;[.Q75]&amp;&quot;' UNION&quot;" office:value-type="string" office:string-value="SELECT 'Levente', 'Sípos', '1997-03-01', 'Hungary', Null, 'Budapest', 'Leonardo da Vinci utca 41.', u.Id FROM Users u WHERE EmailAddress = 'levente.sipos@budapest.com' UNION" calcext:value-type="string">
            <text:p>SELECT 'Levente', 'Sípos', '1997-03-01', 'Hungary', Null, 'Budapest', 'Leonardo da Vinci utca 41.', u.Id FROM Users u WHERE EmailAddress = 'levente.sipo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10" office:value-type="date" office:date-value="1996-06-02" calcext:value-type="date">
            <text:p>199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zsébet tér 1 fsz/1</text:p>
          </table:table-cell>
          <table:table-cell table:style-name="ce1" office:value-type="string" calcext:value-type="string">
            <text:p>Zsofia</text:p>
          </table:table-cell>
          <table:table-cell table:style-name="ce1" office:value-type="string" calcext:value-type="string">
            <text:p>Antal</text:p>
          </table:table-cell>
          <table:table-cell table:style-name="ce1" office:value-type="string" calcext:value-type="string">
            <text:p>Budapest</text:p>
          </table:table-cell>
          <table:table-cell table:formula="of:=LOWER([.H76])" office:value-type="string" office:string-value="zsofia" calcext:value-type="string">
            <text:p>zsofia</text:p>
          </table:table-cell>
          <table:table-cell table:formula="of:=LOWER([.I76])" office:value-type="string" office:string-value="antal" calcext:value-type="string">
            <text:p>antal</text:p>
          </table:table-cell>
          <table:table-cell table:formula="of:=LOWER([.J7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j10oxxwgq" calcext:value-type="string">
            <text:p>zj10oxxwg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6];&quot;.&quot;;[.L76];&quot;@&quot;;[.M76];&quot;.com&quot;)" office:value-type="string" office:string-value="zsofia.antal@budapest.com" calcext:value-type="string">
            <text:p>zsofia.antal@budapest.com</text:p>
          </table:table-cell>
          <table:table-cell table:formula="of:=&quot;('&quot;&amp;COM.MICROSOFT.CONCAT([.K76];&quot;.&quot;;[.L76];&quot;@&quot;;[.M76];&quot;.com&quot;)&amp;&quot;',&quot;" office:value-type="string" office:string-value="('zsofia.antal@budapest.com'," calcext:value-type="string">
            <text:p>('zsofia.antal@budapest.com',</text:p>
          </table:table-cell>
          <table:table-cell table:formula="of:=&quot;HASHBYTES('SHA2_512', '&quot;&amp;[.N76]&amp;&quot;'),&quot;" office:value-type="string" office:string-value="HASHBYTES('SHA2_512', 'zj10oxxwgq')," calcext:value-type="string">
            <text:p>HASHBYTES('SHA2_512', 'zj10oxxwgq'),</text:p>
          </table:table-cell>
          <table:table-cell table:formula="of:=[.O76]&amp;&quot;,&quot;" office:value-type="string" office:string-value="1," calcext:value-type="string">
            <text:p>1,</text:p>
          </table:table-cell>
          <table:table-cell table:formula="of:=[.P76]&amp;&quot;),&quot;" office:value-type="string" office:string-value="NULL)," calcext:value-type="string">
            <text:p>NULL),</text:p>
          </table:table-cell>
          <table:table-cell/>
          <table:table-cell table:formula="of:=&quot;SELECT '&quot;&amp;[.A76]&amp;&quot;', '&quot;&amp;[.B76]&amp;&quot;', '&quot;&amp;TEXT([.C76]; &quot;yyyy-mm-dd&quot;)&amp;&quot;', '&quot;&amp;[.D76]&amp;&quot;', &quot;&amp;IF([.E76]=&quot;Null&quot;; &quot;Null&quot;; &quot;'&quot;&amp;[.E76]&amp;&quot;'&quot;)&amp;&quot;, '&quot;&amp;[.F76]&amp;&quot;', '&quot;&amp;[.G76]&amp;&quot;', u.Id FROM Users u WHERE EmailAddress = '&quot;&amp;[.Q76]&amp;&quot;' UNION&quot;" office:value-type="string" office:string-value="SELECT 'Zsófia', 'Antal', '1996-06-02', 'Hungary', 'Serbia', 'Budapest', 'Erzsébet tér 1 fsz/1', u.Id FROM Users u WHERE EmailAddress = 'zsofia.antal@budapest.com' UNION" calcext:value-type="string">
            <text:p>SELECT 'Zsófia', 'Antal', '1996-06-02', 'Hungary', 'Serbia', 'Budapest', 'Erzsébet tér 1 fsz/1', u.Id FROM Users u WHERE EmailAddress = 'zsofia.antal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10" office:value-type="date" office:date-value="2001-01-11" calcext:value-type="date">
            <text:p>2001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Kiss János altábornagy utca 12.</text:p>
          </table:table-cell>
          <table:table-cell table:style-name="ce1" office:value-type="string" calcext:value-type="string">
            <text:p>Ildiko</text:p>
          </table:table-cell>
          <table:table-cell table:style-name="ce1" office:value-type="string" calcext:value-type="string">
            <text:p>Gulyas</text:p>
          </table:table-cell>
          <table:table-cell table:style-name="ce1" office:value-type="string" calcext:value-type="string">
            <text:p>Budapest</text:p>
          </table:table-cell>
          <table:table-cell table:formula="of:=LOWER([.H77])" office:value-type="string" office:string-value="ildiko" calcext:value-type="string">
            <text:p>ildiko</text:p>
          </table:table-cell>
          <table:table-cell table:formula="of:=LOWER([.I77])" office:value-type="string" office:string-value="gulyas" calcext:value-type="string">
            <text:p>gulyas</text:p>
          </table:table-cell>
          <table:table-cell table:formula="of:=LOWER([.J7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b82jogvdf" calcext:value-type="string">
            <text:p>rb82jogv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7];&quot;.&quot;;[.L77];&quot;@&quot;;[.M77];&quot;.com&quot;)" office:value-type="string" office:string-value="ildiko.gulyas@budapest.com" calcext:value-type="string">
            <text:p>ildiko.gulyas@budapest.com</text:p>
          </table:table-cell>
          <table:table-cell table:formula="of:=&quot;('&quot;&amp;COM.MICROSOFT.CONCAT([.K77];&quot;.&quot;;[.L77];&quot;@&quot;;[.M77];&quot;.com&quot;)&amp;&quot;',&quot;" office:value-type="string" office:string-value="('ildiko.gulyas@budapest.com'," calcext:value-type="string">
            <text:p>('ildiko.gulyas@budapest.com',</text:p>
          </table:table-cell>
          <table:table-cell table:formula="of:=&quot;HASHBYTES('SHA2_512', '&quot;&amp;[.N77]&amp;&quot;'),&quot;" office:value-type="string" office:string-value="HASHBYTES('SHA2_512', 'rb82jogvdf')," calcext:value-type="string">
            <text:p>HASHBYTES('SHA2_512', 'rb82jogvdf'),</text:p>
          </table:table-cell>
          <table:table-cell table:formula="of:=[.O77]&amp;&quot;,&quot;" office:value-type="string" office:string-value="1," calcext:value-type="string">
            <text:p>1,</text:p>
          </table:table-cell>
          <table:table-cell table:formula="of:=[.P77]&amp;&quot;),&quot;" office:value-type="string" office:string-value="NULL)," calcext:value-type="string">
            <text:p>NULL),</text:p>
          </table:table-cell>
          <table:table-cell/>
          <table:table-cell table:formula="of:=&quot;SELECT '&quot;&amp;[.A77]&amp;&quot;', '&quot;&amp;[.B77]&amp;&quot;', '&quot;&amp;TEXT([.C77]; &quot;yyyy-mm-dd&quot;)&amp;&quot;', '&quot;&amp;[.D77]&amp;&quot;', &quot;&amp;IF([.E77]=&quot;Null&quot;; &quot;Null&quot;; &quot;'&quot;&amp;[.E77]&amp;&quot;'&quot;)&amp;&quot;, '&quot;&amp;[.F77]&amp;&quot;', '&quot;&amp;[.G77]&amp;&quot;', u.Id FROM Users u WHERE EmailAddress = '&quot;&amp;[.Q77]&amp;&quot;' UNION&quot;" office:value-type="string" office:string-value="SELECT 'Ildikó', 'Gulyás', '2001-01-11', 'Hungary', Null, 'Budapest', 'Kiss János altábornagy utca 12.', u.Id FROM Users u WHERE EmailAddress = 'ildiko.gulyas@budapest.com' UNION" calcext:value-type="string">
            <text:p>SELECT 'Ildikó', 'Gulyás', '2001-01-11', 'Hungary', Null, 'Budapest', 'Kiss János altábornagy utca 12.', u.Id FROM Users u WHERE EmailAddress = 'ildiko.gulya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10" office:value-type="date" office:date-value="2001-02-25" calcext:value-type="date">
            <text:p>2001-02-2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Kiss Ernő utca 9.</text:p>
          </table:table-cell>
          <table:table-cell table:style-name="ce1" office:value-type="string" calcext:value-type="string">
            <text:p>Hajnalka</text:p>
          </table:table-cell>
          <table:table-cell table:style-name="ce1" office:value-type="string" calcext:value-type="string">
            <text:p>Virag</text:p>
          </table:table-cell>
          <table:table-cell table:style-name="ce1" office:value-type="string" calcext:value-type="string">
            <text:p>Monor</text:p>
          </table:table-cell>
          <table:table-cell table:formula="of:=LOWER([.H78])" office:value-type="string" office:string-value="hajnalka" calcext:value-type="string">
            <text:p>hajnalka</text:p>
          </table:table-cell>
          <table:table-cell table:formula="of:=LOWER([.I78])" office:value-type="string" office:string-value="virag" calcext:value-type="string">
            <text:p>virag</text:p>
          </table:table-cell>
          <table:table-cell table:formula="of:=LOWER([.J78])" office:value-type="string" office:string-value="monor" calcext:value-type="string">
            <text:p>mono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e36xstjws" calcext:value-type="string">
            <text:p>ce36xstj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8];&quot;.&quot;;[.L78];&quot;@&quot;;[.M78];&quot;.com&quot;)" office:value-type="string" office:string-value="hajnalka.virag@monor.com" calcext:value-type="string">
            <text:p>hajnalka.virag@monor.com</text:p>
          </table:table-cell>
          <table:table-cell table:formula="of:=&quot;('&quot;&amp;COM.MICROSOFT.CONCAT([.K78];&quot;.&quot;;[.L78];&quot;@&quot;;[.M78];&quot;.com&quot;)&amp;&quot;',&quot;" office:value-type="string" office:string-value="('hajnalka.virag@monor.com'," calcext:value-type="string">
            <text:p>('hajnalka.virag@monor.com',</text:p>
          </table:table-cell>
          <table:table-cell table:formula="of:=&quot;HASHBYTES('SHA2_512', '&quot;&amp;[.N78]&amp;&quot;'),&quot;" office:value-type="string" office:string-value="HASHBYTES('SHA2_512', 'ce36xstjws')," calcext:value-type="string">
            <text:p>HASHBYTES('SHA2_512', 'ce36xstjws'),</text:p>
          </table:table-cell>
          <table:table-cell table:formula="of:=[.O78]&amp;&quot;,&quot;" office:value-type="string" office:string-value="1," calcext:value-type="string">
            <text:p>1,</text:p>
          </table:table-cell>
          <table:table-cell table:formula="of:=[.P78]&amp;&quot;),&quot;" office:value-type="string" office:string-value="NULL)," calcext:value-type="string">
            <text:p>NULL),</text:p>
          </table:table-cell>
          <table:table-cell/>
          <table:table-cell table:formula="of:=&quot;SELECT '&quot;&amp;[.A78]&amp;&quot;', '&quot;&amp;[.B78]&amp;&quot;', '&quot;&amp;TEXT([.C78]; &quot;yyyy-mm-dd&quot;)&amp;&quot;', '&quot;&amp;[.D78]&amp;&quot;', &quot;&amp;IF([.E78]=&quot;Null&quot;; &quot;Null&quot;; &quot;'&quot;&amp;[.E78]&amp;&quot;'&quot;)&amp;&quot;, '&quot;&amp;[.F78]&amp;&quot;', '&quot;&amp;[.G78]&amp;&quot;', u.Id FROM Users u WHERE EmailAddress = '&quot;&amp;[.Q78]&amp;&quot;' UNION&quot;" office:value-type="string" office:string-value="SELECT 'Hajnalka', 'Virág', '2001-02-25', 'Hungary', Null, 'Monor', 'Kiss Ernő utca 9.', u.Id FROM Users u WHERE EmailAddress = 'hajnalka.virag@monor.com' UNION" calcext:value-type="string">
            <text:p>SELECT 'Hajnalka', 'Virág', '2001-02-25', 'Hungary', Null, 'Monor', 'Kiss Ernő utca 9.', u.Id FROM Users u WHERE EmailAddress = 'hajnalka.virag@mono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10" office:value-type="date" office:date-value="1995-08-07" calcext:value-type="date">
            <text:p>1995-08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rence utca 73.</text:p>
          </table:table-cell>
          <table:table-cell table:style-name="ce1" office:value-type="string" calcext:value-type="string">
            <text:p>Anita</text:p>
          </table:table-cell>
          <table:table-cell table:style-name="ce1" office:value-type="string" calcext:value-type="string">
            <text:p>Zobor</text:p>
          </table:table-cell>
          <table:table-cell table:style-name="ce1" office:value-type="string" calcext:value-type="string">
            <text:p>Budapest</text:p>
          </table:table-cell>
          <table:table-cell table:formula="of:=LOWER([.H79])" office:value-type="string" office:string-value="anita" calcext:value-type="string">
            <text:p>anita</text:p>
          </table:table-cell>
          <table:table-cell table:formula="of:=LOWER([.I79])" office:value-type="string" office:string-value="zobor" calcext:value-type="string">
            <text:p>zobor</text:p>
          </table:table-cell>
          <table:table-cell table:formula="of:=LOWER([.J79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a29hompzi" calcext:value-type="string">
            <text:p>ta29hompz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9];&quot;.&quot;;[.L79];&quot;@&quot;;[.M79];&quot;.com&quot;)" office:value-type="string" office:string-value="anita.zobor@budapest.com" calcext:value-type="string">
            <text:p>anita.zobor@budapest.com</text:p>
          </table:table-cell>
          <table:table-cell table:formula="of:=&quot;('&quot;&amp;COM.MICROSOFT.CONCAT([.K79];&quot;.&quot;;[.L79];&quot;@&quot;;[.M79];&quot;.com&quot;)&amp;&quot;',&quot;" office:value-type="string" office:string-value="('anita.zobor@budapest.com'," calcext:value-type="string">
            <text:p>('anita.zobor@budapest.com',</text:p>
          </table:table-cell>
          <table:table-cell table:formula="of:=&quot;HASHBYTES('SHA2_512', '&quot;&amp;[.N79]&amp;&quot;'),&quot;" office:value-type="string" office:string-value="HASHBYTES('SHA2_512', 'ta29hompzi')," calcext:value-type="string">
            <text:p>HASHBYTES('SHA2_512', 'ta29hompzi'),</text:p>
          </table:table-cell>
          <table:table-cell table:formula="of:=[.O79]&amp;&quot;,&quot;" office:value-type="string" office:string-value="1," calcext:value-type="string">
            <text:p>1,</text:p>
          </table:table-cell>
          <table:table-cell table:formula="of:=[.P79]&amp;&quot;),&quot;" office:value-type="string" office:string-value="NULL)," calcext:value-type="string">
            <text:p>NULL),</text:p>
          </table:table-cell>
          <table:table-cell/>
          <table:table-cell table:formula="of:=&quot;SELECT '&quot;&amp;[.A79]&amp;&quot;', '&quot;&amp;[.B79]&amp;&quot;', '&quot;&amp;TEXT([.C79]; &quot;yyyy-mm-dd&quot;)&amp;&quot;', '&quot;&amp;[.D79]&amp;&quot;', &quot;&amp;IF([.E79]=&quot;Null&quot;; &quot;Null&quot;; &quot;'&quot;&amp;[.E79]&amp;&quot;'&quot;)&amp;&quot;, '&quot;&amp;[.F79]&amp;&quot;', '&quot;&amp;[.G79]&amp;&quot;', u.Id FROM Users u WHERE EmailAddress = '&quot;&amp;[.Q79]&amp;&quot;' UNION&quot;" office:value-type="string" office:string-value="SELECT 'Anita', 'Zobor', '1995-08-07', 'Hungary', Null, 'Budapest', 'Petrence utca 73.', u.Id FROM Users u WHERE EmailAddress = 'anita.zobor@budapest.com' UNION" calcext:value-type="string">
            <text:p>SELECT 'Anita', 'Zobor', '1995-08-07', 'Hungary', Null, 'Budapest', 'Petrence utca 73.', u.Id FROM Users u WHERE EmailAddress = 'anita.zobo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10" office:value-type="date" office:date-value="1995-10-03" calcext:value-type="date">
            <text:p>1995-10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josmizse</text:p>
          </table:table-cell>
          <table:table-cell office:value-type="string" calcext:value-type="string">
            <text:p>Ceglédi utca 21.</text:p>
          </table:table-cell>
          <table:table-cell table:style-name="ce1" office:value-type="string" calcext:value-type="string">
            <text:p>Szabina</text:p>
          </table:table-cell>
          <table:table-cell table:style-name="ce1" office:value-type="string" calcext:value-type="string">
            <text:p>Biro</text:p>
          </table:table-cell>
          <table:table-cell table:style-name="ce1" office:value-type="string" calcext:value-type="string">
            <text:p>Lajosmizse</text:p>
          </table:table-cell>
          <table:table-cell table:formula="of:=LOWER([.H80])" office:value-type="string" office:string-value="szabina" calcext:value-type="string">
            <text:p>szabina</text:p>
          </table:table-cell>
          <table:table-cell table:formula="of:=LOWER([.I80])" office:value-type="string" office:string-value="biro" calcext:value-type="string">
            <text:p>biro</text:p>
          </table:table-cell>
          <table:table-cell table:formula="of:=LOWER([.J80])" office:value-type="string" office:string-value="lajosmizse" calcext:value-type="string">
            <text:p>lajosmizse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c14cecvma" calcext:value-type="string">
            <text:p>xc14cecv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0];&quot;.&quot;;[.L80];&quot;@&quot;;[.M80];&quot;.com&quot;)" office:value-type="string" office:string-value="szabina.biro@lajosmizse.com" calcext:value-type="string">
            <text:p>szabina.biro@lajosmizse.com</text:p>
          </table:table-cell>
          <table:table-cell table:formula="of:=&quot;('&quot;&amp;COM.MICROSOFT.CONCAT([.K80];&quot;.&quot;;[.L80];&quot;@&quot;;[.M80];&quot;.com&quot;)&amp;&quot;',&quot;" office:value-type="string" office:string-value="('szabina.biro@lajosmizse.com'," calcext:value-type="string">
            <text:p>('szabina.biro@lajosmizse.com',</text:p>
          </table:table-cell>
          <table:table-cell table:formula="of:=&quot;HASHBYTES('SHA2_512', '&quot;&amp;[.N80]&amp;&quot;'),&quot;" office:value-type="string" office:string-value="HASHBYTES('SHA2_512', 'xc14cecvma')," calcext:value-type="string">
            <text:p>HASHBYTES('SHA2_512', 'xc14cecvma'),</text:p>
          </table:table-cell>
          <table:table-cell table:formula="of:=[.O80]&amp;&quot;,&quot;" office:value-type="string" office:string-value="1," calcext:value-type="string">
            <text:p>1,</text:p>
          </table:table-cell>
          <table:table-cell table:formula="of:=[.P80]&amp;&quot;),&quot;" office:value-type="string" office:string-value="NULL)," calcext:value-type="string">
            <text:p>NULL),</text:p>
          </table:table-cell>
          <table:table-cell/>
          <table:table-cell table:formula="of:=&quot;SELECT '&quot;&amp;[.A80]&amp;&quot;', '&quot;&amp;[.B80]&amp;&quot;', '&quot;&amp;TEXT([.C80]; &quot;yyyy-mm-dd&quot;)&amp;&quot;', '&quot;&amp;[.D80]&amp;&quot;', &quot;&amp;IF([.E80]=&quot;Null&quot;; &quot;Null&quot;; &quot;'&quot;&amp;[.E80]&amp;&quot;'&quot;)&amp;&quot;, '&quot;&amp;[.F80]&amp;&quot;', '&quot;&amp;[.G80]&amp;&quot;', u.Id FROM Users u WHERE EmailAddress = '&quot;&amp;[.Q80]&amp;&quot;' UNION&quot;" office:value-type="string" office:string-value="SELECT 'Szabina', 'Biró', '1995-10-03', 'Hungary', Null, 'Lajosmizse', 'Ceglédi utca 21.', u.Id FROM Users u WHERE EmailAddress = 'szabina.biro@lajosmizse.com' UNION" calcext:value-type="string">
            <text:p>SELECT 'Szabina', 'Biró', '1995-10-03', 'Hungary', Null, 'Lajosmizse', 'Ceglédi utca 21.', u.Id FROM Users u WHERE EmailAddress = 'szabina.biro@lajosmizs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10" office:value-type="date" office:date-value="1995-05-07" calcext:value-type="date">
            <text:p>1995-05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íkhegyi utca 32. 3em/10.</text:p>
          </table:table-cell>
          <table:table-cell table:style-name="ce1" office:value-type="string" calcext:value-type="string">
            <text:p>Fruzsina</text:p>
          </table:table-cell>
          <table:table-cell table:style-name="ce1" office:value-type="string" calcext:value-type="string">
            <text:p>Papp</text:p>
          </table:table-cell>
          <table:table-cell table:style-name="ce1" office:value-type="string" calcext:value-type="string">
            <text:p>Budapest</text:p>
          </table:table-cell>
          <table:table-cell table:formula="of:=LOWER([.H81])" office:value-type="string" office:string-value="fruzsina" calcext:value-type="string">
            <text:p>fruzsina</text:p>
          </table:table-cell>
          <table:table-cell table:formula="of:=LOWER([.I81])" office:value-type="string" office:string-value="papp" calcext:value-type="string">
            <text:p>papp</text:p>
          </table:table-cell>
          <table:table-cell table:formula="of:=LOWER([.J81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c25fdkwtm" calcext:value-type="string">
            <text:p>mc25fdkw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1];&quot;.&quot;;[.L81];&quot;@&quot;;[.M81];&quot;.com&quot;)" office:value-type="string" office:string-value="fruzsina.papp@budapest.com" calcext:value-type="string">
            <text:p>fruzsina.papp@budapest.com</text:p>
          </table:table-cell>
          <table:table-cell table:formula="of:=&quot;('&quot;&amp;COM.MICROSOFT.CONCAT([.K81];&quot;.&quot;;[.L81];&quot;@&quot;;[.M81];&quot;.com&quot;)&amp;&quot;',&quot;" office:value-type="string" office:string-value="('fruzsina.papp@budapest.com'," calcext:value-type="string">
            <text:p>('fruzsina.papp@budapest.com',</text:p>
          </table:table-cell>
          <table:table-cell table:formula="of:=&quot;HASHBYTES('SHA2_512', '&quot;&amp;[.N81]&amp;&quot;'),&quot;" office:value-type="string" office:string-value="HASHBYTES('SHA2_512', 'mc25fdkwtm')," calcext:value-type="string">
            <text:p>HASHBYTES('SHA2_512', 'mc25fdkwtm'),</text:p>
          </table:table-cell>
          <table:table-cell table:formula="of:=[.O81]&amp;&quot;,&quot;" office:value-type="string" office:string-value="1," calcext:value-type="string">
            <text:p>1,</text:p>
          </table:table-cell>
          <table:table-cell table:formula="of:=[.P81]&amp;&quot;),&quot;" office:value-type="string" office:string-value="NULL)," calcext:value-type="string">
            <text:p>NULL),</text:p>
          </table:table-cell>
          <table:table-cell/>
          <table:table-cell table:formula="of:=&quot;SELECT '&quot;&amp;[.A81]&amp;&quot;', '&quot;&amp;[.B81]&amp;&quot;', '&quot;&amp;TEXT([.C81]; &quot;yyyy-mm-dd&quot;)&amp;&quot;', '&quot;&amp;[.D81]&amp;&quot;', &quot;&amp;IF([.E81]=&quot;Null&quot;; &quot;Null&quot;; &quot;'&quot;&amp;[.E81]&amp;&quot;'&quot;)&amp;&quot;, '&quot;&amp;[.F81]&amp;&quot;', '&quot;&amp;[.G81]&amp;&quot;', u.Id FROM Users u WHERE EmailAddress = '&quot;&amp;[.Q81]&amp;&quot;' UNION&quot;" office:value-type="string" office:string-value="SELECT 'Fruzsina', 'Papp', '1995-05-07', 'Hungary', Null, 'Budapest', 'Csíkhegyi utca 32. 3em/10.', u.Id FROM Users u WHERE EmailAddress = 'fruzsina.papp@budapest.com' UNION" calcext:value-type="string">
            <text:p>SELECT 'Fruzsina', 'Papp', '1995-05-07', 'Hungary', Null, 'Budapest', 'Csíkhegyi utca 32. 3em/10.', u.Id FROM Users u WHERE EmailAddress = 'fruzsina.papp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10" office:value-type="date" office:date-value="1995-03-24" calcext:value-type="date">
            <text:p>1995-03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dőalja út 172.</text:p>
          </table:table-cell>
          <table:table-cell table:style-name="ce1" office:value-type="string" calcext:value-type="string">
            <text:p>Cintia</text:p>
          </table:table-cell>
          <table:table-cell table:style-name="ce1" office:value-type="string" calcext:value-type="string">
            <text:p>Veres</text:p>
          </table:table-cell>
          <table:table-cell table:style-name="ce1" office:value-type="string" calcext:value-type="string">
            <text:p>Budapest</text:p>
          </table:table-cell>
          <table:table-cell table:formula="of:=LOWER([.H82])" office:value-type="string" office:string-value="cintia" calcext:value-type="string">
            <text:p>cintia</text:p>
          </table:table-cell>
          <table:table-cell table:formula="of:=LOWER([.I82])" office:value-type="string" office:string-value="veres" calcext:value-type="string">
            <text:p>veres</text:p>
          </table:table-cell>
          <table:table-cell table:formula="of:=LOWER([.J82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h77txpvbr" calcext:value-type="string">
            <text:p>zh77txpv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2];&quot;.&quot;;[.L82];&quot;@&quot;;[.M82];&quot;.com&quot;)" office:value-type="string" office:string-value="cintia.veres@budapest.com" calcext:value-type="string">
            <text:p>cintia.veres@budapest.com</text:p>
          </table:table-cell>
          <table:table-cell table:formula="of:=&quot;('&quot;&amp;COM.MICROSOFT.CONCAT([.K82];&quot;.&quot;;[.L82];&quot;@&quot;;[.M82];&quot;.com&quot;)&amp;&quot;',&quot;" office:value-type="string" office:string-value="('cintia.veres@budapest.com'," calcext:value-type="string">
            <text:p>('cintia.veres@budapest.com',</text:p>
          </table:table-cell>
          <table:table-cell table:formula="of:=&quot;HASHBYTES('SHA2_512', '&quot;&amp;[.N82]&amp;&quot;'),&quot;" office:value-type="string" office:string-value="HASHBYTES('SHA2_512', 'zh77txpvbr')," calcext:value-type="string">
            <text:p>HASHBYTES('SHA2_512', 'zh77txpvbr'),</text:p>
          </table:table-cell>
          <table:table-cell table:formula="of:=[.O82]&amp;&quot;,&quot;" office:value-type="string" office:string-value="1," calcext:value-type="string">
            <text:p>1,</text:p>
          </table:table-cell>
          <table:table-cell table:formula="of:=[.P82]&amp;&quot;),&quot;" office:value-type="string" office:string-value="NULL)," calcext:value-type="string">
            <text:p>NULL),</text:p>
          </table:table-cell>
          <table:table-cell/>
          <table:table-cell table:formula="of:=&quot;SELECT '&quot;&amp;[.A82]&amp;&quot;', '&quot;&amp;[.B82]&amp;&quot;', '&quot;&amp;TEXT([.C82]; &quot;yyyy-mm-dd&quot;)&amp;&quot;', '&quot;&amp;[.D82]&amp;&quot;', &quot;&amp;IF([.E82]=&quot;Null&quot;; &quot;Null&quot;; &quot;'&quot;&amp;[.E82]&amp;&quot;'&quot;)&amp;&quot;, '&quot;&amp;[.F82]&amp;&quot;', '&quot;&amp;[.G82]&amp;&quot;', u.Id FROM Users u WHERE EmailAddress = '&quot;&amp;[.Q82]&amp;&quot;' UNION&quot;" office:value-type="string" office:string-value="SELECT 'Cintia', 'Veres', '1995-03-24', 'Hungary', Null, 'Budapest', 'Erdőalja út 172.', u.Id FROM Users u WHERE EmailAddress = 'cintia.veres@budapest.com' UNION" calcext:value-type="string">
            <text:p>SELECT 'Cintia', 'Veres', '1995-03-24', 'Hungary', Null, 'Budapest', 'Erdőalja út 172.', u.Id FROM Users u WHERE EmailAddress = 'cintia.vere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10" office:value-type="date" office:date-value="2000-05-22" calcext:value-type="date">
            <text:p>2000-05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őkövesd</text:p>
          </table:table-cell>
          <table:table-cell office:value-type="string" calcext:value-type="string">
            <text:p>Kölcsey Ferenc utca 66.</text:p>
          </table:table-cell>
          <table:table-cell table:style-name="ce1" office:value-type="string" calcext:value-type="string">
            <text:p>Csilla</text:p>
          </table:table-cell>
          <table:table-cell table:style-name="ce1" office:value-type="string" calcext:value-type="string">
            <text:p>Balint</text:p>
          </table:table-cell>
          <table:table-cell table:style-name="ce1" office:value-type="string" calcext:value-type="string">
            <text:p>Mezokovesd</text:p>
          </table:table-cell>
          <table:table-cell table:formula="of:=LOWER([.H83])" office:value-type="string" office:string-value="csilla" calcext:value-type="string">
            <text:p>csilla</text:p>
          </table:table-cell>
          <table:table-cell table:formula="of:=LOWER([.I83])" office:value-type="string" office:string-value="balint" calcext:value-type="string">
            <text:p>balint</text:p>
          </table:table-cell>
          <table:table-cell table:formula="of:=LOWER([.J83])" office:value-type="string" office:string-value="mezokovesd" calcext:value-type="string">
            <text:p>mezokoves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z43etsgkj" calcext:value-type="string">
            <text:p>ez43etsgk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3];&quot;.&quot;;[.L83];&quot;@&quot;;[.M83];&quot;.com&quot;)" office:value-type="string" office:string-value="csilla.balint@mezokovesd.com" calcext:value-type="string">
            <text:p>csilla.balint@mezokovesd.com</text:p>
          </table:table-cell>
          <table:table-cell table:formula="of:=&quot;('&quot;&amp;COM.MICROSOFT.CONCAT([.K83];&quot;.&quot;;[.L83];&quot;@&quot;;[.M83];&quot;.com&quot;)&amp;&quot;',&quot;" office:value-type="string" office:string-value="('csilla.balint@mezokovesd.com'," calcext:value-type="string">
            <text:p>('csilla.balint@mezokovesd.com',</text:p>
          </table:table-cell>
          <table:table-cell table:formula="of:=&quot;HASHBYTES('SHA2_512', '&quot;&amp;[.N83]&amp;&quot;'),&quot;" office:value-type="string" office:string-value="HASHBYTES('SHA2_512', 'ez43etsgkj')," calcext:value-type="string">
            <text:p>HASHBYTES('SHA2_512', 'ez43etsgkj'),</text:p>
          </table:table-cell>
          <table:table-cell table:formula="of:=[.O83]&amp;&quot;,&quot;" office:value-type="string" office:string-value="1," calcext:value-type="string">
            <text:p>1,</text:p>
          </table:table-cell>
          <table:table-cell table:formula="of:=[.P83]&amp;&quot;),&quot;" office:value-type="string" office:string-value="NULL)," calcext:value-type="string">
            <text:p>NULL),</text:p>
          </table:table-cell>
          <table:table-cell/>
          <table:table-cell table:formula="of:=&quot;SELECT '&quot;&amp;[.A83]&amp;&quot;', '&quot;&amp;[.B83]&amp;&quot;', '&quot;&amp;TEXT([.C83]; &quot;yyyy-mm-dd&quot;)&amp;&quot;', '&quot;&amp;[.D83]&amp;&quot;', &quot;&amp;IF([.E83]=&quot;Null&quot;; &quot;Null&quot;; &quot;'&quot;&amp;[.E83]&amp;&quot;'&quot;)&amp;&quot;, '&quot;&amp;[.F83]&amp;&quot;', '&quot;&amp;[.G83]&amp;&quot;', u.Id FROM Users u WHERE EmailAddress = '&quot;&amp;[.Q83]&amp;&quot;' UNION&quot;" office:value-type="string" office:string-value="SELECT 'Csilla', 'Bálint', '2000-05-22', 'Hungary', Null, 'Mezőkövesd', 'Kölcsey Ferenc utca 66.', u.Id FROM Users u WHERE EmailAddress = 'csilla.balint@mezokovesd.com' UNION" calcext:value-type="string">
            <text:p>SELECT 'Csilla', 'Bálint', '2000-05-22', 'Hungary', Null, 'Mezőkövesd', 'Kölcsey Ferenc utca 66.', u.Id FROM Users u WHERE EmailAddress = 'csilla.balint@mezokoves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10" office:value-type="date" office:date-value="1999-12-06" calcext:value-type="date">
            <text:p>1999-12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lisszentlászló</text:p>
          </table:table-cell>
          <table:table-cell office:value-type="string" calcext:value-type="string">
            <text:p>Tölgyfa utca 2.</text:p>
          </table:table-cell>
          <table:table-cell table:style-name="ce1" office:value-type="string" calcext:value-type="string">
            <text:p>Nora</text:p>
          </table:table-cell>
          <table:table-cell table:style-name="ce1" office:value-type="string" calcext:value-type="string">
            <text:p>Fekete</text:p>
          </table:table-cell>
          <table:table-cell table:style-name="ce1" office:value-type="string" calcext:value-type="string">
            <text:p>Pilisszentlaszlo</text:p>
          </table:table-cell>
          <table:table-cell table:formula="of:=LOWER([.H84])" office:value-type="string" office:string-value="nora" calcext:value-type="string">
            <text:p>nora</text:p>
          </table:table-cell>
          <table:table-cell table:formula="of:=LOWER([.I84])" office:value-type="string" office:string-value="fekete" calcext:value-type="string">
            <text:p>fekete</text:p>
          </table:table-cell>
          <table:table-cell table:formula="of:=LOWER([.J84])" office:value-type="string" office:string-value="pilisszentlaszlo" calcext:value-type="string">
            <text:p>pilisszentlaszlo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d99bmzodh" calcext:value-type="string">
            <text:p>vd99bmzod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4];&quot;.&quot;;[.L84];&quot;@&quot;;[.M84];&quot;.com&quot;)" office:value-type="string" office:string-value="nora.fekete@pilisszentlaszlo.com" calcext:value-type="string">
            <text:p>nora.fekete@pilisszentlaszlo.com</text:p>
          </table:table-cell>
          <table:table-cell table:formula="of:=&quot;('&quot;&amp;COM.MICROSOFT.CONCAT([.K84];&quot;.&quot;;[.L84];&quot;@&quot;;[.M84];&quot;.com&quot;)&amp;&quot;',&quot;" office:value-type="string" office:string-value="('nora.fekete@pilisszentlaszlo.com'," calcext:value-type="string">
            <text:p>('nora.fekete@pilisszentlaszlo.com',</text:p>
          </table:table-cell>
          <table:table-cell table:formula="of:=&quot;HASHBYTES('SHA2_512', '&quot;&amp;[.N84]&amp;&quot;'),&quot;" office:value-type="string" office:string-value="HASHBYTES('SHA2_512', 'vd99bmzodh')," calcext:value-type="string">
            <text:p>HASHBYTES('SHA2_512', 'vd99bmzodh'),</text:p>
          </table:table-cell>
          <table:table-cell table:formula="of:=[.O84]&amp;&quot;,&quot;" office:value-type="string" office:string-value="1," calcext:value-type="string">
            <text:p>1,</text:p>
          </table:table-cell>
          <table:table-cell table:formula="of:=[.P84]&amp;&quot;),&quot;" office:value-type="string" office:string-value="NULL)," calcext:value-type="string">
            <text:p>NULL),</text:p>
          </table:table-cell>
          <table:table-cell/>
          <table:table-cell table:formula="of:=&quot;SELECT '&quot;&amp;[.A84]&amp;&quot;', '&quot;&amp;[.B84]&amp;&quot;', '&quot;&amp;TEXT([.C84]; &quot;yyyy-mm-dd&quot;)&amp;&quot;', '&quot;&amp;[.D84]&amp;&quot;', &quot;&amp;IF([.E84]=&quot;Null&quot;; &quot;Null&quot;; &quot;'&quot;&amp;[.E84]&amp;&quot;'&quot;)&amp;&quot;, '&quot;&amp;[.F84]&amp;&quot;', '&quot;&amp;[.G84]&amp;&quot;', u.Id FROM Users u WHERE EmailAddress = '&quot;&amp;[.Q84]&amp;&quot;' UNION&quot;" office:value-type="string" office:string-value="SELECT 'Nóra', 'Fekete', '1999-12-06', 'Hungary', Null, 'Pilisszentlászló', 'Tölgyfa utca 2.', u.Id FROM Users u WHERE EmailAddress = 'nora.fekete@pilisszentlaszlo.com' UNION" calcext:value-type="string">
            <text:p>SELECT 'Nóra', 'Fekete', '1999-12-06', 'Hungary', Null, 'Pilisszentlászló', 'Tölgyfa utca 2.', u.Id FROM Users u WHERE EmailAddress = 'nora.fekete@pilisszentlaszlo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10" office:value-type="date" office:date-value="1996-01-09" calcext:value-type="date">
            <text:p>1996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aszeg</text:p>
          </table:table-cell>
          <table:table-cell office:value-type="string" calcext:value-type="string">
            <text:p>Móricz Zsigmond utca 2.</text:p>
          </table:table-cell>
          <table:table-cell table:style-name="ce1" office:value-type="string" calcext:value-type="string">
            <text:p>Erika</text:p>
          </table:table-cell>
          <table:table-cell table:style-name="ce1" office:value-type="string" calcext:value-type="string">
            <text:p>Vass</text:p>
          </table:table-cell>
          <table:table-cell table:style-name="ce1" office:value-type="string" calcext:value-type="string">
            <text:p>Isaszeg</text:p>
          </table:table-cell>
          <table:table-cell table:formula="of:=LOWER([.H85])" office:value-type="string" office:string-value="erika" calcext:value-type="string">
            <text:p>erika</text:p>
          </table:table-cell>
          <table:table-cell table:formula="of:=LOWER([.I85])" office:value-type="string" office:string-value="vass" calcext:value-type="string">
            <text:p>vass</text:p>
          </table:table-cell>
          <table:table-cell table:formula="of:=LOWER([.J85])" office:value-type="string" office:string-value="isaszeg" calcext:value-type="string">
            <text:p>isasze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c36mmfmcl" calcext:value-type="string">
            <text:p>kc36mmfm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5];&quot;.&quot;;[.L85];&quot;@&quot;;[.M85];&quot;.com&quot;)" office:value-type="string" office:string-value="erika.vass@isaszeg.com" calcext:value-type="string">
            <text:p>erika.vass@isaszeg.com</text:p>
          </table:table-cell>
          <table:table-cell table:formula="of:=&quot;('&quot;&amp;COM.MICROSOFT.CONCAT([.K85];&quot;.&quot;;[.L85];&quot;@&quot;;[.M85];&quot;.com&quot;)&amp;&quot;',&quot;" office:value-type="string" office:string-value="('erika.vass@isaszeg.com'," calcext:value-type="string">
            <text:p>('erika.vass@isaszeg.com',</text:p>
          </table:table-cell>
          <table:table-cell table:formula="of:=&quot;HASHBYTES('SHA2_512', '&quot;&amp;[.N85]&amp;&quot;'),&quot;" office:value-type="string" office:string-value="HASHBYTES('SHA2_512', 'kc36mmfmcl')," calcext:value-type="string">
            <text:p>HASHBYTES('SHA2_512', 'kc36mmfmcl'),</text:p>
          </table:table-cell>
          <table:table-cell table:formula="of:=[.O85]&amp;&quot;,&quot;" office:value-type="string" office:string-value="1," calcext:value-type="string">
            <text:p>1,</text:p>
          </table:table-cell>
          <table:table-cell table:formula="of:=[.P85]&amp;&quot;),&quot;" office:value-type="string" office:string-value="NULL)," calcext:value-type="string">
            <text:p>NULL),</text:p>
          </table:table-cell>
          <table:table-cell/>
          <table:table-cell table:formula="of:=&quot;SELECT '&quot;&amp;[.A85]&amp;&quot;', '&quot;&amp;[.B85]&amp;&quot;', '&quot;&amp;TEXT([.C85]; &quot;yyyy-mm-dd&quot;)&amp;&quot;', '&quot;&amp;[.D85]&amp;&quot;', &quot;&amp;IF([.E85]=&quot;Null&quot;; &quot;Null&quot;; &quot;'&quot;&amp;[.E85]&amp;&quot;'&quot;)&amp;&quot;, '&quot;&amp;[.F85]&amp;&quot;', '&quot;&amp;[.G85]&amp;&quot;', u.Id FROM Users u WHERE EmailAddress = '&quot;&amp;[.Q85]&amp;&quot;' UNION&quot;" office:value-type="string" office:string-value="SELECT 'Erika', 'Vass', '1996-01-09', 'Hungary', 'Romania', 'Isaszeg', 'Móricz Zsigmond utca 2.', u.Id FROM Users u WHERE EmailAddress = 'erika.vass@isaszeg.com' UNION" calcext:value-type="string">
            <text:p>SELECT 'Erika', 'Vass', '1996-01-09', 'Hungary', 'Romania', 'Isaszeg', 'Móricz Zsigmond utca 2.', u.Id FROM Users u WHERE EmailAddress = 'erika.vass@isasze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10" office:value-type="date" office:date-value="1999-09-05" calcext:value-type="date">
            <text:p>1999-09-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rdaJózsef utca 36. 4em/20.</text:p>
          </table:table-cell>
          <table:table-cell table:style-name="ce1" office:value-type="string" calcext:value-type="string">
            <text:p>Milan</text:p>
          </table:table-cell>
          <table:table-cell table:style-name="ce1" office:value-type="string" calcext:value-type="string">
            <text:p>Zobor</text:p>
          </table:table-cell>
          <table:table-cell table:style-name="ce1" office:value-type="string" calcext:value-type="string">
            <text:p>Budapest</text:p>
          </table:table-cell>
          <table:table-cell table:formula="of:=LOWER([.H86])" office:value-type="string" office:string-value="milan" calcext:value-type="string">
            <text:p>milan</text:p>
          </table:table-cell>
          <table:table-cell table:formula="of:=LOWER([.I86])" office:value-type="string" office:string-value="zobor" calcext:value-type="string">
            <text:p>zobor</text:p>
          </table:table-cell>
          <table:table-cell table:formula="of:=LOWER([.J8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x12gklqzz" calcext:value-type="string">
            <text:p>tx12gklqz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6];&quot;.&quot;;[.L86];&quot;@&quot;;[.M86];&quot;.com&quot;)" office:value-type="string" office:string-value="milan.zobor@budapest.com" calcext:value-type="string">
            <text:p>milan.zobor@budapest.com</text:p>
          </table:table-cell>
          <table:table-cell table:formula="of:=&quot;('&quot;&amp;COM.MICROSOFT.CONCAT([.K86];&quot;.&quot;;[.L86];&quot;@&quot;;[.M86];&quot;.com&quot;)&amp;&quot;',&quot;" office:value-type="string" office:string-value="('milan.zobor@budapest.com'," calcext:value-type="string">
            <text:p>('milan.zobor@budapest.com',</text:p>
          </table:table-cell>
          <table:table-cell table:formula="of:=&quot;HASHBYTES('SHA2_512', '&quot;&amp;[.N86]&amp;&quot;'),&quot;" office:value-type="string" office:string-value="HASHBYTES('SHA2_512', 'tx12gklqzz')," calcext:value-type="string">
            <text:p>HASHBYTES('SHA2_512', 'tx12gklqzz'),</text:p>
          </table:table-cell>
          <table:table-cell table:formula="of:=[.O86]&amp;&quot;,&quot;" office:value-type="string" office:string-value="1," calcext:value-type="string">
            <text:p>1,</text:p>
          </table:table-cell>
          <table:table-cell table:formula="of:=[.P86]&amp;&quot;),&quot;" office:value-type="string" office:string-value="NULL)," calcext:value-type="string">
            <text:p>NULL),</text:p>
          </table:table-cell>
          <table:table-cell/>
          <table:table-cell table:formula="of:=&quot;SELECT '&quot;&amp;[.A86]&amp;&quot;', '&quot;&amp;[.B86]&amp;&quot;', '&quot;&amp;TEXT([.C86]; &quot;yyyy-mm-dd&quot;)&amp;&quot;', '&quot;&amp;[.D86]&amp;&quot;', &quot;&amp;IF([.E86]=&quot;Null&quot;; &quot;Null&quot;; &quot;'&quot;&amp;[.E86]&amp;&quot;'&quot;)&amp;&quot;, '&quot;&amp;[.F86]&amp;&quot;', '&quot;&amp;[.G86]&amp;&quot;', u.Id FROM Users u WHERE EmailAddress = '&quot;&amp;[.Q86]&amp;&quot;' UNION&quot;" office:value-type="string" office:string-value="SELECT 'Milán', 'Zobor', '1999-09-05', 'Hungary', Null, 'Budapest', 'BerdaJózsef utca 36. 4em/20.', u.Id FROM Users u WHERE EmailAddress = 'milan.zobor@budapest.com' UNION" calcext:value-type="string">
            <text:p>SELECT 'Milán', 'Zobor', '1999-09-05', 'Hungary', Null, 'Budapest', 'BerdaJózsef utca 36. 4em/20.', u.Id FROM Users u WHERE EmailAddress = 'milan.zobo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10" office:value-type="date" office:date-value="1998-07-03" calcext:value-type="date">
            <text:p>1998-07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hököly út 12.</text:p>
          </table:table-cell>
          <table:table-cell table:style-name="ce1" office:value-type="string" calcext:value-type="string">
            <text:p>Krisztian</text:p>
          </table:table-cell>
          <table:table-cell table:style-name="ce1" office:value-type="string" calcext:value-type="string">
            <text:p>Lengyel</text:p>
          </table:table-cell>
          <table:table-cell table:style-name="ce1" office:value-type="string" calcext:value-type="string">
            <text:p>Budapest</text:p>
          </table:table-cell>
          <table:table-cell table:formula="of:=LOWER([.H87])" office:value-type="string" office:string-value="krisztian" calcext:value-type="string">
            <text:p>krisztian</text:p>
          </table:table-cell>
          <table:table-cell table:formula="of:=LOWER([.I87])" office:value-type="string" office:string-value="lengyel" calcext:value-type="string">
            <text:p>lengyel</text:p>
          </table:table-cell>
          <table:table-cell table:formula="of:=LOWER([.J8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k97yjjekp" calcext:value-type="string">
            <text:p>ok97yjjek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7];&quot;.&quot;;[.L87];&quot;@&quot;;[.M87];&quot;.com&quot;)" office:value-type="string" office:string-value="krisztian.lengyel@budapest.com" calcext:value-type="string">
            <text:p>krisztian.lengyel@budapest.com</text:p>
          </table:table-cell>
          <table:table-cell table:formula="of:=&quot;('&quot;&amp;COM.MICROSOFT.CONCAT([.K87];&quot;.&quot;;[.L87];&quot;@&quot;;[.M87];&quot;.com&quot;)&amp;&quot;',&quot;" office:value-type="string" office:string-value="('krisztian.lengyel@budapest.com'," calcext:value-type="string">
            <text:p>('krisztian.lengyel@budapest.com',</text:p>
          </table:table-cell>
          <table:table-cell table:formula="of:=&quot;HASHBYTES('SHA2_512', '&quot;&amp;[.N87]&amp;&quot;'),&quot;" office:value-type="string" office:string-value="HASHBYTES('SHA2_512', 'ok97yjjekp')," calcext:value-type="string">
            <text:p>HASHBYTES('SHA2_512', 'ok97yjjekp'),</text:p>
          </table:table-cell>
          <table:table-cell table:formula="of:=[.O87]&amp;&quot;,&quot;" office:value-type="string" office:string-value="1," calcext:value-type="string">
            <text:p>1,</text:p>
          </table:table-cell>
          <table:table-cell table:formula="of:=[.P87]&amp;&quot;),&quot;" office:value-type="string" office:string-value="NULL)," calcext:value-type="string">
            <text:p>NULL),</text:p>
          </table:table-cell>
          <table:table-cell/>
          <table:table-cell table:formula="of:=&quot;SELECT '&quot;&amp;[.A87]&amp;&quot;', '&quot;&amp;[.B87]&amp;&quot;', '&quot;&amp;TEXT([.C87]; &quot;yyyy-mm-dd&quot;)&amp;&quot;', '&quot;&amp;[.D87]&amp;&quot;', &quot;&amp;IF([.E87]=&quot;Null&quot;; &quot;Null&quot;; &quot;'&quot;&amp;[.E87]&amp;&quot;'&quot;)&amp;&quot;, '&quot;&amp;[.F87]&amp;&quot;', '&quot;&amp;[.G87]&amp;&quot;', u.Id FROM Users u WHERE EmailAddress = '&quot;&amp;[.Q87]&amp;&quot;' UNION&quot;" office:value-type="string" office:string-value="SELECT 'Krisztián', 'Lengyel', '1998-07-03', 'Hungary', Null, 'Budapest', 'Thököly út 12.', u.Id FROM Users u WHERE EmailAddress = 'krisztian.lengyel@budapest.com' UNION" calcext:value-type="string">
            <text:p>SELECT 'Krisztián', 'Lengyel', '1998-07-03', 'Hungary', Null, 'Budapest', 'Thököly út 12.', u.Id FROM Users u WHERE EmailAddress = 'krisztian.lengyel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10" office:value-type="date" office:date-value="1997-10-30" calcext:value-type="date">
            <text:p>1997-10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Mihály utca 17.</text:p>
          </table:table-cell>
          <table:table-cell table:style-name="ce1" office:value-type="string" calcext:value-type="string">
            <text:p>Geza</text:p>
          </table:table-cell>
          <table:table-cell table:style-name="ce1" office:value-type="string" calcext:value-type="string">
            <text:p>Illes</text:p>
          </table:table-cell>
          <table:table-cell table:style-name="ce1" office:value-type="string" calcext:value-type="string">
            <text:p>Budapest</text:p>
          </table:table-cell>
          <table:table-cell table:formula="of:=LOWER([.H88])" office:value-type="string" office:string-value="geza" calcext:value-type="string">
            <text:p>geza</text:p>
          </table:table-cell>
          <table:table-cell table:formula="of:=LOWER([.I88])" office:value-type="string" office:string-value="illes" calcext:value-type="string">
            <text:p>illes</text:p>
          </table:table-cell>
          <table:table-cell table:formula="of:=LOWER([.J88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w42czcpyu" calcext:value-type="string">
            <text:p>iw42czcp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8];&quot;.&quot;;[.L88];&quot;@&quot;;[.M88];&quot;.com&quot;)" office:value-type="string" office:string-value="geza.illes@budapest.com" calcext:value-type="string">
            <text:p>geza.illes@budapest.com</text:p>
          </table:table-cell>
          <table:table-cell table:formula="of:=&quot;('&quot;&amp;COM.MICROSOFT.CONCAT([.K88];&quot;.&quot;;[.L88];&quot;@&quot;;[.M88];&quot;.com&quot;)&amp;&quot;',&quot;" office:value-type="string" office:string-value="('geza.illes@budapest.com'," calcext:value-type="string">
            <text:p>('geza.illes@budapest.com',</text:p>
          </table:table-cell>
          <table:table-cell table:formula="of:=&quot;HASHBYTES('SHA2_512', '&quot;&amp;[.N88]&amp;&quot;'),&quot;" office:value-type="string" office:string-value="HASHBYTES('SHA2_512', 'iw42czcpyu')," calcext:value-type="string">
            <text:p>HASHBYTES('SHA2_512', 'iw42czcpyu'),</text:p>
          </table:table-cell>
          <table:table-cell table:formula="of:=[.O88]&amp;&quot;,&quot;" office:value-type="string" office:string-value="1," calcext:value-type="string">
            <text:p>1,</text:p>
          </table:table-cell>
          <table:table-cell table:formula="of:=[.P88]&amp;&quot;),&quot;" office:value-type="string" office:string-value="NULL)," calcext:value-type="string">
            <text:p>NULL),</text:p>
          </table:table-cell>
          <table:table-cell/>
          <table:table-cell table:formula="of:=&quot;SELECT '&quot;&amp;[.A88]&amp;&quot;', '&quot;&amp;[.B88]&amp;&quot;', '&quot;&amp;TEXT([.C88]; &quot;yyyy-mm-dd&quot;)&amp;&quot;', '&quot;&amp;[.D88]&amp;&quot;', &quot;&amp;IF([.E88]=&quot;Null&quot;; &quot;Null&quot;; &quot;'&quot;&amp;[.E88]&amp;&quot;'&quot;)&amp;&quot;, '&quot;&amp;[.F88]&amp;&quot;', '&quot;&amp;[.G88]&amp;&quot;', u.Id FROM Users u WHERE EmailAddress = '&quot;&amp;[.Q88]&amp;&quot;' UNION&quot;" office:value-type="string" office:string-value="SELECT 'Géza', 'Illés', '1997-10-30', 'Hungary', Null, 'Budapest', 'Szent Mihály utca 17.', u.Id FROM Users u WHERE EmailAddress = 'geza.illes@budapest.com' UNION" calcext:value-type="string">
            <text:p>SELECT 'Géza', 'Illés', '1997-10-30', 'Hungary', Null, 'Budapest', 'Szent Mihály utca 17.', u.Id FROM Users u WHERE EmailAddress = 'geza.ille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2-05-28" calcext:value-type="date">
            <text:p>2002-05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  <table:table-cell table:style-name="ce1" office:value-type="string" calcext:value-type="string">
            <text:p>Kristof</text:p>
          </table:table-cell>
          <table:table-cell table:style-name="ce1" office:value-type="string" calcext:value-type="string">
            <text:p>Torok</text:p>
          </table:table-cell>
          <table:table-cell table:style-name="ce1" office:value-type="string" calcext:value-type="string">
            <text:p>Budapest</text:p>
          </table:table-cell>
          <table:table-cell table:formula="of:=LOWER([.H89])" office:value-type="string" office:string-value="kristof" calcext:value-type="string">
            <text:p>kristof</text:p>
          </table:table-cell>
          <table:table-cell table:formula="of:=LOWER([.I89])" office:value-type="string" office:string-value="torok" calcext:value-type="string">
            <text:p>torok</text:p>
          </table:table-cell>
          <table:table-cell table:formula="of:=LOWER([.J89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q39oncqic" calcext:value-type="string">
            <text:p>dq39oncq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9];&quot;.&quot;;[.L89];&quot;@&quot;;[.M89];&quot;.com&quot;)" office:value-type="string" office:string-value="kristof.torok@budapest.com" calcext:value-type="string">
            <text:p>kristof.torok@budapest.com</text:p>
          </table:table-cell>
          <table:table-cell table:formula="of:=&quot;('&quot;&amp;COM.MICROSOFT.CONCAT([.K89];&quot;.&quot;;[.L89];&quot;@&quot;;[.M89];&quot;.com&quot;)&amp;&quot;',&quot;" office:value-type="string" office:string-value="('kristof.torok@budapest.com'," calcext:value-type="string">
            <text:p>('kristof.torok@budapest.com',</text:p>
          </table:table-cell>
          <table:table-cell table:formula="of:=&quot;HASHBYTES('SHA2_512', '&quot;&amp;[.N89]&amp;&quot;'),&quot;" office:value-type="string" office:string-value="HASHBYTES('SHA2_512', 'dq39oncqic')," calcext:value-type="string">
            <text:p>HASHBYTES('SHA2_512', 'dq39oncqic'),</text:p>
          </table:table-cell>
          <table:table-cell table:formula="of:=[.O89]&amp;&quot;,&quot;" office:value-type="string" office:string-value="1," calcext:value-type="string">
            <text:p>1,</text:p>
          </table:table-cell>
          <table:table-cell table:formula="of:=[.P89]&amp;&quot;),&quot;" office:value-type="string" office:string-value="NULL)," calcext:value-type="string">
            <text:p>NULL),</text:p>
          </table:table-cell>
          <table:table-cell/>
          <table:table-cell table:formula="of:=&quot;SELECT '&quot;&amp;[.A89]&amp;&quot;', '&quot;&amp;[.B89]&amp;&quot;', '&quot;&amp;TEXT([.C89]; &quot;yyyy-mm-dd&quot;)&amp;&quot;', '&quot;&amp;[.D89]&amp;&quot;', &quot;&amp;IF([.E89]=&quot;Null&quot;; &quot;Null&quot;; &quot;'&quot;&amp;[.E89]&amp;&quot;'&quot;)&amp;&quot;, '&quot;&amp;[.F89]&amp;&quot;', '&quot;&amp;[.G89]&amp;&quot;', u.Id FROM Users u WHERE EmailAddress = '&quot;&amp;[.Q89]&amp;&quot;' UNION&quot;" office:value-type="string" office:string-value="SELECT 'Kristóf', 'Török', '2002-05-28', 'Hungary', Null, 'Budapest', 'Fő út 40.', u.Id FROM Users u WHERE EmailAddress = 'kristof.torok@budapest.com' UNION" calcext:value-type="string">
            <text:p>SELECT 'Kristóf', 'Török', '2002-05-28', 'Hungary', Null, 'Budapest', 'Fő út 40.', u.Id FROM Users u WHERE EmailAddress = 'kristof.torok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1999-09-20" calcext:value-type="date">
            <text:p>1999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  <table:table-cell table:style-name="ce1" office:value-type="string" calcext:value-type="string">
            <text:p>Dominik</text:p>
          </table:table-cell>
          <table:table-cell table:style-name="ce1" office:value-type="string" calcext:value-type="string">
            <text:p>Torok</text:p>
          </table:table-cell>
          <table:table-cell table:style-name="ce1" office:value-type="string" calcext:value-type="string">
            <text:p>Budapest</text:p>
          </table:table-cell>
          <table:table-cell table:formula="of:=LOWER([.H90])" office:value-type="string" office:string-value="dominik" calcext:value-type="string">
            <text:p>dominik</text:p>
          </table:table-cell>
          <table:table-cell table:formula="of:=LOWER([.I90])" office:value-type="string" office:string-value="torok" calcext:value-type="string">
            <text:p>torok</text:p>
          </table:table-cell>
          <table:table-cell table:formula="of:=LOWER([.J9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o69pdaitq" calcext:value-type="string">
            <text:p>io69pdait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0];&quot;.&quot;;[.L90];&quot;@&quot;;[.M90];&quot;.com&quot;)" office:value-type="string" office:string-value="dominik.torok@budapest.com" calcext:value-type="string">
            <text:p>dominik.torok@budapest.com</text:p>
          </table:table-cell>
          <table:table-cell table:formula="of:=&quot;('&quot;&amp;COM.MICROSOFT.CONCAT([.K90];&quot;.&quot;;[.L90];&quot;@&quot;;[.M90];&quot;.com&quot;)&amp;&quot;',&quot;" office:value-type="string" office:string-value="('dominik.torok@budapest.com'," calcext:value-type="string">
            <text:p>('dominik.torok@budapest.com',</text:p>
          </table:table-cell>
          <table:table-cell table:formula="of:=&quot;HASHBYTES('SHA2_512', '&quot;&amp;[.N90]&amp;&quot;'),&quot;" office:value-type="string" office:string-value="HASHBYTES('SHA2_512', 'io69pdaitq')," calcext:value-type="string">
            <text:p>HASHBYTES('SHA2_512', 'io69pdaitq'),</text:p>
          </table:table-cell>
          <table:table-cell table:formula="of:=[.O90]&amp;&quot;,&quot;" office:value-type="string" office:string-value="1," calcext:value-type="string">
            <text:p>1,</text:p>
          </table:table-cell>
          <table:table-cell table:formula="of:=[.P90]&amp;&quot;),&quot;" office:value-type="string" office:string-value="NULL)," calcext:value-type="string">
            <text:p>NULL),</text:p>
          </table:table-cell>
          <table:table-cell/>
          <table:table-cell table:formula="of:=&quot;SELECT '&quot;&amp;[.A90]&amp;&quot;', '&quot;&amp;[.B90]&amp;&quot;', '&quot;&amp;TEXT([.C90]; &quot;yyyy-mm-dd&quot;)&amp;&quot;', '&quot;&amp;[.D90]&amp;&quot;', &quot;&amp;IF([.E90]=&quot;Null&quot;; &quot;Null&quot;; &quot;'&quot;&amp;[.E90]&amp;&quot;'&quot;)&amp;&quot;, '&quot;&amp;[.F90]&amp;&quot;', '&quot;&amp;[.G90]&amp;&quot;', u.Id FROM Users u WHERE EmailAddress = '&quot;&amp;[.Q90]&amp;&quot;' UNION&quot;" office:value-type="string" office:string-value="SELECT 'Dominik', 'Török', '1999-09-20', 'Hungary', Null, 'Budapest', 'Fő út 40.', u.Id FROM Users u WHERE EmailAddress = 'dominik.torok@budapest.com' UNION" calcext:value-type="string">
            <text:p>SELECT 'Dominik', 'Török', '1999-09-20', 'Hungary', Null, 'Budapest', 'Fő út 40.', u.Id FROM Users u WHERE EmailAddress = 'dominik.torok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Lukács</text:p>
          </table:table-cell>
          <table:table-cell table:style-name="ce10" office:value-type="date" office:date-value="2003-08-17" calcext:value-type="date">
            <text:p>2003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ő fasor, 56.</text:p>
          </table:table-cell>
          <table:table-cell table:style-name="ce1" office:value-type="string" calcext:value-type="string">
            <text:p>Akos</text:p>
          </table:table-cell>
          <table:table-cell table:style-name="ce1" office:value-type="string" calcext:value-type="string">
            <text:p>Lukacs</text:p>
          </table:table-cell>
          <table:table-cell table:formula="of:=[.F91]" office:value-type="string" office:string-value="Szeged" calcext:value-type="string">
            <text:p>Szeged</text:p>
          </table:table-cell>
          <table:table-cell table:formula="of:=LOWER([.H91])" office:value-type="string" office:string-value="akos" calcext:value-type="string">
            <text:p>akos</text:p>
          </table:table-cell>
          <table:table-cell table:formula="of:=LOWER([.I91])" office:value-type="string" office:string-value="lukacs" calcext:value-type="string">
            <text:p>lukacs</text:p>
          </table:table-cell>
          <table:table-cell table:formula="of:=LOWER([.J91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j84yifcyn" calcext:value-type="string">
            <text:p>cj84yifc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1];&quot;.&quot;;[.L91];&quot;@&quot;;[.M91];&quot;.com&quot;)" office:value-type="string" office:string-value="akos.lukacs@szeged.com" calcext:value-type="string">
            <text:p>akos.lukacs@szeged.com</text:p>
          </table:table-cell>
          <table:table-cell table:formula="of:=&quot;('&quot;&amp;COM.MICROSOFT.CONCAT([.K91];&quot;.&quot;;[.L91];&quot;@&quot;;[.M91];&quot;.com&quot;)&amp;&quot;',&quot;" office:value-type="string" office:string-value="('akos.lukacs@szeged.com'," calcext:value-type="string">
            <text:p>('akos.lukacs@szeged.com',</text:p>
          </table:table-cell>
          <table:table-cell table:formula="of:=&quot;HASHBYTES('SHA2_512', '&quot;&amp;[.N91]&amp;&quot;'),&quot;" office:value-type="string" office:string-value="HASHBYTES('SHA2_512', 'cj84yifcyn')," calcext:value-type="string">
            <text:p>HASHBYTES('SHA2_512', 'cj84yifcyn'),</text:p>
          </table:table-cell>
          <table:table-cell table:formula="of:=[.O91]&amp;&quot;,&quot;" office:value-type="string" office:string-value="1," calcext:value-type="string">
            <text:p>1,</text:p>
          </table:table-cell>
          <table:table-cell table:formula="of:=[.P91]&amp;&quot;),&quot;" office:value-type="string" office:string-value="NULL)," calcext:value-type="string">
            <text:p>NULL),</text:p>
          </table:table-cell>
          <table:table-cell/>
          <table:table-cell table:formula="of:=&quot;SELECT '&quot;&amp;[.A91]&amp;&quot;', '&quot;&amp;[.B91]&amp;&quot;', '&quot;&amp;TEXT([.C91]; &quot;yyyy-mm-dd&quot;)&amp;&quot;', '&quot;&amp;[.D91]&amp;&quot;', &quot;&amp;IF([.E91]=&quot;Null&quot;; &quot;Null&quot;; &quot;'&quot;&amp;[.E91]&amp;&quot;'&quot;)&amp;&quot;, '&quot;&amp;[.F91]&amp;&quot;', '&quot;&amp;[.G91]&amp;&quot;', u.Id FROM Users u WHERE EmailAddress = '&quot;&amp;[.Q91]&amp;&quot;' UNION&quot;" office:value-type="string" office:string-value="SELECT 'Ákos', 'Lukács', '2003-08-17', 'Hungary', Null, 'Szeged', 'Fő fasor, 56.', u.Id FROM Users u WHERE EmailAddress = 'akos.lukacs@szeged.com' UNION" calcext:value-type="string">
            <text:p>SELECT 'Ákos', 'Lukács', '2003-08-17', 'Hungary', Null, 'Szeged', 'Fő fasor, 56.', u.Id FROM Users u WHERE EmailAddress = 'akos.lukac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Varga</text:p>
          </table:table-cell>
          <table:table-cell table:style-name="ce10" office:value-type="date" office:date-value="2005-09-04" calcext:value-type="date">
            <text:p>2005-09-0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öszke</text:p>
          </table:table-cell>
          <table:table-cell office:value-type="string" calcext:value-type="string">
            <text:p>Felszabadulás utca 90.</text:p>
          </table:table-cell>
          <table:table-cell table:style-name="ce1" office:value-type="string" calcext:value-type="string">
            <text:p>Jozsef</text:p>
          </table:table-cell>
          <table:table-cell table:style-name="ce1" office:value-type="string" calcext:value-type="string">
            <text:p>Varga</text:p>
          </table:table-cell>
          <table:table-cell office:value-type="string" calcext:value-type="string">
            <text:p>Roszke</text:p>
          </table:table-cell>
          <table:table-cell table:formula="of:=LOWER([.H92])" office:value-type="string" office:string-value="jozsef" calcext:value-type="string">
            <text:p>jozsef</text:p>
          </table:table-cell>
          <table:table-cell table:formula="of:=LOWER([.I92])" office:value-type="string" office:string-value="varga" calcext:value-type="string">
            <text:p>varga</text:p>
          </table:table-cell>
          <table:table-cell table:formula="of:=LOWER([.J92])" office:value-type="string" office:string-value="roszke" calcext:value-type="string">
            <text:p>roszke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g94nmhnyy" calcext:value-type="string">
            <text:p>og94nmhny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2];&quot;.&quot;;[.L92];&quot;@&quot;;[.M92];&quot;.com&quot;)" office:value-type="string" office:string-value="jozsef.varga@roszke.com" calcext:value-type="string">
            <text:p>jozsef.varga@roszke.com</text:p>
          </table:table-cell>
          <table:table-cell table:formula="of:=&quot;('&quot;&amp;COM.MICROSOFT.CONCAT([.K92];&quot;.&quot;;[.L92];&quot;@&quot;;[.M92];&quot;.com&quot;)&amp;&quot;',&quot;" office:value-type="string" office:string-value="('jozsef.varga@roszke.com'," calcext:value-type="string">
            <text:p>('jozsef.varga@roszke.com',</text:p>
          </table:table-cell>
          <table:table-cell table:formula="of:=&quot;HASHBYTES('SHA2_512', '&quot;&amp;[.N92]&amp;&quot;'),&quot;" office:value-type="string" office:string-value="HASHBYTES('SHA2_512', 'og94nmhnyy')," calcext:value-type="string">
            <text:p>HASHBYTES('SHA2_512', 'og94nmhnyy'),</text:p>
          </table:table-cell>
          <table:table-cell table:formula="of:=[.O92]&amp;&quot;,&quot;" office:value-type="string" office:string-value="1," calcext:value-type="string">
            <text:p>1,</text:p>
          </table:table-cell>
          <table:table-cell table:formula="of:=[.P92]&amp;&quot;),&quot;" office:value-type="string" office:string-value="NULL)," calcext:value-type="string">
            <text:p>NULL),</text:p>
          </table:table-cell>
          <table:table-cell/>
          <table:table-cell table:formula="of:=&quot;SELECT '&quot;&amp;[.A92]&amp;&quot;', '&quot;&amp;[.B92]&amp;&quot;', '&quot;&amp;TEXT([.C92]; &quot;yyyy-mm-dd&quot;)&amp;&quot;', '&quot;&amp;[.D92]&amp;&quot;', &quot;&amp;IF([.E92]=&quot;Null&quot;; &quot;Null&quot;; &quot;'&quot;&amp;[.E92]&amp;&quot;'&quot;)&amp;&quot;, '&quot;&amp;[.F92]&amp;&quot;', '&quot;&amp;[.G92]&amp;&quot;', u.Id FROM Users u WHERE EmailAddress = '&quot;&amp;[.Q92]&amp;&quot;' UNION&quot;" office:value-type="string" office:string-value="SELECT 'József', 'Varga', '2005-09-04', 'Hungary', Null, 'Röszke', 'Felszabadulás utca 90.', u.Id FROM Users u WHERE EmailAddress = 'jozsef.varga@roszke.com' UNION" calcext:value-type="string">
            <text:p>SELECT 'József', 'Varga', '2005-09-04', 'Hungary', Null, 'Röszke', 'Felszabadulás utca 90.', u.Id FROM Users u WHERE EmailAddress = 'jozsef.varga@roszk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2003-02-09" calcext:value-type="date">
            <text:p>2003-02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győ</text:p>
          </table:table-cell>
          <table:table-cell office:value-type="string" calcext:value-type="string">
            <text:p>Búvár utca 9.</text:p>
          </table:table-cell>
          <table:table-cell table:style-name="ce1" table:formula="of:=[.A93]" office:value-type="string" office:string-value="Csaba" calcext:value-type="string">
            <text:p>Csaba</text:p>
          </table:table-cell>
          <table:table-cell table:style-name="ce1" office:value-type="string" calcext:value-type="string">
            <text:p>Novak</text:p>
          </table:table-cell>
          <table:table-cell office:value-type="string" calcext:value-type="string">
            <text:p>Algyo</text:p>
          </table:table-cell>
          <table:table-cell table:formula="of:=LOWER([.H93])" office:value-type="string" office:string-value="csaba" calcext:value-type="string">
            <text:p>csaba</text:p>
          </table:table-cell>
          <table:table-cell table:formula="of:=LOWER([.I93])" office:value-type="string" office:string-value="novak" calcext:value-type="string">
            <text:p>novak</text:p>
          </table:table-cell>
          <table:table-cell table:formula="of:=LOWER([.J93])" office:value-type="string" office:string-value="algyo" calcext:value-type="string">
            <text:p>algyo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n75qsipum" calcext:value-type="string">
            <text:p>fn75qsip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3];&quot;.&quot;;[.L93];&quot;@&quot;;[.M93];&quot;.com&quot;)" office:value-type="string" office:string-value="csaba.novak@algyo.com" calcext:value-type="string">
            <text:p>csaba.novak@algyo.com</text:p>
          </table:table-cell>
          <table:table-cell table:formula="of:=&quot;('&quot;&amp;COM.MICROSOFT.CONCAT([.K93];&quot;.&quot;;[.L93];&quot;@&quot;;[.M93];&quot;.com&quot;)&amp;&quot;',&quot;" office:value-type="string" office:string-value="('csaba.novak@algyo.com'," calcext:value-type="string">
            <text:p>('csaba.novak@algyo.com',</text:p>
          </table:table-cell>
          <table:table-cell table:formula="of:=&quot;HASHBYTES('SHA2_512', '&quot;&amp;[.N93]&amp;&quot;'),&quot;" office:value-type="string" office:string-value="HASHBYTES('SHA2_512', 'fn75qsipum')," calcext:value-type="string">
            <text:p>HASHBYTES('SHA2_512', 'fn75qsipum'),</text:p>
          </table:table-cell>
          <table:table-cell table:formula="of:=[.O93]&amp;&quot;,&quot;" office:value-type="string" office:string-value="1," calcext:value-type="string">
            <text:p>1,</text:p>
          </table:table-cell>
          <table:table-cell table:formula="of:=[.P93]&amp;&quot;),&quot;" office:value-type="string" office:string-value="NULL)," calcext:value-type="string">
            <text:p>NULL),</text:p>
          </table:table-cell>
          <table:table-cell/>
          <table:table-cell table:formula="of:=&quot;SELECT '&quot;&amp;[.A93]&amp;&quot;', '&quot;&amp;[.B93]&amp;&quot;', '&quot;&amp;TEXT([.C93]; &quot;yyyy-mm-dd&quot;)&amp;&quot;', '&quot;&amp;[.D93]&amp;&quot;', &quot;&amp;IF([.E93]=&quot;Null&quot;; &quot;Null&quot;; &quot;'&quot;&amp;[.E93]&amp;&quot;'&quot;)&amp;&quot;, '&quot;&amp;[.F93]&amp;&quot;', '&quot;&amp;[.G93]&amp;&quot;', u.Id FROM Users u WHERE EmailAddress = '&quot;&amp;[.Q93]&amp;&quot;' UNION&quot;" office:value-type="string" office:string-value="SELECT 'Csaba', 'Novák', '2003-02-09', 'Hungary', Null, 'Algyő', 'Búvár utca 9.', u.Id FROM Users u WHERE EmailAddress = 'csaba.novak@algyo.com' UNION" calcext:value-type="string">
            <text:p>SELECT 'Csaba', 'Novák', '2003-02-09', 'Hungary', Null, 'Algyő', 'Búvár utca 9.', u.Id FROM Users u WHERE EmailAddress = 'csaba.novak@algyo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nce</text:p>
          </table:table-cell>
          <table:table-cell office:value-type="string" calcext:value-type="string">
            <text:p>Faragó</text:p>
          </table:table-cell>
          <table:table-cell table:style-name="ce10" office:value-type="date" office:date-value="2002-01-16" calcext:value-type="date">
            <text:p>2002-0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akab Lajos utca 6. 1 em/4.</text:p>
          </table:table-cell>
          <table:table-cell table:style-name="ce1" table:formula="of:=[.A94]" office:value-type="string" office:string-value="Bence" calcext:value-type="string">
            <text:p>Bence</text:p>
          </table:table-cell>
          <table:table-cell table:style-name="ce1" table:formula="of:=[.B94]" office:value-type="string" office:string-value="Faragó" calcext:value-type="string">
            <text:p>Faragó</text:p>
          </table:table-cell>
          <table:table-cell table:formula="of:=[.F94]" office:value-type="string" office:string-value="Szeged" calcext:value-type="string">
            <text:p>Szeged</text:p>
          </table:table-cell>
          <table:table-cell table:formula="of:=LOWER([.H94])" office:value-type="string" office:string-value="bence" calcext:value-type="string">
            <text:p>bence</text:p>
          </table:table-cell>
          <table:table-cell table:formula="of:=LOWER([.I94])" office:value-type="string" office:string-value="faragó" calcext:value-type="string">
            <text:p>faragó</text:p>
          </table:table-cell>
          <table:table-cell table:formula="of:=LOWER([.J94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j62moqriv" calcext:value-type="string">
            <text:p>nj62moqr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4];&quot;.&quot;;[.L94];&quot;@&quot;;[.M94];&quot;.com&quot;)" office:value-type="string" office:string-value="bence.faragó@szeged.com" calcext:value-type="string">
            <text:p>bence.faragó@szeged.com</text:p>
          </table:table-cell>
          <table:table-cell table:formula="of:=&quot;('&quot;&amp;COM.MICROSOFT.CONCAT([.K94];&quot;.&quot;;[.L94];&quot;@&quot;;[.M94];&quot;.com&quot;)&amp;&quot;',&quot;" office:value-type="string" office:string-value="('bence.faragó@szeged.com'," calcext:value-type="string">
            <text:p>('bence.faragó@szeged.com',</text:p>
          </table:table-cell>
          <table:table-cell table:formula="of:=&quot;HASHBYTES('SHA2_512', '&quot;&amp;[.N94]&amp;&quot;'),&quot;" office:value-type="string" office:string-value="HASHBYTES('SHA2_512', 'nj62moqriv')," calcext:value-type="string">
            <text:p>HASHBYTES('SHA2_512', 'nj62moqriv'),</text:p>
          </table:table-cell>
          <table:table-cell table:formula="of:=[.O94]&amp;&quot;,&quot;" office:value-type="string" office:string-value="1," calcext:value-type="string">
            <text:p>1,</text:p>
          </table:table-cell>
          <table:table-cell table:formula="of:=[.P94]&amp;&quot;),&quot;" office:value-type="string" office:string-value="NULL)," calcext:value-type="string">
            <text:p>NULL),</text:p>
          </table:table-cell>
          <table:table-cell/>
          <table:table-cell table:formula="of:=&quot;SELECT '&quot;&amp;[.A94]&amp;&quot;', '&quot;&amp;[.B94]&amp;&quot;', '&quot;&amp;TEXT([.C94]; &quot;yyyy-mm-dd&quot;)&amp;&quot;', '&quot;&amp;[.D94]&amp;&quot;', &quot;&amp;IF([.E94]=&quot;Null&quot;; &quot;Null&quot;; &quot;'&quot;&amp;[.E94]&amp;&quot;'&quot;)&amp;&quot;, '&quot;&amp;[.F94]&amp;&quot;', '&quot;&amp;[.G94]&amp;&quot;', u.Id FROM Users u WHERE EmailAddress = '&quot;&amp;[.Q94]&amp;&quot;' UNION&quot;" office:value-type="string" office:string-value="SELECT 'Bence', 'Faragó', '2002-01-16', 'Hungary', Null, 'Szeged', 'Jakab Lajos utca 6. 1 em/4.', u.Id FROM Users u WHERE EmailAddress = 'bence.faragó@szeged.com' UNION" calcext:value-type="string">
            <text:p>SELECT 'Bence', 'Faragó', '2002-01-16', 'Hungary', Null, 'Szeged', 'Jakab Lajos utca 6. 1 em/4.', u.Id FROM Users u WHERE EmailAddress = 'bence.faragó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kó</text:p>
          </table:table-cell>
          <table:table-cell office:value-type="string" calcext:value-type="string">
            <text:p>Budai</text:p>
          </table:table-cell>
          <table:table-cell table:style-name="ce10" office:value-type="date" office:date-value="2004-06-03" calcext:value-type="date">
            <text:p>200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akab Lajos utca 2.</text:p>
          </table:table-cell>
          <table:table-cell table:style-name="ce1" office:value-type="string" calcext:value-type="string">
            <text:p>Marko</text:p>
          </table:table-cell>
          <table:table-cell table:style-name="ce1" table:formula="of:=[.B95]" office:value-type="string" office:string-value="Budai" calcext:value-type="string">
            <text:p>Budai</text:p>
          </table:table-cell>
          <table:table-cell table:formula="of:=[.F95]" office:value-type="string" office:string-value="Szeged" calcext:value-type="string">
            <text:p>Szeged</text:p>
          </table:table-cell>
          <table:table-cell table:formula="of:=LOWER([.H95])" office:value-type="string" office:string-value="marko" calcext:value-type="string">
            <text:p>marko</text:p>
          </table:table-cell>
          <table:table-cell table:formula="of:=LOWER([.I95])" office:value-type="string" office:string-value="budai" calcext:value-type="string">
            <text:p>budai</text:p>
          </table:table-cell>
          <table:table-cell table:formula="of:=LOWER([.J95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t15qwxewt" calcext:value-type="string">
            <text:p>ot15qwxew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5];&quot;.&quot;;[.L95];&quot;@&quot;;[.M95];&quot;.com&quot;)" office:value-type="string" office:string-value="marko.budai@szeged.com" calcext:value-type="string">
            <text:p>marko.budai@szeged.com</text:p>
          </table:table-cell>
          <table:table-cell table:formula="of:=&quot;('&quot;&amp;COM.MICROSOFT.CONCAT([.K95];&quot;.&quot;;[.L95];&quot;@&quot;;[.M95];&quot;.com&quot;)&amp;&quot;',&quot;" office:value-type="string" office:string-value="('marko.budai@szeged.com'," calcext:value-type="string">
            <text:p>('marko.budai@szeged.com',</text:p>
          </table:table-cell>
          <table:table-cell table:formula="of:=&quot;HASHBYTES('SHA2_512', '&quot;&amp;[.N95]&amp;&quot;'),&quot;" office:value-type="string" office:string-value="HASHBYTES('SHA2_512', 'ot15qwxewt')," calcext:value-type="string">
            <text:p>HASHBYTES('SHA2_512', 'ot15qwxewt'),</text:p>
          </table:table-cell>
          <table:table-cell table:formula="of:=[.O95]&amp;&quot;,&quot;" office:value-type="string" office:string-value="1," calcext:value-type="string">
            <text:p>1,</text:p>
          </table:table-cell>
          <table:table-cell table:formula="of:=[.P95]&amp;&quot;),&quot;" office:value-type="string" office:string-value="NULL)," calcext:value-type="string">
            <text:p>NULL),</text:p>
          </table:table-cell>
          <table:table-cell/>
          <table:table-cell table:formula="of:=&quot;SELECT '&quot;&amp;[.A95]&amp;&quot;', '&quot;&amp;[.B95]&amp;&quot;', '&quot;&amp;TEXT([.C95]; &quot;yyyy-mm-dd&quot;)&amp;&quot;', '&quot;&amp;[.D95]&amp;&quot;', &quot;&amp;IF([.E95]=&quot;Null&quot;; &quot;Null&quot;; &quot;'&quot;&amp;[.E95]&amp;&quot;'&quot;)&amp;&quot;, '&quot;&amp;[.F95]&amp;&quot;', '&quot;&amp;[.G95]&amp;&quot;', u.Id FROM Users u WHERE EmailAddress = '&quot;&amp;[.Q95]&amp;&quot;' UNION&quot;" office:value-type="string" office:string-value="SELECT 'Márkó', 'Budai', '2004-06-03', 'Hungary', Null, 'Szeged', 'Jakab Lajos utca 2.', u.Id FROM Users u WHERE EmailAddress = 'marko.budai@szeged.com' UNION" calcext:value-type="string">
            <text:p>SELECT 'Márkó', 'Budai', '2004-06-03', 'Hungary', Null, 'Szeged', 'Jakab Lajos utca 2.', u.Id FROM Users u WHERE EmailAddress = 'marko.budai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ió</text:p>
          </table:table-cell>
          <table:table-cell office:value-type="string" calcext:value-type="string">
            <text:p>Vass</text:p>
          </table:table-cell>
          <table:table-cell table:style-name="ce10" office:value-type="date" office:date-value="2005-11-24" calcext:value-type="date">
            <text:p>2005-11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Hargitai utca 51. 2em/8.</text:p>
          </table:table-cell>
          <table:table-cell table:style-name="ce1" office:value-type="string" calcext:value-type="string">
            <text:p>Mario</text:p>
          </table:table-cell>
          <table:table-cell table:style-name="ce1" table:formula="of:=[.B96]" office:value-type="string" office:string-value="Vass" calcext:value-type="string">
            <text:p>Vass</text:p>
          </table:table-cell>
          <table:table-cell table:formula="of:=[.F96]" office:value-type="string" office:string-value="Szeged" calcext:value-type="string">
            <text:p>Szeged</text:p>
          </table:table-cell>
          <table:table-cell table:formula="of:=LOWER([.H96])" office:value-type="string" office:string-value="mario" calcext:value-type="string">
            <text:p>mario</text:p>
          </table:table-cell>
          <table:table-cell table:formula="of:=LOWER([.I96])" office:value-type="string" office:string-value="vass" calcext:value-type="string">
            <text:p>vass</text:p>
          </table:table-cell>
          <table:table-cell table:formula="of:=LOWER([.J96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d28vpqhpi" calcext:value-type="string">
            <text:p>ld28vpqh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6];&quot;.&quot;;[.L96];&quot;@&quot;;[.M96];&quot;.com&quot;)" office:value-type="string" office:string-value="mario.vass@szeged.com" calcext:value-type="string">
            <text:p>mario.vass@szeged.com</text:p>
          </table:table-cell>
          <table:table-cell table:formula="of:=&quot;('&quot;&amp;COM.MICROSOFT.CONCAT([.K96];&quot;.&quot;;[.L96];&quot;@&quot;;[.M96];&quot;.com&quot;)&amp;&quot;',&quot;" office:value-type="string" office:string-value="('mario.vass@szeged.com'," calcext:value-type="string">
            <text:p>('mario.vass@szeged.com',</text:p>
          </table:table-cell>
          <table:table-cell table:formula="of:=&quot;HASHBYTES('SHA2_512', '&quot;&amp;[.N96]&amp;&quot;'),&quot;" office:value-type="string" office:string-value="HASHBYTES('SHA2_512', 'ld28vpqhpi')," calcext:value-type="string">
            <text:p>HASHBYTES('SHA2_512', 'ld28vpqhpi'),</text:p>
          </table:table-cell>
          <table:table-cell table:formula="of:=[.O96]&amp;&quot;,&quot;" office:value-type="string" office:string-value="1," calcext:value-type="string">
            <text:p>1,</text:p>
          </table:table-cell>
          <table:table-cell table:formula="of:=[.P96]&amp;&quot;),&quot;" office:value-type="string" office:string-value="NULL)," calcext:value-type="string">
            <text:p>NULL),</text:p>
          </table:table-cell>
          <table:table-cell/>
          <table:table-cell table:formula="of:=&quot;SELECT '&quot;&amp;[.A96]&amp;&quot;', '&quot;&amp;[.B96]&amp;&quot;', '&quot;&amp;TEXT([.C96]; &quot;yyyy-mm-dd&quot;)&amp;&quot;', '&quot;&amp;[.D96]&amp;&quot;', &quot;&amp;IF([.E96]=&quot;Null&quot;; &quot;Null&quot;; &quot;'&quot;&amp;[.E96]&amp;&quot;'&quot;)&amp;&quot;, '&quot;&amp;[.F96]&amp;&quot;', '&quot;&amp;[.G96]&amp;&quot;', u.Id FROM Users u WHERE EmailAddress = '&quot;&amp;[.Q96]&amp;&quot;' UNION&quot;" office:value-type="string" office:string-value="SELECT 'Márió', 'Vass', '2005-11-24', 'Hungary', Null, 'Szeged', 'Hargitai utca 51. 2em/8.', u.Id FROM Users u WHERE EmailAddress = 'mario.vass@szeged.com' UNION" calcext:value-type="string">
            <text:p>SELECT 'Márió', 'Vass', '2005-11-24', 'Hungary', Null, 'Szeged', 'Hargitai utca 51. 2em/8.', u.Id FROM Users u WHERE EmailAddress = 'mario.vas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lmos</text:p>
          </table:table-cell>
          <table:table-cell office:value-type="string" calcext:value-type="string">
            <text:p>Kovács</text:p>
          </table:table-cell>
          <table:table-cell table:style-name="ce10" office:value-type="date" office:date-value="2002-09-20" calcext:value-type="date">
            <text:p>2002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ózsef Attila körút 136. 4em/24.</text:p>
          </table:table-cell>
          <table:table-cell table:style-name="ce1" table:formula="of:=[.A97]" office:value-type="string" office:string-value="Vilmos" calcext:value-type="string">
            <text:p>Vilmos</text:p>
          </table:table-cell>
          <table:table-cell table:style-name="ce1" office:value-type="string" calcext:value-type="string">
            <text:p>Kovacs</text:p>
          </table:table-cell>
          <table:table-cell table:formula="of:=[.F97]" office:value-type="string" office:string-value="Szeged" calcext:value-type="string">
            <text:p>Szeged</text:p>
          </table:table-cell>
          <table:table-cell table:formula="of:=LOWER([.H97])" office:value-type="string" office:string-value="vilmos" calcext:value-type="string">
            <text:p>vilmos</text:p>
          </table:table-cell>
          <table:table-cell table:formula="of:=LOWER([.I97])" office:value-type="string" office:string-value="kovacs" calcext:value-type="string">
            <text:p>kovacs</text:p>
          </table:table-cell>
          <table:table-cell table:formula="of:=LOWER([.J97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a56qxhiqc" calcext:value-type="string">
            <text:p>ba56qxhiq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7];&quot;.&quot;;[.L97];&quot;@&quot;;[.M97];&quot;.com&quot;)" office:value-type="string" office:string-value="vilmos.kovacs@szeged.com" calcext:value-type="string">
            <text:p>vilmos.kovacs@szeged.com</text:p>
          </table:table-cell>
          <table:table-cell table:formula="of:=&quot;('&quot;&amp;COM.MICROSOFT.CONCAT([.K97];&quot;.&quot;;[.L97];&quot;@&quot;;[.M97];&quot;.com&quot;)&amp;&quot;',&quot;" office:value-type="string" office:string-value="('vilmos.kovacs@szeged.com'," calcext:value-type="string">
            <text:p>('vilmos.kovacs@szeged.com',</text:p>
          </table:table-cell>
          <table:table-cell table:formula="of:=&quot;HASHBYTES('SHA2_512', '&quot;&amp;[.N97]&amp;&quot;'),&quot;" office:value-type="string" office:string-value="HASHBYTES('SHA2_512', 'ba56qxhiqc')," calcext:value-type="string">
            <text:p>HASHBYTES('SHA2_512', 'ba56qxhiqc'),</text:p>
          </table:table-cell>
          <table:table-cell table:formula="of:=[.O97]&amp;&quot;,&quot;" office:value-type="string" office:string-value="1," calcext:value-type="string">
            <text:p>1,</text:p>
          </table:table-cell>
          <table:table-cell table:formula="of:=[.P97]&amp;&quot;),&quot;" office:value-type="string" office:string-value="NULL)," calcext:value-type="string">
            <text:p>NULL),</text:p>
          </table:table-cell>
          <table:table-cell/>
          <table:table-cell table:formula="of:=&quot;SELECT '&quot;&amp;[.A97]&amp;&quot;', '&quot;&amp;[.B97]&amp;&quot;', '&quot;&amp;TEXT([.C97]; &quot;yyyy-mm-dd&quot;)&amp;&quot;', '&quot;&amp;[.D97]&amp;&quot;', &quot;&amp;IF([.E97]=&quot;Null&quot;; &quot;Null&quot;; &quot;'&quot;&amp;[.E97]&amp;&quot;'&quot;)&amp;&quot;, '&quot;&amp;[.F97]&amp;&quot;', '&quot;&amp;[.G97]&amp;&quot;', u.Id FROM Users u WHERE EmailAddress = '&quot;&amp;[.Q97]&amp;&quot;' UNION&quot;" office:value-type="string" office:string-value="SELECT 'Vilmos', 'Kovács', '2002-09-20', 'Hungary', Null, 'Szeged', 'József Attila körút 136. 4em/24.', u.Id FROM Users u WHERE EmailAddress = 'vilmos.kovacs@szeged.com' UNION" calcext:value-type="string">
            <text:p>SELECT 'Vilmos', 'Kovács', '2002-09-20', 'Hungary', Null, 'Szeged', 'József Attila körút 136. 4em/24.', u.Id FROM Users u WHERE EmailAddress = 'vilmos.kovac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Orosz</text:p>
          </table:table-cell>
          <table:table-cell table:style-name="ce10" office:value-type="date" office:date-value="2004-02-02" calcext:value-type="date">
            <text:p>2004-02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Kisfaludy utca 17.</text:p>
          </table:table-cell>
          <table:table-cell table:style-name="ce1" table:formula="of:=[.A98]" office:value-type="string" office:string-value="Endre" calcext:value-type="string">
            <text:p>Endre</text:p>
          </table:table-cell>
          <table:table-cell table:style-name="ce1" table:formula="of:=[.B98]" office:value-type="string" office:string-value="Orosz" calcext:value-type="string">
            <text:p>Orosz</text:p>
          </table:table-cell>
          <table:table-cell table:formula="of:=[.F98]" office:value-type="string" office:string-value="Szeged" calcext:value-type="string">
            <text:p>Szeged</text:p>
          </table:table-cell>
          <table:table-cell table:formula="of:=LOWER([.H98])" office:value-type="string" office:string-value="endre" calcext:value-type="string">
            <text:p>endre</text:p>
          </table:table-cell>
          <table:table-cell table:formula="of:=LOWER([.I98])" office:value-type="string" office:string-value="orosz" calcext:value-type="string">
            <text:p>orosz</text:p>
          </table:table-cell>
          <table:table-cell table:formula="of:=LOWER([.J98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y86brjrkw" calcext:value-type="string">
            <text:p>ey86brjr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8];&quot;.&quot;;[.L98];&quot;@&quot;;[.M98];&quot;.com&quot;)" office:value-type="string" office:string-value="endre.orosz@szeged.com" calcext:value-type="string">
            <text:p>endre.orosz@szeged.com</text:p>
          </table:table-cell>
          <table:table-cell table:formula="of:=&quot;('&quot;&amp;COM.MICROSOFT.CONCAT([.K98];&quot;.&quot;;[.L98];&quot;@&quot;;[.M98];&quot;.com&quot;)&amp;&quot;',&quot;" office:value-type="string" office:string-value="('endre.orosz@szeged.com'," calcext:value-type="string">
            <text:p>('endre.orosz@szeged.com',</text:p>
          </table:table-cell>
          <table:table-cell table:formula="of:=&quot;HASHBYTES('SHA2_512', '&quot;&amp;[.N98]&amp;&quot;'),&quot;" office:value-type="string" office:string-value="HASHBYTES('SHA2_512', 'ey86brjrkw')," calcext:value-type="string">
            <text:p>HASHBYTES('SHA2_512', 'ey86brjrkw'),</text:p>
          </table:table-cell>
          <table:table-cell table:formula="of:=[.O98]&amp;&quot;,&quot;" office:value-type="string" office:string-value="1," calcext:value-type="string">
            <text:p>1,</text:p>
          </table:table-cell>
          <table:table-cell table:formula="of:=[.P98]&amp;&quot;),&quot;" office:value-type="string" office:string-value="NULL)," calcext:value-type="string">
            <text:p>NULL),</text:p>
          </table:table-cell>
          <table:table-cell/>
          <table:table-cell table:formula="of:=&quot;SELECT '&quot;&amp;[.A98]&amp;&quot;', '&quot;&amp;[.B98]&amp;&quot;', '&quot;&amp;TEXT([.C98]; &quot;yyyy-mm-dd&quot;)&amp;&quot;', '&quot;&amp;[.D98]&amp;&quot;', &quot;&amp;IF([.E98]=&quot;Null&quot;; &quot;Null&quot;; &quot;'&quot;&amp;[.E98]&amp;&quot;'&quot;)&amp;&quot;, '&quot;&amp;[.F98]&amp;&quot;', '&quot;&amp;[.G98]&amp;&quot;', u.Id FROM Users u WHERE EmailAddress = '&quot;&amp;[.Q98]&amp;&quot;' UNION&quot;" office:value-type="string" office:string-value="SELECT 'Endre', 'Orosz', '2004-02-02', 'Hungary', Null, 'Szeged', 'Kisfaludy utca 17.', u.Id FROM Users u WHERE EmailAddress = 'endre.orosz@szeged.com' UNION" calcext:value-type="string">
            <text:p>SELECT 'Endre', 'Orosz', '2004-02-02', 'Hungary', Null, 'Szeged', 'Kisfaludy utca 17.', u.Id FROM Users u WHERE EmailAddress = 'endre.orosz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Fehér</text:p>
          </table:table-cell>
          <table:table-cell table:style-name="ce10" office:value-type="date" office:date-value="2005-09-19" calcext:value-type="date">
            <text:p>2005-09-1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Lengyel utca 5. 2em/8.</text:p>
          </table:table-cell>
          <table:table-cell table:style-name="ce1" office:value-type="string" calcext:value-type="string">
            <text:p>Donat</text:p>
          </table:table-cell>
          <table:table-cell table:style-name="ce1" office:value-type="string" calcext:value-type="string">
            <text:p>Feher</text:p>
          </table:table-cell>
          <table:table-cell table:formula="of:=[.F99]" office:value-type="string" office:string-value="Szeged" calcext:value-type="string">
            <text:p>Szeged</text:p>
          </table:table-cell>
          <table:table-cell table:formula="of:=LOWER([.H99])" office:value-type="string" office:string-value="donat" calcext:value-type="string">
            <text:p>donat</text:p>
          </table:table-cell>
          <table:table-cell table:formula="of:=LOWER([.I99])" office:value-type="string" office:string-value="feher" calcext:value-type="string">
            <text:p>feher</text:p>
          </table:table-cell>
          <table:table-cell table:formula="of:=LOWER([.J99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d28bbacic" calcext:value-type="string">
            <text:p>ld28bbac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9];&quot;.&quot;;[.L99];&quot;@&quot;;[.M99];&quot;.com&quot;)" office:value-type="string" office:string-value="donat.feher@szeged.com" calcext:value-type="string">
            <text:p>donat.feher@szeged.com</text:p>
          </table:table-cell>
          <table:table-cell table:formula="of:=&quot;('&quot;&amp;COM.MICROSOFT.CONCAT([.K99];&quot;.&quot;;[.L99];&quot;@&quot;;[.M99];&quot;.com&quot;)&amp;&quot;',&quot;" office:value-type="string" office:string-value="('donat.feher@szeged.com'," calcext:value-type="string">
            <text:p>('donat.feher@szeged.com',</text:p>
          </table:table-cell>
          <table:table-cell table:formula="of:=&quot;HASHBYTES('SHA2_512', '&quot;&amp;[.N99]&amp;&quot;'),&quot;" office:value-type="string" office:string-value="HASHBYTES('SHA2_512', 'ld28bbacic')," calcext:value-type="string">
            <text:p>HASHBYTES('SHA2_512', 'ld28bbacic'),</text:p>
          </table:table-cell>
          <table:table-cell table:formula="of:=[.O99]&amp;&quot;,&quot;" office:value-type="string" office:string-value="1," calcext:value-type="string">
            <text:p>1,</text:p>
          </table:table-cell>
          <table:table-cell table:formula="of:=[.P99]&amp;&quot;),&quot;" office:value-type="string" office:string-value="NULL)," calcext:value-type="string">
            <text:p>NULL),</text:p>
          </table:table-cell>
          <table:table-cell/>
          <table:table-cell table:formula="of:=&quot;SELECT '&quot;&amp;[.A99]&amp;&quot;', '&quot;&amp;[.B99]&amp;&quot;', '&quot;&amp;TEXT([.C99]; &quot;yyyy-mm-dd&quot;)&amp;&quot;', '&quot;&amp;[.D99]&amp;&quot;', &quot;&amp;IF([.E99]=&quot;Null&quot;; &quot;Null&quot;; &quot;'&quot;&amp;[.E99]&amp;&quot;'&quot;)&amp;&quot;, '&quot;&amp;[.F99]&amp;&quot;', '&quot;&amp;[.G99]&amp;&quot;', u.Id FROM Users u WHERE EmailAddress = '&quot;&amp;[.Q99]&amp;&quot;' UNION&quot;" office:value-type="string" office:string-value="SELECT 'Donát', 'Fehér', '2005-09-19', 'Hungary', Null, 'Szeged', 'Lengyel utca 5. 2em/8.', u.Id FROM Users u WHERE EmailAddress = 'donat.feher@szeged.com' UNION" calcext:value-type="string">
            <text:p>SELECT 'Donát', 'Fehér', '2005-09-19', 'Hungary', Null, 'Szeged', 'Lengyel utca 5. 2em/8.', u.Id FROM Users u WHERE EmailAddress = 'donat.feher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onkos</text:p>
          </table:table-cell>
          <table:table-cell office:value-type="string" calcext:value-type="string">
            <text:p>Major</text:p>
          </table:table-cell>
          <table:table-cell table:style-name="ce10" office:value-type="date" office:date-value="2005-10-18" calcext:value-type="date">
            <text:p>2005-10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ent Mihály utca 7.</text:p>
          </table:table-cell>
          <table:table-cell table:style-name="ce1" table:formula="of:=[.A100]" office:value-type="string" office:string-value="Domonkos" calcext:value-type="string">
            <text:p>Domonkos</text:p>
          </table:table-cell>
          <table:table-cell table:style-name="ce1" table:formula="of:=[.B100]" office:value-type="string" office:string-value="Major" calcext:value-type="string">
            <text:p>Major</text:p>
          </table:table-cell>
          <table:table-cell table:formula="of:=[.F100]" office:value-type="string" office:string-value="Szeged" calcext:value-type="string">
            <text:p>Szeged</text:p>
          </table:table-cell>
          <table:table-cell table:formula="of:=LOWER([.H100])" office:value-type="string" office:string-value="domonkos" calcext:value-type="string">
            <text:p>domonkos</text:p>
          </table:table-cell>
          <table:table-cell table:formula="of:=LOWER([.I100])" office:value-type="string" office:string-value="major" calcext:value-type="string">
            <text:p>major</text:p>
          </table:table-cell>
          <table:table-cell table:formula="of:=LOWER([.J100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t95hjpcwc" calcext:value-type="string">
            <text:p>wt95hjpc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0];&quot;.&quot;;[.L100];&quot;@&quot;;[.M100];&quot;.com&quot;)" office:value-type="string" office:string-value="domonkos.major@szeged.com" calcext:value-type="string">
            <text:p>domonkos.major@szeged.com</text:p>
          </table:table-cell>
          <table:table-cell table:formula="of:=&quot;('&quot;&amp;COM.MICROSOFT.CONCAT([.K100];&quot;.&quot;;[.L100];&quot;@&quot;;[.M100];&quot;.com&quot;)&amp;&quot;',&quot;" office:value-type="string" office:string-value="('domonkos.major@szeged.com'," calcext:value-type="string">
            <text:p>('domonkos.major@szeged.com',</text:p>
          </table:table-cell>
          <table:table-cell table:formula="of:=&quot;HASHBYTES('SHA2_512', '&quot;&amp;[.N100]&amp;&quot;'),&quot;" office:value-type="string" office:string-value="HASHBYTES('SHA2_512', 'wt95hjpcwc')," calcext:value-type="string">
            <text:p>HASHBYTES('SHA2_512', 'wt95hjpcwc'),</text:p>
          </table:table-cell>
          <table:table-cell table:formula="of:=[.O100]&amp;&quot;,&quot;" office:value-type="string" office:string-value="1," calcext:value-type="string">
            <text:p>1,</text:p>
          </table:table-cell>
          <table:table-cell table:formula="of:=[.P10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0]&amp;&quot;', '&quot;&amp;[.B100]&amp;&quot;', '&quot;&amp;TEXT([.C100]; &quot;yyyy-mm-dd&quot;)&amp;&quot;', '&quot;&amp;[.D100]&amp;&quot;', &quot;&amp;IF([.E100]=&quot;Null&quot;; &quot;Null&quot;; &quot;'&quot;&amp;[.E100]&amp;&quot;'&quot;)&amp;&quot;, '&quot;&amp;[.F100]&amp;&quot;', '&quot;&amp;[.G100]&amp;&quot;', u.Id FROM Users u WHERE EmailAddress = '&quot;&amp;[.Q100]&amp;&quot;' UNION&quot;" office:value-type="string" office:string-value="SELECT 'Domonkos', 'Major', '2005-10-18', 'Hungary', Null, 'Szeged', 'Szent Mihály utca 7.', u.Id FROM Users u WHERE EmailAddress = 'domonkos.major@szeged.com' UNION" calcext:value-type="string">
            <text:p>SELECT 'Domonkos', 'Major', '2005-10-18', 'Hungary', Null, 'Szeged', 'Szent Mihály utca 7.', u.Id FROM Users u WHERE EmailAddress = 'domonkos.major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enge</text:p>
          </table:table-cell>
          <table:table-cell office:value-type="string" calcext:value-type="string">
            <text:p>Egyed</text:p>
          </table:table-cell>
          <table:table-cell table:style-name="ce10" office:value-type="date" office:date-value="2003-08-27" calcext:value-type="date">
            <text:p>2003-08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első Tisza-part 27. 3em/12.</text:p>
          </table:table-cell>
          <table:table-cell table:style-name="ce1" table:formula="of:=[.A101]" office:value-type="string" office:string-value="Csenge" calcext:value-type="string">
            <text:p>Csenge</text:p>
          </table:table-cell>
          <table:table-cell table:style-name="ce1" table:formula="of:=[.B101]" office:value-type="string" office:string-value="Egyed" calcext:value-type="string">
            <text:p>Egyed</text:p>
          </table:table-cell>
          <table:table-cell table:formula="of:=[.F101]" office:value-type="string" office:string-value="Szeged" calcext:value-type="string">
            <text:p>Szeged</text:p>
          </table:table-cell>
          <table:table-cell table:formula="of:=LOWER([.H101])" office:value-type="string" office:string-value="csenge" calcext:value-type="string">
            <text:p>csenge</text:p>
          </table:table-cell>
          <table:table-cell table:formula="of:=LOWER([.I101])" office:value-type="string" office:string-value="egyed" calcext:value-type="string">
            <text:p>egyed</text:p>
          </table:table-cell>
          <table:table-cell table:formula="of:=LOWER([.J101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v44xkblgv" calcext:value-type="string">
            <text:p>lv44xkblg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1];&quot;.&quot;;[.L101];&quot;@&quot;;[.M101];&quot;.com&quot;)" office:value-type="string" office:string-value="csenge.egyed@szeged.com" calcext:value-type="string">
            <text:p>csenge.egyed@szeged.com</text:p>
          </table:table-cell>
          <table:table-cell table:formula="of:=&quot;('&quot;&amp;COM.MICROSOFT.CONCAT([.K101];&quot;.&quot;;[.L101];&quot;@&quot;;[.M101];&quot;.com&quot;)&amp;&quot;',&quot;" office:value-type="string" office:string-value="('csenge.egyed@szeged.com'," calcext:value-type="string">
            <text:p>('csenge.egyed@szeged.com',</text:p>
          </table:table-cell>
          <table:table-cell table:formula="of:=&quot;HASHBYTES('SHA2_512', '&quot;&amp;[.N101]&amp;&quot;'),&quot;" office:value-type="string" office:string-value="HASHBYTES('SHA2_512', 'lv44xkblgv')," calcext:value-type="string">
            <text:p>HASHBYTES('SHA2_512', 'lv44xkblgv'),</text:p>
          </table:table-cell>
          <table:table-cell table:formula="of:=[.O101]&amp;&quot;,&quot;" office:value-type="string" office:string-value="1," calcext:value-type="string">
            <text:p>1,</text:p>
          </table:table-cell>
          <table:table-cell table:formula="of:=[.P10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1]&amp;&quot;', '&quot;&amp;[.B101]&amp;&quot;', '&quot;&amp;TEXT([.C101]; &quot;yyyy-mm-dd&quot;)&amp;&quot;', '&quot;&amp;[.D101]&amp;&quot;', &quot;&amp;IF([.E101]=&quot;Null&quot;; &quot;Null&quot;; &quot;'&quot;&amp;[.E101]&amp;&quot;'&quot;)&amp;&quot;, '&quot;&amp;[.F101]&amp;&quot;', '&quot;&amp;[.G101]&amp;&quot;', u.Id FROM Users u WHERE EmailAddress = '&quot;&amp;[.Q101]&amp;&quot;' UNION&quot;" office:value-type="string" office:string-value="SELECT 'Csenge', 'Egyed', '2003-08-27', 'Hungary', Null, 'Szeged', 'Felső Tisza-part 27. 3em/12.', u.Id FROM Users u WHERE EmailAddress = 'csenge.egyed@szeged.com' UNION" calcext:value-type="string">
            <text:p>SELECT 'Csenge', 'Egyed', '2003-08-27', 'Hungary', Null, 'Szeged', 'Felső Tisza-part 27. 3em/12.', u.Id FROM Users u WHERE EmailAddress = 'csenge.egyed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Fülöp</text:p>
          </table:table-cell>
          <table:table-cell table:style-name="ce10" office:value-type="date" office:date-value="2002-03-19" calcext:value-type="date">
            <text:p>2002-03-1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első Tisza-part 27. 2em/6.</text:p>
          </table:table-cell>
          <table:table-cell table:style-name="ce1" office:value-type="string" calcext:value-type="string">
            <text:p>Karoly</text:p>
          </table:table-cell>
          <table:table-cell table:style-name="ce1" office:value-type="string" calcext:value-type="string">
            <text:p>Fulop</text:p>
          </table:table-cell>
          <table:table-cell table:formula="of:=[.F102]" office:value-type="string" office:string-value="Szeged" calcext:value-type="string">
            <text:p>Szeged</text:p>
          </table:table-cell>
          <table:table-cell table:formula="of:=LOWER([.H102])" office:value-type="string" office:string-value="karoly" calcext:value-type="string">
            <text:p>karoly</text:p>
          </table:table-cell>
          <table:table-cell table:formula="of:=LOWER([.I102])" office:value-type="string" office:string-value="fulop" calcext:value-type="string">
            <text:p>fulop</text:p>
          </table:table-cell>
          <table:table-cell table:formula="of:=LOWER([.J102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x85jotocb" calcext:value-type="string">
            <text:p>xx85joto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2];&quot;.&quot;;[.L102];&quot;@&quot;;[.M102];&quot;.com&quot;)" office:value-type="string" office:string-value="karoly.fulop@szeged.com" calcext:value-type="string">
            <text:p>karoly.fulop@szeged.com</text:p>
          </table:table-cell>
          <table:table-cell table:formula="of:=&quot;('&quot;&amp;COM.MICROSOFT.CONCAT([.K102];&quot;.&quot;;[.L102];&quot;@&quot;;[.M102];&quot;.com&quot;)&amp;&quot;',&quot;" office:value-type="string" office:string-value="('karoly.fulop@szeged.com'," calcext:value-type="string">
            <text:p>('karoly.fulop@szeged.com',</text:p>
          </table:table-cell>
          <table:table-cell table:formula="of:=&quot;HASHBYTES('SHA2_512', '&quot;&amp;[.N102]&amp;&quot;'),&quot;" office:value-type="string" office:string-value="HASHBYTES('SHA2_512', 'xx85jotocb')," calcext:value-type="string">
            <text:p>HASHBYTES('SHA2_512', 'xx85jotocb'),</text:p>
          </table:table-cell>
          <table:table-cell table:formula="of:=[.O102]&amp;&quot;,&quot;" office:value-type="string" office:string-value="1," calcext:value-type="string">
            <text:p>1,</text:p>
          </table:table-cell>
          <table:table-cell table:formula="of:=[.P10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2]&amp;&quot;', '&quot;&amp;[.B102]&amp;&quot;', '&quot;&amp;TEXT([.C102]; &quot;yyyy-mm-dd&quot;)&amp;&quot;', '&quot;&amp;[.D102]&amp;&quot;', &quot;&amp;IF([.E102]=&quot;Null&quot;; &quot;Null&quot;; &quot;'&quot;&amp;[.E102]&amp;&quot;'&quot;)&amp;&quot;, '&quot;&amp;[.F102]&amp;&quot;', '&quot;&amp;[.G102]&amp;&quot;', u.Id FROM Users u WHERE EmailAddress = '&quot;&amp;[.Q102]&amp;&quot;' UNION&quot;" office:value-type="string" office:string-value="SELECT 'Károly', 'Fülöp', '2002-03-19', 'Hungary', Null, 'Szeged', 'Felső Tisza-part 27. 2em/6.', u.Id FROM Users u WHERE EmailAddress = 'karoly.fulop@szeged.com' UNION" calcext:value-type="string">
            <text:p>SELECT 'Károly', 'Fülöp', '2002-03-19', 'Hungary', Null, 'Szeged', 'Felső Tisza-part 27. 2em/6.', u.Id FROM Users u WHERE EmailAddress = 'karoly.fulop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nrietta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6-05-29" calcext:value-type="date">
            <text:p>2006-05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Tápai utca 50. 4em/16.</text:p>
          </table:table-cell>
          <table:table-cell table:style-name="ce1" table:formula="of:=[.A103]" office:value-type="string" office:string-value="Henrietta" calcext:value-type="string">
            <text:p>Henrietta</text:p>
          </table:table-cell>
          <table:table-cell table:style-name="ce1" office:value-type="string" calcext:value-type="string">
            <text:p>Torok</text:p>
          </table:table-cell>
          <table:table-cell table:formula="of:=[.F103]" office:value-type="string" office:string-value="Szeged" calcext:value-type="string">
            <text:p>Szeged</text:p>
          </table:table-cell>
          <table:table-cell table:formula="of:=LOWER([.H103])" office:value-type="string" office:string-value="henrietta" calcext:value-type="string">
            <text:p>henrietta</text:p>
          </table:table-cell>
          <table:table-cell table:formula="of:=LOWER([.I103])" office:value-type="string" office:string-value="torok" calcext:value-type="string">
            <text:p>torok</text:p>
          </table:table-cell>
          <table:table-cell table:formula="of:=LOWER([.J103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c6ggrcts" calcext:value-type="string">
            <text:p>wc6ggr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3];&quot;.&quot;;[.L103];&quot;@&quot;;[.M103];&quot;.com&quot;)" office:value-type="string" office:string-value="henrietta.torok@szeged.com" calcext:value-type="string">
            <text:p>henrietta.torok@szeged.com</text:p>
          </table:table-cell>
          <table:table-cell table:formula="of:=&quot;('&quot;&amp;COM.MICROSOFT.CONCAT([.K103];&quot;.&quot;;[.L103];&quot;@&quot;;[.M103];&quot;.com&quot;)&amp;&quot;',&quot;" office:value-type="string" office:string-value="('henrietta.torok@szeged.com'," calcext:value-type="string">
            <text:p>('henrietta.torok@szeged.com',</text:p>
          </table:table-cell>
          <table:table-cell table:formula="of:=&quot;HASHBYTES('SHA2_512', '&quot;&amp;[.N103]&amp;&quot;'),&quot;" office:value-type="string" office:string-value="HASHBYTES('SHA2_512', 'wc6ggrcts')," calcext:value-type="string">
            <text:p>HASHBYTES('SHA2_512', 'wc6ggrcts'),</text:p>
          </table:table-cell>
          <table:table-cell table:formula="of:=[.O103]&amp;&quot;,&quot;" office:value-type="string" office:string-value="1," calcext:value-type="string">
            <text:p>1,</text:p>
          </table:table-cell>
          <table:table-cell table:formula="of:=[.P10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3]&amp;&quot;', '&quot;&amp;[.B103]&amp;&quot;', '&quot;&amp;TEXT([.C103]; &quot;yyyy-mm-dd&quot;)&amp;&quot;', '&quot;&amp;[.D103]&amp;&quot;', &quot;&amp;IF([.E103]=&quot;Null&quot;; &quot;Null&quot;; &quot;'&quot;&amp;[.E103]&amp;&quot;'&quot;)&amp;&quot;, '&quot;&amp;[.F103]&amp;&quot;', '&quot;&amp;[.G103]&amp;&quot;', u.Id FROM Users u WHERE EmailAddress = '&quot;&amp;[.Q103]&amp;&quot;' UNION&quot;" office:value-type="string" office:string-value="SELECT 'Henrietta', 'Török', '2006-05-29', 'Hungary', Null, 'Szeged', 'Tápai utca 50. 4em/16.', u.Id FROM Users u WHERE EmailAddress = 'henrietta.torok@szeged.com' UNION" calcext:value-type="string">
            <text:p>SELECT 'Henrietta', 'Török', '2006-05-29', 'Hungary', Null, 'Szeged', 'Tápai utca 50. 4em/16.', u.Id FROM Users u WHERE EmailAddress = 'henrietta.torok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ándor</text:p>
          </table:table-cell>
          <table:table-cell office:value-type="string" calcext:value-type="string">
            <text:p>Márton</text:p>
          </table:table-cell>
          <table:table-cell table:style-name="ce10" office:value-type="date" office:date-value="2002-10-08" calcext:value-type="date">
            <text:p>2002-10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ite Pál utca 3. 1em/5.</text:p>
          </table:table-cell>
          <table:table-cell table:style-name="ce1" office:value-type="string" calcext:value-type="string">
            <text:p>Sandor</text:p>
          </table:table-cell>
          <table:table-cell table:style-name="ce1" office:value-type="string" calcext:value-type="string">
            <text:p>Marton</text:p>
          </table:table-cell>
          <table:table-cell table:formula="of:=[.F104]" office:value-type="string" office:string-value="Szeged" calcext:value-type="string">
            <text:p>Szeged</text:p>
          </table:table-cell>
          <table:table-cell table:formula="of:=LOWER([.H104])" office:value-type="string" office:string-value="sandor" calcext:value-type="string">
            <text:p>sandor</text:p>
          </table:table-cell>
          <table:table-cell table:formula="of:=LOWER([.I104])" office:value-type="string" office:string-value="marton" calcext:value-type="string">
            <text:p>marton</text:p>
          </table:table-cell>
          <table:table-cell table:formula="of:=LOWER([.J104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v21eefxgm" calcext:value-type="string">
            <text:p>yv21eefx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4];&quot;.&quot;;[.L104];&quot;@&quot;;[.M104];&quot;.com&quot;)" office:value-type="string" office:string-value="sandor.marton@szeged.com" calcext:value-type="string">
            <text:p>sandor.marton@szeged.com</text:p>
          </table:table-cell>
          <table:table-cell table:formula="of:=&quot;('&quot;&amp;COM.MICROSOFT.CONCAT([.K104];&quot;.&quot;;[.L104];&quot;@&quot;;[.M104];&quot;.com&quot;)&amp;&quot;',&quot;" office:value-type="string" office:string-value="('sandor.marton@szeged.com'," calcext:value-type="string">
            <text:p>('sandor.marton@szeged.com',</text:p>
          </table:table-cell>
          <table:table-cell table:formula="of:=&quot;HASHBYTES('SHA2_512', '&quot;&amp;[.N104]&amp;&quot;'),&quot;" office:value-type="string" office:string-value="HASHBYTES('SHA2_512', 'yv21eefxgm')," calcext:value-type="string">
            <text:p>HASHBYTES('SHA2_512', 'yv21eefxgm'),</text:p>
          </table:table-cell>
          <table:table-cell table:formula="of:=[.O104]&amp;&quot;,&quot;" office:value-type="string" office:string-value="1," calcext:value-type="string">
            <text:p>1,</text:p>
          </table:table-cell>
          <table:table-cell table:formula="of:=[.P10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4]&amp;&quot;', '&quot;&amp;[.B104]&amp;&quot;', '&quot;&amp;TEXT([.C104]; &quot;yyyy-mm-dd&quot;)&amp;&quot;', '&quot;&amp;[.D104]&amp;&quot;', &quot;&amp;IF([.E104]=&quot;Null&quot;; &quot;Null&quot;; &quot;'&quot;&amp;[.E104]&amp;&quot;'&quot;)&amp;&quot;, '&quot;&amp;[.F104]&amp;&quot;', '&quot;&amp;[.G104]&amp;&quot;', u.Id FROM Users u WHERE EmailAddress = '&quot;&amp;[.Q104]&amp;&quot;' UNION&quot;" office:value-type="string" office:string-value="SELECT 'Sándor', 'Márton', '2002-10-08', 'Hungary', Null, 'Szeged', 'Bite Pál utca 3. 1em/5.', u.Id FROM Users u WHERE EmailAddress = 'sandor.marton@szeged.com' UNION" calcext:value-type="string">
            <text:p>SELECT 'Sándor', 'Márton', '2002-10-08', 'Hungary', Null, 'Szeged', 'Bite Pál utca 3. 1em/5.', u.Id FROM Users u WHERE EmailAddress = 'sandor.marto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Kis</text:p>
          </table:table-cell>
          <table:table-cell table:style-name="ce10" office:value-type="date" office:date-value="2006-01-11" calcext:value-type="date">
            <text:p>2006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ájus 1 utca 16.</text:p>
          </table:table-cell>
          <table:table-cell table:style-name="ce1" office:value-type="string" calcext:value-type="string">
            <text:p>Akos</text:p>
          </table:table-cell>
          <table:table-cell table:style-name="ce1" table:formula="of:=[.B105]" office:value-type="string" office:string-value="Kis" calcext:value-type="string">
            <text:p>Kis</text:p>
          </table:table-cell>
          <table:table-cell table:formula="of:=[.F105]" office:value-type="string" office:string-value="Szeged" calcext:value-type="string">
            <text:p>Szeged</text:p>
          </table:table-cell>
          <table:table-cell table:formula="of:=LOWER([.H105])" office:value-type="string" office:string-value="akos" calcext:value-type="string">
            <text:p>akos</text:p>
          </table:table-cell>
          <table:table-cell table:formula="of:=LOWER([.I105])" office:value-type="string" office:string-value="kis" calcext:value-type="string">
            <text:p>kis</text:p>
          </table:table-cell>
          <table:table-cell table:formula="of:=LOWER([.J105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q9eevtyb" calcext:value-type="string">
            <text:p>fq9eevty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5];&quot;.&quot;;[.L105];&quot;@&quot;;[.M105];&quot;.com&quot;)" office:value-type="string" office:string-value="akos.kis@szeged.com" calcext:value-type="string">
            <text:p>akos.kis@szeged.com</text:p>
          </table:table-cell>
          <table:table-cell table:formula="of:=&quot;('&quot;&amp;COM.MICROSOFT.CONCAT([.K105];&quot;.&quot;;[.L105];&quot;@&quot;;[.M105];&quot;.com&quot;)&amp;&quot;',&quot;" office:value-type="string" office:string-value="('akos.kis@szeged.com'," calcext:value-type="string">
            <text:p>('akos.kis@szeged.com',</text:p>
          </table:table-cell>
          <table:table-cell table:formula="of:=&quot;HASHBYTES('SHA2_512', '&quot;&amp;[.N105]&amp;&quot;'),&quot;" office:value-type="string" office:string-value="HASHBYTES('SHA2_512', 'fq9eevtyb')," calcext:value-type="string">
            <text:p>HASHBYTES('SHA2_512', 'fq9eevtyb'),</text:p>
          </table:table-cell>
          <table:table-cell table:formula="of:=[.O105]&amp;&quot;,&quot;" office:value-type="string" office:string-value="1," calcext:value-type="string">
            <text:p>1,</text:p>
          </table:table-cell>
          <table:table-cell table:formula="of:=[.P10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5]&amp;&quot;', '&quot;&amp;[.B105]&amp;&quot;', '&quot;&amp;TEXT([.C105]; &quot;yyyy-mm-dd&quot;)&amp;&quot;', '&quot;&amp;[.D105]&amp;&quot;', &quot;&amp;IF([.E105]=&quot;Null&quot;; &quot;Null&quot;; &quot;'&quot;&amp;[.E105]&amp;&quot;'&quot;)&amp;&quot;, '&quot;&amp;[.F105]&amp;&quot;', '&quot;&amp;[.G105]&amp;&quot;', u.Id FROM Users u WHERE EmailAddress = '&quot;&amp;[.Q105]&amp;&quot;' UNION&quot;" office:value-type="string" office:string-value="SELECT 'Ákos', 'Kis', '2006-01-11', 'Hungary', Null, 'Szeged', 'Május 1 utca 16.', u.Id FROM Users u WHERE EmailAddress = 'akos.kis@szeged.com' UNION" calcext:value-type="string">
            <text:p>SELECT 'Ákos', 'Kis', '2006-01-11', 'Hungary', Null, 'Szeged', 'Május 1 utca 16.', u.Id FROM Users u WHERE EmailAddress = 'akos.ki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anessza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2005-01-08" calcext:value-type="date">
            <text:p>2005-0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ólyom utca 9/A. 3Em/13.</text:p>
          </table:table-cell>
          <table:table-cell table:style-name="ce1" table:formula="of:=[.A106]" office:value-type="string" office:string-value="Vanessza" calcext:value-type="string">
            <text:p>Vanessza</text:p>
          </table:table-cell>
          <table:table-cell table:style-name="ce1" table:formula="of:=[.B106]" office:value-type="string" office:string-value="Kelemen" calcext:value-type="string">
            <text:p>Kelemen</text:p>
          </table:table-cell>
          <table:table-cell table:formula="of:=[.F106]" office:value-type="string" office:string-value="Szeged" calcext:value-type="string">
            <text:p>Szeged</text:p>
          </table:table-cell>
          <table:table-cell table:formula="of:=LOWER([.H106])" office:value-type="string" office:string-value="vanessza" calcext:value-type="string">
            <text:p>vanessza</text:p>
          </table:table-cell>
          <table:table-cell table:formula="of:=LOWER([.I106])" office:value-type="string" office:string-value="kelemen" calcext:value-type="string">
            <text:p>kelemen</text:p>
          </table:table-cell>
          <table:table-cell table:formula="of:=LOWER([.J106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t28fbpiax" calcext:value-type="string">
            <text:p>vt28fbpi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6];&quot;.&quot;;[.L106];&quot;@&quot;;[.M106];&quot;.com&quot;)" office:value-type="string" office:string-value="vanessza.kelemen@szeged.com" calcext:value-type="string">
            <text:p>vanessza.kelemen@szeged.com</text:p>
          </table:table-cell>
          <table:table-cell table:formula="of:=&quot;('&quot;&amp;COM.MICROSOFT.CONCAT([.K106];&quot;.&quot;;[.L106];&quot;@&quot;;[.M106];&quot;.com&quot;)&amp;&quot;',&quot;" office:value-type="string" office:string-value="('vanessza.kelemen@szeged.com'," calcext:value-type="string">
            <text:p>('vanessza.kelemen@szeged.com',</text:p>
          </table:table-cell>
          <table:table-cell table:formula="of:=&quot;HASHBYTES('SHA2_512', '&quot;&amp;[.N106]&amp;&quot;'),&quot;" office:value-type="string" office:string-value="HASHBYTES('SHA2_512', 'vt28fbpiax')," calcext:value-type="string">
            <text:p>HASHBYTES('SHA2_512', 'vt28fbpiax'),</text:p>
          </table:table-cell>
          <table:table-cell table:formula="of:=[.O106]&amp;&quot;,&quot;" office:value-type="string" office:string-value="1," calcext:value-type="string">
            <text:p>1,</text:p>
          </table:table-cell>
          <table:table-cell table:formula="of:=[.P10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6]&amp;&quot;', '&quot;&amp;[.B106]&amp;&quot;', '&quot;&amp;TEXT([.C106]; &quot;yyyy-mm-dd&quot;)&amp;&quot;', '&quot;&amp;[.D106]&amp;&quot;', &quot;&amp;IF([.E106]=&quot;Null&quot;; &quot;Null&quot;; &quot;'&quot;&amp;[.E106]&amp;&quot;'&quot;)&amp;&quot;, '&quot;&amp;[.F106]&amp;&quot;', '&quot;&amp;[.G106]&amp;&quot;', u.Id FROM Users u WHERE EmailAddress = '&quot;&amp;[.Q106]&amp;&quot;' UNION&quot;" office:value-type="string" office:string-value="SELECT 'Vanessza', 'Kelemen', '2005-01-08', 'Hungary', Null, 'Szeged', 'Sólyom utca 9/A. 3Em/13.', u.Id FROM Users u WHERE EmailAddress = 'vanessza.kelemen@szeged.com' UNION" calcext:value-type="string">
            <text:p>SELECT 'Vanessza', 'Kelemen', '2005-01-08', 'Hungary', Null, 'Szeged', 'Sólyom utca 9/A. 3Em/13.', u.Id FROM Users u WHERE EmailAddress = 'vanessza.keleme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lanka</text:p>
          </table:table-cell>
          <table:table-cell office:value-type="string" calcext:value-type="string">
            <text:p>Orsós</text:p>
          </table:table-cell>
          <table:table-cell table:style-name="ce10" office:value-type="date" office:date-value="2006-07-08" calcext:value-type="date">
            <text:p>2006-07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ólyom utca 9/A. 3Em/12.</text:p>
          </table:table-cell>
          <table:table-cell table:style-name="ce1" table:formula="of:=[.A107]" office:value-type="string" office:string-value="Blanka" calcext:value-type="string">
            <text:p>Blanka</text:p>
          </table:table-cell>
          <table:table-cell table:style-name="ce1" office:value-type="string" calcext:value-type="string">
            <text:p>Orsos</text:p>
          </table:table-cell>
          <table:table-cell table:formula="of:=[.F107]" office:value-type="string" office:string-value="Szeged" calcext:value-type="string">
            <text:p>Szeged</text:p>
          </table:table-cell>
          <table:table-cell table:formula="of:=LOWER([.H107])" office:value-type="string" office:string-value="blanka" calcext:value-type="string">
            <text:p>blanka</text:p>
          </table:table-cell>
          <table:table-cell table:formula="of:=LOWER([.I107])" office:value-type="string" office:string-value="orsos" calcext:value-type="string">
            <text:p>orsos</text:p>
          </table:table-cell>
          <table:table-cell table:formula="of:=LOWER([.J107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i94qslqyl" calcext:value-type="string">
            <text:p>zi94qslqy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7];&quot;.&quot;;[.L107];&quot;@&quot;;[.M107];&quot;.com&quot;)" office:value-type="string" office:string-value="blanka.orsos@szeged.com" calcext:value-type="string">
            <text:p>blanka.orsos@szeged.com</text:p>
          </table:table-cell>
          <table:table-cell table:formula="of:=&quot;('&quot;&amp;COM.MICROSOFT.CONCAT([.K107];&quot;.&quot;;[.L107];&quot;@&quot;;[.M107];&quot;.com&quot;)&amp;&quot;',&quot;" office:value-type="string" office:string-value="('blanka.orsos@szeged.com'," calcext:value-type="string">
            <text:p>('blanka.orsos@szeged.com',</text:p>
          </table:table-cell>
          <table:table-cell table:formula="of:=&quot;HASHBYTES('SHA2_512', '&quot;&amp;[.N107]&amp;&quot;'),&quot;" office:value-type="string" office:string-value="HASHBYTES('SHA2_512', 'zi94qslqyl')," calcext:value-type="string">
            <text:p>HASHBYTES('SHA2_512', 'zi94qslqyl'),</text:p>
          </table:table-cell>
          <table:table-cell table:formula="of:=[.O107]&amp;&quot;,&quot;" office:value-type="string" office:string-value="1," calcext:value-type="string">
            <text:p>1,</text:p>
          </table:table-cell>
          <table:table-cell table:formula="of:=[.P10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7]&amp;&quot;', '&quot;&amp;[.B107]&amp;&quot;', '&quot;&amp;TEXT([.C107]; &quot;yyyy-mm-dd&quot;)&amp;&quot;', '&quot;&amp;[.D107]&amp;&quot;', &quot;&amp;IF([.E107]=&quot;Null&quot;; &quot;Null&quot;; &quot;'&quot;&amp;[.E107]&amp;&quot;'&quot;)&amp;&quot;, '&quot;&amp;[.F107]&amp;&quot;', '&quot;&amp;[.G107]&amp;&quot;', u.Id FROM Users u WHERE EmailAddress = '&quot;&amp;[.Q107]&amp;&quot;' UNION&quot;" office:value-type="string" office:string-value="SELECT 'Blanka', 'Orsós', '2006-07-08', 'Hungary', Null, 'Szeged', 'Sólyom utca 9/A. 3Em/12.', u.Id FROM Users u WHERE EmailAddress = 'blanka.orsos@szeged.com' UNION" calcext:value-type="string">
            <text:p>SELECT 'Blanka', 'Orsós', '2006-07-08', 'Hungary', Null, 'Szeged', 'Sólyom utca 9/A. 3Em/12.', u.Id FROM Users u WHERE EmailAddress = 'blanka.orso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Szekeres</text:p>
          </table:table-cell>
          <table:table-cell table:style-name="ce10" office:value-type="date" office:date-value="2004-07-22" calcext:value-type="date">
            <text:p>2004-07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örlő utca 6. 2em/7.</text:p>
          </table:table-cell>
          <table:table-cell table:style-name="ce1" table:formula="of:=[.A108]" office:value-type="string" office:string-value="Gergely" calcext:value-type="string">
            <text:p>Gergely</text:p>
          </table:table-cell>
          <table:table-cell table:style-name="ce1" table:formula="of:=[.B108]" office:value-type="string" office:string-value="Szekeres" calcext:value-type="string">
            <text:p>Szekeres</text:p>
          </table:table-cell>
          <table:table-cell table:formula="of:=[.F108]" office:value-type="string" office:string-value="Szeged" calcext:value-type="string">
            <text:p>Szeged</text:p>
          </table:table-cell>
          <table:table-cell table:formula="of:=LOWER([.H108])" office:value-type="string" office:string-value="gergely" calcext:value-type="string">
            <text:p>gergely</text:p>
          </table:table-cell>
          <table:table-cell table:formula="of:=LOWER([.I108])" office:value-type="string" office:string-value="szekeres" calcext:value-type="string">
            <text:p>szekeres</text:p>
          </table:table-cell>
          <table:table-cell table:formula="of:=LOWER([.J108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r94dzskbw" calcext:value-type="string">
            <text:p>nr94dzskb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8];&quot;.&quot;;[.L108];&quot;@&quot;;[.M108];&quot;.com&quot;)" office:value-type="string" office:string-value="gergely.szekeres@szeged.com" calcext:value-type="string">
            <text:p>gergely.szekeres@szeged.com</text:p>
          </table:table-cell>
          <table:table-cell table:formula="of:=&quot;('&quot;&amp;COM.MICROSOFT.CONCAT([.K108];&quot;.&quot;;[.L108];&quot;@&quot;;[.M108];&quot;.com&quot;)&amp;&quot;',&quot;" office:value-type="string" office:string-value="('gergely.szekeres@szeged.com'," calcext:value-type="string">
            <text:p>('gergely.szekeres@szeged.com',</text:p>
          </table:table-cell>
          <table:table-cell table:formula="of:=&quot;HASHBYTES('SHA2_512', '&quot;&amp;[.N108]&amp;&quot;'),&quot;" office:value-type="string" office:string-value="HASHBYTES('SHA2_512', 'nr94dzskbw')," calcext:value-type="string">
            <text:p>HASHBYTES('SHA2_512', 'nr94dzskbw'),</text:p>
          </table:table-cell>
          <table:table-cell table:formula="of:=[.O108]&amp;&quot;,&quot;" office:value-type="string" office:string-value="1," calcext:value-type="string">
            <text:p>1,</text:p>
          </table:table-cell>
          <table:table-cell table:formula="of:=[.P10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8]&amp;&quot;', '&quot;&amp;[.B108]&amp;&quot;', '&quot;&amp;TEXT([.C108]; &quot;yyyy-mm-dd&quot;)&amp;&quot;', '&quot;&amp;[.D108]&amp;&quot;', &quot;&amp;IF([.E108]=&quot;Null&quot;; &quot;Null&quot;; &quot;'&quot;&amp;[.E108]&amp;&quot;'&quot;)&amp;&quot;, '&quot;&amp;[.F108]&amp;&quot;', '&quot;&amp;[.G108]&amp;&quot;', u.Id FROM Users u WHERE EmailAddress = '&quot;&amp;[.Q108]&amp;&quot;' UNION&quot;" office:value-type="string" office:string-value="SELECT 'Gergely', 'Szekeres', '2004-07-22', 'Hungary', 'Serbia', 'Szeged', 'Csörlő utca 6. 2em/7.', u.Id FROM Users u WHERE EmailAddress = 'gergely.szekeres@szeged.com' UNION" calcext:value-type="string">
            <text:p>SELECT 'Gergely', 'Szekeres', '2004-07-22', 'Hungary', 'Serbia', 'Szeged', 'Csörlő utca 6. 2em/7.', u.Id FROM Users u WHERE EmailAddress = 'gergely.szekere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ton</text:p>
          </table:table-cell>
          <table:table-cell office:value-type="string" calcext:value-type="string">
            <text:p>Jakab</text:p>
          </table:table-cell>
          <table:table-cell table:style-name="ce10" office:value-type="date" office:date-value="2004-03-20" calcext:value-type="date">
            <text:p>2004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Kapitány utca 6.</text:p>
          </table:table-cell>
          <table:table-cell table:style-name="ce1" office:value-type="string" calcext:value-type="string">
            <text:p>Marton</text:p>
          </table:table-cell>
          <table:table-cell table:style-name="ce1" table:formula="of:=[.B109]" office:value-type="string" office:string-value="Jakab" calcext:value-type="string">
            <text:p>Jakab</text:p>
          </table:table-cell>
          <table:table-cell table:formula="of:=[.F109]" office:value-type="string" office:string-value="Szeged" calcext:value-type="string">
            <text:p>Szeged</text:p>
          </table:table-cell>
          <table:table-cell table:formula="of:=LOWER([.H109])" office:value-type="string" office:string-value="marton" calcext:value-type="string">
            <text:p>marton</text:p>
          </table:table-cell>
          <table:table-cell table:formula="of:=LOWER([.I109])" office:value-type="string" office:string-value="jakab" calcext:value-type="string">
            <text:p>jakab</text:p>
          </table:table-cell>
          <table:table-cell table:formula="of:=LOWER([.J109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t8mrvvkn" calcext:value-type="string">
            <text:p>bt8mrvvk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9];&quot;.&quot;;[.L109];&quot;@&quot;;[.M109];&quot;.com&quot;)" office:value-type="string" office:string-value="marton.jakab@szeged.com" calcext:value-type="string">
            <text:p>marton.jakab@szeged.com</text:p>
          </table:table-cell>
          <table:table-cell table:formula="of:=&quot;('&quot;&amp;COM.MICROSOFT.CONCAT([.K109];&quot;.&quot;;[.L109];&quot;@&quot;;[.M109];&quot;.com&quot;)&amp;&quot;',&quot;" office:value-type="string" office:string-value="('marton.jakab@szeged.com'," calcext:value-type="string">
            <text:p>('marton.jakab@szeged.com',</text:p>
          </table:table-cell>
          <table:table-cell table:formula="of:=&quot;HASHBYTES('SHA2_512', '&quot;&amp;[.N109]&amp;&quot;'),&quot;" office:value-type="string" office:string-value="HASHBYTES('SHA2_512', 'bt8mrvvkn')," calcext:value-type="string">
            <text:p>HASHBYTES('SHA2_512', 'bt8mrvvkn'),</text:p>
          </table:table-cell>
          <table:table-cell table:formula="of:=[.O109]&amp;&quot;,&quot;" office:value-type="string" office:string-value="1," calcext:value-type="string">
            <text:p>1,</text:p>
          </table:table-cell>
          <table:table-cell table:formula="of:=[.P10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9]&amp;&quot;', '&quot;&amp;[.B109]&amp;&quot;', '&quot;&amp;TEXT([.C109]; &quot;yyyy-mm-dd&quot;)&amp;&quot;', '&quot;&amp;[.D109]&amp;&quot;', &quot;&amp;IF([.E109]=&quot;Null&quot;; &quot;Null&quot;; &quot;'&quot;&amp;[.E109]&amp;&quot;'&quot;)&amp;&quot;, '&quot;&amp;[.F109]&amp;&quot;', '&quot;&amp;[.G109]&amp;&quot;', u.Id FROM Users u WHERE EmailAddress = '&quot;&amp;[.Q109]&amp;&quot;' UNION&quot;" office:value-type="string" office:string-value="SELECT 'Márton', 'Jakab', '2004-03-20', 'Hungary', Null, 'Szeged', 'Kapitány utca 6.', u.Id FROM Users u WHERE EmailAddress = 'marton.jakab@szeged.com' UNION" calcext:value-type="string">
            <text:p>SELECT 'Márton', 'Jakab', '2004-03-20', 'Hungary', Null, 'Szeged', 'Kapitány utca 6.', u.Id FROM Users u WHERE EmailAddress = 'marton.jakab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Gál</text:p>
          </table:table-cell>
          <table:table-cell table:style-name="ce10" office:value-type="date" office:date-value="2006-03-26" calcext:value-type="date">
            <text:p>2006-03-2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Ibolya utca 6.</text:p>
          </table:table-cell>
          <table:table-cell table:style-name="ce1" table:formula="of:=[.A110]" office:value-type="string" office:string-value="Barnabás" calcext:value-type="string">
            <text:p>Barnabás</text:p>
          </table:table-cell>
          <table:table-cell table:style-name="ce1" office:value-type="string" calcext:value-type="string">
            <text:p>Gal</text:p>
          </table:table-cell>
          <table:table-cell table:formula="of:=[.F110]" office:value-type="string" office:string-value="Szeged" calcext:value-type="string">
            <text:p>Szeged</text:p>
          </table:table-cell>
          <table:table-cell table:formula="of:=LOWER([.H110])" office:value-type="string" office:string-value="barnabás" calcext:value-type="string">
            <text:p>barnabás</text:p>
          </table:table-cell>
          <table:table-cell table:formula="of:=LOWER([.I110])" office:value-type="string" office:string-value="gal" calcext:value-type="string">
            <text:p>gal</text:p>
          </table:table-cell>
          <table:table-cell table:formula="of:=LOWER([.J110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l44yyolba" calcext:value-type="string">
            <text:p>zl44yyo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0];&quot;.&quot;;[.L110];&quot;@&quot;;[.M110];&quot;.com&quot;)" office:value-type="string" office:string-value="barnabás.gal@szeged.com" calcext:value-type="string">
            <text:p>barnabás.gal@szeged.com</text:p>
          </table:table-cell>
          <table:table-cell table:formula="of:=&quot;('&quot;&amp;COM.MICROSOFT.CONCAT([.K110];&quot;.&quot;;[.L110];&quot;@&quot;;[.M110];&quot;.com&quot;)&amp;&quot;',&quot;" office:value-type="string" office:string-value="('barnabás.gal@szeged.com'," calcext:value-type="string">
            <text:p>('barnabás.gal@szeged.com',</text:p>
          </table:table-cell>
          <table:table-cell table:formula="of:=&quot;HASHBYTES('SHA2_512', '&quot;&amp;[.N110]&amp;&quot;'),&quot;" office:value-type="string" office:string-value="HASHBYTES('SHA2_512', 'zl44yyolba')," calcext:value-type="string">
            <text:p>HASHBYTES('SHA2_512', 'zl44yyolba'),</text:p>
          </table:table-cell>
          <table:table-cell table:formula="of:=[.O110]&amp;&quot;,&quot;" office:value-type="string" office:string-value="1," calcext:value-type="string">
            <text:p>1,</text:p>
          </table:table-cell>
          <table:table-cell table:formula="of:=[.P11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0]&amp;&quot;', '&quot;&amp;[.B110]&amp;&quot;', '&quot;&amp;TEXT([.C110]; &quot;yyyy-mm-dd&quot;)&amp;&quot;', '&quot;&amp;[.D110]&amp;&quot;', &quot;&amp;IF([.E110]=&quot;Null&quot;; &quot;Null&quot;; &quot;'&quot;&amp;[.E110]&amp;&quot;'&quot;)&amp;&quot;, '&quot;&amp;[.F110]&amp;&quot;', '&quot;&amp;[.G110]&amp;&quot;', u.Id FROM Users u WHERE EmailAddress = '&quot;&amp;[.Q110]&amp;&quot;' UNION&quot;" office:value-type="string" office:string-value="SELECT 'Barnabás', 'Gál', '2006-03-26', 'Hungary', Null, 'Szeged', 'Ibolya utca 6.', u.Id FROM Users u WHERE EmailAddress = 'barnabás.gal@szeged.com' UNION" calcext:value-type="string">
            <text:p>SELECT 'Barnabás', 'Gál', '2006-03-26', 'Hungary', Null, 'Szeged', 'Ibolya utca 6.', u.Id FROM Users u WHERE EmailAddress = 'barnabás.gal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drás</text:p>
          </table:table-cell>
          <table:table-cell office:value-type="string" calcext:value-type="string">
            <text:p>Gulyás</text:p>
          </table:table-cell>
          <table:table-cell table:style-name="ce10" office:value-type="date" office:date-value="2003-06-10" calcext:value-type="date">
            <text:p>2003-06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erney utca 32.</text:p>
          </table:table-cell>
          <table:table-cell table:style-name="ce1" table:formula="of:=[.A111]" office:value-type="string" office:string-value="András" calcext:value-type="string">
            <text:p>András</text:p>
          </table:table-cell>
          <table:table-cell table:style-name="ce1" office:value-type="string" calcext:value-type="string">
            <text:p>Gulyas</text:p>
          </table:table-cell>
          <table:table-cell table:formula="of:=[.F111]" office:value-type="string" office:string-value="Szeged" calcext:value-type="string">
            <text:p>Szeged</text:p>
          </table:table-cell>
          <table:table-cell table:formula="of:=LOWER([.H111])" office:value-type="string" office:string-value="andrás" calcext:value-type="string">
            <text:p>andrás</text:p>
          </table:table-cell>
          <table:table-cell table:formula="of:=LOWER([.I111])" office:value-type="string" office:string-value="gulyas" calcext:value-type="string">
            <text:p>gulyas</text:p>
          </table:table-cell>
          <table:table-cell table:formula="of:=LOWER([.J111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p55zxxcjw" calcext:value-type="string">
            <text:p>vp55zxxcj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1];&quot;.&quot;;[.L111];&quot;@&quot;;[.M111];&quot;.com&quot;)" office:value-type="string" office:string-value="andrás.gulyas@szeged.com" calcext:value-type="string">
            <text:p>andrás.gulyas@szeged.com</text:p>
          </table:table-cell>
          <table:table-cell table:formula="of:=&quot;('&quot;&amp;COM.MICROSOFT.CONCAT([.K111];&quot;.&quot;;[.L111];&quot;@&quot;;[.M111];&quot;.com&quot;)&amp;&quot;',&quot;" office:value-type="string" office:string-value="('andrás.gulyas@szeged.com'," calcext:value-type="string">
            <text:p>('andrás.gulyas@szeged.com',</text:p>
          </table:table-cell>
          <table:table-cell table:formula="of:=&quot;HASHBYTES('SHA2_512', '&quot;&amp;[.N111]&amp;&quot;'),&quot;" office:value-type="string" office:string-value="HASHBYTES('SHA2_512', 'vp55zxxcjw')," calcext:value-type="string">
            <text:p>HASHBYTES('SHA2_512', 'vp55zxxcjw'),</text:p>
          </table:table-cell>
          <table:table-cell table:formula="of:=[.O111]&amp;&quot;,&quot;" office:value-type="string" office:string-value="1," calcext:value-type="string">
            <text:p>1,</text:p>
          </table:table-cell>
          <table:table-cell table:formula="of:=[.P11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1]&amp;&quot;', '&quot;&amp;[.B111]&amp;&quot;', '&quot;&amp;TEXT([.C111]; &quot;yyyy-mm-dd&quot;)&amp;&quot;', '&quot;&amp;[.D111]&amp;&quot;', &quot;&amp;IF([.E111]=&quot;Null&quot;; &quot;Null&quot;; &quot;'&quot;&amp;[.E111]&amp;&quot;'&quot;)&amp;&quot;, '&quot;&amp;[.F111]&amp;&quot;', '&quot;&amp;[.G111]&amp;&quot;', u.Id FROM Users u WHERE EmailAddress = '&quot;&amp;[.Q111]&amp;&quot;' UNION&quot;" office:value-type="string" office:string-value="SELECT 'András', 'Gulyás', '2003-06-10', 'Hungary', Null, 'Szeged', 'Jerney utca 32.', u.Id FROM Users u WHERE EmailAddress = 'andrás.gulyas@szeged.com' UNION" calcext:value-type="string">
            <text:p>SELECT 'András', 'Gulyás', '2003-06-10', 'Hungary', Null, 'Szeged', 'Jerney utca 32.', u.Id FROM Users u WHERE EmailAddress = 'andrás.gulya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tal</text:p>
          </table:table-cell>
          <table:table-cell office:value-type="string" calcext:value-type="string">
            <text:p>Mészáros</text:p>
          </table:table-cell>
          <table:table-cell table:style-name="ce10" office:value-type="date" office:date-value="2005-03-28" calcext:value-type="date">
            <text:p>2005-03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maszék</text:p>
          </table:table-cell>
          <table:table-cell office:value-type="string" calcext:value-type="string">
            <text:p>József Attila utca 32.</text:p>
          </table:table-cell>
          <table:table-cell table:style-name="ce1" table:formula="of:=[.A112]" office:value-type="string" office:string-value="Antal" calcext:value-type="string">
            <text:p>Antal</text:p>
          </table:table-cell>
          <table:table-cell table:style-name="ce1" office:value-type="string" calcext:value-type="string">
            <text:p>Meszaros</text:p>
          </table:table-cell>
          <table:table-cell office:value-type="string" calcext:value-type="string">
            <text:p>Domaszek</text:p>
          </table:table-cell>
          <table:table-cell table:formula="of:=LOWER([.H112])" office:value-type="string" office:string-value="antal" calcext:value-type="string">
            <text:p>antal</text:p>
          </table:table-cell>
          <table:table-cell table:formula="of:=LOWER([.I112])" office:value-type="string" office:string-value="meszaros" calcext:value-type="string">
            <text:p>meszaros</text:p>
          </table:table-cell>
          <table:table-cell table:formula="of:=LOWER([.J112])" office:value-type="string" office:string-value="domaszek" calcext:value-type="string">
            <text:p>domaszek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j37htfpst" calcext:value-type="string">
            <text:p>sj37htf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2];&quot;.&quot;;[.L112];&quot;@&quot;;[.M112];&quot;.com&quot;)" office:value-type="string" office:string-value="antal.meszaros@domaszek.com" calcext:value-type="string">
            <text:p>antal.meszaros@domaszek.com</text:p>
          </table:table-cell>
          <table:table-cell table:formula="of:=&quot;('&quot;&amp;COM.MICROSOFT.CONCAT([.K112];&quot;.&quot;;[.L112];&quot;@&quot;;[.M112];&quot;.com&quot;)&amp;&quot;',&quot;" office:value-type="string" office:string-value="('antal.meszaros@domaszek.com'," calcext:value-type="string">
            <text:p>('antal.meszaros@domaszek.com',</text:p>
          </table:table-cell>
          <table:table-cell table:formula="of:=&quot;HASHBYTES('SHA2_512', '&quot;&amp;[.N112]&amp;&quot;'),&quot;" office:value-type="string" office:string-value="HASHBYTES('SHA2_512', 'sj37htfpst')," calcext:value-type="string">
            <text:p>HASHBYTES('SHA2_512', 'sj37htfpst'),</text:p>
          </table:table-cell>
          <table:table-cell table:formula="of:=[.O112]&amp;&quot;,&quot;" office:value-type="string" office:string-value="1," calcext:value-type="string">
            <text:p>1,</text:p>
          </table:table-cell>
          <table:table-cell table:formula="of:=[.P11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2]&amp;&quot;', '&quot;&amp;[.B112]&amp;&quot;', '&quot;&amp;TEXT([.C112]; &quot;yyyy-mm-dd&quot;)&amp;&quot;', '&quot;&amp;[.D112]&amp;&quot;', &quot;&amp;IF([.E112]=&quot;Null&quot;; &quot;Null&quot;; &quot;'&quot;&amp;[.E112]&amp;&quot;'&quot;)&amp;&quot;, '&quot;&amp;[.F112]&amp;&quot;', '&quot;&amp;[.G112]&amp;&quot;', u.Id FROM Users u WHERE EmailAddress = '&quot;&amp;[.Q112]&amp;&quot;' UNION&quot;" office:value-type="string" office:string-value="SELECT 'Antal', 'Mészáros', '2005-03-28', 'Hungary', Null, 'Domaszék', 'József Attila utca 32.', u.Id FROM Users u WHERE EmailAddress = 'antal.meszaros@domaszek.com' UNION" calcext:value-type="string">
            <text:p>SELECT 'Antal', 'Mészáros', '2005-03-28', 'Hungary', Null, 'Domaszék', 'József Attila utca 32.', u.Id FROM Users u WHERE EmailAddress = 'antal.meszaros@domaszek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ztofer</text:p>
          </table:table-cell>
          <table:table-cell office:value-type="string" calcext:value-type="string">
            <text:p>Vászoly</text:p>
          </table:table-cell>
          <table:table-cell table:style-name="ce10" office:value-type="date" office:date-value="2003-08-29" calcext:value-type="date">
            <text:p>2003-08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laha Lujza utca 18.</text:p>
          </table:table-cell>
          <table:table-cell table:style-name="ce1" table:formula="of:=[.A113]" office:value-type="string" office:string-value="Krisztofer" calcext:value-type="string">
            <text:p>Krisztofer</text:p>
          </table:table-cell>
          <table:table-cell table:style-name="ce1" office:value-type="string" calcext:value-type="string">
            <text:p>Vaszoly</text:p>
          </table:table-cell>
          <table:table-cell table:formula="of:=[.F113]" office:value-type="string" office:string-value="Szeged" calcext:value-type="string">
            <text:p>Szeged</text:p>
          </table:table-cell>
          <table:table-cell table:formula="of:=LOWER([.H113])" office:value-type="string" office:string-value="krisztofer" calcext:value-type="string">
            <text:p>krisztofer</text:p>
          </table:table-cell>
          <table:table-cell table:formula="of:=LOWER([.I113])" office:value-type="string" office:string-value="vaszoly" calcext:value-type="string">
            <text:p>vaszoly</text:p>
          </table:table-cell>
          <table:table-cell table:formula="of:=LOWER([.J113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f82gshhcc" calcext:value-type="string">
            <text:p>if82gshh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3];&quot;.&quot;;[.L113];&quot;@&quot;;[.M113];&quot;.com&quot;)" office:value-type="string" office:string-value="krisztofer.vaszoly@szeged.com" calcext:value-type="string">
            <text:p>krisztofer.vaszoly@szeged.com</text:p>
          </table:table-cell>
          <table:table-cell table:formula="of:=&quot;('&quot;&amp;COM.MICROSOFT.CONCAT([.K113];&quot;.&quot;;[.L113];&quot;@&quot;;[.M113];&quot;.com&quot;)&amp;&quot;',&quot;" office:value-type="string" office:string-value="('krisztofer.vaszoly@szeged.com'," calcext:value-type="string">
            <text:p>('krisztofer.vaszoly@szeged.com',</text:p>
          </table:table-cell>
          <table:table-cell table:formula="of:=&quot;HASHBYTES('SHA2_512', '&quot;&amp;[.N113]&amp;&quot;'),&quot;" office:value-type="string" office:string-value="HASHBYTES('SHA2_512', 'if82gshhcc')," calcext:value-type="string">
            <text:p>HASHBYTES('SHA2_512', 'if82gshhcc'),</text:p>
          </table:table-cell>
          <table:table-cell table:formula="of:=[.O113]&amp;&quot;,&quot;" office:value-type="string" office:string-value="1," calcext:value-type="string">
            <text:p>1,</text:p>
          </table:table-cell>
          <table:table-cell table:formula="of:=[.P11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3]&amp;&quot;', '&quot;&amp;[.B113]&amp;&quot;', '&quot;&amp;TEXT([.C113]; &quot;yyyy-mm-dd&quot;)&amp;&quot;', '&quot;&amp;[.D113]&amp;&quot;', &quot;&amp;IF([.E113]=&quot;Null&quot;; &quot;Null&quot;; &quot;'&quot;&amp;[.E113]&amp;&quot;'&quot;)&amp;&quot;, '&quot;&amp;[.F113]&amp;&quot;', '&quot;&amp;[.G113]&amp;&quot;', u.Id FROM Users u WHERE EmailAddress = '&quot;&amp;[.Q113]&amp;&quot;' UNION&quot;" office:value-type="string" office:string-value="SELECT 'Krisztofer', 'Vászoly', '2003-08-29', 'Hungary', Null, 'Szeged', 'Blaha Lujza utca 18.', u.Id FROM Users u WHERE EmailAddress = 'krisztofer.vaszoly@szeged.com' UNION" calcext:value-type="string">
            <text:p>SELECT 'Krisztofer', 'Vászoly', '2003-08-29', 'Hungary', Null, 'Szeged', 'Blaha Lujza utca 18.', u.Id FROM Users u WHERE EmailAddress = 'krisztofer.vaszoly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Orbán</text:p>
          </table:table-cell>
          <table:table-cell table:style-name="ce10" office:value-type="date" office:date-value="2003-10-13" calcext:value-type="date">
            <text:p>2003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laha Lujza utca 20.</text:p>
          </table:table-cell>
          <table:table-cell table:style-name="ce1" table:formula="of:=[.A114]" office:value-type="string" office:string-value="Alexander" calcext:value-type="string">
            <text:p>Alexander</text:p>
          </table:table-cell>
          <table:table-cell table:style-name="ce1" office:value-type="string" calcext:value-type="string">
            <text:p>Orban</text:p>
          </table:table-cell>
          <table:table-cell table:formula="of:=[.F114]" office:value-type="string" office:string-value="Szeged" calcext:value-type="string">
            <text:p>Szeged</text:p>
          </table:table-cell>
          <table:table-cell table:formula="of:=LOWER([.H114])" office:value-type="string" office:string-value="alexander" calcext:value-type="string">
            <text:p>alexander</text:p>
          </table:table-cell>
          <table:table-cell table:formula="of:=LOWER([.I114])" office:value-type="string" office:string-value="orban" calcext:value-type="string">
            <text:p>orban</text:p>
          </table:table-cell>
          <table:table-cell table:formula="of:=LOWER([.J114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g47qualre" calcext:value-type="string">
            <text:p>tg47qual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4];&quot;.&quot;;[.L114];&quot;@&quot;;[.M114];&quot;.com&quot;)" office:value-type="string" office:string-value="alexander.orban@szeged.com" calcext:value-type="string">
            <text:p>alexander.orban@szeged.com</text:p>
          </table:table-cell>
          <table:table-cell table:formula="of:=&quot;('&quot;&amp;COM.MICROSOFT.CONCAT([.K114];&quot;.&quot;;[.L114];&quot;@&quot;;[.M114];&quot;.com&quot;)&amp;&quot;',&quot;" office:value-type="string" office:string-value="('alexander.orban@szeged.com'," calcext:value-type="string">
            <text:p>('alexander.orban@szeged.com',</text:p>
          </table:table-cell>
          <table:table-cell table:formula="of:=&quot;HASHBYTES('SHA2_512', '&quot;&amp;[.N114]&amp;&quot;'),&quot;" office:value-type="string" office:string-value="HASHBYTES('SHA2_512', 'tg47qualre')," calcext:value-type="string">
            <text:p>HASHBYTES('SHA2_512', 'tg47qualre'),</text:p>
          </table:table-cell>
          <table:table-cell table:formula="of:=[.O114]&amp;&quot;,&quot;" office:value-type="string" office:string-value="1," calcext:value-type="string">
            <text:p>1,</text:p>
          </table:table-cell>
          <table:table-cell table:formula="of:=[.P11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4]&amp;&quot;', '&quot;&amp;[.B114]&amp;&quot;', '&quot;&amp;TEXT([.C114]; &quot;yyyy-mm-dd&quot;)&amp;&quot;', '&quot;&amp;[.D114]&amp;&quot;', &quot;&amp;IF([.E114]=&quot;Null&quot;; &quot;Null&quot;; &quot;'&quot;&amp;[.E114]&amp;&quot;'&quot;)&amp;&quot;, '&quot;&amp;[.F114]&amp;&quot;', '&quot;&amp;[.G114]&amp;&quot;', u.Id FROM Users u WHERE EmailAddress = '&quot;&amp;[.Q114]&amp;&quot;' UNION&quot;" office:value-type="string" office:string-value="SELECT 'Alexander', 'Orbán', '2003-10-13', 'Hungary', Null, 'Szeged', 'Blaha Lujza utca 20.', u.Id FROM Users u WHERE EmailAddress = 'alexander.orban@szeged.com' UNION" calcext:value-type="string">
            <text:p>SELECT 'Alexander', 'Orbán', '2003-10-13', 'Hungary', Null, 'Szeged', 'Blaha Lujza utca 20.', u.Id FROM Users u WHERE EmailAddress = 'alexander.orba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ándor</text:p>
          </table:table-cell>
          <table:table-cell office:value-type="string" calcext:value-type="string">
            <text:p>Major</text:p>
          </table:table-cell>
          <table:table-cell table:style-name="ce10" office:value-type="date" office:date-value="2004-04-09" calcext:value-type="date">
            <text:p>2004-04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atymaz</text:p>
          </table:table-cell>
          <table:table-cell office:value-type="string" calcext:value-type="string">
            <text:p>Béke utca 64.</text:p>
          </table:table-cell>
          <table:table-cell table:style-name="ce1" office:value-type="string" calcext:value-type="string">
            <text:p>Nandor</text:p>
          </table:table-cell>
          <table:table-cell table:style-name="ce1" table:formula="of:=[.B115]" office:value-type="string" office:string-value="Major" calcext:value-type="string">
            <text:p>Major</text:p>
          </table:table-cell>
          <table:table-cell table:formula="of:=[.F115]" office:value-type="string" office:string-value="Szatymaz" calcext:value-type="string">
            <text:p>Szatymaz</text:p>
          </table:table-cell>
          <table:table-cell table:formula="of:=LOWER([.H115])" office:value-type="string" office:string-value="nandor" calcext:value-type="string">
            <text:p>nandor</text:p>
          </table:table-cell>
          <table:table-cell table:formula="of:=LOWER([.I115])" office:value-type="string" office:string-value="major" calcext:value-type="string">
            <text:p>major</text:p>
          </table:table-cell>
          <table:table-cell table:formula="of:=LOWER([.J115])" office:value-type="string" office:string-value="szatymaz" calcext:value-type="string">
            <text:p>szatyma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g1jbftle" calcext:value-type="string">
            <text:p>lg1jbf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5];&quot;.&quot;;[.L115];&quot;@&quot;;[.M115];&quot;.com&quot;)" office:value-type="string" office:string-value="nandor.major@szatymaz.com" calcext:value-type="string">
            <text:p>nandor.major@szatymaz.com</text:p>
          </table:table-cell>
          <table:table-cell table:formula="of:=&quot;('&quot;&amp;COM.MICROSOFT.CONCAT([.K115];&quot;.&quot;;[.L115];&quot;@&quot;;[.M115];&quot;.com&quot;)&amp;&quot;',&quot;" office:value-type="string" office:string-value="('nandor.major@szatymaz.com'," calcext:value-type="string">
            <text:p>('nandor.major@szatymaz.com',</text:p>
          </table:table-cell>
          <table:table-cell table:formula="of:=&quot;HASHBYTES('SHA2_512', '&quot;&amp;[.N115]&amp;&quot;'),&quot;" office:value-type="string" office:string-value="HASHBYTES('SHA2_512', 'lg1jbftle')," calcext:value-type="string">
            <text:p>HASHBYTES('SHA2_512', 'lg1jbftle'),</text:p>
          </table:table-cell>
          <table:table-cell table:formula="of:=[.O115]&amp;&quot;,&quot;" office:value-type="string" office:string-value="1," calcext:value-type="string">
            <text:p>1,</text:p>
          </table:table-cell>
          <table:table-cell table:formula="of:=[.P11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5]&amp;&quot;', '&quot;&amp;[.B115]&amp;&quot;', '&quot;&amp;TEXT([.C115]; &quot;yyyy-mm-dd&quot;)&amp;&quot;', '&quot;&amp;[.D115]&amp;&quot;', &quot;&amp;IF([.E115]=&quot;Null&quot;; &quot;Null&quot;; &quot;'&quot;&amp;[.E115]&amp;&quot;'&quot;)&amp;&quot;, '&quot;&amp;[.F115]&amp;&quot;', '&quot;&amp;[.G115]&amp;&quot;', u.Id FROM Users u WHERE EmailAddress = '&quot;&amp;[.Q115]&amp;&quot;' UNION&quot;" office:value-type="string" office:string-value="SELECT 'Nándor', 'Major', '2004-04-09', 'Hungary', Null, 'Szatymaz', 'Béke utca 64.', u.Id FROM Users u WHERE EmailAddress = 'nandor.major@szatymaz.com' UNION" calcext:value-type="string">
            <text:p>SELECT 'Nándor', 'Major', '2004-04-09', 'Hungary', Null, 'Szatymaz', 'Béke utca 64.', u.Id FROM Users u WHERE EmailAddress = 'nandor.major@szatym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Vincze</text:p>
          </table:table-cell>
          <table:table-cell table:style-name="ce10" office:value-type="date" office:date-value="2006-06-02" calcext:value-type="date">
            <text:p>200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oslele</text:p>
          </table:table-cell>
          <table:table-cell office:value-type="string" calcext:value-type="string">
            <text:p>Vásárhelyi utca 31.</text:p>
          </table:table-cell>
          <table:table-cell table:style-name="ce1" table:formula="of:=[.A116]" office:value-type="string" office:string-value="Dominik" calcext:value-type="string">
            <text:p>Dominik</text:p>
          </table:table-cell>
          <table:table-cell table:style-name="ce1" table:formula="of:=[.B116]" office:value-type="string" office:string-value="Vincze" calcext:value-type="string">
            <text:p>Vincze</text:p>
          </table:table-cell>
          <table:table-cell table:formula="of:=[.F116]" office:value-type="string" office:string-value="Maroslele" calcext:value-type="string">
            <text:p>Maroslele</text:p>
          </table:table-cell>
          <table:table-cell table:formula="of:=LOWER([.H116])" office:value-type="string" office:string-value="dominik" calcext:value-type="string">
            <text:p>dominik</text:p>
          </table:table-cell>
          <table:table-cell table:formula="of:=LOWER([.I116])" office:value-type="string" office:string-value="vincze" calcext:value-type="string">
            <text:p>vincze</text:p>
          </table:table-cell>
          <table:table-cell table:formula="of:=LOWER([.J116])" office:value-type="string" office:string-value="maroslele" calcext:value-type="string">
            <text:p>maroslele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a58uwoaia" calcext:value-type="string">
            <text:p>ra58uwoa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6];&quot;.&quot;;[.L116];&quot;@&quot;;[.M116];&quot;.com&quot;)" office:value-type="string" office:string-value="dominik.vincze@maroslele.com" calcext:value-type="string">
            <text:p>dominik.vincze@maroslele.com</text:p>
          </table:table-cell>
          <table:table-cell table:formula="of:=&quot;('&quot;&amp;COM.MICROSOFT.CONCAT([.K116];&quot;.&quot;;[.L116];&quot;@&quot;;[.M116];&quot;.com&quot;)&amp;&quot;',&quot;" office:value-type="string" office:string-value="('dominik.vincze@maroslele.com'," calcext:value-type="string">
            <text:p>('dominik.vincze@maroslele.com',</text:p>
          </table:table-cell>
          <table:table-cell table:formula="of:=&quot;HASHBYTES('SHA2_512', '&quot;&amp;[.N116]&amp;&quot;'),&quot;" office:value-type="string" office:string-value="HASHBYTES('SHA2_512', 'ra58uwoaia')," calcext:value-type="string">
            <text:p>HASHBYTES('SHA2_512', 'ra58uwoaia'),</text:p>
          </table:table-cell>
          <table:table-cell table:formula="of:=[.O116]&amp;&quot;,&quot;" office:value-type="string" office:string-value="1," calcext:value-type="string">
            <text:p>1,</text:p>
          </table:table-cell>
          <table:table-cell table:formula="of:=[.P11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6]&amp;&quot;', '&quot;&amp;[.B116]&amp;&quot;', '&quot;&amp;TEXT([.C116]; &quot;yyyy-mm-dd&quot;)&amp;&quot;', '&quot;&amp;[.D116]&amp;&quot;', &quot;&amp;IF([.E116]=&quot;Null&quot;; &quot;Null&quot;; &quot;'&quot;&amp;[.E116]&amp;&quot;'&quot;)&amp;&quot;, '&quot;&amp;[.F116]&amp;&quot;', '&quot;&amp;[.G116]&amp;&quot;', u.Id FROM Users u WHERE EmailAddress = '&quot;&amp;[.Q116]&amp;&quot;' UNION&quot;" office:value-type="string" office:string-value="SELECT 'Dominik', 'Vincze', '2006-06-02', 'Hungary', Null, 'Maroslele', 'Vásárhelyi utca 31.', u.Id FROM Users u WHERE EmailAddress = 'dominik.vincze@maroslele.com' UNION" calcext:value-type="string">
            <text:p>SELECT 'Dominik', 'Vincze', '2006-06-02', 'Hungary', Null, 'Maroslele', 'Vásárhelyi utca 31.', u.Id FROM Users u WHERE EmailAddress = 'dominik.vincze@maroslel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Kis</text:p>
          </table:table-cell>
          <table:table-cell table:style-name="ce10" office:value-type="date" office:date-value="2006-06-18" calcext:value-type="date">
            <text:p>2006-06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iszombor</text:p>
          </table:table-cell>
          <table:table-cell office:value-type="string" calcext:value-type="string">
            <text:p>Szőlő utca 4.</text:p>
          </table:table-cell>
          <table:table-cell table:style-name="ce1" table:formula="of:=[.A117]" office:value-type="string" office:string-value="Patrik" calcext:value-type="string">
            <text:p>Patrik</text:p>
          </table:table-cell>
          <table:table-cell table:style-name="ce1" table:formula="of:=[.B117]" office:value-type="string" office:string-value="Kis" calcext:value-type="string">
            <text:p>Kis</text:p>
          </table:table-cell>
          <table:table-cell table:formula="of:=[.F117]" office:value-type="string" office:string-value="Kiszombor" calcext:value-type="string">
            <text:p>Kiszombor</text:p>
          </table:table-cell>
          <table:table-cell table:formula="of:=LOWER([.H117])" office:value-type="string" office:string-value="patrik" calcext:value-type="string">
            <text:p>patrik</text:p>
          </table:table-cell>
          <table:table-cell table:formula="of:=LOWER([.I117])" office:value-type="string" office:string-value="kis" calcext:value-type="string">
            <text:p>kis</text:p>
          </table:table-cell>
          <table:table-cell table:formula="of:=LOWER([.J117])" office:value-type="string" office:string-value="kiszombor" calcext:value-type="string">
            <text:p>kiszombo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x15laraex" calcext:value-type="string">
            <text:p>qx15lara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7];&quot;.&quot;;[.L117];&quot;@&quot;;[.M117];&quot;.com&quot;)" office:value-type="string" office:string-value="patrik.kis@kiszombor.com" calcext:value-type="string">
            <text:p>patrik.kis@kiszombor.com</text:p>
          </table:table-cell>
          <table:table-cell table:formula="of:=&quot;('&quot;&amp;COM.MICROSOFT.CONCAT([.K117];&quot;.&quot;;[.L117];&quot;@&quot;;[.M117];&quot;.com&quot;)&amp;&quot;',&quot;" office:value-type="string" office:string-value="('patrik.kis@kiszombor.com'," calcext:value-type="string">
            <text:p>('patrik.kis@kiszombor.com',</text:p>
          </table:table-cell>
          <table:table-cell table:formula="of:=&quot;HASHBYTES('SHA2_512', '&quot;&amp;[.N117]&amp;&quot;'),&quot;" office:value-type="string" office:string-value="HASHBYTES('SHA2_512', 'qx15laraex')," calcext:value-type="string">
            <text:p>HASHBYTES('SHA2_512', 'qx15laraex'),</text:p>
          </table:table-cell>
          <table:table-cell table:formula="of:=[.O117]&amp;&quot;,&quot;" office:value-type="string" office:string-value="1," calcext:value-type="string">
            <text:p>1,</text:p>
          </table:table-cell>
          <table:table-cell table:formula="of:=[.P11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7]&amp;&quot;', '&quot;&amp;[.B117]&amp;&quot;', '&quot;&amp;TEXT([.C117]; &quot;yyyy-mm-dd&quot;)&amp;&quot;', '&quot;&amp;[.D117]&amp;&quot;', &quot;&amp;IF([.E117]=&quot;Null&quot;; &quot;Null&quot;; &quot;'&quot;&amp;[.E117]&amp;&quot;'&quot;)&amp;&quot;, '&quot;&amp;[.F117]&amp;&quot;', '&quot;&amp;[.G117]&amp;&quot;', u.Id FROM Users u WHERE EmailAddress = '&quot;&amp;[.Q117]&amp;&quot;' UNION&quot;" office:value-type="string" office:string-value="SELECT 'Patrik', 'Kis', '2006-06-18', 'Hungary', Null, 'Kiszombor', 'Szőlő utca 4.', u.Id FROM Users u WHERE EmailAddress = 'patrik.kis@kiszombor.com' UNION" calcext:value-type="string">
            <text:p>SELECT 'Patrik', 'Kis', '2006-06-18', 'Hungary', Null, 'Kiszombor', 'Szőlő utca 4.', u.Id FROM Users u WHERE EmailAddress = 'patrik.kis@kiszombo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rna</text:p>
          </table:table-cell>
          <table:table-cell table:style-name="ce10" office:value-type="date" office:date-value="2005-11-08" calcext:value-type="date">
            <text:p>2005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oslele</text:p>
          </table:table-cell>
          <table:table-cell office:value-type="string" calcext:value-type="string">
            <text:p>Dózsa György utca 31.</text:p>
          </table:table-cell>
          <table:table-cell table:style-name="ce1" office:value-type="string" calcext:value-type="string">
            <text:p>Dezso</text:p>
          </table:table-cell>
          <table:table-cell table:style-name="ce1" table:formula="of:=[.B118]" office:value-type="string" office:string-value="Barna" calcext:value-type="string">
            <text:p>Barna</text:p>
          </table:table-cell>
          <table:table-cell table:formula="of:=[.F118]" office:value-type="string" office:string-value="Maroslele" calcext:value-type="string">
            <text:p>Maroslele</text:p>
          </table:table-cell>
          <table:table-cell table:formula="of:=LOWER([.H118])" office:value-type="string" office:string-value="dezso" calcext:value-type="string">
            <text:p>dezso</text:p>
          </table:table-cell>
          <table:table-cell table:formula="of:=LOWER([.I118])" office:value-type="string" office:string-value="barna" calcext:value-type="string">
            <text:p>barna</text:p>
          </table:table-cell>
          <table:table-cell table:formula="of:=LOWER([.J118])" office:value-type="string" office:string-value="maroslele" calcext:value-type="string">
            <text:p>maroslele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t91tsvnli" calcext:value-type="string">
            <text:p>ot91tsvn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8];&quot;.&quot;;[.L118];&quot;@&quot;;[.M118];&quot;.com&quot;)" office:value-type="string" office:string-value="dezso.barna@maroslele.com" calcext:value-type="string">
            <text:p>dezso.barna@maroslele.com</text:p>
          </table:table-cell>
          <table:table-cell table:formula="of:=&quot;('&quot;&amp;COM.MICROSOFT.CONCAT([.K118];&quot;.&quot;;[.L118];&quot;@&quot;;[.M118];&quot;.com&quot;)&amp;&quot;',&quot;" office:value-type="string" office:string-value="('dezso.barna@maroslele.com'," calcext:value-type="string">
            <text:p>('dezso.barna@maroslele.com',</text:p>
          </table:table-cell>
          <table:table-cell table:formula="of:=&quot;HASHBYTES('SHA2_512', '&quot;&amp;[.N118]&amp;&quot;'),&quot;" office:value-type="string" office:string-value="HASHBYTES('SHA2_512', 'ot91tsvnli')," calcext:value-type="string">
            <text:p>HASHBYTES('SHA2_512', 'ot91tsvnli'),</text:p>
          </table:table-cell>
          <table:table-cell table:formula="of:=[.O118]&amp;&quot;,&quot;" office:value-type="string" office:string-value="1," calcext:value-type="string">
            <text:p>1,</text:p>
          </table:table-cell>
          <table:table-cell table:formula="of:=[.P11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8]&amp;&quot;', '&quot;&amp;[.B118]&amp;&quot;', '&quot;&amp;TEXT([.C118]; &quot;yyyy-mm-dd&quot;)&amp;&quot;', '&quot;&amp;[.D118]&amp;&quot;', &quot;&amp;IF([.E118]=&quot;Null&quot;; &quot;Null&quot;; &quot;'&quot;&amp;[.E118]&amp;&quot;'&quot;)&amp;&quot;, '&quot;&amp;[.F118]&amp;&quot;', '&quot;&amp;[.G118]&amp;&quot;', u.Id FROM Users u WHERE EmailAddress = '&quot;&amp;[.Q118]&amp;&quot;' UNION&quot;" office:value-type="string" office:string-value="SELECT 'Dezső', 'Barna', '2005-11-08', 'Hungary', Null, 'Maroslele', 'Dózsa György utca 31.', u.Id FROM Users u WHERE EmailAddress = 'dezso.barna@maroslele.com' UNION" calcext:value-type="string">
            <text:p>SELECT 'Dezső', 'Barna', '2005-11-08', 'Hungary', Null, 'Maroslele', 'Dózsa György utca 31.', u.Id FROM Users u WHERE EmailAddress = 'dezso.barna@maroslel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Halász</text:p>
          </table:table-cell>
          <table:table-cell table:style-name="ce10" office:value-type="date" office:date-value="2003-12-13" calcext:value-type="date">
            <text:p>2003-12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anádpalota</text:p>
          </table:table-cell>
          <table:table-cell office:value-type="string" calcext:value-type="string">
            <text:p>Tompa Mihály utca 12.</text:p>
          </table:table-cell>
          <table:table-cell table:style-name="ce1" office:value-type="string" calcext:value-type="string">
            <text:p>Karoly</text:p>
          </table:table-cell>
          <table:table-cell table:style-name="ce1" office:value-type="string" calcext:value-type="string">
            <text:p>Halasz</text:p>
          </table:table-cell>
          <table:table-cell office:value-type="string" calcext:value-type="string">
            <text:p>Csanadpalota</text:p>
          </table:table-cell>
          <table:table-cell table:formula="of:=LOWER([.H119])" office:value-type="string" office:string-value="karoly" calcext:value-type="string">
            <text:p>karoly</text:p>
          </table:table-cell>
          <table:table-cell table:formula="of:=LOWER([.I119])" office:value-type="string" office:string-value="halasz" calcext:value-type="string">
            <text:p>halasz</text:p>
          </table:table-cell>
          <table:table-cell table:formula="of:=LOWER([.J119])" office:value-type="string" office:string-value="csanadpalota" calcext:value-type="string">
            <text:p>csanadpalot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i50wtanyc" calcext:value-type="string">
            <text:p>ri50wtan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9];&quot;.&quot;;[.L119];&quot;@&quot;;[.M119];&quot;.com&quot;)" office:value-type="string" office:string-value="karoly.halasz@csanadpalota.com" calcext:value-type="string">
            <text:p>karoly.halasz@csanadpalota.com</text:p>
          </table:table-cell>
          <table:table-cell table:formula="of:=&quot;('&quot;&amp;COM.MICROSOFT.CONCAT([.K119];&quot;.&quot;;[.L119];&quot;@&quot;;[.M119];&quot;.com&quot;)&amp;&quot;',&quot;" office:value-type="string" office:string-value="('karoly.halasz@csanadpalota.com'," calcext:value-type="string">
            <text:p>('karoly.halasz@csanadpalota.com',</text:p>
          </table:table-cell>
          <table:table-cell table:formula="of:=&quot;HASHBYTES('SHA2_512', '&quot;&amp;[.N119]&amp;&quot;'),&quot;" office:value-type="string" office:string-value="HASHBYTES('SHA2_512', 'ri50wtanyc')," calcext:value-type="string">
            <text:p>HASHBYTES('SHA2_512', 'ri50wtanyc'),</text:p>
          </table:table-cell>
          <table:table-cell table:formula="of:=[.O119]&amp;&quot;,&quot;" office:value-type="string" office:string-value="1," calcext:value-type="string">
            <text:p>1,</text:p>
          </table:table-cell>
          <table:table-cell table:formula="of:=[.P11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9]&amp;&quot;', '&quot;&amp;[.B119]&amp;&quot;', '&quot;&amp;TEXT([.C119]; &quot;yyyy-mm-dd&quot;)&amp;&quot;', '&quot;&amp;[.D119]&amp;&quot;', &quot;&amp;IF([.E119]=&quot;Null&quot;; &quot;Null&quot;; &quot;'&quot;&amp;[.E119]&amp;&quot;'&quot;)&amp;&quot;, '&quot;&amp;[.F119]&amp;&quot;', '&quot;&amp;[.G119]&amp;&quot;', u.Id FROM Users u WHERE EmailAddress = '&quot;&amp;[.Q119]&amp;&quot;' UNION&quot;" office:value-type="string" office:string-value="SELECT 'Károly', 'Halász', '2003-12-13', 'Hungary', Null, 'Csanádpalota', 'Tompa Mihály utca 12.', u.Id FROM Users u WHERE EmailAddress = 'karoly.halasz@csanadpalota.com' UNION" calcext:value-type="string">
            <text:p>SELECT 'Károly', 'Halász', '2003-12-13', 'Hungary', Null, 'Csanádpalota', 'Tompa Mihály utca 12.', u.Id FROM Users u WHERE EmailAddress = 'karoly.halasz@csanadpalot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engyel</text:p>
          </table:table-cell>
          <table:table-cell table:style-name="ce10" office:value-type="date" office:date-value="2002-04-06" calcext:value-type="date">
            <text:p>2002-04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ap utca 42.</text:p>
          </table:table-cell>
          <table:table-cell table:style-name="ce1" office:value-type="string" calcext:value-type="string">
            <text:p>Renato</text:p>
          </table:table-cell>
          <table:table-cell table:style-name="ce1" table:formula="of:=[.B120]" office:value-type="string" office:string-value="Lengyel" calcext:value-type="string">
            <text:p>Lengyel</text:p>
          </table:table-cell>
          <table:table-cell table:formula="of:=[.F120]" office:value-type="string" office:string-value="Szeged" calcext:value-type="string">
            <text:p>Szeged</text:p>
          </table:table-cell>
          <table:table-cell table:formula="of:=LOWER([.H120])" office:value-type="string" office:string-value="renato" calcext:value-type="string">
            <text:p>renato</text:p>
          </table:table-cell>
          <table:table-cell table:formula="of:=LOWER([.I120])" office:value-type="string" office:string-value="lengyel" calcext:value-type="string">
            <text:p>lengyel</text:p>
          </table:table-cell>
          <table:table-cell table:formula="of:=LOWER([.J120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a79vycniy" calcext:value-type="string">
            <text:p>za79vycni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0];&quot;.&quot;;[.L120];&quot;@&quot;;[.M120];&quot;.com&quot;)" office:value-type="string" office:string-value="renato.lengyel@szeged.com" calcext:value-type="string">
            <text:p>renato.lengyel@szeged.com</text:p>
          </table:table-cell>
          <table:table-cell table:formula="of:=&quot;('&quot;&amp;COM.MICROSOFT.CONCAT([.K120];&quot;.&quot;;[.L120];&quot;@&quot;;[.M120];&quot;.com&quot;)&amp;&quot;',&quot;" office:value-type="string" office:string-value="('renato.lengyel@szeged.com'," calcext:value-type="string">
            <text:p>('renato.lengyel@szeged.com',</text:p>
          </table:table-cell>
          <table:table-cell table:formula="of:=&quot;HASHBYTES('SHA2_512', '&quot;&amp;[.N120]&amp;&quot;'),&quot;" office:value-type="string" office:string-value="HASHBYTES('SHA2_512', 'za79vycniy')," calcext:value-type="string">
            <text:p>HASHBYTES('SHA2_512', 'za79vycniy'),</text:p>
          </table:table-cell>
          <table:table-cell table:formula="of:=[.O120]&amp;&quot;,&quot;" office:value-type="string" office:string-value="1," calcext:value-type="string">
            <text:p>1,</text:p>
          </table:table-cell>
          <table:table-cell table:formula="of:=[.P12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0]&amp;&quot;', '&quot;&amp;[.B120]&amp;&quot;', '&quot;&amp;TEXT([.C120]; &quot;yyyy-mm-dd&quot;)&amp;&quot;', '&quot;&amp;[.D120]&amp;&quot;', &quot;&amp;IF([.E120]=&quot;Null&quot;; &quot;Null&quot;; &quot;'&quot;&amp;[.E120]&amp;&quot;'&quot;)&amp;&quot;, '&quot;&amp;[.F120]&amp;&quot;', '&quot;&amp;[.G120]&amp;&quot;', u.Id FROM Users u WHERE EmailAddress = '&quot;&amp;[.Q120]&amp;&quot;' UNION&quot;" office:value-type="string" office:string-value="SELECT 'Renátó', 'Lengyel', '2002-04-06', 'Hungary', Null, 'Szeged', 'Csap utca 42.', u.Id FROM Users u WHERE EmailAddress = 'renato.lengyel@szeged.com' UNION" calcext:value-type="string">
            <text:p>SELECT 'Renátó', 'Lengyel', '2002-04-06', 'Hungary', Null, 'Szeged', 'Csap utca 42.', u.Id FROM Users u WHERE EmailAddress = 'renato.lengyel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inga</text:p>
          </table:table-cell>
          <table:table-cell office:value-type="string" calcext:value-type="string">
            <text:p>Veres</text:p>
          </table:table-cell>
          <table:table-cell table:style-name="ce10" office:value-type="date" office:date-value="2003-01-06" calcext:value-type="date">
            <text:p>2003-01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győ</text:p>
          </table:table-cell>
          <table:table-cell office:value-type="string" calcext:value-type="string">
            <text:p>Búvár utca 8.</text:p>
          </table:table-cell>
          <table:table-cell table:style-name="ce1" table:formula="of:=[.A121]" office:value-type="string" office:string-value="Kinga" calcext:value-type="string">
            <text:p>Kinga</text:p>
          </table:table-cell>
          <table:table-cell table:style-name="ce1" table:formula="of:=[.B121]" office:value-type="string" office:string-value="Veres" calcext:value-type="string">
            <text:p>Veres</text:p>
          </table:table-cell>
          <table:table-cell office:value-type="string" calcext:value-type="string">
            <text:p>Algyo</text:p>
          </table:table-cell>
          <table:table-cell table:formula="of:=LOWER([.H121])" office:value-type="string" office:string-value="kinga" calcext:value-type="string">
            <text:p>kinga</text:p>
          </table:table-cell>
          <table:table-cell table:formula="of:=LOWER([.I121])" office:value-type="string" office:string-value="veres" calcext:value-type="string">
            <text:p>veres</text:p>
          </table:table-cell>
          <table:table-cell table:formula="of:=LOWER([.J121])" office:value-type="string" office:string-value="algyo" calcext:value-type="string">
            <text:p>algyo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d46tbjooh" calcext:value-type="string">
            <text:p>ad46tbjoo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1];&quot;.&quot;;[.L121];&quot;@&quot;;[.M121];&quot;.com&quot;)" office:value-type="string" office:string-value="kinga.veres@algyo.com" calcext:value-type="string">
            <text:p>kinga.veres@algyo.com</text:p>
          </table:table-cell>
          <table:table-cell table:formula="of:=&quot;('&quot;&amp;COM.MICROSOFT.CONCAT([.K121];&quot;.&quot;;[.L121];&quot;@&quot;;[.M121];&quot;.com&quot;)&amp;&quot;',&quot;" office:value-type="string" office:string-value="('kinga.veres@algyo.com'," calcext:value-type="string">
            <text:p>('kinga.veres@algyo.com',</text:p>
          </table:table-cell>
          <table:table-cell table:formula="of:=&quot;HASHBYTES('SHA2_512', '&quot;&amp;[.N121]&amp;&quot;'),&quot;" office:value-type="string" office:string-value="HASHBYTES('SHA2_512', 'ad46tbjooh')," calcext:value-type="string">
            <text:p>HASHBYTES('SHA2_512', 'ad46tbjooh'),</text:p>
          </table:table-cell>
          <table:table-cell table:formula="of:=[.O121]&amp;&quot;,&quot;" office:value-type="string" office:string-value="1," calcext:value-type="string">
            <text:p>1,</text:p>
          </table:table-cell>
          <table:table-cell table:formula="of:=[.P12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1]&amp;&quot;', '&quot;&amp;[.B121]&amp;&quot;', '&quot;&amp;TEXT([.C121]; &quot;yyyy-mm-dd&quot;)&amp;&quot;', '&quot;&amp;[.D121]&amp;&quot;', &quot;&amp;IF([.E121]=&quot;Null&quot;; &quot;Null&quot;; &quot;'&quot;&amp;[.E121]&amp;&quot;'&quot;)&amp;&quot;, '&quot;&amp;[.F121]&amp;&quot;', '&quot;&amp;[.G121]&amp;&quot;', u.Id FROM Users u WHERE EmailAddress = '&quot;&amp;[.Q121]&amp;&quot;' UNION&quot;" office:value-type="string" office:string-value="SELECT 'Kinga', 'Veres', '2003-01-06', 'Hungary', Null, 'Algyő', 'Búvár utca 8.', u.Id FROM Users u WHERE EmailAddress = 'kinga.veres@algyo.com' UNION" calcext:value-type="string">
            <text:p>SELECT 'Kinga', 'Veres', '2003-01-06', 'Hungary', Null, 'Algyő', 'Búvár utca 8.', u.Id FROM Users u WHERE EmailAddress = 'kinga.veres@algyo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rmand</text:p>
          </table:table-cell>
          <table:table-cell office:value-type="string" calcext:value-type="string">
            <text:p>Bodnár</text:p>
          </table:table-cell>
          <table:table-cell table:style-name="ce10" office:value-type="date" office:date-value="2003-11-17" calcext:value-type="date">
            <text:p>2003-11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Réti út 38.</text:p>
          </table:table-cell>
          <table:table-cell table:style-name="ce1" table:formula="of:=[.A122]" office:value-type="string" office:string-value="Armand" calcext:value-type="string">
            <text:p>Armand</text:p>
          </table:table-cell>
          <table:table-cell table:style-name="ce1" office:value-type="string" calcext:value-type="string">
            <text:p>Bodnar</text:p>
          </table:table-cell>
          <table:table-cell table:formula="of:=[.F122]" office:value-type="string" office:string-value="Szeged" calcext:value-type="string">
            <text:p>Szeged</text:p>
          </table:table-cell>
          <table:table-cell table:formula="of:=LOWER([.H122])" office:value-type="string" office:string-value="armand" calcext:value-type="string">
            <text:p>armand</text:p>
          </table:table-cell>
          <table:table-cell table:formula="of:=LOWER([.I122])" office:value-type="string" office:string-value="bodnar" calcext:value-type="string">
            <text:p>bodnar</text:p>
          </table:table-cell>
          <table:table-cell table:formula="of:=LOWER([.J122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p21vugmwn" calcext:value-type="string">
            <text:p>op21vugm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2];&quot;.&quot;;[.L122];&quot;@&quot;;[.M122];&quot;.com&quot;)" office:value-type="string" office:string-value="armand.bodnar@szeged.com" calcext:value-type="string">
            <text:p>armand.bodnar@szeged.com</text:p>
          </table:table-cell>
          <table:table-cell table:formula="of:=&quot;('&quot;&amp;COM.MICROSOFT.CONCAT([.K122];&quot;.&quot;;[.L122];&quot;@&quot;;[.M122];&quot;.com&quot;)&amp;&quot;',&quot;" office:value-type="string" office:string-value="('armand.bodnar@szeged.com'," calcext:value-type="string">
            <text:p>('armand.bodnar@szeged.com',</text:p>
          </table:table-cell>
          <table:table-cell table:formula="of:=&quot;HASHBYTES('SHA2_512', '&quot;&amp;[.N122]&amp;&quot;'),&quot;" office:value-type="string" office:string-value="HASHBYTES('SHA2_512', 'op21vugmwn')," calcext:value-type="string">
            <text:p>HASHBYTES('SHA2_512', 'op21vugmwn'),</text:p>
          </table:table-cell>
          <table:table-cell table:formula="of:=[.O122]&amp;&quot;,&quot;" office:value-type="string" office:string-value="1," calcext:value-type="string">
            <text:p>1,</text:p>
          </table:table-cell>
          <table:table-cell table:formula="of:=[.P12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2]&amp;&quot;', '&quot;&amp;[.B122]&amp;&quot;', '&quot;&amp;TEXT([.C122]; &quot;yyyy-mm-dd&quot;)&amp;&quot;', '&quot;&amp;[.D122]&amp;&quot;', &quot;&amp;IF([.E122]=&quot;Null&quot;; &quot;Null&quot;; &quot;'&quot;&amp;[.E122]&amp;&quot;'&quot;)&amp;&quot;, '&quot;&amp;[.F122]&amp;&quot;', '&quot;&amp;[.G122]&amp;&quot;', u.Id FROM Users u WHERE EmailAddress = '&quot;&amp;[.Q122]&amp;&quot;' UNION&quot;" office:value-type="string" office:string-value="SELECT 'Armand', 'Bodnár', '2003-11-17', 'Hungary', Null, 'Szeged', 'Réti út 38.', u.Id FROM Users u WHERE EmailAddress = 'armand.bodnar@szeged.com' UNION" calcext:value-type="string">
            <text:p>SELECT 'Armand', 'Bodnár', '2003-11-17', 'Hungary', Null, 'Szeged', 'Réti út 38.', u.Id FROM Users u WHERE EmailAddress = 'armand.bodnar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akatos</text:p>
          </table:table-cell>
          <table:table-cell table:style-name="ce10" office:value-type="date" office:date-value="2005-06-30" calcext:value-type="date">
            <text:p>2005-06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iszombor</text:p>
          </table:table-cell>
          <table:table-cell office:value-type="string" calcext:value-type="string">
            <text:p>Kör utca 132.</text:p>
          </table:table-cell>
          <table:table-cell table:style-name="ce1" office:value-type="string" calcext:value-type="string">
            <text:p>Renato</text:p>
          </table:table-cell>
          <table:table-cell table:style-name="ce1" table:formula="of:=[.B123]" office:value-type="string" office:string-value="Lakatos" calcext:value-type="string">
            <text:p>Lakatos</text:p>
          </table:table-cell>
          <table:table-cell table:formula="of:=[.F123]" office:value-type="string" office:string-value="Kiszombor" calcext:value-type="string">
            <text:p>Kiszombor</text:p>
          </table:table-cell>
          <table:table-cell table:formula="of:=LOWER([.H123])" office:value-type="string" office:string-value="renato" calcext:value-type="string">
            <text:p>renato</text:p>
          </table:table-cell>
          <table:table-cell table:formula="of:=LOWER([.I123])" office:value-type="string" office:string-value="lakatos" calcext:value-type="string">
            <text:p>lakatos</text:p>
          </table:table-cell>
          <table:table-cell table:formula="of:=LOWER([.J123])" office:value-type="string" office:string-value="kiszombor" calcext:value-type="string">
            <text:p>kiszombo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p79hafaby" calcext:value-type="string">
            <text:p>qp79hafa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3];&quot;.&quot;;[.L123];&quot;@&quot;;[.M123];&quot;.com&quot;)" office:value-type="string" office:string-value="renato.lakatos@kiszombor.com" calcext:value-type="string">
            <text:p>renato.lakatos@kiszombor.com</text:p>
          </table:table-cell>
          <table:table-cell table:formula="of:=&quot;('&quot;&amp;COM.MICROSOFT.CONCAT([.K123];&quot;.&quot;;[.L123];&quot;@&quot;;[.M123];&quot;.com&quot;)&amp;&quot;',&quot;" office:value-type="string" office:string-value="('renato.lakatos@kiszombor.com'," calcext:value-type="string">
            <text:p>('renato.lakatos@kiszombor.com',</text:p>
          </table:table-cell>
          <table:table-cell table:formula="of:=&quot;HASHBYTES('SHA2_512', '&quot;&amp;[.N123]&amp;&quot;'),&quot;" office:value-type="string" office:string-value="HASHBYTES('SHA2_512', 'qp79hafaby')," calcext:value-type="string">
            <text:p>HASHBYTES('SHA2_512', 'qp79hafaby'),</text:p>
          </table:table-cell>
          <table:table-cell table:formula="of:=[.O123]&amp;&quot;,&quot;" office:value-type="string" office:string-value="1," calcext:value-type="string">
            <text:p>1,</text:p>
          </table:table-cell>
          <table:table-cell table:formula="of:=[.P12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3]&amp;&quot;', '&quot;&amp;[.B123]&amp;&quot;', '&quot;&amp;TEXT([.C123]; &quot;yyyy-mm-dd&quot;)&amp;&quot;', '&quot;&amp;[.D123]&amp;&quot;', &quot;&amp;IF([.E123]=&quot;Null&quot;; &quot;Null&quot;; &quot;'&quot;&amp;[.E123]&amp;&quot;'&quot;)&amp;&quot;, '&quot;&amp;[.F123]&amp;&quot;', '&quot;&amp;[.G123]&amp;&quot;', u.Id FROM Users u WHERE EmailAddress = '&quot;&amp;[.Q123]&amp;&quot;' UNION&quot;" office:value-type="string" office:string-value="SELECT 'Renátó', 'Lakatos', '2005-06-30', 'Hungary', Null, 'Kiszombor', 'Kör utca 132.', u.Id FROM Users u WHERE EmailAddress = 'renato.lakatos@kiszombor.com' UNION" calcext:value-type="string">
            <text:p>SELECT 'Renátó', 'Lakatos', '2005-06-30', 'Hungary', Null, 'Kiszombor', 'Kör utca 132.', u.Id FROM Users u WHERE EmailAddress = 'renato.lakatos@kiszombo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Barna</text:p>
          </table:table-cell>
          <table:table-cell table:style-name="ce10" office:value-type="date" office:date-value="2004-08-29" calcext:value-type="date">
            <text:p>2004-08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ap utca 48.</text:p>
          </table:table-cell>
          <table:table-cell table:style-name="ce1" table:formula="of:=[.A124]" office:value-type="string" office:string-value="Dorina" calcext:value-type="string">
            <text:p>Dorina</text:p>
          </table:table-cell>
          <table:table-cell table:style-name="ce1" table:formula="of:=[.B124]" office:value-type="string" office:string-value="Barna" calcext:value-type="string">
            <text:p>Barna</text:p>
          </table:table-cell>
          <table:table-cell table:formula="of:=[.F124]" office:value-type="string" office:string-value="Szeged" calcext:value-type="string">
            <text:p>Szeged</text:p>
          </table:table-cell>
          <table:table-cell table:formula="of:=LOWER([.H124])" office:value-type="string" office:string-value="dorina" calcext:value-type="string">
            <text:p>dorina</text:p>
          </table:table-cell>
          <table:table-cell table:formula="of:=LOWER([.I124])" office:value-type="string" office:string-value="barna" calcext:value-type="string">
            <text:p>barna</text:p>
          </table:table-cell>
          <table:table-cell table:formula="of:=LOWER([.J124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c24pqgyxb" calcext:value-type="string">
            <text:p>uc24pqgyx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4];&quot;.&quot;;[.L124];&quot;@&quot;;[.M124];&quot;.com&quot;)" office:value-type="string" office:string-value="dorina.barna@szeged.com" calcext:value-type="string">
            <text:p>dorina.barna@szeged.com</text:p>
          </table:table-cell>
          <table:table-cell table:formula="of:=&quot;('&quot;&amp;COM.MICROSOFT.CONCAT([.K124];&quot;.&quot;;[.L124];&quot;@&quot;;[.M124];&quot;.com&quot;)&amp;&quot;',&quot;" office:value-type="string" office:string-value="('dorina.barna@szeged.com'," calcext:value-type="string">
            <text:p>('dorina.barna@szeged.com',</text:p>
          </table:table-cell>
          <table:table-cell table:formula="of:=&quot;HASHBYTES('SHA2_512', '&quot;&amp;[.N124]&amp;&quot;'),&quot;" office:value-type="string" office:string-value="HASHBYTES('SHA2_512', 'uc24pqgyxb')," calcext:value-type="string">
            <text:p>HASHBYTES('SHA2_512', 'uc24pqgyxb'),</text:p>
          </table:table-cell>
          <table:table-cell table:formula="of:=[.O124]&amp;&quot;,&quot;" office:value-type="string" office:string-value="1," calcext:value-type="string">
            <text:p>1,</text:p>
          </table:table-cell>
          <table:table-cell table:formula="of:=[.P12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4]&amp;&quot;', '&quot;&amp;[.B124]&amp;&quot;', '&quot;&amp;TEXT([.C124]; &quot;yyyy-mm-dd&quot;)&amp;&quot;', '&quot;&amp;[.D124]&amp;&quot;', &quot;&amp;IF([.E124]=&quot;Null&quot;; &quot;Null&quot;; &quot;'&quot;&amp;[.E124]&amp;&quot;'&quot;)&amp;&quot;, '&quot;&amp;[.F124]&amp;&quot;', '&quot;&amp;[.G124]&amp;&quot;', u.Id FROM Users u WHERE EmailAddress = '&quot;&amp;[.Q124]&amp;&quot;' UNION&quot;" office:value-type="string" office:string-value="SELECT 'Dorina', 'Barna', '2004-08-29', 'Hungary', Null, 'Szeged', 'Csap utca 48.', u.Id FROM Users u WHERE EmailAddress = 'dorina.barna@szeged.com' UNION" calcext:value-type="string">
            <text:p>SELECT 'Dorina', 'Barna', '2004-08-29', 'Hungary', Null, 'Szeged', 'Csap utca 48.', u.Id FROM Users u WHERE EmailAddress = 'dorina.barna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Kende</text:p>
          </table:table-cell>
          <table:table-cell table:style-name="ce10" office:value-type="date" office:date-value="2003-10-13" calcext:value-type="date">
            <text:p>2003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Árvíz utca 2. fsz/2.</text:p>
          </table:table-cell>
          <table:table-cell table:style-name="ce1" table:formula="of:=[.A125]" office:value-type="string" office:string-value="Endre" calcext:value-type="string">
            <text:p>Endre</text:p>
          </table:table-cell>
          <table:table-cell table:style-name="ce1" table:formula="of:=[.B125]" office:value-type="string" office:string-value="Kende" calcext:value-type="string">
            <text:p>Kende</text:p>
          </table:table-cell>
          <table:table-cell table:formula="of:=[.F125]" office:value-type="string" office:string-value="Szeged" calcext:value-type="string">
            <text:p>Szeged</text:p>
          </table:table-cell>
          <table:table-cell table:formula="of:=LOWER([.H125])" office:value-type="string" office:string-value="endre" calcext:value-type="string">
            <text:p>endre</text:p>
          </table:table-cell>
          <table:table-cell table:formula="of:=LOWER([.I125])" office:value-type="string" office:string-value="kende" calcext:value-type="string">
            <text:p>kende</text:p>
          </table:table-cell>
          <table:table-cell table:formula="of:=LOWER([.J125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c78rsbnhz" calcext:value-type="string">
            <text:p>kc78rsbn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5];&quot;.&quot;;[.L125];&quot;@&quot;;[.M125];&quot;.com&quot;)" office:value-type="string" office:string-value="endre.kende@szeged.com" calcext:value-type="string">
            <text:p>endre.kende@szeged.com</text:p>
          </table:table-cell>
          <table:table-cell table:formula="of:=&quot;('&quot;&amp;COM.MICROSOFT.CONCAT([.K125];&quot;.&quot;;[.L125];&quot;@&quot;;[.M125];&quot;.com&quot;)&amp;&quot;',&quot;" office:value-type="string" office:string-value="('endre.kende@szeged.com'," calcext:value-type="string">
            <text:p>('endre.kende@szeged.com',</text:p>
          </table:table-cell>
          <table:table-cell table:formula="of:=&quot;HASHBYTES('SHA2_512', '&quot;&amp;[.N125]&amp;&quot;'),&quot;" office:value-type="string" office:string-value="HASHBYTES('SHA2_512', 'kc78rsbnhz')," calcext:value-type="string">
            <text:p>HASHBYTES('SHA2_512', 'kc78rsbnhz'),</text:p>
          </table:table-cell>
          <table:table-cell table:formula="of:=[.O125]&amp;&quot;,&quot;" office:value-type="string" office:string-value="1," calcext:value-type="string">
            <text:p>1,</text:p>
          </table:table-cell>
          <table:table-cell table:formula="of:=[.P12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5]&amp;&quot;', '&quot;&amp;[.B125]&amp;&quot;', '&quot;&amp;TEXT([.C125]; &quot;yyyy-mm-dd&quot;)&amp;&quot;', '&quot;&amp;[.D125]&amp;&quot;', &quot;&amp;IF([.E125]=&quot;Null&quot;; &quot;Null&quot;; &quot;'&quot;&amp;[.E125]&amp;&quot;'&quot;)&amp;&quot;, '&quot;&amp;[.F125]&amp;&quot;', '&quot;&amp;[.G125]&amp;&quot;', u.Id FROM Users u WHERE EmailAddress = '&quot;&amp;[.Q125]&amp;&quot;' UNION&quot;" office:value-type="string" office:string-value="SELECT 'Endre', 'Kende', '2003-10-13', 'Hungary', Null, 'Szeged', 'Árvíz utca 2. fsz/2.', u.Id FROM Users u WHERE EmailAddress = 'endre.kende@szeged.com' UNION" calcext:value-type="string">
            <text:p>SELECT 'Endre', 'Kende', '2003-10-13', 'Hungary', Null, 'Szeged', 'Árvíz utca 2. fsz/2.', u.Id FROM Users u WHERE EmailAddress = 'endre.kende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oel</text:p>
          </table:table-cell>
          <table:table-cell office:value-type="string" calcext:value-type="string">
            <text:p>Simon</text:p>
          </table:table-cell>
          <table:table-cell table:style-name="ce10" office:value-type="date" office:date-value="2002-12-31" calcext:value-type="date">
            <text:p>2002-12-3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Vezér utca 14.</text:p>
          </table:table-cell>
          <table:table-cell table:style-name="ce1" table:formula="of:=[.A126]" office:value-type="string" office:string-value="Noel" calcext:value-type="string">
            <text:p>Noel</text:p>
          </table:table-cell>
          <table:table-cell table:style-name="ce1" table:formula="of:=[.B126]" office:value-type="string" office:string-value="Simon" calcext:value-type="string">
            <text:p>Simon</text:p>
          </table:table-cell>
          <table:table-cell table:formula="of:=[.F126]" office:value-type="string" office:string-value="Szeged" calcext:value-type="string">
            <text:p>Szeged</text:p>
          </table:table-cell>
          <table:table-cell table:formula="of:=LOWER([.H126])" office:value-type="string" office:string-value="noel" calcext:value-type="string">
            <text:p>noel</text:p>
          </table:table-cell>
          <table:table-cell table:formula="of:=LOWER([.I126])" office:value-type="string" office:string-value="simon" calcext:value-type="string">
            <text:p>simon</text:p>
          </table:table-cell>
          <table:table-cell table:formula="of:=LOWER([.J126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y2ftkryr" calcext:value-type="string">
            <text:p>sy2ftkry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6];&quot;.&quot;;[.L126];&quot;@&quot;;[.M126];&quot;.com&quot;)" office:value-type="string" office:string-value="noel.simon@szeged.com" calcext:value-type="string">
            <text:p>noel.simon@szeged.com</text:p>
          </table:table-cell>
          <table:table-cell table:formula="of:=&quot;('&quot;&amp;COM.MICROSOFT.CONCAT([.K126];&quot;.&quot;;[.L126];&quot;@&quot;;[.M126];&quot;.com&quot;)&amp;&quot;',&quot;" office:value-type="string" office:string-value="('noel.simon@szeged.com'," calcext:value-type="string">
            <text:p>('noel.simon@szeged.com',</text:p>
          </table:table-cell>
          <table:table-cell table:formula="of:=&quot;HASHBYTES('SHA2_512', '&quot;&amp;[.N126]&amp;&quot;'),&quot;" office:value-type="string" office:string-value="HASHBYTES('SHA2_512', 'sy2ftkryr')," calcext:value-type="string">
            <text:p>HASHBYTES('SHA2_512', 'sy2ftkryr'),</text:p>
          </table:table-cell>
          <table:table-cell table:formula="of:=[.O126]&amp;&quot;,&quot;" office:value-type="string" office:string-value="1," calcext:value-type="string">
            <text:p>1,</text:p>
          </table:table-cell>
          <table:table-cell table:formula="of:=[.P12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6]&amp;&quot;', '&quot;&amp;[.B126]&amp;&quot;', '&quot;&amp;TEXT([.C126]; &quot;yyyy-mm-dd&quot;)&amp;&quot;', '&quot;&amp;[.D126]&amp;&quot;', &quot;&amp;IF([.E126]=&quot;Null&quot;; &quot;Null&quot;; &quot;'&quot;&amp;[.E126]&amp;&quot;'&quot;)&amp;&quot;, '&quot;&amp;[.F126]&amp;&quot;', '&quot;&amp;[.G126]&amp;&quot;', u.Id FROM Users u WHERE EmailAddress = '&quot;&amp;[.Q126]&amp;&quot;' UNION&quot;" office:value-type="string" office:string-value="SELECT 'Noel', 'Simon', '2002-12-31', 'Hungary', Null, 'Szeged', 'Vezér utca 14.', u.Id FROM Users u WHERE EmailAddress = 'noel.simon@szeged.com' UNION" calcext:value-type="string">
            <text:p>SELECT 'Noel', 'Simon', '2002-12-31', 'Hungary', Null, 'Szeged', 'Vezér utca 14.', u.Id FROM Users u WHERE EmailAddress = 'noel.simo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ibor</text:p>
          </table:table-cell>
          <table:table-cell office:value-type="string" calcext:value-type="string">
            <text:p>Dobos</text:p>
          </table:table-cell>
          <table:table-cell table:style-name="ce10" office:value-type="date" office:date-value="2002-01-14" calcext:value-type="date">
            <text:p>2002-01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Ilosvai utca 2.</text:p>
          </table:table-cell>
          <table:table-cell table:style-name="ce1" table:formula="of:=[.A127]" office:value-type="string" office:string-value="Tibor" calcext:value-type="string">
            <text:p>Tibor</text:p>
          </table:table-cell>
          <table:table-cell table:style-name="ce1" table:formula="of:=[.B127]" office:value-type="string" office:string-value="Dobos" calcext:value-type="string">
            <text:p>Dobos</text:p>
          </table:table-cell>
          <table:table-cell table:formula="of:=[.F127]" office:value-type="string" office:string-value="Szeged" calcext:value-type="string">
            <text:p>Szeged</text:p>
          </table:table-cell>
          <table:table-cell table:formula="of:=LOWER([.H127])" office:value-type="string" office:string-value="tibor" calcext:value-type="string">
            <text:p>tibor</text:p>
          </table:table-cell>
          <table:table-cell table:formula="of:=LOWER([.I127])" office:value-type="string" office:string-value="dobos" calcext:value-type="string">
            <text:p>dobos</text:p>
          </table:table-cell>
          <table:table-cell table:formula="of:=LOWER([.J127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k80saygba" calcext:value-type="string">
            <text:p>zk80sayg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7];&quot;.&quot;;[.L127];&quot;@&quot;;[.M127];&quot;.com&quot;)" office:value-type="string" office:string-value="tibor.dobos@szeged.com" calcext:value-type="string">
            <text:p>tibor.dobos@szeged.com</text:p>
          </table:table-cell>
          <table:table-cell table:formula="of:=&quot;('&quot;&amp;COM.MICROSOFT.CONCAT([.K127];&quot;.&quot;;[.L127];&quot;@&quot;;[.M127];&quot;.com&quot;)&amp;&quot;',&quot;" office:value-type="string" office:string-value="('tibor.dobos@szeged.com'," calcext:value-type="string">
            <text:p>('tibor.dobos@szeged.com',</text:p>
          </table:table-cell>
          <table:table-cell table:formula="of:=&quot;HASHBYTES('SHA2_512', '&quot;&amp;[.N127]&amp;&quot;'),&quot;" office:value-type="string" office:string-value="HASHBYTES('SHA2_512', 'zk80saygba')," calcext:value-type="string">
            <text:p>HASHBYTES('SHA2_512', 'zk80saygba'),</text:p>
          </table:table-cell>
          <table:table-cell table:formula="of:=[.O127]&amp;&quot;,&quot;" office:value-type="string" office:string-value="1," calcext:value-type="string">
            <text:p>1,</text:p>
          </table:table-cell>
          <table:table-cell table:formula="of:=[.P12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7]&amp;&quot;', '&quot;&amp;[.B127]&amp;&quot;', '&quot;&amp;TEXT([.C127]; &quot;yyyy-mm-dd&quot;)&amp;&quot;', '&quot;&amp;[.D127]&amp;&quot;', &quot;&amp;IF([.E127]=&quot;Null&quot;; &quot;Null&quot;; &quot;'&quot;&amp;[.E127]&amp;&quot;'&quot;)&amp;&quot;, '&quot;&amp;[.F127]&amp;&quot;', '&quot;&amp;[.G127]&amp;&quot;', u.Id FROM Users u WHERE EmailAddress = '&quot;&amp;[.Q127]&amp;&quot;' UNION&quot;" office:value-type="string" office:string-value="SELECT 'Tibor', 'Dobos', '2002-01-14', 'Hungary', Null, 'Szeged', 'Ilosvai utca 2.', u.Id FROM Users u WHERE EmailAddress = 'tibor.dobos@szeged.com' UNION" calcext:value-type="string">
            <text:p>SELECT 'Tibor', 'Dobos', '2002-01-14', 'Hungary', Null, 'Szeged', 'Ilosvai utca 2.', u.Id FROM Users u WHERE EmailAddress = 'tibor.dobo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06-01-06" calcext:value-type="date">
            <text:p>2006-01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Kossuth Lajos utca 5.</text:p>
          </table:table-cell>
          <table:table-cell table:style-name="ce1" office:value-type="string" calcext:value-type="string">
            <text:p>Janos</text:p>
          </table:table-cell>
          <table:table-cell table:style-name="ce1" table:formula="of:=[.B128]" office:value-type="string" office:string-value="Bakos" calcext:value-type="string">
            <text:p>Bakos</text:p>
          </table:table-cell>
          <table:table-cell table:formula="of:=[.F128]" office:value-type="string" office:string-value="Szeged" calcext:value-type="string">
            <text:p>Szeged</text:p>
          </table:table-cell>
          <table:table-cell table:formula="of:=LOWER([.H128])" office:value-type="string" office:string-value="janos" calcext:value-type="string">
            <text:p>janos</text:p>
          </table:table-cell>
          <table:table-cell table:formula="of:=LOWER([.I128])" office:value-type="string" office:string-value="bakos" calcext:value-type="string">
            <text:p>bakos</text:p>
          </table:table-cell>
          <table:table-cell table:formula="of:=LOWER([.J128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a67haiwpj" calcext:value-type="string">
            <text:p>qa67haiwp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8];&quot;.&quot;;[.L128];&quot;@&quot;;[.M128];&quot;.com&quot;)" office:value-type="string" office:string-value="janos.bakos@szeged.com" calcext:value-type="string">
            <text:p>janos.bakos@szeged.com</text:p>
          </table:table-cell>
          <table:table-cell table:formula="of:=&quot;('&quot;&amp;COM.MICROSOFT.CONCAT([.K128];&quot;.&quot;;[.L128];&quot;@&quot;;[.M128];&quot;.com&quot;)&amp;&quot;',&quot;" office:value-type="string" office:string-value="('janos.bakos@szeged.com'," calcext:value-type="string">
            <text:p>('janos.bakos@szeged.com',</text:p>
          </table:table-cell>
          <table:table-cell table:formula="of:=&quot;HASHBYTES('SHA2_512', '&quot;&amp;[.N128]&amp;&quot;'),&quot;" office:value-type="string" office:string-value="HASHBYTES('SHA2_512', 'qa67haiwpj')," calcext:value-type="string">
            <text:p>HASHBYTES('SHA2_512', 'qa67haiwpj'),</text:p>
          </table:table-cell>
          <table:table-cell table:formula="of:=[.O128]&amp;&quot;,&quot;" office:value-type="string" office:string-value="1," calcext:value-type="string">
            <text:p>1,</text:p>
          </table:table-cell>
          <table:table-cell table:formula="of:=[.P12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8]&amp;&quot;', '&quot;&amp;[.B128]&amp;&quot;', '&quot;&amp;TEXT([.C128]; &quot;yyyy-mm-dd&quot;)&amp;&quot;', '&quot;&amp;[.D128]&amp;&quot;', &quot;&amp;IF([.E128]=&quot;Null&quot;; &quot;Null&quot;; &quot;'&quot;&amp;[.E128]&amp;&quot;'&quot;)&amp;&quot;, '&quot;&amp;[.F128]&amp;&quot;', '&quot;&amp;[.G128]&amp;&quot;', u.Id FROM Users u WHERE EmailAddress = '&quot;&amp;[.Q128]&amp;&quot;' UNION&quot;" office:value-type="string" office:string-value="SELECT 'János', 'Bakos', '2006-01-06', 'Hungary', Null, 'Szeged', 'Kossuth Lajos utca 5.', u.Id FROM Users u WHERE EmailAddress = 'janos.bakos@szeged.com' UNION" calcext:value-type="string">
            <text:p>SELECT 'János', 'Bakos', '2006-01-06', 'Hungary', Null, 'Szeged', 'Kossuth Lajos utca 5.', u.Id FROM Users u WHERE EmailAddress = 'janos.bako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vien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2006-01-01" calcext:value-type="date">
            <text:p>2006-01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ozdony utca 45.</text:p>
          </table:table-cell>
          <table:table-cell table:style-name="ce1" table:formula="of:=[.A129]" office:value-type="string" office:string-value="Vivien" calcext:value-type="string">
            <text:p>Vivien</text:p>
          </table:table-cell>
          <table:table-cell table:style-name="ce1" office:value-type="string" calcext:value-type="string">
            <text:p>Novak</text:p>
          </table:table-cell>
          <table:table-cell table:formula="of:=[.F129]" office:value-type="string" office:string-value="Szeged" calcext:value-type="string">
            <text:p>Szeged</text:p>
          </table:table-cell>
          <table:table-cell table:formula="of:=LOWER([.H129])" office:value-type="string" office:string-value="vivien" calcext:value-type="string">
            <text:p>vivien</text:p>
          </table:table-cell>
          <table:table-cell table:formula="of:=LOWER([.I129])" office:value-type="string" office:string-value="novak" calcext:value-type="string">
            <text:p>novak</text:p>
          </table:table-cell>
          <table:table-cell table:formula="of:=LOWER([.J129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g19hwvkyv" calcext:value-type="string">
            <text:p>qg19hwvky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9];&quot;.&quot;;[.L129];&quot;@&quot;;[.M129];&quot;.com&quot;)" office:value-type="string" office:string-value="vivien.novak@szeged.com" calcext:value-type="string">
            <text:p>vivien.novak@szeged.com</text:p>
          </table:table-cell>
          <table:table-cell table:formula="of:=&quot;('&quot;&amp;COM.MICROSOFT.CONCAT([.K129];&quot;.&quot;;[.L129];&quot;@&quot;;[.M129];&quot;.com&quot;)&amp;&quot;',&quot;" office:value-type="string" office:string-value="('vivien.novak@szeged.com'," calcext:value-type="string">
            <text:p>('vivien.novak@szeged.com',</text:p>
          </table:table-cell>
          <table:table-cell table:formula="of:=&quot;HASHBYTES('SHA2_512', '&quot;&amp;[.N129]&amp;&quot;'),&quot;" office:value-type="string" office:string-value="HASHBYTES('SHA2_512', 'qg19hwvkyv')," calcext:value-type="string">
            <text:p>HASHBYTES('SHA2_512', 'qg19hwvkyv'),</text:p>
          </table:table-cell>
          <table:table-cell table:formula="of:=[.O129]&amp;&quot;,&quot;" office:value-type="string" office:string-value="1," calcext:value-type="string">
            <text:p>1,</text:p>
          </table:table-cell>
          <table:table-cell table:formula="of:=[.P12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9]&amp;&quot;', '&quot;&amp;[.B129]&amp;&quot;', '&quot;&amp;TEXT([.C129]; &quot;yyyy-mm-dd&quot;)&amp;&quot;', '&quot;&amp;[.D129]&amp;&quot;', &quot;&amp;IF([.E129]=&quot;Null&quot;; &quot;Null&quot;; &quot;'&quot;&amp;[.E129]&amp;&quot;'&quot;)&amp;&quot;, '&quot;&amp;[.F129]&amp;&quot;', '&quot;&amp;[.G129]&amp;&quot;', u.Id FROM Users u WHERE EmailAddress = '&quot;&amp;[.Q129]&amp;&quot;' UNION&quot;" office:value-type="string" office:string-value="SELECT 'Vivien', 'Novák', '2006-01-01', 'Hungary', 'Serbia', 'Szeged', 'Mozdony utca 45.', u.Id FROM Users u WHERE EmailAddress = 'vivien.novak@szeged.com' UNION" calcext:value-type="string">
            <text:p>SELECT 'Vivien', 'Novák', '2006-01-01', 'Hungary', 'Serbia', 'Szeged', 'Mozdony utca 45.', u.Id FROM Users u WHERE EmailAddress = 'vivien.novak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ónika</text:p>
          </table:table-cell>
          <table:table-cell office:value-type="string" calcext:value-type="string">
            <text:p>Németh</text:p>
          </table:table-cell>
          <table:table-cell table:style-name="ce10" office:value-type="date" office:date-value="2005-01-19" calcext:value-type="date">
            <text:p>2005-01-1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ozdony utca 49.</text:p>
          </table:table-cell>
          <table:table-cell table:style-name="ce1" office:value-type="string" calcext:value-type="string">
            <text:p>Monika</text:p>
          </table:table-cell>
          <table:table-cell table:style-name="ce1" office:value-type="string" calcext:value-type="string">
            <text:p>Nemeth</text:p>
          </table:table-cell>
          <table:table-cell table:formula="of:=[.F130]" office:value-type="string" office:string-value="Szeged" calcext:value-type="string">
            <text:p>Szeged</text:p>
          </table:table-cell>
          <table:table-cell table:formula="of:=LOWER([.H130])" office:value-type="string" office:string-value="monika" calcext:value-type="string">
            <text:p>monika</text:p>
          </table:table-cell>
          <table:table-cell table:formula="of:=LOWER([.I130])" office:value-type="string" office:string-value="nemeth" calcext:value-type="string">
            <text:p>nemeth</text:p>
          </table:table-cell>
          <table:table-cell table:formula="of:=LOWER([.J130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z79suvnhr" calcext:value-type="string">
            <text:p>hz79suvnh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0];&quot;.&quot;;[.L130];&quot;@&quot;;[.M130];&quot;.com&quot;)" office:value-type="string" office:string-value="monika.nemeth@szeged.com" calcext:value-type="string">
            <text:p>monika.nemeth@szeged.com</text:p>
          </table:table-cell>
          <table:table-cell table:formula="of:=&quot;('&quot;&amp;COM.MICROSOFT.CONCAT([.K130];&quot;.&quot;;[.L130];&quot;@&quot;;[.M130];&quot;.com&quot;)&amp;&quot;',&quot;" office:value-type="string" office:string-value="('monika.nemeth@szeged.com'," calcext:value-type="string">
            <text:p>('monika.nemeth@szeged.com',</text:p>
          </table:table-cell>
          <table:table-cell table:formula="of:=&quot;HASHBYTES('SHA2_512', '&quot;&amp;[.N130]&amp;&quot;'),&quot;" office:value-type="string" office:string-value="HASHBYTES('SHA2_512', 'hz79suvnhr')," calcext:value-type="string">
            <text:p>HASHBYTES('SHA2_512', 'hz79suvnhr'),</text:p>
          </table:table-cell>
          <table:table-cell table:formula="of:=[.O130]&amp;&quot;,&quot;" office:value-type="string" office:string-value="1," calcext:value-type="string">
            <text:p>1,</text:p>
          </table:table-cell>
          <table:table-cell table:formula="of:=[.P13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0]&amp;&quot;', '&quot;&amp;[.B130]&amp;&quot;', '&quot;&amp;TEXT([.C130]; &quot;yyyy-mm-dd&quot;)&amp;&quot;', '&quot;&amp;[.D130]&amp;&quot;', &quot;&amp;IF([.E130]=&quot;Null&quot;; &quot;Null&quot;; &quot;'&quot;&amp;[.E130]&amp;&quot;'&quot;)&amp;&quot;, '&quot;&amp;[.F130]&amp;&quot;', '&quot;&amp;[.G130]&amp;&quot;', u.Id FROM Users u WHERE EmailAddress = '&quot;&amp;[.Q130]&amp;&quot;' UNION&quot;" office:value-type="string" office:string-value="SELECT 'Mónika', 'Németh', '2005-01-19', 'Hungary', Null, 'Szeged', 'Mozdony utca 49.', u.Id FROM Users u WHERE EmailAddress = 'monika.nemeth@szeged.com' UNION" calcext:value-type="string">
            <text:p>SELECT 'Mónika', 'Németh', '2005-01-19', 'Hungary', Null, 'Szeged', 'Mozdony utca 49.', u.Id FROM Users u WHERE EmailAddress = 'monika.nemeth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hardt</text:p>
          </table:table-cell>
          <table:table-cell office:value-type="string" calcext:value-type="string">
            <text:p>Tolkien</text:p>
          </table:table-cell>
          <table:table-cell table:style-name="ce10" office:value-type="date" office:date-value="1999-06-20" calcext:value-type="date">
            <text:p>1999-06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m Feldrain 45</text:p>
          </table:table-cell>
          <table:table-cell office:value-type="string" calcext:value-type="string">
            <text:p>Gerhardt</text:p>
          </table:table-cell>
          <table:table-cell office:value-type="string" calcext:value-type="string">
            <text:p>Tolkien</text:p>
          </table:table-cell>
          <table:table-cell table:formula="of:=[.F131]" office:value-type="string" office:string-value="Dresden" calcext:value-type="string">
            <text:p>Dresden</text:p>
          </table:table-cell>
          <table:table-cell table:formula="of:=LOWER([.H131])" office:value-type="string" office:string-value="gerhardt" calcext:value-type="string">
            <text:p>gerhardt</text:p>
          </table:table-cell>
          <table:table-cell table:formula="of:=LOWER([.I131])" office:value-type="string" office:string-value="tolkien" calcext:value-type="string">
            <text:p>tolkien</text:p>
          </table:table-cell>
          <table:table-cell table:formula="of:=LOWER([.J131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d74odgujt" calcext:value-type="string">
            <text:p>sd74odguj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1];&quot;.&quot;;[.L131];&quot;@&quot;;[.M131];&quot;.com&quot;)" office:value-type="string" office:string-value="gerhardt.tolkien@dresden.com" calcext:value-type="string">
            <text:p>gerhardt.tolkien@dresden.com</text:p>
          </table:table-cell>
          <table:table-cell table:formula="of:=&quot;('&quot;&amp;COM.MICROSOFT.CONCAT([.K131];&quot;.&quot;;[.L131];&quot;@&quot;;[.M131];&quot;.com&quot;)&amp;&quot;',&quot;" office:value-type="string" office:string-value="('gerhardt.tolkien@dresden.com'," calcext:value-type="string">
            <text:p>('gerhardt.tolkien@dresden.com',</text:p>
          </table:table-cell>
          <table:table-cell table:formula="of:=&quot;HASHBYTES('SHA2_512', '&quot;&amp;[.N131]&amp;&quot;'),&quot;" office:value-type="string" office:string-value="HASHBYTES('SHA2_512', 'sd74odgujt')," calcext:value-type="string">
            <text:p>HASHBYTES('SHA2_512', 'sd74odgujt'),</text:p>
          </table:table-cell>
          <table:table-cell table:formula="of:=[.O131]&amp;&quot;,&quot;" office:value-type="string" office:string-value="1," calcext:value-type="string">
            <text:p>1,</text:p>
          </table:table-cell>
          <table:table-cell table:formula="of:=[.P13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1]&amp;&quot;', '&quot;&amp;[.B131]&amp;&quot;', '&quot;&amp;TEXT([.C131]; &quot;yyyy-mm-dd&quot;)&amp;&quot;', '&quot;&amp;[.D131]&amp;&quot;', &quot;&amp;IF([.E131]=&quot;Null&quot;; &quot;Null&quot;; &quot;'&quot;&amp;[.E131]&amp;&quot;'&quot;)&amp;&quot;, '&quot;&amp;[.F131]&amp;&quot;', '&quot;&amp;[.G131]&amp;&quot;', u.Id FROM Users u WHERE EmailAddress = '&quot;&amp;[.Q131]&amp;&quot;' UNION&quot;" office:value-type="string" office:string-value="SELECT 'Gerhardt', 'Tolkien', '1999-06-20', 'Germany', 'Austria', 'Dresden', ' Am Feldrain 45', u.Id FROM Users u WHERE EmailAddress = 'gerhardt.tolkien@dresden.com' UNION" calcext:value-type="string">
            <text:p>SELECT 'Gerhardt', 'Tolkien', '1999-06-20', 'Germany', 'Austria', 'Dresden', ' Am Feldrain 45', u.Id FROM Users u WHERE EmailAddress = 'gerhardt.tolkie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Brodbeck</text:p>
          </table:table-cell>
          <table:table-cell table:style-name="ce10" office:value-type="date" office:date-value="2000-09-06" calcext:value-type="date">
            <text:p>2000-09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Maulbeerweg 5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Brodbeck</text:p>
          </table:table-cell>
          <table:table-cell table:formula="of:=[.F132]" office:value-type="string" office:string-value="Leipzig" calcext:value-type="string">
            <text:p>Leipzig</text:p>
          </table:table-cell>
          <table:table-cell table:formula="of:=LOWER([.H132])" office:value-type="string" office:string-value="linda" calcext:value-type="string">
            <text:p>linda</text:p>
          </table:table-cell>
          <table:table-cell table:formula="of:=LOWER([.I132])" office:value-type="string" office:string-value="brodbeck" calcext:value-type="string">
            <text:p>brodbeck</text:p>
          </table:table-cell>
          <table:table-cell table:formula="of:=LOWER([.J132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i91vjzndv" calcext:value-type="string">
            <text:p>li91vjznd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2];&quot;.&quot;;[.L132];&quot;@&quot;;[.M132];&quot;.com&quot;)" office:value-type="string" office:string-value="linda.brodbeck@leipzig.com" calcext:value-type="string">
            <text:p>linda.brodbeck@leipzig.com</text:p>
          </table:table-cell>
          <table:table-cell table:formula="of:=&quot;('&quot;&amp;COM.MICROSOFT.CONCAT([.K132];&quot;.&quot;;[.L132];&quot;@&quot;;[.M132];&quot;.com&quot;)&amp;&quot;',&quot;" office:value-type="string" office:string-value="('linda.brodbeck@leipzig.com'," calcext:value-type="string">
            <text:p>('linda.brodbeck@leipzig.com',</text:p>
          </table:table-cell>
          <table:table-cell table:formula="of:=&quot;HASHBYTES('SHA2_512', '&quot;&amp;[.N132]&amp;&quot;'),&quot;" office:value-type="string" office:string-value="HASHBYTES('SHA2_512', 'li91vjzndv')," calcext:value-type="string">
            <text:p>HASHBYTES('SHA2_512', 'li91vjzndv'),</text:p>
          </table:table-cell>
          <table:table-cell table:formula="of:=[.O132]&amp;&quot;,&quot;" office:value-type="string" office:string-value="1," calcext:value-type="string">
            <text:p>1,</text:p>
          </table:table-cell>
          <table:table-cell table:formula="of:=[.P13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2]&amp;&quot;', '&quot;&amp;[.B132]&amp;&quot;', '&quot;&amp;TEXT([.C132]; &quot;yyyy-mm-dd&quot;)&amp;&quot;', '&quot;&amp;[.D132]&amp;&quot;', &quot;&amp;IF([.E132]=&quot;Null&quot;; &quot;Null&quot;; &quot;'&quot;&amp;[.E132]&amp;&quot;'&quot;)&amp;&quot;, '&quot;&amp;[.F132]&amp;&quot;', '&quot;&amp;[.G132]&amp;&quot;', u.Id FROM Users u WHERE EmailAddress = '&quot;&amp;[.Q132]&amp;&quot;' UNION&quot;" office:value-type="string" office:string-value="SELECT 'Linda', 'Brodbeck', '2000-09-06', 'Germany', Null, 'Leipzig', ' Maulbeerweg 5', u.Id FROM Users u WHERE EmailAddress = 'linda.brodbeck@leipzig.com' UNION" calcext:value-type="string">
            <text:p>SELECT 'Linda', 'Brodbeck', '2000-09-06', 'Germany', Null, 'Leipzig', ' Maulbeerweg 5', u.Id FROM Users u WHERE EmailAddress = 'linda.brodbeck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Ulrike</text:p>
          </table:table-cell>
          <table:table-cell office:value-type="string" calcext:value-type="string">
            <text:p>Schuchard</text:p>
          </table:table-cell>
          <table:table-cell table:style-name="ce10" office:value-type="date" office:date-value="2001-11-08" calcext:value-type="date">
            <text:p>2001-11-0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ernhardstraße 23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Schuchard</text:p>
          </table:table-cell>
          <table:table-cell table:formula="of:=[.F133]" office:value-type="string" office:string-value="Dresden" calcext:value-type="string">
            <text:p>Dresden</text:p>
          </table:table-cell>
          <table:table-cell table:formula="of:=LOWER([.H133])" office:value-type="string" office:string-value="ulrike" calcext:value-type="string">
            <text:p>ulrike</text:p>
          </table:table-cell>
          <table:table-cell table:formula="of:=LOWER([.I133])" office:value-type="string" office:string-value="schuchard" calcext:value-type="string">
            <text:p>schuchard</text:p>
          </table:table-cell>
          <table:table-cell table:formula="of:=LOWER([.J133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j0fcqwkh" calcext:value-type="string">
            <text:p>pj0fcqwk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3];&quot;.&quot;;[.L133];&quot;@&quot;;[.M133];&quot;.com&quot;)" office:value-type="string" office:string-value="ulrike.schuchard@dresden.com" calcext:value-type="string">
            <text:p>ulrike.schuchard@dresden.com</text:p>
          </table:table-cell>
          <table:table-cell table:formula="of:=&quot;('&quot;&amp;COM.MICROSOFT.CONCAT([.K133];&quot;.&quot;;[.L133];&quot;@&quot;;[.M133];&quot;.com&quot;)&amp;&quot;',&quot;" office:value-type="string" office:string-value="('ulrike.schuchard@dresden.com'," calcext:value-type="string">
            <text:p>('ulrike.schuchard@dresden.com',</text:p>
          </table:table-cell>
          <table:table-cell table:formula="of:=&quot;HASHBYTES('SHA2_512', '&quot;&amp;[.N133]&amp;&quot;'),&quot;" office:value-type="string" office:string-value="HASHBYTES('SHA2_512', 'pj0fcqwkh')," calcext:value-type="string">
            <text:p>HASHBYTES('SHA2_512', 'pj0fcqwkh'),</text:p>
          </table:table-cell>
          <table:table-cell table:formula="of:=[.O133]&amp;&quot;,&quot;" office:value-type="string" office:string-value="1," calcext:value-type="string">
            <text:p>1,</text:p>
          </table:table-cell>
          <table:table-cell table:formula="of:=[.P13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3]&amp;&quot;', '&quot;&amp;[.B133]&amp;&quot;', '&quot;&amp;TEXT([.C133]; &quot;yyyy-mm-dd&quot;)&amp;&quot;', '&quot;&amp;[.D133]&amp;&quot;', &quot;&amp;IF([.E133]=&quot;Null&quot;; &quot;Null&quot;; &quot;'&quot;&amp;[.E133]&amp;&quot;'&quot;)&amp;&quot;, '&quot;&amp;[.F133]&amp;&quot;', '&quot;&amp;[.G133]&amp;&quot;', u.Id FROM Users u WHERE EmailAddress = '&quot;&amp;[.Q133]&amp;&quot;' UNION&quot;" office:value-type="string" office:string-value="SELECT 'Ulrike', 'Schuchard', '2001-11-08', 'Germany', Null, 'Dresden', ' Bernhardstraße 23', u.Id FROM Users u WHERE EmailAddress = 'ulrike.schuchard@dresden.com' UNION" calcext:value-type="string">
            <text:p>SELECT 'Ulrike', 'Schuchard', '2001-11-08', 'Germany', Null, 'Dresden', ' Bernhardstraße 23', u.Id FROM Users u WHERE EmailAddress = 'ulrike.schuchard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cha</text:p>
          </table:table-cell>
          <table:table-cell office:value-type="string" calcext:value-type="string">
            <text:p>Bader</text:p>
          </table:table-cell>
          <table:table-cell table:style-name="ce10" office:value-type="date" office:date-value="1998-09-07" calcext:value-type="date">
            <text:p>1998-09-0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ahlienstraße 55</text:p>
          </table:table-cell>
          <table:table-cell office:value-type="string" calcext:value-type="string">
            <text:p>Micha</text:p>
          </table:table-cell>
          <table:table-cell office:value-type="string" calcext:value-type="string">
            <text:p>Bader</text:p>
          </table:table-cell>
          <table:table-cell table:formula="of:=[.F134]" office:value-type="string" office:string-value="Leipzig" calcext:value-type="string">
            <text:p>Leipzig</text:p>
          </table:table-cell>
          <table:table-cell table:formula="of:=LOWER([.H134])" office:value-type="string" office:string-value="micha" calcext:value-type="string">
            <text:p>micha</text:p>
          </table:table-cell>
          <table:table-cell table:formula="of:=LOWER([.I134])" office:value-type="string" office:string-value="bader" calcext:value-type="string">
            <text:p>bader</text:p>
          </table:table-cell>
          <table:table-cell table:formula="of:=LOWER([.J134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s85kylvuu" calcext:value-type="string">
            <text:p>ts85kylvu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4];&quot;.&quot;;[.L134];&quot;@&quot;;[.M134];&quot;.com&quot;)" office:value-type="string" office:string-value="micha.bader@leipzig.com" calcext:value-type="string">
            <text:p>micha.bader@leipzig.com</text:p>
          </table:table-cell>
          <table:table-cell table:formula="of:=&quot;('&quot;&amp;COM.MICROSOFT.CONCAT([.K134];&quot;.&quot;;[.L134];&quot;@&quot;;[.M134];&quot;.com&quot;)&amp;&quot;',&quot;" office:value-type="string" office:string-value="('micha.bader@leipzig.com'," calcext:value-type="string">
            <text:p>('micha.bader@leipzig.com',</text:p>
          </table:table-cell>
          <table:table-cell table:formula="of:=&quot;HASHBYTES('SHA2_512', '&quot;&amp;[.N134]&amp;&quot;'),&quot;" office:value-type="string" office:string-value="HASHBYTES('SHA2_512', 'ts85kylvuu')," calcext:value-type="string">
            <text:p>HASHBYTES('SHA2_512', 'ts85kylvuu'),</text:p>
          </table:table-cell>
          <table:table-cell table:formula="of:=[.O134]&amp;&quot;,&quot;" office:value-type="string" office:string-value="1," calcext:value-type="string">
            <text:p>1,</text:p>
          </table:table-cell>
          <table:table-cell table:formula="of:=[.P13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4]&amp;&quot;', '&quot;&amp;[.B134]&amp;&quot;', '&quot;&amp;TEXT([.C134]; &quot;yyyy-mm-dd&quot;)&amp;&quot;', '&quot;&amp;[.D134]&amp;&quot;', &quot;&amp;IF([.E134]=&quot;Null&quot;; &quot;Null&quot;; &quot;'&quot;&amp;[.E134]&amp;&quot;'&quot;)&amp;&quot;, '&quot;&amp;[.F134]&amp;&quot;', '&quot;&amp;[.G134]&amp;&quot;', u.Id FROM Users u WHERE EmailAddress = '&quot;&amp;[.Q134]&amp;&quot;' UNION&quot;" office:value-type="string" office:string-value="SELECT 'Micha', 'Bader', '1998-09-07', 'Germany', Null, 'Leipzig', ' Dahlienstraße 55', u.Id FROM Users u WHERE EmailAddress = 'micha.bader@leipzig.com' UNION" calcext:value-type="string">
            <text:p>SELECT 'Micha', 'Bader', '1998-09-07', 'Germany', Null, 'Leipzig', ' Dahlienstraße 55', u.Id FROM Users u WHERE EmailAddress = 'micha.bad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Vonnegut</text:p>
          </table:table-cell>
          <table:table-cell table:style-name="ce10" office:value-type="date" office:date-value="2000-04-01" calcext:value-type="date">
            <text:p>2000-04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Weststraße 27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Vonnegut</text:p>
          </table:table-cell>
          <table:table-cell table:formula="of:=[.F135]" office:value-type="string" office:string-value="Dresden" calcext:value-type="string">
            <text:p>Dresden</text:p>
          </table:table-cell>
          <table:table-cell table:formula="of:=LOWER([.H135])" office:value-type="string" office:string-value="augusta" calcext:value-type="string">
            <text:p>augusta</text:p>
          </table:table-cell>
          <table:table-cell table:formula="of:=LOWER([.I135])" office:value-type="string" office:string-value="vonnegut" calcext:value-type="string">
            <text:p>vonnegut</text:p>
          </table:table-cell>
          <table:table-cell table:formula="of:=LOWER([.J135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g92xnxejt" calcext:value-type="string">
            <text:p>ng92xnxej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5];&quot;.&quot;;[.L135];&quot;@&quot;;[.M135];&quot;.com&quot;)" office:value-type="string" office:string-value="augusta.vonnegut@dresden.com" calcext:value-type="string">
            <text:p>augusta.vonnegut@dresden.com</text:p>
          </table:table-cell>
          <table:table-cell table:formula="of:=&quot;('&quot;&amp;COM.MICROSOFT.CONCAT([.K135];&quot;.&quot;;[.L135];&quot;@&quot;;[.M135];&quot;.com&quot;)&amp;&quot;',&quot;" office:value-type="string" office:string-value="('augusta.vonnegut@dresden.com'," calcext:value-type="string">
            <text:p>('augusta.vonnegut@dresden.com',</text:p>
          </table:table-cell>
          <table:table-cell table:formula="of:=&quot;HASHBYTES('SHA2_512', '&quot;&amp;[.N135]&amp;&quot;'),&quot;" office:value-type="string" office:string-value="HASHBYTES('SHA2_512', 'ng92xnxejt')," calcext:value-type="string">
            <text:p>HASHBYTES('SHA2_512', 'ng92xnxejt'),</text:p>
          </table:table-cell>
          <table:table-cell table:formula="of:=[.O135]&amp;&quot;,&quot;" office:value-type="string" office:string-value="1," calcext:value-type="string">
            <text:p>1,</text:p>
          </table:table-cell>
          <table:table-cell table:formula="of:=[.P13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5]&amp;&quot;', '&quot;&amp;[.B135]&amp;&quot;', '&quot;&amp;TEXT([.C135]; &quot;yyyy-mm-dd&quot;)&amp;&quot;', '&quot;&amp;[.D135]&amp;&quot;', &quot;&amp;IF([.E135]=&quot;Null&quot;; &quot;Null&quot;; &quot;'&quot;&amp;[.E135]&amp;&quot;'&quot;)&amp;&quot;, '&quot;&amp;[.F135]&amp;&quot;', '&quot;&amp;[.G135]&amp;&quot;', u.Id FROM Users u WHERE EmailAddress = '&quot;&amp;[.Q135]&amp;&quot;' UNION&quot;" office:value-type="string" office:string-value="SELECT 'Augusta', 'Vonnegut', '2000-04-01', 'Germany', Null, 'Dresden', ' Weststraße 27', u.Id FROM Users u WHERE EmailAddress = 'augusta.vonnegut@dresden.com' UNION" calcext:value-type="string">
            <text:p>SELECT 'Augusta', 'Vonnegut', '2000-04-01', 'Germany', Null, 'Dresden', ' Weststraße 27', u.Id FROM Users u WHERE EmailAddress = 'augusta.vonnegut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style-name="ce10" office:value-type="date" office:date-value="2000-04-11" calcext:value-type="date">
            <text:p>2000-04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Torgauer Straße 94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formula="of:=[.F136]" office:value-type="string" office:string-value="Leipzig" calcext:value-type="string">
            <text:p>Leipzig</text:p>
          </table:table-cell>
          <table:table-cell table:formula="of:=LOWER([.H136])" office:value-type="string" office:string-value="olivia" calcext:value-type="string">
            <text:p>olivia</text:p>
          </table:table-cell>
          <table:table-cell table:formula="of:=LOWER([.I136])" office:value-type="string" office:string-value="gross" calcext:value-type="string">
            <text:p>gross</text:p>
          </table:table-cell>
          <table:table-cell table:formula="of:=LOWER([.J136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i23kbarqk" calcext:value-type="string">
            <text:p>ji23kbarq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6];&quot;.&quot;;[.L136];&quot;@&quot;;[.M136];&quot;.com&quot;)" office:value-type="string" office:string-value="olivia.gross@leipzig.com" calcext:value-type="string">
            <text:p>olivia.gross@leipzig.com</text:p>
          </table:table-cell>
          <table:table-cell table:formula="of:=&quot;('&quot;&amp;COM.MICROSOFT.CONCAT([.K136];&quot;.&quot;;[.L136];&quot;@&quot;;[.M136];&quot;.com&quot;)&amp;&quot;',&quot;" office:value-type="string" office:string-value="('olivia.gross@leipzig.com'," calcext:value-type="string">
            <text:p>('olivia.gross@leipzig.com',</text:p>
          </table:table-cell>
          <table:table-cell table:formula="of:=&quot;HASHBYTES('SHA2_512', '&quot;&amp;[.N136]&amp;&quot;'),&quot;" office:value-type="string" office:string-value="HASHBYTES('SHA2_512', 'ji23kbarqk')," calcext:value-type="string">
            <text:p>HASHBYTES('SHA2_512', 'ji23kbarqk'),</text:p>
          </table:table-cell>
          <table:table-cell table:formula="of:=[.O136]&amp;&quot;,&quot;" office:value-type="string" office:string-value="1," calcext:value-type="string">
            <text:p>1,</text:p>
          </table:table-cell>
          <table:table-cell table:formula="of:=[.P13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6]&amp;&quot;', '&quot;&amp;[.B136]&amp;&quot;', '&quot;&amp;TEXT([.C136]; &quot;yyyy-mm-dd&quot;)&amp;&quot;', '&quot;&amp;[.D136]&amp;&quot;', &quot;&amp;IF([.E136]=&quot;Null&quot;; &quot;Null&quot;; &quot;'&quot;&amp;[.E136]&amp;&quot;'&quot;)&amp;&quot;, '&quot;&amp;[.F136]&amp;&quot;', '&quot;&amp;[.G136]&amp;&quot;', u.Id FROM Users u WHERE EmailAddress = '&quot;&amp;[.Q136]&amp;&quot;' UNION&quot;" office:value-type="string" office:string-value="SELECT 'Olivia', 'Gross', '2000-04-11', 'Germany', Null, 'Leipzig', ' Torgauer Straße 94', u.Id FROM Users u WHERE EmailAddress = 'olivia.gross@leipzig.com' UNION" calcext:value-type="string">
            <text:p>SELECT 'Olivia', 'Gross', '2000-04-11', 'Germany', Null, 'Leipzig', ' Torgauer Straße 94', u.Id FROM Users u WHERE EmailAddress = 'olivia.gros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style-name="ce10" office:value-type="date" office:date-value="1998-09-29" calcext:value-type="date">
            <text:p>1998-09-2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Plauenscher Ring 31</text:p>
          </table:table-cell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formula="of:=[.F137]" office:value-type="string" office:string-value="Dresden" calcext:value-type="string">
            <text:p>Dresden</text:p>
          </table:table-cell>
          <table:table-cell table:formula="of:=LOWER([.H137])" office:value-type="string" office:string-value="philipp" calcext:value-type="string">
            <text:p>philipp</text:p>
          </table:table-cell>
          <table:table-cell table:formula="of:=LOWER([.I137])" office:value-type="string" office:string-value="wolf" calcext:value-type="string">
            <text:p>wolf</text:p>
          </table:table-cell>
          <table:table-cell table:formula="of:=LOWER([.J137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d7tnizcs" calcext:value-type="string">
            <text:p>rd7tniz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7];&quot;.&quot;;[.L137];&quot;@&quot;;[.M137];&quot;.com&quot;)" office:value-type="string" office:string-value="philipp.wolf@dresden.com" calcext:value-type="string">
            <text:p>philipp.wolf@dresden.com</text:p>
          </table:table-cell>
          <table:table-cell table:formula="of:=&quot;('&quot;&amp;COM.MICROSOFT.CONCAT([.K137];&quot;.&quot;;[.L137];&quot;@&quot;;[.M137];&quot;.com&quot;)&amp;&quot;',&quot;" office:value-type="string" office:string-value="('philipp.wolf@dresden.com'," calcext:value-type="string">
            <text:p>('philipp.wolf@dresden.com',</text:p>
          </table:table-cell>
          <table:table-cell table:formula="of:=&quot;HASHBYTES('SHA2_512', '&quot;&amp;[.N137]&amp;&quot;'),&quot;" office:value-type="string" office:string-value="HASHBYTES('SHA2_512', 'rd7tnizcs')," calcext:value-type="string">
            <text:p>HASHBYTES('SHA2_512', 'rd7tnizcs'),</text:p>
          </table:table-cell>
          <table:table-cell table:formula="of:=[.O137]&amp;&quot;,&quot;" office:value-type="string" office:string-value="1," calcext:value-type="string">
            <text:p>1,</text:p>
          </table:table-cell>
          <table:table-cell table:formula="of:=[.P13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7]&amp;&quot;', '&quot;&amp;[.B137]&amp;&quot;', '&quot;&amp;TEXT([.C137]; &quot;yyyy-mm-dd&quot;)&amp;&quot;', '&quot;&amp;[.D137]&amp;&quot;', &quot;&amp;IF([.E137]=&quot;Null&quot;; &quot;Null&quot;; &quot;'&quot;&amp;[.E137]&amp;&quot;'&quot;)&amp;&quot;, '&quot;&amp;[.F137]&amp;&quot;', '&quot;&amp;[.G137]&amp;&quot;', u.Id FROM Users u WHERE EmailAddress = '&quot;&amp;[.Q137]&amp;&quot;' UNION&quot;" office:value-type="string" office:string-value="SELECT 'Philipp', 'Wolf', '1998-09-29', 'Germany', Null, 'Dresden', ' Plauenscher Ring 31', u.Id FROM Users u WHERE EmailAddress = 'philipp.wolf@dresden.com' UNION" calcext:value-type="string">
            <text:p>SELECT 'Philipp', 'Wolf', '1998-09-29', 'Germany', Null, 'Dresden', ' Plauenscher Ring 31', u.Id FROM Users u WHERE EmailAddress = 'philipp.wolf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style-name="ce10" office:value-type="date" office:date-value="2000-06-20" calcext:value-type="date">
            <text:p>2000-06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Otto-Michael-Straße 44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formula="of:=[.F138]" office:value-type="string" office:string-value="Leipzig" calcext:value-type="string">
            <text:p>Leipzig</text:p>
          </table:table-cell>
          <table:table-cell table:formula="of:=LOWER([.H138])" office:value-type="string" office:string-value="irmgard" calcext:value-type="string">
            <text:p>irmgard</text:p>
          </table:table-cell>
          <table:table-cell table:formula="of:=LOWER([.I138])" office:value-type="string" office:string-value="geier" calcext:value-type="string">
            <text:p>geier</text:p>
          </table:table-cell>
          <table:table-cell table:formula="of:=LOWER([.J138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b73cmyvxi" calcext:value-type="string">
            <text:p>mb73cmyvx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8];&quot;.&quot;;[.L138];&quot;@&quot;;[.M138];&quot;.com&quot;)" office:value-type="string" office:string-value="irmgard.geier@leipzig.com" calcext:value-type="string">
            <text:p>irmgard.geier@leipzig.com</text:p>
          </table:table-cell>
          <table:table-cell table:formula="of:=&quot;('&quot;&amp;COM.MICROSOFT.CONCAT([.K138];&quot;.&quot;;[.L138];&quot;@&quot;;[.M138];&quot;.com&quot;)&amp;&quot;',&quot;" office:value-type="string" office:string-value="('irmgard.geier@leipzig.com'," calcext:value-type="string">
            <text:p>('irmgard.geier@leipzig.com',</text:p>
          </table:table-cell>
          <table:table-cell table:formula="of:=&quot;HASHBYTES('SHA2_512', '&quot;&amp;[.N138]&amp;&quot;'),&quot;" office:value-type="string" office:string-value="HASHBYTES('SHA2_512', 'mb73cmyvxi')," calcext:value-type="string">
            <text:p>HASHBYTES('SHA2_512', 'mb73cmyvxi'),</text:p>
          </table:table-cell>
          <table:table-cell table:formula="of:=[.O138]&amp;&quot;,&quot;" office:value-type="string" office:string-value="1," calcext:value-type="string">
            <text:p>1,</text:p>
          </table:table-cell>
          <table:table-cell table:formula="of:=[.P13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8]&amp;&quot;', '&quot;&amp;[.B138]&amp;&quot;', '&quot;&amp;TEXT([.C138]; &quot;yyyy-mm-dd&quot;)&amp;&quot;', '&quot;&amp;[.D138]&amp;&quot;', &quot;&amp;IF([.E138]=&quot;Null&quot;; &quot;Null&quot;; &quot;'&quot;&amp;[.E138]&amp;&quot;'&quot;)&amp;&quot;, '&quot;&amp;[.F138]&amp;&quot;', '&quot;&amp;[.G138]&amp;&quot;', u.Id FROM Users u WHERE EmailAddress = '&quot;&amp;[.Q138]&amp;&quot;' UNION&quot;" office:value-type="string" office:string-value="SELECT 'Irmgard', 'Geier', '2000-06-20', 'Germany', Null, 'Leipzig', ' Otto-Michael-Straße 44', u.Id FROM Users u WHERE EmailAddress = 'irmgard.geier@leipzig.com' UNION" calcext:value-type="string">
            <text:p>SELECT 'Irmgard', 'Geier', '2000-06-20', 'Germany', Null, 'Leipzig', ' Otto-Michael-Straße 44', u.Id FROM Users u WHERE EmailAddress = 'irmgard.gei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style-name="ce10" office:value-type="date" office:date-value="2001-02-15" calcext:value-type="date">
            <text:p>2001-02-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Kastanienstraße 6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formula="of:=[.F139]" office:value-type="string" office:string-value="Dresden" calcext:value-type="string">
            <text:p>Dresden</text:p>
          </table:table-cell>
          <table:table-cell table:formula="of:=LOWER([.H139])" office:value-type="string" office:string-value="florian" calcext:value-type="string">
            <text:p>florian</text:p>
          </table:table-cell>
          <table:table-cell table:formula="of:=LOWER([.I139])" office:value-type="string" office:string-value="nussbaum" calcext:value-type="string">
            <text:p>nussbaum</text:p>
          </table:table-cell>
          <table:table-cell table:formula="of:=LOWER([.J139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l32ukrdxk" calcext:value-type="string">
            <text:p>zl32ukrdx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9];&quot;.&quot;;[.L139];&quot;@&quot;;[.M139];&quot;.com&quot;)" office:value-type="string" office:string-value="florian.nussbaum@dresden.com" calcext:value-type="string">
            <text:p>florian.nussbaum@dresden.com</text:p>
          </table:table-cell>
          <table:table-cell table:formula="of:=&quot;('&quot;&amp;COM.MICROSOFT.CONCAT([.K139];&quot;.&quot;;[.L139];&quot;@&quot;;[.M139];&quot;.com&quot;)&amp;&quot;',&quot;" office:value-type="string" office:string-value="('florian.nussbaum@dresden.com'," calcext:value-type="string">
            <text:p>('florian.nussbaum@dresden.com',</text:p>
          </table:table-cell>
          <table:table-cell table:formula="of:=&quot;HASHBYTES('SHA2_512', '&quot;&amp;[.N139]&amp;&quot;'),&quot;" office:value-type="string" office:string-value="HASHBYTES('SHA2_512', 'zl32ukrdxk')," calcext:value-type="string">
            <text:p>HASHBYTES('SHA2_512', 'zl32ukrdxk'),</text:p>
          </table:table-cell>
          <table:table-cell table:formula="of:=[.O139]&amp;&quot;,&quot;" office:value-type="string" office:string-value="1," calcext:value-type="string">
            <text:p>1,</text:p>
          </table:table-cell>
          <table:table-cell table:formula="of:=[.P13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9]&amp;&quot;', '&quot;&amp;[.B139]&amp;&quot;', '&quot;&amp;TEXT([.C139]; &quot;yyyy-mm-dd&quot;)&amp;&quot;', '&quot;&amp;[.D139]&amp;&quot;', &quot;&amp;IF([.E139]=&quot;Null&quot;; &quot;Null&quot;; &quot;'&quot;&amp;[.E139]&amp;&quot;'&quot;)&amp;&quot;, '&quot;&amp;[.F139]&amp;&quot;', '&quot;&amp;[.G139]&amp;&quot;', u.Id FROM Users u WHERE EmailAddress = '&quot;&amp;[.Q139]&amp;&quot;' UNION&quot;" office:value-type="string" office:string-value="SELECT 'Florian', 'Nussbaum', '2001-02-15', 'Germany', Null, 'Dresden', ' Kastanienstraße 6', u.Id FROM Users u WHERE EmailAddress = 'florian.nussbaum@dresden.com' UNION" calcext:value-type="string">
            <text:p>SELECT 'Florian', 'Nussbaum', '2001-02-15', 'Germany', Null, 'Dresden', ' Kastanienstraße 6', u.Id FROM Users u WHERE EmailAddress = 'florian.nussbaum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style-name="ce10" office:value-type="date" office:date-value="1999-02-15" calcext:value-type="date">
            <text:p>1999-02-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Schkorlopper Straße 36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formula="of:=[.F140]" office:value-type="string" office:string-value="Leipzig" calcext:value-type="string">
            <text:p>Leipzig</text:p>
          </table:table-cell>
          <table:table-cell table:formula="of:=LOWER([.H140])" office:value-type="string" office:string-value="linus" calcext:value-type="string">
            <text:p>linus</text:p>
          </table:table-cell>
          <table:table-cell table:formula="of:=LOWER([.I140])" office:value-type="string" office:string-value="ackermann" calcext:value-type="string">
            <text:p>ackermann</text:p>
          </table:table-cell>
          <table:table-cell table:formula="of:=LOWER([.J140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q27vunseh" calcext:value-type="string">
            <text:p>gq27vunse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0];&quot;.&quot;;[.L140];&quot;@&quot;;[.M140];&quot;.com&quot;)" office:value-type="string" office:string-value="linus.ackermann@leipzig.com" calcext:value-type="string">
            <text:p>linus.ackermann@leipzig.com</text:p>
          </table:table-cell>
          <table:table-cell table:formula="of:=&quot;('&quot;&amp;COM.MICROSOFT.CONCAT([.K140];&quot;.&quot;;[.L140];&quot;@&quot;;[.M140];&quot;.com&quot;)&amp;&quot;',&quot;" office:value-type="string" office:string-value="('linus.ackermann@leipzig.com'," calcext:value-type="string">
            <text:p>('linus.ackermann@leipzig.com',</text:p>
          </table:table-cell>
          <table:table-cell table:formula="of:=&quot;HASHBYTES('SHA2_512', '&quot;&amp;[.N140]&amp;&quot;'),&quot;" office:value-type="string" office:string-value="HASHBYTES('SHA2_512', 'gq27vunseh')," calcext:value-type="string">
            <text:p>HASHBYTES('SHA2_512', 'gq27vunseh'),</text:p>
          </table:table-cell>
          <table:table-cell table:formula="of:=[.O140]&amp;&quot;,&quot;" office:value-type="string" office:string-value="1," calcext:value-type="string">
            <text:p>1,</text:p>
          </table:table-cell>
          <table:table-cell table:formula="of:=[.P14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0]&amp;&quot;', '&quot;&amp;[.B140]&amp;&quot;', '&quot;&amp;TEXT([.C140]; &quot;yyyy-mm-dd&quot;)&amp;&quot;', '&quot;&amp;[.D140]&amp;&quot;', &quot;&amp;IF([.E140]=&quot;Null&quot;; &quot;Null&quot;; &quot;'&quot;&amp;[.E140]&amp;&quot;'&quot;)&amp;&quot;, '&quot;&amp;[.F140]&amp;&quot;', '&quot;&amp;[.G140]&amp;&quot;', u.Id FROM Users u WHERE EmailAddress = '&quot;&amp;[.Q140]&amp;&quot;' UNION&quot;" office:value-type="string" office:string-value="SELECT 'Linus', 'Ackermann', '1999-02-15', 'Germany', Null, 'Leipzig', ' Schkorlopper Straße 36', u.Id FROM Users u WHERE EmailAddress = 'linus.ackermann@leipzig.com' UNION" calcext:value-type="string">
            <text:p>SELECT 'Linus', 'Ackermann', '1999-02-15', 'Germany', Null, 'Leipzig', ' Schkorlopper Straße 36', u.Id FROM Users u WHERE EmailAddress = 'linus.ackerman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style-name="ce10" office:value-type="date" office:date-value="1998-01-20" calcext:value-type="date">
            <text:p>1998-01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lte Meißner Landstraße 25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formula="of:=[.F141]" office:value-type="string" office:string-value="Dresden" calcext:value-type="string">
            <text:p>Dresden</text:p>
          </table:table-cell>
          <table:table-cell table:formula="of:=LOWER([.H141])" office:value-type="string" office:string-value="olivia" calcext:value-type="string">
            <text:p>olivia</text:p>
          </table:table-cell>
          <table:table-cell table:formula="of:=LOWER([.I141])" office:value-type="string" office:string-value="gross" calcext:value-type="string">
            <text:p>gross</text:p>
          </table:table-cell>
          <table:table-cell table:formula="of:=LOWER([.J141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z84hjznnl" calcext:value-type="string">
            <text:p>kz84hjznn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1];&quot;.&quot;;[.L141];&quot;@&quot;;[.M141];&quot;.com&quot;)" office:value-type="string" office:string-value="olivia.gross@dresden.com" calcext:value-type="string">
            <text:p>olivia.gross@dresden.com</text:p>
          </table:table-cell>
          <table:table-cell table:formula="of:=&quot;('&quot;&amp;COM.MICROSOFT.CONCAT([.K141];&quot;.&quot;;[.L141];&quot;@&quot;;[.M141];&quot;.com&quot;)&amp;&quot;',&quot;" office:value-type="string" office:string-value="('olivia.gross@dresden.com'," calcext:value-type="string">
            <text:p>('olivia.gross@dresden.com',</text:p>
          </table:table-cell>
          <table:table-cell table:formula="of:=&quot;HASHBYTES('SHA2_512', '&quot;&amp;[.N141]&amp;&quot;'),&quot;" office:value-type="string" office:string-value="HASHBYTES('SHA2_512', 'kz84hjznnl')," calcext:value-type="string">
            <text:p>HASHBYTES('SHA2_512', 'kz84hjznnl'),</text:p>
          </table:table-cell>
          <table:table-cell table:formula="of:=[.O141]&amp;&quot;,&quot;" office:value-type="string" office:string-value="1," calcext:value-type="string">
            <text:p>1,</text:p>
          </table:table-cell>
          <table:table-cell table:formula="of:=[.P14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1]&amp;&quot;', '&quot;&amp;[.B141]&amp;&quot;', '&quot;&amp;TEXT([.C141]; &quot;yyyy-mm-dd&quot;)&amp;&quot;', '&quot;&amp;[.D141]&amp;&quot;', &quot;&amp;IF([.E141]=&quot;Null&quot;; &quot;Null&quot;; &quot;'&quot;&amp;[.E141]&amp;&quot;'&quot;)&amp;&quot;, '&quot;&amp;[.F141]&amp;&quot;', '&quot;&amp;[.G141]&amp;&quot;', u.Id FROM Users u WHERE EmailAddress = '&quot;&amp;[.Q141]&amp;&quot;' UNION&quot;" office:value-type="string" office:string-value="SELECT 'Olivia', 'Gross', '1998-01-20', 'Germany', Null, 'Dresden', ' Alte Meißner Landstraße 25', u.Id FROM Users u WHERE EmailAddress = 'olivia.gross@dresden.com' UNION" calcext:value-type="string">
            <text:p>SELECT 'Olivia', 'Gross', '1998-01-20', 'Germany', Null, 'Dresden', ' Alte Meißner Landstraße 25', u.Id FROM Users u WHERE EmailAddress = 'olivia.gross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style-name="ce10" office:value-type="date" office:date-value="1999-01-28" calcext:value-type="date">
            <text:p>1999-01-2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Stockstraße 4</text:p>
          </table:table-cell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formula="of:=[.F142]" office:value-type="string" office:string-value="Leipzig" calcext:value-type="string">
            <text:p>Leipzig</text:p>
          </table:table-cell>
          <table:table-cell table:formula="of:=LOWER([.H142])" office:value-type="string" office:string-value="philipp" calcext:value-type="string">
            <text:p>philipp</text:p>
          </table:table-cell>
          <table:table-cell table:formula="of:=LOWER([.I142])" office:value-type="string" office:string-value="wolf" calcext:value-type="string">
            <text:p>wolf</text:p>
          </table:table-cell>
          <table:table-cell table:formula="of:=LOWER([.J142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s20vfvtic" calcext:value-type="string">
            <text:p>fs20vfv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2];&quot;.&quot;;[.L142];&quot;@&quot;;[.M142];&quot;.com&quot;)" office:value-type="string" office:string-value="philipp.wolf@leipzig.com" calcext:value-type="string">
            <text:p>philipp.wolf@leipzig.com</text:p>
          </table:table-cell>
          <table:table-cell table:formula="of:=&quot;('&quot;&amp;COM.MICROSOFT.CONCAT([.K142];&quot;.&quot;;[.L142];&quot;@&quot;;[.M142];&quot;.com&quot;)&amp;&quot;',&quot;" office:value-type="string" office:string-value="('philipp.wolf@leipzig.com'," calcext:value-type="string">
            <text:p>('philipp.wolf@leipzig.com',</text:p>
          </table:table-cell>
          <table:table-cell table:formula="of:=&quot;HASHBYTES('SHA2_512', '&quot;&amp;[.N142]&amp;&quot;'),&quot;" office:value-type="string" office:string-value="HASHBYTES('SHA2_512', 'fs20vfvtic')," calcext:value-type="string">
            <text:p>HASHBYTES('SHA2_512', 'fs20vfvtic'),</text:p>
          </table:table-cell>
          <table:table-cell table:formula="of:=[.O142]&amp;&quot;,&quot;" office:value-type="string" office:string-value="1," calcext:value-type="string">
            <text:p>1,</text:p>
          </table:table-cell>
          <table:table-cell table:formula="of:=[.P14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2]&amp;&quot;', '&quot;&amp;[.B142]&amp;&quot;', '&quot;&amp;TEXT([.C142]; &quot;yyyy-mm-dd&quot;)&amp;&quot;', '&quot;&amp;[.D142]&amp;&quot;', &quot;&amp;IF([.E142]=&quot;Null&quot;; &quot;Null&quot;; &quot;'&quot;&amp;[.E142]&amp;&quot;'&quot;)&amp;&quot;, '&quot;&amp;[.F142]&amp;&quot;', '&quot;&amp;[.G142]&amp;&quot;', u.Id FROM Users u WHERE EmailAddress = '&quot;&amp;[.Q142]&amp;&quot;' UNION&quot;" office:value-type="string" office:string-value="SELECT 'Philipp', 'Wolf', '1999-01-28', 'Germany', Null, 'Leipzig', ' Stockstraße 4', u.Id FROM Users u WHERE EmailAddress = 'philipp.wolf@leipzig.com' UNION" calcext:value-type="string">
            <text:p>SELECT 'Philipp', 'Wolf', '1999-01-28', 'Germany', Null, 'Leipzig', ' Stockstraße 4', u.Id FROM Users u WHERE EmailAddress = 'philipp.wolf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style-name="ce10" office:value-type="date" office:date-value="1998-10-11" calcext:value-type="date">
            <text:p>1998-10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m Elbblick 18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formula="of:=[.F143]" office:value-type="string" office:string-value="Dresden" calcext:value-type="string">
            <text:p>Dresden</text:p>
          </table:table-cell>
          <table:table-cell table:formula="of:=LOWER([.H143])" office:value-type="string" office:string-value="irmgard" calcext:value-type="string">
            <text:p>irmgard</text:p>
          </table:table-cell>
          <table:table-cell table:formula="of:=LOWER([.I143])" office:value-type="string" office:string-value="geier" calcext:value-type="string">
            <text:p>geier</text:p>
          </table:table-cell>
          <table:table-cell table:formula="of:=LOWER([.J143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x97jhjkhf" calcext:value-type="string">
            <text:p>ex97jhjkh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3];&quot;.&quot;;[.L143];&quot;@&quot;;[.M143];&quot;.com&quot;)" office:value-type="string" office:string-value="irmgard.geier@dresden.com" calcext:value-type="string">
            <text:p>irmgard.geier@dresden.com</text:p>
          </table:table-cell>
          <table:table-cell table:formula="of:=&quot;('&quot;&amp;COM.MICROSOFT.CONCAT([.K143];&quot;.&quot;;[.L143];&quot;@&quot;;[.M143];&quot;.com&quot;)&amp;&quot;',&quot;" office:value-type="string" office:string-value="('irmgard.geier@dresden.com'," calcext:value-type="string">
            <text:p>('irmgard.geier@dresden.com',</text:p>
          </table:table-cell>
          <table:table-cell table:formula="of:=&quot;HASHBYTES('SHA2_512', '&quot;&amp;[.N143]&amp;&quot;'),&quot;" office:value-type="string" office:string-value="HASHBYTES('SHA2_512', 'ex97jhjkhf')," calcext:value-type="string">
            <text:p>HASHBYTES('SHA2_512', 'ex97jhjkhf'),</text:p>
          </table:table-cell>
          <table:table-cell table:formula="of:=[.O143]&amp;&quot;,&quot;" office:value-type="string" office:string-value="1," calcext:value-type="string">
            <text:p>1,</text:p>
          </table:table-cell>
          <table:table-cell table:formula="of:=[.P14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3]&amp;&quot;', '&quot;&amp;[.B143]&amp;&quot;', '&quot;&amp;TEXT([.C143]; &quot;yyyy-mm-dd&quot;)&amp;&quot;', '&quot;&amp;[.D143]&amp;&quot;', &quot;&amp;IF([.E143]=&quot;Null&quot;; &quot;Null&quot;; &quot;'&quot;&amp;[.E143]&amp;&quot;'&quot;)&amp;&quot;, '&quot;&amp;[.F143]&amp;&quot;', '&quot;&amp;[.G143]&amp;&quot;', u.Id FROM Users u WHERE EmailAddress = '&quot;&amp;[.Q143]&amp;&quot;' UNION&quot;" office:value-type="string" office:string-value="SELECT 'Irmgard', 'Geier', '1998-10-11', 'Germany', Null, 'Dresden', ' Am Elbblick 18', u.Id FROM Users u WHERE EmailAddress = 'irmgard.geier@dresden.com' UNION" calcext:value-type="string">
            <text:p>SELECT 'Irmgard', 'Geier', '1998-10-11', 'Germany', Null, 'Dresden', ' Am Elbblick 18', u.Id FROM Users u WHERE EmailAddress = 'irmgard.gei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style-name="ce10" office:value-type="date" office:date-value="1997-02-18" calcext:value-type="date">
            <text:p>1997-02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Am Fischerhaus 5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formula="of:=[.F144]" office:value-type="string" office:string-value="Leipzig" calcext:value-type="string">
            <text:p>Leipzig</text:p>
          </table:table-cell>
          <table:table-cell table:formula="of:=LOWER([.H144])" office:value-type="string" office:string-value="florian" calcext:value-type="string">
            <text:p>florian</text:p>
          </table:table-cell>
          <table:table-cell table:formula="of:=LOWER([.I144])" office:value-type="string" office:string-value="nussbaum" calcext:value-type="string">
            <text:p>nussbaum</text:p>
          </table:table-cell>
          <table:table-cell table:formula="of:=LOWER([.J144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q49ojfhuh" calcext:value-type="string">
            <text:p>nq49ojfh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4];&quot;.&quot;;[.L144];&quot;@&quot;;[.M144];&quot;.com&quot;)" office:value-type="string" office:string-value="florian.nussbaum@leipzig.com" calcext:value-type="string">
            <text:p>florian.nussbaum@leipzig.com</text:p>
          </table:table-cell>
          <table:table-cell table:formula="of:=&quot;('&quot;&amp;COM.MICROSOFT.CONCAT([.K144];&quot;.&quot;;[.L144];&quot;@&quot;;[.M144];&quot;.com&quot;)&amp;&quot;',&quot;" office:value-type="string" office:string-value="('florian.nussbaum@leipzig.com'," calcext:value-type="string">
            <text:p>('florian.nussbaum@leipzig.com',</text:p>
          </table:table-cell>
          <table:table-cell table:formula="of:=&quot;HASHBYTES('SHA2_512', '&quot;&amp;[.N144]&amp;&quot;'),&quot;" office:value-type="string" office:string-value="HASHBYTES('SHA2_512', 'nq49ojfhuh')," calcext:value-type="string">
            <text:p>HASHBYTES('SHA2_512', 'nq49ojfhuh'),</text:p>
          </table:table-cell>
          <table:table-cell table:formula="of:=[.O144]&amp;&quot;,&quot;" office:value-type="string" office:string-value="1," calcext:value-type="string">
            <text:p>1,</text:p>
          </table:table-cell>
          <table:table-cell table:formula="of:=[.P14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4]&amp;&quot;', '&quot;&amp;[.B144]&amp;&quot;', '&quot;&amp;TEXT([.C144]; &quot;yyyy-mm-dd&quot;)&amp;&quot;', '&quot;&amp;[.D144]&amp;&quot;', &quot;&amp;IF([.E144]=&quot;Null&quot;; &quot;Null&quot;; &quot;'&quot;&amp;[.E144]&amp;&quot;'&quot;)&amp;&quot;, '&quot;&amp;[.F144]&amp;&quot;', '&quot;&amp;[.G144]&amp;&quot;', u.Id FROM Users u WHERE EmailAddress = '&quot;&amp;[.Q144]&amp;&quot;' UNION&quot;" office:value-type="string" office:string-value="SELECT 'Florian', 'Nussbaum', '1997-02-18', 'Germany', Null, 'Leipzig', ' Am Fischerhaus 5', u.Id FROM Users u WHERE EmailAddress = 'florian.nussbaum@leipzig.com' UNION" calcext:value-type="string">
            <text:p>SELECT 'Florian', 'Nussbaum', '1997-02-18', 'Germany', Null, 'Leipzig', ' Am Fischerhaus 5', u.Id FROM Users u WHERE EmailAddress = 'florian.nussbaum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style-name="ce10" office:value-type="date" office:date-value="1998-10-25" calcext:value-type="date">
            <text:p>1998-10-2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Schaufußstraße 11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formula="of:=[.F145]" office:value-type="string" office:string-value="Dresden" calcext:value-type="string">
            <text:p>Dresden</text:p>
          </table:table-cell>
          <table:table-cell table:formula="of:=LOWER([.H145])" office:value-type="string" office:string-value="linus" calcext:value-type="string">
            <text:p>linus</text:p>
          </table:table-cell>
          <table:table-cell table:formula="of:=LOWER([.I145])" office:value-type="string" office:string-value="ackermann" calcext:value-type="string">
            <text:p>ackermann</text:p>
          </table:table-cell>
          <table:table-cell table:formula="of:=LOWER([.J145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w82qvrral" calcext:value-type="string">
            <text:p>iw82qvr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5];&quot;.&quot;;[.L145];&quot;@&quot;;[.M145];&quot;.com&quot;)" office:value-type="string" office:string-value="linus.ackermann@dresden.com" calcext:value-type="string">
            <text:p>linus.ackermann@dresden.com</text:p>
          </table:table-cell>
          <table:table-cell table:formula="of:=&quot;('&quot;&amp;COM.MICROSOFT.CONCAT([.K145];&quot;.&quot;;[.L145];&quot;@&quot;;[.M145];&quot;.com&quot;)&amp;&quot;',&quot;" office:value-type="string" office:string-value="('linus.ackermann@dresden.com'," calcext:value-type="string">
            <text:p>('linus.ackermann@dresden.com',</text:p>
          </table:table-cell>
          <table:table-cell table:formula="of:=&quot;HASHBYTES('SHA2_512', '&quot;&amp;[.N145]&amp;&quot;'),&quot;" office:value-type="string" office:string-value="HASHBYTES('SHA2_512', 'iw82qvrral')," calcext:value-type="string">
            <text:p>HASHBYTES('SHA2_512', 'iw82qvrral'),</text:p>
          </table:table-cell>
          <table:table-cell table:formula="of:=[.O145]&amp;&quot;,&quot;" office:value-type="string" office:string-value="1," calcext:value-type="string">
            <text:p>1,</text:p>
          </table:table-cell>
          <table:table-cell table:formula="of:=[.P14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5]&amp;&quot;', '&quot;&amp;[.B145]&amp;&quot;', '&quot;&amp;TEXT([.C145]; &quot;yyyy-mm-dd&quot;)&amp;&quot;', '&quot;&amp;[.D145]&amp;&quot;', &quot;&amp;IF([.E145]=&quot;Null&quot;; &quot;Null&quot;; &quot;'&quot;&amp;[.E145]&amp;&quot;'&quot;)&amp;&quot;, '&quot;&amp;[.F145]&amp;&quot;', '&quot;&amp;[.G145]&amp;&quot;', u.Id FROM Users u WHERE EmailAddress = '&quot;&amp;[.Q145]&amp;&quot;' UNION&quot;" office:value-type="string" office:string-value="SELECT 'Linus', 'Ackermann', '1998-10-25', 'Germany', 'Austria', 'Dresden', ' Schaufußstraße 11', u.Id FROM Users u WHERE EmailAddress = 'linus.ackermann@dresden.com' UNION" calcext:value-type="string">
            <text:p>SELECT 'Linus', 'Ackermann', '1998-10-25', 'Germany', 'Austria', 'Dresden', ' Schaufußstraße 11', u.Id FROM Users u WHERE EmailAddress = 'linus.ackerman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illo</text:p>
          </table:table-cell>
          <table:table-cell office:value-type="string" calcext:value-type="string">
            <text:p>Hüber</text:p>
          </table:table-cell>
          <table:table-cell table:style-name="ce10" office:value-type="date" office:date-value="1998-09-17" calcext:value-type="date">
            <text:p>1998-09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orkumer Weg 4</text:p>
          </table:table-cell>
          <table:table-cell office:value-type="string" calcext:value-type="string">
            <text:p>Tillo</text:p>
          </table:table-cell>
          <table:table-cell office:value-type="string" calcext:value-type="string">
            <text:p>Huber</text:p>
          </table:table-cell>
          <table:table-cell table:formula="of:=[.F146]" office:value-type="string" office:string-value="Leipzig" calcext:value-type="string">
            <text:p>Leipzig</text:p>
          </table:table-cell>
          <table:table-cell table:formula="of:=LOWER([.H146])" office:value-type="string" office:string-value="tillo" calcext:value-type="string">
            <text:p>tillo</text:p>
          </table:table-cell>
          <table:table-cell table:formula="of:=LOWER([.I146])" office:value-type="string" office:string-value="huber" calcext:value-type="string">
            <text:p>huber</text:p>
          </table:table-cell>
          <table:table-cell table:formula="of:=LOWER([.J146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h99mlkrhy" calcext:value-type="string">
            <text:p>ph99mlkr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6];&quot;.&quot;;[.L146];&quot;@&quot;;[.M146];&quot;.com&quot;)" office:value-type="string" office:string-value="tillo.huber@leipzig.com" calcext:value-type="string">
            <text:p>tillo.huber@leipzig.com</text:p>
          </table:table-cell>
          <table:table-cell table:formula="of:=&quot;('&quot;&amp;COM.MICROSOFT.CONCAT([.K146];&quot;.&quot;;[.L146];&quot;@&quot;;[.M146];&quot;.com&quot;)&amp;&quot;',&quot;" office:value-type="string" office:string-value="('tillo.huber@leipzig.com'," calcext:value-type="string">
            <text:p>('tillo.huber@leipzig.com',</text:p>
          </table:table-cell>
          <table:table-cell table:formula="of:=&quot;HASHBYTES('SHA2_512', '&quot;&amp;[.N146]&amp;&quot;'),&quot;" office:value-type="string" office:string-value="HASHBYTES('SHA2_512', 'ph99mlkrhy')," calcext:value-type="string">
            <text:p>HASHBYTES('SHA2_512', 'ph99mlkrhy'),</text:p>
          </table:table-cell>
          <table:table-cell table:formula="of:=[.O146]&amp;&quot;,&quot;" office:value-type="string" office:string-value="1," calcext:value-type="string">
            <text:p>1,</text:p>
          </table:table-cell>
          <table:table-cell table:formula="of:=[.P14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6]&amp;&quot;', '&quot;&amp;[.B146]&amp;&quot;', '&quot;&amp;TEXT([.C146]; &quot;yyyy-mm-dd&quot;)&amp;&quot;', '&quot;&amp;[.D146]&amp;&quot;', &quot;&amp;IF([.E146]=&quot;Null&quot;; &quot;Null&quot;; &quot;'&quot;&amp;[.E146]&amp;&quot;'&quot;)&amp;&quot;, '&quot;&amp;[.F146]&amp;&quot;', '&quot;&amp;[.G146]&amp;&quot;', u.Id FROM Users u WHERE EmailAddress = '&quot;&amp;[.Q146]&amp;&quot;' UNION&quot;" office:value-type="string" office:string-value="SELECT 'Tillo', 'Hüber', '1998-09-17', 'Germany', Null, 'Leipzig', ' Borkumer Weg 4', u.Id FROM Users u WHERE EmailAddress = 'tillo.huber@leipzig.com' UNION" calcext:value-type="string">
            <text:p>SELECT 'Tillo', 'Hüber', '1998-09-17', 'Germany', Null, 'Leipzig', ' Borkumer Weg 4', u.Id FROM Users u WHERE EmailAddress = 'tillo.hub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igi</text:p>
          </table:table-cell>
          <table:table-cell office:value-type="string" calcext:value-type="string">
            <text:p>Baumer</text:p>
          </table:table-cell>
          <table:table-cell table:style-name="ce10" office:value-type="date" office:date-value="1999-07-22" calcext:value-type="date">
            <text:p>1999-07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m Hellerhof 7</text:p>
          </table:table-cell>
          <table:table-cell office:value-type="string" calcext:value-type="string">
            <text:p>Sigi</text:p>
          </table:table-cell>
          <table:table-cell office:value-type="string" calcext:value-type="string">
            <text:p>Baumer</text:p>
          </table:table-cell>
          <table:table-cell table:formula="of:=[.F147]" office:value-type="string" office:string-value="Dresden" calcext:value-type="string">
            <text:p>Dresden</text:p>
          </table:table-cell>
          <table:table-cell table:formula="of:=LOWER([.H147])" office:value-type="string" office:string-value="sigi" calcext:value-type="string">
            <text:p>sigi</text:p>
          </table:table-cell>
          <table:table-cell table:formula="of:=LOWER([.I147])" office:value-type="string" office:string-value="baumer" calcext:value-type="string">
            <text:p>baumer</text:p>
          </table:table-cell>
          <table:table-cell table:formula="of:=LOWER([.J147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s54hjoito" calcext:value-type="string">
            <text:p>as54hjo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7];&quot;.&quot;;[.L147];&quot;@&quot;;[.M147];&quot;.com&quot;)" office:value-type="string" office:string-value="sigi.baumer@dresden.com" calcext:value-type="string">
            <text:p>sigi.baumer@dresden.com</text:p>
          </table:table-cell>
          <table:table-cell table:formula="of:=&quot;('&quot;&amp;COM.MICROSOFT.CONCAT([.K147];&quot;.&quot;;[.L147];&quot;@&quot;;[.M147];&quot;.com&quot;)&amp;&quot;',&quot;" office:value-type="string" office:string-value="('sigi.baumer@dresden.com'," calcext:value-type="string">
            <text:p>('sigi.baumer@dresden.com',</text:p>
          </table:table-cell>
          <table:table-cell table:formula="of:=&quot;HASHBYTES('SHA2_512', '&quot;&amp;[.N147]&amp;&quot;'),&quot;" office:value-type="string" office:string-value="HASHBYTES('SHA2_512', 'as54hjoito')," calcext:value-type="string">
            <text:p>HASHBYTES('SHA2_512', 'as54hjoito'),</text:p>
          </table:table-cell>
          <table:table-cell table:formula="of:=[.O147]&amp;&quot;,&quot;" office:value-type="string" office:string-value="1," calcext:value-type="string">
            <text:p>1,</text:p>
          </table:table-cell>
          <table:table-cell table:formula="of:=[.P14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7]&amp;&quot;', '&quot;&amp;[.B147]&amp;&quot;', '&quot;&amp;TEXT([.C147]; &quot;yyyy-mm-dd&quot;)&amp;&quot;', '&quot;&amp;[.D147]&amp;&quot;', &quot;&amp;IF([.E147]=&quot;Null&quot;; &quot;Null&quot;; &quot;'&quot;&amp;[.E147]&amp;&quot;'&quot;)&amp;&quot;, '&quot;&amp;[.F147]&amp;&quot;', '&quot;&amp;[.G147]&amp;&quot;', u.Id FROM Users u WHERE EmailAddress = '&quot;&amp;[.Q147]&amp;&quot;' UNION&quot;" office:value-type="string" office:string-value="SELECT 'Sigi', 'Baumer', '1999-07-22', 'Germany', Null, 'Dresden', ' Am Hellerhof 7', u.Id FROM Users u WHERE EmailAddress = 'sigi.baumer@dresden.com' UNION" calcext:value-type="string">
            <text:p>SELECT 'Sigi', 'Baumer', '1999-07-22', 'Germany', Null, 'Dresden', ' Am Hellerhof 7', u.Id FROM Users u WHERE EmailAddress = 'sigi.baum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ugen</text:p>
          </table:table-cell>
          <table:table-cell office:value-type="string" calcext:value-type="string">
            <text:p>Bauers</text:p>
          </table:table-cell>
          <table:table-cell table:style-name="ce10" office:value-type="date" office:date-value="1997-07-05" calcext:value-type="date">
            <text:p>1997-07-0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Höltystraße 13</text:p>
          </table:table-cell>
          <table:table-cell office:value-type="string" calcext:value-type="string">
            <text:p>Eugen</text:p>
          </table:table-cell>
          <table:table-cell office:value-type="string" calcext:value-type="string">
            <text:p>Bauers</text:p>
          </table:table-cell>
          <table:table-cell table:formula="of:=[.F148]" office:value-type="string" office:string-value="Leipzig" calcext:value-type="string">
            <text:p>Leipzig</text:p>
          </table:table-cell>
          <table:table-cell table:formula="of:=LOWER([.H148])" office:value-type="string" office:string-value="eugen" calcext:value-type="string">
            <text:p>eugen</text:p>
          </table:table-cell>
          <table:table-cell table:formula="of:=LOWER([.I148])" office:value-type="string" office:string-value="bauers" calcext:value-type="string">
            <text:p>bauers</text:p>
          </table:table-cell>
          <table:table-cell table:formula="of:=LOWER([.J148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b62zkiqid" calcext:value-type="string">
            <text:p>kb62zkiq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8];&quot;.&quot;;[.L148];&quot;@&quot;;[.M148];&quot;.com&quot;)" office:value-type="string" office:string-value="eugen.bauers@leipzig.com" calcext:value-type="string">
            <text:p>eugen.bauers@leipzig.com</text:p>
          </table:table-cell>
          <table:table-cell table:formula="of:=&quot;('&quot;&amp;COM.MICROSOFT.CONCAT([.K148];&quot;.&quot;;[.L148];&quot;@&quot;;[.M148];&quot;.com&quot;)&amp;&quot;',&quot;" office:value-type="string" office:string-value="('eugen.bauers@leipzig.com'," calcext:value-type="string">
            <text:p>('eugen.bauers@leipzig.com',</text:p>
          </table:table-cell>
          <table:table-cell table:formula="of:=&quot;HASHBYTES('SHA2_512', '&quot;&amp;[.N148]&amp;&quot;'),&quot;" office:value-type="string" office:string-value="HASHBYTES('SHA2_512', 'kb62zkiqid')," calcext:value-type="string">
            <text:p>HASHBYTES('SHA2_512', 'kb62zkiqid'),</text:p>
          </table:table-cell>
          <table:table-cell table:formula="of:=[.O148]&amp;&quot;,&quot;" office:value-type="string" office:string-value="1," calcext:value-type="string">
            <text:p>1,</text:p>
          </table:table-cell>
          <table:table-cell table:formula="of:=[.P14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8]&amp;&quot;', '&quot;&amp;[.B148]&amp;&quot;', '&quot;&amp;TEXT([.C148]; &quot;yyyy-mm-dd&quot;)&amp;&quot;', '&quot;&amp;[.D148]&amp;&quot;', &quot;&amp;IF([.E148]=&quot;Null&quot;; &quot;Null&quot;; &quot;'&quot;&amp;[.E148]&amp;&quot;'&quot;)&amp;&quot;, '&quot;&amp;[.F148]&amp;&quot;', '&quot;&amp;[.G148]&amp;&quot;', u.Id FROM Users u WHERE EmailAddress = '&quot;&amp;[.Q148]&amp;&quot;' UNION&quot;" office:value-type="string" office:string-value="SELECT 'Eugen', 'Bauers', '1997-07-05', 'Germany', Null, 'Leipzig', ' Höltystraße 13', u.Id FROM Users u WHERE EmailAddress = 'eugen.bauers@leipzig.com' UNION" calcext:value-type="string">
            <text:p>SELECT 'Eugen', 'Bauers', '1997-07-05', 'Germany', Null, 'Leipzig', ' Höltystraße 13', u.Id FROM Users u WHERE EmailAddress = 'eugen.bauer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wanhilda</text:p>
          </table:table-cell>
          <table:table-cell office:value-type="string" calcext:value-type="string">
            <text:p>Denzel</text:p>
          </table:table-cell>
          <table:table-cell table:style-name="ce10" office:value-type="date" office:date-value="2001-10-23" calcext:value-type="date">
            <text:p>2001-10-2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Carusufer 10</text:p>
          </table:table-cell>
          <table:table-cell office:value-type="string" calcext:value-type="string">
            <text:p>Swanhilda</text:p>
          </table:table-cell>
          <table:table-cell office:value-type="string" calcext:value-type="string">
            <text:p>Denzel</text:p>
          </table:table-cell>
          <table:table-cell table:formula="of:=[.F149]" office:value-type="string" office:string-value="Dresden" calcext:value-type="string">
            <text:p>Dresden</text:p>
          </table:table-cell>
          <table:table-cell table:formula="of:=LOWER([.H149])" office:value-type="string" office:string-value="swanhilda" calcext:value-type="string">
            <text:p>swanhilda</text:p>
          </table:table-cell>
          <table:table-cell table:formula="of:=LOWER([.I149])" office:value-type="string" office:string-value="denzel" calcext:value-type="string">
            <text:p>denzel</text:p>
          </table:table-cell>
          <table:table-cell table:formula="of:=LOWER([.J149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y18mmlphq" calcext:value-type="string">
            <text:p>fy18mmlph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9];&quot;.&quot;;[.L149];&quot;@&quot;;[.M149];&quot;.com&quot;)" office:value-type="string" office:string-value="swanhilda.denzel@dresden.com" calcext:value-type="string">
            <text:p>swanhilda.denzel@dresden.com</text:p>
          </table:table-cell>
          <table:table-cell table:formula="of:=&quot;('&quot;&amp;COM.MICROSOFT.CONCAT([.K149];&quot;.&quot;;[.L149];&quot;@&quot;;[.M149];&quot;.com&quot;)&amp;&quot;',&quot;" office:value-type="string" office:string-value="('swanhilda.denzel@dresden.com'," calcext:value-type="string">
            <text:p>('swanhilda.denzel@dresden.com',</text:p>
          </table:table-cell>
          <table:table-cell table:formula="of:=&quot;HASHBYTES('SHA2_512', '&quot;&amp;[.N149]&amp;&quot;'),&quot;" office:value-type="string" office:string-value="HASHBYTES('SHA2_512', 'fy18mmlphq')," calcext:value-type="string">
            <text:p>HASHBYTES('SHA2_512', 'fy18mmlphq'),</text:p>
          </table:table-cell>
          <table:table-cell table:formula="of:=[.O149]&amp;&quot;,&quot;" office:value-type="string" office:string-value="1," calcext:value-type="string">
            <text:p>1,</text:p>
          </table:table-cell>
          <table:table-cell table:formula="of:=[.P14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9]&amp;&quot;', '&quot;&amp;[.B149]&amp;&quot;', '&quot;&amp;TEXT([.C149]; &quot;yyyy-mm-dd&quot;)&amp;&quot;', '&quot;&amp;[.D149]&amp;&quot;', &quot;&amp;IF([.E149]=&quot;Null&quot;; &quot;Null&quot;; &quot;'&quot;&amp;[.E149]&amp;&quot;'&quot;)&amp;&quot;, '&quot;&amp;[.F149]&amp;&quot;', '&quot;&amp;[.G149]&amp;&quot;', u.Id FROM Users u WHERE EmailAddress = '&quot;&amp;[.Q149]&amp;&quot;' UNION&quot;" office:value-type="string" office:string-value="SELECT 'Swanhilda', 'Denzel', '2001-10-23', 'Germany', Null, 'Dresden', ' Carusufer 10', u.Id FROM Users u WHERE EmailAddress = 'swanhilda.denzel@dresden.com' UNION" calcext:value-type="string">
            <text:p>SELECT 'Swanhilda', 'Denzel', '2001-10-23', 'Germany', Null, 'Dresden', ' Carusufer 10', u.Id FROM Users u WHERE EmailAddress = 'swanhilda.denzel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Markwardt</text:p>
          </table:table-cell>
          <table:table-cell table:style-name="ce10" office:value-type="date" office:date-value="1999-06-14" calcext:value-type="date">
            <text:p>1999-06-1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Zu den Bruchwiesen 1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Markwardt</text:p>
          </table:table-cell>
          <table:table-cell table:formula="of:=[.F150]" office:value-type="string" office:string-value="Leipzig" calcext:value-type="string">
            <text:p>Leipzig</text:p>
          </table:table-cell>
          <table:table-cell table:formula="of:=LOWER([.H150])" office:value-type="string" office:string-value="jo" calcext:value-type="string">
            <text:p>jo</text:p>
          </table:table-cell>
          <table:table-cell table:formula="of:=LOWER([.I150])" office:value-type="string" office:string-value="markwardt" calcext:value-type="string">
            <text:p>markwardt</text:p>
          </table:table-cell>
          <table:table-cell table:formula="of:=LOWER([.J150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s19kovxum" calcext:value-type="string">
            <text:p>ds19kovx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0];&quot;.&quot;;[.L150];&quot;@&quot;;[.M150];&quot;.com&quot;)" office:value-type="string" office:string-value="jo.markwardt@leipzig.com" calcext:value-type="string">
            <text:p>jo.markwardt@leipzig.com</text:p>
          </table:table-cell>
          <table:table-cell table:formula="of:=&quot;('&quot;&amp;COM.MICROSOFT.CONCAT([.K150];&quot;.&quot;;[.L150];&quot;@&quot;;[.M150];&quot;.com&quot;)&amp;&quot;',&quot;" office:value-type="string" office:string-value="('jo.markwardt@leipzig.com'," calcext:value-type="string">
            <text:p>('jo.markwardt@leipzig.com',</text:p>
          </table:table-cell>
          <table:table-cell table:formula="of:=&quot;HASHBYTES('SHA2_512', '&quot;&amp;[.N150]&amp;&quot;'),&quot;" office:value-type="string" office:string-value="HASHBYTES('SHA2_512', 'ds19kovxum')," calcext:value-type="string">
            <text:p>HASHBYTES('SHA2_512', 'ds19kovxum'),</text:p>
          </table:table-cell>
          <table:table-cell table:formula="of:=[.O150]&amp;&quot;,&quot;" office:value-type="string" office:string-value="1," calcext:value-type="string">
            <text:p>1,</text:p>
          </table:table-cell>
          <table:table-cell table:formula="of:=[.P15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0]&amp;&quot;', '&quot;&amp;[.B150]&amp;&quot;', '&quot;&amp;TEXT([.C150]; &quot;yyyy-mm-dd&quot;)&amp;&quot;', '&quot;&amp;[.D150]&amp;&quot;', &quot;&amp;IF([.E150]=&quot;Null&quot;; &quot;Null&quot;; &quot;'&quot;&amp;[.E150]&amp;&quot;'&quot;)&amp;&quot;, '&quot;&amp;[.F150]&amp;&quot;', '&quot;&amp;[.G150]&amp;&quot;', u.Id FROM Users u WHERE EmailAddress = '&quot;&amp;[.Q150]&amp;&quot;' UNION&quot;" office:value-type="string" office:string-value="SELECT 'Jo', 'Markwardt', '1999-06-14', 'Germany', Null, 'Leipzig', ' Zu den Bruchwiesen 12', u.Id FROM Users u WHERE EmailAddress = 'jo.markwardt@leipzig.com' UNION" calcext:value-type="string">
            <text:p>SELECT 'Jo', 'Markwardt', '1999-06-14', 'Germany', Null, 'Leipzig', ' Zu den Bruchwiesen 12', u.Id FROM Users u WHERE EmailAddress = 'jo.markwardt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itta</text:p>
          </table:table-cell>
          <table:table-cell office:value-type="string" calcext:value-type="string">
            <text:p>Stein</text:p>
          </table:table-cell>
          <table:table-cell table:style-name="ce10" office:value-type="date" office:date-value="2000-06-12" calcext:value-type="date">
            <text:p>2000-06-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Leutewitzer Ring 26</text:p>
          </table:table-cell>
          <table:table-cell office:value-type="string" calcext:value-type="string">
            <text:p>Gitta</text:p>
          </table:table-cell>
          <table:table-cell office:value-type="string" calcext:value-type="string">
            <text:p>Stein</text:p>
          </table:table-cell>
          <table:table-cell table:formula="of:=[.F151]" office:value-type="string" office:string-value="Dresden" calcext:value-type="string">
            <text:p>Dresden</text:p>
          </table:table-cell>
          <table:table-cell table:formula="of:=LOWER([.H151])" office:value-type="string" office:string-value="gitta" calcext:value-type="string">
            <text:p>gitta</text:p>
          </table:table-cell>
          <table:table-cell table:formula="of:=LOWER([.I151])" office:value-type="string" office:string-value="stein" calcext:value-type="string">
            <text:p>stein</text:p>
          </table:table-cell>
          <table:table-cell table:formula="of:=LOWER([.J151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y56zrisfu" calcext:value-type="string">
            <text:p>iy56zrisf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1];&quot;.&quot;;[.L151];&quot;@&quot;;[.M151];&quot;.com&quot;)" office:value-type="string" office:string-value="gitta.stein@dresden.com" calcext:value-type="string">
            <text:p>gitta.stein@dresden.com</text:p>
          </table:table-cell>
          <table:table-cell table:formula="of:=&quot;('&quot;&amp;COM.MICROSOFT.CONCAT([.K151];&quot;.&quot;;[.L151];&quot;@&quot;;[.M151];&quot;.com&quot;)&amp;&quot;',&quot;" office:value-type="string" office:string-value="('gitta.stein@dresden.com'," calcext:value-type="string">
            <text:p>('gitta.stein@dresden.com',</text:p>
          </table:table-cell>
          <table:table-cell table:formula="of:=&quot;HASHBYTES('SHA2_512', '&quot;&amp;[.N151]&amp;&quot;'),&quot;" office:value-type="string" office:string-value="HASHBYTES('SHA2_512', 'iy56zrisfu')," calcext:value-type="string">
            <text:p>HASHBYTES('SHA2_512', 'iy56zrisfu'),</text:p>
          </table:table-cell>
          <table:table-cell table:formula="of:=[.O151]&amp;&quot;,&quot;" office:value-type="string" office:string-value="1," calcext:value-type="string">
            <text:p>1,</text:p>
          </table:table-cell>
          <table:table-cell table:formula="of:=[.P15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1]&amp;&quot;', '&quot;&amp;[.B151]&amp;&quot;', '&quot;&amp;TEXT([.C151]; &quot;yyyy-mm-dd&quot;)&amp;&quot;', '&quot;&amp;[.D151]&amp;&quot;', &quot;&amp;IF([.E151]=&quot;Null&quot;; &quot;Null&quot;; &quot;'&quot;&amp;[.E151]&amp;&quot;'&quot;)&amp;&quot;, '&quot;&amp;[.F151]&amp;&quot;', '&quot;&amp;[.G151]&amp;&quot;', u.Id FROM Users u WHERE EmailAddress = '&quot;&amp;[.Q151]&amp;&quot;' UNION&quot;" office:value-type="string" office:string-value="SELECT 'Gitta', 'Stein', '2000-06-12', 'Germany', Null, 'Dresden', ' Leutewitzer Ring 26', u.Id FROM Users u WHERE EmailAddress = 'gitta.stein@dresden.com' UNION" calcext:value-type="string">
            <text:p>SELECT 'Gitta', 'Stein', '2000-06-12', 'Germany', Null, 'Dresden', ' Leutewitzer Ring 26', u.Id FROM Users u WHERE EmailAddress = 'gitta.stei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raugott</text:p>
          </table:table-cell>
          <table:table-cell office:value-type="string" calcext:value-type="string">
            <text:p>Hennig</text:p>
          </table:table-cell>
          <table:table-cell table:style-name="ce10" office:value-type="date" office:date-value="1996-12-30" calcext:value-type="date">
            <text:p>1996-12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Wangerooger Weg 6</text:p>
          </table:table-cell>
          <table:table-cell office:value-type="string" calcext:value-type="string">
            <text:p>Traugott</text:p>
          </table:table-cell>
          <table:table-cell office:value-type="string" calcext:value-type="string">
            <text:p>Hennig</text:p>
          </table:table-cell>
          <table:table-cell table:formula="of:=[.F152]" office:value-type="string" office:string-value="Leipzig" calcext:value-type="string">
            <text:p>Leipzig</text:p>
          </table:table-cell>
          <table:table-cell table:formula="of:=LOWER([.H152])" office:value-type="string" office:string-value="traugott" calcext:value-type="string">
            <text:p>traugott</text:p>
          </table:table-cell>
          <table:table-cell table:formula="of:=LOWER([.I152])" office:value-type="string" office:string-value="hennig" calcext:value-type="string">
            <text:p>hennig</text:p>
          </table:table-cell>
          <table:table-cell table:formula="of:=LOWER([.J152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h15uaqmlz" calcext:value-type="string">
            <text:p>bh15uaqml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2];&quot;.&quot;;[.L152];&quot;@&quot;;[.M152];&quot;.com&quot;)" office:value-type="string" office:string-value="traugott.hennig@leipzig.com" calcext:value-type="string">
            <text:p>traugott.hennig@leipzig.com</text:p>
          </table:table-cell>
          <table:table-cell table:formula="of:=&quot;('&quot;&amp;COM.MICROSOFT.CONCAT([.K152];&quot;.&quot;;[.L152];&quot;@&quot;;[.M152];&quot;.com&quot;)&amp;&quot;',&quot;" office:value-type="string" office:string-value="('traugott.hennig@leipzig.com'," calcext:value-type="string">
            <text:p>('traugott.hennig@leipzig.com',</text:p>
          </table:table-cell>
          <table:table-cell table:formula="of:=&quot;HASHBYTES('SHA2_512', '&quot;&amp;[.N152]&amp;&quot;'),&quot;" office:value-type="string" office:string-value="HASHBYTES('SHA2_512', 'bh15uaqmlz')," calcext:value-type="string">
            <text:p>HASHBYTES('SHA2_512', 'bh15uaqmlz'),</text:p>
          </table:table-cell>
          <table:table-cell table:formula="of:=[.O152]&amp;&quot;,&quot;" office:value-type="string" office:string-value="1," calcext:value-type="string">
            <text:p>1,</text:p>
          </table:table-cell>
          <table:table-cell table:formula="of:=[.P15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2]&amp;&quot;', '&quot;&amp;[.B152]&amp;&quot;', '&quot;&amp;TEXT([.C152]; &quot;yyyy-mm-dd&quot;)&amp;&quot;', '&quot;&amp;[.D152]&amp;&quot;', &quot;&amp;IF([.E152]=&quot;Null&quot;; &quot;Null&quot;; &quot;'&quot;&amp;[.E152]&amp;&quot;'&quot;)&amp;&quot;, '&quot;&amp;[.F152]&amp;&quot;', '&quot;&amp;[.G152]&amp;&quot;', u.Id FROM Users u WHERE EmailAddress = '&quot;&amp;[.Q152]&amp;&quot;' UNION&quot;" office:value-type="string" office:string-value="SELECT 'Traugott', 'Hennig', '1996-12-30', 'Germany', Null, 'Leipzig', ' Wangerooger Weg 6', u.Id FROM Users u WHERE EmailAddress = 'traugott.hennig@leipzig.com' UNION" calcext:value-type="string">
            <text:p>SELECT 'Traugott', 'Hennig', '1996-12-30', 'Germany', Null, 'Leipzig', ' Wangerooger Weg 6', u.Id FROM Users u WHERE EmailAddress = 'traugott.hennig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eselotte</text:p>
          </table:table-cell>
          <table:table-cell office:value-type="string" calcext:value-type="string">
            <text:p>Gehring</text:p>
          </table:table-cell>
          <table:table-cell table:style-name="ce10" office:value-type="date" office:date-value="1998-06-24" calcext:value-type="date">
            <text:p>1998-06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Semmelweisstraße 5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Gehring</text:p>
          </table:table-cell>
          <table:table-cell table:formula="of:=[.F153]" office:value-type="string" office:string-value="Dresden" calcext:value-type="string">
            <text:p>Dresden</text:p>
          </table:table-cell>
          <table:table-cell table:formula="of:=LOWER([.H153])" office:value-type="string" office:string-value="lieselotte" calcext:value-type="string">
            <text:p>lieselotte</text:p>
          </table:table-cell>
          <table:table-cell table:formula="of:=LOWER([.I153])" office:value-type="string" office:string-value="gehring" calcext:value-type="string">
            <text:p>gehring</text:p>
          </table:table-cell>
          <table:table-cell table:formula="of:=LOWER([.J153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c82gpdami" calcext:value-type="string">
            <text:p>kc82gpd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3];&quot;.&quot;;[.L153];&quot;@&quot;;[.M153];&quot;.com&quot;)" office:value-type="string" office:string-value="lieselotte.gehring@dresden.com" calcext:value-type="string">
            <text:p>lieselotte.gehring@dresden.com</text:p>
          </table:table-cell>
          <table:table-cell table:formula="of:=&quot;('&quot;&amp;COM.MICROSOFT.CONCAT([.K153];&quot;.&quot;;[.L153];&quot;@&quot;;[.M153];&quot;.com&quot;)&amp;&quot;',&quot;" office:value-type="string" office:string-value="('lieselotte.gehring@dresden.com'," calcext:value-type="string">
            <text:p>('lieselotte.gehring@dresden.com',</text:p>
          </table:table-cell>
          <table:table-cell table:formula="of:=&quot;HASHBYTES('SHA2_512', '&quot;&amp;[.N153]&amp;&quot;'),&quot;" office:value-type="string" office:string-value="HASHBYTES('SHA2_512', 'kc82gpdami')," calcext:value-type="string">
            <text:p>HASHBYTES('SHA2_512', 'kc82gpdami'),</text:p>
          </table:table-cell>
          <table:table-cell table:formula="of:=[.O153]&amp;&quot;,&quot;" office:value-type="string" office:string-value="1," calcext:value-type="string">
            <text:p>1,</text:p>
          </table:table-cell>
          <table:table-cell table:formula="of:=[.P15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3]&amp;&quot;', '&quot;&amp;[.B153]&amp;&quot;', '&quot;&amp;TEXT([.C153]; &quot;yyyy-mm-dd&quot;)&amp;&quot;', '&quot;&amp;[.D153]&amp;&quot;', &quot;&amp;IF([.E153]=&quot;Null&quot;; &quot;Null&quot;; &quot;'&quot;&amp;[.E153]&amp;&quot;'&quot;)&amp;&quot;, '&quot;&amp;[.F153]&amp;&quot;', '&quot;&amp;[.G153]&amp;&quot;', u.Id FROM Users u WHERE EmailAddress = '&quot;&amp;[.Q153]&amp;&quot;' UNION&quot;" office:value-type="string" office:string-value="SELECT 'Lieselotte', 'Gehring', '1998-06-24', 'Germany', Null, 'Dresden', ' Semmelweisstraße 5', u.Id FROM Users u WHERE EmailAddress = 'lieselotte.gehring@dresden.com' UNION" calcext:value-type="string">
            <text:p>SELECT 'Lieselotte', 'Gehring', '1998-06-24', 'Germany', Null, 'Dresden', ' Semmelweisstraße 5', u.Id FROM Users u WHERE EmailAddress = 'lieselotte.gehring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ckhart</text:p>
          </table:table-cell>
          <table:table-cell office:value-type="string" calcext:value-type="string">
            <text:p>Muhlfeld</text:p>
          </table:table-cell>
          <table:table-cell table:style-name="ce10" office:value-type="date" office:date-value="1999-05-24" calcext:value-type="date">
            <text:p>1999-05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GutsMuthsstraße 12</text:p>
          </table:table-cell>
          <table:table-cell office:value-type="string" calcext:value-type="string">
            <text:p>Eckhart</text:p>
          </table:table-cell>
          <table:table-cell office:value-type="string" calcext:value-type="string">
            <text:p>Muhlfeld</text:p>
          </table:table-cell>
          <table:table-cell table:formula="of:=[.F154]" office:value-type="string" office:string-value="Leipzig" calcext:value-type="string">
            <text:p>Leipzig</text:p>
          </table:table-cell>
          <table:table-cell table:formula="of:=LOWER([.H154])" office:value-type="string" office:string-value="eckhart" calcext:value-type="string">
            <text:p>eckhart</text:p>
          </table:table-cell>
          <table:table-cell table:formula="of:=LOWER([.I154])" office:value-type="string" office:string-value="muhlfeld" calcext:value-type="string">
            <text:p>muhlfeld</text:p>
          </table:table-cell>
          <table:table-cell table:formula="of:=LOWER([.J154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q86bozkfw" calcext:value-type="string">
            <text:p>pq86bozkf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4];&quot;.&quot;;[.L154];&quot;@&quot;;[.M154];&quot;.com&quot;)" office:value-type="string" office:string-value="eckhart.muhlfeld@leipzig.com" calcext:value-type="string">
            <text:p>eckhart.muhlfeld@leipzig.com</text:p>
          </table:table-cell>
          <table:table-cell table:formula="of:=&quot;('&quot;&amp;COM.MICROSOFT.CONCAT([.K154];&quot;.&quot;;[.L154];&quot;@&quot;;[.M154];&quot;.com&quot;)&amp;&quot;',&quot;" office:value-type="string" office:string-value="('eckhart.muhlfeld@leipzig.com'," calcext:value-type="string">
            <text:p>('eckhart.muhlfeld@leipzig.com',</text:p>
          </table:table-cell>
          <table:table-cell table:formula="of:=&quot;HASHBYTES('SHA2_512', '&quot;&amp;[.N154]&amp;&quot;'),&quot;" office:value-type="string" office:string-value="HASHBYTES('SHA2_512', 'pq86bozkfw')," calcext:value-type="string">
            <text:p>HASHBYTES('SHA2_512', 'pq86bozkfw'),</text:p>
          </table:table-cell>
          <table:table-cell table:formula="of:=[.O154]&amp;&quot;,&quot;" office:value-type="string" office:string-value="1," calcext:value-type="string">
            <text:p>1,</text:p>
          </table:table-cell>
          <table:table-cell table:formula="of:=[.P15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4]&amp;&quot;', '&quot;&amp;[.B154]&amp;&quot;', '&quot;&amp;TEXT([.C154]; &quot;yyyy-mm-dd&quot;)&amp;&quot;', '&quot;&amp;[.D154]&amp;&quot;', &quot;&amp;IF([.E154]=&quot;Null&quot;; &quot;Null&quot;; &quot;'&quot;&amp;[.E154]&amp;&quot;'&quot;)&amp;&quot;, '&quot;&amp;[.F154]&amp;&quot;', '&quot;&amp;[.G154]&amp;&quot;', u.Id FROM Users u WHERE EmailAddress = '&quot;&amp;[.Q154]&amp;&quot;' UNION&quot;" office:value-type="string" office:string-value="SELECT 'Eckhart', 'Muhlfeld', '1999-05-24', 'Germany', Null, 'Leipzig', ' GutsMuthsstraße 12', u.Id FROM Users u WHERE EmailAddress = 'eckhart.muhlfeld@leipzig.com' UNION" calcext:value-type="string">
            <text:p>SELECT 'Eckhart', 'Muhlfeld', '1999-05-24', 'Germany', Null, 'Leipzig', ' GutsMuthsstraße 12', u.Id FROM Users u WHERE EmailAddress = 'eckhart.muhlfeld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ascha</text:p>
          </table:table-cell>
          <table:table-cell office:value-type="string" calcext:value-type="string">
            <text:p>Siemon</text:p>
          </table:table-cell>
          <table:table-cell table:style-name="ce10" office:value-type="date" office:date-value="2000-02-24" calcext:value-type="date">
            <text:p>2000-02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Friedrich-Hegel-Straße 29</text:p>
          </table:table-cell>
          <table:table-cell office:value-type="string" calcext:value-type="string">
            <text:p>Sascha</text:p>
          </table:table-cell>
          <table:table-cell office:value-type="string" calcext:value-type="string">
            <text:p>Siemon</text:p>
          </table:table-cell>
          <table:table-cell table:formula="of:=[.F155]" office:value-type="string" office:string-value="Dresden" calcext:value-type="string">
            <text:p>Dresden</text:p>
          </table:table-cell>
          <table:table-cell table:formula="of:=LOWER([.H155])" office:value-type="string" office:string-value="sascha" calcext:value-type="string">
            <text:p>sascha</text:p>
          </table:table-cell>
          <table:table-cell table:formula="of:=LOWER([.I155])" office:value-type="string" office:string-value="siemon" calcext:value-type="string">
            <text:p>siemon</text:p>
          </table:table-cell>
          <table:table-cell table:formula="of:=LOWER([.J155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n24tyqasw" calcext:value-type="string">
            <text:p>ln24tyqa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5];&quot;.&quot;;[.L155];&quot;@&quot;;[.M155];&quot;.com&quot;)" office:value-type="string" office:string-value="sascha.siemon@dresden.com" calcext:value-type="string">
            <text:p>sascha.siemon@dresden.com</text:p>
          </table:table-cell>
          <table:table-cell table:formula="of:=&quot;('&quot;&amp;COM.MICROSOFT.CONCAT([.K155];&quot;.&quot;;[.L155];&quot;@&quot;;[.M155];&quot;.com&quot;)&amp;&quot;',&quot;" office:value-type="string" office:string-value="('sascha.siemon@dresden.com'," calcext:value-type="string">
            <text:p>('sascha.siemon@dresden.com',</text:p>
          </table:table-cell>
          <table:table-cell table:formula="of:=&quot;HASHBYTES('SHA2_512', '&quot;&amp;[.N155]&amp;&quot;'),&quot;" office:value-type="string" office:string-value="HASHBYTES('SHA2_512', 'ln24tyqasw')," calcext:value-type="string">
            <text:p>HASHBYTES('SHA2_512', 'ln24tyqasw'),</text:p>
          </table:table-cell>
          <table:table-cell table:formula="of:=[.O155]&amp;&quot;,&quot;" office:value-type="string" office:string-value="1," calcext:value-type="string">
            <text:p>1,</text:p>
          </table:table-cell>
          <table:table-cell table:formula="of:=[.P15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5]&amp;&quot;', '&quot;&amp;[.B155]&amp;&quot;', '&quot;&amp;TEXT([.C155]; &quot;yyyy-mm-dd&quot;)&amp;&quot;', '&quot;&amp;[.D155]&amp;&quot;', &quot;&amp;IF([.E155]=&quot;Null&quot;; &quot;Null&quot;; &quot;'&quot;&amp;[.E155]&amp;&quot;'&quot;)&amp;&quot;, '&quot;&amp;[.F155]&amp;&quot;', '&quot;&amp;[.G155]&amp;&quot;', u.Id FROM Users u WHERE EmailAddress = '&quot;&amp;[.Q155]&amp;&quot;' UNION&quot;" office:value-type="string" office:string-value="SELECT 'Sascha', 'Siemon', '2000-02-24', 'Germany', Null, 'Dresden', ' Friedrich-Hegel-Straße 29', u.Id FROM Users u WHERE EmailAddress = 'sascha.siemon@dresden.com' UNION" calcext:value-type="string">
            <text:p>SELECT 'Sascha', 'Siemon', '2000-02-24', 'Germany', Null, 'Dresden', ' Friedrich-Hegel-Straße 29', u.Id FROM Users u WHERE EmailAddress = 'sascha.siemo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onja</text:p>
          </table:table-cell>
          <table:table-cell office:value-type="string" calcext:value-type="string">
            <text:p>Huffmann</text:p>
          </table:table-cell>
          <table:table-cell table:style-name="ce10" office:value-type="date" office:date-value="1999-08-11" calcext:value-type="date">
            <text:p>1999-08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Stauffenbergstraße 18</text:p>
          </table:table-cell>
          <table:table-cell office:value-type="string" calcext:value-type="string">
            <text:p>Sonja</text:p>
          </table:table-cell>
          <table:table-cell office:value-type="string" calcext:value-type="string">
            <text:p>Huffmann</text:p>
          </table:table-cell>
          <table:table-cell table:formula="of:=[.F156]" office:value-type="string" office:string-value="Leipzig" calcext:value-type="string">
            <text:p>Leipzig</text:p>
          </table:table-cell>
          <table:table-cell table:formula="of:=LOWER([.H156])" office:value-type="string" office:string-value="sonja" calcext:value-type="string">
            <text:p>sonja</text:p>
          </table:table-cell>
          <table:table-cell table:formula="of:=LOWER([.I156])" office:value-type="string" office:string-value="huffmann" calcext:value-type="string">
            <text:p>huffmann</text:p>
          </table:table-cell>
          <table:table-cell table:formula="of:=LOWER([.J156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u93uocusn" calcext:value-type="string">
            <text:p>bu93uocu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6];&quot;.&quot;;[.L156];&quot;@&quot;;[.M156];&quot;.com&quot;)" office:value-type="string" office:string-value="sonja.huffmann@leipzig.com" calcext:value-type="string">
            <text:p>sonja.huffmann@leipzig.com</text:p>
          </table:table-cell>
          <table:table-cell table:formula="of:=&quot;('&quot;&amp;COM.MICROSOFT.CONCAT([.K156];&quot;.&quot;;[.L156];&quot;@&quot;;[.M156];&quot;.com&quot;)&amp;&quot;',&quot;" office:value-type="string" office:string-value="('sonja.huffmann@leipzig.com'," calcext:value-type="string">
            <text:p>('sonja.huffmann@leipzig.com',</text:p>
          </table:table-cell>
          <table:table-cell table:formula="of:=&quot;HASHBYTES('SHA2_512', '&quot;&amp;[.N156]&amp;&quot;'),&quot;" office:value-type="string" office:string-value="HASHBYTES('SHA2_512', 'bu93uocusn')," calcext:value-type="string">
            <text:p>HASHBYTES('SHA2_512', 'bu93uocusn'),</text:p>
          </table:table-cell>
          <table:table-cell table:formula="of:=[.O156]&amp;&quot;,&quot;" office:value-type="string" office:string-value="1," calcext:value-type="string">
            <text:p>1,</text:p>
          </table:table-cell>
          <table:table-cell table:formula="of:=[.P15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6]&amp;&quot;', '&quot;&amp;[.B156]&amp;&quot;', '&quot;&amp;TEXT([.C156]; &quot;yyyy-mm-dd&quot;)&amp;&quot;', '&quot;&amp;[.D156]&amp;&quot;', &quot;&amp;IF([.E156]=&quot;Null&quot;; &quot;Null&quot;; &quot;'&quot;&amp;[.E156]&amp;&quot;'&quot;)&amp;&quot;, '&quot;&amp;[.F156]&amp;&quot;', '&quot;&amp;[.G156]&amp;&quot;', u.Id FROM Users u WHERE EmailAddress = '&quot;&amp;[.Q156]&amp;&quot;' UNION&quot;" office:value-type="string" office:string-value="SELECT 'Sonja', 'Huffmann', '1999-08-11', 'Germany', Null, 'Leipzig', ' Stauffenbergstraße 18', u.Id FROM Users u WHERE EmailAddress = 'sonja.huffmann@leipzig.com' UNION" calcext:value-type="string">
            <text:p>SELECT 'Sonja', 'Huffmann', '1999-08-11', 'Germany', Null, 'Leipzig', ' Stauffenbergstraße 18', u.Id FROM Users u WHERE EmailAddress = 'sonja.huffman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Lorentz</text:p>
          </table:table-cell>
          <table:table-cell table:style-name="ce10" office:value-type="date" office:date-value="1996-10-31" calcext:value-type="date">
            <text:p>1996-10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Lewickistraße 54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Lorentz</text:p>
          </table:table-cell>
          <table:table-cell table:formula="of:=[.F157]" office:value-type="string" office:string-value="Dresden" calcext:value-type="string">
            <text:p>Dresden</text:p>
          </table:table-cell>
          <table:table-cell table:formula="of:=LOWER([.H157])" office:value-type="string" office:string-value="marianne" calcext:value-type="string">
            <text:p>marianne</text:p>
          </table:table-cell>
          <table:table-cell table:formula="of:=LOWER([.I157])" office:value-type="string" office:string-value="lorentz" calcext:value-type="string">
            <text:p>lorentz</text:p>
          </table:table-cell>
          <table:table-cell table:formula="of:=LOWER([.J157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x90ufrhqk" calcext:value-type="string">
            <text:p>tx90ufrhq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7];&quot;.&quot;;[.L157];&quot;@&quot;;[.M157];&quot;.com&quot;)" office:value-type="string" office:string-value="marianne.lorentz@dresden.com" calcext:value-type="string">
            <text:p>marianne.lorentz@dresden.com</text:p>
          </table:table-cell>
          <table:table-cell table:formula="of:=&quot;('&quot;&amp;COM.MICROSOFT.CONCAT([.K157];&quot;.&quot;;[.L157];&quot;@&quot;;[.M157];&quot;.com&quot;)&amp;&quot;',&quot;" office:value-type="string" office:string-value="('marianne.lorentz@dresden.com'," calcext:value-type="string">
            <text:p>('marianne.lorentz@dresden.com',</text:p>
          </table:table-cell>
          <table:table-cell table:formula="of:=&quot;HASHBYTES('SHA2_512', '&quot;&amp;[.N157]&amp;&quot;'),&quot;" office:value-type="string" office:string-value="HASHBYTES('SHA2_512', 'tx90ufrhqk')," calcext:value-type="string">
            <text:p>HASHBYTES('SHA2_512', 'tx90ufrhqk'),</text:p>
          </table:table-cell>
          <table:table-cell table:formula="of:=[.O157]&amp;&quot;,&quot;" office:value-type="string" office:string-value="1," calcext:value-type="string">
            <text:p>1,</text:p>
          </table:table-cell>
          <table:table-cell table:formula="of:=[.P15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7]&amp;&quot;', '&quot;&amp;[.B157]&amp;&quot;', '&quot;&amp;TEXT([.C157]; &quot;yyyy-mm-dd&quot;)&amp;&quot;', '&quot;&amp;[.D157]&amp;&quot;', &quot;&amp;IF([.E157]=&quot;Null&quot;; &quot;Null&quot;; &quot;'&quot;&amp;[.E157]&amp;&quot;'&quot;)&amp;&quot;, '&quot;&amp;[.F157]&amp;&quot;', '&quot;&amp;[.G157]&amp;&quot;', u.Id FROM Users u WHERE EmailAddress = '&quot;&amp;[.Q157]&amp;&quot;' UNION&quot;" office:value-type="string" office:string-value="SELECT 'Marianne', 'Lorentz', '1996-10-31', 'Germany', Null, 'Dresden', ' Lewickistraße 54', u.Id FROM Users u WHERE EmailAddress = 'marianne.lorentz@dresden.com' UNION" calcext:value-type="string">
            <text:p>SELECT 'Marianne', 'Lorentz', '1996-10-31', 'Germany', Null, 'Dresden', ' Lewickistraße 54', u.Id FROM Users u WHERE EmailAddress = 'marianne.lorentz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Sitz</text:p>
          </table:table-cell>
          <table:table-cell table:style-name="ce10" office:value-type="date" office:date-value="1996-11-30" calcext:value-type="date">
            <text:p>1996-11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Steinpilzweg 23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Sitz</text:p>
          </table:table-cell>
          <table:table-cell table:formula="of:=[.F158]" office:value-type="string" office:string-value="Leipzig" calcext:value-type="string">
            <text:p>Leipzig</text:p>
          </table:table-cell>
          <table:table-cell table:formula="of:=LOWER([.H158])" office:value-type="string" office:string-value="ernst" calcext:value-type="string">
            <text:p>ernst</text:p>
          </table:table-cell>
          <table:table-cell table:formula="of:=LOWER([.I158])" office:value-type="string" office:string-value="sitz" calcext:value-type="string">
            <text:p>sitz</text:p>
          </table:table-cell>
          <table:table-cell table:formula="of:=LOWER([.J158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b19gkokqd" calcext:value-type="string">
            <text:p>yb19gkokq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8];&quot;.&quot;;[.L158];&quot;@&quot;;[.M158];&quot;.com&quot;)" office:value-type="string" office:string-value="ernst.sitz@leipzig.com" calcext:value-type="string">
            <text:p>ernst.sitz@leipzig.com</text:p>
          </table:table-cell>
          <table:table-cell table:formula="of:=&quot;('&quot;&amp;COM.MICROSOFT.CONCAT([.K158];&quot;.&quot;;[.L158];&quot;@&quot;;[.M158];&quot;.com&quot;)&amp;&quot;',&quot;" office:value-type="string" office:string-value="('ernst.sitz@leipzig.com'," calcext:value-type="string">
            <text:p>('ernst.sitz@leipzig.com',</text:p>
          </table:table-cell>
          <table:table-cell table:formula="of:=&quot;HASHBYTES('SHA2_512', '&quot;&amp;[.N158]&amp;&quot;'),&quot;" office:value-type="string" office:string-value="HASHBYTES('SHA2_512', 'yb19gkokqd')," calcext:value-type="string">
            <text:p>HASHBYTES('SHA2_512', 'yb19gkokqd'),</text:p>
          </table:table-cell>
          <table:table-cell table:formula="of:=[.O158]&amp;&quot;,&quot;" office:value-type="string" office:string-value="1," calcext:value-type="string">
            <text:p>1,</text:p>
          </table:table-cell>
          <table:table-cell table:formula="of:=[.P15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8]&amp;&quot;', '&quot;&amp;[.B158]&amp;&quot;', '&quot;&amp;TEXT([.C158]; &quot;yyyy-mm-dd&quot;)&amp;&quot;', '&quot;&amp;[.D158]&amp;&quot;', &quot;&amp;IF([.E158]=&quot;Null&quot;; &quot;Null&quot;; &quot;'&quot;&amp;[.E158]&amp;&quot;'&quot;)&amp;&quot;, '&quot;&amp;[.F158]&amp;&quot;', '&quot;&amp;[.G158]&amp;&quot;', u.Id FROM Users u WHERE EmailAddress = '&quot;&amp;[.Q158]&amp;&quot;' UNION&quot;" office:value-type="string" office:string-value="SELECT 'Ernst', 'Sitz', '1996-11-30', 'Germany', Null, 'Leipzig', ' Steinpilzweg 23', u.Id FROM Users u WHERE EmailAddress = 'ernst.sitz@leipzig.com' UNION" calcext:value-type="string">
            <text:p>SELECT 'Ernst', 'Sitz', '1996-11-30', 'Germany', Null, 'Leipzig', ' Steinpilzweg 23', u.Id FROM Users u WHERE EmailAddress = 'ernst.sitz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altraud</text:p>
          </table:table-cell>
          <table:table-cell office:value-type="string" calcext:value-type="string">
            <text:p>Geiszler</text:p>
          </table:table-cell>
          <table:table-cell table:style-name="ce10" office:value-type="date" office:date-value="1997-02-16" calcext:value-type="date">
            <text:p>1997-02-1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irkigter Straße 1</text:p>
          </table:table-cell>
          <table:table-cell office:value-type="string" calcext:value-type="string">
            <text:p>Waltraud</text:p>
          </table:table-cell>
          <table:table-cell office:value-type="string" calcext:value-type="string">
            <text:p>Geiszler</text:p>
          </table:table-cell>
          <table:table-cell table:formula="of:=[.F159]" office:value-type="string" office:string-value="Dresden" calcext:value-type="string">
            <text:p>Dresden</text:p>
          </table:table-cell>
          <table:table-cell table:formula="of:=LOWER([.H159])" office:value-type="string" office:string-value="waltraud" calcext:value-type="string">
            <text:p>waltraud</text:p>
          </table:table-cell>
          <table:table-cell table:formula="of:=LOWER([.I159])" office:value-type="string" office:string-value="geiszler" calcext:value-type="string">
            <text:p>geiszler</text:p>
          </table:table-cell>
          <table:table-cell table:formula="of:=LOWER([.J159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w45hfqdkx" calcext:value-type="string">
            <text:p>hw45hfqdk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9];&quot;.&quot;;[.L159];&quot;@&quot;;[.M159];&quot;.com&quot;)" office:value-type="string" office:string-value="waltraud.geiszler@dresden.com" calcext:value-type="string">
            <text:p>waltraud.geiszler@dresden.com</text:p>
          </table:table-cell>
          <table:table-cell table:formula="of:=&quot;('&quot;&amp;COM.MICROSOFT.CONCAT([.K159];&quot;.&quot;;[.L159];&quot;@&quot;;[.M159];&quot;.com&quot;)&amp;&quot;',&quot;" office:value-type="string" office:string-value="('waltraud.geiszler@dresden.com'," calcext:value-type="string">
            <text:p>('waltraud.geiszler@dresden.com',</text:p>
          </table:table-cell>
          <table:table-cell table:formula="of:=&quot;HASHBYTES('SHA2_512', '&quot;&amp;[.N159]&amp;&quot;'),&quot;" office:value-type="string" office:string-value="HASHBYTES('SHA2_512', 'hw45hfqdkx')," calcext:value-type="string">
            <text:p>HASHBYTES('SHA2_512', 'hw45hfqdkx'),</text:p>
          </table:table-cell>
          <table:table-cell table:formula="of:=[.O159]&amp;&quot;,&quot;" office:value-type="string" office:string-value="1," calcext:value-type="string">
            <text:p>1,</text:p>
          </table:table-cell>
          <table:table-cell table:formula="of:=[.P15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9]&amp;&quot;', '&quot;&amp;[.B159]&amp;&quot;', '&quot;&amp;TEXT([.C159]; &quot;yyyy-mm-dd&quot;)&amp;&quot;', '&quot;&amp;[.D159]&amp;&quot;', &quot;&amp;IF([.E159]=&quot;Null&quot;; &quot;Null&quot;; &quot;'&quot;&amp;[.E159]&amp;&quot;'&quot;)&amp;&quot;, '&quot;&amp;[.F159]&amp;&quot;', '&quot;&amp;[.G159]&amp;&quot;', u.Id FROM Users u WHERE EmailAddress = '&quot;&amp;[.Q159]&amp;&quot;' UNION&quot;" office:value-type="string" office:string-value="SELECT 'Waltraud', 'Geiszler', '1997-02-16', 'Germany', Null, 'Dresden', ' Birkigter Straße 1', u.Id FROM Users u WHERE EmailAddress = 'waltraud.geiszler@dresden.com' UNION" calcext:value-type="string">
            <text:p>SELECT 'Waltraud', 'Geiszler', '1997-02-16', 'Germany', Null, 'Dresden', ' Birkigter Straße 1', u.Id FROM Users u WHERE EmailAddress = 'waltraud.geiszl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loria</text:p>
          </table:table-cell>
          <table:table-cell office:value-type="string" calcext:value-type="string">
            <text:p>Schindler</text:p>
          </table:table-cell>
          <table:table-cell table:style-name="ce10" office:value-type="date" office:date-value="1997-01-22" calcext:value-type="date">
            <text:p>1997-01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Friedrich-Ebert-Straße 27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Schindler</text:p>
          </table:table-cell>
          <table:table-cell table:formula="of:=[.F160]" office:value-type="string" office:string-value="Leipzig" calcext:value-type="string">
            <text:p>Leipzig</text:p>
          </table:table-cell>
          <table:table-cell table:formula="of:=LOWER([.H160])" office:value-type="string" office:string-value="gloria" calcext:value-type="string">
            <text:p>gloria</text:p>
          </table:table-cell>
          <table:table-cell table:formula="of:=LOWER([.I160])" office:value-type="string" office:string-value="schindler" calcext:value-type="string">
            <text:p>schindler</text:p>
          </table:table-cell>
          <table:table-cell table:formula="of:=LOWER([.J160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f36xunrbm" calcext:value-type="string">
            <text:p>cf36xunrb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0];&quot;.&quot;;[.L160];&quot;@&quot;;[.M160];&quot;.com&quot;)" office:value-type="string" office:string-value="gloria.schindler@leipzig.com" calcext:value-type="string">
            <text:p>gloria.schindler@leipzig.com</text:p>
          </table:table-cell>
          <table:table-cell table:formula="of:=&quot;('&quot;&amp;COM.MICROSOFT.CONCAT([.K160];&quot;.&quot;;[.L160];&quot;@&quot;;[.M160];&quot;.com&quot;)&amp;&quot;',&quot;" office:value-type="string" office:string-value="('gloria.schindler@leipzig.com'," calcext:value-type="string">
            <text:p>('gloria.schindler@leipzig.com',</text:p>
          </table:table-cell>
          <table:table-cell table:formula="of:=&quot;HASHBYTES('SHA2_512', '&quot;&amp;[.N160]&amp;&quot;'),&quot;" office:value-type="string" office:string-value="HASHBYTES('SHA2_512', 'cf36xunrbm')," calcext:value-type="string">
            <text:p>HASHBYTES('SHA2_512', 'cf36xunrbm'),</text:p>
          </table:table-cell>
          <table:table-cell table:formula="of:=[.O160]&amp;&quot;,&quot;" office:value-type="string" office:string-value="1," calcext:value-type="string">
            <text:p>1,</text:p>
          </table:table-cell>
          <table:table-cell table:formula="of:=[.P16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0]&amp;&quot;', '&quot;&amp;[.B160]&amp;&quot;', '&quot;&amp;TEXT([.C160]; &quot;yyyy-mm-dd&quot;)&amp;&quot;', '&quot;&amp;[.D160]&amp;&quot;', &quot;&amp;IF([.E160]=&quot;Null&quot;; &quot;Null&quot;; &quot;'&quot;&amp;[.E160]&amp;&quot;'&quot;)&amp;&quot;, '&quot;&amp;[.F160]&amp;&quot;', '&quot;&amp;[.G160]&amp;&quot;', u.Id FROM Users u WHERE EmailAddress = '&quot;&amp;[.Q160]&amp;&quot;' UNION&quot;" office:value-type="string" office:string-value="SELECT 'Gloria', 'Schindler', '1997-01-22', 'Germany', Null, 'Leipzig', ' Friedrich-Ebert-Straße 27', u.Id FROM Users u WHERE EmailAddress = 'gloria.schindler@leipzig.com' UNION" calcext:value-type="string">
            <text:p>SELECT 'Gloria', 'Schindler', '1997-01-22', 'Germany', Null, 'Leipzig', ' Friedrich-Ebert-Straße 27', u.Id FROM Users u WHERE EmailAddress = 'gloria.schindl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Bachmann</text:p>
          </table:table-cell>
          <table:table-cell table:style-name="ce10" office:value-type="date" office:date-value="2000-07-05" calcext:value-type="date">
            <text:p>2000-07-0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ischofsweg 44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Bachmann</text:p>
          </table:table-cell>
          <table:table-cell table:formula="of:=[.F161]" office:value-type="string" office:string-value="Dresden" calcext:value-type="string">
            <text:p>Dresden</text:p>
          </table:table-cell>
          <table:table-cell table:formula="of:=LOWER([.H161])" office:value-type="string" office:string-value="wolf" calcext:value-type="string">
            <text:p>wolf</text:p>
          </table:table-cell>
          <table:table-cell table:formula="of:=LOWER([.I161])" office:value-type="string" office:string-value="bachmann" calcext:value-type="string">
            <text:p>bachmann</text:p>
          </table:table-cell>
          <table:table-cell table:formula="of:=LOWER([.J161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l42ewrxpg" calcext:value-type="string">
            <text:p>sl42ewrx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1];&quot;.&quot;;[.L161];&quot;@&quot;;[.M161];&quot;.com&quot;)" office:value-type="string" office:string-value="wolf.bachmann@dresden.com" calcext:value-type="string">
            <text:p>wolf.bachmann@dresden.com</text:p>
          </table:table-cell>
          <table:table-cell table:formula="of:=&quot;('&quot;&amp;COM.MICROSOFT.CONCAT([.K161];&quot;.&quot;;[.L161];&quot;@&quot;;[.M161];&quot;.com&quot;)&amp;&quot;',&quot;" office:value-type="string" office:string-value="('wolf.bachmann@dresden.com'," calcext:value-type="string">
            <text:p>('wolf.bachmann@dresden.com',</text:p>
          </table:table-cell>
          <table:table-cell table:formula="of:=&quot;HASHBYTES('SHA2_512', '&quot;&amp;[.N161]&amp;&quot;'),&quot;" office:value-type="string" office:string-value="HASHBYTES('SHA2_512', 'sl42ewrxpg')," calcext:value-type="string">
            <text:p>HASHBYTES('SHA2_512', 'sl42ewrxpg'),</text:p>
          </table:table-cell>
          <table:table-cell table:formula="of:=[.O161]&amp;&quot;,&quot;" office:value-type="string" office:string-value="1," calcext:value-type="string">
            <text:p>1,</text:p>
          </table:table-cell>
          <table:table-cell table:formula="of:=[.P16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1]&amp;&quot;', '&quot;&amp;[.B161]&amp;&quot;', '&quot;&amp;TEXT([.C161]; &quot;yyyy-mm-dd&quot;)&amp;&quot;', '&quot;&amp;[.D161]&amp;&quot;', &quot;&amp;IF([.E161]=&quot;Null&quot;; &quot;Null&quot;; &quot;'&quot;&amp;[.E161]&amp;&quot;'&quot;)&amp;&quot;, '&quot;&amp;[.F161]&amp;&quot;', '&quot;&amp;[.G161]&amp;&quot;', u.Id FROM Users u WHERE EmailAddress = '&quot;&amp;[.Q161]&amp;&quot;' UNION&quot;" office:value-type="string" office:string-value="SELECT 'Wolf', 'Bachmann', '2000-07-05', 'Germany', Null, 'Dresden', ' Bischofsweg 44', u.Id FROM Users u WHERE EmailAddress = 'wolf.bachmann@dresden.com' UNION" calcext:value-type="string">
            <text:p>SELECT 'Wolf', 'Bachmann', '2000-07-05', 'Germany', Null, 'Dresden', ' Bischofsweg 44', u.Id FROM Users u WHERE EmailAddress = 'wolf.bachman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etrus</text:p>
          </table:table-cell>
          <table:table-cell office:value-type="string" calcext:value-type="string">
            <text:p>Simons</text:p>
          </table:table-cell>
          <table:table-cell table:style-name="ce10" office:value-type="date" office:date-value="2000-01-20" calcext:value-type="date">
            <text:p>2000-01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Äußere Raustraße 23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imons</text:p>
          </table:table-cell>
          <table:table-cell table:formula="of:=[.F162]" office:value-type="string" office:string-value="Leipzig" calcext:value-type="string">
            <text:p>Leipzig</text:p>
          </table:table-cell>
          <table:table-cell table:formula="of:=LOWER([.H162])" office:value-type="string" office:string-value="petrus" calcext:value-type="string">
            <text:p>petrus</text:p>
          </table:table-cell>
          <table:table-cell table:formula="of:=LOWER([.I162])" office:value-type="string" office:string-value="simons" calcext:value-type="string">
            <text:p>simons</text:p>
          </table:table-cell>
          <table:table-cell table:formula="of:=LOWER([.J162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s86njhlbq" calcext:value-type="string">
            <text:p>ns86njhlb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2];&quot;.&quot;;[.L162];&quot;@&quot;;[.M162];&quot;.com&quot;)" office:value-type="string" office:string-value="petrus.simons@leipzig.com" calcext:value-type="string">
            <text:p>petrus.simons@leipzig.com</text:p>
          </table:table-cell>
          <table:table-cell table:formula="of:=&quot;('&quot;&amp;COM.MICROSOFT.CONCAT([.K162];&quot;.&quot;;[.L162];&quot;@&quot;;[.M162];&quot;.com&quot;)&amp;&quot;',&quot;" office:value-type="string" office:string-value="('petrus.simons@leipzig.com'," calcext:value-type="string">
            <text:p>('petrus.simons@leipzig.com',</text:p>
          </table:table-cell>
          <table:table-cell table:formula="of:=&quot;HASHBYTES('SHA2_512', '&quot;&amp;[.N162]&amp;&quot;'),&quot;" office:value-type="string" office:string-value="HASHBYTES('SHA2_512', 'ns86njhlbq')," calcext:value-type="string">
            <text:p>HASHBYTES('SHA2_512', 'ns86njhlbq'),</text:p>
          </table:table-cell>
          <table:table-cell table:formula="of:=[.O162]&amp;&quot;,&quot;" office:value-type="string" office:string-value="1," calcext:value-type="string">
            <text:p>1,</text:p>
          </table:table-cell>
          <table:table-cell table:formula="of:=[.P16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2]&amp;&quot;', '&quot;&amp;[.B162]&amp;&quot;', '&quot;&amp;TEXT([.C162]; &quot;yyyy-mm-dd&quot;)&amp;&quot;', '&quot;&amp;[.D162]&amp;&quot;', &quot;&amp;IF([.E162]=&quot;Null&quot;; &quot;Null&quot;; &quot;'&quot;&amp;[.E162]&amp;&quot;'&quot;)&amp;&quot;, '&quot;&amp;[.F162]&amp;&quot;', '&quot;&amp;[.G162]&amp;&quot;', u.Id FROM Users u WHERE EmailAddress = '&quot;&amp;[.Q162]&amp;&quot;' UNION&quot;" office:value-type="string" office:string-value="SELECT 'Petrus', 'Simons', '2000-01-20', 'Germany', Null, 'Leipzig', ' Äußere Raustraße 23', u.Id FROM Users u WHERE EmailAddress = 'petrus.simons@leipzig.com' UNION" calcext:value-type="string">
            <text:p>SELECT 'Petrus', 'Simons', '2000-01-20', 'Germany', Null, 'Leipzig', ' Äußere Raustraße 23', u.Id FROM Users u WHERE EmailAddress = 'petrus.simon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Kraemer</text:p>
          </table:table-cell>
          <table:table-cell table:style-name="ce10" office:value-type="date" office:date-value="1999-07-24" calcext:value-type="date">
            <text:p>1999-07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Rungestraße 19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Kraemer</text:p>
          </table:table-cell>
          <table:table-cell table:formula="of:=[.F163]" office:value-type="string" office:string-value="Dresden" calcext:value-type="string">
            <text:p>Dresden</text:p>
          </table:table-cell>
          <table:table-cell table:formula="of:=LOWER([.H163])" office:value-type="string" office:string-value="anton" calcext:value-type="string">
            <text:p>anton</text:p>
          </table:table-cell>
          <table:table-cell table:formula="of:=LOWER([.I163])" office:value-type="string" office:string-value="kraemer" calcext:value-type="string">
            <text:p>kraemer</text:p>
          </table:table-cell>
          <table:table-cell table:formula="of:=LOWER([.J163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j42wxpmne" calcext:value-type="string">
            <text:p>cj42wxpm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3];&quot;.&quot;;[.L163];&quot;@&quot;;[.M163];&quot;.com&quot;)" office:value-type="string" office:string-value="anton.kraemer@dresden.com" calcext:value-type="string">
            <text:p>anton.kraemer@dresden.com</text:p>
          </table:table-cell>
          <table:table-cell table:formula="of:=&quot;('&quot;&amp;COM.MICROSOFT.CONCAT([.K163];&quot;.&quot;;[.L163];&quot;@&quot;;[.M163];&quot;.com&quot;)&amp;&quot;',&quot;" office:value-type="string" office:string-value="('anton.kraemer@dresden.com'," calcext:value-type="string">
            <text:p>('anton.kraemer@dresden.com',</text:p>
          </table:table-cell>
          <table:table-cell table:formula="of:=&quot;HASHBYTES('SHA2_512', '&quot;&amp;[.N163]&amp;&quot;'),&quot;" office:value-type="string" office:string-value="HASHBYTES('SHA2_512', 'cj42wxpmne')," calcext:value-type="string">
            <text:p>HASHBYTES('SHA2_512', 'cj42wxpmne'),</text:p>
          </table:table-cell>
          <table:table-cell table:formula="of:=[.O163]&amp;&quot;,&quot;" office:value-type="string" office:string-value="1," calcext:value-type="string">
            <text:p>1,</text:p>
          </table:table-cell>
          <table:table-cell table:formula="of:=[.P16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3]&amp;&quot;', '&quot;&amp;[.B163]&amp;&quot;', '&quot;&amp;TEXT([.C163]; &quot;yyyy-mm-dd&quot;)&amp;&quot;', '&quot;&amp;[.D163]&amp;&quot;', &quot;&amp;IF([.E163]=&quot;Null&quot;; &quot;Null&quot;; &quot;'&quot;&amp;[.E163]&amp;&quot;'&quot;)&amp;&quot;, '&quot;&amp;[.F163]&amp;&quot;', '&quot;&amp;[.G163]&amp;&quot;', u.Id FROM Users u WHERE EmailAddress = '&quot;&amp;[.Q163]&amp;&quot;' UNION&quot;" office:value-type="string" office:string-value="SELECT 'Anton', 'Kraemer', '1999-07-24', 'Germany', Null, 'Dresden', ' Rungestraße 19', u.Id FROM Users u WHERE EmailAddress = 'anton.kraemer@dresden.com' UNION" calcext:value-type="string">
            <text:p>SELECT 'Anton', 'Kraemer', '1999-07-24', 'Germany', Null, 'Dresden', ' Rungestraße 19', u.Id FROM Users u WHERE EmailAddress = 'anton.kraem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arl-Heinz</text:p>
          </table:table-cell>
          <table:table-cell office:value-type="string" calcext:value-type="string">
            <text:p>Dieter</text:p>
          </table:table-cell>
          <table:table-cell table:style-name="ce10" office:value-type="date" office:date-value="2001-06-02" calcext:value-type="date">
            <text:p>2001-06-0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ärenfelser Weg 7</text:p>
          </table:table-cell>
          <table:table-cell office:value-type="string" calcext:value-type="string">
            <text:p>Karl-Heinz</text:p>
          </table:table-cell>
          <table:table-cell office:value-type="string" calcext:value-type="string">
            <text:p>Dieter</text:p>
          </table:table-cell>
          <table:table-cell table:formula="of:=[.F164]" office:value-type="string" office:string-value="Leipzig" calcext:value-type="string">
            <text:p>Leipzig</text:p>
          </table:table-cell>
          <table:table-cell table:formula="of:=LOWER([.H164])" office:value-type="string" office:string-value="karl-heinz" calcext:value-type="string">
            <text:p>karl-heinz</text:p>
          </table:table-cell>
          <table:table-cell table:formula="of:=LOWER([.I164])" office:value-type="string" office:string-value="dieter" calcext:value-type="string">
            <text:p>dieter</text:p>
          </table:table-cell>
          <table:table-cell table:formula="of:=LOWER([.J164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d47biivvc" calcext:value-type="string">
            <text:p>qd47biiv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4];&quot;.&quot;;[.L164];&quot;@&quot;;[.M164];&quot;.com&quot;)" office:value-type="string" office:string-value="karl-heinz.dieter@leipzig.com" calcext:value-type="string">
            <text:p>karl-heinz.dieter@leipzig.com</text:p>
          </table:table-cell>
          <table:table-cell table:formula="of:=&quot;('&quot;&amp;COM.MICROSOFT.CONCAT([.K164];&quot;.&quot;;[.L164];&quot;@&quot;;[.M164];&quot;.com&quot;)&amp;&quot;',&quot;" office:value-type="string" office:string-value="('karl-heinz.dieter@leipzig.com'," calcext:value-type="string">
            <text:p>('karl-heinz.dieter@leipzig.com',</text:p>
          </table:table-cell>
          <table:table-cell table:formula="of:=&quot;HASHBYTES('SHA2_512', '&quot;&amp;[.N164]&amp;&quot;'),&quot;" office:value-type="string" office:string-value="HASHBYTES('SHA2_512', 'qd47biivvc')," calcext:value-type="string">
            <text:p>HASHBYTES('SHA2_512', 'qd47biivvc'),</text:p>
          </table:table-cell>
          <table:table-cell table:formula="of:=[.O164]&amp;&quot;,&quot;" office:value-type="string" office:string-value="1," calcext:value-type="string">
            <text:p>1,</text:p>
          </table:table-cell>
          <table:table-cell table:formula="of:=[.P16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4]&amp;&quot;', '&quot;&amp;[.B164]&amp;&quot;', '&quot;&amp;TEXT([.C164]; &quot;yyyy-mm-dd&quot;)&amp;&quot;', '&quot;&amp;[.D164]&amp;&quot;', &quot;&amp;IF([.E164]=&quot;Null&quot;; &quot;Null&quot;; &quot;'&quot;&amp;[.E164]&amp;&quot;'&quot;)&amp;&quot;, '&quot;&amp;[.F164]&amp;&quot;', '&quot;&amp;[.G164]&amp;&quot;', u.Id FROM Users u WHERE EmailAddress = '&quot;&amp;[.Q164]&amp;&quot;' UNION&quot;" office:value-type="string" office:string-value="SELECT 'Karl-Heinz', 'Dieter', '2001-06-02', 'Germany', Null, 'Leipzig', ' Bärenfelser Weg 7', u.Id FROM Users u WHERE EmailAddress = 'karl-heinz.dieter@leipzig.com' UNION" calcext:value-type="string">
            <text:p>SELECT 'Karl-Heinz', 'Dieter', '2001-06-02', 'Germany', Null, 'Leipzig', ' Bärenfelser Weg 7', u.Id FROM Users u WHERE EmailAddress = 'karl-heinz.diet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Suess</text:p>
          </table:table-cell>
          <table:table-cell table:style-name="ce10" office:value-type="date" office:date-value="1999-01-22" calcext:value-type="date">
            <text:p>1999-01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Grünwinkel 8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Suess</text:p>
          </table:table-cell>
          <table:table-cell table:formula="of:=[.F165]" office:value-type="string" office:string-value="Dresden" calcext:value-type="string">
            <text:p>Dresden</text:p>
          </table:table-cell>
          <table:table-cell table:formula="of:=LOWER([.H165])" office:value-type="string" office:string-value="dominik" calcext:value-type="string">
            <text:p>dominik</text:p>
          </table:table-cell>
          <table:table-cell table:formula="of:=LOWER([.I165])" office:value-type="string" office:string-value="suess" calcext:value-type="string">
            <text:p>suess</text:p>
          </table:table-cell>
          <table:table-cell table:formula="of:=LOWER([.J165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s19kiccfe" calcext:value-type="string">
            <text:p>ws19kicc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5];&quot;.&quot;;[.L165];&quot;@&quot;;[.M165];&quot;.com&quot;)" office:value-type="string" office:string-value="dominik.suess@dresden.com" calcext:value-type="string">
            <text:p>dominik.suess@dresden.com</text:p>
          </table:table-cell>
          <table:table-cell table:formula="of:=&quot;('&quot;&amp;COM.MICROSOFT.CONCAT([.K165];&quot;.&quot;;[.L165];&quot;@&quot;;[.M165];&quot;.com&quot;)&amp;&quot;',&quot;" office:value-type="string" office:string-value="('dominik.suess@dresden.com'," calcext:value-type="string">
            <text:p>('dominik.suess@dresden.com',</text:p>
          </table:table-cell>
          <table:table-cell table:formula="of:=&quot;HASHBYTES('SHA2_512', '&quot;&amp;[.N165]&amp;&quot;'),&quot;" office:value-type="string" office:string-value="HASHBYTES('SHA2_512', 'ws19kiccfe')," calcext:value-type="string">
            <text:p>HASHBYTES('SHA2_512', 'ws19kiccfe'),</text:p>
          </table:table-cell>
          <table:table-cell table:formula="of:=[.O165]&amp;&quot;,&quot;" office:value-type="string" office:string-value="1," calcext:value-type="string">
            <text:p>1,</text:p>
          </table:table-cell>
          <table:table-cell table:formula="of:=[.P16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5]&amp;&quot;', '&quot;&amp;[.B165]&amp;&quot;', '&quot;&amp;TEXT([.C165]; &quot;yyyy-mm-dd&quot;)&amp;&quot;', '&quot;&amp;[.D165]&amp;&quot;', &quot;&amp;IF([.E165]=&quot;Null&quot;; &quot;Null&quot;; &quot;'&quot;&amp;[.E165]&amp;&quot;'&quot;)&amp;&quot;, '&quot;&amp;[.F165]&amp;&quot;', '&quot;&amp;[.G165]&amp;&quot;', u.Id FROM Users u WHERE EmailAddress = '&quot;&amp;[.Q165]&amp;&quot;' UNION&quot;" office:value-type="string" office:string-value="SELECT 'Dominik', 'Suess', '1999-01-22', 'Germany', Null, 'Dresden', ' Grünwinkel 8', u.Id FROM Users u WHERE EmailAddress = 'dominik.suess@dresden.com' UNION" calcext:value-type="string">
            <text:p>SELECT 'Dominik', 'Suess', '1999-01-22', 'Germany', Null, 'Dresden', ' Grünwinkel 8', u.Id FROM Users u WHERE EmailAddress = 'dominik.suess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idrun</text:p>
          </table:table-cell>
          <table:table-cell office:value-type="string" calcext:value-type="string">
            <text:p>Gerstle</text:p>
          </table:table-cell>
          <table:table-cell table:style-name="ce10" office:value-type="date" office:date-value="1999-11-13" calcext:value-type="date">
            <text:p>1999-11-1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ielastraße 64</text:p>
          </table:table-cell>
          <table:table-cell office:value-type="string" calcext:value-type="string">
            <text:p>Heidrun</text:p>
          </table:table-cell>
          <table:table-cell office:value-type="string" calcext:value-type="string">
            <text:p>Gerstle</text:p>
          </table:table-cell>
          <table:table-cell table:formula="of:=[.F166]" office:value-type="string" office:string-value="Leipzig" calcext:value-type="string">
            <text:p>Leipzig</text:p>
          </table:table-cell>
          <table:table-cell table:formula="of:=LOWER([.H166])" office:value-type="string" office:string-value="heidrun" calcext:value-type="string">
            <text:p>heidrun</text:p>
          </table:table-cell>
          <table:table-cell table:formula="of:=LOWER([.I166])" office:value-type="string" office:string-value="gerstle" calcext:value-type="string">
            <text:p>gerstle</text:p>
          </table:table-cell>
          <table:table-cell table:formula="of:=LOWER([.J166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x91mkqdbg" calcext:value-type="string">
            <text:p>ix91mkqd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6];&quot;.&quot;;[.L166];&quot;@&quot;;[.M166];&quot;.com&quot;)" office:value-type="string" office:string-value="heidrun.gerstle@leipzig.com" calcext:value-type="string">
            <text:p>heidrun.gerstle@leipzig.com</text:p>
          </table:table-cell>
          <table:table-cell table:formula="of:=&quot;('&quot;&amp;COM.MICROSOFT.CONCAT([.K166];&quot;.&quot;;[.L166];&quot;@&quot;;[.M166];&quot;.com&quot;)&amp;&quot;',&quot;" office:value-type="string" office:string-value="('heidrun.gerstle@leipzig.com'," calcext:value-type="string">
            <text:p>('heidrun.gerstle@leipzig.com',</text:p>
          </table:table-cell>
          <table:table-cell table:formula="of:=&quot;HASHBYTES('SHA2_512', '&quot;&amp;[.N166]&amp;&quot;'),&quot;" office:value-type="string" office:string-value="HASHBYTES('SHA2_512', 'ix91mkqdbg')," calcext:value-type="string">
            <text:p>HASHBYTES('SHA2_512', 'ix91mkqdbg'),</text:p>
          </table:table-cell>
          <table:table-cell table:formula="of:=[.O166]&amp;&quot;,&quot;" office:value-type="string" office:string-value="1," calcext:value-type="string">
            <text:p>1,</text:p>
          </table:table-cell>
          <table:table-cell table:formula="of:=[.P16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6]&amp;&quot;', '&quot;&amp;[.B166]&amp;&quot;', '&quot;&amp;TEXT([.C166]; &quot;yyyy-mm-dd&quot;)&amp;&quot;', '&quot;&amp;[.D166]&amp;&quot;', &quot;&amp;IF([.E166]=&quot;Null&quot;; &quot;Null&quot;; &quot;'&quot;&amp;[.E166]&amp;&quot;'&quot;)&amp;&quot;, '&quot;&amp;[.F166]&amp;&quot;', '&quot;&amp;[.G166]&amp;&quot;', u.Id FROM Users u WHERE EmailAddress = '&quot;&amp;[.Q166]&amp;&quot;' UNION&quot;" office:value-type="string" office:string-value="SELECT 'Heidrun', 'Gerstle', '1999-11-13', 'Germany', Null, 'Leipzig', ' Bielastraße 64', u.Id FROM Users u WHERE EmailAddress = 'heidrun.gerstle@leipzig.com' UNION" calcext:value-type="string">
            <text:p>SELECT 'Heidrun', 'Gerstle', '1999-11-13', 'Germany', Null, 'Leipzig', ' Bielastraße 64', u.Id FROM Users u WHERE EmailAddress = 'heidrun.gerstle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tefanie</text:p>
          </table:table-cell>
          <table:table-cell office:value-type="string" calcext:value-type="string">
            <text:p>Stück</text:p>
          </table:table-cell>
          <table:table-cell table:style-name="ce10" office:value-type="date" office:date-value="1997-08-08" calcext:value-type="date">
            <text:p>1997-08-0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Forsthausstraße 2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Stück</text:p>
          </table:table-cell>
          <table:table-cell table:formula="of:=[.F167]" office:value-type="string" office:string-value="Dresden" calcext:value-type="string">
            <text:p>Dresden</text:p>
          </table:table-cell>
          <table:table-cell table:formula="of:=LOWER([.H167])" office:value-type="string" office:string-value="stefanie" calcext:value-type="string">
            <text:p>stefanie</text:p>
          </table:table-cell>
          <table:table-cell table:formula="of:=LOWER([.I167])" office:value-type="string" office:string-value="stück" calcext:value-type="string">
            <text:p>stück</text:p>
          </table:table-cell>
          <table:table-cell table:formula="of:=LOWER([.J167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h36kiflzl" calcext:value-type="string">
            <text:p>sh36kifl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7];&quot;.&quot;;[.L167];&quot;@&quot;;[.M167];&quot;.com&quot;)" office:value-type="string" office:string-value="stefanie.stück@dresden.com" calcext:value-type="string">
            <text:p>stefanie.stück@dresden.com</text:p>
          </table:table-cell>
          <table:table-cell table:formula="of:=&quot;('&quot;&amp;COM.MICROSOFT.CONCAT([.K167];&quot;.&quot;;[.L167];&quot;@&quot;;[.M167];&quot;.com&quot;)&amp;&quot;',&quot;" office:value-type="string" office:string-value="('stefanie.stück@dresden.com'," calcext:value-type="string">
            <text:p>('stefanie.stück@dresden.com',</text:p>
          </table:table-cell>
          <table:table-cell table:formula="of:=&quot;HASHBYTES('SHA2_512', '&quot;&amp;[.N167]&amp;&quot;'),&quot;" office:value-type="string" office:string-value="HASHBYTES('SHA2_512', 'sh36kiflzl')," calcext:value-type="string">
            <text:p>HASHBYTES('SHA2_512', 'sh36kiflzl'),</text:p>
          </table:table-cell>
          <table:table-cell table:formula="of:=[.O167]&amp;&quot;,&quot;" office:value-type="string" office:string-value="1," calcext:value-type="string">
            <text:p>1,</text:p>
          </table:table-cell>
          <table:table-cell table:formula="of:=[.P16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7]&amp;&quot;', '&quot;&amp;[.B167]&amp;&quot;', '&quot;&amp;TEXT([.C167]; &quot;yyyy-mm-dd&quot;)&amp;&quot;', '&quot;&amp;[.D167]&amp;&quot;', &quot;&amp;IF([.E167]=&quot;Null&quot;; &quot;Null&quot;; &quot;'&quot;&amp;[.E167]&amp;&quot;'&quot;)&amp;&quot;, '&quot;&amp;[.F167]&amp;&quot;', '&quot;&amp;[.G167]&amp;&quot;', u.Id FROM Users u WHERE EmailAddress = '&quot;&amp;[.Q167]&amp;&quot;' UNION&quot;" office:value-type="string" office:string-value="SELECT 'Stefanie', 'Stück', '1997-08-08', 'Germany', Null, 'Dresden', ' Forsthausstraße 2', u.Id FROM Users u WHERE EmailAddress = 'stefanie.stück@dresden.com' UNION" calcext:value-type="string">
            <text:p>SELECT 'Stefanie', 'Stück', '1997-08-08', 'Germany', Null, 'Dresden', ' Forsthausstraße 2', u.Id FROM Users u WHERE EmailAddress = 'stefanie.stück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udit</text:p>
          </table:table-cell>
          <table:table-cell office:value-type="string" calcext:value-type="string">
            <text:p>Jung</text:p>
          </table:table-cell>
          <table:table-cell table:style-name="ce10" office:value-type="date" office:date-value="1997-02-20" calcext:value-type="date">
            <text:p>1997-02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Geutebrückstraße 14</text:p>
          </table:table-cell>
          <table:table-cell office:value-type="string" calcext:value-type="string">
            <text:p>Judit</text:p>
          </table:table-cell>
          <table:table-cell office:value-type="string" calcext:value-type="string">
            <text:p>Jung</text:p>
          </table:table-cell>
          <table:table-cell table:formula="of:=[.F168]" office:value-type="string" office:string-value="Leipzig" calcext:value-type="string">
            <text:p>Leipzig</text:p>
          </table:table-cell>
          <table:table-cell table:formula="of:=LOWER([.H168])" office:value-type="string" office:string-value="judit" calcext:value-type="string">
            <text:p>judit</text:p>
          </table:table-cell>
          <table:table-cell table:formula="of:=LOWER([.I168])" office:value-type="string" office:string-value="jung" calcext:value-type="string">
            <text:p>jung</text:p>
          </table:table-cell>
          <table:table-cell table:formula="of:=LOWER([.J168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g6xfehzn" calcext:value-type="string">
            <text:p>ng6xfehz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8];&quot;.&quot;;[.L168];&quot;@&quot;;[.M168];&quot;.com&quot;)" office:value-type="string" office:string-value="judit.jung@leipzig.com" calcext:value-type="string">
            <text:p>judit.jung@leipzig.com</text:p>
          </table:table-cell>
          <table:table-cell table:formula="of:=&quot;('&quot;&amp;COM.MICROSOFT.CONCAT([.K168];&quot;.&quot;;[.L168];&quot;@&quot;;[.M168];&quot;.com&quot;)&amp;&quot;',&quot;" office:value-type="string" office:string-value="('judit.jung@leipzig.com'," calcext:value-type="string">
            <text:p>('judit.jung@leipzig.com',</text:p>
          </table:table-cell>
          <table:table-cell table:formula="of:=&quot;HASHBYTES('SHA2_512', '&quot;&amp;[.N168]&amp;&quot;'),&quot;" office:value-type="string" office:string-value="HASHBYTES('SHA2_512', 'ng6xfehzn')," calcext:value-type="string">
            <text:p>HASHBYTES('SHA2_512', 'ng6xfehzn'),</text:p>
          </table:table-cell>
          <table:table-cell table:formula="of:=[.O168]&amp;&quot;,&quot;" office:value-type="string" office:string-value="1," calcext:value-type="string">
            <text:p>1,</text:p>
          </table:table-cell>
          <table:table-cell table:formula="of:=[.P16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8]&amp;&quot;', '&quot;&amp;[.B168]&amp;&quot;', '&quot;&amp;TEXT([.C168]; &quot;yyyy-mm-dd&quot;)&amp;&quot;', '&quot;&amp;[.D168]&amp;&quot;', &quot;&amp;IF([.E168]=&quot;Null&quot;; &quot;Null&quot;; &quot;'&quot;&amp;[.E168]&amp;&quot;'&quot;)&amp;&quot;, '&quot;&amp;[.F168]&amp;&quot;', '&quot;&amp;[.G168]&amp;&quot;', u.Id FROM Users u WHERE EmailAddress = '&quot;&amp;[.Q168]&amp;&quot;' UNION&quot;" office:value-type="string" office:string-value="SELECT 'Judit', 'Jung', '1997-02-20', 'Germany', Null, 'Leipzig', ' Geutebrückstraße 14', u.Id FROM Users u WHERE EmailAddress = 'judit.jung@leipzig.com' UNION" calcext:value-type="string">
            <text:p>SELECT 'Judit', 'Jung', '1997-02-20', 'Germany', Null, 'Leipzig', ' Geutebrückstraße 14', u.Id FROM Users u WHERE EmailAddress = 'judit.jung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Gerber</text:p>
          </table:table-cell>
          <table:table-cell table:style-name="ce10" office:value-type="date" office:date-value="2000-03-06" calcext:value-type="date">
            <text:p>2000-03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Löbtauer Straße 67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Gerber</text:p>
          </table:table-cell>
          <table:table-cell table:formula="of:=[.F169]" office:value-type="string" office:string-value="Dresden" calcext:value-type="string">
            <text:p>Dresden</text:p>
          </table:table-cell>
          <table:table-cell table:formula="of:=LOWER([.H169])" office:value-type="string" office:string-value="iris" calcext:value-type="string">
            <text:p>iris</text:p>
          </table:table-cell>
          <table:table-cell table:formula="of:=LOWER([.I169])" office:value-type="string" office:string-value="gerber" calcext:value-type="string">
            <text:p>gerber</text:p>
          </table:table-cell>
          <table:table-cell table:formula="of:=LOWER([.J169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j13jeyhrx" calcext:value-type="string">
            <text:p>wj13jeyhr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9];&quot;.&quot;;[.L169];&quot;@&quot;;[.M169];&quot;.com&quot;)" office:value-type="string" office:string-value="iris.gerber@dresden.com" calcext:value-type="string">
            <text:p>iris.gerber@dresden.com</text:p>
          </table:table-cell>
          <table:table-cell table:formula="of:=&quot;('&quot;&amp;COM.MICROSOFT.CONCAT([.K169];&quot;.&quot;;[.L169];&quot;@&quot;;[.M169];&quot;.com&quot;)&amp;&quot;',&quot;" office:value-type="string" office:string-value="('iris.gerber@dresden.com'," calcext:value-type="string">
            <text:p>('iris.gerber@dresden.com',</text:p>
          </table:table-cell>
          <table:table-cell table:formula="of:=&quot;HASHBYTES('SHA2_512', '&quot;&amp;[.N169]&amp;&quot;'),&quot;" office:value-type="string" office:string-value="HASHBYTES('SHA2_512', 'wj13jeyhrx')," calcext:value-type="string">
            <text:p>HASHBYTES('SHA2_512', 'wj13jeyhrx'),</text:p>
          </table:table-cell>
          <table:table-cell table:formula="of:=[.O169]&amp;&quot;,&quot;" office:value-type="string" office:string-value="1," calcext:value-type="string">
            <text:p>1,</text:p>
          </table:table-cell>
          <table:table-cell table:formula="of:=[.P16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9]&amp;&quot;', '&quot;&amp;[.B169]&amp;&quot;', '&quot;&amp;TEXT([.C169]; &quot;yyyy-mm-dd&quot;)&amp;&quot;', '&quot;&amp;[.D169]&amp;&quot;', &quot;&amp;IF([.E169]=&quot;Null&quot;; &quot;Null&quot;; &quot;'&quot;&amp;[.E169]&amp;&quot;'&quot;)&amp;&quot;, '&quot;&amp;[.F169]&amp;&quot;', '&quot;&amp;[.G169]&amp;&quot;', u.Id FROM Users u WHERE EmailAddress = '&quot;&amp;[.Q169]&amp;&quot;' UNION&quot;" office:value-type="string" office:string-value="SELECT 'Iris', 'Gerber', '2000-03-06', 'Germany', Null, 'Dresden', ' Löbtauer Straße 67', u.Id FROM Users u WHERE EmailAddress = 'iris.gerber@dresden.com' UNION" calcext:value-type="string">
            <text:p>SELECT 'Iris', 'Gerber', '2000-03-06', 'Germany', Null, 'Dresden', ' Löbtauer Straße 67', u.Id FROM Users u WHERE EmailAddress = 'iris.gerb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an</text:p>
          </table:table-cell>
          <table:table-cell office:value-type="string" calcext:value-type="string">
            <text:p>Siegel</text:p>
          </table:table-cell>
          <table:table-cell table:style-name="ce10" office:value-type="date" office:date-value="2001-05-29" calcext:value-type="date">
            <text:p>2001-05-2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reslauer Straße 49</text:p>
          </table:table-cell>
          <table:table-cell office:value-type="string" calcext:value-type="string">
            <text:p>Lian</text:p>
          </table:table-cell>
          <table:table-cell office:value-type="string" calcext:value-type="string">
            <text:p>Siegel</text:p>
          </table:table-cell>
          <table:table-cell table:formula="of:=[.F170]" office:value-type="string" office:string-value="Leipzig" calcext:value-type="string">
            <text:p>Leipzig</text:p>
          </table:table-cell>
          <table:table-cell table:formula="of:=LOWER([.H170])" office:value-type="string" office:string-value="lian" calcext:value-type="string">
            <text:p>lian</text:p>
          </table:table-cell>
          <table:table-cell table:formula="of:=LOWER([.I170])" office:value-type="string" office:string-value="siegel" calcext:value-type="string">
            <text:p>siegel</text:p>
          </table:table-cell>
          <table:table-cell table:formula="of:=LOWER([.J170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l53ixuahh" calcext:value-type="string">
            <text:p>cl53ixuah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0];&quot;.&quot;;[.L170];&quot;@&quot;;[.M170];&quot;.com&quot;)" office:value-type="string" office:string-value="lian.siegel@leipzig.com" calcext:value-type="string">
            <text:p>lian.siegel@leipzig.com</text:p>
          </table:table-cell>
          <table:table-cell table:formula="of:=&quot;('&quot;&amp;COM.MICROSOFT.CONCAT([.K170];&quot;.&quot;;[.L170];&quot;@&quot;;[.M170];&quot;.com&quot;)&amp;&quot;',&quot;" office:value-type="string" office:string-value="('lian.siegel@leipzig.com'," calcext:value-type="string">
            <text:p>('lian.siegel@leipzig.com',</text:p>
          </table:table-cell>
          <table:table-cell table:formula="of:=&quot;HASHBYTES('SHA2_512', '&quot;&amp;[.N170]&amp;&quot;'),&quot;" office:value-type="string" office:string-value="HASHBYTES('SHA2_512', 'cl53ixuahh')," calcext:value-type="string">
            <text:p>HASHBYTES('SHA2_512', 'cl53ixuahh'),</text:p>
          </table:table-cell>
          <table:table-cell table:formula="of:=[.O170]&amp;&quot;,&quot;" office:value-type="string" office:string-value="1," calcext:value-type="string">
            <text:p>1,</text:p>
          </table:table-cell>
          <table:table-cell table:formula="of:=[.P17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0]&amp;&quot;', '&quot;&amp;[.B170]&amp;&quot;', '&quot;&amp;TEXT([.C170]; &quot;yyyy-mm-dd&quot;)&amp;&quot;', '&quot;&amp;[.D170]&amp;&quot;', &quot;&amp;IF([.E170]=&quot;Null&quot;; &quot;Null&quot;; &quot;'&quot;&amp;[.E170]&amp;&quot;'&quot;)&amp;&quot;, '&quot;&amp;[.F170]&amp;&quot;', '&quot;&amp;[.G170]&amp;&quot;', u.Id FROM Users u WHERE EmailAddress = '&quot;&amp;[.Q170]&amp;&quot;' UNION&quot;" office:value-type="string" office:string-value="SELECT 'Lian', 'Siegel', '2001-05-29', 'Germany', Null, 'Leipzig', ' Breslauer Straße 49', u.Id FROM Users u WHERE EmailAddress = 'lian.siegel@leipzig.com' UNION" calcext:value-type="string">
            <text:p>SELECT 'Lian', 'Siegel', '2001-05-29', 'Germany', Null, 'Leipzig', ' Breslauer Straße 49', u.Id FROM Users u WHERE EmailAddress = 'lian.siegel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uzia</text:p>
          </table:table-cell>
          <table:table-cell office:value-type="string" calcext:value-type="string">
            <text:p>Behringer</text:p>
          </table:table-cell>
          <table:table-cell table:style-name="ce10" office:value-type="date" office:date-value="1996-11-06" calcext:value-type="date">
            <text:p>1996-11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Lockwitzgrund 74</text:p>
          </table:table-cell>
          <table:table-cell office:value-type="string" calcext:value-type="string">
            <text:p>Luzia</text:p>
          </table:table-cell>
          <table:table-cell office:value-type="string" calcext:value-type="string">
            <text:p>Behringer</text:p>
          </table:table-cell>
          <table:table-cell table:formula="of:=[.F171]" office:value-type="string" office:string-value="Dresden" calcext:value-type="string">
            <text:p>Dresden</text:p>
          </table:table-cell>
          <table:table-cell table:formula="of:=LOWER([.H171])" office:value-type="string" office:string-value="luzia" calcext:value-type="string">
            <text:p>luzia</text:p>
          </table:table-cell>
          <table:table-cell table:formula="of:=LOWER([.I171])" office:value-type="string" office:string-value="behringer" calcext:value-type="string">
            <text:p>behringer</text:p>
          </table:table-cell>
          <table:table-cell table:formula="of:=LOWER([.J171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b20lawhgh" calcext:value-type="string">
            <text:p>vb20lawh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1];&quot;.&quot;;[.L171];&quot;@&quot;;[.M171];&quot;.com&quot;)" office:value-type="string" office:string-value="luzia.behringer@dresden.com" calcext:value-type="string">
            <text:p>luzia.behringer@dresden.com</text:p>
          </table:table-cell>
          <table:table-cell table:formula="of:=&quot;('&quot;&amp;COM.MICROSOFT.CONCAT([.K171];&quot;.&quot;;[.L171];&quot;@&quot;;[.M171];&quot;.com&quot;)&amp;&quot;',&quot;" office:value-type="string" office:string-value="('luzia.behringer@dresden.com'," calcext:value-type="string">
            <text:p>('luzia.behringer@dresden.com',</text:p>
          </table:table-cell>
          <table:table-cell table:formula="of:=&quot;HASHBYTES('SHA2_512', '&quot;&amp;[.N171]&amp;&quot;'),&quot;" office:value-type="string" office:string-value="HASHBYTES('SHA2_512', 'vb20lawhgh')," calcext:value-type="string">
            <text:p>HASHBYTES('SHA2_512', 'vb20lawhgh'),</text:p>
          </table:table-cell>
          <table:table-cell table:formula="of:=[.O171]&amp;&quot;,&quot;" office:value-type="string" office:string-value="1," calcext:value-type="string">
            <text:p>1,</text:p>
          </table:table-cell>
          <table:table-cell table:formula="of:=[.P17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1]&amp;&quot;', '&quot;&amp;[.B171]&amp;&quot;', '&quot;&amp;TEXT([.C171]; &quot;yyyy-mm-dd&quot;)&amp;&quot;', '&quot;&amp;[.D171]&amp;&quot;', &quot;&amp;IF([.E171]=&quot;Null&quot;; &quot;Null&quot;; &quot;'&quot;&amp;[.E171]&amp;&quot;'&quot;)&amp;&quot;, '&quot;&amp;[.F171]&amp;&quot;', '&quot;&amp;[.G171]&amp;&quot;', u.Id FROM Users u WHERE EmailAddress = '&quot;&amp;[.Q171]&amp;&quot;' UNION&quot;" office:value-type="string" office:string-value="SELECT 'Luzia', 'Behringer', '1996-11-06', 'Germany', Null, 'Dresden', ' Lockwitzgrund 74', u.Id FROM Users u WHERE EmailAddress = 'luzia.behringer@dresden.com' UNION" calcext:value-type="string">
            <text:p>SELECT 'Luzia', 'Behringer', '1996-11-06', 'Germany', Null, 'Dresden', ' Lockwitzgrund 74', u.Id FROM Users u WHERE EmailAddress = 'luzia.behring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riam</text:p>
          </table:table-cell>
          <table:table-cell office:value-type="string" calcext:value-type="string">
            <text:p>Braun</text:p>
          </table:table-cell>
          <table:table-cell table:style-name="ce10" office:value-type="date" office:date-value="1997-08-11" calcext:value-type="date">
            <text:p>1997-08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ucksdorffstraße 21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Braun</text:p>
          </table:table-cell>
          <table:table-cell table:formula="of:=[.F172]" office:value-type="string" office:string-value="Leipzig" calcext:value-type="string">
            <text:p>Leipzig</text:p>
          </table:table-cell>
          <table:table-cell table:formula="of:=LOWER([.H172])" office:value-type="string" office:string-value="miriam" calcext:value-type="string">
            <text:p>miriam</text:p>
          </table:table-cell>
          <table:table-cell table:formula="of:=LOWER([.I172])" office:value-type="string" office:string-value="braun" calcext:value-type="string">
            <text:p>braun</text:p>
          </table:table-cell>
          <table:table-cell table:formula="of:=LOWER([.J172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u54yuvwpb" calcext:value-type="string">
            <text:p>cu54yuvw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2];&quot;.&quot;;[.L172];&quot;@&quot;;[.M172];&quot;.com&quot;)" office:value-type="string" office:string-value="miriam.braun@leipzig.com" calcext:value-type="string">
            <text:p>miriam.braun@leipzig.com</text:p>
          </table:table-cell>
          <table:table-cell table:formula="of:=&quot;('&quot;&amp;COM.MICROSOFT.CONCAT([.K172];&quot;.&quot;;[.L172];&quot;@&quot;;[.M172];&quot;.com&quot;)&amp;&quot;',&quot;" office:value-type="string" office:string-value="('miriam.braun@leipzig.com'," calcext:value-type="string">
            <text:p>('miriam.braun@leipzig.com',</text:p>
          </table:table-cell>
          <table:table-cell table:formula="of:=&quot;HASHBYTES('SHA2_512', '&quot;&amp;[.N172]&amp;&quot;'),&quot;" office:value-type="string" office:string-value="HASHBYTES('SHA2_512', 'cu54yuvwpb')," calcext:value-type="string">
            <text:p>HASHBYTES('SHA2_512', 'cu54yuvwpb'),</text:p>
          </table:table-cell>
          <table:table-cell table:formula="of:=[.O172]&amp;&quot;,&quot;" office:value-type="string" office:string-value="1," calcext:value-type="string">
            <text:p>1,</text:p>
          </table:table-cell>
          <table:table-cell table:formula="of:=[.P17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2]&amp;&quot;', '&quot;&amp;[.B172]&amp;&quot;', '&quot;&amp;TEXT([.C172]; &quot;yyyy-mm-dd&quot;)&amp;&quot;', '&quot;&amp;[.D172]&amp;&quot;', &quot;&amp;IF([.E172]=&quot;Null&quot;; &quot;Null&quot;; &quot;'&quot;&amp;[.E172]&amp;&quot;'&quot;)&amp;&quot;, '&quot;&amp;[.F172]&amp;&quot;', '&quot;&amp;[.G172]&amp;&quot;', u.Id FROM Users u WHERE EmailAddress = '&quot;&amp;[.Q172]&amp;&quot;' UNION&quot;" office:value-type="string" office:string-value="SELECT 'Miriam', 'Braun', '1997-08-11', 'Germany', Null, 'Leipzig', ' Bucksdorffstraße 21', u.Id FROM Users u WHERE EmailAddress = 'miriam.braun@leipzig.com' UNION" calcext:value-type="string">
            <text:p>SELECT 'Miriam', 'Braun', '1997-08-11', 'Germany', Null, 'Leipzig', ' Bucksdorffstraße 21', u.Id FROM Users u WHERE EmailAddress = 'miriam.brau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old</text:p>
          </table:table-cell>
          <table:table-cell office:value-type="string" calcext:value-type="string">
            <text:p>Schenk</text:p>
          </table:table-cell>
          <table:table-cell table:style-name="ce10" office:value-type="date" office:date-value="1999-03-22" calcext:value-type="date">
            <text:p>1999-03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Cornelius-Gurlitt-Straße 9</text:p>
          </table:table-cell>
          <table:table-cell office:value-type="string" calcext:value-type="string">
            <text:p>Gerold</text:p>
          </table:table-cell>
          <table:table-cell office:value-type="string" calcext:value-type="string">
            <text:p>Schenk</text:p>
          </table:table-cell>
          <table:table-cell table:formula="of:=[.F173]" office:value-type="string" office:string-value="Dresden" calcext:value-type="string">
            <text:p>Dresden</text:p>
          </table:table-cell>
          <table:table-cell table:formula="of:=LOWER([.H173])" office:value-type="string" office:string-value="gerold" calcext:value-type="string">
            <text:p>gerold</text:p>
          </table:table-cell>
          <table:table-cell table:formula="of:=LOWER([.I173])" office:value-type="string" office:string-value="schenk" calcext:value-type="string">
            <text:p>schenk</text:p>
          </table:table-cell>
          <table:table-cell table:formula="of:=LOWER([.J173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n16pamsrx" calcext:value-type="string">
            <text:p>on16pamsr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3];&quot;.&quot;;[.L173];&quot;@&quot;;[.M173];&quot;.com&quot;)" office:value-type="string" office:string-value="gerold.schenk@dresden.com" calcext:value-type="string">
            <text:p>gerold.schenk@dresden.com</text:p>
          </table:table-cell>
          <table:table-cell table:formula="of:=&quot;('&quot;&amp;COM.MICROSOFT.CONCAT([.K173];&quot;.&quot;;[.L173];&quot;@&quot;;[.M173];&quot;.com&quot;)&amp;&quot;',&quot;" office:value-type="string" office:string-value="('gerold.schenk@dresden.com'," calcext:value-type="string">
            <text:p>('gerold.schenk@dresden.com',</text:p>
          </table:table-cell>
          <table:table-cell table:formula="of:=&quot;HASHBYTES('SHA2_512', '&quot;&amp;[.N173]&amp;&quot;'),&quot;" office:value-type="string" office:string-value="HASHBYTES('SHA2_512', 'on16pamsrx')," calcext:value-type="string">
            <text:p>HASHBYTES('SHA2_512', 'on16pamsrx'),</text:p>
          </table:table-cell>
          <table:table-cell table:formula="of:=[.O173]&amp;&quot;,&quot;" office:value-type="string" office:string-value="1," calcext:value-type="string">
            <text:p>1,</text:p>
          </table:table-cell>
          <table:table-cell table:formula="of:=[.P17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3]&amp;&quot;', '&quot;&amp;[.B173]&amp;&quot;', '&quot;&amp;TEXT([.C173]; &quot;yyyy-mm-dd&quot;)&amp;&quot;', '&quot;&amp;[.D173]&amp;&quot;', &quot;&amp;IF([.E173]=&quot;Null&quot;; &quot;Null&quot;; &quot;'&quot;&amp;[.E173]&amp;&quot;'&quot;)&amp;&quot;, '&quot;&amp;[.F173]&amp;&quot;', '&quot;&amp;[.G173]&amp;&quot;', u.Id FROM Users u WHERE EmailAddress = '&quot;&amp;[.Q173]&amp;&quot;' UNION&quot;" office:value-type="string" office:string-value="SELECT 'Gerold', 'Schenk', '1999-03-22', 'Germany', Null, 'Dresden', ' Cornelius-Gurlitt-Straße 9', u.Id FROM Users u WHERE EmailAddress = 'gerold.schenk@dresden.com' UNION" calcext:value-type="string">
            <text:p>SELECT 'Gerold', 'Schenk', '1999-03-22', 'Germany', Null, 'Dresden', ' Cornelius-Gurlitt-Straße 9', u.Id FROM Users u WHERE EmailAddress = 'gerold.schenk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eon</text:p>
          </table:table-cell>
          <table:table-cell office:value-type="string" calcext:value-type="string">
            <text:p>Ferber</text:p>
          </table:table-cell>
          <table:table-cell table:style-name="ce10" office:value-type="date" office:date-value="2001-12-17" calcext:value-type="date">
            <text:p>2001-12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Haselstraße 27</text:p>
          </table:table-cell>
          <table:table-cell office:value-type="string" calcext:value-type="string">
            <text:p>Gereon</text:p>
          </table:table-cell>
          <table:table-cell office:value-type="string" calcext:value-type="string">
            <text:p>Ferber</text:p>
          </table:table-cell>
          <table:table-cell table:formula="of:=[.F174]" office:value-type="string" office:string-value="Leipzig" calcext:value-type="string">
            <text:p>Leipzig</text:p>
          </table:table-cell>
          <table:table-cell table:formula="of:=LOWER([.H174])" office:value-type="string" office:string-value="gereon" calcext:value-type="string">
            <text:p>gereon</text:p>
          </table:table-cell>
          <table:table-cell table:formula="of:=LOWER([.I174])" office:value-type="string" office:string-value="ferber" calcext:value-type="string">
            <text:p>ferber</text:p>
          </table:table-cell>
          <table:table-cell table:formula="of:=LOWER([.J174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a1epdspy" calcext:value-type="string">
            <text:p>ka1epds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4];&quot;.&quot;;[.L174];&quot;@&quot;;[.M174];&quot;.com&quot;)" office:value-type="string" office:string-value="gereon.ferber@leipzig.com" calcext:value-type="string">
            <text:p>gereon.ferber@leipzig.com</text:p>
          </table:table-cell>
          <table:table-cell table:formula="of:=&quot;('&quot;&amp;COM.MICROSOFT.CONCAT([.K174];&quot;.&quot;;[.L174];&quot;@&quot;;[.M174];&quot;.com&quot;)&amp;&quot;',&quot;" office:value-type="string" office:string-value="('gereon.ferber@leipzig.com'," calcext:value-type="string">
            <text:p>('gereon.ferber@leipzig.com',</text:p>
          </table:table-cell>
          <table:table-cell table:formula="of:=&quot;HASHBYTES('SHA2_512', '&quot;&amp;[.N174]&amp;&quot;'),&quot;" office:value-type="string" office:string-value="HASHBYTES('SHA2_512', 'ka1epdspy')," calcext:value-type="string">
            <text:p>HASHBYTES('SHA2_512', 'ka1epdspy'),</text:p>
          </table:table-cell>
          <table:table-cell table:formula="of:=[.O174]&amp;&quot;,&quot;" office:value-type="string" office:string-value="1," calcext:value-type="string">
            <text:p>1,</text:p>
          </table:table-cell>
          <table:table-cell table:formula="of:=[.P17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4]&amp;&quot;', '&quot;&amp;[.B174]&amp;&quot;', '&quot;&amp;TEXT([.C174]; &quot;yyyy-mm-dd&quot;)&amp;&quot;', '&quot;&amp;[.D174]&amp;&quot;', &quot;&amp;IF([.E174]=&quot;Null&quot;; &quot;Null&quot;; &quot;'&quot;&amp;[.E174]&amp;&quot;'&quot;)&amp;&quot;, '&quot;&amp;[.F174]&amp;&quot;', '&quot;&amp;[.G174]&amp;&quot;', u.Id FROM Users u WHERE EmailAddress = '&quot;&amp;[.Q174]&amp;&quot;' UNION&quot;" office:value-type="string" office:string-value="SELECT 'Gereon', 'Ferber', '2001-12-17', 'Germany', Null, 'Leipzig', ' Haselstraße 27', u.Id FROM Users u WHERE EmailAddress = 'gereon.ferber@leipzig.com' UNION" calcext:value-type="string">
            <text:p>SELECT 'Gereon', 'Ferber', '2001-12-17', 'Germany', Null, 'Leipzig', ' Haselstraße 27', u.Id FROM Users u WHERE EmailAddress = 'gereon.ferb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Pahlke</text:p>
          </table:table-cell>
          <table:table-cell table:style-name="ce10" office:value-type="date" office:date-value="2001-12-18" calcext:value-type="date">
            <text:p>2001-12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Hopfgartenstraße 10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Pahlke</text:p>
          </table:table-cell>
          <table:table-cell table:formula="of:=[.F175]" office:value-type="string" office:string-value="Dresden" calcext:value-type="string">
            <text:p>Dresden</text:p>
          </table:table-cell>
          <table:table-cell table:formula="of:=LOWER([.H175])" office:value-type="string" office:string-value="laura" calcext:value-type="string">
            <text:p>laura</text:p>
          </table:table-cell>
          <table:table-cell table:formula="of:=LOWER([.I175])" office:value-type="string" office:string-value="pahlke" calcext:value-type="string">
            <text:p>pahlke</text:p>
          </table:table-cell>
          <table:table-cell table:formula="of:=LOWER([.J175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b67kxfnex" calcext:value-type="string">
            <text:p>tb67kxfn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5];&quot;.&quot;;[.L175];&quot;@&quot;;[.M175];&quot;.com&quot;)" office:value-type="string" office:string-value="laura.pahlke@dresden.com" calcext:value-type="string">
            <text:p>laura.pahlke@dresden.com</text:p>
          </table:table-cell>
          <table:table-cell table:formula="of:=&quot;('&quot;&amp;COM.MICROSOFT.CONCAT([.K175];&quot;.&quot;;[.L175];&quot;@&quot;;[.M175];&quot;.com&quot;)&amp;&quot;',&quot;" office:value-type="string" office:string-value="('laura.pahlke@dresden.com'," calcext:value-type="string">
            <text:p>('laura.pahlke@dresden.com',</text:p>
          </table:table-cell>
          <table:table-cell table:formula="of:=&quot;HASHBYTES('SHA2_512', '&quot;&amp;[.N175]&amp;&quot;'),&quot;" office:value-type="string" office:string-value="HASHBYTES('SHA2_512', 'tb67kxfnex')," calcext:value-type="string">
            <text:p>HASHBYTES('SHA2_512', 'tb67kxfnex'),</text:p>
          </table:table-cell>
          <table:table-cell table:formula="of:=[.O175]&amp;&quot;,&quot;" office:value-type="string" office:string-value="1," calcext:value-type="string">
            <text:p>1,</text:p>
          </table:table-cell>
          <table:table-cell table:formula="of:=[.P17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5]&amp;&quot;', '&quot;&amp;[.B175]&amp;&quot;', '&quot;&amp;TEXT([.C175]; &quot;yyyy-mm-dd&quot;)&amp;&quot;', '&quot;&amp;[.D175]&amp;&quot;', &quot;&amp;IF([.E175]=&quot;Null&quot;; &quot;Null&quot;; &quot;'&quot;&amp;[.E175]&amp;&quot;'&quot;)&amp;&quot;, '&quot;&amp;[.F175]&amp;&quot;', '&quot;&amp;[.G175]&amp;&quot;', u.Id FROM Users u WHERE EmailAddress = '&quot;&amp;[.Q175]&amp;&quot;' UNION&quot;" office:value-type="string" office:string-value="SELECT 'Laura', 'Pahlke', '2001-12-18', 'Germany', Null, 'Dresden', ' Hopfgartenstraße 10', u.Id FROM Users u WHERE EmailAddress = 'laura.pahlke@dresden.com' UNION" calcext:value-type="string">
            <text:p>SELECT 'Laura', 'Pahlke', '2001-12-18', 'Germany', Null, 'Dresden', ' Hopfgartenstraße 10', u.Id FROM Users u WHERE EmailAddress = 'laura.pahlke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rigitte</text:p>
          </table:table-cell>
          <table:table-cell office:value-type="string" calcext:value-type="string">
            <text:p>Löwe</text:p>
          </table:table-cell>
          <table:table-cell table:style-name="ce10" office:value-type="date" office:date-value="1997-10-16" calcext:value-type="date">
            <text:p>1997-10-1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Paul-Klöpsch-Straße 17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Lowe</text:p>
          </table:table-cell>
          <table:table-cell table:formula="of:=[.F176]" office:value-type="string" office:string-value="Leipzig" calcext:value-type="string">
            <text:p>Leipzig</text:p>
          </table:table-cell>
          <table:table-cell table:formula="of:=LOWER([.H176])" office:value-type="string" office:string-value="brigitte" calcext:value-type="string">
            <text:p>brigitte</text:p>
          </table:table-cell>
          <table:table-cell table:formula="of:=LOWER([.I176])" office:value-type="string" office:string-value="lowe" calcext:value-type="string">
            <text:p>lowe</text:p>
          </table:table-cell>
          <table:table-cell table:formula="of:=LOWER([.J176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j74onwjdr" calcext:value-type="string">
            <text:p>mj74onwj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6];&quot;.&quot;;[.L176];&quot;@&quot;;[.M176];&quot;.com&quot;)" office:value-type="string" office:string-value="brigitte.lowe@leipzig.com" calcext:value-type="string">
            <text:p>brigitte.lowe@leipzig.com</text:p>
          </table:table-cell>
          <table:table-cell table:formula="of:=&quot;('&quot;&amp;COM.MICROSOFT.CONCAT([.K176];&quot;.&quot;;[.L176];&quot;@&quot;;[.M176];&quot;.com&quot;)&amp;&quot;',&quot;" office:value-type="string" office:string-value="('brigitte.lowe@leipzig.com'," calcext:value-type="string">
            <text:p>('brigitte.lowe@leipzig.com',</text:p>
          </table:table-cell>
          <table:table-cell table:formula="of:=&quot;HASHBYTES('SHA2_512', '&quot;&amp;[.N176]&amp;&quot;'),&quot;" office:value-type="string" office:string-value="HASHBYTES('SHA2_512', 'mj74onwjdr')," calcext:value-type="string">
            <text:p>HASHBYTES('SHA2_512', 'mj74onwjdr'),</text:p>
          </table:table-cell>
          <table:table-cell table:formula="of:=[.O176]&amp;&quot;,&quot;" office:value-type="string" office:string-value="1," calcext:value-type="string">
            <text:p>1,</text:p>
          </table:table-cell>
          <table:table-cell table:formula="of:=[.P17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6]&amp;&quot;', '&quot;&amp;[.B176]&amp;&quot;', '&quot;&amp;TEXT([.C176]; &quot;yyyy-mm-dd&quot;)&amp;&quot;', '&quot;&amp;[.D176]&amp;&quot;', &quot;&amp;IF([.E176]=&quot;Null&quot;; &quot;Null&quot;; &quot;'&quot;&amp;[.E176]&amp;&quot;'&quot;)&amp;&quot;, '&quot;&amp;[.F176]&amp;&quot;', '&quot;&amp;[.G176]&amp;&quot;', u.Id FROM Users u WHERE EmailAddress = '&quot;&amp;[.Q176]&amp;&quot;' UNION&quot;" office:value-type="string" office:string-value="SELECT 'Brigitte', 'Löwe', '1997-10-16', 'Germany', Null, 'Leipzig', ' Paul-Klöpsch-Straße 17', u.Id FROM Users u WHERE EmailAddress = 'brigitte.lowe@leipzig.com' UNION" calcext:value-type="string">
            <text:p>SELECT 'Brigitte', 'Löwe', '1997-10-16', 'Germany', Null, 'Leipzig', ' Paul-Klöpsch-Straße 17', u.Id FROM Users u WHERE EmailAddress = 'brigitte.lowe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er</text:p>
          </table:table-cell>
          <table:table-cell office:value-type="string" calcext:value-type="string">
            <text:p>Wirt</text:p>
          </table:table-cell>
          <table:table-cell table:style-name="ce10" office:value-type="date" office:date-value="2000-12-20" calcext:value-type="date">
            <text:p>2000-12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Hainbuchenstraße 10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Wirt</text:p>
          </table:table-cell>
          <table:table-cell table:formula="of:=[.F177]" office:value-type="string" office:string-value="Dresden" calcext:value-type="string">
            <text:p>Dresden</text:p>
          </table:table-cell>
          <table:table-cell table:formula="of:=LOWER([.H177])" office:value-type="string" office:string-value="oliver" calcext:value-type="string">
            <text:p>oliver</text:p>
          </table:table-cell>
          <table:table-cell table:formula="of:=LOWER([.I177])" office:value-type="string" office:string-value="wirt" calcext:value-type="string">
            <text:p>wirt</text:p>
          </table:table-cell>
          <table:table-cell table:formula="of:=LOWER([.J177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n41yseoax" calcext:value-type="string">
            <text:p>jn41yseo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7];&quot;.&quot;;[.L177];&quot;@&quot;;[.M177];&quot;.com&quot;)" office:value-type="string" office:string-value="oliver.wirt@dresden.com" calcext:value-type="string">
            <text:p>oliver.wirt@dresden.com</text:p>
          </table:table-cell>
          <table:table-cell table:formula="of:=&quot;('&quot;&amp;COM.MICROSOFT.CONCAT([.K177];&quot;.&quot;;[.L177];&quot;@&quot;;[.M177];&quot;.com&quot;)&amp;&quot;',&quot;" office:value-type="string" office:string-value="('oliver.wirt@dresden.com'," calcext:value-type="string">
            <text:p>('oliver.wirt@dresden.com',</text:p>
          </table:table-cell>
          <table:table-cell table:formula="of:=&quot;HASHBYTES('SHA2_512', '&quot;&amp;[.N177]&amp;&quot;'),&quot;" office:value-type="string" office:string-value="HASHBYTES('SHA2_512', 'jn41yseoax')," calcext:value-type="string">
            <text:p>HASHBYTES('SHA2_512', 'jn41yseoax'),</text:p>
          </table:table-cell>
          <table:table-cell table:formula="of:=[.O177]&amp;&quot;,&quot;" office:value-type="string" office:string-value="1," calcext:value-type="string">
            <text:p>1,</text:p>
          </table:table-cell>
          <table:table-cell table:formula="of:=[.P17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7]&amp;&quot;', '&quot;&amp;[.B177]&amp;&quot;', '&quot;&amp;TEXT([.C177]; &quot;yyyy-mm-dd&quot;)&amp;&quot;', '&quot;&amp;[.D177]&amp;&quot;', &quot;&amp;IF([.E177]=&quot;Null&quot;; &quot;Null&quot;; &quot;'&quot;&amp;[.E177]&amp;&quot;'&quot;)&amp;&quot;, '&quot;&amp;[.F177]&amp;&quot;', '&quot;&amp;[.G177]&amp;&quot;', u.Id FROM Users u WHERE EmailAddress = '&quot;&amp;[.Q177]&amp;&quot;' UNION&quot;" office:value-type="string" office:string-value="SELECT 'Oliver', 'Wirt', '2000-12-20', 'Germany', Null, 'Dresden', ' Hainbuchenstraße 10', u.Id FROM Users u WHERE EmailAddress = 'oliver.wirt@dresden.com' UNION" calcext:value-type="string">
            <text:p>SELECT 'Oliver', 'Wirt', '2000-12-20', 'Germany', Null, 'Dresden', ' Hainbuchenstraße 10', u.Id FROM Users u WHERE EmailAddress = 'oliver.wirt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Yount</text:p>
          </table:table-cell>
          <table:table-cell table:style-name="ce10" office:value-type="date" office:date-value="2000-10-17" calcext:value-type="date">
            <text:p>2000-10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amberger Straße 23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Yount</text:p>
          </table:table-cell>
          <table:table-cell table:formula="of:=[.F178]" office:value-type="string" office:string-value="Leipzig" calcext:value-type="string">
            <text:p>Leipzig</text:p>
          </table:table-cell>
          <table:table-cell table:formula="of:=LOWER([.H178])" office:value-type="string" office:string-value="else" calcext:value-type="string">
            <text:p>else</text:p>
          </table:table-cell>
          <table:table-cell table:formula="of:=LOWER([.I178])" office:value-type="string" office:string-value="yount" calcext:value-type="string">
            <text:p>yount</text:p>
          </table:table-cell>
          <table:table-cell table:formula="of:=LOWER([.J178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c66ikwqss" calcext:value-type="string">
            <text:p>uc66ikwq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8];&quot;.&quot;;[.L178];&quot;@&quot;;[.M178];&quot;.com&quot;)" office:value-type="string" office:string-value="else.yount@leipzig.com" calcext:value-type="string">
            <text:p>else.yount@leipzig.com</text:p>
          </table:table-cell>
          <table:table-cell table:formula="of:=&quot;('&quot;&amp;COM.MICROSOFT.CONCAT([.K178];&quot;.&quot;;[.L178];&quot;@&quot;;[.M178];&quot;.com&quot;)&amp;&quot;',&quot;" office:value-type="string" office:string-value="('else.yount@leipzig.com'," calcext:value-type="string">
            <text:p>('else.yount@leipzig.com',</text:p>
          </table:table-cell>
          <table:table-cell table:formula="of:=&quot;HASHBYTES('SHA2_512', '&quot;&amp;[.N178]&amp;&quot;'),&quot;" office:value-type="string" office:string-value="HASHBYTES('SHA2_512', 'uc66ikwqss')," calcext:value-type="string">
            <text:p>HASHBYTES('SHA2_512', 'uc66ikwqss'),</text:p>
          </table:table-cell>
          <table:table-cell table:formula="of:=[.O178]&amp;&quot;,&quot;" office:value-type="string" office:string-value="1," calcext:value-type="string">
            <text:p>1,</text:p>
          </table:table-cell>
          <table:table-cell table:formula="of:=[.P17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8]&amp;&quot;', '&quot;&amp;[.B178]&amp;&quot;', '&quot;&amp;TEXT([.C178]; &quot;yyyy-mm-dd&quot;)&amp;&quot;', '&quot;&amp;[.D178]&amp;&quot;', &quot;&amp;IF([.E178]=&quot;Null&quot;; &quot;Null&quot;; &quot;'&quot;&amp;[.E178]&amp;&quot;'&quot;)&amp;&quot;, '&quot;&amp;[.F178]&amp;&quot;', '&quot;&amp;[.G178]&amp;&quot;', u.Id FROM Users u WHERE EmailAddress = '&quot;&amp;[.Q178]&amp;&quot;' UNION&quot;" office:value-type="string" office:string-value="SELECT 'Else', 'Yount', '2000-10-17', 'Germany', Null, 'Leipzig', ' Bamberger Straße 23', u.Id FROM Users u WHERE EmailAddress = 'else.yount@leipzig.com' UNION" calcext:value-type="string">
            <text:p>SELECT 'Else', 'Yount', '2000-10-17', 'Germany', Null, 'Leipzig', ' Bamberger Straße 23', u.Id FROM Users u WHERE EmailAddress = 'else.yount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endel</text:p>
          </table:table-cell>
          <table:table-cell office:value-type="string" calcext:value-type="string">
            <text:p>Wirt</text:p>
          </table:table-cell>
          <table:table-cell table:style-name="ce10" office:value-type="date" office:date-value="1996-11-14" calcext:value-type="date">
            <text:p>1996-11-1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Schaufußstraße 48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Wirt</text:p>
          </table:table-cell>
          <table:table-cell table:formula="of:=[.F179]" office:value-type="string" office:string-value="Dresden" calcext:value-type="string">
            <text:p>Dresden</text:p>
          </table:table-cell>
          <table:table-cell table:formula="of:=LOWER([.H179])" office:value-type="string" office:string-value="wendel" calcext:value-type="string">
            <text:p>wendel</text:p>
          </table:table-cell>
          <table:table-cell table:formula="of:=LOWER([.I179])" office:value-type="string" office:string-value="wirt" calcext:value-type="string">
            <text:p>wirt</text:p>
          </table:table-cell>
          <table:table-cell table:formula="of:=LOWER([.J179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v92acppur" calcext:value-type="string">
            <text:p>ev92acpp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9];&quot;.&quot;;[.L179];&quot;@&quot;;[.M179];&quot;.com&quot;)" office:value-type="string" office:string-value="wendel.wirt@dresden.com" calcext:value-type="string">
            <text:p>wendel.wirt@dresden.com</text:p>
          </table:table-cell>
          <table:table-cell table:formula="of:=&quot;('&quot;&amp;COM.MICROSOFT.CONCAT([.K179];&quot;.&quot;;[.L179];&quot;@&quot;;[.M179];&quot;.com&quot;)&amp;&quot;',&quot;" office:value-type="string" office:string-value="('wendel.wirt@dresden.com'," calcext:value-type="string">
            <text:p>('wendel.wirt@dresden.com',</text:p>
          </table:table-cell>
          <table:table-cell table:formula="of:=&quot;HASHBYTES('SHA2_512', '&quot;&amp;[.N179]&amp;&quot;'),&quot;" office:value-type="string" office:string-value="HASHBYTES('SHA2_512', 'ev92acppur')," calcext:value-type="string">
            <text:p>HASHBYTES('SHA2_512', 'ev92acppur'),</text:p>
          </table:table-cell>
          <table:table-cell table:formula="of:=[.O179]&amp;&quot;,&quot;" office:value-type="string" office:string-value="1," calcext:value-type="string">
            <text:p>1,</text:p>
          </table:table-cell>
          <table:table-cell table:formula="of:=[.P17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9]&amp;&quot;', '&quot;&amp;[.B179]&amp;&quot;', '&quot;&amp;TEXT([.C179]; &quot;yyyy-mm-dd&quot;)&amp;&quot;', '&quot;&amp;[.D179]&amp;&quot;', &quot;&amp;IF([.E179]=&quot;Null&quot;; &quot;Null&quot;; &quot;'&quot;&amp;[.E179]&amp;&quot;'&quot;)&amp;&quot;, '&quot;&amp;[.F179]&amp;&quot;', '&quot;&amp;[.G179]&amp;&quot;', u.Id FROM Users u WHERE EmailAddress = '&quot;&amp;[.Q179]&amp;&quot;' UNION&quot;" office:value-type="string" office:string-value="SELECT 'Wendel', 'Wirt', '1996-11-14', 'Germany', Null, 'Dresden', ' Schaufußstraße 48', u.Id FROM Users u WHERE EmailAddress = 'wendel.wirt@dresden.com' UNION" calcext:value-type="string">
            <text:p>SELECT 'Wendel', 'Wirt', '1996-11-14', 'Germany', Null, 'Dresden', ' Schaufußstraße 48', u.Id FROM Users u WHERE EmailAddress = 'wendel.wirt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dmund</text:p>
          </table:table-cell>
          <table:table-cell office:value-type="string" calcext:value-type="string">
            <text:p>Suess</text:p>
          </table:table-cell>
          <table:table-cell table:style-name="ce10" office:value-type="date" office:date-value="1997-12-22" calcext:value-type="date">
            <text:p>1997-12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iamantstraße 6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Suess</text:p>
          </table:table-cell>
          <table:table-cell table:formula="of:=[.F180]" office:value-type="string" office:string-value="Leipzig" calcext:value-type="string">
            <text:p>Leipzig</text:p>
          </table:table-cell>
          <table:table-cell table:formula="of:=LOWER([.H180])" office:value-type="string" office:string-value="edmund" calcext:value-type="string">
            <text:p>edmund</text:p>
          </table:table-cell>
          <table:table-cell table:formula="of:=LOWER([.I180])" office:value-type="string" office:string-value="suess" calcext:value-type="string">
            <text:p>suess</text:p>
          </table:table-cell>
          <table:table-cell table:formula="of:=LOWER([.J180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f51vvvvkh" calcext:value-type="string">
            <text:p>hf51vvvvk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0];&quot;.&quot;;[.L180];&quot;@&quot;;[.M180];&quot;.com&quot;)" office:value-type="string" office:string-value="edmund.suess@leipzig.com" calcext:value-type="string">
            <text:p>edmund.suess@leipzig.com</text:p>
          </table:table-cell>
          <table:table-cell table:formula="of:=&quot;('&quot;&amp;COM.MICROSOFT.CONCAT([.K180];&quot;.&quot;;[.L180];&quot;@&quot;;[.M180];&quot;.com&quot;)&amp;&quot;',&quot;" office:value-type="string" office:string-value="('edmund.suess@leipzig.com'," calcext:value-type="string">
            <text:p>('edmund.suess@leipzig.com',</text:p>
          </table:table-cell>
          <table:table-cell table:formula="of:=&quot;HASHBYTES('SHA2_512', '&quot;&amp;[.N180]&amp;&quot;'),&quot;" office:value-type="string" office:string-value="HASHBYTES('SHA2_512', 'hf51vvvvkh')," calcext:value-type="string">
            <text:p>HASHBYTES('SHA2_512', 'hf51vvvvkh'),</text:p>
          </table:table-cell>
          <table:table-cell table:formula="of:=[.O180]&amp;&quot;,&quot;" office:value-type="string" office:string-value="1," calcext:value-type="string">
            <text:p>1,</text:p>
          </table:table-cell>
          <table:table-cell table:formula="of:=[.P18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0]&amp;&quot;', '&quot;&amp;[.B180]&amp;&quot;', '&quot;&amp;TEXT([.C180]; &quot;yyyy-mm-dd&quot;)&amp;&quot;', '&quot;&amp;[.D180]&amp;&quot;', &quot;&amp;IF([.E180]=&quot;Null&quot;; &quot;Null&quot;; &quot;'&quot;&amp;[.E180]&amp;&quot;'&quot;)&amp;&quot;, '&quot;&amp;[.F180]&amp;&quot;', '&quot;&amp;[.G180]&amp;&quot;', u.Id FROM Users u WHERE EmailAddress = '&quot;&amp;[.Q180]&amp;&quot;' UNION&quot;" office:value-type="string" office:string-value="SELECT 'Edmund', 'Suess', '1997-12-22', 'Germany', Null, 'Leipzig', ' Diamantstraße 6', u.Id FROM Users u WHERE EmailAddress = 'edmund.suess@leipzig.com' UNION" calcext:value-type="string">
            <text:p>SELECT 'Edmund', 'Suess', '1997-12-22', 'Germany', Null, 'Leipzig', ' Diamantstraße 6', u.Id FROM Users u WHERE EmailAddress = 'edmund.sues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Urs</text:p>
          </table:table-cell>
          <table:table-cell office:value-type="string" calcext:value-type="string">
            <text:p>Baumbach</text:p>
          </table:table-cell>
          <table:table-cell table:style-name="ce10" office:value-type="date" office:date-value="1997-01-12" calcext:value-type="date">
            <text:p>1997-01-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Königsberger Straße 12</text:p>
          </table:table-cell>
          <table:table-cell office:value-type="string" calcext:value-type="string">
            <text:p>Urs</text:p>
          </table:table-cell>
          <table:table-cell office:value-type="string" calcext:value-type="string">
            <text:p>Baumbach</text:p>
          </table:table-cell>
          <table:table-cell table:formula="of:=[.F181]" office:value-type="string" office:string-value="Dresden" calcext:value-type="string">
            <text:p>Dresden</text:p>
          </table:table-cell>
          <table:table-cell table:formula="of:=LOWER([.H181])" office:value-type="string" office:string-value="urs" calcext:value-type="string">
            <text:p>urs</text:p>
          </table:table-cell>
          <table:table-cell table:formula="of:=LOWER([.I181])" office:value-type="string" office:string-value="baumbach" calcext:value-type="string">
            <text:p>baumbach</text:p>
          </table:table-cell>
          <table:table-cell table:formula="of:=LOWER([.J181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y74kiiopp" calcext:value-type="string">
            <text:p>ky74kiio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1];&quot;.&quot;;[.L181];&quot;@&quot;;[.M181];&quot;.com&quot;)" office:value-type="string" office:string-value="urs.baumbach@dresden.com" calcext:value-type="string">
            <text:p>urs.baumbach@dresden.com</text:p>
          </table:table-cell>
          <table:table-cell table:formula="of:=&quot;('&quot;&amp;COM.MICROSOFT.CONCAT([.K181];&quot;.&quot;;[.L181];&quot;@&quot;;[.M181];&quot;.com&quot;)&amp;&quot;',&quot;" office:value-type="string" office:string-value="('urs.baumbach@dresden.com'," calcext:value-type="string">
            <text:p>('urs.baumbach@dresden.com',</text:p>
          </table:table-cell>
          <table:table-cell table:formula="of:=&quot;HASHBYTES('SHA2_512', '&quot;&amp;[.N181]&amp;&quot;'),&quot;" office:value-type="string" office:string-value="HASHBYTES('SHA2_512', 'ky74kiiopp')," calcext:value-type="string">
            <text:p>HASHBYTES('SHA2_512', 'ky74kiiopp'),</text:p>
          </table:table-cell>
          <table:table-cell table:formula="of:=[.O181]&amp;&quot;,&quot;" office:value-type="string" office:string-value="1," calcext:value-type="string">
            <text:p>1,</text:p>
          </table:table-cell>
          <table:table-cell table:formula="of:=[.P18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1]&amp;&quot;', '&quot;&amp;[.B181]&amp;&quot;', '&quot;&amp;TEXT([.C181]; &quot;yyyy-mm-dd&quot;)&amp;&quot;', '&quot;&amp;[.D181]&amp;&quot;', &quot;&amp;IF([.E181]=&quot;Null&quot;; &quot;Null&quot;; &quot;'&quot;&amp;[.E181]&amp;&quot;'&quot;)&amp;&quot;, '&quot;&amp;[.F181]&amp;&quot;', '&quot;&amp;[.G181]&amp;&quot;', u.Id FROM Users u WHERE EmailAddress = '&quot;&amp;[.Q181]&amp;&quot;' UNION&quot;" office:value-type="string" office:string-value="SELECT 'Urs', 'Baumbach', '1997-01-12', 'Germany', Null, 'Dresden', ' Königsberger Straße 12', u.Id FROM Users u WHERE EmailAddress = 'urs.baumbach@dresden.com' UNION" calcext:value-type="string">
            <text:p>SELECT 'Urs', 'Baumbach', '1997-01-12', 'Germany', Null, 'Dresden', ' Königsberger Straße 12', u.Id FROM Users u WHERE EmailAddress = 'urs.baumbach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string" calcext:value-type="string">
            <text:p>Adam</text:p>
          </table:table-cell>
          <table:table-cell table:style-name="ce10" office:value-type="date" office:date-value="1997-06-06" calcext:value-type="date">
            <text:p>1997-06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Klempererstraße 22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Adam</text:p>
          </table:table-cell>
          <table:table-cell table:formula="of:=[.F182]" office:value-type="string" office:string-value="Leipzig" calcext:value-type="string">
            <text:p>Leipzig</text:p>
          </table:table-cell>
          <table:table-cell table:formula="of:=LOWER([.H182])" office:value-type="string" office:string-value="maximilian" calcext:value-type="string">
            <text:p>maximilian</text:p>
          </table:table-cell>
          <table:table-cell table:formula="of:=LOWER([.I182])" office:value-type="string" office:string-value="adam" calcext:value-type="string">
            <text:p>adam</text:p>
          </table:table-cell>
          <table:table-cell table:formula="of:=LOWER([.J182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i14ypwpxh" calcext:value-type="string">
            <text:p>si14ypwpx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2];&quot;.&quot;;[.L182];&quot;@&quot;;[.M182];&quot;.com&quot;)" office:value-type="string" office:string-value="maximilian.adam@leipzig.com" calcext:value-type="string">
            <text:p>maximilian.adam@leipzig.com</text:p>
          </table:table-cell>
          <table:table-cell table:formula="of:=&quot;('&quot;&amp;COM.MICROSOFT.CONCAT([.K182];&quot;.&quot;;[.L182];&quot;@&quot;;[.M182];&quot;.com&quot;)&amp;&quot;',&quot;" office:value-type="string" office:string-value="('maximilian.adam@leipzig.com'," calcext:value-type="string">
            <text:p>('maximilian.adam@leipzig.com',</text:p>
          </table:table-cell>
          <table:table-cell table:formula="of:=&quot;HASHBYTES('SHA2_512', '&quot;&amp;[.N182]&amp;&quot;'),&quot;" office:value-type="string" office:string-value="HASHBYTES('SHA2_512', 'si14ypwpxh')," calcext:value-type="string">
            <text:p>HASHBYTES('SHA2_512', 'si14ypwpxh'),</text:p>
          </table:table-cell>
          <table:table-cell table:formula="of:=[.O182]&amp;&quot;,&quot;" office:value-type="string" office:string-value="1," calcext:value-type="string">
            <text:p>1,</text:p>
          </table:table-cell>
          <table:table-cell table:formula="of:=[.P18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2]&amp;&quot;', '&quot;&amp;[.B182]&amp;&quot;', '&quot;&amp;TEXT([.C182]; &quot;yyyy-mm-dd&quot;)&amp;&quot;', '&quot;&amp;[.D182]&amp;&quot;', &quot;&amp;IF([.E182]=&quot;Null&quot;; &quot;Null&quot;; &quot;'&quot;&amp;[.E182]&amp;&quot;'&quot;)&amp;&quot;, '&quot;&amp;[.F182]&amp;&quot;', '&quot;&amp;[.G182]&amp;&quot;', u.Id FROM Users u WHERE EmailAddress = '&quot;&amp;[.Q182]&amp;&quot;' UNION&quot;" office:value-type="string" office:string-value="SELECT 'Maximilian', 'Adam', '1997-06-06', 'Germany', Null, 'Leipzig', ' Klempererstraße 22', u.Id FROM Users u WHERE EmailAddress = 'maximilian.adam@leipzig.com' UNION" calcext:value-type="string">
            <text:p>SELECT 'Maximilian', 'Adam', '1997-06-06', 'Germany', Null, 'Leipzig', ' Klempererstraße 22', u.Id FROM Users u WHERE EmailAddress = 'maximilian.adam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arlmann</text:p>
          </table:table-cell>
          <table:table-cell office:value-type="string" calcext:value-type="string">
            <text:p>Krause</text:p>
          </table:table-cell>
          <table:table-cell table:style-name="ce10" office:value-type="date" office:date-value="1996-12-28" calcext:value-type="date">
            <text:p>1996-12-2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Pillnitzer Straße 15</text:p>
          </table:table-cell>
          <table:table-cell office:value-type="string" calcext:value-type="string">
            <text:p>Karlmann</text:p>
          </table:table-cell>
          <table:table-cell office:value-type="string" calcext:value-type="string">
            <text:p>Krause</text:p>
          </table:table-cell>
          <table:table-cell table:formula="of:=[.F183]" office:value-type="string" office:string-value="Dresden" calcext:value-type="string">
            <text:p>Dresden</text:p>
          </table:table-cell>
          <table:table-cell table:formula="of:=LOWER([.H183])" office:value-type="string" office:string-value="karlmann" calcext:value-type="string">
            <text:p>karlmann</text:p>
          </table:table-cell>
          <table:table-cell table:formula="of:=LOWER([.I183])" office:value-type="string" office:string-value="krause" calcext:value-type="string">
            <text:p>krause</text:p>
          </table:table-cell>
          <table:table-cell table:formula="of:=LOWER([.J183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f0faehxx" calcext:value-type="string">
            <text:p>ff0faeh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3];&quot;.&quot;;[.L183];&quot;@&quot;;[.M183];&quot;.com&quot;)" office:value-type="string" office:string-value="karlmann.krause@dresden.com" calcext:value-type="string">
            <text:p>karlmann.krause@dresden.com</text:p>
          </table:table-cell>
          <table:table-cell table:formula="of:=&quot;('&quot;&amp;COM.MICROSOFT.CONCAT([.K183];&quot;.&quot;;[.L183];&quot;@&quot;;[.M183];&quot;.com&quot;)&amp;&quot;',&quot;" office:value-type="string" office:string-value="('karlmann.krause@dresden.com'," calcext:value-type="string">
            <text:p>('karlmann.krause@dresden.com',</text:p>
          </table:table-cell>
          <table:table-cell table:formula="of:=&quot;HASHBYTES('SHA2_512', '&quot;&amp;[.N183]&amp;&quot;'),&quot;" office:value-type="string" office:string-value="HASHBYTES('SHA2_512', 'ff0faehxx')," calcext:value-type="string">
            <text:p>HASHBYTES('SHA2_512', 'ff0faehxx'),</text:p>
          </table:table-cell>
          <table:table-cell table:formula="of:=[.O183]&amp;&quot;,&quot;" office:value-type="string" office:string-value="1," calcext:value-type="string">
            <text:p>1,</text:p>
          </table:table-cell>
          <table:table-cell table:formula="of:=[.P18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3]&amp;&quot;', '&quot;&amp;[.B183]&amp;&quot;', '&quot;&amp;TEXT([.C183]; &quot;yyyy-mm-dd&quot;)&amp;&quot;', '&quot;&amp;[.D183]&amp;&quot;', &quot;&amp;IF([.E183]=&quot;Null&quot;; &quot;Null&quot;; &quot;'&quot;&amp;[.E183]&amp;&quot;'&quot;)&amp;&quot;, '&quot;&amp;[.F183]&amp;&quot;', '&quot;&amp;[.G183]&amp;&quot;', u.Id FROM Users u WHERE EmailAddress = '&quot;&amp;[.Q183]&amp;&quot;' UNION&quot;" office:value-type="string" office:string-value="SELECT 'Karlmann', 'Krause', '1996-12-28', 'Germany', Null, 'Dresden', ' Pillnitzer Straße 15', u.Id FROM Users u WHERE EmailAddress = 'karlmann.krause@dresden.com' UNION" calcext:value-type="string">
            <text:p>SELECT 'Karlmann', 'Krause', '1996-12-28', 'Germany', Null, 'Dresden', ' Pillnitzer Straße 15', u.Id FROM Users u WHERE EmailAddress = 'karlmann.krause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abine</text:p>
          </table:table-cell>
          <table:table-cell office:value-type="string" calcext:value-type="string">
            <text:p>Denzel</text:p>
          </table:table-cell>
          <table:table-cell table:style-name="ce10" office:value-type="date" office:date-value="1998-07-24" calcext:value-type="date">
            <text:p>1998-07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Arthur-Hoffmann-Straße 142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Denzel</text:p>
          </table:table-cell>
          <table:table-cell table:formula="of:=[.F184]" office:value-type="string" office:string-value="Leipzig" calcext:value-type="string">
            <text:p>Leipzig</text:p>
          </table:table-cell>
          <table:table-cell table:formula="of:=LOWER([.H184])" office:value-type="string" office:string-value="sabine" calcext:value-type="string">
            <text:p>sabine</text:p>
          </table:table-cell>
          <table:table-cell table:formula="of:=LOWER([.I184])" office:value-type="string" office:string-value="denzel" calcext:value-type="string">
            <text:p>denzel</text:p>
          </table:table-cell>
          <table:table-cell table:formula="of:=LOWER([.J184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u58ryppzz" calcext:value-type="string">
            <text:p>yu58ryppz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4];&quot;.&quot;;[.L184];&quot;@&quot;;[.M184];&quot;.com&quot;)" office:value-type="string" office:string-value="sabine.denzel@leipzig.com" calcext:value-type="string">
            <text:p>sabine.denzel@leipzig.com</text:p>
          </table:table-cell>
          <table:table-cell table:formula="of:=&quot;('&quot;&amp;COM.MICROSOFT.CONCAT([.K184];&quot;.&quot;;[.L184];&quot;@&quot;;[.M184];&quot;.com&quot;)&amp;&quot;',&quot;" office:value-type="string" office:string-value="('sabine.denzel@leipzig.com'," calcext:value-type="string">
            <text:p>('sabine.denzel@leipzig.com',</text:p>
          </table:table-cell>
          <table:table-cell table:formula="of:=&quot;HASHBYTES('SHA2_512', '&quot;&amp;[.N184]&amp;&quot;'),&quot;" office:value-type="string" office:string-value="HASHBYTES('SHA2_512', 'yu58ryppzz')," calcext:value-type="string">
            <text:p>HASHBYTES('SHA2_512', 'yu58ryppzz'),</text:p>
          </table:table-cell>
          <table:table-cell table:formula="of:=[.O184]&amp;&quot;,&quot;" office:value-type="string" office:string-value="1," calcext:value-type="string">
            <text:p>1,</text:p>
          </table:table-cell>
          <table:table-cell table:formula="of:=[.P18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4]&amp;&quot;', '&quot;&amp;[.B184]&amp;&quot;', '&quot;&amp;TEXT([.C184]; &quot;yyyy-mm-dd&quot;)&amp;&quot;', '&quot;&amp;[.D184]&amp;&quot;', &quot;&amp;IF([.E184]=&quot;Null&quot;; &quot;Null&quot;; &quot;'&quot;&amp;[.E184]&amp;&quot;'&quot;)&amp;&quot;, '&quot;&amp;[.F184]&amp;&quot;', '&quot;&amp;[.G184]&amp;&quot;', u.Id FROM Users u WHERE EmailAddress = '&quot;&amp;[.Q184]&amp;&quot;' UNION&quot;" office:value-type="string" office:string-value="SELECT 'Sabine', 'Denzel', '1998-07-24', 'Germany', Null, 'Leipzig', ' Arthur-Hoffmann-Straße 142', u.Id FROM Users u WHERE EmailAddress = 'sabine.denzel@leipzig.com' UNION" calcext:value-type="string">
            <text:p>SELECT 'Sabine', 'Denzel', '1998-07-24', 'Germany', Null, 'Leipzig', ' Arthur-Hoffmann-Straße 142', u.Id FROM Users u WHERE EmailAddress = 'sabine.denzel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erther</text:p>
          </table:table-cell>
          <table:table-cell office:value-type="string" calcext:value-type="string">
            <text:p>Schwangau</text:p>
          </table:table-cell>
          <table:table-cell table:style-name="ce10" office:value-type="date" office:date-value="2001-07-31" calcext:value-type="date">
            <text:p>2001-07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lter Eichbuscher Weg 2</text:p>
          </table:table-cell>
          <table:table-cell office:value-type="string" calcext:value-type="string">
            <text:p>Werther</text:p>
          </table:table-cell>
          <table:table-cell office:value-type="string" calcext:value-type="string">
            <text:p>Schwangau</text:p>
          </table:table-cell>
          <table:table-cell table:formula="of:=[.F185]" office:value-type="string" office:string-value="Dresden" calcext:value-type="string">
            <text:p>Dresden</text:p>
          </table:table-cell>
          <table:table-cell table:formula="of:=LOWER([.H185])" office:value-type="string" office:string-value="werther" calcext:value-type="string">
            <text:p>werther</text:p>
          </table:table-cell>
          <table:table-cell table:formula="of:=LOWER([.I185])" office:value-type="string" office:string-value="schwangau" calcext:value-type="string">
            <text:p>schwangau</text:p>
          </table:table-cell>
          <table:table-cell table:formula="of:=LOWER([.J185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x68qkvhbz" calcext:value-type="string">
            <text:p>ux68qkvhb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5];&quot;.&quot;;[.L185];&quot;@&quot;;[.M185];&quot;.com&quot;)" office:value-type="string" office:string-value="werther.schwangau@dresden.com" calcext:value-type="string">
            <text:p>werther.schwangau@dresden.com</text:p>
          </table:table-cell>
          <table:table-cell table:formula="of:=&quot;('&quot;&amp;COM.MICROSOFT.CONCAT([.K185];&quot;.&quot;;[.L185];&quot;@&quot;;[.M185];&quot;.com&quot;)&amp;&quot;',&quot;" office:value-type="string" office:string-value="('werther.schwangau@dresden.com'," calcext:value-type="string">
            <text:p>('werther.schwangau@dresden.com',</text:p>
          </table:table-cell>
          <table:table-cell table:formula="of:=&quot;HASHBYTES('SHA2_512', '&quot;&amp;[.N185]&amp;&quot;'),&quot;" office:value-type="string" office:string-value="HASHBYTES('SHA2_512', 'ux68qkvhbz')," calcext:value-type="string">
            <text:p>HASHBYTES('SHA2_512', 'ux68qkvhbz'),</text:p>
          </table:table-cell>
          <table:table-cell table:formula="of:=[.O185]&amp;&quot;,&quot;" office:value-type="string" office:string-value="1," calcext:value-type="string">
            <text:p>1,</text:p>
          </table:table-cell>
          <table:table-cell table:formula="of:=[.P18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5]&amp;&quot;', '&quot;&amp;[.B185]&amp;&quot;', '&quot;&amp;TEXT([.C185]; &quot;yyyy-mm-dd&quot;)&amp;&quot;', '&quot;&amp;[.D185]&amp;&quot;', &quot;&amp;IF([.E185]=&quot;Null&quot;; &quot;Null&quot;; &quot;'&quot;&amp;[.E185]&amp;&quot;'&quot;)&amp;&quot;, '&quot;&amp;[.F185]&amp;&quot;', '&quot;&amp;[.G185]&amp;&quot;', u.Id FROM Users u WHERE EmailAddress = '&quot;&amp;[.Q185]&amp;&quot;' UNION&quot;" office:value-type="string" office:string-value="SELECT 'Werther', 'Schwangau', '2001-07-31', 'Germany', Null, 'Dresden', ' Alter Eichbuscher Weg 2', u.Id FROM Users u WHERE EmailAddress = 'werther.schwangau@dresden.com' UNION" calcext:value-type="string">
            <text:p>SELECT 'Werther', 'Schwangau', '2001-07-31', 'Germany', Null, 'Dresden', ' Alter Eichbuscher Weg 2', u.Id FROM Users u WHERE EmailAddress = 'werther.schwangau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lma</text:p>
          </table:table-cell>
          <table:table-cell office:value-type="string" calcext:value-type="string">
            <text:p>Pahlke</text:p>
          </table:table-cell>
          <table:table-cell table:style-name="ce10" office:value-type="date" office:date-value="2001-11-18" calcext:value-type="date">
            <text:p>2001-11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ieskaustraße 291</text:p>
          </table:table-cell>
          <table:table-cell office:value-type="string" calcext:value-type="string">
            <text:p>Helma</text:p>
          </table:table-cell>
          <table:table-cell office:value-type="string" calcext:value-type="string">
            <text:p>Pahlke</text:p>
          </table:table-cell>
          <table:table-cell table:formula="of:=[.F186]" office:value-type="string" office:string-value="Leipzig" calcext:value-type="string">
            <text:p>Leipzig</text:p>
          </table:table-cell>
          <table:table-cell table:formula="of:=LOWER([.H186])" office:value-type="string" office:string-value="helma" calcext:value-type="string">
            <text:p>helma</text:p>
          </table:table-cell>
          <table:table-cell table:formula="of:=LOWER([.I186])" office:value-type="string" office:string-value="pahlke" calcext:value-type="string">
            <text:p>pahlke</text:p>
          </table:table-cell>
          <table:table-cell table:formula="of:=LOWER([.J186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g87hlkqqq" calcext:value-type="string">
            <text:p>jg87hlkqq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6];&quot;.&quot;;[.L186];&quot;@&quot;;[.M186];&quot;.com&quot;)" office:value-type="string" office:string-value="helma.pahlke@leipzig.com" calcext:value-type="string">
            <text:p>helma.pahlke@leipzig.com</text:p>
          </table:table-cell>
          <table:table-cell table:formula="of:=&quot;('&quot;&amp;COM.MICROSOFT.CONCAT([.K186];&quot;.&quot;;[.L186];&quot;@&quot;;[.M186];&quot;.com&quot;)&amp;&quot;',&quot;" office:value-type="string" office:string-value="('helma.pahlke@leipzig.com'," calcext:value-type="string">
            <text:p>('helma.pahlke@leipzig.com',</text:p>
          </table:table-cell>
          <table:table-cell table:formula="of:=&quot;HASHBYTES('SHA2_512', '&quot;&amp;[.N186]&amp;&quot;'),&quot;" office:value-type="string" office:string-value="HASHBYTES('SHA2_512', 'jg87hlkqqq')," calcext:value-type="string">
            <text:p>HASHBYTES('SHA2_512', 'jg87hlkqqq'),</text:p>
          </table:table-cell>
          <table:table-cell table:formula="of:=[.O186]&amp;&quot;,&quot;" office:value-type="string" office:string-value="1," calcext:value-type="string">
            <text:p>1,</text:p>
          </table:table-cell>
          <table:table-cell table:formula="of:=[.P18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6]&amp;&quot;', '&quot;&amp;[.B186]&amp;&quot;', '&quot;&amp;TEXT([.C186]; &quot;yyyy-mm-dd&quot;)&amp;&quot;', '&quot;&amp;[.D186]&amp;&quot;', &quot;&amp;IF([.E186]=&quot;Null&quot;; &quot;Null&quot;; &quot;'&quot;&amp;[.E186]&amp;&quot;'&quot;)&amp;&quot;, '&quot;&amp;[.F186]&amp;&quot;', '&quot;&amp;[.G186]&amp;&quot;', u.Id FROM Users u WHERE EmailAddress = '&quot;&amp;[.Q186]&amp;&quot;' UNION&quot;" office:value-type="string" office:string-value="SELECT 'Helma', 'Pahlke', '2001-11-18', 'Germany', Null, 'Leipzig', ' Dieskaustraße 291', u.Id FROM Users u WHERE EmailAddress = 'helma.pahlke@leipzig.com' UNION" calcext:value-type="string">
            <text:p>SELECT 'Helma', 'Pahlke', '2001-11-18', 'Germany', Null, 'Leipzig', ' Dieskaustraße 291', u.Id FROM Users u WHERE EmailAddress = 'helma.pahlke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onstanze</text:p>
          </table:table-cell>
          <table:table-cell office:value-type="string" calcext:value-type="string">
            <text:p>Buchholz</text:p>
          </table:table-cell>
          <table:table-cell table:style-name="ce10" office:value-type="date" office:date-value="1999-09-22" calcext:value-type="date">
            <text:p>1999-09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ahnhofstraße 83</text:p>
          </table:table-cell>
          <table:table-cell office:value-type="string" calcext:value-type="string">
            <text:p>Constanze</text:p>
          </table:table-cell>
          <table:table-cell office:value-type="string" calcext:value-type="string">
            <text:p>Buchholz</text:p>
          </table:table-cell>
          <table:table-cell table:formula="of:=[.F187]" office:value-type="string" office:string-value="Dresden" calcext:value-type="string">
            <text:p>Dresden</text:p>
          </table:table-cell>
          <table:table-cell table:formula="of:=LOWER([.H187])" office:value-type="string" office:string-value="constanze" calcext:value-type="string">
            <text:p>constanze</text:p>
          </table:table-cell>
          <table:table-cell table:formula="of:=LOWER([.I187])" office:value-type="string" office:string-value="buchholz" calcext:value-type="string">
            <text:p>buchholz</text:p>
          </table:table-cell>
          <table:table-cell table:formula="of:=LOWER([.J187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a35dikxye" calcext:value-type="string">
            <text:p>ra35dikx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7];&quot;.&quot;;[.L187];&quot;@&quot;;[.M187];&quot;.com&quot;)" office:value-type="string" office:string-value="constanze.buchholz@dresden.com" calcext:value-type="string">
            <text:p>constanze.buchholz@dresden.com</text:p>
          </table:table-cell>
          <table:table-cell table:formula="of:=&quot;('&quot;&amp;COM.MICROSOFT.CONCAT([.K187];&quot;.&quot;;[.L187];&quot;@&quot;;[.M187];&quot;.com&quot;)&amp;&quot;',&quot;" office:value-type="string" office:string-value="('constanze.buchholz@dresden.com'," calcext:value-type="string">
            <text:p>('constanze.buchholz@dresden.com',</text:p>
          </table:table-cell>
          <table:table-cell table:formula="of:=&quot;HASHBYTES('SHA2_512', '&quot;&amp;[.N187]&amp;&quot;'),&quot;" office:value-type="string" office:string-value="HASHBYTES('SHA2_512', 'ra35dikxye')," calcext:value-type="string">
            <text:p>HASHBYTES('SHA2_512', 'ra35dikxye'),</text:p>
          </table:table-cell>
          <table:table-cell table:formula="of:=[.O187]&amp;&quot;,&quot;" office:value-type="string" office:string-value="1," calcext:value-type="string">
            <text:p>1,</text:p>
          </table:table-cell>
          <table:table-cell table:formula="of:=[.P18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7]&amp;&quot;', '&quot;&amp;[.B187]&amp;&quot;', '&quot;&amp;TEXT([.C187]; &quot;yyyy-mm-dd&quot;)&amp;&quot;', '&quot;&amp;[.D187]&amp;&quot;', &quot;&amp;IF([.E187]=&quot;Null&quot;; &quot;Null&quot;; &quot;'&quot;&amp;[.E187]&amp;&quot;'&quot;)&amp;&quot;, '&quot;&amp;[.F187]&amp;&quot;', '&quot;&amp;[.G187]&amp;&quot;', u.Id FROM Users u WHERE EmailAddress = '&quot;&amp;[.Q187]&amp;&quot;' UNION&quot;" office:value-type="string" office:string-value="SELECT 'Constanze', 'Buchholz', '1999-09-22', 'Germany', Null, 'Dresden', ' Bahnhofstraße 83', u.Id FROM Users u WHERE EmailAddress = 'constanze.buchholz@dresden.com' UNION" calcext:value-type="string">
            <text:p>SELECT 'Constanze', 'Buchholz', '1999-09-22', 'Germany', Null, 'Dresden', ' Bahnhofstraße 83', u.Id FROM Users u WHERE EmailAddress = 'constanze.buchholz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ta</text:p>
          </table:table-cell>
          <table:table-cell office:value-type="string" calcext:value-type="string">
            <text:p>Andres</text:p>
          </table:table-cell>
          <table:table-cell table:style-name="ce10" office:value-type="date" office:date-value="1997-10-21" calcext:value-type="date">
            <text:p>1997-10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Emil-Schubert-Straße 25</text:p>
          </table:table-cell>
          <table:table-cell office:value-type="string" calcext:value-type="string">
            <text:p>Krista</text:p>
          </table:table-cell>
          <table:table-cell office:value-type="string" calcext:value-type="string">
            <text:p>Andres</text:p>
          </table:table-cell>
          <table:table-cell table:formula="of:=[.F188]" office:value-type="string" office:string-value="Leipzig" calcext:value-type="string">
            <text:p>Leipzig</text:p>
          </table:table-cell>
          <table:table-cell table:formula="of:=LOWER([.H188])" office:value-type="string" office:string-value="krista" calcext:value-type="string">
            <text:p>krista</text:p>
          </table:table-cell>
          <table:table-cell table:formula="of:=LOWER([.I188])" office:value-type="string" office:string-value="andres" calcext:value-type="string">
            <text:p>andres</text:p>
          </table:table-cell>
          <table:table-cell table:formula="of:=LOWER([.J188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z67lqzkdp" calcext:value-type="string">
            <text:p>tz67lqzk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8];&quot;.&quot;;[.L188];&quot;@&quot;;[.M188];&quot;.com&quot;)" office:value-type="string" office:string-value="krista.andres@leipzig.com" calcext:value-type="string">
            <text:p>krista.andres@leipzig.com</text:p>
          </table:table-cell>
          <table:table-cell table:formula="of:=&quot;('&quot;&amp;COM.MICROSOFT.CONCAT([.K188];&quot;.&quot;;[.L188];&quot;@&quot;;[.M188];&quot;.com&quot;)&amp;&quot;',&quot;" office:value-type="string" office:string-value="('krista.andres@leipzig.com'," calcext:value-type="string">
            <text:p>('krista.andres@leipzig.com',</text:p>
          </table:table-cell>
          <table:table-cell table:formula="of:=&quot;HASHBYTES('SHA2_512', '&quot;&amp;[.N188]&amp;&quot;'),&quot;" office:value-type="string" office:string-value="HASHBYTES('SHA2_512', 'tz67lqzkdp')," calcext:value-type="string">
            <text:p>HASHBYTES('SHA2_512', 'tz67lqzkdp'),</text:p>
          </table:table-cell>
          <table:table-cell table:formula="of:=[.O188]&amp;&quot;,&quot;" office:value-type="string" office:string-value="1," calcext:value-type="string">
            <text:p>1,</text:p>
          </table:table-cell>
          <table:table-cell table:formula="of:=[.P18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8]&amp;&quot;', '&quot;&amp;[.B188]&amp;&quot;', '&quot;&amp;TEXT([.C188]; &quot;yyyy-mm-dd&quot;)&amp;&quot;', '&quot;&amp;[.D188]&amp;&quot;', &quot;&amp;IF([.E188]=&quot;Null&quot;; &quot;Null&quot;; &quot;'&quot;&amp;[.E188]&amp;&quot;'&quot;)&amp;&quot;, '&quot;&amp;[.F188]&amp;&quot;', '&quot;&amp;[.G188]&amp;&quot;', u.Id FROM Users u WHERE EmailAddress = '&quot;&amp;[.Q188]&amp;&quot;' UNION&quot;" office:value-type="string" office:string-value="SELECT 'Krista', 'Andres', '1997-10-21', 'Germany', Null, 'Leipzig', ' Emil-Schubert-Straße 25', u.Id FROM Users u WHERE EmailAddress = 'krista.andres@leipzig.com' UNION" calcext:value-type="string">
            <text:p>SELECT 'Krista', 'Andres', '1997-10-21', 'Germany', Null, 'Leipzig', ' Emil-Schubert-Straße 25', u.Id FROM Users u WHERE EmailAddress = 'krista.andre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leonore</text:p>
          </table:table-cell>
          <table:table-cell office:value-type="string" calcext:value-type="string">
            <text:p>Schuhart</text:p>
          </table:table-cell>
          <table:table-cell table:style-name="ce10" office:value-type="date" office:date-value="2001-09-04" calcext:value-type="date">
            <text:p>2001-09-0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Wilhelm-Raabe-Straße 5</text:p>
          </table:table-cell>
          <table:table-cell office:value-type="string" calcext:value-type="string">
            <text:p>Eleonore</text:p>
          </table:table-cell>
          <table:table-cell office:value-type="string" calcext:value-type="string">
            <text:p>Schuhart</text:p>
          </table:table-cell>
          <table:table-cell table:formula="of:=[.F189]" office:value-type="string" office:string-value="Dresden" calcext:value-type="string">
            <text:p>Dresden</text:p>
          </table:table-cell>
          <table:table-cell table:formula="of:=LOWER([.H189])" office:value-type="string" office:string-value="eleonore" calcext:value-type="string">
            <text:p>eleonore</text:p>
          </table:table-cell>
          <table:table-cell table:formula="of:=LOWER([.I189])" office:value-type="string" office:string-value="schuhart" calcext:value-type="string">
            <text:p>schuhart</text:p>
          </table:table-cell>
          <table:table-cell table:formula="of:=LOWER([.J189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i20skrqyy" calcext:value-type="string">
            <text:p>ti20skrqy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9];&quot;.&quot;;[.L189];&quot;@&quot;;[.M189];&quot;.com&quot;)" office:value-type="string" office:string-value="eleonore.schuhart@dresden.com" calcext:value-type="string">
            <text:p>eleonore.schuhart@dresden.com</text:p>
          </table:table-cell>
          <table:table-cell table:formula="of:=&quot;('&quot;&amp;COM.MICROSOFT.CONCAT([.K189];&quot;.&quot;;[.L189];&quot;@&quot;;[.M189];&quot;.com&quot;)&amp;&quot;',&quot;" office:value-type="string" office:string-value="('eleonore.schuhart@dresden.com'," calcext:value-type="string">
            <text:p>('eleonore.schuhart@dresden.com',</text:p>
          </table:table-cell>
          <table:table-cell table:formula="of:=&quot;HASHBYTES('SHA2_512', '&quot;&amp;[.N189]&amp;&quot;'),&quot;" office:value-type="string" office:string-value="HASHBYTES('SHA2_512', 'ti20skrqyy')," calcext:value-type="string">
            <text:p>HASHBYTES('SHA2_512', 'ti20skrqyy'),</text:p>
          </table:table-cell>
          <table:table-cell table:formula="of:=[.O189]&amp;&quot;,&quot;" office:value-type="string" office:string-value="1," calcext:value-type="string">
            <text:p>1,</text:p>
          </table:table-cell>
          <table:table-cell table:formula="of:=[.P18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9]&amp;&quot;', '&quot;&amp;[.B189]&amp;&quot;', '&quot;&amp;TEXT([.C189]; &quot;yyyy-mm-dd&quot;)&amp;&quot;', '&quot;&amp;[.D189]&amp;&quot;', &quot;&amp;IF([.E189]=&quot;Null&quot;; &quot;Null&quot;; &quot;'&quot;&amp;[.E189]&amp;&quot;'&quot;)&amp;&quot;, '&quot;&amp;[.F189]&amp;&quot;', '&quot;&amp;[.G189]&amp;&quot;', u.Id FROM Users u WHERE EmailAddress = '&quot;&amp;[.Q189]&amp;&quot;' UNION&quot;" office:value-type="string" office:string-value="SELECT 'Eleonore', 'Schuhart', '2001-09-04', 'Germany', Null, 'Dresden', ' Wilhelm-Raabe-Straße 5', u.Id FROM Users u WHERE EmailAddress = 'eleonore.schuhart@dresden.com' UNION" calcext:value-type="string">
            <text:p>SELECT 'Eleonore', 'Schuhart', '2001-09-04', 'Germany', Null, 'Dresden', ' Wilhelm-Raabe-Straße 5', u.Id FROM Users u WHERE EmailAddress = 'eleonore.schuhart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ns-Günter</text:p>
          </table:table-cell>
          <table:table-cell office:value-type="string" calcext:value-type="string">
            <text:p>Schlosser</text:p>
          </table:table-cell>
          <table:table-cell table:style-name="ce10" office:value-type="date" office:date-value="2000-01-18" calcext:value-type="date">
            <text:p>2000-01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rosselweg 40</text:p>
          </table:table-cell>
          <table:table-cell office:value-type="string" calcext:value-type="string">
            <text:p>Hans-Gunter</text:p>
          </table:table-cell>
          <table:table-cell office:value-type="string" calcext:value-type="string">
            <text:p>Schlosser</text:p>
          </table:table-cell>
          <table:table-cell table:formula="of:=[.F190]" office:value-type="string" office:string-value="Leipzig" calcext:value-type="string">
            <text:p>Leipzig</text:p>
          </table:table-cell>
          <table:table-cell table:formula="of:=LOWER([.H190])" office:value-type="string" office:string-value="hans-gunter" calcext:value-type="string">
            <text:p>hans-gunter</text:p>
          </table:table-cell>
          <table:table-cell table:formula="of:=LOWER([.I190])" office:value-type="string" office:string-value="schlosser" calcext:value-type="string">
            <text:p>schlosser</text:p>
          </table:table-cell>
          <table:table-cell table:formula="of:=LOWER([.J190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x92glcxch" calcext:value-type="string">
            <text:p>gx92glcx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0];&quot;.&quot;;[.L190];&quot;@&quot;;[.M190];&quot;.com&quot;)" office:value-type="string" office:string-value="hans-gunter.schlosser@leipzig.com" calcext:value-type="string">
            <text:p>hans-gunter.schlosser@leipzig.com</text:p>
          </table:table-cell>
          <table:table-cell table:formula="of:=&quot;('&quot;&amp;COM.MICROSOFT.CONCAT([.K190];&quot;.&quot;;[.L190];&quot;@&quot;;[.M190];&quot;.com&quot;)&amp;&quot;',&quot;" office:value-type="string" office:string-value="('hans-gunter.schlosser@leipzig.com'," calcext:value-type="string">
            <text:p>('hans-gunter.schlosser@leipzig.com',</text:p>
          </table:table-cell>
          <table:table-cell table:formula="of:=&quot;HASHBYTES('SHA2_512', '&quot;&amp;[.N190]&amp;&quot;'),&quot;" office:value-type="string" office:string-value="HASHBYTES('SHA2_512', 'gx92glcxch')," calcext:value-type="string">
            <text:p>HASHBYTES('SHA2_512', 'gx92glcxch'),</text:p>
          </table:table-cell>
          <table:table-cell table:formula="of:=[.O190]&amp;&quot;,&quot;" office:value-type="string" office:string-value="1," calcext:value-type="string">
            <text:p>1,</text:p>
          </table:table-cell>
          <table:table-cell table:formula="of:=[.P19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0]&amp;&quot;', '&quot;&amp;[.B190]&amp;&quot;', '&quot;&amp;TEXT([.C190]; &quot;yyyy-mm-dd&quot;)&amp;&quot;', '&quot;&amp;[.D190]&amp;&quot;', &quot;&amp;IF([.E190]=&quot;Null&quot;; &quot;Null&quot;; &quot;'&quot;&amp;[.E190]&amp;&quot;'&quot;)&amp;&quot;, '&quot;&amp;[.F190]&amp;&quot;', '&quot;&amp;[.G190]&amp;&quot;', u.Id FROM Users u WHERE EmailAddress = '&quot;&amp;[.Q190]&amp;&quot;' UNION&quot;" office:value-type="string" office:string-value="SELECT 'Hans-Günter', 'Schlosser', '2000-01-18', 'Germany', Null, 'Leipzig', ' Drosselweg 40', u.Id FROM Users u WHERE EmailAddress = 'hans-gunter.schlosser@leipzig.com' UNION" calcext:value-type="string">
            <text:p>SELECT 'Hans-Günter', 'Schlosser', '2000-01-18', 'Germany', Null, 'Leipzig', ' Drosselweg 40', u.Id FROM Users u WHERE EmailAddress = 'hans-gunter.schloss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ldur</text:p>
          </table:table-cell>
          <table:table-cell office:value-type="string" calcext:value-type="string">
            <text:p>Essen</text:p>
          </table:table-cell>
          <table:table-cell table:style-name="ce10" office:value-type="date" office:date-value="1998-05-21" calcext:value-type="date">
            <text:p>1998-05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Sonnenlehne 1</text:p>
          </table:table-cell>
          <table:table-cell office:value-type="string" calcext:value-type="string">
            <text:p>Baldur</text:p>
          </table:table-cell>
          <table:table-cell office:value-type="string" calcext:value-type="string">
            <text:p>Essen</text:p>
          </table:table-cell>
          <table:table-cell table:formula="of:=[.F191]" office:value-type="string" office:string-value="Dresden" calcext:value-type="string">
            <text:p>Dresden</text:p>
          </table:table-cell>
          <table:table-cell table:formula="of:=LOWER([.H191])" office:value-type="string" office:string-value="baldur" calcext:value-type="string">
            <text:p>baldur</text:p>
          </table:table-cell>
          <table:table-cell table:formula="of:=LOWER([.I191])" office:value-type="string" office:string-value="essen" calcext:value-type="string">
            <text:p>essen</text:p>
          </table:table-cell>
          <table:table-cell table:formula="of:=LOWER([.J191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d60zqenkt" calcext:value-type="string">
            <text:p>xd60zqen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1];&quot;.&quot;;[.L191];&quot;@&quot;;[.M191];&quot;.com&quot;)" office:value-type="string" office:string-value="baldur.essen@dresden.com" calcext:value-type="string">
            <text:p>baldur.essen@dresden.com</text:p>
          </table:table-cell>
          <table:table-cell table:formula="of:=&quot;('&quot;&amp;COM.MICROSOFT.CONCAT([.K191];&quot;.&quot;;[.L191];&quot;@&quot;;[.M191];&quot;.com&quot;)&amp;&quot;',&quot;" office:value-type="string" office:string-value="('baldur.essen@dresden.com'," calcext:value-type="string">
            <text:p>('baldur.essen@dresden.com',</text:p>
          </table:table-cell>
          <table:table-cell table:formula="of:=&quot;HASHBYTES('SHA2_512', '&quot;&amp;[.N191]&amp;&quot;'),&quot;" office:value-type="string" office:string-value="HASHBYTES('SHA2_512', 'xd60zqenkt')," calcext:value-type="string">
            <text:p>HASHBYTES('SHA2_512', 'xd60zqenkt'),</text:p>
          </table:table-cell>
          <table:table-cell table:formula="of:=[.O191]&amp;&quot;,&quot;" office:value-type="string" office:string-value="1," calcext:value-type="string">
            <text:p>1,</text:p>
          </table:table-cell>
          <table:table-cell table:formula="of:=[.P19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1]&amp;&quot;', '&quot;&amp;[.B191]&amp;&quot;', '&quot;&amp;TEXT([.C191]; &quot;yyyy-mm-dd&quot;)&amp;&quot;', '&quot;&amp;[.D191]&amp;&quot;', &quot;&amp;IF([.E191]=&quot;Null&quot;; &quot;Null&quot;; &quot;'&quot;&amp;[.E191]&amp;&quot;'&quot;)&amp;&quot;, '&quot;&amp;[.F191]&amp;&quot;', '&quot;&amp;[.G191]&amp;&quot;', u.Id FROM Users u WHERE EmailAddress = '&quot;&amp;[.Q191]&amp;&quot;' UNION&quot;" office:value-type="string" office:string-value="SELECT 'Baldur', 'Essen', '1998-05-21', 'Germany', Null, 'Dresden', ' Sonnenlehne 1', u.Id FROM Users u WHERE EmailAddress = 'baldur.essen@dresden.com' UNION" calcext:value-type="string">
            <text:p>SELECT 'Baldur', 'Essen', '1998-05-21', 'Germany', Null, 'Dresden', ' Sonnenlehne 1', u.Id FROM Users u WHERE EmailAddress = 'baldur.esse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erstin</text:p>
          </table:table-cell>
          <table:table-cell office:value-type="string" calcext:value-type="string">
            <text:p>Kistler</text:p>
          </table:table-cell>
          <table:table-cell table:style-name="ce10" office:value-type="date" office:date-value="2001-12-21" calcext:value-type="date">
            <text:p>2001-12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Hainstraße 15</text:p>
          </table:table-cell>
          <table:table-cell office:value-type="string" calcext:value-type="string">
            <text:p>Kerstin</text:p>
          </table:table-cell>
          <table:table-cell office:value-type="string" calcext:value-type="string">
            <text:p>Kistler</text:p>
          </table:table-cell>
          <table:table-cell table:formula="of:=[.F192]" office:value-type="string" office:string-value="Leipzig" calcext:value-type="string">
            <text:p>Leipzig</text:p>
          </table:table-cell>
          <table:table-cell table:formula="of:=LOWER([.H192])" office:value-type="string" office:string-value="kerstin" calcext:value-type="string">
            <text:p>kerstin</text:p>
          </table:table-cell>
          <table:table-cell table:formula="of:=LOWER([.I192])" office:value-type="string" office:string-value="kistler" calcext:value-type="string">
            <text:p>kistler</text:p>
          </table:table-cell>
          <table:table-cell table:formula="of:=LOWER([.J192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i56vuagaw" calcext:value-type="string">
            <text:p>fi56vuag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2];&quot;.&quot;;[.L192];&quot;@&quot;;[.M192];&quot;.com&quot;)" office:value-type="string" office:string-value="kerstin.kistler@leipzig.com" calcext:value-type="string">
            <text:p>kerstin.kistler@leipzig.com</text:p>
          </table:table-cell>
          <table:table-cell table:formula="of:=&quot;('&quot;&amp;COM.MICROSOFT.CONCAT([.K192];&quot;.&quot;;[.L192];&quot;@&quot;;[.M192];&quot;.com&quot;)&amp;&quot;',&quot;" office:value-type="string" office:string-value="('kerstin.kistler@leipzig.com'," calcext:value-type="string">
            <text:p>('kerstin.kistler@leipzig.com',</text:p>
          </table:table-cell>
          <table:table-cell table:formula="of:=&quot;HASHBYTES('SHA2_512', '&quot;&amp;[.N192]&amp;&quot;'),&quot;" office:value-type="string" office:string-value="HASHBYTES('SHA2_512', 'fi56vuagaw')," calcext:value-type="string">
            <text:p>HASHBYTES('SHA2_512', 'fi56vuagaw'),</text:p>
          </table:table-cell>
          <table:table-cell table:formula="of:=[.O192]&amp;&quot;,&quot;" office:value-type="string" office:string-value="1," calcext:value-type="string">
            <text:p>1,</text:p>
          </table:table-cell>
          <table:table-cell table:formula="of:=[.P19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2]&amp;&quot;', '&quot;&amp;[.B192]&amp;&quot;', '&quot;&amp;TEXT([.C192]; &quot;yyyy-mm-dd&quot;)&amp;&quot;', '&quot;&amp;[.D192]&amp;&quot;', &quot;&amp;IF([.E192]=&quot;Null&quot;; &quot;Null&quot;; &quot;'&quot;&amp;[.E192]&amp;&quot;'&quot;)&amp;&quot;, '&quot;&amp;[.F192]&amp;&quot;', '&quot;&amp;[.G192]&amp;&quot;', u.Id FROM Users u WHERE EmailAddress = '&quot;&amp;[.Q192]&amp;&quot;' UNION&quot;" office:value-type="string" office:string-value="SELECT 'Kerstin', 'Kistler', '2001-12-21', 'Germany', Null, 'Leipzig', ' Hainstraße 15', u.Id FROM Users u WHERE EmailAddress = 'kerstin.kistler@leipzig.com' UNION" calcext:value-type="string">
            <text:p>SELECT 'Kerstin', 'Kistler', '2001-12-21', 'Germany', Null, 'Leipzig', ' Hainstraße 15', u.Id FROM Users u WHERE EmailAddress = 'kerstin.kistl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Frei</text:p>
          </table:table-cell>
          <table:table-cell table:style-name="ce10" office:value-type="date" office:date-value="2001-07-20" calcext:value-type="date">
            <text:p>2001-07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Tonbergstraße 18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Frei</text:p>
          </table:table-cell>
          <table:table-cell table:formula="of:=[.F193]" office:value-type="string" office:string-value="Dresden" calcext:value-type="string">
            <text:p>Dresden</text:p>
          </table:table-cell>
          <table:table-cell table:formula="of:=LOWER([.H193])" office:value-type="string" office:string-value="marianne" calcext:value-type="string">
            <text:p>marianne</text:p>
          </table:table-cell>
          <table:table-cell table:formula="of:=LOWER([.I193])" office:value-type="string" office:string-value="frei" calcext:value-type="string">
            <text:p>frei</text:p>
          </table:table-cell>
          <table:table-cell table:formula="of:=LOWER([.J193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v79khcvlu" calcext:value-type="string">
            <text:p>qv79khcv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3];&quot;.&quot;;[.L193];&quot;@&quot;;[.M193];&quot;.com&quot;)" office:value-type="string" office:string-value="marianne.frei@dresden.com" calcext:value-type="string">
            <text:p>marianne.frei@dresden.com</text:p>
          </table:table-cell>
          <table:table-cell table:formula="of:=&quot;('&quot;&amp;COM.MICROSOFT.CONCAT([.K193];&quot;.&quot;;[.L193];&quot;@&quot;;[.M193];&quot;.com&quot;)&amp;&quot;',&quot;" office:value-type="string" office:string-value="('marianne.frei@dresden.com'," calcext:value-type="string">
            <text:p>('marianne.frei@dresden.com',</text:p>
          </table:table-cell>
          <table:table-cell table:formula="of:=&quot;HASHBYTES('SHA2_512', '&quot;&amp;[.N193]&amp;&quot;'),&quot;" office:value-type="string" office:string-value="HASHBYTES('SHA2_512', 'qv79khcvlu')," calcext:value-type="string">
            <text:p>HASHBYTES('SHA2_512', 'qv79khcvlu'),</text:p>
          </table:table-cell>
          <table:table-cell table:formula="of:=[.O193]&amp;&quot;,&quot;" office:value-type="string" office:string-value="1," calcext:value-type="string">
            <text:p>1,</text:p>
          </table:table-cell>
          <table:table-cell table:formula="of:=[.P19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3]&amp;&quot;', '&quot;&amp;[.B193]&amp;&quot;', '&quot;&amp;TEXT([.C193]; &quot;yyyy-mm-dd&quot;)&amp;&quot;', '&quot;&amp;[.D193]&amp;&quot;', &quot;&amp;IF([.E193]=&quot;Null&quot;; &quot;Null&quot;; &quot;'&quot;&amp;[.E193]&amp;&quot;'&quot;)&amp;&quot;, '&quot;&amp;[.F193]&amp;&quot;', '&quot;&amp;[.G193]&amp;&quot;', u.Id FROM Users u WHERE EmailAddress = '&quot;&amp;[.Q193]&amp;&quot;' UNION&quot;" office:value-type="string" office:string-value="SELECT 'Marianne', 'Frei', '2001-07-20', 'Germany', Null, 'Dresden', ' Tonbergstraße 18', u.Id FROM Users u WHERE EmailAddress = 'marianne.frei@dresden.com' UNION" calcext:value-type="string">
            <text:p>SELECT 'Marianne', 'Frei', '2001-07-20', 'Germany', Null, 'Dresden', ' Tonbergstraße 18', u.Id FROM Users u WHERE EmailAddress = 'marianne.frei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ltrud</text:p>
          </table:table-cell>
          <table:table-cell office:value-type="string" calcext:value-type="string">
            <text:p>Dieter</text:p>
          </table:table-cell>
          <table:table-cell table:style-name="ce10" office:value-type="date" office:date-value="1999-04-09" calcext:value-type="date">
            <text:p>1999-04-0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aaderstraße 25</text:p>
          </table:table-cell>
          <table:table-cell office:value-type="string" calcext:value-type="string">
            <text:p>Wiltrud</text:p>
          </table:table-cell>
          <table:table-cell office:value-type="string" calcext:value-type="string">
            <text:p>Dieter</text:p>
          </table:table-cell>
          <table:table-cell table:formula="of:=[.F194]" office:value-type="string" office:string-value="Leipzig" calcext:value-type="string">
            <text:p>Leipzig</text:p>
          </table:table-cell>
          <table:table-cell table:formula="of:=LOWER([.H194])" office:value-type="string" office:string-value="wiltrud" calcext:value-type="string">
            <text:p>wiltrud</text:p>
          </table:table-cell>
          <table:table-cell table:formula="of:=LOWER([.I194])" office:value-type="string" office:string-value="dieter" calcext:value-type="string">
            <text:p>dieter</text:p>
          </table:table-cell>
          <table:table-cell table:formula="of:=LOWER([.J194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q32rmqrwa" calcext:value-type="string">
            <text:p>wq32rmqrw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4];&quot;.&quot;;[.L194];&quot;@&quot;;[.M194];&quot;.com&quot;)" office:value-type="string" office:string-value="wiltrud.dieter@leipzig.com" calcext:value-type="string">
            <text:p>wiltrud.dieter@leipzig.com</text:p>
          </table:table-cell>
          <table:table-cell table:formula="of:=&quot;('&quot;&amp;COM.MICROSOFT.CONCAT([.K194];&quot;.&quot;;[.L194];&quot;@&quot;;[.M194];&quot;.com&quot;)&amp;&quot;',&quot;" office:value-type="string" office:string-value="('wiltrud.dieter@leipzig.com'," calcext:value-type="string">
            <text:p>('wiltrud.dieter@leipzig.com',</text:p>
          </table:table-cell>
          <table:table-cell table:formula="of:=&quot;HASHBYTES('SHA2_512', '&quot;&amp;[.N194]&amp;&quot;'),&quot;" office:value-type="string" office:string-value="HASHBYTES('SHA2_512', 'wq32rmqrwa')," calcext:value-type="string">
            <text:p>HASHBYTES('SHA2_512', 'wq32rmqrwa'),</text:p>
          </table:table-cell>
          <table:table-cell table:formula="of:=[.O194]&amp;&quot;,&quot;" office:value-type="string" office:string-value="1," calcext:value-type="string">
            <text:p>1,</text:p>
          </table:table-cell>
          <table:table-cell table:formula="of:=[.P19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4]&amp;&quot;', '&quot;&amp;[.B194]&amp;&quot;', '&quot;&amp;TEXT([.C194]; &quot;yyyy-mm-dd&quot;)&amp;&quot;', '&quot;&amp;[.D194]&amp;&quot;', &quot;&amp;IF([.E194]=&quot;Null&quot;; &quot;Null&quot;; &quot;'&quot;&amp;[.E194]&amp;&quot;'&quot;)&amp;&quot;, '&quot;&amp;[.F194]&amp;&quot;', '&quot;&amp;[.G194]&amp;&quot;', u.Id FROM Users u WHERE EmailAddress = '&quot;&amp;[.Q194]&amp;&quot;' UNION&quot;" office:value-type="string" office:string-value="SELECT 'Wiltrud', 'Dieter', '1999-04-09', 'Germany', Null, 'Leipzig', ' Baaderstraße 25', u.Id FROM Users u WHERE EmailAddress = 'wiltrud.dieter@leipzig.com' UNION" calcext:value-type="string">
            <text:p>SELECT 'Wiltrud', 'Dieter', '1999-04-09', 'Germany', Null, 'Leipzig', ' Baaderstraße 25', u.Id FROM Users u WHERE EmailAddress = 'wiltrud.diet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rend</text:p>
          </table:table-cell>
          <table:table-cell office:value-type="string" calcext:value-type="string">
            <text:p>Brotz</text:p>
          </table:table-cell>
          <table:table-cell table:style-name="ce10" office:value-type="date" office:date-value="1997-09-20" calcext:value-type="date">
            <text:p>1997-09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Dorfstraße 10</text:p>
          </table:table-cell>
          <table:table-cell office:value-type="string" calcext:value-type="string">
            <text:p>Arend</text:p>
          </table:table-cell>
          <table:table-cell office:value-type="string" calcext:value-type="string">
            <text:p>Brotz</text:p>
          </table:table-cell>
          <table:table-cell table:formula="of:=[.F195]" office:value-type="string" office:string-value="Dresden" calcext:value-type="string">
            <text:p>Dresden</text:p>
          </table:table-cell>
          <table:table-cell table:formula="of:=LOWER([.H195])" office:value-type="string" office:string-value="arend" calcext:value-type="string">
            <text:p>arend</text:p>
          </table:table-cell>
          <table:table-cell table:formula="of:=LOWER([.I195])" office:value-type="string" office:string-value="brotz" calcext:value-type="string">
            <text:p>brotz</text:p>
          </table:table-cell>
          <table:table-cell table:formula="of:=LOWER([.J195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c63pjchrk" calcext:value-type="string">
            <text:p>rc63pjch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5];&quot;.&quot;;[.L195];&quot;@&quot;;[.M195];&quot;.com&quot;)" office:value-type="string" office:string-value="arend.brotz@dresden.com" calcext:value-type="string">
            <text:p>arend.brotz@dresden.com</text:p>
          </table:table-cell>
          <table:table-cell table:formula="of:=&quot;('&quot;&amp;COM.MICROSOFT.CONCAT([.K195];&quot;.&quot;;[.L195];&quot;@&quot;;[.M195];&quot;.com&quot;)&amp;&quot;',&quot;" office:value-type="string" office:string-value="('arend.brotz@dresden.com'," calcext:value-type="string">
            <text:p>('arend.brotz@dresden.com',</text:p>
          </table:table-cell>
          <table:table-cell table:formula="of:=&quot;HASHBYTES('SHA2_512', '&quot;&amp;[.N195]&amp;&quot;'),&quot;" office:value-type="string" office:string-value="HASHBYTES('SHA2_512', 'rc63pjchrk')," calcext:value-type="string">
            <text:p>HASHBYTES('SHA2_512', 'rc63pjchrk'),</text:p>
          </table:table-cell>
          <table:table-cell table:formula="of:=[.O195]&amp;&quot;,&quot;" office:value-type="string" office:string-value="1," calcext:value-type="string">
            <text:p>1,</text:p>
          </table:table-cell>
          <table:table-cell table:formula="of:=[.P19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5]&amp;&quot;', '&quot;&amp;[.B195]&amp;&quot;', '&quot;&amp;TEXT([.C195]; &quot;yyyy-mm-dd&quot;)&amp;&quot;', '&quot;&amp;[.D195]&amp;&quot;', &quot;&amp;IF([.E195]=&quot;Null&quot;; &quot;Null&quot;; &quot;'&quot;&amp;[.E195]&amp;&quot;'&quot;)&amp;&quot;, '&quot;&amp;[.F195]&amp;&quot;', '&quot;&amp;[.G195]&amp;&quot;', u.Id FROM Users u WHERE EmailAddress = '&quot;&amp;[.Q195]&amp;&quot;' UNION&quot;" office:value-type="string" office:string-value="SELECT 'Arend', 'Brotz', '1997-09-20', 'Germany', Null, 'Dresden', ' Dorfstraße 10', u.Id FROM Users u WHERE EmailAddress = 'arend.brotz@dresden.com' UNION" calcext:value-type="string">
            <text:p>SELECT 'Arend', 'Brotz', '1997-09-20', 'Germany', Null, 'Dresden', ' Dorfstraße 10', u.Id FROM Users u WHERE EmailAddress = 'arend.brotz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olfram</text:p>
          </table:table-cell>
          <table:table-cell office:value-type="string" calcext:value-type="string">
            <text:p>Gorman</text:p>
          </table:table-cell>
          <table:table-cell table:style-name="ce10" office:value-type="date" office:date-value="2001-03-01" calcext:value-type="date">
            <text:p>2001-03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ahlienstraße 75</text:p>
          </table:table-cell>
          <table:table-cell office:value-type="string" calcext:value-type="string">
            <text:p>Wolfram</text:p>
          </table:table-cell>
          <table:table-cell office:value-type="string" calcext:value-type="string">
            <text:p>Gorman</text:p>
          </table:table-cell>
          <table:table-cell table:formula="of:=[.F196]" office:value-type="string" office:string-value="Leipzig" calcext:value-type="string">
            <text:p>Leipzig</text:p>
          </table:table-cell>
          <table:table-cell table:formula="of:=LOWER([.H196])" office:value-type="string" office:string-value="wolfram" calcext:value-type="string">
            <text:p>wolfram</text:p>
          </table:table-cell>
          <table:table-cell table:formula="of:=LOWER([.I196])" office:value-type="string" office:string-value="gorman" calcext:value-type="string">
            <text:p>gorman</text:p>
          </table:table-cell>
          <table:table-cell table:formula="of:=LOWER([.J196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x5ikqppk" calcext:value-type="string">
            <text:p>qx5ikqpp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6];&quot;.&quot;;[.L196];&quot;@&quot;;[.M196];&quot;.com&quot;)" office:value-type="string" office:string-value="wolfram.gorman@leipzig.com" calcext:value-type="string">
            <text:p>wolfram.gorman@leipzig.com</text:p>
          </table:table-cell>
          <table:table-cell table:formula="of:=&quot;('&quot;&amp;COM.MICROSOFT.CONCAT([.K196];&quot;.&quot;;[.L196];&quot;@&quot;;[.M196];&quot;.com&quot;)&amp;&quot;',&quot;" office:value-type="string" office:string-value="('wolfram.gorman@leipzig.com'," calcext:value-type="string">
            <text:p>('wolfram.gorman@leipzig.com',</text:p>
          </table:table-cell>
          <table:table-cell table:formula="of:=&quot;HASHBYTES('SHA2_512', '&quot;&amp;[.N196]&amp;&quot;'),&quot;" office:value-type="string" office:string-value="HASHBYTES('SHA2_512', 'qx5ikqppk')," calcext:value-type="string">
            <text:p>HASHBYTES('SHA2_512', 'qx5ikqppk'),</text:p>
          </table:table-cell>
          <table:table-cell table:formula="of:=[.O196]&amp;&quot;,&quot;" office:value-type="string" office:string-value="1," calcext:value-type="string">
            <text:p>1,</text:p>
          </table:table-cell>
          <table:table-cell table:formula="of:=[.P19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6]&amp;&quot;', '&quot;&amp;[.B196]&amp;&quot;', '&quot;&amp;TEXT([.C196]; &quot;yyyy-mm-dd&quot;)&amp;&quot;', '&quot;&amp;[.D196]&amp;&quot;', &quot;&amp;IF([.E196]=&quot;Null&quot;; &quot;Null&quot;; &quot;'&quot;&amp;[.E196]&amp;&quot;'&quot;)&amp;&quot;, '&quot;&amp;[.F196]&amp;&quot;', '&quot;&amp;[.G196]&amp;&quot;', u.Id FROM Users u WHERE EmailAddress = '&quot;&amp;[.Q196]&amp;&quot;' UNION&quot;" office:value-type="string" office:string-value="SELECT 'Wolfram', 'Gorman', '2001-03-01', 'Germany', Null, 'Leipzig', ' Dahlienstraße 75', u.Id FROM Users u WHERE EmailAddress = 'wolfram.gorman@leipzig.com' UNION" calcext:value-type="string">
            <text:p>SELECT 'Wolfram', 'Gorman', '2001-03-01', 'Germany', Null, 'Leipzig', ' Dahlienstraße 75', u.Id FROM Users u WHERE EmailAddress = 'wolfram.gorma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olman</text:p>
          </table:table-cell>
          <table:table-cell office:value-type="string" calcext:value-type="string">
            <text:p>Jans</text:p>
          </table:table-cell>
          <table:table-cell table:style-name="ce10" office:value-type="date" office:date-value="1997-04-20" calcext:value-type="date">
            <text:p>1997-04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irkigter Hang 57</text:p>
          </table:table-cell>
          <table:table-cell office:value-type="string" calcext:value-type="string">
            <text:p>Kolman</text:p>
          </table:table-cell>
          <table:table-cell office:value-type="string" calcext:value-type="string">
            <text:p>Jans</text:p>
          </table:table-cell>
          <table:table-cell table:formula="of:=[.F197]" office:value-type="string" office:string-value="Dresden" calcext:value-type="string">
            <text:p>Dresden</text:p>
          </table:table-cell>
          <table:table-cell table:formula="of:=LOWER([.H197])" office:value-type="string" office:string-value="kolman" calcext:value-type="string">
            <text:p>kolman</text:p>
          </table:table-cell>
          <table:table-cell table:formula="of:=LOWER([.I197])" office:value-type="string" office:string-value="jans" calcext:value-type="string">
            <text:p>jans</text:p>
          </table:table-cell>
          <table:table-cell table:formula="of:=LOWER([.J197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q51ergwqp" calcext:value-type="string">
            <text:p>jq51ergwq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7];&quot;.&quot;;[.L197];&quot;@&quot;;[.M197];&quot;.com&quot;)" office:value-type="string" office:string-value="kolman.jans@dresden.com" calcext:value-type="string">
            <text:p>kolman.jans@dresden.com</text:p>
          </table:table-cell>
          <table:table-cell table:formula="of:=&quot;('&quot;&amp;COM.MICROSOFT.CONCAT([.K197];&quot;.&quot;;[.L197];&quot;@&quot;;[.M197];&quot;.com&quot;)&amp;&quot;',&quot;" office:value-type="string" office:string-value="('kolman.jans@dresden.com'," calcext:value-type="string">
            <text:p>('kolman.jans@dresden.com',</text:p>
          </table:table-cell>
          <table:table-cell table:formula="of:=&quot;HASHBYTES('SHA2_512', '&quot;&amp;[.N197]&amp;&quot;'),&quot;" office:value-type="string" office:string-value="HASHBYTES('SHA2_512', 'jq51ergwqp')," calcext:value-type="string">
            <text:p>HASHBYTES('SHA2_512', 'jq51ergwqp'),</text:p>
          </table:table-cell>
          <table:table-cell table:formula="of:=[.O197]&amp;&quot;,&quot;" office:value-type="string" office:string-value="1," calcext:value-type="string">
            <text:p>1,</text:p>
          </table:table-cell>
          <table:table-cell table:formula="of:=[.P19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7]&amp;&quot;', '&quot;&amp;[.B197]&amp;&quot;', '&quot;&amp;TEXT([.C197]; &quot;yyyy-mm-dd&quot;)&amp;&quot;', '&quot;&amp;[.D197]&amp;&quot;', &quot;&amp;IF([.E197]=&quot;Null&quot;; &quot;Null&quot;; &quot;'&quot;&amp;[.E197]&amp;&quot;'&quot;)&amp;&quot;, '&quot;&amp;[.F197]&amp;&quot;', '&quot;&amp;[.G197]&amp;&quot;', u.Id FROM Users u WHERE EmailAddress = '&quot;&amp;[.Q197]&amp;&quot;' UNION&quot;" office:value-type="string" office:string-value="SELECT 'Kolman', 'Jans', '1997-04-20', 'Germany', Null, 'Dresden', ' Birkigter Hang 57', u.Id FROM Users u WHERE EmailAddress = 'kolman.jans@dresden.com' UNION" calcext:value-type="string">
            <text:p>SELECT 'Kolman', 'Jans', '1997-04-20', 'Germany', Null, 'Dresden', ' Birkigter Hang 57', u.Id FROM Users u WHERE EmailAddress = 'kolman.jans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athalie</text:p>
          </table:table-cell>
          <table:table-cell office:value-type="string" calcext:value-type="string">
            <text:p>Blumenthal</text:p>
          </table:table-cell>
          <table:table-cell table:style-name="ce10" office:value-type="date" office:date-value="1999-04-19" calcext:value-type="date">
            <text:p>1999-04-1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Karl-Winkler-Straße 1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Blumenthal</text:p>
          </table:table-cell>
          <table:table-cell table:formula="of:=[.F198]" office:value-type="string" office:string-value="Leipzig" calcext:value-type="string">
            <text:p>Leipzig</text:p>
          </table:table-cell>
          <table:table-cell table:formula="of:=LOWER([.H198])" office:value-type="string" office:string-value="nathalie" calcext:value-type="string">
            <text:p>nathalie</text:p>
          </table:table-cell>
          <table:table-cell table:formula="of:=LOWER([.I198])" office:value-type="string" office:string-value="blumenthal" calcext:value-type="string">
            <text:p>blumenthal</text:p>
          </table:table-cell>
          <table:table-cell table:formula="of:=LOWER([.J198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v58ixynih" calcext:value-type="string">
            <text:p>bv58ixyni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8];&quot;.&quot;;[.L198];&quot;@&quot;;[.M198];&quot;.com&quot;)" office:value-type="string" office:string-value="nathalie.blumenthal@leipzig.com" calcext:value-type="string">
            <text:p>nathalie.blumenthal@leipzig.com</text:p>
          </table:table-cell>
          <table:table-cell table:formula="of:=&quot;('&quot;&amp;COM.MICROSOFT.CONCAT([.K198];&quot;.&quot;;[.L198];&quot;@&quot;;[.M198];&quot;.com&quot;)&amp;&quot;',&quot;" office:value-type="string" office:string-value="('nathalie.blumenthal@leipzig.com'," calcext:value-type="string">
            <text:p>('nathalie.blumenthal@leipzig.com',</text:p>
          </table:table-cell>
          <table:table-cell table:formula="of:=&quot;HASHBYTES('SHA2_512', '&quot;&amp;[.N198]&amp;&quot;'),&quot;" office:value-type="string" office:string-value="HASHBYTES('SHA2_512', 'bv58ixynih')," calcext:value-type="string">
            <text:p>HASHBYTES('SHA2_512', 'bv58ixynih'),</text:p>
          </table:table-cell>
          <table:table-cell table:formula="of:=[.O198]&amp;&quot;,&quot;" office:value-type="string" office:string-value="1," calcext:value-type="string">
            <text:p>1,</text:p>
          </table:table-cell>
          <table:table-cell table:formula="of:=[.P19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8]&amp;&quot;', '&quot;&amp;[.B198]&amp;&quot;', '&quot;&amp;TEXT([.C198]; &quot;yyyy-mm-dd&quot;)&amp;&quot;', '&quot;&amp;[.D198]&amp;&quot;', &quot;&amp;IF([.E198]=&quot;Null&quot;; &quot;Null&quot;; &quot;'&quot;&amp;[.E198]&amp;&quot;'&quot;)&amp;&quot;, '&quot;&amp;[.F198]&amp;&quot;', '&quot;&amp;[.G198]&amp;&quot;', u.Id FROM Users u WHERE EmailAddress = '&quot;&amp;[.Q198]&amp;&quot;' UNION&quot;" office:value-type="string" office:string-value="SELECT 'Nathalie', 'Blumenthal', '1999-04-19', 'Germany', Null, 'Leipzig', ' Karl-Winkler-Straße 1', u.Id FROM Users u WHERE EmailAddress = 'nathalie.blumenthal@leipzig.com' UNION" calcext:value-type="string">
            <text:p>SELECT 'Nathalie', 'Blumenthal', '1999-04-19', 'Germany', Null, 'Leipzig', ' Karl-Winkler-Straße 1', u.Id FROM Users u WHERE EmailAddress = 'nathalie.blumenthal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isbert</text:p>
          </table:table-cell>
          <table:table-cell office:value-type="string" calcext:value-type="string">
            <text:p>Roth</text:p>
          </table:table-cell>
          <table:table-cell table:style-name="ce10" office:value-type="date" office:date-value="1997-05-03" calcext:value-type="date">
            <text:p>1997-05-0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Grunaweg 1</text:p>
          </table:table-cell>
          <table:table-cell office:value-type="string" calcext:value-type="string">
            <text:p>Gisbert</text:p>
          </table:table-cell>
          <table:table-cell office:value-type="string" calcext:value-type="string">
            <text:p>Roth</text:p>
          </table:table-cell>
          <table:table-cell table:formula="of:=[.F199]" office:value-type="string" office:string-value="Dresden" calcext:value-type="string">
            <text:p>Dresden</text:p>
          </table:table-cell>
          <table:table-cell table:formula="of:=LOWER([.H199])" office:value-type="string" office:string-value="gisbert" calcext:value-type="string">
            <text:p>gisbert</text:p>
          </table:table-cell>
          <table:table-cell table:formula="of:=LOWER([.I199])" office:value-type="string" office:string-value="roth" calcext:value-type="string">
            <text:p>roth</text:p>
          </table:table-cell>
          <table:table-cell table:formula="of:=LOWER([.J199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l84bzbyjb" calcext:value-type="string">
            <text:p>sl84bzbyj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9];&quot;.&quot;;[.L199];&quot;@&quot;;[.M199];&quot;.com&quot;)" office:value-type="string" office:string-value="gisbert.roth@dresden.com" calcext:value-type="string">
            <text:p>gisbert.roth@dresden.com</text:p>
          </table:table-cell>
          <table:table-cell table:formula="of:=&quot;('&quot;&amp;COM.MICROSOFT.CONCAT([.K199];&quot;.&quot;;[.L199];&quot;@&quot;;[.M199];&quot;.com&quot;)&amp;&quot;',&quot;" office:value-type="string" office:string-value="('gisbert.roth@dresden.com'," calcext:value-type="string">
            <text:p>('gisbert.roth@dresden.com',</text:p>
          </table:table-cell>
          <table:table-cell table:formula="of:=&quot;HASHBYTES('SHA2_512', '&quot;&amp;[.N199]&amp;&quot;'),&quot;" office:value-type="string" office:string-value="HASHBYTES('SHA2_512', 'sl84bzbyjb')," calcext:value-type="string">
            <text:p>HASHBYTES('SHA2_512', 'sl84bzbyjb'),</text:p>
          </table:table-cell>
          <table:table-cell table:formula="of:=[.O199]&amp;&quot;,&quot;" office:value-type="string" office:string-value="1," calcext:value-type="string">
            <text:p>1,</text:p>
          </table:table-cell>
          <table:table-cell table:formula="of:=[.P19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9]&amp;&quot;', '&quot;&amp;[.B199]&amp;&quot;', '&quot;&amp;TEXT([.C199]; &quot;yyyy-mm-dd&quot;)&amp;&quot;', '&quot;&amp;[.D199]&amp;&quot;', &quot;&amp;IF([.E199]=&quot;Null&quot;; &quot;Null&quot;; &quot;'&quot;&amp;[.E199]&amp;&quot;'&quot;)&amp;&quot;, '&quot;&amp;[.F199]&amp;&quot;', '&quot;&amp;[.G199]&amp;&quot;', u.Id FROM Users u WHERE EmailAddress = '&quot;&amp;[.Q199]&amp;&quot;' UNION&quot;" office:value-type="string" office:string-value="SELECT 'Gisbert', 'Roth', '1997-05-03', 'Germany', Null, 'Dresden', ' Grunaweg 1', u.Id FROM Users u WHERE EmailAddress = 'gisbert.roth@dresden.com' UNION" calcext:value-type="string">
            <text:p>SELECT 'Gisbert', 'Roth', '1997-05-03', 'Germany', Null, 'Dresden', ' Grunaweg 1', u.Id FROM Users u WHERE EmailAddress = 'gisbert.roth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leonore</text:p>
          </table:table-cell>
          <table:table-cell office:value-type="string" calcext:value-type="string">
            <text:p>Jäger</text:p>
          </table:table-cell>
          <table:table-cell table:style-name="ce10" office:value-type="date" office:date-value="2001-06-21" calcext:value-type="date">
            <text:p>2001-06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Kaulbachweg 17</text:p>
          </table:table-cell>
          <table:table-cell office:value-type="string" calcext:value-type="string">
            <text:p>Eleonore</text:p>
          </table:table-cell>
          <table:table-cell office:value-type="string" calcext:value-type="string">
            <text:p>Jager</text:p>
          </table:table-cell>
          <table:table-cell table:formula="of:=[.F200]" office:value-type="string" office:string-value="Leipzig" calcext:value-type="string">
            <text:p>Leipzig</text:p>
          </table:table-cell>
          <table:table-cell table:formula="of:=LOWER([.H200])" office:value-type="string" office:string-value="eleonore" calcext:value-type="string">
            <text:p>eleonore</text:p>
          </table:table-cell>
          <table:table-cell table:formula="of:=LOWER([.I200])" office:value-type="string" office:string-value="jager" calcext:value-type="string">
            <text:p>jager</text:p>
          </table:table-cell>
          <table:table-cell table:formula="of:=LOWER([.J200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a0znmfnq" calcext:value-type="string">
            <text:p>pa0znmf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0];&quot;.&quot;;[.L200];&quot;@&quot;;[.M200];&quot;.com&quot;)" office:value-type="string" office:string-value="eleonore.jager@leipzig.com" calcext:value-type="string">
            <text:p>eleonore.jager@leipzig.com</text:p>
          </table:table-cell>
          <table:table-cell table:formula="of:=&quot;('&quot;&amp;COM.MICROSOFT.CONCAT([.K200];&quot;.&quot;;[.L200];&quot;@&quot;;[.M200];&quot;.com&quot;)&amp;&quot;',&quot;" office:value-type="string" office:string-value="('eleonore.jager@leipzig.com'," calcext:value-type="string">
            <text:p>('eleonore.jager@leipzig.com',</text:p>
          </table:table-cell>
          <table:table-cell table:formula="of:=&quot;HASHBYTES('SHA2_512', '&quot;&amp;[.N200]&amp;&quot;'),&quot;" office:value-type="string" office:string-value="HASHBYTES('SHA2_512', 'pa0znmfnq')," calcext:value-type="string">
            <text:p>HASHBYTES('SHA2_512', 'pa0znmfnq'),</text:p>
          </table:table-cell>
          <table:table-cell table:formula="of:=[.O200]&amp;&quot;,&quot;" office:value-type="string" office:string-value="1," calcext:value-type="string">
            <text:p>1,</text:p>
          </table:table-cell>
          <table:table-cell table:formula="of:=[.P20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0]&amp;&quot;', '&quot;&amp;[.B200]&amp;&quot;', '&quot;&amp;TEXT([.C200]; &quot;yyyy-mm-dd&quot;)&amp;&quot;', '&quot;&amp;[.D200]&amp;&quot;', &quot;&amp;IF([.E200]=&quot;Null&quot;; &quot;Null&quot;; &quot;'&quot;&amp;[.E200]&amp;&quot;'&quot;)&amp;&quot;, '&quot;&amp;[.F200]&amp;&quot;', '&quot;&amp;[.G200]&amp;&quot;', u.Id FROM Users u WHERE EmailAddress = '&quot;&amp;[.Q200]&amp;&quot;' UNION&quot;" office:value-type="string" office:string-value="SELECT 'Eleonore', 'Jäger', '2001-06-21', 'Germany', Null, 'Leipzig', ' Kaulbachweg 17', u.Id FROM Users u WHERE EmailAddress = 'eleonore.jager@leipzig.com' UNION" calcext:value-type="string">
            <text:p>SELECT 'Eleonore', 'Jäger', '2001-06-21', 'Germany', Null, 'Leipzig', ' Kaulbachweg 17', u.Id FROM Users u WHERE EmailAddress = 'eleonore.jag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iegward</text:p>
          </table:table-cell>
          <table:table-cell office:value-type="string" calcext:value-type="string">
            <text:p>Kröger</text:p>
          </table:table-cell>
          <table:table-cell table:style-name="ce10" office:value-type="date" office:date-value="1997-07-03" calcext:value-type="date">
            <text:p>1997-07-0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bersbach-Neugersdorf</text:p>
          </table:table-cell>
          <table:table-cell office:value-type="string" calcext:value-type="string">
            <text:p><text:s/>Goethestraße 7</text:p>
          </table:table-cell>
          <table:table-cell office:value-type="string" calcext:value-type="string">
            <text:p>Siegward</text:p>
          </table:table-cell>
          <table:table-cell office:value-type="string" calcext:value-type="string">
            <text:p>Kroger</text:p>
          </table:table-cell>
          <table:table-cell table:formula="of:=[.F201]" office:value-type="string" office:string-value="Ebersbach-Neugersdorf" calcext:value-type="string">
            <text:p>Ebersbach-Neugersdorf</text:p>
          </table:table-cell>
          <table:table-cell table:formula="of:=LOWER([.H201])" office:value-type="string" office:string-value="siegward" calcext:value-type="string">
            <text:p>siegward</text:p>
          </table:table-cell>
          <table:table-cell table:formula="of:=LOWER([.I201])" office:value-type="string" office:string-value="kroger" calcext:value-type="string">
            <text:p>kroger</text:p>
          </table:table-cell>
          <table:table-cell table:formula="of:=LOWER([.J201])" office:value-type="string" office:string-value="ebersbach-neugersdorf" calcext:value-type="string">
            <text:p>ebersbach-neugersdorf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w66prmaks" calcext:value-type="string">
            <text:p>ew66prma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1];&quot;.&quot;;[.L201];&quot;@&quot;;[.M201];&quot;.com&quot;)" office:value-type="string" office:string-value="siegward.kroger@ebersbach-neugersdorf.com" calcext:value-type="string">
            <text:p>siegward.kroger@ebersbach-neugersdorf.com</text:p>
          </table:table-cell>
          <table:table-cell table:formula="of:=&quot;('&quot;&amp;COM.MICROSOFT.CONCAT([.K201];&quot;.&quot;;[.L201];&quot;@&quot;;[.M201];&quot;.com&quot;)&amp;&quot;',&quot;" office:value-type="string" office:string-value="('siegward.kroger@ebersbach-neugersdorf.com'," calcext:value-type="string">
            <text:p>('siegward.kroger@ebersbach-neugersdorf.com',</text:p>
          </table:table-cell>
          <table:table-cell table:formula="of:=&quot;HASHBYTES('SHA2_512', '&quot;&amp;[.N201]&amp;&quot;'),&quot;" office:value-type="string" office:string-value="HASHBYTES('SHA2_512', 'ew66prmaks')," calcext:value-type="string">
            <text:p>HASHBYTES('SHA2_512', 'ew66prmaks'),</text:p>
          </table:table-cell>
          <table:table-cell table:formula="of:=[.O201]&amp;&quot;,&quot;" office:value-type="string" office:string-value="1," calcext:value-type="string">
            <text:p>1,</text:p>
          </table:table-cell>
          <table:table-cell table:formula="of:=[.P20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1]&amp;&quot;', '&quot;&amp;[.B201]&amp;&quot;', '&quot;&amp;TEXT([.C201]; &quot;yyyy-mm-dd&quot;)&amp;&quot;', '&quot;&amp;[.D201]&amp;&quot;', &quot;&amp;IF([.E201]=&quot;Null&quot;; &quot;Null&quot;; &quot;'&quot;&amp;[.E201]&amp;&quot;'&quot;)&amp;&quot;, '&quot;&amp;[.F201]&amp;&quot;', '&quot;&amp;[.G201]&amp;&quot;', u.Id FROM Users u WHERE EmailAddress = '&quot;&amp;[.Q201]&amp;&quot;' UNION&quot;" office:value-type="string" office:string-value="SELECT 'Siegward', 'Kröger', '1997-07-03', 'Germany', Null, 'Ebersbach-Neugersdorf', ' Goethestraße 7', u.Id FROM Users u WHERE EmailAddress = 'siegward.kroger@ebersbach-neugersdorf.com' UNION" calcext:value-type="string">
            <text:p>SELECT 'Siegward', 'Kröger', '1997-07-03', 'Germany', Null, 'Ebersbach-Neugersdorf', ' Goethestraße 7', u.Id FROM Users u WHERE EmailAddress = 'siegward.kroger@ebersbach-neugersdorf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Unkle</text:p>
          </table:table-cell>
          <table:table-cell table:style-name="ce10" office:value-type="date" office:date-value="1998-11-11" calcext:value-type="date">
            <text:p>1998-11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rna</text:p>
          </table:table-cell>
          <table:table-cell office:value-type="string" calcext:value-type="string">
            <text:p><text:s/>Varkausring 36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Unkle</text:p>
          </table:table-cell>
          <table:table-cell table:formula="of:=[.F202]" office:value-type="string" office:string-value="Pirna" calcext:value-type="string">
            <text:p>Pirna</text:p>
          </table:table-cell>
          <table:table-cell table:formula="of:=LOWER([.H202])" office:value-type="string" office:string-value="irmgard" calcext:value-type="string">
            <text:p>irmgard</text:p>
          </table:table-cell>
          <table:table-cell table:formula="of:=LOWER([.I202])" office:value-type="string" office:string-value="unkle" calcext:value-type="string">
            <text:p>unkle</text:p>
          </table:table-cell>
          <table:table-cell table:formula="of:=LOWER([.J202])" office:value-type="string" office:string-value="pirna" calcext:value-type="string">
            <text:p>pirn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x42lrmfhm" calcext:value-type="string">
            <text:p>yx42lrmf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2];&quot;.&quot;;[.L202];&quot;@&quot;;[.M202];&quot;.com&quot;)" office:value-type="string" office:string-value="irmgard.unkle@pirna.com" calcext:value-type="string">
            <text:p>irmgard.unkle@pirna.com</text:p>
          </table:table-cell>
          <table:table-cell table:formula="of:=&quot;('&quot;&amp;COM.MICROSOFT.CONCAT([.K202];&quot;.&quot;;[.L202];&quot;@&quot;;[.M202];&quot;.com&quot;)&amp;&quot;',&quot;" office:value-type="string" office:string-value="('irmgard.unkle@pirna.com'," calcext:value-type="string">
            <text:p>('irmgard.unkle@pirna.com',</text:p>
          </table:table-cell>
          <table:table-cell table:formula="of:=&quot;HASHBYTES('SHA2_512', '&quot;&amp;[.N202]&amp;&quot;'),&quot;" office:value-type="string" office:string-value="HASHBYTES('SHA2_512', 'yx42lrmfhm')," calcext:value-type="string">
            <text:p>HASHBYTES('SHA2_512', 'yx42lrmfhm'),</text:p>
          </table:table-cell>
          <table:table-cell table:formula="of:=[.O202]&amp;&quot;,&quot;" office:value-type="string" office:string-value="1," calcext:value-type="string">
            <text:p>1,</text:p>
          </table:table-cell>
          <table:table-cell table:formula="of:=[.P20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2]&amp;&quot;', '&quot;&amp;[.B202]&amp;&quot;', '&quot;&amp;TEXT([.C202]; &quot;yyyy-mm-dd&quot;)&amp;&quot;', '&quot;&amp;[.D202]&amp;&quot;', &quot;&amp;IF([.E202]=&quot;Null&quot;; &quot;Null&quot;; &quot;'&quot;&amp;[.E202]&amp;&quot;'&quot;)&amp;&quot;, '&quot;&amp;[.F202]&amp;&quot;', '&quot;&amp;[.G202]&amp;&quot;', u.Id FROM Users u WHERE EmailAddress = '&quot;&amp;[.Q202]&amp;&quot;' UNION&quot;" office:value-type="string" office:string-value="SELECT 'Irmgard', 'Unkle', '1998-11-11', 'Germany', Null, 'Pirna', ' Varkausring 36', u.Id FROM Users u WHERE EmailAddress = 'irmgard.unkle@pirna.com' UNION" calcext:value-type="string">
            <text:p>SELECT 'Irmgard', 'Unkle', '1998-11-11', 'Germany', Null, 'Pirna', ' Varkausring 36', u.Id FROM Users u WHERE EmailAddress = 'irmgard.unkle@pirn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arina</text:p>
          </table:table-cell>
          <table:table-cell office:value-type="string" calcext:value-type="string">
            <text:p>Kohler</text:p>
          </table:table-cell>
          <table:table-cell table:style-name="ce10" office:value-type="date" office:date-value="2001-05-17" calcext:value-type="date">
            <text:p>2001-05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uter-Bernsbach</text:p>
          </table:table-cell>
          <table:table-cell office:value-type="string" calcext:value-type="string">
            <text:p><text:s/>Am Sachsenstein 4</text:p>
          </table:table-cell>
          <table:table-cell office:value-type="string" calcext:value-type="string">
            <text:p>Carina</text:p>
          </table:table-cell>
          <table:table-cell office:value-type="string" calcext:value-type="string">
            <text:p>Kohler</text:p>
          </table:table-cell>
          <table:table-cell table:formula="of:=[.F203]" office:value-type="string" office:string-value="Lauter-Bernsbach" calcext:value-type="string">
            <text:p>Lauter-Bernsbach</text:p>
          </table:table-cell>
          <table:table-cell table:formula="of:=LOWER([.H203])" office:value-type="string" office:string-value="carina" calcext:value-type="string">
            <text:p>carina</text:p>
          </table:table-cell>
          <table:table-cell table:formula="of:=LOWER([.I203])" office:value-type="string" office:string-value="kohler" calcext:value-type="string">
            <text:p>kohler</text:p>
          </table:table-cell>
          <table:table-cell table:formula="of:=LOWER([.J203])" office:value-type="string" office:string-value="lauter-bernsbach" calcext:value-type="string">
            <text:p>lauter-bernsbach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v97mixmar" calcext:value-type="string">
            <text:p>vv97mix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3];&quot;.&quot;;[.L203];&quot;@&quot;;[.M203];&quot;.com&quot;)" office:value-type="string" office:string-value="carina.kohler@lauter-bernsbach.com" calcext:value-type="string">
            <text:p>carina.kohler@lauter-bernsbach.com</text:p>
          </table:table-cell>
          <table:table-cell table:formula="of:=&quot;('&quot;&amp;COM.MICROSOFT.CONCAT([.K203];&quot;.&quot;;[.L203];&quot;@&quot;;[.M203];&quot;.com&quot;)&amp;&quot;',&quot;" office:value-type="string" office:string-value="('carina.kohler@lauter-bernsbach.com'," calcext:value-type="string">
            <text:p>('carina.kohler@lauter-bernsbach.com',</text:p>
          </table:table-cell>
          <table:table-cell table:formula="of:=&quot;HASHBYTES('SHA2_512', '&quot;&amp;[.N203]&amp;&quot;'),&quot;" office:value-type="string" office:string-value="HASHBYTES('SHA2_512', 'vv97mixmar')," calcext:value-type="string">
            <text:p>HASHBYTES('SHA2_512', 'vv97mixmar'),</text:p>
          </table:table-cell>
          <table:table-cell table:formula="of:=[.O203]&amp;&quot;,&quot;" office:value-type="string" office:string-value="1," calcext:value-type="string">
            <text:p>1,</text:p>
          </table:table-cell>
          <table:table-cell table:formula="of:=[.P20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3]&amp;&quot;', '&quot;&amp;[.B203]&amp;&quot;', '&quot;&amp;TEXT([.C203]; &quot;yyyy-mm-dd&quot;)&amp;&quot;', '&quot;&amp;[.D203]&amp;&quot;', &quot;&amp;IF([.E203]=&quot;Null&quot;; &quot;Null&quot;; &quot;'&quot;&amp;[.E203]&amp;&quot;'&quot;)&amp;&quot;, '&quot;&amp;[.F203]&amp;&quot;', '&quot;&amp;[.G203]&amp;&quot;', u.Id FROM Users u WHERE EmailAddress = '&quot;&amp;[.Q203]&amp;&quot;' UNION&quot;" office:value-type="string" office:string-value="SELECT 'Carina', 'Kohler', '2001-05-17', 'Germany', Null, 'Lauter-Bernsbach', ' Am Sachsenstein 4', u.Id FROM Users u WHERE EmailAddress = 'carina.kohler@lauter-bernsbach.com' UNION" calcext:value-type="string">
            <text:p>SELECT 'Carina', 'Kohler', '2001-05-17', 'Germany', Null, 'Lauter-Bernsbach', ' Am Sachsenstein 4', u.Id FROM Users u WHERE EmailAddress = 'carina.kohler@lauter-bernsbach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na</text:p>
          </table:table-cell>
          <table:table-cell office:value-type="string" calcext:value-type="string">
            <text:p>Bader</text:p>
          </table:table-cell>
          <table:table-cell table:style-name="ce10" office:value-type="date" office:date-value="2000-03-17" calcext:value-type="date">
            <text:p>2000-03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uta b Hoyerswerda</text:p>
          </table:table-cell>
          <table:table-cell office:value-type="string" calcext:value-type="string">
            <text:p><text:s/>Einsteinstraße 21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Bader</text:p>
          </table:table-cell>
          <table:table-cell office:value-type="string" calcext:value-type="string">
            <text:p>LautabHoyerswerda</text:p>
          </table:table-cell>
          <table:table-cell table:formula="of:=LOWER([.H204])" office:value-type="string" office:string-value="ina" calcext:value-type="string">
            <text:p>ina</text:p>
          </table:table-cell>
          <table:table-cell table:formula="of:=LOWER([.I204])" office:value-type="string" office:string-value="bader" calcext:value-type="string">
            <text:p>bader</text:p>
          </table:table-cell>
          <table:table-cell table:formula="of:=LOWER([.J204])" office:value-type="string" office:string-value="lautabhoyerswerda" calcext:value-type="string">
            <text:p>lautabhoyerswerd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p98orhfkx" calcext:value-type="string">
            <text:p>jp98orhfk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4];&quot;.&quot;;[.L204];&quot;@&quot;;[.M204];&quot;.com&quot;)" office:value-type="string" office:string-value="ina.bader@lautabhoyerswerda.com" calcext:value-type="string">
            <text:p>ina.bader@lautabhoyerswerda.com</text:p>
          </table:table-cell>
          <table:table-cell table:formula="of:=&quot;('&quot;&amp;COM.MICROSOFT.CONCAT([.K204];&quot;.&quot;;[.L204];&quot;@&quot;;[.M204];&quot;.com&quot;)&amp;&quot;',&quot;" office:value-type="string" office:string-value="('ina.bader@lautabhoyerswerda.com'," calcext:value-type="string">
            <text:p>('ina.bader@lautabhoyerswerda.com',</text:p>
          </table:table-cell>
          <table:table-cell table:formula="of:=&quot;HASHBYTES('SHA2_512', '&quot;&amp;[.N204]&amp;&quot;'),&quot;" office:value-type="string" office:string-value="HASHBYTES('SHA2_512', 'jp98orhfkx')," calcext:value-type="string">
            <text:p>HASHBYTES('SHA2_512', 'jp98orhfkx'),</text:p>
          </table:table-cell>
          <table:table-cell table:formula="of:=[.O204]&amp;&quot;,&quot;" office:value-type="string" office:string-value="1," calcext:value-type="string">
            <text:p>1,</text:p>
          </table:table-cell>
          <table:table-cell table:formula="of:=[.P20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4]&amp;&quot;', '&quot;&amp;[.B204]&amp;&quot;', '&quot;&amp;TEXT([.C204]; &quot;yyyy-mm-dd&quot;)&amp;&quot;', '&quot;&amp;[.D204]&amp;&quot;', &quot;&amp;IF([.E204]=&quot;Null&quot;; &quot;Null&quot;; &quot;'&quot;&amp;[.E204]&amp;&quot;'&quot;)&amp;&quot;, '&quot;&amp;[.F204]&amp;&quot;', '&quot;&amp;[.G204]&amp;&quot;', u.Id FROM Users u WHERE EmailAddress = '&quot;&amp;[.Q204]&amp;&quot;' UNION&quot;" office:value-type="string" office:string-value="SELECT 'Ina', 'Bader', '2000-03-17', 'Germany', Null, 'Lauta b Hoyerswerda', ' Einsteinstraße 21', u.Id FROM Users u WHERE EmailAddress = 'ina.bader@lautabhoyerswerda.com' UNION" calcext:value-type="string">
            <text:p>SELECT 'Ina', 'Bader', '2000-03-17', 'Germany', Null, 'Lauta b Hoyerswerda', ' Einsteinstraße 21', u.Id FROM Users u WHERE EmailAddress = 'ina.bader@lautabhoyerswerd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Achilles</text:p>
          </table:table-cell>
          <table:table-cell table:style-name="ce10" office:value-type="date" office:date-value="2000-12-31" calcext:value-type="date">
            <text:p>2000-12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wönitz</text:p>
          </table:table-cell>
          <table:table-cell office:value-type="string" calcext:value-type="string">
            <text:p><text:s/>An den drei Teichen 22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Achilles</text:p>
          </table:table-cell>
          <table:table-cell office:value-type="string" calcext:value-type="string">
            <text:p>Zwonitz</text:p>
          </table:table-cell>
          <table:table-cell table:formula="of:=LOWER([.H205])" office:value-type="string" office:string-value="jessica" calcext:value-type="string">
            <text:p>jessica</text:p>
          </table:table-cell>
          <table:table-cell table:formula="of:=LOWER([.I205])" office:value-type="string" office:string-value="achilles" calcext:value-type="string">
            <text:p>achilles</text:p>
          </table:table-cell>
          <table:table-cell table:formula="of:=LOWER([.J205])" office:value-type="string" office:string-value="zwonitz" calcext:value-type="string">
            <text:p>zwonit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h62pqawnq" calcext:value-type="string">
            <text:p>bh62pqaw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5];&quot;.&quot;;[.L205];&quot;@&quot;;[.M205];&quot;.com&quot;)" office:value-type="string" office:string-value="jessica.achilles@zwonitz.com" calcext:value-type="string">
            <text:p>jessica.achilles@zwonitz.com</text:p>
          </table:table-cell>
          <table:table-cell table:formula="of:=&quot;('&quot;&amp;COM.MICROSOFT.CONCAT([.K205];&quot;.&quot;;[.L205];&quot;@&quot;;[.M205];&quot;.com&quot;)&amp;&quot;',&quot;" office:value-type="string" office:string-value="('jessica.achilles@zwonitz.com'," calcext:value-type="string">
            <text:p>('jessica.achilles@zwonitz.com',</text:p>
          </table:table-cell>
          <table:table-cell table:formula="of:=&quot;HASHBYTES('SHA2_512', '&quot;&amp;[.N205]&amp;&quot;'),&quot;" office:value-type="string" office:string-value="HASHBYTES('SHA2_512', 'bh62pqawnq')," calcext:value-type="string">
            <text:p>HASHBYTES('SHA2_512', 'bh62pqawnq'),</text:p>
          </table:table-cell>
          <table:table-cell table:formula="of:=[.O205]&amp;&quot;,&quot;" office:value-type="string" office:string-value="1," calcext:value-type="string">
            <text:p>1,</text:p>
          </table:table-cell>
          <table:table-cell table:formula="of:=[.P20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5]&amp;&quot;', '&quot;&amp;[.B205]&amp;&quot;', '&quot;&amp;TEXT([.C205]; &quot;yyyy-mm-dd&quot;)&amp;&quot;', '&quot;&amp;[.D205]&amp;&quot;', &quot;&amp;IF([.E205]=&quot;Null&quot;; &quot;Null&quot;; &quot;'&quot;&amp;[.E205]&amp;&quot;'&quot;)&amp;&quot;, '&quot;&amp;[.F205]&amp;&quot;', '&quot;&amp;[.G205]&amp;&quot;', u.Id FROM Users u WHERE EmailAddress = '&quot;&amp;[.Q205]&amp;&quot;' UNION&quot;" office:value-type="string" office:string-value="SELECT 'Jessica', 'Achilles', '2000-12-31', 'Germany', Null, 'Zwönitz', ' An den drei Teichen 22', u.Id FROM Users u WHERE EmailAddress = 'jessica.achilles@zwonitz.com' UNION" calcext:value-type="string">
            <text:p>SELECT 'Jessica', 'Achilles', '2000-12-31', 'Germany', Null, 'Zwönitz', ' An den drei Teichen 22', u.Id FROM Users u WHERE EmailAddress = 'jessica.achilles@zwonit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ascha</text:p>
          </table:table-cell>
          <table:table-cell office:value-type="string" calcext:value-type="string">
            <text:p>Armbruster</text:p>
          </table:table-cell>
          <table:table-cell table:style-name="ce10" office:value-type="date" office:date-value="1997-06-06" calcext:value-type="date">
            <text:p>1997-06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Freiberg Sachs</text:p>
          </table:table-cell>
          <table:table-cell office:value-type="string" calcext:value-type="string">
            <text:p><text:s/>Am Mühlgraben 22</text:p>
          </table:table-cell>
          <table:table-cell office:value-type="string" calcext:value-type="string">
            <text:p>Sascha</text:p>
          </table:table-cell>
          <table:table-cell office:value-type="string" calcext:value-type="string">
            <text:p>Armbruster</text:p>
          </table:table-cell>
          <table:table-cell office:value-type="string" calcext:value-type="string">
            <text:p>Freibergsachs</text:p>
          </table:table-cell>
          <table:table-cell table:formula="of:=LOWER([.H206])" office:value-type="string" office:string-value="sascha" calcext:value-type="string">
            <text:p>sascha</text:p>
          </table:table-cell>
          <table:table-cell table:formula="of:=LOWER([.I206])" office:value-type="string" office:string-value="armbruster" calcext:value-type="string">
            <text:p>armbruster</text:p>
          </table:table-cell>
          <table:table-cell table:formula="of:=LOWER([.J206])" office:value-type="string" office:string-value="freibergsachs" calcext:value-type="string">
            <text:p>freibergsach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g15jnocjk" calcext:value-type="string">
            <text:p>sg15jnocj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6];&quot;.&quot;;[.L206];&quot;@&quot;;[.M206];&quot;.com&quot;)" office:value-type="string" office:string-value="sascha.armbruster@freibergsachs.com" calcext:value-type="string">
            <text:p>sascha.armbruster@freibergsachs.com</text:p>
          </table:table-cell>
          <table:table-cell table:formula="of:=&quot;('&quot;&amp;COM.MICROSOFT.CONCAT([.K206];&quot;.&quot;;[.L206];&quot;@&quot;;[.M206];&quot;.com&quot;)&amp;&quot;',&quot;" office:value-type="string" office:string-value="('sascha.armbruster@freibergsachs.com'," calcext:value-type="string">
            <text:p>('sascha.armbruster@freibergsachs.com',</text:p>
          </table:table-cell>
          <table:table-cell table:formula="of:=&quot;HASHBYTES('SHA2_512', '&quot;&amp;[.N206]&amp;&quot;'),&quot;" office:value-type="string" office:string-value="HASHBYTES('SHA2_512', 'sg15jnocjk')," calcext:value-type="string">
            <text:p>HASHBYTES('SHA2_512', 'sg15jnocjk'),</text:p>
          </table:table-cell>
          <table:table-cell table:formula="of:=[.O206]&amp;&quot;,&quot;" office:value-type="string" office:string-value="1," calcext:value-type="string">
            <text:p>1,</text:p>
          </table:table-cell>
          <table:table-cell table:formula="of:=[.P20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6]&amp;&quot;', '&quot;&amp;[.B206]&amp;&quot;', '&quot;&amp;TEXT([.C206]; &quot;yyyy-mm-dd&quot;)&amp;&quot;', '&quot;&amp;[.D206]&amp;&quot;', &quot;&amp;IF([.E206]=&quot;Null&quot;; &quot;Null&quot;; &quot;'&quot;&amp;[.E206]&amp;&quot;'&quot;)&amp;&quot;, '&quot;&amp;[.F206]&amp;&quot;', '&quot;&amp;[.G206]&amp;&quot;', u.Id FROM Users u WHERE EmailAddress = '&quot;&amp;[.Q206]&amp;&quot;' UNION&quot;" office:value-type="string" office:string-value="SELECT 'Sascha', 'Armbruster', '1997-06-06', 'Germany', 'Austria', 'Freiberg Sachs', ' Am Mühlgraben 22', u.Id FROM Users u WHERE EmailAddress = 'sascha.armbruster@freibergsachs.com' UNION" calcext:value-type="string">
            <text:p>SELECT 'Sascha', 'Armbruster', '1997-06-06', 'Germany', 'Austria', 'Freiberg Sachs', ' Am Mühlgraben 22', u.Id FROM Users u WHERE EmailAddress = 'sascha.armbruster@freibergsach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orbinian</text:p>
          </table:table-cell>
          <table:table-cell office:value-type="string" calcext:value-type="string">
            <text:p>Hiedler</text:p>
          </table:table-cell>
          <table:table-cell table:style-name="ce10" office:value-type="date" office:date-value="1996-09-18" calcext:value-type="date">
            <text:p>1996-09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ienberg Erzgeb</text:p>
          </table:table-cell>
          <table:table-cell office:value-type="string" calcext:value-type="string">
            <text:p><text:s/>Blumenweg 14</text:p>
          </table:table-cell>
          <table:table-cell office:value-type="string" calcext:value-type="string">
            <text:p>Korbinian</text:p>
          </table:table-cell>
          <table:table-cell office:value-type="string" calcext:value-type="string">
            <text:p>Hiedler</text:p>
          </table:table-cell>
          <table:table-cell office:value-type="string" calcext:value-type="string">
            <text:p>marienbergerzgeb</text:p>
          </table:table-cell>
          <table:table-cell table:formula="of:=LOWER([.H207])" office:value-type="string" office:string-value="korbinian" calcext:value-type="string">
            <text:p>korbinian</text:p>
          </table:table-cell>
          <table:table-cell table:formula="of:=LOWER([.I207])" office:value-type="string" office:string-value="hiedler" calcext:value-type="string">
            <text:p>hiedler</text:p>
          </table:table-cell>
          <table:table-cell table:formula="of:=LOWER([.J207])" office:value-type="string" office:string-value="marienbergerzgeb" calcext:value-type="string">
            <text:p>marienbergerzgeb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e10vknzzk" calcext:value-type="string">
            <text:p>ve10vknzz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7];&quot;.&quot;;[.L207];&quot;@&quot;;[.M207];&quot;.com&quot;)" office:value-type="string" office:string-value="korbinian.hiedler@marienbergerzgeb.com" calcext:value-type="string">
            <text:p>korbinian.hiedler@marienbergerzgeb.com</text:p>
          </table:table-cell>
          <table:table-cell table:formula="of:=&quot;('&quot;&amp;COM.MICROSOFT.CONCAT([.K207];&quot;.&quot;;[.L207];&quot;@&quot;;[.M207];&quot;.com&quot;)&amp;&quot;',&quot;" office:value-type="string" office:string-value="('korbinian.hiedler@marienbergerzgeb.com'," calcext:value-type="string">
            <text:p>('korbinian.hiedler@marienbergerzgeb.com',</text:p>
          </table:table-cell>
          <table:table-cell table:formula="of:=&quot;HASHBYTES('SHA2_512', '&quot;&amp;[.N207]&amp;&quot;'),&quot;" office:value-type="string" office:string-value="HASHBYTES('SHA2_512', 've10vknzzk')," calcext:value-type="string">
            <text:p>HASHBYTES('SHA2_512', 've10vknzzk'),</text:p>
          </table:table-cell>
          <table:table-cell table:formula="of:=[.O207]&amp;&quot;,&quot;" office:value-type="string" office:string-value="1," calcext:value-type="string">
            <text:p>1,</text:p>
          </table:table-cell>
          <table:table-cell table:formula="of:=[.P20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7]&amp;&quot;', '&quot;&amp;[.B207]&amp;&quot;', '&quot;&amp;TEXT([.C207]; &quot;yyyy-mm-dd&quot;)&amp;&quot;', '&quot;&amp;[.D207]&amp;&quot;', &quot;&amp;IF([.E207]=&quot;Null&quot;; &quot;Null&quot;; &quot;'&quot;&amp;[.E207]&amp;&quot;'&quot;)&amp;&quot;, '&quot;&amp;[.F207]&amp;&quot;', '&quot;&amp;[.G207]&amp;&quot;', u.Id FROM Users u WHERE EmailAddress = '&quot;&amp;[.Q207]&amp;&quot;' UNION&quot;" office:value-type="string" office:string-value="SELECT 'Korbinian', 'Hiedler', '1996-09-18', 'Germany', Null, 'Marienberg Erzgeb', ' Blumenweg 14', u.Id FROM Users u WHERE EmailAddress = 'korbinian.hiedler@marienbergerzgeb.com' UNION" calcext:value-type="string">
            <text:p>SELECT 'Korbinian', 'Hiedler', '1996-09-18', 'Germany', Null, 'Marienberg Erzgeb', ' Blumenweg 14', u.Id FROM Users u WHERE EmailAddress = 'korbinian.hiedler@marienberg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nriette</text:p>
          </table:table-cell>
          <table:table-cell office:value-type="string" calcext:value-type="string">
            <text:p>Wehnert</text:p>
          </table:table-cell>
          <table:table-cell table:style-name="ce10" office:value-type="date" office:date-value="1997-11-02" calcext:value-type="date">
            <text:p>1997-11-0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elsnitz /Erzgeb.</text:p>
          </table:table-cell>
          <table:table-cell office:value-type="string" calcext:value-type="string">
            <text:p><text:s/>Obere Hauptstraße 77</text:p>
          </table:table-cell>
          <table:table-cell office:value-type="string" calcext:value-type="string">
            <text:p>Henriette</text:p>
          </table:table-cell>
          <table:table-cell office:value-type="string" calcext:value-type="string">
            <text:p>Wehnert</text:p>
          </table:table-cell>
          <table:table-cell office:value-type="string" calcext:value-type="string">
            <text:p>Oelsnitzerzgeb</text:p>
          </table:table-cell>
          <table:table-cell table:formula="of:=LOWER([.H208])" office:value-type="string" office:string-value="henriette" calcext:value-type="string">
            <text:p>henriette</text:p>
          </table:table-cell>
          <table:table-cell table:formula="of:=LOWER([.I208])" office:value-type="string" office:string-value="wehnert" calcext:value-type="string">
            <text:p>wehnert</text:p>
          </table:table-cell>
          <table:table-cell table:formula="of:=LOWER([.J208])" office:value-type="string" office:string-value="oelsnitzerzgeb" calcext:value-type="string">
            <text:p>oelsnitzerzgeb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a99xodzha" calcext:value-type="string">
            <text:p>ma99xodz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8];&quot;.&quot;;[.L208];&quot;@&quot;;[.M208];&quot;.com&quot;)" office:value-type="string" office:string-value="henriette.wehnert@oelsnitzerzgeb.com" calcext:value-type="string">
            <text:p>henriette.wehnert@oelsnitzerzgeb.com</text:p>
          </table:table-cell>
          <table:table-cell table:formula="of:=&quot;('&quot;&amp;COM.MICROSOFT.CONCAT([.K208];&quot;.&quot;;[.L208];&quot;@&quot;;[.M208];&quot;.com&quot;)&amp;&quot;',&quot;" office:value-type="string" office:string-value="('henriette.wehnert@oelsnitzerzgeb.com'," calcext:value-type="string">
            <text:p>('henriette.wehnert@oelsnitzerzgeb.com',</text:p>
          </table:table-cell>
          <table:table-cell table:formula="of:=&quot;HASHBYTES('SHA2_512', '&quot;&amp;[.N208]&amp;&quot;'),&quot;" office:value-type="string" office:string-value="HASHBYTES('SHA2_512', 'ma99xodzha')," calcext:value-type="string">
            <text:p>HASHBYTES('SHA2_512', 'ma99xodzha'),</text:p>
          </table:table-cell>
          <table:table-cell table:formula="of:=[.O208]&amp;&quot;,&quot;" office:value-type="string" office:string-value="1," calcext:value-type="string">
            <text:p>1,</text:p>
          </table:table-cell>
          <table:table-cell table:formula="of:=[.P20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8]&amp;&quot;', '&quot;&amp;[.B208]&amp;&quot;', '&quot;&amp;TEXT([.C208]; &quot;yyyy-mm-dd&quot;)&amp;&quot;', '&quot;&amp;[.D208]&amp;&quot;', &quot;&amp;IF([.E208]=&quot;Null&quot;; &quot;Null&quot;; &quot;'&quot;&amp;[.E208]&amp;&quot;'&quot;)&amp;&quot;, '&quot;&amp;[.F208]&amp;&quot;', '&quot;&amp;[.G208]&amp;&quot;', u.Id FROM Users u WHERE EmailAddress = '&quot;&amp;[.Q208]&amp;&quot;' UNION&quot;" office:value-type="string" office:string-value="SELECT 'Henriette', 'Wehnert', '1997-11-02', 'Germany', Null, 'Oelsnitz /Erzgeb.', ' Obere Hauptstraße 77', u.Id FROM Users u WHERE EmailAddress = 'henriette.wehnert@oelsnitzerzgeb.com' UNION" calcext:value-type="string">
            <text:p>SELECT 'Henriette', 'Wehnert', '1997-11-02', 'Germany', Null, 'Oelsnitz /Erzgeb.', ' Obere Hauptstraße 77', u.Id FROM Users u WHERE EmailAddress = 'henriette.wehnert@oelsnitz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hold</text:p>
          </table:table-cell>
          <table:table-cell office:value-type="string" calcext:value-type="string">
            <text:p>Messner</text:p>
          </table:table-cell>
          <table:table-cell table:style-name="ce10" office:value-type="date" office:date-value="2000-07-21" calcext:value-type="date">
            <text:p>2000-07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hemnitz Sachs</text:p>
          </table:table-cell>
          <table:table-cell office:value-type="string" calcext:value-type="string">
            <text:p><text:s/>Bernhardstraße 105</text:p>
          </table:table-cell>
          <table:table-cell office:value-type="string" calcext:value-type="string">
            <text:p>Gerhold</text:p>
          </table:table-cell>
          <table:table-cell office:value-type="string" calcext:value-type="string">
            <text:p>Messner</text:p>
          </table:table-cell>
          <table:table-cell office:value-type="string" calcext:value-type="string">
            <text:p>Chemnitzsachs</text:p>
          </table:table-cell>
          <table:table-cell table:formula="of:=LOWER([.H209])" office:value-type="string" office:string-value="gerhold" calcext:value-type="string">
            <text:p>gerhold</text:p>
          </table:table-cell>
          <table:table-cell table:formula="of:=LOWER([.I209])" office:value-type="string" office:string-value="messner" calcext:value-type="string">
            <text:p>messner</text:p>
          </table:table-cell>
          <table:table-cell table:formula="of:=LOWER([.J209])" office:value-type="string" office:string-value="chemnitzsachs" calcext:value-type="string">
            <text:p>chemnitzsach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k74rejgdd" calcext:value-type="string">
            <text:p>uk74rejg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9];&quot;.&quot;;[.L209];&quot;@&quot;;[.M209];&quot;.com&quot;)" office:value-type="string" office:string-value="gerhold.messner@chemnitzsachs.com" calcext:value-type="string">
            <text:p>gerhold.messner@chemnitzsachs.com</text:p>
          </table:table-cell>
          <table:table-cell table:formula="of:=&quot;('&quot;&amp;COM.MICROSOFT.CONCAT([.K209];&quot;.&quot;;[.L209];&quot;@&quot;;[.M209];&quot;.com&quot;)&amp;&quot;',&quot;" office:value-type="string" office:string-value="('gerhold.messner@chemnitzsachs.com'," calcext:value-type="string">
            <text:p>('gerhold.messner@chemnitzsachs.com',</text:p>
          </table:table-cell>
          <table:table-cell table:formula="of:=&quot;HASHBYTES('SHA2_512', '&quot;&amp;[.N209]&amp;&quot;'),&quot;" office:value-type="string" office:string-value="HASHBYTES('SHA2_512', 'uk74rejgdd')," calcext:value-type="string">
            <text:p>HASHBYTES('SHA2_512', 'uk74rejgdd'),</text:p>
          </table:table-cell>
          <table:table-cell table:formula="of:=[.O209]&amp;&quot;,&quot;" office:value-type="string" office:string-value="1," calcext:value-type="string">
            <text:p>1,</text:p>
          </table:table-cell>
          <table:table-cell table:formula="of:=[.P20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9]&amp;&quot;', '&quot;&amp;[.B209]&amp;&quot;', '&quot;&amp;TEXT([.C209]; &quot;yyyy-mm-dd&quot;)&amp;&quot;', '&quot;&amp;[.D209]&amp;&quot;', &quot;&amp;IF([.E209]=&quot;Null&quot;; &quot;Null&quot;; &quot;'&quot;&amp;[.E209]&amp;&quot;'&quot;)&amp;&quot;, '&quot;&amp;[.F209]&amp;&quot;', '&quot;&amp;[.G209]&amp;&quot;', u.Id FROM Users u WHERE EmailAddress = '&quot;&amp;[.Q209]&amp;&quot;' UNION&quot;" office:value-type="string" office:string-value="SELECT 'Gerhold', 'Messner', '2000-07-21', 'Austria', 'Germany', 'Chemnitz Sachs', ' Bernhardstraße 105', u.Id FROM Users u WHERE EmailAddress = 'gerhold.messner@chemnitzsachs.com' UNION" calcext:value-type="string">
            <text:p>SELECT 'Gerhold', 'Messner', '2000-07-21', 'Austria', 'Germany', 'Chemnitz Sachs', ' Bernhardstraße 105', u.Id FROM Users u WHERE EmailAddress = 'gerhold.messner@chemnitzsach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ldur</text:p>
          </table:table-cell>
          <table:table-cell office:value-type="string" calcext:value-type="string">
            <text:p>Hertz</text:p>
          </table:table-cell>
          <table:table-cell table:style-name="ce10" office:value-type="date" office:date-value="1998-01-20" calcext:value-type="date">
            <text:p>1998-01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etschen</text:p>
          </table:table-cell>
          <table:table-cell office:value-type="string" calcext:value-type="string">
            <text:p><text:s/>Dorfstraße 2</text:p>
          </table:table-cell>
          <table:table-cell office:value-type="string" calcext:value-type="string">
            <text:p>Baldur</text:p>
          </table:table-cell>
          <table:table-cell office:value-type="string" calcext:value-type="string">
            <text:p>Hertz</text:p>
          </table:table-cell>
          <table:table-cell table:formula="of:=[.F210]" office:value-type="string" office:string-value="Rietschen" calcext:value-type="string">
            <text:p>Rietschen</text:p>
          </table:table-cell>
          <table:table-cell table:formula="of:=LOWER([.H210])" office:value-type="string" office:string-value="baldur" calcext:value-type="string">
            <text:p>baldur</text:p>
          </table:table-cell>
          <table:table-cell table:formula="of:=LOWER([.I210])" office:value-type="string" office:string-value="hertz" calcext:value-type="string">
            <text:p>hertz</text:p>
          </table:table-cell>
          <table:table-cell table:formula="of:=LOWER([.J210])" office:value-type="string" office:string-value="rietschen" calcext:value-type="string">
            <text:p>rietsch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m7veisnc" calcext:value-type="string">
            <text:p>em7veis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0];&quot;.&quot;;[.L210];&quot;@&quot;;[.M210];&quot;.com&quot;)" office:value-type="string" office:string-value="baldur.hertz@rietschen.com" calcext:value-type="string">
            <text:p>baldur.hertz@rietschen.com</text:p>
          </table:table-cell>
          <table:table-cell table:formula="of:=&quot;('&quot;&amp;COM.MICROSOFT.CONCAT([.K210];&quot;.&quot;;[.L210];&quot;@&quot;;[.M210];&quot;.com&quot;)&amp;&quot;',&quot;" office:value-type="string" office:string-value="('baldur.hertz@rietschen.com'," calcext:value-type="string">
            <text:p>('baldur.hertz@rietschen.com',</text:p>
          </table:table-cell>
          <table:table-cell table:formula="of:=&quot;HASHBYTES('SHA2_512', '&quot;&amp;[.N210]&amp;&quot;'),&quot;" office:value-type="string" office:string-value="HASHBYTES('SHA2_512', 'em7veisnc')," calcext:value-type="string">
            <text:p>HASHBYTES('SHA2_512', 'em7veisnc'),</text:p>
          </table:table-cell>
          <table:table-cell table:formula="of:=[.O210]&amp;&quot;,&quot;" office:value-type="string" office:string-value="1," calcext:value-type="string">
            <text:p>1,</text:p>
          </table:table-cell>
          <table:table-cell table:formula="of:=[.P21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0]&amp;&quot;', '&quot;&amp;[.B210]&amp;&quot;', '&quot;&amp;TEXT([.C210]; &quot;yyyy-mm-dd&quot;)&amp;&quot;', '&quot;&amp;[.D210]&amp;&quot;', &quot;&amp;IF([.E210]=&quot;Null&quot;; &quot;Null&quot;; &quot;'&quot;&amp;[.E210]&amp;&quot;'&quot;)&amp;&quot;, '&quot;&amp;[.F210]&amp;&quot;', '&quot;&amp;[.G210]&amp;&quot;', u.Id FROM Users u WHERE EmailAddress = '&quot;&amp;[.Q210]&amp;&quot;' UNION&quot;" office:value-type="string" office:string-value="SELECT 'Baldur', 'Hertz', '1998-01-20', 'Germany', Null, 'Rietschen', ' Dorfstraße 2', u.Id FROM Users u WHERE EmailAddress = 'baldur.hertz@rietschen.com' UNION" calcext:value-type="string">
            <text:p>SELECT 'Baldur', 'Hertz', '1998-01-20', 'Germany', Null, 'Rietschen', ' Dorfstraße 2', u.Id FROM Users u WHERE EmailAddress = 'baldur.hertz@rietsch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urchard</text:p>
          </table:table-cell>
          <table:table-cell office:value-type="string" calcext:value-type="string">
            <text:p>Wähner</text:p>
          </table:table-cell>
          <table:table-cell table:style-name="ce10" office:value-type="date" office:date-value="1998-02-09" calcext:value-type="date">
            <text:p>1998-02-0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erkirchen b Görlitz</text:p>
          </table:table-cell>
          <table:table-cell office:value-type="string" calcext:value-type="string">
            <text:p>Thomas-Müntzer-Siedlung 14</text:p>
          </table:table-cell>
          <table:table-cell office:value-type="string" calcext:value-type="string">
            <text:p>Burchard</text:p>
          </table:table-cell>
          <table:table-cell office:value-type="string" calcext:value-type="string">
            <text:p>Wahner</text:p>
          </table:table-cell>
          <table:table-cell office:value-type="string" calcext:value-type="string">
            <text:p>Vierkirchen</text:p>
          </table:table-cell>
          <table:table-cell table:formula="of:=LOWER([.H211])" office:value-type="string" office:string-value="burchard" calcext:value-type="string">
            <text:p>burchard</text:p>
          </table:table-cell>
          <table:table-cell table:formula="of:=LOWER([.I211])" office:value-type="string" office:string-value="wahner" calcext:value-type="string">
            <text:p>wahner</text:p>
          </table:table-cell>
          <table:table-cell table:formula="of:=LOWER([.J211])" office:value-type="string" office:string-value="vierkirchen" calcext:value-type="string">
            <text:p>vierkirch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b15rinago" calcext:value-type="string">
            <text:p>ab15rin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1];&quot;.&quot;;[.L211];&quot;@&quot;;[.M211];&quot;.com&quot;)" office:value-type="string" office:string-value="burchard.wahner@vierkirchen.com" calcext:value-type="string">
            <text:p>burchard.wahner@vierkirchen.com</text:p>
          </table:table-cell>
          <table:table-cell table:formula="of:=&quot;('&quot;&amp;COM.MICROSOFT.CONCAT([.K211];&quot;.&quot;;[.L211];&quot;@&quot;;[.M211];&quot;.com&quot;)&amp;&quot;',&quot;" office:value-type="string" office:string-value="('burchard.wahner@vierkirchen.com'," calcext:value-type="string">
            <text:p>('burchard.wahner@vierkirchen.com',</text:p>
          </table:table-cell>
          <table:table-cell table:formula="of:=&quot;HASHBYTES('SHA2_512', '&quot;&amp;[.N211]&amp;&quot;'),&quot;" office:value-type="string" office:string-value="HASHBYTES('SHA2_512', 'ab15rinago')," calcext:value-type="string">
            <text:p>HASHBYTES('SHA2_512', 'ab15rinago'),</text:p>
          </table:table-cell>
          <table:table-cell table:formula="of:=[.O211]&amp;&quot;,&quot;" office:value-type="string" office:string-value="1," calcext:value-type="string">
            <text:p>1,</text:p>
          </table:table-cell>
          <table:table-cell table:formula="of:=[.P21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1]&amp;&quot;', '&quot;&amp;[.B211]&amp;&quot;', '&quot;&amp;TEXT([.C211]; &quot;yyyy-mm-dd&quot;)&amp;&quot;', '&quot;&amp;[.D211]&amp;&quot;', &quot;&amp;IF([.E211]=&quot;Null&quot;; &quot;Null&quot;; &quot;'&quot;&amp;[.E211]&amp;&quot;'&quot;)&amp;&quot;, '&quot;&amp;[.F211]&amp;&quot;', '&quot;&amp;[.G211]&amp;&quot;', u.Id FROM Users u WHERE EmailAddress = '&quot;&amp;[.Q211]&amp;&quot;' UNION&quot;" office:value-type="string" office:string-value="SELECT 'Burchard', 'Wähner', '1998-02-09', 'Germany', Null, 'Vierkirchen b Görlitz', 'Thomas-Müntzer-Siedlung 14', u.Id FROM Users u WHERE EmailAddress = 'burchard.wahner@vierkirchen.com' UNION" calcext:value-type="string">
            <text:p>SELECT 'Burchard', 'Wähner', '1998-02-09', 'Germany', Null, 'Vierkirchen b Görlitz', 'Thomas-Müntzer-Siedlung 14', u.Id FROM Users u WHERE EmailAddress = 'burchard.wahner@vierkirch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heda</text:p>
          </table:table-cell>
          <table:table-cell office:value-type="string" calcext:value-type="string">
            <text:p>Morgenstern</text:p>
          </table:table-cell>
          <table:table-cell table:style-name="ce10" office:value-type="date" office:date-value="1997-08-07" calcext:value-type="date">
            <text:p>1997-08-0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menz</text:p>
          </table:table-cell>
          <table:table-cell office:value-type="string" calcext:value-type="string">
            <text:p><text:s/>Fabrikstraße 21</text:p>
          </table:table-cell>
          <table:table-cell office:value-type="string" calcext:value-type="string">
            <text:p>Theda</text:p>
          </table:table-cell>
          <table:table-cell office:value-type="string" calcext:value-type="string">
            <text:p>Morgenstern</text:p>
          </table:table-cell>
          <table:table-cell table:formula="of:=[.F212]" office:value-type="string" office:string-value="Kamenz" calcext:value-type="string">
            <text:p>Kamenz</text:p>
          </table:table-cell>
          <table:table-cell table:formula="of:=LOWER([.H212])" office:value-type="string" office:string-value="theda" calcext:value-type="string">
            <text:p>theda</text:p>
          </table:table-cell>
          <table:table-cell table:formula="of:=LOWER([.I212])" office:value-type="string" office:string-value="morgenstern" calcext:value-type="string">
            <text:p>morgenstern</text:p>
          </table:table-cell>
          <table:table-cell table:formula="of:=LOWER([.J212])" office:value-type="string" office:string-value="kamenz" calcext:value-type="string">
            <text:p>kamen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y78dilofi" calcext:value-type="string">
            <text:p>wy78dilof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2];&quot;.&quot;;[.L212];&quot;@&quot;;[.M212];&quot;.com&quot;)" office:value-type="string" office:string-value="theda.morgenstern@kamenz.com" calcext:value-type="string">
            <text:p>theda.morgenstern@kamenz.com</text:p>
          </table:table-cell>
          <table:table-cell table:formula="of:=&quot;('&quot;&amp;COM.MICROSOFT.CONCAT([.K212];&quot;.&quot;;[.L212];&quot;@&quot;;[.M212];&quot;.com&quot;)&amp;&quot;',&quot;" office:value-type="string" office:string-value="('theda.morgenstern@kamenz.com'," calcext:value-type="string">
            <text:p>('theda.morgenstern@kamenz.com',</text:p>
          </table:table-cell>
          <table:table-cell table:formula="of:=&quot;HASHBYTES('SHA2_512', '&quot;&amp;[.N212]&amp;&quot;'),&quot;" office:value-type="string" office:string-value="HASHBYTES('SHA2_512', 'wy78dilofi')," calcext:value-type="string">
            <text:p>HASHBYTES('SHA2_512', 'wy78dilofi'),</text:p>
          </table:table-cell>
          <table:table-cell table:formula="of:=[.O212]&amp;&quot;,&quot;" office:value-type="string" office:string-value="1," calcext:value-type="string">
            <text:p>1,</text:p>
          </table:table-cell>
          <table:table-cell table:formula="of:=[.P21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2]&amp;&quot;', '&quot;&amp;[.B212]&amp;&quot;', '&quot;&amp;TEXT([.C212]; &quot;yyyy-mm-dd&quot;)&amp;&quot;', '&quot;&amp;[.D212]&amp;&quot;', &quot;&amp;IF([.E212]=&quot;Null&quot;; &quot;Null&quot;; &quot;'&quot;&amp;[.E212]&amp;&quot;'&quot;)&amp;&quot;, '&quot;&amp;[.F212]&amp;&quot;', '&quot;&amp;[.G212]&amp;&quot;', u.Id FROM Users u WHERE EmailAddress = '&quot;&amp;[.Q212]&amp;&quot;' UNION&quot;" office:value-type="string" office:string-value="SELECT 'Theda', 'Morgenstern', '1997-08-07', 'Germany', Null, 'Kamenz', ' Fabrikstraße 21', u.Id FROM Users u WHERE EmailAddress = 'theda.morgenstern@kamenz.com' UNION" calcext:value-type="string">
            <text:p>SELECT 'Theda', 'Morgenstern', '1997-08-07', 'Germany', Null, 'Kamenz', ' Fabrikstraße 21', u.Id FROM Users u WHERE EmailAddress = 'theda.morgenstern@kamen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unigunde</text:p>
          </table:table-cell>
          <table:table-cell office:value-type="string" calcext:value-type="string">
            <text:p>Schmitz</text:p>
          </table:table-cell>
          <table:table-cell table:style-name="ce10" office:value-type="date" office:date-value="1999-02-13" calcext:value-type="date">
            <text:p>1999-02-13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orgau</text:p>
          </table:table-cell>
          <table:table-cell office:value-type="string" calcext:value-type="string">
            <text:p><text:s/>Am Pflückuffer Wald 5</text:p>
          </table:table-cell>
          <table:table-cell office:value-type="string" calcext:value-type="string">
            <text:p>Kunigunde</text:p>
          </table:table-cell>
          <table:table-cell office:value-type="string" calcext:value-type="string">
            <text:p>Schmitz</text:p>
          </table:table-cell>
          <table:table-cell table:formula="of:=[.F213]" office:value-type="string" office:string-value="Torgau" calcext:value-type="string">
            <text:p>Torgau</text:p>
          </table:table-cell>
          <table:table-cell table:formula="of:=LOWER([.H213])" office:value-type="string" office:string-value="kunigunde" calcext:value-type="string">
            <text:p>kunigunde</text:p>
          </table:table-cell>
          <table:table-cell table:formula="of:=LOWER([.I213])" office:value-type="string" office:string-value="schmitz" calcext:value-type="string">
            <text:p>schmitz</text:p>
          </table:table-cell>
          <table:table-cell table:formula="of:=LOWER([.J213])" office:value-type="string" office:string-value="torgau" calcext:value-type="string">
            <text:p>torgau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o42xzxvly" calcext:value-type="string">
            <text:p>qo42xzxv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3];&quot;.&quot;;[.L213];&quot;@&quot;;[.M213];&quot;.com&quot;)" office:value-type="string" office:string-value="kunigunde.schmitz@torgau.com" calcext:value-type="string">
            <text:p>kunigunde.schmitz@torgau.com</text:p>
          </table:table-cell>
          <table:table-cell table:formula="of:=&quot;('&quot;&amp;COM.MICROSOFT.CONCAT([.K213];&quot;.&quot;;[.L213];&quot;@&quot;;[.M213];&quot;.com&quot;)&amp;&quot;',&quot;" office:value-type="string" office:string-value="('kunigunde.schmitz@torgau.com'," calcext:value-type="string">
            <text:p>('kunigunde.schmitz@torgau.com',</text:p>
          </table:table-cell>
          <table:table-cell table:formula="of:=&quot;HASHBYTES('SHA2_512', '&quot;&amp;[.N213]&amp;&quot;'),&quot;" office:value-type="string" office:string-value="HASHBYTES('SHA2_512', 'qo42xzxvly')," calcext:value-type="string">
            <text:p>HASHBYTES('SHA2_512', 'qo42xzxvly'),</text:p>
          </table:table-cell>
          <table:table-cell table:formula="of:=[.O213]&amp;&quot;,&quot;" office:value-type="string" office:string-value="1," calcext:value-type="string">
            <text:p>1,</text:p>
          </table:table-cell>
          <table:table-cell table:formula="of:=[.P21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3]&amp;&quot;', '&quot;&amp;[.B213]&amp;&quot;', '&quot;&amp;TEXT([.C213]; &quot;yyyy-mm-dd&quot;)&amp;&quot;', '&quot;&amp;[.D213]&amp;&quot;', &quot;&amp;IF([.E213]=&quot;Null&quot;; &quot;Null&quot;; &quot;'&quot;&amp;[.E213]&amp;&quot;'&quot;)&amp;&quot;, '&quot;&amp;[.F213]&amp;&quot;', '&quot;&amp;[.G213]&amp;&quot;', u.Id FROM Users u WHERE EmailAddress = '&quot;&amp;[.Q213]&amp;&quot;' UNION&quot;" office:value-type="string" office:string-value="SELECT 'Kunigunde', 'Schmitz', '1999-02-13', 'Austria', 'Germany', 'Torgau', ' Am Pflückuffer Wald 5', u.Id FROM Users u WHERE EmailAddress = 'kunigunde.schmitz@torgau.com' UNION" calcext:value-type="string">
            <text:p>SELECT 'Kunigunde', 'Schmitz', '1999-02-13', 'Austria', 'Germany', 'Torgau', ' Am Pflückuffer Wald 5', u.Id FROM Users u WHERE EmailAddress = 'kunigunde.schmitz@torgau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rmine</text:p>
          </table:table-cell>
          <table:table-cell office:value-type="string" calcext:value-type="string">
            <text:p>Metz</text:p>
          </table:table-cell>
          <table:table-cell table:style-name="ce10" office:value-type="date" office:date-value="1996-12-31" calcext:value-type="date">
            <text:p>1996-12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swig b Dresden</text:p>
          </table:table-cell>
          <table:table-cell office:value-type="string" calcext:value-type="string">
            <text:p><text:s/>Weinböhlaer Straße 22</text:p>
          </table:table-cell>
          <table:table-cell office:value-type="string" calcext:value-type="string">
            <text:p>Hermine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Csoswigbdresden</text:p>
          </table:table-cell>
          <table:table-cell table:formula="of:=LOWER([.H214])" office:value-type="string" office:string-value="hermine" calcext:value-type="string">
            <text:p>hermine</text:p>
          </table:table-cell>
          <table:table-cell table:formula="of:=LOWER([.I214])" office:value-type="string" office:string-value="metz" calcext:value-type="string">
            <text:p>metz</text:p>
          </table:table-cell>
          <table:table-cell table:formula="of:=LOWER([.J214])" office:value-type="string" office:string-value="csoswigbdresden" calcext:value-type="string">
            <text:p>csoswigb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r5kxietm" calcext:value-type="string">
            <text:p>er5kxie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4];&quot;.&quot;;[.L214];&quot;@&quot;;[.M214];&quot;.com&quot;)" office:value-type="string" office:string-value="hermine.metz@csoswigbdresden.com" calcext:value-type="string">
            <text:p>hermine.metz@csoswigbdresden.com</text:p>
          </table:table-cell>
          <table:table-cell table:formula="of:=&quot;('&quot;&amp;COM.MICROSOFT.CONCAT([.K214];&quot;.&quot;;[.L214];&quot;@&quot;;[.M214];&quot;.com&quot;)&amp;&quot;',&quot;" office:value-type="string" office:string-value="('hermine.metz@csoswigbdresden.com'," calcext:value-type="string">
            <text:p>('hermine.metz@csoswigbdresden.com',</text:p>
          </table:table-cell>
          <table:table-cell table:formula="of:=&quot;HASHBYTES('SHA2_512', '&quot;&amp;[.N214]&amp;&quot;'),&quot;" office:value-type="string" office:string-value="HASHBYTES('SHA2_512', 'er5kxietm')," calcext:value-type="string">
            <text:p>HASHBYTES('SHA2_512', 'er5kxietm'),</text:p>
          </table:table-cell>
          <table:table-cell table:formula="of:=[.O214]&amp;&quot;,&quot;" office:value-type="string" office:string-value="1," calcext:value-type="string">
            <text:p>1,</text:p>
          </table:table-cell>
          <table:table-cell table:formula="of:=[.P21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4]&amp;&quot;', '&quot;&amp;[.B214]&amp;&quot;', '&quot;&amp;TEXT([.C214]; &quot;yyyy-mm-dd&quot;)&amp;&quot;', '&quot;&amp;[.D214]&amp;&quot;', &quot;&amp;IF([.E214]=&quot;Null&quot;; &quot;Null&quot;; &quot;'&quot;&amp;[.E214]&amp;&quot;'&quot;)&amp;&quot;, '&quot;&amp;[.F214]&amp;&quot;', '&quot;&amp;[.G214]&amp;&quot;', u.Id FROM Users u WHERE EmailAddress = '&quot;&amp;[.Q214]&amp;&quot;' UNION&quot;" office:value-type="string" office:string-value="SELECT 'Hermine', 'Metz', '1996-12-31', 'Germany', Null, 'Coswig b Dresden', ' Weinböhlaer Straße 22', u.Id FROM Users u WHERE EmailAddress = 'hermine.metz@csoswigbdresden.com' UNION" calcext:value-type="string">
            <text:p>SELECT 'Hermine', 'Metz', '1996-12-31', 'Germany', Null, 'Coswig b Dresden', ' Weinböhlaer Straße 22', u.Id FROM Users u WHERE EmailAddress = 'hermine.metz@csoswigb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Wechsler</text:p>
          </table:table-cell>
          <table:table-cell table:style-name="ce10" office:value-type="date" office:date-value="1999-08-27" calcext:value-type="date">
            <text:p>1999-08-2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hmatal-Cranzahl</text:p>
          </table:table-cell>
          <table:table-cell office:value-type="string" calcext:value-type="string">
            <text:p><text:s/>Am Richterbusch 49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Wechsler</text:p>
          </table:table-cell>
          <table:table-cell table:formula="of:=[.F215]" office:value-type="string" office:string-value="Sehmatal-Cranzahl" calcext:value-type="string">
            <text:p>Sehmatal-Cranzahl</text:p>
          </table:table-cell>
          <table:table-cell table:formula="of:=LOWER([.H215])" office:value-type="string" office:string-value="sophie" calcext:value-type="string">
            <text:p>sophie</text:p>
          </table:table-cell>
          <table:table-cell table:formula="of:=LOWER([.I215])" office:value-type="string" office:string-value="wechsler" calcext:value-type="string">
            <text:p>wechsler</text:p>
          </table:table-cell>
          <table:table-cell table:formula="of:=LOWER([.J215])" office:value-type="string" office:string-value="sehmatal-cranzahl" calcext:value-type="string">
            <text:p>sehmatal-cranzahl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n62lmamwv" calcext:value-type="string">
            <text:p>on62lmamw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5];&quot;.&quot;;[.L215];&quot;@&quot;;[.M215];&quot;.com&quot;)" office:value-type="string" office:string-value="sophie.wechsler@sehmatal-cranzahl.com" calcext:value-type="string">
            <text:p>sophie.wechsler@sehmatal-cranzahl.com</text:p>
          </table:table-cell>
          <table:table-cell table:formula="of:=&quot;('&quot;&amp;COM.MICROSOFT.CONCAT([.K215];&quot;.&quot;;[.L215];&quot;@&quot;;[.M215];&quot;.com&quot;)&amp;&quot;',&quot;" office:value-type="string" office:string-value="('sophie.wechsler@sehmatal-cranzahl.com'," calcext:value-type="string">
            <text:p>('sophie.wechsler@sehmatal-cranzahl.com',</text:p>
          </table:table-cell>
          <table:table-cell table:formula="of:=&quot;HASHBYTES('SHA2_512', '&quot;&amp;[.N215]&amp;&quot;'),&quot;" office:value-type="string" office:string-value="HASHBYTES('SHA2_512', 'on62lmamwv')," calcext:value-type="string">
            <text:p>HASHBYTES('SHA2_512', 'on62lmamwv'),</text:p>
          </table:table-cell>
          <table:table-cell table:formula="of:=[.O215]&amp;&quot;,&quot;" office:value-type="string" office:string-value="1," calcext:value-type="string">
            <text:p>1,</text:p>
          </table:table-cell>
          <table:table-cell table:formula="of:=[.P21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5]&amp;&quot;', '&quot;&amp;[.B215]&amp;&quot;', '&quot;&amp;TEXT([.C215]; &quot;yyyy-mm-dd&quot;)&amp;&quot;', '&quot;&amp;[.D215]&amp;&quot;', &quot;&amp;IF([.E215]=&quot;Null&quot;; &quot;Null&quot;; &quot;'&quot;&amp;[.E215]&amp;&quot;'&quot;)&amp;&quot;, '&quot;&amp;[.F215]&amp;&quot;', '&quot;&amp;[.G215]&amp;&quot;', u.Id FROM Users u WHERE EmailAddress = '&quot;&amp;[.Q215]&amp;&quot;' UNION&quot;" office:value-type="string" office:string-value="SELECT 'Sophie', 'Wechsler', '1999-08-27', 'Germany', Null, 'Sehmatal-Cranzahl', ' Am Richterbusch 49', u.Id FROM Users u WHERE EmailAddress = 'sophie.wechsler@sehmatal-cranzahl.com' UNION" calcext:value-type="string">
            <text:p>SELECT 'Sophie', 'Wechsler', '1999-08-27', 'Germany', Null, 'Sehmatal-Cranzahl', ' Am Richterbusch 49', u.Id FROM Users u WHERE EmailAddress = 'sophie.wechsler@sehmatal-cranzahl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stian</text:p>
          </table:table-cell>
          <table:table-cell office:value-type="string" calcext:value-type="string">
            <text:p>Hennig</text:p>
          </table:table-cell>
          <table:table-cell table:style-name="ce10" office:value-type="date" office:date-value="1998-03-26" calcext:value-type="date">
            <text:p>1998-03-2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rnhut</text:p>
          </table:table-cell>
          <table:table-cell office:value-type="string" calcext:value-type="string">
            <text:p><text:s/>Obercunnersdorfer Straße 60</text:p>
          </table:table-cell>
          <table:table-cell office:value-type="string" calcext:value-type="string">
            <text:p>Bastian</text:p>
          </table:table-cell>
          <table:table-cell office:value-type="string" calcext:value-type="string">
            <text:p>Hennig</text:p>
          </table:table-cell>
          <table:table-cell table:formula="of:=[.F216]" office:value-type="string" office:string-value="Herrnhut" calcext:value-type="string">
            <text:p>Herrnhut</text:p>
          </table:table-cell>
          <table:table-cell table:formula="of:=LOWER([.H216])" office:value-type="string" office:string-value="bastian" calcext:value-type="string">
            <text:p>bastian</text:p>
          </table:table-cell>
          <table:table-cell table:formula="of:=LOWER([.I216])" office:value-type="string" office:string-value="hennig" calcext:value-type="string">
            <text:p>hennig</text:p>
          </table:table-cell>
          <table:table-cell table:formula="of:=LOWER([.J216])" office:value-type="string" office:string-value="herrnhut" calcext:value-type="string">
            <text:p>herrnhu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h78talqfw" calcext:value-type="string">
            <text:p>vh78talqf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6];&quot;.&quot;;[.L216];&quot;@&quot;;[.M216];&quot;.com&quot;)" office:value-type="string" office:string-value="bastian.hennig@herrnhut.com" calcext:value-type="string">
            <text:p>bastian.hennig@herrnhut.com</text:p>
          </table:table-cell>
          <table:table-cell table:formula="of:=&quot;('&quot;&amp;COM.MICROSOFT.CONCAT([.K216];&quot;.&quot;;[.L216];&quot;@&quot;;[.M216];&quot;.com&quot;)&amp;&quot;',&quot;" office:value-type="string" office:string-value="('bastian.hennig@herrnhut.com'," calcext:value-type="string">
            <text:p>('bastian.hennig@herrnhut.com',</text:p>
          </table:table-cell>
          <table:table-cell table:formula="of:=&quot;HASHBYTES('SHA2_512', '&quot;&amp;[.N216]&amp;&quot;'),&quot;" office:value-type="string" office:string-value="HASHBYTES('SHA2_512', 'vh78talqfw')," calcext:value-type="string">
            <text:p>HASHBYTES('SHA2_512', 'vh78talqfw'),</text:p>
          </table:table-cell>
          <table:table-cell table:formula="of:=[.O216]&amp;&quot;,&quot;" office:value-type="string" office:string-value="1," calcext:value-type="string">
            <text:p>1,</text:p>
          </table:table-cell>
          <table:table-cell table:formula="of:=[.P21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6]&amp;&quot;', '&quot;&amp;[.B216]&amp;&quot;', '&quot;&amp;TEXT([.C216]; &quot;yyyy-mm-dd&quot;)&amp;&quot;', '&quot;&amp;[.D216]&amp;&quot;', &quot;&amp;IF([.E216]=&quot;Null&quot;; &quot;Null&quot;; &quot;'&quot;&amp;[.E216]&amp;&quot;'&quot;)&amp;&quot;, '&quot;&amp;[.F216]&amp;&quot;', '&quot;&amp;[.G216]&amp;&quot;', u.Id FROM Users u WHERE EmailAddress = '&quot;&amp;[.Q216]&amp;&quot;' UNION&quot;" office:value-type="string" office:string-value="SELECT 'Bastian', 'Hennig', '1998-03-26', 'Germany', Null, 'Herrnhut', ' Obercunnersdorfer Straße 60', u.Id FROM Users u WHERE EmailAddress = 'bastian.hennig@herrnhut.com' UNION" calcext:value-type="string">
            <text:p>SELECT 'Bastian', 'Hennig', '1998-03-26', 'Germany', Null, 'Herrnhut', ' Obercunnersdorfer Straße 60', u.Id FROM Users u WHERE EmailAddress = 'bastian.hennig@herrnhu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Junge</text:p>
          </table:table-cell>
          <table:table-cell table:style-name="ce10" office:value-type="date" office:date-value="2001-03-17" calcext:value-type="date">
            <text:p>2001-03-17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orna b Leipzig</text:p>
          </table:table-cell>
          <table:table-cell office:value-type="string" calcext:value-type="string">
            <text:p><text:s/>Königsstraße 2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unge</text:p>
          </table:table-cell>
          <table:table-cell office:value-type="string" calcext:value-type="string">
            <text:p>Bornableipzig</text:p>
          </table:table-cell>
          <table:table-cell table:formula="of:=LOWER([.H217])" office:value-type="string" office:string-value="anna" calcext:value-type="string">
            <text:p>anna</text:p>
          </table:table-cell>
          <table:table-cell table:formula="of:=LOWER([.I217])" office:value-type="string" office:string-value="junge" calcext:value-type="string">
            <text:p>junge</text:p>
          </table:table-cell>
          <table:table-cell table:formula="of:=LOWER([.J217])" office:value-type="string" office:string-value="bornableipzig" calcext:value-type="string">
            <text:p>bornab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s85oxnqoj" calcext:value-type="string">
            <text:p>zs85oxnqo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7];&quot;.&quot;;[.L217];&quot;@&quot;;[.M217];&quot;.com&quot;)" office:value-type="string" office:string-value="anna.junge@bornableipzig.com" calcext:value-type="string">
            <text:p>anna.junge@bornableipzig.com</text:p>
          </table:table-cell>
          <table:table-cell table:formula="of:=&quot;('&quot;&amp;COM.MICROSOFT.CONCAT([.K217];&quot;.&quot;;[.L217];&quot;@&quot;;[.M217];&quot;.com&quot;)&amp;&quot;',&quot;" office:value-type="string" office:string-value="('anna.junge@bornableipzig.com'," calcext:value-type="string">
            <text:p>('anna.junge@bornableipzig.com',</text:p>
          </table:table-cell>
          <table:table-cell table:formula="of:=&quot;HASHBYTES('SHA2_512', '&quot;&amp;[.N217]&amp;&quot;'),&quot;" office:value-type="string" office:string-value="HASHBYTES('SHA2_512', 'zs85oxnqoj')," calcext:value-type="string">
            <text:p>HASHBYTES('SHA2_512', 'zs85oxnqoj'),</text:p>
          </table:table-cell>
          <table:table-cell table:formula="of:=[.O217]&amp;&quot;,&quot;" office:value-type="string" office:string-value="1," calcext:value-type="string">
            <text:p>1,</text:p>
          </table:table-cell>
          <table:table-cell table:formula="of:=[.P21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7]&amp;&quot;', '&quot;&amp;[.B217]&amp;&quot;', '&quot;&amp;TEXT([.C217]; &quot;yyyy-mm-dd&quot;)&amp;&quot;', '&quot;&amp;[.D217]&amp;&quot;', &quot;&amp;IF([.E217]=&quot;Null&quot;; &quot;Null&quot;; &quot;'&quot;&amp;[.E217]&amp;&quot;'&quot;)&amp;&quot;, '&quot;&amp;[.F217]&amp;&quot;', '&quot;&amp;[.G217]&amp;&quot;', u.Id FROM Users u WHERE EmailAddress = '&quot;&amp;[.Q217]&amp;&quot;' UNION&quot;" office:value-type="string" office:string-value="SELECT 'Anna', 'Junge', '2001-03-17', 'Austria', 'Germany', 'Borna b Leipzig', ' Königsstraße 21', u.Id FROM Users u WHERE EmailAddress = 'anna.junge@bornableipzig.com' UNION" calcext:value-type="string">
            <text:p>SELECT 'Anna', 'Junge', '2001-03-17', 'Austria', 'Germany', 'Borna b Leipzig', ' Königsstraße 21', u.Id FROM Users u WHERE EmailAddress = 'anna.junge@bornab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duard</text:p>
          </table:table-cell>
          <table:table-cell office:value-type="string" calcext:value-type="string">
            <text:p>Aue</text:p>
          </table:table-cell>
          <table:table-cell table:style-name="ce10" office:value-type="date" office:date-value="1998-01-30" calcext:value-type="date">
            <text:p>1998-01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erbach /Vogtl.</text:p>
          </table:table-cell>
          <table:table-cell office:value-type="string" calcext:value-type="string">
            <text:p><text:s/>Am Feldschlösschen 13</text:p>
          </table:table-cell>
          <table:table-cell office:value-type="string" calcext:value-type="string">
            <text:p>Eduard</text:p>
          </table:table-cell>
          <table:table-cell office:value-type="string" calcext:value-type="string">
            <text:p>Aue</text:p>
          </table:table-cell>
          <table:table-cell office:value-type="string" calcext:value-type="string">
            <text:p>Auerbachvogtl</text:p>
          </table:table-cell>
          <table:table-cell table:formula="of:=LOWER([.H218])" office:value-type="string" office:string-value="eduard" calcext:value-type="string">
            <text:p>eduard</text:p>
          </table:table-cell>
          <table:table-cell table:formula="of:=LOWER([.I218])" office:value-type="string" office:string-value="aue" calcext:value-type="string">
            <text:p>aue</text:p>
          </table:table-cell>
          <table:table-cell table:formula="of:=LOWER([.J218])" office:value-type="string" office:string-value="auerbachvogtl" calcext:value-type="string">
            <text:p>auerbachvogtl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v3aytmme" calcext:value-type="string">
            <text:p>ov3aytm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8];&quot;.&quot;;[.L218];&quot;@&quot;;[.M218];&quot;.com&quot;)" office:value-type="string" office:string-value="eduard.aue@auerbachvogtl.com" calcext:value-type="string">
            <text:p>eduard.aue@auerbachvogtl.com</text:p>
          </table:table-cell>
          <table:table-cell table:formula="of:=&quot;('&quot;&amp;COM.MICROSOFT.CONCAT([.K218];&quot;.&quot;;[.L218];&quot;@&quot;;[.M218];&quot;.com&quot;)&amp;&quot;',&quot;" office:value-type="string" office:string-value="('eduard.aue@auerbachvogtl.com'," calcext:value-type="string">
            <text:p>('eduard.aue@auerbachvogtl.com',</text:p>
          </table:table-cell>
          <table:table-cell table:formula="of:=&quot;HASHBYTES('SHA2_512', '&quot;&amp;[.N218]&amp;&quot;'),&quot;" office:value-type="string" office:string-value="HASHBYTES('SHA2_512', 'ov3aytmme')," calcext:value-type="string">
            <text:p>HASHBYTES('SHA2_512', 'ov3aytmme'),</text:p>
          </table:table-cell>
          <table:table-cell table:formula="of:=[.O218]&amp;&quot;,&quot;" office:value-type="string" office:string-value="1," calcext:value-type="string">
            <text:p>1,</text:p>
          </table:table-cell>
          <table:table-cell table:formula="of:=[.P21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8]&amp;&quot;', '&quot;&amp;[.B218]&amp;&quot;', '&quot;&amp;TEXT([.C218]; &quot;yyyy-mm-dd&quot;)&amp;&quot;', '&quot;&amp;[.D218]&amp;&quot;', &quot;&amp;IF([.E218]=&quot;Null&quot;; &quot;Null&quot;; &quot;'&quot;&amp;[.E218]&amp;&quot;'&quot;)&amp;&quot;, '&quot;&amp;[.F218]&amp;&quot;', '&quot;&amp;[.G218]&amp;&quot;', u.Id FROM Users u WHERE EmailAddress = '&quot;&amp;[.Q218]&amp;&quot;' UNION&quot;" office:value-type="string" office:string-value="SELECT 'Eduard', 'Aue', '1998-01-30', 'Germany', Null, 'Auerbach /Vogtl.', ' Am Feldschlösschen 13', u.Id FROM Users u WHERE EmailAddress = 'eduard.aue@auerbachvogtl.com' UNION" calcext:value-type="string">
            <text:p>SELECT 'Eduard', 'Aue', '1998-01-30', 'Germany', Null, 'Auerbach /Vogtl.', ' Am Feldschlösschen 13', u.Id FROM Users u WHERE EmailAddress = 'eduard.aue@auerbachvogtl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bette</text:p>
          </table:table-cell>
          <table:table-cell office:value-type="string" calcext:value-type="string">
            <text:p>Knef</text:p>
          </table:table-cell>
          <table:table-cell table:style-name="ce10" office:value-type="date" office:date-value="1998-09-12" calcext:value-type="date">
            <text:p>1998-09-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hönbach b Löbau</text:p>
          </table:table-cell>
          <table:table-cell office:value-type="string" calcext:value-type="string">
            <text:p><text:s/>Niederdorfstraße 26</text:p>
          </table:table-cell>
          <table:table-cell office:value-type="string" calcext:value-type="string">
            <text:p>Babette</text:p>
          </table:table-cell>
          <table:table-cell office:value-type="string" calcext:value-type="string">
            <text:p>Knef</text:p>
          </table:table-cell>
          <table:table-cell office:value-type="string" calcext:value-type="string">
            <text:p>SchonbachbLobau</text:p>
          </table:table-cell>
          <table:table-cell table:formula="of:=LOWER([.H219])" office:value-type="string" office:string-value="babette" calcext:value-type="string">
            <text:p>babette</text:p>
          </table:table-cell>
          <table:table-cell table:formula="of:=LOWER([.I219])" office:value-type="string" office:string-value="knef" calcext:value-type="string">
            <text:p>knef</text:p>
          </table:table-cell>
          <table:table-cell table:formula="of:=LOWER([.J219])" office:value-type="string" office:string-value="schonbachblobau" calcext:value-type="string">
            <text:p>schonbachblobau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n51rislgc" calcext:value-type="string">
            <text:p>dn51risl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9];&quot;.&quot;;[.L219];&quot;@&quot;;[.M219];&quot;.com&quot;)" office:value-type="string" office:string-value="babette.knef@schonbachblobau.com" calcext:value-type="string">
            <text:p>babette.knef@schonbachblobau.com</text:p>
          </table:table-cell>
          <table:table-cell table:formula="of:=&quot;('&quot;&amp;COM.MICROSOFT.CONCAT([.K219];&quot;.&quot;;[.L219];&quot;@&quot;;[.M219];&quot;.com&quot;)&amp;&quot;',&quot;" office:value-type="string" office:string-value="('babette.knef@schonbachblobau.com'," calcext:value-type="string">
            <text:p>('babette.knef@schonbachblobau.com',</text:p>
          </table:table-cell>
          <table:table-cell table:formula="of:=&quot;HASHBYTES('SHA2_512', '&quot;&amp;[.N219]&amp;&quot;'),&quot;" office:value-type="string" office:string-value="HASHBYTES('SHA2_512', 'dn51rislgc')," calcext:value-type="string">
            <text:p>HASHBYTES('SHA2_512', 'dn51rislgc'),</text:p>
          </table:table-cell>
          <table:table-cell table:formula="of:=[.O219]&amp;&quot;,&quot;" office:value-type="string" office:string-value="1," calcext:value-type="string">
            <text:p>1,</text:p>
          </table:table-cell>
          <table:table-cell table:formula="of:=[.P21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9]&amp;&quot;', '&quot;&amp;[.B219]&amp;&quot;', '&quot;&amp;TEXT([.C219]; &quot;yyyy-mm-dd&quot;)&amp;&quot;', '&quot;&amp;[.D219]&amp;&quot;', &quot;&amp;IF([.E219]=&quot;Null&quot;; &quot;Null&quot;; &quot;'&quot;&amp;[.E219]&amp;&quot;'&quot;)&amp;&quot;, '&quot;&amp;[.F219]&amp;&quot;', '&quot;&amp;[.G219]&amp;&quot;', u.Id FROM Users u WHERE EmailAddress = '&quot;&amp;[.Q219]&amp;&quot;' UNION&quot;" office:value-type="string" office:string-value="SELECT 'Babette', 'Knef', '1998-09-12', 'Germany', Null, 'Schönbach b Löbau', ' Niederdorfstraße 26', u.Id FROM Users u WHERE EmailAddress = 'babette.knef@schonbachblobau.com' UNION" calcext:value-type="string">
            <text:p>SELECT 'Babette', 'Knef', '1998-09-12', 'Germany', Null, 'Schönbach b Löbau', ' Niederdorfstraße 26', u.Id FROM Users u WHERE EmailAddress = 'babette.knef@schonbachblobau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rmenegild</text:p>
          </table:table-cell>
          <table:table-cell office:value-type="string" calcext:value-type="string">
            <text:p>Rothenberg</text:p>
          </table:table-cell>
          <table:table-cell table:style-name="ce10" office:value-type="date" office:date-value="1998-07-02" calcext:value-type="date">
            <text:p>1998-07-0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örlitz Neiße</text:p>
          </table:table-cell>
          <table:table-cell office:value-type="string" calcext:value-type="string">
            <text:p><text:s/>Auenweg 5</text:p>
          </table:table-cell>
          <table:table-cell office:value-type="string" calcext:value-type="string">
            <text:p>Hermenegild</text:p>
          </table:table-cell>
          <table:table-cell office:value-type="string" calcext:value-type="string">
            <text:p>Rothenberg</text:p>
          </table:table-cell>
          <table:table-cell office:value-type="string" calcext:value-type="string">
            <text:p>Gorlitzneiße</text:p>
          </table:table-cell>
          <table:table-cell table:formula="of:=LOWER([.H220])" office:value-type="string" office:string-value="hermenegild" calcext:value-type="string">
            <text:p>hermenegild</text:p>
          </table:table-cell>
          <table:table-cell table:formula="of:=LOWER([.I220])" office:value-type="string" office:string-value="rothenberg" calcext:value-type="string">
            <text:p>rothenberg</text:p>
          </table:table-cell>
          <table:table-cell table:formula="of:=LOWER([.J220])" office:value-type="string" office:string-value="gorlitzneiße" calcext:value-type="string">
            <text:p>gorlitzneiße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g37kkghhy" calcext:value-type="string">
            <text:p>gg37kkgh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0];&quot;.&quot;;[.L220];&quot;@&quot;;[.M220];&quot;.com&quot;)" office:value-type="string" office:string-value="hermenegild.rothenberg@gorlitzneiße.com" calcext:value-type="string">
            <text:p>hermenegild.rothenberg@gorlitzneiße.com</text:p>
          </table:table-cell>
          <table:table-cell table:formula="of:=&quot;('&quot;&amp;COM.MICROSOFT.CONCAT([.K220];&quot;.&quot;;[.L220];&quot;@&quot;;[.M220];&quot;.com&quot;)&amp;&quot;',&quot;" office:value-type="string" office:string-value="('hermenegild.rothenberg@gorlitzneiße.com'," calcext:value-type="string">
            <text:p>('hermenegild.rothenberg@gorlitzneiße.com',</text:p>
          </table:table-cell>
          <table:table-cell table:formula="of:=&quot;HASHBYTES('SHA2_512', '&quot;&amp;[.N220]&amp;&quot;'),&quot;" office:value-type="string" office:string-value="HASHBYTES('SHA2_512', 'gg37kkghhy')," calcext:value-type="string">
            <text:p>HASHBYTES('SHA2_512', 'gg37kkghhy'),</text:p>
          </table:table-cell>
          <table:table-cell table:formula="of:=[.O220]&amp;&quot;,&quot;" office:value-type="string" office:string-value="1," calcext:value-type="string">
            <text:p>1,</text:p>
          </table:table-cell>
          <table:table-cell table:formula="of:=[.P22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0]&amp;&quot;', '&quot;&amp;[.B220]&amp;&quot;', '&quot;&amp;TEXT([.C220]; &quot;yyyy-mm-dd&quot;)&amp;&quot;', '&quot;&amp;[.D220]&amp;&quot;', &quot;&amp;IF([.E220]=&quot;Null&quot;; &quot;Null&quot;; &quot;'&quot;&amp;[.E220]&amp;&quot;'&quot;)&amp;&quot;, '&quot;&amp;[.F220]&amp;&quot;', '&quot;&amp;[.G220]&amp;&quot;', u.Id FROM Users u WHERE EmailAddress = '&quot;&amp;[.Q220]&amp;&quot;' UNION&quot;" office:value-type="string" office:string-value="SELECT 'Hermenegild', 'Rothenberg', '1998-07-02', 'Germany', Null, 'Görlitz Neiße', ' Auenweg 5', u.Id FROM Users u WHERE EmailAddress = 'hermenegild.rothenberg@gorlitzneiße.com' UNION" calcext:value-type="string">
            <text:p>SELECT 'Hermenegild', 'Rothenberg', '1998-07-02', 'Germany', Null, 'Görlitz Neiße', ' Auenweg 5', u.Id FROM Users u WHERE EmailAddress = 'hermenegild.rothenberg@gorlitzneiß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this</text:p>
          </table:table-cell>
          <table:table-cell office:value-type="string" calcext:value-type="string">
            <text:p>Esser</text:p>
          </table:table-cell>
          <table:table-cell table:style-name="ce10" office:value-type="date" office:date-value="2001-06-23" calcext:value-type="date">
            <text:p>2001-06-2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euen Vogtl</text:p>
          </table:table-cell>
          <table:table-cell office:value-type="string" calcext:value-type="string">
            <text:p><text:s/>Gospersgrün 13</text:p>
          </table:table-cell>
          <table:table-cell office:value-type="string" calcext:value-type="string">
            <text:p>Mathis</text:p>
          </table:table-cell>
          <table:table-cell office:value-type="string" calcext:value-type="string">
            <text:p>Esser</text:p>
          </table:table-cell>
          <table:table-cell office:value-type="string" calcext:value-type="string">
            <text:p>Treuenvogtl</text:p>
          </table:table-cell>
          <table:table-cell table:formula="of:=LOWER([.H221])" office:value-type="string" office:string-value="mathis" calcext:value-type="string">
            <text:p>mathis</text:p>
          </table:table-cell>
          <table:table-cell table:formula="of:=LOWER([.I221])" office:value-type="string" office:string-value="esser" calcext:value-type="string">
            <text:p>esser</text:p>
          </table:table-cell>
          <table:table-cell table:formula="of:=LOWER([.J221])" office:value-type="string" office:string-value="treuenvogtl" calcext:value-type="string">
            <text:p>treuenvogtl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c41tofxwb" calcext:value-type="string">
            <text:p>vc41tofxw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1];&quot;.&quot;;[.L221];&quot;@&quot;;[.M221];&quot;.com&quot;)" office:value-type="string" office:string-value="mathis.esser@treuenvogtl.com" calcext:value-type="string">
            <text:p>mathis.esser@treuenvogtl.com</text:p>
          </table:table-cell>
          <table:table-cell table:formula="of:=&quot;('&quot;&amp;COM.MICROSOFT.CONCAT([.K221];&quot;.&quot;;[.L221];&quot;@&quot;;[.M221];&quot;.com&quot;)&amp;&quot;',&quot;" office:value-type="string" office:string-value="('mathis.esser@treuenvogtl.com'," calcext:value-type="string">
            <text:p>('mathis.esser@treuenvogtl.com',</text:p>
          </table:table-cell>
          <table:table-cell table:formula="of:=&quot;HASHBYTES('SHA2_512', '&quot;&amp;[.N221]&amp;&quot;'),&quot;" office:value-type="string" office:string-value="HASHBYTES('SHA2_512', 'vc41tofxwb')," calcext:value-type="string">
            <text:p>HASHBYTES('SHA2_512', 'vc41tofxwb'),</text:p>
          </table:table-cell>
          <table:table-cell table:formula="of:=[.O221]&amp;&quot;,&quot;" office:value-type="string" office:string-value="1," calcext:value-type="string">
            <text:p>1,</text:p>
          </table:table-cell>
          <table:table-cell table:formula="of:=[.P22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1]&amp;&quot;', '&quot;&amp;[.B221]&amp;&quot;', '&quot;&amp;TEXT([.C221]; &quot;yyyy-mm-dd&quot;)&amp;&quot;', '&quot;&amp;[.D221]&amp;&quot;', &quot;&amp;IF([.E221]=&quot;Null&quot;; &quot;Null&quot;; &quot;'&quot;&amp;[.E221]&amp;&quot;'&quot;)&amp;&quot;, '&quot;&amp;[.F221]&amp;&quot;', '&quot;&amp;[.G221]&amp;&quot;', u.Id FROM Users u WHERE EmailAddress = '&quot;&amp;[.Q221]&amp;&quot;' UNION&quot;" office:value-type="string" office:string-value="SELECT 'Mathis', 'Esser', '2001-06-23', 'Germany', Null, 'Treuen Vogtl', ' Gospersgrün 13', u.Id FROM Users u WHERE EmailAddress = 'mathis.esser@treuenvogtl.com' UNION" calcext:value-type="string">
            <text:p>SELECT 'Mathis', 'Esser', '2001-06-23', 'Germany', Null, 'Treuen Vogtl', ' Gospersgrün 13', u.Id FROM Users u WHERE EmailAddress = 'mathis.esser@treuenvogtl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isa</text:p>
          </table:table-cell>
          <table:table-cell office:value-type="string" calcext:value-type="string">
            <text:p>Aue</text:p>
          </table:table-cell>
          <table:table-cell table:style-name="ce10" office:value-type="date" office:date-value="1999-05-11" calcext:value-type="date">
            <text:p>1999-05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emnitz Sachs</text:p>
          </table:table-cell>
          <table:table-cell office:value-type="string" calcext:value-type="string">
            <text:p><text:s/>Charlottenstraße 13</text:p>
          </table:table-cell>
          <table:table-cell office:value-type="string" calcext:value-type="string">
            <text:p>Gisa</text:p>
          </table:table-cell>
          <table:table-cell office:value-type="string" calcext:value-type="string">
            <text:p>Aue</text:p>
          </table:table-cell>
          <table:table-cell office:value-type="string" calcext:value-type="string">
            <text:p>Chemnitzsachs</text:p>
          </table:table-cell>
          <table:table-cell table:formula="of:=LOWER([.H222])" office:value-type="string" office:string-value="gisa" calcext:value-type="string">
            <text:p>gisa</text:p>
          </table:table-cell>
          <table:table-cell table:formula="of:=LOWER([.I222])" office:value-type="string" office:string-value="aue" calcext:value-type="string">
            <text:p>aue</text:p>
          </table:table-cell>
          <table:table-cell table:formula="of:=LOWER([.J222])" office:value-type="string" office:string-value="chemnitzsachs" calcext:value-type="string">
            <text:p>chemnitzsach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a78hpiiiq" calcext:value-type="string">
            <text:p>ca78hpii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2];&quot;.&quot;;[.L222];&quot;@&quot;;[.M222];&quot;.com&quot;)" office:value-type="string" office:string-value="gisa.aue@chemnitzsachs.com" calcext:value-type="string">
            <text:p>gisa.aue@chemnitzsachs.com</text:p>
          </table:table-cell>
          <table:table-cell table:formula="of:=&quot;('&quot;&amp;COM.MICROSOFT.CONCAT([.K222];&quot;.&quot;;[.L222];&quot;@&quot;;[.M222];&quot;.com&quot;)&amp;&quot;',&quot;" office:value-type="string" office:string-value="('gisa.aue@chemnitzsachs.com'," calcext:value-type="string">
            <text:p>('gisa.aue@chemnitzsachs.com',</text:p>
          </table:table-cell>
          <table:table-cell table:formula="of:=&quot;HASHBYTES('SHA2_512', '&quot;&amp;[.N222]&amp;&quot;'),&quot;" office:value-type="string" office:string-value="HASHBYTES('SHA2_512', 'ca78hpiiiq')," calcext:value-type="string">
            <text:p>HASHBYTES('SHA2_512', 'ca78hpiiiq'),</text:p>
          </table:table-cell>
          <table:table-cell table:formula="of:=[.O222]&amp;&quot;,&quot;" office:value-type="string" office:string-value="1," calcext:value-type="string">
            <text:p>1,</text:p>
          </table:table-cell>
          <table:table-cell table:formula="of:=[.P22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2]&amp;&quot;', '&quot;&amp;[.B222]&amp;&quot;', '&quot;&amp;TEXT([.C222]; &quot;yyyy-mm-dd&quot;)&amp;&quot;', '&quot;&amp;[.D222]&amp;&quot;', &quot;&amp;IF([.E222]=&quot;Null&quot;; &quot;Null&quot;; &quot;'&quot;&amp;[.E222]&amp;&quot;'&quot;)&amp;&quot;, '&quot;&amp;[.F222]&amp;&quot;', '&quot;&amp;[.G222]&amp;&quot;', u.Id FROM Users u WHERE EmailAddress = '&quot;&amp;[.Q222]&amp;&quot;' UNION&quot;" office:value-type="string" office:string-value="SELECT 'Gisa', 'Aue', '1999-05-11', 'Germany', Null, 'Chemnitz Sachs', ' Charlottenstraße 13', u.Id FROM Users u WHERE EmailAddress = 'gisa.aue@chemnitzsachs.com' UNION" calcext:value-type="string">
            <text:p>SELECT 'Gisa', 'Aue', '1999-05-11', 'Germany', Null, 'Chemnitz Sachs', ' Charlottenstraße 13', u.Id FROM Users u WHERE EmailAddress = 'gisa.aue@chemnitzsach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gda</text:p>
          </table:table-cell>
          <table:table-cell office:value-type="string" calcext:value-type="string">
            <text:p>Lehmann</text:p>
          </table:table-cell>
          <table:table-cell table:style-name="ce10" office:value-type="date" office:date-value="1999-07-27" calcext:value-type="date">
            <text:p>1999-07-2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msdorf /Erzgeb.</text:p>
          </table:table-cell>
          <table:table-cell office:value-type="string" calcext:value-type="string">
            <text:p><text:s/>Querweg 7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Lehmann</text:p>
          </table:table-cell>
          <table:table-cell office:value-type="string" calcext:value-type="string">
            <text:p>Hermsdorferzgeb</text:p>
          </table:table-cell>
          <table:table-cell table:formula="of:=LOWER([.H223])" office:value-type="string" office:string-value="magda" calcext:value-type="string">
            <text:p>magda</text:p>
          </table:table-cell>
          <table:table-cell table:formula="of:=LOWER([.I223])" office:value-type="string" office:string-value="lehmann" calcext:value-type="string">
            <text:p>lehmann</text:p>
          </table:table-cell>
          <table:table-cell table:formula="of:=LOWER([.J223])" office:value-type="string" office:string-value="hermsdorferzgeb" calcext:value-type="string">
            <text:p>hermsdorferzgeb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p38myppqx" calcext:value-type="string">
            <text:p>tp38myppq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3];&quot;.&quot;;[.L223];&quot;@&quot;;[.M223];&quot;.com&quot;)" office:value-type="string" office:string-value="magda.lehmann@hermsdorferzgeb.com" calcext:value-type="string">
            <text:p>magda.lehmann@hermsdorferzgeb.com</text:p>
          </table:table-cell>
          <table:table-cell table:formula="of:=&quot;('&quot;&amp;COM.MICROSOFT.CONCAT([.K223];&quot;.&quot;;[.L223];&quot;@&quot;;[.M223];&quot;.com&quot;)&amp;&quot;',&quot;" office:value-type="string" office:string-value="('magda.lehmann@hermsdorferzgeb.com'," calcext:value-type="string">
            <text:p>('magda.lehmann@hermsdorferzgeb.com',</text:p>
          </table:table-cell>
          <table:table-cell table:formula="of:=&quot;HASHBYTES('SHA2_512', '&quot;&amp;[.N223]&amp;&quot;'),&quot;" office:value-type="string" office:string-value="HASHBYTES('SHA2_512', 'tp38myppqx')," calcext:value-type="string">
            <text:p>HASHBYTES('SHA2_512', 'tp38myppqx'),</text:p>
          </table:table-cell>
          <table:table-cell table:formula="of:=[.O223]&amp;&quot;,&quot;" office:value-type="string" office:string-value="1," calcext:value-type="string">
            <text:p>1,</text:p>
          </table:table-cell>
          <table:table-cell table:formula="of:=[.P22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3]&amp;&quot;', '&quot;&amp;[.B223]&amp;&quot;', '&quot;&amp;TEXT([.C223]; &quot;yyyy-mm-dd&quot;)&amp;&quot;', '&quot;&amp;[.D223]&amp;&quot;', &quot;&amp;IF([.E223]=&quot;Null&quot;; &quot;Null&quot;; &quot;'&quot;&amp;[.E223]&amp;&quot;'&quot;)&amp;&quot;, '&quot;&amp;[.F223]&amp;&quot;', '&quot;&amp;[.G223]&amp;&quot;', u.Id FROM Users u WHERE EmailAddress = '&quot;&amp;[.Q223]&amp;&quot;' UNION&quot;" office:value-type="string" office:string-value="SELECT 'Magda', 'Lehmann', '1999-07-27', 'Germany', Null, 'Hermsdorf /Erzgeb.', ' Querweg 7', u.Id FROM Users u WHERE EmailAddress = 'magda.lehmann@hermsdorferzgeb.com' UNION" calcext:value-type="string">
            <text:p>SELECT 'Magda', 'Lehmann', '1999-07-27', 'Germany', Null, 'Hermsdorf /Erzgeb.', ' Querweg 7', u.Id FROM Users u WHERE EmailAddress = 'magda.lehmann@hermsdorf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saak</text:p>
          </table:table-cell>
          <table:table-cell office:value-type="string" calcext:value-type="string">
            <text:p>Voll</text:p>
          </table:table-cell>
          <table:table-cell table:style-name="ce10" office:value-type="date" office:date-value="2001-01-15" calcext:value-type="date">
            <text:p>2001-01-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schatz</text:p>
          </table:table-cell>
          <table:table-cell office:value-type="string" calcext:value-type="string">
            <text:p><text:s/>Mühlberger Straße 29</text:p>
          </table:table-cell>
          <table:table-cell office:value-type="string" calcext:value-type="string">
            <text:p>Isaak</text:p>
          </table:table-cell>
          <table:table-cell office:value-type="string" calcext:value-type="string">
            <text:p>Voll</text:p>
          </table:table-cell>
          <table:table-cell table:formula="of:=[.F224]" office:value-type="string" office:string-value="Oschatz" calcext:value-type="string">
            <text:p>Oschatz</text:p>
          </table:table-cell>
          <table:table-cell table:formula="of:=LOWER([.H224])" office:value-type="string" office:string-value="isaak" calcext:value-type="string">
            <text:p>isaak</text:p>
          </table:table-cell>
          <table:table-cell table:formula="of:=LOWER([.I224])" office:value-type="string" office:string-value="voll" calcext:value-type="string">
            <text:p>voll</text:p>
          </table:table-cell>
          <table:table-cell table:formula="of:=LOWER([.J224])" office:value-type="string" office:string-value="oschatz" calcext:value-type="string">
            <text:p>oschat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g19wbfnpa" calcext:value-type="string">
            <text:p>eg19wbfn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4];&quot;.&quot;;[.L224];&quot;@&quot;;[.M224];&quot;.com&quot;)" office:value-type="string" office:string-value="isaak.voll@oschatz.com" calcext:value-type="string">
            <text:p>isaak.voll@oschatz.com</text:p>
          </table:table-cell>
          <table:table-cell table:formula="of:=&quot;('&quot;&amp;COM.MICROSOFT.CONCAT([.K224];&quot;.&quot;;[.L224];&quot;@&quot;;[.M224];&quot;.com&quot;)&amp;&quot;',&quot;" office:value-type="string" office:string-value="('isaak.voll@oschatz.com'," calcext:value-type="string">
            <text:p>('isaak.voll@oschatz.com',</text:p>
          </table:table-cell>
          <table:table-cell table:formula="of:=&quot;HASHBYTES('SHA2_512', '&quot;&amp;[.N224]&amp;&quot;'),&quot;" office:value-type="string" office:string-value="HASHBYTES('SHA2_512', 'eg19wbfnpa')," calcext:value-type="string">
            <text:p>HASHBYTES('SHA2_512', 'eg19wbfnpa'),</text:p>
          </table:table-cell>
          <table:table-cell table:formula="of:=[.O224]&amp;&quot;,&quot;" office:value-type="string" office:string-value="1," calcext:value-type="string">
            <text:p>1,</text:p>
          </table:table-cell>
          <table:table-cell table:formula="of:=[.P22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4]&amp;&quot;', '&quot;&amp;[.B224]&amp;&quot;', '&quot;&amp;TEXT([.C224]; &quot;yyyy-mm-dd&quot;)&amp;&quot;', '&quot;&amp;[.D224]&amp;&quot;', &quot;&amp;IF([.E224]=&quot;Null&quot;; &quot;Null&quot;; &quot;'&quot;&amp;[.E224]&amp;&quot;'&quot;)&amp;&quot;, '&quot;&amp;[.F224]&amp;&quot;', '&quot;&amp;[.G224]&amp;&quot;', u.Id FROM Users u WHERE EmailAddress = '&quot;&amp;[.Q224]&amp;&quot;' UNION&quot;" office:value-type="string" office:string-value="SELECT 'Isaak', 'Voll', '2001-01-15', 'Germany', Null, 'Oschatz', ' Mühlberger Straße 29', u.Id FROM Users u WHERE EmailAddress = 'isaak.voll@oschatz.com' UNION" calcext:value-type="string">
            <text:p>SELECT 'Isaak', 'Voll', '2001-01-15', 'Germany', Null, 'Oschatz', ' Mühlberger Straße 29', u.Id FROM Users u WHERE EmailAddress = 'isaak.voll@oschat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runhilde</text:p>
          </table:table-cell>
          <table:table-cell office:value-type="string" calcext:value-type="string">
            <text:p>Hubert</text:p>
          </table:table-cell>
          <table:table-cell table:style-name="ce10" office:value-type="date" office:date-value="1998-07-21" calcext:value-type="date">
            <text:p>1998-07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bernhau</text:p>
          </table:table-cell>
          <table:table-cell office:value-type="string" calcext:value-type="string">
            <text:p><text:s/>Dörnthal 182</text:p>
          </table:table-cell>
          <table:table-cell office:value-type="string" calcext:value-type="string">
            <text:p>Brunhilde</text:p>
          </table:table-cell>
          <table:table-cell office:value-type="string" calcext:value-type="string">
            <text:p>Hubert</text:p>
          </table:table-cell>
          <table:table-cell table:formula="of:=[.F225]" office:value-type="string" office:string-value="Olbernhau" calcext:value-type="string">
            <text:p>Olbernhau</text:p>
          </table:table-cell>
          <table:table-cell table:formula="of:=LOWER([.H225])" office:value-type="string" office:string-value="brunhilde" calcext:value-type="string">
            <text:p>brunhilde</text:p>
          </table:table-cell>
          <table:table-cell table:formula="of:=LOWER([.I225])" office:value-type="string" office:string-value="hubert" calcext:value-type="string">
            <text:p>hubert</text:p>
          </table:table-cell>
          <table:table-cell table:formula="of:=LOWER([.J225])" office:value-type="string" office:string-value="olbernhau" calcext:value-type="string">
            <text:p>olbernhau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b31sruhse" calcext:value-type="string">
            <text:p>vb31sruh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5];&quot;.&quot;;[.L225];&quot;@&quot;;[.M225];&quot;.com&quot;)" office:value-type="string" office:string-value="brunhilde.hubert@olbernhau.com" calcext:value-type="string">
            <text:p>brunhilde.hubert@olbernhau.com</text:p>
          </table:table-cell>
          <table:table-cell table:formula="of:=&quot;('&quot;&amp;COM.MICROSOFT.CONCAT([.K225];&quot;.&quot;;[.L225];&quot;@&quot;;[.M225];&quot;.com&quot;)&amp;&quot;',&quot;" office:value-type="string" office:string-value="('brunhilde.hubert@olbernhau.com'," calcext:value-type="string">
            <text:p>('brunhilde.hubert@olbernhau.com',</text:p>
          </table:table-cell>
          <table:table-cell table:formula="of:=&quot;HASHBYTES('SHA2_512', '&quot;&amp;[.N225]&amp;&quot;'),&quot;" office:value-type="string" office:string-value="HASHBYTES('SHA2_512', 'vb31sruhse')," calcext:value-type="string">
            <text:p>HASHBYTES('SHA2_512', 'vb31sruhse'),</text:p>
          </table:table-cell>
          <table:table-cell table:formula="of:=[.O225]&amp;&quot;,&quot;" office:value-type="string" office:string-value="1," calcext:value-type="string">
            <text:p>1,</text:p>
          </table:table-cell>
          <table:table-cell table:formula="of:=[.P22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5]&amp;&quot;', '&quot;&amp;[.B225]&amp;&quot;', '&quot;&amp;TEXT([.C225]; &quot;yyyy-mm-dd&quot;)&amp;&quot;', '&quot;&amp;[.D225]&amp;&quot;', &quot;&amp;IF([.E225]=&quot;Null&quot;; &quot;Null&quot;; &quot;'&quot;&amp;[.E225]&amp;&quot;'&quot;)&amp;&quot;, '&quot;&amp;[.F225]&amp;&quot;', '&quot;&amp;[.G225]&amp;&quot;', u.Id FROM Users u WHERE EmailAddress = '&quot;&amp;[.Q225]&amp;&quot;' UNION&quot;" office:value-type="string" office:string-value="SELECT 'Brunhilde', 'Hubert', '1998-07-21', 'Germany', Null, 'Olbernhau', ' Dörnthal 182', u.Id FROM Users u WHERE EmailAddress = 'brunhilde.hubert@olbernhau.com' UNION" calcext:value-type="string">
            <text:p>SELECT 'Brunhilde', 'Hubert', '1998-07-21', 'Germany', Null, 'Olbernhau', ' Dörnthal 182', u.Id FROM Users u WHERE EmailAddress = 'brunhilde.hubert@olbernhau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ane</text:p>
          </table:table-cell>
          <table:table-cell office:value-type="string" calcext:value-type="string">
            <text:p>Oberst</text:p>
          </table:table-cell>
          <table:table-cell table:style-name="ce10" office:value-type="date" office:date-value="1997-10-31" calcext:value-type="date">
            <text:p>1997-10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imma</text:p>
          </table:table-cell>
          <table:table-cell office:value-type="string" calcext:value-type="string">
            <text:p><text:s/>Ahornweg 3</text:p>
          </table:table-cell>
          <table:table-cell office:value-type="string" calcext:value-type="string">
            <text:p>Liane</text:p>
          </table:table-cell>
          <table:table-cell office:value-type="string" calcext:value-type="string">
            <text:p>Oberst</text:p>
          </table:table-cell>
          <table:table-cell table:formula="of:=[.F226]" office:value-type="string" office:string-value="Grimma" calcext:value-type="string">
            <text:p>Grimma</text:p>
          </table:table-cell>
          <table:table-cell table:formula="of:=LOWER([.H226])" office:value-type="string" office:string-value="liane" calcext:value-type="string">
            <text:p>liane</text:p>
          </table:table-cell>
          <table:table-cell table:formula="of:=LOWER([.I226])" office:value-type="string" office:string-value="oberst" calcext:value-type="string">
            <text:p>oberst</text:p>
          </table:table-cell>
          <table:table-cell table:formula="of:=LOWER([.J226])" office:value-type="string" office:string-value="grimma" calcext:value-type="string">
            <text:p>grimm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t64rxgznp" calcext:value-type="string">
            <text:p>lt64rxgzn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6];&quot;.&quot;;[.L226];&quot;@&quot;;[.M226];&quot;.com&quot;)" office:value-type="string" office:string-value="liane.oberst@grimma.com" calcext:value-type="string">
            <text:p>liane.oberst@grimma.com</text:p>
          </table:table-cell>
          <table:table-cell table:formula="of:=&quot;('&quot;&amp;COM.MICROSOFT.CONCAT([.K226];&quot;.&quot;;[.L226];&quot;@&quot;;[.M226];&quot;.com&quot;)&amp;&quot;',&quot;" office:value-type="string" office:string-value="('liane.oberst@grimma.com'," calcext:value-type="string">
            <text:p>('liane.oberst@grimma.com',</text:p>
          </table:table-cell>
          <table:table-cell table:formula="of:=&quot;HASHBYTES('SHA2_512', '&quot;&amp;[.N226]&amp;&quot;'),&quot;" office:value-type="string" office:string-value="HASHBYTES('SHA2_512', 'lt64rxgznp')," calcext:value-type="string">
            <text:p>HASHBYTES('SHA2_512', 'lt64rxgznp'),</text:p>
          </table:table-cell>
          <table:table-cell table:formula="of:=[.O226]&amp;&quot;,&quot;" office:value-type="string" office:string-value="1," calcext:value-type="string">
            <text:p>1,</text:p>
          </table:table-cell>
          <table:table-cell table:formula="of:=[.P22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6]&amp;&quot;', '&quot;&amp;[.B226]&amp;&quot;', '&quot;&amp;TEXT([.C226]; &quot;yyyy-mm-dd&quot;)&amp;&quot;', '&quot;&amp;[.D226]&amp;&quot;', &quot;&amp;IF([.E226]=&quot;Null&quot;; &quot;Null&quot;; &quot;'&quot;&amp;[.E226]&amp;&quot;'&quot;)&amp;&quot;, '&quot;&amp;[.F226]&amp;&quot;', '&quot;&amp;[.G226]&amp;&quot;', u.Id FROM Users u WHERE EmailAddress = '&quot;&amp;[.Q226]&amp;&quot;' UNION&quot;" office:value-type="string" office:string-value="SELECT 'Liane', 'Oberst', '1997-10-31', 'Germany', Null, 'Grimma', ' Ahornweg 3', u.Id FROM Users u WHERE EmailAddress = 'liane.oberst@grimma.com' UNION" calcext:value-type="string">
            <text:p>SELECT 'Liane', 'Oberst', '1997-10-31', 'Germany', Null, 'Grimma', ' Ahornweg 3', u.Id FROM Users u WHERE EmailAddress = 'liane.oberst@grimm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af</text:p>
          </table:table-cell>
          <table:table-cell office:value-type="string" calcext:value-type="string">
            <text:p>Leitner</text:p>
          </table:table-cell>
          <table:table-cell table:style-name="ce10" office:value-type="date" office:date-value="1997-02-10" calcext:value-type="date">
            <text:p>1997-02-1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tenberg Erzgeb</text:p>
          </table:table-cell>
          <table:table-cell office:value-type="string" calcext:value-type="string">
            <text:p><text:s/>Waldidyller Weg 36</text:p>
          </table:table-cell>
          <table:table-cell office:value-type="string" calcext:value-type="string">
            <text:p>Olaf</text:p>
          </table:table-cell>
          <table:table-cell office:value-type="string" calcext:value-type="string">
            <text:p>Leitner</text:p>
          </table:table-cell>
          <table:table-cell office:value-type="string" calcext:value-type="string">
            <text:p>Altenbergerzgeb</text:p>
          </table:table-cell>
          <table:table-cell table:formula="of:=LOWER([.H227])" office:value-type="string" office:string-value="olaf" calcext:value-type="string">
            <text:p>olaf</text:p>
          </table:table-cell>
          <table:table-cell table:formula="of:=LOWER([.I227])" office:value-type="string" office:string-value="leitner" calcext:value-type="string">
            <text:p>leitner</text:p>
          </table:table-cell>
          <table:table-cell table:formula="of:=LOWER([.J227])" office:value-type="string" office:string-value="altenbergerzgeb" calcext:value-type="string">
            <text:p>altenbergerzgeb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t77wfuvlz" calcext:value-type="string">
            <text:p>lt77wfuvl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7];&quot;.&quot;;[.L227];&quot;@&quot;;[.M227];&quot;.com&quot;)" office:value-type="string" office:string-value="olaf.leitner@altenbergerzgeb.com" calcext:value-type="string">
            <text:p>olaf.leitner@altenbergerzgeb.com</text:p>
          </table:table-cell>
          <table:table-cell table:formula="of:=&quot;('&quot;&amp;COM.MICROSOFT.CONCAT([.K227];&quot;.&quot;;[.L227];&quot;@&quot;;[.M227];&quot;.com&quot;)&amp;&quot;',&quot;" office:value-type="string" office:string-value="('olaf.leitner@altenbergerzgeb.com'," calcext:value-type="string">
            <text:p>('olaf.leitner@altenbergerzgeb.com',</text:p>
          </table:table-cell>
          <table:table-cell table:formula="of:=&quot;HASHBYTES('SHA2_512', '&quot;&amp;[.N227]&amp;&quot;'),&quot;" office:value-type="string" office:string-value="HASHBYTES('SHA2_512', 'lt77wfuvlz')," calcext:value-type="string">
            <text:p>HASHBYTES('SHA2_512', 'lt77wfuvlz'),</text:p>
          </table:table-cell>
          <table:table-cell table:formula="of:=[.O227]&amp;&quot;,&quot;" office:value-type="string" office:string-value="1," calcext:value-type="string">
            <text:p>1,</text:p>
          </table:table-cell>
          <table:table-cell table:formula="of:=[.P22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7]&amp;&quot;', '&quot;&amp;[.B227]&amp;&quot;', '&quot;&amp;TEXT([.C227]; &quot;yyyy-mm-dd&quot;)&amp;&quot;', '&quot;&amp;[.D227]&amp;&quot;', &quot;&amp;IF([.E227]=&quot;Null&quot;; &quot;Null&quot;; &quot;'&quot;&amp;[.E227]&amp;&quot;'&quot;)&amp;&quot;, '&quot;&amp;[.F227]&amp;&quot;', '&quot;&amp;[.G227]&amp;&quot;', u.Id FROM Users u WHERE EmailAddress = '&quot;&amp;[.Q227]&amp;&quot;' UNION&quot;" office:value-type="string" office:string-value="SELECT 'Olaf', 'Leitner', '1997-02-10', 'Germany', Null, 'Altenberg Erzgeb', ' Waldidyller Weg 36', u.Id FROM Users u WHERE EmailAddress = 'olaf.leitner@altenbergerzgeb.com' UNION" calcext:value-type="string">
            <text:p>SELECT 'Olaf', 'Leitner', '1997-02-10', 'Germany', Null, 'Altenberg Erzgeb', ' Waldidyller Weg 36', u.Id FROM Users u WHERE EmailAddress = 'olaf.leitner@altenberg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ora</text:p>
          </table:table-cell>
          <table:table-cell office:value-type="string" calcext:value-type="string">
            <text:p>Blau</text:p>
          </table:table-cell>
          <table:table-cell table:style-name="ce10" office:value-type="date" office:date-value="1999-12-16" calcext:value-type="date">
            <text:p>1999-12-1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esa</text:p>
          </table:table-cell>
          <table:table-cell office:value-type="string" calcext:value-type="string">
            <text:p><text:s/>Straße des 20. Juli 20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Blau</text:p>
          </table:table-cell>
          <table:table-cell table:formula="of:=[.F228]" office:value-type="string" office:string-value="Riesa" calcext:value-type="string">
            <text:p>Riesa</text:p>
          </table:table-cell>
          <table:table-cell table:formula="of:=LOWER([.H228])" office:value-type="string" office:string-value="nora" calcext:value-type="string">
            <text:p>nora</text:p>
          </table:table-cell>
          <table:table-cell table:formula="of:=LOWER([.I228])" office:value-type="string" office:string-value="blau" calcext:value-type="string">
            <text:p>blau</text:p>
          </table:table-cell>
          <table:table-cell table:formula="of:=LOWER([.J228])" office:value-type="string" office:string-value="riesa" calcext:value-type="string">
            <text:p>ries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d29hodqwn" calcext:value-type="string">
            <text:p>gd29hodq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8];&quot;.&quot;;[.L228];&quot;@&quot;;[.M228];&quot;.com&quot;)" office:value-type="string" office:string-value="nora.blau@riesa.com" calcext:value-type="string">
            <text:p>nora.blau@riesa.com</text:p>
          </table:table-cell>
          <table:table-cell table:formula="of:=&quot;('&quot;&amp;COM.MICROSOFT.CONCAT([.K228];&quot;.&quot;;[.L228];&quot;@&quot;;[.M228];&quot;.com&quot;)&amp;&quot;',&quot;" office:value-type="string" office:string-value="('nora.blau@riesa.com'," calcext:value-type="string">
            <text:p>('nora.blau@riesa.com',</text:p>
          </table:table-cell>
          <table:table-cell table:formula="of:=&quot;HASHBYTES('SHA2_512', '&quot;&amp;[.N228]&amp;&quot;'),&quot;" office:value-type="string" office:string-value="HASHBYTES('SHA2_512', 'gd29hodqwn')," calcext:value-type="string">
            <text:p>HASHBYTES('SHA2_512', 'gd29hodqwn'),</text:p>
          </table:table-cell>
          <table:table-cell table:formula="of:=[.O228]&amp;&quot;,&quot;" office:value-type="string" office:string-value="1," calcext:value-type="string">
            <text:p>1,</text:p>
          </table:table-cell>
          <table:table-cell table:formula="of:=[.P22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8]&amp;&quot;', '&quot;&amp;[.B228]&amp;&quot;', '&quot;&amp;TEXT([.C228]; &quot;yyyy-mm-dd&quot;)&amp;&quot;', '&quot;&amp;[.D228]&amp;&quot;', &quot;&amp;IF([.E228]=&quot;Null&quot;; &quot;Null&quot;; &quot;'&quot;&amp;[.E228]&amp;&quot;'&quot;)&amp;&quot;, '&quot;&amp;[.F228]&amp;&quot;', '&quot;&amp;[.G228]&amp;&quot;', u.Id FROM Users u WHERE EmailAddress = '&quot;&amp;[.Q228]&amp;&quot;' UNION&quot;" office:value-type="string" office:string-value="SELECT 'Nora', 'Blau', '1999-12-16', 'Germany', Null, 'Riesa', ' Straße des 20. Juli 20', u.Id FROM Users u WHERE EmailAddress = 'nora.blau@riesa.com' UNION" calcext:value-type="string">
            <text:p>SELECT 'Nora', 'Blau', '1999-12-16', 'Germany', Null, 'Riesa', ' Straße des 20. Juli 20', u.Id FROM Users u WHERE EmailAddress = 'nora.blau@ries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eni</text:p>
          </table:table-cell>
          <table:table-cell office:value-type="string" calcext:value-type="string">
            <text:p>Geiszler</text:p>
          </table:table-cell>
          <table:table-cell table:style-name="ce10" office:value-type="date" office:date-value="2001-12-19" calcext:value-type="date">
            <text:p>2001-12-1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elsnitz /Erzgeb.</text:p>
          </table:table-cell>
          <table:table-cell office:value-type="string" calcext:value-type="string">
            <text:p><text:s/>Hartensteiner Straße 173</text:p>
          </table:table-cell>
          <table:table-cell office:value-type="string" calcext:value-type="string">
            <text:p>Leni</text:p>
          </table:table-cell>
          <table:table-cell office:value-type="string" calcext:value-type="string">
            <text:p>Geiszler</text:p>
          </table:table-cell>
          <table:table-cell office:value-type="string" calcext:value-type="string">
            <text:p>Oelsnitzerzgeb</text:p>
          </table:table-cell>
          <table:table-cell table:formula="of:=LOWER([.H229])" office:value-type="string" office:string-value="leni" calcext:value-type="string">
            <text:p>leni</text:p>
          </table:table-cell>
          <table:table-cell table:formula="of:=LOWER([.I229])" office:value-type="string" office:string-value="geiszler" calcext:value-type="string">
            <text:p>geiszler</text:p>
          </table:table-cell>
          <table:table-cell table:formula="of:=LOWER([.J229])" office:value-type="string" office:string-value="oelsnitzerzgeb" calcext:value-type="string">
            <text:p>oelsnitzerzgeb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d26cjbcdn" calcext:value-type="string">
            <text:p>od26cjbcd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9];&quot;.&quot;;[.L229];&quot;@&quot;;[.M229];&quot;.com&quot;)" office:value-type="string" office:string-value="leni.geiszler@oelsnitzerzgeb.com" calcext:value-type="string">
            <text:p>leni.geiszler@oelsnitzerzgeb.com</text:p>
          </table:table-cell>
          <table:table-cell table:formula="of:=&quot;('&quot;&amp;COM.MICROSOFT.CONCAT([.K229];&quot;.&quot;;[.L229];&quot;@&quot;;[.M229];&quot;.com&quot;)&amp;&quot;',&quot;" office:value-type="string" office:string-value="('leni.geiszler@oelsnitzerzgeb.com'," calcext:value-type="string">
            <text:p>('leni.geiszler@oelsnitzerzgeb.com',</text:p>
          </table:table-cell>
          <table:table-cell table:formula="of:=&quot;HASHBYTES('SHA2_512', '&quot;&amp;[.N229]&amp;&quot;'),&quot;" office:value-type="string" office:string-value="HASHBYTES('SHA2_512', 'od26cjbcdn')," calcext:value-type="string">
            <text:p>HASHBYTES('SHA2_512', 'od26cjbcdn'),</text:p>
          </table:table-cell>
          <table:table-cell table:formula="of:=[.O229]&amp;&quot;,&quot;" office:value-type="string" office:string-value="1," calcext:value-type="string">
            <text:p>1,</text:p>
          </table:table-cell>
          <table:table-cell table:formula="of:=[.P22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9]&amp;&quot;', '&quot;&amp;[.B229]&amp;&quot;', '&quot;&amp;TEXT([.C229]; &quot;yyyy-mm-dd&quot;)&amp;&quot;', '&quot;&amp;[.D229]&amp;&quot;', &quot;&amp;IF([.E229]=&quot;Null&quot;; &quot;Null&quot;; &quot;'&quot;&amp;[.E229]&amp;&quot;'&quot;)&amp;&quot;, '&quot;&amp;[.F229]&amp;&quot;', '&quot;&amp;[.G229]&amp;&quot;', u.Id FROM Users u WHERE EmailAddress = '&quot;&amp;[.Q229]&amp;&quot;' UNION&quot;" office:value-type="string" office:string-value="SELECT 'Leni', 'Geiszler', '2001-12-19', 'Germany', Null, 'Oelsnitz /Erzgeb.', ' Hartensteiner Straße 173', u.Id FROM Users u WHERE EmailAddress = 'leni.geiszler@oelsnitzerzgeb.com' UNION" calcext:value-type="string">
            <text:p>SELECT 'Leni', 'Geiszler', '2001-12-19', 'Germany', Null, 'Oelsnitz /Erzgeb.', ' Hartensteiner Straße 173', u.Id FROM Users u WHERE EmailAddress = 'leni.geiszler@oelsnitz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orsten</text:p>
          </table:table-cell>
          <table:table-cell office:value-type="string" calcext:value-type="string">
            <text:p>Fleischer</text:p>
          </table:table-cell>
          <table:table-cell table:style-name="ce10" office:value-type="date" office:date-value="2000-03-30" calcext:value-type="date">
            <text:p>2000-03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uen Vogtl</text:p>
          </table:table-cell>
          <table:table-cell office:value-type="string" calcext:value-type="string">
            <text:p><text:s/>Semmelweisstraße 19</text:p>
          </table:table-cell>
          <table:table-cell office:value-type="string" calcext:value-type="string">
            <text:p>Torsten</text:p>
          </table:table-cell>
          <table:table-cell office:value-type="string" calcext:value-type="string">
            <text:p>Fleischer</text:p>
          </table:table-cell>
          <table:table-cell office:value-type="string" calcext:value-type="string">
            <text:p>Plauenvogtl</text:p>
          </table:table-cell>
          <table:table-cell table:formula="of:=LOWER([.H230])" office:value-type="string" office:string-value="torsten" calcext:value-type="string">
            <text:p>torsten</text:p>
          </table:table-cell>
          <table:table-cell table:formula="of:=LOWER([.I230])" office:value-type="string" office:string-value="fleischer" calcext:value-type="string">
            <text:p>fleischer</text:p>
          </table:table-cell>
          <table:table-cell table:formula="of:=LOWER([.J230])" office:value-type="string" office:string-value="plauenvogtl" calcext:value-type="string">
            <text:p>plauenvogtl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l48mpaeek" calcext:value-type="string">
            <text:p>bl48mpa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30];&quot;.&quot;;[.L230];&quot;@&quot;;[.M230];&quot;.com&quot;)" office:value-type="string" office:string-value="torsten.fleischer@plauenvogtl.com" calcext:value-type="string">
            <text:p>torsten.fleischer@plauenvogtl.com</text:p>
          </table:table-cell>
          <table:table-cell table:formula="of:=&quot;('&quot;&amp;COM.MICROSOFT.CONCAT([.K230];&quot;.&quot;;[.L230];&quot;@&quot;;[.M230];&quot;.com&quot;)&amp;&quot;',&quot;" office:value-type="string" office:string-value="('torsten.fleischer@plauenvogtl.com'," calcext:value-type="string">
            <text:p>('torsten.fleischer@plauenvogtl.com',</text:p>
          </table:table-cell>
          <table:table-cell table:formula="of:=&quot;HASHBYTES('SHA2_512', '&quot;&amp;[.N230]&amp;&quot;'),&quot;" office:value-type="string" office:string-value="HASHBYTES('SHA2_512', 'bl48mpaeek')," calcext:value-type="string">
            <text:p>HASHBYTES('SHA2_512', 'bl48mpaeek'),</text:p>
          </table:table-cell>
          <table:table-cell table:formula="of:=[.O230]&amp;&quot;,&quot;" office:value-type="string" office:string-value="1," calcext:value-type="string">
            <text:p>1,</text:p>
          </table:table-cell>
          <table:table-cell table:formula="of:=[.P23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30]&amp;&quot;', '&quot;&amp;[.B230]&amp;&quot;', '&quot;&amp;TEXT([.C230]; &quot;yyyy-mm-dd&quot;)&amp;&quot;', '&quot;&amp;[.D230]&amp;&quot;', &quot;&amp;IF([.E230]=&quot;Null&quot;; &quot;Null&quot;; &quot;'&quot;&amp;[.E230]&amp;&quot;'&quot;)&amp;&quot;, '&quot;&amp;[.F230]&amp;&quot;', '&quot;&amp;[.G230]&amp;&quot;', u.Id FROM Users u WHERE EmailAddress = '&quot;&amp;[.Q230]&amp;&quot;' UNION&quot;" office:value-type="string" office:string-value="SELECT 'Torsten', 'Fleischer', '2000-03-30', 'Germany', Null, 'Plauen Vogtl', ' Semmelweisstraße 19', u.Id FROM Users u WHERE EmailAddress = 'torsten.fleischer@plauenvogtl.com' UNION" calcext:value-type="string">
            <text:p>SELECT 'Torsten', 'Fleischer', '2000-03-30', 'Germany', Null, 'Plauen Vogtl', ' Semmelweisstraße 19', u.Id FROM Users u WHERE EmailAddress = 'torsten.fleischer@plauenvogtl.com' UNION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0"/>
          <table:table-cell table:number-columns-repeated="61"/>
        </table:table-row>
        <table:table-row table:style-name="ro1" table:number-rows-repeated="10483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jorTeachers" table:style-name="ta1">
        <table:table-column table:style-name="co1" table:number-columns-repeated="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visibility="collapse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table:style-name="ce10" office:value-type="string" calcext:value-type="string">
            <text:p>BirthD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Name</text:p>
          </table:table-cell>
          <table:table-cell office:value-type="string" calcext:value-type="string">
            <text:p>Teacher Table</text:p>
          </table:table-cell>
          <table:table-cell office:value-type="string" calcext:value-type="string">
            <text:p>MajorTeacher table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0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IT</text:p>
          </table:table-cell>
          <table:table-cell/>
          <table:table-cell table:style-name="ce10" table:formula="of:=&quot;SELECT p.Id FROM Persons p WHERE BirthDate=&quot;&amp;&quot;'&quot;&amp;TEXT([.C2]; &quot;yyyy-mm-dd&quot;)&amp;&quot;' UNION&quot;" office:value-type="string" office:string-value="SELECT p.Id FROM Persons p WHERE BirthDate='1974-12-17' UNION" calcext:value-type="string">
            <text:p>SELECT p.Id FROM Persons p WHERE BirthDate='1974-12-17' UNION</text:p>
          </table:table-cell>
          <table:table-cell table:style-name="ce17" table:formula="of:=IF([.F2]=&quot;&quot;;&quot;&quot;;&quot;SELECT m.Id, t.Id FROM Majors m, Persons p, Teachers t  WHERE m.Name = &quot;&amp;&quot;'&quot;&amp;[.F2]&amp;&quot;' AND  p.BirthDate = '&quot;&amp;TEXT([.$C2];&quot;yyyy-mm-dd&quot;)&amp;&quot;' AND p.LastName= '&quot;&amp;[.$B2]&amp;&quot;'AND p.Id = t.PersonId UNION&quot;)" office:value-type="string" office:string-value="SELECT m.Id, t.Id FROM Majors m, Persons p, Teachers t  WHERE m.Name = 'Mathematics' AND  p.BirthDate = '1974-12-17' AND p.LastName= 'Csombor'AND p.Id = t.PersonId UNION" calcext:value-type="string">
            <text:p>SELECT m.Id, t.Id FROM Majors m, Persons p, Teachers t <text:s/>WHERE m.Name = 'Mathematics' AND <text:s/>p.BirthDate = '1974-12-17' AND p.LastName= 'Csombor'AND p.Id = t.PersonId UNION</text:p>
          </table:table-cell>
          <table:table-cell table:style-name="ce17" table:formula="of:=IF([.G2]=&quot;&quot;;&quot;&quot;;&quot;SELECT m.Id, t.Id FROM Majors m, Persons p, Teachers t  WHERE m.Name = &quot;&amp;&quot;'&quot;&amp;[.G2]&amp;&quot;' AND  p.BirthDate = '&quot;&amp;TEXT([.$C2];&quot;yyyy-mm-dd&quot;)&amp;&quot;' AND p.LastName= '&quot;&amp;[.$B2]&amp;&quot;'AND p.Id = t.PersonId UNION&quot;)" office:value-type="string" office:string-value="SELECT m.Id, t.Id FROM Majors m, Persons p, Teachers t  WHERE m.Name = 'IT' AND  p.BirthDate = '1974-12-17' AND p.LastName= 'Csombor'AND p.Id = t.PersonId UNION" calcext:value-type="string">
            <text:p>SELECT m.Id, t.Id FROM Majors m, Persons p, Teachers t <text:s/>WHERE m.Name = 'IT' AND <text:s/>p.BirthDate = '1974-12-17' AND p.LastName= 'Csombor'AND p.Id = t.PersonId UNION</text:p>
          </table:table-cell>
          <table:table-cell table:style-name="ce17" table:formula="of:=IF([.H2]=&quot;&quot;;&quot;&quot;;&quot;SELECT m.Id, t.Id FROM Majors m, Persons p, Teachers t  WHERE m.Name = &quot;&amp;&quot;'&quot;&amp;[.H2]&amp;&quot;' AND  p.BirthDate = '&quot;&amp;TEXT([.$C2];&quot;yyyy-mm-dd&quot;)&amp;&quot;' AND p.LastName= '&quot;&amp;[.$B2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0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10" table:formula="of:=&quot;SELECT p.Id FROM Persons p WHERE BirthDate=&quot;&amp;&quot;'&quot;&amp;TEXT([.C3]; &quot;yyyy-mm-dd&quot;)&amp;&quot;' UNION&quot;" office:value-type="string" office:string-value="SELECT p.Id FROM Persons p WHERE BirthDate='1984-06-03' UNION" calcext:value-type="string">
            <text:p>SELECT p.Id FROM Persons p WHERE BirthDate='1984-06-03' UNION</text:p>
          </table:table-cell>
          <table:table-cell table:style-name="ce17" table:formula="of:=IF([.F3]=&quot;&quot;;&quot;&quot;;&quot;SELECT m.Id, t.Id FROM Majors m, Persons p, Teachers t  WHERE m.Name = &quot;&amp;&quot;'&quot;&amp;[.F3]&amp;&quot;' AND  p.BirthDate = '&quot;&amp;TEXT([.$C3];&quot;yyyy-mm-dd&quot;)&amp;&quot;' AND p.LastName= '&quot;&amp;[.$B3]&amp;&quot;'AND p.Id = t.PersonId UNION&quot;)" office:value-type="string" office:string-value="SELECT m.Id, t.Id FROM Majors m, Persons p, Teachers t  WHERE m.Name = 'Literature' AND  p.BirthDate = '1984-06-03' AND p.LastName= 'Hajdú'AND p.Id = t.PersonId UNION" calcext:value-type="string">
            <text:p>SELECT m.Id, t.Id FROM Majors m, Persons p, Teachers t <text:s/>WHERE m.Name = 'Literature' AND <text:s/>p.BirthDate = '1984-06-03' AND p.LastName= 'Hajdú'AND p.Id = t.PersonId UNION</text:p>
          </table:table-cell>
          <table:table-cell table:style-name="ce17" table:formula="of:=IF([.G3]=&quot;&quot;;&quot;&quot;;&quot;SELECT m.Id, t.Id FROM Majors m, Persons p, Teachers t  WHERE m.Name = &quot;&amp;&quot;'&quot;&amp;[.G3]&amp;&quot;' AND  p.BirthDate = '&quot;&amp;TEXT([.$C3];&quot;yyyy-mm-dd&quot;)&amp;&quot;' AND p.LastName= '&quot;&amp;[.$B3]&amp;&quot;'AND p.Id = t.PersonId UNION&quot;)" office:value-type="string" office:string-value="SELECT m.Id, t.Id FROM Majors m, Persons p, Teachers t  WHERE m.Name = 'Grammar' AND  p.BirthDate = '1984-06-03' AND p.LastName= 'Hajdú'AND p.Id = t.PersonId UNION" calcext:value-type="string">
            <text:p>SELECT m.Id, t.Id FROM Majors m, Persons p, Teachers t <text:s/>WHERE m.Name = 'Grammar' AND <text:s/>p.BirthDate = '1984-06-03' AND p.LastName= 'Hajdú'AND p.Id = t.PersonId UNION</text:p>
          </table:table-cell>
          <table:table-cell table:style-name="ce17" table:formula="of:=IF([.H3]=&quot;&quot;;&quot;&quot;;&quot;SELECT m.Id, t.Id FROM Majors m, Persons p, Teachers t  WHERE m.Name = &quot;&amp;&quot;'&quot;&amp;[.H3]&amp;&quot;' AND  p.BirthDate = '&quot;&amp;TEXT([.$C3];&quot;yyyy-mm-dd&quot;)&amp;&quot;' AND p.LastName= '&quot;&amp;[.$B3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0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iterature</text:p>
          </table:table-cell>
          <table:table-cell/>
          <table:table-cell table:style-name="ce10" table:formula="of:=&quot;SELECT p.Id FROM Persons p WHERE BirthDate=&quot;&amp;&quot;'&quot;&amp;TEXT([.C4]; &quot;yyyy-mm-dd&quot;)&amp;&quot;' UNION&quot;" office:value-type="string" office:string-value="SELECT p.Id FROM Persons p WHERE BirthDate='1974-10-24' UNION" calcext:value-type="string">
            <text:p>SELECT p.Id FROM Persons p WHERE BirthDate='1974-10-24' UNION</text:p>
          </table:table-cell>
          <table:table-cell table:style-name="ce17" table:formula="of:=IF([.F4]=&quot;&quot;;&quot;&quot;;&quot;SELECT m.Id, t.Id FROM Majors m, Persons p, Teachers t  WHERE m.Name = &quot;&amp;&quot;'&quot;&amp;[.F4]&amp;&quot;' AND  p.BirthDate = '&quot;&amp;TEXT([.$C4];&quot;yyyy-mm-dd&quot;)&amp;&quot;' AND p.LastName= '&quot;&amp;[.$B4]&amp;&quot;'AND p.Id = t.PersonId UNION&quot;)" office:value-type="string" office:string-value="SELECT m.Id, t.Id FROM Majors m, Persons p, Teachers t  WHERE m.Name = 'History' AND  p.BirthDate = '1974-10-24' AND p.LastName= 'Puzsér'AND p.Id = t.PersonId UNION" calcext:value-type="string">
            <text:p>SELECT m.Id, t.Id FROM Majors m, Persons p, Teachers t <text:s/>WHERE m.Name = 'History' AND <text:s/>p.BirthDate = '1974-10-24' AND p.LastName= 'Puzsér'AND p.Id = t.PersonId UNION</text:p>
          </table:table-cell>
          <table:table-cell table:style-name="ce17" table:formula="of:=IF([.G4]=&quot;&quot;;&quot;&quot;;&quot;SELECT m.Id, t.Id FROM Majors m, Persons p, Teachers t  WHERE m.Name = &quot;&amp;&quot;'&quot;&amp;[.G4]&amp;&quot;' AND  p.BirthDate = '&quot;&amp;TEXT([.$C4];&quot;yyyy-mm-dd&quot;)&amp;&quot;' AND p.LastName= '&quot;&amp;[.$B4]&amp;&quot;'AND p.Id = t.PersonId UNION&quot;)" office:value-type="string" office:string-value="SELECT m.Id, t.Id FROM Majors m, Persons p, Teachers t  WHERE m.Name = 'Literature' AND  p.BirthDate = '1974-10-24' AND p.LastName= 'Puzsér'AND p.Id = t.PersonId UNION" calcext:value-type="string">
            <text:p>SELECT m.Id, t.Id FROM Majors m, Persons p, Teachers t <text:s/>WHERE m.Name = 'Literature' AND <text:s/>p.BirthDate = '1974-10-24' AND p.LastName= 'Puzsér'AND p.Id = t.PersonId UNION</text:p>
          </table:table-cell>
          <table:table-cell table:style-name="ce17" table:formula="of:=IF([.H4]=&quot;&quot;;&quot;&quot;;&quot;SELECT m.Id, t.Id FROM Majors m, Persons p, Teachers t  WHERE m.Name = &quot;&amp;&quot;'&quot;&amp;[.H4]&amp;&quot;' AND  p.BirthDate = '&quot;&amp;TEXT([.$C4];&quot;yyyy-mm-dd&quot;)&amp;&quot;' AND p.LastName= '&quot;&amp;[.$B4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0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Algebra</text:p>
          </table:table-cell>
          <table:table-cell/>
          <table:table-cell table:style-name="ce10" table:formula="of:=&quot;SELECT p.Id FROM Persons p WHERE BirthDate=&quot;&amp;&quot;'&quot;&amp;TEXT([.C5]; &quot;yyyy-mm-dd&quot;)&amp;&quot;' UNION&quot;" office:value-type="string" office:string-value="SELECT p.Id FROM Persons p WHERE BirthDate='1965-06-12' UNION" calcext:value-type="string">
            <text:p>SELECT p.Id FROM Persons p WHERE BirthDate='1965-06-12' UNION</text:p>
          </table:table-cell>
          <table:table-cell table:style-name="ce17" table:formula="of:=IF([.F5]=&quot;&quot;;&quot;&quot;;&quot;SELECT m.Id, t.Id FROM Majors m, Persons p, Teachers t  WHERE m.Name = &quot;&amp;&quot;'&quot;&amp;[.F5]&amp;&quot;' AND  p.BirthDate = '&quot;&amp;TEXT([.$C5];&quot;yyyy-mm-dd&quot;)&amp;&quot;' AND p.LastName= '&quot;&amp;[.$B5]&amp;&quot;'AND p.Id = t.PersonId UNION&quot;)" office:value-type="string" office:string-value="SELECT m.Id, t.Id FROM Majors m, Persons p, Teachers t  WHERE m.Name = 'Mathematics' AND  p.BirthDate = '1965-06-12' AND p.LastName= 'Kovács'AND p.Id = t.PersonId UNION" calcext:value-type="string">
            <text:p>SELECT m.Id, t.Id FROM Majors m, Persons p, Teachers t <text:s/>WHERE m.Name = 'Mathematics' AND <text:s/>p.BirthDate = '1965-06-12' AND p.LastName= 'Kovács'AND p.Id = t.PersonId UNION</text:p>
          </table:table-cell>
          <table:table-cell table:style-name="ce17" table:formula="of:=IF([.G5]=&quot;&quot;;&quot;&quot;;&quot;SELECT m.Id, t.Id FROM Majors m, Persons p, Teachers t  WHERE m.Name = &quot;&amp;&quot;'&quot;&amp;[.G5]&amp;&quot;' AND  p.BirthDate = '&quot;&amp;TEXT([.$C5];&quot;yyyy-mm-dd&quot;)&amp;&quot;' AND p.LastName= '&quot;&amp;[.$B5]&amp;&quot;'AND p.Id = t.PersonId UNION&quot;)" office:value-type="string" office:string-value="SELECT m.Id, t.Id FROM Majors m, Persons p, Teachers t  WHERE m.Name = 'Algebra' AND  p.BirthDate = '1965-06-12' AND p.LastName= 'Kovács'AND p.Id = t.PersonId UNION" calcext:value-type="string">
            <text:p>SELECT m.Id, t.Id FROM Majors m, Persons p, Teachers t <text:s/>WHERE m.Name = 'Algebra' AND <text:s/>p.BirthDate = '1965-06-12' AND p.LastName= 'Kovács'AND p.Id = t.PersonId UNION</text:p>
          </table:table-cell>
          <table:table-cell table:style-name="ce17" table:formula="of:=IF([.H5]=&quot;&quot;;&quot;&quot;;&quot;SELECT m.Id, t.Id FROM Majors m, Persons p, Teachers t  WHERE m.Name = &quot;&amp;&quot;'&quot;&amp;[.H5]&amp;&quot;' AND  p.BirthDate = '&quot;&amp;TEXT([.$C5];&quot;yyyy-mm-dd&quot;)&amp;&quot;' AND p.LastName= '&quot;&amp;[.$B5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0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Logistic</text:p>
          </table:table-cell>
          <table:table-cell/>
          <table:table-cell table:style-name="ce10" table:formula="of:=&quot;SELECT p.Id FROM Persons p WHERE BirthDate=&quot;&amp;&quot;'&quot;&amp;TEXT([.C6]; &quot;yyyy-mm-dd&quot;)&amp;&quot;' UNION&quot;" office:value-type="string" office:string-value="SELECT p.Id FROM Persons p WHERE BirthDate='1959-03-20' UNION" calcext:value-type="string">
            <text:p>SELECT p.Id FROM Persons p WHERE BirthDate='1959-03-20' UNION</text:p>
          </table:table-cell>
          <table:table-cell table:style-name="ce17" table:formula="of:=IF([.F6]=&quot;&quot;;&quot;&quot;;&quot;SELECT m.Id, t.Id FROM Majors m, Persons p, Teachers t  WHERE m.Name = &quot;&amp;&quot;'&quot;&amp;[.F6]&amp;&quot;' AND  p.BirthDate = '&quot;&amp;TEXT([.$C6];&quot;yyyy-mm-dd&quot;)&amp;&quot;' AND p.LastName= '&quot;&amp;[.$B6]&amp;&quot;'AND p.Id = t.PersonId UNION&quot;)" office:value-type="string" office:string-value="SELECT m.Id, t.Id FROM Majors m, Persons p, Teachers t  WHERE m.Name = 'Economics' AND  p.BirthDate = '1959-03-20' AND p.LastName= 'Kádár'AND p.Id = t.PersonId UNION" calcext:value-type="string">
            <text:p>SELECT m.Id, t.Id FROM Majors m, Persons p, Teachers t <text:s/>WHERE m.Name = 'Economics' AND <text:s/>p.BirthDate = '1959-03-20' AND p.LastName= 'Kádár'AND p.Id = t.PersonId UNION</text:p>
          </table:table-cell>
          <table:table-cell table:style-name="ce17" table:formula="of:=IF([.G6]=&quot;&quot;;&quot;&quot;;&quot;SELECT m.Id, t.Id FROM Majors m, Persons p, Teachers t  WHERE m.Name = &quot;&amp;&quot;'&quot;&amp;[.G6]&amp;&quot;' AND  p.BirthDate = '&quot;&amp;TEXT([.$C6];&quot;yyyy-mm-dd&quot;)&amp;&quot;' AND p.LastName= '&quot;&amp;[.$B6]&amp;&quot;'AND p.Id = t.PersonId UNION&quot;)" office:value-type="string" office:string-value="SELECT m.Id, t.Id FROM Majors m, Persons p, Teachers t  WHERE m.Name = 'Logistic' AND  p.BirthDate = '1959-03-20' AND p.LastName= 'Kádár'AND p.Id = t.PersonId UNION" calcext:value-type="string">
            <text:p>SELECT m.Id, t.Id FROM Majors m, Persons p, Teachers t <text:s/>WHERE m.Name = 'Logistic' AND <text:s/>p.BirthDate = '1959-03-20' AND p.LastName= 'Kádár'AND p.Id = t.PersonId UNION</text:p>
          </table:table-cell>
          <table:table-cell table:style-name="ce17" table:formula="of:=IF([.H6]=&quot;&quot;;&quot;&quot;;&quot;SELECT m.Id, t.Id FROM Majors m, Persons p, Teachers t  WHERE m.Name = &quot;&amp;&quot;'&quot;&amp;[.H6]&amp;&quot;' AND  p.BirthDate = '&quot;&amp;TEXT([.$C6];&quot;yyyy-mm-dd&quot;)&amp;&quot;' AND p.LastName= '&quot;&amp;[.$B6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0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Programming</text:p>
          </table:table-cell>
          <table:table-cell/>
          <table:table-cell table:style-name="ce10" table:formula="of:=&quot;SELECT p.Id FROM Persons p WHERE BirthDate=&quot;&amp;&quot;'&quot;&amp;TEXT([.C7]; &quot;yyyy-mm-dd&quot;)&amp;&quot;' UNION&quot;" office:value-type="string" office:string-value="SELECT p.Id FROM Persons p WHERE BirthDate='1990-04-11' UNION" calcext:value-type="string">
            <text:p>SELECT p.Id FROM Persons p WHERE BirthDate='1990-04-11' UNION</text:p>
          </table:table-cell>
          <table:table-cell table:style-name="ce17" table:formula="of:=IF([.F7]=&quot;&quot;;&quot;&quot;;&quot;SELECT m.Id, t.Id FROM Majors m, Persons p, Teachers t  WHERE m.Name = &quot;&amp;&quot;'&quot;&amp;[.F7]&amp;&quot;' AND  p.BirthDate = '&quot;&amp;TEXT([.$C7];&quot;yyyy-mm-dd&quot;)&amp;&quot;' AND p.LastName= '&quot;&amp;[.$B7]&amp;&quot;'AND p.Id = t.PersonId UNION&quot;)" office:value-type="string" office:string-value="SELECT m.Id, t.Id FROM Majors m, Persons p, Teachers t  WHERE m.Name = 'Robotics' AND  p.BirthDate = '1990-04-11' AND p.LastName= 'Barna'AND p.Id = t.PersonId UNION" calcext:value-type="string">
            <text:p>SELECT m.Id, t.Id FROM Majors m, Persons p, Teachers t <text:s/>WHERE m.Name = 'Robotics' AND <text:s/>p.BirthDate = '1990-04-11' AND p.LastName= 'Barna'AND p.Id = t.PersonId UNION</text:p>
          </table:table-cell>
          <table:table-cell table:style-name="ce17" table:formula="of:=IF([.G7]=&quot;&quot;;&quot;&quot;;&quot;SELECT m.Id, t.Id FROM Majors m, Persons p, Teachers t  WHERE m.Name = &quot;&amp;&quot;'&quot;&amp;[.G7]&amp;&quot;' AND  p.BirthDate = '&quot;&amp;TEXT([.$C7];&quot;yyyy-mm-dd&quot;)&amp;&quot;' AND p.LastName= '&quot;&amp;[.$B7]&amp;&quot;'AND p.Id = t.PersonId UNION&quot;)" office:value-type="string" office:string-value="SELECT m.Id, t.Id FROM Majors m, Persons p, Teachers t  WHERE m.Name = 'Programming' AND  p.BirthDate = '1990-04-11' AND p.LastName= 'Barna'AND p.Id = t.PersonId UNION" calcext:value-type="string">
            <text:p>SELECT m.Id, t.Id FROM Majors m, Persons p, Teachers t <text:s/>WHERE m.Name = 'Programming' AND <text:s/>p.BirthDate = '1990-04-11' AND p.LastName= 'Barna'AND p.Id = t.PersonId UNION</text:p>
          </table:table-cell>
          <table:table-cell table:style-name="ce17" table:formula="of:=IF([.H7]=&quot;&quot;;&quot;&quot;;&quot;SELECT m.Id, t.Id FROM Majors m, Persons p, Teachers t  WHERE m.Name = &quot;&amp;&quot;'&quot;&amp;[.H7]&amp;&quot;' AND  p.BirthDate = '&quot;&amp;TEXT([.$C7];&quot;yyyy-mm-dd&quot;)&amp;&quot;' AND p.LastName= '&quot;&amp;[.$B7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0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Botany</text:p>
          </table:table-cell>
          <table:table-cell/>
          <table:table-cell table:style-name="ce10" table:formula="of:=&quot;SELECT p.Id FROM Persons p WHERE BirthDate=&quot;&amp;&quot;'&quot;&amp;TEXT([.C8]; &quot;yyyy-mm-dd&quot;)&amp;&quot;' UNION&quot;" office:value-type="string" office:string-value="SELECT p.Id FROM Persons p WHERE BirthDate='1983-02-15' UNION" calcext:value-type="string">
            <text:p>SELECT p.Id FROM Persons p WHERE BirthDate='1983-02-15' UNION</text:p>
          </table:table-cell>
          <table:table-cell table:style-name="ce17" table:formula="of:=IF([.F8]=&quot;&quot;;&quot;&quot;;&quot;SELECT m.Id, t.Id FROM Majors m, Persons p, Teachers t  WHERE m.Name = &quot;&amp;&quot;'&quot;&amp;[.F8]&amp;&quot;' AND  p.BirthDate = '&quot;&amp;TEXT([.$C8];&quot;yyyy-mm-dd&quot;)&amp;&quot;' AND p.LastName= '&quot;&amp;[.$B8]&amp;&quot;'AND p.Id = t.PersonId UNION&quot;)" office:value-type="string" office:string-value="SELECT m.Id, t.Id FROM Majors m, Persons p, Teachers t  WHERE m.Name = 'Zoology' AND  p.BirthDate = '1983-02-15' AND p.LastName= 'Nagy'AND p.Id = t.PersonId UNION" calcext:value-type="string">
            <text:p>SELECT m.Id, t.Id FROM Majors m, Persons p, Teachers t <text:s/>WHERE m.Name = 'Zoology' AND <text:s/>p.BirthDate = '1983-02-15' AND p.LastName= 'Nagy'AND p.Id = t.PersonId UNION</text:p>
          </table:table-cell>
          <table:table-cell table:style-name="ce17" table:formula="of:=IF([.G8]=&quot;&quot;;&quot;&quot;;&quot;SELECT m.Id, t.Id FROM Majors m, Persons p, Teachers t  WHERE m.Name = &quot;&amp;&quot;'&quot;&amp;[.G8]&amp;&quot;' AND  p.BirthDate = '&quot;&amp;TEXT([.$C8];&quot;yyyy-mm-dd&quot;)&amp;&quot;' AND p.LastName= '&quot;&amp;[.$B8]&amp;&quot;'AND p.Id = t.PersonId UNION&quot;)" office:value-type="string" office:string-value="SELECT m.Id, t.Id FROM Majors m, Persons p, Teachers t  WHERE m.Name = 'Botany' AND  p.BirthDate = '1983-02-15' AND p.LastName= 'Nagy'AND p.Id = t.PersonId UNION" calcext:value-type="string">
            <text:p>SELECT m.Id, t.Id FROM Majors m, Persons p, Teachers t <text:s/>WHERE m.Name = 'Botany' AND <text:s/>p.BirthDate = '1983-02-15' AND p.LastName= 'Nagy'AND p.Id = t.PersonId UNION</text:p>
          </table:table-cell>
          <table:table-cell table:style-name="ce17" table:formula="of:=IF([.H8]=&quot;&quot;;&quot;&quot;;&quot;SELECT m.Id, t.Id FROM Majors m, Persons p, Teachers t  WHERE m.Name = &quot;&amp;&quot;'&quot;&amp;[.H8]&amp;&quot;' AND  p.BirthDate = '&quot;&amp;TEXT([.$C8];&quot;yyyy-mm-dd&quot;)&amp;&quot;' AND p.LastName= '&quot;&amp;[.$B8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0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erman</text:p>
          </table:table-cell>
          <table:table-cell/>
          <table:table-cell table:style-name="ce10" table:formula="of:=&quot;SELECT p.Id FROM Persons p WHERE BirthDate=&quot;&amp;&quot;'&quot;&amp;TEXT([.C9]; &quot;yyyy-mm-dd&quot;)&amp;&quot;' UNION&quot;" office:value-type="string" office:string-value="SELECT p.Id FROM Persons p WHERE BirthDate='1987-01-30' UNION" calcext:value-type="string">
            <text:p>SELECT p.Id FROM Persons p WHERE BirthDate='1987-01-30' UNION</text:p>
          </table:table-cell>
          <table:table-cell table:style-name="ce17" table:formula="of:=IF([.F9]=&quot;&quot;;&quot;&quot;;&quot;SELECT m.Id, t.Id FROM Majors m, Persons p, Teachers t  WHERE m.Name = &quot;&amp;&quot;'&quot;&amp;[.F9]&amp;&quot;' AND  p.BirthDate = '&quot;&amp;TEXT([.$C9];&quot;yyyy-mm-dd&quot;)&amp;&quot;' AND p.LastName= '&quot;&amp;[.$B9]&amp;&quot;'AND p.Id = t.PersonId UNION&quot;)" office:value-type="string" office:string-value="SELECT m.Id, t.Id FROM Majors m, Persons p, Teachers t  WHERE m.Name = 'English' AND  p.BirthDate = '1987-01-30' AND p.LastName= 'Kobzos'AND p.Id = t.PersonId UNION" calcext:value-type="string">
            <text:p>SELECT m.Id, t.Id FROM Majors m, Persons p, Teachers t <text:s/>WHERE m.Name = 'English' AND <text:s/>p.BirthDate = '1987-01-30' AND p.LastName= 'Kobzos'AND p.Id = t.PersonId UNION</text:p>
          </table:table-cell>
          <table:table-cell table:style-name="ce17" table:formula="of:=IF([.G9]=&quot;&quot;;&quot;&quot;;&quot;SELECT m.Id, t.Id FROM Majors m, Persons p, Teachers t  WHERE m.Name = &quot;&amp;&quot;'&quot;&amp;[.G9]&amp;&quot;' AND  p.BirthDate = '&quot;&amp;TEXT([.$C9];&quot;yyyy-mm-dd&quot;)&amp;&quot;' AND p.LastName= '&quot;&amp;[.$B9]&amp;&quot;'AND p.Id = t.PersonId UNION&quot;)" office:value-type="string" office:string-value="SELECT m.Id, t.Id FROM Majors m, Persons p, Teachers t  WHERE m.Name = 'German' AND  p.BirthDate = '1987-01-30' AND p.LastName= 'Kobzos'AND p.Id = t.PersonId UNION" calcext:value-type="string">
            <text:p>SELECT m.Id, t.Id FROM Majors m, Persons p, Teachers t <text:s/>WHERE m.Name = 'German' AND <text:s/>p.BirthDate = '1987-01-30' AND p.LastName= 'Kobzos'AND p.Id = t.PersonId UNION</text:p>
          </table:table-cell>
          <table:table-cell table:style-name="ce17" table:formula="of:=IF([.H9]=&quot;&quot;;&quot;&quot;;&quot;SELECT m.Id, t.Id FROM Majors m, Persons p, Teachers t  WHERE m.Name = &quot;&amp;&quot;'&quot;&amp;[.H9]&amp;&quot;' AND  p.BirthDate = '&quot;&amp;TEXT([.$C9];&quot;yyyy-mm-dd&quot;)&amp;&quot;' AND p.LastName= '&quot;&amp;[.$B9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0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ilviculture</text:p>
          </table:table-cell>
          <table:table-cell office:value-type="string" calcext:value-type="string">
            <text:p>Biology</text:p>
          </table:table-cell>
          <table:table-cell/>
          <table:table-cell table:style-name="ce10" table:formula="of:=&quot;SELECT p.Id FROM Persons p WHERE BirthDate=&quot;&amp;&quot;'&quot;&amp;TEXT([.C10]; &quot;yyyy-mm-dd&quot;)&amp;&quot;' UNION&quot;" office:value-type="string" office:string-value="SELECT p.Id FROM Persons p WHERE BirthDate='1979-11-08' UNION" calcext:value-type="string">
            <text:p>SELECT p.Id FROM Persons p WHERE BirthDate='1979-11-08' UNION</text:p>
          </table:table-cell>
          <table:table-cell table:style-name="ce17" table:formula="of:=IF([.F10]=&quot;&quot;;&quot;&quot;;&quot;SELECT m.Id, t.Id FROM Majors m, Persons p, Teachers t  WHERE m.Name = &quot;&amp;&quot;'&quot;&amp;[.F10]&amp;&quot;' AND  p.BirthDate = '&quot;&amp;TEXT([.$C10];&quot;yyyy-mm-dd&quot;)&amp;&quot;' AND p.LastName= '&quot;&amp;[.$B10]&amp;&quot;'AND p.Id = t.PersonId UNION&quot;)" office:value-type="string" office:string-value="SELECT m.Id, t.Id FROM Majors m, Persons p, Teachers t  WHERE m.Name = 'Silviculture' AND  p.BirthDate = '1979-11-08' AND p.LastName= 'Szakály'AND p.Id = t.PersonId UNION" calcext:value-type="string">
            <text:p>SELECT m.Id, t.Id FROM Majors m, Persons p, Teachers t <text:s/>WHERE m.Name = 'Silviculture' AND <text:s/>p.BirthDate = '1979-11-08' AND p.LastName= 'Szakály'AND p.Id = t.PersonId UNION</text:p>
          </table:table-cell>
          <table:table-cell table:style-name="ce17" table:formula="of:=IF([.G10]=&quot;&quot;;&quot;&quot;;&quot;SELECT m.Id, t.Id FROM Majors m, Persons p, Teachers t  WHERE m.Name = &quot;&amp;&quot;'&quot;&amp;[.G10]&amp;&quot;' AND  p.BirthDate = '&quot;&amp;TEXT([.$C10];&quot;yyyy-mm-dd&quot;)&amp;&quot;' AND p.LastName= '&quot;&amp;[.$B10]&amp;&quot;'AND p.Id = t.PersonId UNION&quot;)" office:value-type="string" office:string-value="SELECT m.Id, t.Id FROM Majors m, Persons p, Teachers t  WHERE m.Name = 'Biology' AND  p.BirthDate = '1979-11-08' AND p.LastName= 'Szakály'AND p.Id = t.PersonId UNION" calcext:value-type="string">
            <text:p>SELECT m.Id, t.Id FROM Majors m, Persons p, Teachers t <text:s/>WHERE m.Name = 'Biology' AND <text:s/>p.BirthDate = '1979-11-08' AND p.LastName= 'Szakály'AND p.Id = t.PersonId UNION</text:p>
          </table:table-cell>
          <table:table-cell table:style-name="ce17" table:formula="of:=IF([.H10]=&quot;&quot;;&quot;&quot;;&quot;SELECT m.Id, t.Id FROM Majors m, Persons p, Teachers t  WHERE m.Name = &quot;&amp;&quot;'&quot;&amp;[.H10]&amp;&quot;' AND  p.BirthDate = '&quot;&amp;TEXT([.$C10];&quot;yyyy-mm-dd&quot;)&amp;&quot;' AND p.LastName= '&quot;&amp;[.$B10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0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conomics</text:p>
          </table:table-cell>
          <table:table-cell/>
          <table:table-cell table:style-name="ce10" table:formula="of:=&quot;SELECT p.Id FROM Persons p WHERE BirthDate=&quot;&amp;&quot;'&quot;&amp;TEXT([.C11]; &quot;yyyy-mm-dd&quot;)&amp;&quot;' UNION&quot;" office:value-type="string" office:string-value="SELECT p.Id FROM Persons p WHERE BirthDate='1990-03-15' UNION" calcext:value-type="string">
            <text:p>SELECT p.Id FROM Persons p WHERE BirthDate='1990-03-15' UNION</text:p>
          </table:table-cell>
          <table:table-cell table:style-name="ce17" table:formula="of:=IF([.F11]=&quot;&quot;;&quot;&quot;;&quot;SELECT m.Id, t.Id FROM Majors m, Persons p, Teachers t  WHERE m.Name = &quot;&amp;&quot;'&quot;&amp;[.F11]&amp;&quot;' AND  p.BirthDate = '&quot;&amp;TEXT([.$C11];&quot;yyyy-mm-dd&quot;)&amp;&quot;' AND p.LastName= '&quot;&amp;[.$B11]&amp;&quot;'AND p.Id = t.PersonId UNION&quot;)" office:value-type="string" office:string-value="SELECT m.Id, t.Id FROM Majors m, Persons p, Teachers t  WHERE m.Name = 'Mathematics' AND  p.BirthDate = '1990-03-15' AND p.LastName= 'Szél'AND p.Id = t.PersonId UNION" calcext:value-type="string">
            <text:p>SELECT m.Id, t.Id FROM Majors m, Persons p, Teachers t <text:s/>WHERE m.Name = 'Mathematics' AND <text:s/>p.BirthDate = '1990-03-15' AND p.LastName= 'Szél'AND p.Id = t.PersonId UNION</text:p>
          </table:table-cell>
          <table:table-cell table:style-name="ce17" table:formula="of:=IF([.G11]=&quot;&quot;;&quot;&quot;;&quot;SELECT m.Id, t.Id FROM Majors m, Persons p, Teachers t  WHERE m.Name = &quot;&amp;&quot;'&quot;&amp;[.G11]&amp;&quot;' AND  p.BirthDate = '&quot;&amp;TEXT([.$C11];&quot;yyyy-mm-dd&quot;)&amp;&quot;' AND p.LastName= '&quot;&amp;[.$B11]&amp;&quot;'AND p.Id = t.PersonId UNION&quot;)" office:value-type="string" office:string-value="SELECT m.Id, t.Id FROM Majors m, Persons p, Teachers t  WHERE m.Name = 'Economics' AND  p.BirthDate = '1990-03-15' AND p.LastName= 'Szél'AND p.Id = t.PersonId UNION" calcext:value-type="string">
            <text:p>SELECT m.Id, t.Id FROM Majors m, Persons p, Teachers t <text:s/>WHERE m.Name = 'Economics' AND <text:s/>p.BirthDate = '1990-03-15' AND p.LastName= 'Szél'AND p.Id = t.PersonId UNION</text:p>
          </table:table-cell>
          <table:table-cell table:style-name="ce17" table:formula="of:=IF([.H11]=&quot;&quot;;&quot;&quot;;&quot;SELECT m.Id, t.Id FROM Majors m, Persons p, Teachers t  WHERE m.Name = &quot;&amp;&quot;'&quot;&amp;[.H11]&amp;&quot;' AND  p.BirthDate = '&quot;&amp;TEXT([.$C11];&quot;yyyy-mm-dd&quot;)&amp;&quot;' AND p.LastName= '&quot;&amp;[.$B11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0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 table:style-name="ce10" table:formula="of:=&quot;SELECT p.Id FROM Persons p WHERE BirthDate=&quot;&amp;&quot;'&quot;&amp;TEXT([.C12]; &quot;yyyy-mm-dd&quot;)&amp;&quot;' UNION&quot;" office:value-type="string" office:string-value="SELECT p.Id FROM Persons p WHERE BirthDate='1980-02-20' UNION" calcext:value-type="string">
            <text:p>SELECT p.Id FROM Persons p WHERE BirthDate='1980-02-20' UNION</text:p>
          </table:table-cell>
          <table:table-cell table:style-name="ce17" table:formula="of:=IF([.F12]=&quot;&quot;;&quot;&quot;;&quot;SELECT m.Id, t.Id FROM Majors m, Persons p, Teachers t  WHERE m.Name = &quot;&amp;&quot;'&quot;&amp;[.F12]&amp;&quot;' AND  p.BirthDate = '&quot;&amp;TEXT([.$C12];&quot;yyyy-mm-dd&quot;)&amp;&quot;' AND p.LastName= '&quot;&amp;[.$B12]&amp;&quot;'AND p.Id = t.PersonId UNION&quot;)" office:value-type="string" office:string-value="SELECT m.Id, t.Id FROM Majors m, Persons p, Teachers t  WHERE m.Name = 'History' AND  p.BirthDate = '1980-02-20' AND p.LastName= 'Favágó'AND p.Id = t.PersonId UNION" calcext:value-type="string">
            <text:p>SELECT m.Id, t.Id FROM Majors m, Persons p, Teachers t <text:s/>WHERE m.Name = 'History' AND <text:s/>p.BirthDate = '1980-02-20' AND p.LastName= 'Favágó'AND p.Id = t.PersonId UNION</text:p>
          </table:table-cell>
          <table:table-cell table:style-name="ce17" table:formula="of:=IF([.G12]=&quot;&quot;;&quot;&quot;;&quot;SELECT m.Id, t.Id FROM Majors m, Persons p, Teachers t  WHERE m.Name = &quot;&amp;&quot;'&quot;&amp;[.G12]&amp;&quot;' AND  p.BirthDate = '&quot;&amp;TEXT([.$C12];&quot;yyyy-mm-dd&quot;)&amp;&quot;' AND p.LastName= '&quot;&amp;[.$B12]&amp;&quot;'AND p.Id = t.PersonId UNION&quot;)" office:value-type="string" office:string-value="SELECT m.Id, t.Id FROM Majors m, Persons p, Teachers t  WHERE m.Name = 'Literature' AND  p.BirthDate = '1980-02-20' AND p.LastName= 'Favágó'AND p.Id = t.PersonId UNION" calcext:value-type="string">
            <text:p>SELECT m.Id, t.Id FROM Majors m, Persons p, Teachers t <text:s/>WHERE m.Name = 'Literature' AND <text:s/>p.BirthDate = '1980-02-20' AND p.LastName= 'Favágó'AND p.Id = t.PersonId UNION</text:p>
          </table:table-cell>
          <table:table-cell table:style-name="ce17" table:formula="of:=IF([.H12]=&quot;&quot;;&quot;&quot;;&quot;SELECT m.Id, t.Id FROM Majors m, Persons p, Teachers t  WHERE m.Name = &quot;&amp;&quot;'&quot;&amp;[.H12]&amp;&quot;' AND  p.BirthDate = '&quot;&amp;TEXT([.$C12];&quot;yyyy-mm-dd&quot;)&amp;&quot;' AND p.LastName= '&quot;&amp;[.$B12]&amp;&quot;'AND p.Id = t.PersonId UNION&quot;)" office:value-type="string" office:string-value="SELECT m.Id, t.Id FROM Majors m, Persons p, Teachers t  WHERE m.Name = 'Grammar' AND  p.BirthDate = '1980-02-20' AND p.LastName= 'Favágó'AND p.Id = t.PersonId UNION" calcext:value-type="string">
            <text:p>SELECT m.Id, t.Id FROM Majors m, Persons p, Teachers t <text:s/>WHERE m.Name = 'Grammar' AND <text:s/>p.BirthDate = '1980-02-20' AND p.LastName= 'Favágó'AND p.Id = t.PersonId UNION</text:p>
          </table:table-cell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0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ogramming</text:p>
          </table:table-cell>
          <table:table-cell/>
          <table:table-cell table:style-name="ce10" table:formula="of:=&quot;SELECT p.Id FROM Persons p WHERE BirthDate=&quot;&amp;&quot;'&quot;&amp;TEXT([.C13]; &quot;yyyy-mm-dd&quot;)&amp;&quot;' UNION&quot;" office:value-type="string" office:string-value="SELECT p.Id FROM Persons p WHERE BirthDate='1992-07-21' UNION" calcext:value-type="string">
            <text:p>SELECT p.Id FROM Persons p WHERE BirthDate='1992-07-21' UNION</text:p>
          </table:table-cell>
          <table:table-cell table:style-name="ce17" table:formula="of:=IF([.F13]=&quot;&quot;;&quot;&quot;;&quot;SELECT m.Id, t.Id FROM Majors m, Persons p, Teachers t  WHERE m.Name = &quot;&amp;&quot;'&quot;&amp;[.F13]&amp;&quot;' AND  p.BirthDate = '&quot;&amp;TEXT([.$C13];&quot;yyyy-mm-dd&quot;)&amp;&quot;' AND p.LastName= '&quot;&amp;[.$B13]&amp;&quot;'AND p.Id = t.PersonId UNION&quot;)" office:value-type="string" office:string-value="SELECT m.Id, t.Id FROM Majors m, Persons p, Teachers t  WHERE m.Name = 'IT' AND  p.BirthDate = '1992-07-21' AND p.LastName= 'Beke'AND p.Id = t.PersonId UNION" calcext:value-type="string">
            <text:p>SELECT m.Id, t.Id FROM Majors m, Persons p, Teachers t <text:s/>WHERE m.Name = 'IT' AND <text:s/>p.BirthDate = '1992-07-21' AND p.LastName= 'Beke'AND p.Id = t.PersonId UNION</text:p>
          </table:table-cell>
          <table:table-cell table:style-name="ce17" table:formula="of:=IF([.G13]=&quot;&quot;;&quot;&quot;;&quot;SELECT m.Id, t.Id FROM Majors m, Persons p, Teachers t  WHERE m.Name = &quot;&amp;&quot;'&quot;&amp;[.G13]&amp;&quot;' AND  p.BirthDate = '&quot;&amp;TEXT([.$C13];&quot;yyyy-mm-dd&quot;)&amp;&quot;' AND p.LastName= '&quot;&amp;[.$B13]&amp;&quot;'AND p.Id = t.PersonId UNION&quot;)" office:value-type="string" office:string-value="SELECT m.Id, t.Id FROM Majors m, Persons p, Teachers t  WHERE m.Name = 'Programming' AND  p.BirthDate = '1992-07-21' AND p.LastName= 'Beke'AND p.Id = t.PersonId UNION" calcext:value-type="string">
            <text:p>SELECT m.Id, t.Id FROM Majors m, Persons p, Teachers t <text:s/>WHERE m.Name = 'Programming' AND <text:s/>p.BirthDate = '1992-07-21' AND p.LastName= 'Beke'AND p.Id = t.PersonId UNION</text:p>
          </table:table-cell>
          <table:table-cell table:style-name="ce17" table:formula="of:=IF([.H13]=&quot;&quot;;&quot;&quot;;&quot;SELECT m.Id, t.Id FROM Majors m, Persons p, Teachers t  WHERE m.Name = &quot;&amp;&quot;'&quot;&amp;[.H13]&amp;&quot;' AND  p.BirthDate = '&quot;&amp;TEXT([.$C13];&quot;yyyy-mm-dd&quot;)&amp;&quot;' AND p.LastName= '&quot;&amp;[.$B13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0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Physics</text:p>
          </table:table-cell>
          <table:table-cell/>
          <table:table-cell table:style-name="ce10" table:formula="of:=&quot;SELECT p.Id FROM Persons p WHERE BirthDate=&quot;&amp;&quot;'&quot;&amp;TEXT([.C14]; &quot;yyyy-mm-dd&quot;)&amp;&quot;' UNION&quot;" office:value-type="string" office:string-value="SELECT p.Id FROM Persons p WHERE BirthDate='1988-11-03' UNION" calcext:value-type="string">
            <text:p>SELECT p.Id FROM Persons p WHERE BirthDate='1988-11-03' UNION</text:p>
          </table:table-cell>
          <table:table-cell table:style-name="ce17" table:formula="of:=IF([.F14]=&quot;&quot;;&quot;&quot;;&quot;SELECT m.Id, t.Id FROM Majors m, Persons p, Teachers t  WHERE m.Name = &quot;&amp;&quot;'&quot;&amp;[.F14]&amp;&quot;' AND  p.BirthDate = '&quot;&amp;TEXT([.$C14];&quot;yyyy-mm-dd&quot;)&amp;&quot;' AND p.LastName= '&quot;&amp;[.$B14]&amp;&quot;'AND p.Id = t.PersonId UNION&quot;)" office:value-type="string" office:string-value="SELECT m.Id, t.Id FROM Majors m, Persons p, Teachers t  WHERE m.Name = 'Mathematics' AND  p.BirthDate = '1988-11-03' AND p.LastName= 'Soós'AND p.Id = t.PersonId UNION" calcext:value-type="string">
            <text:p>SELECT m.Id, t.Id FROM Majors m, Persons p, Teachers t <text:s/>WHERE m.Name = 'Mathematics' AND <text:s/>p.BirthDate = '1988-11-03' AND p.LastName= 'Soós'AND p.Id = t.PersonId UNION</text:p>
          </table:table-cell>
          <table:table-cell table:style-name="ce17" table:formula="of:=IF([.G14]=&quot;&quot;;&quot;&quot;;&quot;SELECT m.Id, t.Id FROM Majors m, Persons p, Teachers t  WHERE m.Name = &quot;&amp;&quot;'&quot;&amp;[.G14]&amp;&quot;' AND  p.BirthDate = '&quot;&amp;TEXT([.$C14];&quot;yyyy-mm-dd&quot;)&amp;&quot;' AND p.LastName= '&quot;&amp;[.$B14]&amp;&quot;'AND p.Id = t.PersonId UNION&quot;)" office:value-type="string" office:string-value="SELECT m.Id, t.Id FROM Majors m, Persons p, Teachers t  WHERE m.Name = 'Physics' AND  p.BirthDate = '1988-11-03' AND p.LastName= 'Soós'AND p.Id = t.PersonId UNION" calcext:value-type="string">
            <text:p>SELECT m.Id, t.Id FROM Majors m, Persons p, Teachers t <text:s/>WHERE m.Name = 'Physics' AND <text:s/>p.BirthDate = '1988-11-03' AND p.LastName= 'Soós'AND p.Id = t.PersonId UNION</text:p>
          </table:table-cell>
          <table:table-cell table:style-name="ce17" table:formula="of:=IF([.H14]=&quot;&quot;;&quot;&quot;;&quot;SELECT m.Id, t.Id FROM Majors m, Persons p, Teachers t  WHERE m.Name = &quot;&amp;&quot;'&quot;&amp;[.H14]&amp;&quot;' AND  p.BirthDate = '&quot;&amp;TEXT([.$C14];&quot;yyyy-mm-dd&quot;)&amp;&quot;' AND p.LastName= '&quot;&amp;[.$B14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10" table:formula="of:=&quot;SELECT p.Id FROM Persons p WHERE BirthDate=&quot;&amp;&quot;'&quot;&amp;TEXT([.C15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5]=&quot;&quot;;&quot;&quot;;&quot;SELECT m.Id, t.Id FROM Majors m, Persons p, Teachers t  WHERE m.Name = &quot;&amp;&quot;'&quot;&amp;[.F15]&amp;&quot;' AND  p.BirthDate = '&quot;&amp;TEXT([.$C15];&quot;yyyy-mm-dd&quot;)&amp;&quot;' AND p.LastName= '&quot;&amp;[.$B15]&amp;&quot;'AND p.Id = t.PersonId UNION&quot;)" office:value-type="string" office:string-value="SELECT m.Id, t.Id FROM Majors m, Persons p, Teachers t  WHERE m.Name = 'Literature' AND  p.BirthDate = '1986-02-24' AND p.LastName= 'Szakács'AND p.Id = t.PersonId UNION" calcext:value-type="string">
            <text:p>SELECT m.Id, t.Id FROM Majors m, Persons p, Teachers t <text:s/>WHERE m.Name = 'Literature' AND <text:s/>p.BirthDate = '1986-02-24' AND p.LastName= 'Szakács'AND p.Id = t.PersonId UNION</text:p>
          </table:table-cell>
          <table:table-cell table:style-name="ce17" table:formula="of:=IF([.G15]=&quot;&quot;;&quot;&quot;;&quot;SELECT m.Id, t.Id FROM Majors m, Persons p, Teachers t  WHERE m.Name = &quot;&amp;&quot;'&quot;&amp;[.G15]&amp;&quot;' AND  p.BirthDate = '&quot;&amp;TEXT([.$C15];&quot;yyyy-mm-dd&quot;)&amp;&quot;' AND p.LastName= '&quot;&amp;[.$B15]&amp;&quot;'AND p.Id = t.PersonId UNION&quot;)" office:value-type="string" office:string-value="SELECT m.Id, t.Id FROM Majors m, Persons p, Teachers t  WHERE m.Name = 'Grammar' AND  p.BirthDate = '1986-02-24' AND p.LastName= 'Szakács'AND p.Id = t.PersonId UNION" calcext:value-type="string">
            <text:p>SELECT m.Id, t.Id FROM Majors m, Persons p, Teachers t <text:s/>WHERE m.Name = 'Grammar' AND <text:s/>p.BirthDate = '1986-02-24' AND p.LastName= 'Szakács'AND p.Id = t.PersonId UNION</text:p>
          </table:table-cell>
          <table:table-cell table:style-name="ce17" table:formula="of:=IF([.H15]=&quot;&quot;;&quot;&quot;;&quot;SELECT m.Id, t.Id FROM Majors m, Persons p, Teachers t  WHERE m.Name = &quot;&amp;&quot;'&quot;&amp;[.H15]&amp;&quot;' AND  p.BirthDate = '&quot;&amp;TEXT([.$C15];&quot;yyyy-mm-dd&quot;)&amp;&quot;' AND p.LastName= '&quot;&amp;[.$B15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Discrete Mathematics</text:p>
          </table:table-cell>
          <table:table-cell/>
          <table:table-cell table:style-name="ce10" table:formula="of:=&quot;SELECT p.Id FROM Persons p WHERE BirthDate=&quot;&amp;&quot;'&quot;&amp;TEXT([.C16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6]=&quot;&quot;;&quot;&quot;;&quot;SELECT m.Id, t.Id FROM Majors m, Persons p, Teachers t  WHERE m.Name = &quot;&amp;&quot;'&quot;&amp;[.F16]&amp;&quot;' AND  p.BirthDate = '&quot;&amp;TEXT([.$C16];&quot;yyyy-mm-dd&quot;)&amp;&quot;' AND p.LastName= '&quot;&amp;[.$B16]&amp;&quot;'AND p.Id = t.PersonId UNION&quot;)" office:value-type="string" office:string-value="SELECT m.Id, t.Id FROM Majors m, Persons p, Teachers t  WHERE m.Name = 'Algebra' AND  p.BirthDate = '1986-02-24' AND p.LastName= 'Cermak'AND p.Id = t.PersonId UNION" calcext:value-type="string">
            <text:p>SELECT m.Id, t.Id FROM Majors m, Persons p, Teachers t <text:s/>WHERE m.Name = 'Algebra' AND <text:s/>p.BirthDate = '1986-02-24' AND p.LastName= 'Cermak'AND p.Id = t.PersonId UNION</text:p>
          </table:table-cell>
          <table:table-cell table:style-name="ce17" table:formula="of:=IF([.G16]=&quot;&quot;;&quot;&quot;;&quot;SELECT m.Id, t.Id FROM Majors m, Persons p, Teachers t  WHERE m.Name = &quot;&amp;&quot;'&quot;&amp;[.G16]&amp;&quot;' AND  p.BirthDate = '&quot;&amp;TEXT([.$C16];&quot;yyyy-mm-dd&quot;)&amp;&quot;' AND p.LastName= '&quot;&amp;[.$B16]&amp;&quot;'AND p.Id = t.PersonId UNION&quot;)" office:value-type="string" office:string-value="SELECT m.Id, t.Id FROM Majors m, Persons p, Teachers t  WHERE m.Name = 'Discrete Mathematics' AND  p.BirthDate = '1986-02-24' AND p.LastName= 'Cermak'AND p.Id = t.PersonId UNION" calcext:value-type="string">
            <text:p>SELECT m.Id, t.Id FROM Majors m, Persons p, Teachers t <text:s/>WHERE m.Name = 'Discrete Mathematics' AND <text:s/>p.BirthDate = '1986-02-24' AND p.LastName= 'Cermak'AND p.Id = t.PersonId UNION</text:p>
          </table:table-cell>
          <table:table-cell table:style-name="ce17" table:formula="of:=IF([.H16]=&quot;&quot;;&quot;&quot;;&quot;SELECT m.Id, t.Id FROM Majors m, Persons p, Teachers t  WHERE m.Name = &quot;&amp;&quot;'&quot;&amp;[.H16]&amp;&quot;' AND  p.BirthDate = '&quot;&amp;TEXT([.$C16];&quot;yyyy-mm-dd&quot;)&amp;&quot;' AND p.LastName= '&quot;&amp;[.$B16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0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Journalism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Designer</text:p>
          </table:table-cell>
          <table:table-cell table:style-name="ce10" table:formula="of:=&quot;SELECT p.Id FROM Persons p WHERE BirthDate=&quot;&amp;&quot;'&quot;&amp;TEXT([.C17]; &quot;yyyy-mm-dd&quot;)&amp;&quot;' UNION&quot;" office:value-type="string" office:string-value="SELECT p.Id FROM Persons p WHERE BirthDate='1984-03-16' UNION" calcext:value-type="string">
            <text:p>SELECT p.Id FROM Persons p WHERE BirthDate='1984-03-16' UNION</text:p>
          </table:table-cell>
          <table:table-cell table:style-name="ce17" table:formula="of:=IF([.F17]=&quot;&quot;;&quot;&quot;;&quot;SELECT m.Id, t.Id FROM Majors m, Persons p, Teachers t  WHERE m.Name = &quot;&amp;&quot;'&quot;&amp;[.F17]&amp;&quot;' AND  p.BirthDate = '&quot;&amp;TEXT([.$C17];&quot;yyyy-mm-dd&quot;)&amp;&quot;' AND p.LastName= '&quot;&amp;[.$B17]&amp;&quot;'AND p.Id = t.PersonId UNION&quot;)" office:value-type="string" office:string-value="SELECT m.Id, t.Id FROM Majors m, Persons p, Teachers t  WHERE m.Name = 'Journalism' AND  p.BirthDate = '1984-03-16' AND p.LastName= 'Kovac'AND p.Id = t.PersonId UNION" calcext:value-type="string">
            <text:p>SELECT m.Id, t.Id FROM Majors m, Persons p, Teachers t <text:s/>WHERE m.Name = 'Journalism' AND <text:s/>p.BirthDate = '1984-03-16' AND p.LastName= 'Kovac'AND p.Id = t.PersonId UNION</text:p>
          </table:table-cell>
          <table:table-cell table:style-name="ce17" table:formula="of:=IF([.G17]=&quot;&quot;;&quot;&quot;;&quot;SELECT m.Id, t.Id FROM Majors m, Persons p, Teachers t  WHERE m.Name = &quot;&amp;&quot;'&quot;&amp;[.G17]&amp;&quot;' AND  p.BirthDate = '&quot;&amp;TEXT([.$C17];&quot;yyyy-mm-dd&quot;)&amp;&quot;' AND p.LastName= '&quot;&amp;[.$B17]&amp;&quot;'AND p.Id = t.PersonId UNION&quot;)" office:value-type="string" office:string-value="SELECT m.Id, t.Id FROM Majors m, Persons p, Teachers t  WHERE m.Name = 'Grammar' AND  p.BirthDate = '1984-03-16' AND p.LastName= 'Kovac'AND p.Id = t.PersonId UNION" calcext:value-type="string">
            <text:p>SELECT m.Id, t.Id FROM Majors m, Persons p, Teachers t <text:s/>WHERE m.Name = 'Grammar' AND <text:s/>p.BirthDate = '1984-03-16' AND p.LastName= 'Kovac'AND p.Id = t.PersonId UNION</text:p>
          </table:table-cell>
          <table:table-cell table:style-name="ce17" table:formula="of:=IF([.H17]=&quot;&quot;;&quot;&quot;;&quot;SELECT m.Id, t.Id FROM Majors m, Persons p, Teachers t  WHERE m.Name = &quot;&amp;&quot;'&quot;&amp;[.H17]&amp;&quot;' AND  p.BirthDate = '&quot;&amp;TEXT([.$C17];&quot;yyyy-mm-dd&quot;)&amp;&quot;' AND p.LastName= '&quot;&amp;[.$B17]&amp;&quot;'AND p.Id = t.PersonId UNION&quot;)" office:value-type="string" office:string-value="SELECT m.Id, t.Id FROM Majors m, Persons p, Teachers t  WHERE m.Name = 'Designer' AND  p.BirthDate = '1984-03-16' AND p.LastName= 'Kovac'AND p.Id = t.PersonId UNION" calcext:value-type="string">
            <text:p>SELECT m.Id, t.Id FROM Majors m, Persons p, Teachers t <text:s/>WHERE m.Name = 'Designer' AND <text:s/>p.BirthDate = '1984-03-16' AND p.LastName= 'Kovac'AND p.Id = t.PersonId UNION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Social Science</text:p>
          </table:table-cell>
          <table:table-cell office:value-type="string" calcext:value-type="string">
            <text:p>Economics</text:p>
          </table:table-cell>
          <table:table-cell/>
          <table:table-cell table:style-name="ce10" table:formula="of:=&quot;SELECT p.Id FROM Persons p WHERE BirthDate=&quot;&amp;&quot;'&quot;&amp;TEXT([.C18]; &quot;yyyy-mm-dd&quot;)&amp;&quot;' UNION&quot;" office:value-type="string" office:string-value="SELECT p.Id FROM Persons p WHERE BirthDate='1990-07-20' UNION" calcext:value-type="string">
            <text:p>SELECT p.Id FROM Persons p WHERE BirthDate='1990-07-20' UNION</text:p>
          </table:table-cell>
          <table:table-cell table:style-name="ce17" table:formula="of:=IF([.F18]=&quot;&quot;;&quot;&quot;;&quot;SELECT m.Id, t.Id FROM Majors m, Persons p, Teachers t  WHERE m.Name = &quot;&amp;&quot;'&quot;&amp;[.F18]&amp;&quot;' AND  p.BirthDate = '&quot;&amp;TEXT([.$C18];&quot;yyyy-mm-dd&quot;)&amp;&quot;' AND p.LastName= '&quot;&amp;[.$B18]&amp;&quot;'AND p.Id = t.PersonId UNION&quot;)" office:value-type="string" office:string-value="SELECT m.Id, t.Id FROM Majors m, Persons p, Teachers t  WHERE m.Name = 'Social Science' AND  p.BirthDate = '1990-07-20' AND p.LastName= 'Novák'AND p.Id = t.PersonId UNION" calcext:value-type="string">
            <text:p>SELECT m.Id, t.Id FROM Majors m, Persons p, Teachers t <text:s/>WHERE m.Name = 'Social Science' AND <text:s/>p.BirthDate = '1990-07-20' AND p.LastName= 'Novák'AND p.Id = t.PersonId UNION</text:p>
          </table:table-cell>
          <table:table-cell table:style-name="ce17" table:formula="of:=IF([.G18]=&quot;&quot;;&quot;&quot;;&quot;SELECT m.Id, t.Id FROM Majors m, Persons p, Teachers t  WHERE m.Name = &quot;&amp;&quot;'&quot;&amp;[.G18]&amp;&quot;' AND  p.BirthDate = '&quot;&amp;TEXT([.$C18];&quot;yyyy-mm-dd&quot;)&amp;&quot;' AND p.LastName= '&quot;&amp;[.$B18]&amp;&quot;'AND p.Id = t.PersonId UNION&quot;)" office:value-type="string" office:string-value="SELECT m.Id, t.Id FROM Majors m, Persons p, Teachers t  WHERE m.Name = 'Economics' AND  p.BirthDate = '1990-07-20' AND p.LastName= 'Novák'AND p.Id = t.PersonId UNION" calcext:value-type="string">
            <text:p>SELECT m.Id, t.Id FROM Majors m, Persons p, Teachers t <text:s/>WHERE m.Name = 'Economics' AND <text:s/>p.BirthDate = '1990-07-20' AND p.LastName= 'Novák'AND p.Id = t.PersonId UNION</text:p>
          </table:table-cell>
          <table:table-cell table:style-name="ce17" table:formula="of:=IF([.H18]=&quot;&quot;;&quot;&quot;;&quot;SELECT m.Id, t.Id FROM Majors m, Persons p, Teachers t  WHERE m.Name = &quot;&amp;&quot;'&quot;&amp;[.H18]&amp;&quot;' AND  p.BirthDate = '&quot;&amp;TEXT([.$C18];&quot;yyyy-mm-dd&quot;)&amp;&quot;' AND p.LastName= '&quot;&amp;[.$B18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Tourism </text:p>
          </table:table-cell>
          <table:table-cell office:value-type="string" calcext:value-type="string">
            <text:p>Logistic</text:p>
          </table:table-cell>
          <table:table-cell/>
          <table:table-cell table:style-name="ce10" table:formula="of:=&quot;SELECT p.Id FROM Persons p WHERE BirthDate=&quot;&amp;&quot;'&quot;&amp;TEXT([.C19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9]=&quot;&quot;;&quot;&quot;;&quot;SELECT m.Id, t.Id FROM Majors m, Persons p, Teachers t  WHERE m.Name = &quot;&amp;&quot;'&quot;&amp;[.F19]&amp;&quot;' AND  p.BirthDate = '&quot;&amp;TEXT([.$C19];&quot;yyyy-mm-dd&quot;)&amp;&quot;' AND p.LastName= '&quot;&amp;[.$B19]&amp;&quot;'AND p.Id = t.PersonId UNION&quot;)" office:value-type="string" office:string-value="SELECT m.Id, t.Id FROM Majors m, Persons p, Teachers t  WHERE m.Name = 'Tourism ' AND  p.BirthDate = '1986-02-24' AND p.LastName= 'Hlaváček'AND p.Id = t.PersonId UNION" calcext:value-type="string">
            <text:p>SELECT m.Id, t.Id FROM Majors m, Persons p, Teachers t <text:s/>WHERE m.Name = 'Tourism ' AND <text:s/>p.BirthDate = '1986-02-24' AND p.LastName= 'Hlaváček'AND p.Id = t.PersonId UNION</text:p>
          </table:table-cell>
          <table:table-cell table:style-name="ce17" table:formula="of:=IF([.G19]=&quot;&quot;;&quot;&quot;;&quot;SELECT m.Id, t.Id FROM Majors m, Persons p, Teachers t  WHERE m.Name = &quot;&amp;&quot;'&quot;&amp;[.G19]&amp;&quot;' AND  p.BirthDate = '&quot;&amp;TEXT([.$C19];&quot;yyyy-mm-dd&quot;)&amp;&quot;' AND p.LastName= '&quot;&amp;[.$B19]&amp;&quot;'AND p.Id = t.PersonId UNION&quot;)" office:value-type="string" office:string-value="SELECT m.Id, t.Id FROM Majors m, Persons p, Teachers t  WHERE m.Name = 'Logistic' AND  p.BirthDate = '1986-02-24' AND p.LastName= 'Hlaváček'AND p.Id = t.PersonId UNION" calcext:value-type="string">
            <text:p>SELECT m.Id, t.Id FROM Majors m, Persons p, Teachers t <text:s/>WHERE m.Name = 'Logistic' AND <text:s/>p.BirthDate = '1986-02-24' AND p.LastName= 'Hlaváček'AND p.Id = t.PersonId UNION</text:p>
          </table:table-cell>
          <table:table-cell table:style-name="ce17" table:formula="of:=IF([.H19]=&quot;&quot;;&quot;&quot;;&quot;SELECT m.Id, t.Id FROM Majors m, Persons p, Teachers t  WHERE m.Name = &quot;&amp;&quot;'&quot;&amp;[.H19]&amp;&quot;' AND  p.BirthDate = '&quot;&amp;TEXT([.$C19];&quot;yyyy-mm-dd&quot;)&amp;&quot;' AND p.LastName= '&quot;&amp;[.$B19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0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10" table:formula="of:=&quot;SELECT p.Id FROM Persons p WHERE BirthDate=&quot;&amp;&quot;'&quot;&amp;TEXT([.C20]; &quot;yyyy-mm-dd&quot;)&amp;&quot;' UNION&quot;" office:value-type="string" office:string-value="SELECT p.Id FROM Persons p WHERE BirthDate='1986-11-10' UNION" calcext:value-type="string">
            <text:p>SELECT p.Id FROM Persons p WHERE BirthDate='1986-11-10' UNION</text:p>
          </table:table-cell>
          <table:table-cell table:style-name="ce17" table:formula="of:=IF([.F20]=&quot;&quot;;&quot;&quot;;&quot;SELECT m.Id, t.Id FROM Majors m, Persons p, Teachers t  WHERE m.Name = &quot;&amp;&quot;'&quot;&amp;[.F20]&amp;&quot;' AND  p.BirthDate = '&quot;&amp;TEXT([.$C20];&quot;yyyy-mm-dd&quot;)&amp;&quot;' AND p.LastName= '&quot;&amp;[.$B20]&amp;&quot;'AND p.Id = t.PersonId UNION&quot;)" office:value-type="string" office:string-value="SELECT m.Id, t.Id FROM Majors m, Persons p, Teachers t  WHERE m.Name = 'Literature' AND  p.BirthDate = '1986-11-10' AND p.LastName= 'Wolf'AND p.Id = t.PersonId UNION" calcext:value-type="string">
            <text:p>SELECT m.Id, t.Id FROM Majors m, Persons p, Teachers t <text:s/>WHERE m.Name = 'Literature' AND <text:s/>p.BirthDate = '1986-11-10' AND p.LastName= 'Wolf'AND p.Id = t.PersonId UNION</text:p>
          </table:table-cell>
          <table:table-cell table:style-name="ce17" table:formula="of:=IF([.G20]=&quot;&quot;;&quot;&quot;;&quot;SELECT m.Id, t.Id FROM Majors m, Persons p, Teachers t  WHERE m.Name = &quot;&amp;&quot;'&quot;&amp;[.G20]&amp;&quot;' AND  p.BirthDate = '&quot;&amp;TEXT([.$C20];&quot;yyyy-mm-dd&quot;)&amp;&quot;' AND p.LastName= '&quot;&amp;[.$B20]&amp;&quot;'AND p.Id = t.PersonId UNION&quot;)" office:value-type="string" office:string-value="SELECT m.Id, t.Id FROM Majors m, Persons p, Teachers t  WHERE m.Name = 'Grammar' AND  p.BirthDate = '1986-11-10' AND p.LastName= 'Wolf'AND p.Id = t.PersonId UNION" calcext:value-type="string">
            <text:p>SELECT m.Id, t.Id FROM Majors m, Persons p, Teachers t <text:s/>WHERE m.Name = 'Grammar' AND <text:s/>p.BirthDate = '1986-11-10' AND p.LastName= 'Wolf'AND p.Id = t.PersonId UNION</text:p>
          </table:table-cell>
          <table:table-cell table:style-name="ce17" table:formula="of:=IF([.H20]=&quot;&quot;;&quot;&quot;;&quot;SELECT m.Id, t.Id FROM Majors m, Persons p, Teachers t  WHERE m.Name = &quot;&amp;&quot;'&quot;&amp;[.H20]&amp;&quot;' AND  p.BirthDate = '&quot;&amp;TEXT([.$C20];&quot;yyyy-mm-dd&quot;)&amp;&quot;' AND p.LastName= '&quot;&amp;[.$B20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0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Social Science</text:p>
          </table:table-cell>
          <table:table-cell table:style-name="ce14" office:value-type="string" calcext:value-type="string">
            <text:p>Psychology </text:p>
          </table:table-cell>
          <table:table-cell/>
          <table:table-cell table:style-name="ce10" table:formula="of:=&quot;SELECT p.Id FROM Persons p WHERE BirthDate=&quot;&amp;&quot;'&quot;&amp;TEXT([.C21]; &quot;yyyy-mm-dd&quot;)&amp;&quot;' UNION&quot;" office:value-type="string" office:string-value="SELECT p.Id FROM Persons p WHERE BirthDate='1986-08-21' UNION" calcext:value-type="string">
            <text:p>SELECT p.Id FROM Persons p WHERE BirthDate='1986-08-21' UNION</text:p>
          </table:table-cell>
          <table:table-cell table:style-name="ce17" table:formula="of:=IF([.F21]=&quot;&quot;;&quot;&quot;;&quot;SELECT m.Id, t.Id FROM Majors m, Persons p, Teachers t  WHERE m.Name = &quot;&amp;&quot;'&quot;&amp;[.F21]&amp;&quot;' AND  p.BirthDate = '&quot;&amp;TEXT([.$C21];&quot;yyyy-mm-dd&quot;)&amp;&quot;' AND p.LastName= '&quot;&amp;[.$B21]&amp;&quot;'AND p.Id = t.PersonId UNION&quot;)" office:value-type="string" office:string-value="SELECT m.Id, t.Id FROM Majors m, Persons p, Teachers t  WHERE m.Name = 'Social Science' AND  p.BirthDate = '1986-08-21' AND p.LastName= 'Ostrowski'AND p.Id = t.PersonId UNION" calcext:value-type="string">
            <text:p>SELECT m.Id, t.Id FROM Majors m, Persons p, Teachers t <text:s/>WHERE m.Name = 'Social Science' AND <text:s/>p.BirthDate = '1986-08-21' AND p.LastName= 'Ostrowski'AND p.Id = t.PersonId UNION</text:p>
          </table:table-cell>
          <table:table-cell table:style-name="ce17" table:formula="of:=IF([.G21]=&quot;&quot;;&quot;&quot;;&quot;SELECT m.Id, t.Id FROM Majors m, Persons p, Teachers t  WHERE m.Name = &quot;&amp;&quot;'&quot;&amp;[.G21]&amp;&quot;' AND  p.BirthDate = '&quot;&amp;TEXT([.$C21];&quot;yyyy-mm-dd&quot;)&amp;&quot;' AND p.LastName= '&quot;&amp;[.$B21]&amp;&quot;'AND p.Id = t.PersonId UNION&quot;)" office:value-type="string" office:string-value="SELECT m.Id, t.Id FROM Majors m, Persons p, Teachers t  WHERE m.Name = 'Psychology ' AND  p.BirthDate = '1986-08-21' AND p.LastName= 'Ostrowski'AND p.Id = t.PersonId UNION" calcext:value-type="string">
            <text:p>SELECT m.Id, t.Id FROM Majors m, Persons p, Teachers t <text:s/>WHERE m.Name = 'Psychology ' AND <text:s/>p.BirthDate = '1986-08-21' AND p.LastName= 'Ostrowski'AND p.Id = t.PersonId UNION</text:p>
          </table:table-cell>
          <table:table-cell table:style-name="ce17" table:formula="of:=IF([.H21]=&quot;&quot;;&quot;&quot;;&quot;SELECT m.Id, t.Id FROM Majors m, Persons p, Teachers t  WHERE m.Name = &quot;&amp;&quot;'&quot;&amp;[.H21]&amp;&quot;' AND  p.BirthDate = '&quot;&amp;TEXT([.$C21];&quot;yyyy-mm-dd&quot;)&amp;&quot;' AND p.LastName= '&quot;&amp;[.$B21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0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Economics</text:p>
          </table:table-cell>
          <table:table-cell table:style-name="ce14" office:value-type="string" calcext:value-type="string">
            <text:p>Geography </text:p>
          </table:table-cell>
          <table:table-cell/>
          <table:table-cell table:style-name="ce10" table:formula="of:=&quot;SELECT p.Id FROM Persons p WHERE BirthDate=&quot;&amp;&quot;'&quot;&amp;TEXT([.C22]; &quot;yyyy-mm-dd&quot;)&amp;&quot;' UNION&quot;" office:value-type="string" office:string-value="SELECT p.Id FROM Persons p WHERE BirthDate='1973-11-01' UNION" calcext:value-type="string">
            <text:p>SELECT p.Id FROM Persons p WHERE BirthDate='1973-11-01' UNION</text:p>
          </table:table-cell>
          <table:table-cell table:style-name="ce17" table:formula="of:=IF([.F22]=&quot;&quot;;&quot;&quot;;&quot;SELECT m.Id, t.Id FROM Majors m, Persons p, Teachers t  WHERE m.Name = &quot;&amp;&quot;'&quot;&amp;[.F22]&amp;&quot;' AND  p.BirthDate = '&quot;&amp;TEXT([.$C22];&quot;yyyy-mm-dd&quot;)&amp;&quot;' AND p.LastName= '&quot;&amp;[.$B22]&amp;&quot;'AND p.Id = t.PersonId UNION&quot;)" office:value-type="string" office:string-value="SELECT m.Id, t.Id FROM Majors m, Persons p, Teachers t  WHERE m.Name = 'Economics' AND  p.BirthDate = '1973-11-01' AND p.LastName= 'Bieber'AND p.Id = t.PersonId UNION" calcext:value-type="string">
            <text:p>SELECT m.Id, t.Id FROM Majors m, Persons p, Teachers t <text:s/>WHERE m.Name = 'Economics' AND <text:s/>p.BirthDate = '1973-11-01' AND p.LastName= 'Bieber'AND p.Id = t.PersonId UNION</text:p>
          </table:table-cell>
          <table:table-cell table:style-name="ce17" table:formula="of:=IF([.G22]=&quot;&quot;;&quot;&quot;;&quot;SELECT m.Id, t.Id FROM Majors m, Persons p, Teachers t  WHERE m.Name = &quot;&amp;&quot;'&quot;&amp;[.G22]&amp;&quot;' AND  p.BirthDate = '&quot;&amp;TEXT([.$C22];&quot;yyyy-mm-dd&quot;)&amp;&quot;' AND p.LastName= '&quot;&amp;[.$B22]&amp;&quot;'AND p.Id = t.PersonId UNION&quot;)" office:value-type="string" office:string-value="SELECT m.Id, t.Id FROM Majors m, Persons p, Teachers t  WHERE m.Name = 'Geography ' AND  p.BirthDate = '1973-11-01' AND p.LastName= 'Bieber'AND p.Id = t.PersonId UNION" calcext:value-type="string">
            <text:p>SELECT m.Id, t.Id FROM Majors m, Persons p, Teachers t <text:s/>WHERE m.Name = 'Geography ' AND <text:s/>p.BirthDate = '1973-11-01' AND p.LastName= 'Bieber'AND p.Id = t.PersonId UNION</text:p>
          </table:table-cell>
          <table:table-cell table:style-name="ce17" table:formula="of:=IF([.H22]=&quot;&quot;;&quot;&quot;;&quot;SELECT m.Id, t.Id FROM Majors m, Persons p, Teachers t  WHERE m.Name = &quot;&amp;&quot;'&quot;&amp;[.H22]&amp;&quot;' AND  p.BirthDate = '&quot;&amp;TEXT([.$C22];&quot;yyyy-mm-dd&quot;)&amp;&quot;' AND p.LastName= '&quot;&amp;[.$B22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0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IT</text:p>
          </table:table-cell>
          <table:table-cell/>
          <table:table-cell table:style-name="ce10" table:formula="of:=&quot;SELECT p.Id FROM Persons p WHERE BirthDate=&quot;&amp;&quot;'&quot;&amp;TEXT([.C23]; &quot;yyyy-mm-dd&quot;)&amp;&quot;' UNION&quot;" office:value-type="string" office:string-value="SELECT p.Id FROM Persons p WHERE BirthDate='1983-12-01' UNION" calcext:value-type="string">
            <text:p>SELECT p.Id FROM Persons p WHERE BirthDate='1983-12-01' UNION</text:p>
          </table:table-cell>
          <table:table-cell table:style-name="ce17" table:formula="of:=IF([.F23]=&quot;&quot;;&quot;&quot;;&quot;SELECT m.Id, t.Id FROM Majors m, Persons p, Teachers t  WHERE m.Name = &quot;&amp;&quot;'&quot;&amp;[.F23]&amp;&quot;' AND  p.BirthDate = '&quot;&amp;TEXT([.$C23];&quot;yyyy-mm-dd&quot;)&amp;&quot;' AND p.LastName= '&quot;&amp;[.$B23]&amp;&quot;'AND p.Id = t.PersonId UNION&quot;)" office:value-type="string" office:string-value="SELECT m.Id, t.Id FROM Majors m, Persons p, Teachers t  WHERE m.Name = 'Robotics' AND  p.BirthDate = '1983-12-01' AND p.LastName= 'Kaufmann'AND p.Id = t.PersonId UNION" calcext:value-type="string">
            <text:p>SELECT m.Id, t.Id FROM Majors m, Persons p, Teachers t <text:s/>WHERE m.Name = 'Robotics' AND <text:s/>p.BirthDate = '1983-12-01' AND p.LastName= 'Kaufmann'AND p.Id = t.PersonId UNION</text:p>
          </table:table-cell>
          <table:table-cell table:style-name="ce17" table:formula="of:=IF([.G23]=&quot;&quot;;&quot;&quot;;&quot;SELECT m.Id, t.Id FROM Majors m, Persons p, Teachers t  WHERE m.Name = &quot;&amp;&quot;'&quot;&amp;[.G23]&amp;&quot;' AND  p.BirthDate = '&quot;&amp;TEXT([.$C23];&quot;yyyy-mm-dd&quot;)&amp;&quot;' AND p.LastName= '&quot;&amp;[.$B23]&amp;&quot;'AND p.Id = t.PersonId UNION&quot;)" office:value-type="string" office:string-value="SELECT m.Id, t.Id FROM Majors m, Persons p, Teachers t  WHERE m.Name = 'IT' AND  p.BirthDate = '1983-12-01' AND p.LastName= 'Kaufmann'AND p.Id = t.PersonId UNION" calcext:value-type="string">
            <text:p>SELECT m.Id, t.Id FROM Majors m, Persons p, Teachers t <text:s/>WHERE m.Name = 'IT' AND <text:s/>p.BirthDate = '1983-12-01' AND p.LastName= 'Kaufmann'AND p.Id = t.PersonId UNION</text:p>
          </table:table-cell>
          <table:table-cell table:style-name="ce17" table:formula="of:=IF([.H23]=&quot;&quot;;&quot;&quot;;&quot;SELECT m.Id, t.Id FROM Majors m, Persons p, Teachers t  WHERE m.Name = &quot;&amp;&quot;'&quot;&amp;[.H23]&amp;&quot;' AND  p.BirthDate = '&quot;&amp;TEXT([.$C23];&quot;yyyy-mm-dd&quot;)&amp;&quot;' AND p.LastName= '&quot;&amp;[.$B23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0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Technics</text:p>
          </table:table-cell>
          <table:table-cell office:value-type="string" calcext:value-type="string">
            <text:p>Calculus</text:p>
          </table:table-cell>
          <table:table-cell/>
          <table:table-cell table:style-name="ce10" table:formula="of:=&quot;SELECT p.Id FROM Persons p WHERE BirthDate=&quot;&amp;&quot;'&quot;&amp;TEXT([.C24]; &quot;yyyy-mm-dd&quot;)&amp;&quot;' UNION&quot;" office:value-type="string" office:string-value="SELECT p.Id FROM Persons p WHERE BirthDate='1991-10-06' UNION" calcext:value-type="string">
            <text:p>SELECT p.Id FROM Persons p WHERE BirthDate='1991-10-06' UNION</text:p>
          </table:table-cell>
          <table:table-cell table:style-name="ce17" table:formula="of:=IF([.F24]=&quot;&quot;;&quot;&quot;;&quot;SELECT m.Id, t.Id FROM Majors m, Persons p, Teachers t  WHERE m.Name = &quot;&amp;&quot;'&quot;&amp;[.F24]&amp;&quot;' AND  p.BirthDate = '&quot;&amp;TEXT([.$C24];&quot;yyyy-mm-dd&quot;)&amp;&quot;' AND p.LastName= '&quot;&amp;[.$B24]&amp;&quot;'AND p.Id = t.PersonId UNION&quot;)" office:value-type="string" office:string-value="SELECT m.Id, t.Id FROM Majors m, Persons p, Teachers t  WHERE m.Name = 'Technics' AND  p.BirthDate = '1991-10-06' AND p.LastName= 'Muller'AND p.Id = t.PersonId UNION" calcext:value-type="string">
            <text:p>SELECT m.Id, t.Id FROM Majors m, Persons p, Teachers t <text:s/>WHERE m.Name = 'Technics' AND <text:s/>p.BirthDate = '1991-10-06' AND p.LastName= 'Muller'AND p.Id = t.PersonId UNION</text:p>
          </table:table-cell>
          <table:table-cell table:style-name="ce17" table:formula="of:=IF([.G24]=&quot;&quot;;&quot;&quot;;&quot;SELECT m.Id, t.Id FROM Majors m, Persons p, Teachers t  WHERE m.Name = &quot;&amp;&quot;'&quot;&amp;[.G24]&amp;&quot;' AND  p.BirthDate = '&quot;&amp;TEXT([.$C24];&quot;yyyy-mm-dd&quot;)&amp;&quot;' AND p.LastName= '&quot;&amp;[.$B24]&amp;&quot;'AND p.Id = t.PersonId UNION&quot;)" office:value-type="string" office:string-value="SELECT m.Id, t.Id FROM Majors m, Persons p, Teachers t  WHERE m.Name = 'Calculus' AND  p.BirthDate = '1991-10-06' AND p.LastName= 'Muller'AND p.Id = t.PersonId UNION" calcext:value-type="string">
            <text:p>SELECT m.Id, t.Id FROM Majors m, Persons p, Teachers t <text:s/>WHERE m.Name = 'Calculus' AND <text:s/>p.BirthDate = '1991-10-06' AND p.LastName= 'Muller'AND p.Id = t.PersonId UNION</text:p>
          </table:table-cell>
          <table:table-cell table:style-name="ce17" table:formula="of:=IF([.H24]=&quot;&quot;;&quot;&quot;;&quot;SELECT m.Id, t.Id FROM Majors m, Persons p, Teachers t  WHERE m.Name = &quot;&amp;&quot;'&quot;&amp;[.H24]&amp;&quot;' AND  p.BirthDate = '&quot;&amp;TEXT([.$C24];&quot;yyyy-mm-dd&quot;)&amp;&quot;' AND p.LastName= '&quot;&amp;[.$B24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0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Painting</text:p>
          </table:table-cell>
          <table:table-cell/>
          <table:table-cell table:style-name="ce10" table:formula="of:=&quot;SELECT p.Id FROM Persons p WHERE BirthDate=&quot;&amp;&quot;'&quot;&amp;TEXT([.C25]; &quot;yyyy-mm-dd&quot;)&amp;&quot;' UNION&quot;" office:value-type="string" office:string-value="SELECT p.Id FROM Persons p WHERE BirthDate='1978-09-30' UNION" calcext:value-type="string">
            <text:p>SELECT p.Id FROM Persons p WHERE BirthDate='1978-09-30' UNION</text:p>
          </table:table-cell>
          <table:table-cell table:style-name="ce17" table:formula="of:=IF([.F25]=&quot;&quot;;&quot;&quot;;&quot;SELECT m.Id, t.Id FROM Majors m, Persons p, Teachers t  WHERE m.Name = &quot;&amp;&quot;'&quot;&amp;[.F25]&amp;&quot;' AND  p.BirthDate = '&quot;&amp;TEXT([.$C25];&quot;yyyy-mm-dd&quot;)&amp;&quot;' AND p.LastName= '&quot;&amp;[.$B25]&amp;&quot;'AND p.Id = t.PersonId UNION&quot;)" office:value-type="string" office:string-value="SELECT m.Id, t.Id FROM Majors m, Persons p, Teachers t  WHERE m.Name = 'Designer' AND  p.BirthDate = '1978-09-30' AND p.LastName= 'Hofmann'AND p.Id = t.PersonId UNION" calcext:value-type="string">
            <text:p>SELECT m.Id, t.Id FROM Majors m, Persons p, Teachers t <text:s/>WHERE m.Name = 'Designer' AND <text:s/>p.BirthDate = '1978-09-30' AND p.LastName= 'Hofmann'AND p.Id = t.PersonId UNION</text:p>
          </table:table-cell>
          <table:table-cell table:style-name="ce17" table:formula="of:=IF([.G25]=&quot;&quot;;&quot;&quot;;&quot;SELECT m.Id, t.Id FROM Majors m, Persons p, Teachers t  WHERE m.Name = &quot;&amp;&quot;'&quot;&amp;[.G25]&amp;&quot;' AND  p.BirthDate = '&quot;&amp;TEXT([.$C25];&quot;yyyy-mm-dd&quot;)&amp;&quot;' AND p.LastName= '&quot;&amp;[.$B25]&amp;&quot;'AND p.Id = t.PersonId UNION&quot;)" office:value-type="string" office:string-value="SELECT m.Id, t.Id FROM Majors m, Persons p, Teachers t  WHERE m.Name = 'Painting' AND  p.BirthDate = '1978-09-30' AND p.LastName= 'Hofmann'AND p.Id = t.PersonId UNION" calcext:value-type="string">
            <text:p>SELECT m.Id, t.Id FROM Majors m, Persons p, Teachers t <text:s/>WHERE m.Name = 'Painting' AND <text:s/>p.BirthDate = '1978-09-30' AND p.LastName= 'Hofmann'AND p.Id = t.PersonId UNION</text:p>
          </table:table-cell>
          <table:table-cell table:style-name="ce17" table:formula="of:=IF([.H25]=&quot;&quot;;&quot;&quot;;&quot;SELECT m.Id, t.Id FROM Majors m, Persons p, Teachers t  WHERE m.Name = &quot;&amp;&quot;'&quot;&amp;[.H25]&amp;&quot;' AND  p.BirthDate = '&quot;&amp;TEXT([.$C25];&quot;yyyy-mm-dd&quot;)&amp;&quot;' AND p.LastName= '&quot;&amp;[.$B25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0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pzig</text:p>
          </table:table-cell>
          <table:table-cell table:style-name="ce13" office:value-type="string" calcext:value-type="string">
            <text:p>Sculpture </text:p>
          </table:table-cell>
          <table:table-cell table:style-name="ce13" office:value-type="string" calcext:value-type="string">
            <text:p>Logistic </text:p>
          </table:table-cell>
          <table:table-cell/>
          <table:table-cell table:style-name="ce10" table:formula="of:=&quot;SELECT p.Id FROM Persons p WHERE BirthDate=&quot;&amp;&quot;'&quot;&amp;TEXT([.C26]; &quot;yyyy-mm-dd&quot;)&amp;&quot;' UNION&quot;" office:value-type="string" office:string-value="SELECT p.Id FROM Persons p WHERE BirthDate='1971-03-31' UNION" calcext:value-type="string">
            <text:p>SELECT p.Id FROM Persons p WHERE BirthDate='1971-03-31' UNION</text:p>
          </table:table-cell>
          <table:table-cell table:style-name="ce17" table:formula="of:=IF([.F26]=&quot;&quot;;&quot;&quot;;&quot;SELECT m.Id, t.Id FROM Majors m, Persons p, Teachers t  WHERE m.Name = &quot;&amp;&quot;'&quot;&amp;[.F26]&amp;&quot;' AND  p.BirthDate = '&quot;&amp;TEXT([.$C26];&quot;yyyy-mm-dd&quot;)&amp;&quot;' AND p.LastName= '&quot;&amp;[.$B26]&amp;&quot;'AND p.Id = t.PersonId UNION&quot;)" office:value-type="string" office:string-value="SELECT m.Id, t.Id FROM Majors m, Persons p, Teachers t  WHERE m.Name = 'Sculpture ' AND  p.BirthDate = '1971-03-31' AND p.LastName= 'Burgstaller'AND p.Id = t.PersonId UNION" calcext:value-type="string">
            <text:p>SELECT m.Id, t.Id FROM Majors m, Persons p, Teachers t <text:s/>WHERE m.Name = 'Sculpture ' AND <text:s/>p.BirthDate = '1971-03-31' AND p.LastName= 'Burgstaller'AND p.Id = t.PersonId UNION</text:p>
          </table:table-cell>
          <table:table-cell table:style-name="ce17" table:formula="of:=IF([.G26]=&quot;&quot;;&quot;&quot;;&quot;SELECT m.Id, t.Id FROM Majors m, Persons p, Teachers t  WHERE m.Name = &quot;&amp;&quot;'&quot;&amp;[.G26]&amp;&quot;' AND  p.BirthDate = '&quot;&amp;TEXT([.$C26];&quot;yyyy-mm-dd&quot;)&amp;&quot;' AND p.LastName= '&quot;&amp;[.$B26]&amp;&quot;'AND p.Id = t.PersonId UNION&quot;)" office:value-type="string" office:string-value="SELECT m.Id, t.Id FROM Majors m, Persons p, Teachers t  WHERE m.Name = 'Logistic ' AND  p.BirthDate = '1971-03-31' AND p.LastName= 'Burgstaller'AND p.Id = t.PersonId UNION" calcext:value-type="string">
            <text:p>SELECT m.Id, t.Id FROM Majors m, Persons p, Teachers t <text:s/>WHERE m.Name = 'Logistic ' AND <text:s/>p.BirthDate = '1971-03-31' AND p.LastName= 'Burgstaller'AND p.Id = t.PersonId UNION</text:p>
          </table:table-cell>
          <table:table-cell table:style-name="ce17" table:formula="of:=IF([.H26]=&quot;&quot;;&quot;&quot;;&quot;SELECT m.Id, t.Id FROM Majors m, Persons p, Teachers t  WHERE m.Name = &quot;&amp;&quot;'&quot;&amp;[.H26]&amp;&quot;' AND  p.BirthDate = '&quot;&amp;TEXT([.$C26];&quot;yyyy-mm-dd&quot;)&amp;&quot;' AND p.LastName= '&quot;&amp;[.$B26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0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Botany</text:p>
          </table:table-cell>
          <table:table-cell/>
          <table:table-cell table:style-name="ce10" table:formula="of:=&quot;SELECT p.Id FROM Persons p WHERE BirthDate=&quot;&amp;&quot;'&quot;&amp;TEXT([.C27]; &quot;yyyy-mm-dd&quot;)&amp;&quot;'&quot;" office:value-type="string" office:string-value="SELECT p.Id FROM Persons p WHERE BirthDate='1968-01-24'" calcext:value-type="string">
            <text:p>SELECT p.Id FROM Persons p WHERE BirthDate='1968-01-24'</text:p>
          </table:table-cell>
          <table:table-cell table:style-name="ce17" table:formula="of:=IF([.F27]=&quot;&quot;;&quot;&quot;;&quot;SELECT m.Id, t.Id FROM Majors m, Persons p, Teachers t  WHERE m.Name = &quot;&amp;&quot;'&quot;&amp;[.F27]&amp;&quot;' AND  p.BirthDate = '&quot;&amp;TEXT([.$C27];&quot;yyyy-mm-dd&quot;)&amp;&quot;' AND p.LastName= '&quot;&amp;[.$B27]&amp;&quot;'AND p.Id = t.PersonId UNION&quot;)" office:value-type="string" office:string-value="SELECT m.Id, t.Id FROM Majors m, Persons p, Teachers t  WHERE m.Name = 'Zoology' AND  p.BirthDate = '1968-01-24' AND p.LastName= 'Hahn'AND p.Id = t.PersonId UNION" calcext:value-type="string">
            <text:p>SELECT m.Id, t.Id FROM Majors m, Persons p, Teachers t <text:s/>WHERE m.Name = 'Zoology' AND <text:s/>p.BirthDate = '1968-01-24' AND p.LastName= 'Hahn'AND p.Id = t.PersonId UNION</text:p>
          </table:table-cell>
          <table:table-cell table:style-name="ce17" table:formula="of:=IF([.G27]=&quot;&quot;;&quot;&quot;;&quot;SELECT m.Id, t.Id FROM Majors m, Persons p, Teachers t  WHERE m.Name = &quot;&amp;&quot;'&quot;&amp;[.G27]&amp;&quot;' AND  p.BirthDate = '&quot;&amp;TEXT([.$C27];&quot;yyyy-mm-dd&quot;)&amp;&quot;' AND p.LastName= '&quot;&amp;[.$B27]&amp;&quot;'AND p.Id = t.PersonId UNION&quot;)" office:value-type="string" office:string-value="SELECT m.Id, t.Id FROM Majors m, Persons p, Teachers t  WHERE m.Name = 'Botany' AND  p.BirthDate = '1968-01-24' AND p.LastName= 'Hahn'AND p.Id = t.PersonId UNION" calcext:value-type="string">
            <text:p>SELECT m.Id, t.Id FROM Majors m, Persons p, Teachers t <text:s/>WHERE m.Name = 'Botany' AND <text:s/>p.BirthDate = '1968-01-24' AND p.LastName= 'Hahn'AND p.Id = t.PersonId UNION</text:p>
          </table:table-cell>
          <table:table-cell table:style-name="ce17" table:formula="of:=IF([.H27]=&quot;&quot;;&quot;&quot;;&quot;SELECT m.Id, t.Id FROM Majors m, Persons p, Teachers t  WHERE m.Name = &quot;&amp;&quot;'&quot;&amp;[.H27]&amp;&quot;' AND  p.BirthDate = '&quot;&amp;TEXT([.$C27];&quot;yyyy-mm-dd&quot;)&amp;&quot;' AND p.LastName= '&quot;&amp;[.$B27]&amp;&quot;'AND p.Id = t.PersonId UNION&quot;)">
            <text:p/>
          </table:table-cell>
        </table:table-row>
        <table:table-row table:style-name="ro1" table:number-rows-repeated="5">
          <table:table-cell table:number-columns-repeated="2"/>
          <table:table-cell table:style-name="ce10"/>
          <table:table-cell table:number-columns-repeated="9"/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tudents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number-columns-repeated="3"/>
          <table:table-cell office:value-type="string" calcext:value-type="string">
            <text:p>Age</text:p>
          </table:table-cell>
          <table:table-cell office:value-type="string" calcext:value-type="string">
            <text:p>StartDate</text:p>
          </table:table-cell>
          <table:table-cell table:number-columns-repeated="7"/>
          <table:table-cell table:style-name="ce10" office:value-type="date" office:date-value="2020-09-01" calcext:value-type="date">
            <text:p>2020-09-01</text:p>
          </table:table-cell>
          <table:table-cell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2008-10-16" calcext:value-type="date">
            <text:p>2008-10-16</text:p>
          </table:table-cell>
          <table:table-cell table:style-name="ce19" table:formula="of:=DATEDIF([.C2];[.$M$1];&quot;y&quot;)" office:value-type="float" office:value="11" calcext:value-type="float">
            <text:p>11</text:p>
          </table:table-cell>
          <table:table-cell table:style-name="ce19" table:formula="of:=IF([.D2] &lt; 14;YEAR([.C2])+6;IF([.D2] &lt; 18;YEAR([.C2])+14))&amp;&quot;-09-01&quot;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2];&quot;yyyy-mm-dd&quot;)&amp;&quot;', 'true', ps.Id FROM PersonStudents ps WHERE BirthDate = '&quot;&amp;TEXT([.C2];&quot;yyyy-mm-dd&quot;)&amp;&quot;' AND FirstName = '&quot;&amp;[.A2]&amp;&quot;' AND LastName = '&quot;&amp;[.B2]&amp;&quot;' UNION&quot;" office:value-type="string" office:string-value="SELECT '2014-09-01', 'true', ps.Id FROM PersonStudents ps WHERE BirthDate = '2008-10-16' AND FirstName = 'Anikó' AND LastName = 'Kelemen' UNION" calcext:value-type="string">
            <text:p>SELECT '2014-09-01', 'true', ps.Id FROM PersonStudents ps WHERE BirthDate = '2008-10-16' AND FirstName = 'Anikó' AND LastName = 'Kelemen' UNION</text:p>
          </table:table-cell>
          <table:table-cell table:style-name="ce1" table:number-columns-repeated="3"/>
          <table:table-cell table:number-columns-repeated="2"/>
          <table:table-cell table:style-name="ce10"/>
          <table:table-cell table:style-name="ce2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Tóth</text:p>
          </table:table-cell>
          <table:table-cell table:style-name="ce10" office:value-type="date" office:date-value="2010-06-14" calcext:value-type="date">
            <text:p>2010-06-14</text:p>
          </table:table-cell>
          <table:table-cell table:style-name="ce19" table:formula="of:=DATEDIF([.C3];[.$M$1];&quot;y&quot;)" office:value-type="float" office:value="10" calcext:value-type="float">
            <text:p>10</text:p>
          </table:table-cell>
          <table:table-cell table:style-name="ce19" table:formula="of:=IF([.D3] &lt; 14;YEAR([.C3])+6;IF([.D3] &lt; 18;YEAR([.C3])+14))&amp;&quot;-09-01&quot;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3];&quot;yyyy-mm-dd&quot;)&amp;&quot;', 'true', ps.Id FROM PersonStudents ps WHERE BirthDate = '&quot;&amp;TEXT([.C3];&quot;yyyy-mm-dd&quot;)&amp;&quot;' AND FirstName = '&quot;&amp;[.A3]&amp;&quot;' AND LastName = '&quot;&amp;[.B3]&amp;&quot;' UNION&quot;" office:value-type="string" office:string-value="SELECT '2016-09-01', 'true', ps.Id FROM PersonStudents ps WHERE BirthDate = '2010-06-14' AND FirstName = 'Anikó' AND LastName = 'Tóth' UNION" calcext:value-type="string">
            <text:p>SELECT '2016-09-01', 'true', ps.Id FROM PersonStudents ps WHERE BirthDate = '2010-06-14' AND FirstName = 'Anikó' AND LastName = 'Tóth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10" office:value-type="date" office:date-value="2004-01-09" calcext:value-type="date">
            <text:p>2004-01-09</text:p>
          </table:table-cell>
          <table:table-cell table:style-name="ce19" table:formula="of:=DATEDIF([.C4];[.$M$1];&quot;y&quot;)" office:value-type="float" office:value="16" calcext:value-type="float">
            <text:p>16</text:p>
          </table:table-cell>
          <table:table-cell table:style-name="ce19" table:formula="of:=IF([.D4] &lt; 14;YEAR([.C4])+6;IF([.D4] &lt; 18;YEAR([.C4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4];&quot;yyyy-mm-dd&quot;)&amp;&quot;', 'true', ps.Id FROM PersonStudents ps WHERE BirthDate = '&quot;&amp;TEXT([.C4];&quot;yyyy-mm-dd&quot;)&amp;&quot;' AND FirstName = '&quot;&amp;[.A4]&amp;&quot;' AND LastName = '&quot;&amp;[.B4]&amp;&quot;' UNION&quot;" office:value-type="string" office:string-value="SELECT '2018-09-01', 'true', ps.Id FROM PersonStudents ps WHERE BirthDate = '2004-01-09' AND FirstName = 'Veronika' AND LastName = 'Szőke' UNION" calcext:value-type="string">
            <text:p>SELECT '2018-09-01', 'true', ps.Id FROM PersonStudents ps WHERE BirthDate = '2004-01-09' AND FirstName = 'Veronika' AND LastName = 'Szőke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10" office:value-type="date" office:date-value="2009-05-02" calcext:value-type="date">
            <text:p>2009-05-02</text:p>
          </table:table-cell>
          <table:table-cell table:style-name="ce19" table:formula="of:=DATEDIF([.C5];[.$M$1];&quot;y&quot;)" office:value-type="float" office:value="11" calcext:value-type="float">
            <text:p>11</text:p>
          </table:table-cell>
          <table:table-cell table:style-name="ce19" table:formula="of:=IF([.D5] &lt; 14;YEAR([.C5])+6;IF([.D5] &lt; 18;YEAR([.C5])+14))&amp;&quot;-09-01&quot;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5];&quot;yyyy-mm-dd&quot;)&amp;&quot;', 'true', ps.Id FROM PersonStudents ps WHERE BirthDate = '&quot;&amp;TEXT([.C5];&quot;yyyy-mm-dd&quot;)&amp;&quot;' AND FirstName = '&quot;&amp;[.A5]&amp;&quot;' AND LastName = '&quot;&amp;[.B5]&amp;&quot;' UNION&quot;" office:value-type="string" office:string-value="SELECT '2015-09-01', 'true', ps.Id FROM PersonStudents ps WHERE BirthDate = '2009-05-02' AND FirstName = 'Szabina' AND LastName = 'Illés' UNION" calcext:value-type="string">
            <text:p>SELECT '2015-09-01', 'true', ps.Id FROM PersonStudents ps WHERE BirthDate = '2009-05-02' AND FirstName = 'Szabina' AND LastName = 'Illé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10" office:value-type="date" office:date-value="2004-04-03" calcext:value-type="date">
            <text:p>2004-04-03</text:p>
          </table:table-cell>
          <table:table-cell table:style-name="ce19" table:formula="of:=DATEDIF([.C6];[.$M$1];&quot;y&quot;)" office:value-type="float" office:value="16" calcext:value-type="float">
            <text:p>16</text:p>
          </table:table-cell>
          <table:table-cell table:style-name="ce19" table:formula="of:=IF([.D6] &lt; 14;YEAR([.C6])+6;IF([.D6] &lt; 18;YEAR([.C6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6];&quot;yyyy-mm-dd&quot;)&amp;&quot;', 'true', ps.Id FROM PersonStudents ps WHERE BirthDate = '&quot;&amp;TEXT([.C6];&quot;yyyy-mm-dd&quot;)&amp;&quot;' AND FirstName = '&quot;&amp;[.A6]&amp;&quot;' AND LastName = '&quot;&amp;[.B6]&amp;&quot;' UNION&quot;" office:value-type="string" office:string-value="SELECT '2018-09-01', 'true', ps.Id FROM PersonStudents ps WHERE BirthDate = '2004-04-03' AND FirstName = 'Viktória' AND LastName = 'Dobos' UNION" calcext:value-type="string">
            <text:p>SELECT '2018-09-01', 'true', ps.Id FROM PersonStudents ps WHERE BirthDate = '2004-04-03' AND FirstName = 'Viktória' AND LastName = 'Dobo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10" office:value-type="date" office:date-value="2010-12-24" calcext:value-type="date">
            <text:p>2010-12-24</text:p>
          </table:table-cell>
          <table:table-cell table:style-name="ce19" table:formula="of:=DATEDIF([.C7];[.$M$1];&quot;y&quot;)" office:value-type="float" office:value="9" calcext:value-type="float">
            <text:p>9</text:p>
          </table:table-cell>
          <table:table-cell table:style-name="ce19" table:formula="of:=IF([.D7] &lt; 14;YEAR([.C7])+6;IF([.D7] &lt; 18;YEAR([.C7])+14))&amp;&quot;-09-01&quot;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7];&quot;yyyy-mm-dd&quot;)&amp;&quot;', 'true', ps.Id FROM PersonStudents ps WHERE BirthDate = '&quot;&amp;TEXT([.C7];&quot;yyyy-mm-dd&quot;)&amp;&quot;' AND FirstName = '&quot;&amp;[.A7]&amp;&quot;' AND LastName = '&quot;&amp;[.B7]&amp;&quot;' UNION&quot;" office:value-type="string" office:string-value="SELECT '2016-09-01', 'true', ps.Id FROM PersonStudents ps WHERE BirthDate = '2010-12-24' AND FirstName = 'Ivett' AND LastName = 'Kozma' UNION" calcext:value-type="string">
            <text:p>SELECT '2016-09-01', 'true', ps.Id FROM PersonStudents ps WHERE BirthDate = '2010-12-24' AND FirstName = 'Ivett' AND LastName = 'Kozma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10" office:value-type="date" office:date-value="2004-10-14" calcext:value-type="date">
            <text:p>2004-10-14</text:p>
          </table:table-cell>
          <table:table-cell table:style-name="ce19" table:formula="of:=DATEDIF([.C8];[.$M$1];&quot;y&quot;)" office:value-type="float" office:value="15" calcext:value-type="float">
            <text:p>15</text:p>
          </table:table-cell>
          <table:table-cell table:style-name="ce19" table:formula="of:=IF([.D8] &lt; 14;YEAR([.C8])+6;IF([.D8] &lt; 18;YEAR([.C8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8];&quot;yyyy-mm-dd&quot;)&amp;&quot;', 'true', ps.Id FROM PersonStudents ps WHERE BirthDate = '&quot;&amp;TEXT([.C8];&quot;yyyy-mm-dd&quot;)&amp;&quot;' AND FirstName = '&quot;&amp;[.A8]&amp;&quot;' AND LastName = '&quot;&amp;[.B8]&amp;&quot;' UNION&quot;" office:value-type="string" office:string-value="SELECT '2018-09-01', 'true', ps.Id FROM PersonStudents ps WHERE BirthDate = '2004-10-14' AND FirstName = 'Orsolya' AND LastName = 'Pataki' UNION" calcext:value-type="string">
            <text:p>SELECT '2018-09-01', 'true', ps.Id FROM PersonStudents ps WHERE BirthDate = '2004-10-14' AND FirstName = 'Orsolya' AND LastName = 'Pataki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2013-12-27" calcext:value-type="date">
            <text:p>2013-12-27</text:p>
          </table:table-cell>
          <table:table-cell table:style-name="ce19" table:formula="of:=DATEDIF([.C9];[.$M$1];&quot;y&quot;)" office:value-type="float" office:value="6" calcext:value-type="float">
            <text:p>6</text:p>
          </table:table-cell>
          <table:table-cell table:style-name="ce19" table:formula="of:=IF([.D9] &lt; 14;YEAR([.C9])+6;IF([.D9] &lt; 18;YEAR([.C9])+14))&amp;&quot;-09-01&quot;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9];&quot;yyyy-mm-dd&quot;)&amp;&quot;', 'true', ps.Id FROM PersonStudents ps WHERE BirthDate = '&quot;&amp;TEXT([.C9];&quot;yyyy-mm-dd&quot;)&amp;&quot;' AND FirstName = '&quot;&amp;[.A9]&amp;&quot;' AND LastName = '&quot;&amp;[.B9]&amp;&quot;' UNION&quot;" office:value-type="string" office:string-value="SELECT '2019-09-01', 'true', ps.Id FROM PersonStudents ps WHERE BirthDate = '2013-12-27' AND FirstName = 'Dorina' AND LastName = 'Gáspár' UNION" calcext:value-type="string">
            <text:p>SELECT '2019-09-01', 'true', ps.Id FROM PersonStudents ps WHERE BirthDate = '2013-12-27' AND FirstName = 'Dorina' AND LastName = 'Gáspá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10" office:value-type="date" office:date-value="2007-08-17" calcext:value-type="date">
            <text:p>2007-08-17</text:p>
          </table:table-cell>
          <table:table-cell table:style-name="ce19" table:formula="of:=DATEDIF([.C10];[.$M$1];&quot;y&quot;)" office:value-type="float" office:value="13" calcext:value-type="float">
            <text:p>13</text:p>
          </table:table-cell>
          <table:table-cell table:style-name="ce19" table:formula="of:=IF([.D10] &lt; 14;YEAR([.C10])+6;IF([.D10] &lt; 18;YEAR([.C10])+14))&amp;&quot;-09-01&quot;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10];&quot;yyyy-mm-dd&quot;)&amp;&quot;', 'true', ps.Id FROM PersonStudents ps WHERE BirthDate = '&quot;&amp;TEXT([.C10];&quot;yyyy-mm-dd&quot;)&amp;&quot;' AND FirstName = '&quot;&amp;[.A10]&amp;&quot;' AND LastName = '&quot;&amp;[.B10]&amp;&quot;' UNION&quot;" office:value-type="string" office:string-value="SELECT '2013-09-01', 'true', ps.Id FROM PersonStudents ps WHERE BirthDate = '2007-08-17' AND FirstName = 'Éva' AND LastName = 'Halász' UNION" calcext:value-type="string">
            <text:p>SELECT '2013-09-01', 'true', ps.Id FROM PersonStudents ps WHERE BirthDate = '2007-08-17' AND FirstName = 'Éva' AND LastName = 'Halász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10" office:value-type="date" office:date-value="2012-04-30" calcext:value-type="date">
            <text:p>2012-04-30</text:p>
          </table:table-cell>
          <table:table-cell table:style-name="ce19" table:formula="of:=DATEDIF([.C11];[.$M$1];&quot;y&quot;)" office:value-type="float" office:value="8" calcext:value-type="float">
            <text:p>8</text:p>
          </table:table-cell>
          <table:table-cell table:style-name="ce19" table:formula="of:=IF([.D11] &lt; 14;YEAR([.C11])+6;IF([.D11] &lt; 18;YEAR([.C11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1];&quot;yyyy-mm-dd&quot;)&amp;&quot;', 'true', ps.Id FROM PersonStudents ps WHERE BirthDate = '&quot;&amp;TEXT([.C11];&quot;yyyy-mm-dd&quot;)&amp;&quot;' AND FirstName = '&quot;&amp;[.A11]&amp;&quot;' AND LastName = '&quot;&amp;[.B11]&amp;&quot;' UNION&quot;" office:value-type="string" office:string-value="SELECT '2018-09-01', 'true', ps.Id FROM PersonStudents ps WHERE BirthDate = '2012-04-30' AND FirstName = 'Evelin' AND LastName = 'Orosz' UNION" calcext:value-type="string">
            <text:p>SELECT '2018-09-01', 'true', ps.Id FROM PersonStudents ps WHERE BirthDate = '2012-04-30' AND FirstName = 'Evelin' AND LastName = 'Orosz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10" office:value-type="date" office:date-value="2008-03-12" calcext:value-type="date">
            <text:p>2008-03-12</text:p>
          </table:table-cell>
          <table:table-cell table:style-name="ce19" table:formula="of:=DATEDIF([.C12];[.$M$1];&quot;y&quot;)" office:value-type="float" office:value="12" calcext:value-type="float">
            <text:p>12</text:p>
          </table:table-cell>
          <table:table-cell table:style-name="ce19" table:formula="of:=IF([.D12] &lt; 14;YEAR([.C12])+6;IF([.D12] &lt; 18;YEAR([.C12])+14))&amp;&quot;-09-01&quot;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12];&quot;yyyy-mm-dd&quot;)&amp;&quot;', 'true', ps.Id FROM PersonStudents ps WHERE BirthDate = '&quot;&amp;TEXT([.C12];&quot;yyyy-mm-dd&quot;)&amp;&quot;' AND FirstName = '&quot;&amp;[.A12]&amp;&quot;' AND LastName = '&quot;&amp;[.B12]&amp;&quot;' UNION&quot;" office:value-type="string" office:string-value="SELECT '2014-09-01', 'true', ps.Id FROM PersonStudents ps WHERE BirthDate = '2008-03-12' AND FirstName = 'Adél' AND LastName = 'Biró' UNION" calcext:value-type="string">
            <text:p>SELECT '2014-09-01', 'true', ps.Id FROM PersonStudents ps WHERE BirthDate = '2008-03-12' AND FirstName = 'Adél' AND LastName = 'Biró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10" office:value-type="date" office:date-value="2013-01-15" calcext:value-type="date">
            <text:p>2013-01-15</text:p>
          </table:table-cell>
          <table:table-cell table:style-name="ce19" table:formula="of:=DATEDIF([.C13];[.$M$1];&quot;y&quot;)" office:value-type="float" office:value="7" calcext:value-type="float">
            <text:p>7</text:p>
          </table:table-cell>
          <table:table-cell table:style-name="ce19" table:formula="of:=IF([.D13] &lt; 14;YEAR([.C13])+6;IF([.D13] &lt; 18;YEAR([.C13])+14))&amp;&quot;-09-01&quot;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3];&quot;yyyy-mm-dd&quot;)&amp;&quot;', 'true', ps.Id FROM PersonStudents ps WHERE BirthDate = '&quot;&amp;TEXT([.C13];&quot;yyyy-mm-dd&quot;)&amp;&quot;' AND FirstName = '&quot;&amp;[.A13]&amp;&quot;' AND LastName = '&quot;&amp;[.B13]&amp;&quot;' UNION&quot;" office:value-type="string" office:string-value="SELECT '2019-09-01', 'true', ps.Id FROM PersonStudents ps WHERE BirthDate = '2013-01-15' AND FirstName = 'Olivér' AND LastName = 'Orbán' UNION" calcext:value-type="string">
            <text:p>SELECT '2019-09-01', 'true', ps.Id FROM PersonStudents ps WHERE BirthDate = '2013-01-15' AND FirstName = 'Olivér' AND LastName = 'Orbán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10" office:value-type="date" office:date-value="2011-12-20" calcext:value-type="date">
            <text:p>2011-12-20</text:p>
          </table:table-cell>
          <table:table-cell table:style-name="ce19" table:formula="of:=DATEDIF([.C14];[.$M$1];&quot;y&quot;)" office:value-type="float" office:value="8" calcext:value-type="float">
            <text:p>8</text:p>
          </table:table-cell>
          <table:table-cell table:style-name="ce19" table:formula="of:=IF([.D14] &lt; 14;YEAR([.C14])+6;IF([.D14] &lt; 18;YEAR([.C14])+14))&amp;&quot;-09-01&quot;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4];&quot;yyyy-mm-dd&quot;)&amp;&quot;', 'true', ps.Id FROM PersonStudents ps WHERE BirthDate = '&quot;&amp;TEXT([.C14];&quot;yyyy-mm-dd&quot;)&amp;&quot;' AND FirstName = '&quot;&amp;[.A14]&amp;&quot;' AND LastName = '&quot;&amp;[.B14]&amp;&quot;' UNION&quot;" office:value-type="string" office:string-value="SELECT '2017-09-01', 'true', ps.Id FROM PersonStudents ps WHERE BirthDate = '2011-12-20' AND FirstName = 'Géza' AND LastName = 'Bogdán' UNION" calcext:value-type="string">
            <text:p>SELECT '2017-09-01', 'true', ps.Id FROM PersonStudents ps WHERE BirthDate = '2011-12-20' AND FirstName = 'Géza' AND LastName = 'Bogdán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10" office:value-type="date" office:date-value="2006-11-16" calcext:value-type="date">
            <text:p>2006-11-16</text:p>
          </table:table-cell>
          <table:table-cell table:style-name="ce19" table:formula="of:=DATEDIF([.C15];[.$M$1];&quot;y&quot;)" office:value-type="float" office:value="13" calcext:value-type="float">
            <text:p>13</text:p>
          </table:table-cell>
          <table:table-cell table:style-name="ce19" table:formula="of:=IF([.D15] &lt; 14;YEAR([.C15])+6;IF([.D15] &lt; 18;YEAR([.C15])+14))&amp;&quot;-09-01&quot;" office:value-type="string" office:string-value="2012-09-01" calcext:value-type="string">
            <text:p>2012-09-01</text:p>
          </table:table-cell>
          <table:table-cell/>
          <table:table-cell table:style-name="ce10" table:formula="of:=&quot;SELECT '&quot;&amp;TEXT([.E15];&quot;yyyy-mm-dd&quot;)&amp;&quot;', 'true', ps.Id FROM PersonStudents ps WHERE BirthDate = '&quot;&amp;TEXT([.C15];&quot;yyyy-mm-dd&quot;)&amp;&quot;' AND FirstName = '&quot;&amp;[.A15]&amp;&quot;' AND LastName = '&quot;&amp;[.B15]&amp;&quot;' UNION&quot;" office:value-type="string" office:string-value="SELECT '2012-09-01', 'true', ps.Id FROM PersonStudents ps WHERE BirthDate = '2006-11-16' AND FirstName = 'Kevin' AND LastName = 'Király' UNION" calcext:value-type="string">
            <text:p>SELECT '2012-09-01', 'true', ps.Id FROM PersonStudents ps WHERE BirthDate = '2006-11-16' AND FirstName = 'Kevin' AND LastName = 'Király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10" office:value-type="date" office:date-value="2012-12-21" calcext:value-type="date">
            <text:p>2012-12-21</text:p>
          </table:table-cell>
          <table:table-cell table:style-name="ce19" table:formula="of:=DATEDIF([.C16];[.$M$1];&quot;y&quot;)" office:value-type="float" office:value="7" calcext:value-type="float">
            <text:p>7</text:p>
          </table:table-cell>
          <table:table-cell table:style-name="ce19" table:formula="of:=IF([.D16] &lt; 14;YEAR([.C16])+6;IF([.D16] &lt; 18;YEAR([.C16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6];&quot;yyyy-mm-dd&quot;)&amp;&quot;', 'true', ps.Id FROM PersonStudents ps WHERE BirthDate = '&quot;&amp;TEXT([.C16];&quot;yyyy-mm-dd&quot;)&amp;&quot;' AND FirstName = '&quot;&amp;[.A16]&amp;&quot;' AND LastName = '&quot;&amp;[.B16]&amp;&quot;' UNION&quot;" office:value-type="string" office:string-value="SELECT '2018-09-01', 'true', ps.Id FROM PersonStudents ps WHERE BirthDate = '2012-12-21' AND FirstName = 'Tamás' AND LastName = 'Apród' UNION" calcext:value-type="string">
            <text:p>SELECT '2018-09-01', 'true', ps.Id FROM PersonStudents ps WHERE BirthDate = '2012-12-21' AND FirstName = 'Tamás' AND LastName = 'Apród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11-04-15" calcext:value-type="date">
            <text:p>2011-04-15</text:p>
          </table:table-cell>
          <table:table-cell table:style-name="ce19" table:formula="of:=DATEDIF([.C17];[.$M$1];&quot;y&quot;)" office:value-type="float" office:value="9" calcext:value-type="float">
            <text:p>9</text:p>
          </table:table-cell>
          <table:table-cell table:style-name="ce19" table:formula="of:=IF([.D17] &lt; 14;YEAR([.C17])+6;IF([.D17] &lt; 18;YEAR([.C17])+14))&amp;&quot;-09-01&quot;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7];&quot;yyyy-mm-dd&quot;)&amp;&quot;', 'true', ps.Id FROM PersonStudents ps WHERE BirthDate = '&quot;&amp;TEXT([.C17];&quot;yyyy-mm-dd&quot;)&amp;&quot;' AND FirstName = '&quot;&amp;[.A17]&amp;&quot;' AND LastName = '&quot;&amp;[.B17]&amp;&quot;' UNION&quot;" office:value-type="string" office:string-value="SELECT '2017-09-01', 'true', ps.Id FROM PersonStudents ps WHERE BirthDate = '2011-04-15' AND FirstName = 'Dezső' AND LastName = 'Bakos' UNION" calcext:value-type="string">
            <text:p>SELECT '2017-09-01', 'true', ps.Id FROM PersonStudents ps WHERE BirthDate = '2011-04-15' AND FirstName = 'Dezső' AND LastName = 'Bako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10" office:value-type="date" office:date-value="2009-10-20" calcext:value-type="date">
            <text:p>2009-10-20</text:p>
          </table:table-cell>
          <table:table-cell table:style-name="ce19" table:formula="of:=DATEDIF([.C18];[.$M$1];&quot;y&quot;)" office:value-type="float" office:value="10" calcext:value-type="float">
            <text:p>10</text:p>
          </table:table-cell>
          <table:table-cell table:style-name="ce19" table:formula="of:=IF([.D18] &lt; 14;YEAR([.C18])+6;IF([.D18] &lt; 18;YEAR([.C18])+14))&amp;&quot;-09-01&quot;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8];&quot;yyyy-mm-dd&quot;)&amp;&quot;', 'true', ps.Id FROM PersonStudents ps WHERE BirthDate = '&quot;&amp;TEXT([.C18];&quot;yyyy-mm-dd&quot;)&amp;&quot;' AND FirstName = '&quot;&amp;[.A18]&amp;&quot;' AND LastName = '&quot;&amp;[.B18]&amp;&quot;' UNION&quot;" office:value-type="string" office:string-value="SELECT '2015-09-01', 'true', ps.Id FROM PersonStudents ps WHERE BirthDate = '2009-10-20' AND FirstName = 'József' AND LastName = 'Sándor' UNION" calcext:value-type="string">
            <text:p>SELECT '2015-09-01', 'true', ps.Id FROM PersonStudents ps WHERE BirthDate = '2009-10-20' AND FirstName = 'József' AND LastName = 'Sándo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10" office:value-type="date" office:date-value="2012-12-28" calcext:value-type="date">
            <text:p>2012-12-28</text:p>
          </table:table-cell>
          <table:table-cell table:style-name="ce19" table:formula="of:=DATEDIF([.C19];[.$M$1];&quot;y&quot;)" office:value-type="float" office:value="7" calcext:value-type="float">
            <text:p>7</text:p>
          </table:table-cell>
          <table:table-cell table:style-name="ce19" table:formula="of:=IF([.D19] &lt; 14;YEAR([.C19])+6;IF([.D19] &lt; 18;YEAR([.C19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9];&quot;yyyy-mm-dd&quot;)&amp;&quot;', 'true', ps.Id FROM PersonStudents ps WHERE BirthDate = '&quot;&amp;TEXT([.C19];&quot;yyyy-mm-dd&quot;)&amp;&quot;' AND FirstName = '&quot;&amp;[.A19]&amp;&quot;' AND LastName = '&quot;&amp;[.B19]&amp;&quot;' UNION&quot;" office:value-type="string" office:string-value="SELECT '2018-09-01', 'true', ps.Id FROM PersonStudents ps WHERE BirthDate = '2012-12-28' AND FirstName = 'Gergő' AND LastName = 'Tóth' UNION" calcext:value-type="string">
            <text:p>SELECT '2018-09-01', 'true', ps.Id FROM PersonStudents ps WHERE BirthDate = '2012-12-28' AND FirstName = 'Gergő' AND LastName = 'Tóth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10" office:value-type="date" office:date-value="2010-05-27" calcext:value-type="date">
            <text:p>2010-05-27</text:p>
          </table:table-cell>
          <table:table-cell table:style-name="ce19" table:formula="of:=DATEDIF([.C20];[.$M$1];&quot;y&quot;)" office:value-type="float" office:value="10" calcext:value-type="float">
            <text:p>10</text:p>
          </table:table-cell>
          <table:table-cell table:style-name="ce19" table:formula="of:=IF([.D20] &lt; 14;YEAR([.C20])+6;IF([.D20] &lt; 18;YEAR([.C20])+14))&amp;&quot;-09-01&quot;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20];&quot;yyyy-mm-dd&quot;)&amp;&quot;', 'true', ps.Id FROM PersonStudents ps WHERE BirthDate = '&quot;&amp;TEXT([.C20];&quot;yyyy-mm-dd&quot;)&amp;&quot;' AND FirstName = '&quot;&amp;[.A20]&amp;&quot;' AND LastName = '&quot;&amp;[.B20]&amp;&quot;' UNION&quot;" office:value-type="string" office:string-value="SELECT '2016-09-01', 'true', ps.Id FROM PersonStudents ps WHERE BirthDate = '2010-05-27' AND FirstName = 'Gergely' AND LastName = 'Kerekes' UNION" calcext:value-type="string">
            <text:p>SELECT '2016-09-01', 'true', ps.Id FROM PersonStudents ps WHERE BirthDate = '2010-05-27' AND FirstName = 'Gergely' AND LastName = 'Kereke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10" office:value-type="date" office:date-value="2007-11-18" calcext:value-type="date">
            <text:p>2007-11-18</text:p>
          </table:table-cell>
          <table:table-cell table:style-name="ce19" table:formula="of:=DATEDIF([.C21];[.$M$1];&quot;y&quot;)" office:value-type="float" office:value="12" calcext:value-type="float">
            <text:p>12</text:p>
          </table:table-cell>
          <table:table-cell table:style-name="ce19" table:formula="of:=IF([.D21] &lt; 14;YEAR([.C21])+6;IF([.D21] &lt; 18;YEAR([.C21])+14))&amp;&quot;-09-01&quot;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21];&quot;yyyy-mm-dd&quot;)&amp;&quot;', 'true', ps.Id FROM PersonStudents ps WHERE BirthDate = '&quot;&amp;TEXT([.C21];&quot;yyyy-mm-dd&quot;)&amp;&quot;' AND FirstName = '&quot;&amp;[.A21]&amp;&quot;' AND LastName = '&quot;&amp;[.B21]&amp;&quot;' UNION&quot;" office:value-type="string" office:string-value="SELECT '2013-09-01', 'true', ps.Id FROM PersonStudents ps WHERE BirthDate = '2007-11-18' AND FirstName = 'Marcell' AND LastName = 'Hajdú' UNION" calcext:value-type="string">
            <text:p>SELECT '2013-09-01', 'true', ps.Id FROM PersonStudents ps WHERE BirthDate = '2007-11-18' AND FirstName = 'Marcell' AND LastName = 'Hajdú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2009-08-08" calcext:value-type="date">
            <text:p>2009-08-08</text:p>
          </table:table-cell>
          <table:table-cell table:style-name="ce19" table:formula="of:=DATEDIF([.C22];[.$M$1];&quot;y&quot;)" office:value-type="float" office:value="11" calcext:value-type="float">
            <text:p>11</text:p>
          </table:table-cell>
          <table:table-cell table:style-name="ce19" table:formula="of:=IF([.D22] &lt; 14;YEAR([.C22])+6;IF([.D22] &lt; 18;YEAR([.C22])+14))&amp;&quot;-09-01&quot;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22];&quot;yyyy-mm-dd&quot;)&amp;&quot;', 'true', ps.Id FROM PersonStudents ps WHERE BirthDate = '&quot;&amp;TEXT([.C22];&quot;yyyy-mm-dd&quot;)&amp;&quot;' AND FirstName = '&quot;&amp;[.A22]&amp;&quot;' AND LastName = '&quot;&amp;[.B22]&amp;&quot;' UNION&quot;" office:value-type="string" office:string-value="SELECT '2015-09-01', 'true', ps.Id FROM PersonStudents ps WHERE BirthDate = '2009-08-08' AND FirstName = 'Lajos' AND LastName = 'Gáspár' UNION" calcext:value-type="string">
            <text:p>SELECT '2015-09-01', 'true', ps.Id FROM PersonStudents ps WHERE BirthDate = '2009-08-08' AND FirstName = 'Lajos' AND LastName = 'Gáspá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10" office:value-type="date" office:date-value="2006-07-11" calcext:value-type="date">
            <text:p>2006-07-11</text:p>
          </table:table-cell>
          <table:table-cell table:style-name="ce19" table:formula="of:=DATEDIF([.C23];[.$M$1];&quot;y&quot;)" office:value-type="float" office:value="14" calcext:value-type="float">
            <text:p>14</text:p>
          </table:table-cell>
          <table:table-cell table:style-name="ce19" table:formula="of:=IF([.D23] &lt; 14;YEAR([.C23])+6;IF([.D23] &lt; 18;YEAR([.C23])+14))&amp;&quot;-09-01&quot;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23];&quot;yyyy-mm-dd&quot;)&amp;&quot;', 'true', ps.Id FROM PersonStudents ps WHERE BirthDate = '&quot;&amp;TEXT([.C23];&quot;yyyy-mm-dd&quot;)&amp;&quot;' AND FirstName = '&quot;&amp;[.A23]&amp;&quot;' AND LastName = '&quot;&amp;[.B23]&amp;&quot;' UNION&quot;" office:value-type="string" office:string-value="SELECT '2020-09-01', 'true', ps.Id FROM PersonStudents ps WHERE BirthDate = '2006-07-11' AND FirstName = 'Donát' AND LastName = 'Király' UNION" calcext:value-type="string">
            <text:p>SELECT '2020-09-01', 'true', ps.Id FROM PersonStudents ps WHERE BirthDate = '2006-07-11' AND FirstName = 'Donát' AND LastName = 'Király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10" office:value-type="date" office:date-value="2008-08-08" calcext:value-type="date">
            <text:p>2008-08-08</text:p>
          </table:table-cell>
          <table:table-cell table:style-name="ce19" table:formula="of:=DATEDIF([.C24];[.$M$1];&quot;y&quot;)" office:value-type="float" office:value="12" calcext:value-type="float">
            <text:p>12</text:p>
          </table:table-cell>
          <table:table-cell table:style-name="ce19" table:formula="of:=IF([.D24] &lt; 14;YEAR([.C24])+6;IF([.D24] &lt; 18;YEAR([.C24])+14))&amp;&quot;-09-01&quot;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24];&quot;yyyy-mm-dd&quot;)&amp;&quot;', 'true', ps.Id FROM PersonStudents ps WHERE BirthDate = '&quot;&amp;TEXT([.C24];&quot;yyyy-mm-dd&quot;)&amp;&quot;' AND FirstName = '&quot;&amp;[.A24]&amp;&quot;' AND LastName = '&quot;&amp;[.B24]&amp;&quot;' UNION&quot;" office:value-type="string" office:string-value="SELECT '2014-09-01', 'true', ps.Id FROM PersonStudents ps WHERE BirthDate = '2008-08-08' AND FirstName = 'György' AND LastName = 'Vörös' UNION" calcext:value-type="string">
            <text:p>SELECT '2014-09-01', 'true', ps.Id FROM PersonStudents ps WHERE BirthDate = '2008-08-08' AND FirstName = 'György' AND LastName = 'Vörö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10" office:value-type="date" office:date-value="2013-02-21" calcext:value-type="date">
            <text:p>2013-02-21</text:p>
          </table:table-cell>
          <table:table-cell table:style-name="ce19" table:formula="of:=DATEDIF([.C25];[.$M$1];&quot;y&quot;)" office:value-type="float" office:value="7" calcext:value-type="float">
            <text:p>7</text:p>
          </table:table-cell>
          <table:table-cell table:style-name="ce19" table:formula="of:=IF([.D25] &lt; 14;YEAR([.C25])+6;IF([.D25] &lt; 18;YEAR([.C25])+14))&amp;&quot;-09-01&quot;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25];&quot;yyyy-mm-dd&quot;)&amp;&quot;', 'true', ps.Id FROM PersonStudents ps WHERE BirthDate = '&quot;&amp;TEXT([.C25];&quot;yyyy-mm-dd&quot;)&amp;&quot;' AND FirstName = '&quot;&amp;[.A25]&amp;&quot;' AND LastName = '&quot;&amp;[.B25]&amp;&quot;' UNION&quot;" office:value-type="string" office:string-value="SELECT '2019-09-01', 'true', ps.Id FROM PersonStudents ps WHERE BirthDate = '2013-02-21' AND FirstName = 'Ármin' AND LastName = 'Juhász' UNION" calcext:value-type="string">
            <text:p>SELECT '2019-09-01', 'true', ps.Id FROM PersonStudents ps WHERE BirthDate = '2013-02-21' AND FirstName = 'Ármin' AND LastName = 'Juhász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10" office:value-type="date" office:date-value="2011-12-10" calcext:value-type="date">
            <text:p>2011-12-10</text:p>
          </table:table-cell>
          <table:table-cell table:style-name="ce19" table:formula="of:=DATEDIF([.C26];[.$M$1];&quot;y&quot;)" office:value-type="float" office:value="8" calcext:value-type="float">
            <text:p>8</text:p>
          </table:table-cell>
          <table:table-cell table:style-name="ce19" table:formula="of:=IF([.D26] &lt; 14;YEAR([.C26])+6;IF([.D26] &lt; 18;YEAR([.C26])+14))&amp;&quot;-09-01&quot;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26];&quot;yyyy-mm-dd&quot;)&amp;&quot;', 'true', ps.Id FROM PersonStudents ps WHERE BirthDate = '&quot;&amp;TEXT([.C26];&quot;yyyy-mm-dd&quot;)&amp;&quot;' AND FirstName = '&quot;&amp;[.A26]&amp;&quot;' AND LastName = '&quot;&amp;[.B26]&amp;&quot;' UNION&quot;" office:value-type="string" office:string-value="SELECT '2017-09-01', 'true', ps.Id FROM PersonStudents ps WHERE BirthDate = '2011-12-10' AND FirstName = 'Viktor' AND LastName = 'Juhász' UNION" calcext:value-type="string">
            <text:p>SELECT '2017-09-01', 'true', ps.Id FROM PersonStudents ps WHERE BirthDate = '2011-12-10' AND FirstName = 'Viktor' AND LastName = 'Juhász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10" office:value-type="date" office:date-value="2010-10-13" calcext:value-type="date">
            <text:p>2010-10-13</text:p>
          </table:table-cell>
          <table:table-cell table:style-name="ce19" table:formula="of:=DATEDIF([.C27];[.$M$1];&quot;y&quot;)" office:value-type="float" office:value="9" calcext:value-type="float">
            <text:p>9</text:p>
          </table:table-cell>
          <table:table-cell table:style-name="ce19" table:formula="of:=IF([.D27] &lt; 14;YEAR([.C27])+6;IF([.D27] &lt; 18;YEAR([.C27])+14))&amp;&quot;-09-01&quot;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27];&quot;yyyy-mm-dd&quot;)&amp;&quot;', 'true', ps.Id FROM PersonStudents ps WHERE BirthDate = '&quot;&amp;TEXT([.C27];&quot;yyyy-mm-dd&quot;)&amp;&quot;' AND FirstName = '&quot;&amp;[.A27]&amp;&quot;' AND LastName = '&quot;&amp;[.B27]&amp;&quot;' UNION&quot;" office:value-type="string" office:string-value="SELECT '2016-09-01', 'true', ps.Id FROM PersonStudents ps WHERE BirthDate = '2010-10-13' AND FirstName = 'Balázs' AND LastName = 'Borbély' UNION" calcext:value-type="string">
            <text:p>SELECT '2016-09-01', 'true', ps.Id FROM PersonStudents ps WHERE BirthDate = '2010-10-13' AND FirstName = 'Balázs' AND LastName = 'Borbély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10" office:value-type="date" office:date-value="2011-08-20" calcext:value-type="date">
            <text:p>2011-08-20</text:p>
          </table:table-cell>
          <table:table-cell table:style-name="ce19" table:formula="of:=DATEDIF([.C28];[.$M$1];&quot;y&quot;)" office:value-type="float" office:value="9" calcext:value-type="float">
            <text:p>9</text:p>
          </table:table-cell>
          <table:table-cell table:style-name="ce19" table:formula="of:=IF([.D28] &lt; 14;YEAR([.C28])+6;IF([.D28] &lt; 18;YEAR([.C28])+14))&amp;&quot;-09-01&quot;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28];&quot;yyyy-mm-dd&quot;)&amp;&quot;', 'true', ps.Id FROM PersonStudents ps WHERE BirthDate = '&quot;&amp;TEXT([.C28];&quot;yyyy-mm-dd&quot;)&amp;&quot;' AND FirstName = '&quot;&amp;[.A28]&amp;&quot;' AND LastName = '&quot;&amp;[.B28]&amp;&quot;' UNION&quot;" office:value-type="string" office:string-value="SELECT '2017-09-01', 'true', ps.Id FROM PersonStudents ps WHERE BirthDate = '2011-08-20' AND FirstName = 'Olivér' AND LastName = 'László' UNION" calcext:value-type="string">
            <text:p>SELECT '2017-09-01', 'true', ps.Id FROM PersonStudents ps WHERE BirthDate = '2011-08-20' AND FirstName = 'Olivér' AND LastName = 'László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04-09-13" calcext:value-type="date">
            <text:p>2004-09-13</text:p>
          </table:table-cell>
          <table:table-cell table:style-name="ce19" table:formula="of:=DATEDIF([.C29];[.$M$1];&quot;y&quot;)" office:value-type="float" office:value="15" calcext:value-type="float">
            <text:p>15</text:p>
          </table:table-cell>
          <table:table-cell table:style-name="ce19" table:formula="of:=IF([.D29] &lt; 14;YEAR([.C29])+6;IF([.D29] &lt; 18;YEAR([.C29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29];&quot;yyyy-mm-dd&quot;)&amp;&quot;', 'true', ps.Id FROM PersonStudents ps WHERE BirthDate = '&quot;&amp;TEXT([.C29];&quot;yyyy-mm-dd&quot;)&amp;&quot;' AND FirstName = '&quot;&amp;[.A29]&amp;&quot;' AND LastName = '&quot;&amp;[.B29]&amp;&quot;' UNION&quot;" office:value-type="string" office:string-value="SELECT '2018-09-01', 'true', ps.Id FROM PersonStudents ps WHERE BirthDate = '2004-09-13' AND FirstName = 'Bendegúz' AND LastName = 'Bakos' UNION" calcext:value-type="string">
            <text:p>SELECT '2018-09-01', 'true', ps.Id FROM PersonStudents ps WHERE BirthDate = '2004-09-13' AND FirstName = 'Bendegúz' AND LastName = 'Bako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5-11-09" calcext:value-type="date">
            <text:p>2005-11-09</text:p>
          </table:table-cell>
          <table:table-cell table:style-name="ce19" table:formula="of:=DATEDIF([.C30];[.$M$1];&quot;y&quot;)" office:value-type="float" office:value="14" calcext:value-type="float">
            <text:p>14</text:p>
          </table:table-cell>
          <table:table-cell table:style-name="ce19" table:formula="of:=IF([.D30] &lt; 14;YEAR([.C30])+6;IF([.D30] &lt; 18;YEAR([.C30])+14))&amp;&quot;-09-01&quot;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30];&quot;yyyy-mm-dd&quot;)&amp;&quot;', 'true', ps.Id FROM PersonStudents ps WHERE BirthDate = '&quot;&amp;TEXT([.C30];&quot;yyyy-mm-dd&quot;)&amp;&quot;' AND FirstName = '&quot;&amp;[.A30]&amp;&quot;' AND LastName = '&quot;&amp;[.B30]&amp;&quot;' UNION&quot;" office:value-type="string" office:string-value="SELECT '2019-09-01', 'true', ps.Id FROM PersonStudents ps WHERE BirthDate = '2005-11-09' AND FirstName = 'Renátó' AND LastName = 'Török' UNION" calcext:value-type="string">
            <text:p>SELECT '2019-09-01', 'true', ps.Id FROM PersonStudents ps WHERE BirthDate = '2005-11-09' AND FirstName = 'Renátó' AND LastName = 'Török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2010-07-09" calcext:value-type="date">
            <text:p>2010-07-09</text:p>
          </table:table-cell>
          <table:table-cell table:style-name="ce19" table:formula="of:=DATEDIF([.C31];[.$M$1];&quot;y&quot;)" office:value-type="float" office:value="10" calcext:value-type="float">
            <text:p>10</text:p>
          </table:table-cell>
          <table:table-cell table:style-name="ce19" table:formula="of:=IF([.D31] &lt; 14;YEAR([.C31])+6;IF([.D31] &lt; 18;YEAR([.C31])+14))&amp;&quot;-09-01&quot;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31];&quot;yyyy-mm-dd&quot;)&amp;&quot;', 'true', ps.Id FROM PersonStudents ps WHERE BirthDate = '&quot;&amp;TEXT([.C31];&quot;yyyy-mm-dd&quot;)&amp;&quot;' AND FirstName = '&quot;&amp;[.A31]&amp;&quot;' AND LastName = '&quot;&amp;[.B31]&amp;&quot;' UNION&quot;" office:value-type="string" office:string-value="SELECT '2016-09-01', 'true', ps.Id FROM PersonStudents ps WHERE BirthDate = '2010-07-09' AND FirstName = 'Barnabás' AND LastName = 'Novák' UNION" calcext:value-type="string">
            <text:p>SELECT '2016-09-01', 'true', ps.Id FROM PersonStudents ps WHERE BirthDate = '2010-07-09' AND FirstName = 'Barnabás' AND LastName = 'Novák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10" office:value-type="date" office:date-value="2011-03-06" calcext:value-type="date">
            <text:p>2011-03-06</text:p>
          </table:table-cell>
          <table:table-cell table:style-name="ce19" table:formula="of:=DATEDIF([.C32];[.$M$1];&quot;y&quot;)" office:value-type="float" office:value="9" calcext:value-type="float">
            <text:p>9</text:p>
          </table:table-cell>
          <table:table-cell table:style-name="ce19" table:formula="of:=IF([.D32] &lt; 14;YEAR([.C32])+6;IF([.D32] &lt; 18;YEAR([.C32])+14))&amp;&quot;-09-01&quot;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32];&quot;yyyy-mm-dd&quot;)&amp;&quot;', 'true', ps.Id FROM PersonStudents ps WHERE BirthDate = '&quot;&amp;TEXT([.C32];&quot;yyyy-mm-dd&quot;)&amp;&quot;' AND FirstName = '&quot;&amp;[.A32]&amp;&quot;' AND LastName = '&quot;&amp;[.B32]&amp;&quot;' UNION&quot;" office:value-type="string" office:string-value="SELECT '2017-09-01', 'true', ps.Id FROM PersonStudents ps WHERE BirthDate = '2011-03-06' AND FirstName = 'Milán' AND LastName = 'Kiss' UNION" calcext:value-type="string">
            <text:p>SELECT '2017-09-01', 'true', ps.Id FROM PersonStudents ps WHERE BirthDate = '2011-03-06' AND FirstName = 'Milán' AND LastName = 'Kis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10" office:value-type="date" office:date-value="2013-12-21" calcext:value-type="date">
            <text:p>2013-12-21</text:p>
          </table:table-cell>
          <table:table-cell table:style-name="ce19" table:formula="of:=DATEDIF([.C33];[.$M$1];&quot;y&quot;)" office:value-type="float" office:value="6" calcext:value-type="float">
            <text:p>6</text:p>
          </table:table-cell>
          <table:table-cell table:style-name="ce19" table:formula="of:=IF([.D33] &lt; 14;YEAR([.C33])+6;IF([.D33] &lt; 18;YEAR([.C33])+14))&amp;&quot;-09-01&quot;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33];&quot;yyyy-mm-dd&quot;)&amp;&quot;', 'true', ps.Id FROM PersonStudents ps WHERE BirthDate = '&quot;&amp;TEXT([.C33];&quot;yyyy-mm-dd&quot;)&amp;&quot;' AND FirstName = '&quot;&amp;[.A33]&amp;&quot;' AND LastName = '&quot;&amp;[.B33]&amp;&quot;' UNION&quot;" office:value-type="string" office:string-value="SELECT '2019-09-01', 'true', ps.Id FROM PersonStudents ps WHERE BirthDate = '2013-12-21' AND FirstName = 'Laura' AND LastName = 'Borbély' UNION" calcext:value-type="string">
            <text:p>SELECT '2019-09-01', 'true', ps.Id FROM PersonStudents ps WHERE BirthDate = '2013-12-21' AND FirstName = 'Laura' AND LastName = 'Borbély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10" office:value-type="date" office:date-value="1997-02-17" calcext:value-type="date">
            <text:p>1997-02-17</text:p>
          </table:table-cell>
          <table:table-cell table:style-name="ce19" table:formula="of:=DATEDIF([.C34];[.$M$1];&quot;y&quot;)" office:value-type="float" office:value="23" calcext:value-type="float">
            <text:p>23</text:p>
          </table:table-cell>
          <table:table-cell table:style-name="ce19" table:formula="of:=IF([.D34] &lt; 14;YEAR([.C34])+6;IF([.D34] &lt; 18;YEAR([.C34])+14;YEAR([.C34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34];&quot;yyyy-mm-dd&quot;)&amp;&quot;', 'true', ps.Id FROM PersonStudents ps WHERE BirthDate = '&quot;&amp;TEXT([.C34];&quot;yyyy-mm-dd&quot;)&amp;&quot;' AND FirstName = '&quot;&amp;[.A34]&amp;&quot;' AND LastName = '&quot;&amp;[.B34]&amp;&quot;' UNION&quot;" office:value-type="string" office:string-value="SELECT '2015-09-01', 'true', ps.Id FROM PersonStudents ps WHERE BirthDate = '1997-02-17' AND FirstName = 'Hajnalka' AND LastName = 'Németh' UNION" calcext:value-type="string">
            <text:p>SELECT '2015-09-01', 'true', ps.Id FROM PersonStudents ps WHERE BirthDate = '1997-02-17' AND FirstName = 'Hajnalka' AND LastName = 'Németh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10" office:value-type="date" office:date-value="1999-02-18" calcext:value-type="date">
            <text:p>1999-02-18</text:p>
          </table:table-cell>
          <table:table-cell table:style-name="ce19" table:formula="of:=DATEDIF([.C35];[.$M$1];&quot;y&quot;)" office:value-type="float" office:value="21" calcext:value-type="float">
            <text:p>21</text:p>
          </table:table-cell>
          <table:table-cell table:style-name="ce19" table:formula="of:=IF([.D35] &lt; 14;YEAR([.C35])+6;IF([.D35] &lt; 18;YEAR([.C35])+14;YEAR([.C35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35];&quot;yyyy-mm-dd&quot;)&amp;&quot;', 'true', ps.Id FROM PersonStudents ps WHERE BirthDate = '&quot;&amp;TEXT([.C35];&quot;yyyy-mm-dd&quot;)&amp;&quot;' AND FirstName = '&quot;&amp;[.A35]&amp;&quot;' AND LastName = '&quot;&amp;[.B35]&amp;&quot;' UNION&quot;" office:value-type="string" office:string-value="SELECT '2017-09-01', 'true', ps.Id FROM PersonStudents ps WHERE BirthDate = '1999-02-18' AND FirstName = 'Mária' AND LastName = 'Székely' UNION" calcext:value-type="string">
            <text:p>SELECT '2017-09-01', 'true', ps.Id FROM PersonStudents ps WHERE BirthDate = '1999-02-18' AND FirstName = 'Mária' AND LastName = 'Székely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10" office:value-type="date" office:date-value="1997-10-17" calcext:value-type="date">
            <text:p>1997-10-17</text:p>
          </table:table-cell>
          <table:table-cell table:style-name="ce19" table:formula="of:=DATEDIF([.C36];[.$M$1];&quot;y&quot;)" office:value-type="float" office:value="22" calcext:value-type="float">
            <text:p>22</text:p>
          </table:table-cell>
          <table:table-cell table:style-name="ce19" table:formula="of:=IF([.D36] &lt; 14;YEAR([.C36])+6;IF([.D36] &lt; 18;YEAR([.C36])+14;YEAR([.C36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36];&quot;yyyy-mm-dd&quot;)&amp;&quot;', 'true', ps.Id FROM PersonStudents ps WHERE BirthDate = '&quot;&amp;TEXT([.C36];&quot;yyyy-mm-dd&quot;)&amp;&quot;' AND FirstName = '&quot;&amp;[.A36]&amp;&quot;' AND LastName = '&quot;&amp;[.B36]&amp;&quot;' UNION&quot;" office:value-type="string" office:string-value="SELECT '2015-09-01', 'true', ps.Id FROM PersonStudents ps WHERE BirthDate = '1997-10-17' AND FirstName = 'Szabina' AND LastName = 'Vincze' UNION" calcext:value-type="string">
            <text:p>SELECT '2015-09-01', 'true', ps.Id FROM PersonStudents ps WHERE BirthDate = '1997-10-17' AND FirstName = 'Szabina' AND LastName = 'Vincze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10" office:value-type="date" office:date-value="1998-09-02" calcext:value-type="date">
            <text:p>1998-09-02</text:p>
          </table:table-cell>
          <table:table-cell table:style-name="ce19" table:formula="of:=DATEDIF([.C37];[.$M$1];&quot;y&quot;)" office:value-type="float" office:value="21" calcext:value-type="float">
            <text:p>21</text:p>
          </table:table-cell>
          <table:table-cell table:style-name="ce19" table:formula="of:=IF([.D37] &lt; 14;YEAR([.C37])+6;IF([.D37] &lt; 18;YEAR([.C37])+14;YEAR([.C37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37];&quot;yyyy-mm-dd&quot;)&amp;&quot;', 'true', ps.Id FROM PersonStudents ps WHERE BirthDate = '&quot;&amp;TEXT([.C37];&quot;yyyy-mm-dd&quot;)&amp;&quot;' AND FirstName = '&quot;&amp;[.A37]&amp;&quot;' AND LastName = '&quot;&amp;[.B37]&amp;&quot;' UNION&quot;" office:value-type="string" office:string-value="SELECT '2016-09-01', 'true', ps.Id FROM PersonStudents ps WHERE BirthDate = '1998-09-02' AND FirstName = 'Lilla' AND LastName = 'Oláh' UNION" calcext:value-type="string">
            <text:p>SELECT '2016-09-01', 'true', ps.Id FROM PersonStudents ps WHERE BirthDate = '1998-09-02' AND FirstName = 'Lilla' AND LastName = 'Oláh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10" office:value-type="date" office:date-value="1998-06-11" calcext:value-type="date">
            <text:p>1998-06-11</text:p>
          </table:table-cell>
          <table:table-cell table:style-name="ce19" table:formula="of:=DATEDIF([.C38];[.$M$1];&quot;y&quot;)" office:value-type="float" office:value="22" calcext:value-type="float">
            <text:p>22</text:p>
          </table:table-cell>
          <table:table-cell table:style-name="ce19" table:formula="of:=IF([.D38] &lt; 14;YEAR([.C38])+6;IF([.D38] &lt; 18;YEAR([.C38])+14;YEAR([.C38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38];&quot;yyyy-mm-dd&quot;)&amp;&quot;', 'true', ps.Id FROM PersonStudents ps WHERE BirthDate = '&quot;&amp;TEXT([.C38];&quot;yyyy-mm-dd&quot;)&amp;&quot;' AND FirstName = '&quot;&amp;[.A38]&amp;&quot;' AND LastName = '&quot;&amp;[.B38]&amp;&quot;' UNION&quot;" office:value-type="string" office:string-value="SELECT '2016-09-01', 'true', ps.Id FROM PersonStudents ps WHERE BirthDate = '1998-06-11' AND FirstName = 'Sára' AND LastName = 'Péter' UNION" calcext:value-type="string">
            <text:p>SELECT '2016-09-01', 'true', ps.Id FROM PersonStudents ps WHERE BirthDate = '1998-06-11' AND FirstName = 'Sára' AND LastName = 'Péte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10" office:value-type="date" office:date-value="1995-09-11" calcext:value-type="date">
            <text:p>1995-09-11</text:p>
          </table:table-cell>
          <table:table-cell table:style-name="ce19" table:formula="of:=DATEDIF([.C39];[.$M$1];&quot;y&quot;)" office:value-type="float" office:value="24" calcext:value-type="float">
            <text:p>24</text:p>
          </table:table-cell>
          <table:table-cell table:style-name="ce19" table:formula="of:=IF([.D39] &lt; 14;YEAR([.C39])+6;IF([.D39] &lt; 18;YEAR([.C39])+14;YEAR([.C39])+18)&amp;&quot;-09-01&quot;)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39];&quot;yyyy-mm-dd&quot;)&amp;&quot;', 'true', ps.Id FROM PersonStudents ps WHERE BirthDate = '&quot;&amp;TEXT([.C39];&quot;yyyy-mm-dd&quot;)&amp;&quot;' AND FirstName = '&quot;&amp;[.A39]&amp;&quot;' AND LastName = '&quot;&amp;[.B39]&amp;&quot;' UNION&quot;" office:value-type="string" office:string-value="SELECT '2013-09-01', 'true', ps.Id FROM PersonStudents ps WHERE BirthDate = '1995-09-11' AND FirstName = 'Anita' AND LastName = 'Fodor' UNION" calcext:value-type="string">
            <text:p>SELECT '2013-09-01', 'true', ps.Id FROM PersonStudents ps WHERE BirthDate = '1995-09-11' AND FirstName = 'Anita' AND LastName = 'Fodo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10" office:value-type="date" office:date-value="1996-11-18" calcext:value-type="date">
            <text:p>1996-11-18</text:p>
          </table:table-cell>
          <table:table-cell table:style-name="ce19" table:formula="of:=DATEDIF([.C40];[.$M$1];&quot;y&quot;)" office:value-type="float" office:value="23" calcext:value-type="float">
            <text:p>23</text:p>
          </table:table-cell>
          <table:table-cell table:style-name="ce19" table:formula="of:=IF([.D40] &lt; 14;YEAR([.C40])+6;IF([.D40] &lt; 18;YEAR([.C40])+14;YEAR([.C40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40];&quot;yyyy-mm-dd&quot;)&amp;&quot;', 'true', ps.Id FROM PersonStudents ps WHERE BirthDate = '&quot;&amp;TEXT([.C40];&quot;yyyy-mm-dd&quot;)&amp;&quot;' AND FirstName = '&quot;&amp;[.A40]&amp;&quot;' AND LastName = '&quot;&amp;[.B40]&amp;&quot;' UNION&quot;" office:value-type="string" office:string-value="SELECT '2014-09-01', 'true', ps.Id FROM PersonStudents ps WHERE BirthDate = '1996-11-18' AND FirstName = 'Benedek' AND LastName = 'Szalai' UNION" calcext:value-type="string">
            <text:p>SELECT '2014-09-01', 'true', ps.Id FROM PersonStudents ps WHERE BirthDate = '1996-11-18' AND FirstName = 'Benedek' AND LastName = 'Szalai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10" office:value-type="date" office:date-value="2001-06-02" calcext:value-type="date">
            <text:p>2001-06-02</text:p>
          </table:table-cell>
          <table:table-cell table:style-name="ce19" table:formula="of:=DATEDIF([.C41];[.$M$1];&quot;y&quot;)" office:value-type="float" office:value="19" calcext:value-type="float">
            <text:p>19</text:p>
          </table:table-cell>
          <table:table-cell table:style-name="ce19" table:formula="of:=IF([.D41] &lt; 14;YEAR([.C41])+6;IF([.D41] &lt; 18;YEAR([.C41])+14;YEAR([.C41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41];&quot;yyyy-mm-dd&quot;)&amp;&quot;', 'true', ps.Id FROM PersonStudents ps WHERE BirthDate = '&quot;&amp;TEXT([.C41];&quot;yyyy-mm-dd&quot;)&amp;&quot;' AND FirstName = '&quot;&amp;[.A41]&amp;&quot;' AND LastName = '&quot;&amp;[.B41]&amp;&quot;' UNION&quot;" office:value-type="string" office:string-value="SELECT '2019-09-01', 'true', ps.Id FROM PersonStudents ps WHERE BirthDate = '2001-06-02' AND FirstName = 'László' AND LastName = 'Horváth' UNION" calcext:value-type="string">
            <text:p>SELECT '2019-09-01', 'true', ps.Id FROM PersonStudents ps WHERE BirthDate = '2001-06-02' AND FirstName = 'László' AND LastName = 'Horváth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10" office:value-type="date" office:date-value="1996-06-22" calcext:value-type="date">
            <text:p>1996-06-22</text:p>
          </table:table-cell>
          <table:table-cell table:style-name="ce19" table:formula="of:=DATEDIF([.C42];[.$M$1];&quot;y&quot;)" office:value-type="float" office:value="24" calcext:value-type="float">
            <text:p>24</text:p>
          </table:table-cell>
          <table:table-cell table:style-name="ce19" table:formula="of:=IF([.D42] &lt; 14;YEAR([.C42])+6;IF([.D42] &lt; 18;YEAR([.C42])+14;YEAR([.C42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42];&quot;yyyy-mm-dd&quot;)&amp;&quot;', 'true', ps.Id FROM PersonStudents ps WHERE BirthDate = '&quot;&amp;TEXT([.C42];&quot;yyyy-mm-dd&quot;)&amp;&quot;' AND FirstName = '&quot;&amp;[.A42]&amp;&quot;' AND LastName = '&quot;&amp;[.B42]&amp;&quot;' UNION&quot;" office:value-type="string" office:string-value="SELECT '2014-09-01', 'true', ps.Id FROM PersonStudents ps WHERE BirthDate = '1996-06-22' AND FirstName = 'Bertalan' AND LastName = 'Fehér' UNION" calcext:value-type="string">
            <text:p>SELECT '2014-09-01', 'true', ps.Id FROM PersonStudents ps WHERE BirthDate = '1996-06-22' AND FirstName = 'Bertalan' AND LastName = 'Fehé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10" office:value-type="date" office:date-value="1999-11-22" calcext:value-type="date">
            <text:p>1999-11-22</text:p>
          </table:table-cell>
          <table:table-cell table:style-name="ce19" table:formula="of:=DATEDIF([.C43];[.$M$1];&quot;y&quot;)" office:value-type="float" office:value="20" calcext:value-type="float">
            <text:p>20</text:p>
          </table:table-cell>
          <table:table-cell table:style-name="ce19" table:formula="of:=IF([.D43] &lt; 14;YEAR([.C43])+6;IF([.D43] &lt; 18;YEAR([.C43])+14;YEAR([.C43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43];&quot;yyyy-mm-dd&quot;)&amp;&quot;', 'true', ps.Id FROM PersonStudents ps WHERE BirthDate = '&quot;&amp;TEXT([.C43];&quot;yyyy-mm-dd&quot;)&amp;&quot;' AND FirstName = '&quot;&amp;[.A43]&amp;&quot;' AND LastName = '&quot;&amp;[.B43]&amp;&quot;' UNION&quot;" office:value-type="string" office:string-value="SELECT '2017-09-01', 'true', ps.Id FROM PersonStudents ps WHERE BirthDate = '1999-11-22' AND FirstName = 'Botond' AND LastName = 'Lukács' UNION" calcext:value-type="string">
            <text:p>SELECT '2017-09-01', 'true', ps.Id FROM PersonStudents ps WHERE BirthDate = '1999-11-22' AND FirstName = 'Botond' AND LastName = 'Lukác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10" office:value-type="date" office:date-value="1997-06-12" calcext:value-type="date">
            <text:p>1997-06-12</text:p>
          </table:table-cell>
          <table:table-cell table:style-name="ce19" table:formula="of:=DATEDIF([.C44];[.$M$1];&quot;y&quot;)" office:value-type="float" office:value="23" calcext:value-type="float">
            <text:p>23</text:p>
          </table:table-cell>
          <table:table-cell table:style-name="ce19" table:formula="of:=IF([.D44] &lt; 14;YEAR([.C44])+6;IF([.D44] &lt; 18;YEAR([.C44])+14;YEAR([.C44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44];&quot;yyyy-mm-dd&quot;)&amp;&quot;', 'true', ps.Id FROM PersonStudents ps WHERE BirthDate = '&quot;&amp;TEXT([.C44];&quot;yyyy-mm-dd&quot;)&amp;&quot;' AND FirstName = '&quot;&amp;[.A44]&amp;&quot;' AND LastName = '&quot;&amp;[.B44]&amp;&quot;' UNION&quot;" office:value-type="string" office:string-value="SELECT '2015-09-01', 'true', ps.Id FROM PersonStudents ps WHERE BirthDate = '1997-06-12' AND FirstName = 'Ferenc' AND LastName = 'Bogdán' UNION" calcext:value-type="string">
            <text:p>SELECT '2015-09-01', 'true', ps.Id FROM PersonStudents ps WHERE BirthDate = '1997-06-12' AND FirstName = 'Ferenc' AND LastName = 'Bogdán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1998-04-29" calcext:value-type="date">
            <text:p>1998-04-29</text:p>
          </table:table-cell>
          <table:table-cell table:style-name="ce19" table:formula="of:=DATEDIF([.C45];[.$M$1];&quot;y&quot;)" office:value-type="float" office:value="22" calcext:value-type="float">
            <text:p>22</text:p>
          </table:table-cell>
          <table:table-cell table:style-name="ce19" table:formula="of:=IF([.D45] &lt; 14;YEAR([.C45])+6;IF([.D45] &lt; 18;YEAR([.C45])+14;YEAR([.C45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45];&quot;yyyy-mm-dd&quot;)&amp;&quot;', 'true', ps.Id FROM PersonStudents ps WHERE BirthDate = '&quot;&amp;TEXT([.C45];&quot;yyyy-mm-dd&quot;)&amp;&quot;' AND FirstName = '&quot;&amp;[.A45]&amp;&quot;' AND LastName = '&quot;&amp;[.B45]&amp;&quot;' UNION&quot;" office:value-type="string" office:string-value="SELECT '2016-09-01', 'true', ps.Id FROM PersonStudents ps WHERE BirthDate = '1998-04-29' AND FirstName = 'Csaba' AND LastName = 'Gáspár' UNION" calcext:value-type="string">
            <text:p>SELECT '2016-09-01', 'true', ps.Id FROM PersonStudents ps WHERE BirthDate = '1998-04-29' AND FirstName = 'Csaba' AND LastName = 'Gáspá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1998-06-02" calcext:value-type="date">
            <text:p>1998-06-02</text:p>
          </table:table-cell>
          <table:table-cell table:style-name="ce19" table:formula="of:=DATEDIF([.C46];[.$M$1];&quot;y&quot;)" office:value-type="float" office:value="22" calcext:value-type="float">
            <text:p>22</text:p>
          </table:table-cell>
          <table:table-cell table:style-name="ce19" table:formula="of:=IF([.D46] &lt; 14;YEAR([.C46])+6;IF([.D46] &lt; 18;YEAR([.C46])+14;YEAR([.C46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46];&quot;yyyy-mm-dd&quot;)&amp;&quot;', 'true', ps.Id FROM PersonStudents ps WHERE BirthDate = '&quot;&amp;TEXT([.C46];&quot;yyyy-mm-dd&quot;)&amp;&quot;' AND FirstName = '&quot;&amp;[.A46]&amp;&quot;' AND LastName = '&quot;&amp;[.B46]&amp;&quot;' UNION&quot;" office:value-type="string" office:string-value="SELECT '2016-09-01', 'true', ps.Id FROM PersonStudents ps WHERE BirthDate = '1998-06-02' AND FirstName = 'Csongor' AND LastName = 'Kelemen' UNION" calcext:value-type="string">
            <text:p>SELECT '2016-09-01', 'true', ps.Id FROM PersonStudents ps WHERE BirthDate = '1998-06-02' AND FirstName = 'Csongor' AND LastName = 'Kelemen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10" office:value-type="date" office:date-value="1996-08-13" calcext:value-type="date">
            <text:p>1996-08-13</text:p>
          </table:table-cell>
          <table:table-cell table:style-name="ce19" table:formula="of:=DATEDIF([.C47];[.$M$1];&quot;y&quot;)" office:value-type="float" office:value="24" calcext:value-type="float">
            <text:p>24</text:p>
          </table:table-cell>
          <table:table-cell table:style-name="ce19" table:formula="of:=IF([.D47] &lt; 14;YEAR([.C47])+6;IF([.D47] &lt; 18;YEAR([.C47])+14;YEAR([.C47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47];&quot;yyyy-mm-dd&quot;)&amp;&quot;', 'true', ps.Id FROM PersonStudents ps WHERE BirthDate = '&quot;&amp;TEXT([.C47];&quot;yyyy-mm-dd&quot;)&amp;&quot;' AND FirstName = '&quot;&amp;[.A47]&amp;&quot;' AND LastName = '&quot;&amp;[.B47]&amp;&quot;' UNION&quot;" office:value-type="string" office:string-value="SELECT '2014-09-01', 'true', ps.Id FROM PersonStudents ps WHERE BirthDate = '1996-08-13' AND FirstName = 'Patrik' AND LastName = 'Balla' UNION" calcext:value-type="string">
            <text:p>SELECT '2014-09-01', 'true', ps.Id FROM PersonStudents ps WHERE BirthDate = '1996-08-13' AND FirstName = 'Patrik' AND LastName = 'Balla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10" office:value-type="date" office:date-value="2002-09-10" calcext:value-type="date">
            <text:p>2002-09-10</text:p>
          </table:table-cell>
          <table:table-cell table:style-name="ce19" table:formula="of:=DATEDIF([.C48];[.$M$1];&quot;y&quot;)" office:value-type="float" office:value="17" calcext:value-type="float">
            <text:p>17</text:p>
          </table:table-cell>
          <table:table-cell table:style-name="ce19" table:formula="of:=IF([.D48] &lt; 14;YEAR([.C48])+6;IF([.D48] &lt; 18;YEAR([.C48])+14;YEAR([.C48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48];&quot;yyyy-mm-dd&quot;)&amp;&quot;', 'true', ps.Id FROM PersonStudents ps WHERE BirthDate = '&quot;&amp;TEXT([.C48];&quot;yyyy-mm-dd&quot;)&amp;&quot;' AND FirstName = '&quot;&amp;[.A48]&amp;&quot;' AND LastName = '&quot;&amp;[.B48]&amp;&quot;' UNION&quot;" office:value-type="string" office:string-value="SELECT '2016-09-01', 'true', ps.Id FROM PersonStudents ps WHERE BirthDate = '2002-09-10' AND FirstName = 'Dominik' AND LastName = 'Magyar' UNION" calcext:value-type="string">
            <text:p>SELECT '2016-09-01', 'true', ps.Id FROM PersonStudents ps WHERE BirthDate = '2002-09-10' AND FirstName = 'Dominik' AND LastName = 'Magya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10" office:value-type="date" office:date-value="1997-03-01" calcext:value-type="date">
            <text:p>1997-03-01</text:p>
          </table:table-cell>
          <table:table-cell table:style-name="ce19" table:formula="of:=DATEDIF([.C49];[.$M$1];&quot;y&quot;)" office:value-type="float" office:value="23" calcext:value-type="float">
            <text:p>23</text:p>
          </table:table-cell>
          <table:table-cell table:style-name="ce19" table:formula="of:=IF([.D49] &lt; 14;YEAR([.C49])+6;IF([.D49] &lt; 18;YEAR([.C49])+14;YEAR([.C49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49];&quot;yyyy-mm-dd&quot;)&amp;&quot;', 'true', ps.Id FROM PersonStudents ps WHERE BirthDate = '&quot;&amp;TEXT([.C49];&quot;yyyy-mm-dd&quot;)&amp;&quot;' AND FirstName = '&quot;&amp;[.A49]&amp;&quot;' AND LastName = '&quot;&amp;[.B49]&amp;&quot;' UNION&quot;" office:value-type="string" office:string-value="SELECT '2015-09-01', 'true', ps.Id FROM PersonStudents ps WHERE BirthDate = '1997-03-01' AND FirstName = 'Levente' AND LastName = 'Sípos' UNION" calcext:value-type="string">
            <text:p>SELECT '2015-09-01', 'true', ps.Id FROM PersonStudents ps WHERE BirthDate = '1997-03-01' AND FirstName = 'Levente' AND LastName = 'Sípo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10" office:value-type="date" office:date-value="1996-06-02" calcext:value-type="date">
            <text:p>1996-06-02</text:p>
          </table:table-cell>
          <table:table-cell table:style-name="ce19" table:formula="of:=DATEDIF([.C50];[.$M$1];&quot;y&quot;)" office:value-type="float" office:value="24" calcext:value-type="float">
            <text:p>24</text:p>
          </table:table-cell>
          <table:table-cell table:style-name="ce19" table:formula="of:=IF([.D50] &lt; 14;YEAR([.C50])+6;IF([.D50] &lt; 18;YEAR([.C50])+14;YEAR([.C50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50];&quot;yyyy-mm-dd&quot;)&amp;&quot;', 'true', ps.Id FROM PersonStudents ps WHERE BirthDate = '&quot;&amp;TEXT([.C50];&quot;yyyy-mm-dd&quot;)&amp;&quot;' AND FirstName = '&quot;&amp;[.A50]&amp;&quot;' AND LastName = '&quot;&amp;[.B50]&amp;&quot;' UNION&quot;" office:value-type="string" office:string-value="SELECT '2014-09-01', 'true', ps.Id FROM PersonStudents ps WHERE BirthDate = '1996-06-02' AND FirstName = 'Zsófia' AND LastName = 'Antal' UNION" calcext:value-type="string">
            <text:p>SELECT '2014-09-01', 'true', ps.Id FROM PersonStudents ps WHERE BirthDate = '1996-06-02' AND FirstName = 'Zsófia' AND LastName = 'Antal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10" office:value-type="date" office:date-value="2001-01-11" calcext:value-type="date">
            <text:p>2001-01-11</text:p>
          </table:table-cell>
          <table:table-cell table:style-name="ce19" table:formula="of:=DATEDIF([.C51];[.$M$1];&quot;y&quot;)" office:value-type="float" office:value="19" calcext:value-type="float">
            <text:p>19</text:p>
          </table:table-cell>
          <table:table-cell table:style-name="ce19" table:formula="of:=IF([.D51] &lt; 14;YEAR([.C51])+6;IF([.D51] &lt; 18;YEAR([.C51])+14;YEAR([.C51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51];&quot;yyyy-mm-dd&quot;)&amp;&quot;', 'true', ps.Id FROM PersonStudents ps WHERE BirthDate = '&quot;&amp;TEXT([.C51];&quot;yyyy-mm-dd&quot;)&amp;&quot;' AND FirstName = '&quot;&amp;[.A51]&amp;&quot;' AND LastName = '&quot;&amp;[.B51]&amp;&quot;' UNION&quot;" office:value-type="string" office:string-value="SELECT '2019-09-01', 'true', ps.Id FROM PersonStudents ps WHERE BirthDate = '2001-01-11' AND FirstName = 'Ildikó' AND LastName = 'Gulyás' UNION" calcext:value-type="string">
            <text:p>SELECT '2019-09-01', 'true', ps.Id FROM PersonStudents ps WHERE BirthDate = '2001-01-11' AND FirstName = 'Ildikó' AND LastName = 'Gulyá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10" office:value-type="date" office:date-value="2001-02-25" calcext:value-type="date">
            <text:p>2001-02-25</text:p>
          </table:table-cell>
          <table:table-cell table:style-name="ce19" table:formula="of:=DATEDIF([.C52];[.$M$1];&quot;y&quot;)" office:value-type="float" office:value="19" calcext:value-type="float">
            <text:p>19</text:p>
          </table:table-cell>
          <table:table-cell table:style-name="ce19" table:formula="of:=IF([.D52] &lt; 14;YEAR([.C52])+6;IF([.D52] &lt; 18;YEAR([.C52])+14;YEAR([.C52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52];&quot;yyyy-mm-dd&quot;)&amp;&quot;', 'true', ps.Id FROM PersonStudents ps WHERE BirthDate = '&quot;&amp;TEXT([.C52];&quot;yyyy-mm-dd&quot;)&amp;&quot;' AND FirstName = '&quot;&amp;[.A52]&amp;&quot;' AND LastName = '&quot;&amp;[.B52]&amp;&quot;' UNION&quot;" office:value-type="string" office:string-value="SELECT '2019-09-01', 'true', ps.Id FROM PersonStudents ps WHERE BirthDate = '2001-02-25' AND FirstName = 'Hajnalka' AND LastName = 'Virág' UNION" calcext:value-type="string">
            <text:p>SELECT '2019-09-01', 'true', ps.Id FROM PersonStudents ps WHERE BirthDate = '2001-02-25' AND FirstName = 'Hajnalka' AND LastName = 'Virág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10" office:value-type="date" office:date-value="1995-08-07" calcext:value-type="date">
            <text:p>1995-08-07</text:p>
          </table:table-cell>
          <table:table-cell table:style-name="ce19" table:formula="of:=DATEDIF([.C53];[.$M$1];&quot;y&quot;)" office:value-type="float" office:value="25" calcext:value-type="float">
            <text:p>25</text:p>
          </table:table-cell>
          <table:table-cell table:style-name="ce19" table:formula="of:=IF([.D53] &lt; 14;YEAR([.C53])+6;IF([.D53] &lt; 18;YEAR([.C53])+14;YEAR([.C53])+18)&amp;&quot;-09-01&quot;)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53];&quot;yyyy-mm-dd&quot;)&amp;&quot;', 'true', ps.Id FROM PersonStudents ps WHERE BirthDate = '&quot;&amp;TEXT([.C53];&quot;yyyy-mm-dd&quot;)&amp;&quot;' AND FirstName = '&quot;&amp;[.A53]&amp;&quot;' AND LastName = '&quot;&amp;[.B53]&amp;&quot;' UNION&quot;" office:value-type="string" office:string-value="SELECT '2013-09-01', 'true', ps.Id FROM PersonStudents ps WHERE BirthDate = '1995-08-07' AND FirstName = 'Anita' AND LastName = 'Zobor' UNION" calcext:value-type="string">
            <text:p>SELECT '2013-09-01', 'true', ps.Id FROM PersonStudents ps WHERE BirthDate = '1995-08-07' AND FirstName = 'Anita' AND LastName = 'Zobo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10" office:value-type="date" office:date-value="1995-10-03" calcext:value-type="date">
            <text:p>1995-10-03</text:p>
          </table:table-cell>
          <table:table-cell table:style-name="ce19" table:formula="of:=DATEDIF([.C54];[.$M$1];&quot;y&quot;)" office:value-type="float" office:value="24" calcext:value-type="float">
            <text:p>24</text:p>
          </table:table-cell>
          <table:table-cell table:style-name="ce19" table:formula="of:=IF([.D54] &lt; 14;YEAR([.C54])+6;IF([.D54] &lt; 18;YEAR([.C54])+14;YEAR([.C54])+18)&amp;&quot;-09-01&quot;)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54];&quot;yyyy-mm-dd&quot;)&amp;&quot;', 'true', ps.Id FROM PersonStudents ps WHERE BirthDate = '&quot;&amp;TEXT([.C54];&quot;yyyy-mm-dd&quot;)&amp;&quot;' AND FirstName = '&quot;&amp;[.A54]&amp;&quot;' AND LastName = '&quot;&amp;[.B54]&amp;&quot;' UNION&quot;" office:value-type="string" office:string-value="SELECT '2013-09-01', 'true', ps.Id FROM PersonStudents ps WHERE BirthDate = '1995-10-03' AND FirstName = 'Szabina' AND LastName = 'Biró' UNION" calcext:value-type="string">
            <text:p>SELECT '2013-09-01', 'true', ps.Id FROM PersonStudents ps WHERE BirthDate = '1995-10-03' AND FirstName = 'Szabina' AND LastName = 'Biró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10" office:value-type="date" office:date-value="1995-05-07" calcext:value-type="date">
            <text:p>1995-05-07</text:p>
          </table:table-cell>
          <table:table-cell table:style-name="ce19" table:formula="of:=DATEDIF([.C55];[.$M$1];&quot;y&quot;)" office:value-type="float" office:value="25" calcext:value-type="float">
            <text:p>25</text:p>
          </table:table-cell>
          <table:table-cell table:style-name="ce19" table:formula="of:=IF([.D55] &lt; 14;YEAR([.C55])+6;IF([.D55] &lt; 18;YEAR([.C55])+14;YEAR([.C55])+18)&amp;&quot;-09-01&quot;)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55];&quot;yyyy-mm-dd&quot;)&amp;&quot;', 'true', ps.Id FROM PersonStudents ps WHERE BirthDate = '&quot;&amp;TEXT([.C55];&quot;yyyy-mm-dd&quot;)&amp;&quot;' AND FirstName = '&quot;&amp;[.A55]&amp;&quot;' AND LastName = '&quot;&amp;[.B55]&amp;&quot;' UNION&quot;" office:value-type="string" office:string-value="SELECT '2013-09-01', 'true', ps.Id FROM PersonStudents ps WHERE BirthDate = '1995-05-07' AND FirstName = 'Fruzsina' AND LastName = 'Papp' UNION" calcext:value-type="string">
            <text:p>SELECT '2013-09-01', 'true', ps.Id FROM PersonStudents ps WHERE BirthDate = '1995-05-07' AND FirstName = 'Fruzsina' AND LastName = 'Papp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10" office:value-type="date" office:date-value="1995-03-24" calcext:value-type="date">
            <text:p>1995-03-24</text:p>
          </table:table-cell>
          <table:table-cell table:style-name="ce19" table:formula="of:=DATEDIF([.C56];[.$M$1];&quot;y&quot;)" office:value-type="float" office:value="25" calcext:value-type="float">
            <text:p>25</text:p>
          </table:table-cell>
          <table:table-cell table:style-name="ce19" table:formula="of:=IF([.D56] &lt; 14;YEAR([.C56])+6;IF([.D56] &lt; 18;YEAR([.C56])+14;YEAR([.C56])+18)&amp;&quot;-09-01&quot;)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56];&quot;yyyy-mm-dd&quot;)&amp;&quot;', 'true', ps.Id FROM PersonStudents ps WHERE BirthDate = '&quot;&amp;TEXT([.C56];&quot;yyyy-mm-dd&quot;)&amp;&quot;' AND FirstName = '&quot;&amp;[.A56]&amp;&quot;' AND LastName = '&quot;&amp;[.B56]&amp;&quot;' UNION&quot;" office:value-type="string" office:string-value="SELECT '2013-09-01', 'true', ps.Id FROM PersonStudents ps WHERE BirthDate = '1995-03-24' AND FirstName = 'Cintia' AND LastName = 'Veres' UNION" calcext:value-type="string">
            <text:p>SELECT '2013-09-01', 'true', ps.Id FROM PersonStudents ps WHERE BirthDate = '1995-03-24' AND FirstName = 'Cintia' AND LastName = 'Vere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10" office:value-type="date" office:date-value="2000-05-22" calcext:value-type="date">
            <text:p>2000-05-22</text:p>
          </table:table-cell>
          <table:table-cell table:style-name="ce19" table:formula="of:=DATEDIF([.C57];[.$M$1];&quot;y&quot;)" office:value-type="float" office:value="20" calcext:value-type="float">
            <text:p>20</text:p>
          </table:table-cell>
          <table:table-cell table:style-name="ce19" table:formula="of:=IF([.D57] &lt; 14;YEAR([.C57])+6;IF([.D57] &lt; 18;YEAR([.C57])+14;YEAR([.C57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57];&quot;yyyy-mm-dd&quot;)&amp;&quot;', 'true', ps.Id FROM PersonStudents ps WHERE BirthDate = '&quot;&amp;TEXT([.C57];&quot;yyyy-mm-dd&quot;)&amp;&quot;' AND FirstName = '&quot;&amp;[.A57]&amp;&quot;' AND LastName = '&quot;&amp;[.B57]&amp;&quot;' UNION&quot;" office:value-type="string" office:string-value="SELECT '2018-09-01', 'true', ps.Id FROM PersonStudents ps WHERE BirthDate = '2000-05-22' AND FirstName = 'Csilla' AND LastName = 'Bálint' UNION" calcext:value-type="string">
            <text:p>SELECT '2018-09-01', 'true', ps.Id FROM PersonStudents ps WHERE BirthDate = '2000-05-22' AND FirstName = 'Csilla' AND LastName = 'Bálint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10" office:value-type="date" office:date-value="1999-12-06" calcext:value-type="date">
            <text:p>1999-12-06</text:p>
          </table:table-cell>
          <table:table-cell table:style-name="ce19" table:formula="of:=DATEDIF([.C58];[.$M$1];&quot;y&quot;)" office:value-type="float" office:value="20" calcext:value-type="float">
            <text:p>20</text:p>
          </table:table-cell>
          <table:table-cell table:style-name="ce19" table:formula="of:=IF([.D58] &lt; 14;YEAR([.C58])+6;IF([.D58] &lt; 18;YEAR([.C58])+14;YEAR([.C58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58];&quot;yyyy-mm-dd&quot;)&amp;&quot;', 'true', ps.Id FROM PersonStudents ps WHERE BirthDate = '&quot;&amp;TEXT([.C58];&quot;yyyy-mm-dd&quot;)&amp;&quot;' AND FirstName = '&quot;&amp;[.A58]&amp;&quot;' AND LastName = '&quot;&amp;[.B58]&amp;&quot;' UNION&quot;" office:value-type="string" office:string-value="SELECT '2017-09-01', 'true', ps.Id FROM PersonStudents ps WHERE BirthDate = '1999-12-06' AND FirstName = 'Nóra' AND LastName = 'Fekete' UNION" calcext:value-type="string">
            <text:p>SELECT '2017-09-01', 'true', ps.Id FROM PersonStudents ps WHERE BirthDate = '1999-12-06' AND FirstName = 'Nóra' AND LastName = 'Fekete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10" office:value-type="date" office:date-value="1996-01-09" calcext:value-type="date">
            <text:p>1996-01-09</text:p>
          </table:table-cell>
          <table:table-cell table:style-name="ce19" table:formula="of:=DATEDIF([.C59];[.$M$1];&quot;y&quot;)" office:value-type="float" office:value="24" calcext:value-type="float">
            <text:p>24</text:p>
          </table:table-cell>
          <table:table-cell table:style-name="ce19" table:formula="of:=IF([.D59] &lt; 14;YEAR([.C59])+6;IF([.D59] &lt; 18;YEAR([.C59])+14;YEAR([.C59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59];&quot;yyyy-mm-dd&quot;)&amp;&quot;', 'true', ps.Id FROM PersonStudents ps WHERE BirthDate = '&quot;&amp;TEXT([.C59];&quot;yyyy-mm-dd&quot;)&amp;&quot;' AND FirstName = '&quot;&amp;[.A59]&amp;&quot;' AND LastName = '&quot;&amp;[.B59]&amp;&quot;' UNION&quot;" office:value-type="string" office:string-value="SELECT '2014-09-01', 'true', ps.Id FROM PersonStudents ps WHERE BirthDate = '1996-01-09' AND FirstName = 'Erika' AND LastName = 'Vass' UNION" calcext:value-type="string">
            <text:p>SELECT '2014-09-01', 'true', ps.Id FROM PersonStudents ps WHERE BirthDate = '1996-01-09' AND FirstName = 'Erika' AND LastName = 'Vas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10" office:value-type="date" office:date-value="1999-09-05" calcext:value-type="date">
            <text:p>1999-09-05</text:p>
          </table:table-cell>
          <table:table-cell table:style-name="ce19" table:formula="of:=DATEDIF([.C60];[.$M$1];&quot;y&quot;)" office:value-type="float" office:value="20" calcext:value-type="float">
            <text:p>20</text:p>
          </table:table-cell>
          <table:table-cell table:style-name="ce19" table:formula="of:=IF([.D60] &lt; 14;YEAR([.C60])+6;IF([.D60] &lt; 18;YEAR([.C60])+14;YEAR([.C60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60];&quot;yyyy-mm-dd&quot;)&amp;&quot;', 'true', ps.Id FROM PersonStudents ps WHERE BirthDate = '&quot;&amp;TEXT([.C60];&quot;yyyy-mm-dd&quot;)&amp;&quot;' AND FirstName = '&quot;&amp;[.A60]&amp;&quot;' AND LastName = '&quot;&amp;[.B60]&amp;&quot;' UNION&quot;" office:value-type="string" office:string-value="SELECT '2017-09-01', 'true', ps.Id FROM PersonStudents ps WHERE BirthDate = '1999-09-05' AND FirstName = 'Milán' AND LastName = 'Zobor' UNION" calcext:value-type="string">
            <text:p>SELECT '2017-09-01', 'true', ps.Id FROM PersonStudents ps WHERE BirthDate = '1999-09-05' AND FirstName = 'Milán' AND LastName = 'Zobo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10" office:value-type="date" office:date-value="1998-07-03" calcext:value-type="date">
            <text:p>1998-07-03</text:p>
          </table:table-cell>
          <table:table-cell table:style-name="ce19" table:formula="of:=DATEDIF([.C61];[.$M$1];&quot;y&quot;)" office:value-type="float" office:value="22" calcext:value-type="float">
            <text:p>22</text:p>
          </table:table-cell>
          <table:table-cell table:style-name="ce19" table:formula="of:=IF([.D61] &lt; 14;YEAR([.C61])+6;IF([.D61] &lt; 18;YEAR([.C61])+14;YEAR([.C61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61];&quot;yyyy-mm-dd&quot;)&amp;&quot;', 'true', ps.Id FROM PersonStudents ps WHERE BirthDate = '&quot;&amp;TEXT([.C61];&quot;yyyy-mm-dd&quot;)&amp;&quot;' AND FirstName = '&quot;&amp;[.A61]&amp;&quot;' AND LastName = '&quot;&amp;[.B61]&amp;&quot;' UNION&quot;" office:value-type="string" office:string-value="SELECT '2016-09-01', 'true', ps.Id FROM PersonStudents ps WHERE BirthDate = '1998-07-03' AND FirstName = 'Krisztián' AND LastName = 'Lengyel' UNION" calcext:value-type="string">
            <text:p>SELECT '2016-09-01', 'true', ps.Id FROM PersonStudents ps WHERE BirthDate = '1998-07-03' AND FirstName = 'Krisztián' AND LastName = 'Lengyel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10" office:value-type="date" office:date-value="1997-10-30" calcext:value-type="date">
            <text:p>1997-10-30</text:p>
          </table:table-cell>
          <table:table-cell table:style-name="ce19" table:formula="of:=DATEDIF([.C62];[.$M$1];&quot;y&quot;)" office:value-type="float" office:value="22" calcext:value-type="float">
            <text:p>22</text:p>
          </table:table-cell>
          <table:table-cell table:style-name="ce19" table:formula="of:=IF([.D62] &lt; 14;YEAR([.C62])+6;IF([.D62] &lt; 18;YEAR([.C62])+14;YEAR([.C62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62];&quot;yyyy-mm-dd&quot;)&amp;&quot;', 'true', ps.Id FROM PersonStudents ps WHERE BirthDate = '&quot;&amp;TEXT([.C62];&quot;yyyy-mm-dd&quot;)&amp;&quot;' AND FirstName = '&quot;&amp;[.A62]&amp;&quot;' AND LastName = '&quot;&amp;[.B62]&amp;&quot;' UNION&quot;" office:value-type="string" office:string-value="SELECT '2015-09-01', 'true', ps.Id FROM PersonStudents ps WHERE BirthDate = '1997-10-30' AND FirstName = 'Géza' AND LastName = 'Illés' UNION" calcext:value-type="string">
            <text:p>SELECT '2015-09-01', 'true', ps.Id FROM PersonStudents ps WHERE BirthDate = '1997-10-30' AND FirstName = 'Géza' AND LastName = 'Illé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2-05-28" calcext:value-type="date">
            <text:p>2002-05-28</text:p>
          </table:table-cell>
          <table:table-cell table:style-name="ce19" table:formula="of:=DATEDIF([.C63];[.$M$1];&quot;y&quot;)" office:value-type="float" office:value="18" calcext:value-type="float">
            <text:p>18</text:p>
          </table:table-cell>
          <table:table-cell table:style-name="ce19" table:formula="of:=IF([.D63] &lt; 14;YEAR([.C63])+6;IF([.D63] &lt; 18;YEAR([.C63])+14;YEAR([.C63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63];&quot;yyyy-mm-dd&quot;)&amp;&quot;', 'true', ps.Id FROM PersonStudents ps WHERE BirthDate = '&quot;&amp;TEXT([.C63];&quot;yyyy-mm-dd&quot;)&amp;&quot;' AND FirstName = '&quot;&amp;[.A63]&amp;&quot;' AND LastName = '&quot;&amp;[.B63]&amp;&quot;' UNION&quot;" office:value-type="string" office:string-value="SELECT '2020-09-01', 'true', ps.Id FROM PersonStudents ps WHERE BirthDate = '2002-05-28' AND FirstName = 'Kristóf' AND LastName = 'Török' UNION" calcext:value-type="string">
            <text:p>SELECT '2020-09-01', 'true', ps.Id FROM PersonStudents ps WHERE BirthDate = '2002-05-28' AND FirstName = 'Kristóf' AND LastName = 'Török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1999-09-20" calcext:value-type="date">
            <text:p>1999-09-20</text:p>
          </table:table-cell>
          <table:table-cell table:style-name="ce19" table:formula="of:=DATEDIF([.C64];[.$M$1];&quot;y&quot;)" office:value-type="float" office:value="20" calcext:value-type="float">
            <text:p>20</text:p>
          </table:table-cell>
          <table:table-cell table:style-name="ce19" table:formula="of:=IF([.D64] &lt; 14;YEAR([.C64])+6;IF([.D64] &lt; 18;YEAR([.C64])+14;YEAR([.C64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64];&quot;yyyy-mm-dd&quot;)&amp;&quot;', 'true', ps.Id FROM PersonStudents ps WHERE BirthDate = '&quot;&amp;TEXT([.C64];&quot;yyyy-mm-dd&quot;)&amp;&quot;' AND FirstName = '&quot;&amp;[.A64]&amp;&quot;' AND LastName = '&quot;&amp;[.B64]&amp;&quot;' UNION&quot;" office:value-type="string" office:string-value="SELECT '2017-09-01', 'true', ps.Id FROM PersonStudents ps WHERE BirthDate = '1999-09-20' AND FirstName = 'Dominik' AND LastName = 'Török' UNION" calcext:value-type="string">
            <text:p>SELECT '2017-09-01', 'true', ps.Id FROM PersonStudents ps WHERE BirthDate = '1999-09-20' AND FirstName = 'Dominik' AND LastName = 'Török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Lukács</text:p>
          </table:table-cell>
          <table:table-cell table:style-name="ce10" office:value-type="date" office:date-value="2003-08-17" calcext:value-type="date">
            <text:p>2003-08-17</text:p>
          </table:table-cell>
          <table:table-cell table:style-name="ce19" table:formula="of:=DATEDIF([.C65];[.$M$1];&quot;y&quot;)" office:value-type="float" office:value="17" calcext:value-type="float">
            <text:p>17</text:p>
          </table:table-cell>
          <table:table-cell table:style-name="ce19" table:formula="of:=IF([.D65] &lt; 14;YEAR([.C65])+6;IF([.D65] &lt; 18;YEAR([.C65])+14;YEAR([.C65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65];&quot;yyyy-mm-dd&quot;)&amp;&quot;', 'true', ps.Id FROM PersonStudents ps WHERE BirthDate = '&quot;&amp;TEXT([.C65];&quot;yyyy-mm-dd&quot;)&amp;&quot;' AND FirstName = '&quot;&amp;[.A65]&amp;&quot;' AND LastName = '&quot;&amp;[.B65]&amp;&quot;' UNION&quot;" office:value-type="string" office:string-value="SELECT '2017-09-01', 'true', ps.Id FROM PersonStudents ps WHERE BirthDate = '2003-08-17' AND FirstName = 'Ákos' AND LastName = 'Lukács' UNION" calcext:value-type="string">
            <text:p>SELECT '2017-09-01', 'true', ps.Id FROM PersonStudents ps WHERE BirthDate = '2003-08-17' AND FirstName = 'Ákos' AND LastName = 'Lukác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Varga</text:p>
          </table:table-cell>
          <table:table-cell table:style-name="ce10" office:value-type="date" office:date-value="2005-09-04" calcext:value-type="date">
            <text:p>2005-09-04</text:p>
          </table:table-cell>
          <table:table-cell table:style-name="ce19" table:formula="of:=DATEDIF([.C66];[.$M$1];&quot;y&quot;)" office:value-type="float" office:value="14" calcext:value-type="float">
            <text:p>14</text:p>
          </table:table-cell>
          <table:table-cell table:style-name="ce19" table:formula="of:=IF([.D66] &lt; 14;YEAR([.C66])+6;IF([.D66] &lt; 18;YEAR([.C66])+14;YEAR([.C66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66];&quot;yyyy-mm-dd&quot;)&amp;&quot;', 'true', ps.Id FROM PersonStudents ps WHERE BirthDate = '&quot;&amp;TEXT([.C66];&quot;yyyy-mm-dd&quot;)&amp;&quot;' AND FirstName = '&quot;&amp;[.A66]&amp;&quot;' AND LastName = '&quot;&amp;[.B66]&amp;&quot;' UNION&quot;" office:value-type="string" office:string-value="SELECT '2019-09-01', 'true', ps.Id FROM PersonStudents ps WHERE BirthDate = '2005-09-04' AND FirstName = 'József' AND LastName = 'Varga' UNION" calcext:value-type="string">
            <text:p>SELECT '2019-09-01', 'true', ps.Id FROM PersonStudents ps WHERE BirthDate = '2005-09-04' AND FirstName = 'József' AND LastName = 'Varga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2003-02-09" calcext:value-type="date">
            <text:p>2003-02-09</text:p>
          </table:table-cell>
          <table:table-cell table:style-name="ce19" table:formula="of:=DATEDIF([.C67];[.$M$1];&quot;y&quot;)" office:value-type="float" office:value="17" calcext:value-type="float">
            <text:p>17</text:p>
          </table:table-cell>
          <table:table-cell table:style-name="ce19" table:formula="of:=IF([.D67] &lt; 14;YEAR([.C67])+6;IF([.D67] &lt; 18;YEAR([.C67])+14;YEAR([.C67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67];&quot;yyyy-mm-dd&quot;)&amp;&quot;', 'true', ps.Id FROM PersonStudents ps WHERE BirthDate = '&quot;&amp;TEXT([.C67];&quot;yyyy-mm-dd&quot;)&amp;&quot;' AND FirstName = '&quot;&amp;[.A67]&amp;&quot;' AND LastName = '&quot;&amp;[.B67]&amp;&quot;' UNION&quot;" office:value-type="string" office:string-value="SELECT '2017-09-01', 'true', ps.Id FROM PersonStudents ps WHERE BirthDate = '2003-02-09' AND FirstName = 'Csaba' AND LastName = 'Novák' UNION" calcext:value-type="string">
            <text:p>SELECT '2017-09-01', 'true', ps.Id FROM PersonStudents ps WHERE BirthDate = '2003-02-09' AND FirstName = 'Csaba' AND LastName = 'Novák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ence</text:p>
          </table:table-cell>
          <table:table-cell office:value-type="string" calcext:value-type="string">
            <text:p>Faragó</text:p>
          </table:table-cell>
          <table:table-cell table:style-name="ce10" office:value-type="date" office:date-value="2002-01-16" calcext:value-type="date">
            <text:p>2002-01-16</text:p>
          </table:table-cell>
          <table:table-cell table:style-name="ce19" table:formula="of:=DATEDIF([.C68];[.$M$1];&quot;y&quot;)" office:value-type="float" office:value="18" calcext:value-type="float">
            <text:p>18</text:p>
          </table:table-cell>
          <table:table-cell table:style-name="ce19" table:formula="of:=IF([.D68] &lt; 14;YEAR([.C68])+6;IF([.D68] &lt; 18;YEAR([.C68])+14;YEAR([.C68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68];&quot;yyyy-mm-dd&quot;)&amp;&quot;', 'true', ps.Id FROM PersonStudents ps WHERE BirthDate = '&quot;&amp;TEXT([.C68];&quot;yyyy-mm-dd&quot;)&amp;&quot;' AND FirstName = '&quot;&amp;[.A68]&amp;&quot;' AND LastName = '&quot;&amp;[.B68]&amp;&quot;' UNION&quot;" office:value-type="string" office:string-value="SELECT '2020-09-01', 'true', ps.Id FROM PersonStudents ps WHERE BirthDate = '2002-01-16' AND FirstName = 'Bence' AND LastName = 'Faragó' UNION" calcext:value-type="string">
            <text:p>SELECT '2020-09-01', 'true', ps.Id FROM PersonStudents ps WHERE BirthDate = '2002-01-16' AND FirstName = 'Bence' AND LastName = 'Faragó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Márkó</text:p>
          </table:table-cell>
          <table:table-cell office:value-type="string" calcext:value-type="string">
            <text:p>Budai</text:p>
          </table:table-cell>
          <table:table-cell table:style-name="ce10" office:value-type="date" office:date-value="2004-06-03" calcext:value-type="date">
            <text:p>2004-06-03</text:p>
          </table:table-cell>
          <table:table-cell table:style-name="ce19" table:formula="of:=DATEDIF([.C69];[.$M$1];&quot;y&quot;)" office:value-type="float" office:value="16" calcext:value-type="float">
            <text:p>16</text:p>
          </table:table-cell>
          <table:table-cell table:style-name="ce19" table:formula="of:=IF([.D69] &lt; 14;YEAR([.C69])+6;IF([.D69] &lt; 18;YEAR([.C69])+14;YEAR([.C69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69];&quot;yyyy-mm-dd&quot;)&amp;&quot;', 'true', ps.Id FROM PersonStudents ps WHERE BirthDate = '&quot;&amp;TEXT([.C69];&quot;yyyy-mm-dd&quot;)&amp;&quot;' AND FirstName = '&quot;&amp;[.A69]&amp;&quot;' AND LastName = '&quot;&amp;[.B69]&amp;&quot;' UNION&quot;" office:value-type="string" office:string-value="SELECT '2018-09-01', 'true', ps.Id FROM PersonStudents ps WHERE BirthDate = '2004-06-03' AND FirstName = 'Márkó' AND LastName = 'Budai' UNION" calcext:value-type="string">
            <text:p>SELECT '2018-09-01', 'true', ps.Id FROM PersonStudents ps WHERE BirthDate = '2004-06-03' AND FirstName = 'Márkó' AND LastName = 'Budai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Márió</text:p>
          </table:table-cell>
          <table:table-cell office:value-type="string" calcext:value-type="string">
            <text:p>Vass</text:p>
          </table:table-cell>
          <table:table-cell table:style-name="ce10" office:value-type="date" office:date-value="2005-11-24" calcext:value-type="date">
            <text:p>2005-11-24</text:p>
          </table:table-cell>
          <table:table-cell table:style-name="ce19" table:formula="of:=DATEDIF([.C70];[.$M$1];&quot;y&quot;)" office:value-type="float" office:value="14" calcext:value-type="float">
            <text:p>14</text:p>
          </table:table-cell>
          <table:table-cell table:style-name="ce19" table:formula="of:=IF([.D70] &lt; 14;YEAR([.C70])+6;IF([.D70] &lt; 18;YEAR([.C70])+14;YEAR([.C70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70];&quot;yyyy-mm-dd&quot;)&amp;&quot;', 'true', ps.Id FROM PersonStudents ps WHERE BirthDate = '&quot;&amp;TEXT([.C70];&quot;yyyy-mm-dd&quot;)&amp;&quot;' AND FirstName = '&quot;&amp;[.A70]&amp;&quot;' AND LastName = '&quot;&amp;[.B70]&amp;&quot;' UNION&quot;" office:value-type="string" office:string-value="SELECT '2019-09-01', 'true', ps.Id FROM PersonStudents ps WHERE BirthDate = '2005-11-24' AND FirstName = 'Márió' AND LastName = 'Vass' UNION" calcext:value-type="string">
            <text:p>SELECT '2019-09-01', 'true', ps.Id FROM PersonStudents ps WHERE BirthDate = '2005-11-24' AND FirstName = 'Márió' AND LastName = 'Vas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Vilmos</text:p>
          </table:table-cell>
          <table:table-cell office:value-type="string" calcext:value-type="string">
            <text:p>Kovács</text:p>
          </table:table-cell>
          <table:table-cell table:style-name="ce10" office:value-type="date" office:date-value="2002-09-20" calcext:value-type="date">
            <text:p>2002-09-20</text:p>
          </table:table-cell>
          <table:table-cell table:style-name="ce19" table:formula="of:=DATEDIF([.C71];[.$M$1];&quot;y&quot;)" office:value-type="float" office:value="17" calcext:value-type="float">
            <text:p>17</text:p>
          </table:table-cell>
          <table:table-cell table:style-name="ce19" table:formula="of:=IF([.D71] &lt; 14;YEAR([.C71])+6;IF([.D71] &lt; 18;YEAR([.C71])+14;YEAR([.C71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71];&quot;yyyy-mm-dd&quot;)&amp;&quot;', 'true', ps.Id FROM PersonStudents ps WHERE BirthDate = '&quot;&amp;TEXT([.C71];&quot;yyyy-mm-dd&quot;)&amp;&quot;' AND FirstName = '&quot;&amp;[.A71]&amp;&quot;' AND LastName = '&quot;&amp;[.B71]&amp;&quot;' UNION&quot;" office:value-type="string" office:string-value="SELECT '2016-09-01', 'true', ps.Id FROM PersonStudents ps WHERE BirthDate = '2002-09-20' AND FirstName = 'Vilmos' AND LastName = 'Kovács' UNION" calcext:value-type="string">
            <text:p>SELECT '2016-09-01', 'true', ps.Id FROM PersonStudents ps WHERE BirthDate = '2002-09-20' AND FirstName = 'Vilmos' AND LastName = 'Kovác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Orosz</text:p>
          </table:table-cell>
          <table:table-cell table:style-name="ce10" office:value-type="date" office:date-value="2004-02-02" calcext:value-type="date">
            <text:p>2004-02-02</text:p>
          </table:table-cell>
          <table:table-cell table:style-name="ce19" table:formula="of:=DATEDIF([.C72];[.$M$1];&quot;y&quot;)" office:value-type="float" office:value="16" calcext:value-type="float">
            <text:p>16</text:p>
          </table:table-cell>
          <table:table-cell table:style-name="ce19" table:formula="of:=IF([.D72] &lt; 14;YEAR([.C72])+6;IF([.D72] &lt; 18;YEAR([.C72])+14;YEAR([.C72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72];&quot;yyyy-mm-dd&quot;)&amp;&quot;', 'true', ps.Id FROM PersonStudents ps WHERE BirthDate = '&quot;&amp;TEXT([.C72];&quot;yyyy-mm-dd&quot;)&amp;&quot;' AND FirstName = '&quot;&amp;[.A72]&amp;&quot;' AND LastName = '&quot;&amp;[.B72]&amp;&quot;' UNION&quot;" office:value-type="string" office:string-value="SELECT '2018-09-01', 'true', ps.Id FROM PersonStudents ps WHERE BirthDate = '2004-02-02' AND FirstName = 'Endre' AND LastName = 'Orosz' UNION" calcext:value-type="string">
            <text:p>SELECT '2018-09-01', 'true', ps.Id FROM PersonStudents ps WHERE BirthDate = '2004-02-02' AND FirstName = 'Endre' AND LastName = 'Orosz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Fehér</text:p>
          </table:table-cell>
          <table:table-cell table:style-name="ce10" office:value-type="date" office:date-value="2005-09-19" calcext:value-type="date">
            <text:p>2005-09-19</text:p>
          </table:table-cell>
          <table:table-cell table:style-name="ce19" table:formula="of:=DATEDIF([.C73];[.$M$1];&quot;y&quot;)" office:value-type="float" office:value="14" calcext:value-type="float">
            <text:p>14</text:p>
          </table:table-cell>
          <table:table-cell table:style-name="ce19" table:formula="of:=IF([.D73] &lt; 14;YEAR([.C73])+6;IF([.D73] &lt; 18;YEAR([.C73])+14;YEAR([.C73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73];&quot;yyyy-mm-dd&quot;)&amp;&quot;', 'true', ps.Id FROM PersonStudents ps WHERE BirthDate = '&quot;&amp;TEXT([.C73];&quot;yyyy-mm-dd&quot;)&amp;&quot;' AND FirstName = '&quot;&amp;[.A73]&amp;&quot;' AND LastName = '&quot;&amp;[.B73]&amp;&quot;' UNION&quot;" office:value-type="string" office:string-value="SELECT '2019-09-01', 'true', ps.Id FROM PersonStudents ps WHERE BirthDate = '2005-09-19' AND FirstName = 'Donát' AND LastName = 'Fehér' UNION" calcext:value-type="string">
            <text:p>SELECT '2019-09-01', 'true', ps.Id FROM PersonStudents ps WHERE BirthDate = '2005-09-19' AND FirstName = 'Donát' AND LastName = 'Fehé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omonkos</text:p>
          </table:table-cell>
          <table:table-cell office:value-type="string" calcext:value-type="string">
            <text:p>Major</text:p>
          </table:table-cell>
          <table:table-cell table:style-name="ce10" office:value-type="date" office:date-value="2005-10-18" calcext:value-type="date">
            <text:p>2005-10-18</text:p>
          </table:table-cell>
          <table:table-cell table:style-name="ce19" table:formula="of:=DATEDIF([.C74];[.$M$1];&quot;y&quot;)" office:value-type="float" office:value="14" calcext:value-type="float">
            <text:p>14</text:p>
          </table:table-cell>
          <table:table-cell table:style-name="ce19" table:formula="of:=IF([.D74] &lt; 14;YEAR([.C74])+6;IF([.D74] &lt; 18;YEAR([.C74])+14;YEAR([.C74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74];&quot;yyyy-mm-dd&quot;)&amp;&quot;', 'true', ps.Id FROM PersonStudents ps WHERE BirthDate = '&quot;&amp;TEXT([.C74];&quot;yyyy-mm-dd&quot;)&amp;&quot;' AND FirstName = '&quot;&amp;[.A74]&amp;&quot;' AND LastName = '&quot;&amp;[.B74]&amp;&quot;' UNION&quot;" office:value-type="string" office:string-value="SELECT '2019-09-01', 'true', ps.Id FROM PersonStudents ps WHERE BirthDate = '2005-10-18' AND FirstName = 'Domonkos' AND LastName = 'Major' UNION" calcext:value-type="string">
            <text:p>SELECT '2019-09-01', 'true', ps.Id FROM PersonStudents ps WHERE BirthDate = '2005-10-18' AND FirstName = 'Domonkos' AND LastName = 'Majo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Csenge</text:p>
          </table:table-cell>
          <table:table-cell office:value-type="string" calcext:value-type="string">
            <text:p>Egyed</text:p>
          </table:table-cell>
          <table:table-cell table:style-name="ce10" office:value-type="date" office:date-value="2003-08-27" calcext:value-type="date">
            <text:p>2003-08-27</text:p>
          </table:table-cell>
          <table:table-cell table:style-name="ce19" table:formula="of:=DATEDIF([.C75];[.$M$1];&quot;y&quot;)" office:value-type="float" office:value="17" calcext:value-type="float">
            <text:p>17</text:p>
          </table:table-cell>
          <table:table-cell table:style-name="ce19" table:formula="of:=IF([.D75] &lt; 14;YEAR([.C75])+6;IF([.D75] &lt; 18;YEAR([.C75])+14;YEAR([.C75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75];&quot;yyyy-mm-dd&quot;)&amp;&quot;', 'true', ps.Id FROM PersonStudents ps WHERE BirthDate = '&quot;&amp;TEXT([.C75];&quot;yyyy-mm-dd&quot;)&amp;&quot;' AND FirstName = '&quot;&amp;[.A75]&amp;&quot;' AND LastName = '&quot;&amp;[.B75]&amp;&quot;' UNION&quot;" office:value-type="string" office:string-value="SELECT '2017-09-01', 'true', ps.Id FROM PersonStudents ps WHERE BirthDate = '2003-08-27' AND FirstName = 'Csenge' AND LastName = 'Egyed' UNION" calcext:value-type="string">
            <text:p>SELECT '2017-09-01', 'true', ps.Id FROM PersonStudents ps WHERE BirthDate = '2003-08-27' AND FirstName = 'Csenge' AND LastName = 'Egyed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Fülöp</text:p>
          </table:table-cell>
          <table:table-cell table:style-name="ce10" office:value-type="date" office:date-value="2002-03-19" calcext:value-type="date">
            <text:p>2002-03-19</text:p>
          </table:table-cell>
          <table:table-cell table:style-name="ce19" table:formula="of:=DATEDIF([.C76];[.$M$1];&quot;y&quot;)" office:value-type="float" office:value="18" calcext:value-type="float">
            <text:p>18</text:p>
          </table:table-cell>
          <table:table-cell table:style-name="ce19" table:formula="of:=IF([.D76] &lt; 14;YEAR([.C76])+6;IF([.D76] &lt; 18;YEAR([.C76])+14;YEAR([.C76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76];&quot;yyyy-mm-dd&quot;)&amp;&quot;', 'true', ps.Id FROM PersonStudents ps WHERE BirthDate = '&quot;&amp;TEXT([.C76];&quot;yyyy-mm-dd&quot;)&amp;&quot;' AND FirstName = '&quot;&amp;[.A76]&amp;&quot;' AND LastName = '&quot;&amp;[.B76]&amp;&quot;' UNION&quot;" office:value-type="string" office:string-value="SELECT '2020-09-01', 'true', ps.Id FROM PersonStudents ps WHERE BirthDate = '2002-03-19' AND FirstName = 'Károly' AND LastName = 'Fülöp' UNION" calcext:value-type="string">
            <text:p>SELECT '2020-09-01', 'true', ps.Id FROM PersonStudents ps WHERE BirthDate = '2002-03-19' AND FirstName = 'Károly' AND LastName = 'Fülöp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Henrietta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6-05-29" calcext:value-type="date">
            <text:p>2006-05-29</text:p>
          </table:table-cell>
          <table:table-cell table:style-name="ce19" table:formula="of:=DATEDIF([.C77];[.$M$1];&quot;y&quot;)" office:value-type="float" office:value="14" calcext:value-type="float">
            <text:p>14</text:p>
          </table:table-cell>
          <table:table-cell table:style-name="ce19" table:formula="of:=IF([.D77] &lt; 14;YEAR([.C77])+6;IF([.D77] &lt; 18;YEAR([.C77])+14;YEAR([.C77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77];&quot;yyyy-mm-dd&quot;)&amp;&quot;', 'true', ps.Id FROM PersonStudents ps WHERE BirthDate = '&quot;&amp;TEXT([.C77];&quot;yyyy-mm-dd&quot;)&amp;&quot;' AND FirstName = '&quot;&amp;[.A77]&amp;&quot;' AND LastName = '&quot;&amp;[.B77]&amp;&quot;' UNION&quot;" office:value-type="string" office:string-value="SELECT '2020-09-01', 'true', ps.Id FROM PersonStudents ps WHERE BirthDate = '2006-05-29' AND FirstName = 'Henrietta' AND LastName = 'Török' UNION" calcext:value-type="string">
            <text:p>SELECT '2020-09-01', 'true', ps.Id FROM PersonStudents ps WHERE BirthDate = '2006-05-29' AND FirstName = 'Henrietta' AND LastName = 'Török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Sándor</text:p>
          </table:table-cell>
          <table:table-cell office:value-type="string" calcext:value-type="string">
            <text:p>Márton</text:p>
          </table:table-cell>
          <table:table-cell table:style-name="ce10" office:value-type="date" office:date-value="2002-10-08" calcext:value-type="date">
            <text:p>2002-10-08</text:p>
          </table:table-cell>
          <table:table-cell table:style-name="ce19" table:formula="of:=DATEDIF([.C78];[.$M$1];&quot;y&quot;)" office:value-type="float" office:value="17" calcext:value-type="float">
            <text:p>17</text:p>
          </table:table-cell>
          <table:table-cell table:style-name="ce19" table:formula="of:=IF([.D78] &lt; 14;YEAR([.C78])+6;IF([.D78] &lt; 18;YEAR([.C78])+14;YEAR([.C78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78];&quot;yyyy-mm-dd&quot;)&amp;&quot;', 'true', ps.Id FROM PersonStudents ps WHERE BirthDate = '&quot;&amp;TEXT([.C78];&quot;yyyy-mm-dd&quot;)&amp;&quot;' AND FirstName = '&quot;&amp;[.A78]&amp;&quot;' AND LastName = '&quot;&amp;[.B78]&amp;&quot;' UNION&quot;" office:value-type="string" office:string-value="SELECT '2016-09-01', 'true', ps.Id FROM PersonStudents ps WHERE BirthDate = '2002-10-08' AND FirstName = 'Sándor' AND LastName = 'Márton' UNION" calcext:value-type="string">
            <text:p>SELECT '2016-09-01', 'true', ps.Id FROM PersonStudents ps WHERE BirthDate = '2002-10-08' AND FirstName = 'Sándor' AND LastName = 'Márton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Kis</text:p>
          </table:table-cell>
          <table:table-cell table:style-name="ce10" office:value-type="date" office:date-value="2006-01-11" calcext:value-type="date">
            <text:p>2006-01-11</text:p>
          </table:table-cell>
          <table:table-cell table:style-name="ce19" table:formula="of:=DATEDIF([.C79];[.$M$1];&quot;y&quot;)" office:value-type="float" office:value="14" calcext:value-type="float">
            <text:p>14</text:p>
          </table:table-cell>
          <table:table-cell table:style-name="ce19" table:formula="of:=IF([.D79] &lt; 14;YEAR([.C79])+6;IF([.D79] &lt; 18;YEAR([.C79])+14;YEAR([.C79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79];&quot;yyyy-mm-dd&quot;)&amp;&quot;', 'true', ps.Id FROM PersonStudents ps WHERE BirthDate = '&quot;&amp;TEXT([.C79];&quot;yyyy-mm-dd&quot;)&amp;&quot;' AND FirstName = '&quot;&amp;[.A79]&amp;&quot;' AND LastName = '&quot;&amp;[.B79]&amp;&quot;' UNION&quot;" office:value-type="string" office:string-value="SELECT '2020-09-01', 'true', ps.Id FROM PersonStudents ps WHERE BirthDate = '2006-01-11' AND FirstName = 'Ákos' AND LastName = 'Kis' UNION" calcext:value-type="string">
            <text:p>SELECT '2020-09-01', 'true', ps.Id FROM PersonStudents ps WHERE BirthDate = '2006-01-11' AND FirstName = 'Ákos' AND LastName = 'Ki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Vanessza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2005-01-08" calcext:value-type="date">
            <text:p>2005-01-08</text:p>
          </table:table-cell>
          <table:table-cell table:style-name="ce19" table:formula="of:=DATEDIF([.C80];[.$M$1];&quot;y&quot;)" office:value-type="float" office:value="15" calcext:value-type="float">
            <text:p>15</text:p>
          </table:table-cell>
          <table:table-cell table:style-name="ce19" table:formula="of:=IF([.D80] &lt; 14;YEAR([.C80])+6;IF([.D80] &lt; 18;YEAR([.C80])+14;YEAR([.C80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80];&quot;yyyy-mm-dd&quot;)&amp;&quot;', 'true', ps.Id FROM PersonStudents ps WHERE BirthDate = '&quot;&amp;TEXT([.C80];&quot;yyyy-mm-dd&quot;)&amp;&quot;' AND FirstName = '&quot;&amp;[.A80]&amp;&quot;' AND LastName = '&quot;&amp;[.B80]&amp;&quot;' UNION&quot;" office:value-type="string" office:string-value="SELECT '2019-09-01', 'true', ps.Id FROM PersonStudents ps WHERE BirthDate = '2005-01-08' AND FirstName = 'Vanessza' AND LastName = 'Kelemen' UNION" calcext:value-type="string">
            <text:p>SELECT '2019-09-01', 'true', ps.Id FROM PersonStudents ps WHERE BirthDate = '2005-01-08' AND FirstName = 'Vanessza' AND LastName = 'Kelemen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lanka</text:p>
          </table:table-cell>
          <table:table-cell office:value-type="string" calcext:value-type="string">
            <text:p>Orsós</text:p>
          </table:table-cell>
          <table:table-cell table:style-name="ce10" office:value-type="date" office:date-value="2006-07-08" calcext:value-type="date">
            <text:p>2006-07-08</text:p>
          </table:table-cell>
          <table:table-cell table:style-name="ce19" table:formula="of:=DATEDIF([.C81];[.$M$1];&quot;y&quot;)" office:value-type="float" office:value="14" calcext:value-type="float">
            <text:p>14</text:p>
          </table:table-cell>
          <table:table-cell table:style-name="ce19" table:formula="of:=IF([.D81] &lt; 14;YEAR([.C81])+6;IF([.D81] &lt; 18;YEAR([.C81])+14;YEAR([.C81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81];&quot;yyyy-mm-dd&quot;)&amp;&quot;', 'true', ps.Id FROM PersonStudents ps WHERE BirthDate = '&quot;&amp;TEXT([.C81];&quot;yyyy-mm-dd&quot;)&amp;&quot;' AND FirstName = '&quot;&amp;[.A81]&amp;&quot;' AND LastName = '&quot;&amp;[.B81]&amp;&quot;' UNION&quot;" office:value-type="string" office:string-value="SELECT '2020-09-01', 'true', ps.Id FROM PersonStudents ps WHERE BirthDate = '2006-07-08' AND FirstName = 'Blanka' AND LastName = 'Orsós' UNION" calcext:value-type="string">
            <text:p>SELECT '2020-09-01', 'true', ps.Id FROM PersonStudents ps WHERE BirthDate = '2006-07-08' AND FirstName = 'Blanka' AND LastName = 'Orsó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Szekeres</text:p>
          </table:table-cell>
          <table:table-cell table:style-name="ce10" office:value-type="date" office:date-value="2004-07-22" calcext:value-type="date">
            <text:p>2004-07-22</text:p>
          </table:table-cell>
          <table:table-cell table:style-name="ce19" table:formula="of:=DATEDIF([.C82];[.$M$1];&quot;y&quot;)" office:value-type="float" office:value="16" calcext:value-type="float">
            <text:p>16</text:p>
          </table:table-cell>
          <table:table-cell table:style-name="ce19" table:formula="of:=IF([.D82] &lt; 14;YEAR([.C82])+6;IF([.D82] &lt; 18;YEAR([.C82])+14;YEAR([.C82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82];&quot;yyyy-mm-dd&quot;)&amp;&quot;', 'true', ps.Id FROM PersonStudents ps WHERE BirthDate = '&quot;&amp;TEXT([.C82];&quot;yyyy-mm-dd&quot;)&amp;&quot;' AND FirstName = '&quot;&amp;[.A82]&amp;&quot;' AND LastName = '&quot;&amp;[.B82]&amp;&quot;' UNION&quot;" office:value-type="string" office:string-value="SELECT '2018-09-01', 'true', ps.Id FROM PersonStudents ps WHERE BirthDate = '2004-07-22' AND FirstName = 'Gergely' AND LastName = 'Szekeres' UNION" calcext:value-type="string">
            <text:p>SELECT '2018-09-01', 'true', ps.Id FROM PersonStudents ps WHERE BirthDate = '2004-07-22' AND FirstName = 'Gergely' AND LastName = 'Szekere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Márton</text:p>
          </table:table-cell>
          <table:table-cell office:value-type="string" calcext:value-type="string">
            <text:p>Jakab</text:p>
          </table:table-cell>
          <table:table-cell table:style-name="ce10" office:value-type="date" office:date-value="2004-03-20" calcext:value-type="date">
            <text:p>2004-03-20</text:p>
          </table:table-cell>
          <table:table-cell table:style-name="ce19" table:formula="of:=DATEDIF([.C83];[.$M$1];&quot;y&quot;)" office:value-type="float" office:value="16" calcext:value-type="float">
            <text:p>16</text:p>
          </table:table-cell>
          <table:table-cell table:style-name="ce19" table:formula="of:=IF([.D83] &lt; 14;YEAR([.C83])+6;IF([.D83] &lt; 18;YEAR([.C83])+14;YEAR([.C83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83];&quot;yyyy-mm-dd&quot;)&amp;&quot;', 'true', ps.Id FROM PersonStudents ps WHERE BirthDate = '&quot;&amp;TEXT([.C83];&quot;yyyy-mm-dd&quot;)&amp;&quot;' AND FirstName = '&quot;&amp;[.A83]&amp;&quot;' AND LastName = '&quot;&amp;[.B83]&amp;&quot;' UNION&quot;" office:value-type="string" office:string-value="SELECT '2018-09-01', 'true', ps.Id FROM PersonStudents ps WHERE BirthDate = '2004-03-20' AND FirstName = 'Márton' AND LastName = 'Jakab' UNION" calcext:value-type="string">
            <text:p>SELECT '2018-09-01', 'true', ps.Id FROM PersonStudents ps WHERE BirthDate = '2004-03-20' AND FirstName = 'Márton' AND LastName = 'Jakab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Gál</text:p>
          </table:table-cell>
          <table:table-cell table:style-name="ce10" office:value-type="date" office:date-value="2006-03-26" calcext:value-type="date">
            <text:p>2006-03-26</text:p>
          </table:table-cell>
          <table:table-cell table:style-name="ce19" table:formula="of:=DATEDIF([.C84];[.$M$1];&quot;y&quot;)" office:value-type="float" office:value="14" calcext:value-type="float">
            <text:p>14</text:p>
          </table:table-cell>
          <table:table-cell table:style-name="ce19" table:formula="of:=IF([.D84] &lt; 14;YEAR([.C84])+6;IF([.D84] &lt; 18;YEAR([.C84])+14;YEAR([.C84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84];&quot;yyyy-mm-dd&quot;)&amp;&quot;', 'true', ps.Id FROM PersonStudents ps WHERE BirthDate = '&quot;&amp;TEXT([.C84];&quot;yyyy-mm-dd&quot;)&amp;&quot;' AND FirstName = '&quot;&amp;[.A84]&amp;&quot;' AND LastName = '&quot;&amp;[.B84]&amp;&quot;' UNION&quot;" office:value-type="string" office:string-value="SELECT '2020-09-01', 'true', ps.Id FROM PersonStudents ps WHERE BirthDate = '2006-03-26' AND FirstName = 'Barnabás' AND LastName = 'Gál' UNION" calcext:value-type="string">
            <text:p>SELECT '2020-09-01', 'true', ps.Id FROM PersonStudents ps WHERE BirthDate = '2006-03-26' AND FirstName = 'Barnabás' AND LastName = 'Gál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András</text:p>
          </table:table-cell>
          <table:table-cell office:value-type="string" calcext:value-type="string">
            <text:p>Gulyás</text:p>
          </table:table-cell>
          <table:table-cell table:style-name="ce10" office:value-type="date" office:date-value="2003-06-10" calcext:value-type="date">
            <text:p>2003-06-10</text:p>
          </table:table-cell>
          <table:table-cell table:style-name="ce19" table:formula="of:=DATEDIF([.C85];[.$M$1];&quot;y&quot;)" office:value-type="float" office:value="17" calcext:value-type="float">
            <text:p>17</text:p>
          </table:table-cell>
          <table:table-cell table:style-name="ce19" table:formula="of:=IF([.D85] &lt; 14;YEAR([.C85])+6;IF([.D85] &lt; 18;YEAR([.C85])+14;YEAR([.C85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85];&quot;yyyy-mm-dd&quot;)&amp;&quot;', 'true', ps.Id FROM PersonStudents ps WHERE BirthDate = '&quot;&amp;TEXT([.C85];&quot;yyyy-mm-dd&quot;)&amp;&quot;' AND FirstName = '&quot;&amp;[.A85]&amp;&quot;' AND LastName = '&quot;&amp;[.B85]&amp;&quot;' UNION&quot;" office:value-type="string" office:string-value="SELECT '2017-09-01', 'true', ps.Id FROM PersonStudents ps WHERE BirthDate = '2003-06-10' AND FirstName = 'András' AND LastName = 'Gulyás' UNION" calcext:value-type="string">
            <text:p>SELECT '2017-09-01', 'true', ps.Id FROM PersonStudents ps WHERE BirthDate = '2003-06-10' AND FirstName = 'András' AND LastName = 'Gulyá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Antal</text:p>
          </table:table-cell>
          <table:table-cell office:value-type="string" calcext:value-type="string">
            <text:p>Mészáros</text:p>
          </table:table-cell>
          <table:table-cell table:style-name="ce10" office:value-type="date" office:date-value="2005-03-28" calcext:value-type="date">
            <text:p>2005-03-28</text:p>
          </table:table-cell>
          <table:table-cell table:style-name="ce19" table:formula="of:=DATEDIF([.C86];[.$M$1];&quot;y&quot;)" office:value-type="float" office:value="15" calcext:value-type="float">
            <text:p>15</text:p>
          </table:table-cell>
          <table:table-cell table:style-name="ce19" table:formula="of:=IF([.D86] &lt; 14;YEAR([.C86])+6;IF([.D86] &lt; 18;YEAR([.C86])+14;YEAR([.C86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86];&quot;yyyy-mm-dd&quot;)&amp;&quot;', 'true', ps.Id FROM PersonStudents ps WHERE BirthDate = '&quot;&amp;TEXT([.C86];&quot;yyyy-mm-dd&quot;)&amp;&quot;' AND FirstName = '&quot;&amp;[.A86]&amp;&quot;' AND LastName = '&quot;&amp;[.B86]&amp;&quot;' UNION&quot;" office:value-type="string" office:string-value="SELECT '2019-09-01', 'true', ps.Id FROM PersonStudents ps WHERE BirthDate = '2005-03-28' AND FirstName = 'Antal' AND LastName = 'Mészáros' UNION" calcext:value-type="string">
            <text:p>SELECT '2019-09-01', 'true', ps.Id FROM PersonStudents ps WHERE BirthDate = '2005-03-28' AND FirstName = 'Antal' AND LastName = 'Mészáro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Krisztofer</text:p>
          </table:table-cell>
          <table:table-cell office:value-type="string" calcext:value-type="string">
            <text:p>Vászoly</text:p>
          </table:table-cell>
          <table:table-cell table:style-name="ce10" office:value-type="date" office:date-value="2003-08-29" calcext:value-type="date">
            <text:p>2003-08-29</text:p>
          </table:table-cell>
          <table:table-cell table:style-name="ce19" table:formula="of:=DATEDIF([.C87];[.$M$1];&quot;y&quot;)" office:value-type="float" office:value="17" calcext:value-type="float">
            <text:p>17</text:p>
          </table:table-cell>
          <table:table-cell table:style-name="ce19" table:formula="of:=IF([.D87] &lt; 14;YEAR([.C87])+6;IF([.D87] &lt; 18;YEAR([.C87])+14;YEAR([.C87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87];&quot;yyyy-mm-dd&quot;)&amp;&quot;', 'true', ps.Id FROM PersonStudents ps WHERE BirthDate = '&quot;&amp;TEXT([.C87];&quot;yyyy-mm-dd&quot;)&amp;&quot;' AND FirstName = '&quot;&amp;[.A87]&amp;&quot;' AND LastName = '&quot;&amp;[.B87]&amp;&quot;' UNION&quot;" office:value-type="string" office:string-value="SELECT '2017-09-01', 'true', ps.Id FROM PersonStudents ps WHERE BirthDate = '2003-08-29' AND FirstName = 'Krisztofer' AND LastName = 'Vászoly' UNION" calcext:value-type="string">
            <text:p>SELECT '2017-09-01', 'true', ps.Id FROM PersonStudents ps WHERE BirthDate = '2003-08-29' AND FirstName = 'Krisztofer' AND LastName = 'Vászoly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Orbán</text:p>
          </table:table-cell>
          <table:table-cell table:style-name="ce10" office:value-type="date" office:date-value="2003-10-13" calcext:value-type="date">
            <text:p>2003-10-13</text:p>
          </table:table-cell>
          <table:table-cell table:style-name="ce19" table:formula="of:=DATEDIF([.C88];[.$M$1];&quot;y&quot;)" office:value-type="float" office:value="16" calcext:value-type="float">
            <text:p>16</text:p>
          </table:table-cell>
          <table:table-cell table:style-name="ce19" table:formula="of:=IF([.D88] &lt; 14;YEAR([.C88])+6;IF([.D88] &lt; 18;YEAR([.C88])+14;YEAR([.C88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88];&quot;yyyy-mm-dd&quot;)&amp;&quot;', 'true', ps.Id FROM PersonStudents ps WHERE BirthDate = '&quot;&amp;TEXT([.C88];&quot;yyyy-mm-dd&quot;)&amp;&quot;' AND FirstName = '&quot;&amp;[.A88]&amp;&quot;' AND LastName = '&quot;&amp;[.B88]&amp;&quot;' UNION&quot;" office:value-type="string" office:string-value="SELECT '2017-09-01', 'true', ps.Id FROM PersonStudents ps WHERE BirthDate = '2003-10-13' AND FirstName = 'Alexander' AND LastName = 'Orbán' UNION" calcext:value-type="string">
            <text:p>SELECT '2017-09-01', 'true', ps.Id FROM PersonStudents ps WHERE BirthDate = '2003-10-13' AND FirstName = 'Alexander' AND LastName = 'Orbán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Nándor</text:p>
          </table:table-cell>
          <table:table-cell office:value-type="string" calcext:value-type="string">
            <text:p>Major</text:p>
          </table:table-cell>
          <table:table-cell table:style-name="ce10" office:value-type="date" office:date-value="2004-04-09" calcext:value-type="date">
            <text:p>2004-04-09</text:p>
          </table:table-cell>
          <table:table-cell table:style-name="ce19" table:formula="of:=DATEDIF([.C89];[.$M$1];&quot;y&quot;)" office:value-type="float" office:value="16" calcext:value-type="float">
            <text:p>16</text:p>
          </table:table-cell>
          <table:table-cell table:style-name="ce19" table:formula="of:=IF([.D89] &lt; 14;YEAR([.C89])+6;IF([.D89] &lt; 18;YEAR([.C89])+14;YEAR([.C89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89];&quot;yyyy-mm-dd&quot;)&amp;&quot;', 'true', ps.Id FROM PersonStudents ps WHERE BirthDate = '&quot;&amp;TEXT([.C89];&quot;yyyy-mm-dd&quot;)&amp;&quot;' AND FirstName = '&quot;&amp;[.A89]&amp;&quot;' AND LastName = '&quot;&amp;[.B89]&amp;&quot;' UNION&quot;" office:value-type="string" office:string-value="SELECT '2018-09-01', 'true', ps.Id FROM PersonStudents ps WHERE BirthDate = '2004-04-09' AND FirstName = 'Nándor' AND LastName = 'Major' UNION" calcext:value-type="string">
            <text:p>SELECT '2018-09-01', 'true', ps.Id FROM PersonStudents ps WHERE BirthDate = '2004-04-09' AND FirstName = 'Nándor' AND LastName = 'Majo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Vincze</text:p>
          </table:table-cell>
          <table:table-cell table:style-name="ce10" office:value-type="date" office:date-value="2006-06-02" calcext:value-type="date">
            <text:p>2006-06-02</text:p>
          </table:table-cell>
          <table:table-cell table:style-name="ce19" table:formula="of:=DATEDIF([.C90];[.$M$1];&quot;y&quot;)" office:value-type="float" office:value="14" calcext:value-type="float">
            <text:p>14</text:p>
          </table:table-cell>
          <table:table-cell table:style-name="ce19" table:formula="of:=IF([.D90] &lt; 14;YEAR([.C90])+6;IF([.D90] &lt; 18;YEAR([.C90])+14;YEAR([.C90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90];&quot;yyyy-mm-dd&quot;)&amp;&quot;', 'true', ps.Id FROM PersonStudents ps WHERE BirthDate = '&quot;&amp;TEXT([.C90];&quot;yyyy-mm-dd&quot;)&amp;&quot;' AND FirstName = '&quot;&amp;[.A90]&amp;&quot;' AND LastName = '&quot;&amp;[.B90]&amp;&quot;' UNION&quot;" office:value-type="string" office:string-value="SELECT '2020-09-01', 'true', ps.Id FROM PersonStudents ps WHERE BirthDate = '2006-06-02' AND FirstName = 'Dominik' AND LastName = 'Vincze' UNION" calcext:value-type="string">
            <text:p>SELECT '2020-09-01', 'true', ps.Id FROM PersonStudents ps WHERE BirthDate = '2006-06-02' AND FirstName = 'Dominik' AND LastName = 'Vincze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Kis</text:p>
          </table:table-cell>
          <table:table-cell table:style-name="ce10" office:value-type="date" office:date-value="2006-06-18" calcext:value-type="date">
            <text:p>2006-06-18</text:p>
          </table:table-cell>
          <table:table-cell table:style-name="ce19" table:formula="of:=DATEDIF([.C91];[.$M$1];&quot;y&quot;)" office:value-type="float" office:value="14" calcext:value-type="float">
            <text:p>14</text:p>
          </table:table-cell>
          <table:table-cell table:style-name="ce19" table:formula="of:=IF([.D91] &lt; 14;YEAR([.C91])+6;IF([.D91] &lt; 18;YEAR([.C91])+14;YEAR([.C91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91];&quot;yyyy-mm-dd&quot;)&amp;&quot;', 'true', ps.Id FROM PersonStudents ps WHERE BirthDate = '&quot;&amp;TEXT([.C91];&quot;yyyy-mm-dd&quot;)&amp;&quot;' AND FirstName = '&quot;&amp;[.A91]&amp;&quot;' AND LastName = '&quot;&amp;[.B91]&amp;&quot;' UNION&quot;" office:value-type="string" office:string-value="SELECT '2020-09-01', 'true', ps.Id FROM PersonStudents ps WHERE BirthDate = '2006-06-18' AND FirstName = 'Patrik' AND LastName = 'Kis' UNION" calcext:value-type="string">
            <text:p>SELECT '2020-09-01', 'true', ps.Id FROM PersonStudents ps WHERE BirthDate = '2006-06-18' AND FirstName = 'Patrik' AND LastName = 'Ki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rna</text:p>
          </table:table-cell>
          <table:table-cell table:style-name="ce10" office:value-type="date" office:date-value="2005-11-08" calcext:value-type="date">
            <text:p>2005-11-08</text:p>
          </table:table-cell>
          <table:table-cell table:style-name="ce19" table:formula="of:=DATEDIF([.C92];[.$M$1];&quot;y&quot;)" office:value-type="float" office:value="14" calcext:value-type="float">
            <text:p>14</text:p>
          </table:table-cell>
          <table:table-cell table:style-name="ce19" table:formula="of:=IF([.D92] &lt; 14;YEAR([.C92])+6;IF([.D92] &lt; 18;YEAR([.C92])+14;YEAR([.C92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92];&quot;yyyy-mm-dd&quot;)&amp;&quot;', 'true', ps.Id FROM PersonStudents ps WHERE BirthDate = '&quot;&amp;TEXT([.C92];&quot;yyyy-mm-dd&quot;)&amp;&quot;' AND FirstName = '&quot;&amp;[.A92]&amp;&quot;' AND LastName = '&quot;&amp;[.B92]&amp;&quot;' UNION&quot;" office:value-type="string" office:string-value="SELECT '2019-09-01', 'true', ps.Id FROM PersonStudents ps WHERE BirthDate = '2005-11-08' AND FirstName = 'Dezső' AND LastName = 'Barna' UNION" calcext:value-type="string">
            <text:p>SELECT '2019-09-01', 'true', ps.Id FROM PersonStudents ps WHERE BirthDate = '2005-11-08' AND FirstName = 'Dezső' AND LastName = 'Barna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Halász</text:p>
          </table:table-cell>
          <table:table-cell table:style-name="ce10" office:value-type="date" office:date-value="2003-12-13" calcext:value-type="date">
            <text:p>2003-12-13</text:p>
          </table:table-cell>
          <table:table-cell table:style-name="ce19" table:formula="of:=DATEDIF([.C93];[.$M$1];&quot;y&quot;)" office:value-type="float" office:value="16" calcext:value-type="float">
            <text:p>16</text:p>
          </table:table-cell>
          <table:table-cell table:style-name="ce19" table:formula="of:=IF([.D93] &lt; 14;YEAR([.C93])+6;IF([.D93] &lt; 18;YEAR([.C93])+14;YEAR([.C93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93];&quot;yyyy-mm-dd&quot;)&amp;&quot;', 'true', ps.Id FROM PersonStudents ps WHERE BirthDate = '&quot;&amp;TEXT([.C93];&quot;yyyy-mm-dd&quot;)&amp;&quot;' AND FirstName = '&quot;&amp;[.A93]&amp;&quot;' AND LastName = '&quot;&amp;[.B93]&amp;&quot;' UNION&quot;" office:value-type="string" office:string-value="SELECT '2017-09-01', 'true', ps.Id FROM PersonStudents ps WHERE BirthDate = '2003-12-13' AND FirstName = 'Károly' AND LastName = 'Halász' UNION" calcext:value-type="string">
            <text:p>SELECT '2017-09-01', 'true', ps.Id FROM PersonStudents ps WHERE BirthDate = '2003-12-13' AND FirstName = 'Károly' AND LastName = 'Halás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engyel</text:p>
          </table:table-cell>
          <table:table-cell table:style-name="ce10" office:value-type="date" office:date-value="2002-04-06" calcext:value-type="date">
            <text:p>2002-04-06</text:p>
          </table:table-cell>
          <table:table-cell table:style-name="ce19" table:formula="of:=DATEDIF([.C94];[.$M$1];&quot;y&quot;)" office:value-type="float" office:value="18" calcext:value-type="float">
            <text:p>18</text:p>
          </table:table-cell>
          <table:table-cell table:style-name="ce19" table:formula="of:=IF([.D94] &lt; 14;YEAR([.C94])+6;IF([.D94] &lt; 18;YEAR([.C94])+14;YEAR([.C94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94];&quot;yyyy-mm-dd&quot;)&amp;&quot;', 'true', ps.Id FROM PersonStudents ps WHERE BirthDate = '&quot;&amp;TEXT([.C94];&quot;yyyy-mm-dd&quot;)&amp;&quot;' AND FirstName = '&quot;&amp;[.A94]&amp;&quot;' AND LastName = '&quot;&amp;[.B94]&amp;&quot;' UNION&quot;" office:value-type="string" office:string-value="SELECT '2020-09-01', 'true', ps.Id FROM PersonStudents ps WHERE BirthDate = '2002-04-06' AND FirstName = 'Renátó' AND LastName = 'Lengyel' UNION" calcext:value-type="string">
            <text:p>SELECT '2020-09-01', 'true', ps.Id FROM PersonStudents ps WHERE BirthDate = '2002-04-06' AND FirstName = 'Renátó' AND LastName = 'Lengye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nga</text:p>
          </table:table-cell>
          <table:table-cell office:value-type="string" calcext:value-type="string">
            <text:p>Veres</text:p>
          </table:table-cell>
          <table:table-cell table:style-name="ce10" office:value-type="date" office:date-value="2003-01-06" calcext:value-type="date">
            <text:p>2003-01-06</text:p>
          </table:table-cell>
          <table:table-cell table:style-name="ce19" table:formula="of:=DATEDIF([.C95];[.$M$1];&quot;y&quot;)" office:value-type="float" office:value="17" calcext:value-type="float">
            <text:p>17</text:p>
          </table:table-cell>
          <table:table-cell table:style-name="ce19" table:formula="of:=IF([.D95] &lt; 14;YEAR([.C95])+6;IF([.D95] &lt; 18;YEAR([.C95])+14;YEAR([.C95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95];&quot;yyyy-mm-dd&quot;)&amp;&quot;', 'true', ps.Id FROM PersonStudents ps WHERE BirthDate = '&quot;&amp;TEXT([.C95];&quot;yyyy-mm-dd&quot;)&amp;&quot;' AND FirstName = '&quot;&amp;[.A95]&amp;&quot;' AND LastName = '&quot;&amp;[.B95]&amp;&quot;' UNION&quot;" office:value-type="string" office:string-value="SELECT '2017-09-01', 'true', ps.Id FROM PersonStudents ps WHERE BirthDate = '2003-01-06' AND FirstName = 'Kinga' AND LastName = 'Veres' UNION" calcext:value-type="string">
            <text:p>SELECT '2017-09-01', 'true', ps.Id FROM PersonStudents ps WHERE BirthDate = '2003-01-06' AND FirstName = 'Kinga' AND LastName = 'Vere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mand</text:p>
          </table:table-cell>
          <table:table-cell office:value-type="string" calcext:value-type="string">
            <text:p>Bodnár</text:p>
          </table:table-cell>
          <table:table-cell table:style-name="ce10" office:value-type="date" office:date-value="2003-11-17" calcext:value-type="date">
            <text:p>2003-11-17</text:p>
          </table:table-cell>
          <table:table-cell table:style-name="ce19" table:formula="of:=DATEDIF([.C96];[.$M$1];&quot;y&quot;)" office:value-type="float" office:value="16" calcext:value-type="float">
            <text:p>16</text:p>
          </table:table-cell>
          <table:table-cell table:style-name="ce19" table:formula="of:=IF([.D96] &lt; 14;YEAR([.C96])+6;IF([.D96] &lt; 18;YEAR([.C96])+14;YEAR([.C96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96];&quot;yyyy-mm-dd&quot;)&amp;&quot;', 'true', ps.Id FROM PersonStudents ps WHERE BirthDate = '&quot;&amp;TEXT([.C96];&quot;yyyy-mm-dd&quot;)&amp;&quot;' AND FirstName = '&quot;&amp;[.A96]&amp;&quot;' AND LastName = '&quot;&amp;[.B96]&amp;&quot;' UNION&quot;" office:value-type="string" office:string-value="SELECT '2017-09-01', 'true', ps.Id FROM PersonStudents ps WHERE BirthDate = '2003-11-17' AND FirstName = 'Armand' AND LastName = 'Bodnár' UNION" calcext:value-type="string">
            <text:p>SELECT '2017-09-01', 'true', ps.Id FROM PersonStudents ps WHERE BirthDate = '2003-11-17' AND FirstName = 'Armand' AND LastName = 'Bodná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akatos</text:p>
          </table:table-cell>
          <table:table-cell table:style-name="ce10" office:value-type="date" office:date-value="2005-06-30" calcext:value-type="date">
            <text:p>2005-06-30</text:p>
          </table:table-cell>
          <table:table-cell table:style-name="ce19" table:formula="of:=DATEDIF([.C97];[.$M$1];&quot;y&quot;)" office:value-type="float" office:value="15" calcext:value-type="float">
            <text:p>15</text:p>
          </table:table-cell>
          <table:table-cell table:style-name="ce19" table:formula="of:=IF([.D97] &lt; 14;YEAR([.C97])+6;IF([.D97] &lt; 18;YEAR([.C97])+14;YEAR([.C97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97];&quot;yyyy-mm-dd&quot;)&amp;&quot;', 'true', ps.Id FROM PersonStudents ps WHERE BirthDate = '&quot;&amp;TEXT([.C97];&quot;yyyy-mm-dd&quot;)&amp;&quot;' AND FirstName = '&quot;&amp;[.A97]&amp;&quot;' AND LastName = '&quot;&amp;[.B97]&amp;&quot;' UNION&quot;" office:value-type="string" office:string-value="SELECT '2019-09-01', 'true', ps.Id FROM PersonStudents ps WHERE BirthDate = '2005-06-30' AND FirstName = 'Renátó' AND LastName = 'Lakatos' UNION" calcext:value-type="string">
            <text:p>SELECT '2019-09-01', 'true', ps.Id FROM PersonStudents ps WHERE BirthDate = '2005-06-30' AND FirstName = 'Renátó' AND LastName = 'Lakato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Barna</text:p>
          </table:table-cell>
          <table:table-cell table:style-name="ce10" office:value-type="date" office:date-value="2004-08-29" calcext:value-type="date">
            <text:p>2004-08-29</text:p>
          </table:table-cell>
          <table:table-cell table:style-name="ce19" table:formula="of:=DATEDIF([.C98];[.$M$1];&quot;y&quot;)" office:value-type="float" office:value="16" calcext:value-type="float">
            <text:p>16</text:p>
          </table:table-cell>
          <table:table-cell table:style-name="ce19" table:formula="of:=IF([.D98] &lt; 14;YEAR([.C98])+6;IF([.D98] &lt; 18;YEAR([.C98])+14;YEAR([.C98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98];&quot;yyyy-mm-dd&quot;)&amp;&quot;', 'true', ps.Id FROM PersonStudents ps WHERE BirthDate = '&quot;&amp;TEXT([.C98];&quot;yyyy-mm-dd&quot;)&amp;&quot;' AND FirstName = '&quot;&amp;[.A98]&amp;&quot;' AND LastName = '&quot;&amp;[.B98]&amp;&quot;' UNION&quot;" office:value-type="string" office:string-value="SELECT '2018-09-01', 'true', ps.Id FROM PersonStudents ps WHERE BirthDate = '2004-08-29' AND FirstName = 'Dorina' AND LastName = 'Barna' UNION" calcext:value-type="string">
            <text:p>SELECT '2018-09-01', 'true', ps.Id FROM PersonStudents ps WHERE BirthDate = '2004-08-29' AND FirstName = 'Dorina' AND LastName = 'Barna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Kende</text:p>
          </table:table-cell>
          <table:table-cell table:style-name="ce10" office:value-type="date" office:date-value="2003-10-13" calcext:value-type="date">
            <text:p>2003-10-13</text:p>
          </table:table-cell>
          <table:table-cell table:style-name="ce19" table:formula="of:=DATEDIF([.C99];[.$M$1];&quot;y&quot;)" office:value-type="float" office:value="16" calcext:value-type="float">
            <text:p>16</text:p>
          </table:table-cell>
          <table:table-cell table:style-name="ce19" table:formula="of:=IF([.D99] &lt; 14;YEAR([.C99])+6;IF([.D99] &lt; 18;YEAR([.C99])+14;YEAR([.C99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99];&quot;yyyy-mm-dd&quot;)&amp;&quot;', 'true', ps.Id FROM PersonStudents ps WHERE BirthDate = '&quot;&amp;TEXT([.C99];&quot;yyyy-mm-dd&quot;)&amp;&quot;' AND FirstName = '&quot;&amp;[.A99]&amp;&quot;' AND LastName = '&quot;&amp;[.B99]&amp;&quot;' UNION&quot;" office:value-type="string" office:string-value="SELECT '2017-09-01', 'true', ps.Id FROM PersonStudents ps WHERE BirthDate = '2003-10-13' AND FirstName = 'Endre' AND LastName = 'Kende' UNION" calcext:value-type="string">
            <text:p>SELECT '2017-09-01', 'true', ps.Id FROM PersonStudents ps WHERE BirthDate = '2003-10-13' AND FirstName = 'Endre' AND LastName = 'Kend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el</text:p>
          </table:table-cell>
          <table:table-cell office:value-type="string" calcext:value-type="string">
            <text:p>Simon</text:p>
          </table:table-cell>
          <table:table-cell table:style-name="ce10" office:value-type="date" office:date-value="2002-12-31" calcext:value-type="date">
            <text:p>2002-12-31</text:p>
          </table:table-cell>
          <table:table-cell table:style-name="ce19" table:formula="of:=DATEDIF([.C100];[.$M$1];&quot;y&quot;)" office:value-type="float" office:value="17" calcext:value-type="float">
            <text:p>17</text:p>
          </table:table-cell>
          <table:table-cell table:style-name="ce19" table:formula="of:=IF([.D100] &lt; 14;YEAR([.C100])+6;IF([.D100] &lt; 18;YEAR([.C100])+14;YEAR([.C100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100];&quot;yyyy-mm-dd&quot;)&amp;&quot;', 'true', ps.Id FROM PersonStudents ps WHERE BirthDate = '&quot;&amp;TEXT([.C100];&quot;yyyy-mm-dd&quot;)&amp;&quot;' AND FirstName = '&quot;&amp;[.A100]&amp;&quot;' AND LastName = '&quot;&amp;[.B100]&amp;&quot;' UNION&quot;" office:value-type="string" office:string-value="SELECT '2016-09-01', 'true', ps.Id FROM PersonStudents ps WHERE BirthDate = '2002-12-31' AND FirstName = 'Noel' AND LastName = 'Simon' UNION" calcext:value-type="string">
            <text:p>SELECT '2016-09-01', 'true', ps.Id FROM PersonStudents ps WHERE BirthDate = '2002-12-31' AND FirstName = 'Noel' AND LastName = 'Simo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bor</text:p>
          </table:table-cell>
          <table:table-cell office:value-type="string" calcext:value-type="string">
            <text:p>Dobos</text:p>
          </table:table-cell>
          <table:table-cell table:style-name="ce10" office:value-type="date" office:date-value="2002-01-14" calcext:value-type="date">
            <text:p>2002-01-14</text:p>
          </table:table-cell>
          <table:table-cell table:style-name="ce19" table:formula="of:=DATEDIF([.C101];[.$M$1];&quot;y&quot;)" office:value-type="float" office:value="18" calcext:value-type="float">
            <text:p>18</text:p>
          </table:table-cell>
          <table:table-cell table:style-name="ce19" table:formula="of:=IF([.D101] &lt; 14;YEAR([.C101])+6;IF([.D101] &lt; 18;YEAR([.C101])+14;YEAR([.C101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101];&quot;yyyy-mm-dd&quot;)&amp;&quot;', 'true', ps.Id FROM PersonStudents ps WHERE BirthDate = '&quot;&amp;TEXT([.C101];&quot;yyyy-mm-dd&quot;)&amp;&quot;' AND FirstName = '&quot;&amp;[.A101]&amp;&quot;' AND LastName = '&quot;&amp;[.B101]&amp;&quot;' UNION&quot;" office:value-type="string" office:string-value="SELECT '2020-09-01', 'true', ps.Id FROM PersonStudents ps WHERE BirthDate = '2002-01-14' AND FirstName = 'Tibor' AND LastName = 'Dobos' UNION" calcext:value-type="string">
            <text:p>SELECT '2020-09-01', 'true', ps.Id FROM PersonStudents ps WHERE BirthDate = '2002-01-14' AND FirstName = 'Tibor' AND LastName = 'Dobo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06-01-06" calcext:value-type="date">
            <text:p>2006-01-06</text:p>
          </table:table-cell>
          <table:table-cell table:style-name="ce19" table:formula="of:=DATEDIF([.C102];[.$M$1];&quot;y&quot;)" office:value-type="float" office:value="14" calcext:value-type="float">
            <text:p>14</text:p>
          </table:table-cell>
          <table:table-cell table:style-name="ce19" table:formula="of:=IF([.D102] &lt; 14;YEAR([.C102])+6;IF([.D102] &lt; 18;YEAR([.C102])+14;YEAR([.C102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102];&quot;yyyy-mm-dd&quot;)&amp;&quot;', 'true', ps.Id FROM PersonStudents ps WHERE BirthDate = '&quot;&amp;TEXT([.C102];&quot;yyyy-mm-dd&quot;)&amp;&quot;' AND FirstName = '&quot;&amp;[.A102]&amp;&quot;' AND LastName = '&quot;&amp;[.B102]&amp;&quot;' UNION&quot;" office:value-type="string" office:string-value="SELECT '2020-09-01', 'true', ps.Id FROM PersonStudents ps WHERE BirthDate = '2006-01-06' AND FirstName = 'János' AND LastName = 'Bakos' UNION" calcext:value-type="string">
            <text:p>SELECT '2020-09-01', 'true', ps.Id FROM PersonStudents ps WHERE BirthDate = '2006-01-06' AND FirstName = 'János' AND LastName = 'Bako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vien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2006-01-01" calcext:value-type="date">
            <text:p>2006-01-01</text:p>
          </table:table-cell>
          <table:table-cell table:style-name="ce19" table:formula="of:=DATEDIF([.C103];[.$M$1];&quot;y&quot;)" office:value-type="float" office:value="14" calcext:value-type="float">
            <text:p>14</text:p>
          </table:table-cell>
          <table:table-cell table:style-name="ce19" table:formula="of:=IF([.D103] &lt; 14;YEAR([.C103])+6;IF([.D103] &lt; 18;YEAR([.C103])+14;YEAR([.C103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103];&quot;yyyy-mm-dd&quot;)&amp;&quot;', 'true', ps.Id FROM PersonStudents ps WHERE BirthDate = '&quot;&amp;TEXT([.C103];&quot;yyyy-mm-dd&quot;)&amp;&quot;' AND FirstName = '&quot;&amp;[.A103]&amp;&quot;' AND LastName = '&quot;&amp;[.B103]&amp;&quot;' UNION&quot;" office:value-type="string" office:string-value="SELECT '2020-09-01', 'true', ps.Id FROM PersonStudents ps WHERE BirthDate = '2006-01-01' AND FirstName = 'Vivien' AND LastName = 'Novák' UNION" calcext:value-type="string">
            <text:p>SELECT '2020-09-01', 'true', ps.Id FROM PersonStudents ps WHERE BirthDate = '2006-01-01' AND FirstName = 'Vivien' AND LastName = 'Novák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ónika</text:p>
          </table:table-cell>
          <table:table-cell office:value-type="string" calcext:value-type="string">
            <text:p>Németh</text:p>
          </table:table-cell>
          <table:table-cell table:style-name="ce10" office:value-type="date" office:date-value="2005-01-19" calcext:value-type="date">
            <text:p>2005-01-19</text:p>
          </table:table-cell>
          <table:table-cell table:style-name="ce19" table:formula="of:=DATEDIF([.C104];[.$M$1];&quot;y&quot;)" office:value-type="float" office:value="15" calcext:value-type="float">
            <text:p>15</text:p>
          </table:table-cell>
          <table:table-cell table:style-name="ce19" table:formula="of:=IF([.D104] &lt; 14;YEAR([.C104])+6;IF([.D104] &lt; 18;YEAR([.C104])+14;YEAR([.C104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04];&quot;yyyy-mm-dd&quot;)&amp;&quot;', 'true', ps.Id FROM PersonStudents ps WHERE BirthDate = '&quot;&amp;TEXT([.C104];&quot;yyyy-mm-dd&quot;)&amp;&quot;' AND FirstName = '&quot;&amp;[.A104]&amp;&quot;' AND LastName = '&quot;&amp;[.B104]&amp;&quot;' UNION&quot;" office:value-type="string" office:string-value="SELECT '2019-09-01', 'true', ps.Id FROM PersonStudents ps WHERE BirthDate = '2005-01-19' AND FirstName = 'Mónika' AND LastName = 'Németh' UNION" calcext:value-type="string">
            <text:p>SELECT '2019-09-01', 'true', ps.Id FROM PersonStudents ps WHERE BirthDate = '2005-01-19' AND FirstName = 'Mónika' AND LastName = 'Németh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hardt</text:p>
          </table:table-cell>
          <table:table-cell office:value-type="string" calcext:value-type="string">
            <text:p>Tolkien</text:p>
          </table:table-cell>
          <table:table-cell table:style-name="ce10" office:value-type="date" office:date-value="1999-06-20" calcext:value-type="date">
            <text:p>1999-06-20</text:p>
          </table:table-cell>
          <table:table-cell table:style-name="ce19" table:formula="of:=DATEDIF([.C105];[.$M$1];&quot;y&quot;)" office:value-type="float" office:value="21" calcext:value-type="float">
            <text:p>21</text:p>
          </table:table-cell>
          <table:table-cell table:style-name="ce19" table:formula="of:=IF([.D105] &lt; 14;YEAR([.C105])+6;IF([.D105] &lt; 18;YEAR([.C105])+14;YEAR([.C105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05];&quot;yyyy-mm-dd&quot;)&amp;&quot;', 'true', ps.Id FROM PersonStudents ps WHERE BirthDate = '&quot;&amp;TEXT([.C105];&quot;yyyy-mm-dd&quot;)&amp;&quot;' AND FirstName = '&quot;&amp;[.A105]&amp;&quot;' AND LastName = '&quot;&amp;[.B105]&amp;&quot;' UNION&quot;" office:value-type="string" office:string-value="SELECT '2017-09-01', 'true', ps.Id FROM PersonStudents ps WHERE BirthDate = '1999-06-20' AND FirstName = 'Gerhardt' AND LastName = 'Tolkien' UNION" calcext:value-type="string">
            <text:p>SELECT '2017-09-01', 'true', ps.Id FROM PersonStudents ps WHERE BirthDate = '1999-06-20' AND FirstName = 'Gerhardt' AND LastName = 'Tolkie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Brodbeck</text:p>
          </table:table-cell>
          <table:table-cell table:style-name="ce10" office:value-type="date" office:date-value="2000-09-06" calcext:value-type="date">
            <text:p>2000-09-06</text:p>
          </table:table-cell>
          <table:table-cell table:style-name="ce19" table:formula="of:=DATEDIF([.C106];[.$M$1];&quot;y&quot;)" office:value-type="float" office:value="19" calcext:value-type="float">
            <text:p>19</text:p>
          </table:table-cell>
          <table:table-cell table:style-name="ce19" table:formula="of:=IF([.D106] &lt; 14;YEAR([.C106])+6;IF([.D106] &lt; 18;YEAR([.C106])+14;YEAR([.C106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06];&quot;yyyy-mm-dd&quot;)&amp;&quot;', 'true', ps.Id FROM PersonStudents ps WHERE BirthDate = '&quot;&amp;TEXT([.C106];&quot;yyyy-mm-dd&quot;)&amp;&quot;' AND FirstName = '&quot;&amp;[.A106]&amp;&quot;' AND LastName = '&quot;&amp;[.B106]&amp;&quot;' UNION&quot;" office:value-type="string" office:string-value="SELECT '2018-09-01', 'true', ps.Id FROM PersonStudents ps WHERE BirthDate = '2000-09-06' AND FirstName = 'Linda' AND LastName = 'Brodbeck' UNION" calcext:value-type="string">
            <text:p>SELECT '2018-09-01', 'true', ps.Id FROM PersonStudents ps WHERE BirthDate = '2000-09-06' AND FirstName = 'Linda' AND LastName = 'Brodbeck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lrike</text:p>
          </table:table-cell>
          <table:table-cell office:value-type="string" calcext:value-type="string">
            <text:p>Schuchard</text:p>
          </table:table-cell>
          <table:table-cell table:style-name="ce10" office:value-type="date" office:date-value="2001-11-08" calcext:value-type="date">
            <text:p>2001-11-08</text:p>
          </table:table-cell>
          <table:table-cell table:style-name="ce19" table:formula="of:=DATEDIF([.C107];[.$M$1];&quot;y&quot;)" office:value-type="float" office:value="18" calcext:value-type="float">
            <text:p>18</text:p>
          </table:table-cell>
          <table:table-cell table:style-name="ce19" table:formula="of:=IF([.D107] &lt; 14;YEAR([.C107])+6;IF([.D107] &lt; 18;YEAR([.C107])+14;YEAR([.C107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07];&quot;yyyy-mm-dd&quot;)&amp;&quot;', 'true', ps.Id FROM PersonStudents ps WHERE BirthDate = '&quot;&amp;TEXT([.C107];&quot;yyyy-mm-dd&quot;)&amp;&quot;' AND FirstName = '&quot;&amp;[.A107]&amp;&quot;' AND LastName = '&quot;&amp;[.B107]&amp;&quot;' UNION&quot;" office:value-type="string" office:string-value="SELECT '2019-09-01', 'true', ps.Id FROM PersonStudents ps WHERE BirthDate = '2001-11-08' AND FirstName = 'Ulrike' AND LastName = 'Schuchard' UNION" calcext:value-type="string">
            <text:p>SELECT '2019-09-01', 'true', ps.Id FROM PersonStudents ps WHERE BirthDate = '2001-11-08' AND FirstName = 'Ulrike' AND LastName = 'Schuchard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a</text:p>
          </table:table-cell>
          <table:table-cell office:value-type="string" calcext:value-type="string">
            <text:p>Bader</text:p>
          </table:table-cell>
          <table:table-cell table:style-name="ce10" office:value-type="date" office:date-value="1998-09-07" calcext:value-type="date">
            <text:p>1998-09-07</text:p>
          </table:table-cell>
          <table:table-cell table:style-name="ce19" table:formula="of:=DATEDIF([.C108];[.$M$1];&quot;y&quot;)" office:value-type="float" office:value="21" calcext:value-type="float">
            <text:p>21</text:p>
          </table:table-cell>
          <table:table-cell table:style-name="ce19" table:formula="of:=IF([.D108] &lt; 14;YEAR([.C108])+6;IF([.D108] &lt; 18;YEAR([.C108])+14;YEAR([.C108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108];&quot;yyyy-mm-dd&quot;)&amp;&quot;', 'true', ps.Id FROM PersonStudents ps WHERE BirthDate = '&quot;&amp;TEXT([.C108];&quot;yyyy-mm-dd&quot;)&amp;&quot;' AND FirstName = '&quot;&amp;[.A108]&amp;&quot;' AND LastName = '&quot;&amp;[.B108]&amp;&quot;' UNION&quot;" office:value-type="string" office:string-value="SELECT '2016-09-01', 'true', ps.Id FROM PersonStudents ps WHERE BirthDate = '1998-09-07' AND FirstName = 'Micha' AND LastName = 'Bader' UNION" calcext:value-type="string">
            <text:p>SELECT '2016-09-01', 'true', ps.Id FROM PersonStudents ps WHERE BirthDate = '1998-09-07' AND FirstName = 'Micha' AND LastName = 'Bad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Vonnegut</text:p>
          </table:table-cell>
          <table:table-cell table:style-name="ce10" office:value-type="date" office:date-value="2000-04-01" calcext:value-type="date">
            <text:p>2000-04-01</text:p>
          </table:table-cell>
          <table:table-cell table:style-name="ce19" table:formula="of:=DATEDIF([.C109];[.$M$1];&quot;y&quot;)" office:value-type="float" office:value="20" calcext:value-type="float">
            <text:p>20</text:p>
          </table:table-cell>
          <table:table-cell table:style-name="ce19" table:formula="of:=IF([.D109] &lt; 14;YEAR([.C109])+6;IF([.D109] &lt; 18;YEAR([.C109])+14;YEAR([.C109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09];&quot;yyyy-mm-dd&quot;)&amp;&quot;', 'true', ps.Id FROM PersonStudents ps WHERE BirthDate = '&quot;&amp;TEXT([.C109];&quot;yyyy-mm-dd&quot;)&amp;&quot;' AND FirstName = '&quot;&amp;[.A109]&amp;&quot;' AND LastName = '&quot;&amp;[.B109]&amp;&quot;' UNION&quot;" office:value-type="string" office:string-value="SELECT '2018-09-01', 'true', ps.Id FROM PersonStudents ps WHERE BirthDate = '2000-04-01' AND FirstName = 'Augusta' AND LastName = 'Vonnegut' UNION" calcext:value-type="string">
            <text:p>SELECT '2018-09-01', 'true', ps.Id FROM PersonStudents ps WHERE BirthDate = '2000-04-01' AND FirstName = 'Augusta' AND LastName = 'Vonnegu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style-name="ce10" office:value-type="date" office:date-value="2000-04-11" calcext:value-type="date">
            <text:p>2000-04-11</text:p>
          </table:table-cell>
          <table:table-cell table:style-name="ce19" table:formula="of:=DATEDIF([.C110];[.$M$1];&quot;y&quot;)" office:value-type="float" office:value="20" calcext:value-type="float">
            <text:p>20</text:p>
          </table:table-cell>
          <table:table-cell table:style-name="ce19" table:formula="of:=IF([.D110] &lt; 14;YEAR([.C110])+6;IF([.D110] &lt; 18;YEAR([.C110])+14;YEAR([.C110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10];&quot;yyyy-mm-dd&quot;)&amp;&quot;', 'true', ps.Id FROM PersonStudents ps WHERE BirthDate = '&quot;&amp;TEXT([.C110];&quot;yyyy-mm-dd&quot;)&amp;&quot;' AND FirstName = '&quot;&amp;[.A110]&amp;&quot;' AND LastName = '&quot;&amp;[.B110]&amp;&quot;' UNION&quot;" office:value-type="string" office:string-value="SELECT '2018-09-01', 'true', ps.Id FROM PersonStudents ps WHERE BirthDate = '2000-04-11' AND FirstName = 'Olivia' AND LastName = 'Gross' UNION" calcext:value-type="string">
            <text:p>SELECT '2018-09-01', 'true', ps.Id FROM PersonStudents ps WHERE BirthDate = '2000-04-11' AND FirstName = 'Olivia' AND LastName = 'Gros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style-name="ce10" office:value-type="date" office:date-value="1998-09-29" calcext:value-type="date">
            <text:p>1998-09-29</text:p>
          </table:table-cell>
          <table:table-cell table:style-name="ce19" table:formula="of:=DATEDIF([.C111];[.$M$1];&quot;y&quot;)" office:value-type="float" office:value="21" calcext:value-type="float">
            <text:p>21</text:p>
          </table:table-cell>
          <table:table-cell table:style-name="ce19" table:formula="of:=IF([.D111] &lt; 14;YEAR([.C111])+6;IF([.D111] &lt; 18;YEAR([.C111])+14;YEAR([.C111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111];&quot;yyyy-mm-dd&quot;)&amp;&quot;', 'true', ps.Id FROM PersonStudents ps WHERE BirthDate = '&quot;&amp;TEXT([.C111];&quot;yyyy-mm-dd&quot;)&amp;&quot;' AND FirstName = '&quot;&amp;[.A111]&amp;&quot;' AND LastName = '&quot;&amp;[.B111]&amp;&quot;' UNION&quot;" office:value-type="string" office:string-value="SELECT '2016-09-01', 'true', ps.Id FROM PersonStudents ps WHERE BirthDate = '1998-09-29' AND FirstName = 'Philipp' AND LastName = 'Wolf' UNION" calcext:value-type="string">
            <text:p>SELECT '2016-09-01', 'true', ps.Id FROM PersonStudents ps WHERE BirthDate = '1998-09-29' AND FirstName = 'Philipp' AND LastName = 'Wolf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style-name="ce10" office:value-type="date" office:date-value="2000-06-20" calcext:value-type="date">
            <text:p>2000-06-20</text:p>
          </table:table-cell>
          <table:table-cell table:style-name="ce19" table:formula="of:=DATEDIF([.C112];[.$M$1];&quot;y&quot;)" office:value-type="float" office:value="20" calcext:value-type="float">
            <text:p>20</text:p>
          </table:table-cell>
          <table:table-cell table:style-name="ce19" table:formula="of:=IF([.D112] &lt; 14;YEAR([.C112])+6;IF([.D112] &lt; 18;YEAR([.C112])+14;YEAR([.C112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12];&quot;yyyy-mm-dd&quot;)&amp;&quot;', 'true', ps.Id FROM PersonStudents ps WHERE BirthDate = '&quot;&amp;TEXT([.C112];&quot;yyyy-mm-dd&quot;)&amp;&quot;' AND FirstName = '&quot;&amp;[.A112]&amp;&quot;' AND LastName = '&quot;&amp;[.B112]&amp;&quot;' UNION&quot;" office:value-type="string" office:string-value="SELECT '2018-09-01', 'true', ps.Id FROM PersonStudents ps WHERE BirthDate = '2000-06-20' AND FirstName = 'Irmgard' AND LastName = 'Geier' UNION" calcext:value-type="string">
            <text:p>SELECT '2018-09-01', 'true', ps.Id FROM PersonStudents ps WHERE BirthDate = '2000-06-20' AND FirstName = 'Irmgard' AND LastName = 'Gei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style-name="ce10" office:value-type="date" office:date-value="2001-02-15" calcext:value-type="date">
            <text:p>2001-02-15</text:p>
          </table:table-cell>
          <table:table-cell table:style-name="ce19" table:formula="of:=DATEDIF([.C113];[.$M$1];&quot;y&quot;)" office:value-type="float" office:value="19" calcext:value-type="float">
            <text:p>19</text:p>
          </table:table-cell>
          <table:table-cell table:style-name="ce19" table:formula="of:=IF([.D113] &lt; 14;YEAR([.C113])+6;IF([.D113] &lt; 18;YEAR([.C113])+14;YEAR([.C113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13];&quot;yyyy-mm-dd&quot;)&amp;&quot;', 'true', ps.Id FROM PersonStudents ps WHERE BirthDate = '&quot;&amp;TEXT([.C113];&quot;yyyy-mm-dd&quot;)&amp;&quot;' AND FirstName = '&quot;&amp;[.A113]&amp;&quot;' AND LastName = '&quot;&amp;[.B113]&amp;&quot;' UNION&quot;" office:value-type="string" office:string-value="SELECT '2019-09-01', 'true', ps.Id FROM PersonStudents ps WHERE BirthDate = '2001-02-15' AND FirstName = 'Florian' AND LastName = 'Nussbaum' UNION" calcext:value-type="string">
            <text:p>SELECT '2019-09-01', 'true', ps.Id FROM PersonStudents ps WHERE BirthDate = '2001-02-15' AND FirstName = 'Florian' AND LastName = 'Nussbaum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style-name="ce10" office:value-type="date" office:date-value="1999-02-15" calcext:value-type="date">
            <text:p>1999-02-15</text:p>
          </table:table-cell>
          <table:table-cell table:style-name="ce19" table:formula="of:=DATEDIF([.C114];[.$M$1];&quot;y&quot;)" office:value-type="float" office:value="21" calcext:value-type="float">
            <text:p>21</text:p>
          </table:table-cell>
          <table:table-cell table:style-name="ce19" table:formula="of:=IF([.D114] &lt; 14;YEAR([.C114])+6;IF([.D114] &lt; 18;YEAR([.C114])+14;YEAR([.C114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14];&quot;yyyy-mm-dd&quot;)&amp;&quot;', 'true', ps.Id FROM PersonStudents ps WHERE BirthDate = '&quot;&amp;TEXT([.C114];&quot;yyyy-mm-dd&quot;)&amp;&quot;' AND FirstName = '&quot;&amp;[.A114]&amp;&quot;' AND LastName = '&quot;&amp;[.B114]&amp;&quot;' UNION&quot;" office:value-type="string" office:string-value="SELECT '2017-09-01', 'true', ps.Id FROM PersonStudents ps WHERE BirthDate = '1999-02-15' AND FirstName = 'Linus' AND LastName = 'Ackermann' UNION" calcext:value-type="string">
            <text:p>SELECT '2017-09-01', 'true', ps.Id FROM PersonStudents ps WHERE BirthDate = '1999-02-15' AND FirstName = 'Linus' AND LastName = 'Acker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style-name="ce10" office:value-type="date" office:date-value="1998-01-20" calcext:value-type="date">
            <text:p>1998-01-20</text:p>
          </table:table-cell>
          <table:table-cell table:style-name="ce19" table:formula="of:=DATEDIF([.C115];[.$M$1];&quot;y&quot;)" office:value-type="float" office:value="22" calcext:value-type="float">
            <text:p>22</text:p>
          </table:table-cell>
          <table:table-cell table:style-name="ce19" table:formula="of:=IF([.D115] &lt; 14;YEAR([.C115])+6;IF([.D115] &lt; 18;YEAR([.C115])+14;YEAR([.C115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115];&quot;yyyy-mm-dd&quot;)&amp;&quot;', 'true', ps.Id FROM PersonStudents ps WHERE BirthDate = '&quot;&amp;TEXT([.C115];&quot;yyyy-mm-dd&quot;)&amp;&quot;' AND FirstName = '&quot;&amp;[.A115]&amp;&quot;' AND LastName = '&quot;&amp;[.B115]&amp;&quot;' UNION&quot;" office:value-type="string" office:string-value="SELECT '2016-09-01', 'true', ps.Id FROM PersonStudents ps WHERE BirthDate = '1998-01-20' AND FirstName = 'Olivia' AND LastName = 'Gross' UNION" calcext:value-type="string">
            <text:p>SELECT '2016-09-01', 'true', ps.Id FROM PersonStudents ps WHERE BirthDate = '1998-01-20' AND FirstName = 'Olivia' AND LastName = 'Gros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style-name="ce10" office:value-type="date" office:date-value="1999-01-28" calcext:value-type="date">
            <text:p>1999-01-28</text:p>
          </table:table-cell>
          <table:table-cell table:style-name="ce19" table:formula="of:=DATEDIF([.C116];[.$M$1];&quot;y&quot;)" office:value-type="float" office:value="21" calcext:value-type="float">
            <text:p>21</text:p>
          </table:table-cell>
          <table:table-cell table:style-name="ce19" table:formula="of:=IF([.D116] &lt; 14;YEAR([.C116])+6;IF([.D116] &lt; 18;YEAR([.C116])+14;YEAR([.C116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16];&quot;yyyy-mm-dd&quot;)&amp;&quot;', 'true', ps.Id FROM PersonStudents ps WHERE BirthDate = '&quot;&amp;TEXT([.C116];&quot;yyyy-mm-dd&quot;)&amp;&quot;' AND FirstName = '&quot;&amp;[.A116]&amp;&quot;' AND LastName = '&quot;&amp;[.B116]&amp;&quot;' UNION&quot;" office:value-type="string" office:string-value="SELECT '2017-09-01', 'true', ps.Id FROM PersonStudents ps WHERE BirthDate = '1999-01-28' AND FirstName = 'Philipp' AND LastName = 'Wolf' UNION" calcext:value-type="string">
            <text:p>SELECT '2017-09-01', 'true', ps.Id FROM PersonStudents ps WHERE BirthDate = '1999-01-28' AND FirstName = 'Philipp' AND LastName = 'Wolf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style-name="ce10" office:value-type="date" office:date-value="1998-10-11" calcext:value-type="date">
            <text:p>1998-10-11</text:p>
          </table:table-cell>
          <table:table-cell table:style-name="ce19" table:formula="of:=DATEDIF([.C117];[.$M$1];&quot;y&quot;)" office:value-type="float" office:value="21" calcext:value-type="float">
            <text:p>21</text:p>
          </table:table-cell>
          <table:table-cell table:style-name="ce19" table:formula="of:=IF([.D117] &lt; 14;YEAR([.C117])+6;IF([.D117] &lt; 18;YEAR([.C117])+14;YEAR([.C117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117];&quot;yyyy-mm-dd&quot;)&amp;&quot;', 'true', ps.Id FROM PersonStudents ps WHERE BirthDate = '&quot;&amp;TEXT([.C117];&quot;yyyy-mm-dd&quot;)&amp;&quot;' AND FirstName = '&quot;&amp;[.A117]&amp;&quot;' AND LastName = '&quot;&amp;[.B117]&amp;&quot;' UNION&quot;" office:value-type="string" office:string-value="SELECT '2016-09-01', 'true', ps.Id FROM PersonStudents ps WHERE BirthDate = '1998-10-11' AND FirstName = 'Irmgard' AND LastName = 'Geier' UNION" calcext:value-type="string">
            <text:p>SELECT '2016-09-01', 'true', ps.Id FROM PersonStudents ps WHERE BirthDate = '1998-10-11' AND FirstName = 'Irmgard' AND LastName = 'Gei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style-name="ce10" office:value-type="date" office:date-value="1997-02-18" calcext:value-type="date">
            <text:p>1997-02-18</text:p>
          </table:table-cell>
          <table:table-cell table:style-name="ce19" table:formula="of:=DATEDIF([.C118];[.$M$1];&quot;y&quot;)" office:value-type="float" office:value="23" calcext:value-type="float">
            <text:p>23</text:p>
          </table:table-cell>
          <table:table-cell table:style-name="ce19" table:formula="of:=IF([.D118] &lt; 14;YEAR([.C118])+6;IF([.D118] &lt; 18;YEAR([.C118])+14;YEAR([.C118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18];&quot;yyyy-mm-dd&quot;)&amp;&quot;', 'true', ps.Id FROM PersonStudents ps WHERE BirthDate = '&quot;&amp;TEXT([.C118];&quot;yyyy-mm-dd&quot;)&amp;&quot;' AND FirstName = '&quot;&amp;[.A118]&amp;&quot;' AND LastName = '&quot;&amp;[.B118]&amp;&quot;' UNION&quot;" office:value-type="string" office:string-value="SELECT '2015-09-01', 'true', ps.Id FROM PersonStudents ps WHERE BirthDate = '1997-02-18' AND FirstName = 'Florian' AND LastName = 'Nussbaum' UNION" calcext:value-type="string">
            <text:p>SELECT '2015-09-01', 'true', ps.Id FROM PersonStudents ps WHERE BirthDate = '1997-02-18' AND FirstName = 'Florian' AND LastName = 'Nussbaum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style-name="ce10" office:value-type="date" office:date-value="1998-10-25" calcext:value-type="date">
            <text:p>1998-10-25</text:p>
          </table:table-cell>
          <table:table-cell table:style-name="ce19" table:formula="of:=DATEDIF([.C119];[.$M$1];&quot;y&quot;)" office:value-type="float" office:value="21" calcext:value-type="float">
            <text:p>21</text:p>
          </table:table-cell>
          <table:table-cell table:style-name="ce19" table:formula="of:=IF([.D119] &lt; 14;YEAR([.C119])+6;IF([.D119] &lt; 18;YEAR([.C119])+14;YEAR([.C119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119];&quot;yyyy-mm-dd&quot;)&amp;&quot;', 'true', ps.Id FROM PersonStudents ps WHERE BirthDate = '&quot;&amp;TEXT([.C119];&quot;yyyy-mm-dd&quot;)&amp;&quot;' AND FirstName = '&quot;&amp;[.A119]&amp;&quot;' AND LastName = '&quot;&amp;[.B119]&amp;&quot;' UNION&quot;" office:value-type="string" office:string-value="SELECT '2016-09-01', 'true', ps.Id FROM PersonStudents ps WHERE BirthDate = '1998-10-25' AND FirstName = 'Linus' AND LastName = 'Ackermann' UNION" calcext:value-type="string">
            <text:p>SELECT '2016-09-01', 'true', ps.Id FROM PersonStudents ps WHERE BirthDate = '1998-10-25' AND FirstName = 'Linus' AND LastName = 'Acker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lo</text:p>
          </table:table-cell>
          <table:table-cell office:value-type="string" calcext:value-type="string">
            <text:p>Hüber</text:p>
          </table:table-cell>
          <table:table-cell table:style-name="ce10" office:value-type="date" office:date-value="1998-09-17" calcext:value-type="date">
            <text:p>1998-09-17</text:p>
          </table:table-cell>
          <table:table-cell table:style-name="ce19" table:formula="of:=DATEDIF([.C120];[.$M$1];&quot;y&quot;)" office:value-type="float" office:value="21" calcext:value-type="float">
            <text:p>21</text:p>
          </table:table-cell>
          <table:table-cell table:style-name="ce19" table:formula="of:=IF([.D120] &lt; 14;YEAR([.C120])+6;IF([.D120] &lt; 18;YEAR([.C120])+14;YEAR([.C120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120];&quot;yyyy-mm-dd&quot;)&amp;&quot;', 'true', ps.Id FROM PersonStudents ps WHERE BirthDate = '&quot;&amp;TEXT([.C120];&quot;yyyy-mm-dd&quot;)&amp;&quot;' AND FirstName = '&quot;&amp;[.A120]&amp;&quot;' AND LastName = '&quot;&amp;[.B120]&amp;&quot;' UNION&quot;" office:value-type="string" office:string-value="SELECT '2016-09-01', 'true', ps.Id FROM PersonStudents ps WHERE BirthDate = '1998-09-17' AND FirstName = 'Tillo' AND LastName = 'Hüber' UNION" calcext:value-type="string">
            <text:p>SELECT '2016-09-01', 'true', ps.Id FROM PersonStudents ps WHERE BirthDate = '1998-09-17' AND FirstName = 'Tillo' AND LastName = 'Hüb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i</text:p>
          </table:table-cell>
          <table:table-cell office:value-type="string" calcext:value-type="string">
            <text:p>Baumer</text:p>
          </table:table-cell>
          <table:table-cell table:style-name="ce10" office:value-type="date" office:date-value="1999-07-22" calcext:value-type="date">
            <text:p>1999-07-22</text:p>
          </table:table-cell>
          <table:table-cell table:style-name="ce19" table:formula="of:=DATEDIF([.C121];[.$M$1];&quot;y&quot;)" office:value-type="float" office:value="21" calcext:value-type="float">
            <text:p>21</text:p>
          </table:table-cell>
          <table:table-cell table:style-name="ce19" table:formula="of:=IF([.D121] &lt; 14;YEAR([.C121])+6;IF([.D121] &lt; 18;YEAR([.C121])+14;YEAR([.C121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21];&quot;yyyy-mm-dd&quot;)&amp;&quot;', 'true', ps.Id FROM PersonStudents ps WHERE BirthDate = '&quot;&amp;TEXT([.C121];&quot;yyyy-mm-dd&quot;)&amp;&quot;' AND FirstName = '&quot;&amp;[.A121]&amp;&quot;' AND LastName = '&quot;&amp;[.B121]&amp;&quot;' UNION&quot;" office:value-type="string" office:string-value="SELECT '2017-09-01', 'true', ps.Id FROM PersonStudents ps WHERE BirthDate = '1999-07-22' AND FirstName = 'Sigi' AND LastName = 'Baumer' UNION" calcext:value-type="string">
            <text:p>SELECT '2017-09-01', 'true', ps.Id FROM PersonStudents ps WHERE BirthDate = '1999-07-22' AND FirstName = 'Sigi' AND LastName = 'Baum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ugen</text:p>
          </table:table-cell>
          <table:table-cell office:value-type="string" calcext:value-type="string">
            <text:p>Bauers</text:p>
          </table:table-cell>
          <table:table-cell table:style-name="ce10" office:value-type="date" office:date-value="1997-07-05" calcext:value-type="date">
            <text:p>1997-07-05</text:p>
          </table:table-cell>
          <table:table-cell table:style-name="ce19" table:formula="of:=DATEDIF([.C122];[.$M$1];&quot;y&quot;)" office:value-type="float" office:value="23" calcext:value-type="float">
            <text:p>23</text:p>
          </table:table-cell>
          <table:table-cell table:style-name="ce19" table:formula="of:=IF([.D122] &lt; 14;YEAR([.C122])+6;IF([.D122] &lt; 18;YEAR([.C122])+14;YEAR([.C122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22];&quot;yyyy-mm-dd&quot;)&amp;&quot;', 'true', ps.Id FROM PersonStudents ps WHERE BirthDate = '&quot;&amp;TEXT([.C122];&quot;yyyy-mm-dd&quot;)&amp;&quot;' AND FirstName = '&quot;&amp;[.A122]&amp;&quot;' AND LastName = '&quot;&amp;[.B122]&amp;&quot;' UNION&quot;" office:value-type="string" office:string-value="SELECT '2015-09-01', 'true', ps.Id FROM PersonStudents ps WHERE BirthDate = '1997-07-05' AND FirstName = 'Eugen' AND LastName = 'Bauers' UNION" calcext:value-type="string">
            <text:p>SELECT '2015-09-01', 'true', ps.Id FROM PersonStudents ps WHERE BirthDate = '1997-07-05' AND FirstName = 'Eugen' AND LastName = 'Bauer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anhilda</text:p>
          </table:table-cell>
          <table:table-cell office:value-type="string" calcext:value-type="string">
            <text:p>Denzel</text:p>
          </table:table-cell>
          <table:table-cell table:style-name="ce10" office:value-type="date" office:date-value="2001-10-23" calcext:value-type="date">
            <text:p>2001-10-23</text:p>
          </table:table-cell>
          <table:table-cell table:style-name="ce19" table:formula="of:=DATEDIF([.C123];[.$M$1];&quot;y&quot;)" office:value-type="float" office:value="18" calcext:value-type="float">
            <text:p>18</text:p>
          </table:table-cell>
          <table:table-cell table:style-name="ce19" table:formula="of:=IF([.D123] &lt; 14;YEAR([.C123])+6;IF([.D123] &lt; 18;YEAR([.C123])+14;YEAR([.C123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23];&quot;yyyy-mm-dd&quot;)&amp;&quot;', 'true', ps.Id FROM PersonStudents ps WHERE BirthDate = '&quot;&amp;TEXT([.C123];&quot;yyyy-mm-dd&quot;)&amp;&quot;' AND FirstName = '&quot;&amp;[.A123]&amp;&quot;' AND LastName = '&quot;&amp;[.B123]&amp;&quot;' UNION&quot;" office:value-type="string" office:string-value="SELECT '2019-09-01', 'true', ps.Id FROM PersonStudents ps WHERE BirthDate = '2001-10-23' AND FirstName = 'Swanhilda' AND LastName = 'Denzel' UNION" calcext:value-type="string">
            <text:p>SELECT '2019-09-01', 'true', ps.Id FROM PersonStudents ps WHERE BirthDate = '2001-10-23' AND FirstName = 'Swanhilda' AND LastName = 'Denze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Markwardt</text:p>
          </table:table-cell>
          <table:table-cell table:style-name="ce10" office:value-type="date" office:date-value="1999-06-14" calcext:value-type="date">
            <text:p>1999-06-14</text:p>
          </table:table-cell>
          <table:table-cell table:style-name="ce19" table:formula="of:=DATEDIF([.C124];[.$M$1];&quot;y&quot;)" office:value-type="float" office:value="21" calcext:value-type="float">
            <text:p>21</text:p>
          </table:table-cell>
          <table:table-cell table:style-name="ce19" table:formula="of:=IF([.D124] &lt; 14;YEAR([.C124])+6;IF([.D124] &lt; 18;YEAR([.C124])+14;YEAR([.C124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24];&quot;yyyy-mm-dd&quot;)&amp;&quot;', 'true', ps.Id FROM PersonStudents ps WHERE BirthDate = '&quot;&amp;TEXT([.C124];&quot;yyyy-mm-dd&quot;)&amp;&quot;' AND FirstName = '&quot;&amp;[.A124]&amp;&quot;' AND LastName = '&quot;&amp;[.B124]&amp;&quot;' UNION&quot;" office:value-type="string" office:string-value="SELECT '2017-09-01', 'true', ps.Id FROM PersonStudents ps WHERE BirthDate = '1999-06-14' AND FirstName = 'Jo' AND LastName = 'Markwardt' UNION" calcext:value-type="string">
            <text:p>SELECT '2017-09-01', 'true', ps.Id FROM PersonStudents ps WHERE BirthDate = '1999-06-14' AND FirstName = 'Jo' AND LastName = 'Markward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tta</text:p>
          </table:table-cell>
          <table:table-cell office:value-type="string" calcext:value-type="string">
            <text:p>Stein</text:p>
          </table:table-cell>
          <table:table-cell table:style-name="ce10" office:value-type="date" office:date-value="2000-06-12" calcext:value-type="date">
            <text:p>2000-06-12</text:p>
          </table:table-cell>
          <table:table-cell table:style-name="ce19" table:formula="of:=DATEDIF([.C125];[.$M$1];&quot;y&quot;)" office:value-type="float" office:value="20" calcext:value-type="float">
            <text:p>20</text:p>
          </table:table-cell>
          <table:table-cell table:style-name="ce19" table:formula="of:=IF([.D125] &lt; 14;YEAR([.C125])+6;IF([.D125] &lt; 18;YEAR([.C125])+14;YEAR([.C125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25];&quot;yyyy-mm-dd&quot;)&amp;&quot;', 'true', ps.Id FROM PersonStudents ps WHERE BirthDate = '&quot;&amp;TEXT([.C125];&quot;yyyy-mm-dd&quot;)&amp;&quot;' AND FirstName = '&quot;&amp;[.A125]&amp;&quot;' AND LastName = '&quot;&amp;[.B125]&amp;&quot;' UNION&quot;" office:value-type="string" office:string-value="SELECT '2018-09-01', 'true', ps.Id FROM PersonStudents ps WHERE BirthDate = '2000-06-12' AND FirstName = 'Gitta' AND LastName = 'Stein' UNION" calcext:value-type="string">
            <text:p>SELECT '2018-09-01', 'true', ps.Id FROM PersonStudents ps WHERE BirthDate = '2000-06-12' AND FirstName = 'Gitta' AND LastName = 'Stei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ugott</text:p>
          </table:table-cell>
          <table:table-cell office:value-type="string" calcext:value-type="string">
            <text:p>Hennig</text:p>
          </table:table-cell>
          <table:table-cell table:style-name="ce10" office:value-type="date" office:date-value="1996-12-30" calcext:value-type="date">
            <text:p>1996-12-30</text:p>
          </table:table-cell>
          <table:table-cell table:style-name="ce19" table:formula="of:=DATEDIF([.C126];[.$M$1];&quot;y&quot;)" office:value-type="float" office:value="23" calcext:value-type="float">
            <text:p>23</text:p>
          </table:table-cell>
          <table:table-cell table:style-name="ce19" table:formula="of:=IF([.D126] &lt; 14;YEAR([.C126])+6;IF([.D126] &lt; 18;YEAR([.C126])+14;YEAR([.C126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126];&quot;yyyy-mm-dd&quot;)&amp;&quot;', 'true', ps.Id FROM PersonStudents ps WHERE BirthDate = '&quot;&amp;TEXT([.C126];&quot;yyyy-mm-dd&quot;)&amp;&quot;' AND FirstName = '&quot;&amp;[.A126]&amp;&quot;' AND LastName = '&quot;&amp;[.B126]&amp;&quot;' UNION&quot;" office:value-type="string" office:string-value="SELECT '2014-09-01', 'true', ps.Id FROM PersonStudents ps WHERE BirthDate = '1996-12-30' AND FirstName = 'Traugott' AND LastName = 'Hennig' UNION" calcext:value-type="string">
            <text:p>SELECT '2014-09-01', 'true', ps.Id FROM PersonStudents ps WHERE BirthDate = '1996-12-30' AND FirstName = 'Traugott' AND LastName = 'Henni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eselotte</text:p>
          </table:table-cell>
          <table:table-cell office:value-type="string" calcext:value-type="string">
            <text:p>Gehring</text:p>
          </table:table-cell>
          <table:table-cell table:style-name="ce10" office:value-type="date" office:date-value="1998-06-24" calcext:value-type="date">
            <text:p>1998-06-24</text:p>
          </table:table-cell>
          <table:table-cell table:style-name="ce19" table:formula="of:=DATEDIF([.C127];[.$M$1];&quot;y&quot;)" office:value-type="float" office:value="22" calcext:value-type="float">
            <text:p>22</text:p>
          </table:table-cell>
          <table:table-cell table:style-name="ce19" table:formula="of:=IF([.D127] &lt; 14;YEAR([.C127])+6;IF([.D127] &lt; 18;YEAR([.C127])+14;YEAR([.C127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127];&quot;yyyy-mm-dd&quot;)&amp;&quot;', 'true', ps.Id FROM PersonStudents ps WHERE BirthDate = '&quot;&amp;TEXT([.C127];&quot;yyyy-mm-dd&quot;)&amp;&quot;' AND FirstName = '&quot;&amp;[.A127]&amp;&quot;' AND LastName = '&quot;&amp;[.B127]&amp;&quot;' UNION&quot;" office:value-type="string" office:string-value="SELECT '2016-09-01', 'true', ps.Id FROM PersonStudents ps WHERE BirthDate = '1998-06-24' AND FirstName = 'Lieselotte' AND LastName = 'Gehring' UNION" calcext:value-type="string">
            <text:p>SELECT '2016-09-01', 'true', ps.Id FROM PersonStudents ps WHERE BirthDate = '1998-06-24' AND FirstName = 'Lieselotte' AND LastName = 'Gehrin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khart</text:p>
          </table:table-cell>
          <table:table-cell office:value-type="string" calcext:value-type="string">
            <text:p>Muhlfeld</text:p>
          </table:table-cell>
          <table:table-cell table:style-name="ce10" office:value-type="date" office:date-value="1999-05-24" calcext:value-type="date">
            <text:p>1999-05-24</text:p>
          </table:table-cell>
          <table:table-cell table:style-name="ce19" table:formula="of:=DATEDIF([.C128];[.$M$1];&quot;y&quot;)" office:value-type="float" office:value="21" calcext:value-type="float">
            <text:p>21</text:p>
          </table:table-cell>
          <table:table-cell table:style-name="ce19" table:formula="of:=IF([.D128] &lt; 14;YEAR([.C128])+6;IF([.D128] &lt; 18;YEAR([.C128])+14;YEAR([.C128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28];&quot;yyyy-mm-dd&quot;)&amp;&quot;', 'true', ps.Id FROM PersonStudents ps WHERE BirthDate = '&quot;&amp;TEXT([.C128];&quot;yyyy-mm-dd&quot;)&amp;&quot;' AND FirstName = '&quot;&amp;[.A128]&amp;&quot;' AND LastName = '&quot;&amp;[.B128]&amp;&quot;' UNION&quot;" office:value-type="string" office:string-value="SELECT '2017-09-01', 'true', ps.Id FROM PersonStudents ps WHERE BirthDate = '1999-05-24' AND FirstName = 'Eckhart' AND LastName = 'Muhlfeld' UNION" calcext:value-type="string">
            <text:p>SELECT '2017-09-01', 'true', ps.Id FROM PersonStudents ps WHERE BirthDate = '1999-05-24' AND FirstName = 'Eckhart' AND LastName = 'Muhlfeld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scha</text:p>
          </table:table-cell>
          <table:table-cell office:value-type="string" calcext:value-type="string">
            <text:p>Siemon</text:p>
          </table:table-cell>
          <table:table-cell table:style-name="ce10" office:value-type="date" office:date-value="2000-02-24" calcext:value-type="date">
            <text:p>2000-02-24</text:p>
          </table:table-cell>
          <table:table-cell table:style-name="ce19" table:formula="of:=DATEDIF([.C129];[.$M$1];&quot;y&quot;)" office:value-type="float" office:value="20" calcext:value-type="float">
            <text:p>20</text:p>
          </table:table-cell>
          <table:table-cell table:style-name="ce19" table:formula="of:=IF([.D129] &lt; 14;YEAR([.C129])+6;IF([.D129] &lt; 18;YEAR([.C129])+14;YEAR([.C129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29];&quot;yyyy-mm-dd&quot;)&amp;&quot;', 'true', ps.Id FROM PersonStudents ps WHERE BirthDate = '&quot;&amp;TEXT([.C129];&quot;yyyy-mm-dd&quot;)&amp;&quot;' AND FirstName = '&quot;&amp;[.A129]&amp;&quot;' AND LastName = '&quot;&amp;[.B129]&amp;&quot;' UNION&quot;" office:value-type="string" office:string-value="SELECT '2018-09-01', 'true', ps.Id FROM PersonStudents ps WHERE BirthDate = '2000-02-24' AND FirstName = 'Sascha' AND LastName = 'Siemon' UNION" calcext:value-type="string">
            <text:p>SELECT '2018-09-01', 'true', ps.Id FROM PersonStudents ps WHERE BirthDate = '2000-02-24' AND FirstName = 'Sascha' AND LastName = 'Siemo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ja</text:p>
          </table:table-cell>
          <table:table-cell office:value-type="string" calcext:value-type="string">
            <text:p>Huffmann</text:p>
          </table:table-cell>
          <table:table-cell table:style-name="ce10" office:value-type="date" office:date-value="1999-08-11" calcext:value-type="date">
            <text:p>1999-08-11</text:p>
          </table:table-cell>
          <table:table-cell table:style-name="ce19" table:formula="of:=DATEDIF([.C130];[.$M$1];&quot;y&quot;)" office:value-type="float" office:value="21" calcext:value-type="float">
            <text:p>21</text:p>
          </table:table-cell>
          <table:table-cell table:style-name="ce19" table:formula="of:=IF([.D130] &lt; 14;YEAR([.C130])+6;IF([.D130] &lt; 18;YEAR([.C130])+14;YEAR([.C130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30];&quot;yyyy-mm-dd&quot;)&amp;&quot;', 'true', ps.Id FROM PersonStudents ps WHERE BirthDate = '&quot;&amp;TEXT([.C130];&quot;yyyy-mm-dd&quot;)&amp;&quot;' AND FirstName = '&quot;&amp;[.A130]&amp;&quot;' AND LastName = '&quot;&amp;[.B130]&amp;&quot;' UNION&quot;" office:value-type="string" office:string-value="SELECT '2017-09-01', 'true', ps.Id FROM PersonStudents ps WHERE BirthDate = '1999-08-11' AND FirstName = 'Sonja' AND LastName = 'Huffmann' UNION" calcext:value-type="string">
            <text:p>SELECT '2017-09-01', 'true', ps.Id FROM PersonStudents ps WHERE BirthDate = '1999-08-11' AND FirstName = 'Sonja' AND LastName = 'Huff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Lorentz</text:p>
          </table:table-cell>
          <table:table-cell table:style-name="ce10" office:value-type="date" office:date-value="1996-10-31" calcext:value-type="date">
            <text:p>1996-10-31</text:p>
          </table:table-cell>
          <table:table-cell table:style-name="ce19" table:formula="of:=DATEDIF([.C131];[.$M$1];&quot;y&quot;)" office:value-type="float" office:value="23" calcext:value-type="float">
            <text:p>23</text:p>
          </table:table-cell>
          <table:table-cell table:style-name="ce19" table:formula="of:=IF([.D131] &lt; 14;YEAR([.C131])+6;IF([.D131] &lt; 18;YEAR([.C131])+14;YEAR([.C131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131];&quot;yyyy-mm-dd&quot;)&amp;&quot;', 'true', ps.Id FROM PersonStudents ps WHERE BirthDate = '&quot;&amp;TEXT([.C131];&quot;yyyy-mm-dd&quot;)&amp;&quot;' AND FirstName = '&quot;&amp;[.A131]&amp;&quot;' AND LastName = '&quot;&amp;[.B131]&amp;&quot;' UNION&quot;" office:value-type="string" office:string-value="SELECT '2014-09-01', 'true', ps.Id FROM PersonStudents ps WHERE BirthDate = '1996-10-31' AND FirstName = 'Marianne' AND LastName = 'Lorentz' UNION" calcext:value-type="string">
            <text:p>SELECT '2014-09-01', 'true', ps.Id FROM PersonStudents ps WHERE BirthDate = '1996-10-31' AND FirstName = 'Marianne' AND LastName = 'Loren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Sitz</text:p>
          </table:table-cell>
          <table:table-cell table:style-name="ce10" office:value-type="date" office:date-value="1996-11-30" calcext:value-type="date">
            <text:p>1996-11-30</text:p>
          </table:table-cell>
          <table:table-cell table:style-name="ce19" table:formula="of:=DATEDIF([.C132];[.$M$1];&quot;y&quot;)" office:value-type="float" office:value="23" calcext:value-type="float">
            <text:p>23</text:p>
          </table:table-cell>
          <table:table-cell table:style-name="ce19" table:formula="of:=IF([.D132] &lt; 14;YEAR([.C132])+6;IF([.D132] &lt; 18;YEAR([.C132])+14;YEAR([.C132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132];&quot;yyyy-mm-dd&quot;)&amp;&quot;', 'true', ps.Id FROM PersonStudents ps WHERE BirthDate = '&quot;&amp;TEXT([.C132];&quot;yyyy-mm-dd&quot;)&amp;&quot;' AND FirstName = '&quot;&amp;[.A132]&amp;&quot;' AND LastName = '&quot;&amp;[.B132]&amp;&quot;' UNION&quot;" office:value-type="string" office:string-value="SELECT '2014-09-01', 'true', ps.Id FROM PersonStudents ps WHERE BirthDate = '1996-11-30' AND FirstName = 'Ernst' AND LastName = 'Sitz' UNION" calcext:value-type="string">
            <text:p>SELECT '2014-09-01', 'true', ps.Id FROM PersonStudents ps WHERE BirthDate = '1996-11-30' AND FirstName = 'Ernst' AND LastName = 'Si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traud</text:p>
          </table:table-cell>
          <table:table-cell office:value-type="string" calcext:value-type="string">
            <text:p>Geiszler</text:p>
          </table:table-cell>
          <table:table-cell table:style-name="ce10" office:value-type="date" office:date-value="1997-02-16" calcext:value-type="date">
            <text:p>1997-02-16</text:p>
          </table:table-cell>
          <table:table-cell table:style-name="ce19" table:formula="of:=DATEDIF([.C133];[.$M$1];&quot;y&quot;)" office:value-type="float" office:value="23" calcext:value-type="float">
            <text:p>23</text:p>
          </table:table-cell>
          <table:table-cell table:style-name="ce19" table:formula="of:=IF([.D133] &lt; 14;YEAR([.C133])+6;IF([.D133] &lt; 18;YEAR([.C133])+14;YEAR([.C133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33];&quot;yyyy-mm-dd&quot;)&amp;&quot;', 'true', ps.Id FROM PersonStudents ps WHERE BirthDate = '&quot;&amp;TEXT([.C133];&quot;yyyy-mm-dd&quot;)&amp;&quot;' AND FirstName = '&quot;&amp;[.A133]&amp;&quot;' AND LastName = '&quot;&amp;[.B133]&amp;&quot;' UNION&quot;" office:value-type="string" office:string-value="SELECT '2015-09-01', 'true', ps.Id FROM PersonStudents ps WHERE BirthDate = '1997-02-16' AND FirstName = 'Waltraud' AND LastName = 'Geiszler' UNION" calcext:value-type="string">
            <text:p>SELECT '2015-09-01', 'true', ps.Id FROM PersonStudents ps WHERE BirthDate = '1997-02-16' AND FirstName = 'Waltraud' AND LastName = 'Geisz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ria</text:p>
          </table:table-cell>
          <table:table-cell office:value-type="string" calcext:value-type="string">
            <text:p>Schindler</text:p>
          </table:table-cell>
          <table:table-cell table:style-name="ce10" office:value-type="date" office:date-value="1997-01-22" calcext:value-type="date">
            <text:p>1997-01-22</text:p>
          </table:table-cell>
          <table:table-cell table:style-name="ce19" table:formula="of:=DATEDIF([.C134];[.$M$1];&quot;y&quot;)" office:value-type="float" office:value="23" calcext:value-type="float">
            <text:p>23</text:p>
          </table:table-cell>
          <table:table-cell table:style-name="ce19" table:formula="of:=IF([.D134] &lt; 14;YEAR([.C134])+6;IF([.D134] &lt; 18;YEAR([.C134])+14;YEAR([.C134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34];&quot;yyyy-mm-dd&quot;)&amp;&quot;', 'true', ps.Id FROM PersonStudents ps WHERE BirthDate = '&quot;&amp;TEXT([.C134];&quot;yyyy-mm-dd&quot;)&amp;&quot;' AND FirstName = '&quot;&amp;[.A134]&amp;&quot;' AND LastName = '&quot;&amp;[.B134]&amp;&quot;' UNION&quot;" office:value-type="string" office:string-value="SELECT '2015-09-01', 'true', ps.Id FROM PersonStudents ps WHERE BirthDate = '1997-01-22' AND FirstName = 'Gloria' AND LastName = 'Schindler' UNION" calcext:value-type="string">
            <text:p>SELECT '2015-09-01', 'true', ps.Id FROM PersonStudents ps WHERE BirthDate = '1997-01-22' AND FirstName = 'Gloria' AND LastName = 'Schind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Bachmann</text:p>
          </table:table-cell>
          <table:table-cell table:style-name="ce10" office:value-type="date" office:date-value="2000-07-05" calcext:value-type="date">
            <text:p>2000-07-05</text:p>
          </table:table-cell>
          <table:table-cell table:style-name="ce19" table:formula="of:=DATEDIF([.C135];[.$M$1];&quot;y&quot;)" office:value-type="float" office:value="20" calcext:value-type="float">
            <text:p>20</text:p>
          </table:table-cell>
          <table:table-cell table:style-name="ce19" table:formula="of:=IF([.D135] &lt; 14;YEAR([.C135])+6;IF([.D135] &lt; 18;YEAR([.C135])+14;YEAR([.C135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35];&quot;yyyy-mm-dd&quot;)&amp;&quot;', 'true', ps.Id FROM PersonStudents ps WHERE BirthDate = '&quot;&amp;TEXT([.C135];&quot;yyyy-mm-dd&quot;)&amp;&quot;' AND FirstName = '&quot;&amp;[.A135]&amp;&quot;' AND LastName = '&quot;&amp;[.B135]&amp;&quot;' UNION&quot;" office:value-type="string" office:string-value="SELECT '2018-09-01', 'true', ps.Id FROM PersonStudents ps WHERE BirthDate = '2000-07-05' AND FirstName = 'Wolf' AND LastName = 'Bachmann' UNION" calcext:value-type="string">
            <text:p>SELECT '2018-09-01', 'true', ps.Id FROM PersonStudents ps WHERE BirthDate = '2000-07-05' AND FirstName = 'Wolf' AND LastName = 'Bach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rus</text:p>
          </table:table-cell>
          <table:table-cell office:value-type="string" calcext:value-type="string">
            <text:p>Simons</text:p>
          </table:table-cell>
          <table:table-cell table:style-name="ce10" office:value-type="date" office:date-value="2000-01-20" calcext:value-type="date">
            <text:p>2000-01-20</text:p>
          </table:table-cell>
          <table:table-cell table:style-name="ce19" table:formula="of:=DATEDIF([.C136];[.$M$1];&quot;y&quot;)" office:value-type="float" office:value="20" calcext:value-type="float">
            <text:p>20</text:p>
          </table:table-cell>
          <table:table-cell table:style-name="ce19" table:formula="of:=IF([.D136] &lt; 14;YEAR([.C136])+6;IF([.D136] &lt; 18;YEAR([.C136])+14;YEAR([.C136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36];&quot;yyyy-mm-dd&quot;)&amp;&quot;', 'true', ps.Id FROM PersonStudents ps WHERE BirthDate = '&quot;&amp;TEXT([.C136];&quot;yyyy-mm-dd&quot;)&amp;&quot;' AND FirstName = '&quot;&amp;[.A136]&amp;&quot;' AND LastName = '&quot;&amp;[.B136]&amp;&quot;' UNION&quot;" office:value-type="string" office:string-value="SELECT '2018-09-01', 'true', ps.Id FROM PersonStudents ps WHERE BirthDate = '2000-01-20' AND FirstName = 'Petrus' AND LastName = 'Simons' UNION" calcext:value-type="string">
            <text:p>SELECT '2018-09-01', 'true', ps.Id FROM PersonStudents ps WHERE BirthDate = '2000-01-20' AND FirstName = 'Petrus' AND LastName = 'Simon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Kraemer</text:p>
          </table:table-cell>
          <table:table-cell table:style-name="ce10" office:value-type="date" office:date-value="1999-07-24" calcext:value-type="date">
            <text:p>1999-07-24</text:p>
          </table:table-cell>
          <table:table-cell table:style-name="ce19" table:formula="of:=DATEDIF([.C137];[.$M$1];&quot;y&quot;)" office:value-type="float" office:value="21" calcext:value-type="float">
            <text:p>21</text:p>
          </table:table-cell>
          <table:table-cell table:style-name="ce19" table:formula="of:=IF([.D137] &lt; 14;YEAR([.C137])+6;IF([.D137] &lt; 18;YEAR([.C137])+14;YEAR([.C137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37];&quot;yyyy-mm-dd&quot;)&amp;&quot;', 'true', ps.Id FROM PersonStudents ps WHERE BirthDate = '&quot;&amp;TEXT([.C137];&quot;yyyy-mm-dd&quot;)&amp;&quot;' AND FirstName = '&quot;&amp;[.A137]&amp;&quot;' AND LastName = '&quot;&amp;[.B137]&amp;&quot;' UNION&quot;" office:value-type="string" office:string-value="SELECT '2017-09-01', 'true', ps.Id FROM PersonStudents ps WHERE BirthDate = '1999-07-24' AND FirstName = 'Anton' AND LastName = 'Kraemer' UNION" calcext:value-type="string">
            <text:p>SELECT '2017-09-01', 'true', ps.Id FROM PersonStudents ps WHERE BirthDate = '1999-07-24' AND FirstName = 'Anton' AND LastName = 'Kraem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l-Heinz</text:p>
          </table:table-cell>
          <table:table-cell office:value-type="string" calcext:value-type="string">
            <text:p>Dieter</text:p>
          </table:table-cell>
          <table:table-cell table:style-name="ce10" office:value-type="date" office:date-value="2001-06-02" calcext:value-type="date">
            <text:p>2001-06-02</text:p>
          </table:table-cell>
          <table:table-cell table:style-name="ce19" table:formula="of:=DATEDIF([.C138];[.$M$1];&quot;y&quot;)" office:value-type="float" office:value="19" calcext:value-type="float">
            <text:p>19</text:p>
          </table:table-cell>
          <table:table-cell table:style-name="ce19" table:formula="of:=IF([.D138] &lt; 14;YEAR([.C138])+6;IF([.D138] &lt; 18;YEAR([.C138])+14;YEAR([.C138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38];&quot;yyyy-mm-dd&quot;)&amp;&quot;', 'true', ps.Id FROM PersonStudents ps WHERE BirthDate = '&quot;&amp;TEXT([.C138];&quot;yyyy-mm-dd&quot;)&amp;&quot;' AND FirstName = '&quot;&amp;[.A138]&amp;&quot;' AND LastName = '&quot;&amp;[.B138]&amp;&quot;' UNION&quot;" office:value-type="string" office:string-value="SELECT '2019-09-01', 'true', ps.Id FROM PersonStudents ps WHERE BirthDate = '2001-06-02' AND FirstName = 'Karl-Heinz' AND LastName = 'Dieter' UNION" calcext:value-type="string">
            <text:p>SELECT '2019-09-01', 'true', ps.Id FROM PersonStudents ps WHERE BirthDate = '2001-06-02' AND FirstName = 'Karl-Heinz' AND LastName = 'Diet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Suess</text:p>
          </table:table-cell>
          <table:table-cell table:style-name="ce10" office:value-type="date" office:date-value="1999-01-22" calcext:value-type="date">
            <text:p>1999-01-22</text:p>
          </table:table-cell>
          <table:table-cell table:style-name="ce19" table:formula="of:=DATEDIF([.C139];[.$M$1];&quot;y&quot;)" office:value-type="float" office:value="21" calcext:value-type="float">
            <text:p>21</text:p>
          </table:table-cell>
          <table:table-cell table:style-name="ce19" table:formula="of:=IF([.D139] &lt; 14;YEAR([.C139])+6;IF([.D139] &lt; 18;YEAR([.C139])+14;YEAR([.C139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39];&quot;yyyy-mm-dd&quot;)&amp;&quot;', 'true', ps.Id FROM PersonStudents ps WHERE BirthDate = '&quot;&amp;TEXT([.C139];&quot;yyyy-mm-dd&quot;)&amp;&quot;' AND FirstName = '&quot;&amp;[.A139]&amp;&quot;' AND LastName = '&quot;&amp;[.B139]&amp;&quot;' UNION&quot;" office:value-type="string" office:string-value="SELECT '2017-09-01', 'true', ps.Id FROM PersonStudents ps WHERE BirthDate = '1999-01-22' AND FirstName = 'Dominik' AND LastName = 'Suess' UNION" calcext:value-type="string">
            <text:p>SELECT '2017-09-01', 'true', ps.Id FROM PersonStudents ps WHERE BirthDate = '1999-01-22' AND FirstName = 'Dominik' AND LastName = 'Sues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idrun</text:p>
          </table:table-cell>
          <table:table-cell office:value-type="string" calcext:value-type="string">
            <text:p>Gerstle</text:p>
          </table:table-cell>
          <table:table-cell table:style-name="ce10" office:value-type="date" office:date-value="1999-11-13" calcext:value-type="date">
            <text:p>1999-11-13</text:p>
          </table:table-cell>
          <table:table-cell table:style-name="ce19" table:formula="of:=DATEDIF([.C140];[.$M$1];&quot;y&quot;)" office:value-type="float" office:value="20" calcext:value-type="float">
            <text:p>20</text:p>
          </table:table-cell>
          <table:table-cell table:style-name="ce19" table:formula="of:=IF([.D140] &lt; 14;YEAR([.C140])+6;IF([.D140] &lt; 18;YEAR([.C140])+14;YEAR([.C140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40];&quot;yyyy-mm-dd&quot;)&amp;&quot;', 'true', ps.Id FROM PersonStudents ps WHERE BirthDate = '&quot;&amp;TEXT([.C140];&quot;yyyy-mm-dd&quot;)&amp;&quot;' AND FirstName = '&quot;&amp;[.A140]&amp;&quot;' AND LastName = '&quot;&amp;[.B140]&amp;&quot;' UNION&quot;" office:value-type="string" office:string-value="SELECT '2017-09-01', 'true', ps.Id FROM PersonStudents ps WHERE BirthDate = '1999-11-13' AND FirstName = 'Heidrun' AND LastName = 'Gerstle' UNION" calcext:value-type="string">
            <text:p>SELECT '2017-09-01', 'true', ps.Id FROM PersonStudents ps WHERE BirthDate = '1999-11-13' AND FirstName = 'Heidrun' AND LastName = 'Gerstl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fanie</text:p>
          </table:table-cell>
          <table:table-cell office:value-type="string" calcext:value-type="string">
            <text:p>Stück</text:p>
          </table:table-cell>
          <table:table-cell table:style-name="ce10" office:value-type="date" office:date-value="1997-08-08" calcext:value-type="date">
            <text:p>1997-08-08</text:p>
          </table:table-cell>
          <table:table-cell table:style-name="ce19" table:formula="of:=DATEDIF([.C141];[.$M$1];&quot;y&quot;)" office:value-type="float" office:value="23" calcext:value-type="float">
            <text:p>23</text:p>
          </table:table-cell>
          <table:table-cell table:style-name="ce19" table:formula="of:=IF([.D141] &lt; 14;YEAR([.C141])+6;IF([.D141] &lt; 18;YEAR([.C141])+14;YEAR([.C141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41];&quot;yyyy-mm-dd&quot;)&amp;&quot;', 'true', ps.Id FROM PersonStudents ps WHERE BirthDate = '&quot;&amp;TEXT([.C141];&quot;yyyy-mm-dd&quot;)&amp;&quot;' AND FirstName = '&quot;&amp;[.A141]&amp;&quot;' AND LastName = '&quot;&amp;[.B141]&amp;&quot;' UNION&quot;" office:value-type="string" office:string-value="SELECT '2015-09-01', 'true', ps.Id FROM PersonStudents ps WHERE BirthDate = '1997-08-08' AND FirstName = 'Stefanie' AND LastName = 'Stück' UNION" calcext:value-type="string">
            <text:p>SELECT '2015-09-01', 'true', ps.Id FROM PersonStudents ps WHERE BirthDate = '1997-08-08' AND FirstName = 'Stefanie' AND LastName = 'Stück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dit</text:p>
          </table:table-cell>
          <table:table-cell office:value-type="string" calcext:value-type="string">
            <text:p>Jung</text:p>
          </table:table-cell>
          <table:table-cell table:style-name="ce10" office:value-type="date" office:date-value="1997-02-20" calcext:value-type="date">
            <text:p>1997-02-20</text:p>
          </table:table-cell>
          <table:table-cell table:style-name="ce19" table:formula="of:=DATEDIF([.C142];[.$M$1];&quot;y&quot;)" office:value-type="float" office:value="23" calcext:value-type="float">
            <text:p>23</text:p>
          </table:table-cell>
          <table:table-cell table:style-name="ce19" table:formula="of:=IF([.D142] &lt; 14;YEAR([.C142])+6;IF([.D142] &lt; 18;YEAR([.C142])+14;YEAR([.C142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42];&quot;yyyy-mm-dd&quot;)&amp;&quot;', 'true', ps.Id FROM PersonStudents ps WHERE BirthDate = '&quot;&amp;TEXT([.C142];&quot;yyyy-mm-dd&quot;)&amp;&quot;' AND FirstName = '&quot;&amp;[.A142]&amp;&quot;' AND LastName = '&quot;&amp;[.B142]&amp;&quot;' UNION&quot;" office:value-type="string" office:string-value="SELECT '2015-09-01', 'true', ps.Id FROM PersonStudents ps WHERE BirthDate = '1997-02-20' AND FirstName = 'Judit' AND LastName = 'Jung' UNION" calcext:value-type="string">
            <text:p>SELECT '2015-09-01', 'true', ps.Id FROM PersonStudents ps WHERE BirthDate = '1997-02-20' AND FirstName = 'Judit' AND LastName = 'Jun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Gerber</text:p>
          </table:table-cell>
          <table:table-cell table:style-name="ce10" office:value-type="date" office:date-value="2000-03-06" calcext:value-type="date">
            <text:p>2000-03-06</text:p>
          </table:table-cell>
          <table:table-cell table:style-name="ce19" table:formula="of:=DATEDIF([.C143];[.$M$1];&quot;y&quot;)" office:value-type="float" office:value="20" calcext:value-type="float">
            <text:p>20</text:p>
          </table:table-cell>
          <table:table-cell table:style-name="ce19" table:formula="of:=IF([.D143] &lt; 14;YEAR([.C143])+6;IF([.D143] &lt; 18;YEAR([.C143])+14;YEAR([.C143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43];&quot;yyyy-mm-dd&quot;)&amp;&quot;', 'true', ps.Id FROM PersonStudents ps WHERE BirthDate = '&quot;&amp;TEXT([.C143];&quot;yyyy-mm-dd&quot;)&amp;&quot;' AND FirstName = '&quot;&amp;[.A143]&amp;&quot;' AND LastName = '&quot;&amp;[.B143]&amp;&quot;' UNION&quot;" office:value-type="string" office:string-value="SELECT '2018-09-01', 'true', ps.Id FROM PersonStudents ps WHERE BirthDate = '2000-03-06' AND FirstName = 'Iris' AND LastName = 'Gerber' UNION" calcext:value-type="string">
            <text:p>SELECT '2018-09-01', 'true', ps.Id FROM PersonStudents ps WHERE BirthDate = '2000-03-06' AND FirstName = 'Iris' AND LastName = 'Gerb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an</text:p>
          </table:table-cell>
          <table:table-cell office:value-type="string" calcext:value-type="string">
            <text:p>Siegel</text:p>
          </table:table-cell>
          <table:table-cell table:style-name="ce10" office:value-type="date" office:date-value="2001-05-29" calcext:value-type="date">
            <text:p>2001-05-29</text:p>
          </table:table-cell>
          <table:table-cell table:style-name="ce19" table:formula="of:=DATEDIF([.C144];[.$M$1];&quot;y&quot;)" office:value-type="float" office:value="19" calcext:value-type="float">
            <text:p>19</text:p>
          </table:table-cell>
          <table:table-cell table:style-name="ce19" table:formula="of:=IF([.D144] &lt; 14;YEAR([.C144])+6;IF([.D144] &lt; 18;YEAR([.C144])+14;YEAR([.C144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44];&quot;yyyy-mm-dd&quot;)&amp;&quot;', 'true', ps.Id FROM PersonStudents ps WHERE BirthDate = '&quot;&amp;TEXT([.C144];&quot;yyyy-mm-dd&quot;)&amp;&quot;' AND FirstName = '&quot;&amp;[.A144]&amp;&quot;' AND LastName = '&quot;&amp;[.B144]&amp;&quot;' UNION&quot;" office:value-type="string" office:string-value="SELECT '2019-09-01', 'true', ps.Id FROM PersonStudents ps WHERE BirthDate = '2001-05-29' AND FirstName = 'Lian' AND LastName = 'Siegel' UNION" calcext:value-type="string">
            <text:p>SELECT '2019-09-01', 'true', ps.Id FROM PersonStudents ps WHERE BirthDate = '2001-05-29' AND FirstName = 'Lian' AND LastName = 'Siege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zia</text:p>
          </table:table-cell>
          <table:table-cell office:value-type="string" calcext:value-type="string">
            <text:p>Behringer</text:p>
          </table:table-cell>
          <table:table-cell table:style-name="ce10" office:value-type="date" office:date-value="1996-11-06" calcext:value-type="date">
            <text:p>1996-11-06</text:p>
          </table:table-cell>
          <table:table-cell table:style-name="ce19" table:formula="of:=DATEDIF([.C145];[.$M$1];&quot;y&quot;)" office:value-type="float" office:value="23" calcext:value-type="float">
            <text:p>23</text:p>
          </table:table-cell>
          <table:table-cell table:style-name="ce19" table:formula="of:=IF([.D145] &lt; 14;YEAR([.C145])+6;IF([.D145] &lt; 18;YEAR([.C145])+14;YEAR([.C145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145];&quot;yyyy-mm-dd&quot;)&amp;&quot;', 'true', ps.Id FROM PersonStudents ps WHERE BirthDate = '&quot;&amp;TEXT([.C145];&quot;yyyy-mm-dd&quot;)&amp;&quot;' AND FirstName = '&quot;&amp;[.A145]&amp;&quot;' AND LastName = '&quot;&amp;[.B145]&amp;&quot;' UNION&quot;" office:value-type="string" office:string-value="SELECT '2014-09-01', 'true', ps.Id FROM PersonStudents ps WHERE BirthDate = '1996-11-06' AND FirstName = 'Luzia' AND LastName = 'Behringer' UNION" calcext:value-type="string">
            <text:p>SELECT '2014-09-01', 'true', ps.Id FROM PersonStudents ps WHERE BirthDate = '1996-11-06' AND FirstName = 'Luzia' AND LastName = 'Behring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riam</text:p>
          </table:table-cell>
          <table:table-cell office:value-type="string" calcext:value-type="string">
            <text:p>Braun</text:p>
          </table:table-cell>
          <table:table-cell table:style-name="ce10" office:value-type="date" office:date-value="1997-08-11" calcext:value-type="date">
            <text:p>1997-08-11</text:p>
          </table:table-cell>
          <table:table-cell table:style-name="ce19" table:formula="of:=DATEDIF([.C146];[.$M$1];&quot;y&quot;)" office:value-type="float" office:value="23" calcext:value-type="float">
            <text:p>23</text:p>
          </table:table-cell>
          <table:table-cell table:style-name="ce19" table:formula="of:=IF([.D146] &lt; 14;YEAR([.C146])+6;IF([.D146] &lt; 18;YEAR([.C146])+14;YEAR([.C146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46];&quot;yyyy-mm-dd&quot;)&amp;&quot;', 'true', ps.Id FROM PersonStudents ps WHERE BirthDate = '&quot;&amp;TEXT([.C146];&quot;yyyy-mm-dd&quot;)&amp;&quot;' AND FirstName = '&quot;&amp;[.A146]&amp;&quot;' AND LastName = '&quot;&amp;[.B146]&amp;&quot;' UNION&quot;" office:value-type="string" office:string-value="SELECT '2015-09-01', 'true', ps.Id FROM PersonStudents ps WHERE BirthDate = '1997-08-11' AND FirstName = 'Miriam' AND LastName = 'Braun' UNION" calcext:value-type="string">
            <text:p>SELECT '2015-09-01', 'true', ps.Id FROM PersonStudents ps WHERE BirthDate = '1997-08-11' AND FirstName = 'Miriam' AND LastName = 'Brau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old</text:p>
          </table:table-cell>
          <table:table-cell office:value-type="string" calcext:value-type="string">
            <text:p>Schenk</text:p>
          </table:table-cell>
          <table:table-cell table:style-name="ce10" office:value-type="date" office:date-value="1999-03-22" calcext:value-type="date">
            <text:p>1999-03-22</text:p>
          </table:table-cell>
          <table:table-cell table:style-name="ce19" table:formula="of:=DATEDIF([.C147];[.$M$1];&quot;y&quot;)" office:value-type="float" office:value="21" calcext:value-type="float">
            <text:p>21</text:p>
          </table:table-cell>
          <table:table-cell table:style-name="ce19" table:formula="of:=IF([.D147] &lt; 14;YEAR([.C147])+6;IF([.D147] &lt; 18;YEAR([.C147])+14;YEAR([.C147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47];&quot;yyyy-mm-dd&quot;)&amp;&quot;', 'true', ps.Id FROM PersonStudents ps WHERE BirthDate = '&quot;&amp;TEXT([.C147];&quot;yyyy-mm-dd&quot;)&amp;&quot;' AND FirstName = '&quot;&amp;[.A147]&amp;&quot;' AND LastName = '&quot;&amp;[.B147]&amp;&quot;' UNION&quot;" office:value-type="string" office:string-value="SELECT '2017-09-01', 'true', ps.Id FROM PersonStudents ps WHERE BirthDate = '1999-03-22' AND FirstName = 'Gerold' AND LastName = 'Schenk' UNION" calcext:value-type="string">
            <text:p>SELECT '2017-09-01', 'true', ps.Id FROM PersonStudents ps WHERE BirthDate = '1999-03-22' AND FirstName = 'Gerold' AND LastName = 'Schenk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eon</text:p>
          </table:table-cell>
          <table:table-cell office:value-type="string" calcext:value-type="string">
            <text:p>Ferber</text:p>
          </table:table-cell>
          <table:table-cell table:style-name="ce10" office:value-type="date" office:date-value="2001-12-17" calcext:value-type="date">
            <text:p>2001-12-17</text:p>
          </table:table-cell>
          <table:table-cell table:style-name="ce19" table:formula="of:=DATEDIF([.C148];[.$M$1];&quot;y&quot;)" office:value-type="float" office:value="18" calcext:value-type="float">
            <text:p>18</text:p>
          </table:table-cell>
          <table:table-cell table:style-name="ce19" table:formula="of:=IF([.D148] &lt; 14;YEAR([.C148])+6;IF([.D148] &lt; 18;YEAR([.C148])+14;YEAR([.C148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48];&quot;yyyy-mm-dd&quot;)&amp;&quot;', 'true', ps.Id FROM PersonStudents ps WHERE BirthDate = '&quot;&amp;TEXT([.C148];&quot;yyyy-mm-dd&quot;)&amp;&quot;' AND FirstName = '&quot;&amp;[.A148]&amp;&quot;' AND LastName = '&quot;&amp;[.B148]&amp;&quot;' UNION&quot;" office:value-type="string" office:string-value="SELECT '2019-09-01', 'true', ps.Id FROM PersonStudents ps WHERE BirthDate = '2001-12-17' AND FirstName = 'Gereon' AND LastName = 'Ferber' UNION" calcext:value-type="string">
            <text:p>SELECT '2019-09-01', 'true', ps.Id FROM PersonStudents ps WHERE BirthDate = '2001-12-17' AND FirstName = 'Gereon' AND LastName = 'Ferb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Pahlke</text:p>
          </table:table-cell>
          <table:table-cell table:style-name="ce10" office:value-type="date" office:date-value="2001-12-18" calcext:value-type="date">
            <text:p>2001-12-18</text:p>
          </table:table-cell>
          <table:table-cell table:style-name="ce19" table:formula="of:=DATEDIF([.C149];[.$M$1];&quot;y&quot;)" office:value-type="float" office:value="18" calcext:value-type="float">
            <text:p>18</text:p>
          </table:table-cell>
          <table:table-cell table:style-name="ce19" table:formula="of:=IF([.D149] &lt; 14;YEAR([.C149])+6;IF([.D149] &lt; 18;YEAR([.C149])+14;YEAR([.C149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49];&quot;yyyy-mm-dd&quot;)&amp;&quot;', 'true', ps.Id FROM PersonStudents ps WHERE BirthDate = '&quot;&amp;TEXT([.C149];&quot;yyyy-mm-dd&quot;)&amp;&quot;' AND FirstName = '&quot;&amp;[.A149]&amp;&quot;' AND LastName = '&quot;&amp;[.B149]&amp;&quot;' UNION&quot;" office:value-type="string" office:string-value="SELECT '2019-09-01', 'true', ps.Id FROM PersonStudents ps WHERE BirthDate = '2001-12-18' AND FirstName = 'Laura' AND LastName = 'Pahlke' UNION" calcext:value-type="string">
            <text:p>SELECT '2019-09-01', 'true', ps.Id FROM PersonStudents ps WHERE BirthDate = '2001-12-18' AND FirstName = 'Laura' AND LastName = 'Pahlk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igitte</text:p>
          </table:table-cell>
          <table:table-cell office:value-type="string" calcext:value-type="string">
            <text:p>Löwe</text:p>
          </table:table-cell>
          <table:table-cell table:style-name="ce10" office:value-type="date" office:date-value="1997-10-16" calcext:value-type="date">
            <text:p>1997-10-16</text:p>
          </table:table-cell>
          <table:table-cell table:style-name="ce19" table:formula="of:=DATEDIF([.C150];[.$M$1];&quot;y&quot;)" office:value-type="float" office:value="22" calcext:value-type="float">
            <text:p>22</text:p>
          </table:table-cell>
          <table:table-cell table:style-name="ce19" table:formula="of:=IF([.D150] &lt; 14;YEAR([.C150])+6;IF([.D150] &lt; 18;YEAR([.C150])+14;YEAR([.C150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50];&quot;yyyy-mm-dd&quot;)&amp;&quot;', 'true', ps.Id FROM PersonStudents ps WHERE BirthDate = '&quot;&amp;TEXT([.C150];&quot;yyyy-mm-dd&quot;)&amp;&quot;' AND FirstName = '&quot;&amp;[.A150]&amp;&quot;' AND LastName = '&quot;&amp;[.B150]&amp;&quot;' UNION&quot;" office:value-type="string" office:string-value="SELECT '2015-09-01', 'true', ps.Id FROM PersonStudents ps WHERE BirthDate = '1997-10-16' AND FirstName = 'Brigitte' AND LastName = 'Löwe' UNION" calcext:value-type="string">
            <text:p>SELECT '2015-09-01', 'true', ps.Id FROM PersonStudents ps WHERE BirthDate = '1997-10-16' AND FirstName = 'Brigitte' AND LastName = 'Löw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er</text:p>
          </table:table-cell>
          <table:table-cell office:value-type="string" calcext:value-type="string">
            <text:p>Wirt</text:p>
          </table:table-cell>
          <table:table-cell table:style-name="ce10" office:value-type="date" office:date-value="2000-12-20" calcext:value-type="date">
            <text:p>2000-12-20</text:p>
          </table:table-cell>
          <table:table-cell table:style-name="ce19" table:formula="of:=DATEDIF([.C151];[.$M$1];&quot;y&quot;)" office:value-type="float" office:value="19" calcext:value-type="float">
            <text:p>19</text:p>
          </table:table-cell>
          <table:table-cell table:style-name="ce19" table:formula="of:=IF([.D151] &lt; 14;YEAR([.C151])+6;IF([.D151] &lt; 18;YEAR([.C151])+14;YEAR([.C151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51];&quot;yyyy-mm-dd&quot;)&amp;&quot;', 'true', ps.Id FROM PersonStudents ps WHERE BirthDate = '&quot;&amp;TEXT([.C151];&quot;yyyy-mm-dd&quot;)&amp;&quot;' AND FirstName = '&quot;&amp;[.A151]&amp;&quot;' AND LastName = '&quot;&amp;[.B151]&amp;&quot;' UNION&quot;" office:value-type="string" office:string-value="SELECT '2018-09-01', 'true', ps.Id FROM PersonStudents ps WHERE BirthDate = '2000-12-20' AND FirstName = 'Oliver' AND LastName = 'Wirt' UNION" calcext:value-type="string">
            <text:p>SELECT '2018-09-01', 'true', ps.Id FROM PersonStudents ps WHERE BirthDate = '2000-12-20' AND FirstName = 'Oliver' AND LastName = 'Wi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Yount</text:p>
          </table:table-cell>
          <table:table-cell table:style-name="ce10" office:value-type="date" office:date-value="2000-10-17" calcext:value-type="date">
            <text:p>2000-10-17</text:p>
          </table:table-cell>
          <table:table-cell table:style-name="ce19" table:formula="of:=DATEDIF([.C152];[.$M$1];&quot;y&quot;)" office:value-type="float" office:value="19" calcext:value-type="float">
            <text:p>19</text:p>
          </table:table-cell>
          <table:table-cell table:style-name="ce19" table:formula="of:=IF([.D152] &lt; 14;YEAR([.C152])+6;IF([.D152] &lt; 18;YEAR([.C152])+14;YEAR([.C152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52];&quot;yyyy-mm-dd&quot;)&amp;&quot;', 'true', ps.Id FROM PersonStudents ps WHERE BirthDate = '&quot;&amp;TEXT([.C152];&quot;yyyy-mm-dd&quot;)&amp;&quot;' AND FirstName = '&quot;&amp;[.A152]&amp;&quot;' AND LastName = '&quot;&amp;[.B152]&amp;&quot;' UNION&quot;" office:value-type="string" office:string-value="SELECT '2018-09-01', 'true', ps.Id FROM PersonStudents ps WHERE BirthDate = '2000-10-17' AND FirstName = 'Else' AND LastName = 'Yount' UNION" calcext:value-type="string">
            <text:p>SELECT '2018-09-01', 'true', ps.Id FROM PersonStudents ps WHERE BirthDate = '2000-10-17' AND FirstName = 'Else' AND LastName = 'Youn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ndel</text:p>
          </table:table-cell>
          <table:table-cell office:value-type="string" calcext:value-type="string">
            <text:p>Wirt</text:p>
          </table:table-cell>
          <table:table-cell table:style-name="ce10" office:value-type="date" office:date-value="1996-11-14" calcext:value-type="date">
            <text:p>1996-11-14</text:p>
          </table:table-cell>
          <table:table-cell table:style-name="ce19" table:formula="of:=DATEDIF([.C153];[.$M$1];&quot;y&quot;)" office:value-type="float" office:value="23" calcext:value-type="float">
            <text:p>23</text:p>
          </table:table-cell>
          <table:table-cell table:style-name="ce19" table:formula="of:=IF([.D153] &lt; 14;YEAR([.C153])+6;IF([.D153] &lt; 18;YEAR([.C153])+14;YEAR([.C153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153];&quot;yyyy-mm-dd&quot;)&amp;&quot;', 'true', ps.Id FROM PersonStudents ps WHERE BirthDate = '&quot;&amp;TEXT([.C153];&quot;yyyy-mm-dd&quot;)&amp;&quot;' AND FirstName = '&quot;&amp;[.A153]&amp;&quot;' AND LastName = '&quot;&amp;[.B153]&amp;&quot;' UNION&quot;" office:value-type="string" office:string-value="SELECT '2014-09-01', 'true', ps.Id FROM PersonStudents ps WHERE BirthDate = '1996-11-14' AND FirstName = 'Wendel' AND LastName = 'Wirt' UNION" calcext:value-type="string">
            <text:p>SELECT '2014-09-01', 'true', ps.Id FROM PersonStudents ps WHERE BirthDate = '1996-11-14' AND FirstName = 'Wendel' AND LastName = 'Wi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und</text:p>
          </table:table-cell>
          <table:table-cell office:value-type="string" calcext:value-type="string">
            <text:p>Suess</text:p>
          </table:table-cell>
          <table:table-cell table:style-name="ce10" office:value-type="date" office:date-value="1997-12-22" calcext:value-type="date">
            <text:p>1997-12-22</text:p>
          </table:table-cell>
          <table:table-cell table:style-name="ce19" table:formula="of:=DATEDIF([.C154];[.$M$1];&quot;y&quot;)" office:value-type="float" office:value="22" calcext:value-type="float">
            <text:p>22</text:p>
          </table:table-cell>
          <table:table-cell table:style-name="ce19" table:formula="of:=IF([.D154] &lt; 14;YEAR([.C154])+6;IF([.D154] &lt; 18;YEAR([.C154])+14;YEAR([.C154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54];&quot;yyyy-mm-dd&quot;)&amp;&quot;', 'true', ps.Id FROM PersonStudents ps WHERE BirthDate = '&quot;&amp;TEXT([.C154];&quot;yyyy-mm-dd&quot;)&amp;&quot;' AND FirstName = '&quot;&amp;[.A154]&amp;&quot;' AND LastName = '&quot;&amp;[.B154]&amp;&quot;' UNION&quot;" office:value-type="string" office:string-value="SELECT '2015-09-01', 'true', ps.Id FROM PersonStudents ps WHERE BirthDate = '1997-12-22' AND FirstName = 'Edmund' AND LastName = 'Suess' UNION" calcext:value-type="string">
            <text:p>SELECT '2015-09-01', 'true', ps.Id FROM PersonStudents ps WHERE BirthDate = '1997-12-22' AND FirstName = 'Edmund' AND LastName = 'Sues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s</text:p>
          </table:table-cell>
          <table:table-cell office:value-type="string" calcext:value-type="string">
            <text:p>Baumbach</text:p>
          </table:table-cell>
          <table:table-cell table:style-name="ce10" office:value-type="date" office:date-value="1997-01-12" calcext:value-type="date">
            <text:p>1997-01-12</text:p>
          </table:table-cell>
          <table:table-cell table:style-name="ce19" table:formula="of:=DATEDIF([.C155];[.$M$1];&quot;y&quot;)" office:value-type="float" office:value="23" calcext:value-type="float">
            <text:p>23</text:p>
          </table:table-cell>
          <table:table-cell table:style-name="ce19" table:formula="of:=IF([.D155] &lt; 14;YEAR([.C155])+6;IF([.D155] &lt; 18;YEAR([.C155])+14;YEAR([.C155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55];&quot;yyyy-mm-dd&quot;)&amp;&quot;', 'true', ps.Id FROM PersonStudents ps WHERE BirthDate = '&quot;&amp;TEXT([.C155];&quot;yyyy-mm-dd&quot;)&amp;&quot;' AND FirstName = '&quot;&amp;[.A155]&amp;&quot;' AND LastName = '&quot;&amp;[.B155]&amp;&quot;' UNION&quot;" office:value-type="string" office:string-value="SELECT '2015-09-01', 'true', ps.Id FROM PersonStudents ps WHERE BirthDate = '1997-01-12' AND FirstName = 'Urs' AND LastName = 'Baumbach' UNION" calcext:value-type="string">
            <text:p>SELECT '2015-09-01', 'true', ps.Id FROM PersonStudents ps WHERE BirthDate = '1997-01-12' AND FirstName = 'Urs' AND LastName = 'Baumbach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string" calcext:value-type="string">
            <text:p>Adam</text:p>
          </table:table-cell>
          <table:table-cell table:style-name="ce10" office:value-type="date" office:date-value="1997-06-06" calcext:value-type="date">
            <text:p>1997-06-06</text:p>
          </table:table-cell>
          <table:table-cell table:style-name="ce19" table:formula="of:=DATEDIF([.C156];[.$M$1];&quot;y&quot;)" office:value-type="float" office:value="23" calcext:value-type="float">
            <text:p>23</text:p>
          </table:table-cell>
          <table:table-cell table:style-name="ce19" table:formula="of:=IF([.D156] &lt; 14;YEAR([.C156])+6;IF([.D156] &lt; 18;YEAR([.C156])+14;YEAR([.C156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56];&quot;yyyy-mm-dd&quot;)&amp;&quot;', 'true', ps.Id FROM PersonStudents ps WHERE BirthDate = '&quot;&amp;TEXT([.C156];&quot;yyyy-mm-dd&quot;)&amp;&quot;' AND FirstName = '&quot;&amp;[.A156]&amp;&quot;' AND LastName = '&quot;&amp;[.B156]&amp;&quot;' UNION&quot;" office:value-type="string" office:string-value="SELECT '2015-09-01', 'true', ps.Id FROM PersonStudents ps WHERE BirthDate = '1997-06-06' AND FirstName = 'Maximilian' AND LastName = 'Adam' UNION" calcext:value-type="string">
            <text:p>SELECT '2015-09-01', 'true', ps.Id FROM PersonStudents ps WHERE BirthDate = '1997-06-06' AND FirstName = 'Maximilian' AND LastName = 'Adam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lmann</text:p>
          </table:table-cell>
          <table:table-cell office:value-type="string" calcext:value-type="string">
            <text:p>Krause</text:p>
          </table:table-cell>
          <table:table-cell table:style-name="ce10" office:value-type="date" office:date-value="1996-12-28" calcext:value-type="date">
            <text:p>1996-12-28</text:p>
          </table:table-cell>
          <table:table-cell table:style-name="ce19" table:formula="of:=DATEDIF([.C157];[.$M$1];&quot;y&quot;)" office:value-type="float" office:value="23" calcext:value-type="float">
            <text:p>23</text:p>
          </table:table-cell>
          <table:table-cell table:style-name="ce19" table:formula="of:=IF([.D157] &lt; 14;YEAR([.C157])+6;IF([.D157] &lt; 18;YEAR([.C157])+14;YEAR([.C157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157];&quot;yyyy-mm-dd&quot;)&amp;&quot;', 'true', ps.Id FROM PersonStudents ps WHERE BirthDate = '&quot;&amp;TEXT([.C157];&quot;yyyy-mm-dd&quot;)&amp;&quot;' AND FirstName = '&quot;&amp;[.A157]&amp;&quot;' AND LastName = '&quot;&amp;[.B157]&amp;&quot;' UNION&quot;" office:value-type="string" office:string-value="SELECT '2014-09-01', 'true', ps.Id FROM PersonStudents ps WHERE BirthDate = '1996-12-28' AND FirstName = 'Karlmann' AND LastName = 'Krause' UNION" calcext:value-type="string">
            <text:p>SELECT '2014-09-01', 'true', ps.Id FROM PersonStudents ps WHERE BirthDate = '1996-12-28' AND FirstName = 'Karlmann' AND LastName = 'Kraus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bine</text:p>
          </table:table-cell>
          <table:table-cell office:value-type="string" calcext:value-type="string">
            <text:p>Denzel</text:p>
          </table:table-cell>
          <table:table-cell table:style-name="ce10" office:value-type="date" office:date-value="1998-07-24" calcext:value-type="date">
            <text:p>1998-07-24</text:p>
          </table:table-cell>
          <table:table-cell table:style-name="ce19" table:formula="of:=DATEDIF([.C158];[.$M$1];&quot;y&quot;)" office:value-type="float" office:value="22" calcext:value-type="float">
            <text:p>22</text:p>
          </table:table-cell>
          <table:table-cell table:style-name="ce19" table:formula="of:=IF([.D158] &lt; 14;YEAR([.C158])+6;IF([.D158] &lt; 18;YEAR([.C158])+14;YEAR([.C158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158];&quot;yyyy-mm-dd&quot;)&amp;&quot;', 'true', ps.Id FROM PersonStudents ps WHERE BirthDate = '&quot;&amp;TEXT([.C158];&quot;yyyy-mm-dd&quot;)&amp;&quot;' AND FirstName = '&quot;&amp;[.A158]&amp;&quot;' AND LastName = '&quot;&amp;[.B158]&amp;&quot;' UNION&quot;" office:value-type="string" office:string-value="SELECT '2016-09-01', 'true', ps.Id FROM PersonStudents ps WHERE BirthDate = '1998-07-24' AND FirstName = 'Sabine' AND LastName = 'Denzel' UNION" calcext:value-type="string">
            <text:p>SELECT '2016-09-01', 'true', ps.Id FROM PersonStudents ps WHERE BirthDate = '1998-07-24' AND FirstName = 'Sabine' AND LastName = 'Denze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rther</text:p>
          </table:table-cell>
          <table:table-cell office:value-type="string" calcext:value-type="string">
            <text:p>Schwangau</text:p>
          </table:table-cell>
          <table:table-cell table:style-name="ce10" office:value-type="date" office:date-value="2001-07-31" calcext:value-type="date">
            <text:p>2001-07-31</text:p>
          </table:table-cell>
          <table:table-cell table:style-name="ce19" table:formula="of:=DATEDIF([.C159];[.$M$1];&quot;y&quot;)" office:value-type="float" office:value="19" calcext:value-type="float">
            <text:p>19</text:p>
          </table:table-cell>
          <table:table-cell table:style-name="ce19" table:formula="of:=IF([.D159] &lt; 14;YEAR([.C159])+6;IF([.D159] &lt; 18;YEAR([.C159])+14;YEAR([.C159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59];&quot;yyyy-mm-dd&quot;)&amp;&quot;', 'true', ps.Id FROM PersonStudents ps WHERE BirthDate = '&quot;&amp;TEXT([.C159];&quot;yyyy-mm-dd&quot;)&amp;&quot;' AND FirstName = '&quot;&amp;[.A159]&amp;&quot;' AND LastName = '&quot;&amp;[.B159]&amp;&quot;' UNION&quot;" office:value-type="string" office:string-value="SELECT '2019-09-01', 'true', ps.Id FROM PersonStudents ps WHERE BirthDate = '2001-07-31' AND FirstName = 'Werther' AND LastName = 'Schwangau' UNION" calcext:value-type="string">
            <text:p>SELECT '2019-09-01', 'true', ps.Id FROM PersonStudents ps WHERE BirthDate = '2001-07-31' AND FirstName = 'Werther' AND LastName = 'Schwangau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ma</text:p>
          </table:table-cell>
          <table:table-cell office:value-type="string" calcext:value-type="string">
            <text:p>Pahlke</text:p>
          </table:table-cell>
          <table:table-cell table:style-name="ce10" office:value-type="date" office:date-value="2001-11-18" calcext:value-type="date">
            <text:p>2001-11-18</text:p>
          </table:table-cell>
          <table:table-cell table:style-name="ce19" table:formula="of:=DATEDIF([.C160];[.$M$1];&quot;y&quot;)" office:value-type="float" office:value="18" calcext:value-type="float">
            <text:p>18</text:p>
          </table:table-cell>
          <table:table-cell table:style-name="ce19" table:formula="of:=IF([.D160] &lt; 14;YEAR([.C160])+6;IF([.D160] &lt; 18;YEAR([.C160])+14;YEAR([.C160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60];&quot;yyyy-mm-dd&quot;)&amp;&quot;', 'true', ps.Id FROM PersonStudents ps WHERE BirthDate = '&quot;&amp;TEXT([.C160];&quot;yyyy-mm-dd&quot;)&amp;&quot;' AND FirstName = '&quot;&amp;[.A160]&amp;&quot;' AND LastName = '&quot;&amp;[.B160]&amp;&quot;' UNION&quot;" office:value-type="string" office:string-value="SELECT '2019-09-01', 'true', ps.Id FROM PersonStudents ps WHERE BirthDate = '2001-11-18' AND FirstName = 'Helma' AND LastName = 'Pahlke' UNION" calcext:value-type="string">
            <text:p>SELECT '2019-09-01', 'true', ps.Id FROM PersonStudents ps WHERE BirthDate = '2001-11-18' AND FirstName = 'Helma' AND LastName = 'Pahlk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tanze</text:p>
          </table:table-cell>
          <table:table-cell office:value-type="string" calcext:value-type="string">
            <text:p>Buchholz</text:p>
          </table:table-cell>
          <table:table-cell table:style-name="ce10" office:value-type="date" office:date-value="1999-09-22" calcext:value-type="date">
            <text:p>1999-09-22</text:p>
          </table:table-cell>
          <table:table-cell table:style-name="ce19" table:formula="of:=DATEDIF([.C161];[.$M$1];&quot;y&quot;)" office:value-type="float" office:value="20" calcext:value-type="float">
            <text:p>20</text:p>
          </table:table-cell>
          <table:table-cell table:style-name="ce19" table:formula="of:=IF([.D161] &lt; 14;YEAR([.C161])+6;IF([.D161] &lt; 18;YEAR([.C161])+14;YEAR([.C161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61];&quot;yyyy-mm-dd&quot;)&amp;&quot;', 'true', ps.Id FROM PersonStudents ps WHERE BirthDate = '&quot;&amp;TEXT([.C161];&quot;yyyy-mm-dd&quot;)&amp;&quot;' AND FirstName = '&quot;&amp;[.A161]&amp;&quot;' AND LastName = '&quot;&amp;[.B161]&amp;&quot;' UNION&quot;" office:value-type="string" office:string-value="SELECT '2017-09-01', 'true', ps.Id FROM PersonStudents ps WHERE BirthDate = '1999-09-22' AND FirstName = 'Constanze' AND LastName = 'Buchholz' UNION" calcext:value-type="string">
            <text:p>SELECT '2017-09-01', 'true', ps.Id FROM PersonStudents ps WHERE BirthDate = '1999-09-22' AND FirstName = 'Constanze' AND LastName = 'Buchhol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ista</text:p>
          </table:table-cell>
          <table:table-cell office:value-type="string" calcext:value-type="string">
            <text:p>Andres</text:p>
          </table:table-cell>
          <table:table-cell table:style-name="ce10" office:value-type="date" office:date-value="1997-10-21" calcext:value-type="date">
            <text:p>1997-10-21</text:p>
          </table:table-cell>
          <table:table-cell table:style-name="ce19" table:formula="of:=DATEDIF([.C162];[.$M$1];&quot;y&quot;)" office:value-type="float" office:value="22" calcext:value-type="float">
            <text:p>22</text:p>
          </table:table-cell>
          <table:table-cell table:style-name="ce19" table:formula="of:=IF([.D162] &lt; 14;YEAR([.C162])+6;IF([.D162] &lt; 18;YEAR([.C162])+14;YEAR([.C162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62];&quot;yyyy-mm-dd&quot;)&amp;&quot;', 'true', ps.Id FROM PersonStudents ps WHERE BirthDate = '&quot;&amp;TEXT([.C162];&quot;yyyy-mm-dd&quot;)&amp;&quot;' AND FirstName = '&quot;&amp;[.A162]&amp;&quot;' AND LastName = '&quot;&amp;[.B162]&amp;&quot;' UNION&quot;" office:value-type="string" office:string-value="SELECT '2015-09-01', 'true', ps.Id FROM PersonStudents ps WHERE BirthDate = '1997-10-21' AND FirstName = 'Krista' AND LastName = 'Andres' UNION" calcext:value-type="string">
            <text:p>SELECT '2015-09-01', 'true', ps.Id FROM PersonStudents ps WHERE BirthDate = '1997-10-21' AND FirstName = 'Krista' AND LastName = 'Andre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onore</text:p>
          </table:table-cell>
          <table:table-cell office:value-type="string" calcext:value-type="string">
            <text:p>Schuhart</text:p>
          </table:table-cell>
          <table:table-cell table:style-name="ce10" office:value-type="date" office:date-value="2001-09-04" calcext:value-type="date">
            <text:p>2001-09-04</text:p>
          </table:table-cell>
          <table:table-cell table:style-name="ce19" table:formula="of:=DATEDIF([.C163];[.$M$1];&quot;y&quot;)" office:value-type="float" office:value="18" calcext:value-type="float">
            <text:p>18</text:p>
          </table:table-cell>
          <table:table-cell table:style-name="ce19" table:formula="of:=IF([.D163] &lt; 14;YEAR([.C163])+6;IF([.D163] &lt; 18;YEAR([.C163])+14;YEAR([.C163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63];&quot;yyyy-mm-dd&quot;)&amp;&quot;', 'true', ps.Id FROM PersonStudents ps WHERE BirthDate = '&quot;&amp;TEXT([.C163];&quot;yyyy-mm-dd&quot;)&amp;&quot;' AND FirstName = '&quot;&amp;[.A163]&amp;&quot;' AND LastName = '&quot;&amp;[.B163]&amp;&quot;' UNION&quot;" office:value-type="string" office:string-value="SELECT '2019-09-01', 'true', ps.Id FROM PersonStudents ps WHERE BirthDate = '2001-09-04' AND FirstName = 'Eleonore' AND LastName = 'Schuhart' UNION" calcext:value-type="string">
            <text:p>SELECT '2019-09-01', 'true', ps.Id FROM PersonStudents ps WHERE BirthDate = '2001-09-04' AND FirstName = 'Eleonore' AND LastName = 'Schuha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ns-Günter</text:p>
          </table:table-cell>
          <table:table-cell office:value-type="string" calcext:value-type="string">
            <text:p>Schlosser</text:p>
          </table:table-cell>
          <table:table-cell table:style-name="ce10" office:value-type="date" office:date-value="2000-01-18" calcext:value-type="date">
            <text:p>2000-01-18</text:p>
          </table:table-cell>
          <table:table-cell table:style-name="ce19" table:formula="of:=DATEDIF([.C164];[.$M$1];&quot;y&quot;)" office:value-type="float" office:value="20" calcext:value-type="float">
            <text:p>20</text:p>
          </table:table-cell>
          <table:table-cell table:style-name="ce19" table:formula="of:=IF([.D164] &lt; 14;YEAR([.C164])+6;IF([.D164] &lt; 18;YEAR([.C164])+14;YEAR([.C164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64];&quot;yyyy-mm-dd&quot;)&amp;&quot;', 'true', ps.Id FROM PersonStudents ps WHERE BirthDate = '&quot;&amp;TEXT([.C164];&quot;yyyy-mm-dd&quot;)&amp;&quot;' AND FirstName = '&quot;&amp;[.A164]&amp;&quot;' AND LastName = '&quot;&amp;[.B164]&amp;&quot;' UNION&quot;" office:value-type="string" office:string-value="SELECT '2018-09-01', 'true', ps.Id FROM PersonStudents ps WHERE BirthDate = '2000-01-18' AND FirstName = 'Hans-Günter' AND LastName = 'Schlosser' UNION" calcext:value-type="string">
            <text:p>SELECT '2018-09-01', 'true', ps.Id FROM PersonStudents ps WHERE BirthDate = '2000-01-18' AND FirstName = 'Hans-Günter' AND LastName = 'Schloss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dur</text:p>
          </table:table-cell>
          <table:table-cell office:value-type="string" calcext:value-type="string">
            <text:p>Essen</text:p>
          </table:table-cell>
          <table:table-cell table:style-name="ce10" office:value-type="date" office:date-value="1998-05-21" calcext:value-type="date">
            <text:p>1998-05-21</text:p>
          </table:table-cell>
          <table:table-cell table:style-name="ce19" table:formula="of:=DATEDIF([.C165];[.$M$1];&quot;y&quot;)" office:value-type="float" office:value="22" calcext:value-type="float">
            <text:p>22</text:p>
          </table:table-cell>
          <table:table-cell table:style-name="ce19" table:formula="of:=IF([.D165] &lt; 14;YEAR([.C165])+6;IF([.D165] &lt; 18;YEAR([.C165])+14;YEAR([.C165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165];&quot;yyyy-mm-dd&quot;)&amp;&quot;', 'true', ps.Id FROM PersonStudents ps WHERE BirthDate = '&quot;&amp;TEXT([.C165];&quot;yyyy-mm-dd&quot;)&amp;&quot;' AND FirstName = '&quot;&amp;[.A165]&amp;&quot;' AND LastName = '&quot;&amp;[.B165]&amp;&quot;' UNION&quot;" office:value-type="string" office:string-value="SELECT '2016-09-01', 'true', ps.Id FROM PersonStudents ps WHERE BirthDate = '1998-05-21' AND FirstName = 'Baldur' AND LastName = 'Essen' UNION" calcext:value-type="string">
            <text:p>SELECT '2016-09-01', 'true', ps.Id FROM PersonStudents ps WHERE BirthDate = '1998-05-21' AND FirstName = 'Baldur' AND LastName = 'Esse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rstin</text:p>
          </table:table-cell>
          <table:table-cell office:value-type="string" calcext:value-type="string">
            <text:p>Kistler</text:p>
          </table:table-cell>
          <table:table-cell table:style-name="ce10" office:value-type="date" office:date-value="2001-12-21" calcext:value-type="date">
            <text:p>2001-12-21</text:p>
          </table:table-cell>
          <table:table-cell table:style-name="ce19" table:formula="of:=DATEDIF([.C166];[.$M$1];&quot;y&quot;)" office:value-type="float" office:value="18" calcext:value-type="float">
            <text:p>18</text:p>
          </table:table-cell>
          <table:table-cell table:style-name="ce19" table:formula="of:=IF([.D166] &lt; 14;YEAR([.C166])+6;IF([.D166] &lt; 18;YEAR([.C166])+14;YEAR([.C166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66];&quot;yyyy-mm-dd&quot;)&amp;&quot;', 'true', ps.Id FROM PersonStudents ps WHERE BirthDate = '&quot;&amp;TEXT([.C166];&quot;yyyy-mm-dd&quot;)&amp;&quot;' AND FirstName = '&quot;&amp;[.A166]&amp;&quot;' AND LastName = '&quot;&amp;[.B166]&amp;&quot;' UNION&quot;" office:value-type="string" office:string-value="SELECT '2019-09-01', 'true', ps.Id FROM PersonStudents ps WHERE BirthDate = '2001-12-21' AND FirstName = 'Kerstin' AND LastName = 'Kistler' UNION" calcext:value-type="string">
            <text:p>SELECT '2019-09-01', 'true', ps.Id FROM PersonStudents ps WHERE BirthDate = '2001-12-21' AND FirstName = 'Kerstin' AND LastName = 'Kist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Frei</text:p>
          </table:table-cell>
          <table:table-cell table:style-name="ce10" office:value-type="date" office:date-value="2001-07-20" calcext:value-type="date">
            <text:p>2001-07-20</text:p>
          </table:table-cell>
          <table:table-cell table:style-name="ce19" table:formula="of:=DATEDIF([.C167];[.$M$1];&quot;y&quot;)" office:value-type="float" office:value="19" calcext:value-type="float">
            <text:p>19</text:p>
          </table:table-cell>
          <table:table-cell table:style-name="ce19" table:formula="of:=IF([.D167] &lt; 14;YEAR([.C167])+6;IF([.D167] &lt; 18;YEAR([.C167])+14;YEAR([.C167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67];&quot;yyyy-mm-dd&quot;)&amp;&quot;', 'true', ps.Id FROM PersonStudents ps WHERE BirthDate = '&quot;&amp;TEXT([.C167];&quot;yyyy-mm-dd&quot;)&amp;&quot;' AND FirstName = '&quot;&amp;[.A167]&amp;&quot;' AND LastName = '&quot;&amp;[.B167]&amp;&quot;' UNION&quot;" office:value-type="string" office:string-value="SELECT '2019-09-01', 'true', ps.Id FROM PersonStudents ps WHERE BirthDate = '2001-07-20' AND FirstName = 'Marianne' AND LastName = 'Frei' UNION" calcext:value-type="string">
            <text:p>SELECT '2019-09-01', 'true', ps.Id FROM PersonStudents ps WHERE BirthDate = '2001-07-20' AND FirstName = 'Marianne' AND LastName = 'Frei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ltrud</text:p>
          </table:table-cell>
          <table:table-cell office:value-type="string" calcext:value-type="string">
            <text:p>Dieter</text:p>
          </table:table-cell>
          <table:table-cell table:style-name="ce10" office:value-type="date" office:date-value="1999-04-09" calcext:value-type="date">
            <text:p>1999-04-09</text:p>
          </table:table-cell>
          <table:table-cell table:style-name="ce19" table:formula="of:=DATEDIF([.C168];[.$M$1];&quot;y&quot;)" office:value-type="float" office:value="21" calcext:value-type="float">
            <text:p>21</text:p>
          </table:table-cell>
          <table:table-cell table:style-name="ce19" table:formula="of:=IF([.D168] &lt; 14;YEAR([.C168])+6;IF([.D168] &lt; 18;YEAR([.C168])+14;YEAR([.C168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68];&quot;yyyy-mm-dd&quot;)&amp;&quot;', 'true', ps.Id FROM PersonStudents ps WHERE BirthDate = '&quot;&amp;TEXT([.C168];&quot;yyyy-mm-dd&quot;)&amp;&quot;' AND FirstName = '&quot;&amp;[.A168]&amp;&quot;' AND LastName = '&quot;&amp;[.B168]&amp;&quot;' UNION&quot;" office:value-type="string" office:string-value="SELECT '2017-09-01', 'true', ps.Id FROM PersonStudents ps WHERE BirthDate = '1999-04-09' AND FirstName = 'Wiltrud' AND LastName = 'Dieter' UNION" calcext:value-type="string">
            <text:p>SELECT '2017-09-01', 'true', ps.Id FROM PersonStudents ps WHERE BirthDate = '1999-04-09' AND FirstName = 'Wiltrud' AND LastName = 'Diet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end</text:p>
          </table:table-cell>
          <table:table-cell office:value-type="string" calcext:value-type="string">
            <text:p>Brotz</text:p>
          </table:table-cell>
          <table:table-cell table:style-name="ce10" office:value-type="date" office:date-value="1997-09-20" calcext:value-type="date">
            <text:p>1997-09-20</text:p>
          </table:table-cell>
          <table:table-cell table:style-name="ce19" table:formula="of:=DATEDIF([.C169];[.$M$1];&quot;y&quot;)" office:value-type="float" office:value="22" calcext:value-type="float">
            <text:p>22</text:p>
          </table:table-cell>
          <table:table-cell table:style-name="ce19" table:formula="of:=IF([.D169] &lt; 14;YEAR([.C169])+6;IF([.D169] &lt; 18;YEAR([.C169])+14;YEAR([.C169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69];&quot;yyyy-mm-dd&quot;)&amp;&quot;', 'true', ps.Id FROM PersonStudents ps WHERE BirthDate = '&quot;&amp;TEXT([.C169];&quot;yyyy-mm-dd&quot;)&amp;&quot;' AND FirstName = '&quot;&amp;[.A169]&amp;&quot;' AND LastName = '&quot;&amp;[.B169]&amp;&quot;' UNION&quot;" office:value-type="string" office:string-value="SELECT '2015-09-01', 'true', ps.Id FROM PersonStudents ps WHERE BirthDate = '1997-09-20' AND FirstName = 'Arend' AND LastName = 'Brotz' UNION" calcext:value-type="string">
            <text:p>SELECT '2015-09-01', 'true', ps.Id FROM PersonStudents ps WHERE BirthDate = '1997-09-20' AND FirstName = 'Arend' AND LastName = 'Bro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lfram</text:p>
          </table:table-cell>
          <table:table-cell office:value-type="string" calcext:value-type="string">
            <text:p>Gorman</text:p>
          </table:table-cell>
          <table:table-cell table:style-name="ce10" office:value-type="date" office:date-value="2001-03-01" calcext:value-type="date">
            <text:p>2001-03-01</text:p>
          </table:table-cell>
          <table:table-cell table:style-name="ce19" table:formula="of:=DATEDIF([.C170];[.$M$1];&quot;y&quot;)" office:value-type="float" office:value="19" calcext:value-type="float">
            <text:p>19</text:p>
          </table:table-cell>
          <table:table-cell table:style-name="ce19" table:formula="of:=IF([.D170] &lt; 14;YEAR([.C170])+6;IF([.D170] &lt; 18;YEAR([.C170])+14;YEAR([.C170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70];&quot;yyyy-mm-dd&quot;)&amp;&quot;', 'true', ps.Id FROM PersonStudents ps WHERE BirthDate = '&quot;&amp;TEXT([.C170];&quot;yyyy-mm-dd&quot;)&amp;&quot;' AND FirstName = '&quot;&amp;[.A170]&amp;&quot;' AND LastName = '&quot;&amp;[.B170]&amp;&quot;' UNION&quot;" office:value-type="string" office:string-value="SELECT '2019-09-01', 'true', ps.Id FROM PersonStudents ps WHERE BirthDate = '2001-03-01' AND FirstName = 'Wolfram' AND LastName = 'Gorman' UNION" calcext:value-type="string">
            <text:p>SELECT '2019-09-01', 'true', ps.Id FROM PersonStudents ps WHERE BirthDate = '2001-03-01' AND FirstName = 'Wolfram' AND LastName = 'Gorma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lman</text:p>
          </table:table-cell>
          <table:table-cell office:value-type="string" calcext:value-type="string">
            <text:p>Jans</text:p>
          </table:table-cell>
          <table:table-cell table:style-name="ce10" office:value-type="date" office:date-value="1997-04-20" calcext:value-type="date">
            <text:p>1997-04-20</text:p>
          </table:table-cell>
          <table:table-cell table:style-name="ce19" table:formula="of:=DATEDIF([.C171];[.$M$1];&quot;y&quot;)" office:value-type="float" office:value="23" calcext:value-type="float">
            <text:p>23</text:p>
          </table:table-cell>
          <table:table-cell table:style-name="ce19" table:formula="of:=IF([.D171] &lt; 14;YEAR([.C171])+6;IF([.D171] &lt; 18;YEAR([.C171])+14;YEAR([.C171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71];&quot;yyyy-mm-dd&quot;)&amp;&quot;', 'true', ps.Id FROM PersonStudents ps WHERE BirthDate = '&quot;&amp;TEXT([.C171];&quot;yyyy-mm-dd&quot;)&amp;&quot;' AND FirstName = '&quot;&amp;[.A171]&amp;&quot;' AND LastName = '&quot;&amp;[.B171]&amp;&quot;' UNION&quot;" office:value-type="string" office:string-value="SELECT '2015-09-01', 'true', ps.Id FROM PersonStudents ps WHERE BirthDate = '1997-04-20' AND FirstName = 'Kolman' AND LastName = 'Jans' UNION" calcext:value-type="string">
            <text:p>SELECT '2015-09-01', 'true', ps.Id FROM PersonStudents ps WHERE BirthDate = '1997-04-20' AND FirstName = 'Kolman' AND LastName = 'Jan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halie</text:p>
          </table:table-cell>
          <table:table-cell office:value-type="string" calcext:value-type="string">
            <text:p>Blumenthal</text:p>
          </table:table-cell>
          <table:table-cell table:style-name="ce10" office:value-type="date" office:date-value="1999-04-19" calcext:value-type="date">
            <text:p>1999-04-19</text:p>
          </table:table-cell>
          <table:table-cell table:style-name="ce19" table:formula="of:=DATEDIF([.C172];[.$M$1];&quot;y&quot;)" office:value-type="float" office:value="21" calcext:value-type="float">
            <text:p>21</text:p>
          </table:table-cell>
          <table:table-cell table:style-name="ce19" table:formula="of:=IF([.D172] &lt; 14;YEAR([.C172])+6;IF([.D172] &lt; 18;YEAR([.C172])+14;YEAR([.C172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72];&quot;yyyy-mm-dd&quot;)&amp;&quot;', 'true', ps.Id FROM PersonStudents ps WHERE BirthDate = '&quot;&amp;TEXT([.C172];&quot;yyyy-mm-dd&quot;)&amp;&quot;' AND FirstName = '&quot;&amp;[.A172]&amp;&quot;' AND LastName = '&quot;&amp;[.B172]&amp;&quot;' UNION&quot;" office:value-type="string" office:string-value="SELECT '2017-09-01', 'true', ps.Id FROM PersonStudents ps WHERE BirthDate = '1999-04-19' AND FirstName = 'Nathalie' AND LastName = 'Blumenthal' UNION" calcext:value-type="string">
            <text:p>SELECT '2017-09-01', 'true', ps.Id FROM PersonStudents ps WHERE BirthDate = '1999-04-19' AND FirstName = 'Nathalie' AND LastName = 'Blumentha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sbert</text:p>
          </table:table-cell>
          <table:table-cell office:value-type="string" calcext:value-type="string">
            <text:p>Roth</text:p>
          </table:table-cell>
          <table:table-cell table:style-name="ce10" office:value-type="date" office:date-value="1997-05-03" calcext:value-type="date">
            <text:p>1997-05-03</text:p>
          </table:table-cell>
          <table:table-cell table:style-name="ce19" table:formula="of:=DATEDIF([.C173];[.$M$1];&quot;y&quot;)" office:value-type="float" office:value="23" calcext:value-type="float">
            <text:p>23</text:p>
          </table:table-cell>
          <table:table-cell table:style-name="ce19" table:formula="of:=IF([.D173] &lt; 14;YEAR([.C173])+6;IF([.D173] &lt; 18;YEAR([.C173])+14;YEAR([.C173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73];&quot;yyyy-mm-dd&quot;)&amp;&quot;', 'true', ps.Id FROM PersonStudents ps WHERE BirthDate = '&quot;&amp;TEXT([.C173];&quot;yyyy-mm-dd&quot;)&amp;&quot;' AND FirstName = '&quot;&amp;[.A173]&amp;&quot;' AND LastName = '&quot;&amp;[.B173]&amp;&quot;' UNION&quot;" office:value-type="string" office:string-value="SELECT '2015-09-01', 'true', ps.Id FROM PersonStudents ps WHERE BirthDate = '1997-05-03' AND FirstName = 'Gisbert' AND LastName = 'Roth' UNION" calcext:value-type="string">
            <text:p>SELECT '2015-09-01', 'true', ps.Id FROM PersonStudents ps WHERE BirthDate = '1997-05-03' AND FirstName = 'Gisbert' AND LastName = 'Roth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onore</text:p>
          </table:table-cell>
          <table:table-cell office:value-type="string" calcext:value-type="string">
            <text:p>Jäger</text:p>
          </table:table-cell>
          <table:table-cell table:style-name="ce10" office:value-type="date" office:date-value="2001-06-21" calcext:value-type="date">
            <text:p>2001-06-21</text:p>
          </table:table-cell>
          <table:table-cell table:style-name="ce19" table:formula="of:=DATEDIF([.C174];[.$M$1];&quot;y&quot;)" office:value-type="float" office:value="19" calcext:value-type="float">
            <text:p>19</text:p>
          </table:table-cell>
          <table:table-cell table:style-name="ce19" table:formula="of:=IF([.D174] &lt; 14;YEAR([.C174])+6;IF([.D174] &lt; 18;YEAR([.C174])+14;YEAR([.C174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74];&quot;yyyy-mm-dd&quot;)&amp;&quot;', 'true', ps.Id FROM PersonStudents ps WHERE BirthDate = '&quot;&amp;TEXT([.C174];&quot;yyyy-mm-dd&quot;)&amp;&quot;' AND FirstName = '&quot;&amp;[.A174]&amp;&quot;' AND LastName = '&quot;&amp;[.B174]&amp;&quot;' UNION&quot;" office:value-type="string" office:string-value="SELECT '2019-09-01', 'true', ps.Id FROM PersonStudents ps WHERE BirthDate = '2001-06-21' AND FirstName = 'Eleonore' AND LastName = 'Jäger' UNION" calcext:value-type="string">
            <text:p>SELECT '2019-09-01', 'true', ps.Id FROM PersonStudents ps WHERE BirthDate = '2001-06-21' AND FirstName = 'Eleonore' AND LastName = 'Jäg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egward</text:p>
          </table:table-cell>
          <table:table-cell office:value-type="string" calcext:value-type="string">
            <text:p>Kröger</text:p>
          </table:table-cell>
          <table:table-cell table:style-name="ce10" office:value-type="date" office:date-value="1997-07-03" calcext:value-type="date">
            <text:p>1997-07-03</text:p>
          </table:table-cell>
          <table:table-cell table:style-name="ce19" table:formula="of:=DATEDIF([.C175];[.$M$1];&quot;y&quot;)" office:value-type="float" office:value="23" calcext:value-type="float">
            <text:p>23</text:p>
          </table:table-cell>
          <table:table-cell table:style-name="ce19" table:formula="of:=IF([.D175] &lt; 14;YEAR([.C175])+6;IF([.D175] &lt; 18;YEAR([.C175])+14;YEAR([.C175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75];&quot;yyyy-mm-dd&quot;)&amp;&quot;', 'true', ps.Id FROM PersonStudents ps WHERE BirthDate = '&quot;&amp;TEXT([.C175];&quot;yyyy-mm-dd&quot;)&amp;&quot;' AND FirstName = '&quot;&amp;[.A175]&amp;&quot;' AND LastName = '&quot;&amp;[.B175]&amp;&quot;' UNION&quot;" office:value-type="string" office:string-value="SELECT '2015-09-01', 'true', ps.Id FROM PersonStudents ps WHERE BirthDate = '1997-07-03' AND FirstName = 'Siegward' AND LastName = 'Kröger' UNION" calcext:value-type="string">
            <text:p>SELECT '2015-09-01', 'true', ps.Id FROM PersonStudents ps WHERE BirthDate = '1997-07-03' AND FirstName = 'Siegward' AND LastName = 'Krög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Unkle</text:p>
          </table:table-cell>
          <table:table-cell table:style-name="ce10" office:value-type="date" office:date-value="1998-11-11" calcext:value-type="date">
            <text:p>1998-11-11</text:p>
          </table:table-cell>
          <table:table-cell table:style-name="ce19" table:formula="of:=DATEDIF([.C176];[.$M$1];&quot;y&quot;)" office:value-type="float" office:value="21" calcext:value-type="float">
            <text:p>21</text:p>
          </table:table-cell>
          <table:table-cell table:style-name="ce19" table:formula="of:=IF([.D176] &lt; 14;YEAR([.C176])+6;IF([.D176] &lt; 18;YEAR([.C176])+14;YEAR([.C176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176];&quot;yyyy-mm-dd&quot;)&amp;&quot;', 'true', ps.Id FROM PersonStudents ps WHERE BirthDate = '&quot;&amp;TEXT([.C176];&quot;yyyy-mm-dd&quot;)&amp;&quot;' AND FirstName = '&quot;&amp;[.A176]&amp;&quot;' AND LastName = '&quot;&amp;[.B176]&amp;&quot;' UNION&quot;" office:value-type="string" office:string-value="SELECT '2016-09-01', 'true', ps.Id FROM PersonStudents ps WHERE BirthDate = '1998-11-11' AND FirstName = 'Irmgard' AND LastName = 'Unkle' UNION" calcext:value-type="string">
            <text:p>SELECT '2016-09-01', 'true', ps.Id FROM PersonStudents ps WHERE BirthDate = '1998-11-11' AND FirstName = 'Irmgard' AND LastName = 'Unkl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ina</text:p>
          </table:table-cell>
          <table:table-cell office:value-type="string" calcext:value-type="string">
            <text:p>Kohler</text:p>
          </table:table-cell>
          <table:table-cell table:style-name="ce10" office:value-type="date" office:date-value="2001-05-17" calcext:value-type="date">
            <text:p>2001-05-17</text:p>
          </table:table-cell>
          <table:table-cell table:style-name="ce19" table:formula="of:=DATEDIF([.C177];[.$M$1];&quot;y&quot;)" office:value-type="float" office:value="19" calcext:value-type="float">
            <text:p>19</text:p>
          </table:table-cell>
          <table:table-cell table:style-name="ce19" table:formula="of:=IF([.D177] &lt; 14;YEAR([.C177])+6;IF([.D177] &lt; 18;YEAR([.C177])+14;YEAR([.C177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77];&quot;yyyy-mm-dd&quot;)&amp;&quot;', 'true', ps.Id FROM PersonStudents ps WHERE BirthDate = '&quot;&amp;TEXT([.C177];&quot;yyyy-mm-dd&quot;)&amp;&quot;' AND FirstName = '&quot;&amp;[.A177]&amp;&quot;' AND LastName = '&quot;&amp;[.B177]&amp;&quot;' UNION&quot;" office:value-type="string" office:string-value="SELECT '2019-09-01', 'true', ps.Id FROM PersonStudents ps WHERE BirthDate = '2001-05-17' AND FirstName = 'Carina' AND LastName = 'Kohler' UNION" calcext:value-type="string">
            <text:p>SELECT '2019-09-01', 'true', ps.Id FROM PersonStudents ps WHERE BirthDate = '2001-05-17' AND FirstName = 'Carina' AND LastName = 'Koh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a</text:p>
          </table:table-cell>
          <table:table-cell office:value-type="string" calcext:value-type="string">
            <text:p>Bader</text:p>
          </table:table-cell>
          <table:table-cell table:style-name="ce10" office:value-type="date" office:date-value="2000-03-17" calcext:value-type="date">
            <text:p>2000-03-17</text:p>
          </table:table-cell>
          <table:table-cell table:style-name="ce19" table:formula="of:=DATEDIF([.C178];[.$M$1];&quot;y&quot;)" office:value-type="float" office:value="20" calcext:value-type="float">
            <text:p>20</text:p>
          </table:table-cell>
          <table:table-cell table:style-name="ce19" table:formula="of:=IF([.D178] &lt; 14;YEAR([.C178])+6;IF([.D178] &lt; 18;YEAR([.C178])+14;YEAR([.C178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78];&quot;yyyy-mm-dd&quot;)&amp;&quot;', 'true', ps.Id FROM PersonStudents ps WHERE BirthDate = '&quot;&amp;TEXT([.C178];&quot;yyyy-mm-dd&quot;)&amp;&quot;' AND FirstName = '&quot;&amp;[.A178]&amp;&quot;' AND LastName = '&quot;&amp;[.B178]&amp;&quot;' UNION&quot;" office:value-type="string" office:string-value="SELECT '2018-09-01', 'true', ps.Id FROM PersonStudents ps WHERE BirthDate = '2000-03-17' AND FirstName = 'Ina' AND LastName = 'Bader' UNION" calcext:value-type="string">
            <text:p>SELECT '2018-09-01', 'true', ps.Id FROM PersonStudents ps WHERE BirthDate = '2000-03-17' AND FirstName = 'Ina' AND LastName = 'Bad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Achilles</text:p>
          </table:table-cell>
          <table:table-cell table:style-name="ce10" office:value-type="date" office:date-value="2000-12-31" calcext:value-type="date">
            <text:p>2000-12-31</text:p>
          </table:table-cell>
          <table:table-cell table:style-name="ce19" table:formula="of:=DATEDIF([.C179];[.$M$1];&quot;y&quot;)" office:value-type="float" office:value="19" calcext:value-type="float">
            <text:p>19</text:p>
          </table:table-cell>
          <table:table-cell table:style-name="ce19" table:formula="of:=IF([.D179] &lt; 14;YEAR([.C179])+6;IF([.D179] &lt; 18;YEAR([.C179])+14;YEAR([.C179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79];&quot;yyyy-mm-dd&quot;)&amp;&quot;', 'true', ps.Id FROM PersonStudents ps WHERE BirthDate = '&quot;&amp;TEXT([.C179];&quot;yyyy-mm-dd&quot;)&amp;&quot;' AND FirstName = '&quot;&amp;[.A179]&amp;&quot;' AND LastName = '&quot;&amp;[.B179]&amp;&quot;' UNION&quot;" office:value-type="string" office:string-value="SELECT '2018-09-01', 'true', ps.Id FROM PersonStudents ps WHERE BirthDate = '2000-12-31' AND FirstName = 'Jessica' AND LastName = 'Achilles' UNION" calcext:value-type="string">
            <text:p>SELECT '2018-09-01', 'true', ps.Id FROM PersonStudents ps WHERE BirthDate = '2000-12-31' AND FirstName = 'Jessica' AND LastName = 'Achille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scha</text:p>
          </table:table-cell>
          <table:table-cell office:value-type="string" calcext:value-type="string">
            <text:p>Armbruster</text:p>
          </table:table-cell>
          <table:table-cell table:style-name="ce10" office:value-type="date" office:date-value="1997-06-06" calcext:value-type="date">
            <text:p>1997-06-06</text:p>
          </table:table-cell>
          <table:table-cell table:style-name="ce19" table:formula="of:=DATEDIF([.C180];[.$M$1];&quot;y&quot;)" office:value-type="float" office:value="23" calcext:value-type="float">
            <text:p>23</text:p>
          </table:table-cell>
          <table:table-cell table:style-name="ce19" table:formula="of:=IF([.D180] &lt; 14;YEAR([.C180])+6;IF([.D180] &lt; 18;YEAR([.C180])+14;YEAR([.C180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80];&quot;yyyy-mm-dd&quot;)&amp;&quot;', 'true', ps.Id FROM PersonStudents ps WHERE BirthDate = '&quot;&amp;TEXT([.C180];&quot;yyyy-mm-dd&quot;)&amp;&quot;' AND FirstName = '&quot;&amp;[.A180]&amp;&quot;' AND LastName = '&quot;&amp;[.B180]&amp;&quot;' UNION&quot;" office:value-type="string" office:string-value="SELECT '2015-09-01', 'true', ps.Id FROM PersonStudents ps WHERE BirthDate = '1997-06-06' AND FirstName = 'Sascha' AND LastName = 'Armbruster' UNION" calcext:value-type="string">
            <text:p>SELECT '2015-09-01', 'true', ps.Id FROM PersonStudents ps WHERE BirthDate = '1997-06-06' AND FirstName = 'Sascha' AND LastName = 'Armbrust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rbinian</text:p>
          </table:table-cell>
          <table:table-cell office:value-type="string" calcext:value-type="string">
            <text:p>Hiedler</text:p>
          </table:table-cell>
          <table:table-cell table:style-name="ce10" office:value-type="date" office:date-value="1996-09-18" calcext:value-type="date">
            <text:p>1996-09-18</text:p>
          </table:table-cell>
          <table:table-cell table:style-name="ce19" table:formula="of:=DATEDIF([.C181];[.$M$1];&quot;y&quot;)" office:value-type="float" office:value="23" calcext:value-type="float">
            <text:p>23</text:p>
          </table:table-cell>
          <table:table-cell table:style-name="ce19" table:formula="of:=IF([.D181] &lt; 14;YEAR([.C181])+6;IF([.D181] &lt; 18;YEAR([.C181])+14;YEAR([.C181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181];&quot;yyyy-mm-dd&quot;)&amp;&quot;', 'true', ps.Id FROM PersonStudents ps WHERE BirthDate = '&quot;&amp;TEXT([.C181];&quot;yyyy-mm-dd&quot;)&amp;&quot;' AND FirstName = '&quot;&amp;[.A181]&amp;&quot;' AND LastName = '&quot;&amp;[.B181]&amp;&quot;' UNION&quot;" office:value-type="string" office:string-value="SELECT '2014-09-01', 'true', ps.Id FROM PersonStudents ps WHERE BirthDate = '1996-09-18' AND FirstName = 'Korbinian' AND LastName = 'Hiedler' UNION" calcext:value-type="string">
            <text:p>SELECT '2014-09-01', 'true', ps.Id FROM PersonStudents ps WHERE BirthDate = '1996-09-18' AND FirstName = 'Korbinian' AND LastName = 'Hied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nriette</text:p>
          </table:table-cell>
          <table:table-cell office:value-type="string" calcext:value-type="string">
            <text:p>Wehnert</text:p>
          </table:table-cell>
          <table:table-cell table:style-name="ce10" office:value-type="date" office:date-value="1997-11-02" calcext:value-type="date">
            <text:p>1997-11-02</text:p>
          </table:table-cell>
          <table:table-cell table:style-name="ce19" table:formula="of:=DATEDIF([.C182];[.$M$1];&quot;y&quot;)" office:value-type="float" office:value="22" calcext:value-type="float">
            <text:p>22</text:p>
          </table:table-cell>
          <table:table-cell table:style-name="ce19" table:formula="of:=IF([.D182] &lt; 14;YEAR([.C182])+6;IF([.D182] &lt; 18;YEAR([.C182])+14;YEAR([.C182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82];&quot;yyyy-mm-dd&quot;)&amp;&quot;', 'true', ps.Id FROM PersonStudents ps WHERE BirthDate = '&quot;&amp;TEXT([.C182];&quot;yyyy-mm-dd&quot;)&amp;&quot;' AND FirstName = '&quot;&amp;[.A182]&amp;&quot;' AND LastName = '&quot;&amp;[.B182]&amp;&quot;' UNION&quot;" office:value-type="string" office:string-value="SELECT '2015-09-01', 'true', ps.Id FROM PersonStudents ps WHERE BirthDate = '1997-11-02' AND FirstName = 'Henriette' AND LastName = 'Wehnert' UNION" calcext:value-type="string">
            <text:p>SELECT '2015-09-01', 'true', ps.Id FROM PersonStudents ps WHERE BirthDate = '1997-11-02' AND FirstName = 'Henriette' AND LastName = 'Wehne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hold</text:p>
          </table:table-cell>
          <table:table-cell office:value-type="string" calcext:value-type="string">
            <text:p>Messner</text:p>
          </table:table-cell>
          <table:table-cell table:style-name="ce10" office:value-type="date" office:date-value="2000-07-21" calcext:value-type="date">
            <text:p>2000-07-21</text:p>
          </table:table-cell>
          <table:table-cell table:style-name="ce19" table:formula="of:=DATEDIF([.C183];[.$M$1];&quot;y&quot;)" office:value-type="float" office:value="20" calcext:value-type="float">
            <text:p>20</text:p>
          </table:table-cell>
          <table:table-cell table:style-name="ce19" table:formula="of:=IF([.D183] &lt; 14;YEAR([.C183])+6;IF([.D183] &lt; 18;YEAR([.C183])+14;YEAR([.C183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83];&quot;yyyy-mm-dd&quot;)&amp;&quot;', 'true', ps.Id FROM PersonStudents ps WHERE BirthDate = '&quot;&amp;TEXT([.C183];&quot;yyyy-mm-dd&quot;)&amp;&quot;' AND FirstName = '&quot;&amp;[.A183]&amp;&quot;' AND LastName = '&quot;&amp;[.B183]&amp;&quot;' UNION&quot;" office:value-type="string" office:string-value="SELECT '2018-09-01', 'true', ps.Id FROM PersonStudents ps WHERE BirthDate = '2000-07-21' AND FirstName = 'Gerhold' AND LastName = 'Messner' UNION" calcext:value-type="string">
            <text:p>SELECT '2018-09-01', 'true', ps.Id FROM PersonStudents ps WHERE BirthDate = '2000-07-21' AND FirstName = 'Gerhold' AND LastName = 'Messn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dur</text:p>
          </table:table-cell>
          <table:table-cell office:value-type="string" calcext:value-type="string">
            <text:p>Hertz</text:p>
          </table:table-cell>
          <table:table-cell table:style-name="ce10" office:value-type="date" office:date-value="1998-01-20" calcext:value-type="date">
            <text:p>1998-01-20</text:p>
          </table:table-cell>
          <table:table-cell table:style-name="ce19" table:formula="of:=DATEDIF([.C184];[.$M$1];&quot;y&quot;)" office:value-type="float" office:value="22" calcext:value-type="float">
            <text:p>22</text:p>
          </table:table-cell>
          <table:table-cell table:style-name="ce19" table:formula="of:=IF([.D184] &lt; 14;YEAR([.C184])+6;IF([.D184] &lt; 18;YEAR([.C184])+14;YEAR([.C184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184];&quot;yyyy-mm-dd&quot;)&amp;&quot;', 'true', ps.Id FROM PersonStudents ps WHERE BirthDate = '&quot;&amp;TEXT([.C184];&quot;yyyy-mm-dd&quot;)&amp;&quot;' AND FirstName = '&quot;&amp;[.A184]&amp;&quot;' AND LastName = '&quot;&amp;[.B184]&amp;&quot;' UNION&quot;" office:value-type="string" office:string-value="SELECT '2016-09-01', 'true', ps.Id FROM PersonStudents ps WHERE BirthDate = '1998-01-20' AND FirstName = 'Baldur' AND LastName = 'Hertz' UNION" calcext:value-type="string">
            <text:p>SELECT '2016-09-01', 'true', ps.Id FROM PersonStudents ps WHERE BirthDate = '1998-01-20' AND FirstName = 'Baldur' AND LastName = 'Her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rchard</text:p>
          </table:table-cell>
          <table:table-cell office:value-type="string" calcext:value-type="string">
            <text:p>Wähner</text:p>
          </table:table-cell>
          <table:table-cell table:style-name="ce10" office:value-type="date" office:date-value="1998-02-09" calcext:value-type="date">
            <text:p>1998-02-09</text:p>
          </table:table-cell>
          <table:table-cell table:style-name="ce19" table:formula="of:=DATEDIF([.C185];[.$M$1];&quot;y&quot;)" office:value-type="float" office:value="22" calcext:value-type="float">
            <text:p>22</text:p>
          </table:table-cell>
          <table:table-cell table:style-name="ce19" table:formula="of:=IF([.D185] &lt; 14;YEAR([.C185])+6;IF([.D185] &lt; 18;YEAR([.C185])+14;YEAR([.C185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185];&quot;yyyy-mm-dd&quot;)&amp;&quot;', 'true', ps.Id FROM PersonStudents ps WHERE BirthDate = '&quot;&amp;TEXT([.C185];&quot;yyyy-mm-dd&quot;)&amp;&quot;' AND FirstName = '&quot;&amp;[.A185]&amp;&quot;' AND LastName = '&quot;&amp;[.B185]&amp;&quot;' UNION&quot;" office:value-type="string" office:string-value="SELECT '2016-09-01', 'true', ps.Id FROM PersonStudents ps WHERE BirthDate = '1998-02-09' AND FirstName = 'Burchard' AND LastName = 'Wähner' UNION" calcext:value-type="string">
            <text:p>SELECT '2016-09-01', 'true', ps.Id FROM PersonStudents ps WHERE BirthDate = '1998-02-09' AND FirstName = 'Burchard' AND LastName = 'Wähn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da</text:p>
          </table:table-cell>
          <table:table-cell office:value-type="string" calcext:value-type="string">
            <text:p>Morgenstern</text:p>
          </table:table-cell>
          <table:table-cell table:style-name="ce10" office:value-type="date" office:date-value="1997-08-07" calcext:value-type="date">
            <text:p>1997-08-07</text:p>
          </table:table-cell>
          <table:table-cell table:style-name="ce19" table:formula="of:=DATEDIF([.C186];[.$M$1];&quot;y&quot;)" office:value-type="float" office:value="23" calcext:value-type="float">
            <text:p>23</text:p>
          </table:table-cell>
          <table:table-cell table:style-name="ce19" table:formula="of:=IF([.D186] &lt; 14;YEAR([.C186])+6;IF([.D186] &lt; 18;YEAR([.C186])+14;YEAR([.C186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86];&quot;yyyy-mm-dd&quot;)&amp;&quot;', 'true', ps.Id FROM PersonStudents ps WHERE BirthDate = '&quot;&amp;TEXT([.C186];&quot;yyyy-mm-dd&quot;)&amp;&quot;' AND FirstName = '&quot;&amp;[.A186]&amp;&quot;' AND LastName = '&quot;&amp;[.B186]&amp;&quot;' UNION&quot;" office:value-type="string" office:string-value="SELECT '2015-09-01', 'true', ps.Id FROM PersonStudents ps WHERE BirthDate = '1997-08-07' AND FirstName = 'Theda' AND LastName = 'Morgenstern' UNION" calcext:value-type="string">
            <text:p>SELECT '2015-09-01', 'true', ps.Id FROM PersonStudents ps WHERE BirthDate = '1997-08-07' AND FirstName = 'Theda' AND LastName = 'Morgenster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nigunde</text:p>
          </table:table-cell>
          <table:table-cell office:value-type="string" calcext:value-type="string">
            <text:p>Schmitz</text:p>
          </table:table-cell>
          <table:table-cell table:style-name="ce10" office:value-type="date" office:date-value="1999-02-13" calcext:value-type="date">
            <text:p>1999-02-13</text:p>
          </table:table-cell>
          <table:table-cell table:style-name="ce19" table:formula="of:=DATEDIF([.C187];[.$M$1];&quot;y&quot;)" office:value-type="float" office:value="21" calcext:value-type="float">
            <text:p>21</text:p>
          </table:table-cell>
          <table:table-cell table:style-name="ce19" table:formula="of:=IF([.D187] &lt; 14;YEAR([.C187])+6;IF([.D187] &lt; 18;YEAR([.C187])+14;YEAR([.C187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87];&quot;yyyy-mm-dd&quot;)&amp;&quot;', 'true', ps.Id FROM PersonStudents ps WHERE BirthDate = '&quot;&amp;TEXT([.C187];&quot;yyyy-mm-dd&quot;)&amp;&quot;' AND FirstName = '&quot;&amp;[.A187]&amp;&quot;' AND LastName = '&quot;&amp;[.B187]&amp;&quot;' UNION&quot;" office:value-type="string" office:string-value="SELECT '2017-09-01', 'true', ps.Id FROM PersonStudents ps WHERE BirthDate = '1999-02-13' AND FirstName = 'Kunigunde' AND LastName = 'Schmitz' UNION" calcext:value-type="string">
            <text:p>SELECT '2017-09-01', 'true', ps.Id FROM PersonStudents ps WHERE BirthDate = '1999-02-13' AND FirstName = 'Kunigunde' AND LastName = 'Schmi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rmine</text:p>
          </table:table-cell>
          <table:table-cell office:value-type="string" calcext:value-type="string">
            <text:p>Metz</text:p>
          </table:table-cell>
          <table:table-cell table:style-name="ce10" office:value-type="date" office:date-value="1996-12-31" calcext:value-type="date">
            <text:p>1996-12-31</text:p>
          </table:table-cell>
          <table:table-cell table:style-name="ce19" table:formula="of:=DATEDIF([.C188];[.$M$1];&quot;y&quot;)" office:value-type="float" office:value="23" calcext:value-type="float">
            <text:p>23</text:p>
          </table:table-cell>
          <table:table-cell table:style-name="ce19" table:formula="of:=IF([.D188] &lt; 14;YEAR([.C188])+6;IF([.D188] &lt; 18;YEAR([.C188])+14;YEAR([.C188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188];&quot;yyyy-mm-dd&quot;)&amp;&quot;', 'true', ps.Id FROM PersonStudents ps WHERE BirthDate = '&quot;&amp;TEXT([.C188];&quot;yyyy-mm-dd&quot;)&amp;&quot;' AND FirstName = '&quot;&amp;[.A188]&amp;&quot;' AND LastName = '&quot;&amp;[.B188]&amp;&quot;' UNION&quot;" office:value-type="string" office:string-value="SELECT '2014-09-01', 'true', ps.Id FROM PersonStudents ps WHERE BirthDate = '1996-12-31' AND FirstName = 'Hermine' AND LastName = 'Metz' UNION" calcext:value-type="string">
            <text:p>SELECT '2014-09-01', 'true', ps.Id FROM PersonStudents ps WHERE BirthDate = '1996-12-31' AND FirstName = 'Hermine' AND LastName = 'Me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Wechsler</text:p>
          </table:table-cell>
          <table:table-cell table:style-name="ce10" office:value-type="date" office:date-value="1999-08-27" calcext:value-type="date">
            <text:p>1999-08-27</text:p>
          </table:table-cell>
          <table:table-cell table:style-name="ce19" table:formula="of:=DATEDIF([.C189];[.$M$1];&quot;y&quot;)" office:value-type="float" office:value="21" calcext:value-type="float">
            <text:p>21</text:p>
          </table:table-cell>
          <table:table-cell table:style-name="ce19" table:formula="of:=IF([.D189] &lt; 14;YEAR([.C189])+6;IF([.D189] &lt; 18;YEAR([.C189])+14;YEAR([.C189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89];&quot;yyyy-mm-dd&quot;)&amp;&quot;', 'true', ps.Id FROM PersonStudents ps WHERE BirthDate = '&quot;&amp;TEXT([.C189];&quot;yyyy-mm-dd&quot;)&amp;&quot;' AND FirstName = '&quot;&amp;[.A189]&amp;&quot;' AND LastName = '&quot;&amp;[.B189]&amp;&quot;' UNION&quot;" office:value-type="string" office:string-value="SELECT '2017-09-01', 'true', ps.Id FROM PersonStudents ps WHERE BirthDate = '1999-08-27' AND FirstName = 'Sophie' AND LastName = 'Wechsler' UNION" calcext:value-type="string">
            <text:p>SELECT '2017-09-01', 'true', ps.Id FROM PersonStudents ps WHERE BirthDate = '1999-08-27' AND FirstName = 'Sophie' AND LastName = 'Wechs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tian</text:p>
          </table:table-cell>
          <table:table-cell office:value-type="string" calcext:value-type="string">
            <text:p>Hennig</text:p>
          </table:table-cell>
          <table:table-cell table:style-name="ce10" office:value-type="date" office:date-value="1998-03-26" calcext:value-type="date">
            <text:p>1998-03-26</text:p>
          </table:table-cell>
          <table:table-cell table:style-name="ce19" table:formula="of:=DATEDIF([.C190];[.$M$1];&quot;y&quot;)" office:value-type="float" office:value="22" calcext:value-type="float">
            <text:p>22</text:p>
          </table:table-cell>
          <table:table-cell table:style-name="ce19" table:formula="of:=IF([.D190] &lt; 14;YEAR([.C190])+6;IF([.D190] &lt; 18;YEAR([.C190])+14;YEAR([.C190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190];&quot;yyyy-mm-dd&quot;)&amp;&quot;', 'true', ps.Id FROM PersonStudents ps WHERE BirthDate = '&quot;&amp;TEXT([.C190];&quot;yyyy-mm-dd&quot;)&amp;&quot;' AND FirstName = '&quot;&amp;[.A190]&amp;&quot;' AND LastName = '&quot;&amp;[.B190]&amp;&quot;' UNION&quot;" office:value-type="string" office:string-value="SELECT '2016-09-01', 'true', ps.Id FROM PersonStudents ps WHERE BirthDate = '1998-03-26' AND FirstName = 'Bastian' AND LastName = 'Hennig' UNION" calcext:value-type="string">
            <text:p>SELECT '2016-09-01', 'true', ps.Id FROM PersonStudents ps WHERE BirthDate = '1998-03-26' AND FirstName = 'Bastian' AND LastName = 'Henni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Junge</text:p>
          </table:table-cell>
          <table:table-cell table:style-name="ce10" office:value-type="date" office:date-value="2001-03-17" calcext:value-type="date">
            <text:p>2001-03-17</text:p>
          </table:table-cell>
          <table:table-cell table:style-name="ce19" table:formula="of:=DATEDIF([.C191];[.$M$1];&quot;y&quot;)" office:value-type="float" office:value="19" calcext:value-type="float">
            <text:p>19</text:p>
          </table:table-cell>
          <table:table-cell table:style-name="ce19" table:formula="of:=IF([.D191] &lt; 14;YEAR([.C191])+6;IF([.D191] &lt; 18;YEAR([.C191])+14;YEAR([.C191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91];&quot;yyyy-mm-dd&quot;)&amp;&quot;', 'true', ps.Id FROM PersonStudents ps WHERE BirthDate = '&quot;&amp;TEXT([.C191];&quot;yyyy-mm-dd&quot;)&amp;&quot;' AND FirstName = '&quot;&amp;[.A191]&amp;&quot;' AND LastName = '&quot;&amp;[.B191]&amp;&quot;' UNION&quot;" office:value-type="string" office:string-value="SELECT '2019-09-01', 'true', ps.Id FROM PersonStudents ps WHERE BirthDate = '2001-03-17' AND FirstName = 'Anna' AND LastName = 'Junge' UNION" calcext:value-type="string">
            <text:p>SELECT '2019-09-01', 'true', ps.Id FROM PersonStudents ps WHERE BirthDate = '2001-03-17' AND FirstName = 'Anna' AND LastName = 'Jung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uard</text:p>
          </table:table-cell>
          <table:table-cell office:value-type="string" calcext:value-type="string">
            <text:p>Aue</text:p>
          </table:table-cell>
          <table:table-cell table:style-name="ce10" office:value-type="date" office:date-value="1998-01-30" calcext:value-type="date">
            <text:p>1998-01-30</text:p>
          </table:table-cell>
          <table:table-cell table:style-name="ce19" table:formula="of:=DATEDIF([.C192];[.$M$1];&quot;y&quot;)" office:value-type="float" office:value="22" calcext:value-type="float">
            <text:p>22</text:p>
          </table:table-cell>
          <table:table-cell table:style-name="ce19" table:formula="of:=IF([.D192] &lt; 14;YEAR([.C192])+6;IF([.D192] &lt; 18;YEAR([.C192])+14;YEAR([.C192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192];&quot;yyyy-mm-dd&quot;)&amp;&quot;', 'true', ps.Id FROM PersonStudents ps WHERE BirthDate = '&quot;&amp;TEXT([.C192];&quot;yyyy-mm-dd&quot;)&amp;&quot;' AND FirstName = '&quot;&amp;[.A192]&amp;&quot;' AND LastName = '&quot;&amp;[.B192]&amp;&quot;' UNION&quot;" office:value-type="string" office:string-value="SELECT '2016-09-01', 'true', ps.Id FROM PersonStudents ps WHERE BirthDate = '1998-01-30' AND FirstName = 'Eduard' AND LastName = 'Aue' UNION" calcext:value-type="string">
            <text:p>SELECT '2016-09-01', 'true', ps.Id FROM PersonStudents ps WHERE BirthDate = '1998-01-30' AND FirstName = 'Eduard' AND LastName = 'Au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ette</text:p>
          </table:table-cell>
          <table:table-cell office:value-type="string" calcext:value-type="string">
            <text:p>Knef</text:p>
          </table:table-cell>
          <table:table-cell table:style-name="ce10" office:value-type="date" office:date-value="1998-09-12" calcext:value-type="date">
            <text:p>1998-09-12</text:p>
          </table:table-cell>
          <table:table-cell table:style-name="ce19" table:formula="of:=DATEDIF([.C193];[.$M$1];&quot;y&quot;)" office:value-type="float" office:value="21" calcext:value-type="float">
            <text:p>21</text:p>
          </table:table-cell>
          <table:table-cell table:style-name="ce19" table:formula="of:=IF([.D193] &lt; 14;YEAR([.C193])+6;IF([.D193] &lt; 18;YEAR([.C193])+14;YEAR([.C193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193];&quot;yyyy-mm-dd&quot;)&amp;&quot;', 'true', ps.Id FROM PersonStudents ps WHERE BirthDate = '&quot;&amp;TEXT([.C193];&quot;yyyy-mm-dd&quot;)&amp;&quot;' AND FirstName = '&quot;&amp;[.A193]&amp;&quot;' AND LastName = '&quot;&amp;[.B193]&amp;&quot;' UNION&quot;" office:value-type="string" office:string-value="SELECT '2016-09-01', 'true', ps.Id FROM PersonStudents ps WHERE BirthDate = '1998-09-12' AND FirstName = 'Babette' AND LastName = 'Knef' UNION" calcext:value-type="string">
            <text:p>SELECT '2016-09-01', 'true', ps.Id FROM PersonStudents ps WHERE BirthDate = '1998-09-12' AND FirstName = 'Babette' AND LastName = 'Knef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rmenegild</text:p>
          </table:table-cell>
          <table:table-cell office:value-type="string" calcext:value-type="string">
            <text:p>Rothenberg</text:p>
          </table:table-cell>
          <table:table-cell table:style-name="ce10" office:value-type="date" office:date-value="1998-07-02" calcext:value-type="date">
            <text:p>1998-07-02</text:p>
          </table:table-cell>
          <table:table-cell table:style-name="ce19" table:formula="of:=DATEDIF([.C194];[.$M$1];&quot;y&quot;)" office:value-type="float" office:value="22" calcext:value-type="float">
            <text:p>22</text:p>
          </table:table-cell>
          <table:table-cell table:style-name="ce19" table:formula="of:=IF([.D194] &lt; 14;YEAR([.C194])+6;IF([.D194] &lt; 18;YEAR([.C194])+14;YEAR([.C194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194];&quot;yyyy-mm-dd&quot;)&amp;&quot;', 'true', ps.Id FROM PersonStudents ps WHERE BirthDate = '&quot;&amp;TEXT([.C194];&quot;yyyy-mm-dd&quot;)&amp;&quot;' AND FirstName = '&quot;&amp;[.A194]&amp;&quot;' AND LastName = '&quot;&amp;[.B194]&amp;&quot;' UNION&quot;" office:value-type="string" office:string-value="SELECT '2016-09-01', 'true', ps.Id FROM PersonStudents ps WHERE BirthDate = '1998-07-02' AND FirstName = 'Hermenegild' AND LastName = 'Rothenberg' UNION" calcext:value-type="string">
            <text:p>SELECT '2016-09-01', 'true', ps.Id FROM PersonStudents ps WHERE BirthDate = '1998-07-02' AND FirstName = 'Hermenegild' AND LastName = 'Rothenber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his</text:p>
          </table:table-cell>
          <table:table-cell office:value-type="string" calcext:value-type="string">
            <text:p>Esser</text:p>
          </table:table-cell>
          <table:table-cell table:style-name="ce10" office:value-type="date" office:date-value="2001-06-23" calcext:value-type="date">
            <text:p>2001-06-23</text:p>
          </table:table-cell>
          <table:table-cell table:style-name="ce19" table:formula="of:=DATEDIF([.C195];[.$M$1];&quot;y&quot;)" office:value-type="float" office:value="19" calcext:value-type="float">
            <text:p>19</text:p>
          </table:table-cell>
          <table:table-cell table:style-name="ce19" table:formula="of:=IF([.D195] &lt; 14;YEAR([.C195])+6;IF([.D195] &lt; 18;YEAR([.C195])+14;YEAR([.C195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95];&quot;yyyy-mm-dd&quot;)&amp;&quot;', 'true', ps.Id FROM PersonStudents ps WHERE BirthDate = '&quot;&amp;TEXT([.C195];&quot;yyyy-mm-dd&quot;)&amp;&quot;' AND FirstName = '&quot;&amp;[.A195]&amp;&quot;' AND LastName = '&quot;&amp;[.B195]&amp;&quot;' UNION&quot;" office:value-type="string" office:string-value="SELECT '2019-09-01', 'true', ps.Id FROM PersonStudents ps WHERE BirthDate = '2001-06-23' AND FirstName = 'Mathis' AND LastName = 'Esser' UNION" calcext:value-type="string">
            <text:p>SELECT '2019-09-01', 'true', ps.Id FROM PersonStudents ps WHERE BirthDate = '2001-06-23' AND FirstName = 'Mathis' AND LastName = 'Ess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sa</text:p>
          </table:table-cell>
          <table:table-cell office:value-type="string" calcext:value-type="string">
            <text:p>Aue</text:p>
          </table:table-cell>
          <table:table-cell table:style-name="ce10" office:value-type="date" office:date-value="1999-05-11" calcext:value-type="date">
            <text:p>1999-05-11</text:p>
          </table:table-cell>
          <table:table-cell table:style-name="ce19" table:formula="of:=DATEDIF([.C196];[.$M$1];&quot;y&quot;)" office:value-type="float" office:value="21" calcext:value-type="float">
            <text:p>21</text:p>
          </table:table-cell>
          <table:table-cell table:style-name="ce19" table:formula="of:=IF([.D196] &lt; 14;YEAR([.C196])+6;IF([.D196] &lt; 18;YEAR([.C196])+14;YEAR([.C196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96];&quot;yyyy-mm-dd&quot;)&amp;&quot;', 'true', ps.Id FROM PersonStudents ps WHERE BirthDate = '&quot;&amp;TEXT([.C196];&quot;yyyy-mm-dd&quot;)&amp;&quot;' AND FirstName = '&quot;&amp;[.A196]&amp;&quot;' AND LastName = '&quot;&amp;[.B196]&amp;&quot;' UNION&quot;" office:value-type="string" office:string-value="SELECT '2017-09-01', 'true', ps.Id FROM PersonStudents ps WHERE BirthDate = '1999-05-11' AND FirstName = 'Gisa' AND LastName = 'Aue' UNION" calcext:value-type="string">
            <text:p>SELECT '2017-09-01', 'true', ps.Id FROM PersonStudents ps WHERE BirthDate = '1999-05-11' AND FirstName = 'Gisa' AND LastName = 'Au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da</text:p>
          </table:table-cell>
          <table:table-cell office:value-type="string" calcext:value-type="string">
            <text:p>Lehmann</text:p>
          </table:table-cell>
          <table:table-cell table:style-name="ce10" office:value-type="date" office:date-value="1999-07-27" calcext:value-type="date">
            <text:p>1999-07-27</text:p>
          </table:table-cell>
          <table:table-cell table:style-name="ce19" table:formula="of:=DATEDIF([.C197];[.$M$1];&quot;y&quot;)" office:value-type="float" office:value="21" calcext:value-type="float">
            <text:p>21</text:p>
          </table:table-cell>
          <table:table-cell table:style-name="ce19" table:formula="of:=IF([.D197] &lt; 14;YEAR([.C197])+6;IF([.D197] &lt; 18;YEAR([.C197])+14;YEAR([.C197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97];&quot;yyyy-mm-dd&quot;)&amp;&quot;', 'true', ps.Id FROM PersonStudents ps WHERE BirthDate = '&quot;&amp;TEXT([.C197];&quot;yyyy-mm-dd&quot;)&amp;&quot;' AND FirstName = '&quot;&amp;[.A197]&amp;&quot;' AND LastName = '&quot;&amp;[.B197]&amp;&quot;' UNION&quot;" office:value-type="string" office:string-value="SELECT '2017-09-01', 'true', ps.Id FROM PersonStudents ps WHERE BirthDate = '1999-07-27' AND FirstName = 'Magda' AND LastName = 'Lehmann' UNION" calcext:value-type="string">
            <text:p>SELECT '2017-09-01', 'true', ps.Id FROM PersonStudents ps WHERE BirthDate = '1999-07-27' AND FirstName = 'Magda' AND LastName = 'Leh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aak</text:p>
          </table:table-cell>
          <table:table-cell office:value-type="string" calcext:value-type="string">
            <text:p>Voll</text:p>
          </table:table-cell>
          <table:table-cell table:style-name="ce10" office:value-type="date" office:date-value="2001-01-15" calcext:value-type="date">
            <text:p>2001-01-15</text:p>
          </table:table-cell>
          <table:table-cell table:style-name="ce19" table:formula="of:=DATEDIF([.C198];[.$M$1];&quot;y&quot;)" office:value-type="float" office:value="19" calcext:value-type="float">
            <text:p>19</text:p>
          </table:table-cell>
          <table:table-cell table:style-name="ce19" table:formula="of:=IF([.D198] &lt; 14;YEAR([.C198])+6;IF([.D198] &lt; 18;YEAR([.C198])+14;YEAR([.C198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98];&quot;yyyy-mm-dd&quot;)&amp;&quot;', 'true', ps.Id FROM PersonStudents ps WHERE BirthDate = '&quot;&amp;TEXT([.C198];&quot;yyyy-mm-dd&quot;)&amp;&quot;' AND FirstName = '&quot;&amp;[.A198]&amp;&quot;' AND LastName = '&quot;&amp;[.B198]&amp;&quot;' UNION&quot;" office:value-type="string" office:string-value="SELECT '2019-09-01', 'true', ps.Id FROM PersonStudents ps WHERE BirthDate = '2001-01-15' AND FirstName = 'Isaak' AND LastName = 'Voll' UNION" calcext:value-type="string">
            <text:p>SELECT '2019-09-01', 'true', ps.Id FROM PersonStudents ps WHERE BirthDate = '2001-01-15' AND FirstName = 'Isaak' AND LastName = 'Vol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unhilde</text:p>
          </table:table-cell>
          <table:table-cell office:value-type="string" calcext:value-type="string">
            <text:p>Hubert</text:p>
          </table:table-cell>
          <table:table-cell table:style-name="ce10" office:value-type="date" office:date-value="1998-07-21" calcext:value-type="date">
            <text:p>1998-07-21</text:p>
          </table:table-cell>
          <table:table-cell table:style-name="ce19" table:formula="of:=DATEDIF([.C199];[.$M$1];&quot;y&quot;)" office:value-type="float" office:value="22" calcext:value-type="float">
            <text:p>22</text:p>
          </table:table-cell>
          <table:table-cell table:style-name="ce19" table:formula="of:=IF([.D199] &lt; 14;YEAR([.C199])+6;IF([.D199] &lt; 18;YEAR([.C199])+14;YEAR([.C199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199];&quot;yyyy-mm-dd&quot;)&amp;&quot;', 'true', ps.Id FROM PersonStudents ps WHERE BirthDate = '&quot;&amp;TEXT([.C199];&quot;yyyy-mm-dd&quot;)&amp;&quot;' AND FirstName = '&quot;&amp;[.A199]&amp;&quot;' AND LastName = '&quot;&amp;[.B199]&amp;&quot;' UNION&quot;" office:value-type="string" office:string-value="SELECT '2016-09-01', 'true', ps.Id FROM PersonStudents ps WHERE BirthDate = '1998-07-21' AND FirstName = 'Brunhilde' AND LastName = 'Hubert' UNION" calcext:value-type="string">
            <text:p>SELECT '2016-09-01', 'true', ps.Id FROM PersonStudents ps WHERE BirthDate = '1998-07-21' AND FirstName = 'Brunhilde' AND LastName = 'Hube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ane</text:p>
          </table:table-cell>
          <table:table-cell office:value-type="string" calcext:value-type="string">
            <text:p>Oberst</text:p>
          </table:table-cell>
          <table:table-cell table:style-name="ce10" office:value-type="date" office:date-value="1997-10-31" calcext:value-type="date">
            <text:p>1997-10-31</text:p>
          </table:table-cell>
          <table:table-cell table:style-name="ce19" table:formula="of:=DATEDIF([.C200];[.$M$1];&quot;y&quot;)" office:value-type="float" office:value="22" calcext:value-type="float">
            <text:p>22</text:p>
          </table:table-cell>
          <table:table-cell table:style-name="ce19" table:formula="of:=IF([.D200] &lt; 14;YEAR([.C200])+6;IF([.D200] &lt; 18;YEAR([.C200])+14;YEAR([.C200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200];&quot;yyyy-mm-dd&quot;)&amp;&quot;', 'true', ps.Id FROM PersonStudents ps WHERE BirthDate = '&quot;&amp;TEXT([.C200];&quot;yyyy-mm-dd&quot;)&amp;&quot;' AND FirstName = '&quot;&amp;[.A200]&amp;&quot;' AND LastName = '&quot;&amp;[.B200]&amp;&quot;' UNION&quot;" office:value-type="string" office:string-value="SELECT '2015-09-01', 'true', ps.Id FROM PersonStudents ps WHERE BirthDate = '1997-10-31' AND FirstName = 'Liane' AND LastName = 'Oberst' UNION" calcext:value-type="string">
            <text:p>SELECT '2015-09-01', 'true', ps.Id FROM PersonStudents ps WHERE BirthDate = '1997-10-31' AND FirstName = 'Liane' AND LastName = 'Obers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af</text:p>
          </table:table-cell>
          <table:table-cell office:value-type="string" calcext:value-type="string">
            <text:p>Leitner</text:p>
          </table:table-cell>
          <table:table-cell table:style-name="ce10" office:value-type="date" office:date-value="1997-02-10" calcext:value-type="date">
            <text:p>1997-02-10</text:p>
          </table:table-cell>
          <table:table-cell table:style-name="ce19" table:formula="of:=DATEDIF([.C201];[.$M$1];&quot;y&quot;)" office:value-type="float" office:value="23" calcext:value-type="float">
            <text:p>23</text:p>
          </table:table-cell>
          <table:table-cell table:style-name="ce19" table:formula="of:=IF([.D201] &lt; 14;YEAR([.C201])+6;IF([.D201] &lt; 18;YEAR([.C201])+14;YEAR([.C201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201];&quot;yyyy-mm-dd&quot;)&amp;&quot;', 'true', ps.Id FROM PersonStudents ps WHERE BirthDate = '&quot;&amp;TEXT([.C201];&quot;yyyy-mm-dd&quot;)&amp;&quot;' AND FirstName = '&quot;&amp;[.A201]&amp;&quot;' AND LastName = '&quot;&amp;[.B201]&amp;&quot;' UNION&quot;" office:value-type="string" office:string-value="SELECT '2015-09-01', 'true', ps.Id FROM PersonStudents ps WHERE BirthDate = '1997-02-10' AND FirstName = 'Olaf' AND LastName = 'Leitner' UNION" calcext:value-type="string">
            <text:p>SELECT '2015-09-01', 'true', ps.Id FROM PersonStudents ps WHERE BirthDate = '1997-02-10' AND FirstName = 'Olaf' AND LastName = 'Leitn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a</text:p>
          </table:table-cell>
          <table:table-cell office:value-type="string" calcext:value-type="string">
            <text:p>Blau</text:p>
          </table:table-cell>
          <table:table-cell table:style-name="ce10" office:value-type="date" office:date-value="1999-12-16" calcext:value-type="date">
            <text:p>1999-12-16</text:p>
          </table:table-cell>
          <table:table-cell table:style-name="ce19" table:formula="of:=DATEDIF([.C202];[.$M$1];&quot;y&quot;)" office:value-type="float" office:value="20" calcext:value-type="float">
            <text:p>20</text:p>
          </table:table-cell>
          <table:table-cell table:style-name="ce19" table:formula="of:=IF([.D202] &lt; 14;YEAR([.C202])+6;IF([.D202] &lt; 18;YEAR([.C202])+14;YEAR([.C202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202];&quot;yyyy-mm-dd&quot;)&amp;&quot;', 'true', ps.Id FROM PersonStudents ps WHERE BirthDate = '&quot;&amp;TEXT([.C202];&quot;yyyy-mm-dd&quot;)&amp;&quot;' AND FirstName = '&quot;&amp;[.A202]&amp;&quot;' AND LastName = '&quot;&amp;[.B202]&amp;&quot;' UNION&quot;" office:value-type="string" office:string-value="SELECT '2017-09-01', 'true', ps.Id FROM PersonStudents ps WHERE BirthDate = '1999-12-16' AND FirstName = 'Nora' AND LastName = 'Blau' UNION" calcext:value-type="string">
            <text:p>SELECT '2017-09-01', 'true', ps.Id FROM PersonStudents ps WHERE BirthDate = '1999-12-16' AND FirstName = 'Nora' AND LastName = 'Blau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ni</text:p>
          </table:table-cell>
          <table:table-cell office:value-type="string" calcext:value-type="string">
            <text:p>Geiszler</text:p>
          </table:table-cell>
          <table:table-cell table:style-name="ce10" office:value-type="date" office:date-value="2001-12-19" calcext:value-type="date">
            <text:p>2001-12-19</text:p>
          </table:table-cell>
          <table:table-cell table:style-name="ce19" table:formula="of:=DATEDIF([.C203];[.$M$1];&quot;y&quot;)" office:value-type="float" office:value="18" calcext:value-type="float">
            <text:p>18</text:p>
          </table:table-cell>
          <table:table-cell table:style-name="ce19" table:formula="of:=IF([.D203] &lt; 14;YEAR([.C203])+6;IF([.D203] &lt; 18;YEAR([.C203])+14;YEAR([.C203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203];&quot;yyyy-mm-dd&quot;)&amp;&quot;', 'true', ps.Id FROM PersonStudents ps WHERE BirthDate = '&quot;&amp;TEXT([.C203];&quot;yyyy-mm-dd&quot;)&amp;&quot;' AND FirstName = '&quot;&amp;[.A203]&amp;&quot;' AND LastName = '&quot;&amp;[.B203]&amp;&quot;' UNION&quot;" office:value-type="string" office:string-value="SELECT '2019-09-01', 'true', ps.Id FROM PersonStudents ps WHERE BirthDate = '2001-12-19' AND FirstName = 'Leni' AND LastName = 'Geiszler' UNION" calcext:value-type="string">
            <text:p>SELECT '2019-09-01', 'true', ps.Id FROM PersonStudents ps WHERE BirthDate = '2001-12-19' AND FirstName = 'Leni' AND LastName = 'Geisz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rsten</text:p>
          </table:table-cell>
          <table:table-cell office:value-type="string" calcext:value-type="string">
            <text:p>Fleischer</text:p>
          </table:table-cell>
          <table:table-cell table:style-name="ce10" office:value-type="date" office:date-value="2000-03-30" calcext:value-type="date">
            <text:p>2000-03-30</text:p>
          </table:table-cell>
          <table:table-cell table:style-name="ce19" table:formula="of:=DATEDIF([.C204];[.$M$1];&quot;y&quot;)" office:value-type="float" office:value="20" calcext:value-type="float">
            <text:p>20</text:p>
          </table:table-cell>
          <table:table-cell table:style-name="ce19" table:formula="of:=IF([.D204] &lt; 14;YEAR([.C204])+6;IF([.D204] &lt; 18;YEAR([.C204])+14;YEAR([.C204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204];&quot;yyyy-mm-dd&quot;)&amp;&quot;', 'true', ps.Id FROM PersonStudents ps WHERE BirthDate = '&quot;&amp;TEXT([.C204];&quot;yyyy-mm-dd&quot;)&amp;&quot;' AND FirstName = '&quot;&amp;[.A204]&amp;&quot;' AND LastName = '&quot;&amp;[.B204]&amp;&quot;' UNION&quot;" office:value-type="string" office:string-value="SELECT '2018-09-01', 'true', ps.Id FROM PersonStudents ps WHERE BirthDate = '2000-03-30' AND FirstName = 'Torsten' AND LastName = 'Fleischer' UNION" calcext:value-type="string">
            <text:p>SELECT '2018-09-01', 'true', ps.Id FROM PersonStudents ps WHERE BirthDate = '2000-03-30' AND FirstName = 'Torsten' AND LastName = 'Fleischer' UNION</text:p>
          </table:table-cell>
          <table:table-cell table:number-columns-repeated="7"/>
        </table:table-row>
        <table:table-row table:style-name="ro1" table:number-rows-repeated="104837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ungary" table:style-name="ta1">
        <office:forms form:automatic-focus="false" form:apply-design-mode="false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chool Edu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os.lukac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]&amp;&quot;'&quot;" office:value-type="string" office:string-value="'akos.lukacs@szeged.com'" calcext:value-type="string">
            <text:p>'akos.lukacs@szeged.com'</text:p>
          </table:table-cell>
          <table:table-cell table:formula="of:=&quot;'&quot;&amp;[.B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]&amp;&quot; AND u.EmailAddress=&quot;&amp;[.D2]&amp;&quot;UNION&quot;" office:value-type="string" office:string-value="SELECT sc.Id, st.Id FROM Schools sc, Students st INNER JOIN Persons p ON st.PersonId=p.Id inner join Users u ON u.Id=p.UserId WHERE sc.EduId='15823443206' AND u.EmailAddress='akos.lukacs@szeged.com'UNION" calcext:value-type="string">
            <text:p>SELECT sc.Id, st.Id FROM Schools sc, Students st INNER JOIN Persons p ON st.PersonId=p.Id inner join Users u ON u.Id=p.UserId WHERE sc.EduId='15823443206' AND u.EmailAddress='akos.lukacs@szeged.com'UNION</text:p>
          </table:table-cell>
        </table:table-row>
        <table:table-row table:style-name="ro1">
          <table:table-cell office:value-type="string" calcext:value-type="string">
            <text:p>jozsef.varga@roszke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]&amp;&quot;'&quot;" office:value-type="string" office:string-value="'jozsef.varga@roszke.com'" calcext:value-type="string">
            <text:p>'jozsef.varga@roszke.com'</text:p>
          </table:table-cell>
          <table:table-cell table:formula="of:=&quot;'&quot;&amp;[.B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]&amp;&quot; AND u.EmailAddress=&quot;&amp;[.D3]&amp;&quot;UNION&quot;" office:value-type="string" office:string-value="SELECT sc.Id, st.Id FROM Schools sc, Students st INNER JOIN Persons p ON st.PersonId=p.Id inner join Users u ON u.Id=p.UserId WHERE sc.EduId='15823443206' AND u.EmailAddress='jozsef.varga@roszke.com'UNION" calcext:value-type="string">
            <text:p>SELECT sc.Id, st.Id FROM Schools sc, Students st INNER JOIN Persons p ON st.PersonId=p.Id inner join Users u ON u.Id=p.UserId WHERE sc.EduId='15823443206' AND u.EmailAddress='jozsef.varga@roszke.com'UNION</text:p>
          </table:table-cell>
        </table:table-row>
        <table:table-row table:style-name="ro1">
          <table:table-cell office:value-type="string" calcext:value-type="string">
            <text:p>csaba.novak@algyo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4]&amp;&quot;'&quot;" office:value-type="string" office:string-value="'csaba.novak@algyo.com'" calcext:value-type="string">
            <text:p>'csaba.novak@algyo.com'</text:p>
          </table:table-cell>
          <table:table-cell table:formula="of:=&quot;'&quot;&amp;[.B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]&amp;&quot; AND u.EmailAddress=&quot;&amp;[.D4]&amp;&quot;UNION&quot;" office:value-type="string" office:string-value="SELECT sc.Id, st.Id FROM Schools sc, Students st INNER JOIN Persons p ON st.PersonId=p.Id inner join Users u ON u.Id=p.UserId WHERE sc.EduId='15823443206' AND u.EmailAddress='csaba.novak@algyo.com'UNION" calcext:value-type="string">
            <text:p>SELECT sc.Id, st.Id FROM Schools sc, Students st INNER JOIN Persons p ON st.PersonId=p.Id inner join Users u ON u.Id=p.UserId WHERE sc.EduId='15823443206' AND u.EmailAddress='csaba.novak@algyo.com'UNION</text:p>
          </table:table-cell>
        </table:table-row>
        <table:table-row table:style-name="ro1">
          <table:table-cell office:value-type="string" calcext:value-type="string">
            <text:p>bence.faragó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5]&amp;&quot;'&quot;" office:value-type="string" office:string-value="'bence.faragó@szeged.com'" calcext:value-type="string">
            <text:p>'bence.faragó@szeged.com'</text:p>
          </table:table-cell>
          <table:table-cell table:formula="of:=&quot;'&quot;&amp;[.B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]&amp;&quot; AND u.EmailAddress=&quot;&amp;[.D5]&amp;&quot;UNION&quot;" office:value-type="string" office:string-value="SELECT sc.Id, st.Id FROM Schools sc, Students st INNER JOIN Persons p ON st.PersonId=p.Id inner join Users u ON u.Id=p.UserId WHERE sc.EduId='15823443206' AND u.EmailAddress='bence.faragó@szeged.com'UNION" calcext:value-type="string">
            <text:p>SELECT sc.Id, st.Id FROM Schools sc, Students st INNER JOIN Persons p ON st.PersonId=p.Id inner join Users u ON u.Id=p.UserId WHERE sc.EduId='15823443206' AND u.EmailAddress='bence.faragó@szeged.com'UNION</text:p>
          </table:table-cell>
        </table:table-row>
        <table:table-row table:style-name="ro1">
          <table:table-cell office:value-type="string" calcext:value-type="string">
            <text:p>marko.budai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6]&amp;&quot;'&quot;" office:value-type="string" office:string-value="'marko.budai@szeged.com'" calcext:value-type="string">
            <text:p>'marko.budai@szeged.com'</text:p>
          </table:table-cell>
          <table:table-cell table:formula="of:=&quot;'&quot;&amp;[.B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]&amp;&quot; AND u.EmailAddress=&quot;&amp;[.D6]&amp;&quot;UNION&quot;" office:value-type="string" office:string-value="SELECT sc.Id, st.Id FROM Schools sc, Students st INNER JOIN Persons p ON st.PersonId=p.Id inner join Users u ON u.Id=p.UserId WHERE sc.EduId='15823443206' AND u.EmailAddress='marko.budai@szeged.com'UNION" calcext:value-type="string">
            <text:p>SELECT sc.Id, st.Id FROM Schools sc, Students st INNER JOIN Persons p ON st.PersonId=p.Id inner join Users u ON u.Id=p.UserId WHERE sc.EduId='15823443206' AND u.EmailAddress='marko.budai@szeged.com'UNION</text:p>
          </table:table-cell>
        </table:table-row>
        <table:table-row table:style-name="ro1">
          <table:table-cell office:value-type="string" calcext:value-type="string">
            <text:p>mario.vas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7]&amp;&quot;'&quot;" office:value-type="string" office:string-value="'mario.vass@szeged.com'" calcext:value-type="string">
            <text:p>'mario.vass@szeged.com'</text:p>
          </table:table-cell>
          <table:table-cell table:formula="of:=&quot;'&quot;&amp;[.B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]&amp;&quot; AND u.EmailAddress=&quot;&amp;[.D7]&amp;&quot;UNION&quot;" office:value-type="string" office:string-value="SELECT sc.Id, st.Id FROM Schools sc, Students st INNER JOIN Persons p ON st.PersonId=p.Id inner join Users u ON u.Id=p.UserId WHERE sc.EduId='15823443206' AND u.EmailAddress='mario.vass@szeged.com'UNION" calcext:value-type="string">
            <text:p>SELECT sc.Id, st.Id FROM Schools sc, Students st INNER JOIN Persons p ON st.PersonId=p.Id inner join Users u ON u.Id=p.UserId WHERE sc.EduId='15823443206' AND u.EmailAddress='mario.vass@szeged.com'UNION</text:p>
          </table:table-cell>
        </table:table-row>
        <table:table-row table:style-name="ro1">
          <table:table-cell office:value-type="string" calcext:value-type="string">
            <text:p>vilmos.kovac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8]&amp;&quot;'&quot;" office:value-type="string" office:string-value="'vilmos.kovacs@szeged.com'" calcext:value-type="string">
            <text:p>'vilmos.kovacs@szeged.com'</text:p>
          </table:table-cell>
          <table:table-cell table:formula="of:=&quot;'&quot;&amp;[.B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]&amp;&quot; AND u.EmailAddress=&quot;&amp;[.D8]&amp;&quot;UNION&quot;" office:value-type="string" office:string-value="SELECT sc.Id, st.Id FROM Schools sc, Students st INNER JOIN Persons p ON st.PersonId=p.Id inner join Users u ON u.Id=p.UserId WHERE sc.EduId='15823443206' AND u.EmailAddress='vilmos.kovacs@szeged.com'UNION" calcext:value-type="string">
            <text:p>SELECT sc.Id, st.Id FROM Schools sc, Students st INNER JOIN Persons p ON st.PersonId=p.Id inner join Users u ON u.Id=p.UserId WHERE sc.EduId='15823443206' AND u.EmailAddress='vilmos.kovacs@szeged.com'UNION</text:p>
          </table:table-cell>
        </table:table-row>
        <table:table-row table:style-name="ro1">
          <table:table-cell office:value-type="string" calcext:value-type="string">
            <text:p>endre.orosz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9]&amp;&quot;'&quot;" office:value-type="string" office:string-value="'endre.orosz@szeged.com'" calcext:value-type="string">
            <text:p>'endre.orosz@szeged.com'</text:p>
          </table:table-cell>
          <table:table-cell table:formula="of:=&quot;'&quot;&amp;[.B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]&amp;&quot; AND u.EmailAddress=&quot;&amp;[.D9]&amp;&quot;UNION&quot;" office:value-type="string" office:string-value="SELECT sc.Id, st.Id FROM Schools sc, Students st INNER JOIN Persons p ON st.PersonId=p.Id inner join Users u ON u.Id=p.UserId WHERE sc.EduId='15823443206' AND u.EmailAddress='endre.orosz@szeged.com'UNION" calcext:value-type="string">
            <text:p>SELECT sc.Id, st.Id FROM Schools sc, Students st INNER JOIN Persons p ON st.PersonId=p.Id inner join Users u ON u.Id=p.UserId WHERE sc.EduId='15823443206' AND u.EmailAddress='endre.orosz@szeged.com'UNION</text:p>
          </table:table-cell>
        </table:table-row>
        <table:table-row table:style-name="ro1">
          <table:table-cell office:value-type="string" calcext:value-type="string">
            <text:p>donat.feher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0]&amp;&quot;'&quot;" office:value-type="string" office:string-value="'donat.feher@szeged.com'" calcext:value-type="string">
            <text:p>'donat.feher@szeged.com'</text:p>
          </table:table-cell>
          <table:table-cell table:formula="of:=&quot;'&quot;&amp;[.B1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0]&amp;&quot; AND u.EmailAddress=&quot;&amp;[.D10]&amp;&quot;UNION&quot;" office:value-type="string" office:string-value="SELECT sc.Id, st.Id FROM Schools sc, Students st INNER JOIN Persons p ON st.PersonId=p.Id inner join Users u ON u.Id=p.UserId WHERE sc.EduId='15823443206' AND u.EmailAddress='donat.feher@szeged.com'UNION" calcext:value-type="string">
            <text:p>SELECT sc.Id, st.Id FROM Schools sc, Students st INNER JOIN Persons p ON st.PersonId=p.Id inner join Users u ON u.Id=p.UserId WHERE sc.EduId='15823443206' AND u.EmailAddress='donat.feher@szeged.com'UNION</text:p>
          </table:table-cell>
        </table:table-row>
        <table:table-row table:style-name="ro1">
          <table:table-cell office:value-type="string" calcext:value-type="string">
            <text:p>domonkos.major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1]&amp;&quot;'&quot;" office:value-type="string" office:string-value="'domonkos.major@szeged.com'" calcext:value-type="string">
            <text:p>'domonkos.major@szeged.com'</text:p>
          </table:table-cell>
          <table:table-cell table:formula="of:=&quot;'&quot;&amp;[.B1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1]&amp;&quot; AND u.EmailAddress=&quot;&amp;[.D11]&amp;&quot;UNION&quot;" office:value-type="string" office:string-value="SELECT sc.Id, st.Id FROM Schools sc, Students st INNER JOIN Persons p ON st.PersonId=p.Id inner join Users u ON u.Id=p.UserId WHERE sc.EduId='15823443206' AND u.EmailAddress='domonkos.major@szeged.com'UNION" calcext:value-type="string">
            <text:p>SELECT sc.Id, st.Id FROM Schools sc, Students st INNER JOIN Persons p ON st.PersonId=p.Id inner join Users u ON u.Id=p.UserId WHERE sc.EduId='15823443206' AND u.EmailAddress='domonkos.major@szeged.com'UNION</text:p>
          </table:table-cell>
        </table:table-row>
        <table:table-row table:style-name="ro1">
          <table:table-cell office:value-type="string" calcext:value-type="string">
            <text:p>csenge.egyed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2]&amp;&quot;'&quot;" office:value-type="string" office:string-value="'csenge.egyed@szeged.com'" calcext:value-type="string">
            <text:p>'csenge.egyed@szeged.com'</text:p>
          </table:table-cell>
          <table:table-cell table:formula="of:=&quot;'&quot;&amp;[.B1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2]&amp;&quot; AND u.EmailAddress=&quot;&amp;[.D12]&amp;&quot;UNION&quot;" office:value-type="string" office:string-value="SELECT sc.Id, st.Id FROM Schools sc, Students st INNER JOIN Persons p ON st.PersonId=p.Id inner join Users u ON u.Id=p.UserId WHERE sc.EduId='15823443206' AND u.EmailAddress='csenge.egyed@szeged.com'UNION" calcext:value-type="string">
            <text:p>SELECT sc.Id, st.Id FROM Schools sc, Students st INNER JOIN Persons p ON st.PersonId=p.Id inner join Users u ON u.Id=p.UserId WHERE sc.EduId='15823443206' AND u.EmailAddress='csenge.egyed@szeged.com'UNION</text:p>
          </table:table-cell>
        </table:table-row>
        <table:table-row table:style-name="ro1">
          <table:table-cell office:value-type="string" calcext:value-type="string">
            <text:p>karoly.fulop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3]&amp;&quot;'&quot;" office:value-type="string" office:string-value="'karoly.fulop@szeged.com'" calcext:value-type="string">
            <text:p>'karoly.fulop@szeged.com'</text:p>
          </table:table-cell>
          <table:table-cell table:formula="of:=&quot;'&quot;&amp;[.B1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3]&amp;&quot; AND u.EmailAddress=&quot;&amp;[.D13]&amp;&quot;UNION&quot;" office:value-type="string" office:string-value="SELECT sc.Id, st.Id FROM Schools sc, Students st INNER JOIN Persons p ON st.PersonId=p.Id inner join Users u ON u.Id=p.UserId WHERE sc.EduId='15823443206' AND u.EmailAddress='karoly.fulop@szeged.com'UNION" calcext:value-type="string">
            <text:p>SELECT sc.Id, st.Id FROM Schools sc, Students st INNER JOIN Persons p ON st.PersonId=p.Id inner join Users u ON u.Id=p.UserId WHERE sc.EduId='15823443206' AND u.EmailAddress='karoly.fulop@szeged.com'UNION</text:p>
          </table:table-cell>
        </table:table-row>
        <table:table-row table:style-name="ro1">
          <table:table-cell office:value-type="string" calcext:value-type="string">
            <text:p>henrietta.torok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4]&amp;&quot;'&quot;" office:value-type="string" office:string-value="'henrietta.torok@szeged.com'" calcext:value-type="string">
            <text:p>'henrietta.torok@szeged.com'</text:p>
          </table:table-cell>
          <table:table-cell table:formula="of:=&quot;'&quot;&amp;[.B1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4]&amp;&quot; AND u.EmailAddress=&quot;&amp;[.D14]&amp;&quot;UNION&quot;" office:value-type="string" office:string-value="SELECT sc.Id, st.Id FROM Schools sc, Students st INNER JOIN Persons p ON st.PersonId=p.Id inner join Users u ON u.Id=p.UserId WHERE sc.EduId='15823443206' AND u.EmailAddress='henrietta.torok@szeged.com'UNION" calcext:value-type="string">
            <text:p>SELECT sc.Id, st.Id FROM Schools sc, Students st INNER JOIN Persons p ON st.PersonId=p.Id inner join Users u ON u.Id=p.UserId WHERE sc.EduId='15823443206' AND u.EmailAddress='henrietta.torok@szeged.com'UNION</text:p>
          </table:table-cell>
        </table:table-row>
        <table:table-row table:style-name="ro1">
          <table:table-cell office:value-type="string" calcext:value-type="string">
            <text:p>sandor.marto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5]&amp;&quot;'&quot;" office:value-type="string" office:string-value="'sandor.marton@szeged.com'" calcext:value-type="string">
            <text:p>'sandor.marton@szeged.com'</text:p>
          </table:table-cell>
          <table:table-cell table:formula="of:=&quot;'&quot;&amp;[.B1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5]&amp;&quot; AND u.EmailAddress=&quot;&amp;[.D15]&amp;&quot;UNION&quot;" office:value-type="string" office:string-value="SELECT sc.Id, st.Id FROM Schools sc, Students st INNER JOIN Persons p ON st.PersonId=p.Id inner join Users u ON u.Id=p.UserId WHERE sc.EduId='15823443206' AND u.EmailAddress='sandor.marton@szeged.com'UNION" calcext:value-type="string">
            <text:p>SELECT sc.Id, st.Id FROM Schools sc, Students st INNER JOIN Persons p ON st.PersonId=p.Id inner join Users u ON u.Id=p.UserId WHERE sc.EduId='15823443206' AND u.EmailAddress='sandor.marton@szeged.com'UNION</text:p>
          </table:table-cell>
        </table:table-row>
        <table:table-row table:style-name="ro1">
          <table:table-cell office:value-type="string" calcext:value-type="string">
            <text:p>akos.ki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6]&amp;&quot;'&quot;" office:value-type="string" office:string-value="'akos.kis@szeged.com'" calcext:value-type="string">
            <text:p>'akos.kis@szeged.com'</text:p>
          </table:table-cell>
          <table:table-cell table:formula="of:=&quot;'&quot;&amp;[.B1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6]&amp;&quot; AND u.EmailAddress=&quot;&amp;[.D16]&amp;&quot;UNION&quot;" office:value-type="string" office:string-value="SELECT sc.Id, st.Id FROM Schools sc, Students st INNER JOIN Persons p ON st.PersonId=p.Id inner join Users u ON u.Id=p.UserId WHERE sc.EduId='15823443206' AND u.EmailAddress='akos.kis@szeged.com'UNION" calcext:value-type="string">
            <text:p>SELECT sc.Id, st.Id FROM Schools sc, Students st INNER JOIN Persons p ON st.PersonId=p.Id inner join Users u ON u.Id=p.UserId WHERE sc.EduId='15823443206' AND u.EmailAddress='akos.kis@szeged.com'UNION</text:p>
          </table:table-cell>
        </table:table-row>
        <table:table-row table:style-name="ro1">
          <table:table-cell office:value-type="string" calcext:value-type="string">
            <text:p>vanessza.keleme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7]&amp;&quot;'&quot;" office:value-type="string" office:string-value="'vanessza.kelemen@szeged.com'" calcext:value-type="string">
            <text:p>'vanessza.kelemen@szeged.com'</text:p>
          </table:table-cell>
          <table:table-cell table:formula="of:=&quot;'&quot;&amp;[.B1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7]&amp;&quot; AND u.EmailAddress=&quot;&amp;[.D17]&amp;&quot;UNION&quot;" office:value-type="string" office:string-value="SELECT sc.Id, st.Id FROM Schools sc, Students st INNER JOIN Persons p ON st.PersonId=p.Id inner join Users u ON u.Id=p.UserId WHERE sc.EduId='15823443206' AND u.EmailAddress='vanessza.kelemen@szeged.com'UNION" calcext:value-type="string">
            <text:p>SELECT sc.Id, st.Id FROM Schools sc, Students st INNER JOIN Persons p ON st.PersonId=p.Id inner join Users u ON u.Id=p.UserId WHERE sc.EduId='15823443206' AND u.EmailAddress='vanessza.kelemen@szeged.com'UNION</text:p>
          </table:table-cell>
        </table:table-row>
        <table:table-row table:style-name="ro1">
          <table:table-cell office:value-type="string" calcext:value-type="string">
            <text:p>blanka.orso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8]&amp;&quot;'&quot;" office:value-type="string" office:string-value="'blanka.orsos@szeged.com'" calcext:value-type="string">
            <text:p>'blanka.orsos@szeged.com'</text:p>
          </table:table-cell>
          <table:table-cell table:formula="of:=&quot;'&quot;&amp;[.B1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8]&amp;&quot; AND u.EmailAddress=&quot;&amp;[.D18]&amp;&quot;UNION&quot;" office:value-type="string" office:string-value="SELECT sc.Id, st.Id FROM Schools sc, Students st INNER JOIN Persons p ON st.PersonId=p.Id inner join Users u ON u.Id=p.UserId WHERE sc.EduId='15823443206' AND u.EmailAddress='blanka.orsos@szeged.com'UNION" calcext:value-type="string">
            <text:p>SELECT sc.Id, st.Id FROM Schools sc, Students st INNER JOIN Persons p ON st.PersonId=p.Id inner join Users u ON u.Id=p.UserId WHERE sc.EduId='15823443206' AND u.EmailAddress='blanka.orsos@szeged.com'UNION</text:p>
          </table:table-cell>
        </table:table-row>
        <table:table-row table:style-name="ro1">
          <table:table-cell office:value-type="string" calcext:value-type="string">
            <text:p>gergely.szekere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9]&amp;&quot;'&quot;" office:value-type="string" office:string-value="'gergely.szekeres@szeged.com'" calcext:value-type="string">
            <text:p>'gergely.szekeres@szeged.com'</text:p>
          </table:table-cell>
          <table:table-cell table:formula="of:=&quot;'&quot;&amp;[.B1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9]&amp;&quot; AND u.EmailAddress=&quot;&amp;[.D19]&amp;&quot;UNION&quot;" office:value-type="string" office:string-value="SELECT sc.Id, st.Id FROM Schools sc, Students st INNER JOIN Persons p ON st.PersonId=p.Id inner join Users u ON u.Id=p.UserId WHERE sc.EduId='15823443206' AND u.EmailAddress='gergely.szekeres@szeged.com'UNION" calcext:value-type="string">
            <text:p>SELECT sc.Id, st.Id FROM Schools sc, Students st INNER JOIN Persons p ON st.PersonId=p.Id inner join Users u ON u.Id=p.UserId WHERE sc.EduId='15823443206' AND u.EmailAddress='gergely.szekeres@szeged.com'UNION</text:p>
          </table:table-cell>
        </table:table-row>
        <table:table-row table:style-name="ro1">
          <table:table-cell office:value-type="string" calcext:value-type="string">
            <text:p>marton.jakab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0]&amp;&quot;'&quot;" office:value-type="string" office:string-value="'marton.jakab@szeged.com'" calcext:value-type="string">
            <text:p>'marton.jakab@szeged.com'</text:p>
          </table:table-cell>
          <table:table-cell table:formula="of:=&quot;'&quot;&amp;[.B2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0]&amp;&quot; AND u.EmailAddress=&quot;&amp;[.D20]&amp;&quot;UNION&quot;" office:value-type="string" office:string-value="SELECT sc.Id, st.Id FROM Schools sc, Students st INNER JOIN Persons p ON st.PersonId=p.Id inner join Users u ON u.Id=p.UserId WHERE sc.EduId='15823443206' AND u.EmailAddress='marton.jakab@szeged.com'UNION" calcext:value-type="string">
            <text:p>SELECT sc.Id, st.Id FROM Schools sc, Students st INNER JOIN Persons p ON st.PersonId=p.Id inner join Users u ON u.Id=p.UserId WHERE sc.EduId='15823443206' AND u.EmailAddress='marton.jakab@szeged.com'UNION</text:p>
          </table:table-cell>
        </table:table-row>
        <table:table-row table:style-name="ro1">
          <table:table-cell office:value-type="string" calcext:value-type="string">
            <text:p>barnabás.gal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1]&amp;&quot;'&quot;" office:value-type="string" office:string-value="'barnabás.gal@szeged.com'" calcext:value-type="string">
            <text:p>'barnabás.gal@szeged.com'</text:p>
          </table:table-cell>
          <table:table-cell table:formula="of:=&quot;'&quot;&amp;[.B2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1]&amp;&quot; AND u.EmailAddress=&quot;&amp;[.D21]&amp;&quot;UNION&quot;" office:value-type="string" office:string-value="SELECT sc.Id, st.Id FROM Schools sc, Students st INNER JOIN Persons p ON st.PersonId=p.Id inner join Users u ON u.Id=p.UserId WHERE sc.EduId='15823443206' AND u.EmailAddress='barnabás.gal@szeged.com'UNION" calcext:value-type="string">
            <text:p>SELECT sc.Id, st.Id FROM Schools sc, Students st INNER JOIN Persons p ON st.PersonId=p.Id inner join Users u ON u.Id=p.UserId WHERE sc.EduId='15823443206' AND u.EmailAddress='barnabás.gal@szeged.com'UNION</text:p>
          </table:table-cell>
        </table:table-row>
        <table:table-row table:style-name="ro1">
          <table:table-cell office:value-type="string" calcext:value-type="string">
            <text:p>andrás.gulya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2]&amp;&quot;'&quot;" office:value-type="string" office:string-value="'andrás.gulyas@szeged.com'" calcext:value-type="string">
            <text:p>'andrás.gulyas@szeged.com'</text:p>
          </table:table-cell>
          <table:table-cell table:formula="of:=&quot;'&quot;&amp;[.B2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2]&amp;&quot; AND u.EmailAddress=&quot;&amp;[.D22]&amp;&quot;UNION&quot;" office:value-type="string" office:string-value="SELECT sc.Id, st.Id FROM Schools sc, Students st INNER JOIN Persons p ON st.PersonId=p.Id inner join Users u ON u.Id=p.UserId WHERE sc.EduId='15823443206' AND u.EmailAddress='andrás.gulyas@szeged.com'UNION" calcext:value-type="string">
            <text:p>SELECT sc.Id, st.Id FROM Schools sc, Students st INNER JOIN Persons p ON st.PersonId=p.Id inner join Users u ON u.Id=p.UserId WHERE sc.EduId='15823443206' AND u.EmailAddress='andrás.gulyas@szeged.com'UNION</text:p>
          </table:table-cell>
        </table:table-row>
        <table:table-row table:style-name="ro1">
          <table:table-cell office:value-type="string" calcext:value-type="string">
            <text:p>antal.meszaros@domaszek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3]&amp;&quot;'&quot;" office:value-type="string" office:string-value="'antal.meszaros@domaszek.com'" calcext:value-type="string">
            <text:p>'antal.meszaros@domaszek.com'</text:p>
          </table:table-cell>
          <table:table-cell table:formula="of:=&quot;'&quot;&amp;[.B2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3]&amp;&quot; AND u.EmailAddress=&quot;&amp;[.D23]&amp;&quot;UNION&quot;" office:value-type="string" office:string-value="SELECT sc.Id, st.Id FROM Schools sc, Students st INNER JOIN Persons p ON st.PersonId=p.Id inner join Users u ON u.Id=p.UserId WHERE sc.EduId='15823443206' AND u.EmailAddress='antal.meszaros@domaszek.com'UNION" calcext:value-type="string">
            <text:p>SELECT sc.Id, st.Id FROM Schools sc, Students st INNER JOIN Persons p ON st.PersonId=p.Id inner join Users u ON u.Id=p.UserId WHERE sc.EduId='15823443206' AND u.EmailAddress='antal.meszaros@domaszek.com'UNION</text:p>
          </table:table-cell>
        </table:table-row>
        <table:table-row table:style-name="ro1">
          <table:table-cell office:value-type="string" calcext:value-type="string">
            <text:p>krisztofer.vaszoly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4]&amp;&quot;'&quot;" office:value-type="string" office:string-value="'krisztofer.vaszoly@szeged.com'" calcext:value-type="string">
            <text:p>'krisztofer.vaszoly@szeged.com'</text:p>
          </table:table-cell>
          <table:table-cell table:formula="of:=&quot;'&quot;&amp;[.B2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4]&amp;&quot; AND u.EmailAddress=&quot;&amp;[.D24]&amp;&quot;UNION&quot;" office:value-type="string" office:string-value="SELECT sc.Id, st.Id FROM Schools sc, Students st INNER JOIN Persons p ON st.PersonId=p.Id inner join Users u ON u.Id=p.UserId WHERE sc.EduId='15823443206' AND u.EmailAddress='krisztofer.vaszoly@szeged.com'UNION" calcext:value-type="string">
            <text:p>SELECT sc.Id, st.Id FROM Schools sc, Students st INNER JOIN Persons p ON st.PersonId=p.Id inner join Users u ON u.Id=p.UserId WHERE sc.EduId='15823443206' AND u.EmailAddress='krisztofer.vaszoly@szeged.com'UNION</text:p>
          </table:table-cell>
        </table:table-row>
        <table:table-row table:style-name="ro1">
          <table:table-cell office:value-type="string" calcext:value-type="string">
            <text:p>alexander.orba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5]&amp;&quot;'&quot;" office:value-type="string" office:string-value="'alexander.orban@szeged.com'" calcext:value-type="string">
            <text:p>'alexander.orban@szeged.com'</text:p>
          </table:table-cell>
          <table:table-cell table:formula="of:=&quot;'&quot;&amp;[.B2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5]&amp;&quot; AND u.EmailAddress=&quot;&amp;[.D25]&amp;&quot;UNION&quot;" office:value-type="string" office:string-value="SELECT sc.Id, st.Id FROM Schools sc, Students st INNER JOIN Persons p ON st.PersonId=p.Id inner join Users u ON u.Id=p.UserId WHERE sc.EduId='15823443206' AND u.EmailAddress='alexander.orban@szeged.com'UNION" calcext:value-type="string">
            <text:p>SELECT sc.Id, st.Id FROM Schools sc, Students st INNER JOIN Persons p ON st.PersonId=p.Id inner join Users u ON u.Id=p.UserId WHERE sc.EduId='15823443206' AND u.EmailAddress='alexander.orban@szeged.com'UNION</text:p>
          </table:table-cell>
        </table:table-row>
        <table:table-row table:style-name="ro1">
          <table:table-cell office:value-type="string" calcext:value-type="string">
            <text:p>nandor.major@szatymaz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6]&amp;&quot;'&quot;" office:value-type="string" office:string-value="'nandor.major@szatymaz.com'" calcext:value-type="string">
            <text:p>'nandor.major@szatymaz.com'</text:p>
          </table:table-cell>
          <table:table-cell table:formula="of:=&quot;'&quot;&amp;[.B2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6]&amp;&quot; AND u.EmailAddress=&quot;&amp;[.D26]&amp;&quot;UNION&quot;" office:value-type="string" office:string-value="SELECT sc.Id, st.Id FROM Schools sc, Students st INNER JOIN Persons p ON st.PersonId=p.Id inner join Users u ON u.Id=p.UserId WHERE sc.EduId='15823443206' AND u.EmailAddress='nandor.major@szatymaz.com'UNION" calcext:value-type="string">
            <text:p>SELECT sc.Id, st.Id FROM Schools sc, Students st INNER JOIN Persons p ON st.PersonId=p.Id inner join Users u ON u.Id=p.UserId WHERE sc.EduId='15823443206' AND u.EmailAddress='nandor.major@szatymaz.com'UNION</text:p>
          </table:table-cell>
        </table:table-row>
        <table:table-row table:style-name="ro1">
          <table:table-cell office:value-type="string" calcext:value-type="string">
            <text:p>dominik.vincze@maroslele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7]&amp;&quot;'&quot;" office:value-type="string" office:string-value="'dominik.vincze@maroslele.com'" calcext:value-type="string">
            <text:p>'dominik.vincze@maroslele.com'</text:p>
          </table:table-cell>
          <table:table-cell table:formula="of:=&quot;'&quot;&amp;[.B2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7]&amp;&quot; AND u.EmailAddress=&quot;&amp;[.D27]&amp;&quot;UNION&quot;" office:value-type="string" office:string-value="SELECT sc.Id, st.Id FROM Schools sc, Students st INNER JOIN Persons p ON st.PersonId=p.Id inner join Users u ON u.Id=p.UserId WHERE sc.EduId='15823443206' AND u.EmailAddress='dominik.vincze@maroslele.com'UNION" calcext:value-type="string">
            <text:p>SELECT sc.Id, st.Id FROM Schools sc, Students st INNER JOIN Persons p ON st.PersonId=p.Id inner join Users u ON u.Id=p.UserId WHERE sc.EduId='15823443206' AND u.EmailAddress='dominik.vincze@maroslele.com'UNION</text:p>
          </table:table-cell>
        </table:table-row>
        <table:table-row table:style-name="ro1">
          <table:table-cell office:value-type="string" calcext:value-type="string">
            <text:p>patrik.kis@kiszombor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8]&amp;&quot;'&quot;" office:value-type="string" office:string-value="'patrik.kis@kiszombor.com'" calcext:value-type="string">
            <text:p>'patrik.kis@kiszombor.com'</text:p>
          </table:table-cell>
          <table:table-cell table:formula="of:=&quot;'&quot;&amp;[.B2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8]&amp;&quot; AND u.EmailAddress=&quot;&amp;[.D28]&amp;&quot;UNION&quot;" office:value-type="string" office:string-value="SELECT sc.Id, st.Id FROM Schools sc, Students st INNER JOIN Persons p ON st.PersonId=p.Id inner join Users u ON u.Id=p.UserId WHERE sc.EduId='15823443206' AND u.EmailAddress='patrik.kis@kiszombor.com'UNION" calcext:value-type="string">
            <text:p>SELECT sc.Id, st.Id FROM Schools sc, Students st INNER JOIN Persons p ON st.PersonId=p.Id inner join Users u ON u.Id=p.UserId WHERE sc.EduId='15823443206' AND u.EmailAddress='patrik.kis@kiszombor.com'UNION</text:p>
          </table:table-cell>
        </table:table-row>
        <table:table-row table:style-name="ro1">
          <table:table-cell office:value-type="string" calcext:value-type="string">
            <text:p>dezso.barna@maroslele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9]&amp;&quot;'&quot;" office:value-type="string" office:string-value="'dezso.barna@maroslele.com'" calcext:value-type="string">
            <text:p>'dezso.barna@maroslele.com'</text:p>
          </table:table-cell>
          <table:table-cell table:formula="of:=&quot;'&quot;&amp;[.B2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9]&amp;&quot; AND u.EmailAddress=&quot;&amp;[.D29]&amp;&quot;UNION&quot;" office:value-type="string" office:string-value="SELECT sc.Id, st.Id FROM Schools sc, Students st INNER JOIN Persons p ON st.PersonId=p.Id inner join Users u ON u.Id=p.UserId WHERE sc.EduId='15823443206' AND u.EmailAddress='dezso.barna@maroslele.com'UNION" calcext:value-type="string">
            <text:p>SELECT sc.Id, st.Id FROM Schools sc, Students st INNER JOIN Persons p ON st.PersonId=p.Id inner join Users u ON u.Id=p.UserId WHERE sc.EduId='15823443206' AND u.EmailAddress='dezso.barna@maroslele.com'UNION</text:p>
          </table:table-cell>
        </table:table-row>
        <table:table-row table:style-name="ro1">
          <table:table-cell office:value-type="string" calcext:value-type="string">
            <text:p>karoly.halasz@csanadpalota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0]&amp;&quot;'&quot;" office:value-type="string" office:string-value="'karoly.halasz@csanadpalota.com'" calcext:value-type="string">
            <text:p>'karoly.halasz@csanadpalota.com'</text:p>
          </table:table-cell>
          <table:table-cell table:formula="of:=&quot;'&quot;&amp;[.B3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0]&amp;&quot; AND u.EmailAddress=&quot;&amp;[.D30]&amp;&quot;UNION&quot;" office:value-type="string" office:string-value="SELECT sc.Id, st.Id FROM Schools sc, Students st INNER JOIN Persons p ON st.PersonId=p.Id inner join Users u ON u.Id=p.UserId WHERE sc.EduId='15823443206' AND u.EmailAddress='karoly.halasz@csanadpalota.com'UNION" calcext:value-type="string">
            <text:p>SELECT sc.Id, st.Id FROM Schools sc, Students st INNER JOIN Persons p ON st.PersonId=p.Id inner join Users u ON u.Id=p.UserId WHERE sc.EduId='15823443206' AND u.EmailAddress='karoly.halasz@csanadpalota.com'UNION</text:p>
          </table:table-cell>
        </table:table-row>
        <table:table-row table:style-name="ro1">
          <table:table-cell office:value-type="string" calcext:value-type="string">
            <text:p>renato.lengyel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1]&amp;&quot;'&quot;" office:value-type="string" office:string-value="'renato.lengyel@szeged.com'" calcext:value-type="string">
            <text:p>'renato.lengyel@szeged.com'</text:p>
          </table:table-cell>
          <table:table-cell table:formula="of:=&quot;'&quot;&amp;[.B3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1]&amp;&quot; AND u.EmailAddress=&quot;&amp;[.D31]&amp;&quot;UNION&quot;" office:value-type="string" office:string-value="SELECT sc.Id, st.Id FROM Schools sc, Students st INNER JOIN Persons p ON st.PersonId=p.Id inner join Users u ON u.Id=p.UserId WHERE sc.EduId='15823443206' AND u.EmailAddress='renato.lengyel@szeged.com'UNION" calcext:value-type="string">
            <text:p>SELECT sc.Id, st.Id FROM Schools sc, Students st INNER JOIN Persons p ON st.PersonId=p.Id inner join Users u ON u.Id=p.UserId WHERE sc.EduId='15823443206' AND u.EmailAddress='renato.lengyel@szeged.com'UNION</text:p>
          </table:table-cell>
        </table:table-row>
        <table:table-row table:style-name="ro1">
          <table:table-cell office:value-type="string" calcext:value-type="string">
            <text:p>kinga.veres@algyo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2]&amp;&quot;'&quot;" office:value-type="string" office:string-value="'kinga.veres@algyo.com'" calcext:value-type="string">
            <text:p>'kinga.veres@algyo.com'</text:p>
          </table:table-cell>
          <table:table-cell table:formula="of:=&quot;'&quot;&amp;[.B3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2]&amp;&quot; AND u.EmailAddress=&quot;&amp;[.D32]&amp;&quot;UNION&quot;" office:value-type="string" office:string-value="SELECT sc.Id, st.Id FROM Schools sc, Students st INNER JOIN Persons p ON st.PersonId=p.Id inner join Users u ON u.Id=p.UserId WHERE sc.EduId='15823443206' AND u.EmailAddress='kinga.veres@algyo.com'UNION" calcext:value-type="string">
            <text:p>SELECT sc.Id, st.Id FROM Schools sc, Students st INNER JOIN Persons p ON st.PersonId=p.Id inner join Users u ON u.Id=p.UserId WHERE sc.EduId='15823443206' AND u.EmailAddress='kinga.veres@algyo.com'UNION</text:p>
          </table:table-cell>
        </table:table-row>
        <table:table-row table:style-name="ro1">
          <table:table-cell office:value-type="string" calcext:value-type="string">
            <text:p>armand.bodnar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3]&amp;&quot;'&quot;" office:value-type="string" office:string-value="'armand.bodnar@szeged.com'" calcext:value-type="string">
            <text:p>'armand.bodnar@szeged.com'</text:p>
          </table:table-cell>
          <table:table-cell table:formula="of:=&quot;'&quot;&amp;[.B3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3]&amp;&quot; AND u.EmailAddress=&quot;&amp;[.D33]&amp;&quot;UNION&quot;" office:value-type="string" office:string-value="SELECT sc.Id, st.Id FROM Schools sc, Students st INNER JOIN Persons p ON st.PersonId=p.Id inner join Users u ON u.Id=p.UserId WHERE sc.EduId='15823443206' AND u.EmailAddress='armand.bodnar@szeged.com'UNION" calcext:value-type="string">
            <text:p>SELECT sc.Id, st.Id FROM Schools sc, Students st INNER JOIN Persons p ON st.PersonId=p.Id inner join Users u ON u.Id=p.UserId WHERE sc.EduId='15823443206' AND u.EmailAddress='armand.bodnar@szeged.com'UNION</text:p>
          </table:table-cell>
        </table:table-row>
        <table:table-row table:style-name="ro1">
          <table:table-cell office:value-type="string" calcext:value-type="string">
            <text:p>renato.lakatos@kiszombor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4]&amp;&quot;'&quot;" office:value-type="string" office:string-value="'renato.lakatos@kiszombor.com'" calcext:value-type="string">
            <text:p>'renato.lakatos@kiszombor.com'</text:p>
          </table:table-cell>
          <table:table-cell table:formula="of:=&quot;'&quot;&amp;[.B3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4]&amp;&quot; AND u.EmailAddress=&quot;&amp;[.D34]&amp;&quot;UNION&quot;" office:value-type="string" office:string-value="SELECT sc.Id, st.Id FROM Schools sc, Students st INNER JOIN Persons p ON st.PersonId=p.Id inner join Users u ON u.Id=p.UserId WHERE sc.EduId='15823443206' AND u.EmailAddress='renato.lakatos@kiszombor.com'UNION" calcext:value-type="string">
            <text:p>SELECT sc.Id, st.Id FROM Schools sc, Students st INNER JOIN Persons p ON st.PersonId=p.Id inner join Users u ON u.Id=p.UserId WHERE sc.EduId='15823443206' AND u.EmailAddress='renato.lakatos@kiszombor.com'UNION</text:p>
          </table:table-cell>
        </table:table-row>
        <table:table-row table:style-name="ro1">
          <table:table-cell office:value-type="string" calcext:value-type="string">
            <text:p>dorina.barna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5]&amp;&quot;'&quot;" office:value-type="string" office:string-value="'dorina.barna@szeged.com'" calcext:value-type="string">
            <text:p>'dorina.barna@szeged.com'</text:p>
          </table:table-cell>
          <table:table-cell table:formula="of:=&quot;'&quot;&amp;[.B3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5]&amp;&quot; AND u.EmailAddress=&quot;&amp;[.D35]&amp;&quot;UNION&quot;" office:value-type="string" office:string-value="SELECT sc.Id, st.Id FROM Schools sc, Students st INNER JOIN Persons p ON st.PersonId=p.Id inner join Users u ON u.Id=p.UserId WHERE sc.EduId='15823443206' AND u.EmailAddress='dorina.barna@szeged.com'UNION" calcext:value-type="string">
            <text:p>SELECT sc.Id, st.Id FROM Schools sc, Students st INNER JOIN Persons p ON st.PersonId=p.Id inner join Users u ON u.Id=p.UserId WHERE sc.EduId='15823443206' AND u.EmailAddress='dorina.barna@szeged.com'UNION</text:p>
          </table:table-cell>
        </table:table-row>
        <table:table-row table:style-name="ro1">
          <table:table-cell office:value-type="string" calcext:value-type="string">
            <text:p>endre.kende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6]&amp;&quot;'&quot;" office:value-type="string" office:string-value="'endre.kende@szeged.com'" calcext:value-type="string">
            <text:p>'endre.kende@szeged.com'</text:p>
          </table:table-cell>
          <table:table-cell table:formula="of:=&quot;'&quot;&amp;[.B3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6]&amp;&quot; AND u.EmailAddress=&quot;&amp;[.D36]&amp;&quot;UNION&quot;" office:value-type="string" office:string-value="SELECT sc.Id, st.Id FROM Schools sc, Students st INNER JOIN Persons p ON st.PersonId=p.Id inner join Users u ON u.Id=p.UserId WHERE sc.EduId='15823443206' AND u.EmailAddress='endre.kende@szeged.com'UNION" calcext:value-type="string">
            <text:p>SELECT sc.Id, st.Id FROM Schools sc, Students st INNER JOIN Persons p ON st.PersonId=p.Id inner join Users u ON u.Id=p.UserId WHERE sc.EduId='15823443206' AND u.EmailAddress='endre.kende@szeged.com'UNION</text:p>
          </table:table-cell>
        </table:table-row>
        <table:table-row table:style-name="ro1">
          <table:table-cell office:value-type="string" calcext:value-type="string">
            <text:p>noel.simo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7]&amp;&quot;'&quot;" office:value-type="string" office:string-value="'noel.simon@szeged.com'" calcext:value-type="string">
            <text:p>'noel.simon@szeged.com'</text:p>
          </table:table-cell>
          <table:table-cell table:formula="of:=&quot;'&quot;&amp;[.B3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7]&amp;&quot; AND u.EmailAddress=&quot;&amp;[.D37]&amp;&quot;UNION&quot;" office:value-type="string" office:string-value="SELECT sc.Id, st.Id FROM Schools sc, Students st INNER JOIN Persons p ON st.PersonId=p.Id inner join Users u ON u.Id=p.UserId WHERE sc.EduId='15823443206' AND u.EmailAddress='noel.simon@szeged.com'UNION" calcext:value-type="string">
            <text:p>SELECT sc.Id, st.Id FROM Schools sc, Students st INNER JOIN Persons p ON st.PersonId=p.Id inner join Users u ON u.Id=p.UserId WHERE sc.EduId='15823443206' AND u.EmailAddress='noel.simon@szeged.com'UNION</text:p>
          </table:table-cell>
        </table:table-row>
        <table:table-row table:style-name="ro1">
          <table:table-cell office:value-type="string" calcext:value-type="string">
            <text:p>tibor.dobo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8]&amp;&quot;'&quot;" office:value-type="string" office:string-value="'tibor.dobos@szeged.com'" calcext:value-type="string">
            <text:p>'tibor.dobos@szeged.com'</text:p>
          </table:table-cell>
          <table:table-cell table:formula="of:=&quot;'&quot;&amp;[.B3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8]&amp;&quot; AND u.EmailAddress=&quot;&amp;[.D38]&amp;&quot;UNION&quot;" office:value-type="string" office:string-value="SELECT sc.Id, st.Id FROM Schools sc, Students st INNER JOIN Persons p ON st.PersonId=p.Id inner join Users u ON u.Id=p.UserId WHERE sc.EduId='15823443206' AND u.EmailAddress='tibor.dobos@szeged.com'UNION" calcext:value-type="string">
            <text:p>SELECT sc.Id, st.Id FROM Schools sc, Students st INNER JOIN Persons p ON st.PersonId=p.Id inner join Users u ON u.Id=p.UserId WHERE sc.EduId='15823443206' AND u.EmailAddress='tibor.dobos@szeged.com'UNION</text:p>
          </table:table-cell>
        </table:table-row>
        <table:table-row table:style-name="ro1">
          <table:table-cell office:value-type="string" calcext:value-type="string">
            <text:p>janos.bako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9]&amp;&quot;'&quot;" office:value-type="string" office:string-value="'janos.bakos@szeged.com'" calcext:value-type="string">
            <text:p>'janos.bakos@szeged.com'</text:p>
          </table:table-cell>
          <table:table-cell table:formula="of:=&quot;'&quot;&amp;[.B3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9]&amp;&quot; AND u.EmailAddress=&quot;&amp;[.D39]&amp;&quot;UNION&quot;" office:value-type="string" office:string-value="SELECT sc.Id, st.Id FROM Schools sc, Students st INNER JOIN Persons p ON st.PersonId=p.Id inner join Users u ON u.Id=p.UserId WHERE sc.EduId='15823443206' AND u.EmailAddress='janos.bakos@szeged.com'UNION" calcext:value-type="string">
            <text:p>SELECT sc.Id, st.Id FROM Schools sc, Students st INNER JOIN Persons p ON st.PersonId=p.Id inner join Users u ON u.Id=p.UserId WHERE sc.EduId='15823443206' AND u.EmailAddress='janos.bakos@szeged.com'UNION</text:p>
          </table:table-cell>
        </table:table-row>
        <table:table-row table:style-name="ro1">
          <table:table-cell office:value-type="string" calcext:value-type="string">
            <text:p>vivien.novak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40]&amp;&quot;'&quot;" office:value-type="string" office:string-value="'vivien.novak@szeged.com'" calcext:value-type="string">
            <text:p>'vivien.novak@szeged.com'</text:p>
          </table:table-cell>
          <table:table-cell table:formula="of:=&quot;'&quot;&amp;[.B4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0]&amp;&quot; AND u.EmailAddress=&quot;&amp;[.D40]&amp;&quot;UNION&quot;" office:value-type="string" office:string-value="SELECT sc.Id, st.Id FROM Schools sc, Students st INNER JOIN Persons p ON st.PersonId=p.Id inner join Users u ON u.Id=p.UserId WHERE sc.EduId='15823443206' AND u.EmailAddress='vivien.novak@szeged.com'UNION" calcext:value-type="string">
            <text:p>SELECT sc.Id, st.Id FROM Schools sc, Students st INNER JOIN Persons p ON st.PersonId=p.Id inner join Users u ON u.Id=p.UserId WHERE sc.EduId='15823443206' AND u.EmailAddress='vivien.novak@szeged.com'UNION</text:p>
          </table:table-cell>
        </table:table-row>
        <table:table-row table:style-name="ro1">
          <table:table-cell office:value-type="string" calcext:value-type="string">
            <text:p>monika.nemeth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41]&amp;&quot;'&quot;" office:value-type="string" office:string-value="'monika.nemeth@szeged.com'" calcext:value-type="string">
            <text:p>'monika.nemeth@szeged.com'</text:p>
          </table:table-cell>
          <table:table-cell table:formula="of:=&quot;'&quot;&amp;[.B4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1]&amp;&quot; AND u.EmailAddress=&quot;&amp;[.D41]&amp;&quot;UNION&quot;" office:value-type="string" office:string-value="SELECT sc.Id, st.Id FROM Schools sc, Students st INNER JOIN Persons p ON st.PersonId=p.Id inner join Users u ON u.Id=p.UserId WHERE sc.EduId='15823443206' AND u.EmailAddress='monika.nemeth@szeged.com'UNION" calcext:value-type="string">
            <text:p>SELECT sc.Id, st.Id FROM Schools sc, Students st INNER JOIN Persons p ON st.PersonId=p.Id inner join Users u ON u.Id=p.UserId WHERE sc.EduId='15823443206' AND u.EmailAddress='monika.nemeth@szeged.com'UNION</text:p>
          </table:table-cell>
        </table:table-row>
        <table:table-row table:style-name="ro1">
          <table:table-cell office:value-type="string" calcext:value-type="string">
            <text:p>aniko.kelemen@haj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2]&amp;&quot;'&quot;" office:value-type="string" office:string-value="'aniko.kelemen@hajunanas.com'" calcext:value-type="string">
            <text:p>'aniko.kelemen@hajunanas.com'</text:p>
          </table:table-cell>
          <table:table-cell table:formula="of:=&quot;'&quot;&amp;[.B4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2]&amp;&quot; AND u.EmailAddress=&quot;&amp;[.D42]&amp;&quot;UNION&quot;" office:value-type="string" office:string-value="SELECT sc.Id, st.Id FROM Schools sc, Students st INNER JOIN Persons p ON st.PersonId=p.Id inner join Users u ON u.Id=p.UserId WHERE sc.EduId='120606' AND u.EmailAddress='aniko.kelemen@hajunanas.com'UNION" calcext:value-type="string">
            <text:p>SELECT sc.Id, st.Id FROM Schools sc, Students st INNER JOIN Persons p ON st.PersonId=p.Id inner join Users u ON u.Id=p.UserId WHERE sc.EduId='120606' AND u.EmailAddress='aniko.kelemen@hajunanas.com'UNION</text:p>
          </table:table-cell>
        </table:table-row>
        <table:table-row table:style-name="ro1">
          <table:table-cell office:value-type="string" calcext:value-type="string">
            <text:p>aniko.toth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3]&amp;&quot;'&quot;" office:value-type="string" office:string-value="'aniko.toth@hajdunanas.com'" calcext:value-type="string">
            <text:p>'aniko.toth@hajdunanas.com'</text:p>
          </table:table-cell>
          <table:table-cell table:formula="of:=&quot;'&quot;&amp;[.B4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3]&amp;&quot; AND u.EmailAddress=&quot;&amp;[.D43]&amp;&quot;UNION&quot;" office:value-type="string" office:string-value="SELECT sc.Id, st.Id FROM Schools sc, Students st INNER JOIN Persons p ON st.PersonId=p.Id inner join Users u ON u.Id=p.UserId WHERE sc.EduId='120606' AND u.EmailAddress='aniko.toth@hajdunanas.com'UNION" calcext:value-type="string">
            <text:p>SELECT sc.Id, st.Id FROM Schools sc, Students st INNER JOIN Persons p ON st.PersonId=p.Id inner join Users u ON u.Id=p.UserId WHERE sc.EduId='120606' AND u.EmailAddress='aniko.toth@hajdunanas.com'UNION</text:p>
          </table:table-cell>
        </table:table-row>
        <table:table-row table:style-name="ro1">
          <table:table-cell office:value-type="string" calcext:value-type="string">
            <text:p>veronika.szoke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4]&amp;&quot;'&quot;" office:value-type="string" office:string-value="'veronika.szoke@hajdunanas.com'" calcext:value-type="string">
            <text:p>'veronika.szoke@hajdunanas.com'</text:p>
          </table:table-cell>
          <table:table-cell table:formula="of:=&quot;'&quot;&amp;[.B44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4]&amp;&quot; AND u.EmailAddress=&quot;&amp;[.D44]&amp;&quot;UNION&quot;" office:value-type="string" office:string-value="SELECT sc.Id, st.Id FROM Schools sc, Students st INNER JOIN Persons p ON st.PersonId=p.Id inner join Users u ON u.Id=p.UserId WHERE sc.EduId='120606' AND u.EmailAddress='veronika.szoke@hajdunanas.com'UNION" calcext:value-type="string">
            <text:p>SELECT sc.Id, st.Id FROM Schools sc, Students st INNER JOIN Persons p ON st.PersonId=p.Id inner join Users u ON u.Id=p.UserId WHERE sc.EduId='120606' AND u.EmailAddress='veronika.szoke@hajdunanas.com'UNION</text:p>
          </table:table-cell>
        </table:table-row>
        <table:table-row table:style-name="ro1">
          <table:table-cell office:value-type="string" calcext:value-type="string">
            <text:p>szabina.ille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5]&amp;&quot;'&quot;" office:value-type="string" office:string-value="'szabina.illes@hajdunanas.com'" calcext:value-type="string">
            <text:p>'szabina.illes@hajdunanas.com'</text:p>
          </table:table-cell>
          <table:table-cell table:formula="of:=&quot;'&quot;&amp;[.B45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5]&amp;&quot; AND u.EmailAddress=&quot;&amp;[.D45]&amp;&quot;UNION&quot;" office:value-type="string" office:string-value="SELECT sc.Id, st.Id FROM Schools sc, Students st INNER JOIN Persons p ON st.PersonId=p.Id inner join Users u ON u.Id=p.UserId WHERE sc.EduId='120606' AND u.EmailAddress='szabina.illes@hajdunanas.com'UNION" calcext:value-type="string">
            <text:p>SELECT sc.Id, st.Id FROM Schools sc, Students st INNER JOIN Persons p ON st.PersonId=p.Id inner join Users u ON u.Id=p.UserId WHERE sc.EduId='120606' AND u.EmailAddress='szabina.illes@hajdunanas.com'UNION</text:p>
          </table:table-cell>
        </table:table-row>
        <table:table-row table:style-name="ro1">
          <table:table-cell office:value-type="string" calcext:value-type="string">
            <text:p>viktoria.dobo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6]&amp;&quot;'&quot;" office:value-type="string" office:string-value="'viktoria.dobos@hajdunanas.com'" calcext:value-type="string">
            <text:p>'viktoria.dobos@hajdunanas.com'</text:p>
          </table:table-cell>
          <table:table-cell table:formula="of:=&quot;'&quot;&amp;[.B46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6]&amp;&quot; AND u.EmailAddress=&quot;&amp;[.D46]&amp;&quot;UNION&quot;" office:value-type="string" office:string-value="SELECT sc.Id, st.Id FROM Schools sc, Students st INNER JOIN Persons p ON st.PersonId=p.Id inner join Users u ON u.Id=p.UserId WHERE sc.EduId='120606' AND u.EmailAddress='viktoria.dobos@hajdunanas.com'UNION" calcext:value-type="string">
            <text:p>SELECT sc.Id, st.Id FROM Schools sc, Students st INNER JOIN Persons p ON st.PersonId=p.Id inner join Users u ON u.Id=p.UserId WHERE sc.EduId='120606' AND u.EmailAddress='viktoria.dobos@hajdunanas.com'UNION</text:p>
          </table:table-cell>
        </table:table-row>
        <table:table-row table:style-name="ro1">
          <table:table-cell office:value-type="string" calcext:value-type="string">
            <text:p>ivett.kozma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7]&amp;&quot;'&quot;" office:value-type="string" office:string-value="'ivett.kozma@hajdunanas.com'" calcext:value-type="string">
            <text:p>'ivett.kozma@hajdunanas.com'</text:p>
          </table:table-cell>
          <table:table-cell table:formula="of:=&quot;'&quot;&amp;[.B47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7]&amp;&quot; AND u.EmailAddress=&quot;&amp;[.D47]&amp;&quot;UNION&quot;" office:value-type="string" office:string-value="SELECT sc.Id, st.Id FROM Schools sc, Students st INNER JOIN Persons p ON st.PersonId=p.Id inner join Users u ON u.Id=p.UserId WHERE sc.EduId='120606' AND u.EmailAddress='ivett.kozma@hajdunanas.com'UNION" calcext:value-type="string">
            <text:p>SELECT sc.Id, st.Id FROM Schools sc, Students st INNER JOIN Persons p ON st.PersonId=p.Id inner join Users u ON u.Id=p.UserId WHERE sc.EduId='120606' AND u.EmailAddress='ivett.kozma@hajdunanas.com'UNION</text:p>
          </table:table-cell>
        </table:table-row>
        <table:table-row table:style-name="ro1">
          <table:table-cell office:value-type="string" calcext:value-type="string">
            <text:p>orsolya.pataki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8]&amp;&quot;'&quot;" office:value-type="string" office:string-value="'orsolya.pataki@hajdunanas.com'" calcext:value-type="string">
            <text:p>'orsolya.pataki@hajdunanas.com'</text:p>
          </table:table-cell>
          <table:table-cell table:formula="of:=&quot;'&quot;&amp;[.B48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8]&amp;&quot; AND u.EmailAddress=&quot;&amp;[.D48]&amp;&quot;UNION&quot;" office:value-type="string" office:string-value="SELECT sc.Id, st.Id FROM Schools sc, Students st INNER JOIN Persons p ON st.PersonId=p.Id inner join Users u ON u.Id=p.UserId WHERE sc.EduId='120606' AND u.EmailAddress='orsolya.pataki@hajdunanas.com'UNION" calcext:value-type="string">
            <text:p>SELECT sc.Id, st.Id FROM Schools sc, Students st INNER JOIN Persons p ON st.PersonId=p.Id inner join Users u ON u.Id=p.UserId WHERE sc.EduId='120606' AND u.EmailAddress='orsolya.pataki@hajdunanas.com'UNION</text:p>
          </table:table-cell>
        </table:table-row>
        <table:table-row table:style-name="ro1">
          <table:table-cell office:value-type="string" calcext:value-type="string">
            <text:p>dorina.gaspar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9]&amp;&quot;'&quot;" office:value-type="string" office:string-value="'dorina.gaspar@hajdunanas.com'" calcext:value-type="string">
            <text:p>'dorina.gaspar@hajdunanas.com'</text:p>
          </table:table-cell>
          <table:table-cell table:formula="of:=&quot;'&quot;&amp;[.B49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9]&amp;&quot; AND u.EmailAddress=&quot;&amp;[.D49]&amp;&quot;UNION&quot;" office:value-type="string" office:string-value="SELECT sc.Id, st.Id FROM Schools sc, Students st INNER JOIN Persons p ON st.PersonId=p.Id inner join Users u ON u.Id=p.UserId WHERE sc.EduId='120606' AND u.EmailAddress='dorina.gaspar@hajdunanas.com'UNION" calcext:value-type="string">
            <text:p>SELECT sc.Id, st.Id FROM Schools sc, Students st INNER JOIN Persons p ON st.PersonId=p.Id inner join Users u ON u.Id=p.UserId WHERE sc.EduId='120606' AND u.EmailAddress='dorina.gaspar@hajdunanas.com'UNION</text:p>
          </table:table-cell>
        </table:table-row>
        <table:table-row table:style-name="ro1">
          <table:table-cell office:value-type="string" calcext:value-type="string">
            <text:p>eva.halasz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0]&amp;&quot;'&quot;" office:value-type="string" office:string-value="'eva.halasz@hajdunanas.com'" calcext:value-type="string">
            <text:p>'eva.halasz@hajdunanas.com'</text:p>
          </table:table-cell>
          <table:table-cell table:formula="of:=&quot;'&quot;&amp;[.B50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0]&amp;&quot; AND u.EmailAddress=&quot;&amp;[.D50]&amp;&quot;UNION&quot;" office:value-type="string" office:string-value="SELECT sc.Id, st.Id FROM Schools sc, Students st INNER JOIN Persons p ON st.PersonId=p.Id inner join Users u ON u.Id=p.UserId WHERE sc.EduId='120606' AND u.EmailAddress='eva.halasz@hajdunanas.com'UNION" calcext:value-type="string">
            <text:p>SELECT sc.Id, st.Id FROM Schools sc, Students st INNER JOIN Persons p ON st.PersonId=p.Id inner join Users u ON u.Id=p.UserId WHERE sc.EduId='120606' AND u.EmailAddress='eva.halasz@hajdunanas.com'UNION</text:p>
          </table:table-cell>
        </table:table-row>
        <table:table-row table:style-name="ro1">
          <table:table-cell office:value-type="string" calcext:value-type="string">
            <text:p>evelin.orosz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1]&amp;&quot;'&quot;" office:value-type="string" office:string-value="'evelin.orosz@hajdunanas.com'" calcext:value-type="string">
            <text:p>'evelin.orosz@hajdunanas.com'</text:p>
          </table:table-cell>
          <table:table-cell table:formula="of:=&quot;'&quot;&amp;[.B51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1]&amp;&quot; AND u.EmailAddress=&quot;&amp;[.D51]&amp;&quot;UNION&quot;" office:value-type="string" office:string-value="SELECT sc.Id, st.Id FROM Schools sc, Students st INNER JOIN Persons p ON st.PersonId=p.Id inner join Users u ON u.Id=p.UserId WHERE sc.EduId='120606' AND u.EmailAddress='evelin.orosz@hajdunanas.com'UNION" calcext:value-type="string">
            <text:p>SELECT sc.Id, st.Id FROM Schools sc, Students st INNER JOIN Persons p ON st.PersonId=p.Id inner join Users u ON u.Id=p.UserId WHERE sc.EduId='120606' AND u.EmailAddress='evelin.orosz@hajdunanas.com'UNION</text:p>
          </table:table-cell>
        </table:table-row>
        <table:table-row table:style-name="ro1">
          <table:table-cell office:value-type="string" calcext:value-type="string">
            <text:p>adel.biro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2]&amp;&quot;'&quot;" office:value-type="string" office:string-value="'adel.biro@hajdunanas.com'" calcext:value-type="string">
            <text:p>'adel.biro@hajdunanas.com'</text:p>
          </table:table-cell>
          <table:table-cell table:formula="of:=&quot;'&quot;&amp;[.B5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2]&amp;&quot; AND u.EmailAddress=&quot;&amp;[.D52]&amp;&quot;UNION&quot;" office:value-type="string" office:string-value="SELECT sc.Id, st.Id FROM Schools sc, Students st INNER JOIN Persons p ON st.PersonId=p.Id inner join Users u ON u.Id=p.UserId WHERE sc.EduId='120606' AND u.EmailAddress='adel.biro@hajdunanas.com'UNION" calcext:value-type="string">
            <text:p>SELECT sc.Id, st.Id FROM Schools sc, Students st INNER JOIN Persons p ON st.PersonId=p.Id inner join Users u ON u.Id=p.UserId WHERE sc.EduId='120606' AND u.EmailAddress='adel.biro@hajdunanas.com'UNION</text:p>
          </table:table-cell>
        </table:table-row>
        <table:table-row table:style-name="ro1">
          <table:table-cell office:value-type="string" calcext:value-type="string">
            <text:p>oliver.orban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3]&amp;&quot;'&quot;" office:value-type="string" office:string-value="'oliver.orban@hajdunanas.com'" calcext:value-type="string">
            <text:p>'oliver.orban@hajdunanas.com'</text:p>
          </table:table-cell>
          <table:table-cell table:formula="of:=&quot;'&quot;&amp;[.B5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3]&amp;&quot; AND u.EmailAddress=&quot;&amp;[.D53]&amp;&quot;UNION&quot;" office:value-type="string" office:string-value="SELECT sc.Id, st.Id FROM Schools sc, Students st INNER JOIN Persons p ON st.PersonId=p.Id inner join Users u ON u.Id=p.UserId WHERE sc.EduId='120606' AND u.EmailAddress='oliver.orban@hajdunanas.com'UNION" calcext:value-type="string">
            <text:p>SELECT sc.Id, st.Id FROM Schools sc, Students st INNER JOIN Persons p ON st.PersonId=p.Id inner join Users u ON u.Id=p.UserId WHERE sc.EduId='120606' AND u.EmailAddress='oliver.orban@hajdunanas.com'UNION</text:p>
          </table:table-cell>
        </table:table-row>
        <table:table-row table:style-name="ro1">
          <table:table-cell office:value-type="string" calcext:value-type="string">
            <text:p>geza.bogdan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4]&amp;&quot;'&quot;" office:value-type="string" office:string-value="'geza.bogdan@hajdunanas.com'" calcext:value-type="string">
            <text:p>'geza.bogdan@hajdunanas.com'</text:p>
          </table:table-cell>
          <table:table-cell table:formula="of:=&quot;'&quot;&amp;[.B54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4]&amp;&quot; AND u.EmailAddress=&quot;&amp;[.D54]&amp;&quot;UNION&quot;" office:value-type="string" office:string-value="SELECT sc.Id, st.Id FROM Schools sc, Students st INNER JOIN Persons p ON st.PersonId=p.Id inner join Users u ON u.Id=p.UserId WHERE sc.EduId='120606' AND u.EmailAddress='geza.bogdan@hajdunanas.com'UNION" calcext:value-type="string">
            <text:p>SELECT sc.Id, st.Id FROM Schools sc, Students st INNER JOIN Persons p ON st.PersonId=p.Id inner join Users u ON u.Id=p.UserId WHERE sc.EduId='120606' AND u.EmailAddress='geza.bogdan@hajdunanas.com'UNION</text:p>
          </table:table-cell>
        </table:table-row>
        <table:table-row table:style-name="ro1">
          <table:table-cell office:value-type="string" calcext:value-type="string">
            <text:p>kevin.kiraly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5]&amp;&quot;'&quot;" office:value-type="string" office:string-value="'kevin.kiraly@hajdunanas.com'" calcext:value-type="string">
            <text:p>'kevin.kiraly@hajdunanas.com'</text:p>
          </table:table-cell>
          <table:table-cell table:formula="of:=&quot;'&quot;&amp;[.B55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5]&amp;&quot; AND u.EmailAddress=&quot;&amp;[.D55]&amp;&quot;UNION&quot;" office:value-type="string" office:string-value="SELECT sc.Id, st.Id FROM Schools sc, Students st INNER JOIN Persons p ON st.PersonId=p.Id inner join Users u ON u.Id=p.UserId WHERE sc.EduId='120606' AND u.EmailAddress='kevin.kiraly@hajdunanas.com'UNION" calcext:value-type="string">
            <text:p>SELECT sc.Id, st.Id FROM Schools sc, Students st INNER JOIN Persons p ON st.PersonId=p.Id inner join Users u ON u.Id=p.UserId WHERE sc.EduId='120606' AND u.EmailAddress='kevin.kiraly@hajdunanas.com'UNION</text:p>
          </table:table-cell>
        </table:table-row>
        <table:table-row table:style-name="ro1">
          <table:table-cell office:value-type="string" calcext:value-type="string">
            <text:p>tamas.aprod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6]&amp;&quot;'&quot;" office:value-type="string" office:string-value="'tamas.aprod@hajdunanas.com'" calcext:value-type="string">
            <text:p>'tamas.aprod@hajdunanas.com'</text:p>
          </table:table-cell>
          <table:table-cell table:formula="of:=&quot;'&quot;&amp;[.B56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6]&amp;&quot; AND u.EmailAddress=&quot;&amp;[.D56]&amp;&quot;UNION&quot;" office:value-type="string" office:string-value="SELECT sc.Id, st.Id FROM Schools sc, Students st INNER JOIN Persons p ON st.PersonId=p.Id inner join Users u ON u.Id=p.UserId WHERE sc.EduId='120606' AND u.EmailAddress='tamas.aprod@hajdunanas.com'UNION" calcext:value-type="string">
            <text:p>SELECT sc.Id, st.Id FROM Schools sc, Students st INNER JOIN Persons p ON st.PersonId=p.Id inner join Users u ON u.Id=p.UserId WHERE sc.EduId='120606' AND u.EmailAddress='tamas.aprod@hajdunanas.com'UNION</text:p>
          </table:table-cell>
        </table:table-row>
        <table:table-row table:style-name="ro1">
          <table:table-cell office:value-type="string" calcext:value-type="string">
            <text:p>dezso.bako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7]&amp;&quot;'&quot;" office:value-type="string" office:string-value="'dezso.bakos@hajdunanas.com'" calcext:value-type="string">
            <text:p>'dezso.bakos@hajdunanas.com'</text:p>
          </table:table-cell>
          <table:table-cell table:formula="of:=&quot;'&quot;&amp;[.B57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7]&amp;&quot; AND u.EmailAddress=&quot;&amp;[.D57]&amp;&quot;UNION&quot;" office:value-type="string" office:string-value="SELECT sc.Id, st.Id FROM Schools sc, Students st INNER JOIN Persons p ON st.PersonId=p.Id inner join Users u ON u.Id=p.UserId WHERE sc.EduId='120606' AND u.EmailAddress='dezso.bakos@hajdunanas.com'UNION" calcext:value-type="string">
            <text:p>SELECT sc.Id, st.Id FROM Schools sc, Students st INNER JOIN Persons p ON st.PersonId=p.Id inner join Users u ON u.Id=p.UserId WHERE sc.EduId='120606' AND u.EmailAddress='dezso.bakos@hajdunanas.com'UNION</text:p>
          </table:table-cell>
        </table:table-row>
        <table:table-row table:style-name="ro1">
          <table:table-cell office:value-type="string" calcext:value-type="string">
            <text:p>jozsef.sandor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8]&amp;&quot;'&quot;" office:value-type="string" office:string-value="'jozsef.sandor@hajdunanas.com'" calcext:value-type="string">
            <text:p>'jozsef.sandor@hajdunanas.com'</text:p>
          </table:table-cell>
          <table:table-cell table:formula="of:=&quot;'&quot;&amp;[.B58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8]&amp;&quot; AND u.EmailAddress=&quot;&amp;[.D58]&amp;&quot;UNION&quot;" office:value-type="string" office:string-value="SELECT sc.Id, st.Id FROM Schools sc, Students st INNER JOIN Persons p ON st.PersonId=p.Id inner join Users u ON u.Id=p.UserId WHERE sc.EduId='120606' AND u.EmailAddress='jozsef.sandor@hajdunanas.com'UNION" calcext:value-type="string">
            <text:p>SELECT sc.Id, st.Id FROM Schools sc, Students st INNER JOIN Persons p ON st.PersonId=p.Id inner join Users u ON u.Id=p.UserId WHERE sc.EduId='120606' AND u.EmailAddress='jozsef.sandor@hajdunanas.com'UNION</text:p>
          </table:table-cell>
        </table:table-row>
        <table:table-row table:style-name="ro1">
          <table:table-cell office:value-type="string" calcext:value-type="string">
            <text:p>gergo.toth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9]&amp;&quot;'&quot;" office:value-type="string" office:string-value="'gergo.toth@hajdunanas.com'" calcext:value-type="string">
            <text:p>'gergo.toth@hajdunanas.com'</text:p>
          </table:table-cell>
          <table:table-cell table:formula="of:=&quot;'&quot;&amp;[.B59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9]&amp;&quot; AND u.EmailAddress=&quot;&amp;[.D59]&amp;&quot;UNION&quot;" office:value-type="string" office:string-value="SELECT sc.Id, st.Id FROM Schools sc, Students st INNER JOIN Persons p ON st.PersonId=p.Id inner join Users u ON u.Id=p.UserId WHERE sc.EduId='120606' AND u.EmailAddress='gergo.toth@hajdunanas.com'UNION" calcext:value-type="string">
            <text:p>SELECT sc.Id, st.Id FROM Schools sc, Students st INNER JOIN Persons p ON st.PersonId=p.Id inner join Users u ON u.Id=p.UserId WHERE sc.EduId='120606' AND u.EmailAddress='gergo.toth@hajdunanas.com'UNION</text:p>
          </table:table-cell>
        </table:table-row>
        <table:table-row table:style-name="ro1">
          <table:table-cell office:value-type="string" calcext:value-type="string">
            <text:p>gergely.kereke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0]&amp;&quot;'&quot;" office:value-type="string" office:string-value="'gergely.kerekes@hajdunanas.com'" calcext:value-type="string">
            <text:p>'gergely.kerekes@hajdunanas.com'</text:p>
          </table:table-cell>
          <table:table-cell table:formula="of:=&quot;'&quot;&amp;[.B60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0]&amp;&quot; AND u.EmailAddress=&quot;&amp;[.D60]&amp;&quot;UNION&quot;" office:value-type="string" office:string-value="SELECT sc.Id, st.Id FROM Schools sc, Students st INNER JOIN Persons p ON st.PersonId=p.Id inner join Users u ON u.Id=p.UserId WHERE sc.EduId='120606' AND u.EmailAddress='gergely.kerekes@hajdunanas.com'UNION" calcext:value-type="string">
            <text:p>SELECT sc.Id, st.Id FROM Schools sc, Students st INNER JOIN Persons p ON st.PersonId=p.Id inner join Users u ON u.Id=p.UserId WHERE sc.EduId='120606' AND u.EmailAddress='gergely.kerekes@hajdunanas.com'UNION</text:p>
          </table:table-cell>
        </table:table-row>
        <table:table-row table:style-name="ro1">
          <table:table-cell office:value-type="string" calcext:value-type="string">
            <text:p>marcell.hajdu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1]&amp;&quot;'&quot;" office:value-type="string" office:string-value="'marcell.hajdu@hajdunanas.com'" calcext:value-type="string">
            <text:p>'marcell.hajdu@hajdunanas.com'</text:p>
          </table:table-cell>
          <table:table-cell table:formula="of:=&quot;'&quot;&amp;[.B61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1]&amp;&quot; AND u.EmailAddress=&quot;&amp;[.D61]&amp;&quot;UNION&quot;" office:value-type="string" office:string-value="SELECT sc.Id, st.Id FROM Schools sc, Students st INNER JOIN Persons p ON st.PersonId=p.Id inner join Users u ON u.Id=p.UserId WHERE sc.EduId='120606' AND u.EmailAddress='marcell.hajdu@hajdunanas.com'UNION" calcext:value-type="string">
            <text:p>SELECT sc.Id, st.Id FROM Schools sc, Students st INNER JOIN Persons p ON st.PersonId=p.Id inner join Users u ON u.Id=p.UserId WHERE sc.EduId='120606' AND u.EmailAddress='marcell.hajdu@hajdunanas.com'UNION</text:p>
          </table:table-cell>
        </table:table-row>
        <table:table-row table:style-name="ro1">
          <table:table-cell office:value-type="string" calcext:value-type="string">
            <text:p>lajos.gaspar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2]&amp;&quot;'&quot;" office:value-type="string" office:string-value="'lajos.gaspar@hajdunanas.com'" calcext:value-type="string">
            <text:p>'lajos.gaspar@hajdunanas.com'</text:p>
          </table:table-cell>
          <table:table-cell table:formula="of:=&quot;'&quot;&amp;[.B6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2]&amp;&quot; AND u.EmailAddress=&quot;&amp;[.D62]&amp;&quot;UNION&quot;" office:value-type="string" office:string-value="SELECT sc.Id, st.Id FROM Schools sc, Students st INNER JOIN Persons p ON st.PersonId=p.Id inner join Users u ON u.Id=p.UserId WHERE sc.EduId='120606' AND u.EmailAddress='lajos.gaspar@hajdunanas.com'UNION" calcext:value-type="string">
            <text:p>SELECT sc.Id, st.Id FROM Schools sc, Students st INNER JOIN Persons p ON st.PersonId=p.Id inner join Users u ON u.Id=p.UserId WHERE sc.EduId='120606' AND u.EmailAddress='lajos.gaspar@hajdunanas.com'UNION</text:p>
          </table:table-cell>
        </table:table-row>
        <table:table-row table:style-name="ro1">
          <table:table-cell office:value-type="string" calcext:value-type="string">
            <text:p>donat.kiraly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3]&amp;&quot;'&quot;" office:value-type="string" office:string-value="'donat.kiraly@hajdunanas.com'" calcext:value-type="string">
            <text:p>'donat.kiraly@hajdunanas.com'</text:p>
          </table:table-cell>
          <table:table-cell table:formula="of:=&quot;'&quot;&amp;[.B6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3]&amp;&quot; AND u.EmailAddress=&quot;&amp;[.D63]&amp;&quot;UNION&quot;" office:value-type="string" office:string-value="SELECT sc.Id, st.Id FROM Schools sc, Students st INNER JOIN Persons p ON st.PersonId=p.Id inner join Users u ON u.Id=p.UserId WHERE sc.EduId='120606' AND u.EmailAddress='donat.kiraly@hajdunanas.com'UNION" calcext:value-type="string">
            <text:p>SELECT sc.Id, st.Id FROM Schools sc, Students st INNER JOIN Persons p ON st.PersonId=p.Id inner join Users u ON u.Id=p.UserId WHERE sc.EduId='120606' AND u.EmailAddress='donat.kiraly@hajdunanas.com'UNION</text:p>
          </table:table-cell>
        </table:table-row>
        <table:table-row table:style-name="ro1">
          <table:table-cell office:value-type="string" calcext:value-type="string">
            <text:p>gyorgy.voro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4]&amp;&quot;'&quot;" office:value-type="string" office:string-value="'gyorgy.voros@hajdunanas.com'" calcext:value-type="string">
            <text:p>'gyorgy.voros@hajdunanas.com'</text:p>
          </table:table-cell>
          <table:table-cell table:formula="of:=&quot;'&quot;&amp;[.B64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4]&amp;&quot; AND u.EmailAddress=&quot;&amp;[.D64]&amp;&quot;UNION&quot;" office:value-type="string" office:string-value="SELECT sc.Id, st.Id FROM Schools sc, Students st INNER JOIN Persons p ON st.PersonId=p.Id inner join Users u ON u.Id=p.UserId WHERE sc.EduId='120606' AND u.EmailAddress='gyorgy.voros@hajdunanas.com'UNION" calcext:value-type="string">
            <text:p>SELECT sc.Id, st.Id FROM Schools sc, Students st INNER JOIN Persons p ON st.PersonId=p.Id inner join Users u ON u.Id=p.UserId WHERE sc.EduId='120606' AND u.EmailAddress='gyorgy.voros@hajdunanas.com'UNION</text:p>
          </table:table-cell>
        </table:table-row>
        <table:table-row table:style-name="ro1">
          <table:table-cell office:value-type="string" calcext:value-type="string">
            <text:p>armin.juhasz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5]&amp;&quot;'&quot;" office:value-type="string" office:string-value="'armin.juhasz@hajudorog.com'" calcext:value-type="string">
            <text:p>'armin.juhasz@hajudorog.com'</text:p>
          </table:table-cell>
          <table:table-cell table:formula="of:=&quot;'&quot;&amp;[.B65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5]&amp;&quot; AND u.EmailAddress=&quot;&amp;[.D65]&amp;&quot;UNION&quot;" office:value-type="string" office:string-value="SELECT sc.Id, st.Id FROM Schools sc, Students st INNER JOIN Persons p ON st.PersonId=p.Id inner join Users u ON u.Id=p.UserId WHERE sc.EduId='120606' AND u.EmailAddress='armin.juhasz@hajudorog.com'UNION" calcext:value-type="string">
            <text:p>SELECT sc.Id, st.Id FROM Schools sc, Students st INNER JOIN Persons p ON st.PersonId=p.Id inner join Users u ON u.Id=p.UserId WHERE sc.EduId='120606' AND u.EmailAddress='armin.juhasz@hajudorog.com'UNION</text:p>
          </table:table-cell>
        </table:table-row>
        <table:table-row table:style-name="ro1">
          <table:table-cell office:value-type="string" calcext:value-type="string">
            <text:p>viktor.juhasz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6]&amp;&quot;'&quot;" office:value-type="string" office:string-value="'viktor.juhasz@hajudorog.com'" calcext:value-type="string">
            <text:p>'viktor.juhasz@hajudorog.com'</text:p>
          </table:table-cell>
          <table:table-cell table:formula="of:=&quot;'&quot;&amp;[.B66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6]&amp;&quot; AND u.EmailAddress=&quot;&amp;[.D66]&amp;&quot;UNION&quot;" office:value-type="string" office:string-value="SELECT sc.Id, st.Id FROM Schools sc, Students st INNER JOIN Persons p ON st.PersonId=p.Id inner join Users u ON u.Id=p.UserId WHERE sc.EduId='120606' AND u.EmailAddress='viktor.juhasz@hajudorog.com'UNION" calcext:value-type="string">
            <text:p>SELECT sc.Id, st.Id FROM Schools sc, Students st INNER JOIN Persons p ON st.PersonId=p.Id inner join Users u ON u.Id=p.UserId WHERE sc.EduId='120606' AND u.EmailAddress='viktor.juhasz@hajudorog.com'UNION</text:p>
          </table:table-cell>
        </table:table-row>
        <table:table-row table:style-name="ro1">
          <table:table-cell office:value-type="string" calcext:value-type="string">
            <text:p>balazs.borbely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7]&amp;&quot;'&quot;" office:value-type="string" office:string-value="'balazs.borbely@hajudorog.com'" calcext:value-type="string">
            <text:p>'balazs.borbely@hajudorog.com'</text:p>
          </table:table-cell>
          <table:table-cell table:formula="of:=&quot;'&quot;&amp;[.B67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7]&amp;&quot; AND u.EmailAddress=&quot;&amp;[.D67]&amp;&quot;UNION&quot;" office:value-type="string" office:string-value="SELECT sc.Id, st.Id FROM Schools sc, Students st INNER JOIN Persons p ON st.PersonId=p.Id inner join Users u ON u.Id=p.UserId WHERE sc.EduId='120606' AND u.EmailAddress='balazs.borbely@hajudorog.com'UNION" calcext:value-type="string">
            <text:p>SELECT sc.Id, st.Id FROM Schools sc, Students st INNER JOIN Persons p ON st.PersonId=p.Id inner join Users u ON u.Id=p.UserId WHERE sc.EduId='120606' AND u.EmailAddress='balazs.borbely@hajudorog.com'UNION</text:p>
          </table:table-cell>
        </table:table-row>
        <table:table-row table:style-name="ro1">
          <table:table-cell office:value-type="string" calcext:value-type="string">
            <text:p>oliver.laszlo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8]&amp;&quot;'&quot;" office:value-type="string" office:string-value="'oliver.laszlo@hajudorog.com'" calcext:value-type="string">
            <text:p>'oliver.laszlo@hajudorog.com'</text:p>
          </table:table-cell>
          <table:table-cell table:formula="of:=&quot;'&quot;&amp;[.B68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8]&amp;&quot; AND u.EmailAddress=&quot;&amp;[.D68]&amp;&quot;UNION&quot;" office:value-type="string" office:string-value="SELECT sc.Id, st.Id FROM Schools sc, Students st INNER JOIN Persons p ON st.PersonId=p.Id inner join Users u ON u.Id=p.UserId WHERE sc.EduId='120606' AND u.EmailAddress='oliver.laszlo@hajudorog.com'UNION" calcext:value-type="string">
            <text:p>SELECT sc.Id, st.Id FROM Schools sc, Students st INNER JOIN Persons p ON st.PersonId=p.Id inner join Users u ON u.Id=p.UserId WHERE sc.EduId='120606' AND u.EmailAddress='oliver.laszlo@hajudorog.com'UNION</text:p>
          </table:table-cell>
        </table:table-row>
        <table:table-row table:style-name="ro1">
          <table:table-cell office:value-type="string" calcext:value-type="string">
            <text:p>bendeguz.bakos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9]&amp;&quot;'&quot;" office:value-type="string" office:string-value="'bendeguz.bakos@hajudorog.com'" calcext:value-type="string">
            <text:p>'bendeguz.bakos@hajudorog.com'</text:p>
          </table:table-cell>
          <table:table-cell table:formula="of:=&quot;'&quot;&amp;[.B69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9]&amp;&quot; AND u.EmailAddress=&quot;&amp;[.D69]&amp;&quot;UNION&quot;" office:value-type="string" office:string-value="SELECT sc.Id, st.Id FROM Schools sc, Students st INNER JOIN Persons p ON st.PersonId=p.Id inner join Users u ON u.Id=p.UserId WHERE sc.EduId='120606' AND u.EmailAddress='bendeguz.bakos@hajudorog.com'UNION" calcext:value-type="string">
            <text:p>SELECT sc.Id, st.Id FROM Schools sc, Students st INNER JOIN Persons p ON st.PersonId=p.Id inner join Users u ON u.Id=p.UserId WHERE sc.EduId='120606' AND u.EmailAddress='bendeguz.bakos@hajudorog.com'UNION</text:p>
          </table:table-cell>
        </table:table-row>
        <table:table-row table:style-name="ro1">
          <table:table-cell office:value-type="string" calcext:value-type="string">
            <text:p>renato.torok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0]&amp;&quot;'&quot;" office:value-type="string" office:string-value="'renato.torok@hajdunanas.com'" calcext:value-type="string">
            <text:p>'renato.torok@hajdunanas.com'</text:p>
          </table:table-cell>
          <table:table-cell table:formula="of:=&quot;'&quot;&amp;[.B70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0]&amp;&quot; AND u.EmailAddress=&quot;&amp;[.D70]&amp;&quot;UNION&quot;" office:value-type="string" office:string-value="SELECT sc.Id, st.Id FROM Schools sc, Students st INNER JOIN Persons p ON st.PersonId=p.Id inner join Users u ON u.Id=p.UserId WHERE sc.EduId='120606' AND u.EmailAddress='renato.torok@hajdunanas.com'UNION" calcext:value-type="string">
            <text:p>SELECT sc.Id, st.Id FROM Schools sc, Students st INNER JOIN Persons p ON st.PersonId=p.Id inner join Users u ON u.Id=p.UserId WHERE sc.EduId='120606' AND u.EmailAddress='renato.torok@hajdunanas.com'UNION</text:p>
          </table:table-cell>
        </table:table-row>
        <table:table-row table:style-name="ro1">
          <table:table-cell office:value-type="string" calcext:value-type="string">
            <text:p>barnabas.novak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1]&amp;&quot;'&quot;" office:value-type="string" office:string-value="'barnabas.novak@hajdunanas.com'" calcext:value-type="string">
            <text:p>'barnabas.novak@hajdunanas.com'</text:p>
          </table:table-cell>
          <table:table-cell table:formula="of:=&quot;'&quot;&amp;[.B71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1]&amp;&quot; AND u.EmailAddress=&quot;&amp;[.D71]&amp;&quot;UNION&quot;" office:value-type="string" office:string-value="SELECT sc.Id, st.Id FROM Schools sc, Students st INNER JOIN Persons p ON st.PersonId=p.Id inner join Users u ON u.Id=p.UserId WHERE sc.EduId='120606' AND u.EmailAddress='barnabas.novak@hajdunanas.com'UNION" calcext:value-type="string">
            <text:p>SELECT sc.Id, st.Id FROM Schools sc, Students st INNER JOIN Persons p ON st.PersonId=p.Id inner join Users u ON u.Id=p.UserId WHERE sc.EduId='120606' AND u.EmailAddress='barnabas.novak@hajdunanas.com'UNION</text:p>
          </table:table-cell>
        </table:table-row>
        <table:table-row table:style-name="ro1">
          <table:table-cell office:value-type="string" calcext:value-type="string">
            <text:p>milan.kis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2]&amp;&quot;'&quot;" office:value-type="string" office:string-value="'milan.kiss@hajdunanas.com'" calcext:value-type="string">
            <text:p>'milan.kiss@hajdunanas.com'</text:p>
          </table:table-cell>
          <table:table-cell table:formula="of:=&quot;'&quot;&amp;[.B7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2]&amp;&quot; AND u.EmailAddress=&quot;&amp;[.D72]&amp;&quot;UNION&quot;" office:value-type="string" office:string-value="SELECT sc.Id, st.Id FROM Schools sc, Students st INNER JOIN Persons p ON st.PersonId=p.Id inner join Users u ON u.Id=p.UserId WHERE sc.EduId='120606' AND u.EmailAddress='milan.kiss@hajdunanas.com'UNION" calcext:value-type="string">
            <text:p>SELECT sc.Id, st.Id FROM Schools sc, Students st INNER JOIN Persons p ON st.PersonId=p.Id inner join Users u ON u.Id=p.UserId WHERE sc.EduId='120606' AND u.EmailAddress='milan.kiss@hajdunanas.com'UNION</text:p>
          </table:table-cell>
        </table:table-row>
        <table:table-row table:style-name="ro1">
          <table:table-cell office:value-type="string" calcext:value-type="string">
            <text:p>laura.borbely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3]&amp;&quot;'&quot;" office:value-type="string" office:string-value="'laura.borbely@hajdunanas.com'" calcext:value-type="string">
            <text:p>'laura.borbely@hajdunanas.com'</text:p>
          </table:table-cell>
          <table:table-cell table:formula="of:=&quot;'&quot;&amp;[.B7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3]&amp;&quot; AND u.EmailAddress=&quot;&amp;[.D73]&amp;&quot;UNION&quot;" office:value-type="string" office:string-value="SELECT sc.Id, st.Id FROM Schools sc, Students st INNER JOIN Persons p ON st.PersonId=p.Id inner join Users u ON u.Id=p.UserId WHERE sc.EduId='120606' AND u.EmailAddress='laura.borbely@hajdunanas.com'UNION" calcext:value-type="string">
            <text:p>SELECT sc.Id, st.Id FROM Schools sc, Students st INNER JOIN Persons p ON st.PersonId=p.Id inner join Users u ON u.Id=p.UserId WHERE sc.EduId='120606' AND u.EmailAddress='laura.borbely@hajdunanas.com'UNION</text:p>
          </table:table-cell>
        </table:table-row>
        <table:table-row table:style-name="ro1">
          <table:table-cell office:value-type="string" calcext:value-type="string">
            <text:p>hajnalka.nemeth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4]&amp;&quot;'&quot;" office:value-type="string" office:string-value="'hajnalka.nemeth@budapest.com'" calcext:value-type="string">
            <text:p>'hajnalka.nemeth@budapest.com'</text:p>
          </table:table-cell>
          <table:table-cell table:formula="of:=&quot;'&quot;&amp;[.B74]&amp;&quot;'&quot;" office:value-type="string" office:string-value="'FI 80798'" calcext:value-type="string">
            <text:p>'FI 80798'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ria.szekely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5]&amp;&quot;'&quot;" office:value-type="string" office:string-value="'maria.szekely@budapest.com'" calcext:value-type="string">
            <text:p>'maria.szekely@budapest.com'</text:p>
          </table:table-cell>
          <table:table-cell table:formula="of:=&quot;'&quot;&amp;[.B75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5]&amp;&quot; AND u.EmailAddress=&quot;&amp;[.D75]&amp;&quot;UNION&quot;" office:value-type="string" office:string-value="SELECT sc.Id, st.Id FROM Schools sc, Students st INNER JOIN Persons p ON st.PersonId=p.Id inner join Users u ON u.Id=p.UserId WHERE sc.EduId='FI 80798' AND u.EmailAddress='maria.szekely@budapest.com'UNION" calcext:value-type="string">
            <text:p>SELECT sc.Id, st.Id FROM Schools sc, Students st INNER JOIN Persons p ON st.PersonId=p.Id inner join Users u ON u.Id=p.UserId WHERE sc.EduId='FI 80798' AND u.EmailAddress='maria.szekely@budapest.com'UNION</text:p>
          </table:table-cell>
        </table:table-row>
        <table:table-row table:style-name="ro1">
          <table:table-cell office:value-type="string" calcext:value-type="string">
            <text:p>szabina.vincze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6]&amp;&quot;'&quot;" office:value-type="string" office:string-value="'szabina.vincze@budapest.com'" calcext:value-type="string">
            <text:p>'szabina.vincze@budapest.com'</text:p>
          </table:table-cell>
          <table:table-cell table:formula="of:=&quot;'&quot;&amp;[.B76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6]&amp;&quot; AND u.EmailAddress=&quot;&amp;[.D76]&amp;&quot;UNION&quot;" office:value-type="string" office:string-value="SELECT sc.Id, st.Id FROM Schools sc, Students st INNER JOIN Persons p ON st.PersonId=p.Id inner join Users u ON u.Id=p.UserId WHERE sc.EduId='FI 80798' AND u.EmailAddress='szabina.vincze@budapest.com'UNION" calcext:value-type="string">
            <text:p>SELECT sc.Id, st.Id FROM Schools sc, Students st INNER JOIN Persons p ON st.PersonId=p.Id inner join Users u ON u.Id=p.UserId WHERE sc.EduId='FI 80798' AND u.EmailAddress='szabina.vincze@budapest.com'UNION</text:p>
          </table:table-cell>
        </table:table-row>
        <table:table-row table:style-name="ro1">
          <table:table-cell office:value-type="string" calcext:value-type="string">
            <text:p>lilla.olah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7]&amp;&quot;'&quot;" office:value-type="string" office:string-value="'lilla.olah@budapest.com'" calcext:value-type="string">
            <text:p>'lilla.olah@budapest.com'</text:p>
          </table:table-cell>
          <table:table-cell table:formula="of:=&quot;'&quot;&amp;[.B77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7]&amp;&quot; AND u.EmailAddress=&quot;&amp;[.D77]&amp;&quot;UNION&quot;" office:value-type="string" office:string-value="SELECT sc.Id, st.Id FROM Schools sc, Students st INNER JOIN Persons p ON st.PersonId=p.Id inner join Users u ON u.Id=p.UserId WHERE sc.EduId='FI 80798' AND u.EmailAddress='lilla.olah@budapest.com'UNION" calcext:value-type="string">
            <text:p>SELECT sc.Id, st.Id FROM Schools sc, Students st INNER JOIN Persons p ON st.PersonId=p.Id inner join Users u ON u.Id=p.UserId WHERE sc.EduId='FI 80798' AND u.EmailAddress='lilla.olah@budapest.com'UNION</text:p>
          </table:table-cell>
        </table:table-row>
        <table:table-row table:style-name="ro1">
          <table:table-cell office:value-type="string" calcext:value-type="string">
            <text:p>sara.pete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8]&amp;&quot;'&quot;" office:value-type="string" office:string-value="'sara.peter@budapest.com'" calcext:value-type="string">
            <text:p>'sara.peter@budapest.com'</text:p>
          </table:table-cell>
          <table:table-cell table:formula="of:=&quot;'&quot;&amp;[.B78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8]&amp;&quot; AND u.EmailAddress=&quot;&amp;[.D78]&amp;&quot;UNION&quot;" office:value-type="string" office:string-value="SELECT sc.Id, st.Id FROM Schools sc, Students st INNER JOIN Persons p ON st.PersonId=p.Id inner join Users u ON u.Id=p.UserId WHERE sc.EduId='FI 80798' AND u.EmailAddress='sara.peter@budapest.com'UNION" calcext:value-type="string">
            <text:p>SELECT sc.Id, st.Id FROM Schools sc, Students st INNER JOIN Persons p ON st.PersonId=p.Id inner join Users u ON u.Id=p.UserId WHERE sc.EduId='FI 80798' AND u.EmailAddress='sara.peter@budapest.com'UNION</text:p>
          </table:table-cell>
        </table:table-row>
        <table:table-row table:style-name="ro1">
          <table:table-cell office:value-type="string" calcext:value-type="string">
            <text:p>anita.fodor@mezômegyer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9]&amp;&quot;'&quot;" office:value-type="string" office:string-value="'anita.fodor@mezômegyer.com'" calcext:value-type="string">
            <text:p>'anita.fodor@mezômegyer.com'</text:p>
          </table:table-cell>
          <table:table-cell table:formula="of:=&quot;'&quot;&amp;[.B79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9]&amp;&quot; AND u.EmailAddress=&quot;&amp;[.D79]&amp;&quot;UNION&quot;" office:value-type="string" office:string-value="SELECT sc.Id, st.Id FROM Schools sc, Students st INNER JOIN Persons p ON st.PersonId=p.Id inner join Users u ON u.Id=p.UserId WHERE sc.EduId='FI 80798' AND u.EmailAddress='anita.fodor@mezômegyer.com'UNION" calcext:value-type="string">
            <text:p>SELECT sc.Id, st.Id FROM Schools sc, Students st INNER JOIN Persons p ON st.PersonId=p.Id inner join Users u ON u.Id=p.UserId WHERE sc.EduId='FI 80798' AND u.EmailAddress='anita.fodor@mezômegyer.com'UNION</text:p>
          </table:table-cell>
        </table:table-row>
        <table:table-row table:style-name="ro1">
          <table:table-cell office:value-type="string" calcext:value-type="string">
            <text:p>benedek.szalai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0]&amp;&quot;'&quot;" office:value-type="string" office:string-value="'benedek.szalai@budapest.com'" calcext:value-type="string">
            <text:p>'benedek.szalai@budapest.com'</text:p>
          </table:table-cell>
          <table:table-cell table:formula="of:=&quot;'&quot;&amp;[.B80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0]&amp;&quot; AND u.EmailAddress=&quot;&amp;[.D80]&amp;&quot;UNION&quot;" office:value-type="string" office:string-value="SELECT sc.Id, st.Id FROM Schools sc, Students st INNER JOIN Persons p ON st.PersonId=p.Id inner join Users u ON u.Id=p.UserId WHERE sc.EduId='FI 80798' AND u.EmailAddress='benedek.szalai@budapest.com'UNION" calcext:value-type="string">
            <text:p>SELECT sc.Id, st.Id FROM Schools sc, Students st INNER JOIN Persons p ON st.PersonId=p.Id inner join Users u ON u.Id=p.UserId WHERE sc.EduId='FI 80798' AND u.EmailAddress='benedek.szalai@budapest.com'UNION</text:p>
          </table:table-cell>
        </table:table-row>
        <table:table-row table:style-name="ro1">
          <table:table-cell office:value-type="string" calcext:value-type="string">
            <text:p>laszlo.horvath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1]&amp;&quot;'&quot;" office:value-type="string" office:string-value="'laszlo.horvath@budapest.com'" calcext:value-type="string">
            <text:p>'laszlo.horvath@budapest.com'</text:p>
          </table:table-cell>
          <table:table-cell table:formula="of:=&quot;'&quot;&amp;[.B81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1]&amp;&quot; AND u.EmailAddress=&quot;&amp;[.D81]&amp;&quot;UNION&quot;" office:value-type="string" office:string-value="SELECT sc.Id, st.Id FROM Schools sc, Students st INNER JOIN Persons p ON st.PersonId=p.Id inner join Users u ON u.Id=p.UserId WHERE sc.EduId='FI 80798' AND u.EmailAddress='laszlo.horvath@budapest.com'UNION" calcext:value-type="string">
            <text:p>SELECT sc.Id, st.Id FROM Schools sc, Students st INNER JOIN Persons p ON st.PersonId=p.Id inner join Users u ON u.Id=p.UserId WHERE sc.EduId='FI 80798' AND u.EmailAddress='laszlo.horvath@budapest.com'UNION</text:p>
          </table:table-cell>
        </table:table-row>
        <table:table-row table:style-name="ro1">
          <table:table-cell office:value-type="string" calcext:value-type="string">
            <text:p>bertalan.feher@dunaszeg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2]&amp;&quot;'&quot;" office:value-type="string" office:string-value="'bertalan.feher@dunaszeg.com'" calcext:value-type="string">
            <text:p>'bertalan.feher@dunaszeg.com'</text:p>
          </table:table-cell>
          <table:table-cell table:formula="of:=&quot;'&quot;&amp;[.B82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2]&amp;&quot; AND u.EmailAddress=&quot;&amp;[.D82]&amp;&quot;UNION&quot;" office:value-type="string" office:string-value="SELECT sc.Id, st.Id FROM Schools sc, Students st INNER JOIN Persons p ON st.PersonId=p.Id inner join Users u ON u.Id=p.UserId WHERE sc.EduId='FI 80798' AND u.EmailAddress='bertalan.feher@dunaszeg.com'UNION" calcext:value-type="string">
            <text:p>SELECT sc.Id, st.Id FROM Schools sc, Students st INNER JOIN Persons p ON st.PersonId=p.Id inner join Users u ON u.Id=p.UserId WHERE sc.EduId='FI 80798' AND u.EmailAddress='bertalan.feher@dunaszeg.com'UNION</text:p>
          </table:table-cell>
        </table:table-row>
        <table:table-row table:style-name="ro1">
          <table:table-cell office:value-type="string" calcext:value-type="string">
            <text:p>botond.lukacs@belapatfalva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3]&amp;&quot;'&quot;" office:value-type="string" office:string-value="'botond.lukacs@belapatfalva.com'" calcext:value-type="string">
            <text:p>'botond.lukacs@belapatfalva.com'</text:p>
          </table:table-cell>
          <table:table-cell table:formula="of:=&quot;'&quot;&amp;[.B83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3]&amp;&quot; AND u.EmailAddress=&quot;&amp;[.D83]&amp;&quot;UNION&quot;" office:value-type="string" office:string-value="SELECT sc.Id, st.Id FROM Schools sc, Students st INNER JOIN Persons p ON st.PersonId=p.Id inner join Users u ON u.Id=p.UserId WHERE sc.EduId='FI 80798' AND u.EmailAddress='botond.lukacs@belapatfalva.com'UNION" calcext:value-type="string">
            <text:p>SELECT sc.Id, st.Id FROM Schools sc, Students st INNER JOIN Persons p ON st.PersonId=p.Id inner join Users u ON u.Id=p.UserId WHERE sc.EduId='FI 80798' AND u.EmailAddress='botond.lukacs@belapatfalva.com'UNION</text:p>
          </table:table-cell>
        </table:table-row>
        <table:table-row table:style-name="ro1">
          <table:table-cell office:value-type="string" calcext:value-type="string">
            <text:p>ferenc.bogdan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4]&amp;&quot;'&quot;" office:value-type="string" office:string-value="'ferenc.bogdan@budapest.com'" calcext:value-type="string">
            <text:p>'ferenc.bogdan@budapest.com'</text:p>
          </table:table-cell>
          <table:table-cell table:formula="of:=&quot;'&quot;&amp;[.B84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4]&amp;&quot; AND u.EmailAddress=&quot;&amp;[.D84]&amp;&quot;UNION&quot;" office:value-type="string" office:string-value="SELECT sc.Id, st.Id FROM Schools sc, Students st INNER JOIN Persons p ON st.PersonId=p.Id inner join Users u ON u.Id=p.UserId WHERE sc.EduId='FI 80798' AND u.EmailAddress='ferenc.bogdan@budapest.com'UNION" calcext:value-type="string">
            <text:p>SELECT sc.Id, st.Id FROM Schools sc, Students st INNER JOIN Persons p ON st.PersonId=p.Id inner join Users u ON u.Id=p.UserId WHERE sc.EduId='FI 80798' AND u.EmailAddress='ferenc.bogdan@budapest.com'UNION</text:p>
          </table:table-cell>
        </table:table-row>
        <table:table-row table:style-name="ro1">
          <table:table-cell office:value-type="string" calcext:value-type="string">
            <text:p>csaba.gaspa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5]&amp;&quot;'&quot;" office:value-type="string" office:string-value="'csaba.gaspar@budapest.com'" calcext:value-type="string">
            <text:p>'csaba.gaspar@budapest.com'</text:p>
          </table:table-cell>
          <table:table-cell table:formula="of:=&quot;'&quot;&amp;[.B85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5]&amp;&quot; AND u.EmailAddress=&quot;&amp;[.D85]&amp;&quot;UNION&quot;" office:value-type="string" office:string-value="SELECT sc.Id, st.Id FROM Schools sc, Students st INNER JOIN Persons p ON st.PersonId=p.Id inner join Users u ON u.Id=p.UserId WHERE sc.EduId='FI 80798' AND u.EmailAddress='csaba.gaspar@budapest.com'UNION" calcext:value-type="string">
            <text:p>SELECT sc.Id, st.Id FROM Schools sc, Students st INNER JOIN Persons p ON st.PersonId=p.Id inner join Users u ON u.Id=p.UserId WHERE sc.EduId='FI 80798' AND u.EmailAddress='csaba.gaspar@budapest.com'UNION</text:p>
          </table:table-cell>
        </table:table-row>
        <table:table-row table:style-name="ro1">
          <table:table-cell office:value-type="string" calcext:value-type="string">
            <text:p>csongor.kelemen@nagybatony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6]&amp;&quot;'&quot;" office:value-type="string" office:string-value="'csongor.kelemen@nagybatony.com'" calcext:value-type="string">
            <text:p>'csongor.kelemen@nagybatony.com'</text:p>
          </table:table-cell>
          <table:table-cell table:formula="of:=&quot;'&quot;&amp;[.B86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6]&amp;&quot; AND u.EmailAddress=&quot;&amp;[.D86]&amp;&quot;UNION&quot;" office:value-type="string" office:string-value="SELECT sc.Id, st.Id FROM Schools sc, Students st INNER JOIN Persons p ON st.PersonId=p.Id inner join Users u ON u.Id=p.UserId WHERE sc.EduId='FI 80798' AND u.EmailAddress='csongor.kelemen@nagybatony.com'UNION" calcext:value-type="string">
            <text:p>SELECT sc.Id, st.Id FROM Schools sc, Students st INNER JOIN Persons p ON st.PersonId=p.Id inner join Users u ON u.Id=p.UserId WHERE sc.EduId='FI 80798' AND u.EmailAddress='csongor.kelemen@nagybatony.com'UNION</text:p>
          </table:table-cell>
        </table:table-row>
        <table:table-row table:style-name="ro1">
          <table:table-cell office:value-type="string" calcext:value-type="string">
            <text:p>patrik.balla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7]&amp;&quot;'&quot;" office:value-type="string" office:string-value="'patrik.balla@budapest.com'" calcext:value-type="string">
            <text:p>'patrik.balla@budapest.com'</text:p>
          </table:table-cell>
          <table:table-cell table:formula="of:=&quot;'&quot;&amp;[.B87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7]&amp;&quot; AND u.EmailAddress=&quot;&amp;[.D87]&amp;&quot;UNION&quot;" office:value-type="string" office:string-value="SELECT sc.Id, st.Id FROM Schools sc, Students st INNER JOIN Persons p ON st.PersonId=p.Id inner join Users u ON u.Id=p.UserId WHERE sc.EduId='FI 80798' AND u.EmailAddress='patrik.balla@budapest.com'UNION" calcext:value-type="string">
            <text:p>SELECT sc.Id, st.Id FROM Schools sc, Students st INNER JOIN Persons p ON st.PersonId=p.Id inner join Users u ON u.Id=p.UserId WHERE sc.EduId='FI 80798' AND u.EmailAddress='patrik.balla@budapest.com'UNION</text:p>
          </table:table-cell>
        </table:table-row>
        <table:table-row table:style-name="ro1">
          <table:table-cell office:value-type="string" calcext:value-type="string">
            <text:p>dominik.magya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8]&amp;&quot;'&quot;" office:value-type="string" office:string-value="'dominik.magyar@budapest.com'" calcext:value-type="string">
            <text:p>'dominik.magyar@budapest.com'</text:p>
          </table:table-cell>
          <table:table-cell table:formula="of:=&quot;'&quot;&amp;[.B88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8]&amp;&quot; AND u.EmailAddress=&quot;&amp;[.D88]&amp;&quot;UNION&quot;" office:value-type="string" office:string-value="SELECT sc.Id, st.Id FROM Schools sc, Students st INNER JOIN Persons p ON st.PersonId=p.Id inner join Users u ON u.Id=p.UserId WHERE sc.EduId='FI 80798' AND u.EmailAddress='dominik.magyar@budapest.com'UNION" calcext:value-type="string">
            <text:p>SELECT sc.Id, st.Id FROM Schools sc, Students st INNER JOIN Persons p ON st.PersonId=p.Id inner join Users u ON u.Id=p.UserId WHERE sc.EduId='FI 80798' AND u.EmailAddress='dominik.magyar@budapest.com'UNION</text:p>
          </table:table-cell>
        </table:table-row>
        <table:table-row table:style-name="ro1">
          <table:table-cell office:value-type="string" calcext:value-type="string">
            <text:p>levente.sipos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9]&amp;&quot;'&quot;" office:value-type="string" office:string-value="'levente.sipos@budapest.com'" calcext:value-type="string">
            <text:p>'levente.sipos@budapest.com'</text:p>
          </table:table-cell>
          <table:table-cell table:formula="of:=&quot;'&quot;&amp;[.B89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9]&amp;&quot; AND u.EmailAddress=&quot;&amp;[.D89]&amp;&quot;UNION&quot;" office:value-type="string" office:string-value="SELECT sc.Id, st.Id FROM Schools sc, Students st INNER JOIN Persons p ON st.PersonId=p.Id inner join Users u ON u.Id=p.UserId WHERE sc.EduId='FI 80798' AND u.EmailAddress='levente.sipos@budapest.com'UNION" calcext:value-type="string">
            <text:p>SELECT sc.Id, st.Id FROM Schools sc, Students st INNER JOIN Persons p ON st.PersonId=p.Id inner join Users u ON u.Id=p.UserId WHERE sc.EduId='FI 80798' AND u.EmailAddress='levente.sipos@budapest.com'UNION</text:p>
          </table:table-cell>
        </table:table-row>
        <table:table-row table:style-name="ro1">
          <table:table-cell office:value-type="string" calcext:value-type="string">
            <text:p>zsofia.antal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0]&amp;&quot;'&quot;" office:value-type="string" office:string-value="'zsofia.antal@budapest.com'" calcext:value-type="string">
            <text:p>'zsofia.antal@budapest.com'</text:p>
          </table:table-cell>
          <table:table-cell table:formula="of:=&quot;'&quot;&amp;[.B90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0]&amp;&quot; AND u.EmailAddress=&quot;&amp;[.D90]&amp;&quot;UNION&quot;" office:value-type="string" office:string-value="SELECT sc.Id, st.Id FROM Schools sc, Students st INNER JOIN Persons p ON st.PersonId=p.Id inner join Users u ON u.Id=p.UserId WHERE sc.EduId='FI 80798' AND u.EmailAddress='zsofia.antal@budapest.com'UNION" calcext:value-type="string">
            <text:p>SELECT sc.Id, st.Id FROM Schools sc, Students st INNER JOIN Persons p ON st.PersonId=p.Id inner join Users u ON u.Id=p.UserId WHERE sc.EduId='FI 80798' AND u.EmailAddress='zsofia.antal@budapest.com'UNION</text:p>
          </table:table-cell>
        </table:table-row>
        <table:table-row table:style-name="ro1">
          <table:table-cell office:value-type="string" calcext:value-type="string">
            <text:p>ildiko.gulyas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1]&amp;&quot;'&quot;" office:value-type="string" office:string-value="'ildiko.gulyas@budapest.com'" calcext:value-type="string">
            <text:p>'ildiko.gulyas@budapest.com'</text:p>
          </table:table-cell>
          <table:table-cell table:formula="of:=&quot;'&quot;&amp;[.B91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1]&amp;&quot; AND u.EmailAddress=&quot;&amp;[.D91]&amp;&quot;UNION&quot;" office:value-type="string" office:string-value="SELECT sc.Id, st.Id FROM Schools sc, Students st INNER JOIN Persons p ON st.PersonId=p.Id inner join Users u ON u.Id=p.UserId WHERE sc.EduId='FI 80798' AND u.EmailAddress='ildiko.gulyas@budapest.com'UNION" calcext:value-type="string">
            <text:p>SELECT sc.Id, st.Id FROM Schools sc, Students st INNER JOIN Persons p ON st.PersonId=p.Id inner join Users u ON u.Id=p.UserId WHERE sc.EduId='FI 80798' AND u.EmailAddress='ildiko.gulyas@budapest.com'UNION</text:p>
          </table:table-cell>
        </table:table-row>
        <table:table-row table:style-name="ro1">
          <table:table-cell office:value-type="string" calcext:value-type="string">
            <text:p>hajnalka.virag@monor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2]&amp;&quot;'&quot;" office:value-type="string" office:string-value="'hajnalka.virag@monor.com'" calcext:value-type="string">
            <text:p>'hajnalka.virag@monor.com'</text:p>
          </table:table-cell>
          <table:table-cell table:formula="of:=&quot;'&quot;&amp;[.B92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2]&amp;&quot; AND u.EmailAddress=&quot;&amp;[.D92]&amp;&quot;UNION&quot;" office:value-type="string" office:string-value="SELECT sc.Id, st.Id FROM Schools sc, Students st INNER JOIN Persons p ON st.PersonId=p.Id inner join Users u ON u.Id=p.UserId WHERE sc.EduId='FI 80798' AND u.EmailAddress='hajnalka.virag@monor.com'UNION" calcext:value-type="string">
            <text:p>SELECT sc.Id, st.Id FROM Schools sc, Students st INNER JOIN Persons p ON st.PersonId=p.Id inner join Users u ON u.Id=p.UserId WHERE sc.EduId='FI 80798' AND u.EmailAddress='hajnalka.virag@monor.com'UNION</text:p>
          </table:table-cell>
        </table:table-row>
        <table:table-row table:style-name="ro1">
          <table:table-cell office:value-type="string" calcext:value-type="string">
            <text:p>anita.zobo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3]&amp;&quot;'&quot;" office:value-type="string" office:string-value="'anita.zobor@budapest.com'" calcext:value-type="string">
            <text:p>'anita.zobor@budapest.com'</text:p>
          </table:table-cell>
          <table:table-cell table:formula="of:=&quot;'&quot;&amp;[.B93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3]&amp;&quot; AND u.EmailAddress=&quot;&amp;[.D93]&amp;&quot;UNION&quot;" office:value-type="string" office:string-value="SELECT sc.Id, st.Id FROM Schools sc, Students st INNER JOIN Persons p ON st.PersonId=p.Id inner join Users u ON u.Id=p.UserId WHERE sc.EduId='FI 80798' AND u.EmailAddress='anita.zobor@budapest.com'UNION" calcext:value-type="string">
            <text:p>SELECT sc.Id, st.Id FROM Schools sc, Students st INNER JOIN Persons p ON st.PersonId=p.Id inner join Users u ON u.Id=p.UserId WHERE sc.EduId='FI 80798' AND u.EmailAddress='anita.zobor@budapest.com'UNION</text:p>
          </table:table-cell>
        </table:table-row>
        <table:table-row table:style-name="ro1">
          <table:table-cell office:value-type="string" calcext:value-type="string">
            <text:p>szabina.biro@lajosmizse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4]&amp;&quot;'&quot;" office:value-type="string" office:string-value="'szabina.biro@lajosmizse.com'" calcext:value-type="string">
            <text:p>'szabina.biro@lajosmizse.com'</text:p>
          </table:table-cell>
          <table:table-cell table:formula="of:=&quot;'&quot;&amp;[.B94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4]&amp;&quot; AND u.EmailAddress=&quot;&amp;[.D94]&amp;&quot;UNION&quot;" office:value-type="string" office:string-value="SELECT sc.Id, st.Id FROM Schools sc, Students st INNER JOIN Persons p ON st.PersonId=p.Id inner join Users u ON u.Id=p.UserId WHERE sc.EduId='FI 80798' AND u.EmailAddress='szabina.biro@lajosmizse.com'UNION" calcext:value-type="string">
            <text:p>SELECT sc.Id, st.Id FROM Schools sc, Students st INNER JOIN Persons p ON st.PersonId=p.Id inner join Users u ON u.Id=p.UserId WHERE sc.EduId='FI 80798' AND u.EmailAddress='szabina.biro@lajosmizse.com'UNION</text:p>
          </table:table-cell>
        </table:table-row>
        <table:table-row table:style-name="ro1">
          <table:table-cell office:value-type="string" calcext:value-type="string">
            <text:p>fruzsina.papp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5]&amp;&quot;'&quot;" office:value-type="string" office:string-value="'fruzsina.papp@budapest.com'" calcext:value-type="string">
            <text:p>'fruzsina.papp@budapest.com'</text:p>
          </table:table-cell>
          <table:table-cell table:formula="of:=&quot;'&quot;&amp;[.B95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5]&amp;&quot; AND u.EmailAddress=&quot;&amp;[.D95]&amp;&quot;UNION&quot;" office:value-type="string" office:string-value="SELECT sc.Id, st.Id FROM Schools sc, Students st INNER JOIN Persons p ON st.PersonId=p.Id inner join Users u ON u.Id=p.UserId WHERE sc.EduId='FI 80798' AND u.EmailAddress='fruzsina.papp@budapest.com'UNION" calcext:value-type="string">
            <text:p>SELECT sc.Id, st.Id FROM Schools sc, Students st INNER JOIN Persons p ON st.PersonId=p.Id inner join Users u ON u.Id=p.UserId WHERE sc.EduId='FI 80798' AND u.EmailAddress='fruzsina.papp@budapest.com'UNION</text:p>
          </table:table-cell>
        </table:table-row>
        <table:table-row table:style-name="ro1">
          <table:table-cell office:value-type="string" calcext:value-type="string">
            <text:p>cintia.veres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6]&amp;&quot;'&quot;" office:value-type="string" office:string-value="'cintia.veres@budapest.com'" calcext:value-type="string">
            <text:p>'cintia.veres@budapest.com'</text:p>
          </table:table-cell>
          <table:table-cell table:formula="of:=&quot;'&quot;&amp;[.B96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6]&amp;&quot; AND u.EmailAddress=&quot;&amp;[.D96]&amp;&quot;UNION&quot;" office:value-type="string" office:string-value="SELECT sc.Id, st.Id FROM Schools sc, Students st INNER JOIN Persons p ON st.PersonId=p.Id inner join Users u ON u.Id=p.UserId WHERE sc.EduId='FI 80798' AND u.EmailAddress='cintia.veres@budapest.com'UNION" calcext:value-type="string">
            <text:p>SELECT sc.Id, st.Id FROM Schools sc, Students st INNER JOIN Persons p ON st.PersonId=p.Id inner join Users u ON u.Id=p.UserId WHERE sc.EduId='FI 80798' AND u.EmailAddress='cintia.veres@budapest.com'UNION</text:p>
          </table:table-cell>
        </table:table-row>
        <table:table-row table:style-name="ro1" table:number-rows-repeated="104847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ermany" table:style-name="ta1">
        <office:forms form:automatic-focus="false" form:apply-design-mode="false"/>
        <table:table-column table:style-name="co28" table:default-cell-style-name="Default"/>
        <table:table-column table:style-name="co1" table:number-columns-repeated="2" table:default-cell-style-name="Default"/>
        <table:table-column table:style-name="co2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Edu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hardt.tolkien@dresden.com</text:p>
          </table:table-cell>
          <table:table-cell table:formula="of:=IF([.C2]=1;&quot;DE 01200&quot;;&quot;DE 01100&quot;)" office:value-type="string" office:string-value="DE 01200" calcext:value-type="string">
            <text:p>DE 01200</text:p>
          </table:table-cell>
          <table:table-cell table:formula="of:=MOD(ROW([.A1]);2)" office:value-type="float" office:value="1" calcext:value-type="float">
            <text:p>1</text:p>
          </table:table-cell>
          <table:table-cell table:formula="of:=&quot;'&quot;&amp;[.A2]&amp;&quot;'&quot;" office:value-type="string" office:string-value="'gerhardt.tolkien@dresden.com'" calcext:value-type="string">
            <text:p>'gerhardt.tolkien@dresden.com'</text:p>
          </table:table-cell>
          <table:table-cell table:formula="of:=&quot;'&quot;&amp;[.B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]&amp;&quot; AND u.EmailAddress=&quot;&amp;[.D2]&amp;&quot;UNION&quot;" office:value-type="string" office:string-value="SELECT sc.Id, st.Id FROM Schools sc, Students st INNER JOIN Persons p ON st.PersonId=p.Id inner join Users u ON u.Id=p.UserId WHERE sc.EduId='DE 01200' AND u.EmailAddress='gerhardt.tolkien@dresden.com'UNION" calcext:value-type="string">
            <text:p>SELECT sc.Id, st.Id FROM Schools sc, Students st INNER JOIN Persons p ON st.PersonId=p.Id inner join Users u ON u.Id=p.UserId WHERE sc.EduId='DE 01200' AND u.EmailAddress='gerhardt.tolkien@dresden.com'UNION</text:p>
          </table:table-cell>
        </table:table-row>
        <table:table-row table:style-name="ro1">
          <table:table-cell office:value-type="string" calcext:value-type="string">
            <text:p>linda.brodbeck@leipzig.com</text:p>
          </table:table-cell>
          <table:table-cell table:formula="of:=IF([.C3]=1;&quot;DE 01200&quot;;&quot;DE 01100&quot;)" office:value-type="string" office:string-value="DE 01100" calcext:value-type="string">
            <text:p>DE 01100</text:p>
          </table:table-cell>
          <table:table-cell table:formula="of:=MOD(ROW([.A2]);2)" office:value-type="float" office:value="0" calcext:value-type="float">
            <text:p>0</text:p>
          </table:table-cell>
          <table:table-cell table:formula="of:=&quot;'&quot;&amp;[.A3]&amp;&quot;'&quot;" office:value-type="string" office:string-value="'linda.brodbeck@leipzig.com'" calcext:value-type="string">
            <text:p>'linda.brodbeck@leipzig.com'</text:p>
          </table:table-cell>
          <table:table-cell table:formula="of:=&quot;'&quot;&amp;[.B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]&amp;&quot; AND u.EmailAddress=&quot;&amp;[.D3]&amp;&quot;UNION&quot;" office:value-type="string" office:string-value="SELECT sc.Id, st.Id FROM Schools sc, Students st INNER JOIN Persons p ON st.PersonId=p.Id inner join Users u ON u.Id=p.UserId WHERE sc.EduId='DE 01100' AND u.EmailAddress='linda.brodbeck@leipzig.com'UNION" calcext:value-type="string">
            <text:p>SELECT sc.Id, st.Id FROM Schools sc, Students st INNER JOIN Persons p ON st.PersonId=p.Id inner join Users u ON u.Id=p.UserId WHERE sc.EduId='DE 01100' AND u.EmailAddress='linda.brodbeck@leipzig.com'UNION</text:p>
          </table:table-cell>
        </table:table-row>
        <table:table-row table:style-name="ro1">
          <table:table-cell office:value-type="string" calcext:value-type="string">
            <text:p>ulrike.schuchard@dresden.com</text:p>
          </table:table-cell>
          <table:table-cell table:formula="of:=IF([.C4]=1;&quot;DE 01200&quot;;&quot;DE 01100&quot;)" office:value-type="string" office:string-value="DE 01200" calcext:value-type="string">
            <text:p>DE 01200</text:p>
          </table:table-cell>
          <table:table-cell table:formula="of:=MOD(ROW([.A3]);2)" office:value-type="float" office:value="1" calcext:value-type="float">
            <text:p>1</text:p>
          </table:table-cell>
          <table:table-cell table:formula="of:=&quot;'&quot;&amp;[.A4]&amp;&quot;'&quot;" office:value-type="string" office:string-value="'ulrike.schuchard@dresden.com'" calcext:value-type="string">
            <text:p>'ulrike.schuchard@dresden.com'</text:p>
          </table:table-cell>
          <table:table-cell table:formula="of:=&quot;'&quot;&amp;[.B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]&amp;&quot; AND u.EmailAddress=&quot;&amp;[.D4]&amp;&quot;UNION&quot;" office:value-type="string" office:string-value="SELECT sc.Id, st.Id FROM Schools sc, Students st INNER JOIN Persons p ON st.PersonId=p.Id inner join Users u ON u.Id=p.UserId WHERE sc.EduId='DE 01200' AND u.EmailAddress='ulrike.schuchard@dresden.com'UNION" calcext:value-type="string">
            <text:p>SELECT sc.Id, st.Id FROM Schools sc, Students st INNER JOIN Persons p ON st.PersonId=p.Id inner join Users u ON u.Id=p.UserId WHERE sc.EduId='DE 01200' AND u.EmailAddress='ulrike.schuchard@dresden.com'UNION</text:p>
          </table:table-cell>
        </table:table-row>
        <table:table-row table:style-name="ro1">
          <table:table-cell office:value-type="string" calcext:value-type="string">
            <text:p>micha.bader@leipzig.com</text:p>
          </table:table-cell>
          <table:table-cell table:formula="of:=IF([.C5]=1;&quot;DE 01200&quot;;&quot;DE 01100&quot;)" office:value-type="string" office:string-value="DE 01100" calcext:value-type="string">
            <text:p>DE 01100</text:p>
          </table:table-cell>
          <table:table-cell table:formula="of:=MOD(ROW([.A4]);2)" office:value-type="float" office:value="0" calcext:value-type="float">
            <text:p>0</text:p>
          </table:table-cell>
          <table:table-cell table:formula="of:=&quot;'&quot;&amp;[.A5]&amp;&quot;'&quot;" office:value-type="string" office:string-value="'micha.bader@leipzig.com'" calcext:value-type="string">
            <text:p>'micha.bader@leipzig.com'</text:p>
          </table:table-cell>
          <table:table-cell table:formula="of:=&quot;'&quot;&amp;[.B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]&amp;&quot; AND u.EmailAddress=&quot;&amp;[.D5]&amp;&quot;UNION&quot;" office:value-type="string" office:string-value="SELECT sc.Id, st.Id FROM Schools sc, Students st INNER JOIN Persons p ON st.PersonId=p.Id inner join Users u ON u.Id=p.UserId WHERE sc.EduId='DE 01100' AND u.EmailAddress='micha.bader@leipzig.com'UNION" calcext:value-type="string">
            <text:p>SELECT sc.Id, st.Id FROM Schools sc, Students st INNER JOIN Persons p ON st.PersonId=p.Id inner join Users u ON u.Id=p.UserId WHERE sc.EduId='DE 01100' AND u.EmailAddress='micha.bader@leipzig.com'UNION</text:p>
          </table:table-cell>
        </table:table-row>
        <table:table-row table:style-name="ro1">
          <table:table-cell office:value-type="string" calcext:value-type="string">
            <text:p>augusta.vonnegut@dresden.com</text:p>
          </table:table-cell>
          <table:table-cell table:formula="of:=IF([.C6]=1;&quot;DE 01200&quot;;&quot;DE 01100&quot;)" office:value-type="string" office:string-value="DE 01200" calcext:value-type="string">
            <text:p>DE 01200</text:p>
          </table:table-cell>
          <table:table-cell table:formula="of:=MOD(ROW([.A5]);2)" office:value-type="float" office:value="1" calcext:value-type="float">
            <text:p>1</text:p>
          </table:table-cell>
          <table:table-cell table:formula="of:=&quot;'&quot;&amp;[.A6]&amp;&quot;'&quot;" office:value-type="string" office:string-value="'augusta.vonnegut@dresden.com'" calcext:value-type="string">
            <text:p>'augusta.vonnegut@dresden.com'</text:p>
          </table:table-cell>
          <table:table-cell table:formula="of:=&quot;'&quot;&amp;[.B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]&amp;&quot; AND u.EmailAddress=&quot;&amp;[.D6]&amp;&quot;UNION&quot;" office:value-type="string" office:string-value="SELECT sc.Id, st.Id FROM Schools sc, Students st INNER JOIN Persons p ON st.PersonId=p.Id inner join Users u ON u.Id=p.UserId WHERE sc.EduId='DE 01200' AND u.EmailAddress='augusta.vonnegut@dresden.com'UNION" calcext:value-type="string">
            <text:p>SELECT sc.Id, st.Id FROM Schools sc, Students st INNER JOIN Persons p ON st.PersonId=p.Id inner join Users u ON u.Id=p.UserId WHERE sc.EduId='DE 01200' AND u.EmailAddress='augusta.vonnegut@dresden.com'UNION</text:p>
          </table:table-cell>
        </table:table-row>
        <table:table-row table:style-name="ro1">
          <table:table-cell office:value-type="string" calcext:value-type="string">
            <text:p>olivia.gross@leipzig.com</text:p>
          </table:table-cell>
          <table:table-cell table:formula="of:=IF([.C7]=1;&quot;DE 01200&quot;;&quot;DE 01100&quot;)" office:value-type="string" office:string-value="DE 01100" calcext:value-type="string">
            <text:p>DE 01100</text:p>
          </table:table-cell>
          <table:table-cell table:formula="of:=MOD(ROW([.A6]);2)" office:value-type="float" office:value="0" calcext:value-type="float">
            <text:p>0</text:p>
          </table:table-cell>
          <table:table-cell table:formula="of:=&quot;'&quot;&amp;[.A7]&amp;&quot;'&quot;" office:value-type="string" office:string-value="'olivia.gross@leipzig.com'" calcext:value-type="string">
            <text:p>'olivia.gross@leipzig.com'</text:p>
          </table:table-cell>
          <table:table-cell table:formula="of:=&quot;'&quot;&amp;[.B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]&amp;&quot; AND u.EmailAddress=&quot;&amp;[.D7]&amp;&quot;UNION&quot;" office:value-type="string" office:string-value="SELECT sc.Id, st.Id FROM Schools sc, Students st INNER JOIN Persons p ON st.PersonId=p.Id inner join Users u ON u.Id=p.UserId WHERE sc.EduId='DE 01100' AND u.EmailAddress='olivia.gross@leipzig.com'UNION" calcext:value-type="string">
            <text:p>SELECT sc.Id, st.Id FROM Schools sc, Students st INNER JOIN Persons p ON st.PersonId=p.Id inner join Users u ON u.Id=p.UserId WHERE sc.EduId='DE 01100' AND u.EmailAddress='olivia.gross@leipzig.com'UNION</text:p>
          </table:table-cell>
        </table:table-row>
        <table:table-row table:style-name="ro1">
          <table:table-cell office:value-type="string" calcext:value-type="string">
            <text:p>philipp.wolf@dresden.com</text:p>
          </table:table-cell>
          <table:table-cell table:formula="of:=IF([.C8]=1;&quot;DE 01200&quot;;&quot;DE 01100&quot;)" office:value-type="string" office:string-value="DE 01200" calcext:value-type="string">
            <text:p>DE 01200</text:p>
          </table:table-cell>
          <table:table-cell table:formula="of:=MOD(ROW([.A7]);2)" office:value-type="float" office:value="1" calcext:value-type="float">
            <text:p>1</text:p>
          </table:table-cell>
          <table:table-cell table:formula="of:=&quot;'&quot;&amp;[.A8]&amp;&quot;'&quot;" office:value-type="string" office:string-value="'philipp.wolf@dresden.com'" calcext:value-type="string">
            <text:p>'philipp.wolf@dresden.com'</text:p>
          </table:table-cell>
          <table:table-cell table:formula="of:=&quot;'&quot;&amp;[.B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]&amp;&quot; AND u.EmailAddress=&quot;&amp;[.D8]&amp;&quot;UNION&quot;" office:value-type="string" office:string-value="SELECT sc.Id, st.Id FROM Schools sc, Students st INNER JOIN Persons p ON st.PersonId=p.Id inner join Users u ON u.Id=p.UserId WHERE sc.EduId='DE 01200' AND u.EmailAddress='philipp.wolf@dresden.com'UNION" calcext:value-type="string">
            <text:p>SELECT sc.Id, st.Id FROM Schools sc, Students st INNER JOIN Persons p ON st.PersonId=p.Id inner join Users u ON u.Id=p.UserId WHERE sc.EduId='DE 01200' AND u.EmailAddress='philipp.wolf@dresden.com'UNION</text:p>
          </table:table-cell>
        </table:table-row>
        <table:table-row table:style-name="ro1">
          <table:table-cell office:value-type="string" calcext:value-type="string">
            <text:p>irmgard.geier@leipzig.com</text:p>
          </table:table-cell>
          <table:table-cell table:formula="of:=IF([.C9]=1;&quot;DE 01200&quot;;&quot;DE 01100&quot;)" office:value-type="string" office:string-value="DE 01100" calcext:value-type="string">
            <text:p>DE 01100</text:p>
          </table:table-cell>
          <table:table-cell table:formula="of:=MOD(ROW([.A8]);2)" office:value-type="float" office:value="0" calcext:value-type="float">
            <text:p>0</text:p>
          </table:table-cell>
          <table:table-cell table:formula="of:=&quot;'&quot;&amp;[.A9]&amp;&quot;'&quot;" office:value-type="string" office:string-value="'irmgard.geier@leipzig.com'" calcext:value-type="string">
            <text:p>'irmgard.geier@leipzig.com'</text:p>
          </table:table-cell>
          <table:table-cell table:formula="of:=&quot;'&quot;&amp;[.B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]&amp;&quot; AND u.EmailAddress=&quot;&amp;[.D9]&amp;&quot;UNION&quot;" office:value-type="string" office:string-value="SELECT sc.Id, st.Id FROM Schools sc, Students st INNER JOIN Persons p ON st.PersonId=p.Id inner join Users u ON u.Id=p.UserId WHERE sc.EduId='DE 01100' AND u.EmailAddress='irmgard.geier@leipzig.com'UNION" calcext:value-type="string">
            <text:p>SELECT sc.Id, st.Id FROM Schools sc, Students st INNER JOIN Persons p ON st.PersonId=p.Id inner join Users u ON u.Id=p.UserId WHERE sc.EduId='DE 01100' AND u.EmailAddress='irmgard.geier@leipzig.com'UNION</text:p>
          </table:table-cell>
        </table:table-row>
        <table:table-row table:style-name="ro1">
          <table:table-cell office:value-type="string" calcext:value-type="string">
            <text:p>florian.nussbaum@dresden.com</text:p>
          </table:table-cell>
          <table:table-cell table:formula="of:=IF([.C10]=1;&quot;DE 01200&quot;;&quot;DE 01100&quot;)" office:value-type="string" office:string-value="DE 01200" calcext:value-type="string">
            <text:p>DE 01200</text:p>
          </table:table-cell>
          <table:table-cell table:formula="of:=MOD(ROW([.A9]);2)" office:value-type="float" office:value="1" calcext:value-type="float">
            <text:p>1</text:p>
          </table:table-cell>
          <table:table-cell table:formula="of:=&quot;'&quot;&amp;[.A10]&amp;&quot;'&quot;" office:value-type="string" office:string-value="'florian.nussbaum@dresden.com'" calcext:value-type="string">
            <text:p>'florian.nussbaum@dresden.com'</text:p>
          </table:table-cell>
          <table:table-cell table:formula="of:=&quot;'&quot;&amp;[.B1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0]&amp;&quot; AND u.EmailAddress=&quot;&amp;[.D10]&amp;&quot;UNION&quot;" office:value-type="string" office:string-value="SELECT sc.Id, st.Id FROM Schools sc, Students st INNER JOIN Persons p ON st.PersonId=p.Id inner join Users u ON u.Id=p.UserId WHERE sc.EduId='DE 01200' AND u.EmailAddress='florian.nussbaum@dresden.com'UNION" calcext:value-type="string">
            <text:p>SELECT sc.Id, st.Id FROM Schools sc, Students st INNER JOIN Persons p ON st.PersonId=p.Id inner join Users u ON u.Id=p.UserId WHERE sc.EduId='DE 01200' AND u.EmailAddress='florian.nussbaum@dresden.com'UNION</text:p>
          </table:table-cell>
        </table:table-row>
        <table:table-row table:style-name="ro1">
          <table:table-cell office:value-type="string" calcext:value-type="string">
            <text:p>linus.ackermann@leipzig.com</text:p>
          </table:table-cell>
          <table:table-cell table:formula="of:=IF([.C11]=1;&quot;DE 01200&quot;;&quot;DE 01100&quot;)" office:value-type="string" office:string-value="DE 01100" calcext:value-type="string">
            <text:p>DE 01100</text:p>
          </table:table-cell>
          <table:table-cell table:formula="of:=MOD(ROW([.A10]);2)" office:value-type="float" office:value="0" calcext:value-type="float">
            <text:p>0</text:p>
          </table:table-cell>
          <table:table-cell table:formula="of:=&quot;'&quot;&amp;[.A11]&amp;&quot;'&quot;" office:value-type="string" office:string-value="'linus.ackermann@leipzig.com'" calcext:value-type="string">
            <text:p>'linus.ackermann@leipzig.com'</text:p>
          </table:table-cell>
          <table:table-cell table:formula="of:=&quot;'&quot;&amp;[.B1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1]&amp;&quot; AND u.EmailAddress=&quot;&amp;[.D11]&amp;&quot;UNION&quot;" office:value-type="string" office:string-value="SELECT sc.Id, st.Id FROM Schools sc, Students st INNER JOIN Persons p ON st.PersonId=p.Id inner join Users u ON u.Id=p.UserId WHERE sc.EduId='DE 01100' AND u.EmailAddress='linus.ackermann@leipzig.com'UNION" calcext:value-type="string">
            <text:p>SELECT sc.Id, st.Id FROM Schools sc, Students st INNER JOIN Persons p ON st.PersonId=p.Id inner join Users u ON u.Id=p.UserId WHERE sc.EduId='DE 01100' AND u.EmailAddress='linus.ackermann@leipzig.com'UNION</text:p>
          </table:table-cell>
        </table:table-row>
        <table:table-row table:style-name="ro1">
          <table:table-cell office:value-type="string" calcext:value-type="string">
            <text:p>olivia.gross@dresden.com</text:p>
          </table:table-cell>
          <table:table-cell table:formula="of:=IF([.C12]=1;&quot;DE 01200&quot;;&quot;DE 01100&quot;)" office:value-type="string" office:string-value="DE 01200" calcext:value-type="string">
            <text:p>DE 01200</text:p>
          </table:table-cell>
          <table:table-cell table:formula="of:=MOD(ROW([.A11]);2)" office:value-type="float" office:value="1" calcext:value-type="float">
            <text:p>1</text:p>
          </table:table-cell>
          <table:table-cell table:formula="of:=&quot;'&quot;&amp;[.A12]&amp;&quot;'&quot;" office:value-type="string" office:string-value="'olivia.gross@dresden.com'" calcext:value-type="string">
            <text:p>'olivia.gross@dresden.com'</text:p>
          </table:table-cell>
          <table:table-cell table:formula="of:=&quot;'&quot;&amp;[.B1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2]&amp;&quot; AND u.EmailAddress=&quot;&amp;[.D12]&amp;&quot;UNION&quot;" office:value-type="string" office:string-value="SELECT sc.Id, st.Id FROM Schools sc, Students st INNER JOIN Persons p ON st.PersonId=p.Id inner join Users u ON u.Id=p.UserId WHERE sc.EduId='DE 01200' AND u.EmailAddress='olivia.gross@dresden.com'UNION" calcext:value-type="string">
            <text:p>SELECT sc.Id, st.Id FROM Schools sc, Students st INNER JOIN Persons p ON st.PersonId=p.Id inner join Users u ON u.Id=p.UserId WHERE sc.EduId='DE 01200' AND u.EmailAddress='olivia.gross@dresden.com'UNION</text:p>
          </table:table-cell>
        </table:table-row>
        <table:table-row table:style-name="ro1">
          <table:table-cell office:value-type="string" calcext:value-type="string">
            <text:p>philipp.wolf@leipzig.com</text:p>
          </table:table-cell>
          <table:table-cell table:formula="of:=IF([.C13]=1;&quot;DE 01200&quot;;&quot;DE 01100&quot;)" office:value-type="string" office:string-value="DE 01100" calcext:value-type="string">
            <text:p>DE 01100</text:p>
          </table:table-cell>
          <table:table-cell table:formula="of:=MOD(ROW([.A12]);2)" office:value-type="float" office:value="0" calcext:value-type="float">
            <text:p>0</text:p>
          </table:table-cell>
          <table:table-cell table:formula="of:=&quot;'&quot;&amp;[.A13]&amp;&quot;'&quot;" office:value-type="string" office:string-value="'philipp.wolf@leipzig.com'" calcext:value-type="string">
            <text:p>'philipp.wolf@leipzig.com'</text:p>
          </table:table-cell>
          <table:table-cell table:formula="of:=&quot;'&quot;&amp;[.B1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3]&amp;&quot; AND u.EmailAddress=&quot;&amp;[.D13]&amp;&quot;UNION&quot;" office:value-type="string" office:string-value="SELECT sc.Id, st.Id FROM Schools sc, Students st INNER JOIN Persons p ON st.PersonId=p.Id inner join Users u ON u.Id=p.UserId WHERE sc.EduId='DE 01100' AND u.EmailAddress='philipp.wolf@leipzig.com'UNION" calcext:value-type="string">
            <text:p>SELECT sc.Id, st.Id FROM Schools sc, Students st INNER JOIN Persons p ON st.PersonId=p.Id inner join Users u ON u.Id=p.UserId WHERE sc.EduId='DE 01100' AND u.EmailAddress='philipp.wolf@leipzig.com'UNION</text:p>
          </table:table-cell>
        </table:table-row>
        <table:table-row table:style-name="ro1">
          <table:table-cell office:value-type="string" calcext:value-type="string">
            <text:p>irmgard.geier@dresden.com</text:p>
          </table:table-cell>
          <table:table-cell table:formula="of:=IF([.C14]=1;&quot;DE 01200&quot;;&quot;DE 01100&quot;)" office:value-type="string" office:string-value="DE 01200" calcext:value-type="string">
            <text:p>DE 01200</text:p>
          </table:table-cell>
          <table:table-cell table:formula="of:=MOD(ROW([.A13]);2)" office:value-type="float" office:value="1" calcext:value-type="float">
            <text:p>1</text:p>
          </table:table-cell>
          <table:table-cell table:formula="of:=&quot;'&quot;&amp;[.A14]&amp;&quot;'&quot;" office:value-type="string" office:string-value="'irmgard.geier@dresden.com'" calcext:value-type="string">
            <text:p>'irmgard.geier@dresden.com'</text:p>
          </table:table-cell>
          <table:table-cell table:formula="of:=&quot;'&quot;&amp;[.B1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4]&amp;&quot; AND u.EmailAddress=&quot;&amp;[.D14]&amp;&quot;UNION&quot;" office:value-type="string" office:string-value="SELECT sc.Id, st.Id FROM Schools sc, Students st INNER JOIN Persons p ON st.PersonId=p.Id inner join Users u ON u.Id=p.UserId WHERE sc.EduId='DE 01200' AND u.EmailAddress='irmgard.geier@dresden.com'UNION" calcext:value-type="string">
            <text:p>SELECT sc.Id, st.Id FROM Schools sc, Students st INNER JOIN Persons p ON st.PersonId=p.Id inner join Users u ON u.Id=p.UserId WHERE sc.EduId='DE 01200' AND u.EmailAddress='irmgard.geier@dresden.com'UNION</text:p>
          </table:table-cell>
        </table:table-row>
        <table:table-row table:style-name="ro1">
          <table:table-cell office:value-type="string" calcext:value-type="string">
            <text:p>florian.nussbaum@leipzig.com</text:p>
          </table:table-cell>
          <table:table-cell table:formula="of:=IF([.C15]=1;&quot;DE 01200&quot;;&quot;DE 01100&quot;)" office:value-type="string" office:string-value="DE 01100" calcext:value-type="string">
            <text:p>DE 01100</text:p>
          </table:table-cell>
          <table:table-cell table:formula="of:=MOD(ROW([.A14]);2)" office:value-type="float" office:value="0" calcext:value-type="float">
            <text:p>0</text:p>
          </table:table-cell>
          <table:table-cell table:formula="of:=&quot;'&quot;&amp;[.A15]&amp;&quot;'&quot;" office:value-type="string" office:string-value="'florian.nussbaum@leipzig.com'" calcext:value-type="string">
            <text:p>'florian.nussbaum@leipzig.com'</text:p>
          </table:table-cell>
          <table:table-cell table:formula="of:=&quot;'&quot;&amp;[.B1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5]&amp;&quot; AND u.EmailAddress=&quot;&amp;[.D15]&amp;&quot;UNION&quot;" office:value-type="string" office:string-value="SELECT sc.Id, st.Id FROM Schools sc, Students st INNER JOIN Persons p ON st.PersonId=p.Id inner join Users u ON u.Id=p.UserId WHERE sc.EduId='DE 01100' AND u.EmailAddress='florian.nussbaum@leipzig.com'UNION" calcext:value-type="string">
            <text:p>SELECT sc.Id, st.Id FROM Schools sc, Students st INNER JOIN Persons p ON st.PersonId=p.Id inner join Users u ON u.Id=p.UserId WHERE sc.EduId='DE 01100' AND u.EmailAddress='florian.nussbaum@leipzig.com'UNION</text:p>
          </table:table-cell>
        </table:table-row>
        <table:table-row table:style-name="ro1">
          <table:table-cell office:value-type="string" calcext:value-type="string">
            <text:p>linus.ackermann@dresden.com</text:p>
          </table:table-cell>
          <table:table-cell table:formula="of:=IF([.C16]=1;&quot;DE 01200&quot;;&quot;DE 01100&quot;)" office:value-type="string" office:string-value="DE 01200" calcext:value-type="string">
            <text:p>DE 01200</text:p>
          </table:table-cell>
          <table:table-cell table:formula="of:=MOD(ROW([.A15]);2)" office:value-type="float" office:value="1" calcext:value-type="float">
            <text:p>1</text:p>
          </table:table-cell>
          <table:table-cell table:formula="of:=&quot;'&quot;&amp;[.A16]&amp;&quot;'&quot;" office:value-type="string" office:string-value="'linus.ackermann@dresden.com'" calcext:value-type="string">
            <text:p>'linus.ackermann@dresden.com'</text:p>
          </table:table-cell>
          <table:table-cell table:formula="of:=&quot;'&quot;&amp;[.B1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6]&amp;&quot; AND u.EmailAddress=&quot;&amp;[.D16]&amp;&quot;UNION&quot;" office:value-type="string" office:string-value="SELECT sc.Id, st.Id FROM Schools sc, Students st INNER JOIN Persons p ON st.PersonId=p.Id inner join Users u ON u.Id=p.UserId WHERE sc.EduId='DE 01200' AND u.EmailAddress='linus.ackermann@dresden.com'UNION" calcext:value-type="string">
            <text:p>SELECT sc.Id, st.Id FROM Schools sc, Students st INNER JOIN Persons p ON st.PersonId=p.Id inner join Users u ON u.Id=p.UserId WHERE sc.EduId='DE 01200' AND u.EmailAddress='linus.ackermann@dresden.com'UNION</text:p>
          </table:table-cell>
        </table:table-row>
        <table:table-row table:style-name="ro1">
          <table:table-cell office:value-type="string" calcext:value-type="string">
            <text:p>tillo.huber@leipzig.com</text:p>
          </table:table-cell>
          <table:table-cell table:formula="of:=IF([.C17]=1;&quot;DE 01200&quot;;&quot;DE 01100&quot;)" office:value-type="string" office:string-value="DE 01100" calcext:value-type="string">
            <text:p>DE 01100</text:p>
          </table:table-cell>
          <table:table-cell table:formula="of:=MOD(ROW([.A16]);2)" office:value-type="float" office:value="0" calcext:value-type="float">
            <text:p>0</text:p>
          </table:table-cell>
          <table:table-cell table:formula="of:=&quot;'&quot;&amp;[.A17]&amp;&quot;'&quot;" office:value-type="string" office:string-value="'tillo.huber@leipzig.com'" calcext:value-type="string">
            <text:p>'tillo.huber@leipzig.com'</text:p>
          </table:table-cell>
          <table:table-cell table:formula="of:=&quot;'&quot;&amp;[.B1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7]&amp;&quot; AND u.EmailAddress=&quot;&amp;[.D17]&amp;&quot;UNION&quot;" office:value-type="string" office:string-value="SELECT sc.Id, st.Id FROM Schools sc, Students st INNER JOIN Persons p ON st.PersonId=p.Id inner join Users u ON u.Id=p.UserId WHERE sc.EduId='DE 01100' AND u.EmailAddress='tillo.huber@leipzig.com'UNION" calcext:value-type="string">
            <text:p>SELECT sc.Id, st.Id FROM Schools sc, Students st INNER JOIN Persons p ON st.PersonId=p.Id inner join Users u ON u.Id=p.UserId WHERE sc.EduId='DE 01100' AND u.EmailAddress='tillo.huber@leipzig.com'UNION</text:p>
          </table:table-cell>
        </table:table-row>
        <table:table-row table:style-name="ro1">
          <table:table-cell office:value-type="string" calcext:value-type="string">
            <text:p>sigi.baumer@dresden.com</text:p>
          </table:table-cell>
          <table:table-cell table:formula="of:=IF([.C18]=1;&quot;DE 01200&quot;;&quot;DE 01100&quot;)" office:value-type="string" office:string-value="DE 01200" calcext:value-type="string">
            <text:p>DE 01200</text:p>
          </table:table-cell>
          <table:table-cell table:formula="of:=MOD(ROW([.A17]);2)" office:value-type="float" office:value="1" calcext:value-type="float">
            <text:p>1</text:p>
          </table:table-cell>
          <table:table-cell table:formula="of:=&quot;'&quot;&amp;[.A18]&amp;&quot;'&quot;" office:value-type="string" office:string-value="'sigi.baumer@dresden.com'" calcext:value-type="string">
            <text:p>'sigi.baumer@dresden.com'</text:p>
          </table:table-cell>
          <table:table-cell table:formula="of:=&quot;'&quot;&amp;[.B1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8]&amp;&quot; AND u.EmailAddress=&quot;&amp;[.D18]&amp;&quot;UNION&quot;" office:value-type="string" office:string-value="SELECT sc.Id, st.Id FROM Schools sc, Students st INNER JOIN Persons p ON st.PersonId=p.Id inner join Users u ON u.Id=p.UserId WHERE sc.EduId='DE 01200' AND u.EmailAddress='sigi.baumer@dresden.com'UNION" calcext:value-type="string">
            <text:p>SELECT sc.Id, st.Id FROM Schools sc, Students st INNER JOIN Persons p ON st.PersonId=p.Id inner join Users u ON u.Id=p.UserId WHERE sc.EduId='DE 01200' AND u.EmailAddress='sigi.baumer@dresden.com'UNION</text:p>
          </table:table-cell>
        </table:table-row>
        <table:table-row table:style-name="ro1">
          <table:table-cell office:value-type="string" calcext:value-type="string">
            <text:p>eugen.bauers@leipzig.com</text:p>
          </table:table-cell>
          <table:table-cell table:formula="of:=IF([.C19]=1;&quot;DE 01200&quot;;&quot;DE 01100&quot;)" office:value-type="string" office:string-value="DE 01100" calcext:value-type="string">
            <text:p>DE 01100</text:p>
          </table:table-cell>
          <table:table-cell table:formula="of:=MOD(ROW([.A18]);2)" office:value-type="float" office:value="0" calcext:value-type="float">
            <text:p>0</text:p>
          </table:table-cell>
          <table:table-cell table:formula="of:=&quot;'&quot;&amp;[.A19]&amp;&quot;'&quot;" office:value-type="string" office:string-value="'eugen.bauers@leipzig.com'" calcext:value-type="string">
            <text:p>'eugen.bauers@leipzig.com'</text:p>
          </table:table-cell>
          <table:table-cell table:formula="of:=&quot;'&quot;&amp;[.B1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9]&amp;&quot; AND u.EmailAddress=&quot;&amp;[.D19]&amp;&quot;UNION&quot;" office:value-type="string" office:string-value="SELECT sc.Id, st.Id FROM Schools sc, Students st INNER JOIN Persons p ON st.PersonId=p.Id inner join Users u ON u.Id=p.UserId WHERE sc.EduId='DE 01100' AND u.EmailAddress='eugen.bauers@leipzig.com'UNION" calcext:value-type="string">
            <text:p>SELECT sc.Id, st.Id FROM Schools sc, Students st INNER JOIN Persons p ON st.PersonId=p.Id inner join Users u ON u.Id=p.UserId WHERE sc.EduId='DE 01100' AND u.EmailAddress='eugen.bauers@leipzig.com'UNION</text:p>
          </table:table-cell>
        </table:table-row>
        <table:table-row table:style-name="ro1">
          <table:table-cell office:value-type="string" calcext:value-type="string">
            <text:p>swanhilda.denzel@dresden.com</text:p>
          </table:table-cell>
          <table:table-cell table:formula="of:=IF([.C20]=1;&quot;DE 01200&quot;;&quot;DE 01100&quot;)" office:value-type="string" office:string-value="DE 01200" calcext:value-type="string">
            <text:p>DE 01200</text:p>
          </table:table-cell>
          <table:table-cell table:formula="of:=MOD(ROW([.A19]);2)" office:value-type="float" office:value="1" calcext:value-type="float">
            <text:p>1</text:p>
          </table:table-cell>
          <table:table-cell table:formula="of:=&quot;'&quot;&amp;[.A20]&amp;&quot;'&quot;" office:value-type="string" office:string-value="'swanhilda.denzel@dresden.com'" calcext:value-type="string">
            <text:p>'swanhilda.denzel@dresden.com'</text:p>
          </table:table-cell>
          <table:table-cell table:formula="of:=&quot;'&quot;&amp;[.B2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0]&amp;&quot; AND u.EmailAddress=&quot;&amp;[.D20]&amp;&quot;UNION&quot;" office:value-type="string" office:string-value="SELECT sc.Id, st.Id FROM Schools sc, Students st INNER JOIN Persons p ON st.PersonId=p.Id inner join Users u ON u.Id=p.UserId WHERE sc.EduId='DE 01200' AND u.EmailAddress='swanhilda.denzel@dresden.com'UNION" calcext:value-type="string">
            <text:p>SELECT sc.Id, st.Id FROM Schools sc, Students st INNER JOIN Persons p ON st.PersonId=p.Id inner join Users u ON u.Id=p.UserId WHERE sc.EduId='DE 01200' AND u.EmailAddress='swanhilda.denzel@dresden.com'UNION</text:p>
          </table:table-cell>
        </table:table-row>
        <table:table-row table:style-name="ro1">
          <table:table-cell office:value-type="string" calcext:value-type="string">
            <text:p>jo.markwardt@leipzig.com</text:p>
          </table:table-cell>
          <table:table-cell table:formula="of:=IF([.C21]=1;&quot;DE 01200&quot;;&quot;DE 01100&quot;)" office:value-type="string" office:string-value="DE 01100" calcext:value-type="string">
            <text:p>DE 01100</text:p>
          </table:table-cell>
          <table:table-cell table:formula="of:=MOD(ROW([.A20]);2)" office:value-type="float" office:value="0" calcext:value-type="float">
            <text:p>0</text:p>
          </table:table-cell>
          <table:table-cell table:formula="of:=&quot;'&quot;&amp;[.A21]&amp;&quot;'&quot;" office:value-type="string" office:string-value="'jo.markwardt@leipzig.com'" calcext:value-type="string">
            <text:p>'jo.markwardt@leipzig.com'</text:p>
          </table:table-cell>
          <table:table-cell table:formula="of:=&quot;'&quot;&amp;[.B2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1]&amp;&quot; AND u.EmailAddress=&quot;&amp;[.D21]&amp;&quot;UNION&quot;" office:value-type="string" office:string-value="SELECT sc.Id, st.Id FROM Schools sc, Students st INNER JOIN Persons p ON st.PersonId=p.Id inner join Users u ON u.Id=p.UserId WHERE sc.EduId='DE 01100' AND u.EmailAddress='jo.markwardt@leipzig.com'UNION" calcext:value-type="string">
            <text:p>SELECT sc.Id, st.Id FROM Schools sc, Students st INNER JOIN Persons p ON st.PersonId=p.Id inner join Users u ON u.Id=p.UserId WHERE sc.EduId='DE 01100' AND u.EmailAddress='jo.markwardt@leipzig.com'UNION</text:p>
          </table:table-cell>
        </table:table-row>
        <table:table-row table:style-name="ro1">
          <table:table-cell office:value-type="string" calcext:value-type="string">
            <text:p>gitta.stein@dresden.com</text:p>
          </table:table-cell>
          <table:table-cell table:formula="of:=IF([.C22]=1;&quot;DE 01200&quot;;&quot;DE 01100&quot;)" office:value-type="string" office:string-value="DE 01200" calcext:value-type="string">
            <text:p>DE 01200</text:p>
          </table:table-cell>
          <table:table-cell table:formula="of:=MOD(ROW([.A21]);2)" office:value-type="float" office:value="1" calcext:value-type="float">
            <text:p>1</text:p>
          </table:table-cell>
          <table:table-cell table:formula="of:=&quot;'&quot;&amp;[.A22]&amp;&quot;'&quot;" office:value-type="string" office:string-value="'gitta.stein@dresden.com'" calcext:value-type="string">
            <text:p>'gitta.stein@dresden.com'</text:p>
          </table:table-cell>
          <table:table-cell table:formula="of:=&quot;'&quot;&amp;[.B2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2]&amp;&quot; AND u.EmailAddress=&quot;&amp;[.D22]&amp;&quot;UNION&quot;" office:value-type="string" office:string-value="SELECT sc.Id, st.Id FROM Schools sc, Students st INNER JOIN Persons p ON st.PersonId=p.Id inner join Users u ON u.Id=p.UserId WHERE sc.EduId='DE 01200' AND u.EmailAddress='gitta.stein@dresden.com'UNION" calcext:value-type="string">
            <text:p>SELECT sc.Id, st.Id FROM Schools sc, Students st INNER JOIN Persons p ON st.PersonId=p.Id inner join Users u ON u.Id=p.UserId WHERE sc.EduId='DE 01200' AND u.EmailAddress='gitta.stein@dresden.com'UNION</text:p>
          </table:table-cell>
        </table:table-row>
        <table:table-row table:style-name="ro1">
          <table:table-cell office:value-type="string" calcext:value-type="string">
            <text:p>traugott.hennig@leipzig.com</text:p>
          </table:table-cell>
          <table:table-cell table:formula="of:=IF([.C23]=1;&quot;DE 01200&quot;;&quot;DE 01100&quot;)" office:value-type="string" office:string-value="DE 01100" calcext:value-type="string">
            <text:p>DE 01100</text:p>
          </table:table-cell>
          <table:table-cell table:formula="of:=MOD(ROW([.A22]);2)" office:value-type="float" office:value="0" calcext:value-type="float">
            <text:p>0</text:p>
          </table:table-cell>
          <table:table-cell table:formula="of:=&quot;'&quot;&amp;[.A23]&amp;&quot;'&quot;" office:value-type="string" office:string-value="'traugott.hennig@leipzig.com'" calcext:value-type="string">
            <text:p>'traugott.hennig@leipzig.com'</text:p>
          </table:table-cell>
          <table:table-cell table:formula="of:=&quot;'&quot;&amp;[.B2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3]&amp;&quot; AND u.EmailAddress=&quot;&amp;[.D23]&amp;&quot;UNION&quot;" office:value-type="string" office:string-value="SELECT sc.Id, st.Id FROM Schools sc, Students st INNER JOIN Persons p ON st.PersonId=p.Id inner join Users u ON u.Id=p.UserId WHERE sc.EduId='DE 01100' AND u.EmailAddress='traugott.hennig@leipzig.com'UNION" calcext:value-type="string">
            <text:p>SELECT sc.Id, st.Id FROM Schools sc, Students st INNER JOIN Persons p ON st.PersonId=p.Id inner join Users u ON u.Id=p.UserId WHERE sc.EduId='DE 01100' AND u.EmailAddress='traugott.hennig@leipzig.com'UNION</text:p>
          </table:table-cell>
        </table:table-row>
        <table:table-row table:style-name="ro1">
          <table:table-cell office:value-type="string" calcext:value-type="string">
            <text:p>lieselotte.gehring@dresden.com</text:p>
          </table:table-cell>
          <table:table-cell table:formula="of:=IF([.C24]=1;&quot;DE 01200&quot;;&quot;DE 01100&quot;)" office:value-type="string" office:string-value="DE 01200" calcext:value-type="string">
            <text:p>DE 01200</text:p>
          </table:table-cell>
          <table:table-cell table:formula="of:=MOD(ROW([.A23]);2)" office:value-type="float" office:value="1" calcext:value-type="float">
            <text:p>1</text:p>
          </table:table-cell>
          <table:table-cell table:formula="of:=&quot;'&quot;&amp;[.A24]&amp;&quot;'&quot;" office:value-type="string" office:string-value="'lieselotte.gehring@dresden.com'" calcext:value-type="string">
            <text:p>'lieselotte.gehring@dresden.com'</text:p>
          </table:table-cell>
          <table:table-cell table:formula="of:=&quot;'&quot;&amp;[.B2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4]&amp;&quot; AND u.EmailAddress=&quot;&amp;[.D24]&amp;&quot;UNION&quot;" office:value-type="string" office:string-value="SELECT sc.Id, st.Id FROM Schools sc, Students st INNER JOIN Persons p ON st.PersonId=p.Id inner join Users u ON u.Id=p.UserId WHERE sc.EduId='DE 01200' AND u.EmailAddress='lieselotte.gehring@dresden.com'UNION" calcext:value-type="string">
            <text:p>SELECT sc.Id, st.Id FROM Schools sc, Students st INNER JOIN Persons p ON st.PersonId=p.Id inner join Users u ON u.Id=p.UserId WHERE sc.EduId='DE 01200' AND u.EmailAddress='lieselotte.gehring@dresden.com'UNION</text:p>
          </table:table-cell>
        </table:table-row>
        <table:table-row table:style-name="ro1">
          <table:table-cell office:value-type="string" calcext:value-type="string">
            <text:p>eckhart.muhlfeld@leipzig.com</text:p>
          </table:table-cell>
          <table:table-cell table:formula="of:=IF([.C25]=1;&quot;DE 01200&quot;;&quot;DE 01100&quot;)" office:value-type="string" office:string-value="DE 01100" calcext:value-type="string">
            <text:p>DE 01100</text:p>
          </table:table-cell>
          <table:table-cell table:formula="of:=MOD(ROW([.A24]);2)" office:value-type="float" office:value="0" calcext:value-type="float">
            <text:p>0</text:p>
          </table:table-cell>
          <table:table-cell table:formula="of:=&quot;'&quot;&amp;[.A25]&amp;&quot;'&quot;" office:value-type="string" office:string-value="'eckhart.muhlfeld@leipzig.com'" calcext:value-type="string">
            <text:p>'eckhart.muhlfeld@leipzig.com'</text:p>
          </table:table-cell>
          <table:table-cell table:formula="of:=&quot;'&quot;&amp;[.B2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5]&amp;&quot; AND u.EmailAddress=&quot;&amp;[.D25]&amp;&quot;UNION&quot;" office:value-type="string" office:string-value="SELECT sc.Id, st.Id FROM Schools sc, Students st INNER JOIN Persons p ON st.PersonId=p.Id inner join Users u ON u.Id=p.UserId WHERE sc.EduId='DE 01100' AND u.EmailAddress='eckhart.muhlfeld@leipzig.com'UNION" calcext:value-type="string">
            <text:p>SELECT sc.Id, st.Id FROM Schools sc, Students st INNER JOIN Persons p ON st.PersonId=p.Id inner join Users u ON u.Id=p.UserId WHERE sc.EduId='DE 01100' AND u.EmailAddress='eckhart.muhlfeld@leipzig.com'UNION</text:p>
          </table:table-cell>
        </table:table-row>
        <table:table-row table:style-name="ro1">
          <table:table-cell office:value-type="string" calcext:value-type="string">
            <text:p>sascha.siemon@dresden.com</text:p>
          </table:table-cell>
          <table:table-cell table:formula="of:=IF([.C26]=1;&quot;DE 01200&quot;;&quot;DE 01100&quot;)" office:value-type="string" office:string-value="DE 01200" calcext:value-type="string">
            <text:p>DE 01200</text:p>
          </table:table-cell>
          <table:table-cell table:formula="of:=MOD(ROW([.A25]);2)" office:value-type="float" office:value="1" calcext:value-type="float">
            <text:p>1</text:p>
          </table:table-cell>
          <table:table-cell table:formula="of:=&quot;'&quot;&amp;[.A26]&amp;&quot;'&quot;" office:value-type="string" office:string-value="'sascha.siemon@dresden.com'" calcext:value-type="string">
            <text:p>'sascha.siemon@dresden.com'</text:p>
          </table:table-cell>
          <table:table-cell table:formula="of:=&quot;'&quot;&amp;[.B2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6]&amp;&quot; AND u.EmailAddress=&quot;&amp;[.D26]&amp;&quot;UNION&quot;" office:value-type="string" office:string-value="SELECT sc.Id, st.Id FROM Schools sc, Students st INNER JOIN Persons p ON st.PersonId=p.Id inner join Users u ON u.Id=p.UserId WHERE sc.EduId='DE 01200' AND u.EmailAddress='sascha.siemon@dresden.com'UNION" calcext:value-type="string">
            <text:p>SELECT sc.Id, st.Id FROM Schools sc, Students st INNER JOIN Persons p ON st.PersonId=p.Id inner join Users u ON u.Id=p.UserId WHERE sc.EduId='DE 01200' AND u.EmailAddress='sascha.siemon@dresden.com'UNION</text:p>
          </table:table-cell>
        </table:table-row>
        <table:table-row table:style-name="ro1">
          <table:table-cell office:value-type="string" calcext:value-type="string">
            <text:p>sonja.huffmann@leipzig.com</text:p>
          </table:table-cell>
          <table:table-cell table:formula="of:=IF([.C27]=1;&quot;DE 01200&quot;;&quot;DE 01100&quot;)" office:value-type="string" office:string-value="DE 01100" calcext:value-type="string">
            <text:p>DE 01100</text:p>
          </table:table-cell>
          <table:table-cell table:formula="of:=MOD(ROW([.A26]);2)" office:value-type="float" office:value="0" calcext:value-type="float">
            <text:p>0</text:p>
          </table:table-cell>
          <table:table-cell table:formula="of:=&quot;'&quot;&amp;[.A27]&amp;&quot;'&quot;" office:value-type="string" office:string-value="'sonja.huffmann@leipzig.com'" calcext:value-type="string">
            <text:p>'sonja.huffmann@leipzig.com'</text:p>
          </table:table-cell>
          <table:table-cell table:formula="of:=&quot;'&quot;&amp;[.B2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7]&amp;&quot; AND u.EmailAddress=&quot;&amp;[.D27]&amp;&quot;UNION&quot;" office:value-type="string" office:string-value="SELECT sc.Id, st.Id FROM Schools sc, Students st INNER JOIN Persons p ON st.PersonId=p.Id inner join Users u ON u.Id=p.UserId WHERE sc.EduId='DE 01100' AND u.EmailAddress='sonja.huffmann@leipzig.com'UNION" calcext:value-type="string">
            <text:p>SELECT sc.Id, st.Id FROM Schools sc, Students st INNER JOIN Persons p ON st.PersonId=p.Id inner join Users u ON u.Id=p.UserId WHERE sc.EduId='DE 01100' AND u.EmailAddress='sonja.huffmann@leipzig.com'UNION</text:p>
          </table:table-cell>
        </table:table-row>
        <table:table-row table:style-name="ro1">
          <table:table-cell office:value-type="string" calcext:value-type="string">
            <text:p>marianne.lorentz@dresden.com</text:p>
          </table:table-cell>
          <table:table-cell table:formula="of:=IF([.C28]=1;&quot;DE 01200&quot;;&quot;DE 01100&quot;)" office:value-type="string" office:string-value="DE 01200" calcext:value-type="string">
            <text:p>DE 01200</text:p>
          </table:table-cell>
          <table:table-cell table:formula="of:=MOD(ROW([.A27]);2)" office:value-type="float" office:value="1" calcext:value-type="float">
            <text:p>1</text:p>
          </table:table-cell>
          <table:table-cell table:formula="of:=&quot;'&quot;&amp;[.A28]&amp;&quot;'&quot;" office:value-type="string" office:string-value="'marianne.lorentz@dresden.com'" calcext:value-type="string">
            <text:p>'marianne.lorentz@dresden.com'</text:p>
          </table:table-cell>
          <table:table-cell table:formula="of:=&quot;'&quot;&amp;[.B2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8]&amp;&quot; AND u.EmailAddress=&quot;&amp;[.D28]&amp;&quot;UNION&quot;" office:value-type="string" office:string-value="SELECT sc.Id, st.Id FROM Schools sc, Students st INNER JOIN Persons p ON st.PersonId=p.Id inner join Users u ON u.Id=p.UserId WHERE sc.EduId='DE 01200' AND u.EmailAddress='marianne.lorentz@dresden.com'UNION" calcext:value-type="string">
            <text:p>SELECT sc.Id, st.Id FROM Schools sc, Students st INNER JOIN Persons p ON st.PersonId=p.Id inner join Users u ON u.Id=p.UserId WHERE sc.EduId='DE 01200' AND u.EmailAddress='marianne.lorentz@dresden.com'UNION</text:p>
          </table:table-cell>
        </table:table-row>
        <table:table-row table:style-name="ro1">
          <table:table-cell office:value-type="string" calcext:value-type="string">
            <text:p>ernst.sitz@leipzig.com</text:p>
          </table:table-cell>
          <table:table-cell table:formula="of:=IF([.C29]=1;&quot;DE 01200&quot;;&quot;DE 01100&quot;)" office:value-type="string" office:string-value="DE 01100" calcext:value-type="string">
            <text:p>DE 01100</text:p>
          </table:table-cell>
          <table:table-cell table:formula="of:=MOD(ROW([.A28]);2)" office:value-type="float" office:value="0" calcext:value-type="float">
            <text:p>0</text:p>
          </table:table-cell>
          <table:table-cell table:formula="of:=&quot;'&quot;&amp;[.A29]&amp;&quot;'&quot;" office:value-type="string" office:string-value="'ernst.sitz@leipzig.com'" calcext:value-type="string">
            <text:p>'ernst.sitz@leipzig.com'</text:p>
          </table:table-cell>
          <table:table-cell table:formula="of:=&quot;'&quot;&amp;[.B2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9]&amp;&quot; AND u.EmailAddress=&quot;&amp;[.D29]&amp;&quot;UNION&quot;" office:value-type="string" office:string-value="SELECT sc.Id, st.Id FROM Schools sc, Students st INNER JOIN Persons p ON st.PersonId=p.Id inner join Users u ON u.Id=p.UserId WHERE sc.EduId='DE 01100' AND u.EmailAddress='ernst.sitz@leipzig.com'UNION" calcext:value-type="string">
            <text:p>SELECT sc.Id, st.Id FROM Schools sc, Students st INNER JOIN Persons p ON st.PersonId=p.Id inner join Users u ON u.Id=p.UserId WHERE sc.EduId='DE 01100' AND u.EmailAddress='ernst.sitz@leipzig.com'UNION</text:p>
          </table:table-cell>
        </table:table-row>
        <table:table-row table:style-name="ro1">
          <table:table-cell office:value-type="string" calcext:value-type="string">
            <text:p>waltraud.geiszler@dresden.com</text:p>
          </table:table-cell>
          <table:table-cell table:formula="of:=IF([.C30]=1;&quot;DE 01200&quot;;&quot;DE 01100&quot;)" office:value-type="string" office:string-value="DE 01200" calcext:value-type="string">
            <text:p>DE 01200</text:p>
          </table:table-cell>
          <table:table-cell table:formula="of:=MOD(ROW([.A29]);2)" office:value-type="float" office:value="1" calcext:value-type="float">
            <text:p>1</text:p>
          </table:table-cell>
          <table:table-cell table:formula="of:=&quot;'&quot;&amp;[.A30]&amp;&quot;'&quot;" office:value-type="string" office:string-value="'waltraud.geiszler@dresden.com'" calcext:value-type="string">
            <text:p>'waltraud.geiszler@dresden.com'</text:p>
          </table:table-cell>
          <table:table-cell table:formula="of:=&quot;'&quot;&amp;[.B3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0]&amp;&quot; AND u.EmailAddress=&quot;&amp;[.D30]&amp;&quot;UNION&quot;" office:value-type="string" office:string-value="SELECT sc.Id, st.Id FROM Schools sc, Students st INNER JOIN Persons p ON st.PersonId=p.Id inner join Users u ON u.Id=p.UserId WHERE sc.EduId='DE 01200' AND u.EmailAddress='waltraud.geiszler@dresden.com'UNION" calcext:value-type="string">
            <text:p>SELECT sc.Id, st.Id FROM Schools sc, Students st INNER JOIN Persons p ON st.PersonId=p.Id inner join Users u ON u.Id=p.UserId WHERE sc.EduId='DE 01200' AND u.EmailAddress='waltraud.geiszler@dresden.com'UNION</text:p>
          </table:table-cell>
        </table:table-row>
        <table:table-row table:style-name="ro1">
          <table:table-cell office:value-type="string" calcext:value-type="string">
            <text:p>gloria.schindler@leipzig.com</text:p>
          </table:table-cell>
          <table:table-cell table:formula="of:=IF([.C31]=1;&quot;DE 01200&quot;;&quot;DE 01100&quot;)" office:value-type="string" office:string-value="DE 01100" calcext:value-type="string">
            <text:p>DE 01100</text:p>
          </table:table-cell>
          <table:table-cell table:formula="of:=MOD(ROW([.A30]);2)" office:value-type="float" office:value="0" calcext:value-type="float">
            <text:p>0</text:p>
          </table:table-cell>
          <table:table-cell table:formula="of:=&quot;'&quot;&amp;[.A31]&amp;&quot;'&quot;" office:value-type="string" office:string-value="'gloria.schindler@leipzig.com'" calcext:value-type="string">
            <text:p>'gloria.schindler@leipzig.com'</text:p>
          </table:table-cell>
          <table:table-cell table:formula="of:=&quot;'&quot;&amp;[.B3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1]&amp;&quot; AND u.EmailAddress=&quot;&amp;[.D31]&amp;&quot;UNION&quot;" office:value-type="string" office:string-value="SELECT sc.Id, st.Id FROM Schools sc, Students st INNER JOIN Persons p ON st.PersonId=p.Id inner join Users u ON u.Id=p.UserId WHERE sc.EduId='DE 01100' AND u.EmailAddress='gloria.schindler@leipzig.com'UNION" calcext:value-type="string">
            <text:p>SELECT sc.Id, st.Id FROM Schools sc, Students st INNER JOIN Persons p ON st.PersonId=p.Id inner join Users u ON u.Id=p.UserId WHERE sc.EduId='DE 01100' AND u.EmailAddress='gloria.schindler@leipzig.com'UNION</text:p>
          </table:table-cell>
        </table:table-row>
        <table:table-row table:style-name="ro1">
          <table:table-cell office:value-type="string" calcext:value-type="string">
            <text:p>wolf.bachmann@dresden.com</text:p>
          </table:table-cell>
          <table:table-cell table:formula="of:=IF([.C32]=1;&quot;DE 01200&quot;;&quot;DE 01100&quot;)" office:value-type="string" office:string-value="DE 01200" calcext:value-type="string">
            <text:p>DE 01200</text:p>
          </table:table-cell>
          <table:table-cell table:formula="of:=MOD(ROW([.A31]);2)" office:value-type="float" office:value="1" calcext:value-type="float">
            <text:p>1</text:p>
          </table:table-cell>
          <table:table-cell table:formula="of:=&quot;'&quot;&amp;[.A32]&amp;&quot;'&quot;" office:value-type="string" office:string-value="'wolf.bachmann@dresden.com'" calcext:value-type="string">
            <text:p>'wolf.bachmann@dresden.com'</text:p>
          </table:table-cell>
          <table:table-cell table:formula="of:=&quot;'&quot;&amp;[.B3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2]&amp;&quot; AND u.EmailAddress=&quot;&amp;[.D32]&amp;&quot;UNION&quot;" office:value-type="string" office:string-value="SELECT sc.Id, st.Id FROM Schools sc, Students st INNER JOIN Persons p ON st.PersonId=p.Id inner join Users u ON u.Id=p.UserId WHERE sc.EduId='DE 01200' AND u.EmailAddress='wolf.bachmann@dresden.com'UNION" calcext:value-type="string">
            <text:p>SELECT sc.Id, st.Id FROM Schools sc, Students st INNER JOIN Persons p ON st.PersonId=p.Id inner join Users u ON u.Id=p.UserId WHERE sc.EduId='DE 01200' AND u.EmailAddress='wolf.bachmann@dresden.com'UNION</text:p>
          </table:table-cell>
        </table:table-row>
        <table:table-row table:style-name="ro1">
          <table:table-cell office:value-type="string" calcext:value-type="string">
            <text:p>petrus.simons@leipzig.com</text:p>
          </table:table-cell>
          <table:table-cell table:formula="of:=IF([.C33]=1;&quot;DE 01200&quot;;&quot;DE 01100&quot;)" office:value-type="string" office:string-value="DE 01100" calcext:value-type="string">
            <text:p>DE 01100</text:p>
          </table:table-cell>
          <table:table-cell table:formula="of:=MOD(ROW([.A32]);2)" office:value-type="float" office:value="0" calcext:value-type="float">
            <text:p>0</text:p>
          </table:table-cell>
          <table:table-cell table:formula="of:=&quot;'&quot;&amp;[.A33]&amp;&quot;'&quot;" office:value-type="string" office:string-value="'petrus.simons@leipzig.com'" calcext:value-type="string">
            <text:p>'petrus.simons@leipzig.com'</text:p>
          </table:table-cell>
          <table:table-cell table:formula="of:=&quot;'&quot;&amp;[.B3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3]&amp;&quot; AND u.EmailAddress=&quot;&amp;[.D33]&amp;&quot;UNION&quot;" office:value-type="string" office:string-value="SELECT sc.Id, st.Id FROM Schools sc, Students st INNER JOIN Persons p ON st.PersonId=p.Id inner join Users u ON u.Id=p.UserId WHERE sc.EduId='DE 01100' AND u.EmailAddress='petrus.simons@leipzig.com'UNION" calcext:value-type="string">
            <text:p>SELECT sc.Id, st.Id FROM Schools sc, Students st INNER JOIN Persons p ON st.PersonId=p.Id inner join Users u ON u.Id=p.UserId WHERE sc.EduId='DE 01100' AND u.EmailAddress='petrus.simons@leipzig.com'UNION</text:p>
          </table:table-cell>
        </table:table-row>
        <table:table-row table:style-name="ro1">
          <table:table-cell office:value-type="string" calcext:value-type="string">
            <text:p>anton.kraemer@dresden.com</text:p>
          </table:table-cell>
          <table:table-cell table:formula="of:=IF([.C34]=1;&quot;DE 01200&quot;;&quot;DE 01100&quot;)" office:value-type="string" office:string-value="DE 01200" calcext:value-type="string">
            <text:p>DE 01200</text:p>
          </table:table-cell>
          <table:table-cell table:formula="of:=MOD(ROW([.A33]);2)" office:value-type="float" office:value="1" calcext:value-type="float">
            <text:p>1</text:p>
          </table:table-cell>
          <table:table-cell table:formula="of:=&quot;'&quot;&amp;[.A34]&amp;&quot;'&quot;" office:value-type="string" office:string-value="'anton.kraemer@dresden.com'" calcext:value-type="string">
            <text:p>'anton.kraemer@dresden.com'</text:p>
          </table:table-cell>
          <table:table-cell table:formula="of:=&quot;'&quot;&amp;[.B3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4]&amp;&quot; AND u.EmailAddress=&quot;&amp;[.D34]&amp;&quot;UNION&quot;" office:value-type="string" office:string-value="SELECT sc.Id, st.Id FROM Schools sc, Students st INNER JOIN Persons p ON st.PersonId=p.Id inner join Users u ON u.Id=p.UserId WHERE sc.EduId='DE 01200' AND u.EmailAddress='anton.kraemer@dresden.com'UNION" calcext:value-type="string">
            <text:p>SELECT sc.Id, st.Id FROM Schools sc, Students st INNER JOIN Persons p ON st.PersonId=p.Id inner join Users u ON u.Id=p.UserId WHERE sc.EduId='DE 01200' AND u.EmailAddress='anton.kraemer@dresden.com'UNION</text:p>
          </table:table-cell>
        </table:table-row>
        <table:table-row table:style-name="ro1">
          <table:table-cell office:value-type="string" calcext:value-type="string">
            <text:p>karl-heinz.dieter@leipzig.com</text:p>
          </table:table-cell>
          <table:table-cell table:formula="of:=IF([.C35]=1;&quot;DE 01200&quot;;&quot;DE 01100&quot;)" office:value-type="string" office:string-value="DE 01100" calcext:value-type="string">
            <text:p>DE 01100</text:p>
          </table:table-cell>
          <table:table-cell table:formula="of:=MOD(ROW([.A34]);2)" office:value-type="float" office:value="0" calcext:value-type="float">
            <text:p>0</text:p>
          </table:table-cell>
          <table:table-cell table:formula="of:=&quot;'&quot;&amp;[.A35]&amp;&quot;'&quot;" office:value-type="string" office:string-value="'karl-heinz.dieter@leipzig.com'" calcext:value-type="string">
            <text:p>'karl-heinz.dieter@leipzig.com'</text:p>
          </table:table-cell>
          <table:table-cell table:formula="of:=&quot;'&quot;&amp;[.B3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5]&amp;&quot; AND u.EmailAddress=&quot;&amp;[.D35]&amp;&quot;UNION&quot;" office:value-type="string" office:string-value="SELECT sc.Id, st.Id FROM Schools sc, Students st INNER JOIN Persons p ON st.PersonId=p.Id inner join Users u ON u.Id=p.UserId WHERE sc.EduId='DE 01100' AND u.EmailAddress='karl-heinz.dieter@leipzig.com'UNION" calcext:value-type="string">
            <text:p>SELECT sc.Id, st.Id FROM Schools sc, Students st INNER JOIN Persons p ON st.PersonId=p.Id inner join Users u ON u.Id=p.UserId WHERE sc.EduId='DE 01100' AND u.EmailAddress='karl-heinz.dieter@leipzig.com'UNION</text:p>
          </table:table-cell>
        </table:table-row>
        <table:table-row table:style-name="ro1">
          <table:table-cell office:value-type="string" calcext:value-type="string">
            <text:p>dominik.suess@dresden.com</text:p>
          </table:table-cell>
          <table:table-cell table:formula="of:=IF([.C36]=1;&quot;DE 01200&quot;;&quot;DE 01100&quot;)" office:value-type="string" office:string-value="DE 01200" calcext:value-type="string">
            <text:p>DE 01200</text:p>
          </table:table-cell>
          <table:table-cell table:formula="of:=MOD(ROW([.A35]);2)" office:value-type="float" office:value="1" calcext:value-type="float">
            <text:p>1</text:p>
          </table:table-cell>
          <table:table-cell table:formula="of:=&quot;'&quot;&amp;[.A36]&amp;&quot;'&quot;" office:value-type="string" office:string-value="'dominik.suess@dresden.com'" calcext:value-type="string">
            <text:p>'dominik.suess@dresden.com'</text:p>
          </table:table-cell>
          <table:table-cell table:formula="of:=&quot;'&quot;&amp;[.B3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6]&amp;&quot; AND u.EmailAddress=&quot;&amp;[.D36]&amp;&quot;UNION&quot;" office:value-type="string" office:string-value="SELECT sc.Id, st.Id FROM Schools sc, Students st INNER JOIN Persons p ON st.PersonId=p.Id inner join Users u ON u.Id=p.UserId WHERE sc.EduId='DE 01200' AND u.EmailAddress='dominik.suess@dresden.com'UNION" calcext:value-type="string">
            <text:p>SELECT sc.Id, st.Id FROM Schools sc, Students st INNER JOIN Persons p ON st.PersonId=p.Id inner join Users u ON u.Id=p.UserId WHERE sc.EduId='DE 01200' AND u.EmailAddress='dominik.suess@dresden.com'UNION</text:p>
          </table:table-cell>
        </table:table-row>
        <table:table-row table:style-name="ro1">
          <table:table-cell office:value-type="string" calcext:value-type="string">
            <text:p>heidrun.gerstle@leipzig.com</text:p>
          </table:table-cell>
          <table:table-cell table:formula="of:=IF([.C37]=1;&quot;DE 01200&quot;;&quot;DE 01100&quot;)" office:value-type="string" office:string-value="DE 01100" calcext:value-type="string">
            <text:p>DE 01100</text:p>
          </table:table-cell>
          <table:table-cell table:formula="of:=MOD(ROW([.A36]);2)" office:value-type="float" office:value="0" calcext:value-type="float">
            <text:p>0</text:p>
          </table:table-cell>
          <table:table-cell table:formula="of:=&quot;'&quot;&amp;[.A37]&amp;&quot;'&quot;" office:value-type="string" office:string-value="'heidrun.gerstle@leipzig.com'" calcext:value-type="string">
            <text:p>'heidrun.gerstle@leipzig.com'</text:p>
          </table:table-cell>
          <table:table-cell table:formula="of:=&quot;'&quot;&amp;[.B3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7]&amp;&quot; AND u.EmailAddress=&quot;&amp;[.D37]&amp;&quot;UNION&quot;" office:value-type="string" office:string-value="SELECT sc.Id, st.Id FROM Schools sc, Students st INNER JOIN Persons p ON st.PersonId=p.Id inner join Users u ON u.Id=p.UserId WHERE sc.EduId='DE 01100' AND u.EmailAddress='heidrun.gerstle@leipzig.com'UNION" calcext:value-type="string">
            <text:p>SELECT sc.Id, st.Id FROM Schools sc, Students st INNER JOIN Persons p ON st.PersonId=p.Id inner join Users u ON u.Id=p.UserId WHERE sc.EduId='DE 01100' AND u.EmailAddress='heidrun.gerstle@leipzig.com'UNION</text:p>
          </table:table-cell>
        </table:table-row>
        <table:table-row table:style-name="ro1">
          <table:table-cell office:value-type="string" calcext:value-type="string">
            <text:p>stefanie.stück@dresden.com</text:p>
          </table:table-cell>
          <table:table-cell table:formula="of:=IF([.C38]=1;&quot;DE 01200&quot;;&quot;DE 01100&quot;)" office:value-type="string" office:string-value="DE 01200" calcext:value-type="string">
            <text:p>DE 01200</text:p>
          </table:table-cell>
          <table:table-cell table:formula="of:=MOD(ROW([.A37]);2)" office:value-type="float" office:value="1" calcext:value-type="float">
            <text:p>1</text:p>
          </table:table-cell>
          <table:table-cell table:formula="of:=&quot;'&quot;&amp;[.A38]&amp;&quot;'&quot;" office:value-type="string" office:string-value="'stefanie.stück@dresden.com'" calcext:value-type="string">
            <text:p>'stefanie.stück@dresden.com'</text:p>
          </table:table-cell>
          <table:table-cell table:formula="of:=&quot;'&quot;&amp;[.B3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8]&amp;&quot; AND u.EmailAddress=&quot;&amp;[.D38]&amp;&quot;UNION&quot;" office:value-type="string" office:string-value="SELECT sc.Id, st.Id FROM Schools sc, Students st INNER JOIN Persons p ON st.PersonId=p.Id inner join Users u ON u.Id=p.UserId WHERE sc.EduId='DE 01200' AND u.EmailAddress='stefanie.stück@dresden.com'UNION" calcext:value-type="string">
            <text:p>SELECT sc.Id, st.Id FROM Schools sc, Students st INNER JOIN Persons p ON st.PersonId=p.Id inner join Users u ON u.Id=p.UserId WHERE sc.EduId='DE 01200' AND u.EmailAddress='stefanie.stück@dresden.com'UNION</text:p>
          </table:table-cell>
        </table:table-row>
        <table:table-row table:style-name="ro1">
          <table:table-cell office:value-type="string" calcext:value-type="string">
            <text:p>judit.jung@leipzig.com</text:p>
          </table:table-cell>
          <table:table-cell table:formula="of:=IF([.C39]=1;&quot;DE 01200&quot;;&quot;DE 01100&quot;)" office:value-type="string" office:string-value="DE 01100" calcext:value-type="string">
            <text:p>DE 01100</text:p>
          </table:table-cell>
          <table:table-cell table:formula="of:=MOD(ROW([.A38]);2)" office:value-type="float" office:value="0" calcext:value-type="float">
            <text:p>0</text:p>
          </table:table-cell>
          <table:table-cell table:formula="of:=&quot;'&quot;&amp;[.A39]&amp;&quot;'&quot;" office:value-type="string" office:string-value="'judit.jung@leipzig.com'" calcext:value-type="string">
            <text:p>'judit.jung@leipzig.com'</text:p>
          </table:table-cell>
          <table:table-cell table:formula="of:=&quot;'&quot;&amp;[.B3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9]&amp;&quot; AND u.EmailAddress=&quot;&amp;[.D39]&amp;&quot;UNION&quot;" office:value-type="string" office:string-value="SELECT sc.Id, st.Id FROM Schools sc, Students st INNER JOIN Persons p ON st.PersonId=p.Id inner join Users u ON u.Id=p.UserId WHERE sc.EduId='DE 01100' AND u.EmailAddress='judit.jung@leipzig.com'UNION" calcext:value-type="string">
            <text:p>SELECT sc.Id, st.Id FROM Schools sc, Students st INNER JOIN Persons p ON st.PersonId=p.Id inner join Users u ON u.Id=p.UserId WHERE sc.EduId='DE 01100' AND u.EmailAddress='judit.jung@leipzig.com'UNION</text:p>
          </table:table-cell>
        </table:table-row>
        <table:table-row table:style-name="ro1">
          <table:table-cell office:value-type="string" calcext:value-type="string">
            <text:p>iris.gerber@dresden.com</text:p>
          </table:table-cell>
          <table:table-cell table:formula="of:=IF([.C40]=1;&quot;DE 01200&quot;;&quot;DE 01100&quot;)" office:value-type="string" office:string-value="DE 01200" calcext:value-type="string">
            <text:p>DE 01200</text:p>
          </table:table-cell>
          <table:table-cell table:formula="of:=MOD(ROW([.A39]);2)" office:value-type="float" office:value="1" calcext:value-type="float">
            <text:p>1</text:p>
          </table:table-cell>
          <table:table-cell table:formula="of:=&quot;'&quot;&amp;[.A40]&amp;&quot;'&quot;" office:value-type="string" office:string-value="'iris.gerber@dresden.com'" calcext:value-type="string">
            <text:p>'iris.gerber@dresden.com'</text:p>
          </table:table-cell>
          <table:table-cell table:formula="of:=&quot;'&quot;&amp;[.B4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0]&amp;&quot; AND u.EmailAddress=&quot;&amp;[.D40]&amp;&quot;UNION&quot;" office:value-type="string" office:string-value="SELECT sc.Id, st.Id FROM Schools sc, Students st INNER JOIN Persons p ON st.PersonId=p.Id inner join Users u ON u.Id=p.UserId WHERE sc.EduId='DE 01200' AND u.EmailAddress='iris.gerber@dresden.com'UNION" calcext:value-type="string">
            <text:p>SELECT sc.Id, st.Id FROM Schools sc, Students st INNER JOIN Persons p ON st.PersonId=p.Id inner join Users u ON u.Id=p.UserId WHERE sc.EduId='DE 01200' AND u.EmailAddress='iris.gerber@dresden.com'UNION</text:p>
          </table:table-cell>
        </table:table-row>
        <table:table-row table:style-name="ro1">
          <table:table-cell office:value-type="string" calcext:value-type="string">
            <text:p>lian.siegel@leipzig.com</text:p>
          </table:table-cell>
          <table:table-cell table:formula="of:=IF([.C41]=1;&quot;DE 01200&quot;;&quot;DE 01100&quot;)" office:value-type="string" office:string-value="DE 01100" calcext:value-type="string">
            <text:p>DE 01100</text:p>
          </table:table-cell>
          <table:table-cell table:formula="of:=MOD(ROW([.A40]);2)" office:value-type="float" office:value="0" calcext:value-type="float">
            <text:p>0</text:p>
          </table:table-cell>
          <table:table-cell table:formula="of:=&quot;'&quot;&amp;[.A41]&amp;&quot;'&quot;" office:value-type="string" office:string-value="'lian.siegel@leipzig.com'" calcext:value-type="string">
            <text:p>'lian.siegel@leipzig.com'</text:p>
          </table:table-cell>
          <table:table-cell table:formula="of:=&quot;'&quot;&amp;[.B4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1]&amp;&quot; AND u.EmailAddress=&quot;&amp;[.D41]&amp;&quot;UNION&quot;" office:value-type="string" office:string-value="SELECT sc.Id, st.Id FROM Schools sc, Students st INNER JOIN Persons p ON st.PersonId=p.Id inner join Users u ON u.Id=p.UserId WHERE sc.EduId='DE 01100' AND u.EmailAddress='lian.siegel@leipzig.com'UNION" calcext:value-type="string">
            <text:p>SELECT sc.Id, st.Id FROM Schools sc, Students st INNER JOIN Persons p ON st.PersonId=p.Id inner join Users u ON u.Id=p.UserId WHERE sc.EduId='DE 01100' AND u.EmailAddress='lian.siegel@leipzig.com'UNION</text:p>
          </table:table-cell>
        </table:table-row>
        <table:table-row table:style-name="ro1">
          <table:table-cell office:value-type="string" calcext:value-type="string">
            <text:p>luzia.behringer@dresden.com</text:p>
          </table:table-cell>
          <table:table-cell table:formula="of:=IF([.C42]=1;&quot;DE 01200&quot;;&quot;DE 01100&quot;)" office:value-type="string" office:string-value="DE 01200" calcext:value-type="string">
            <text:p>DE 01200</text:p>
          </table:table-cell>
          <table:table-cell table:formula="of:=MOD(ROW([.A41]);2)" office:value-type="float" office:value="1" calcext:value-type="float">
            <text:p>1</text:p>
          </table:table-cell>
          <table:table-cell table:formula="of:=&quot;'&quot;&amp;[.A42]&amp;&quot;'&quot;" office:value-type="string" office:string-value="'luzia.behringer@dresden.com'" calcext:value-type="string">
            <text:p>'luzia.behringer@dresden.com'</text:p>
          </table:table-cell>
          <table:table-cell table:formula="of:=&quot;'&quot;&amp;[.B4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2]&amp;&quot; AND u.EmailAddress=&quot;&amp;[.D42]&amp;&quot;UNION&quot;" office:value-type="string" office:string-value="SELECT sc.Id, st.Id FROM Schools sc, Students st INNER JOIN Persons p ON st.PersonId=p.Id inner join Users u ON u.Id=p.UserId WHERE sc.EduId='DE 01200' AND u.EmailAddress='luzia.behringer@dresden.com'UNION" calcext:value-type="string">
            <text:p>SELECT sc.Id, st.Id FROM Schools sc, Students st INNER JOIN Persons p ON st.PersonId=p.Id inner join Users u ON u.Id=p.UserId WHERE sc.EduId='DE 01200' AND u.EmailAddress='luzia.behringer@dresden.com'UNION</text:p>
          </table:table-cell>
        </table:table-row>
        <table:table-row table:style-name="ro1">
          <table:table-cell office:value-type="string" calcext:value-type="string">
            <text:p>miriam.braun@leipzig.com</text:p>
          </table:table-cell>
          <table:table-cell table:formula="of:=IF([.C43]=1;&quot;DE 01200&quot;;&quot;DE 01100&quot;)" office:value-type="string" office:string-value="DE 01100" calcext:value-type="string">
            <text:p>DE 01100</text:p>
          </table:table-cell>
          <table:table-cell table:formula="of:=MOD(ROW([.A42]);2)" office:value-type="float" office:value="0" calcext:value-type="float">
            <text:p>0</text:p>
          </table:table-cell>
          <table:table-cell table:formula="of:=&quot;'&quot;&amp;[.A43]&amp;&quot;'&quot;" office:value-type="string" office:string-value="'miriam.braun@leipzig.com'" calcext:value-type="string">
            <text:p>'miriam.braun@leipzig.com'</text:p>
          </table:table-cell>
          <table:table-cell table:formula="of:=&quot;'&quot;&amp;[.B4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3]&amp;&quot; AND u.EmailAddress=&quot;&amp;[.D43]&amp;&quot;UNION&quot;" office:value-type="string" office:string-value="SELECT sc.Id, st.Id FROM Schools sc, Students st INNER JOIN Persons p ON st.PersonId=p.Id inner join Users u ON u.Id=p.UserId WHERE sc.EduId='DE 01100' AND u.EmailAddress='miriam.braun@leipzig.com'UNION" calcext:value-type="string">
            <text:p>SELECT sc.Id, st.Id FROM Schools sc, Students st INNER JOIN Persons p ON st.PersonId=p.Id inner join Users u ON u.Id=p.UserId WHERE sc.EduId='DE 01100' AND u.EmailAddress='miriam.braun@leipzig.com'UNION</text:p>
          </table:table-cell>
        </table:table-row>
        <table:table-row table:style-name="ro1">
          <table:table-cell office:value-type="string" calcext:value-type="string">
            <text:p>gerold.schenk@dresden.com</text:p>
          </table:table-cell>
          <table:table-cell table:formula="of:=IF([.C44]=1;&quot;DE 01200&quot;;&quot;DE 01100&quot;)" office:value-type="string" office:string-value="DE 01200" calcext:value-type="string">
            <text:p>DE 01200</text:p>
          </table:table-cell>
          <table:table-cell table:formula="of:=MOD(ROW([.A43]);2)" office:value-type="float" office:value="1" calcext:value-type="float">
            <text:p>1</text:p>
          </table:table-cell>
          <table:table-cell table:formula="of:=&quot;'&quot;&amp;[.A44]&amp;&quot;'&quot;" office:value-type="string" office:string-value="'gerold.schenk@dresden.com'" calcext:value-type="string">
            <text:p>'gerold.schenk@dresden.com'</text:p>
          </table:table-cell>
          <table:table-cell table:formula="of:=&quot;'&quot;&amp;[.B4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4]&amp;&quot; AND u.EmailAddress=&quot;&amp;[.D44]&amp;&quot;UNION&quot;" office:value-type="string" office:string-value="SELECT sc.Id, st.Id FROM Schools sc, Students st INNER JOIN Persons p ON st.PersonId=p.Id inner join Users u ON u.Id=p.UserId WHERE sc.EduId='DE 01200' AND u.EmailAddress='gerold.schenk@dresden.com'UNION" calcext:value-type="string">
            <text:p>SELECT sc.Id, st.Id FROM Schools sc, Students st INNER JOIN Persons p ON st.PersonId=p.Id inner join Users u ON u.Id=p.UserId WHERE sc.EduId='DE 01200' AND u.EmailAddress='gerold.schenk@dresden.com'UNION</text:p>
          </table:table-cell>
        </table:table-row>
        <table:table-row table:style-name="ro1">
          <table:table-cell office:value-type="string" calcext:value-type="string">
            <text:p>gereon.ferber@leipzig.com</text:p>
          </table:table-cell>
          <table:table-cell table:formula="of:=IF([.C45]=1;&quot;DE 01200&quot;;&quot;DE 01100&quot;)" office:value-type="string" office:string-value="DE 01100" calcext:value-type="string">
            <text:p>DE 01100</text:p>
          </table:table-cell>
          <table:table-cell table:formula="of:=MOD(ROW([.A44]);2)" office:value-type="float" office:value="0" calcext:value-type="float">
            <text:p>0</text:p>
          </table:table-cell>
          <table:table-cell table:formula="of:=&quot;'&quot;&amp;[.A45]&amp;&quot;'&quot;" office:value-type="string" office:string-value="'gereon.ferber@leipzig.com'" calcext:value-type="string">
            <text:p>'gereon.ferber@leipzig.com'</text:p>
          </table:table-cell>
          <table:table-cell table:formula="of:=&quot;'&quot;&amp;[.B4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5]&amp;&quot; AND u.EmailAddress=&quot;&amp;[.D45]&amp;&quot;UNION&quot;" office:value-type="string" office:string-value="SELECT sc.Id, st.Id FROM Schools sc, Students st INNER JOIN Persons p ON st.PersonId=p.Id inner join Users u ON u.Id=p.UserId WHERE sc.EduId='DE 01100' AND u.EmailAddress='gereon.ferber@leipzig.com'UNION" calcext:value-type="string">
            <text:p>SELECT sc.Id, st.Id FROM Schools sc, Students st INNER JOIN Persons p ON st.PersonId=p.Id inner join Users u ON u.Id=p.UserId WHERE sc.EduId='DE 01100' AND u.EmailAddress='gereon.ferber@leipzig.com'UNION</text:p>
          </table:table-cell>
        </table:table-row>
        <table:table-row table:style-name="ro1">
          <table:table-cell office:value-type="string" calcext:value-type="string">
            <text:p>laura.pahlke@dresden.com</text:p>
          </table:table-cell>
          <table:table-cell table:formula="of:=IF([.C46]=1;&quot;DE 01200&quot;;&quot;DE 01100&quot;)" office:value-type="string" office:string-value="DE 01200" calcext:value-type="string">
            <text:p>DE 01200</text:p>
          </table:table-cell>
          <table:table-cell table:formula="of:=MOD(ROW([.A45]);2)" office:value-type="float" office:value="1" calcext:value-type="float">
            <text:p>1</text:p>
          </table:table-cell>
          <table:table-cell table:formula="of:=&quot;'&quot;&amp;[.A46]&amp;&quot;'&quot;" office:value-type="string" office:string-value="'laura.pahlke@dresden.com'" calcext:value-type="string">
            <text:p>'laura.pahlke@dresden.com'</text:p>
          </table:table-cell>
          <table:table-cell table:formula="of:=&quot;'&quot;&amp;[.B4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6]&amp;&quot; AND u.EmailAddress=&quot;&amp;[.D46]&amp;&quot;UNION&quot;" office:value-type="string" office:string-value="SELECT sc.Id, st.Id FROM Schools sc, Students st INNER JOIN Persons p ON st.PersonId=p.Id inner join Users u ON u.Id=p.UserId WHERE sc.EduId='DE 01200' AND u.EmailAddress='laura.pahlke@dresden.com'UNION" calcext:value-type="string">
            <text:p>SELECT sc.Id, st.Id FROM Schools sc, Students st INNER JOIN Persons p ON st.PersonId=p.Id inner join Users u ON u.Id=p.UserId WHERE sc.EduId='DE 01200' AND u.EmailAddress='laura.pahlke@dresden.com'UNION</text:p>
          </table:table-cell>
        </table:table-row>
        <table:table-row table:style-name="ro1">
          <table:table-cell office:value-type="string" calcext:value-type="string">
            <text:p>brigitte.lowe@leipzig.com</text:p>
          </table:table-cell>
          <table:table-cell table:formula="of:=IF([.C47]=1;&quot;DE 01200&quot;;&quot;DE 01100&quot;)" office:value-type="string" office:string-value="DE 01100" calcext:value-type="string">
            <text:p>DE 01100</text:p>
          </table:table-cell>
          <table:table-cell table:formula="of:=MOD(ROW([.A46]);2)" office:value-type="float" office:value="0" calcext:value-type="float">
            <text:p>0</text:p>
          </table:table-cell>
          <table:table-cell table:formula="of:=&quot;'&quot;&amp;[.A47]&amp;&quot;'&quot;" office:value-type="string" office:string-value="'brigitte.lowe@leipzig.com'" calcext:value-type="string">
            <text:p>'brigitte.lowe@leipzig.com'</text:p>
          </table:table-cell>
          <table:table-cell table:formula="of:=&quot;'&quot;&amp;[.B4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7]&amp;&quot; AND u.EmailAddress=&quot;&amp;[.D47]&amp;&quot;UNION&quot;" office:value-type="string" office:string-value="SELECT sc.Id, st.Id FROM Schools sc, Students st INNER JOIN Persons p ON st.PersonId=p.Id inner join Users u ON u.Id=p.UserId WHERE sc.EduId='DE 01100' AND u.EmailAddress='brigitte.lowe@leipzig.com'UNION" calcext:value-type="string">
            <text:p>SELECT sc.Id, st.Id FROM Schools sc, Students st INNER JOIN Persons p ON st.PersonId=p.Id inner join Users u ON u.Id=p.UserId WHERE sc.EduId='DE 01100' AND u.EmailAddress='brigitte.lowe@leipzig.com'UNION</text:p>
          </table:table-cell>
        </table:table-row>
        <table:table-row table:style-name="ro1">
          <table:table-cell office:value-type="string" calcext:value-type="string">
            <text:p>oliver.wirt@dresden.com</text:p>
          </table:table-cell>
          <table:table-cell table:formula="of:=IF([.C48]=1;&quot;DE 01200&quot;;&quot;DE 01100&quot;)" office:value-type="string" office:string-value="DE 01200" calcext:value-type="string">
            <text:p>DE 01200</text:p>
          </table:table-cell>
          <table:table-cell table:formula="of:=MOD(ROW([.A47]);2)" office:value-type="float" office:value="1" calcext:value-type="float">
            <text:p>1</text:p>
          </table:table-cell>
          <table:table-cell table:formula="of:=&quot;'&quot;&amp;[.A48]&amp;&quot;'&quot;" office:value-type="string" office:string-value="'oliver.wirt@dresden.com'" calcext:value-type="string">
            <text:p>'oliver.wirt@dresden.com'</text:p>
          </table:table-cell>
          <table:table-cell table:formula="of:=&quot;'&quot;&amp;[.B4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8]&amp;&quot; AND u.EmailAddress=&quot;&amp;[.D48]&amp;&quot;UNION&quot;" office:value-type="string" office:string-value="SELECT sc.Id, st.Id FROM Schools sc, Students st INNER JOIN Persons p ON st.PersonId=p.Id inner join Users u ON u.Id=p.UserId WHERE sc.EduId='DE 01200' AND u.EmailAddress='oliver.wirt@dresden.com'UNION" calcext:value-type="string">
            <text:p>SELECT sc.Id, st.Id FROM Schools sc, Students st INNER JOIN Persons p ON st.PersonId=p.Id inner join Users u ON u.Id=p.UserId WHERE sc.EduId='DE 01200' AND u.EmailAddress='oliver.wirt@dresden.com'UNION</text:p>
          </table:table-cell>
        </table:table-row>
        <table:table-row table:style-name="ro1">
          <table:table-cell office:value-type="string" calcext:value-type="string">
            <text:p>else.yount@leipzig.com</text:p>
          </table:table-cell>
          <table:table-cell table:formula="of:=IF([.C49]=1;&quot;DE 01200&quot;;&quot;DE 01100&quot;)" office:value-type="string" office:string-value="DE 01100" calcext:value-type="string">
            <text:p>DE 01100</text:p>
          </table:table-cell>
          <table:table-cell table:formula="of:=MOD(ROW([.A48]);2)" office:value-type="float" office:value="0" calcext:value-type="float">
            <text:p>0</text:p>
          </table:table-cell>
          <table:table-cell table:formula="of:=&quot;'&quot;&amp;[.A49]&amp;&quot;'&quot;" office:value-type="string" office:string-value="'else.yount@leipzig.com'" calcext:value-type="string">
            <text:p>'else.yount@leipzig.com'</text:p>
          </table:table-cell>
          <table:table-cell table:formula="of:=&quot;'&quot;&amp;[.B4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9]&amp;&quot; AND u.EmailAddress=&quot;&amp;[.D49]&amp;&quot;UNION&quot;" office:value-type="string" office:string-value="SELECT sc.Id, st.Id FROM Schools sc, Students st INNER JOIN Persons p ON st.PersonId=p.Id inner join Users u ON u.Id=p.UserId WHERE sc.EduId='DE 01100' AND u.EmailAddress='else.yount@leipzig.com'UNION" calcext:value-type="string">
            <text:p>SELECT sc.Id, st.Id FROM Schools sc, Students st INNER JOIN Persons p ON st.PersonId=p.Id inner join Users u ON u.Id=p.UserId WHERE sc.EduId='DE 01100' AND u.EmailAddress='else.yount@leipzig.com'UNION</text:p>
          </table:table-cell>
        </table:table-row>
        <table:table-row table:style-name="ro1">
          <table:table-cell office:value-type="string" calcext:value-type="string">
            <text:p>wendel.wirt@dresden.com</text:p>
          </table:table-cell>
          <table:table-cell table:formula="of:=IF([.C50]=1;&quot;DE 01200&quot;;&quot;DE 01100&quot;)" office:value-type="string" office:string-value="DE 01200" calcext:value-type="string">
            <text:p>DE 01200</text:p>
          </table:table-cell>
          <table:table-cell table:formula="of:=MOD(ROW([.A49]);2)" office:value-type="float" office:value="1" calcext:value-type="float">
            <text:p>1</text:p>
          </table:table-cell>
          <table:table-cell table:formula="of:=&quot;'&quot;&amp;[.A50]&amp;&quot;'&quot;" office:value-type="string" office:string-value="'wendel.wirt@dresden.com'" calcext:value-type="string">
            <text:p>'wendel.wirt@dresden.com'</text:p>
          </table:table-cell>
          <table:table-cell table:formula="of:=&quot;'&quot;&amp;[.B5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0]&amp;&quot; AND u.EmailAddress=&quot;&amp;[.D50]&amp;&quot;UNION&quot;" office:value-type="string" office:string-value="SELECT sc.Id, st.Id FROM Schools sc, Students st INNER JOIN Persons p ON st.PersonId=p.Id inner join Users u ON u.Id=p.UserId WHERE sc.EduId='DE 01200' AND u.EmailAddress='wendel.wirt@dresden.com'UNION" calcext:value-type="string">
            <text:p>SELECT sc.Id, st.Id FROM Schools sc, Students st INNER JOIN Persons p ON st.PersonId=p.Id inner join Users u ON u.Id=p.UserId WHERE sc.EduId='DE 01200' AND u.EmailAddress='wendel.wirt@dresden.com'UNION</text:p>
          </table:table-cell>
        </table:table-row>
        <table:table-row table:style-name="ro1">
          <table:table-cell office:value-type="string" calcext:value-type="string">
            <text:p>edmund.suess@leipzig.com</text:p>
          </table:table-cell>
          <table:table-cell table:formula="of:=IF([.C51]=1;&quot;DE 01200&quot;;&quot;DE 01100&quot;)" office:value-type="string" office:string-value="DE 01100" calcext:value-type="string">
            <text:p>DE 01100</text:p>
          </table:table-cell>
          <table:table-cell table:formula="of:=MOD(ROW([.A50]);2)" office:value-type="float" office:value="0" calcext:value-type="float">
            <text:p>0</text:p>
          </table:table-cell>
          <table:table-cell table:formula="of:=&quot;'&quot;&amp;[.A51]&amp;&quot;'&quot;" office:value-type="string" office:string-value="'edmund.suess@leipzig.com'" calcext:value-type="string">
            <text:p>'edmund.suess@leipzig.com'</text:p>
          </table:table-cell>
          <table:table-cell table:formula="of:=&quot;'&quot;&amp;[.B5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1]&amp;&quot; AND u.EmailAddress=&quot;&amp;[.D51]&amp;&quot;UNION&quot;" office:value-type="string" office:string-value="SELECT sc.Id, st.Id FROM Schools sc, Students st INNER JOIN Persons p ON st.PersonId=p.Id inner join Users u ON u.Id=p.UserId WHERE sc.EduId='DE 01100' AND u.EmailAddress='edmund.suess@leipzig.com'UNION" calcext:value-type="string">
            <text:p>SELECT sc.Id, st.Id FROM Schools sc, Students st INNER JOIN Persons p ON st.PersonId=p.Id inner join Users u ON u.Id=p.UserId WHERE sc.EduId='DE 01100' AND u.EmailAddress='edmund.suess@leipzig.com'UNION</text:p>
          </table:table-cell>
        </table:table-row>
        <table:table-row table:style-name="ro1">
          <table:table-cell office:value-type="string" calcext:value-type="string">
            <text:p>urs.baumbach@dresden.com</text:p>
          </table:table-cell>
          <table:table-cell table:formula="of:=IF([.C52]=1;&quot;DE 01200&quot;;&quot;DE 01100&quot;)" office:value-type="string" office:string-value="DE 01200" calcext:value-type="string">
            <text:p>DE 01200</text:p>
          </table:table-cell>
          <table:table-cell table:formula="of:=MOD(ROW([.A51]);2)" office:value-type="float" office:value="1" calcext:value-type="float">
            <text:p>1</text:p>
          </table:table-cell>
          <table:table-cell table:formula="of:=&quot;'&quot;&amp;[.A52]&amp;&quot;'&quot;" office:value-type="string" office:string-value="'urs.baumbach@dresden.com'" calcext:value-type="string">
            <text:p>'urs.baumbach@dresden.com'</text:p>
          </table:table-cell>
          <table:table-cell table:formula="of:=&quot;'&quot;&amp;[.B5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2]&amp;&quot; AND u.EmailAddress=&quot;&amp;[.D52]&amp;&quot;UNION&quot;" office:value-type="string" office:string-value="SELECT sc.Id, st.Id FROM Schools sc, Students st INNER JOIN Persons p ON st.PersonId=p.Id inner join Users u ON u.Id=p.UserId WHERE sc.EduId='DE 01200' AND u.EmailAddress='urs.baumbach@dresden.com'UNION" calcext:value-type="string">
            <text:p>SELECT sc.Id, st.Id FROM Schools sc, Students st INNER JOIN Persons p ON st.PersonId=p.Id inner join Users u ON u.Id=p.UserId WHERE sc.EduId='DE 01200' AND u.EmailAddress='urs.baumbach@dresden.com'UNION</text:p>
          </table:table-cell>
        </table:table-row>
        <table:table-row table:style-name="ro1">
          <table:table-cell office:value-type="string" calcext:value-type="string">
            <text:p>maximilian.adam@leipzig.com</text:p>
          </table:table-cell>
          <table:table-cell table:formula="of:=IF([.C53]=1;&quot;DE 01200&quot;;&quot;DE 01100&quot;)" office:value-type="string" office:string-value="DE 01100" calcext:value-type="string">
            <text:p>DE 01100</text:p>
          </table:table-cell>
          <table:table-cell table:formula="of:=MOD(ROW([.A52]);2)" office:value-type="float" office:value="0" calcext:value-type="float">
            <text:p>0</text:p>
          </table:table-cell>
          <table:table-cell table:formula="of:=&quot;'&quot;&amp;[.A53]&amp;&quot;'&quot;" office:value-type="string" office:string-value="'maximilian.adam@leipzig.com'" calcext:value-type="string">
            <text:p>'maximilian.adam@leipzig.com'</text:p>
          </table:table-cell>
          <table:table-cell table:formula="of:=&quot;'&quot;&amp;[.B5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3]&amp;&quot; AND u.EmailAddress=&quot;&amp;[.D53]&amp;&quot;UNION&quot;" office:value-type="string" office:string-value="SELECT sc.Id, st.Id FROM Schools sc, Students st INNER JOIN Persons p ON st.PersonId=p.Id inner join Users u ON u.Id=p.UserId WHERE sc.EduId='DE 01100' AND u.EmailAddress='maximilian.adam@leipzig.com'UNION" calcext:value-type="string">
            <text:p>SELECT sc.Id, st.Id FROM Schools sc, Students st INNER JOIN Persons p ON st.PersonId=p.Id inner join Users u ON u.Id=p.UserId WHERE sc.EduId='DE 01100' AND u.EmailAddress='maximilian.adam@leipzig.com'UNION</text:p>
          </table:table-cell>
        </table:table-row>
        <table:table-row table:style-name="ro1">
          <table:table-cell office:value-type="string" calcext:value-type="string">
            <text:p>karlmann.krause@dresden.com</text:p>
          </table:table-cell>
          <table:table-cell table:formula="of:=IF([.C54]=1;&quot;DE 01200&quot;;&quot;DE 01100&quot;)" office:value-type="string" office:string-value="DE 01200" calcext:value-type="string">
            <text:p>DE 01200</text:p>
          </table:table-cell>
          <table:table-cell table:formula="of:=MOD(ROW([.A53]);2)" office:value-type="float" office:value="1" calcext:value-type="float">
            <text:p>1</text:p>
          </table:table-cell>
          <table:table-cell table:formula="of:=&quot;'&quot;&amp;[.A54]&amp;&quot;'&quot;" office:value-type="string" office:string-value="'karlmann.krause@dresden.com'" calcext:value-type="string">
            <text:p>'karlmann.krause@dresden.com'</text:p>
          </table:table-cell>
          <table:table-cell table:formula="of:=&quot;'&quot;&amp;[.B5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4]&amp;&quot; AND u.EmailAddress=&quot;&amp;[.D54]&amp;&quot;UNION&quot;" office:value-type="string" office:string-value="SELECT sc.Id, st.Id FROM Schools sc, Students st INNER JOIN Persons p ON st.PersonId=p.Id inner join Users u ON u.Id=p.UserId WHERE sc.EduId='DE 01200' AND u.EmailAddress='karlmann.krause@dresden.com'UNION" calcext:value-type="string">
            <text:p>SELECT sc.Id, st.Id FROM Schools sc, Students st INNER JOIN Persons p ON st.PersonId=p.Id inner join Users u ON u.Id=p.UserId WHERE sc.EduId='DE 01200' AND u.EmailAddress='karlmann.krause@dresden.com'UNION</text:p>
          </table:table-cell>
        </table:table-row>
        <table:table-row table:style-name="ro1">
          <table:table-cell office:value-type="string" calcext:value-type="string">
            <text:p>sabine.denzel@leipzig.com</text:p>
          </table:table-cell>
          <table:table-cell table:formula="of:=IF([.C55]=1;&quot;DE 01200&quot;;&quot;DE 01100&quot;)" office:value-type="string" office:string-value="DE 01100" calcext:value-type="string">
            <text:p>DE 01100</text:p>
          </table:table-cell>
          <table:table-cell table:formula="of:=MOD(ROW([.A54]);2)" office:value-type="float" office:value="0" calcext:value-type="float">
            <text:p>0</text:p>
          </table:table-cell>
          <table:table-cell table:formula="of:=&quot;'&quot;&amp;[.A55]&amp;&quot;'&quot;" office:value-type="string" office:string-value="'sabine.denzel@leipzig.com'" calcext:value-type="string">
            <text:p>'sabine.denzel@leipzig.com'</text:p>
          </table:table-cell>
          <table:table-cell table:formula="of:=&quot;'&quot;&amp;[.B5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5]&amp;&quot; AND u.EmailAddress=&quot;&amp;[.D55]&amp;&quot;UNION&quot;" office:value-type="string" office:string-value="SELECT sc.Id, st.Id FROM Schools sc, Students st INNER JOIN Persons p ON st.PersonId=p.Id inner join Users u ON u.Id=p.UserId WHERE sc.EduId='DE 01100' AND u.EmailAddress='sabine.denzel@leipzig.com'UNION" calcext:value-type="string">
            <text:p>SELECT sc.Id, st.Id FROM Schools sc, Students st INNER JOIN Persons p ON st.PersonId=p.Id inner join Users u ON u.Id=p.UserId WHERE sc.EduId='DE 01100' AND u.EmailAddress='sabine.denzel@leipzig.com'UNION</text:p>
          </table:table-cell>
        </table:table-row>
        <table:table-row table:style-name="ro1">
          <table:table-cell office:value-type="string" calcext:value-type="string">
            <text:p>werther.schwangau@dresden.com</text:p>
          </table:table-cell>
          <table:table-cell table:formula="of:=IF([.C56]=1;&quot;DE 01200&quot;;&quot;DE 01100&quot;)" office:value-type="string" office:string-value="DE 01200" calcext:value-type="string">
            <text:p>DE 01200</text:p>
          </table:table-cell>
          <table:table-cell table:formula="of:=MOD(ROW([.A55]);2)" office:value-type="float" office:value="1" calcext:value-type="float">
            <text:p>1</text:p>
          </table:table-cell>
          <table:table-cell table:formula="of:=&quot;'&quot;&amp;[.A56]&amp;&quot;'&quot;" office:value-type="string" office:string-value="'werther.schwangau@dresden.com'" calcext:value-type="string">
            <text:p>'werther.schwangau@dresden.com'</text:p>
          </table:table-cell>
          <table:table-cell table:formula="of:=&quot;'&quot;&amp;[.B5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6]&amp;&quot; AND u.EmailAddress=&quot;&amp;[.D56]&amp;&quot;UNION&quot;" office:value-type="string" office:string-value="SELECT sc.Id, st.Id FROM Schools sc, Students st INNER JOIN Persons p ON st.PersonId=p.Id inner join Users u ON u.Id=p.UserId WHERE sc.EduId='DE 01200' AND u.EmailAddress='werther.schwangau@dresden.com'UNION" calcext:value-type="string">
            <text:p>SELECT sc.Id, st.Id FROM Schools sc, Students st INNER JOIN Persons p ON st.PersonId=p.Id inner join Users u ON u.Id=p.UserId WHERE sc.EduId='DE 01200' AND u.EmailAddress='werther.schwangau@dresden.com'UNION</text:p>
          </table:table-cell>
        </table:table-row>
        <table:table-row table:style-name="ro1">
          <table:table-cell office:value-type="string" calcext:value-type="string">
            <text:p>helma.pahlke@leipzig.com</text:p>
          </table:table-cell>
          <table:table-cell table:formula="of:=IF([.C57]=1;&quot;DE 01200&quot;;&quot;DE 01100&quot;)" office:value-type="string" office:string-value="DE 01100" calcext:value-type="string">
            <text:p>DE 01100</text:p>
          </table:table-cell>
          <table:table-cell table:formula="of:=MOD(ROW([.A56]);2)" office:value-type="float" office:value="0" calcext:value-type="float">
            <text:p>0</text:p>
          </table:table-cell>
          <table:table-cell table:formula="of:=&quot;'&quot;&amp;[.A57]&amp;&quot;'&quot;" office:value-type="string" office:string-value="'helma.pahlke@leipzig.com'" calcext:value-type="string">
            <text:p>'helma.pahlke@leipzig.com'</text:p>
          </table:table-cell>
          <table:table-cell table:formula="of:=&quot;'&quot;&amp;[.B5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7]&amp;&quot; AND u.EmailAddress=&quot;&amp;[.D57]&amp;&quot;UNION&quot;" office:value-type="string" office:string-value="SELECT sc.Id, st.Id FROM Schools sc, Students st INNER JOIN Persons p ON st.PersonId=p.Id inner join Users u ON u.Id=p.UserId WHERE sc.EduId='DE 01100' AND u.EmailAddress='helma.pahlke@leipzig.com'UNION" calcext:value-type="string">
            <text:p>SELECT sc.Id, st.Id FROM Schools sc, Students st INNER JOIN Persons p ON st.PersonId=p.Id inner join Users u ON u.Id=p.UserId WHERE sc.EduId='DE 01100' AND u.EmailAddress='helma.pahlke@leipzig.com'UNION</text:p>
          </table:table-cell>
        </table:table-row>
        <table:table-row table:style-name="ro1">
          <table:table-cell office:value-type="string" calcext:value-type="string">
            <text:p>constanze.buchholz@dresden.com</text:p>
          </table:table-cell>
          <table:table-cell table:formula="of:=IF([.C58]=1;&quot;DE 01200&quot;;&quot;DE 01100&quot;)" office:value-type="string" office:string-value="DE 01200" calcext:value-type="string">
            <text:p>DE 01200</text:p>
          </table:table-cell>
          <table:table-cell table:formula="of:=MOD(ROW([.A57]);2)" office:value-type="float" office:value="1" calcext:value-type="float">
            <text:p>1</text:p>
          </table:table-cell>
          <table:table-cell table:formula="of:=&quot;'&quot;&amp;[.A58]&amp;&quot;'&quot;" office:value-type="string" office:string-value="'constanze.buchholz@dresden.com'" calcext:value-type="string">
            <text:p>'constanze.buchholz@dresden.com'</text:p>
          </table:table-cell>
          <table:table-cell table:formula="of:=&quot;'&quot;&amp;[.B5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8]&amp;&quot; AND u.EmailAddress=&quot;&amp;[.D58]&amp;&quot;UNION&quot;" office:value-type="string" office:string-value="SELECT sc.Id, st.Id FROM Schools sc, Students st INNER JOIN Persons p ON st.PersonId=p.Id inner join Users u ON u.Id=p.UserId WHERE sc.EduId='DE 01200' AND u.EmailAddress='constanze.buchholz@dresden.com'UNION" calcext:value-type="string">
            <text:p>SELECT sc.Id, st.Id FROM Schools sc, Students st INNER JOIN Persons p ON st.PersonId=p.Id inner join Users u ON u.Id=p.UserId WHERE sc.EduId='DE 01200' AND u.EmailAddress='constanze.buchholz@dresden.com'UNION</text:p>
          </table:table-cell>
        </table:table-row>
        <table:table-row table:style-name="ro1">
          <table:table-cell office:value-type="string" calcext:value-type="string">
            <text:p>krista.andres@leipzig.com</text:p>
          </table:table-cell>
          <table:table-cell table:formula="of:=IF([.C59]=1;&quot;DE 01200&quot;;&quot;DE 01100&quot;)" office:value-type="string" office:string-value="DE 01100" calcext:value-type="string">
            <text:p>DE 01100</text:p>
          </table:table-cell>
          <table:table-cell table:formula="of:=MOD(ROW([.A58]);2)" office:value-type="float" office:value="0" calcext:value-type="float">
            <text:p>0</text:p>
          </table:table-cell>
          <table:table-cell table:formula="of:=&quot;'&quot;&amp;[.A59]&amp;&quot;'&quot;" office:value-type="string" office:string-value="'krista.andres@leipzig.com'" calcext:value-type="string">
            <text:p>'krista.andres@leipzig.com'</text:p>
          </table:table-cell>
          <table:table-cell table:formula="of:=&quot;'&quot;&amp;[.B5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9]&amp;&quot; AND u.EmailAddress=&quot;&amp;[.D59]&amp;&quot;UNION&quot;" office:value-type="string" office:string-value="SELECT sc.Id, st.Id FROM Schools sc, Students st INNER JOIN Persons p ON st.PersonId=p.Id inner join Users u ON u.Id=p.UserId WHERE sc.EduId='DE 01100' AND u.EmailAddress='krista.andres@leipzig.com'UNION" calcext:value-type="string">
            <text:p>SELECT sc.Id, st.Id FROM Schools sc, Students st INNER JOIN Persons p ON st.PersonId=p.Id inner join Users u ON u.Id=p.UserId WHERE sc.EduId='DE 01100' AND u.EmailAddress='krista.andres@leipzig.com'UNION</text:p>
          </table:table-cell>
        </table:table-row>
        <table:table-row table:style-name="ro1">
          <table:table-cell office:value-type="string" calcext:value-type="string">
            <text:p>eleonore.schuhart@dresden.com</text:p>
          </table:table-cell>
          <table:table-cell table:formula="of:=IF([.C60]=1;&quot;DE 01200&quot;;&quot;DE 01100&quot;)" office:value-type="string" office:string-value="DE 01200" calcext:value-type="string">
            <text:p>DE 01200</text:p>
          </table:table-cell>
          <table:table-cell table:formula="of:=MOD(ROW([.A59]);2)" office:value-type="float" office:value="1" calcext:value-type="float">
            <text:p>1</text:p>
          </table:table-cell>
          <table:table-cell table:formula="of:=&quot;'&quot;&amp;[.A60]&amp;&quot;'&quot;" office:value-type="string" office:string-value="'eleonore.schuhart@dresden.com'" calcext:value-type="string">
            <text:p>'eleonore.schuhart@dresden.com'</text:p>
          </table:table-cell>
          <table:table-cell table:formula="of:=&quot;'&quot;&amp;[.B6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0]&amp;&quot; AND u.EmailAddress=&quot;&amp;[.D60]&amp;&quot;UNION&quot;" office:value-type="string" office:string-value="SELECT sc.Id, st.Id FROM Schools sc, Students st INNER JOIN Persons p ON st.PersonId=p.Id inner join Users u ON u.Id=p.UserId WHERE sc.EduId='DE 01200' AND u.EmailAddress='eleonore.schuhart@dresden.com'UNION" calcext:value-type="string">
            <text:p>SELECT sc.Id, st.Id FROM Schools sc, Students st INNER JOIN Persons p ON st.PersonId=p.Id inner join Users u ON u.Id=p.UserId WHERE sc.EduId='DE 01200' AND u.EmailAddress='eleonore.schuhart@dresden.com'UNION</text:p>
          </table:table-cell>
        </table:table-row>
        <table:table-row table:style-name="ro1">
          <table:table-cell office:value-type="string" calcext:value-type="string">
            <text:p>hans-gunter.schlosser@leipzig.com</text:p>
          </table:table-cell>
          <table:table-cell table:formula="of:=IF([.C61]=1;&quot;DE 01200&quot;;&quot;DE 01100&quot;)" office:value-type="string" office:string-value="DE 01100" calcext:value-type="string">
            <text:p>DE 01100</text:p>
          </table:table-cell>
          <table:table-cell table:formula="of:=MOD(ROW([.A60]);2)" office:value-type="float" office:value="0" calcext:value-type="float">
            <text:p>0</text:p>
          </table:table-cell>
          <table:table-cell table:formula="of:=&quot;'&quot;&amp;[.A61]&amp;&quot;'&quot;" office:value-type="string" office:string-value="'hans-gunter.schlosser@leipzig.com'" calcext:value-type="string">
            <text:p>'hans-gunter.schlosser@leipzig.com'</text:p>
          </table:table-cell>
          <table:table-cell table:formula="of:=&quot;'&quot;&amp;[.B6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1]&amp;&quot; AND u.EmailAddress=&quot;&amp;[.D61]&amp;&quot;UNION&quot;" office:value-type="string" office:string-value="SELECT sc.Id, st.Id FROM Schools sc, Students st INNER JOIN Persons p ON st.PersonId=p.Id inner join Users u ON u.Id=p.UserId WHERE sc.EduId='DE 01100' AND u.EmailAddress='hans-gunter.schlosser@leipzig.com'UNION" calcext:value-type="string">
            <text:p>SELECT sc.Id, st.Id FROM Schools sc, Students st INNER JOIN Persons p ON st.PersonId=p.Id inner join Users u ON u.Id=p.UserId WHERE sc.EduId='DE 01100' AND u.EmailAddress='hans-gunter.schlosser@leipzig.com'UNION</text:p>
          </table:table-cell>
        </table:table-row>
        <table:table-row table:style-name="ro1">
          <table:table-cell office:value-type="string" calcext:value-type="string">
            <text:p>baldur.essen@dresden.com</text:p>
          </table:table-cell>
          <table:table-cell table:formula="of:=IF([.C62]=1;&quot;DE 01200&quot;;&quot;DE 01100&quot;)" office:value-type="string" office:string-value="DE 01200" calcext:value-type="string">
            <text:p>DE 01200</text:p>
          </table:table-cell>
          <table:table-cell table:formula="of:=MOD(ROW([.A61]);2)" office:value-type="float" office:value="1" calcext:value-type="float">
            <text:p>1</text:p>
          </table:table-cell>
          <table:table-cell table:formula="of:=&quot;'&quot;&amp;[.A62]&amp;&quot;'&quot;" office:value-type="string" office:string-value="'baldur.essen@dresden.com'" calcext:value-type="string">
            <text:p>'baldur.essen@dresden.com'</text:p>
          </table:table-cell>
          <table:table-cell table:formula="of:=&quot;'&quot;&amp;[.B6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2]&amp;&quot; AND u.EmailAddress=&quot;&amp;[.D62]&amp;&quot;UNION&quot;" office:value-type="string" office:string-value="SELECT sc.Id, st.Id FROM Schools sc, Students st INNER JOIN Persons p ON st.PersonId=p.Id inner join Users u ON u.Id=p.UserId WHERE sc.EduId='DE 01200' AND u.EmailAddress='baldur.essen@dresden.com'UNION" calcext:value-type="string">
            <text:p>SELECT sc.Id, st.Id FROM Schools sc, Students st INNER JOIN Persons p ON st.PersonId=p.Id inner join Users u ON u.Id=p.UserId WHERE sc.EduId='DE 01200' AND u.EmailAddress='baldur.essen@dresden.com'UNION</text:p>
          </table:table-cell>
        </table:table-row>
        <table:table-row table:style-name="ro1">
          <table:table-cell office:value-type="string" calcext:value-type="string">
            <text:p>kerstin.kistler@leipzig.com</text:p>
          </table:table-cell>
          <table:table-cell table:formula="of:=IF([.C63]=1;&quot;DE 01200&quot;;&quot;DE 01100&quot;)" office:value-type="string" office:string-value="DE 01100" calcext:value-type="string">
            <text:p>DE 01100</text:p>
          </table:table-cell>
          <table:table-cell table:formula="of:=MOD(ROW([.A62]);2)" office:value-type="float" office:value="0" calcext:value-type="float">
            <text:p>0</text:p>
          </table:table-cell>
          <table:table-cell table:formula="of:=&quot;'&quot;&amp;[.A63]&amp;&quot;'&quot;" office:value-type="string" office:string-value="'kerstin.kistler@leipzig.com'" calcext:value-type="string">
            <text:p>'kerstin.kistler@leipzig.com'</text:p>
          </table:table-cell>
          <table:table-cell table:formula="of:=&quot;'&quot;&amp;[.B6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3]&amp;&quot; AND u.EmailAddress=&quot;&amp;[.D63]&amp;&quot;UNION&quot;" office:value-type="string" office:string-value="SELECT sc.Id, st.Id FROM Schools sc, Students st INNER JOIN Persons p ON st.PersonId=p.Id inner join Users u ON u.Id=p.UserId WHERE sc.EduId='DE 01100' AND u.EmailAddress='kerstin.kistler@leipzig.com'UNION" calcext:value-type="string">
            <text:p>SELECT sc.Id, st.Id FROM Schools sc, Students st INNER JOIN Persons p ON st.PersonId=p.Id inner join Users u ON u.Id=p.UserId WHERE sc.EduId='DE 01100' AND u.EmailAddress='kerstin.kistler@leipzig.com'UNION</text:p>
          </table:table-cell>
        </table:table-row>
        <table:table-row table:style-name="ro1">
          <table:table-cell office:value-type="string" calcext:value-type="string">
            <text:p>marianne.frei@dresden.com</text:p>
          </table:table-cell>
          <table:table-cell table:formula="of:=IF([.C64]=1;&quot;DE 01200&quot;;&quot;DE 01100&quot;)" office:value-type="string" office:string-value="DE 01200" calcext:value-type="string">
            <text:p>DE 01200</text:p>
          </table:table-cell>
          <table:table-cell table:formula="of:=MOD(ROW([.A63]);2)" office:value-type="float" office:value="1" calcext:value-type="float">
            <text:p>1</text:p>
          </table:table-cell>
          <table:table-cell table:formula="of:=&quot;'&quot;&amp;[.A64]&amp;&quot;'&quot;" office:value-type="string" office:string-value="'marianne.frei@dresden.com'" calcext:value-type="string">
            <text:p>'marianne.frei@dresden.com'</text:p>
          </table:table-cell>
          <table:table-cell table:formula="of:=&quot;'&quot;&amp;[.B6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4]&amp;&quot; AND u.EmailAddress=&quot;&amp;[.D64]&amp;&quot;UNION&quot;" office:value-type="string" office:string-value="SELECT sc.Id, st.Id FROM Schools sc, Students st INNER JOIN Persons p ON st.PersonId=p.Id inner join Users u ON u.Id=p.UserId WHERE sc.EduId='DE 01200' AND u.EmailAddress='marianne.frei@dresden.com'UNION" calcext:value-type="string">
            <text:p>SELECT sc.Id, st.Id FROM Schools sc, Students st INNER JOIN Persons p ON st.PersonId=p.Id inner join Users u ON u.Id=p.UserId WHERE sc.EduId='DE 01200' AND u.EmailAddress='marianne.frei@dresden.com'UNION</text:p>
          </table:table-cell>
        </table:table-row>
        <table:table-row table:style-name="ro1">
          <table:table-cell office:value-type="string" calcext:value-type="string">
            <text:p>wiltrud.dieter@leipzig.com</text:p>
          </table:table-cell>
          <table:table-cell table:formula="of:=IF([.C65]=1;&quot;DE 01200&quot;;&quot;DE 01100&quot;)" office:value-type="string" office:string-value="DE 01100" calcext:value-type="string">
            <text:p>DE 01100</text:p>
          </table:table-cell>
          <table:table-cell table:formula="of:=MOD(ROW([.A64]);2)" office:value-type="float" office:value="0" calcext:value-type="float">
            <text:p>0</text:p>
          </table:table-cell>
          <table:table-cell table:formula="of:=&quot;'&quot;&amp;[.A65]&amp;&quot;'&quot;" office:value-type="string" office:string-value="'wiltrud.dieter@leipzig.com'" calcext:value-type="string">
            <text:p>'wiltrud.dieter@leipzig.com'</text:p>
          </table:table-cell>
          <table:table-cell table:formula="of:=&quot;'&quot;&amp;[.B6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5]&amp;&quot; AND u.EmailAddress=&quot;&amp;[.D65]&amp;&quot;UNION&quot;" office:value-type="string" office:string-value="SELECT sc.Id, st.Id FROM Schools sc, Students st INNER JOIN Persons p ON st.PersonId=p.Id inner join Users u ON u.Id=p.UserId WHERE sc.EduId='DE 01100' AND u.EmailAddress='wiltrud.dieter@leipzig.com'UNION" calcext:value-type="string">
            <text:p>SELECT sc.Id, st.Id FROM Schools sc, Students st INNER JOIN Persons p ON st.PersonId=p.Id inner join Users u ON u.Id=p.UserId WHERE sc.EduId='DE 01100' AND u.EmailAddress='wiltrud.dieter@leipzig.com'UNION</text:p>
          </table:table-cell>
        </table:table-row>
        <table:table-row table:style-name="ro1">
          <table:table-cell office:value-type="string" calcext:value-type="string">
            <text:p>arend.brotz@dresden.com</text:p>
          </table:table-cell>
          <table:table-cell table:formula="of:=IF([.C66]=1;&quot;DE 01200&quot;;&quot;DE 01100&quot;)" office:value-type="string" office:string-value="DE 01200" calcext:value-type="string">
            <text:p>DE 01200</text:p>
          </table:table-cell>
          <table:table-cell table:formula="of:=MOD(ROW([.A65]);2)" office:value-type="float" office:value="1" calcext:value-type="float">
            <text:p>1</text:p>
          </table:table-cell>
          <table:table-cell table:formula="of:=&quot;'&quot;&amp;[.A66]&amp;&quot;'&quot;" office:value-type="string" office:string-value="'arend.brotz@dresden.com'" calcext:value-type="string">
            <text:p>'arend.brotz@dresden.com'</text:p>
          </table:table-cell>
          <table:table-cell table:formula="of:=&quot;'&quot;&amp;[.B6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6]&amp;&quot; AND u.EmailAddress=&quot;&amp;[.D66]&amp;&quot;UNION&quot;" office:value-type="string" office:string-value="SELECT sc.Id, st.Id FROM Schools sc, Students st INNER JOIN Persons p ON st.PersonId=p.Id inner join Users u ON u.Id=p.UserId WHERE sc.EduId='DE 01200' AND u.EmailAddress='arend.brotz@dresden.com'UNION" calcext:value-type="string">
            <text:p>SELECT sc.Id, st.Id FROM Schools sc, Students st INNER JOIN Persons p ON st.PersonId=p.Id inner join Users u ON u.Id=p.UserId WHERE sc.EduId='DE 01200' AND u.EmailAddress='arend.brotz@dresden.com'UNION</text:p>
          </table:table-cell>
        </table:table-row>
        <table:table-row table:style-name="ro1">
          <table:table-cell office:value-type="string" calcext:value-type="string">
            <text:p>wolfram.gorman@leipzig.com</text:p>
          </table:table-cell>
          <table:table-cell table:formula="of:=IF([.C67]=1;&quot;DE 01200&quot;;&quot;DE 01100&quot;)" office:value-type="string" office:string-value="DE 01100" calcext:value-type="string">
            <text:p>DE 01100</text:p>
          </table:table-cell>
          <table:table-cell table:formula="of:=MOD(ROW([.A66]);2)" office:value-type="float" office:value="0" calcext:value-type="float">
            <text:p>0</text:p>
          </table:table-cell>
          <table:table-cell table:formula="of:=&quot;'&quot;&amp;[.A67]&amp;&quot;'&quot;" office:value-type="string" office:string-value="'wolfram.gorman@leipzig.com'" calcext:value-type="string">
            <text:p>'wolfram.gorman@leipzig.com'</text:p>
          </table:table-cell>
          <table:table-cell table:formula="of:=&quot;'&quot;&amp;[.B6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7]&amp;&quot; AND u.EmailAddress=&quot;&amp;[.D67]&amp;&quot;UNION&quot;" office:value-type="string" office:string-value="SELECT sc.Id, st.Id FROM Schools sc, Students st INNER JOIN Persons p ON st.PersonId=p.Id inner join Users u ON u.Id=p.UserId WHERE sc.EduId='DE 01100' AND u.EmailAddress='wolfram.gorman@leipzig.com'UNION" calcext:value-type="string">
            <text:p>SELECT sc.Id, st.Id FROM Schools sc, Students st INNER JOIN Persons p ON st.PersonId=p.Id inner join Users u ON u.Id=p.UserId WHERE sc.EduId='DE 01100' AND u.EmailAddress='wolfram.gorman@leipzig.com'UNION</text:p>
          </table:table-cell>
        </table:table-row>
        <table:table-row table:style-name="ro1">
          <table:table-cell office:value-type="string" calcext:value-type="string">
            <text:p>kolman.jans@dresden.com</text:p>
          </table:table-cell>
          <table:table-cell table:formula="of:=IF([.C68]=1;&quot;DE 01200&quot;;&quot;DE 01100&quot;)" office:value-type="string" office:string-value="DE 01200" calcext:value-type="string">
            <text:p>DE 01200</text:p>
          </table:table-cell>
          <table:table-cell table:formula="of:=MOD(ROW([.A67]);2)" office:value-type="float" office:value="1" calcext:value-type="float">
            <text:p>1</text:p>
          </table:table-cell>
          <table:table-cell table:formula="of:=&quot;'&quot;&amp;[.A68]&amp;&quot;'&quot;" office:value-type="string" office:string-value="'kolman.jans@dresden.com'" calcext:value-type="string">
            <text:p>'kolman.jans@dresden.com'</text:p>
          </table:table-cell>
          <table:table-cell table:formula="of:=&quot;'&quot;&amp;[.B6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8]&amp;&quot; AND u.EmailAddress=&quot;&amp;[.D68]&amp;&quot;UNION&quot;" office:value-type="string" office:string-value="SELECT sc.Id, st.Id FROM Schools sc, Students st INNER JOIN Persons p ON st.PersonId=p.Id inner join Users u ON u.Id=p.UserId WHERE sc.EduId='DE 01200' AND u.EmailAddress='kolman.jans@dresden.com'UNION" calcext:value-type="string">
            <text:p>SELECT sc.Id, st.Id FROM Schools sc, Students st INNER JOIN Persons p ON st.PersonId=p.Id inner join Users u ON u.Id=p.UserId WHERE sc.EduId='DE 01200' AND u.EmailAddress='kolman.jans@dresden.com'UNION</text:p>
          </table:table-cell>
        </table:table-row>
        <table:table-row table:style-name="ro1">
          <table:table-cell office:value-type="string" calcext:value-type="string">
            <text:p>nathalie.blumenthal@leipzig.com</text:p>
          </table:table-cell>
          <table:table-cell table:formula="of:=IF([.C69]=1;&quot;DE 01200&quot;;&quot;DE 01100&quot;)" office:value-type="string" office:string-value="DE 01100" calcext:value-type="string">
            <text:p>DE 01100</text:p>
          </table:table-cell>
          <table:table-cell table:formula="of:=MOD(ROW([.A68]);2)" office:value-type="float" office:value="0" calcext:value-type="float">
            <text:p>0</text:p>
          </table:table-cell>
          <table:table-cell table:formula="of:=&quot;'&quot;&amp;[.A69]&amp;&quot;'&quot;" office:value-type="string" office:string-value="'nathalie.blumenthal@leipzig.com'" calcext:value-type="string">
            <text:p>'nathalie.blumenthal@leipzig.com'</text:p>
          </table:table-cell>
          <table:table-cell table:formula="of:=&quot;'&quot;&amp;[.B6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9]&amp;&quot; AND u.EmailAddress=&quot;&amp;[.D69]&amp;&quot;UNION&quot;" office:value-type="string" office:string-value="SELECT sc.Id, st.Id FROM Schools sc, Students st INNER JOIN Persons p ON st.PersonId=p.Id inner join Users u ON u.Id=p.UserId WHERE sc.EduId='DE 01100' AND u.EmailAddress='nathalie.blumenthal@leipzig.com'UNION" calcext:value-type="string">
            <text:p>SELECT sc.Id, st.Id FROM Schools sc, Students st INNER JOIN Persons p ON st.PersonId=p.Id inner join Users u ON u.Id=p.UserId WHERE sc.EduId='DE 01100' AND u.EmailAddress='nathalie.blumenthal@leipzig.com'UNION</text:p>
          </table:table-cell>
        </table:table-row>
        <table:table-row table:style-name="ro1">
          <table:table-cell office:value-type="string" calcext:value-type="string">
            <text:p>gisbert.roth@dresden.com</text:p>
          </table:table-cell>
          <table:table-cell table:formula="of:=IF([.C70]=1;&quot;DE 01200&quot;;&quot;DE 01100&quot;)" office:value-type="string" office:string-value="DE 01200" calcext:value-type="string">
            <text:p>DE 01200</text:p>
          </table:table-cell>
          <table:table-cell table:formula="of:=MOD(ROW([.A69]);2)" office:value-type="float" office:value="1" calcext:value-type="float">
            <text:p>1</text:p>
          </table:table-cell>
          <table:table-cell table:formula="of:=&quot;'&quot;&amp;[.A70]&amp;&quot;'&quot;" office:value-type="string" office:string-value="'gisbert.roth@dresden.com'" calcext:value-type="string">
            <text:p>'gisbert.roth@dresden.com'</text:p>
          </table:table-cell>
          <table:table-cell table:formula="of:=&quot;'&quot;&amp;[.B7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0]&amp;&quot; AND u.EmailAddress=&quot;&amp;[.D70]&amp;&quot;UNION&quot;" office:value-type="string" office:string-value="SELECT sc.Id, st.Id FROM Schools sc, Students st INNER JOIN Persons p ON st.PersonId=p.Id inner join Users u ON u.Id=p.UserId WHERE sc.EduId='DE 01200' AND u.EmailAddress='gisbert.roth@dresden.com'UNION" calcext:value-type="string">
            <text:p>SELECT sc.Id, st.Id FROM Schools sc, Students st INNER JOIN Persons p ON st.PersonId=p.Id inner join Users u ON u.Id=p.UserId WHERE sc.EduId='DE 01200' AND u.EmailAddress='gisbert.roth@dresden.com'UNION</text:p>
          </table:table-cell>
        </table:table-row>
        <table:table-row table:style-name="ro1">
          <table:table-cell office:value-type="string" calcext:value-type="string">
            <text:p>eleonore.jager@leipzig.com</text:p>
          </table:table-cell>
          <table:table-cell table:formula="of:=IF([.C71]=1;&quot;DE 01200&quot;;&quot;DE 01100&quot;)" office:value-type="string" office:string-value="DE 01100" calcext:value-type="string">
            <text:p>DE 01100</text:p>
          </table:table-cell>
          <table:table-cell table:formula="of:=MOD(ROW([.A70]);2)" office:value-type="float" office:value="0" calcext:value-type="float">
            <text:p>0</text:p>
          </table:table-cell>
          <table:table-cell table:formula="of:=&quot;'&quot;&amp;[.A71]&amp;&quot;'&quot;" office:value-type="string" office:string-value="'eleonore.jager@leipzig.com'" calcext:value-type="string">
            <text:p>'eleonore.jager@leipzig.com'</text:p>
          </table:table-cell>
          <table:table-cell table:formula="of:=&quot;'&quot;&amp;[.B7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1]&amp;&quot; AND u.EmailAddress=&quot;&amp;[.D71]&amp;&quot;UNION&quot;" office:value-type="string" office:string-value="SELECT sc.Id, st.Id FROM Schools sc, Students st INNER JOIN Persons p ON st.PersonId=p.Id inner join Users u ON u.Id=p.UserId WHERE sc.EduId='DE 01100' AND u.EmailAddress='eleonore.jager@leipzig.com'UNION" calcext:value-type="string">
            <text:p>SELECT sc.Id, st.Id FROM Schools sc, Students st INNER JOIN Persons p ON st.PersonId=p.Id inner join Users u ON u.Id=p.UserId WHERE sc.EduId='DE 01100' AND u.EmailAddress='eleonore.jager@leipzig.com'UNION</text:p>
          </table:table-cell>
        </table:table-row>
        <table:table-row table:style-name="ro1">
          <table:table-cell office:value-type="string" calcext:value-type="string">
            <text:p>siegward.kroger@ebersbach-neugersdorf.com</text:p>
          </table:table-cell>
          <table:table-cell table:formula="of:=IF([.C72]=1;&quot;DE 01200&quot;;&quot;DE 01100&quot;)" office:value-type="string" office:string-value="DE 01200" calcext:value-type="string">
            <text:p>DE 01200</text:p>
          </table:table-cell>
          <table:table-cell table:formula="of:=MOD(ROW([.A71]);2)" office:value-type="float" office:value="1" calcext:value-type="float">
            <text:p>1</text:p>
          </table:table-cell>
          <table:table-cell table:formula="of:=&quot;'&quot;&amp;[.A72]&amp;&quot;'&quot;" office:value-type="string" office:string-value="'siegward.kroger@ebersbach-neugersdorf.com'" calcext:value-type="string">
            <text:p>'siegward.kroger@ebersbach-neugersdorf.com'</text:p>
          </table:table-cell>
          <table:table-cell table:formula="of:=&quot;'&quot;&amp;[.B7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2]&amp;&quot; AND u.EmailAddress=&quot;&amp;[.D72]&amp;&quot;UNION&quot;" office:value-type="string" office:string-value="SELECT sc.Id, st.Id FROM Schools sc, Students st INNER JOIN Persons p ON st.PersonId=p.Id inner join Users u ON u.Id=p.UserId WHERE sc.EduId='DE 01200' AND u.EmailAddress='siegward.kroger@ebersbach-neugersdorf.com'UNION" calcext:value-type="string">
            <text:p>SELECT sc.Id, st.Id FROM Schools sc, Students st INNER JOIN Persons p ON st.PersonId=p.Id inner join Users u ON u.Id=p.UserId WHERE sc.EduId='DE 01200' AND u.EmailAddress='siegward.kroger@ebersbach-neugersdorf.com'UNION</text:p>
          </table:table-cell>
        </table:table-row>
        <table:table-row table:style-name="ro1">
          <table:table-cell office:value-type="string" calcext:value-type="string">
            <text:p>irmgard.unkle@pirna.com</text:p>
          </table:table-cell>
          <table:table-cell table:formula="of:=IF([.C73]=1;&quot;DE 01200&quot;;&quot;DE 01100&quot;)" office:value-type="string" office:string-value="DE 01100" calcext:value-type="string">
            <text:p>DE 01100</text:p>
          </table:table-cell>
          <table:table-cell table:formula="of:=MOD(ROW([.A72]);2)" office:value-type="float" office:value="0" calcext:value-type="float">
            <text:p>0</text:p>
          </table:table-cell>
          <table:table-cell table:formula="of:=&quot;'&quot;&amp;[.A73]&amp;&quot;'&quot;" office:value-type="string" office:string-value="'irmgard.unkle@pirna.com'" calcext:value-type="string">
            <text:p>'irmgard.unkle@pirna.com'</text:p>
          </table:table-cell>
          <table:table-cell table:formula="of:=&quot;'&quot;&amp;[.B7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3]&amp;&quot; AND u.EmailAddress=&quot;&amp;[.D73]&amp;&quot;UNION&quot;" office:value-type="string" office:string-value="SELECT sc.Id, st.Id FROM Schools sc, Students st INNER JOIN Persons p ON st.PersonId=p.Id inner join Users u ON u.Id=p.UserId WHERE sc.EduId='DE 01100' AND u.EmailAddress='irmgard.unkle@pirna.com'UNION" calcext:value-type="string">
            <text:p>SELECT sc.Id, st.Id FROM Schools sc, Students st INNER JOIN Persons p ON st.PersonId=p.Id inner join Users u ON u.Id=p.UserId WHERE sc.EduId='DE 01100' AND u.EmailAddress='irmgard.unkle@pirna.com'UNION</text:p>
          </table:table-cell>
        </table:table-row>
        <table:table-row table:style-name="ro1">
          <table:table-cell office:value-type="string" calcext:value-type="string">
            <text:p>carina.kohler@lauter-bernsbach.com</text:p>
          </table:table-cell>
          <table:table-cell table:formula="of:=IF([.C74]=1;&quot;DE 01200&quot;;&quot;DE 01100&quot;)" office:value-type="string" office:string-value="DE 01200" calcext:value-type="string">
            <text:p>DE 01200</text:p>
          </table:table-cell>
          <table:table-cell table:formula="of:=MOD(ROW([.A73]);2)" office:value-type="float" office:value="1" calcext:value-type="float">
            <text:p>1</text:p>
          </table:table-cell>
          <table:table-cell table:formula="of:=&quot;'&quot;&amp;[.A74]&amp;&quot;'&quot;" office:value-type="string" office:string-value="'carina.kohler@lauter-bernsbach.com'" calcext:value-type="string">
            <text:p>'carina.kohler@lauter-bernsbach.com'</text:p>
          </table:table-cell>
          <table:table-cell table:formula="of:=&quot;'&quot;&amp;[.B7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4]&amp;&quot; AND u.EmailAddress=&quot;&amp;[.D74]&amp;&quot;UNION&quot;" office:value-type="string" office:string-value="SELECT sc.Id, st.Id FROM Schools sc, Students st INNER JOIN Persons p ON st.PersonId=p.Id inner join Users u ON u.Id=p.UserId WHERE sc.EduId='DE 01200' AND u.EmailAddress='carina.kohler@lauter-bernsbach.com'UNION" calcext:value-type="string">
            <text:p>SELECT sc.Id, st.Id FROM Schools sc, Students st INNER JOIN Persons p ON st.PersonId=p.Id inner join Users u ON u.Id=p.UserId WHERE sc.EduId='DE 01200' AND u.EmailAddress='carina.kohler@lauter-bernsbach.com'UNION</text:p>
          </table:table-cell>
        </table:table-row>
        <table:table-row table:style-name="ro1">
          <table:table-cell office:value-type="string" calcext:value-type="string">
            <text:p>ina.bader@lautabhoyerswerda.com</text:p>
          </table:table-cell>
          <table:table-cell table:formula="of:=IF([.C75]=1;&quot;DE 01200&quot;;&quot;DE 01100&quot;)" office:value-type="string" office:string-value="DE 01100" calcext:value-type="string">
            <text:p>DE 01100</text:p>
          </table:table-cell>
          <table:table-cell table:formula="of:=MOD(ROW([.A74]);2)" office:value-type="float" office:value="0" calcext:value-type="float">
            <text:p>0</text:p>
          </table:table-cell>
          <table:table-cell table:formula="of:=&quot;'&quot;&amp;[.A75]&amp;&quot;'&quot;" office:value-type="string" office:string-value="'ina.bader@lautabhoyerswerda.com'" calcext:value-type="string">
            <text:p>'ina.bader@lautabhoyerswerda.com'</text:p>
          </table:table-cell>
          <table:table-cell table:formula="of:=&quot;'&quot;&amp;[.B7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5]&amp;&quot; AND u.EmailAddress=&quot;&amp;[.D75]&amp;&quot;UNION&quot;" office:value-type="string" office:string-value="SELECT sc.Id, st.Id FROM Schools sc, Students st INNER JOIN Persons p ON st.PersonId=p.Id inner join Users u ON u.Id=p.UserId WHERE sc.EduId='DE 01100' AND u.EmailAddress='ina.bader@lautabhoyerswerda.com'UNION" calcext:value-type="string">
            <text:p>SELECT sc.Id, st.Id FROM Schools sc, Students st INNER JOIN Persons p ON st.PersonId=p.Id inner join Users u ON u.Id=p.UserId WHERE sc.EduId='DE 01100' AND u.EmailAddress='ina.bader@lautabhoyerswerda.com'UNION</text:p>
          </table:table-cell>
        </table:table-row>
        <table:table-row table:style-name="ro1">
          <table:table-cell office:value-type="string" calcext:value-type="string">
            <text:p>jessica.achilles@zwonitz.com</text:p>
          </table:table-cell>
          <table:table-cell table:formula="of:=IF([.C76]=1;&quot;DE 01200&quot;;&quot;DE 01100&quot;)" office:value-type="string" office:string-value="DE 01200" calcext:value-type="string">
            <text:p>DE 01200</text:p>
          </table:table-cell>
          <table:table-cell table:formula="of:=MOD(ROW([.A75]);2)" office:value-type="float" office:value="1" calcext:value-type="float">
            <text:p>1</text:p>
          </table:table-cell>
          <table:table-cell table:formula="of:=&quot;'&quot;&amp;[.A76]&amp;&quot;'&quot;" office:value-type="string" office:string-value="'jessica.achilles@zwonitz.com'" calcext:value-type="string">
            <text:p>'jessica.achilles@zwonitz.com'</text:p>
          </table:table-cell>
          <table:table-cell table:formula="of:=&quot;'&quot;&amp;[.B7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6]&amp;&quot; AND u.EmailAddress=&quot;&amp;[.D76]&amp;&quot;UNION&quot;" office:value-type="string" office:string-value="SELECT sc.Id, st.Id FROM Schools sc, Students st INNER JOIN Persons p ON st.PersonId=p.Id inner join Users u ON u.Id=p.UserId WHERE sc.EduId='DE 01200' AND u.EmailAddress='jessica.achilles@zwonitz.com'UNION" calcext:value-type="string">
            <text:p>SELECT sc.Id, st.Id FROM Schools sc, Students st INNER JOIN Persons p ON st.PersonId=p.Id inner join Users u ON u.Id=p.UserId WHERE sc.EduId='DE 01200' AND u.EmailAddress='jessica.achilles@zwonitz.com'UNION</text:p>
          </table:table-cell>
        </table:table-row>
        <table:table-row table:style-name="ro1">
          <table:table-cell office:value-type="string" calcext:value-type="string">
            <text:p>sascha.armbruster@freibergsachs.com</text:p>
          </table:table-cell>
          <table:table-cell table:formula="of:=IF([.C77]=1;&quot;DE 01200&quot;;&quot;DE 01100&quot;)" office:value-type="string" office:string-value="DE 01100" calcext:value-type="string">
            <text:p>DE 01100</text:p>
          </table:table-cell>
          <table:table-cell table:formula="of:=MOD(ROW([.A76]);2)" office:value-type="float" office:value="0" calcext:value-type="float">
            <text:p>0</text:p>
          </table:table-cell>
          <table:table-cell table:formula="of:=&quot;'&quot;&amp;[.A77]&amp;&quot;'&quot;" office:value-type="string" office:string-value="'sascha.armbruster@freibergsachs.com'" calcext:value-type="string">
            <text:p>'sascha.armbruster@freibergsachs.com'</text:p>
          </table:table-cell>
          <table:table-cell table:formula="of:=&quot;'&quot;&amp;[.B7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7]&amp;&quot; AND u.EmailAddress=&quot;&amp;[.D77]&amp;&quot;UNION&quot;" office:value-type="string" office:string-value="SELECT sc.Id, st.Id FROM Schools sc, Students st INNER JOIN Persons p ON st.PersonId=p.Id inner join Users u ON u.Id=p.UserId WHERE sc.EduId='DE 01100' AND u.EmailAddress='sascha.armbruster@freibergsachs.com'UNION" calcext:value-type="string">
            <text:p>SELECT sc.Id, st.Id FROM Schools sc, Students st INNER JOIN Persons p ON st.PersonId=p.Id inner join Users u ON u.Id=p.UserId WHERE sc.EduId='DE 01100' AND u.EmailAddress='sascha.armbruster@freibergsachs.com'UNION</text:p>
          </table:table-cell>
        </table:table-row>
        <table:table-row table:style-name="ro1">
          <table:table-cell office:value-type="string" calcext:value-type="string">
            <text:p>korbinian.hiedler@marienbergerzgeb.com</text:p>
          </table:table-cell>
          <table:table-cell table:formula="of:=IF([.C78]=1;&quot;DE 01200&quot;;&quot;DE 01100&quot;)" office:value-type="string" office:string-value="DE 01200" calcext:value-type="string">
            <text:p>DE 01200</text:p>
          </table:table-cell>
          <table:table-cell table:formula="of:=MOD(ROW([.A77]);2)" office:value-type="float" office:value="1" calcext:value-type="float">
            <text:p>1</text:p>
          </table:table-cell>
          <table:table-cell table:formula="of:=&quot;'&quot;&amp;[.A78]&amp;&quot;'&quot;" office:value-type="string" office:string-value="'korbinian.hiedler@marienbergerzgeb.com'" calcext:value-type="string">
            <text:p>'korbinian.hiedler@marienbergerzgeb.com'</text:p>
          </table:table-cell>
          <table:table-cell table:formula="of:=&quot;'&quot;&amp;[.B7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8]&amp;&quot; AND u.EmailAddress=&quot;&amp;[.D78]&amp;&quot;UNION&quot;" office:value-type="string" office:string-value="SELECT sc.Id, st.Id FROM Schools sc, Students st INNER JOIN Persons p ON st.PersonId=p.Id inner join Users u ON u.Id=p.UserId WHERE sc.EduId='DE 01200' AND u.EmailAddress='korbinian.hiedler@marienbergerzgeb.com'UNION" calcext:value-type="string">
            <text:p>SELECT sc.Id, st.Id FROM Schools sc, Students st INNER JOIN Persons p ON st.PersonId=p.Id inner join Users u ON u.Id=p.UserId WHERE sc.EduId='DE 01200' AND u.EmailAddress='korbinian.hiedler@marienbergerzgeb.com'UNION</text:p>
          </table:table-cell>
        </table:table-row>
        <table:table-row table:style-name="ro1">
          <table:table-cell office:value-type="string" calcext:value-type="string">
            <text:p>henriette.wehnert@oelsnitzerzgeb.com</text:p>
          </table:table-cell>
          <table:table-cell table:formula="of:=IF([.C79]=1;&quot;DE 01200&quot;;&quot;DE 01100&quot;)" office:value-type="string" office:string-value="DE 01100" calcext:value-type="string">
            <text:p>DE 01100</text:p>
          </table:table-cell>
          <table:table-cell table:formula="of:=MOD(ROW([.A78]);2)" office:value-type="float" office:value="0" calcext:value-type="float">
            <text:p>0</text:p>
          </table:table-cell>
          <table:table-cell table:formula="of:=&quot;'&quot;&amp;[.A79]&amp;&quot;'&quot;" office:value-type="string" office:string-value="'henriette.wehnert@oelsnitzerzgeb.com'" calcext:value-type="string">
            <text:p>'henriette.wehnert@oelsnitzerzgeb.com'</text:p>
          </table:table-cell>
          <table:table-cell table:formula="of:=&quot;'&quot;&amp;[.B7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9]&amp;&quot; AND u.EmailAddress=&quot;&amp;[.D79]&amp;&quot;UNION&quot;" office:value-type="string" office:string-value="SELECT sc.Id, st.Id FROM Schools sc, Students st INNER JOIN Persons p ON st.PersonId=p.Id inner join Users u ON u.Id=p.UserId WHERE sc.EduId='DE 01100' AND u.EmailAddress='henriette.wehnert@oelsnitzerzgeb.com'UNION" calcext:value-type="string">
            <text:p>SELECT sc.Id, st.Id FROM Schools sc, Students st INNER JOIN Persons p ON st.PersonId=p.Id inner join Users u ON u.Id=p.UserId WHERE sc.EduId='DE 01100' AND u.EmailAddress='henriette.wehnert@oelsnitzerzgeb.com'UNION</text:p>
          </table:table-cell>
        </table:table-row>
        <table:table-row table:style-name="ro1">
          <table:table-cell office:value-type="string" calcext:value-type="string">
            <text:p>gerhold.messner@chemnitzsachs.com</text:p>
          </table:table-cell>
          <table:table-cell table:formula="of:=IF([.C80]=1;&quot;DE 01200&quot;;&quot;DE 01100&quot;)" office:value-type="string" office:string-value="DE 01200" calcext:value-type="string">
            <text:p>DE 01200</text:p>
          </table:table-cell>
          <table:table-cell table:formula="of:=MOD(ROW([.A79]);2)" office:value-type="float" office:value="1" calcext:value-type="float">
            <text:p>1</text:p>
          </table:table-cell>
          <table:table-cell table:formula="of:=&quot;'&quot;&amp;[.A80]&amp;&quot;'&quot;" office:value-type="string" office:string-value="'gerhold.messner@chemnitzsachs.com'" calcext:value-type="string">
            <text:p>'gerhold.messner@chemnitzsachs.com'</text:p>
          </table:table-cell>
          <table:table-cell table:formula="of:=&quot;'&quot;&amp;[.B8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0]&amp;&quot; AND u.EmailAddress=&quot;&amp;[.D80]&amp;&quot;UNION&quot;" office:value-type="string" office:string-value="SELECT sc.Id, st.Id FROM Schools sc, Students st INNER JOIN Persons p ON st.PersonId=p.Id inner join Users u ON u.Id=p.UserId WHERE sc.EduId='DE 01200' AND u.EmailAddress='gerhold.messner@chemnitzsachs.com'UNION" calcext:value-type="string">
            <text:p>SELECT sc.Id, st.Id FROM Schools sc, Students st INNER JOIN Persons p ON st.PersonId=p.Id inner join Users u ON u.Id=p.UserId WHERE sc.EduId='DE 01200' AND u.EmailAddress='gerhold.messner@chemnitzsachs.com'UNION</text:p>
          </table:table-cell>
        </table:table-row>
        <table:table-row table:style-name="ro1">
          <table:table-cell office:value-type="string" calcext:value-type="string">
            <text:p>baldur.hertz@rietschen.com</text:p>
          </table:table-cell>
          <table:table-cell table:formula="of:=IF([.C81]=1;&quot;DE 01200&quot;;&quot;DE 01100&quot;)" office:value-type="string" office:string-value="DE 01100" calcext:value-type="string">
            <text:p>DE 01100</text:p>
          </table:table-cell>
          <table:table-cell table:formula="of:=MOD(ROW([.A80]);2)" office:value-type="float" office:value="0" calcext:value-type="float">
            <text:p>0</text:p>
          </table:table-cell>
          <table:table-cell table:formula="of:=&quot;'&quot;&amp;[.A81]&amp;&quot;'&quot;" office:value-type="string" office:string-value="'baldur.hertz@rietschen.com'" calcext:value-type="string">
            <text:p>'baldur.hertz@rietschen.com'</text:p>
          </table:table-cell>
          <table:table-cell table:formula="of:=&quot;'&quot;&amp;[.B8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1]&amp;&quot; AND u.EmailAddress=&quot;&amp;[.D81]&amp;&quot;UNION&quot;" office:value-type="string" office:string-value="SELECT sc.Id, st.Id FROM Schools sc, Students st INNER JOIN Persons p ON st.PersonId=p.Id inner join Users u ON u.Id=p.UserId WHERE sc.EduId='DE 01100' AND u.EmailAddress='baldur.hertz@rietschen.com'UNION" calcext:value-type="string">
            <text:p>SELECT sc.Id, st.Id FROM Schools sc, Students st INNER JOIN Persons p ON st.PersonId=p.Id inner join Users u ON u.Id=p.UserId WHERE sc.EduId='DE 01100' AND u.EmailAddress='baldur.hertz@rietschen.com'UNION</text:p>
          </table:table-cell>
        </table:table-row>
        <table:table-row table:style-name="ro1">
          <table:table-cell office:value-type="string" calcext:value-type="string">
            <text:p>burchard.wahner@vierkirchen.com</text:p>
          </table:table-cell>
          <table:table-cell table:formula="of:=IF([.C82]=1;&quot;DE 01200&quot;;&quot;DE 01100&quot;)" office:value-type="string" office:string-value="DE 01200" calcext:value-type="string">
            <text:p>DE 01200</text:p>
          </table:table-cell>
          <table:table-cell table:formula="of:=MOD(ROW([.A81]);2)" office:value-type="float" office:value="1" calcext:value-type="float">
            <text:p>1</text:p>
          </table:table-cell>
          <table:table-cell table:formula="of:=&quot;'&quot;&amp;[.A82]&amp;&quot;'&quot;" office:value-type="string" office:string-value="'burchard.wahner@vierkirchen.com'" calcext:value-type="string">
            <text:p>'burchard.wahner@vierkirchen.com'</text:p>
          </table:table-cell>
          <table:table-cell table:formula="of:=&quot;'&quot;&amp;[.B8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2]&amp;&quot; AND u.EmailAddress=&quot;&amp;[.D82]&amp;&quot;UNION&quot;" office:value-type="string" office:string-value="SELECT sc.Id, st.Id FROM Schools sc, Students st INNER JOIN Persons p ON st.PersonId=p.Id inner join Users u ON u.Id=p.UserId WHERE sc.EduId='DE 01200' AND u.EmailAddress='burchard.wahner@vierkirchen.com'UNION" calcext:value-type="string">
            <text:p>SELECT sc.Id, st.Id FROM Schools sc, Students st INNER JOIN Persons p ON st.PersonId=p.Id inner join Users u ON u.Id=p.UserId WHERE sc.EduId='DE 01200' AND u.EmailAddress='burchard.wahner@vierkirchen.com'UNION</text:p>
          </table:table-cell>
        </table:table-row>
        <table:table-row table:style-name="ro1">
          <table:table-cell office:value-type="string" calcext:value-type="string">
            <text:p>theda.morgenstern@kamenz.com</text:p>
          </table:table-cell>
          <table:table-cell table:formula="of:=IF([.C83]=1;&quot;DE 01200&quot;;&quot;DE 01100&quot;)" office:value-type="string" office:string-value="DE 01100" calcext:value-type="string">
            <text:p>DE 01100</text:p>
          </table:table-cell>
          <table:table-cell table:formula="of:=MOD(ROW([.A82]);2)" office:value-type="float" office:value="0" calcext:value-type="float">
            <text:p>0</text:p>
          </table:table-cell>
          <table:table-cell table:formula="of:=&quot;'&quot;&amp;[.A83]&amp;&quot;'&quot;" office:value-type="string" office:string-value="'theda.morgenstern@kamenz.com'" calcext:value-type="string">
            <text:p>'theda.morgenstern@kamenz.com'</text:p>
          </table:table-cell>
          <table:table-cell table:formula="of:=&quot;'&quot;&amp;[.B8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3]&amp;&quot; AND u.EmailAddress=&quot;&amp;[.D83]&amp;&quot;UNION&quot;" office:value-type="string" office:string-value="SELECT sc.Id, st.Id FROM Schools sc, Students st INNER JOIN Persons p ON st.PersonId=p.Id inner join Users u ON u.Id=p.UserId WHERE sc.EduId='DE 01100' AND u.EmailAddress='theda.morgenstern@kamenz.com'UNION" calcext:value-type="string">
            <text:p>SELECT sc.Id, st.Id FROM Schools sc, Students st INNER JOIN Persons p ON st.PersonId=p.Id inner join Users u ON u.Id=p.UserId WHERE sc.EduId='DE 01100' AND u.EmailAddress='theda.morgenstern@kamenz.com'UNION</text:p>
          </table:table-cell>
        </table:table-row>
        <table:table-row table:style-name="ro1">
          <table:table-cell office:value-type="string" calcext:value-type="string">
            <text:p>kunigunde.schmitz@torgau.com</text:p>
          </table:table-cell>
          <table:table-cell table:formula="of:=IF([.C84]=1;&quot;DE 01200&quot;;&quot;DE 01100&quot;)" office:value-type="string" office:string-value="DE 01200" calcext:value-type="string">
            <text:p>DE 01200</text:p>
          </table:table-cell>
          <table:table-cell table:formula="of:=MOD(ROW([.A83]);2)" office:value-type="float" office:value="1" calcext:value-type="float">
            <text:p>1</text:p>
          </table:table-cell>
          <table:table-cell table:formula="of:=&quot;'&quot;&amp;[.A84]&amp;&quot;'&quot;" office:value-type="string" office:string-value="'kunigunde.schmitz@torgau.com'" calcext:value-type="string">
            <text:p>'kunigunde.schmitz@torgau.com'</text:p>
          </table:table-cell>
          <table:table-cell table:formula="of:=&quot;'&quot;&amp;[.B8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4]&amp;&quot; AND u.EmailAddress=&quot;&amp;[.D84]&amp;&quot;UNION&quot;" office:value-type="string" office:string-value="SELECT sc.Id, st.Id FROM Schools sc, Students st INNER JOIN Persons p ON st.PersonId=p.Id inner join Users u ON u.Id=p.UserId WHERE sc.EduId='DE 01200' AND u.EmailAddress='kunigunde.schmitz@torgau.com'UNION" calcext:value-type="string">
            <text:p>SELECT sc.Id, st.Id FROM Schools sc, Students st INNER JOIN Persons p ON st.PersonId=p.Id inner join Users u ON u.Id=p.UserId WHERE sc.EduId='DE 01200' AND u.EmailAddress='kunigunde.schmitz@torgau.com'UNION</text:p>
          </table:table-cell>
        </table:table-row>
        <table:table-row table:style-name="ro1">
          <table:table-cell office:value-type="string" calcext:value-type="string">
            <text:p>hermine.metz@csoswigbdresden.com</text:p>
          </table:table-cell>
          <table:table-cell table:formula="of:=IF([.C85]=1;&quot;DE 01200&quot;;&quot;DE 01100&quot;)" office:value-type="string" office:string-value="DE 01100" calcext:value-type="string">
            <text:p>DE 01100</text:p>
          </table:table-cell>
          <table:table-cell table:formula="of:=MOD(ROW([.A84]);2)" office:value-type="float" office:value="0" calcext:value-type="float">
            <text:p>0</text:p>
          </table:table-cell>
          <table:table-cell table:formula="of:=&quot;'&quot;&amp;[.A85]&amp;&quot;'&quot;" office:value-type="string" office:string-value="'hermine.metz@csoswigbdresden.com'" calcext:value-type="string">
            <text:p>'hermine.metz@csoswigbdresden.com'</text:p>
          </table:table-cell>
          <table:table-cell table:formula="of:=&quot;'&quot;&amp;[.B8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5]&amp;&quot; AND u.EmailAddress=&quot;&amp;[.D85]&amp;&quot;UNION&quot;" office:value-type="string" office:string-value="SELECT sc.Id, st.Id FROM Schools sc, Students st INNER JOIN Persons p ON st.PersonId=p.Id inner join Users u ON u.Id=p.UserId WHERE sc.EduId='DE 01100' AND u.EmailAddress='hermine.metz@csoswigbdresden.com'UNION" calcext:value-type="string">
            <text:p>SELECT sc.Id, st.Id FROM Schools sc, Students st INNER JOIN Persons p ON st.PersonId=p.Id inner join Users u ON u.Id=p.UserId WHERE sc.EduId='DE 01100' AND u.EmailAddress='hermine.metz@csoswigbdresden.com'UNION</text:p>
          </table:table-cell>
        </table:table-row>
        <table:table-row table:style-name="ro1">
          <table:table-cell office:value-type="string" calcext:value-type="string">
            <text:p>sophie.wechsler@sehmatal-cranzahl.com</text:p>
          </table:table-cell>
          <table:table-cell table:formula="of:=IF([.C86]=1;&quot;DE 01200&quot;;&quot;DE 01100&quot;)" office:value-type="string" office:string-value="DE 01200" calcext:value-type="string">
            <text:p>DE 01200</text:p>
          </table:table-cell>
          <table:table-cell table:formula="of:=MOD(ROW([.A85]);2)" office:value-type="float" office:value="1" calcext:value-type="float">
            <text:p>1</text:p>
          </table:table-cell>
          <table:table-cell table:formula="of:=&quot;'&quot;&amp;[.A86]&amp;&quot;'&quot;" office:value-type="string" office:string-value="'sophie.wechsler@sehmatal-cranzahl.com'" calcext:value-type="string">
            <text:p>'sophie.wechsler@sehmatal-cranzahl.com'</text:p>
          </table:table-cell>
          <table:table-cell table:formula="of:=&quot;'&quot;&amp;[.B8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6]&amp;&quot; AND u.EmailAddress=&quot;&amp;[.D86]&amp;&quot;UNION&quot;" office:value-type="string" office:string-value="SELECT sc.Id, st.Id FROM Schools sc, Students st INNER JOIN Persons p ON st.PersonId=p.Id inner join Users u ON u.Id=p.UserId WHERE sc.EduId='DE 01200' AND u.EmailAddress='sophie.wechsler@sehmatal-cranzahl.com'UNION" calcext:value-type="string">
            <text:p>SELECT sc.Id, st.Id FROM Schools sc, Students st INNER JOIN Persons p ON st.PersonId=p.Id inner join Users u ON u.Id=p.UserId WHERE sc.EduId='DE 01200' AND u.EmailAddress='sophie.wechsler@sehmatal-cranzahl.com'UNION</text:p>
          </table:table-cell>
        </table:table-row>
        <table:table-row table:style-name="ro1">
          <table:table-cell office:value-type="string" calcext:value-type="string">
            <text:p>bastian.hennig@herrnhut.com</text:p>
          </table:table-cell>
          <table:table-cell table:formula="of:=IF([.C87]=1;&quot;DE 01200&quot;;&quot;DE 01100&quot;)" office:value-type="string" office:string-value="DE 01100" calcext:value-type="string">
            <text:p>DE 01100</text:p>
          </table:table-cell>
          <table:table-cell table:formula="of:=MOD(ROW([.A86]);2)" office:value-type="float" office:value="0" calcext:value-type="float">
            <text:p>0</text:p>
          </table:table-cell>
          <table:table-cell table:formula="of:=&quot;'&quot;&amp;[.A87]&amp;&quot;'&quot;" office:value-type="string" office:string-value="'bastian.hennig@herrnhut.com'" calcext:value-type="string">
            <text:p>'bastian.hennig@herrnhut.com'</text:p>
          </table:table-cell>
          <table:table-cell table:formula="of:=&quot;'&quot;&amp;[.B8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7]&amp;&quot; AND u.EmailAddress=&quot;&amp;[.D87]&amp;&quot;UNION&quot;" office:value-type="string" office:string-value="SELECT sc.Id, st.Id FROM Schools sc, Students st INNER JOIN Persons p ON st.PersonId=p.Id inner join Users u ON u.Id=p.UserId WHERE sc.EduId='DE 01100' AND u.EmailAddress='bastian.hennig@herrnhut.com'UNION" calcext:value-type="string">
            <text:p>SELECT sc.Id, st.Id FROM Schools sc, Students st INNER JOIN Persons p ON st.PersonId=p.Id inner join Users u ON u.Id=p.UserId WHERE sc.EduId='DE 01100' AND u.EmailAddress='bastian.hennig@herrnhut.com'UNION</text:p>
          </table:table-cell>
        </table:table-row>
        <table:table-row table:style-name="ro1">
          <table:table-cell office:value-type="string" calcext:value-type="string">
            <text:p>anna.junge@bornableipzig.com</text:p>
          </table:table-cell>
          <table:table-cell table:formula="of:=IF([.C88]=1;&quot;DE 01200&quot;;&quot;DE 01100&quot;)" office:value-type="string" office:string-value="DE 01200" calcext:value-type="string">
            <text:p>DE 01200</text:p>
          </table:table-cell>
          <table:table-cell table:formula="of:=MOD(ROW([.A87]);2)" office:value-type="float" office:value="1" calcext:value-type="float">
            <text:p>1</text:p>
          </table:table-cell>
          <table:table-cell table:formula="of:=&quot;'&quot;&amp;[.A88]&amp;&quot;'&quot;" office:value-type="string" office:string-value="'anna.junge@bornableipzig.com'" calcext:value-type="string">
            <text:p>'anna.junge@bornableipzig.com'</text:p>
          </table:table-cell>
          <table:table-cell table:formula="of:=&quot;'&quot;&amp;[.B8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8]&amp;&quot; AND u.EmailAddress=&quot;&amp;[.D88]&amp;&quot;UNION&quot;" office:value-type="string" office:string-value="SELECT sc.Id, st.Id FROM Schools sc, Students st INNER JOIN Persons p ON st.PersonId=p.Id inner join Users u ON u.Id=p.UserId WHERE sc.EduId='DE 01200' AND u.EmailAddress='anna.junge@bornableipzig.com'UNION" calcext:value-type="string">
            <text:p>SELECT sc.Id, st.Id FROM Schools sc, Students st INNER JOIN Persons p ON st.PersonId=p.Id inner join Users u ON u.Id=p.UserId WHERE sc.EduId='DE 01200' AND u.EmailAddress='anna.junge@bornableipzig.com'UNION</text:p>
          </table:table-cell>
        </table:table-row>
        <table:table-row table:style-name="ro1">
          <table:table-cell office:value-type="string" calcext:value-type="string">
            <text:p>eduard.aue@auerbachvogtl.com</text:p>
          </table:table-cell>
          <table:table-cell table:formula="of:=IF([.C89]=1;&quot;DE 01200&quot;;&quot;DE 01100&quot;)" office:value-type="string" office:string-value="DE 01100" calcext:value-type="string">
            <text:p>DE 01100</text:p>
          </table:table-cell>
          <table:table-cell table:formula="of:=MOD(ROW([.A88]);2)" office:value-type="float" office:value="0" calcext:value-type="float">
            <text:p>0</text:p>
          </table:table-cell>
          <table:table-cell table:formula="of:=&quot;'&quot;&amp;[.A89]&amp;&quot;'&quot;" office:value-type="string" office:string-value="'eduard.aue@auerbachvogtl.com'" calcext:value-type="string">
            <text:p>'eduard.aue@auerbachvogtl.com'</text:p>
          </table:table-cell>
          <table:table-cell table:formula="of:=&quot;'&quot;&amp;[.B8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9]&amp;&quot; AND u.EmailAddress=&quot;&amp;[.D89]&amp;&quot;UNION&quot;" office:value-type="string" office:string-value="SELECT sc.Id, st.Id FROM Schools sc, Students st INNER JOIN Persons p ON st.PersonId=p.Id inner join Users u ON u.Id=p.UserId WHERE sc.EduId='DE 01100' AND u.EmailAddress='eduard.aue@auerbachvogtl.com'UNION" calcext:value-type="string">
            <text:p>SELECT sc.Id, st.Id FROM Schools sc, Students st INNER JOIN Persons p ON st.PersonId=p.Id inner join Users u ON u.Id=p.UserId WHERE sc.EduId='DE 01100' AND u.EmailAddress='eduard.aue@auerbachvogtl.com'UNION</text:p>
          </table:table-cell>
        </table:table-row>
        <table:table-row table:style-name="ro1">
          <table:table-cell office:value-type="string" calcext:value-type="string">
            <text:p>babette.knef@schonbachblobau.com</text:p>
          </table:table-cell>
          <table:table-cell table:formula="of:=IF([.C90]=1;&quot;DE 01200&quot;;&quot;DE 01100&quot;)" office:value-type="string" office:string-value="DE 01200" calcext:value-type="string">
            <text:p>DE 01200</text:p>
          </table:table-cell>
          <table:table-cell table:formula="of:=MOD(ROW([.A89]);2)" office:value-type="float" office:value="1" calcext:value-type="float">
            <text:p>1</text:p>
          </table:table-cell>
          <table:table-cell table:formula="of:=&quot;'&quot;&amp;[.A90]&amp;&quot;'&quot;" office:value-type="string" office:string-value="'babette.knef@schonbachblobau.com'" calcext:value-type="string">
            <text:p>'babette.knef@schonbachblobau.com'</text:p>
          </table:table-cell>
          <table:table-cell table:formula="of:=&quot;'&quot;&amp;[.B9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0]&amp;&quot; AND u.EmailAddress=&quot;&amp;[.D90]&amp;&quot;UNION&quot;" office:value-type="string" office:string-value="SELECT sc.Id, st.Id FROM Schools sc, Students st INNER JOIN Persons p ON st.PersonId=p.Id inner join Users u ON u.Id=p.UserId WHERE sc.EduId='DE 01200' AND u.EmailAddress='babette.knef@schonbachblobau.com'UNION" calcext:value-type="string">
            <text:p>SELECT sc.Id, st.Id FROM Schools sc, Students st INNER JOIN Persons p ON st.PersonId=p.Id inner join Users u ON u.Id=p.UserId WHERE sc.EduId='DE 01200' AND u.EmailAddress='babette.knef@schonbachblobau.com'UNION</text:p>
          </table:table-cell>
        </table:table-row>
        <table:table-row table:style-name="ro1">
          <table:table-cell office:value-type="string" calcext:value-type="string">
            <text:p>hermenegild.rothenberg@gorlitzneiße.com</text:p>
          </table:table-cell>
          <table:table-cell table:formula="of:=IF([.C91]=1;&quot;DE 01200&quot;;&quot;DE 01100&quot;)" office:value-type="string" office:string-value="DE 01100" calcext:value-type="string">
            <text:p>DE 01100</text:p>
          </table:table-cell>
          <table:table-cell table:formula="of:=MOD(ROW([.A90]);2)" office:value-type="float" office:value="0" calcext:value-type="float">
            <text:p>0</text:p>
          </table:table-cell>
          <table:table-cell table:formula="of:=&quot;'&quot;&amp;[.A91]&amp;&quot;'&quot;" office:value-type="string" office:string-value="'hermenegild.rothenberg@gorlitzneiße.com'" calcext:value-type="string">
            <text:p>'hermenegild.rothenberg@gorlitzneiße.com'</text:p>
          </table:table-cell>
          <table:table-cell table:formula="of:=&quot;'&quot;&amp;[.B9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1]&amp;&quot; AND u.EmailAddress=&quot;&amp;[.D91]&amp;&quot;UNION&quot;" office:value-type="string" office:string-value="SELECT sc.Id, st.Id FROM Schools sc, Students st INNER JOIN Persons p ON st.PersonId=p.Id inner join Users u ON u.Id=p.UserId WHERE sc.EduId='DE 01100' AND u.EmailAddress='hermenegild.rothenberg@gorlitzneiße.com'UNION" calcext:value-type="string">
            <text:p>SELECT sc.Id, st.Id FROM Schools sc, Students st INNER JOIN Persons p ON st.PersonId=p.Id inner join Users u ON u.Id=p.UserId WHERE sc.EduId='DE 01100' AND u.EmailAddress='hermenegild.rothenberg@gorlitzneiße.com'UNION</text:p>
          </table:table-cell>
        </table:table-row>
        <table:table-row table:style-name="ro1">
          <table:table-cell office:value-type="string" calcext:value-type="string">
            <text:p>mathis.esser@treuenvogtl.com</text:p>
          </table:table-cell>
          <table:table-cell table:formula="of:=IF([.C92]=1;&quot;DE 01200&quot;;&quot;DE 01100&quot;)" office:value-type="string" office:string-value="DE 01200" calcext:value-type="string">
            <text:p>DE 01200</text:p>
          </table:table-cell>
          <table:table-cell table:formula="of:=MOD(ROW([.A91]);2)" office:value-type="float" office:value="1" calcext:value-type="float">
            <text:p>1</text:p>
          </table:table-cell>
          <table:table-cell table:formula="of:=&quot;'&quot;&amp;[.A92]&amp;&quot;'&quot;" office:value-type="string" office:string-value="'mathis.esser@treuenvogtl.com'" calcext:value-type="string">
            <text:p>'mathis.esser@treuenvogtl.com'</text:p>
          </table:table-cell>
          <table:table-cell table:formula="of:=&quot;'&quot;&amp;[.B9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2]&amp;&quot; AND u.EmailAddress=&quot;&amp;[.D92]&amp;&quot;UNION&quot;" office:value-type="string" office:string-value="SELECT sc.Id, st.Id FROM Schools sc, Students st INNER JOIN Persons p ON st.PersonId=p.Id inner join Users u ON u.Id=p.UserId WHERE sc.EduId='DE 01200' AND u.EmailAddress='mathis.esser@treuenvogtl.com'UNION" calcext:value-type="string">
            <text:p>SELECT sc.Id, st.Id FROM Schools sc, Students st INNER JOIN Persons p ON st.PersonId=p.Id inner join Users u ON u.Id=p.UserId WHERE sc.EduId='DE 01200' AND u.EmailAddress='mathis.esser@treuenvogtl.com'UNION</text:p>
          </table:table-cell>
        </table:table-row>
        <table:table-row table:style-name="ro1">
          <table:table-cell office:value-type="string" calcext:value-type="string">
            <text:p>gisa.aue@chemnitzsachs.com</text:p>
          </table:table-cell>
          <table:table-cell table:formula="of:=IF([.C93]=1;&quot;DE 01200&quot;;&quot;DE 01100&quot;)" office:value-type="string" office:string-value="DE 01100" calcext:value-type="string">
            <text:p>DE 01100</text:p>
          </table:table-cell>
          <table:table-cell table:formula="of:=MOD(ROW([.A92]);2)" office:value-type="float" office:value="0" calcext:value-type="float">
            <text:p>0</text:p>
          </table:table-cell>
          <table:table-cell table:formula="of:=&quot;'&quot;&amp;[.A93]&amp;&quot;'&quot;" office:value-type="string" office:string-value="'gisa.aue@chemnitzsachs.com'" calcext:value-type="string">
            <text:p>'gisa.aue@chemnitzsachs.com'</text:p>
          </table:table-cell>
          <table:table-cell table:formula="of:=&quot;'&quot;&amp;[.B9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3]&amp;&quot; AND u.EmailAddress=&quot;&amp;[.D93]&amp;&quot;UNION&quot;" office:value-type="string" office:string-value="SELECT sc.Id, st.Id FROM Schools sc, Students st INNER JOIN Persons p ON st.PersonId=p.Id inner join Users u ON u.Id=p.UserId WHERE sc.EduId='DE 01100' AND u.EmailAddress='gisa.aue@chemnitzsachs.com'UNION" calcext:value-type="string">
            <text:p>SELECT sc.Id, st.Id FROM Schools sc, Students st INNER JOIN Persons p ON st.PersonId=p.Id inner join Users u ON u.Id=p.UserId WHERE sc.EduId='DE 01100' AND u.EmailAddress='gisa.aue@chemnitzsachs.com'UNION</text:p>
          </table:table-cell>
        </table:table-row>
        <table:table-row table:style-name="ro1">
          <table:table-cell office:value-type="string" calcext:value-type="string">
            <text:p>magda.lehmann@hermsdorferzgeb.com</text:p>
          </table:table-cell>
          <table:table-cell table:formula="of:=IF([.C94]=1;&quot;DE 01200&quot;;&quot;DE 01100&quot;)" office:value-type="string" office:string-value="DE 01200" calcext:value-type="string">
            <text:p>DE 01200</text:p>
          </table:table-cell>
          <table:table-cell table:formula="of:=MOD(ROW([.A93]);2)" office:value-type="float" office:value="1" calcext:value-type="float">
            <text:p>1</text:p>
          </table:table-cell>
          <table:table-cell table:formula="of:=&quot;'&quot;&amp;[.A94]&amp;&quot;'&quot;" office:value-type="string" office:string-value="'magda.lehmann@hermsdorferzgeb.com'" calcext:value-type="string">
            <text:p>'magda.lehmann@hermsdorferzgeb.com'</text:p>
          </table:table-cell>
          <table:table-cell table:formula="of:=&quot;'&quot;&amp;[.B9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4]&amp;&quot; AND u.EmailAddress=&quot;&amp;[.D94]&amp;&quot;UNION&quot;" office:value-type="string" office:string-value="SELECT sc.Id, st.Id FROM Schools sc, Students st INNER JOIN Persons p ON st.PersonId=p.Id inner join Users u ON u.Id=p.UserId WHERE sc.EduId='DE 01200' AND u.EmailAddress='magda.lehmann@hermsdorferzgeb.com'UNION" calcext:value-type="string">
            <text:p>SELECT sc.Id, st.Id FROM Schools sc, Students st INNER JOIN Persons p ON st.PersonId=p.Id inner join Users u ON u.Id=p.UserId WHERE sc.EduId='DE 01200' AND u.EmailAddress='magda.lehmann@hermsdorferzgeb.com'UNION</text:p>
          </table:table-cell>
        </table:table-row>
        <table:table-row table:style-name="ro1">
          <table:table-cell office:value-type="string" calcext:value-type="string">
            <text:p>isaak.voll@oschatz.com</text:p>
          </table:table-cell>
          <table:table-cell table:formula="of:=IF([.C95]=1;&quot;DE 01200&quot;;&quot;DE 01100&quot;)" office:value-type="string" office:string-value="DE 01100" calcext:value-type="string">
            <text:p>DE 01100</text:p>
          </table:table-cell>
          <table:table-cell table:formula="of:=MOD(ROW([.A94]);2)" office:value-type="float" office:value="0" calcext:value-type="float">
            <text:p>0</text:p>
          </table:table-cell>
          <table:table-cell table:formula="of:=&quot;'&quot;&amp;[.A95]&amp;&quot;'&quot;" office:value-type="string" office:string-value="'isaak.voll@oschatz.com'" calcext:value-type="string">
            <text:p>'isaak.voll@oschatz.com'</text:p>
          </table:table-cell>
          <table:table-cell table:formula="of:=&quot;'&quot;&amp;[.B9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5]&amp;&quot; AND u.EmailAddress=&quot;&amp;[.D95]&amp;&quot;UNION&quot;" office:value-type="string" office:string-value="SELECT sc.Id, st.Id FROM Schools sc, Students st INNER JOIN Persons p ON st.PersonId=p.Id inner join Users u ON u.Id=p.UserId WHERE sc.EduId='DE 01100' AND u.EmailAddress='isaak.voll@oschatz.com'UNION" calcext:value-type="string">
            <text:p>SELECT sc.Id, st.Id FROM Schools sc, Students st INNER JOIN Persons p ON st.PersonId=p.Id inner join Users u ON u.Id=p.UserId WHERE sc.EduId='DE 01100' AND u.EmailAddress='isaak.voll@oschatz.com'UNION</text:p>
          </table:table-cell>
        </table:table-row>
        <table:table-row table:style-name="ro1">
          <table:table-cell office:value-type="string" calcext:value-type="string">
            <text:p>brunhilde.hubert@olbernhau.com</text:p>
          </table:table-cell>
          <table:table-cell table:formula="of:=IF([.C96]=1;&quot;DE 01200&quot;;&quot;DE 01100&quot;)" office:value-type="string" office:string-value="DE 01200" calcext:value-type="string">
            <text:p>DE 01200</text:p>
          </table:table-cell>
          <table:table-cell table:formula="of:=MOD(ROW([.A95]);2)" office:value-type="float" office:value="1" calcext:value-type="float">
            <text:p>1</text:p>
          </table:table-cell>
          <table:table-cell table:formula="of:=&quot;'&quot;&amp;[.A96]&amp;&quot;'&quot;" office:value-type="string" office:string-value="'brunhilde.hubert@olbernhau.com'" calcext:value-type="string">
            <text:p>'brunhilde.hubert@olbernhau.com'</text:p>
          </table:table-cell>
          <table:table-cell table:formula="of:=&quot;'&quot;&amp;[.B9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6]&amp;&quot; AND u.EmailAddress=&quot;&amp;[.D96]&amp;&quot;UNION&quot;" office:value-type="string" office:string-value="SELECT sc.Id, st.Id FROM Schools sc, Students st INNER JOIN Persons p ON st.PersonId=p.Id inner join Users u ON u.Id=p.UserId WHERE sc.EduId='DE 01200' AND u.EmailAddress='brunhilde.hubert@olbernhau.com'UNION" calcext:value-type="string">
            <text:p>SELECT sc.Id, st.Id FROM Schools sc, Students st INNER JOIN Persons p ON st.PersonId=p.Id inner join Users u ON u.Id=p.UserId WHERE sc.EduId='DE 01200' AND u.EmailAddress='brunhilde.hubert@olbernhau.com'UNION</text:p>
          </table:table-cell>
        </table:table-row>
        <table:table-row table:style-name="ro1">
          <table:table-cell office:value-type="string" calcext:value-type="string">
            <text:p>liane.oberst@grimma.com</text:p>
          </table:table-cell>
          <table:table-cell table:formula="of:=IF([.C97]=1;&quot;DE 01200&quot;;&quot;DE 01100&quot;)" office:value-type="string" office:string-value="DE 01100" calcext:value-type="string">
            <text:p>DE 01100</text:p>
          </table:table-cell>
          <table:table-cell table:formula="of:=MOD(ROW([.A96]);2)" office:value-type="float" office:value="0" calcext:value-type="float">
            <text:p>0</text:p>
          </table:table-cell>
          <table:table-cell table:formula="of:=&quot;'&quot;&amp;[.A97]&amp;&quot;'&quot;" office:value-type="string" office:string-value="'liane.oberst@grimma.com'" calcext:value-type="string">
            <text:p>'liane.oberst@grimma.com'</text:p>
          </table:table-cell>
          <table:table-cell table:formula="of:=&quot;'&quot;&amp;[.B9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7]&amp;&quot; AND u.EmailAddress=&quot;&amp;[.D97]&amp;&quot;UNION&quot;" office:value-type="string" office:string-value="SELECT sc.Id, st.Id FROM Schools sc, Students st INNER JOIN Persons p ON st.PersonId=p.Id inner join Users u ON u.Id=p.UserId WHERE sc.EduId='DE 01100' AND u.EmailAddress='liane.oberst@grimma.com'UNION" calcext:value-type="string">
            <text:p>SELECT sc.Id, st.Id FROM Schools sc, Students st INNER JOIN Persons p ON st.PersonId=p.Id inner join Users u ON u.Id=p.UserId WHERE sc.EduId='DE 01100' AND u.EmailAddress='liane.oberst@grimma.com'UNION</text:p>
          </table:table-cell>
        </table:table-row>
        <table:table-row table:style-name="ro1">
          <table:table-cell office:value-type="string" calcext:value-type="string">
            <text:p>olaf.leitner@altenbergerzgeb.com</text:p>
          </table:table-cell>
          <table:table-cell table:formula="of:=IF([.C98]=1;&quot;DE 01200&quot;;&quot;DE 01100&quot;)" office:value-type="string" office:string-value="DE 01200" calcext:value-type="string">
            <text:p>DE 01200</text:p>
          </table:table-cell>
          <table:table-cell table:formula="of:=MOD(ROW([.A97]);2)" office:value-type="float" office:value="1" calcext:value-type="float">
            <text:p>1</text:p>
          </table:table-cell>
          <table:table-cell table:formula="of:=&quot;'&quot;&amp;[.A98]&amp;&quot;'&quot;" office:value-type="string" office:string-value="'olaf.leitner@altenbergerzgeb.com'" calcext:value-type="string">
            <text:p>'olaf.leitner@altenbergerzgeb.com'</text:p>
          </table:table-cell>
          <table:table-cell table:formula="of:=&quot;'&quot;&amp;[.B9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8]&amp;&quot; AND u.EmailAddress=&quot;&amp;[.D98]&amp;&quot;UNION&quot;" office:value-type="string" office:string-value="SELECT sc.Id, st.Id FROM Schools sc, Students st INNER JOIN Persons p ON st.PersonId=p.Id inner join Users u ON u.Id=p.UserId WHERE sc.EduId='DE 01200' AND u.EmailAddress='olaf.leitner@altenbergerzgeb.com'UNION" calcext:value-type="string">
            <text:p>SELECT sc.Id, st.Id FROM Schools sc, Students st INNER JOIN Persons p ON st.PersonId=p.Id inner join Users u ON u.Id=p.UserId WHERE sc.EduId='DE 01200' AND u.EmailAddress='olaf.leitner@altenbergerzgeb.com'UNION</text:p>
          </table:table-cell>
        </table:table-row>
        <table:table-row table:style-name="ro1">
          <table:table-cell office:value-type="string" calcext:value-type="string">
            <text:p>nora.blau@riesa.com</text:p>
          </table:table-cell>
          <table:table-cell table:formula="of:=IF([.C99]=1;&quot;DE 01200&quot;;&quot;DE 01100&quot;)" office:value-type="string" office:string-value="DE 01100" calcext:value-type="string">
            <text:p>DE 01100</text:p>
          </table:table-cell>
          <table:table-cell table:formula="of:=MOD(ROW([.A98]);2)" office:value-type="float" office:value="0" calcext:value-type="float">
            <text:p>0</text:p>
          </table:table-cell>
          <table:table-cell table:formula="of:=&quot;'&quot;&amp;[.A99]&amp;&quot;'&quot;" office:value-type="string" office:string-value="'nora.blau@riesa.com'" calcext:value-type="string">
            <text:p>'nora.blau@riesa.com'</text:p>
          </table:table-cell>
          <table:table-cell table:formula="of:=&quot;'&quot;&amp;[.B9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9]&amp;&quot; AND u.EmailAddress=&quot;&amp;[.D99]&amp;&quot;UNION&quot;" office:value-type="string" office:string-value="SELECT sc.Id, st.Id FROM Schools sc, Students st INNER JOIN Persons p ON st.PersonId=p.Id inner join Users u ON u.Id=p.UserId WHERE sc.EduId='DE 01100' AND u.EmailAddress='nora.blau@riesa.com'UNION" calcext:value-type="string">
            <text:p>SELECT sc.Id, st.Id FROM Schools sc, Students st INNER JOIN Persons p ON st.PersonId=p.Id inner join Users u ON u.Id=p.UserId WHERE sc.EduId='DE 01100' AND u.EmailAddress='nora.blau@riesa.com'UNION</text:p>
          </table:table-cell>
        </table:table-row>
        <table:table-row table:style-name="ro1">
          <table:table-cell office:value-type="string" calcext:value-type="string">
            <text:p>leni.geiszler@oelsnitzerzgeb.com</text:p>
          </table:table-cell>
          <table:table-cell table:formula="of:=IF([.C100]=1;&quot;DE 01200&quot;;&quot;DE 01100&quot;)" office:value-type="string" office:string-value="DE 01200" calcext:value-type="string">
            <text:p>DE 01200</text:p>
          </table:table-cell>
          <table:table-cell table:formula="of:=MOD(ROW([.A99]);2)" office:value-type="float" office:value="1" calcext:value-type="float">
            <text:p>1</text:p>
          </table:table-cell>
          <table:table-cell table:formula="of:=&quot;'&quot;&amp;[.A100]&amp;&quot;'&quot;" office:value-type="string" office:string-value="'leni.geiszler@oelsnitzerzgeb.com'" calcext:value-type="string">
            <text:p>'leni.geiszler@oelsnitzerzgeb.com'</text:p>
          </table:table-cell>
          <table:table-cell table:formula="of:=&quot;'&quot;&amp;[.B10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00]&amp;&quot; AND u.EmailAddress=&quot;&amp;[.D100]&amp;&quot;UNION&quot;" office:value-type="string" office:string-value="SELECT sc.Id, st.Id FROM Schools sc, Students st INNER JOIN Persons p ON st.PersonId=p.Id inner join Users u ON u.Id=p.UserId WHERE sc.EduId='DE 01200' AND u.EmailAddress='leni.geiszler@oelsnitzerzgeb.com'UNION" calcext:value-type="string">
            <text:p>SELECT sc.Id, st.Id FROM Schools sc, Students st INNER JOIN Persons p ON st.PersonId=p.Id inner join Users u ON u.Id=p.UserId WHERE sc.EduId='DE 01200' AND u.EmailAddress='leni.geiszler@oelsnitzerzgeb.com'UNION</text:p>
          </table:table-cell>
        </table:table-row>
        <table:table-row table:style-name="ro1">
          <table:table-cell office:value-type="string" calcext:value-type="string">
            <text:p>torsten.fleischer@plauenvogtl.com</text:p>
          </table:table-cell>
          <table:table-cell table:formula="of:=IF([.C101]=1;&quot;DE 01200&quot;;&quot;DE 01100&quot;)" office:value-type="string" office:string-value="DE 01100" calcext:value-type="string">
            <text:p>DE 01100</text:p>
          </table:table-cell>
          <table:table-cell table:formula="of:=MOD(ROW([.A100]);2)" office:value-type="float" office:value="0" calcext:value-type="float">
            <text:p>0</text:p>
          </table:table-cell>
          <table:table-cell table:formula="of:=&quot;'&quot;&amp;[.A101]&amp;&quot;'&quot;" office:value-type="string" office:string-value="'torsten.fleischer@plauenvogtl.com'" calcext:value-type="string">
            <text:p>'torsten.fleischer@plauenvogtl.com'</text:p>
          </table:table-cell>
          <table:table-cell table:formula="of:=&quot;'&quot;&amp;[.B10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01]&amp;&quot; AND u.EmailAddress=&quot;&amp;[.D101]&amp;&quot;UNION&quot;" office:value-type="string" office:string-value="SELECT sc.Id, st.Id FROM Schools sc, Students st INNER JOIN Persons p ON st.PersonId=p.Id inner join Users u ON u.Id=p.UserId WHERE sc.EduId='DE 01100' AND u.EmailAddress='torsten.fleischer@plauenvogtl.com'UNION" calcext:value-type="string">
            <text:p>SELECT sc.Id, st.Id FROM Schools sc, Students st INNER JOIN Persons p ON st.PersonId=p.Id inner join Users u ON u.Id=p.UserId WHERE sc.EduId='DE 01100' AND u.EmailAddress='torsten.fleischer@plauenvogtl.com'UNION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table:style-name="ce9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0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Erzsébet utca 44.</text:p>
          </table:table-cell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0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Petőfi utca 11.</text:p>
          </table:table-cell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2008-10-16" calcext:value-type="date">
            <text:p>2008-10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nánás</text:p>
          </table:table-cell>
          <table:table-cell office:value-type="string" calcext:value-type="string">
            <text:p>Dorogi út 12.</text:p>
          </table:table-cell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0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osztmodern út 1.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0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laha Lujza tér 12 2em/1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0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ősök tere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0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örös Tér 1.</text:p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0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Petőfi Sándor utca 5.</text:p>
          </table:table-cell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0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gry József u. 51. fsz/3</text:p>
          </table:table-cell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0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él utca 3 2em/4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0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arkas utca 3em/1</text:p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0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olyai János utca 34.</text:p>
          </table:table-cell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0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átyás Király út 11 4em/2</text:p>
          </table:table-cell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0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I. Rákóczi Ferenc u. 19 3em/11</text:p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omallom út 12 fsz/2</text:p>
          </table:table-cell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4 Podedvorská</text:p>
          </table:table-cell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0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94 Podedvorská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16 Šrobárova</text:p>
          </table:table-cell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54 Žerotínova 4p/23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0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42 Alte Poststraße 2FB/2</text:p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0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7 Eduard-Keil-Gasse</text:p>
          </table:table-cell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0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44 Brucknerstraße</text:p>
          </table:table-cell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0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smaringasse 10</text:p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0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eidnitzer Str. 13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0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Mierendorffstraße 11 3FB/2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0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Paul-Gruner-Straße 50 1FB/1</text:p>
          </table:table-cell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0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Goppelner Straße 15</text:p>
          </table:table-cell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2010-06-14" calcext:value-type="date">
            <text:p>2010-06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88.</text:p>
          </table:table-cell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10" office:value-type="date" office:date-value="2004-01-09" calcext:value-type="date">
            <text:p>2004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Rákóczi út 15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10" office:value-type="date" office:date-value="2009-05-02" calcext:value-type="date">
            <text:p>2009-05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36.</text:p>
          </table:table-cell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10" office:value-type="date" office:date-value="2004-04-03" calcext:value-type="date">
            <text:p>2004-04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ompa u. 56.</text:p>
          </table:table-cell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10" office:value-type="date" office:date-value="2010-12-24" calcext:value-type="date">
            <text:p>2010-1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mán Imre u. 44.</text:p>
          </table:table-cell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10" office:value-type="date" office:date-value="2004-10-14" calcext:value-type="date">
            <text:p>2004-10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Veres Pálné u. 61.</text:p>
          </table:table-cell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2013-12-27" calcext:value-type="date">
            <text:p>2013-12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yka Gábor u. 69.</text:p>
          </table:table-cell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10" office:value-type="date" office:date-value="2007-08-17" calcext:value-type="date">
            <text:p>2007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1.</text:p>
          </table:table-cell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10" office:value-type="date" office:date-value="2012-04-30" calcext:value-type="date">
            <text:p>2012-04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Bocskai utca 13.</text:p>
          </table:table-cell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10" office:value-type="date" office:date-value="2008-03-12" calcext:value-type="date">
            <text:p>2008-03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unyadi utca 1.</text:p>
          </table:table-cell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10" office:value-type="date" office:date-value="2013-01-15" calcext:value-type="date">
            <text:p>2013-01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vin út 10.</text:p>
          </table:table-cell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10" office:value-type="date" office:date-value="2011-12-20" calcext:value-type="date">
            <text:p>2011-1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uther utca 8.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10" office:value-type="date" office:date-value="2006-11-16" calcext:value-type="date">
            <text:p>2006-1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2em/3</text:p>
          </table:table-cell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10" office:value-type="date" office:date-value="2012-12-21" calcext:value-type="date">
            <text:p>2012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3em/12</text:p>
          </table:table-cell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11-04-15" calcext:value-type="date">
            <text:p>2011-04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4em/14</text:p>
          </table:table-cell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10" office:value-type="date" office:date-value="2009-10-20" calcext:value-type="date">
            <text:p>2009-10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1em/5</text:p>
          </table:table-cell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10" office:value-type="date" office:date-value="2012-12-28" calcext:value-type="date">
            <text:p>2012-12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mjanich utca 12.</text:p>
          </table:table-cell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10" office:value-type="date" office:date-value="2010-05-27" calcext:value-type="date">
            <text:p>2010-05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József Attila utca 8.</text:p>
          </table:table-cell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10" office:value-type="date" office:date-value="2007-11-18" calcext:value-type="date">
            <text:p>2007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Nagy Sándor utca 17.</text:p>
          </table:table-cell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2009-08-08" calcext:value-type="date">
            <text:p>2009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23.</text:p>
          </table:table-cell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10" office:value-type="date" office:date-value="2006-07-11" calcext:value-type="date">
            <text:p>2006-07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11.</text:p>
          </table:table-cell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10" office:value-type="date" office:date-value="2008-08-08" calcext:value-type="date">
            <text:p>2008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óricz Pál utca 12.</text:p>
          </table:table-cell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10" office:value-type="date" office:date-value="2013-02-21" calcext:value-type="date">
            <text:p>2013-0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10" office:value-type="date" office:date-value="2011-12-10" calcext:value-type="date">
            <text:p>2011-12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10" office:value-type="date" office:date-value="2010-10-13" calcext:value-type="date">
            <text:p>2010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20. </text:p>
          </table:table-cell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10" office:value-type="date" office:date-value="2011-08-20" calcext:value-type="date">
            <text:p>2011-08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31. </text:p>
          </table:table-cell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04-09-13" calcext:value-type="date">
            <text:p>2004-09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5. </text:p>
          </table:table-cell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5-11-09" calcext:value-type="date">
            <text:p>2005-1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inódi utca 32.</text:p>
          </table:table-cell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2010-07-09" calcext:value-type="date">
            <text:p>2010-07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Irányi utca 31.</text:p>
          </table:table-cell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10" office:value-type="date" office:date-value="2011-03-06" calcext:value-type="date">
            <text:p>2011-03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ttila utca 51.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10" office:value-type="date" office:date-value="2013-12-21" calcext:value-type="date">
            <text:p>2013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lma utca 2.</text:p>
          </table:table-cell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10" office:value-type="date" office:date-value="1997-02-17" calcext:value-type="date">
            <text:p>1997-0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iroska u. 29.</text:p>
          </table:table-cell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10" office:value-type="date" office:date-value="1999-02-18" calcext:value-type="date">
            <text:p>1999-02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Árpád fejedelem útja 83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10" office:value-type="date" office:date-value="1997-10-17" calcext:value-type="date">
            <text:p>1997-10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abai kapu 63.</text:p>
          </table:table-cell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10" office:value-type="date" office:date-value="1998-09-02" calcext:value-type="date">
            <text:p>1998-09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őfi utca 52. 3em/12.</text:p>
          </table:table-cell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10" office:value-type="date" office:date-value="1998-06-11" calcext:value-type="date">
            <text:p>1998-06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tétényi út 35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10" office:value-type="date" office:date-value="1995-09-11" calcext:value-type="date">
            <text:p>1995-09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ômegyer </text:p>
          </table:table-cell>
          <table:table-cell office:value-type="string" calcext:value-type="string">
            <text:p>Veres Pálné u. 96. </text:p>
          </table:table-cell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10" office:value-type="date" office:date-value="1996-11-18" calcext:value-type="date">
            <text:p>1996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 Baross tér 31. </text:p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10" office:value-type="date" office:date-value="2001-06-02" calcext:value-type="date">
            <text:p>2001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m rkp. 38. </text:p>
          </table:table-cell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10" office:value-type="date" office:date-value="1996-06-22" calcext:value-type="date">
            <text:p>1996-06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aszeg</text:p>
          </table:table-cell>
          <table:table-cell office:value-type="string" calcext:value-type="string">
            <text:p>Bécsi utca 79. </text:p>
          </table:table-cell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10" office:value-type="date" office:date-value="1999-11-22" calcext:value-type="date">
            <text:p>1999-11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élapátfalva </text:p>
          </table:table-cell>
          <table:table-cell office:value-type="string" calcext:value-type="string">
            <text:p>Erzsébet tér 15. </text:p>
          </table:table-cell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10" office:value-type="date" office:date-value="1997-06-12" calcext:value-type="date">
            <text:p>1997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ompa u. 64 </text:p>
          </table:table-cell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1998-04-29" calcext:value-type="date">
            <text:p>1998-04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13. </text:p>
          </table:table-cell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1998-06-02" calcext:value-type="date">
            <text:p>1998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gybátony </text:p>
          </table:table-cell>
          <table:table-cell office:value-type="string" calcext:value-type="string">
            <text:p>Apáczai Csere János u. 58. </text:p>
          </table:table-cell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10" office:value-type="date" office:date-value="1996-08-13" calcext:value-type="date">
            <text:p>1996-08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íp utca 53 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10" office:value-type="date" office:date-value="2002-09-10" calcext:value-type="date">
            <text:p>2002-09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23. </text:p>
          </table:table-cell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10" office:value-type="date" office:date-value="1997-03-01" calcext:value-type="date">
            <text:p>1997-03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Leonardo da Vinci utca 41</text:p>
          </table:table-cell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10" office:value-type="date" office:date-value="1996-06-02" calcext:value-type="date">
            <text:p>199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zsébet tér 1 fsz/1</text:p>
          </table:table-cell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10" office:value-type="date" office:date-value="2001-01-11" calcext:value-type="date">
            <text:p>2001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Kiss János altábornagy utca 12.</text:p>
          </table:table-cell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10" office:value-type="date" office:date-value="2001-02-25" calcext:value-type="date">
            <text:p>2001-02-2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Kiss Ernő utca 9.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10" office:value-type="date" office:date-value="1995-08-07" calcext:value-type="date">
            <text:p>1995-08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rence utca 73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10" office:value-type="date" office:date-value="1995-10-03" calcext:value-type="date">
            <text:p>1995-10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josmizse</text:p>
          </table:table-cell>
          <table:table-cell office:value-type="string" calcext:value-type="string">
            <text:p>Ceglédi utca 21.</text:p>
          </table:table-cell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10" office:value-type="date" office:date-value="1995-05-07" calcext:value-type="date">
            <text:p>1995-05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íkhegyi utca 32. 3em/10</text:p>
          </table:table-cell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10" office:value-type="date" office:date-value="1995-03-24" calcext:value-type="date">
            <text:p>1995-03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dőalja út 172.</text:p>
          </table:table-cell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10" office:value-type="date" office:date-value="2000-05-22" calcext:value-type="date">
            <text:p>2000-05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őkövesd</text:p>
          </table:table-cell>
          <table:table-cell office:value-type="string" calcext:value-type="string">
            <text:p>Kölcsey Ferenc utca 66.</text:p>
          </table:table-cell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10" office:value-type="date" office:date-value="1999-12-06" calcext:value-type="date">
            <text:p>1999-12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lisszentlászló</text:p>
          </table:table-cell>
          <table:table-cell office:value-type="string" calcext:value-type="string">
            <text:p>Tölgyfa utca 2.</text:p>
          </table:table-cell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10" office:value-type="date" office:date-value="1996-01-09" calcext:value-type="date">
            <text:p>1996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aszeg</text:p>
          </table:table-cell>
          <table:table-cell office:value-type="string" calcext:value-type="string">
            <text:p>Móricz Zsigmond utca 2.</text:p>
          </table:table-cell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10" office:value-type="date" office:date-value="1999-09-05" calcext:value-type="date">
            <text:p>1999-09-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rdaJózsef utca 36. 4em/20</text:p>
          </table:table-cell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10" office:value-type="date" office:date-value="1998-07-03" calcext:value-type="date">
            <text:p>1998-07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hököly út 12.</text:p>
          </table:table-cell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10" office:value-type="date" office:date-value="1997-10-30" calcext:value-type="date">
            <text:p>1997-10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Mihály utca 17.</text:p>
          </table:table-cell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2-05-28" calcext:value-type="date">
            <text:p>2002-05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1999-09-20" calcext:value-type="date">
            <text:p>1999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82">
      <number:text>'</number:text>
      <number:year number:style="long"/>
      <number:text>-</number:text>
      <number:month number:style="long"/>
      <number:text>-</number:text>
      <number:day number:style="long"/>
      <number:text>'</number:text>
    </number:date-style>
    <number:date-style style:name="N183">
      <number:text>'</number:text>
      <number:year number:style="long"/>
      <number:text>-</number:text>
      <number:month number:style="long"/>
      <number:text>-</number:text>
      <number:day number:style="long"/>
      <number:text>',</number:text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00.00.00</text:date>, <text:time style:data-style-name="N2" text:time-value="23:50:06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sons" style:display-name="PageStyle_Pers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ry" style:display-name="PageStyle_Que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ktor Forizs</meta:initial-creator>
    <meta:creation-date>2015-06-05T18:19:34</meta:creation-date>
    <dc:date>2021-02-01T00:12:54.504000000</dc:date>
    <meta:generator>LibreOffice/7.0.3.1$Windows_X86_64 LibreOffice_project/d7547858d014d4cf69878db179d326fc3483e082</meta:generator>
    <meta:editing-duration>PT15H34M38S</meta:editing-duration>
    <meta:editing-cycles>231</meta:editing-cycles>
    <meta:document-statistic meta:table-count="7" meta:cell-count="837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